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3728in"/>
    </style:style>
    <style:style style:name="co13" style:family="table-column">
      <style:table-column-properties fo:break-before="auto" style:column-width="0.9634in"/>
    </style:style>
    <style:style style:name="co14" style:family="table-column">
      <style:table-column-properties fo:break-before="auto" style:column-width="1.2173in"/>
    </style:style>
    <style:style style:name="co15" style:family="table-column">
      <style:table-column-properties fo:break-before="auto" style:column-width="0.4681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4673in" fo:break-before="auto" style:use-optimal-row-height="true"/>
    </style:style>
    <style:style style:name="ro6" style:family="table-row">
      <style:table-row-properties style:row-height="0.3173in" fo:break-before="auto" style:use-optimal-row-height="true"/>
    </style:style>
    <style:style style:name="ro7" style:family="table-row">
      <style:table-row-properties style:row-height="0.2484in" fo:break-before="auto" style:use-optimal-row-height="true"/>
    </style:style>
    <style:style style:name="ro8" style:family="table-row">
      <style:table-row-properties style:row-height="0.3846in" fo:break-before="auto" style:use-optimal-row-height="false"/>
    </style:style>
    <style:style style:name="ro9" style:family="table-row">
      <style:table-row-properties style:row-height="0.2626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border="0.0008in solid #000000" fo:padding="0.0417in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008in solid #000000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0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 fo:padding="0.0417in"/>
      <style:paragraph-properties fo:text-align="center" fo:margin-left="0in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</style:style>
    <style:style style:name="ce43" style:family="table-cell" style:parent-style-name="Default">
      <style:table-cell-properties fo:padding="0.028in"/>
    </style:style>
    <style:style style:name="ce44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5" style:family="table-cell" style:parent-style-name="Default">
      <style:table-cell-properties fo:border="0.0008in solid #000000"/>
    </style:style>
    <style:style style:name="ce46" style:family="table-cell" style:parent-style-name="Default">
      <style:table-cell-properties fo:background-color="transparent" fo:border="0.0008in solid #000000"/>
    </style:style>
    <style:style style:name="ce47" style:family="table-cell" style:parent-style-name="Default" style:data-style-name="N3">
      <style:table-cell-properties fo:background-color="#ff9900" style:text-align-source="fix" style:repeat-content="false" fo:border="0.0008in solid #000000" fo:padding="0.0417in"/>
      <style:paragraph-properties fo:text-align="center" fo:margin-left="0in"/>
      <style:text-properties style:use-window-font-color="true"/>
    </style:style>
    <style:style style:name="ce48" style:family="table-cell" style:parent-style-name="Default" style:data-style-name="N3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 style:data-style-name="N3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51" style:family="table-cell" style:parent-style-name="Default" style:data-style-name="N3">
      <style:table-cell-properties fo:padding="0.028in"/>
    </style:style>
    <style:style style:name="ce52" style:family="table-cell" style:parent-style-name="Default" style:data-style-name="N3"/>
    <style:style style:name="ce5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4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5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5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5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58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January.C2"/>
    </style:style>
    <style:style style:name="ce5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6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5" style:family="table-cell" style:parent-style-name="Default" style:data-style-name="N0">
      <style:table-cell-properties fo:background-color="transparent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66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67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6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9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73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January.C2"/>
    </style:style>
    <style:style style:name="ce7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81" style:family="table-cell" style:parent-style-name="Default" style:data-style-name="N3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8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8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88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January.C2"/>
    </style:style>
    <style:style style:name="ce8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1" style:family="table-cell" style:parent-style-name="Default" style:data-style-name="N0">
      <style:table-cell-properties fo:background-color="#ff9900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7" style:family="table-cell" style:parent-style-name="Default" style:data-style-name="N0">
      <style:table-cell-properties fo:background-color="transparent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8" style:family="table-cell" style:parent-style-name="Default">
      <style:table-cell-properties fo:background-color="transparent"/>
    </style:style>
    <style:style style:name="ce99" style:family="table-cell" style:parent-style-name="Default">
      <style:table-cell-properties fo:background-color="#ff9900" style:text-align-source="fix" style:repeat-content="false" fo:border="0.0008in solid #000000"/>
      <style:paragraph-properties fo:text-align="start" fo:margin-left="0in"/>
    </style:style>
    <style:style style:name="ce100" style:family="table-cell" style:parent-style-name="Default">
      <style:table-cell-properties fo:background-color="#ff9900" fo:border="0.0008in solid #000000"/>
    </style:style>
    <style:style style:name="ce101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02" style:family="table-cell" style:parent-style-name="Default" style:data-style-name="N3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0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4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08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09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January.C2"/>
    </style:style>
    <style:style style:name="ce11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transparent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6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19" style:family="table-cell" style:parent-style-name="Default" style:data-style-name="N3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2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1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2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26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January.C2"/>
    </style:style>
    <style:style style:name="ce12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4" style:family="table-cell" style:parent-style-name="Default" style:data-style-name="N0">
      <style:table-cell-properties fo:background-color="transparent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5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36" style:family="table-cell" style:parent-style-name="Default" style:data-style-name="N3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3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8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42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43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January.C2"/>
    </style:style>
    <style:style style:name="ce14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6" style:family="table-cell" style:parent-style-name="Default" style:data-style-name="N0">
      <style:table-cell-properties fo:background-color="transparent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1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52" style:family="table-cell" style:parent-style-name="Default" style:data-style-name="N3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5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4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58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59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January.C2"/>
    </style:style>
    <style:style style:name="ce16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2" style:family="table-cell" style:parent-style-name="Default" style:data-style-name="N0">
      <style:table-cell-properties fo:background-color="transparent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7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68" style:family="table-cell" style:parent-style-name="Default" style:data-style-name="N3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6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0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7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7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7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7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75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January.C2"/>
    </style:style>
    <style:style style:name="ce17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8" style:family="table-cell" style:parent-style-name="Default" style:data-style-name="N0">
      <style:table-cell-properties fo:background-color="transparent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3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84" style:family="table-cell" style:parent-style-name="Default" style:data-style-name="N3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8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6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8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8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8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90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91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January.C2"/>
    </style:style>
    <style:style style:name="ce19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94" style:family="table-cell" style:parent-style-name="Default" style:data-style-name="N0">
      <style:table-cell-properties fo:background-color="transparent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9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200" style:family="table-cell" style:parent-style-name="Default" style:data-style-name="N3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20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2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0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0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0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20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207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January.C2"/>
    </style:style>
    <style:style style:name="ce20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10" style:family="table-cell" style:parent-style-name="Default" style:data-style-name="N0">
      <style:table-cell-properties fo:background-color="transparent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1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5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216" style:family="table-cell" style:parent-style-name="Default" style:data-style-name="N3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21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8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1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2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2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222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223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January.C2"/>
    </style:style>
    <style:style style:name="ce22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26" style:family="table-cell" style:parent-style-name="Default" style:data-style-name="N0">
      <style:table-cell-properties fo:background-color="transparent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2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3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31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232" style:family="table-cell" style:parent-style-name="Default" style:data-style-name="N3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23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34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3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3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3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238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239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January.C2"/>
    </style:style>
    <style:style style:name="ce24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4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42" style:family="table-cell" style:parent-style-name="Default" style:data-style-name="N0">
      <style:table-cell-properties fo:background-color="transparent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4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4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4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4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1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06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69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Arial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Arial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'Lucida Sans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'Segoe UI'" style:font-pitch="variable" fo:font-size="5.09999990463257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Segoe UI'" style:font-pitch-asian="variable" style:font-size-asian="5.09999990463257pt" style:language-asian="zxx" style:country-asian="none" style:font-style-asian="normal" style:font-weight-asian="normal" style:font-family-complex="'Segoe UI'" style:font-pitch-complex="variable" style:font-size-complex="5.09999990463257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6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7" style:family="paragraph">
      <style:paragraph-properties style:text-autospace="none" style:line-break="normal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Arial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'Lucida Sans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fo:font-family="'Segoe UI'" style:font-pitch="variable" fo:font-size="11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Segoe UI'" style:font-pitch-asian="variable" style:font-size-asian="11pt" style:language-asian="zxx" style:country-asian="none" style:font-style-asian="normal" style:font-weight-asian="normal" style:font-family-complex="'Segoe UI'" style:font-pitch-complex="variable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6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&quot;Yes&quot;;&quot;No&quot;;&quot;N/A&quot;)" table:allow-empty-cell="true" table:display-list="unsorted" table:base-cell-address="'Cover Page'.I4"/>
        <table:content-validation table:name="val2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Lunch Allowances Management 2018</text:p>
          </table:table-cell>
          <table:table-cell table:style-name="ce2" table:number-columns-repeated="1021"/>
          <table:table-cell table:number-columns-repeated="2"/>
        </table:table-row>
        <table:table-row table:style-name="ro4">
          <table:table-cell table:style-name="ce4" office:value-type="string">
            <text:p>Created by:</text:p>
          </table:table-cell>
          <table:table-cell table:style-name="ce9" office:value-type="string">
            <text:p>Thuyen Tran-Thanh-Nha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1">
            <text:p>0.1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6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30" table:number-columns-repeated="1014"/>
          <table:table-cell table:style-name="ce31" table:number-columns-repeated="4"/>
        </table:table-row>
        <table:table-row table:style-name="ro7">
          <table:table-cell table:style-name="ce25" office:value-type="float" office:value="0.1">
            <text:p>0.1</text:p>
          </table:table-cell>
          <table:table-cell table:style-name="ce27" office:value-type="string">
            <text:p>Initiate and add content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12-31">
            <text:p>December 31, 2018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19">
          <table:table-cell table:style-name="ce26" table:number-columns-repeated="2"/>
          <table:table-cell table:style-name="ce28"/>
          <table:table-cell table:style-name="ce29"/>
          <table:table-cell table:style-name="ce12" table:number-columns-repeated="1014"/>
          <table:table-cell table:number-columns-repeated="4"/>
        </table:table-row>
        <table:table-row table:style-name="ro2" table:number-rows-repeated="15">
          <table:table-cell table:style-name="ce26"/>
          <table:table-cell table:style-name="ce27" table:number-columns-repeated="2"/>
          <table:table-cell table:style-name="ce29"/>
          <table:table-cell table:style-name="ce12" table:number-columns-repeated="1014"/>
          <table:table-cell table:number-columns-repeated="4"/>
        </table:table-row>
        <table:table-row table:style-name="ro2" table:number-rows-repeated="65476">
          <table:table-cell table:style-name="ce12" table:number-columns-repeated="1018"/>
          <table:table-cell table:number-columns-repeated="4"/>
        </table:table-row>
        <table:table-row table:style-name="ro2" table:number-rows-repeated="983061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January" table:style-name="ta3" table:print="false"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ce52"/>
        <table:table-column table:style-name="co7" table:default-cell-style-name="Default"/>
        <table:table-column table:style-name="co14" table:default-cell-style-name="Default"/>
        <table:table-column table:style-name="co15" table:number-columns-repeated="31" table:default-cell-style-name="Default"/>
        <table:table-row table:style-name="ro8">
          <table:table-cell table:style-name="ce12" table:number-columns-repeated="4"/>
          <table:table-cell/>
          <table:table-cell table:style-name="ce12"/>
          <table:table-cell table:number-columns-repeated="31"/>
        </table:table-row>
        <table:table-row table:style-name="ro2">
          <table:table-cell table:style-name="ce40" table:number-columns-repeated="2"/>
          <table:table-cell table:style-name="ce47" office:value-type="float" office:value="25000">
            <text:p>25,000</text:p>
          </table:table-cell>
          <table:table-cell table:style-name="ce47"/>
          <table:table-cell/>
          <table:table-cell table:style-name="ce40"/>
          <table:table-cell table:number-columns-repeated="31"/>
        </table:table-row>
        <table:table-row table:style-name="ro2">
          <table:table-cell table:style-name="ce41" table:number-columns-repeated="2"/>
          <table:table-cell table:style-name="ce48" table:number-columns-repeated="2"/>
          <table:table-cell table:style-name="ce53"/>
          <table:table-cell table:style-name="ce41"/>
          <table:table-cell table:style-name="ce53" table:number-columns-repeated="8"/>
          <table:table-cell table:style-name="ce61" office:value-type="string" table:number-columns-spanned="2" table:number-rows-spanned="1">
            <text:p>Month</text:p>
          </table:table-cell>
          <table:covered-table-cell table:style-name="ce62"/>
          <table:table-cell table:style-name="ce63" table:content-validation-name="val2" office:value-type="float" office:value="1" table:number-columns-spanned="2" table:number-rows-spanned="1">
            <text:p>1</text:p>
          </table:table-cell>
          <table:covered-table-cell table:style-name="ce62"/>
          <table:table-cell table:style-name="ce61" office:value-type="string" table:number-columns-spanned="2" table:number-rows-spanned="1">
            <text:p>Year</text:p>
          </table:table-cell>
          <table:covered-table-cell table:style-name="ce62"/>
          <table:table-cell table:style-name="ce61" office:value-type="float" office:value="2019" table:number-columns-spanned="2" table:number-rows-spanned="1">
            <text:p>2019</text:p>
          </table:table-cell>
          <table:covered-table-cell table:style-name="ce64"/>
          <table:table-cell table:style-name="ce53" table:number-columns-repeated="15"/>
        </table:table-row>
        <table:table-row table:style-name="ro2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1" office:value-type="string">
            <text:p>Total amount</text:p>
          </table:table-cell>
          <table:table-cell table:style-name="ce41" office:value-type="string">
            <text:p>Disbursement </text:p>
          </table:table-cell>
          <table:table-cell table:style-name="ce54" office:value-type="string" table:number-columns-spanned="1" table:number-rows-spanned="2">
            <text:p>Paid?</text:p>
          </table:table-cell>
          <table:table-cell table:style-name="ce41" office:value-type="string">
            <text:p>Total</text:p>
          </table:table-cell>
          <table:table-cell table:style-name="ce59" table:formula="of:=DATE([.$U$3];[.Q3];1)" office:value-type="date" office:date-value="2019-01-01">
            <text:p>01</text:p>
          </table:table-cell>
          <table:table-cell table:style-name="ce59" table:formula="of:=[.G4]+1" office:value-type="date" office:date-value="2019-01-02">
            <text:p>02</text:p>
          </table:table-cell>
          <table:table-cell table:style-name="ce59" table:formula="of:=[.H4]+1" office:value-type="date" office:date-value="2019-01-03">
            <text:p>03</text:p>
          </table:table-cell>
          <table:table-cell table:style-name="ce59" table:formula="of:=[.I4]+1" office:value-type="date" office:date-value="2019-01-04">
            <text:p>04</text:p>
          </table:table-cell>
          <table:table-cell table:style-name="ce59" table:formula="of:=[.J4]+1" office:value-type="date" office:date-value="2019-01-05">
            <text:p>05</text:p>
          </table:table-cell>
          <table:table-cell table:style-name="ce59" table:formula="of:=[.K4]+1" office:value-type="date" office:date-value="2019-01-06">
            <text:p>06</text:p>
          </table:table-cell>
          <table:table-cell table:style-name="ce59" table:formula="of:=[.L4]+1" office:value-type="date" office:date-value="2019-01-07">
            <text:p>07</text:p>
          </table:table-cell>
          <table:table-cell table:style-name="ce59" table:formula="of:=[.M4]+1" office:value-type="date" office:date-value="2019-01-08">
            <text:p>08</text:p>
          </table:table-cell>
          <table:table-cell table:style-name="ce59" table:formula="of:=[.N4]+1" office:value-type="date" office:date-value="2019-01-09">
            <text:p>09</text:p>
          </table:table-cell>
          <table:table-cell table:style-name="ce59" table:formula="of:=[.O4]+1" office:value-type="date" office:date-value="2019-01-10">
            <text:p>10</text:p>
          </table:table-cell>
          <table:table-cell table:style-name="ce59" table:formula="of:=[.P4]+1" office:value-type="date" office:date-value="2019-01-11">
            <text:p>11</text:p>
          </table:table-cell>
          <table:table-cell table:style-name="ce59" table:formula="of:=[.Q4]+1" office:value-type="date" office:date-value="2019-01-12">
            <text:p>12</text:p>
          </table:table-cell>
          <table:table-cell table:style-name="ce59" table:formula="of:=[.R4]+1" office:value-type="date" office:date-value="2019-01-13">
            <text:p>13</text:p>
          </table:table-cell>
          <table:table-cell table:style-name="ce59" table:formula="of:=[.S4]+1" office:value-type="date" office:date-value="2019-01-14">
            <text:p>14</text:p>
          </table:table-cell>
          <table:table-cell table:style-name="ce59" table:formula="of:=[.T4]+1" office:value-type="date" office:date-value="2019-01-15">
            <text:p>15</text:p>
          </table:table-cell>
          <table:table-cell table:style-name="ce59" table:formula="of:=[.U4]+1" office:value-type="date" office:date-value="2019-01-16">
            <text:p>16</text:p>
          </table:table-cell>
          <table:table-cell table:style-name="ce59" table:formula="of:=[.V4]+1" office:value-type="date" office:date-value="2019-01-17">
            <text:p>17</text:p>
          </table:table-cell>
          <table:table-cell table:style-name="ce59" table:formula="of:=[.W4]+1" office:value-type="date" office:date-value="2019-01-18">
            <text:p>18</text:p>
          </table:table-cell>
          <table:table-cell table:style-name="ce59" table:formula="of:=[.X4]+1" office:value-type="date" office:date-value="2019-01-19">
            <text:p>19</text:p>
          </table:table-cell>
          <table:table-cell table:style-name="ce59" table:formula="of:=[.Y4]+1" office:value-type="date" office:date-value="2019-01-20">
            <text:p>20</text:p>
          </table:table-cell>
          <table:table-cell table:style-name="ce59" table:formula="of:=[.Z4]+1" office:value-type="date" office:date-value="2019-01-21">
            <text:p>21</text:p>
          </table:table-cell>
          <table:table-cell table:style-name="ce59" table:formula="of:=[.AA4]+1" office:value-type="date" office:date-value="2019-01-22">
            <text:p>22</text:p>
          </table:table-cell>
          <table:table-cell table:style-name="ce59" table:formula="of:=[.AB4]+1" office:value-type="date" office:date-value="2019-01-23">
            <text:p>23</text:p>
          </table:table-cell>
          <table:table-cell table:style-name="ce59" table:formula="of:=[.AC4]+1" office:value-type="date" office:date-value="2019-01-24">
            <text:p>24</text:p>
          </table:table-cell>
          <table:table-cell table:style-name="ce59" table:formula="of:=[.AD4]+1" office:value-type="date" office:date-value="2019-01-25">
            <text:p>25</text:p>
          </table:table-cell>
          <table:table-cell table:style-name="ce59" table:formula="of:=[.AE4]+1" office:value-type="date" office:date-value="2019-01-26">
            <text:p>26</text:p>
          </table:table-cell>
          <table:table-cell table:style-name="ce59" table:formula="of:=[.AF4]+1" office:value-type="date" office:date-value="2019-01-27">
            <text:p>27</text:p>
          </table:table-cell>
          <table:table-cell table:style-name="ce59" table:formula="of:=[.AG4]+1" office:value-type="date" office:date-value="2019-01-28">
            <text:p>28</text:p>
          </table:table-cell>
          <table:table-cell table:style-name="ce59" table:formula="of:=[.AH4]+1" office:value-type="date" office:date-value="2019-01-29">
            <text:p>29</text:p>
          </table:table-cell>
          <table:table-cell table:style-name="ce59" table:formula="of:=[.AI4]+1" office:value-type="date" office:date-value="2019-01-30">
            <text:p>30</text:p>
          </table:table-cell>
          <table:table-cell table:style-name="ce59" table:formula="of:=[.AJ4]+1" office:value-type="date" office:date-value="2019-01-31">
            <text:p>31</text:p>
          </table:table-cell>
        </table:table-row>
        <table:table-row table:style-name="ro7">
          <table:table-cell table:style-name="ce41" table:number-columns-repeated="2"/>
          <table:table-cell table:style-name="ce49" table:formula="of:=SUM([.C6:.C77])" office:value-type="float" office:value="33275000">
            <text:p>33,275,000</text:p>
          </table:table-cell>
          <table:table-cell table:style-name="ce49" table:formula="of:=[.C5]-SUM([.D6:.D77])" office:value-type="float" office:value="0">
            <text:p>0</text:p>
          </table:table-cell>
          <table:covered-table-cell table:style-name="ce55"/>
          <table:table-cell table:style-name="ce41"/>
          <table:table-cell table:style-name="ce56" table:formula="of:=CHOOSE(WEEKDAY([.G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6" table:formula="of:=CHOOSE(WEEKDAY([.H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6" table:formula="of:=CHOOSE(WEEKDAY([.I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6" table:formula="of:=CHOOSE(WEEKDAY([.J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6" table:formula="of:=CHOOSE(WEEKDAY([.K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6" table:formula="of:=CHOOSE(WEEKDAY([.L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6" table:formula="of:=CHOOSE(WEEKDAY([.M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6" table:formula="of:=CHOOSE(WEEKDAY([.N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6" table:formula="of:=CHOOSE(WEEKDAY([.O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6" table:formula="of:=CHOOSE(WEEKDAY([.P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6" table:formula="of:=CHOOSE(WEEKDAY([.Q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6" table:formula="of:=CHOOSE(WEEKDAY([.R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6" table:formula="of:=CHOOSE(WEEKDAY([.S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6" table:formula="of:=CHOOSE(WEEKDAY([.T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6" table:formula="of:=CHOOSE(WEEKDAY([.U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6" table:formula="of:=CHOOSE(WEEKDAY([.V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6" table:formula="of:=CHOOSE(WEEKDAY([.W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6" table:formula="of:=CHOOSE(WEEKDAY([.X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6" table:formula="of:=CHOOSE(WEEKDAY([.Y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6" table:formula="of:=CHOOSE(WEEKDAY([.Z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6" table:formula="of:=CHOOSE(WEEKDAY([.AA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6" table:formula="of:=CHOOSE(WEEKDAY([.AB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6" table:formula="of:=CHOOSE(WEEKDAY([.AC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6" table:formula="of:=CHOOSE(WEEKDAY([.AD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6" table:formula="of:=CHOOSE(WEEKDAY([.AE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6" table:formula="of:=CHOOSE(WEEKDAY([.AF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6" table:formula="of:=CHOOSE(WEEKDAY([.AG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6" table:formula="of:=CHOOSE(WEEKDAY([.AH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6" table:formula="of:=CHOOSE(WEEKDAY([.AI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6" table:formula="of:=CHOOSE(WEEKDAY([.AJ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6" table:formula="of:=CHOOSE(WEEKDAY([.AK4]);&quot;Sun&quot;;&quot;Mon&quot;;&quot;Tue&quot;;&quot;Wed&quot;;&quot;Thur&quot;;&quot;Fri&quot;;&quot;Sat&quot;)" office:value-type="string" office:string-value="Thur">
            <text:p>Thur</text:p>
          </table:table-cell>
        </table:table-row>
        <table:table-row table:style-name="ro2">
          <table:table-cell table:style-name="ce41"/>
          <table:table-cell table:style-name="ce41" office:value-type="string">
            <text:p>1<text:span text:style-name="T6">st</text:span> row</text:p>
          </table:table-cell>
          <table:table-cell table:style-name="ce49" table:number-columns-repeated="2"/>
          <table:table-cell table:style-name="ce56"/>
          <table:table-cell table:style-name="ce41"/>
          <table:table-cell table:style-name="ce56" table:number-columns-repeated="31"/>
        </table:table-row>
        <table:table-row table:style-name="ro7">
          <table:table-cell table:style-name="ce4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50" table:formula="of:=[.F7]*[.$C$2]" office:value-type="float" office:value="425000">
            <text:p>425,000</text:p>
          </table:table-cell>
          <table:table-cell table:style-name="ce50" table:formula="of:=[.C7]-IF([.E7]=&quot;Yes&quot;;0;[.C7])" office:value-type="float" office:value="425000">
            <text:p>425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7:.AK7]; &quot;0&quot;)" office:value-type="float" office:value="17">
            <text:p>17</text:p>
          </table:table-cell>
          <table:table-cell table:style-name="ce60"/>
          <table:table-cell table:style-name="ce60" office:value-type="float" office:value="0.5">
            <office:annotation draw:style-name="gr1" draw:text-style-name="P1" svg:width="1.1413in" svg:height="0.3902in" svg:x="7.0272in" svg:y="1.0268in" draw:caption-point-x="-0.2402in" draw:caption-point-y="0.5409in">
              <dc:date>2019-01-02T00:00:00</dc:date>
              <text:p text:style-name="P1"><text:span text:style-name="T1">Thi cuối kỳ, off sáng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2" draw:text-style-name="P1" svg:width="1.1413in" svg:height="0.7012in" svg:x="7.9598in" svg:y="1.0268in" draw:caption-point-x="-0.2402in" draw:caption-point-y="0.5409in">
              <dc:date>2019-01-04T00:00:00</dc:date>
              <text:p text:style-name="P1"><text:span text:style-name="T1">Ngủ dậy muộn, 8h40 đến cty</text:span></text:p>
              <text:p text:style-name="P1"><text:span text:style-name="T1">Thi cuối kỳ, off chiều</text:span></text:p>
            </office:annotation>
            <text:p>0.5</text:p>
          </table:table-cell>
          <table:table-cell table:style-name="ce60" table:number-columns-repeated="2"/>
          <table:table-cell table:style-name="ce60" office:value-type="float" office:value="0">
            <office:annotation draw:style-name="gr1" draw:text-style-name="P1" svg:width="1.1413in" svg:height="0.3902in" svg:x="9.3587in" svg:y="1.0268in" draw:caption-point-x="-0.2402in" draw:caption-point-y="0.5409in">
              <dc:date>2019-01-07T00:00:00</dc:date>
              <text:p text:style-name="P1"><text:span text:style-name="T1">Ngủ quên, xđt, 9h đến cty</text:span></text:p>
            </office:annotation>
            <text:p>0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3" draw:text-style-name="P1" svg:width="1.1413in" svg:height="0.5457in" svg:x="11.224in" svg:y="1.0268in" draw:caption-point-x="-0.2402in" draw:caption-point-y="0.5409in">
              <dc:date>2019-01-11T00:00:00</dc:date>
              <text:p text:style-name="P1"><text:span text:style-name="T1">Bận việc cá nhân, xđt, 9h10 đến cty</text:span></text:p>
            </office:annotation>
            <text:p>0</text:p>
          </table:table-cell>
          <table:table-cell table:style-name="ce60" table:number-columns-repeated="2"/>
          <table:table-cell table:style-name="ce60" office:value-type="float" office:value="0.5">
            <office:annotation draw:style-name="gr1" draw:text-style-name="P1" svg:width="1.1413in" svg:height="0.3902in" svg:x="12.6228in" svg:y="1.0268in" draw:caption-point-x="-0.2402in" draw:caption-point-y="0.5409in">
              <dc:date>2019-01-14T00:00:00</dc:date>
              <text:p text:style-name="P1"><text:span text:style-name="T1">Thi học kỳ, off chiều</text:span></text:p>
            </office:annotation>
            <text:p>0.5</text:p>
          </table:table-cell>
          <table:table-cell table:style-name="ce60" office:value-type="float" office:value="0">
            <office:annotation draw:style-name="gr1" draw:text-style-name="P1" svg:width="1.1413in" svg:height="0.3902in" svg:x="13.0894in" svg:y="1.0268in" draw:caption-point-x="-0.2402in" draw:caption-point-y="0.5409in">
              <dc:date>2019-01-15T00:00:00</dc:date>
              <text:p text:style-name="P1"><text:span text:style-name="T1">Ngủ quên, 8h50 đến cty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3" draw:text-style-name="P1" svg:width="1.1413in" svg:height="0.5457in" svg:x="14.0217in" svg:y="1.0268in" draw:caption-point-x="-0.2402in" draw:caption-point-y="0.5409in">
              <dc:date>2019-01-17T00:00:00</dc:date>
              <text:p text:style-name="P1"><text:span text:style-name="T1">Bận việc cá nhân, xđt, 0h03 đến cty</text:span></text:p>
            </office:annotation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4.4882in" svg:y="1.0268in" draw:caption-point-x="-0.2402in" draw:caption-point-y="0.5409in">
              <dc:date>2019-01-18T00:00:00</dc:date>
              <text:p text:style-name="P1"><text:span text:style-name="T1">Ngủ quên, 8h49 đến cty</text:span></text:p>
            </office:annotation>
            <text:p>0</text:p>
          </table:table-cell>
          <table:table-cell table:style-name="ce60" table:number-columns-repeated="2"/>
          <table:table-cell table:style-name="ce60" office:value-type="float" office:value="0">
            <office:annotation draw:style-name="gr1" draw:text-style-name="P1" svg:width="1.1413in" svg:height="0.3902in" svg:x="15.887in" svg:y="1.0268in" draw:caption-point-x="-0.2402in" draw:caption-point-y="0.5409in">
              <dc:date>2019-01-21T00:00:00</dc:date>
              <text:p text:style-name="P1"><text:span text:style-name="T1">Ngủ quên, 8h57 đến cty</text:span></text:p>
            </office:annotation>
            <text:p>0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office:annotation draw:style-name="gr3" draw:text-style-name="P1" svg:width="1.1413in" svg:height="0.5457in" svg:x="17.2858in" svg:y="1.0268in" draw:caption-point-x="-0.2402in" draw:caption-point-y="0.5409in">
              <dc:date>2019-01-24T00:00:00</dc:date>
              <text:p text:style-name="P1"><text:span text:style-name="T1">Ngủ quên, 10h07 đến cty → tình off sáng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20.65in" svg:y="1.9146in" draw:caption-point-x="-0.8063in" draw:caption-point-y="-0.3469in">
              <dc:creator>TL</dc:creator>
              <dc:date>2019-01-30T00:00:00</dc:date>
              <text:p text:style-name="P1"><text:span text:style-name="T1">Xin về <text:s/>sớm 4h chuẩn bị về quê</text:span></text:p>
            </office:annotation>
            <text:p>0</text:p>
          </table:table-cell>
          <table:table-cell table:style-name="ce60" office:value-type="float" office:value="1">
            <office:annotation draw:style-name="gr4" draw:text-style-name="P1" svg:width="1.1413in" svg:height="0.2634in" svg:x="20.55in" svg:y="1.0268in" draw:caption-point-x="-0.2402in" draw:caption-point-y="0.5409in">
              <dc:date>2019-01-29T00:00:00</dc:date>
              <text:p text:style-name="P1"><text:span text:style-name="T1">Về quê ăn tết</text:span></text:p>
            </office:annotation>
            <text:p>1</text:p>
          </table:table-cell>
        </table:table-row>
        <table:table-row table:style-name="ro7">
          <table:table-cell table:style-name="ce4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50" table:formula="of:=[.F8]*[.$C$2]" office:value-type="float" office:value="550000">
            <text:p>550,000</text:p>
          </table:table-cell>
          <table:table-cell table:style-name="ce50" table:formula="of:=[.C8]-IF([.E8]=&quot;Yes&quot;;0;[.C8])" office:value-type="float" office:value="550000">
            <text:p>550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8:.AK8]; &quot;0&quot;)" office:value-type="float" office:value="22">
            <text:p>22</text:p>
          </table:table-cell>
          <table:table-cell table:style-name="ce60"/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</table:table-row>
        <table:table-row table:style-name="ro7">
          <table:table-cell table:style-name="ce4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50" table:formula="of:=[.F9]*[.$C$2]" office:value-type="float" office:value="475000">
            <text:p>475,000</text:p>
          </table:table-cell>
          <table:table-cell table:style-name="ce50" table:formula="of:=[.C9]-IF([.E9]=&quot;Yes&quot;;0;[.C9])" office:value-type="float" office:value="475000">
            <text:p>475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9:.AK9]; &quot;0&quot;)" office:value-type="float" office:value="19">
            <text:p>19</text:p>
          </table:table-cell>
          <table:table-cell table:style-name="ce60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7.9598in" svg:y="1.4717in" draw:caption-point-x="-0.2402in" draw:caption-point-y="0.5913in">
              <dc:date>2019-01-04T00:00:00</dc:date>
              <text:p text:style-name="P1"><text:span text:style-name="T1">Ngủ quên, 8h40 đến cty</text:span></text:p>
            </office:annotation>
            <text:p>0</text:p>
          </table:table-cell>
          <table:table-cell table:style-name="ce60" table:number-columns-repeated="2"/>
          <table:table-cell table:style-name="ce60" office:value-type="float" office:value="0">
            <office:annotation draw:style-name="gr1" draw:text-style-name="P1" svg:width="1.1413in" svg:height="0.3902in" svg:x="9.3587in" svg:y="1.472in" draw:caption-point-x="-0.2402in" draw:caption-point-y="0.5909in">
              <dc:date>2019-01-07T00:00:00</dc:date>
              <text:p text:style-name="P1"><text:span text:style-name="T1">Dậy muộn, 8h38 đến cty</text:span></text:p>
            </office:annotation>
            <text:p>0</text:p>
          </table:table-cell>
          <table:table-cell table:style-name="ce60" office:value-type="float" office:value="1">
            <office:annotation draw:style-name="gr1" draw:text-style-name="P1" svg:width="1.1413in" svg:height="0.3902in" svg:x="9.8252in" svg:y="1.4724in" draw:caption-point-x="-0.2402in" draw:caption-point-y="0.5906in">
              <dc:date>2019-01-08T00:00:00</dc:date>
              <text:p text:style-name="P1"><text:span text:style-name="T1">Không khỏe</text:span></text:p>
            </office:annotation>
            <text:p>1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1">
            <office:annotation draw:style-name="gr1" draw:text-style-name="P1" svg:width="1.1413in" svg:height="0.3902in" svg:x="16.3535in" svg:y="1.4622in" draw:caption-point-x="-0.2402in" draw:caption-point-y="0.6008in">
              <dc:date>2019-01-22T00:00:00</dc:date>
              <text:p text:style-name="P1"><text:span text:style-name="T1">Bận việc ở quê, </text:span></text:p>
            </office:annotation>
            <text:p>1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.5">
            <office:annotation draw:style-name="gr3" draw:text-style-name="P1" svg:width="1.1413in" svg:height="0.5457in" svg:x="19.1512in" svg:y="1.4622in" draw:caption-point-x="-0.2402in" draw:caption-point-y="0.6008in">
              <dc:date>2019-01-28T00:00:00</dc:date>
              <text:p text:style-name="P1"><text:span text:style-name="T1">Đau đầu, xđt, 10h51 đến cty → tính off sáng</text:span></text:p>
            </office:annotation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">
            <office:annotation draw:style-name="gr3" draw:text-style-name="P1" svg:width="1.1413in" svg:height="0.5457in" svg:x="20.55in" svg:y="1.463in" draw:caption-point-x="-0.2402in" draw:caption-point-y="0.6in">
              <dc:creator>TL</dc:creator>
              <dc:date>2019-01-31T00:00:00</dc:date>
              <text:p text:style-name="P1"><text:span text:style-name="T1">Xin ra ngoài có việc, 10h15 - 11h09</text:span></text:p>
            </office:annotation>
            <text:p>0</text:p>
          </table:table-cell>
        </table:table-row>
        <table:table-row table:style-name="ro7">
          <table:table-cell table:style-name="ce4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50" table:formula="of:=[.F10]*[.$C$2]" office:value-type="float" office:value="350000">
            <text:p>350,000</text:p>
          </table:table-cell>
          <table:table-cell table:style-name="ce50" table:formula="of:=[.C10]-IF([.E10]=&quot;Yes&quot;;0;[.C10])" office:value-type="float" office:value="350000">
            <text:p>350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10:.AK10]; &quot;0&quot;)" office:value-type="float" office:value="14">
            <text:p>14</text:p>
          </table:table-cell>
          <table:table-cell table:style-name="ce60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1">
            <office:annotation draw:style-name="gr1" draw:text-style-name="P1" svg:width="1.1413in" svg:height="0.3902in" svg:x="7.9598in" svg:y="1.7197in" draw:caption-point-x="-0.2402in" draw:caption-point-y="0.5909in">
              <dc:date>2019-01-04T00:00:00</dc:date>
              <text:p text:style-name="P1"><text:span text:style-name="T1">Bận việc cá nhân</text:span></text:p>
            </office:annotation>
            <text:p>1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office:annotation draw:style-name="gr1" draw:text-style-name="P1" svg:width="1.1413in" svg:height="0.3902in" svg:x="10.2913in" svg:y="1.7209in" draw:caption-point-x="-0.2402in" draw:caption-point-y="0.5898in">
              <dc:date>2019-01-09T00:00:00</dc:date>
              <text:p text:style-name="P1"><text:span text:style-name="T1">Đau đầu, off chiều</text:span></text:p>
            </office:annotation>
            <text:p>0.5</text:p>
          </table:table-cell>
          <table:table-cell table:style-name="ce60" office:value-type="float" office:value="0.5">
            <office:annotation draw:style-name="gr4" draw:text-style-name="P1" svg:width="1.1413in" svg:height="0.2634in" svg:x="10.7579in" svg:y="1.7213in" draw:caption-point-x="-0.2402in" draw:caption-point-y="0.5894in">
              <dc:date>2019-01-10T00:00:00</dc:date>
              <text:p text:style-name="P1"><text:span text:style-name="T1">Mệt, off sáng</text:span></text:p>
            </office:annotation>
            <text:p>0.5</text:p>
          </table:table-cell>
          <table:table-cell table:style-name="ce60" office:value-type="float" office:value="1">
            <office:annotation draw:style-name="gr4" draw:text-style-name="P1" svg:width="1.1413in" svg:height="0.2634in" svg:x="11.224in" svg:y="1.7217in" draw:caption-point-x="-0.2402in" draw:caption-point-y="0.589in">
              <dc:date>2019-01-11T00:00:00</dc:date>
              <text:p text:style-name="P1"><text:span text:style-name="T1">Bị sốt</text:span></text:p>
            </office:annotation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7.7524in" svg:y="1.711in" draw:caption-point-x="-0.2402in" draw:caption-point-y="0.5996in">
              <dc:date>2019-01-25T00:00:00</dc:date>
              <text:p text:style-name="P1"><text:span text:style-name="T1">Bận việc, 9h03 đến cty</text:span></text:p>
            </office:annotation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1" draw:text-style-name="P1" svg:width="1.1413in" svg:height="0.3902in" svg:x="19.1512in" svg:y="1.7102in" draw:caption-point-x="-0.2402in" draw:caption-point-y="0.6004in">
              <dc:date>2019-01-29T00:00:00</dc:date>
              <text:p text:style-name="P1"><text:span text:style-name="T1">Nghỉ tết + đám cưới anh trai</text:span></text:p>
            </office:annotation>
            <text:p>1</text:p>
          </table:table-cell>
          <table:table-cell table:style-name="ce60" office:value-type="float" office:value="1">
            <office:annotation draw:style-name="gr1" draw:text-style-name="P1" svg:width="1.1413in" svg:height="0.3902in" svg:x="19.6173in" svg:y="1.7102in" draw:caption-point-x="-0.2402in" draw:caption-point-y="0.6004in">
              <dc:date>2019-01-29T00:00:00</dc:date>
              <text:p text:style-name="P1"><text:span text:style-name="T1">Nghỉ tết + đám cưới anh trai</text:span></text:p>
            </office:annotation>
            <text:p>1</text:p>
          </table:table-cell>
          <table:table-cell table:style-name="ce60" office:value-type="float" office:value="1">
            <office:annotation draw:style-name="gr1" draw:text-style-name="P1" svg:width="1.1413in" svg:height="0.3902in" svg:x="20.0839in" svg:y="1.7102in" draw:caption-point-x="-0.2402in" draw:caption-point-y="0.6004in">
              <dc:date>2019-01-29T00:00:00</dc:date>
              <text:p text:style-name="P1"><text:span text:style-name="T1">Nghỉ tết + đám cưới anh trai</text:span></text:p>
            </office:annotation>
            <text:p>1</text:p>
          </table:table-cell>
          <table:table-cell table:style-name="ce60" office:value-type="float" office:value="1">
            <office:annotation draw:style-name="gr1" draw:text-style-name="P1" svg:width="1.1413in" svg:height="0.3902in" svg:x="20.55in" svg:y="1.7102in" draw:caption-point-x="-0.2402in" draw:caption-point-y="0.6004in">
              <dc:date>2019-01-29T00:00:00</dc:date>
              <text:p text:style-name="P1"><text:span text:style-name="T1">Nghỉ tết + đám cưới anh trai</text:span></text:p>
            </office:annotation>
            <text:p>1</text:p>
          </table:table-cell>
        </table:table-row>
        <table:table-row table:style-name="ro7">
          <table:table-cell table:style-name="ce4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50" table:formula="of:=[.F11]*[.$C$2]" office:value-type="float" office:value="525000">
            <text:p>525,000</text:p>
          </table:table-cell>
          <table:table-cell table:style-name="ce50" table:formula="of:=[.C11]-IF([.E11]=&quot;Yes&quot;;0;[.C11])" office:value-type="float" office:value="525000">
            <text:p>525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11:.AK11]; &quot;0&quot;)" office:value-type="float" office:value="21">
            <text:p>21</text:p>
          </table:table-cell>
          <table:table-cell table:style-name="ce60"/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1">
            <office:annotation draw:style-name="gr4" draw:text-style-name="P1" svg:width="1.1413in" svg:height="0.2634in" svg:x="20.55in" svg:y="1.9579in" draw:caption-point-x="-0.2402in" draw:caption-point-y="0.6004in">
              <dc:date>2019-01-29T00:00:00</dc:date>
              <text:p text:style-name="P1"><text:span text:style-name="T1">Về quê ăn tết</text:span></text:p>
            </office:annotation>
            <text:p>1</text:p>
          </table:table-cell>
        </table:table-row>
        <table:table-row table:style-name="ro7">
          <table:table-cell table:style-name="ce42" office:value-type="float" office:value="6">
            <text:p>6</text:p>
          </table:table-cell>
          <table:table-cell table:style-name="ce44" office:value-type="string">
            <text:p>CuongNM</text:p>
          </table:table-cell>
          <table:table-cell table:style-name="ce50" table:formula="of:=[.F12]*[.$C$2]" office:value-type="float" office:value="525000">
            <text:p>525,000</text:p>
          </table:table-cell>
          <table:table-cell table:style-name="ce50" table:formula="of:=[.C12]-IF([.E12]=&quot;Yes&quot;;0;[.C12])" office:value-type="float" office:value="525000">
            <text:p>525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12:.AK12]; &quot;0&quot;)" office:value-type="float" office:value="21">
            <text:p>21</text:p>
          </table:table-cell>
          <table:table-cell table:style-name="ce60"/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0.2913in" svg:y="2.2165in" draw:caption-point-x="-0.2402in" draw:caption-point-y="0.5898in">
              <dc:date>2019-01-09T00:00:00</dc:date>
              <text:p text:style-name="P1"><text:span text:style-name="T1">Ngủ quên, xđt, 9h18 đến cty</text:span></text:p>
            </office:annotation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0.7579in" svg:y="2.2169in" draw:caption-point-x="-0.2402in" draw:caption-point-y="0.5894in">
              <dc:date>2019-01-10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3.0894in" svg:y="2.2181in" draw:caption-point-x="-0.2402in" draw:caption-point-y="0.5882in">
              <dc:date>2019-01-15T00:00:00</dc:date>
              <text:p text:style-name="P1"><text:span text:style-name="T1">Hư xe, xđt, 9h12 đến cty</text:span></text:p>
            </office:annotation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3.5555in" svg:y="2.2039in" draw:caption-point-x="-0.2402in" draw:caption-point-y="0.6024in">
              <dc:date>2019-01-16T00:00:00</dc:date>
              <text:p text:style-name="P1"><text:span text:style-name="T1">Dậy muộn, 8h39 đến cty</text:span></text:p>
            </office:annotation>
            <text:p>0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7.2858in" svg:y="2.2063in" draw:caption-point-x="-0.2402in" draw:caption-point-y="0.6in">
              <dc:date>2019-01-24T00:00:00</dc:date>
              <text:p text:style-name="P1"><text:span text:style-name="T1">Ghé ngân hàng, xđt, 9h25 đến cty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/>
        </table:table-row>
        <table:table-row table:style-name="ro7">
          <table:table-cell table:style-name="ce42" office:value-type="float" office:value="7">
            <text:p>7</text:p>
          </table:table-cell>
          <table:table-cell table:style-name="ce44" office:value-type="string">
            <text:p>DaiPD</text:p>
          </table:table-cell>
          <table:table-cell table:style-name="ce50" table:formula="of:=[.F13]*[.$C$2]" office:value-type="float" office:value="450000">
            <text:p>450,000</text:p>
          </table:table-cell>
          <table:table-cell table:style-name="ce50" table:formula="of:=[.C13]-IF([.E13]=&quot;Yes&quot;;0;[.C13])" office:value-type="float" office:value="450000">
            <text:p>450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13:.AK13]; &quot;0&quot;)" office:value-type="float" office:value="18">
            <text:p>18</text:p>
          </table:table-cell>
          <table:table-cell table:style-name="ce60"/>
          <table:table-cell table:style-name="ce60" office:value-type="float" office:value="0">
            <office:annotation draw:style-name="gr1" draw:text-style-name="P1" svg:width="1.1413in" svg:height="0.3902in" svg:x="7.0272in" svg:y="2.4614in" draw:caption-point-x="-0.2402in" draw:caption-point-y="0.5925in">
              <dc:date>2019-01-02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4" draw:text-style-name="P1" svg:width="1.1413in" svg:height="0.2634in" svg:x="19.1512in" svg:y="2.4535in" draw:caption-point-x="-0.2402in" draw:caption-point-y="0.6004in">
              <dc:date>2019-01-29T00:00:00</dc:date>
              <text:p text:style-name="P1"><text:span text:style-name="T1">Về quê ăn tết</text:span></text:p>
            </office:annotation>
            <text:p>1</text:p>
          </table:table-cell>
          <table:table-cell table:style-name="ce60" office:value-type="float" office:value="1">
            <office:annotation draw:style-name="gr4" draw:text-style-name="P1" svg:width="1.1413in" svg:height="0.2634in" svg:x="19.6173in" svg:y="2.4535in" draw:caption-point-x="-0.2402in" draw:caption-point-y="0.6004in">
              <dc:date>2019-01-29T00:00:00</dc:date>
              <text:p text:style-name="P1"><text:span text:style-name="T1">Về quê ăn tết</text:span></text:p>
            </office:annotation>
            <text:p>1</text:p>
          </table:table-cell>
          <table:table-cell table:style-name="ce60" office:value-type="float" office:value="1">
            <office:annotation draw:style-name="gr4" draw:text-style-name="P1" svg:width="1.1413in" svg:height="0.2634in" svg:x="20.0839in" svg:y="2.4535in" draw:caption-point-x="-0.2402in" draw:caption-point-y="0.6004in">
              <dc:date>2019-01-29T00:00:00</dc:date>
              <text:p text:style-name="P1"><text:span text:style-name="T1">Về quê ăn tết</text:span></text:p>
            </office:annotation>
            <text:p>1</text:p>
          </table:table-cell>
          <table:table-cell table:style-name="ce60" office:value-type="float" office:value="1">
            <office:annotation draw:style-name="gr4" draw:text-style-name="P1" svg:width="1.1413in" svg:height="0.2634in" svg:x="20.55in" svg:y="2.4535in" draw:caption-point-x="-0.2402in" draw:caption-point-y="0.6004in">
              <dc:date>2019-01-29T00:00:00</dc:date>
              <text:p text:style-name="P1"><text:span text:style-name="T1">Về quê ăn tết</text:span></text:p>
            </office:annotation>
            <text:p>1</text:p>
          </table:table-cell>
        </table:table-row>
        <table:table-row table:style-name="ro7">
          <table:table-cell table:style-name="ce42" office:value-type="float" office:value="8">
            <text:p>8</text:p>
          </table:table-cell>
          <table:table-cell table:style-name="ce44" office:value-type="string">
            <text:p>DauDQ</text:p>
          </table:table-cell>
          <table:table-cell table:style-name="ce50" table:formula="of:=[.F14]*[.$C$2]" office:value-type="float" office:value="450000">
            <text:p>450,000</text:p>
          </table:table-cell>
          <table:table-cell table:style-name="ce50" table:formula="of:=[.C14]-IF([.E14]=&quot;Yes&quot;;0;[.C14])" office:value-type="float" office:value="450000">
            <text:p>450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14:.AK14]; &quot;0&quot;)" office:value-type="float" office:value="18">
            <text:p>18</text:p>
          </table:table-cell>
          <table:table-cell table:style-name="ce60"/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4" draw:text-style-name="P1" svg:width="1.1413in" svg:height="0.2634in" svg:x="19.1512in" svg:y="2.7012in" draw:caption-point-x="-0.2402in" draw:caption-point-y="0.6004in">
              <dc:date>2019-01-29T00:00:00</dc:date>
              <text:p text:style-name="P1"><text:span text:style-name="T1">Về quê ăn tết</text:span></text:p>
            </office:annotation>
            <text:p>1</text:p>
          </table:table-cell>
          <table:table-cell table:style-name="ce60" office:value-type="float" office:value="1">
            <office:annotation draw:style-name="gr4" draw:text-style-name="P1" svg:width="1.1413in" svg:height="0.2634in" svg:x="19.6173in" svg:y="2.7012in" draw:caption-point-x="-0.2402in" draw:caption-point-y="0.6004in">
              <dc:date>2019-01-29T00:00:00</dc:date>
              <text:p text:style-name="P1"><text:span text:style-name="T1">Về quê ăn tết</text:span></text:p>
            </office:annotation>
            <text:p>1</text:p>
          </table:table-cell>
          <table:table-cell table:style-name="ce60" office:value-type="float" office:value="1">
            <office:annotation draw:style-name="gr4" draw:text-style-name="P1" svg:width="1.1413in" svg:height="0.2634in" svg:x="20.0839in" svg:y="2.7012in" draw:caption-point-x="-0.2402in" draw:caption-point-y="0.6004in">
              <dc:date>2019-01-29T00:00:00</dc:date>
              <text:p text:style-name="P1"><text:span text:style-name="T1">Về quê ăn tết</text:span></text:p>
            </office:annotation>
            <text:p>1</text:p>
          </table:table-cell>
          <table:table-cell table:style-name="ce60" office:value-type="float" office:value="1">
            <office:annotation draw:style-name="gr4" draw:text-style-name="P1" svg:width="1.1413in" svg:height="0.2634in" svg:x="20.55in" svg:y="2.7012in" draw:caption-point-x="-0.2402in" draw:caption-point-y="0.6004in">
              <dc:date>2019-01-29T00:00:00</dc:date>
              <text:p text:style-name="P1"><text:span text:style-name="T1">Về quê ăn tết</text:span></text:p>
            </office:annotation>
            <text:p>1</text:p>
          </table:table-cell>
        </table:table-row>
        <table:table-row table:style-name="ro7">
          <table:table-cell table:style-name="ce42" office:value-type="float" office:value="9">
            <text:p>9</text:p>
          </table:table-cell>
          <table:table-cell table:style-name="ce44" office:value-type="string">
            <text:p>DuongDN</text:p>
          </table:table-cell>
          <table:table-cell table:style-name="ce50" table:formula="of:=[.F15]*[.$C$2]" office:value-type="float" office:value="550000">
            <text:p>550,000</text:p>
          </table:table-cell>
          <table:table-cell table:style-name="ce50" table:formula="of:=[.C15]-IF([.E15]=&quot;Yes&quot;;0;[.C15])" office:value-type="float" office:value="550000">
            <text:p>550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15:.AK15]; &quot;0&quot;)" office:value-type="float" office:value="22">
            <text:p>22</text:p>
          </table:table-cell>
          <table:table-cell table:style-name="ce60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7.9598in" svg:y="2.9583in" draw:caption-point-x="-0.2402in" draw:caption-point-y="0.5909in">
              <dc:date>2019-01-04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4.0217in" svg:y="2.9472in" draw:caption-point-x="-0.2402in" draw:caption-point-y="0.602in">
              <dc:date>2019-01-17T00:00:00</dc:date>
              <text:p text:style-name="P1"><text:span text:style-name="T1">Ngủ quên, 8h43 đến cty</text:span></text:p>
            </office:annotation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4.4882in" svg:y="2.9476in" draw:caption-point-x="-0.2402in" draw:caption-point-y="0.6016in">
              <dc:date>2019-01-18T00:00:00</dc:date>
              <text:p text:style-name="P1"><text:span text:style-name="T1">Bị bệnh, 89h35 đến cty</text:span></text:p>
            </office:annotation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">
            <office:annotation draw:style-name="gr3" draw:text-style-name="P1" svg:width="1.1413in" svg:height="0.5457in" svg:x="16.8197in" svg:y="2.9492in" draw:caption-point-x="-0.2402in" draw:caption-point-y="0.6in">
              <dc:date>2019-01-24T00:00:00</dc:date>
              <text:p text:style-name="P1"><text:span text:style-name="T1">Bận việc gia đình, 8h40 đến cty</text:span></text:p>
            </office:annotation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7.2858in" svg:y="2.9492in" draw:caption-point-x="-0.2402in" draw:caption-point-y="0.6in">
              <dc:date>2019-01-24T00:00:00</dc:date>
              <text:p text:style-name="P1"><text:span text:style-name="T1">Bận việc, xđt, 8h49 đến cty</text:span></text:p>
            </office:annotation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7.7524in" svg:y="2.9496in" draw:caption-point-x="-0.2402in" draw:caption-point-y="0.5996in">
              <dc:date>2019-01-25T00:00:00</dc:date>
              <text:p text:style-name="P1"><text:span text:style-name="T1">Ngủ quên, 8h47 đến cty</text:span></text:p>
            </office:annotation>
            <text:p>0</text:p>
          </table:table-cell>
          <table:table-cell table:style-name="ce60" table:number-columns-repeated="2"/>
          <table:table-cell table:style-name="ce60" office:value-type="float" office:value="0">
            <office:annotation draw:style-name="gr1" draw:text-style-name="P1" svg:width="1.1413in" svg:height="0.3902in" svg:x="19.1512in" svg:y="2.9488in" draw:caption-point-x="-0.2402in" draw:caption-point-y="0.6004in">
              <dc:date>2019-01-29T00:00:00</dc:date>
              <text:p text:style-name="P1"><text:span text:style-name="T1">Ngủ quên, xđt, 9h49 đến cty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3" draw:text-style-name="P1" svg:width="1.1413in" svg:height="0.5457in" svg:x="20.0839in" svg:y="2.9492in" draw:caption-point-x="-0.2402in" draw:caption-point-y="0.6in">
              <dc:creator>TL</dc:creator>
              <dc:date>2019-01-30T00:00:00</dc:date>
              <text:p text:style-name="P1"><text:span text:style-name="T1">Bà ngoại bận, phải giữ em bé, 8h55 đến cty</text:span></text:p>
            </office:annotation>
            <text:p>0</text:p>
          </table:table-cell>
          <table:table-cell table:style-name="ce65" office:value-type="float" office:value="0">
            <office:annotation draw:style-name="gr5" draw:text-style-name="P1" svg:width="1.1413in" svg:height="1.1677in" svg:x="20.55in" svg:y="2.9492in" draw:caption-point-x="-0.2402in" draw:caption-point-y="0.6in">
              <dc:creator>TL</dc:creator>
              <dc:date>2019-01-31T00:00:00</dc:date>
              <text:p text:style-name="P1"><text:span text:style-name="T1">đưa con đi chích ngừa, 9h40 vô cty</text:span></text:p>
              <text:p text:style-name="P1"><text:span text:style-name="T1"/></text:p>
              <text:p text:style-name="P1"><text:span text:style-name="T1">Trưa có việc xin vào trễ, 1h45 vô cty</text:span></text:p>
            </office:annotation>
            <text:p>0</text:p>
          </table:table-cell>
        </table:table-row>
        <table:table-row table:style-name="ro7">
          <table:table-cell table:style-name="ce42" office:value-type="float" office:value="10">
            <text:p>10</text:p>
          </table:table-cell>
          <table:table-cell table:style-name="ce44" office:value-type="string">
            <text:p>DuyNM</text:p>
          </table:table-cell>
          <table:table-cell table:style-name="ce50" table:formula="of:=[.F16]*[.$C$2]" office:value-type="float" office:value="525000">
            <text:p>525,000</text:p>
          </table:table-cell>
          <table:table-cell table:style-name="ce50" table:formula="of:=[.C16]-IF([.E16]=&quot;Yes&quot;;0;[.C16])" office:value-type="float" office:value="525000">
            <text:p>525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16:.AK16]; &quot;0&quot;)" office:value-type="float" office:value="21">
            <text:p>21</text:p>
          </table:table-cell>
          <table:table-cell table:style-name="ce60"/>
          <table:table-cell table:style-name="ce60" office:value-type="float" office:value="0">
            <office:annotation draw:style-name="gr1" draw:text-style-name="P1" svg:width="1.1413in" svg:height="0.3902in" svg:x="7.0272in" svg:y="3.2043in" draw:caption-point-x="-0.2402in" draw:caption-point-y="0.5925in">
              <dc:date>2019-01-02T00:00:00</dc:date>
              <text:p text:style-name="P1"><text:span text:style-name="T1">Kẹt xe, 8h36 đến cty</text:span></text:p>
            </office:annotation>
            <text:p>0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1.224in" svg:y="3.1933in" draw:caption-point-x="-0.2402in" draw:caption-point-y="0.6035in">
              <dc:date>2019-01-11T00:00:00</dc:date>
              <text:p text:style-name="P1"><text:span text:style-name="T1">Dậy muộn, 8h35 đến cty</text:span></text:p>
            </office:annotation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1" draw:text-style-name="P1" svg:width="1.1413in" svg:height="0.3902in" svg:x="14.0217in" svg:y="3.1949in" draw:caption-point-x="-0.2402in" draw:caption-point-y="0.602in">
              <dc:date>2019-01-17T00:00:00</dc:date>
              <text:p text:style-name="P1"><text:span text:style-name="T1">Khám bệnh, off chiều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</table:table-row>
        <table:table-row table:style-name="ro7">
          <table:table-cell table:style-name="ce42" office:value-type="float" office:value="11">
            <text:p>11</text:p>
          </table:table-cell>
          <table:table-cell table:style-name="ce44" office:value-type="string">
            <text:p>DuyenLT</text:p>
          </table:table-cell>
          <table:table-cell table:style-name="ce50" table:formula="of:=[.F17]*[.$C$2]" office:value-type="float" office:value="500000">
            <text:p>500,000</text:p>
          </table:table-cell>
          <table:table-cell table:style-name="ce50" table:formula="of:=[.C17]-IF([.E17]=&quot;Yes&quot;;0;[.C17])" office:value-type="float" office:value="500000">
            <text:p>500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17:.AK17]; &quot;0&quot;)" office:value-type="float" office:value="20">
            <text:p>20</text:p>
          </table:table-cell>
          <table:table-cell table:style-name="ce60"/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4" draw:text-style-name="P1" svg:width="1.1413in" svg:height="0.2634in" svg:x="10.7579in" svg:y="3.4551in" draw:caption-point-x="-0.2402in" draw:caption-point-y="0.5894in">
              <dc:date>2019-01-10T00:00:00</dc:date>
              <text:p text:style-name="P1"><text:span text:style-name="T1">Về quê, off chiều</text:span></text:p>
            </office:annotation>
            <text:p>0.5</text:p>
          </table:table-cell>
          <table:table-cell table:style-name="ce60" office:value-type="float" office:value="1">
            <office:annotation draw:style-name="gr4" draw:text-style-name="P1" svg:width="1.1413in" svg:height="0.2634in" svg:x="11.224in" svg:y="3.4551in" draw:caption-point-x="-0.2402in" draw:caption-point-y="0.5894in">
              <dc:date>2019-01-10T00:00:00</dc:date>
              <text:p text:style-name="P1"><text:span text:style-name="T1">Về quê</text:span></text:p>
            </office:annotation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3" draw:text-style-name="P1" svg:width="1.1413in" svg:height="0.5457in" svg:x="16.3535in" svg:y="3.4437in" draw:caption-point-x="-0.2402in" draw:caption-point-y="0.6008in">
              <dc:date>2019-01-22T00:00:00</dc:date>
              <text:p text:style-name="P1"><text:span text:style-name="T1">Làm thẻ ngân hàng, xđt, 9h03 đến cty</text:span></text:p>
            </office:annotation>
            <text:p>0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</table:table-row>
        <table:table-row table:style-name="ro7">
          <table:table-cell table:style-name="ce42" office:value-type="float" office:value="12">
            <text:p>12</text:p>
          </table:table-cell>
          <table:table-cell table:style-name="ce44" office:value-type="string">
            <text:p>GiauNV</text:p>
          </table:table-cell>
          <table:table-cell table:style-name="ce50" table:formula="of:=[.F18]*[.$C$2]" office:value-type="float" office:value="475000">
            <text:p>475,000</text:p>
          </table:table-cell>
          <table:table-cell table:style-name="ce50" table:formula="of:=[.C18]-IF([.E18]=&quot;Yes&quot;;0;[.C18])" office:value-type="float" office:value="475000">
            <text:p>475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18:.AK18]; &quot;0&quot;)" office:value-type="float" office:value="19">
            <text:p>19</text:p>
          </table:table-cell>
          <table:table-cell table:style-name="ce60"/>
          <table:table-cell table:style-name="ce60" office:value-type="float" office:value="1">
            <office:annotation draw:style-name="gr4" draw:text-style-name="P1" svg:width="1.1413in" svg:height="0.2634in" svg:x="7.0272in" svg:y="3.6996in" draw:caption-point-x="-0.2402in" draw:caption-point-y="0.5925in">
              <dc:date>2019-01-02T00:00:00</dc:date>
              <text:p text:style-name="P1"><text:span text:style-name="T1">Cắt amidan</text:span></text:p>
            </office:annotation>
            <text:p>1</text:p>
          </table:table-cell>
          <table:table-cell table:style-name="ce60" office:value-type="float" office:value="1">
            <office:annotation draw:style-name="gr4" draw:text-style-name="P1" svg:width="1.1413in" svg:height="0.2634in" svg:x="7.4937in" svg:y="3.6996in" draw:caption-point-x="-0.2402in" draw:caption-point-y="0.5925in">
              <dc:date>2019-01-02T00:00:00</dc:date>
              <text:p text:style-name="P1"><text:span text:style-name="T1">Cắt amidan</text:span></text:p>
            </office:annotation>
            <text:p>1</text:p>
          </table:table-cell>
          <table:table-cell table:style-name="ce60" office:value-type="float" office:value="1">
            <office:annotation draw:style-name="gr4" draw:text-style-name="P1" svg:width="1.1413in" svg:height="0.2634in" svg:x="7.9598in" svg:y="3.6996in" draw:caption-point-x="-0.2402in" draw:caption-point-y="0.5925in">
              <dc:date>2019-01-02T00:00:00</dc:date>
              <text:p text:style-name="P1"><text:span text:style-name="T1">Cắt amidan</text:span></text:p>
            </office:annotation>
            <text:p>1</text:p>
          </table:table-cell>
          <table:table-cell table:style-name="ce60" table:number-columns-repeated="2"/>
          <table:table-cell table:style-name="ce60" office:value-type="float" office:value="0">
            <office:annotation draw:style-name="gr1" draw:text-style-name="P1" svg:width="1.1413in" svg:height="0.3902in" svg:x="9.3587in" svg:y="3.7016in" draw:caption-point-x="-0.2402in" draw:caption-point-y="0.5906in">
              <dc:date>2019-01-07T00:00:00</dc:date>
              <text:p text:style-name="P1"><text:span text:style-name="T1">Kẹt xe, 8h41 đến cty</text:span></text:p>
            </office:annotation>
            <text:p>0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3.5555in" svg:y="3.6898in" draw:caption-point-x="-0.2402in" draw:caption-point-y="0.6024in">
              <dc:date>2019-01-16T00:00:00</dc:date>
              <text:p text:style-name="P1"><text:span text:style-name="T1">Ghé ngân hàng, xđt, 8h43 đến cty</text:span></text:p>
            </office:annotation>
            <text:p>0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office:annotation draw:style-name="gr1" draw:text-style-name="P1" svg:width="1.1413in" svg:height="0.3902in" svg:x="15.887in" svg:y="3.6894in" draw:caption-point-x="-0.2402in" draw:caption-point-y="0.6028in">
              <dc:date>2019-01-21T00:00:00</dc:date>
              <text:p text:style-name="P1"><text:span text:style-name="T1">Ngủ quên, xin đi trễ, 9h29 đến cty</text:span></text:p>
            </office:annotation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6.3535in" svg:y="3.6913in" draw:caption-point-x="-0.2402in" draw:caption-point-y="0.6008in">
              <dc:date>2019-01-22T00:00:00</dc:date>
              <text:p text:style-name="P1"><text:span text:style-name="T1">Ngủ quên, 8h52 đến cty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7.2858in" svg:y="3.6921in" draw:caption-point-x="-0.2402in" draw:caption-point-y="0.6in">
              <dc:date>2019-01-24T00:00:00</dc:date>
              <text:p text:style-name="P1"><text:span text:style-name="T1">Ghé ngân hàng, xđt, 8h47 đến cty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20.55in" svg:y="3.6921in" draw:caption-point-x="-0.2402in" draw:caption-point-y="0.6in">
              <dc:creator>TL</dc:creator>
              <dc:date>2019-01-31T00:00:00</dc:date>
              <text:p text:style-name="P1"><text:span text:style-name="T1">mệt, ngủ quên, xin vô trễ, 8h56</text:span></text:p>
            </office:annotation>
            <text:p>0</text:p>
          </table:table-cell>
        </table:table-row>
        <table:table-row table:style-name="ro7">
          <table:table-cell table:style-name="ce42" office:value-type="float" office:value="13">
            <text:p>13</text:p>
          </table:table-cell>
          <table:table-cell table:style-name="ce44" office:value-type="string">
            <text:p>HaTH</text:p>
          </table:table-cell>
          <table:table-cell table:style-name="ce50" table:formula="of:=[.F19]*[.$C$2]" office:value-type="float" office:value="425000">
            <text:p>425,000</text:p>
          </table:table-cell>
          <table:table-cell table:style-name="ce50" table:formula="of:=[.C19]-IF([.E19]=&quot;Yes&quot;;0;[.C19])" office:value-type="float" office:value="425000">
            <text:p>425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19:.AK19]; &quot;0&quot;)" office:value-type="float" office:value="17">
            <text:p>17</text:p>
          </table:table-cell>
          <table:table-cell table:style-name="ce60"/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0.7579in" svg:y="3.9504in" draw:caption-point-x="-0.2402in" draw:caption-point-y="0.5894in">
              <dc:date>2019-01-10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4" draw:text-style-name="P1" svg:width="1.1413in" svg:height="0.2634in" svg:x="12.6228in" svg:y="3.9512in" draw:caption-point-x="-0.2402in" draw:caption-point-y="0.5886in">
              <dc:date>2019-01-14T00:00:00</dc:date>
              <text:p text:style-name="P1"><text:span text:style-name="T1">Té xe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4" draw:text-style-name="P1" svg:width="1.1413in" svg:height="0.2634in" svg:x="19.1512in" svg:y="3.9394in" draw:caption-point-x="-0.2402in" draw:caption-point-y="0.6004in">
              <dc:date>2019-01-29T00:00:00</dc:date>
              <text:p text:style-name="P1"><text:span text:style-name="T1">Về quê ăn tết</text:span></text:p>
            </office:annotation>
            <text:p>1</text:p>
          </table:table-cell>
          <table:table-cell table:style-name="ce60" office:value-type="float" office:value="1">
            <office:annotation draw:style-name="gr4" draw:text-style-name="P1" svg:width="1.1413in" svg:height="0.2634in" svg:x="19.6173in" svg:y="3.9394in" draw:caption-point-x="-0.2402in" draw:caption-point-y="0.6004in">
              <dc:date>2019-01-29T00:00:00</dc:date>
              <text:p text:style-name="P1"><text:span text:style-name="T1">Về quê ăn tết</text:span></text:p>
            </office:annotation>
            <text:p>1</text:p>
          </table:table-cell>
          <table:table-cell table:style-name="ce60" office:value-type="float" office:value="1">
            <office:annotation draw:style-name="gr4" draw:text-style-name="P1" svg:width="1.1413in" svg:height="0.2634in" svg:x="20.0839in" svg:y="3.9394in" draw:caption-point-x="-0.2402in" draw:caption-point-y="0.6004in">
              <dc:date>2019-01-29T00:00:00</dc:date>
              <text:p text:style-name="P1"><text:span text:style-name="T1">Về quê ăn tết</text:span></text:p>
            </office:annotation>
            <text:p>1</text:p>
          </table:table-cell>
          <table:table-cell table:style-name="ce60" office:value-type="float" office:value="1">
            <office:annotation draw:style-name="gr4" draw:text-style-name="P1" svg:width="1.1413in" svg:height="0.2634in" svg:x="20.55in" svg:y="3.9394in" draw:caption-point-x="-0.2402in" draw:caption-point-y="0.6004in">
              <dc:date>2019-01-29T00:00:00</dc:date>
              <text:p text:style-name="P1"><text:span text:style-name="T1">Về quê ăn tết</text:span></text:p>
            </office:annotation>
            <text:p>1</text:p>
          </table:table-cell>
        </table:table-row>
        <table:table-row table:style-name="ro7">
          <table:table-cell table:style-name="ce42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50" table:formula="of:=[.F20]*[.$C$2]" office:value-type="float" office:value="500000">
            <text:p>500,000</text:p>
          </table:table-cell>
          <table:table-cell table:style-name="ce50" table:formula="of:=[.C20]-IF([.E20]=&quot;Yes&quot;;0;[.C20])" office:value-type="float" office:value="500000">
            <text:p>500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20:.AK20]; &quot;0&quot;)" office:value-type="float" office:value="20">
            <text:p>20</text:p>
          </table:table-cell>
          <table:table-cell table:style-name="ce60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2" draw:text-style-name="P1" svg:width="1.1413in" svg:height="0.7012in" svg:x="7.4937in" svg:y="4.1957in" draw:caption-point-x="-0.2402in" draw:caption-point-y="0.5917in">
              <dc:date>2019-01-04T00:00:00</dc:date>
              <text:p text:style-name="P1"><text:span text:style-name="T1">Xe hư, xin đi trễ, 9h15 vào cty</text:span></text:p>
              <text:p text:style-name="P1"><text:span text:style-name="T1">Đi họp ở trường, off chiều</text:span></text:p>
            </office:annotation>
            <text:p>0.5</text:p>
          </table:table-cell>
          <table:table-cell table:style-name="ce60" office:value-type="float" office:value="0">
            <office:annotation draw:style-name="gr1" draw:text-style-name="P1" svg:width="1.1413in" svg:height="0.3902in" svg:x="7.9598in" svg:y="4.1965in" draw:caption-point-x="-0.2402in" draw:caption-point-y="0.5909in">
              <dc:date>2019-01-04T00:00:00</dc:date>
              <text:p text:style-name="P1"><text:span text:style-name="T1">Bận việc nhà, 8h40 đến cty</text:span></text:p>
            </office:annotation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2" draw:text-style-name="P1" svg:width="1.1413in" svg:height="0.7012in" svg:x="9.8252in" svg:y="4.1972in" draw:caption-point-x="-0.2402in" draw:caption-point-y="0.5902in">
              <dc:date>2019-01-08T00:00:00</dc:date>
              <text:p text:style-name="P1"><text:span text:style-name="T1">Đi hhopj ở trường, xđt, 9h53 đến cty → confirm làm bù</text:span></text:p>
            </office:annotation>
            <text:p>0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">
            <office:annotation draw:style-name="gr3" draw:text-style-name="P1" svg:width="1.1413in" svg:height="0.5457in" svg:x="11.224in" svg:y="4.1839in" draw:caption-point-x="-0.2402in" draw:caption-point-y="0.6035in">
              <dc:date>2019-01-11T00:00:00</dc:date>
              <text:p text:style-name="P1"><text:span text:style-name="T1">Lên trường ọp, 3h về → confirm số giờ làm bù</text:span></text:p>
            </office:annotation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3.0894in" svg:y="4.1992in" draw:caption-point-x="-0.2402in" draw:caption-point-y="0.5882in">
              <dc:date>2019-01-15T00:00:00</dc:date>
              <text:p text:style-name="P1"><text:span text:style-name="T1">Đi họp, xđt, 9h22 đến cty</text:span></text:p>
            </office:annotation>
            <text:p>0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2" svg:width="1.1413in" svg:height="0.3902in" svg:x="14.4882in" svg:y="4.1858in" draw:caption-point-x="-0.2402in" draw:caption-point-y="0.6016in">
              <dc:date>2019-01-18T00:00:00</dc:date>
              <text:p text:style-name="P2"><text:span text:style-name="T1">bận việc nhà, 8h56 đến cty</text:span></text:p>
            </office:annotation>
            <text:p>0</text:p>
          </table:table-cell>
          <table:table-cell table:style-name="ce60" table:number-columns-repeated="2"/>
          <table:table-cell table:style-name="ce60" office:value-type="float" office:value="0">
            <office:annotation draw:style-name="gr1" draw:text-style-name="P1" svg:width="1.1413in" svg:height="0.3902in" svg:x="15.887in" svg:y="4.1846in" draw:caption-point-x="-0.2402in" draw:caption-point-y="0.6028in">
              <dc:date>2019-01-21T00:00:00</dc:date>
              <text:p text:style-name="P1"><text:span text:style-name="T1">Bận việc nhà, 8h47 đến cty</text:span></text:p>
            </office:annotation>
            <text:p>0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1">
            <office:annotation draw:style-name="gr4" draw:text-style-name="P1" svg:width="1.1413in" svg:height="0.2634in" svg:x="17.2858in" svg:y="4.1874in" draw:caption-point-x="-0.2402in" draw:caption-point-y="0.6in">
              <dc:date>2019-01-24T00:00:00</dc:date>
              <text:p text:style-name="P1"><text:span text:style-name="T1">Họp ở trường</text:span></text:p>
            </office:annotation>
            <text:p>1</text:p>
          </table:table-cell>
          <table:table-cell table:style-name="ce60" office:value-type="float" office:value="0">
            <office:annotation draw:style-name="gr1" draw:text-style-name="P1" svg:width="1.1413in" svg:height="0.3902in" svg:x="17.7524in" svg:y="4.1878in" draw:caption-point-x="-0.2402in" draw:caption-point-y="0.5996in">
              <dc:date>2019-01-25T00:00:00</dc:date>
              <text:p text:style-name="P1"><text:span text:style-name="T1">Bận việc nhà, 8h51 đến cty</text:span></text:p>
            </office:annotation>
            <text:p>0</text:p>
          </table:table-cell>
          <table:table-cell table:style-name="ce60" table:number-columns-repeated="2"/>
          <table:table-cell table:style-name="ce60" office:value-type="float" office:value="0">
            <office:annotation draw:style-name="gr1" draw:text-style-name="P1" svg:width="1.1413in" svg:height="0.3902in" svg:x="19.1512in" svg:y="4.187in" draw:caption-point-x="-0.2402in" draw:caption-point-y="0.6004in">
              <dc:date>2019-01-29T00:00:00</dc:date>
              <text:p text:style-name="P1"><text:span text:style-name="T1">Bận việc nhà, xđt, 8h58 đến cty</text:span></text:p>
            </office:annotation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9.6173in" svg:y="4.187in" draw:caption-point-x="-0.2402in" draw:caption-point-y="0.6004in">
              <dc:date>2019-01-29T00:00:00</dc:date>
              <text:p text:style-name="P1"><text:span text:style-name="T1">Bận việc nhà, xđt, 5 đến cty</text:span></text:p>
            </office:annotation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20.0839in" svg:y="4.1874in" draw:caption-point-x="-0.2402in" draw:caption-point-y="0.6in">
              <dc:creator>TL</dc:creator>
              <dc:date>2019-01-30T00:00:00</dc:date>
              <text:p text:style-name="P1"><text:span text:style-name="T1">Bận việc nhà, 9h02 đến cty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</table:table-row>
        <table:table-row table:style-name="ro7">
          <table:table-cell table:style-name="ce42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50" table:formula="of:=[.F21]*[.$C$2]" office:value-type="float" office:value="550000">
            <text:p>550,000</text:p>
          </table:table-cell>
          <table:table-cell table:style-name="ce50" table:formula="of:=[.C21]-IF([.E21]=&quot;Yes&quot;;0;[.C21])" office:value-type="float" office:value="550000">
            <text:p>550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21:.AK21]; &quot;0&quot;)" office:value-type="float" office:value="22">
            <text:p>22</text:p>
          </table:table-cell>
          <table:table-cell table:style-name="ce60"/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">
            <office:annotation draw:style-name="gr2" draw:text-style-name="P3" svg:width="1.1413in" svg:height="0.7012in" svg:x="20.0839in" svg:y="4.4354in" draw:caption-point-x="-0.2402in" draw:caption-point-y="0.6in">
              <dc:creator>TL</dc:creator>
              <dc:date>2019-01-30T00:00:00</dc:date>
              <text:p text:style-name="P3"><text:span text:style-name="T2">Lên phòng lao động nộp giấy tờ (cv cty), 9h đến cty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</table:table-row>
        <table:table-row table:style-name="ro7">
          <table:table-cell table:style-name="ce42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50" table:formula="of:=[.F22]*[.$C$2]" office:value-type="float" office:value="550000">
            <text:p>550,000</text:p>
          </table:table-cell>
          <table:table-cell table:style-name="ce50" table:formula="of:=[.C22]-IF([.E22]=&quot;Yes&quot;;0;[.C22])" office:value-type="float" office:value="550000">
            <text:p>550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22:.AK22]; &quot;0&quot;)" office:value-type="float" office:value="22">
            <text:p>22</text:p>
          </table:table-cell>
          <table:table-cell table:style-name="ce60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7.9598in" svg:y="4.6921in" draw:caption-point-x="-0.2402in" draw:caption-point-y="0.5909in">
              <dc:date>2019-01-04T00:00:00</dc:date>
              <text:p text:style-name="P1"><text:span text:style-name="T1">Bận việc nhà, xđt, 8h38 đến cty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</table:table-row>
        <table:table-row table:style-name="ro7">
          <table:table-cell table:style-name="ce42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50" table:formula="of:=[.F23]*[.$C$2]" office:value-type="float" office:value="175000">
            <text:p>175,000</text:p>
          </table:table-cell>
          <table:table-cell table:style-name="ce50" table:formula="of:=[.C23]-IF([.E23]=&quot;Yes&quot;;0;[.C23])" office:value-type="float" office:value="175000">
            <text:p>175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23:.AK23]; &quot;0&quot;)" office:value-type="float" office:value="7">
            <text:p>7</text:p>
          </table:table-cell>
          <table:table-cell table:style-name="ce60"/>
          <table:table-cell table:style-name="ce60" office:value-type="float" office:value="0.5">
            <office:annotation draw:style-name="gr1" draw:text-style-name="P1" svg:width="1.1413in" svg:height="0.3902in" svg:x="7.0272in" svg:y="4.9382in" draw:caption-point-x="-0.2402in" draw:caption-point-y="0.5925in">
              <dc:date>2019-01-02T00:00:00</dc:date>
              <text:p text:style-name="P1"><text:span text:style-name="T1">10h26 đến cty → tính off sáng</text:span></text:p>
            </office:annotation>
            <text:p>0.5</text:p>
          </table:table-cell>
          <table:table-cell table:style-name="ce60" office:value-type="float" office:value="0.5">
            <office:annotation draw:style-name="gr1" draw:text-style-name="P1" svg:width="1.1413in" svg:height="0.3902in" svg:x="7.4937in" svg:y="4.9394in" draw:caption-point-x="-0.2402in" draw:caption-point-y="0.5913in">
              <dc:date>2019-01-03T00:00:00</dc:date>
              <text:p text:style-name="P1"><text:span text:style-name="T1">2h về, tính off chiều</text:span></text:p>
            </office:annotation>
            <text:p>0.5</text:p>
          </table:table-cell>
          <table:table-cell table:style-name="ce60" office:value-type="float" office:value="0.5">
            <office:annotation draw:style-name="gr1" draw:text-style-name="P1" svg:width="1.1413in" svg:height="0.3902in" svg:x="7.9598in" svg:y="4.9398in" draw:caption-point-x="-0.2402in" draw:caption-point-y="0.5909in">
              <dc:date>2019-01-04T00:00:00</dc:date>
              <text:p text:style-name="P1"><text:span text:style-name="T1">10h15 đến cty → tính off sáng</text:span></text:p>
            </office:annotation>
            <text:p>0.5</text:p>
          </table:table-cell>
          <table:table-cell table:style-name="ce60" table:number-columns-repeated="2"/>
          <table:table-cell table:style-name="ce60" office:value-type="float" office:value="0">
            <office:annotation draw:style-name="gr4" draw:text-style-name="P1" svg:width="1.1413in" svg:height="0.2634in" svg:x="9.3587in" svg:y="4.9402in" draw:caption-point-x="-0.2402in" draw:caption-point-y="0.5906in">
              <dc:date>2019-01-07T00:00:00</dc:date>
              <text:p text:style-name="P1"><text:span text:style-name="T1">9h40 đến cty</text:span></text:p>
            </office:annotation>
            <text:p>0</text:p>
          </table:table-cell>
          <table:table-cell table:style-name="ce60" office:value-type="float" office:value="0.5">
            <office:annotation draw:style-name="gr1" draw:text-style-name="P1" svg:width="1.1413in" svg:height="0.3902in" svg:x="9.8252in" svg:y="4.9406in" draw:caption-point-x="-0.2402in" draw:caption-point-y="0.5902in">
              <dc:date>2019-01-08T00:00:00</dc:date>
              <text:p text:style-name="P1"><text:span text:style-name="T1">11h05 đến cty → tính off sáng</text:span></text:p>
            </office:annotation>
            <text:p>0.5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1">
            <office:annotation draw:style-name="gr3" draw:text-style-name="P1" svg:width="1.1413in" svg:height="0.5457in" svg:x="10.7579in" svg:y="4.9413in" draw:caption-point-x="-0.2402in" draw:caption-point-y="0.5894in">
              <dc:date>2019-01-11T00:00:00</dc:date>
              <text:p text:style-name="P1"><text:span text:style-name="T1">10h35 đến cty → tính off sáng</text:span></text:p>
              <text:p text:style-name="P1"><text:span text:style-name="T1">Off chiều</text:span></text:p>
            </office:annotation>
            <text:p>1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office:annotation draw:style-name="gr1" draw:text-style-name="P1" svg:width="1.1413in" svg:height="0.3902in" svg:x="12.6228in" svg:y="4.9421in" draw:caption-point-x="-0.2402in" draw:caption-point-y="0.5886in">
              <dc:date>2019-01-14T00:00:00</dc:date>
              <text:p text:style-name="P1"><text:span text:style-name="T1">9h55 đến cty</text:span></text:p>
              <text:p text:style-name="P1"><text:span text:style-name="T1"/></text:p>
            </office:annotation>
            <text:p>0</text:p>
          </table:table-cell>
          <table:table-cell table:style-name="ce60" office:value-type="float" office:value="0.5">
            <office:annotation draw:style-name="gr1" draw:text-style-name="P1" svg:width="1.1413in" svg:height="0.3902in" svg:x="13.0894in" svg:y="4.9283in" draw:caption-point-x="-0.2402in" draw:caption-point-y="0.6024in">
              <dc:date>2019-01-15T00:00:00</dc:date>
              <text:p text:style-name="P1"><text:span text:style-name="T1">2h45 đến cty → tính off sáng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0.5">
            <office:annotation draw:style-name="gr1" draw:text-style-name="P1" svg:width="1.1413in" svg:height="0.3902in" svg:x="14.4882in" svg:y="4.9291in" draw:caption-point-x="-0.2402in" draw:caption-point-y="0.6016in">
              <dc:date>2019-01-18T00:00:00</dc:date>
              <text:p text:style-name="P1"><text:span text:style-name="T1">10h12 đến cty → tính off sáng</text:span></text:p>
            </office:annotation>
            <text:p>0.5</text:p>
          </table:table-cell>
          <table:table-cell table:style-name="ce60" table:number-columns-repeated="2"/>
          <table:table-cell table:style-name="ce60" office:value-type="float" office:value="0.5">
            <office:annotation draw:style-name="gr1" draw:text-style-name="P1" svg:width="1.1413in" svg:height="0.3902in" svg:x="15.887in" svg:y="4.928in" draw:caption-point-x="-0.2402in" draw:caption-point-y="0.6028in">
              <dc:date>2019-01-21T00:00:00</dc:date>
              <text:p text:style-name="P1"><text:span text:style-name="T1">10h22 đến cty → tính off sáng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1">
            <office:annotation draw:style-name="gr2" draw:text-style-name="P1" svg:width="1.1413in" svg:height="0.7012in" svg:x="17.2858in" svg:y="4.9307in" draw:caption-point-x="-0.2402in" draw:caption-point-y="0.6in">
              <dc:date>2019-01-24T00:00:00</dc:date>
              <text:p text:style-name="P1"><text:span text:style-name="T1">10h07 đến cty, tính off sáng</text:span></text:p>
              <text:p text:style-name="P1"><text:span text:style-name="T1">2h về, tính off chiều</text:span></text:p>
            </office:annotation>
            <text:p>1</text:p>
          </table:table-cell>
          <table:table-cell table:style-name="ce60" office:value-type="float" office:value="1">
            <text:p>1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0">
            <office:annotation draw:style-name="gr4" draw:text-style-name="P1" svg:width="1.1413in" svg:height="0.2634in" svg:x="20.0839in" svg:y="4.9307in" draw:caption-point-x="-0.2402in" draw:caption-point-y="0.6in">
              <dc:creator>TL</dc:creator>
              <dc:date>2019-01-30T00:00:00</dc:date>
              <text:p text:style-name="P1"><text:span text:style-name="T1">9h49 vô cty</text:span></text:p>
            </office:annotation>
            <text:p>0</text:p>
          </table:table-cell>
          <table:table-cell table:style-name="ce60" office:value-type="float" office:value="1">
            <text:p>1</text:p>
          </table:table-cell>
        </table:table-row>
        <table:table-row table:style-name="ro7">
          <table:table-cell table:style-name="ce42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50" table:formula="of:=[.F24]*[.$C$2]" office:value-type="float" office:value="500000">
            <text:p>500,000</text:p>
          </table:table-cell>
          <table:table-cell table:style-name="ce50" table:formula="of:=[.C24]-IF([.E24]=&quot;Yes&quot;;0;[.C24])" office:value-type="float" office:value="500000">
            <text:p>500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24:.AK24]; &quot;0&quot;)" office:value-type="float" office:value="20">
            <text:p>20</text:p>
          </table:table-cell>
          <table:table-cell table:style-name="ce60"/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1">
            <office:annotation draw:style-name="gr4" draw:text-style-name="P1" svg:width="1.1413in" svg:height="0.2634in" svg:x="20.0839in" svg:y="5.178in" draw:caption-point-x="-0.2402in" draw:caption-point-y="0.6004in">
              <dc:date>2019-01-29T00:00:00</dc:date>
              <text:p text:style-name="P1"><text:span text:style-name="T1">Về quê ăn tết</text:span></text:p>
            </office:annotation>
            <text:p>1</text:p>
          </table:table-cell>
          <table:table-cell table:style-name="ce60" office:value-type="float" office:value="1">
            <office:annotation draw:style-name="gr4" draw:text-style-name="P1" svg:width="1.1413in" svg:height="0.2634in" svg:x="20.55in" svg:y="5.178in" draw:caption-point-x="-0.2402in" draw:caption-point-y="0.6004in">
              <dc:date>2019-01-29T00:00:00</dc:date>
              <text:p text:style-name="P1"><text:span text:style-name="T1">Về quê ăn tết</text:span></text:p>
            </office:annotation>
            <text:p>1</text:p>
          </table:table-cell>
        </table:table-row>
        <table:table-row table:style-name="ro7">
          <table:table-cell table:style-name="ce42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50" table:formula="of:=[.F25]*[.$C$2]" office:value-type="float" office:value="550000">
            <text:p>550,000</text:p>
          </table:table-cell>
          <table:table-cell table:style-name="ce50" table:formula="of:=[.C25]-IF([.E25]=&quot;Yes&quot;;0;[.C25])" office:value-type="float" office:value="550000">
            <text:p>550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25:.AK25]; &quot;0&quot;)" office:value-type="float" office:value="22">
            <text:p>22</text:p>
          </table:table-cell>
          <table:table-cell table:style-name="ce60"/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office:annotation draw:style-name="gr1" draw:text-style-name="P1" svg:width="1.1413in" svg:height="0.3902in" svg:x="15.887in" svg:y="5.4232in" draw:caption-point-x="-0.2402in" draw:caption-point-y="0.6028in">
              <dc:date>2019-01-21T00:00:00</dc:date>
              <text:p text:style-name="P1"><text:span text:style-name="T1">Kẹt xe, 8h37 đến cty</text:span></text:p>
            </office:annotation>
            <text:p>0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</table:table-row>
        <table:table-row table:style-name="ro7">
          <table:table-cell table:style-name="ce42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50" table:formula="of:=[.F26]*[.$C$2]" office:value-type="float" office:value="550000">
            <text:p>550,000</text:p>
          </table:table-cell>
          <table:table-cell table:style-name="ce50" table:formula="of:=[.C26]-IF([.E26]=&quot;Yes&quot;;0;[.C26])" office:value-type="float" office:value="550000">
            <text:p>550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26:.AK26]; &quot;0&quot;)" office:value-type="float" office:value="22">
            <text:p>22</text:p>
          </table:table-cell>
          <table:table-cell table:style-name="ce60"/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</table:table-row>
        <table:table-row table:style-name="ro7">
          <table:table-cell table:style-name="ce42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50" table:formula="of:=[.F27]*[.$C$2]" office:value-type="float" office:value="525000">
            <text:p>525,000</text:p>
          </table:table-cell>
          <table:table-cell table:style-name="ce50" table:formula="of:=[.C27]-IF([.E27]=&quot;Yes&quot;;0;[.C27])" office:value-type="float" office:value="525000">
            <text:p>525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27:.AK27]; &quot;0&quot;)" office:value-type="float" office:value="21">
            <text:p>21</text:p>
          </table:table-cell>
          <table:table-cell table:style-name="ce60"/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0.2913in" svg:y="5.9315in" draw:caption-point-x="-0.2402in" draw:caption-point-y="0.5898in">
              <dc:date>2019-01-09T00:00:00</dc:date>
              <text:p text:style-name="P1"><text:span text:style-name="T1">Vợ ốm, xđt, 8h54 đến cty</text:span></text:p>
            </office:annotation>
            <text:p>0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office:annotation draw:style-name="gr1" draw:text-style-name="P1" svg:width="1.1413in" svg:height="0.3902in" svg:x="15.887in" svg:y="5.9185in" draw:caption-point-x="-0.2402in" draw:caption-point-y="0.6028in">
              <dc:date>2019-01-21T00:00:00</dc:date>
              <text:p text:style-name="P1"><text:span text:style-name="T1">Ngủ quên, 8h34 đến cty</text:span></text:p>
            </office:annotation>
            <text:p>0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7.2858in" svg:y="5.9213in" draw:caption-point-x="-0.2402in" draw:caption-point-y="0.6in">
              <dc:date>2019-01-24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1" svg:width="1.1413in" svg:height="0.8567in" svg:x="20.55in" svg:y="5.9213in" draw:caption-point-x="-0.2402in" draw:caption-point-y="0.6in">
              <dc:creator>TL</dc:creator>
              <dc:date>2019-01-31T00:00:00</dc:date>
              <text:p text:style-name="P1"><text:span text:style-name="T1">Xin 3h về. Sáng nhà xe gọi báo đổi giờ chạy (7PM → 5PM)</text:span></text:p>
              <text:p text:style-name="P1"><text:span text:style-name="T1">=&gt; tính off chiều</text:span></text:p>
            </office:annotation>
            <text:p>0.5</text:p>
          </table:table-cell>
        </table:table-row>
        <table:table-row table:style-name="ro7">
          <table:table-cell table:style-name="ce42" office:value-type="float" office:value="22">
            <text:p>22</text:p>
          </table:table-cell>
          <table:table-cell table:style-name="ce45" office:value-type="string">
            <text:p>HuyNG</text:p>
          </table:table-cell>
          <table:table-cell table:style-name="ce50" table:formula="of:=[.F28]*[.$C$2]" office:value-type="float" office:value="550000">
            <text:p>550,000</text:p>
          </table:table-cell>
          <table:table-cell table:style-name="ce50" table:formula="of:=[.C28]-IF([.E28]=&quot;Yes&quot;;0;[.C28])" office:value-type="float" office:value="550000">
            <text:p>550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28:.AK28]; &quot;0&quot;)" office:value-type="float" office:value="22">
            <text:p>22</text:p>
          </table:table-cell>
          <table:table-cell table:style-name="ce60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7.4937in" svg:y="6.1768in" draw:caption-point-x="-0.2402in" draw:caption-point-y="0.5921in">
              <dc:date>2019-01-03T00:00:00</dc:date>
              <text:p text:style-name="P1"><text:span text:style-name="T1">Xe hư, xin đi trễ, 8h57 vào cty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office:annotation draw:style-name="gr1" draw:text-style-name="P1" svg:width="1.1413in" svg:height="0.3902in" svg:x="9.3587in" svg:y="6.178in" draw:caption-point-x="-0.2402in" draw:caption-point-y="0.5909in">
              <dc:date>2019-01-07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9.8252in" svg:y="6.1783in" draw:caption-point-x="-0.2402in" draw:caption-point-y="0.5906in">
              <dc:date>2019-01-08T00:00:00</dc:date>
              <text:p text:style-name="P1"><text:span text:style-name="T1">Dau đầu, xđt, 9h19 đến cty</text:span></text:p>
            </office:annotation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0.2913in" svg:y="6.1787in" draw:caption-point-x="-0.2402in" draw:caption-point-y="0.5902in">
              <dc:date>2019-01-09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office:annotation draw:style-name="gr1" draw:text-style-name="P1" svg:width="1.1413in" svg:height="0.3902in" svg:x="12.6228in" svg:y="6.1799in" draw:caption-point-x="-0.2402in" draw:caption-point-y="0.589in">
              <dc:date>2019-01-14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3.0894in" svg:y="6.1803in" draw:caption-point-x="-0.2402in" draw:caption-point-y="0.5886in">
              <dc:date>2019-01-15T00:00:00</dc:date>
              <text:p text:style-name="P1"><text:span text:style-name="T1">Đau bụng, xđt, 8h54 đến cty</text:span></text:p>
            </office:annotation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3.5555in" svg:y="6.1665in" draw:caption-point-x="-0.2402in" draw:caption-point-y="0.6024in">
              <dc:date>2019-01-16T00:00:00</dc:date>
              <text:p text:style-name="P1"><text:span text:style-name="T1">Ngủ quên, xđt, 9h07 đến cty</text:span></text:p>
            </office:annotation>
            <text:p>0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7.2858in" svg:y="6.1689in" draw:caption-point-x="-0.2402in" draw:caption-point-y="0.6in">
              <dc:date>2019-01-24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20.55in" svg:y="6.1689in" draw:caption-point-x="-0.2402in" draw:caption-point-y="0.6in">
              <dc:creator>TL</dc:creator>
              <dc:date>2019-01-31T00:00:00</dc:date>
              <text:p text:style-name="P1"><text:span text:style-name="T1">mệt, đau nửa đầu, xin, 9h07 vô</text:span></text:p>
            </office:annotation>
            <text:p>0</text:p>
          </table:table-cell>
        </table:table-row>
        <table:table-row table:style-name="ro7">
          <table:table-cell table:style-name="ce42" office:value-type="float" office:value="23">
            <text:p>23</text:p>
          </table:table-cell>
          <table:table-cell table:style-name="ce45" office:value-type="string">
            <text:p>KhangNHH</text:p>
          </table:table-cell>
          <table:table-cell table:style-name="ce50" table:formula="of:=[.F29]*[.$C$2]" office:value-type="float" office:value="550000">
            <text:p>550,000</text:p>
          </table:table-cell>
          <table:table-cell table:style-name="ce50" table:formula="of:=[.C29]-IF([.E29]=&quot;Yes&quot;;0;[.C29])" office:value-type="float" office:value="550000">
            <text:p>550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29:.AK29]; &quot;0&quot;)" office:value-type="float" office:value="22">
            <text:p>22</text:p>
          </table:table-cell>
          <table:table-cell table:style-name="ce60"/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</table:table-row>
        <table:table-row table:style-name="ro7">
          <table:table-cell table:style-name="ce42" office:value-type="float" office:value="24">
            <text:p>24</text:p>
          </table:table-cell>
          <table:table-cell table:style-name="ce45" office:value-type="string">
            <text:p>KhanhNN</text:p>
          </table:table-cell>
          <table:table-cell table:style-name="ce50" table:formula="of:=[.F30]*[.$C$2]" office:value-type="float" office:value="425000">
            <text:p>425,000</text:p>
          </table:table-cell>
          <table:table-cell table:style-name="ce50" table:formula="of:=[.C30]-IF([.E30]=&quot;Yes&quot;;0;[.C30])" office:value-type="float" office:value="425000">
            <text:p>425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30:.AK30]; &quot;0&quot;)" office:value-type="float" office:value="17">
            <text:p>17</text:p>
          </table:table-cell>
          <table:table-cell table:style-name="ce60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7.4937in" svg:y="6.6732in" draw:caption-point-x="-0.2402in" draw:caption-point-y="0.5913in">
              <dc:date>2019-01-03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office:annotation draw:style-name="gr1" draw:text-style-name="P1" svg:width="1.1413in" svg:height="0.3902in" svg:x="9.3587in" svg:y="6.674in" draw:caption-point-x="-0.2402in" draw:caption-point-y="0.5906in">
              <dc:date>2019-01-07T00:00:00</dc:date>
              <text:p text:style-name="P1"><text:span text:style-name="T1">Dậy muộn, 8h43 đến cty</text:span></text:p>
            </office:annotation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9.8252in" svg:y="6.6744in" draw:caption-point-x="-0.2402in" draw:caption-point-y="0.5902in">
              <dc:date>2019-01-08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0.2913in" svg:y="6.6748in" draw:caption-point-x="-0.2402in" draw:caption-point-y="0.5898in">
              <dc:date>2019-01-09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office:annotation draw:style-name="gr1" draw:text-style-name="P1" svg:width="1.1413in" svg:height="0.3902in" svg:x="12.6228in" svg:y="6.676in" draw:caption-point-x="-0.2402in" draw:caption-point-y="0.5886in">
              <dc:date>2019-01-14T00:00:00</dc:date>
              <text:p text:style-name="P1"><text:span text:style-name="T1">Kẹt xe, 8h40đến cty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3.5555in" svg:y="6.6622in" draw:caption-point-x="-0.2402in" draw:caption-point-y="0.6024in">
              <dc:date>2019-01-16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4.4882in" svg:y="6.663in" draw:caption-point-x="-0.2402in" draw:caption-point-y="0.6016in">
              <dc:date>2019-01-18T00:00:00</dc:date>
              <text:p text:style-name="P1"><text:span text:style-name="T1">Hư xe, 8h46 đến cty</text:span></text:p>
            </office:annotation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6.3535in" svg:y="6.6638in" draw:caption-point-x="-0.2402in" draw:caption-point-y="0.6008in">
              <dc:date>2019-01-22T00:00:00</dc:date>
              <text:p text:style-name="P1"><text:span text:style-name="T1">Kẹt xe, 8h45 đến cty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3" draw:text-style-name="P1" svg:width="1.1413in" svg:height="0.5457in" svg:x="17.2858in" svg:y="6.6646in" draw:caption-point-x="-0.2402in" draw:caption-point-y="0.6in">
              <dc:date>2019-01-24T00:00:00</dc:date>
              <text:p text:style-name="P1"><text:span text:style-name="T1">Chuẩn bị dồ về quê, 8h39 đến cty</text:span></text:p>
            </office:annotation>
            <text:p>0</text:p>
          </table:table-cell>
          <table:table-cell table:style-name="ce60" office:value-type="float" office:value="1">
            <office:annotation draw:style-name="gr4" draw:text-style-name="P1" svg:width="1.1413in" svg:height="0.2634in" svg:x="17.7524in" svg:y="6.665in" draw:caption-point-x="-0.2402in" draw:caption-point-y="0.5996in">
              <dc:date>2019-01-25T00:00:00</dc:date>
              <text:p text:style-name="P1"><text:span text:style-name="T1">Về quê</text:span></text:p>
            </office:annotation>
            <text:p>1</text:p>
          </table:table-cell>
          <table:table-cell table:style-name="ce60" table:number-columns-repeated="2"/>
          <table:table-cell table:style-name="ce60" office:value-type="float" office:value="1">
            <office:annotation draw:style-name="gr4" draw:text-style-name="P1" svg:width="1.1413in" svg:height="0.2634in" svg:x="19.1512in" svg:y="6.6642in" draw:caption-point-x="-0.2402in" draw:caption-point-y="0.6004in">
              <dc:date>2019-01-29T00:00:00</dc:date>
              <text:p text:style-name="P1"><text:span text:style-name="T1">Về quê ăn tết</text:span></text:p>
            </office:annotation>
            <text:p>1</text:p>
          </table:table-cell>
          <table:table-cell table:style-name="ce60" office:value-type="float" office:value="1">
            <office:annotation draw:style-name="gr4" draw:text-style-name="P1" svg:width="1.1413in" svg:height="0.2634in" svg:x="19.6173in" svg:y="6.6642in" draw:caption-point-x="-0.2402in" draw:caption-point-y="0.6004in">
              <dc:date>2019-01-29T00:00:00</dc:date>
              <text:p text:style-name="P1"><text:span text:style-name="T1">Về quê ăn tết</text:span></text:p>
            </office:annotation>
            <text:p>1</text:p>
          </table:table-cell>
          <table:table-cell table:style-name="ce60" office:value-type="float" office:value="1">
            <office:annotation draw:style-name="gr4" draw:text-style-name="P1" svg:width="1.1413in" svg:height="0.2634in" svg:x="20.0839in" svg:y="6.6642in" draw:caption-point-x="-0.2402in" draw:caption-point-y="0.6004in">
              <dc:date>2019-01-29T00:00:00</dc:date>
              <text:p text:style-name="P1"><text:span text:style-name="T1">Về quê ăn tết</text:span></text:p>
            </office:annotation>
            <text:p>1</text:p>
          </table:table-cell>
          <table:table-cell table:style-name="ce60" office:value-type="float" office:value="1">
            <office:annotation draw:style-name="gr4" draw:text-style-name="P1" svg:width="1.1413in" svg:height="0.2634in" svg:x="20.55in" svg:y="6.6642in" draw:caption-point-x="-0.2402in" draw:caption-point-y="0.6004in">
              <dc:date>2019-01-29T00:00:00</dc:date>
              <text:p text:style-name="P1"><text:span text:style-name="T1">Về quê ăn tết</text:span></text:p>
            </office:annotation>
            <text:p>1</text:p>
          </table:table-cell>
        </table:table-row>
        <table:table-row table:style-name="ro7">
          <table:table-cell table:style-name="ce42" office:value-type="float" office:value="25">
            <text:p>25</text:p>
          </table:table-cell>
          <table:table-cell table:style-name="ce45" office:value-type="string">
            <text:p>KhoaND</text:p>
          </table:table-cell>
          <table:table-cell table:style-name="ce50" table:formula="of:=[.F31]*[.$C$2]" office:value-type="float" office:value="550000">
            <text:p>550,000</text:p>
          </table:table-cell>
          <table:table-cell table:style-name="ce50" table:formula="of:=[.C31]-IF([.E31]=&quot;Yes&quot;;0;[.C31])" office:value-type="float" office:value="550000">
            <text:p>550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31:.AK31]; &quot;0&quot;)" office:value-type="float" office:value="22">
            <text:p>22</text:p>
          </table:table-cell>
          <table:table-cell table:style-name="ce60"/>
          <table:table-cell table:style-name="ce60" office:value-type="float" office:value="0">
            <office:annotation draw:style-name="gr1" draw:text-style-name="P1" svg:width="1.1413in" svg:height="0.3902in" svg:x="7.0272in" svg:y="6.9197in" draw:caption-point-x="-0.2402in" draw:caption-point-y="0.5925in">
              <dc:date>2019-01-02T00:00:00</dc:date>
              <text:p text:style-name="P1"><text:span text:style-name="T1">Mưa + kẹt xe, 8h34 đến cty</text:span></text:p>
            </office:annotation>
            <text:p>0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6.8197in" svg:y="6.9122in" draw:caption-point-x="-0.2402in" draw:caption-point-y="0.6in">
              <dc:date>2019-01-24T00:00:00</dc:date>
              <text:p text:style-name="P1"><text:span text:style-name="T1">Chân đau, 8h44 đến cty</text:span></text:p>
            </office:annotation>
            <text:p>0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9.6173in" svg:y="6.9118in" draw:caption-point-x="-0.2402in" draw:caption-point-y="0.6004in">
              <dc:date>2019-01-29T00:00:00</dc:date>
              <text:p text:style-name="P1"><text:span text:style-name="T1">Kẹt xe, 8h37 đến cty</text:span></text:p>
            </office:annotation>
            <text:p>0</text:p>
          </table:table-cell>
          <table:table-cell table:number-columns-repeated="2" table:style-name="ce60" office:value-type="float" office:value="0">
            <text:p>0</text:p>
          </table:table-cell>
        </table:table-row>
        <table:table-row table:style-name="ro7">
          <table:table-cell table:style-name="ce42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50" table:formula="of:=[.F32]*[.$C$2]" office:value-type="float" office:value="500000">
            <text:p>500,000</text:p>
          </table:table-cell>
          <table:table-cell table:style-name="ce50" table:formula="of:=[.C32]-IF([.E32]=&quot;Yes&quot;;0;[.C32])" office:value-type="float" office:value="500000">
            <text:p>500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32:.AK32]; &quot;0&quot;)" office:value-type="float" office:value="20">
            <text:p>20</text:p>
          </table:table-cell>
          <table:table-cell table:style-name="ce60"/>
          <table:table-cell table:style-name="ce60" office:value-type="float" office:value="0">
            <office:annotation draw:style-name="gr1" draw:text-style-name="P1" svg:width="1.1413in" svg:height="0.3902in" svg:x="7.0272in" svg:y="7.1673in" draw:caption-point-x="-0.2402in" draw:caption-point-y="0.5925in">
              <dc:date>2019-01-02T00:00:00</dc:date>
              <text:p text:style-name="P1"><text:span text:style-name="T1">Hư xe, xđt, 9h03 đến cty</text:span></text:p>
            </office:annotation>
            <text:p>0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1" draw:text-style-name="P1" svg:width="1.1413in" svg:height="0.3902in" svg:x="15.887in" svg:y="7.1606in" draw:caption-point-x="-0.2402in" draw:caption-point-y="0.5992in">
              <dc:date>2019-02-11T00:00:00</dc:date>
              <text:p text:style-name="P1"><text:span text:style-name="T1">Đưa vợ con về quê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1">
            <office:annotation draw:style-name="gr4" draw:text-style-name="P1" svg:width="1.1413in" svg:height="0.2634in" svg:x="20.55in" svg:y="7.1594in" draw:caption-point-x="-0.2402in" draw:caption-point-y="0.6004in">
              <dc:date>2019-01-29T00:00:00</dc:date>
              <text:p text:style-name="P1"><text:span text:style-name="T1">Về quê ăn tết</text:span></text:p>
            </office:annotation>
            <text:p>1</text:p>
          </table:table-cell>
        </table:table-row>
        <table:table-row table:style-name="ro7">
          <table:table-cell table:style-name="ce42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50" table:formula="of:=[.F33]*[.$C$2]" office:value-type="float" office:value="425000">
            <text:p>425,000</text:p>
          </table:table-cell>
          <table:table-cell table:style-name="ce50" table:formula="of:=[.C33]-IF([.E33]=&quot;Yes&quot;;0;[.C33])" office:value-type="float" office:value="425000">
            <text:p>425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33:.AK33]; &quot;0&quot;)" office:value-type="float" office:value="17">
            <text:p>17</text:p>
          </table:table-cell>
          <table:table-cell table:style-name="ce60"/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1" draw:text-style-name="P1" svg:width="1.1413in" svg:height="0.3902in" svg:x="13.0894in" svg:y="7.4189in" draw:caption-point-x="-0.2402in" draw:caption-point-y="0.5886in">
              <dc:date>2019-01-15T00:00:00</dc:date>
              <text:p text:style-name="P1"><text:span text:style-name="T1">Bận việc gia đình, off chiều</text:span></text:p>
            </office:annotation>
            <text:p>0.5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4" draw:text-style-name="P1" svg:width="1.1413in" svg:height="0.2634in" svg:x="19.1512in" svg:y="7.4071in" draw:caption-point-x="-0.2402in" draw:caption-point-y="0.6004in">
              <dc:date>2019-01-29T00:00:00</dc:date>
              <text:p text:style-name="P1"><text:span text:style-name="T1">Về quê ăn tết</text:span></text:p>
            </office:annotation>
            <text:p>1</text:p>
          </table:table-cell>
          <table:table-cell table:style-name="ce60" office:value-type="float" office:value="1">
            <office:annotation draw:style-name="gr4" draw:text-style-name="P1" svg:width="1.1413in" svg:height="0.2634in" svg:x="19.6173in" svg:y="7.4071in" draw:caption-point-x="-0.2402in" draw:caption-point-y="0.6004in">
              <dc:date>2019-01-29T00:00:00</dc:date>
              <text:p text:style-name="P1"><text:span text:style-name="T1">Về quê ăn tết</text:span></text:p>
            </office:annotation>
            <text:p>1</text:p>
          </table:table-cell>
          <table:table-cell table:style-name="ce60" office:value-type="float" office:value="1">
            <office:annotation draw:style-name="gr4" draw:text-style-name="P1" svg:width="1.1413in" svg:height="0.2634in" svg:x="20.0839in" svg:y="7.4071in" draw:caption-point-x="-0.2402in" draw:caption-point-y="0.6004in">
              <dc:date>2019-01-29T00:00:00</dc:date>
              <text:p text:style-name="P1"><text:span text:style-name="T1">Về quê ăn tết</text:span></text:p>
            </office:annotation>
            <text:p>1</text:p>
          </table:table-cell>
          <table:table-cell table:style-name="ce60" office:value-type="float" office:value="1">
            <office:annotation draw:style-name="gr4" draw:text-style-name="P1" svg:width="1.1413in" svg:height="0.2634in" svg:x="20.55in" svg:y="7.4071in" draw:caption-point-x="-0.2402in" draw:caption-point-y="0.6004in">
              <dc:date>2019-01-29T00:00:00</dc:date>
              <text:p text:style-name="P1"><text:span text:style-name="T1">Về quê ăn tết</text:span></text:p>
            </office:annotation>
            <text:p>1</text:p>
          </table:table-cell>
        </table:table-row>
        <table:table-row table:style-name="ro7">
          <table:table-cell table:style-name="ce42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50" table:formula="of:=[.F34]*[.$C$2]" office:value-type="float" office:value="500000">
            <text:p>500,000</text:p>
          </table:table-cell>
          <table:table-cell table:style-name="ce50" table:formula="of:=[.C34]-IF([.E34]=&quot;Yes&quot;;0;[.C34])" office:value-type="float" office:value="500000">
            <text:p>500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34:.AK34]; &quot;0&quot;)" office:value-type="float" office:value="20">
            <text:p>20</text:p>
          </table:table-cell>
          <table:table-cell table:style-name="ce60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7.4937in" svg:y="7.6638in" draw:caption-point-x="-0.2402in" draw:caption-point-y="0.5913in">
              <dc:date>2019-01-03T00:00:00</dc:date>
              <text:p text:style-name="P1"><text:span text:style-name="T1">Ngủ quên, 8h33 vào cty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office:annotation draw:style-name="gr7" draw:text-style-name="P1" svg:width="1.1413in" svg:height="1.7898in" svg:x="20.0839in" svg:y="7.6551in" draw:caption-point-x="-0.2402in" draw:caption-point-y="0.6in">
              <dc:creator>TL</dc:creator>
              <dc:date>2019-01-31T00:00:00</dc:date>
              <text:p text:style-name="P1"><text:span text:style-name="T1">Do nhà xe đổi lịch (6PM → 4PM) =&gt; 2h15 xin về sớm. Qua Tết sẽ làm bù</text:span></text:p>
              <text:p text:style-name="P1"><text:span text:style-name="T1"/></text:p>
              <text:p text:style-name="P1"><text:span text:style-name="T1">=&gt; Tạm thòi tính off chiều. Nếu qua Tết có thể làm bù thì ko tính off nữa</text:span></text:p>
            </office:annotation>
            <text:p>0.5</text:p>
          </table:table-cell>
          <table:table-cell table:style-name="ce60" office:value-type="float" office:value="1">
            <office:annotation draw:style-name="gr4" draw:text-style-name="P1" svg:width="1.1413in" svg:height="0.2634in" svg:x="20.55in" svg:y="7.6547in" draw:caption-point-x="-0.2402in" draw:caption-point-y="0.6004in">
              <dc:date>2019-01-29T00:00:00</dc:date>
              <text:p text:style-name="P1"><text:span text:style-name="T1">Về quê ăn tết</text:span></text:p>
            </office:annotation>
            <text:p>1</text:p>
          </table:table-cell>
        </table:table-row>
        <table:table-row table:style-name="ro7">
          <table:table-cell table:style-name="ce42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50" table:formula="of:=[.F35]*[.$C$2]" office:value-type="float" office:value="525000">
            <text:p>525,000</text:p>
          </table:table-cell>
          <table:table-cell table:style-name="ce50" table:formula="of:=[.C35]-IF([.E35]=&quot;Yes&quot;;0;[.C35])" office:value-type="float" office:value="525000">
            <text:p>525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35:.AK35]; &quot;0&quot;)" office:value-type="float" office:value="21">
            <text:p>21</text:p>
          </table:table-cell>
          <table:table-cell table:style-name="ce60"/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1">
            <office:annotation draw:style-name="gr4" draw:text-style-name="P1" svg:width="1.1413in" svg:height="0.2634in" svg:x="10.7579in" svg:y="7.9134in" draw:caption-point-x="-0.2402in" draw:caption-point-y="0.5894in">
              <dc:date>2019-01-10T00:00:00</dc:date>
              <text:p text:style-name="P1"><text:span text:style-name="T1">Khám sức khỏe</text:span></text:p>
            </office:annotation>
            <text:p>1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2" draw:text-style-name="P1" svg:width="1.1413in" svg:height="0.7012in" svg:x="13.0894in" svg:y="7.9146in" draw:caption-point-x="-0.2402in" draw:caption-point-y="0.5882in">
              <dc:date>2019-01-15T00:00:00</dc:date>
              <text:p text:style-name="P1"><text:span text:style-name="T1">Đo điện tim, xin off sáng → 9h44 đến cty → tính đi trễ</text:span></text:p>
            </office:annotation>
            <text:p>0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6.3535in" svg:y="7.902in" draw:caption-point-x="-0.2402in" draw:caption-point-y="0.6008in">
              <dc:date>2019-01-22T00:00:00</dc:date>
              <text:p text:style-name="P1"><text:span text:style-name="T1">Làm giấy tờ, 9h55 đến cty</text:span></text:p>
            </office:annotation>
            <text:p>0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</table:table-row>
        <table:table-row table:style-name="ro7">
          <table:table-cell table:style-name="ce42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50" table:formula="of:=[.F36]*[.$C$2]" office:value-type="float" office:value="550000">
            <text:p>550,000</text:p>
          </table:table-cell>
          <table:table-cell table:style-name="ce50" table:formula="of:=[.C36]-IF([.E36]=&quot;Yes&quot;;0;[.C36])" office:value-type="float" office:value="550000">
            <text:p>550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36:.AK36]; &quot;0&quot;)" office:value-type="float" office:value="22">
            <text:p>22</text:p>
          </table:table-cell>
          <table:table-cell table:style-name="ce60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">
            <office:annotation draw:style-name="gr3" draw:text-style-name="P1" svg:width="1.1413in" svg:height="0.5457in" svg:x="7.9598in" svg:y="8.1594in" draw:caption-point-x="-0.2402in" draw:caption-point-y="0.5909in">
              <dc:date>2019-01-04T00:00:00</dc:date>
              <text:p text:style-name="P1"><text:span text:style-name="T1">Bận việc cá nhân, 8h43 đến cty</text:span></text:p>
            </office:annotation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9.8252in" svg:y="8.1602in" draw:caption-point-x="-0.2402in" draw:caption-point-y="0.5902in">
              <dc:date>2019-01-08T00:00:00</dc:date>
              <text:p text:style-name="P1"><text:span text:style-name="T1">Ngủ dậy muộn, 8h58 đến cty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0.7579in" svg:y="8.161in" draw:caption-point-x="-0.2402in" draw:caption-point-y="0.5894in">
              <dc:date>2019-01-10T00:00:00</dc:date>
              <text:p text:style-name="P1"><text:span text:style-name="T1">Dậy muộn, 8h40 đến cty</text:span></text:p>
            </office:annotation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1.224in" svg:y="8.1614in" draw:caption-point-x="-0.2402in" draw:caption-point-y="0.589in">
              <dc:date>2019-01-11T00:00:00</dc:date>
              <text:p text:style-name="P1"><text:span text:style-name="T1">Ngủ quên, 9h08 đến cty</text:span></text:p>
            </office:annotation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3.5555in" svg:y="8.148in" draw:caption-point-x="-0.2402in" draw:caption-point-y="0.6024in">
              <dc:date>2019-01-16T00:00:00</dc:date>
              <text:p text:style-name="P1"><text:span text:style-name="T1">Ngủ quên, 8h37 đến cty</text:span></text:p>
            </office:annotation>
            <text:p>0</text:p>
          </table:table-cell>
          <table:table-cell table:style-name="ce60" office:value-type="float" office:value="0">
            <office:annotation draw:style-name="gr3" draw:text-style-name="P1" svg:width="1.1413in" svg:height="0.5457in" svg:x="14.0217in" svg:y="8.1484in" draw:caption-point-x="-0.2402in" draw:caption-point-y="0.602in">
              <dc:date>2019-01-17T00:00:00</dc:date>
              <text:p text:style-name="P1"><text:span text:style-name="T1">Bận việc cá nhân, xđt, 8h43 đến cty</text:span></text:p>
            </office:annotation>
            <text:p>0</text:p>
          </table:table-cell>
          <table:table-cell table:style-name="ce60" office:value-type="float" office:value="0">
            <office:annotation draw:style-name="gr3" draw:text-style-name="P1" svg:width="1.1413in" svg:height="0.5457in" svg:x="14.4882in" svg:y="8.1488in" draw:caption-point-x="-0.2402in" draw:caption-point-y="0.6016in">
              <dc:date>2019-01-18T00:00:00</dc:date>
              <text:p text:style-name="P1"><text:span text:style-name="T1">Bận việc đột xuất, xđt, 9h15 đến cty</text:span></text:p>
            </office:annotation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7.2858in" svg:y="8.1504in" draw:caption-point-x="-0.2402in" draw:caption-point-y="0.6in">
              <dc:date>2019-01-24T00:00:00</dc:date>
              <text:p text:style-name="P1"><text:span text:style-name="T1">Ngủ quên, 9h27 đến cty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3" svg:width="1.1413in" svg:height="0.3902in" svg:x="20.0839in" svg:y="8.1504in" draw:caption-point-x="-0.2402in" draw:caption-point-y="0.6in">
              <dc:creator>TL</dc:creator>
              <dc:date>2019-01-30T00:00:00</dc:date>
              <text:p text:style-name="P3"><text:span text:style-name="T2">ngủ quên 8h41 đến cty</text:span></text:p>
            </office:annotation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20.55in" svg:y="8.1504in" draw:caption-point-x="-0.2402in" draw:caption-point-y="0.6in">
              <dc:creator>TL</dc:creator>
              <dc:date>2019-01-31T00:00:00</dc:date>
              <text:p text:style-name="P1"><text:span text:style-name="T1">Có việc, xin về sớm.. 4h15 về</text:span></text:p>
            </office:annotation>
            <text:p>0</text:p>
          </table:table-cell>
        </table:table-row>
        <table:table-row table:style-name="ro7">
          <table:table-cell table:style-name="ce42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50" table:formula="of:=[.F37]*[.$C$2]" office:value-type="float" office:value="550000">
            <text:p>550,000</text:p>
          </table:table-cell>
          <table:table-cell table:style-name="ce50" table:formula="of:=[.C37]-IF([.E37]=&quot;Yes&quot;;0;[.C37])" office:value-type="float" office:value="550000">
            <text:p>550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37:.AK37]; &quot;0&quot;)" office:value-type="float" office:value="22">
            <text:p>22</text:p>
          </table:table-cell>
          <table:table-cell table:style-name="ce60"/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</table:table-row>
        <table:table-row table:style-name="ro7">
          <table:table-cell table:style-name="ce42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50" table:formula="of:=[.F38]*[.$C$2]" office:value-type="float" office:value="500000">
            <text:p>500,000</text:p>
          </table:table-cell>
          <table:table-cell table:style-name="ce50" table:formula="of:=[.C38]-IF([.E38]=&quot;Yes&quot;;0;[.C38])" office:value-type="float" office:value="500000">
            <text:p>500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38:.AK38]; &quot;0&quot;)" office:value-type="float" office:value="20">
            <text:p>20</text:p>
          </table:table-cell>
          <table:table-cell table:style-name="ce60"/>
          <table:table-cell table:style-name="ce60" office:value-type="float" office:value="0">
            <office:annotation draw:style-name="gr1" draw:text-style-name="P1" svg:width="1.1413in" svg:height="0.3902in" svg:x="7.0272in" svg:y="8.6535in" draw:caption-point-x="-0.2402in" draw:caption-point-y="0.5925in">
              <dc:date>2019-01-02T00:00:00</dc:date>
              <text:p text:style-name="P1"><text:span text:style-name="T1">Dậy muộn, 8h38 đến cty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2" draw:text-style-name="P1" svg:width="1.1413in" svg:height="0.7012in" svg:x="7.9598in" svg:y="8.6551in" draw:caption-point-x="-0.2402in" draw:caption-point-y="0.5909in">
              <dc:date>2019-01-04T00:00:00</dc:date>
              <text:p text:style-name="P1"><text:span text:style-name="T1">Kẹt xe, 8h35 đến cty</text:span></text:p>
              <text:p text:style-name="P1"><text:span text:style-name="T1">Bận việc nhà, off chiều</text:span></text:p>
            </office:annotation>
            <text:p>0.5</text:p>
          </table:table-cell>
          <table:table-cell table:style-name="ce60" table:number-columns-repeated="2"/>
          <table:table-cell table:style-name="ce60" office:value-type="float" office:value="0">
            <office:annotation draw:style-name="gr3" draw:text-style-name="P1" svg:width="1.1413in" svg:height="0.5457in" svg:x="9.3587in" svg:y="8.6555in" draw:caption-point-x="-0.2402in" draw:caption-point-y="0.5906in">
              <dc:date>2019-01-07T00:00:00</dc:date>
              <text:p text:style-name="P1"><text:span text:style-name="T1">Chở em bé đi học, 8h37 đến cty</text:span></text:p>
            </office:annotation>
            <text:p>0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3" draw:text-style-name="P1" svg:width="1.1413in" svg:height="0.5457in" svg:x="16.3535in" svg:y="8.6453in" draw:caption-point-x="-0.2402in" draw:caption-point-y="0.6008in">
              <dc:date>2019-01-22T00:00:00</dc:date>
              <text:p text:style-name="P1"><text:span text:style-name="T1">Ngủ quên, 8h37 đến cty</text:span></text:p>
              <text:p text:style-name="P1"><text:span text:style-name="T1"/></text:p>
            </office:annotation>
            <text:p>0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office:annotation draw:style-name="gr1" draw:text-style-name="P1" svg:width="1.1413in" svg:height="0.3902in" svg:x="17.7524in" svg:y="8.6465in" draw:caption-point-x="-0.2402in" draw:caption-point-y="0.5996in">
              <dc:date>2019-01-25T00:00:00</dc:date>
              <text:p text:style-name="P1"><text:span text:style-name="T1">Bận việc đột xuất, off chiều</text:span></text:p>
            </office:annotation>
            <text:p>0.5</text:p>
          </table:table-cell>
          <table:table-cell table:style-name="ce60" table:number-columns-repeated="2"/>
          <table:table-cell table:style-name="ce60" office:value-type="float" office:value="0">
            <office:annotation draw:style-name="gr2" draw:text-style-name="P1" svg:width="1.1413in" svg:height="0.7012in" svg:x="19.1512in" svg:y="8.6469in" draw:caption-point-x="-0.2402in" draw:caption-point-y="0.5992in">
              <dc:date>2019-02-11T00:00:00</dc:date>
              <text:p text:style-name="P1"><text:span text:style-name="T1">Bận việc, xin về sớm, 4h10 về</text:span></text:p>
              <text:p text:style-name="P1"><text:span text:style-name="T1">-&gt;đã làm bù đủ giờ</text:span></text:p>
            </office:annotation>
            <text:p>0</text:p>
          </table:table-cell>
          <table:table-cell table:number-columns-repeated="3" table:style-name="ce60" office:value-type="float" office:value="0">
            <text:p>0</text:p>
          </table:table-cell>
        </table:table-row>
        <table:table-row table:style-name="ro7">
          <table:table-cell table:style-name="ce42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50" table:formula="of:=[.F39]*[.$C$2]" office:value-type="float" office:value="550000">
            <text:p>550,000</text:p>
          </table:table-cell>
          <table:table-cell table:style-name="ce50" table:formula="of:=[.C39]-IF([.E39]=&quot;Yes&quot;;0;[.C39])" office:value-type="float" office:value="550000">
            <text:p>550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39:.AK39]; &quot;0&quot;)" office:value-type="float" office:value="22">
            <text:p>22</text:p>
          </table:table-cell>
          <table:table-cell table:style-name="ce60"/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4.0217in" svg:y="8.8917in" draw:caption-point-x="-0.2402in" draw:caption-point-y="0.602in">
              <dc:date>2019-01-17T00:00:00</dc:date>
              <text:p text:style-name="P1"><text:span text:style-name="T1">Hư xe, xđt, 8h33 đến cty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7.7524in" svg:y="8.8941in" draw:caption-point-x="-0.2402in" draw:caption-point-y="0.5996in">
              <dc:date>2019-01-25T00:00:00</dc:date>
              <text:p text:style-name="P1"><text:span text:style-name="T1">Dậy muộn, 8h37 đến cty</text:span></text:p>
            </office:annotation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</table:table-row>
        <table:table-row table:style-name="ro7">
          <table:table-cell table:style-name="ce42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50" table:formula="of:=[.F40]*[.$C$2]" office:value-type="float" office:value="525000">
            <text:p>525,000</text:p>
          </table:table-cell>
          <table:table-cell table:style-name="ce50" table:formula="of:=[.C40]-IF([.E40]=&quot;Yes&quot;;0;[.C40])" office:value-type="float" office:value="525000">
            <text:p>525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40:.AK40]; &quot;0&quot;)" office:value-type="float" office:value="21">
            <text:p>21</text:p>
          </table:table-cell>
          <table:table-cell table:style-name="ce60"/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1">
            <office:annotation draw:style-name="gr1" draw:text-style-name="P1" svg:width="1.1413in" svg:height="0.3902in" svg:x="9.8252in" svg:y="9.1512in" draw:caption-point-x="-0.2402in" draw:caption-point-y="0.5902in">
              <dc:date>2019-01-08T00:00:00</dc:date>
              <text:p text:style-name="P1"><text:span text:style-name="T1">Bận việc đột xuất</text:span></text:p>
            </office:annotation>
            <text:p>1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3.0894in" svg:y="9.1531in" draw:caption-point-x="-0.2402in" draw:caption-point-y="0.5882in">
              <dc:date>2019-01-15T00:00:00</dc:date>
              <text:p text:style-name="P1"><text:span text:style-name="T1">Bận việc nhà, xđt, 9h17 đến cty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3" draw:text-style-name="P1" svg:width="1.1413in" svg:height="0.5457in" svg:x="14.0217in" svg:y="9.1394in" draw:caption-point-x="-0.2402in" draw:caption-point-y="0.602in">
              <dc:date>2019-01-17T00:00:00</dc:date>
              <text:p text:style-name="P1"><text:span text:style-name="T1">Thẻ xe chung cư có vấn đề, 8h39 đến cty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3" draw:text-style-name="P1" svg:width="1.1413in" svg:height="0.5457in" svg:x="16.3535in" svg:y="9.1406in" draw:caption-point-x="-0.2402in" draw:caption-point-y="0.6008in">
              <dc:date>2019-01-22T00:00:00</dc:date>
              <text:p text:style-name="P1"><text:span text:style-name="T1">Làm giấy tờ, xđt, 8h47 đến cty</text:span></text:p>
              <text:p text:style-name="P1"><text:span text:style-name="T1"/></text:p>
            </office:annotation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6.8197in" svg:y="9.1413in" draw:caption-point-x="-0.2402in" draw:caption-point-y="0.6in">
              <dc:date>2019-01-24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20.55in" svg:y="9.1413in" draw:caption-point-x="-0.2402in" draw:caption-point-y="0.6in">
              <dc:creator>TL</dc:creator>
              <dc:date>2019-01-31T00:00:00</dc:date>
              <text:p text:style-name="P1"><text:span text:style-name="T1">nhà có việc, 9h19 vô</text:span></text:p>
            </office:annotation>
            <text:p>0</text:p>
          </table:table-cell>
        </table:table-row>
        <table:table-row table:style-name="ro7">
          <table:table-cell table:style-name="ce42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50" table:formula="of:=[.F41]*[.$C$2]" office:value-type="float" office:value="550000">
            <text:p>550,000</text:p>
          </table:table-cell>
          <table:table-cell table:style-name="ce50" table:formula="of:=[.C41]-IF([.E41]=&quot;Yes&quot;;0;[.C41])" office:value-type="float" office:value="550000">
            <text:p>550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41:.AK41]; &quot;0&quot;)" office:value-type="float" office:value="22">
            <text:p>22</text:p>
          </table:table-cell>
          <table:table-cell table:style-name="ce60"/>
          <table:table-cell table:style-name="ce60" office:value-type="float" office:value="0">
            <office:annotation draw:style-name="gr1" draw:text-style-name="P1" svg:width="1.1413in" svg:height="0.3902in" svg:x="7.0272in" svg:y="9.3965in" draw:caption-point-x="-0.2402in" draw:caption-point-y="0.5925in">
              <dc:date>2019-01-02T00:00:00</dc:date>
              <text:p text:style-name="P1"><text:span text:style-name="T1">Ngủ quên, 8h38 đến cty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7.9598in" svg:y="9.398in" draw:caption-point-x="-0.2402in" draw:caption-point-y="0.5909in">
              <dc:date>2019-01-04T00:00:00</dc:date>
              <text:p text:style-name="P1"><text:span text:style-name="T1">Ngủ quên, 8h40 đến cty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office:annotation draw:style-name="gr1" draw:text-style-name="P1" svg:width="1.1413in" svg:height="0.3902in" svg:x="12.6228in" svg:y="9.4004in" draw:caption-point-x="-0.2402in" draw:caption-point-y="0.5886in">
              <dc:date>2019-01-14T00:00:00</dc:date>
              <text:p text:style-name="P1"><text:span text:style-name="T1">Dậy muộn, 8h33 đến cty</text:span></text:p>
            </office:annotation>
            <text:p>0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">
            <office:annotation draw:style-name="gr3" draw:text-style-name="P1" svg:width="1.1413in" svg:height="0.5457in" svg:x="14.0217in" svg:y="9.387in" draw:caption-point-x="-0.2402in" draw:caption-point-y="0.602in">
              <dc:date>2019-01-17T00:00:00</dc:date>
              <text:p text:style-name="P1"><text:span text:style-name="T1">Hư xe, đi xe buyết, 9h27 đến cty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</table:table-row>
        <table:table-row table:style-name="ro7">
          <table:table-cell table:style-name="ce42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50" table:formula="of:=[.F42]*[.$C$2]" office:value-type="float" office:value="525000">
            <text:p>525,000</text:p>
          </table:table-cell>
          <table:table-cell table:style-name="ce50" table:formula="of:=[.C42]-IF([.E42]=&quot;Yes&quot;;0;[.C42])" office:value-type="float" office:value="525000">
            <text:p>525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42:.AK42]; &quot;0&quot;)" office:value-type="float" office:value="21">
            <text:p>21</text:p>
          </table:table-cell>
          <table:table-cell table:style-name="ce60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7.9598in" svg:y="9.6457in" draw:caption-point-x="-0.2402in" draw:caption-point-y="0.5909in">
              <dc:date>2019-01-04T00:00:00</dc:date>
              <text:p text:style-name="P1"><text:span text:style-name="T1">Kẹt xe, 8h44 đến cty</text:span></text:p>
            </office:annotation>
            <text:p>0</text:p>
          </table:table-cell>
          <table:table-cell table:style-name="ce60" table:number-columns-repeated="2"/>
          <table:table-cell table:style-name="ce60" office:value-type="float" office:value="0">
            <office:annotation draw:style-name="gr1" draw:text-style-name="P1" svg:width="1.1413in" svg:height="0.3902in" svg:x="9.3587in" svg:y="9.6461in" draw:caption-point-x="-0.2402in" draw:caption-point-y="0.5906in">
              <dc:date>2019-01-07T00:00:00</dc:date>
              <text:p text:style-name="P1"><text:span text:style-name="T1">Kẹt xe, 8h50 đến cty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0.2913in" svg:y="9.6469in" draw:caption-point-x="-0.2402in" draw:caption-point-y="0.5898in">
              <dc:date>2019-01-09T00:00:00</dc:date>
              <text:p text:style-name="P1"><text:span text:style-name="T1">Bận việc,. Xđt, 9h32 đến cty</text:span></text:p>
            </office:annotation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0.7579in" svg:y="9.6472in" draw:caption-point-x="-0.2402in" draw:caption-point-y="0.5894in">
              <dc:date>2019-01-10T00:00:00</dc:date>
              <text:p text:style-name="P1"><text:span text:style-name="T1">Bận việc cá nhâ, 8h50 đến cty</text:span></text:p>
            </office:annotation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1.224in" svg:y="9.6476in" draw:caption-point-x="-0.2402in" draw:caption-point-y="0.589in">
              <dc:date>2019-01-11T00:00:00</dc:date>
              <text:p text:style-name="P1"><text:span text:style-name="T1">Đi lấy đồ, xđt, 9h27 đến cty</text:span></text:p>
            </office:annotation>
            <text:p>0</text:p>
          </table:table-cell>
          <table:table-cell table:style-name="ce60" table:number-columns-repeated="2"/>
          <table:table-cell table:style-name="ce60" office:value-type="float" office:value="0.5">
            <office:annotation draw:style-name="gr1" draw:text-style-name="P1" svg:width="1.1413in" svg:height="0.3902in" svg:x="12.6228in" svg:y="9.648in" draw:caption-point-x="-0.2402in" draw:caption-point-y="0.5886in">
              <dc:date>2019-01-14T00:00:00</dc:date>
              <text:p text:style-name="P1"><text:span text:style-name="T1">Đau đầu, off sáng</text:span></text:p>
            </office:annotation>
            <text:p>0.5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6.8197in" svg:y="9.6366in" draw:caption-point-x="-0.2402in" draw:caption-point-y="0.6in">
              <dc:date>2019-01-24T00:00:00</dc:date>
              <text:p text:style-name="P1"><text:span text:style-name="T1">Bận việc, xđt, 9h16 đến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3" draw:text-style-name="P1" svg:width="1.1413in" svg:height="0.5457in" svg:x="17.7524in" svg:y="9.637in" draw:caption-point-x="-0.2402in" draw:caption-point-y="0.5996in">
              <dc:date>2019-01-25T00:00:00</dc:date>
              <text:p text:style-name="P1"><text:span text:style-name="T1">Bận việc cá nhân, 8h59 đến cty</text:span></text:p>
            </office:annotation>
            <text:p>0</text:p>
          </table:table-cell>
          <table:table-cell table:style-name="ce60" table:number-columns-repeated="2"/>
          <table:table-cell table:style-name="ce60" office:value-type="float" office:value="0">
            <office:annotation draw:style-name="gr1" draw:text-style-name="P1" svg:width="1.1413in" svg:height="0.3902in" svg:x="19.1512in" svg:y="9.6362in" draw:caption-point-x="-0.2402in" draw:caption-point-y="0.6004in">
              <dc:date>2019-01-29T00:00:00</dc:date>
              <text:p text:style-name="P1"><text:span text:style-name="T1">Kẹt xe, 8h33 đến <text:s/>cty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20.0839in" svg:y="9.6366in" draw:caption-point-x="-0.2402in" draw:caption-point-y="0.6in">
              <dc:creator>TL</dc:creator>
              <dc:date>2019-01-30T00:00:00</dc:date>
              <text:p text:style-name="P1"><text:span text:style-name="T1">Cảm, dậy trễ. 9H22 đến</text:span></text:p>
            </office:annotation>
            <text:p>0</text:p>
          </table:table-cell>
          <table:table-cell table:style-name="ce60" office:value-type="float" office:value="0">
            <office:annotation draw:style-name="gr8" draw:text-style-name="P1" svg:width="1.1413in" svg:height="1.0122in" svg:x="20.55in" svg:y="9.6366in" draw:caption-point-x="-0.2402in" draw:caption-point-y="0.6in">
              <dc:creator>TL</dc:creator>
              <dc:date>2019-01-31T00:00:00</dc:date>
              <text:p text:style-name="P1"><text:span text:style-name="T1">nhà có việc, 9h17 vô.</text:span></text:p>
              <text:p text:style-name="P1"><text:span text:style-name="T1"/></text:p>
              <text:p text:style-name="P1"><text:span text:style-name="T1">Xin về sớm chuẩn bị đồ về quê, 4h45</text:span></text:p>
            </office:annotation>
            <text:p>0</text:p>
          </table:table-cell>
        </table:table-row>
        <table:table-row table:style-name="ro7">
          <table:table-cell table:style-name="ce42" office:value-type="float" office:value="37">
            <text:p>37</text:p>
          </table:table-cell>
          <table:table-cell table:style-name="ce45" office:value-type="string">
            <text:p>NhungLM</text:p>
          </table:table-cell>
          <table:table-cell table:style-name="ce50" table:formula="of:=[.F43]*[.$C$2]" office:value-type="float" office:value="475000">
            <text:p>475,000</text:p>
          </table:table-cell>
          <table:table-cell table:style-name="ce50" table:formula="of:=[.C43]-IF([.E43]=&quot;Yes&quot;;0;[.C43])" office:value-type="float" office:value="475000">
            <text:p>475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43:.AK43]; &quot;0&quot;)" office:value-type="float" office:value="19">
            <text:p>19</text:p>
          </table:table-cell>
          <table:table-cell table:style-name="ce60"/>
          <table:table-cell table:style-name="ce60" office:value-type="float" office:value="0">
            <office:annotation draw:style-name="gr3" draw:text-style-name="P1" svg:width="1.1413in" svg:height="0.5457in" svg:x="7.0272in" svg:y="9.8917in" draw:caption-point-x="-0.2402in" draw:caption-point-y="0.5925in">
              <dc:date>2019-01-02T00:00:00</dc:date>
              <text:p text:style-name="P1"><text:span text:style-name="T1">Lấy thuốc cho con, xđt, 8h58 đến cty</text:span></text:p>
            </office:annotation>
            <text:p>0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1">
            <office:annotation draw:style-name="gr4" draw:text-style-name="P1" svg:width="1.1413in" svg:height="0.2634in" svg:x="9.8252in" svg:y="9.8941in" draw:caption-point-x="-0.2402in" draw:caption-point-y="0.5902in">
              <dc:date>2019-01-08T00:00:00</dc:date>
              <text:p text:style-name="P1"><text:span text:style-name="T1">Đi khám thai</text:span></text:p>
            </office:annotation>
            <text:p>1</text:p>
          </table:table-cell>
          <table:table-cell table:style-name="ce60" office:value-type="float" office:value="0">
            <office:annotation draw:style-name="gr1" draw:text-style-name="P1" svg:width="1.1413in" svg:height="0.3902in" svg:x="10.2913in" svg:y="9.8945in" draw:caption-point-x="-0.2402in" draw:caption-point-y="0.5898in">
              <dc:date>2019-01-09T00:00:00</dc:date>
              <text:p text:style-name="P1"><text:span text:style-name="T1">Mệt,. 8H38 đến cty</text:span></text:p>
            </office:annotation>
            <text:p>0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office:annotation draw:style-name="gr1" draw:text-style-name="P1" svg:width="1.1413in" svg:height="0.3902in" svg:x="12.6228in" svg:y="9.8957in" draw:caption-point-x="-0.2402in" draw:caption-point-y="0.5886in">
              <dc:date>2019-01-14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60" office:value-type="float" office:value="0">
            <office:annotation draw:style-name="gr1" draw:text-style-name="P2" svg:width="1.1413in" svg:height="0.3902in" svg:x="13.0894in" svg:y="9.8961in" draw:caption-point-x="-0.2402in" draw:caption-point-y="0.5882in">
              <dc:date>2019-01-15T00:00:00</dc:date>
              <text:p text:style-name="P2"><text:span text:style-name="T1">dậy muộn, 8h40 đến cty</text:span></text:p>
            </office:annotation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3.5555in" svg:y="9.8819in" draw:caption-point-x="-0.2402in" draw:caption-point-y="0.6024in">
              <dc:date>2019-01-16T00:00:00</dc:date>
              <text:p text:style-name="P1"><text:span text:style-name="T1">Bận việc nhà, 8h43 đến cty</text:span></text:p>
            </office:annotation>
            <text:p>0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.5">
            <office:annotation draw:style-name="gr1" draw:text-style-name="P1" svg:width="1.1413in" svg:height="0.3902in" svg:x="15.887in" svg:y="9.8815in" draw:caption-point-x="-0.2402in" draw:caption-point-y="0.6028in">
              <dc:date>2019-01-21T00:00:00</dc:date>
              <text:p text:style-name="P1"><text:span text:style-name="T1">Đưa con đi khám bệnh, off sáng</text:span></text:p>
            </office:annotation>
            <text:p>0.5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office:annotation draw:style-name="gr3" draw:text-style-name="P1" svg:width="1.1413in" svg:height="0.5457in" svg:x="20.0839in" svg:y="9.8843in" draw:caption-point-x="-0.2402in" draw:caption-point-y="0.6in">
              <dc:creator>TL</dc:creator>
              <dc:date>2019-01-30T00:00:00</dc:date>
              <text:p text:style-name="P1"><text:span text:style-name="T1">Nhà có việc gấp, xin off chiều (2h về) 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</table:table-row>
        <table:table-row table:style-name="ro7">
          <table:table-cell table:style-name="ce42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50" table:formula="of:=[.F44]*[.$C$2]" office:value-type="float" office:value="475000">
            <text:p>475,000</text:p>
          </table:table-cell>
          <table:table-cell table:style-name="ce50" table:formula="of:=[.C44]-IF([.E44]=&quot;Yes&quot;;0;[.C44])" office:value-type="float" office:value="475000">
            <text:p>475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44:.AK44]; &quot;0&quot;)" office:value-type="float" office:value="19">
            <text:p>19</text:p>
          </table:table-cell>
          <table:table-cell table:style-name="ce60"/>
          <table:table-cell table:style-name="ce60" office:value-type="float" office:value="0">
            <office:annotation draw:style-name="gr1" draw:text-style-name="P1" svg:width="1.1413in" svg:height="0.3902in" svg:x="7.0272in" svg:y="10.1394in" draw:caption-point-x="-0.2402in" draw:caption-point-y="0.5925in">
              <dc:date>2019-01-02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60" office:value-type="float" office:value="0">
            <office:annotation draw:style-name="gr3" draw:text-style-name="P1" svg:width="1.1413in" svg:height="0.5457in" svg:x="7.4937in" svg:y="10.1402in" draw:caption-point-x="-0.2402in" draw:caption-point-y="0.5917in">
              <dc:date>2019-01-03T00:00:00</dc:date>
              <text:p text:style-name="P1"><text:span text:style-name="T1">Đi khám bệnh, xin vào trễ, 9h12 vào cty</text:span></text:p>
            </office:annotation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7.9598in" svg:y="10.1409in" draw:caption-point-x="-0.2402in" draw:caption-point-y="0.5909in">
              <dc:date>2019-01-04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60" table:number-columns-repeated="2"/>
          <table:table-cell table:style-name="ce60" office:value-type="float" office:value="0">
            <office:annotation draw:style-name="gr1" draw:text-style-name="P1" svg:width="1.1413in" svg:height="0.3902in" svg:x="9.3587in" svg:y="10.1413in" draw:caption-point-x="-0.2402in" draw:caption-point-y="0.5906in">
              <dc:date>2019-01-07T00:00:00</dc:date>
              <text:p text:style-name="P1"><text:span text:style-name="T1">Hư xe, 8h50 đến cty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0.2913in" svg:y="10.1421in" draw:caption-point-x="-0.2402in" draw:caption-point-y="0.5898in">
              <dc:date>2019-01-09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1.224in" svg:y="10.1283in" draw:caption-point-x="-0.2402in" draw:caption-point-y="0.6035in">
              <dc:date>2019-01-1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60" table:number-columns-repeated="2"/>
          <table:table-cell table:style-name="ce60" office:value-type="float" office:value="0.5">
            <office:annotation draw:style-name="gr1" draw:text-style-name="P1" svg:width="1.1413in" svg:height="0.3902in" svg:x="12.6228in" svg:y="10.1433in" draw:caption-point-x="-0.2402in" draw:caption-point-y="0.5886in">
              <dc:date>2019-01-14T00:00:00</dc:date>
              <text:p text:style-name="P1"><text:span text:style-name="T1">Nhà có việc, off chiều</text:span></text:p>
            </office:annotation>
            <text:p>0.5</text:p>
          </table:table-cell>
          <table:table-cell table:style-name="ce60" office:value-type="float" office:value="0">
            <office:annotation draw:style-name="gr1" draw:text-style-name="P1" svg:width="1.1413in" svg:height="0.3902in" svg:x="13.0894in" svg:y="10.1437in" draw:caption-point-x="-0.2402in" draw:caption-point-y="0.5882in">
              <dc:date>2019-01-15T00:00:00</dc:date>
              <text:p text:style-name="P1"><text:span text:style-name="T1">Hư xe, 8h43 đến cty</text:span></text:p>
            </office:annotation>
            <text:p>0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office:annotation draw:style-name="gr1" draw:text-style-name="P1" svg:width="1.1413in" svg:height="0.3902in" svg:x="15.887in" svg:y="10.1291in" draw:caption-point-x="-0.2402in" draw:caption-point-y="0.6028in">
              <dc:date>2019-01-21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6.3535in" svg:y="10.1311in" draw:caption-point-x="-0.2402in" draw:caption-point-y="0.6008in">
              <dc:date>2019-01-22T00:00:00</dc:date>
              <text:p text:style-name="P1"><text:span text:style-name="T1">Đau bụng, 8h44 đến cty</text:span></text:p>
            </office:annotation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6.8197in" svg:y="10.1319in" draw:caption-point-x="-0.2402in" draw:caption-point-y="0.6in">
              <dc:date>2019-01-24T00:00:00</dc:date>
              <text:p text:style-name="P1"><text:span text:style-name="T1">Đau bụng, 8h38 đến cty</text:span></text:p>
            </office:annotation>
            <text:p>0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.5">
            <office:annotation draw:style-name="gr1" draw:text-style-name="P1" svg:width="1.1413in" svg:height="0.3902in" svg:x="19.1512in" svg:y="10.1315in" draw:caption-point-x="-0.2402in" draw:caption-point-y="0.6004in">
              <dc:date>2019-01-29T00:00:00</dc:date>
              <text:p text:style-name="P1"><text:span text:style-name="T1">Khám bệnh, off chiều</text:span></text:p>
            </office:annotation>
            <text:p>0.5</text:p>
          </table:table-cell>
          <table:table-cell table:style-name="ce60" office:value-type="float" office:value="0">
            <office:annotation draw:style-name="gr1" draw:text-style-name="P1" svg:width="1.1413in" svg:height="0.3902in" svg:x="19.6173in" svg:y="10.1315in" draw:caption-point-x="-0.2402in" draw:caption-point-y="0.6004in">
              <dc:date>2019-01-29T00:00:00</dc:date>
              <text:p text:style-name="P1"><text:span text:style-name="T1">Bệnh, 8h41 đến cty</text:span></text:p>
            </office:annotation>
            <text:p>0</text:p>
          </table:table-cell>
          <table:table-cell table:style-name="ce60" office:value-type="float" office:value="0">
            <office:annotation draw:style-name="gr1" draw:text-style-name="P3" svg:width="1.1413in" svg:height="0.3902in" svg:x="20.0839in" svg:y="10.1319in" draw:caption-point-x="-0.2402in" draw:caption-point-y="0.6in">
              <dc:creator>TL</dc:creator>
              <dc:date>2019-01-30T00:00:00</dc:date>
              <text:p text:style-name="P3"><text:span text:style-name="T2">bệnh 8h41 đến cty</text:span></text:p>
            </office:annotation>
            <text:p>0</text:p>
          </table:table-cell>
          <table:table-cell table:style-name="ce60" office:value-type="float" office:value="1">
            <office:annotation draw:style-name="gr4" draw:text-style-name="P1" svg:width="1.1413in" svg:height="0.2634in" svg:x="20.55in" svg:y="10.1315in" draw:caption-point-x="-0.2402in" draw:caption-point-y="0.6004in">
              <dc:date>2019-01-29T00:00:00</dc:date>
              <text:p text:style-name="P1"><text:span text:style-name="T1">Về quê ăn tết</text:span></text:p>
            </office:annotation>
            <text:p>1</text:p>
          </table:table-cell>
        </table:table-row>
        <table:table-row table:style-name="ro7">
          <table:table-cell table:style-name="ce42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50" table:formula="of:=[.F45]*[.$C$2]" office:value-type="float" office:value="550000">
            <text:p>550,000</text:p>
          </table:table-cell>
          <table:table-cell table:style-name="ce50" table:formula="of:=[.C45]-IF([.E45]=&quot;Yes&quot;;0;[.C45])" office:value-type="float" office:value="550000">
            <text:p>550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45:.AK45]; &quot;0&quot;)" office:value-type="float" office:value="22">
            <text:p>22</text:p>
          </table:table-cell>
          <table:table-cell table:style-name="ce60"/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4.4882in" svg:y="10.378in" draw:caption-point-x="-0.2402in" draw:caption-point-y="0.6016in">
              <dc:date>2019-01-18T00:00:00</dc:date>
              <text:p text:style-name="P1"><text:span text:style-name="T1">Huqa OT, 9h20 đến cty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</table:table-row>
        <table:table-row table:style-name="ro7">
          <table:table-cell table:style-name="ce42" office:value-type="float" office:value="40">
            <text:p>40</text:p>
          </table:table-cell>
          <table:table-cell table:style-name="ce44" office:value-type="string">
            <text:p>PhatHDT</text:p>
          </table:table-cell>
          <table:table-cell table:style-name="ce50" table:formula="of:=[.F46]*[.$C$2]" office:value-type="float" office:value="550000">
            <text:p>550,000</text:p>
          </table:table-cell>
          <table:table-cell table:style-name="ce50" table:formula="of:=[.C46]-IF([.E46]=&quot;Yes&quot;;0;[.C46])" office:value-type="float" office:value="550000">
            <text:p>550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46:.AK46]; &quot;0&quot;)" office:value-type="float" office:value="22">
            <text:p>22</text:p>
          </table:table-cell>
          <table:table-cell table:style-name="ce60"/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office:annotation draw:style-name="gr1" draw:text-style-name="P1" svg:width="1.1413in" svg:height="0.3902in" svg:x="9.3587in" svg:y="10.6366in" draw:caption-point-x="-0.2402in" draw:caption-point-y="0.5906in">
              <dc:date>2019-01-07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3.5555in" svg:y="10.6248in" draw:caption-point-x="-0.2402in" draw:caption-point-y="0.6024in">
              <dc:date>2019-01-16T00:00:00</dc:date>
              <text:p text:style-name="P1"><text:span text:style-name="T1">Dậy muộn, 8h39 đến cty</text:span></text:p>
            </office:annotation>
            <text:p>0</text:p>
          </table:table-cell>
          <table:table-cell table:style-name="ce60" office:value-type="float" office:value="0">
            <office:annotation draw:style-name="gr3" draw:text-style-name="P1" svg:width="1.1413in" svg:height="0.5457in" svg:x="14.0217in" svg:y="10.6252in" draw:caption-point-x="-0.2402in" draw:caption-point-y="0.602in">
              <dc:date>2019-01-17T00:00:00</dc:date>
              <text:p text:style-name="P1"><text:span text:style-name="T1">Bận việc cá nhân, xđt, 9h05 đên cty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3" draw:text-style-name="P1" svg:width="1.1413in" svg:height="0.5457in" svg:x="16.3535in" svg:y="10.6264in" draw:caption-point-x="-0.2402in" draw:caption-point-y="0.6008in">
              <dc:date>2019-01-22T00:00:00</dc:date>
              <text:p text:style-name="P1"><text:span text:style-name="T1">Lên trường phản biện đồ án, xđt, 9h57 đến cty</text:span></text:p>
            </office:annotation>
            <text:p>0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</table:table-row>
        <table:table-row table:style-name="ro7">
          <table:table-cell table:style-name="ce4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50" table:formula="of:=[.F47]*[.$C$2]" office:value-type="float" office:value="525000">
            <text:p>525,000</text:p>
          </table:table-cell>
          <table:table-cell table:style-name="ce50" table:formula="of:=[.C47]-IF([.E47]=&quot;Yes&quot;;0;[.C47])" office:value-type="float" office:value="525000">
            <text:p>525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47:.AK47]; &quot;0&quot;)" office:value-type="float" office:value="21">
            <text:p>21</text:p>
          </table:table-cell>
          <table:table-cell table:style-name="ce60"/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1">
            <office:annotation draw:style-name="gr1" draw:text-style-name="P1" svg:width="1.1413in" svg:height="0.3902in" svg:x="10.7579in" svg:y="10.8854in" draw:caption-point-x="-0.2402in" draw:caption-point-y="0.5898in">
              <dc:date>2019-01-10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6.3535in" svg:y="10.8744in" draw:caption-point-x="-0.2402in" draw:caption-point-y="0.6008in">
              <dc:date>2019-01-22T00:00:00</dc:date>
              <text:p text:style-name="P1"><text:span text:style-name="T1">Bận việc, xđt, 9h57 đến cty</text:span></text:p>
            </office:annotation>
            <text:p>0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</table:table-row>
        <table:table-row table:style-name="ro7">
          <table:table-cell table:style-name="ce42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50" table:formula="of:=[.F48]*[.$C$2]" office:value-type="float" office:value="550000">
            <text:p>550,000</text:p>
          </table:table-cell>
          <table:table-cell table:style-name="ce50" table:formula="of:=[.C48]-IF([.E48]=&quot;Yes&quot;;0;[.C48])" office:value-type="float" office:value="550000">
            <text:p>550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48:.AK48]; &quot;0&quot;)" office:value-type="float" office:value="22">
            <text:p>22</text:p>
          </table:table-cell>
          <table:table-cell table:style-name="ce60"/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6.8197in" svg:y="11.1228in" draw:caption-point-x="-0.2402in" draw:caption-point-y="0.6in">
              <dc:date>2019-01-24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7.2858in" svg:y="11.1228in" draw:caption-point-x="-0.2402in" draw:caption-point-y="0.6in">
              <dc:date>2019-01-24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</table:table-row>
        <table:table-row table:style-name="ro7">
          <table:table-cell table:style-name="ce42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50" table:formula="of:=[.F49]*[.$C$2]" office:value-type="float" office:value="525000">
            <text:p>525,000</text:p>
          </table:table-cell>
          <table:table-cell table:style-name="ce50" table:formula="of:=[.C49]-IF([.E49]=&quot;Yes&quot;;0;[.C49])" office:value-type="float" office:value="525000">
            <text:p>525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49:.AK49]; &quot;0&quot;)" office:value-type="float" office:value="21">
            <text:p>21</text:p>
          </table:table-cell>
          <table:table-cell table:style-name="ce60"/>
          <table:table-cell table:style-name="ce60" office:value-type="float" office:value="0.5">
            <office:annotation draw:style-name="gr1" draw:text-style-name="P1" svg:width="1.1413in" svg:height="0.3902in" svg:x="7.0272in" svg:y="11.378in" draw:caption-point-x="-0.2402in" draw:caption-point-y="0.5925in">
              <dc:date>2019-01-02T00:00:00</dc:date>
              <text:p text:style-name="P1"><text:span text:style-name="T1">Sốt + đau đầu, off sáng</text:span></text:p>
            </office:annotation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">
            <office:annotation draw:style-name="gr3" draw:text-style-name="P1" svg:width="1.1413in" svg:height="0.5457in" svg:x="10.2913in" svg:y="11.3807in" draw:caption-point-x="-0.2402in" draw:caption-point-y="0.5898in">
              <dc:date>2019-01-09T00:00:00</dc:date>
              <text:p text:style-name="P1"><text:span text:style-name="T1">Hư ổ khóa chở sửa, 8h38 đến cty</text:span></text:p>
            </office:annotation>
            <text:p>0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6.3535in" svg:y="11.3697in" draw:caption-point-x="-0.2402in" draw:caption-point-y="0.6008in">
              <dc:date>2019-01-22T00:00:00</dc:date>
              <text:p text:style-name="P1"><text:span text:style-name="T1">Hết xăng, 8h44 đến cty</text:span></text:p>
            </office:annotation>
            <text:p>0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office:annotation draw:style-name="gr1" draw:text-style-name="P1" svg:width="1.1413in" svg:height="0.3902in" svg:x="19.1512in" svg:y="11.3701in" draw:caption-point-x="-0.2402in" draw:caption-point-y="0.6004in">
              <dc:date>2019-01-29T00:00:00</dc:date>
              <text:p text:style-name="P1"><text:span text:style-name="T1">Ghé ngân hàng, 8h54 đến cty</text:span></text:p>
            </office:annotation>
            <text:p>0</text:p>
          </table:table-cell>
          <table:table-cell table:number-columns-repeated="3" table:style-name="ce60" office:value-type="float" office:value="0">
            <text:p>0</text:p>
          </table:table-cell>
        </table:table-row>
        <table:table-row table:style-name="ro7">
          <table:table-cell table:style-name="ce42" office:value-type="float" office:value="44">
            <text:p>44</text:p>
          </table:table-cell>
          <table:table-cell table:style-name="ce44" office:value-type="string">
            <text:p>SonNN</text:p>
          </table:table-cell>
          <table:table-cell table:style-name="ce50" table:formula="of:=[.F50]*[.$C$2]" office:value-type="float" office:value="425000">
            <text:p>425,000</text:p>
          </table:table-cell>
          <table:table-cell table:style-name="ce50" table:formula="of:=[.C50]-IF([.E50]=&quot;Yes&quot;;0;[.C50])" office:value-type="float" office:value="425000">
            <text:p>425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50:.AK50]; &quot;0&quot;)" office:value-type="float" office:value="17">
            <text:p>17</text:p>
          </table:table-cell>
          <table:table-cell table:style-name="ce60"/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office:annotation draw:style-name="gr1" draw:text-style-name="P1" svg:width="1.1413in" svg:height="0.3902in" svg:x="9.3587in" svg:y="11.6276in" draw:caption-point-x="-0.2402in" draw:caption-point-y="0.5906in">
              <dc:date>2019-01-07T00:00:00</dc:date>
              <text:p text:style-name="P1"><text:span text:style-name="T1">Kẹt xe, 8h37 đến cty</text:span></text:p>
            </office:annotation>
            <text:p>0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1">
            <office:annotation draw:style-name="gr4" draw:text-style-name="P1" svg:width="1.1413in" svg:height="0.2634in" svg:x="11.224in" svg:y="11.6291in" draw:caption-point-x="-0.2402in" draw:caption-point-y="0.589in">
              <dc:date>2019-01-11T00:00:00</dc:date>
              <text:p text:style-name="P1"><text:span text:style-name="T1">Đám cưới bạn</text:span></text:p>
            </office:annotation>
            <text:p>1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3" draw:text-style-name="P1" svg:width="1.1413in" svg:height="0.5457in" svg:x="14.0217in" svg:y="11.6161in" draw:caption-point-x="-0.2402in" draw:caption-point-y="0.602in">
              <dc:date>2019-01-17T00:00:00</dc:date>
              <text:p text:style-name="P1"><text:span text:style-name="T1">Bận viêc cá nhân, xđt, 9h03 đến cty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7.7524in" svg:y="11.6185in" draw:caption-point-x="-0.2402in" draw:caption-point-y="0.5996in">
              <dc:date>2019-01-25T00:00:00</dc:date>
              <text:p text:style-name="P1"><text:span text:style-name="T1">Ngủ quên, 8h48 đến cty</text:span></text:p>
            </office:annotation>
            <text:p>0</text:p>
          </table:table-cell>
          <table:table-cell table:style-name="ce60" table:number-columns-repeated="6"/>
        </table:table-row>
        <table:table-row table:style-name="ro7">
          <table:table-cell table:style-name="ce42" office:value-type="float" office:value="45">
            <text:p>45</text:p>
          </table:table-cell>
          <table:table-cell table:style-name="ce44" office:value-type="string">
            <text:p>TaiPA</text:p>
          </table:table-cell>
          <table:table-cell table:style-name="ce50" table:formula="of:=[.F51]*[.$C$2]" office:value-type="float" office:value="500000">
            <text:p>500,000</text:p>
          </table:table-cell>
          <table:table-cell table:style-name="ce50" table:formula="of:=[.C51]-IF([.E51]=&quot;Yes&quot;;0;[.C51])" office:value-type="float" office:value="500000">
            <text:p>500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51:.AK51]; &quot;0&quot;)" office:value-type="float" office:value="20">
            <text:p>20</text:p>
          </table:table-cell>
          <table:table-cell table:style-name="ce60"/>
          <table:table-cell table:style-name="ce60" office:value-type="float" office:value="0">
            <office:annotation draw:style-name="gr1" draw:text-style-name="P1" svg:width="1.1413in" svg:height="0.3902in" svg:x="7.0272in" svg:y="11.8732in" draw:caption-point-x="-0.2402in" draw:caption-point-y="0.5925in">
              <dc:date>2019-01-02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7.4937in" svg:y="11.8744in" draw:caption-point-x="-0.2402in" draw:caption-point-y="0.5913in">
              <dc:date>2019-01-03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office:annotation draw:style-name="gr1" draw:text-style-name="P1" svg:width="1.1413in" svg:height="0.3902in" svg:x="9.3587in" svg:y="11.8752in" draw:caption-point-x="-0.2402in" draw:caption-point-y="0.5906in">
              <dc:date>2019-01-07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9.8252in" svg:y="11.8756in" draw:caption-point-x="-0.2402in" draw:caption-point-y="0.5902in">
              <dc:date>2019-01-08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.5">
            <office:annotation draw:style-name="gr4" draw:text-style-name="P1" svg:width="1.1413in" svg:height="0.2634in" svg:x="12.6228in" svg:y="11.8772in" draw:caption-point-x="-0.2402in" draw:caption-point-y="0.5886in">
              <dc:date>2019-01-14T00:00:00</dc:date>
              <text:p text:style-name="P1"><text:span text:style-name="T1">Bệnh, off chiều</text:span></text:p>
            </office:annotation>
            <text:p>0.5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4.4882in" svg:y="11.8642in" draw:caption-point-x="-0.2402in" draw:caption-point-y="0.6016in">
              <dc:date>2019-01-18T00:00:00</dc:date>
              <text:p text:style-name="P1"><text:span text:style-name="T1">Hqua OT, xđt, 9h31 đến cty</text:span></text:p>
            </office:annotation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3" draw:text-style-name="P1" svg:width="1.1413in" svg:height="0.5457in" svg:x="17.7524in" svg:y="11.8661in" draw:caption-point-x="-0.2402in" draw:caption-point-y="0.5996in">
              <dc:date>2019-01-25T00:00:00</dc:date>
              <text:p text:style-name="P1"><text:span text:style-name="T1">Bận việc cá nhân, 9h29 đến cty</text:span></text:p>
            </office:annotation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9.6173in" svg:y="11.8654in" draw:caption-point-x="-0.2402in" draw:caption-point-y="0.6004in">
              <dc:date>2019-01-29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6" office:value-type="float" office:value="1">
            <office:annotation draw:style-name="gr6" draw:text-style-name="P1" svg:width="1.1413in" svg:height="0.8567in" svg:x="20.55in" svg:y="11.8657in" draw:caption-point-x="-0.2402in" draw:caption-point-y="0.6in">
              <dc:creator>TL</dc:creator>
              <dc:date>2019-01-31T00:00:00</dc:date>
              <text:p text:style-name="P1"><text:span text:style-name="T1">Bị bệnh.</text:span></text:p>
            </office:annotation>
            <text:p>1</text:p>
          </table:table-cell>
        </table:table-row>
        <table:table-row table:style-name="ro7">
          <table:table-cell table:style-name="ce42" office:value-type="float" office:value="46">
            <text:p>46</text:p>
          </table:table-cell>
          <table:table-cell table:style-name="ce44" office:value-type="string">
            <text:p>TamHVH</text:p>
          </table:table-cell>
          <table:table-cell table:style-name="ce50" table:formula="of:=[.F52]*[.$C$2]" office:value-type="float" office:value="500000">
            <text:p>500,000</text:p>
          </table:table-cell>
          <table:table-cell table:style-name="ce50" table:formula="of:=[.C52]-IF([.E52]=&quot;Yes&quot;;0;[.C52])" office:value-type="float" office:value="500000">
            <text:p>500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52:.AK52]; &quot;0&quot;)" office:value-type="float" office:value="20">
            <text:p>20</text:p>
          </table:table-cell>
          <table:table-cell table:style-name="ce60"/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1">
            <office:annotation draw:style-name="gr4" draw:text-style-name="P1" svg:width="1.1413in" svg:height="0.2634in" svg:x="20.0839in" svg:y="12.113in" draw:caption-point-x="-0.2402in" draw:caption-point-y="0.6004in">
              <dc:date>2019-01-29T00:00:00</dc:date>
              <text:p text:style-name="P1"><text:span text:style-name="T1">Về quê ăn tết</text:span></text:p>
            </office:annotation>
            <text:p>1</text:p>
          </table:table-cell>
          <table:table-cell table:style-name="ce60" office:value-type="float" office:value="1">
            <office:annotation draw:style-name="gr4" draw:text-style-name="P1" svg:width="1.1413in" svg:height="0.2634in" svg:x="20.55in" svg:y="12.113in" draw:caption-point-x="-0.2402in" draw:caption-point-y="0.6004in">
              <dc:date>2019-01-29T00:00:00</dc:date>
              <text:p text:style-name="P1"><text:span text:style-name="T1">Về quê ăn tết</text:span></text:p>
            </office:annotation>
            <text:p>1</text:p>
          </table:table-cell>
        </table:table-row>
        <table:table-row table:style-name="ro7">
          <table:table-cell table:style-name="ce42" office:value-type="float" office:value="47">
            <text:p>47</text:p>
          </table:table-cell>
          <table:table-cell table:style-name="ce44" office:value-type="string">
            <text:p>TanNN</text:p>
          </table:table-cell>
          <table:table-cell table:style-name="ce50" table:formula="of:=[.F53]*[.$C$2]" office:value-type="float" office:value="475000">
            <text:p>475,000</text:p>
          </table:table-cell>
          <table:table-cell table:style-name="ce50" table:formula="of:=[.C53]-IF([.E53]=&quot;Yes&quot;;0;[.C53])" office:value-type="float" office:value="475000">
            <text:p>475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53:.AK53]; &quot;0&quot;)" office:value-type="float" office:value="19">
            <text:p>19</text:p>
          </table:table-cell>
          <table:table-cell table:style-name="ce60"/>
          <table:table-cell table:style-name="ce60" office:value-type="float" office:value="0.5">
            <office:annotation draw:style-name="gr1" draw:text-style-name="P1" svg:width="1.1413in" svg:height="0.3902in" svg:x="7.0272in" svg:y="12.3685in" draw:caption-point-x="-0.2402in" draw:caption-point-y="0.5925in">
              <dc:date>2019-01-02T00:00:00</dc:date>
              <text:p text:style-name="P1"><text:span text:style-name="T1">Bận việc đột xuất, off chiều</text:span></text:p>
            </office:annotation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.5">
            <office:annotation draw:style-name="gr4" draw:text-style-name="P1" svg:width="1.1413in" svg:height="0.2634in" svg:x="15.887in" svg:y="12.3583in" draw:caption-point-x="-0.2402in" draw:caption-point-y="0.6028in">
              <dc:date>2019-01-21T00:00:00</dc:date>
              <text:p text:style-name="P1"><text:span text:style-name="T1">Bị sốt, off sáng</text:span></text:p>
            </office:annotation>
            <text:p>0.5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7.7524in" svg:y="12.3614in" draw:caption-point-x="-0.2402in" draw:caption-point-y="0.5996in">
              <dc:date>2019-01-25T00:00:00</dc:date>
              <text:p text:style-name="P1"><text:span text:style-name="T1">Ghé mua thuốc, 8h33 đến cty</text:span></text:p>
            </office:annotation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1">
            <office:annotation draw:style-name="gr2" draw:text-style-name="P1" svg:width="1.1413in" svg:height="0.7012in" svg:x="20.55in" svg:y="12.3606in" draw:caption-point-x="-0.2402in" draw:caption-point-y="0.6004in">
              <dc:creator>TL</dc:creator>
              <dc:date>2019-01-30T00:00:00</dc:date>
              <text:p text:style-name="P1"><text:span text:style-name="T1">do xe (về quê Tết) đổi lịch đột xuất, Có thể cần off thêm </text:span></text:p>
            </office:annotation>
            <text:p>1</text:p>
          </table:table-cell>
        </table:table-row>
        <table:table-row table:style-name="ro7">
          <table:table-cell table:style-name="ce42" office:value-type="float" office:value="48">
            <text:p>48</text:p>
          </table:table-cell>
          <table:table-cell table:style-name="ce44" office:value-type="string">
            <text:p>TinNQ</text:p>
          </table:table-cell>
          <table:table-cell table:style-name="ce50" table:formula="of:=[.F54]*[.$C$2]" office:value-type="float" office:value="450000">
            <text:p>450,000</text:p>
          </table:table-cell>
          <table:table-cell table:style-name="ce50" table:formula="of:=[.C54]-IF([.E54]=&quot;Yes&quot;;0;[.C54])" office:value-type="float" office:value="450000">
            <text:p>450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54:.AK54]; &quot;0&quot;)" office:value-type="float" office:value="18">
            <text:p>18</text:p>
          </table:table-cell>
          <table:table-cell table:style-name="ce60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7.4937in" svg:y="12.6173in" draw:caption-point-x="-0.2402in" draw:caption-point-y="0.5913in">
              <dc:date>2019-01-03T00:00:00</dc:date>
              <text:p text:style-name="P1"><text:span text:style-name="T1">Kẹt xe, 8h33 vào cty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.5">
            <office:annotation draw:style-name="gr1" draw:text-style-name="P1" svg:width="1.1413in" svg:height="0.3902in" svg:x="9.3587in" svg:y="12.6181in" draw:caption-point-x="-0.2402in" draw:caption-point-y="0.5906in">
              <dc:date>2019-01-07T00:00:00</dc:date>
              <text:p text:style-name="P1"><text:span text:style-name="T1">Đau đầu,, off sáng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0.2913in" svg:y="12.6189in" draw:caption-point-x="-0.2402in" draw:caption-point-y="0.5898in">
              <dc:date>2019-01-09T00:00:00</dc:date>
              <text:p text:style-name="P1"><text:span text:style-name="T1">Bận việc nhà, 8h46 đến cty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1" draw:text-style-name="P1" svg:width="1.1413in" svg:height="0.3902in" svg:x="11.224in" svg:y="12.6197in" draw:caption-point-x="-0.2402in" draw:caption-point-y="0.589in">
              <dc:date>2019-01-11T00:00:00</dc:date>
              <text:p text:style-name="P1"><text:span text:style-name="T1">Chở mẹ đi tái khám, off chiều</text:span></text:p>
            </office:annotation>
            <text:p>0.5</text:p>
          </table:table-cell>
          <table:table-cell table:style-name="ce60" table:number-columns-repeated="2"/>
          <table:table-cell table:style-name="ce60" office:value-type="float" office:value="0">
            <office:annotation draw:style-name="gr1" draw:text-style-name="P1" svg:width="1.1413in" svg:height="0.3902in" svg:x="12.6228in" svg:y="12.6201in" draw:caption-point-x="-0.2402in" draw:caption-point-y="0.5886in">
              <dc:date>2019-01-14T00:00:00</dc:date>
              <text:p text:style-name="P1"><text:span text:style-name="T1">Kẹt xe, 8h40đến cty</text:span></text:p>
            </office:annotation>
            <text:p>0</text:p>
          </table:table-cell>
          <table:table-cell table:style-name="ce60" office:value-type="float" office:value="0">
            <office:annotation draw:style-name="gr2" draw:text-style-name="P1" svg:width="1.1413in" svg:height="0.7012in" svg:x="13.0894in" svg:y="12.6205in" draw:caption-point-x="-0.2402in" draw:caption-point-y="0.5882in">
              <dc:date>2019-01-22T00:00:00</dc:date>
              <text:p text:style-name="P1"><text:span text:style-name="T1">Bị bệnh, xin làm remote</text:span></text:p>
              <text:p text:style-name="P1"><text:span text:style-name="T1">→ </text:span><text:span text:style-name="T1">đã làm đù 8h</text:span></text:p>
            </office:annotation>
            <text:p>0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office:annotation draw:style-name="gr3" draw:text-style-name="P1" svg:width="1.1413in" svg:height="0.5457in" svg:x="14.4882in" svg:y="12.6071in" draw:caption-point-x="-0.2402in" draw:caption-point-y="0.6016in">
              <dc:date>2019-01-18T00:00:00</dc:date>
              <text:p text:style-name="P1"><text:span text:style-name="T1">Ghé bệnh viện tái khám, xin off sáng</text:span></text:p>
            </office:annotation>
            <text:p>0.5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1">
            <office:annotation draw:style-name="gr4" draw:text-style-name="P1" svg:width="1.1413in" svg:height="0.2634in" svg:x="16.8197in" svg:y="12.6083in" draw:caption-point-x="-0.2402in" draw:caption-point-y="0.6004in">
              <dc:date>2019-01-23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9.6173in" svg:y="12.6083in" draw:caption-point-x="-0.2402in" draw:caption-point-y="0.6004in">
              <dc:date>2019-01-29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60" office:value-type="float" office:value="0">
            <office:annotation draw:style-name="gr1" draw:text-style-name="P3" svg:width="1.1413in" svg:height="0.3902in" svg:x="20.0839in" svg:y="12.6087in" draw:caption-point-x="-0.2402in" draw:caption-point-y="0.6in">
              <dc:creator>TL</dc:creator>
              <dc:date>2019-01-30T00:00:00</dc:date>
              <text:p text:style-name="P3"><text:span text:style-name="T2"><text:s/></text:span><text:span text:style-name="T2">nhà có viêc, 9h13 đến cty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</table:table-row>
        <table:table-row table:style-name="ro7">
          <table:table-cell table:style-name="ce42" office:value-type="float" office:value="49">
            <text:p>49</text:p>
          </table:table-cell>
          <table:table-cell table:style-name="ce44" office:value-type="string">
            <text:p>TinhNVP</text:p>
          </table:table-cell>
          <table:table-cell table:style-name="ce50" table:formula="of:=[.F55]*[.$C$2]" office:value-type="float" office:value="500000">
            <text:p>500,000</text:p>
          </table:table-cell>
          <table:table-cell table:style-name="ce50" table:formula="of:=[.C55]-IF([.E55]=&quot;Yes&quot;;0;[.C55])" office:value-type="float" office:value="500000">
            <text:p>500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55:.AK55]; &quot;0&quot;)" office:value-type="float" office:value="20">
            <text:p>20</text:p>
          </table:table-cell>
          <table:table-cell table:style-name="ce60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1" draw:text-style-name="P1" svg:width="1.1413in" svg:height="0.3902in" svg:x="7.4937in" svg:y="12.865in" draw:caption-point-x="-0.2402in" draw:caption-point-y="0.5913in">
              <dc:date>2019-01-03T00:00:00</dc:date>
              <text:p text:style-name="P1"><text:span text:style-name="T1">Thi ở trường, off chiều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0.2913in" svg:y="12.8665in" draw:caption-point-x="-0.2402in" draw:caption-point-y="0.5898in">
              <dc:date>2019-01-09T00:00:00</dc:date>
              <text:p text:style-name="P1"><text:span text:style-name="T1">Ngủ quên, xđt, 9h44 đến cty</text:span></text:p>
            </office:annotation>
            <text:p>0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1">
            <office:annotation draw:style-name="gr1" draw:text-style-name="P1" svg:width="1.1413in" svg:height="0.3902in" svg:x="20.55in" svg:y="12.8524in" draw:caption-point-x="-0.2402in" draw:caption-point-y="0.6039in">
              <dc:date>2019-01-16T00:00:00</dc:date>
              <text:p text:style-name="P1"><text:span text:style-name="T1">Bận việc cá nhân</text:span></text:p>
            </office:annotation>
            <text:p>1</text:p>
          </table:table-cell>
        </table:table-row>
        <table:table-row table:style-name="ro7">
          <table:table-cell table:style-name="ce42" office:value-type="float" office:value="50">
            <text:p>50</text:p>
          </table:table-cell>
          <table:table-cell table:style-name="ce44" office:value-type="string">
            <text:p>TienND</text:p>
          </table:table-cell>
          <table:table-cell table:style-name="ce50" table:formula="of:=[.F56]*[.$C$2]" office:value-type="float" office:value="550000">
            <text:p>550,000</text:p>
          </table:table-cell>
          <table:table-cell table:style-name="ce50" table:formula="of:=[.C56]-IF([.E56]=&quot;Yes&quot;;0;[.C56])" office:value-type="float" office:value="550000">
            <text:p>550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56:.AK56]; &quot;0&quot;)" office:value-type="float" office:value="22">
            <text:p>22</text:p>
          </table:table-cell>
          <table:table-cell table:style-name="ce60"/>
          <table:table-cell table:style-name="ce60" office:value-type="float" office:value="0">
            <office:annotation draw:style-name="gr1" draw:text-style-name="P1" svg:width="1.1413in" svg:height="0.3902in" svg:x="7.0272in" svg:y="13.1118in" draw:caption-point-x="-0.2402in" draw:caption-point-y="0.5925in">
              <dc:date>2019-01-02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office:annotation draw:style-name="gr1" draw:text-style-name="P1" svg:width="1.1413in" svg:height="0.3902in" svg:x="9.3587in" svg:y="13.1138in" draw:caption-point-x="-0.2402in" draw:caption-point-y="0.5906in">
              <dc:date>2019-01-07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9.8252in" svg:y="13.1142in" draw:caption-point-x="-0.2402in" draw:caption-point-y="0.5902in">
              <dc:date>2019-01-08T00:00:00</dc:date>
              <text:p text:style-name="P1"><text:span text:style-name="T1">Kẹt xe, 8h41 đến cty</text:span></text:p>
            </office:annotation>
            <text:p>0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office:annotation draw:style-name="gr1" draw:text-style-name="P1" svg:width="1.1413in" svg:height="0.3902in" svg:x="12.6228in" svg:y="13.1157in" draw:caption-point-x="-0.2402in" draw:caption-point-y="0.5886in">
              <dc:date>2019-01-14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2" svg:width="1.1413in" svg:height="0.3902in" svg:x="14.4882in" svg:y="13.1028in" draw:caption-point-x="-0.2402in" draw:caption-point-y="0.6016in">
              <dc:date>2019-01-18T00:00:00</dc:date>
              <text:p text:style-name="P2"><text:span text:style-name="T1">kẹt xe, 8h37 đến cty</text:span></text:p>
            </office:annotation>
            <text:p>0</text:p>
          </table:table-cell>
          <table:table-cell table:style-name="ce60" table:number-columns-repeated="2"/>
          <table:table-cell table:style-name="ce60" office:value-type="float" office:value="0">
            <office:annotation draw:style-name="gr1" draw:text-style-name="P1" svg:width="1.1413in" svg:height="0.3902in" svg:x="15.887in" svg:y="13.1016in" draw:caption-point-x="-0.2402in" draw:caption-point-y="0.6028in">
              <dc:date>2019-01-21T00:00:00</dc:date>
              <text:p text:style-name="P1"><text:span text:style-name="T1">Kẹt xe, 8h37 đến cty</text:span></text:p>
            </office:annotation>
            <text:p>0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7.7524in" svg:y="13.1047in" draw:caption-point-x="-0.2402in" draw:caption-point-y="0.5996in">
              <dc:date>2019-01-25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9.6173in" svg:y="13.1039in" draw:caption-point-x="-0.2402in" draw:caption-point-y="0.6004in">
              <dc:date>2019-01-29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9" draw:text-style-name="P4" svg:width="1.1413in" svg:height="0.4854in" svg:x="20.55in" svg:y="13.1043in" draw:caption-point-x="-0.2402in" draw:caption-point-y="0.6in">
              <dc:creator>TL</dc:creator>
              <dc:date>2019-01-31T00:00:00</dc:date>
              <text:p text:style-name="P4"><text:span text:style-name="T3">kẹt xe, 8h38 vào cty</text:span></text:p>
            </office:annotation>
            <text:p>0</text:p>
          </table:table-cell>
        </table:table-row>
        <table:table-row table:style-name="ro7">
          <table:table-cell table:style-name="ce42" office:value-type="float" office:value="51">
            <text:p>51</text:p>
          </table:table-cell>
          <table:table-cell table:style-name="ce44" office:value-type="string">
            <text:p>ToanBV</text:p>
          </table:table-cell>
          <table:table-cell table:style-name="ce50" table:formula="of:=[.F57]*[.$C$2]" office:value-type="float" office:value="525000">
            <text:p>525,000</text:p>
          </table:table-cell>
          <table:table-cell table:style-name="ce50" table:formula="of:=[.C57]-IF([.E57]=&quot;Yes&quot;;0;[.C57])" office:value-type="float" office:value="525000">
            <text:p>525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57:.AK57]; &quot;0&quot;)" office:value-type="float" office:value="21">
            <text:p>21</text:p>
          </table:table-cell>
          <table:table-cell table:style-name="ce60"/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1">
            <office:annotation draw:style-name="gr4" draw:text-style-name="P1" svg:width="1.1413in" svg:height="0.2634in" svg:x="16.3535in" svg:y="13.3512in" draw:caption-point-x="-0.2402in" draw:caption-point-y="0.6008in">
              <dc:date>2019-01-22T00:00:00</dc:date>
              <text:p text:style-name="P1"><text:span text:style-name="T1">Bị bệnh</text:span></text:p>
            </office:annotation>
            <text:p>1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</table:table-row>
        <table:table-row table:style-name="ro7">
          <table:table-cell table:style-name="ce42" office:value-type="float" office:value="52">
            <text:p>52</text:p>
          </table:table-cell>
          <table:table-cell table:style-name="ce44" office:value-type="string">
            <text:p>ToanDT</text:p>
          </table:table-cell>
          <table:table-cell table:style-name="ce50" table:formula="of:=[.F58]*[.$C$2]" office:value-type="float" office:value="450000">
            <text:p>450,000</text:p>
          </table:table-cell>
          <table:table-cell table:style-name="ce50" table:formula="of:=[.C58]-IF([.E58]=&quot;Yes&quot;;0;[.C58])" office:value-type="float" office:value="450000">
            <text:p>450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58:.AK58]; &quot;0&quot;)" office:value-type="float" office:value="18">
            <text:p>18</text:p>
          </table:table-cell>
          <table:table-cell table:style-name="ce60"/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1">
            <office:annotation draw:style-name="gr1" draw:text-style-name="P1" svg:width="1.1413in" svg:height="0.3902in" svg:x="10.7579in" svg:y="13.6102in" draw:caption-point-x="-0.2402in" draw:caption-point-y="0.5894in">
              <dc:date>2019-01-10T00:00:00</dc:date>
              <text:p text:style-name="P1"><text:span text:style-name="T1">Bận việc ở trường</text:span></text:p>
            </office:annotation>
            <text:p>1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1">
            <office:annotation draw:style-name="gr1" draw:text-style-name="P1" svg:width="1.1413in" svg:height="0.3902in" svg:x="14.0217in" svg:y="13.5976in" draw:caption-point-x="-0.2402in" draw:caption-point-y="0.602in">
              <dc:date>2019-01-17T00:00:00</dc:date>
              <text:p text:style-name="P1"><text:span text:style-name="T1">Lên trường có việc</text:span></text:p>
            </office:annotation>
            <text:p>1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1">
            <office:annotation draw:style-name="gr4" draw:text-style-name="P1" svg:width="1.1413in" svg:height="0.2634in" svg:x="20.0839in" svg:y="13.5992in" draw:caption-point-x="-0.2402in" draw:caption-point-y="0.6004in">
              <dc:date>2019-01-29T00:00:00</dc:date>
              <text:p text:style-name="P1"><text:span text:style-name="T1">Về quê ăn tết</text:span></text:p>
            </office:annotation>
            <text:p>1</text:p>
          </table:table-cell>
          <table:table-cell table:style-name="ce60" office:value-type="float" office:value="1">
            <office:annotation draw:style-name="gr4" draw:text-style-name="P1" svg:width="1.1413in" svg:height="0.2634in" svg:x="20.55in" svg:y="13.5992in" draw:caption-point-x="-0.2402in" draw:caption-point-y="0.6004in">
              <dc:date>2019-01-29T00:00:00</dc:date>
              <text:p text:style-name="P1"><text:span text:style-name="T1">Về quê ăn tết</text:span></text:p>
            </office:annotation>
            <text:p>1</text:p>
          </table:table-cell>
        </table:table-row>
        <table:table-row table:style-name="ro7">
          <table:table-cell table:style-name="ce42" office:value-type="float" office:value="53">
            <text:p>53</text:p>
          </table:table-cell>
          <table:table-cell table:style-name="ce44" office:value-type="string">
            <text:p>ThaiNHQ</text:p>
          </table:table-cell>
          <table:table-cell table:style-name="ce50" table:formula="of:=[.F59]*[.$C$2]" office:value-type="float" office:value="550000">
            <text:p>550,000</text:p>
          </table:table-cell>
          <table:table-cell table:style-name="ce50" table:formula="of:=[.C59]-IF([.E59]=&quot;Yes&quot;;0;[.C59])" office:value-type="float" office:value="550000">
            <text:p>550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59:.AK59]; &quot;0&quot;)" office:value-type="float" office:value="22">
            <text:p>22</text:p>
          </table:table-cell>
          <table:table-cell table:style-name="ce60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7.9598in" svg:y="13.8563in" draw:caption-point-x="-0.2402in" draw:caption-point-y="0.5909in">
              <dc:date>2019-01-04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9.8252in" svg:y="13.8571in" draw:caption-point-x="-0.2402in" draw:caption-point-y="0.5902in">
              <dc:date>2019-01-08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0.2913in" svg:y="13.8575in" draw:caption-point-x="-0.2402in" draw:caption-point-y="0.5898in">
              <dc:date>2019-01-09T00:00:00</dc:date>
              <text:p text:style-name="P1"><text:span text:style-name="T1">Dậy muộn, 8h34 đến cty</text:span></text:p>
            </office:annotation>
            <text:p>0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3.5555in" svg:y="13.8449in" draw:caption-point-x="-0.2402in" draw:caption-point-y="0.6024in">
              <dc:date>2019-01-16T00:00:00</dc:date>
              <text:p text:style-name="P1"><text:span text:style-name="T1">Dậy muộn, 8h32 đến cty</text:span></text:p>
            </office:annotation>
            <text:p>0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office:annotation draw:style-name="gr3" draw:text-style-name="P1" svg:width="1.1413in" svg:height="0.5457in" svg:x="15.887in" svg:y="13.8445in" draw:caption-point-x="-0.2402in" draw:caption-point-y="0.6028in">
              <dc:date>2019-01-21T00:00:00</dc:date>
              <text:p text:style-name="P1"><text:span text:style-name="T1">Bận việc gia đình, xin đi trễ, 9h03 đến cty</text:span></text:p>
            </office:annotation>
            <text:p>0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9.6173in" svg:y="13.8469in" draw:caption-point-x="-0.2402in" draw:caption-point-y="0.6004in">
              <dc:date>2019-01-29T00:00:00</dc:date>
              <text:p text:style-name="P1"><text:span text:style-name="T1">Ghé ngân hàng, xđt, 8h48 đến cty</text:span></text:p>
            </office:annotation>
            <text:p>0</text:p>
          </table:table-cell>
          <table:table-cell table:number-columns-repeated="2" table:style-name="ce60" office:value-type="float" office:value="0">
            <text:p>0</text:p>
          </table:table-cell>
        </table:table-row>
        <table:table-row table:style-name="ro7">
          <table:table-cell table:style-name="ce42" office:value-type="float" office:value="54">
            <text:p>54</text:p>
          </table:table-cell>
          <table:table-cell table:style-name="ce44" office:value-type="string">
            <text:p>ThamDT</text:p>
          </table:table-cell>
          <table:table-cell table:style-name="ce50" table:formula="of:=[.F60]*[.$C$2]" office:value-type="float" office:value="475000">
            <text:p>475,000</text:p>
          </table:table-cell>
          <table:table-cell table:style-name="ce50" table:formula="of:=[.C60]-IF([.E60]=&quot;Yes&quot;;0;[.C60])" office:value-type="float" office:value="475000">
            <text:p>475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60:.AK60]; &quot;0&quot;)" office:value-type="float" office:value="19">
            <text:p>19</text:p>
          </table:table-cell>
          <table:table-cell table:style-name="ce60"/>
          <table:table-cell table:style-name="ce60" office:value-type="float" office:value="0">
            <office:annotation draw:style-name="gr1" draw:text-style-name="P1" svg:width="1.1413in" svg:height="0.3902in" svg:x="7.0272in" svg:y="14.1024in" draw:caption-point-x="-0.2402in" draw:caption-point-y="0.5925in">
              <dc:date>2019-01-02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7.9598in" svg:y="14.1039in" draw:caption-point-x="-0.2402in" draw:caption-point-y="0.5909in">
              <dc:date>2019-01-04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60" table:number-columns-repeated="2"/>
          <table:table-cell table:style-name="ce60" office:value-type="float" office:value="0">
            <office:annotation draw:style-name="gr1" draw:text-style-name="P1" svg:width="1.1413in" svg:height="0.3902in" svg:x="9.3587in" svg:y="14.1043in" draw:caption-point-x="-0.2402in" draw:caption-point-y="0.5906in">
              <dc:date>2019-01-07T00:00:00</dc:date>
              <text:p text:style-name="P1"><text:span text:style-name="T1">Bận việc nhà, xđt, 8h50 đến cty</text:span></text:p>
            </office:annotation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9.8252in" svg:y="14.1047in" draw:caption-point-x="-0.2402in" draw:caption-point-y="0.5902in">
              <dc:date>2019-01-08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0.2913in" svg:y="14.1051in" draw:caption-point-x="-0.2402in" draw:caption-point-y="0.5898in">
              <dc:date>2019-01-09T00:00:00</dc:date>
              <text:p text:style-name="P1"><text:span text:style-name="T1">Đi mua giỏ quà, xđt, 9h07 đến cty</text:span></text:p>
            </office:annotation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0.7579in" svg:y="14.1055in" draw:caption-point-x="-0.2402in" draw:caption-point-y="0.5894in">
              <dc:date>2019-01-10T00:00:00</dc:date>
              <text:p text:style-name="P1"><text:span text:style-name="T1">Đau bụng, 8h50 đến cty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3.0894in" svg:y="14.1067in" draw:caption-point-x="-0.2402in" draw:caption-point-y="0.5882in">
              <dc:date>2019-01-15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3.5555in" svg:y="14.0925in" draw:caption-point-x="-0.2402in" draw:caption-point-y="0.6024in">
              <dc:date>2019-01-16T00:00:00</dc:date>
              <text:p text:style-name="P1"><text:span text:style-name="T1">Kẹt xe, 8h43 đên scty</text:span></text:p>
            </office:annotation>
            <text:p>0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.5">
            <office:annotation draw:style-name="gr1" draw:text-style-name="P1" svg:width="1.1413in" svg:height="0.3902in" svg:x="17.7524in" svg:y="14.0953in" draw:caption-point-x="-0.2402in" draw:caption-point-y="0.5996in">
              <dc:date>2019-01-25T00:00:00</dc:date>
              <text:p text:style-name="P1"><text:span text:style-name="T1">Đau đầu + buồn ói, off chiều</text:span></text:p>
            </office:annotation>
            <text:p>0.5</text:p>
          </table:table-cell>
          <table:table-cell table:style-name="ce60" table:number-columns-repeated="2"/>
          <table:table-cell table:style-name="ce60" office:value-type="float" office:value="0">
            <office:annotation draw:style-name="gr1" draw:text-style-name="P1" svg:width="1.1413in" svg:height="0.3902in" svg:x="19.1512in" svg:y="14.0945in" draw:caption-point-x="-0.2402in" draw:caption-point-y="0.6004in">
              <dc:date>2019-01-29T00:00:00</dc:date>
              <text:p text:style-name="P1"><text:span text:style-name="T1">Em bé ốm, xđt, 8h58 đến cty</text:span></text:p>
            </office:annotation>
            <text:p>0</text:p>
          </table:table-cell>
          <table:table-cell table:style-name="ce60" office:value-type="float" office:value="1">
            <office:annotation draw:style-name="gr3" draw:text-style-name="P1" svg:width="1.1413in" svg:height="0.5457in" svg:x="19.6173in" svg:y="14.0941in" draw:caption-point-x="-0.2402in" draw:caption-point-y="0.6008in">
              <dc:date>2019-01-28T00:00:00</dc:date>
              <text:p text:style-name="P1"><text:span text:style-name="T1">Em bé bị tay chân miệng, ở nhà trông con</text:span></text:p>
            </office:annotation>
            <text:p>1</text:p>
          </table:table-cell>
          <table:table-cell table:style-name="ce60" office:value-type="float" office:value="1">
            <office:annotation draw:style-name="gr3" draw:text-style-name="P1" svg:width="1.1413in" svg:height="0.5457in" svg:x="20.0839in" svg:y="14.0941in" draw:caption-point-x="-0.2402in" draw:caption-point-y="0.6008in">
              <dc:date>2019-01-28T00:00:00</dc:date>
              <text:p text:style-name="P1"><text:span text:style-name="T1">Em bé bị tay chân miệng, ở nhà trông con</text:span></text:p>
            </office:annotation>
            <text:p>1</text:p>
          </table:table-cell>
          <table:table-cell table:style-name="ce60" office:value-type="float" office:value="0">
            <office:annotation draw:style-name="gr1" draw:text-style-name="P1" svg:width="1.1413in" svg:height="0.3902in" svg:x="20.55in" svg:y="14.0949in" draw:caption-point-x="-0.2402in" draw:caption-point-y="0.6in">
              <dc:creator>TL</dc:creator>
              <dc:date>2019-01-31T00:00:00</dc:date>
              <text:p text:style-name="P1"><text:span text:style-name="T1">con bệnh, 8h39 vô</text:span></text:p>
            </office:annotation>
            <text:p>0</text:p>
          </table:table-cell>
        </table:table-row>
        <table:table-row table:style-name="ro7">
          <table:table-cell table:style-name="ce42" office:value-type="float" office:value="55">
            <text:p>55</text:p>
          </table:table-cell>
          <table:table-cell table:style-name="ce45" office:value-type="string">
            <text:p>ThanhCH</text:p>
          </table:table-cell>
          <table:table-cell table:style-name="ce50" table:formula="of:=[.F61]*[.$C$2]" office:value-type="float" office:value="500000">
            <text:p>500,000</text:p>
          </table:table-cell>
          <table:table-cell table:style-name="ce50" table:formula="of:=[.C61]-IF([.E61]=&quot;Yes&quot;;0;[.C61])" office:value-type="float" office:value="500000">
            <text:p>500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61:.AK61]; &quot;0&quot;)" office:value-type="float" office:value="20">
            <text:p>20</text:p>
          </table:table-cell>
          <table:table-cell table:style-name="ce60"/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0.2913in" svg:y="14.3528in" draw:caption-point-x="-0.2402in" draw:caption-point-y="0.5898in">
              <dc:date>2019-01-09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1" draw:text-style-name="P1" svg:width="1.1413in" svg:height="0.3902in" svg:x="13.0894in" svg:y="14.3543in" draw:caption-point-x="-0.2402in" draw:caption-point-y="0.5882in">
              <dc:date>2019-01-15T00:00:00</dc:date>
              <text:p text:style-name="P1"><text:span text:style-name="T1">Không khỏe, off sáng</text:span></text:p>
            </office:annotation>
            <text:p>0.5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5" office:value-type="float" office:value="0.5">
            <office:annotation draw:style-name="gr1" draw:text-style-name="P1" svg:width="1.1413in" svg:height="0.3902in" svg:x="20.55in" svg:y="14.3425in" draw:caption-point-x="-0.2402in" draw:caption-point-y="0.6in">
              <dc:creator>TL</dc:creator>
              <dc:date>2019-01-31T00:00:00</dc:date>
              <text:p text:style-name="P1"><text:span text:style-name="T1">Tiêu chảy, xin off sáng</text:span></text:p>
            </office:annotation>
            <text:p>0.5</text:p>
          </table:table-cell>
        </table:table-row>
        <table:table-row table:style-name="ro7">
          <table:table-cell table:style-name="ce42" office:value-type="float" office:value="56">
            <text:p>56</text:p>
          </table:table-cell>
          <table:table-cell table:style-name="ce44" office:value-type="string">
            <text:p>ThinhCT</text:p>
          </table:table-cell>
          <table:table-cell table:style-name="ce50" table:formula="of:=[.F62]*[.$C$2]" office:value-type="float" office:value="525000">
            <text:p>525,000</text:p>
          </table:table-cell>
          <table:table-cell table:style-name="ce50" table:formula="of:=[.C62]-IF([.E62]=&quot;Yes&quot;;0;[.C62])" office:value-type="float" office:value="525000">
            <text:p>525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62:.AK62]; &quot;0&quot;)" office:value-type="float" office:value="21">
            <text:p>21</text:p>
          </table:table-cell>
          <table:table-cell table:style-name="ce60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7.9598in" svg:y="14.5992in" draw:caption-point-x="-0.2402in" draw:caption-point-y="0.5909in">
              <dc:date>2019-01-04T00:00:00</dc:date>
              <text:p text:style-name="P1"><text:span text:style-name="T1">Hư xe, xđt, 9h05 đến cty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.5">
            <office:annotation draw:style-name="gr1" draw:text-style-name="P1" svg:width="1.1413in" svg:height="0.3902in" svg:x="15.887in" svg:y="14.5874in" draw:caption-point-x="-0.2402in" draw:caption-point-y="0.6028in">
              <dc:date>2019-01-21T00:00:00</dc:date>
              <text:p text:style-name="P1"><text:span text:style-name="T1">Có việc ở trường, off sáng</text:span></text:p>
            </office:annotation>
            <text:p>0.5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</table:table-row>
        <table:table-row table:style-name="ro7">
          <table:table-cell table:style-name="ce42" office:value-type="float" office:value="57">
            <text:p>57</text:p>
          </table:table-cell>
          <table:table-cell table:style-name="ce44" office:value-type="string">
            <text:p>ThinhT</text:p>
          </table:table-cell>
          <table:table-cell table:style-name="ce50" table:formula="of:=[.F63]*[.$C$2]" office:value-type="float" office:value="500000">
            <text:p>500,000</text:p>
          </table:table-cell>
          <table:table-cell table:style-name="ce50" table:formula="of:=[.C63]-IF([.E63]=&quot;Yes&quot;;0;[.C63])" office:value-type="float" office:value="500000">
            <text:p>500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63:.AK63]; &quot;0&quot;)" office:value-type="float" office:value="20">
            <text:p>20</text:p>
          </table:table-cell>
          <table:table-cell table:style-name="ce60"/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office:annotation draw:style-name="gr1" draw:text-style-name="P1" svg:width="1.1413in" svg:height="0.3902in" svg:x="9.3587in" svg:y="14.8472in" draw:caption-point-x="-0.2402in" draw:caption-point-y="0.5906in">
              <dc:date>2019-01-07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1">
            <office:annotation draw:style-name="gr4" draw:text-style-name="P1" svg:width="1.1413in" svg:height="0.2634in" svg:x="20.0839in" svg:y="14.8374in" draw:caption-point-x="-0.2402in" draw:caption-point-y="0.6004in">
              <dc:date>2019-01-29T00:00:00</dc:date>
              <text:p text:style-name="P1"><text:span text:style-name="T1">Về quê ăn tết</text:span></text:p>
            </office:annotation>
            <text:p>1</text:p>
          </table:table-cell>
          <table:table-cell table:style-name="ce60" office:value-type="float" office:value="1">
            <office:annotation draw:style-name="gr4" draw:text-style-name="P1" svg:width="1.1413in" svg:height="0.2634in" svg:x="20.55in" svg:y="14.8374in" draw:caption-point-x="-0.2402in" draw:caption-point-y="0.6004in">
              <dc:date>2019-01-29T00:00:00</dc:date>
              <text:p text:style-name="P1"><text:span text:style-name="T1">Về quê ăn tết</text:span></text:p>
            </office:annotation>
            <text:p>1</text:p>
          </table:table-cell>
        </table:table-row>
        <table:table-row table:style-name="ro7">
          <table:table-cell table:style-name="ce42" office:value-type="float" office:value="58">
            <text:p>58</text:p>
          </table:table-cell>
          <table:table-cell table:style-name="ce44" office:value-type="string">
            <text:p>ThuyLTT</text:p>
          </table:table-cell>
          <table:table-cell table:style-name="ce50" table:formula="of:=[.F64]*[.$C$2]" office:value-type="float" office:value="325000">
            <text:p>325,000</text:p>
          </table:table-cell>
          <table:table-cell table:style-name="ce50" table:formula="of:=[.C64]-IF([.E64]=&quot;Yes&quot;;0;[.C64])" office:value-type="float" office:value="325000">
            <text:p>325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64:.AK64]; &quot;0&quot;)" office:value-type="float" office:value="13">
            <text:p>13</text:p>
          </table:table-cell>
          <table:table-cell table:style-name="ce60"/>
          <table:table-cell table:style-name="ce60" office:value-type="float" office:value="0.5">
            <office:annotation draw:style-name="gr3" draw:text-style-name="P1" svg:width="1.1413in" svg:height="0.5457in" svg:x="7.0272in" svg:y="15.0929in" draw:caption-point-x="-0.2402in" draw:caption-point-y="0.5925in">
              <dc:date>2019-01-02T00:00:00</dc:date>
              <text:p text:style-name="P1"><text:span text:style-name="T1">Mệt, xđt, 1h35 đến cty → tính off sáng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3" draw:text-style-name="P1" svg:width="1.1413in" svg:height="0.5457in" svg:x="7.9598in" svg:y="15.0945in" draw:caption-point-x="-0.2402in" draw:caption-point-y="0.5909in">
              <dc:date>2019-01-04T00:00:00</dc:date>
              <text:p text:style-name="P1"><text:span text:style-name="T1">Mệt, xin đi trễ, 2h35 vô cty → off sáng</text:span></text:p>
            </office:annotation>
            <text:p>0.5</text:p>
          </table:table-cell>
          <table:table-cell table:style-name="ce60" table:number-columns-repeated="2"/>
          <table:table-cell table:style-name="ce60" office:value-type="float" office:value="0">
            <office:annotation draw:style-name="gr1" draw:text-style-name="P1" svg:width="1.1413in" svg:height="0.3902in" svg:x="9.3587in" svg:y="15.0949in" draw:caption-point-x="-0.2402in" draw:caption-point-y="0.5906in">
              <dc:date>2019-01-07T00:00:00</dc:date>
              <text:p text:style-name="P1"><text:span text:style-name="T1">Đau bụng, xđt, 10h đến cty</text:span></text:p>
            </office:annotation>
            <text:p>0</text:p>
          </table:table-cell>
          <table:table-cell table:style-name="ce60" office:value-type="float" office:value="0.5">
            <office:annotation draw:style-name="gr4" draw:text-style-name="P1" svg:width="1.1413in" svg:height="0.2634in" svg:x="9.8252in" svg:y="15.0953in" draw:caption-point-x="-0.2402in" draw:caption-point-y="0.5902in">
              <dc:date>2019-01-08T00:00:00</dc:date>
              <text:p text:style-name="P1"><text:span text:style-name="T1">Mệt, off sáng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2" draw:text-style-name="P1" svg:width="1.1413in" svg:height="0.7012in" svg:x="10.7579in" svg:y="15.0961in" draw:caption-point-x="-0.2402in" draw:caption-point-y="0.5894in">
              <dc:date>2019-01-10T00:00:00</dc:date>
              <text:p text:style-name="P1"><text:span text:style-name="T1">Ghé rút tiền, xđt, 9h57 đến cty</text:span></text:p>
              <text:p text:style-name="P1"><text:span text:style-name="T1">Off chiều theo plan</text:span></text:p>
            </office:annotation>
            <text:p>0.5</text:p>
          </table:table-cell>
          <table:table-cell table:style-name="ce60" office:value-type="float" office:value="0.5">
            <office:annotation draw:style-name="gr1" draw:text-style-name="P1" svg:width="1.1413in" svg:height="0.3902in" svg:x="11.224in" svg:y="15.0965in" draw:caption-point-x="-0.2402in" draw:caption-point-y="0.589in">
              <dc:date>2019-01-11T00:00:00</dc:date>
              <text:p text:style-name="P1"><text:span text:style-name="T1">Mệt, 2h27 vô cty, tính off sáng</text:span></text:p>
            </office:annotation>
            <text:p>0.5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1" draw:text-style-name="P1" svg:width="1.1413in" svg:height="0.3902in" svg:x="13.0894in" svg:y="15.0972in" draw:caption-point-x="-0.2402in" draw:caption-point-y="0.5882in">
              <dc:date>2019-01-15T00:00:00</dc:date>
              <text:p text:style-name="P1"><text:span text:style-name="T1">Bận việc nhà, off sáng</text:span></text:p>
            </office:annotation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office:annotation draw:style-name="gr4" draw:text-style-name="P1" svg:width="1.1413in" svg:height="0.2634in" svg:x="14.4882in" svg:y="15.0839in" draw:caption-point-x="-0.2402in" draw:caption-point-y="0.6016in">
              <dc:date>2019-01-18T00:00:00</dc:date>
              <text:p text:style-name="P1"><text:span text:style-name="T1">Mệt, xin đi trễ</text:span></text:p>
            </office:annotation>
            <text:p>0.5</text:p>
          </table:table-cell>
          <table:table-cell table:style-name="ce60" table:number-columns-repeated="2"/>
          <table:table-cell table:style-name="ce60" office:value-type="float" office:value="1">
            <office:annotation draw:style-name="gr4" draw:text-style-name="P1" svg:width="1.1413in" svg:height="0.2634in" svg:x="15.887in" svg:y="15.0827in" draw:caption-point-x="-0.2402in" draw:caption-point-y="0.6028in">
              <dc:date>2019-01-21T00:00:00</dc:date>
              <text:p text:style-name="P1"><text:span text:style-name="T1">mệt</text:span></text:p>
            </office:annotation>
            <text:p>1</text:p>
          </table:table-cell>
          <table:table-cell table:style-name="ce60" office:value-type="float" office:value="0">
            <office:annotation draw:style-name="gr3" draw:text-style-name="P1" svg:width="1.1413in" svg:height="0.5457in" svg:x="16.3535in" svg:y="15.0846in" draw:caption-point-x="-0.2402in" draw:caption-point-y="0.6008in">
              <dc:date>2019-01-22T00:00:00</dc:date>
              <text:p text:style-name="P1"><text:span text:style-name="T1">Làm giấy tờ, xđt, 8h47 đến cty</text:span></text:p>
              <text:p text:style-name="P1"><text:span text:style-name="T1"/></text:p>
            </office:annotation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16.8197in" svg:y="15.0854in" draw:caption-point-x="-0.2402in" draw:caption-point-y="0.6in">
              <dc:date>2019-01-24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60" office:value-type="float" office:value="0">
            <office:annotation draw:style-name="gr3" draw:text-style-name="P1" svg:width="1.1413in" svg:height="0.5457in" svg:x="17.2858in" svg:y="15.0854in" draw:caption-point-x="-0.2402in" draw:caption-point-y="0.6in">
              <dc:date>2019-01-24T00:00:00</dc:date>
              <text:p text:style-name="P1"><text:span text:style-name="T1">Ghé ngân hàng, xđt, 11h22 đến cty</text:span></text:p>
            </office:annotation>
            <text:p>0</text:p>
          </table:table-cell>
          <table:table-cell table:style-name="ce60" office:value-type="float" office:value="0.5">
            <office:annotation draw:style-name="gr4" draw:text-style-name="P1" svg:width="1.1413in" svg:height="0.2634in" svg:x="17.7524in" svg:y="15.0858in" draw:caption-point-x="-0.2402in" draw:caption-point-y="0.5996in">
              <dc:date>2019-01-25T00:00:00</dc:date>
              <text:p text:style-name="P1"><text:span text:style-name="T1">Mệt, off sáng</text:span></text:p>
            </office:annotation>
            <text:p>0.5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</table:table-row>
        <table:table-row table:style-name="ro7">
          <table:table-cell table:style-name="ce42" office:value-type="float" office:value="59">
            <text:p>59</text:p>
          </table:table-cell>
          <table:table-cell table:style-name="ce44" office:value-type="string">
            <text:p>ThuyNTX</text:p>
          </table:table-cell>
          <table:table-cell table:style-name="ce50" table:formula="of:=[.F65]*[.$C$2]" office:value-type="float" office:value="500000">
            <text:p>500,000</text:p>
          </table:table-cell>
          <table:table-cell table:style-name="ce50" table:formula="of:=[.C65]-IF([.E65]=&quot;Yes&quot;;0;[.C65])" office:value-type="float" office:value="500000">
            <text:p>500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65:.AK65]; &quot;0&quot;)" office:value-type="float" office:value="20">
            <text:p>20</text:p>
          </table:table-cell>
          <table:table-cell table:style-name="ce60"/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1">
            <office:annotation draw:style-name="gr4" draw:text-style-name="P1" svg:width="1.1413in" svg:height="0.2634in" svg:x="20.0839in" svg:y="15.3331in" draw:caption-point-x="-0.2402in" draw:caption-point-y="0.6004in">
              <dc:date>2019-01-29T00:00:00</dc:date>
              <text:p text:style-name="P1"><text:span text:style-name="T1">Về quê ăn tết</text:span></text:p>
            </office:annotation>
            <text:p>1</text:p>
          </table:table-cell>
          <table:table-cell table:style-name="ce60" office:value-type="float" office:value="1">
            <office:annotation draw:style-name="gr4" draw:text-style-name="P1" svg:width="1.1413in" svg:height="0.2634in" svg:x="20.55in" svg:y="15.3331in" draw:caption-point-x="-0.2402in" draw:caption-point-y="0.6004in">
              <dc:date>2019-01-29T00:00:00</dc:date>
              <text:p text:style-name="P1"><text:span text:style-name="T1">Về quê ăn tết</text:span></text:p>
            </office:annotation>
            <text:p>1</text:p>
          </table:table-cell>
        </table:table-row>
        <table:table-row table:style-name="ro7">
          <table:table-cell table:style-name="ce42" office:value-type="float" office:value="60">
            <text:p>60</text:p>
          </table:table-cell>
          <table:table-cell table:style-name="ce44" office:value-type="string">
            <text:p>ThuyenTTN</text:p>
          </table:table-cell>
          <table:table-cell table:style-name="ce50" table:formula="of:=[.F66]*[.$C$2]" office:value-type="float" office:value="475000">
            <text:p>475,000</text:p>
          </table:table-cell>
          <table:table-cell table:style-name="ce50" table:formula="of:=[.C66]-IF([.E66]=&quot;Yes&quot;;0;[.C66])" office:value-type="float" office:value="475000">
            <text:p>475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66:.AK66]; &quot;0&quot;)" office:value-type="float" office:value="19">
            <text:p>19</text:p>
          </table:table-cell>
          <table:table-cell table:style-name="ce60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1" draw:text-style-name="P1" svg:width="1.1413in" svg:height="0.3902in" svg:x="7.4937in" svg:y="15.589in" draw:caption-point-x="-0.2402in" draw:caption-point-y="0.5921in">
              <dc:date>2019-01-03T00:00:00</dc:date>
              <text:p text:style-name="P1"><text:span text:style-name="T1">Mệt + đau đầu, off sáng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1">
            <office:annotation draw:style-name="gr4" draw:text-style-name="P1" svg:width="1.1413in" svg:height="0.2634in" svg:x="20.0839in" svg:y="15.5807in" draw:caption-point-x="-0.2402in" draw:caption-point-y="0.6004in">
              <dc:date>2019-01-29T00:00:00</dc:date>
              <text:p text:style-name="P1"><text:span text:style-name="T1">Về quê ăn tết</text:span></text:p>
            </office:annotation>
            <text:p>1</text:p>
          </table:table-cell>
          <table:table-cell table:style-name="ce60" office:value-type="float" office:value="1">
            <office:annotation draw:style-name="gr4" draw:text-style-name="P1" svg:width="1.1413in" svg:height="0.2634in" svg:x="20.55in" svg:y="15.5807in" draw:caption-point-x="-0.2402in" draw:caption-point-y="0.6004in">
              <dc:date>2019-01-29T00:00:00</dc:date>
              <text:p text:style-name="P1"><text:span text:style-name="T1">Về quê ăn tết</text:span></text:p>
            </office:annotation>
            <text:p>1</text:p>
          </table:table-cell>
        </table:table-row>
        <table:table-row table:style-name="ro7">
          <table:table-cell table:style-name="ce42" office:value-type="float" office:value="61">
            <text:p>61</text:p>
          </table:table-cell>
          <table:table-cell table:style-name="ce44" office:value-type="string">
            <text:p>TrietVM</text:p>
          </table:table-cell>
          <table:table-cell table:style-name="ce50" table:formula="of:=[.F67]*[.$C$2]" office:value-type="float" office:value="425000">
            <text:p>425,000</text:p>
          </table:table-cell>
          <table:table-cell table:style-name="ce50" table:formula="of:=[.C67]-IF([.E67]=&quot;Yes&quot;;0;[.C67])" office:value-type="float" office:value="425000">
            <office:annotation draw:style-name="gr4" draw:text-style-name="P5" svg:width="1.1413in" svg:height="0.2634in" svg:x="3.9929in" svg:y="15.8315in" draw:caption-point-x="-0.2402in" draw:caption-point-y="0.5972in">
              <dc:date>2019-02-14T00:00:00</dc:date>
              <text:p text:style-name="P5"><text:span text:style-name="T4">Thiếu 5k</text:span></text:p>
            </office:annotation>
            <text:p>425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67:.AK67]; &quot;0&quot;)" office:value-type="float" office:value="17">
            <text:p>17</text:p>
          </table:table-cell>
          <table:table-cell table:style-name="ce60" table:number-columns-repeated="8"/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</table:table-row>
        <table:table-row table:style-name="ro7">
          <table:table-cell table:style-name="ce42" office:value-type="float" office:value="62">
            <text:p>62</text:p>
          </table:table-cell>
          <table:table-cell table:style-name="ce44" office:value-type="string">
            <text:p>VinhNT</text:p>
          </table:table-cell>
          <table:table-cell table:style-name="ce50" table:formula="of:=[.F68]*[.$C$2]" office:value-type="float" office:value="425000">
            <text:p>425,000</text:p>
          </table:table-cell>
          <table:table-cell table:style-name="ce50" table:formula="of:=[.C68]-IF([.E68]=&quot;Yes&quot;;0;[.C68])" office:value-type="float" office:value="425000">
            <text:p>425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68:.AK68]; &quot;0&quot;)" office:value-type="float" office:value="17">
            <text:p>17</text:p>
          </table:table-cell>
          <table:table-cell table:style-name="ce60"/>
          <table:table-cell table:style-name="ce60" office:value-type="float" office:value="0">
            <text:p>0</text:p>
          </table:table-cell>
          <table:table-cell table:style-name="ce60" office:value-type="float" office:value="1">
            <office:annotation draw:style-name="gr3" draw:text-style-name="P1" svg:width="1.1413in" svg:height="0.5457in" svg:x="7.4937in" svg:y="16.0846in" draw:caption-point-x="-0.2402in" draw:caption-point-y="0.5917in">
              <dc:date>2019-01-03T00:00:00</dc:date>
              <text:p text:style-name="P1"><text:span text:style-name="T1">Lên trường báo cáo tiến độ đồ án</text:span></text:p>
            </office:annotation>
            <text:p>1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1">
            <office:annotation draw:style-name="gr1" draw:text-style-name="P1" svg:width="1.1413in" svg:height="0.3902in" svg:x="10.2913in" svg:y="16.0866in" draw:caption-point-x="-0.2402in" draw:caption-point-y="0.5898in">
              <dc:date>2019-01-09T00:00:00</dc:date>
              <text:p text:style-name="P1"><text:span text:style-name="T1">Có việc cần lên trường</text:span></text:p>
            </office:annotation>
            <text:p>1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1" draw:text-style-name="P1" svg:width="1.1413in" svg:height="0.3902in" svg:x="12.6228in" svg:y="16.0878in" draw:caption-point-x="-0.2402in" draw:caption-point-y="0.5886in">
              <dc:date>2019-01-14T00:00:00</dc:date>
              <text:p text:style-name="P1"><text:span text:style-name="T1">Phản biện khóa luận</text:span></text:p>
            </office:annotation>
            <text:p>1</text:p>
          </table:table-cell>
          <table:table-cell table:style-name="ce60" office:value-type="float" office:value="0.5">
            <office:annotation draw:style-name="gr1" draw:text-style-name="P1" svg:width="1.1413in" svg:height="0.3902in" svg:x="13.0894in" svg:y="16.0878in" draw:caption-point-x="-0.2402in" draw:caption-point-y="0.5886in">
              <dc:date>2019-01-14T00:00:00</dc:date>
              <text:p text:style-name="P1"><text:span text:style-name="T1">Báo cáo môn học, off sáng</text:span></text:p>
            </office:annotation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1">
            <office:annotation draw:style-name="gr1" draw:text-style-name="P1" svg:width="1.1413in" svg:height="0.3902in" svg:x="14.4882in" svg:y="16.0748in" draw:caption-point-x="-0.2402in" draw:caption-point-y="0.6016in">
              <dc:date>2019-01-18T00:00:00</dc:date>
              <text:p text:style-name="P1"><text:span text:style-name="T1">Bận việc ở trường</text:span></text:p>
            </office:annotation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</table:table-row>
        <table:table-row table:style-name="ro7">
          <table:table-cell table:style-name="ce42" office:value-type="float" office:value="63">
            <text:p>63</text:p>
          </table:table-cell>
          <table:table-cell table:style-name="ce44" office:value-type="string">
            <text:p>VinhP</text:p>
          </table:table-cell>
          <table:table-cell table:style-name="ce50" table:formula="of:=[.F69]*[.$C$2]" office:value-type="float" office:value="450000">
            <text:p>450,000</text:p>
          </table:table-cell>
          <table:table-cell table:style-name="ce50" table:formula="of:=[.C69]-IF([.E69]=&quot;Yes&quot;;0;[.C69])" office:value-type="float" office:value="450000">
            <text:p>450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69:.AK69]; &quot;0&quot;)" office:value-type="float" office:value="18">
            <text:p>18</text:p>
          </table:table-cell>
          <table:table-cell table:style-name="ce60"/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office:annotation draw:style-name="gr1" draw:text-style-name="P1" svg:width="1.1413in" svg:height="0.3902in" svg:x="10.2913in" svg:y="16.3343in" draw:caption-point-x="-0.2402in" draw:caption-point-y="0.5898in">
              <dc:date>2019-01-09T00:00:00</dc:date>
              <text:p text:style-name="P1"><text:span text:style-name="T1">Bận việc đột xuất, off chiều</text:span></text:p>
            </office:annotation>
            <text:p>0.5</text:p>
          </table:table-cell>
          <table:table-cell table:style-name="ce60" office:value-type="float" office:value="0.5">
            <office:annotation draw:style-name="gr4" draw:text-style-name="P1" svg:width="1.1413in" svg:height="0.2634in" svg:x="10.7579in" svg:y="16.3346in" draw:caption-point-x="-0.2402in" draw:caption-point-y="0.5894in">
              <dc:date>2019-01-10T00:00:00</dc:date>
              <text:p text:style-name="P1"><text:span text:style-name="T1">Về quê, off chiều</text:span></text:p>
            </office:annotation>
            <text:p>0.5</text:p>
          </table:table-cell>
          <table:table-cell table:style-name="ce60" office:value-type="float" office:value="1">
            <office:annotation draw:style-name="gr4" draw:text-style-name="P1" svg:width="1.1413in" svg:height="0.2634in" svg:x="11.224in" svg:y="16.3346in" draw:caption-point-x="-0.2402in" draw:caption-point-y="0.5894in">
              <dc:date>2019-01-10T00:00:00</dc:date>
              <text:p text:style-name="P1"><text:span text:style-name="T1">Về quê</text:span></text:p>
            </office:annotation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1">
            <office:annotation draw:style-name="gr4" draw:text-style-name="P1" svg:width="1.1413in" svg:height="0.2634in" svg:x="20.55in" svg:y="16.3236in" draw:caption-point-x="-0.2402in" draw:caption-point-y="0.6004in">
              <dc:date>2019-01-29T00:00:00</dc:date>
              <text:p text:style-name="P1"><text:span text:style-name="T1">Về quê ăn tết</text:span></text:p>
            </office:annotation>
            <text:p>1</text:p>
          </table:table-cell>
        </table:table-row>
        <table:table-row table:style-name="ro7">
          <table:table-cell table:style-name="ce42" office:value-type="float" office:value="64">
            <text:p>64</text:p>
          </table:table-cell>
          <table:table-cell table:style-name="ce45" office:value-type="string">
            <text:p>ViTHT</text:p>
          </table:table-cell>
          <table:table-cell table:style-name="ce50" table:formula="of:=[.F70]*[.$C$2]" office:value-type="float" office:value="500000">
            <text:p>500,000</text:p>
          </table:table-cell>
          <table:table-cell table:style-name="ce50" table:formula="of:=[.C70]-IF([.E70]=&quot;Yes&quot;;0;[.C70])" office:value-type="float" office:value="500000">
            <text:p>500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70:.AK70]; &quot;0&quot;)" office:value-type="float" office:value="20">
            <text:p>20</text:p>
          </table:table-cell>
          <table:table-cell table:style-name="ce60"/>
          <table:table-cell table:style-name="ce60" office:value-type="float" office:value="1">
            <office:annotation draw:style-name="gr1" draw:text-style-name="P1" svg:width="1.1413in" svg:height="0.3902in" svg:x="7.0272in" svg:y="16.5791in" draw:caption-point-x="-0.2402in" draw:caption-point-y="0.5925in">
              <dc:date>2019-01-02T00:00:00</dc:date>
              <text:p text:style-name="P1"><text:span text:style-name="T1">Dul lịch cùng gia đình</text:span></text:p>
            </office:annotation>
            <text:p>1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1">
            <office:annotation draw:style-name="gr1" draw:text-style-name="P1" svg:width="1.1413in" svg:height="0.3902in" svg:x="11.224in" svg:y="16.5827in" draw:caption-point-x="-0.2402in" draw:caption-point-y="0.589in">
              <dc:date>2019-01-11T00:00:00</dc:date>
              <text:p text:style-name="P1"><text:span text:style-name="T1">Bị sốt</text:span></text:p>
              <text:p text:style-name="P1"><text:span text:style-name="T1"/></text:p>
            </office:annotation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1" svg:width="1.1413in" svg:height="0.3902in" svg:x="20.55in" svg:y="16.5717in" draw:caption-point-x="-0.2402in" draw:caption-point-y="0.6in">
              <dc:creator>TL</dc:creator>
              <dc:date>2019-01-31T00:00:00</dc:date>
              <text:p text:style-name="P1"><text:span text:style-name="T1">Có việc bận, 4h30 xin về sớm</text:span></text:p>
            </office:annotation>
            <text:p>0</text:p>
          </table:table-cell>
        </table:table-row>
        <table:table-row table:style-name="ro2">
          <table:table-cell table:style-name="ce43"/>
          <table:table-cell/>
          <table:table-cell table:style-name="Default"/>
          <table:table-cell table:style-name="ce50"/>
          <table:table-cell table:number-columns-repeated="33"/>
        </table:table-row>
        <table:table-row table:style-name="ro7">
          <table:table-cell table:style-name="ce42" office:value-type="float" office:value="65">
            <text:p>65</text:p>
          </table:table-cell>
          <table:table-cell table:style-name="ce45" office:value-type="string">
            <text:p>HaVS</text:p>
          </table:table-cell>
          <table:table-cell table:style-name="ce50" table:formula="of:=[.F72]*[.$C$2]" office:value-type="float" office:value="250000">
            <text:p>250,000</text:p>
          </table:table-cell>
          <table:table-cell table:style-name="ce50" table:formula="of:=[.C72]-IF([.E72]=&quot;Yes&quot;;0;[.C72])" office:value-type="float" office:value="250000">
            <text:p>250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72:.AK72]; &quot;0&quot;)" office:value-type="float" office:value="10">
            <text:p>10</text:p>
          </table:table-cell>
          <table:table-cell table:style-name="ce60" table:number-columns-repeated="6"/>
          <table:table-cell table:style-name="ce60" office:value-type="float" office:value="0.5">
            <office:annotation draw:style-name="gr10" draw:text-style-name="P5" svg:width="1.1413in" svg:height="0.4484in" svg:x="9.3587in" svg:y="17.1114in" draw:caption-point-x="-0.2402in" draw:caption-point-y="0.5409in">
              <dc:date>2019-01-08T00:00:00</dc:date>
              <text:p text:style-name="P5"><text:span text:style-name="T4">Báo cáo đồ án, off chiều</text:span></text:p>
            </office:annotation>
            <text:p>0.5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2" draw:text-style-name="P5" svg:width="1.1413in" svg:height="0.7012in" svg:x="12.6228in" svg:y="17.1114in" draw:caption-point-x="-0.2402in" draw:caption-point-y="0.5409in">
              <dc:date>2019-01-14T00:00:00</dc:date>
              <text:p text:style-name="P5"><text:span text:style-name="T4">Lên trường gặp thầy hướng dẫn, off sáng</text:span></text:p>
              <text:p text:style-name="P5"><text:span text:style-name="T4">Đi học, off chiều</text:span></text:p>
            </office:annotation>
            <text:p>1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1">
            <office:annotation draw:style-name="gr2" draw:text-style-name="P5" svg:width="1.1413in" svg:height="0.7012in" svg:x="13.5555in" svg:y="17.1114in" draw:caption-point-x="-0.2402in" draw:caption-point-y="0.5409in">
              <dc:date>2019-01-15T00:00:00</dc:date>
              <text:p text:style-name="P5"><text:span text:style-name="T4">Lên trường gặp thầy hướng dẫn, off sáng</text:span></text:p>
              <text:p text:style-name="P5"><text:span text:style-name="T4">Đi học, off chiều</text:span></text:p>
            </office:annotation>
            <text:p>1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3" draw:text-style-name="P5" svg:width="1.1413in" svg:height="0.5457in" svg:x="15.887in" svg:y="17.1114in" draw:caption-point-x="-0.2402in" draw:caption-point-y="0.5409in">
              <dc:date>2019-01-21T00:00:00</dc:date>
              <text:p text:style-name="P5"><text:span text:style-name="T4">Đi học, off chiều</text:span></text:p>
              <text:p text:style-name="P5"><text:span text:style-name="T4">Lên gặp thầy hd, off sáng</text:span></text:p>
            </office:annotation>
            <text:p>1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2" draw:text-style-name="P5" svg:width="1.1413in" svg:height="0.7012in" svg:x="16.8197in" svg:y="17.1114in" draw:caption-point-x="-0.2402in" draw:caption-point-y="0.5409in">
              <dc:date>2019-01-24T00:00:00</dc:date>
              <text:p text:style-name="P5"><text:span text:style-name="T4">Đi học, off chiều</text:span></text:p>
            </office:annotation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4" draw:text-style-name="P5" svg:width="1.1413in" svg:height="0.2634in" svg:x="19.1512in" svg:y="17.1114in" draw:caption-point-x="-0.2402in" draw:caption-point-y="0.5409in">
              <dc:date>2019-01-29T00:00:00</dc:date>
              <text:p text:style-name="P5"><text:span text:style-name="T4">Về quê</text:span></text:p>
            </office:annotation>
            <text:p>1</text:p>
          </table:table-cell>
          <table:table-cell table:style-name="ce60" office:value-type="float" office:value="1">
            <office:annotation draw:style-name="gr4" draw:text-style-name="P5" svg:width="1.1413in" svg:height="0.2634in" svg:x="19.6173in" svg:y="17.1114in" draw:caption-point-x="-0.2402in" draw:caption-point-y="0.5409in">
              <dc:date>2019-01-29T00:00:00</dc:date>
              <text:p text:style-name="P5"><text:span text:style-name="T4">Về quê</text:span></text:p>
            </office:annotation>
            <text:p>1</text:p>
          </table:table-cell>
          <table:table-cell table:style-name="ce60" office:value-type="float" office:value="1">
            <office:annotation draw:style-name="gr4" draw:text-style-name="P5" svg:width="1.1413in" svg:height="0.2634in" svg:x="20.0839in" svg:y="17.1114in" draw:caption-point-x="-0.2402in" draw:caption-point-y="0.5409in">
              <dc:date>2019-01-29T00:00:00</dc:date>
              <text:p text:style-name="P5"><text:span text:style-name="T4">Về quê</text:span></text:p>
            </office:annotation>
            <text:p>1</text:p>
          </table:table-cell>
          <table:table-cell table:style-name="ce60" office:value-type="float" office:value="1">
            <office:annotation draw:style-name="gr4" draw:text-style-name="P5" svg:width="1.1413in" svg:height="0.2634in" svg:x="20.55in" svg:y="17.1114in" draw:caption-point-x="-0.2402in" draw:caption-point-y="0.5409in">
              <dc:date>2019-01-29T00:00:00</dc:date>
              <text:p text:style-name="P5"><text:span text:style-name="T4">Về quê</text:span></text:p>
            </office:annotation>
            <text:p>1</text:p>
          </table:table-cell>
        </table:table-row>
        <table:table-row table:style-name="ro7">
          <table:table-cell table:style-name="ce42" office:value-type="float" office:value="66">
            <text:p>66</text:p>
          </table:table-cell>
          <table:table-cell table:style-name="ce45" office:value-type="string">
            <text:p>KhoaTTD</text:p>
          </table:table-cell>
          <table:table-cell table:style-name="ce50" table:formula="of:=[.F73]*[.$C$2]" office:value-type="float" office:value="275000">
            <text:p>275,000</text:p>
          </table:table-cell>
          <table:table-cell table:style-name="ce50" table:formula="of:=[.C73]-IF([.E73]=&quot;Yes&quot;;0;[.C73])" office:value-type="float" office:value="275000">
            <text:p>275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73:.AK73]; &quot;0&quot;)" office:value-type="float" office:value="11">
            <text:p>11</text:p>
          </table:table-cell>
          <table:table-cell table:style-name="ce60" table:number-columns-repeated="14"/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4" draw:text-style-name="P5" svg:width="1.1413in" svg:height="0.2634in" svg:x="16.3535in" svg:y="17.2984in" draw:caption-point-x="-0.2402in" draw:caption-point-y="0.602in">
              <dc:date>2019-01-16T00:00:00</dc:date>
              <text:p text:style-name="P5"><text:span text:style-name="T4">Đi học, off sáng</text:span></text:p>
            </office:annotation>
            <text:p>0.5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4" draw:text-style-name="P5" svg:width="1.1413in" svg:height="0.2634in" svg:x="19.6173in" svg:y="17.2984in" draw:caption-point-x="-0.2402in" draw:caption-point-y="0.602in">
              <dc:date>2019-01-16T00:00:00</dc:date>
              <text:p text:style-name="P5"><text:span text:style-name="T4">Đi học, off sáng</text:span></text:p>
            </office:annotation>
            <text:p>0.5</text:p>
          </table:table-cell>
          <table:table-cell table:number-columns-repeated="2" table:style-name="ce60" office:value-type="float" office:value="0">
            <text:p>0</text:p>
          </table:table-cell>
        </table:table-row>
        <table:table-row table:style-name="ro7">
          <table:table-cell table:style-name="ce42" office:value-type="float" office:value="67">
            <text:p>67</text:p>
          </table:table-cell>
          <table:table-cell table:style-name="ce45" office:value-type="string">
            <text:p>PhuongTK</text:p>
          </table:table-cell>
          <table:table-cell table:style-name="ce50" table:formula="of:=[.F74]*[.$C$2]" office:value-type="float" office:value="375000">
            <text:p>375,000</text:p>
          </table:table-cell>
          <table:table-cell table:style-name="ce50" table:formula="of:=[.C74]-IF([.E74]=&quot;Yes&quot;;0;[.C74])" office:value-type="float" office:value="375000">
            <text:p>375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74:.AK74]; &quot;0&quot;)" office:value-type="float" office:value="15">
            <text:p>15</text:p>
          </table:table-cell>
          <table:table-cell table:style-name="ce60"/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1">
            <office:annotation draw:style-name="gr4" draw:text-style-name="P5" svg:width="1.1413in" svg:height="0.2634in" svg:x="9.8252in" svg:y="17.5433in" draw:caption-point-x="-0.2402in" draw:caption-point-y="0.6047in">
              <dc:date>2019-01-08T00:00:00</dc:date>
              <text:p text:style-name="P5"><text:span text:style-name="T4">Đi học</text:span></text:p>
            </office:annotation>
            <text:p>1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1">
            <office:annotation draw:style-name="gr4" draw:text-style-name="P5" svg:width="1.1413in" svg:height="0.2634in" svg:x="13.0894in" svg:y="17.5433in" draw:caption-point-x="-0.2402in" draw:caption-point-y="0.6047in">
              <dc:date>2019-01-08T00:00:00</dc:date>
              <text:p text:style-name="P5"><text:span text:style-name="T4">Đi học</text:span></text:p>
            </office:annotation>
            <text:p>1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5" svg:width="1.1413in" svg:height="0.3902in" svg:x="14.4882in" svg:y="17.5465in" draw:caption-point-x="-0.2402in" draw:caption-point-y="0.6016in">
              <dc:date>2019-01-18T00:00:00</dc:date>
              <text:p text:style-name="P5"><text:span text:style-name="T4">Kẹt xe, 8h35 đến cty</text:span></text:p>
            </office:annotation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1">
            <office:annotation draw:style-name="gr4" draw:text-style-name="P5" svg:width="1.1413in" svg:height="0.2634in" svg:x="16.3535in" svg:y="17.5433in" draw:caption-point-x="-0.2402in" draw:caption-point-y="0.6047in">
              <dc:date>2019-01-08T00:00:00</dc:date>
              <text:p text:style-name="P5"><text:span text:style-name="T4">Đi học</text:span></text:p>
            </office:annotation>
            <text:p>1</text:p>
          </table:table-cell>
          <table:table-cell table:style-name="ce60" office:value-type="float" office:value="1">
            <office:annotation draw:style-name="gr4" draw:text-style-name="P5" svg:width="1.1413in" svg:height="0.2634in" svg:x="16.8197in" svg:y="17.548in" draw:caption-point-x="-0.2402in" draw:caption-point-y="0.6in">
              <dc:date>2019-01-24T00:00:00</dc:date>
              <text:p text:style-name="P5"><text:span text:style-name="T4">Đi khám bệnh</text:span></text:p>
            </office:annotation>
            <text:p>1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1">
            <office:annotation draw:style-name="gr4" draw:text-style-name="P5" svg:width="1.1413in" svg:height="0.2634in" svg:x="19.6173in" svg:y="17.5488in" draw:caption-point-x="-0.2402in" draw:caption-point-y="0.5992in">
              <dc:date>2019-01-29T00:00:00</dc:date>
              <text:p text:style-name="P5"><text:span text:style-name="T4">Of theo plan</text:span></text:p>
            </office:annotation>
            <text:p>1</text:p>
          </table:table-cell>
          <table:table-cell table:style-name="ce60" office:value-type="float" office:value="1">
            <office:annotation draw:style-name="gr4" draw:text-style-name="P5" svg:width="1.1413in" svg:height="0.2634in" svg:x="20.0839in" svg:y="17.5488in" draw:caption-point-x="-0.2402in" draw:caption-point-y="0.5992in">
              <dc:date>2019-01-29T00:00:00</dc:date>
              <text:p text:style-name="P5"><text:span text:style-name="T4">Về tết</text:span></text:p>
            </office:annotation>
            <text:p>1</text:p>
          </table:table-cell>
          <table:table-cell table:style-name="ce60" office:value-type="float" office:value="1">
            <office:annotation draw:style-name="gr4" draw:text-style-name="P5" svg:width="1.1413in" svg:height="0.2634in" svg:x="20.55in" svg:y="17.5488in" draw:caption-point-x="-0.2402in" draw:caption-point-y="0.5992in">
              <dc:date>2019-01-29T00:00:00</dc:date>
              <text:p text:style-name="P5"><text:span text:style-name="T4">Về tết</text:span></text:p>
            </office:annotation>
            <text:p>1</text:p>
          </table:table-cell>
        </table:table-row>
        <table:table-row table:style-name="ro7">
          <table:table-cell table:style-name="ce42" office:value-type="float" office:value="68">
            <text:p>68</text:p>
          </table:table-cell>
          <table:table-cell table:style-name="ce45" office:value-type="string">
            <text:p>TanNV</text:p>
          </table:table-cell>
          <table:table-cell table:style-name="ce50" table:formula="of:=[.F75]*[.$C$2]" office:value-type="float" office:value="325000">
            <text:p>325,000</text:p>
          </table:table-cell>
          <table:table-cell table:style-name="ce50" table:formula="of:=[.C75]-IF([.E75]=&quot;Yes&quot;;0;[.C75])" office:value-type="float" office:value="325000">
            <text:p>325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75:.AK75]; &quot;0&quot;)" office:value-type="float" office:value="13">
            <text:p>13</text:p>
          </table:table-cell>
          <table:table-cell table:style-name="ce60" table:number-columns-repeated="14"/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1" draw:text-style-name="P5" svg:width="1.1413in" svg:height="0.3902in" svg:x="17.7524in" svg:y="17.7965in" draw:caption-point-x="-0.2402in" draw:caption-point-y="0.5992in">
              <dc:date>2019-01-25T00:00:00</dc:date>
              <text:p text:style-name="P5"><text:span text:style-name="T4">Lên trường, xđt, 9h26 đến cty</text:span></text:p>
            </office:annotation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</table:table-row>
        <table:table-row table:style-name="ro7">
          <table:table-cell table:style-name="ce42" office:value-type="float" office:value="69">
            <text:p>69</text:p>
          </table:table-cell>
          <table:table-cell table:style-name="ce46" office:value-type="string">
            <office:annotation draw:style-name="gr4" draw:text-style-name="P5" svg:width="1.1413in" svg:height="0.2634in" svg:x="1.5673in" svg:y="18.0362in" draw:caption-point-x="-0.2402in" draw:caption-point-y="0.6071in">
              <dc:date>2018-11-26T00:00:00</dc:date>
              <text:p text:style-name="P5"><text:span text:style-name="T4">Nghỉ tạm thời</text:span></text:p>
            </office:annotation>
            <text:p>ThienTM</text:p>
          </table:table-cell>
          <table:table-cell table:style-name="ce50" table:formula="of:=[.F76]*[.$C$2]" office:value-type="float" office:value="475000">
            <text:p>475,000</text:p>
          </table:table-cell>
          <table:table-cell table:style-name="ce50" table:formula="of:=[.C76]-IF([.E76]=&quot;Yes&quot;;0;[.C76])" office:value-type="float" office:value="475000">
            <text:p>475,000</text:p>
          </table:table-cell>
          <table:table-cell table:style-name="ce57" table:content-validation-name="val1" office:value-type="string">
            <text:p>Yes</text:p>
          </table:table-cell>
          <table:table-cell table:style-name="ce58" table:formula="of:=COUNTIF( [.G76:.AK76]; &quot;0&quot;)" office:value-type="float" office:value="19">
            <text:p>19</text:p>
          </table:table-cell>
          <table:table-cell table:style-name="ce60"/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1">
            <office:annotation draw:style-name="gr1" draw:text-style-name="P5" svg:width="1.1413in" svg:height="0.3902in" svg:x="11.224in" svg:y="18.0402in" draw:caption-point-x="-0.2402in" draw:caption-point-y="0.6031in">
              <dc:date>2019-01-11T00:00:00</dc:date>
              <text:p text:style-name="P5"><text:span text:style-name="T4">Bận việc gia đình</text:span></text:p>
            </office:annotation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1">
            <office:annotation draw:style-name="gr4" draw:text-style-name="P5" svg:width="1.1413in" svg:height="0.2634in" svg:x="16.8197in" svg:y="18.0433in" draw:caption-point-x="-0.2402in" draw:caption-point-y="0.6in">
              <dc:date>2019-01-24T00:00:00</dc:date>
              <text:p text:style-name="P5"><text:span text:style-name="T4">Bị cảm</text:span></text:p>
            </office:annotation>
            <text:p>1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1">
            <office:annotation draw:style-name="gr4" draw:text-style-name="P5" svg:width="1.1413in" svg:height="0.2634in" svg:x="20.55in" svg:y="18.0441in" draw:caption-point-x="-0.2402in" draw:caption-point-y="0.5992in">
              <dc:date>2019-01-29T00:00:00</dc:date>
              <text:p text:style-name="P5"><text:span text:style-name="T4">Về tết</text:span></text:p>
            </office:annotation>
            <text:p>1</text:p>
          </table:table-cell>
        </table:table-row>
        <table:table-row table:style-name="ro2">
          <table:table-cell table:style-name="ce42" office:value-type="float" office:value="70">
            <text:p>70</text:p>
          </table:table-cell>
          <table:table-cell table:style-name="ce45" office:value-type="string">
            <text:p>Last row</text:p>
          </table:table-cell>
          <table:table-cell table:style-name="ce50" table:number-columns-repeated="2"/>
          <table:table-cell table:style-name="ce57" table:content-validation-name="val1"/>
          <table:table-cell table:style-name="ce58"/>
          <table:table-cell table:style-name="ce60" table:number-columns-repeated="31"/>
        </table:table-row>
        <table:table-row table:style-name="ro2" table:number-rows-repeated="65384">
          <table:table-cell table:style-name="ce43" table:number-columns-repeated="2"/>
          <table:table-cell table:style-name="ce51" table:number-columns-repeated="2"/>
          <table:table-cell/>
          <table:table-cell table:style-name="ce43"/>
          <table:table-cell table:number-columns-repeated="31"/>
        </table:table-row>
        <table:table-row table:style-name="ro2" table:number-rows-repeated="983114">
          <table:table-cell table:number-columns-repeated="37"/>
        </table:table-row>
        <table:table-row table:style-name="ro2">
          <table:table-cell table:number-columns-repeated="37"/>
        </table:table-row>
      </table:table>
      <table:table table:name="February" table:style-name="ta3" table:print="false"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ce52"/>
        <table:table-column table:style-name="co7" table:default-cell-style-name="Default"/>
        <table:table-column table:style-name="co14" table:default-cell-style-name="Default"/>
        <table:table-column table:style-name="co15" table:number-columns-repeated="31" table:default-cell-style-name="Default"/>
        <table:table-column table:style-name="co7" table:default-cell-style-name="Default"/>
        <table:table-row table:style-name="ro8">
          <table:table-cell table:style-name="ce12" table:number-columns-repeated="4"/>
          <table:table-cell/>
          <table:table-cell table:style-name="ce12"/>
          <table:table-cell table:number-columns-repeated="32"/>
        </table:table-row>
        <table:table-row table:style-name="ro2">
          <table:table-cell table:style-name="ce40" table:number-columns-repeated="2"/>
          <table:table-cell table:style-name="ce47" office:value-type="float" office:value="25000">
            <text:p>25,000</text:p>
          </table:table-cell>
          <table:table-cell table:style-name="ce47"/>
          <table:table-cell/>
          <table:table-cell table:style-name="ce40"/>
          <table:table-cell table:number-columns-repeated="32"/>
        </table:table-row>
        <table:table-row table:style-name="ro2">
          <table:table-cell table:style-name="ce41" table:number-columns-repeated="2"/>
          <table:table-cell table:style-name="ce48" table:number-columns-repeated="2"/>
          <table:table-cell table:style-name="ce68"/>
          <table:table-cell table:style-name="ce41"/>
          <table:table-cell table:style-name="ce68" table:number-columns-repeated="8"/>
          <table:table-cell table:style-name="ce76" office:value-type="string" table:number-columns-spanned="2" table:number-rows-spanned="1">
            <text:p>Month</text:p>
          </table:table-cell>
          <table:covered-table-cell table:style-name="ce77"/>
          <table:table-cell table:style-name="ce78" table:content-validation-name="val2" office:value-type="float" office:value="2" table:number-columns-spanned="2" table:number-rows-spanned="1">
            <text:p>2</text:p>
          </table:table-cell>
          <table:covered-table-cell table:style-name="ce77"/>
          <table:table-cell table:style-name="ce76" office:value-type="string" table:number-columns-spanned="2" table:number-rows-spanned="1">
            <text:p>Year</text:p>
          </table:table-cell>
          <table:covered-table-cell table:style-name="ce77"/>
          <table:table-cell table:style-name="ce76" office:value-type="float" office:value="2019" table:number-columns-spanned="2" table:number-rows-spanned="1">
            <text:p>2019</text:p>
          </table:table-cell>
          <table:covered-table-cell table:style-name="ce79"/>
          <table:table-cell table:style-name="ce68" table:number-columns-repeated="15"/>
          <table:table-cell/>
        </table:table-row>
        <table:table-row table:style-name="ro2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1" office:value-type="string">
            <text:p>Total amount</text:p>
          </table:table-cell>
          <table:table-cell table:style-name="ce41" office:value-type="string">
            <text:p>Disbursement </text:p>
          </table:table-cell>
          <table:table-cell table:style-name="ce69" office:value-type="string" table:number-columns-spanned="1" table:number-rows-spanned="2">
            <text:p>Paid?</text:p>
          </table:table-cell>
          <table:table-cell table:style-name="ce41" office:value-type="string">
            <text:p>Total</text:p>
          </table:table-cell>
          <table:table-cell table:style-name="ce74" table:formula="of:=DATE([.$U$3];[.Q3];1)" office:value-type="date" office:date-value="2019-02-01">
            <text:p>01</text:p>
          </table:table-cell>
          <table:table-cell table:style-name="ce74" table:formula="of:=[.G4]+1" office:value-type="date" office:date-value="2019-02-02">
            <text:p>02</text:p>
          </table:table-cell>
          <table:table-cell table:style-name="ce74" table:formula="of:=[.H4]+1" office:value-type="date" office:date-value="2019-02-03">
            <text:p>03</text:p>
          </table:table-cell>
          <table:table-cell table:style-name="ce74" table:formula="of:=[.I4]+1" office:value-type="date" office:date-value="2019-02-04">
            <text:p>04</text:p>
          </table:table-cell>
          <table:table-cell table:style-name="ce74" table:formula="of:=[.J4]+1" office:value-type="date" office:date-value="2019-02-05">
            <text:p>05</text:p>
          </table:table-cell>
          <table:table-cell table:style-name="ce74" table:formula="of:=[.K4]+1" office:value-type="date" office:date-value="2019-02-06">
            <text:p>06</text:p>
          </table:table-cell>
          <table:table-cell table:style-name="ce74" table:formula="of:=[.L4]+1" office:value-type="date" office:date-value="2019-02-07">
            <text:p>07</text:p>
          </table:table-cell>
          <table:table-cell table:style-name="ce74" table:formula="of:=[.M4]+1" office:value-type="date" office:date-value="2019-02-08">
            <text:p>08</text:p>
          </table:table-cell>
          <table:table-cell table:style-name="ce74" table:formula="of:=[.N4]+1" office:value-type="date" office:date-value="2019-02-09">
            <text:p>09</text:p>
          </table:table-cell>
          <table:table-cell table:style-name="ce74" table:formula="of:=[.O4]+1" office:value-type="date" office:date-value="2019-02-10">
            <text:p>10</text:p>
          </table:table-cell>
          <table:table-cell table:style-name="ce74" table:formula="of:=[.P4]+1" office:value-type="date" office:date-value="2019-02-11">
            <text:p>11</text:p>
          </table:table-cell>
          <table:table-cell table:style-name="ce74" table:formula="of:=[.Q4]+1" office:value-type="date" office:date-value="2019-02-12">
            <text:p>12</text:p>
          </table:table-cell>
          <table:table-cell table:style-name="ce74" table:formula="of:=[.R4]+1" office:value-type="date" office:date-value="2019-02-13">
            <text:p>13</text:p>
          </table:table-cell>
          <table:table-cell table:style-name="ce74" table:formula="of:=[.S4]+1" office:value-type="date" office:date-value="2019-02-14">
            <text:p>14</text:p>
          </table:table-cell>
          <table:table-cell table:style-name="ce74" table:formula="of:=[.T4]+1" office:value-type="date" office:date-value="2019-02-15">
            <text:p>15</text:p>
          </table:table-cell>
          <table:table-cell table:style-name="ce74" table:formula="of:=[.U4]+1" office:value-type="date" office:date-value="2019-02-16">
            <text:p>16</text:p>
          </table:table-cell>
          <table:table-cell table:style-name="ce74" table:formula="of:=[.V4]+1" office:value-type="date" office:date-value="2019-02-17">
            <text:p>17</text:p>
          </table:table-cell>
          <table:table-cell table:style-name="ce74" table:formula="of:=[.W4]+1" office:value-type="date" office:date-value="2019-02-18">
            <text:p>18</text:p>
          </table:table-cell>
          <table:table-cell table:style-name="ce74" table:formula="of:=[.X4]+1" office:value-type="date" office:date-value="2019-02-19">
            <text:p>19</text:p>
          </table:table-cell>
          <table:table-cell table:style-name="ce74" table:formula="of:=[.Y4]+1" office:value-type="date" office:date-value="2019-02-20">
            <text:p>20</text:p>
          </table:table-cell>
          <table:table-cell table:style-name="ce74" table:formula="of:=[.Z4]+1" office:value-type="date" office:date-value="2019-02-21">
            <text:p>21</text:p>
          </table:table-cell>
          <table:table-cell table:style-name="ce74" table:formula="of:=[.AA4]+1" office:value-type="date" office:date-value="2019-02-22">
            <text:p>22</text:p>
          </table:table-cell>
          <table:table-cell table:style-name="ce74" table:formula="of:=[.AB4]+1" office:value-type="date" office:date-value="2019-02-23">
            <text:p>23</text:p>
          </table:table-cell>
          <table:table-cell table:style-name="ce74" table:formula="of:=[.AC4]+1" office:value-type="date" office:date-value="2019-02-24">
            <text:p>24</text:p>
          </table:table-cell>
          <table:table-cell table:style-name="ce74" table:formula="of:=[.AD4]+1" office:value-type="date" office:date-value="2019-02-25">
            <text:p>25</text:p>
          </table:table-cell>
          <table:table-cell table:style-name="ce74" table:formula="of:=[.AE4]+1" office:value-type="date" office:date-value="2019-02-26">
            <text:p>26</text:p>
          </table:table-cell>
          <table:table-cell table:style-name="ce74" table:formula="of:=[.AF4]+1" office:value-type="date" office:date-value="2019-02-27">
            <text:p>27</text:p>
          </table:table-cell>
          <table:table-cell table:style-name="ce74" table:formula="of:=[.AG4]+1" office:value-type="date" office:date-value="2019-02-28">
            <text:p>28</text:p>
          </table:table-cell>
          <table:table-cell table:style-name="ce74" table:formula="of:=[.AH4]+1" office:value-type="date" office:date-value="2019-03-01">
            <text:p>01</text:p>
          </table:table-cell>
          <table:table-cell table:style-name="ce74" table:formula="of:=[.AI4]+1" office:value-type="date" office:date-value="2019-03-02">
            <text:p>02</text:p>
          </table:table-cell>
          <table:table-cell table:style-name="ce74" table:formula="of:=[.AJ4]+1" office:value-type="date" office:date-value="2019-03-03">
            <text:p>03</text:p>
          </table:table-cell>
          <table:table-cell/>
        </table:table-row>
        <table:table-row table:style-name="ro7">
          <table:table-cell table:style-name="ce41" table:number-columns-repeated="2"/>
          <table:table-cell table:style-name="ce49" table:formula="of:=SUM([.C6:.C77])" office:value-type="float" office:value="20725000">
            <text:p>20,725,000</text:p>
          </table:table-cell>
          <table:table-cell table:style-name="ce49" table:formula="of:=[.C5]-SUM([.D6:.D77])" office:value-type="float" office:value="175000">
            <text:p>175,000</text:p>
          </table:table-cell>
          <table:covered-table-cell table:style-name="ce70"/>
          <table:table-cell table:style-name="ce41"/>
          <table:table-cell table:style-name="ce71" table:formula="of:=CHOOSE(WEEKDAY([.G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1" table:formula="of:=CHOOSE(WEEKDAY([.H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1" table:formula="of:=CHOOSE(WEEKDAY([.I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1" table:formula="of:=CHOOSE(WEEKDAY([.J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1" table:formula="of:=CHOOSE(WEEKDAY([.K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1" table:formula="of:=CHOOSE(WEEKDAY([.L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1" table:formula="of:=CHOOSE(WEEKDAY([.M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1" table:formula="of:=CHOOSE(WEEKDAY([.N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1" table:formula="of:=CHOOSE(WEEKDAY([.O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1" table:formula="of:=CHOOSE(WEEKDAY([.P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1" table:formula="of:=CHOOSE(WEEKDAY([.Q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1" table:formula="of:=CHOOSE(WEEKDAY([.R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1" table:formula="of:=CHOOSE(WEEKDAY([.S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1" table:formula="of:=CHOOSE(WEEKDAY([.T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1" table:formula="of:=CHOOSE(WEEKDAY([.U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1" table:formula="of:=CHOOSE(WEEKDAY([.V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1" table:formula="of:=CHOOSE(WEEKDAY([.W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1" table:formula="of:=CHOOSE(WEEKDAY([.X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1" table:formula="of:=CHOOSE(WEEKDAY([.Y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1" table:formula="of:=CHOOSE(WEEKDAY([.Z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1" table:formula="of:=CHOOSE(WEEKDAY([.AA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1" table:formula="of:=CHOOSE(WEEKDAY([.AB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1" table:formula="of:=CHOOSE(WEEKDAY([.AC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1" table:formula="of:=CHOOSE(WEEKDAY([.AD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1" table:formula="of:=CHOOSE(WEEKDAY([.AE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1" table:formula="of:=CHOOSE(WEEKDAY([.AF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1" table:formula="of:=CHOOSE(WEEKDAY([.AG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1" table:formula="of:=CHOOSE(WEEKDAY([.AH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1" table:formula="of:=CHOOSE(WEEKDAY([.AI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1" table:formula="of:=CHOOSE(WEEKDAY([.AJ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1" table:formula="of:=CHOOSE(WEEKDAY([.AK4]);&quot;Sun&quot;;&quot;Mon&quot;;&quot;Tue&quot;;&quot;Wed&quot;;&quot;Thur&quot;;&quot;Fri&quot;;&quot;Sat&quot;)" office:value-type="string" office:string-value="Sun">
            <text:p>Sun</text:p>
          </table:table-cell>
          <table:table-cell/>
        </table:table-row>
        <table:table-row table:style-name="ro2">
          <table:table-cell table:style-name="ce41"/>
          <table:table-cell table:style-name="ce41" office:value-type="string">
            <text:p>1<text:span text:style-name="T6">st</text:span> row</text:p>
          </table:table-cell>
          <table:table-cell table:style-name="ce49" table:number-columns-repeated="2"/>
          <table:table-cell table:style-name="ce71"/>
          <table:table-cell table:style-name="ce41"/>
          <table:table-cell table:style-name="ce71" table:number-columns-repeated="31"/>
          <table:table-cell/>
        </table:table-row>
        <table:table-row table:style-name="ro7">
          <table:table-cell table:style-name="ce4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67" table:formula="of:=[.F7]*[.$C$2]" office:value-type="float" office:value="225000">
            <text:p>225,000</text:p>
          </table:table-cell>
          <table:table-cell table:style-name="ce67" table:formula="of:=[.C7]-IF([.E7]=&quot;Yes&quot;;0;[.C7])" office:value-type="float" office:value="225000">
            <text:p>225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7:.AK7]; &quot;0&quot;)" office:value-type="float" office:value="9">
            <text:p>9</text:p>
          </table:table-cell>
          <table:table-cell table:style-name="ce75" office:value-type="float" office:value="1">
            <office:annotation draw:style-name="gr4" draw:text-style-name="P1" svg:width="1.1413in" svg:height="0.2634in" svg:x="6.561in" svg:y="1.0232in" draw:caption-point-x="-0.2402in" draw:caption-point-y="0.5445in">
              <dc:date>2019-01-29T00:00:00</dc:date>
              <text:p text:style-name="P1"><text:span text:style-name="T1">Về quê ăn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4" draw:text-style-name="P1" svg:width="1.1413in" svg:height="0.2634in" svg:x="11.224in" svg:y="1.0232in" draw:caption-point-x="-0.2402in" draw:caption-point-y="0.5445in">
              <dc:date>2019-02-11T00:00:00</dc:date>
              <text:p text:style-name="P1"><text:span text:style-name="T1">Đi du lịch</text:span></text:p>
            </office:annotation>
            <text:p>1</text:p>
          </table:table-cell>
          <table:table-cell table:style-name="ce75" office:value-type="float" office:value="1">
            <office:annotation draw:style-name="gr4" draw:text-style-name="P1" svg:width="1.1413in" svg:height="0.2634in" svg:x="11.6902in" svg:y="1.0232in" draw:caption-point-x="-0.2402in" draw:caption-point-y="0.5445in">
              <dc:date>2019-02-11T00:00:00</dc:date>
              <text:p text:style-name="P1"><text:span text:style-name="T1">Đi du lịch</text:span></text:p>
            </office:annotation>
            <text:p>1</text:p>
          </table:table-cell>
          <table:table-cell table:style-name="ce75" office:value-type="float" office:value="1">
            <office:annotation draw:style-name="gr4" draw:text-style-name="P1" svg:width="1.1413in" svg:height="0.2634in" svg:x="12.1567in" svg:y="1.024in" draw:caption-point-x="-0.2402in" draw:caption-point-y="0.5437in">
              <dc:date>2019-02-11T00:00:00</dc:date>
              <text:p text:style-name="P1"><text:span text:style-name="T1">Đi du lịch</text:span></text:p>
            </office:annotation>
            <text:p>1</text:p>
          </table:table-cell>
          <table:table-cell table:style-name="ce75" office:value-type="float" office:value="1">
            <office:annotation draw:style-name="gr4" draw:text-style-name="P1" svg:width="1.1413in" svg:height="0.2634in" svg:x="12.6228in" svg:y="1.024in" draw:caption-point-x="-0.2402in" draw:caption-point-y="0.5437in">
              <dc:date>2019-02-11T00:00:00</dc:date>
              <text:p text:style-name="P1"><text:span text:style-name="T1">Đi du lịch</text:span></text:p>
            </office:annotation>
            <text:p>1</text:p>
          </table:table-cell>
          <table:table-cell table:style-name="ce75" office:value-type="float" office:value="1">
            <office:annotation draw:style-name="gr4" draw:text-style-name="P1" svg:width="1.1413in" svg:height="0.2634in" svg:x="13.0894in" svg:y="1.0244in" draw:caption-point-x="-0.2402in" draw:caption-point-y="0.5433in">
              <dc:date>2019-02-11T00:00:00</dc:date>
              <text:p text:style-name="P1"><text:span text:style-name="T1">Đi du lịch</text:span></text:p>
            </office:annotation>
            <text:p>1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1" draw:text-style-name="P1" svg:width="1.1413in" svg:height="0.3902in" svg:x="19.1512in" svg:y="1.028in" draw:caption-point-x="-0.2402in" draw:caption-point-y="0.5398in">
              <dc:date>2019-02-28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75" table:number-columns-repeated="3"/>
          <table:table-cell/>
        </table:table-row>
        <table:table-row table:style-name="ro7">
          <table:table-cell table:style-name="ce4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67" table:formula="of:=[.F8]*[.$C$2]" office:value-type="float" office:value="350000">
            <text:p>350,000</text:p>
          </table:table-cell>
          <table:table-cell table:style-name="ce67" table:formula="of:=[.C8]-IF([.E8]=&quot;Yes&quot;;0;[.C8])" office:value-type="float" office:value="350000">
            <text:p>350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8:.AK8]; &quot;0&quot;)" office:value-type="float" office:value="14">
            <text:p>14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9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1" draw:text-style-name="P1" svg:width="1.1413in" svg:height="0.3902in" svg:x="12.1567in" svg:y="1.2138in" draw:caption-point-x="-0.2402in" draw:caption-point-y="0.6016in">
              <dc:date>2019-02-13T00:00:00</dc:date>
              <text:p text:style-name="P1"><text:span text:style-name="T1">Giải quyết việc gia đình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1" draw:text-style-name="P1" svg:width="1.1413in" svg:height="0.3902in" svg:x="14.4882in" svg:y="1.215in" draw:caption-point-x="-0.2402in" draw:caption-point-y="0.6004in">
              <dc:date>2019-02-18T00:00:00</dc:date>
              <text:p text:style-name="P1"><text:span text:style-name="T1">Ngủ quên, 8h34 đến c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3"/>
          <table:table-cell/>
        </table:table-row>
        <table:table-row table:style-name="ro7">
          <table:table-cell table:style-name="ce4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67" table:formula="of:=[.F9]*[.$C$2]" office:value-type="float" office:value="250000">
            <text:p>250,000</text:p>
          </table:table-cell>
          <table:table-cell table:style-name="ce67" table:formula="of:=[.C9]-IF([.E9]=&quot;Yes&quot;;0;[.C9])" office:value-type="float" office:value="250000">
            <text:p>250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9:.AK9]; &quot;0&quot;)" office:value-type="float" office:value="10">
            <text:p>1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9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1" draw:text-style-name="P1" svg:width="1.1413in" svg:height="0.3902in" svg:x="12.1567in" svg:y="1.4614in" draw:caption-point-x="-0.2402in" draw:caption-point-y="0.6016in">
              <dc:date>2019-02-13T00:00:00</dc:date>
              <text:p text:style-name="P1"><text:span text:style-name="T1">Đau đầu + đau bụng</text:span></text:p>
            </office:annotation>
            <text:p>1</text:p>
          </table:table-cell>
          <table:table-cell table:style-name="ce75" office:value-type="float" office:value="0">
            <office:annotation draw:style-name="gr1" draw:text-style-name="P1" svg:width="1.1413in" svg:height="0.3902in" svg:x="12.6228in" svg:y="1.4618in" draw:caption-point-x="-0.2402in" draw:caption-point-y="0.6012in">
              <dc:date>2019-02-14T00:00:00</dc:date>
              <text:p text:style-name="P1"><text:span text:style-name="T1">Đau bụng, xđt, 9h42 đến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.5">
            <office:annotation draw:style-name="gr1" draw:text-style-name="P1" svg:width="1.1413in" svg:height="0.3902in" svg:x="17.7524in" svg:y="1.4638in" draw:caption-point-x="-0.2402in" draw:caption-point-y="0.5992in">
              <dc:date>2019-02-25T00:00:00</dc:date>
              <text:p text:style-name="P1"><text:span text:style-name="T1">Đi lấy thuốc, off sáng</text:span></text:p>
            </office:annotation>
            <text:p>0.5</text:p>
          </table:table-cell>
          <table:table-cell table:style-name="ce75" office:value-type="float" office:value="1">
            <office:annotation draw:style-name="gr3" draw:text-style-name="P1" svg:width="1.1413in" svg:height="0.5457in" svg:x="18.2185in" svg:y="1.4646in" draw:caption-point-x="-0.2402in" draw:caption-point-y="0.5984in">
              <dc:date>2019-02-26T00:00:00</dc:date>
              <text:p text:style-name="P1"><text:span text:style-name="T1">Chăm sóc mẹ, làm remote 4h → confirm </text:span></text:p>
            </office:annotation>
            <text:p>1</text:p>
          </table:table-cell>
          <table:table-cell table:style-name="ce75" office:value-type="float" office:value="1">
            <office:annotation draw:style-name="gr3" draw:text-style-name="P1" svg:width="1.1413in" svg:height="0.5457in" svg:x="18.685in" svg:y="1.465in" draw:caption-point-x="-0.2402in" draw:caption-point-y="0.598in">
              <dc:date>2019-02-26T00:00:00</dc:date>
              <text:p text:style-name="P1"><text:span text:style-name="T1">Chăm sóc mẹ, làm remote 4h → confirm </text:span></text:p>
            </office:annotation>
            <text:p>1</text:p>
          </table:table-cell>
          <table:table-cell table:style-name="ce75" office:value-type="float" office:value="1">
            <office:annotation draw:style-name="gr3" draw:text-style-name="P1" svg:width="1.1413in" svg:height="0.5457in" svg:x="19.1512in" svg:y="1.4646in" draw:caption-point-x="-0.2402in" draw:caption-point-y="0.5984in">
              <dc:date>2019-02-26T00:00:00</dc:date>
              <text:p text:style-name="P1"><text:span text:style-name="T1">Chăm sóc mẹ, làm remote 4h → confirm </text:span></text:p>
            </office:annotation>
            <text:p>1</text:p>
          </table:table-cell>
          <table:table-cell table:style-name="ce75" table:number-columns-repeated="3"/>
          <table:table-cell/>
        </table:table-row>
        <table:table-row table:style-name="ro7">
          <table:table-cell table:style-name="ce4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67" table:formula="of:=[.F10]*[.$C$2]" office:value-type="float" office:value="350000">
            <text:p>350,000</text:p>
          </table:table-cell>
          <table:table-cell table:style-name="ce67" table:formula="of:=[.C10]-IF([.E10]=&quot;Yes&quot;;0;[.C10])" office:value-type="float" office:value="350000">
            <text:p>350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10:.AK10]; &quot;0&quot;)" office:value-type="float" office:value="14">
            <text:p>14</text:p>
          </table:table-cell>
          <table:table-cell table:style-name="ce75" office:value-type="float" office:value="1">
            <office:annotation draw:style-name="gr1" draw:text-style-name="P1" svg:width="1.1413in" svg:height="0.3902in" svg:x="6.561in" svg:y="1.7063in" draw:caption-point-x="-0.2402in" draw:caption-point-y="0.6043in">
              <dc:date>2019-01-29T00:00:00</dc:date>
              <text:p text:style-name="P1"><text:span text:style-name="T1">Nghỉ tết + đám cưới anh trai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3"/>
          <table:table-cell/>
        </table:table-row>
        <table:table-row table:style-name="ro7">
          <table:table-cell table:style-name="ce4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67" table:formula="of:=[.F11]*[.$C$2]" office:value-type="float" office:value="300000">
            <text:p>300,000</text:p>
          </table:table-cell>
          <table:table-cell table:style-name="ce67" table:formula="of:=[.C11]-IF([.E11]=&quot;Yes&quot;;0;[.C11])" office:value-type="float" office:value="300000">
            <text:p>300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11:.AK11]; &quot;0&quot;)" office:value-type="float" office:value="12">
            <text:p>12</text:p>
          </table:table-cell>
          <table:table-cell table:style-name="ce75" office:value-type="float" office:value="1">
            <office:annotation draw:style-name="gr4" draw:text-style-name="P1" svg:width="1.1413in" svg:height="0.2634in" svg:x="6.561in" svg:y="1.9539in" draw:caption-point-x="-0.2402in" draw:caption-point-y="0.6043in">
              <dc:date>2019-01-29T00:00:00</dc:date>
              <text:p text:style-name="P1"><text:span text:style-name="T1">Về quê ăn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2634in" svg:x="15.4209in" svg:y="1.9583in" draw:caption-point-x="-0.2402in" draw:caption-point-y="0.6in">
              <dc:date>2019-02-20T00:00:00</dc:date>
              <text:p text:style-name="P1"><text:span text:style-name="T1">Sốt, off sáng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1" draw:text-style-name="P1" svg:width="1.1413in" svg:height="0.3902in" svg:x="16.3535in" svg:y="1.9591in" draw:caption-point-x="-0.2402in" draw:caption-point-y="0.5992in">
              <dc:date>2019-02-22T00:00:00</dc:date>
              <text:p text:style-name="P1"><text:span text:style-name="T1">Bị bệnh, off chiều</text:span></text:p>
            </office:annotation>
            <text:p>0.5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3"/>
          <table:table-cell/>
        </table:table-row>
        <table:table-row table:style-name="ro7">
          <table:table-cell table:style-name="ce42" office:value-type="float" office:value="6">
            <text:p>6</text:p>
          </table:table-cell>
          <table:table-cell table:style-name="ce44" office:value-type="string">
            <text:p>DaiPD</text:p>
          </table:table-cell>
          <table:table-cell table:style-name="ce67" table:formula="of:=[.F12]*[.$C$2]" office:value-type="float" office:value="350000">
            <text:p>350,000</text:p>
          </table:table-cell>
          <table:table-cell table:style-name="ce67" table:formula="of:=[.C12]-IF([.E12]=&quot;Yes&quot;;0;[.C12])" office:value-type="float" office:value="350000">
            <text:p>350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12:.AK12]; &quot;0&quot;)" office:value-type="float" office:value="14">
            <text:p>14</text:p>
          </table:table-cell>
          <table:table-cell table:style-name="ce75" office:value-type="float" office:value="1">
            <office:annotation draw:style-name="gr4" draw:text-style-name="P1" svg:width="1.1413in" svg:height="0.2634in" svg:x="6.561in" svg:y="2.202in" draw:caption-point-x="-0.2402in" draw:caption-point-y="0.6043in">
              <dc:date>2019-01-29T00:00:00</dc:date>
              <text:p text:style-name="P1"><text:span text:style-name="T1">Về quê ăn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3" draw:text-style-name="P1" svg:width="1.1413in" svg:height="0.5457in" svg:x="11.224in" svg:y="2.2039in" draw:caption-point-x="-0.2402in" draw:caption-point-y="0.6024in">
              <dc:date>2019-02-11T00:00:00</dc:date>
              <text:p text:style-name="P1"><text:span text:style-name="T1">Máy bay bị delay, 8h55 đến c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3"/>
          <table:table-cell/>
        </table:table-row>
        <table:table-row table:style-name="ro7">
          <table:table-cell table:style-name="ce42" office:value-type="float" office:value="7">
            <text:p>7</text:p>
          </table:table-cell>
          <table:table-cell table:style-name="ce44" office:value-type="string">
            <text:p>DauDQ</text:p>
          </table:table-cell>
          <table:table-cell table:style-name="ce67" table:formula="of:=[.F13]*[.$C$2]" office:value-type="float" office:value="275000">
            <text:p>275,000</text:p>
          </table:table-cell>
          <table:table-cell table:style-name="ce67" table:formula="of:=[.C13]-IF([.E13]=&quot;Yes&quot;;0;[.C13])" office:value-type="float" office:value="275000">
            <text:p>275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13:.AK13]; &quot;0&quot;)" office:value-type="float" office:value="11">
            <text:p>11</text:p>
          </table:table-cell>
          <table:table-cell table:style-name="ce75" office:value-type="float" office:value="1">
            <office:annotation draw:style-name="gr4" draw:text-style-name="P1" svg:width="1.1413in" svg:height="0.2634in" svg:x="6.561in" svg:y="2.4496in" draw:caption-point-x="-0.2402in" draw:caption-point-y="0.6043in">
              <dc:date>2019-01-29T00:00:00</dc:date>
              <text:p text:style-name="P1"><text:span text:style-name="T1">Về quê ăn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4" draw:text-style-name="P1" svg:width="1.1413in" svg:height="0.2634in" svg:x="11.224in" svg:y="2.4496in" draw:caption-point-x="-0.2402in" draw:caption-point-y="0.6043in">
              <dc:date>2019-01-29T00:00:00</dc:date>
              <text:p text:style-name="P1"><text:span text:style-name="T1">Về quê ăn tết</text:span></text:p>
            </office:annotation>
            <text:p>1</text:p>
          </table:table-cell>
          <table:table-cell table:style-name="ce75" office:value-type="float" office:value="1">
            <office:annotation draw:style-name="gr1" draw:text-style-name="P1" svg:width="1.1413in" svg:height="0.3902in" svg:x="11.6902in" svg:y="2.452in" draw:caption-point-x="-0.2402in" draw:caption-point-y="0.602in">
              <dc:date>2019-02-12T00:00:00</dc:date>
              <text:p text:style-name="P1"><text:span text:style-name="T1">Làm remote → confirm <text:s/>số giờ</text:span></text:p>
            </office:annotation>
            <text:p>1</text:p>
          </table:table-cell>
          <table:table-cell table:style-name="ce75" office:value-type="float" office:value="1">
            <office:annotation draw:style-name="gr1" draw:text-style-name="P1" svg:width="1.1413in" svg:height="0.3902in" svg:x="12.1567in" svg:y="2.452in" draw:caption-point-x="-0.2402in" draw:caption-point-y="0.602in">
              <dc:date>2019-02-12T00:00:00</dc:date>
              <text:p text:style-name="P1"><text:span text:style-name="T1">Làm remote → confirm <text:s/>số giờ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3"/>
          <table:table-cell/>
        </table:table-row>
        <table:table-row table:style-name="ro7">
          <table:table-cell table:style-name="ce42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67" table:formula="of:=[.F14]*[.$C$2]" office:value-type="float" office:value="350000">
            <text:p>350,000</text:p>
          </table:table-cell>
          <table:table-cell table:style-name="ce67" table:formula="of:=[.C14]-IF([.E14]=&quot;Yes&quot;;0;[.C14])" office:value-type="float" office:value="350000">
            <text:p>350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14:.AK14]; &quot;0&quot;)" office:value-type="float" office:value="14">
            <text:p>14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9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1" draw:text-style-name="P1" svg:width="1.1413in" svg:height="0.3902in" svg:x="12.6228in" svg:y="2.7004in" draw:caption-point-x="-0.2402in" draw:caption-point-y="0.6012in">
              <dc:date>2019-02-14T00:00:00</dc:date>
              <text:p text:style-name="P1"><text:span text:style-name="T1">Chăm bé, 8h37 đến cty</text:span></text:p>
            </office:annotation>
            <text:p>0</text:p>
          </table:table-cell>
          <table:table-cell table:style-name="ce75" office:value-type="float" office:value="1">
            <office:annotation draw:style-name="gr4" draw:text-style-name="P1" svg:width="1.1413in" svg:height="0.2634in" svg:x="13.0894in" svg:y="2.7008in" draw:caption-point-x="-0.2402in" draw:caption-point-y="0.6008in">
              <dc:date>2019-02-15T00:00:00</dc:date>
              <text:p text:style-name="P1"><text:span text:style-name="T1">Chăm em bé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0">
            <office:annotation draw:style-name="gr1" draw:text-style-name="P1" svg:width="1.1413in" svg:height="0.3902in" svg:x="14.4882in" svg:y="2.7012in" draw:caption-point-x="-0.2402in" draw:caption-point-y="0.6004in">
              <dc:date>2019-02-18T00:00:00</dc:date>
              <text:p text:style-name="P1"><text:span text:style-name="T1">Chăm bé, 8h48 đến cty</text:span></text:p>
            </office:annotation>
            <text:p>0</text:p>
          </table:table-cell>
          <table:table-cell table:style-name="ce75" office:value-type="float" office:value="0">
            <office:annotation draw:style-name="gr1" draw:text-style-name="P1" svg:width="1.1413in" svg:height="0.3902in" svg:x="14.9543in" svg:y="2.7012in" draw:caption-point-x="-0.2402in" draw:caption-point-y="0.6004in">
              <dc:date>2019-02-19T00:00:00</dc:date>
              <text:p text:style-name="P1"><text:span text:style-name="T1">Chăm bé, 8h38 đến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3" draw:text-style-name="P1" svg:width="1.1413in" svg:height="0.5457in" svg:x="15.887in" svg:y="2.702in" draw:caption-point-x="-0.2402in" draw:caption-point-y="0.5996in">
              <dc:date>2019-02-21T00:00:00</dc:date>
              <text:p text:style-name="P1"><text:span text:style-name="T1">Chăm bé, 8h48 đến cty</text:span></text:p>
              <text:p text:style-name="P1"><text:span text:style-name="T1"/></text:p>
            </office:annotation>
            <text:p>0</text:p>
          </table:table-cell>
          <table:table-cell table:style-name="ce75" office:value-type="float" office:value="0">
            <office:annotation draw:style-name="gr1" draw:text-style-name="P1" svg:width="1.1413in" svg:height="0.3902in" svg:x="16.3535in" svg:y="2.7024in" draw:caption-point-x="-0.2402in" draw:caption-point-y="0.5992in">
              <dc:date>2019-02-22T00:00:00</dc:date>
              <text:p text:style-name="P1"><text:span text:style-name="T1">Chăm bé, 8h47 đến cty</text:span></text:p>
            </office:annotation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3"/>
          <table:table-cell/>
        </table:table-row>
        <table:table-row table:style-name="ro7">
          <table:table-cell table:style-name="ce42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67" table:formula="of:=[.F15]*[.$C$2]" office:value-type="float" office:value="350000">
            <text:p>350,000</text:p>
          </table:table-cell>
          <table:table-cell table:style-name="ce67" table:formula="of:=[.C15]-IF([.E15]=&quot;Yes&quot;;0;[.C15])" office:value-type="float" office:value="350000">
            <text:p>350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15:.AK15]; &quot;0&quot;)" office:value-type="float" office:value="14">
            <text:p>14</text:p>
          </table:table-cell>
          <table:table-cell table:style-name="ce75" office:value-type="float" office:value="0.5">
            <office:annotation draw:style-name="gr4" draw:text-style-name="P1" svg:width="1.1413in" svg:height="0.2634in" svg:x="6.561in" svg:y="2.9461in" draw:caption-point-x="-0.2402in" draw:caption-point-y="0.6031in">
              <dc:creator>TL</dc:creator>
              <dc:date>2019-02-01T00:00:00</dc:date>
              <text:p text:style-name="P1"><text:span text:style-name="T1">Đón xe về quê</text:span></text:p>
            </office:annotation>
            <text:p>0.5</text:p>
          </table:table-cell>
          <table:table-cell table:style-name="ce75" table:number-columns-repeated="9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1" draw:text-style-name="P1" svg:width="1.1413in" svg:height="0.3902in" svg:x="13.0894in" svg:y="2.9484in" draw:caption-point-x="-0.2402in" draw:caption-point-y="0.6008in">
              <dc:date>2019-02-15T00:00:00</dc:date>
              <text:p text:style-name="P1"><text:span text:style-name="T1">Bận việc, 8h36 đến cty</text:span></text:p>
            </office:annotation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3"/>
          <table:table-cell/>
        </table:table-row>
        <table:table-row table:style-name="ro7">
          <table:table-cell table:style-name="ce42" office:value-type="float" office:value="10">
            <text:p>10</text:p>
          </table:table-cell>
          <table:table-cell table:style-name="ce44" office:value-type="string">
            <text:p>DuyenLT</text:p>
          </table:table-cell>
          <table:table-cell table:style-name="ce67" table:formula="of:=[.F16]*[.$C$2]" office:value-type="float" office:value="300000">
            <text:p>300,000</text:p>
          </table:table-cell>
          <table:table-cell table:style-name="ce67" table:formula="of:=[.C16]-IF([.E16]=&quot;Yes&quot;;0;[.C16])" office:value-type="float" office:value="300000">
            <text:p>300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16:.AK16]; &quot;0&quot;)" office:value-type="float" office:value="12">
            <text:p>12</text:p>
          </table:table-cell>
          <table:table-cell table:style-name="ce75" office:value-type="float" office:value="1">
            <office:annotation draw:style-name="gr4" draw:text-style-name="P1" svg:width="1.1413in" svg:height="0.2634in" svg:x="6.561in" svg:y="3.1925in" draw:caption-point-x="-0.2402in" draw:caption-point-y="0.6043in">
              <dc:date>2019-01-29T00:00:00</dc:date>
              <text:p text:style-name="P1"><text:span text:style-name="T1">Về quê ăn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4" draw:text-style-name="P1" svg:width="1.1413in" svg:height="0.2634in" svg:x="11.224in" svg:y="3.1945in" draw:caption-point-x="-0.2402in" draw:caption-point-y="0.6024in">
              <dc:date>2019-02-11T00:00:00</dc:date>
              <text:p text:style-name="P1"><text:span text:style-name="T1">Đám cưới bạn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.5">
            <office:annotation draw:style-name="gr1" draw:text-style-name="P5" svg:width="1.1413in" svg:height="0.3902in" svg:x="12.6228in" svg:y="3.1961in" draw:caption-point-x="-0.2402in" draw:caption-point-y="0.6008in">
              <dc:date>2019-02-14T00:00:00</dc:date>
              <text:p text:style-name="P5"><text:span text:style-name="T4">Đau đầu, off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3" draw:text-style-name="P1" svg:width="1.1413in" svg:height="0.5457in" svg:x="18.2185in" svg:y="3.1984in" draw:caption-point-x="-0.2402in" draw:caption-point-y="0.5984in">
              <dc:date>2019-02-26T00:00:00</dc:date>
              <text:p text:style-name="P1"><text:span text:style-name="T1">Làm thẻ ATM, xin đi trễ, 8h42 đến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3"/>
          <table:table-cell/>
        </table:table-row>
        <table:table-row table:style-name="ro7">
          <table:table-cell table:style-name="ce42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67" table:formula="of:=[.F17]*[.$C$2]" office:value-type="float" office:value="375000">
            <text:p>375,000</text:p>
          </table:table-cell>
          <table:table-cell table:style-name="ce67" table:formula="of:=[.C17]-IF([.E17]=&quot;Yes&quot;;0;[.C17])" office:value-type="float" office:value="375000">
            <text:p>375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17:.AK17]; &quot;0&quot;)" office:value-type="float" office:value="15">
            <text:p>1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9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1" draw:text-style-name="P1" svg:width="1.1413in" svg:height="0.3902in" svg:x="12.1567in" svg:y="3.4429in" draw:caption-point-x="-0.2402in" draw:caption-point-y="0.6016in">
              <dc:date>2019-02-13T00:00:00</dc:date>
              <text:p text:style-name="P1"><text:span text:style-name="T1">Ghé ngân hàng, xđt, 8h49 đến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1" draw:text-style-name="P1" svg:width="1.1413in" svg:height="0.3902in" svg:x="18.685in" svg:y="3.4469in" draw:caption-point-x="-0.2402in" draw:caption-point-y="0.5976in">
              <dc:date>2019-02-27T00:00:00</dc:date>
              <text:p text:style-name="P1"><text:span text:style-name="T1">Dậy muộn, 8h40 đến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3"/>
          <table:table-cell/>
        </table:table-row>
        <table:table-row table:style-name="ro7">
          <table:table-cell table:style-name="ce42" office:value-type="float" office:value="12">
            <text:p>12</text:p>
          </table:table-cell>
          <table:table-cell table:style-name="ce44" office:value-type="string">
            <text:p>HaTH</text:p>
          </table:table-cell>
          <table:table-cell table:style-name="ce67" table:formula="of:=[.F18]*[.$C$2]" office:value-type="float" office:value="350000">
            <text:p>350,000</text:p>
          </table:table-cell>
          <table:table-cell table:style-name="ce67" table:formula="of:=[.C18]-IF([.E18]=&quot;Yes&quot;;0;[.C18])" office:value-type="float" office:value="350000">
            <text:p>350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18:.AK18]; &quot;0&quot;)" office:value-type="float" office:value="14">
            <text:p>14</text:p>
          </table:table-cell>
          <table:table-cell table:style-name="ce75" office:value-type="float" office:value="1">
            <office:annotation draw:style-name="gr4" draw:text-style-name="P1" svg:width="1.1413in" svg:height="0.2634in" svg:x="6.561in" svg:y="3.6878in" draw:caption-point-x="-0.2402in" draw:caption-point-y="0.6043in">
              <dc:date>2019-01-29T00:00:00</dc:date>
              <text:p text:style-name="P1"><text:span text:style-name="T1">Về quê ăn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3"/>
          <table:table-cell/>
        </table:table-row>
        <table:table-row table:style-name="ro7">
          <table:table-cell table:style-name="ce42" office:value-type="float" office:value="13">
            <text:p>13</text:p>
          </table:table-cell>
          <table:table-cell table:style-name="ce44" office:value-type="string">
            <text:p>HaiNM</text:p>
          </table:table-cell>
          <table:table-cell table:style-name="ce67" table:formula="of:=[.F19]*[.$C$2]" office:value-type="float" office:value="325000">
            <text:p>325,000</text:p>
          </table:table-cell>
          <table:table-cell table:style-name="ce67" table:formula="of:=[.C19]-IF([.E19]=&quot;Yes&quot;;0;[.C19])" office:value-type="float" office:value="325000">
            <text:p>325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19:.AK19]; &quot;0&quot;)" office:value-type="float" office:value="13">
            <text:p>13</text:p>
          </table:table-cell>
          <table:table-cell table:style-name="ce75" office:value-type="float" office:value="0.5">
            <office:annotation draw:style-name="gr7" draw:text-style-name="P1" svg:width="2.3461in" svg:height="1.7898in" svg:x="6.561in" svg:y="4.5535in" draw:caption-point-x="-0.2402in" draw:caption-point-y="-0.0138in">
              <dc:creator>TL</dc:creator>
              <dc:date>2019-02-01T00:00:00</dc:date>
              <text:p text:style-name="P1"><text:span text:style-name="T1">Bận việc nhà, 8h49 vô</text:span></text:p>
              <text:p text:style-name="P1"><text:span text:style-name="T1"/></text:p>
              <text:p text:style-name="P1"><text:span text:style-name="T1">Chiều phải đi đám giỗ ở miền tây =&gt; xin về sớm lúc 14h30 </text:span></text:p>
              <text:p text:style-name="P1"><text:span text:style-name="T1"/></text:p>
              <text:p text:style-name="P1"><text:span text:style-name="T1">Sẽ làm bù:</text:span></text:p>
              <text:p text:style-name="P1"><text:span text:style-name="T1">- Tối Jan 31 một ít</text:span></text:p>
              <text:p text:style-name="P1"><text:span text:style-name="T1">- Còn thiếu time thì qua tết bù tiếp </text:span></text:p>
              <text:p text:style-name="P1"><text:span text:style-name="T1"/></text:p>
              <text:p text:style-name="P1"><text:span text:style-name="T1">=&gt; Tạm tính off chiều. Qua Tết check với dự án sẽ update lại sau</text:span></text:p>
            </office:annotation>
            <text:p>0.5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.5">
            <office:annotation draw:style-name="gr1" draw:text-style-name="P1" svg:width="1.1413in" svg:height="0.3902in" svg:x="15.4209in" svg:y="3.9398in" draw:caption-point-x="-0.2402in" draw:caption-point-y="0.6in">
              <dc:date>2019-02-20T00:00:00</dc:date>
              <text:p text:style-name="P1"><text:span text:style-name="T1">Bận việc đột xuất, off sáng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1" draw:text-style-name="P1" svg:width="1.1413in" svg:height="0.3902in" svg:x="16.3535in" svg:y="3.9406in" draw:caption-point-x="-0.2402in" draw:caption-point-y="0.5992in">
              <dc:date>2019-02-22T00:00:00</dc:date>
              <text:p text:style-name="P1"><text:span text:style-name="T1">Bận việc nhà, 8h48 đến cty</text:span></text:p>
            </office:annotation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1" draw:text-style-name="P1" svg:width="1.1413in" svg:height="0.3902in" svg:x="18.685in" svg:y="3.9421in" draw:caption-point-x="-0.2402in" draw:caption-point-y="0.5976in">
              <dc:date>2019-02-27T00:00:00</dc:date>
              <text:p text:style-name="P1"><text:span text:style-name="T1">Bận việc nhà, 9h đến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3"/>
          <table:table-cell/>
        </table:table-row>
        <table:table-row table:style-name="ro7">
          <table:table-cell table:style-name="ce42" office:value-type="float" office:value="14">
            <text:p>14</text:p>
          </table:table-cell>
          <table:table-cell table:style-name="ce44" office:value-type="string">
            <text:p>HangDTT</text:p>
          </table:table-cell>
          <table:table-cell table:style-name="ce67" table:formula="of:=[.F20]*[.$C$2]" office:value-type="float" office:value="300000">
            <text:p>300,000</text:p>
          </table:table-cell>
          <table:table-cell table:style-name="ce67" table:formula="of:=[.C20]-IF([.E20]=&quot;Yes&quot;;0;[.C20])" office:value-type="float" office:value="300000">
            <text:p>300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20:.AK20]; &quot;0&quot;)" office:value-type="float" office:value="12">
            <text:p>12</text:p>
          </table:table-cell>
          <table:table-cell table:style-name="ce75" office:value-type="float" office:value="1">
            <office:annotation draw:style-name="gr4" draw:text-style-name="P1" svg:width="1.1413in" svg:height="0.2634in" svg:x="6.561in" svg:y="4.1831in" draw:caption-point-x="-0.2402in" draw:caption-point-y="0.6043in">
              <dc:date>2019-01-29T00:00:00</dc:date>
              <text:p text:style-name="P1"><text:span text:style-name="T1">Về quê ăn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4" draw:text-style-name="P1" svg:width="1.1413in" svg:height="0.2634in" svg:x="11.224in" svg:y="4.1831in" draw:caption-point-x="-0.2402in" draw:caption-point-y="0.6043in">
              <dc:date>2019-01-29T00:00:00</dc:date>
              <text:p text:style-name="P1"><text:span text:style-name="T1">Về quê ăn tết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.5">
            <office:annotation draw:style-name="gr1" draw:text-style-name="P1" svg:width="1.1413in" svg:height="0.3902in" svg:x="15.4209in" svg:y="4.1874in" draw:caption-point-x="-0.2402in" draw:caption-point-y="0.6in">
              <dc:date>2019-02-20T00:00:00</dc:date>
              <text:p text:style-name="P1"><text:span text:style-name="T1">Bận việc cá nhân, off sáng</text:span></text:p>
            </office:annotation>
            <text:p>0.5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3"/>
          <table:table-cell/>
        </table:table-row>
        <table:table-row table:style-name="ro7">
          <table:table-cell table:style-name="ce42" office:value-type="float" office:value="15">
            <text:p>15</text:p>
          </table:table-cell>
          <table:table-cell table:style-name="ce44" office:value-type="string">
            <text:p>HanTTH</text:p>
          </table:table-cell>
          <table:table-cell table:style-name="ce67" table:formula="of:=[.F21]*[.$C$2]" office:value-type="float" office:value="325000">
            <text:p>325,000</text:p>
          </table:table-cell>
          <table:table-cell table:style-name="ce67" table:formula="of:=[.C21]-IF([.E21]=&quot;Yes&quot;;0;[.C21])" office:value-type="float" office:value="325000">
            <text:p>325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21:.AK21]; &quot;0&quot;)" office:value-type="float" office:value="13">
            <text:p>13</text:p>
          </table:table-cell>
          <table:table-cell table:style-name="ce75" office:value-type="float" office:value="1">
            <office:annotation draw:style-name="gr4" draw:text-style-name="P1" svg:width="1.1413in" svg:height="0.2634in" svg:x="6.561in" svg:y="4.4311in" draw:caption-point-x="-0.2402in" draw:caption-point-y="0.6043in">
              <dc:date>2019-01-29T00:00:00</dc:date>
              <text:p text:style-name="P1"><text:span text:style-name="T1">Về quê ăn tết</text:span></text:p>
            </office:annotation>
            <text:p>1</text:p>
          </table:table-cell>
          <table:table-cell table:style-name="ce75" table:number-columns-repeated="9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1" draw:text-style-name="P1" svg:width="1.1413in" svg:height="0.3902in" svg:x="13.0894in" svg:y="4.4346in" draw:caption-point-x="-0.2402in" draw:caption-point-y="0.6008in">
              <dc:date>2019-02-15T00:00:00</dc:date>
              <text:p text:style-name="P1"><text:span text:style-name="T1">Kẹ xe, 8h33 đến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.5">
            <office:annotation draw:style-name="gr4" draw:text-style-name="P1" svg:width="1.1413in" svg:height="0.2634in" svg:x="14.4882in" svg:y="4.435in" draw:caption-point-x="-0.2402in" draw:caption-point-y="0.6004in">
              <dc:date>2019-02-18T00:00:00</dc:date>
              <text:p text:style-name="P1"><text:span text:style-name="T1">Bệnh, off sáng</text:span></text:p>
            </office:annotation>
            <text:p>0.5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3"/>
          <table:table-cell/>
        </table:table-row>
        <table:table-row table:style-name="ro7">
          <table:table-cell table:style-name="ce42" office:value-type="float" office:value="16">
            <text:p>16</text:p>
          </table:table-cell>
          <table:table-cell table:style-name="ce44" office:value-type="string">
            <text:p>HienNV</text:p>
          </table:table-cell>
          <table:table-cell table:style-name="ce67" table:formula="of:=[.F22]*[.$C$2]" office:value-type="float" office:value="150000">
            <text:p>150,000</text:p>
          </table:table-cell>
          <table:table-cell table:style-name="ce67" table:formula="of:=[.C22]-IF([.E22]=&quot;Yes&quot;;0;[.C22])" office:value-type="float" office:value="150000">
            <text:p>150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22:.AK22]; &quot;0&quot;)" office:value-type="float" office:value="6">
            <text:p>6</text:p>
          </table:table-cell>
          <table:table-cell table:style-name="ce75" office:value-type="float" office:value="0.5">
            <office:annotation draw:style-name="gr4" draw:text-style-name="P1" svg:width="1.1413in" svg:height="0.2634in" svg:x="6.561in" svg:y="4.6799in" draw:caption-point-x="-0.2402in" draw:caption-point-y="0.6031in">
              <dc:creator>TL</dc:creator>
              <dc:date>2019-02-01T00:00:00</dc:date>
              <text:p text:style-name="P1"><text:span text:style-name="T1">10h30 vô</text:span></text:p>
            </office:annotation>
            <text:p>0.5</text:p>
          </table:table-cell>
          <table:table-cell table:style-name="ce75" table:number-columns-repeated="9"/>
          <table:table-cell table:style-name="ce75" office:value-type="float" office:value="1"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2634in" svg:x="12.1567in" svg:y="4.6815in" draw:caption-point-x="-0.2402in" draw:caption-point-y="0.6016in">
              <dc:date>2019-02-13T00:00:00</dc:date>
              <text:p text:style-name="P1"><text:span text:style-name="T1">Off chiều</text:span></text:p>
            </office:annotation>
            <text:p>0.5</text:p>
          </table:table-cell>
          <table:table-cell table:style-name="ce75" office:value-type="float" office:value="1"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1" draw:text-style-name="P1" svg:width="1.1413in" svg:height="0.3902in" svg:x="15.4209in" svg:y="4.6831in" draw:caption-point-x="-0.2402in" draw:caption-point-y="0.6in">
              <dc:date>2019-02-20T00:00:00</dc:date>
              <text:p text:style-name="P1"><text:span text:style-name="T1">10h07 đến cty → tính off sáng</text:span></text:p>
            </office:annotation>
            <text:p>0.5</text:p>
          </table:table-cell>
          <table:table-cell table:style-name="ce75" office:value-type="float" office:value="0">
            <office:annotation draw:style-name="gr4" draw:text-style-name="P1" svg:width="1.1413in" svg:height="0.2634in" svg:x="15.887in" svg:y="4.6835in" draw:caption-point-x="-0.2402in" draw:caption-point-y="0.5996in">
              <dc:date>2019-02-21T00:00:00</dc:date>
              <text:p text:style-name="P1"><text:span text:style-name="T1">9h58 đến cty</text:span></text:p>
            </office:annotation>
            <text:p>0</text:p>
          </table:table-cell>
          <table:table-cell table:style-name="ce75" office:value-type="float" office:value="0.5">
            <office:annotation draw:style-name="gr1" draw:text-style-name="P1" svg:width="1.1413in" svg:height="0.3902in" svg:x="16.3535in" svg:y="4.6839in" draw:caption-point-x="-0.2402in" draw:caption-point-y="0.5992in">
              <dc:date>2019-02-22T00:00:00</dc:date>
              <text:p text:style-name="P1"><text:span text:style-name="T1">10h44 đến cty → tính off sáng</text:span></text:p>
            </office:annotation>
            <text:p>0.5</text:p>
          </table:table-cell>
          <table:table-cell table:style-name="ce75" table:number-columns-repeated="2"/>
          <table:table-cell table:style-name="ce75" office:value-type="float" office:value="1">
            <text:p>1</text:p>
          </table:table-cell>
          <table:table-cell table:style-name="ce75" office:value-type="float" office:value="0">
            <office:annotation draw:style-name="gr4" draw:text-style-name="P1" svg:width="1.1413in" svg:height="0.2634in" svg:x="18.2185in" svg:y="4.6846in" draw:caption-point-x="-0.2402in" draw:caption-point-y="0.5984in">
              <dc:date>2019-02-26T00:00:00</dc:date>
              <text:p text:style-name="P1"><text:span text:style-name="T1">9h50 đến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1" draw:text-style-name="P1" svg:width="1.1413in" svg:height="0.3902in" svg:x="19.1512in" svg:y="4.6858in" draw:caption-point-x="-0.2402in" draw:caption-point-y="0.5972in">
              <dc:date>2019-02-28T00:00:00</dc:date>
              <text:p text:style-name="P1"><text:span text:style-name="T1">10h30 đến cty → tính off sáng</text:span></text:p>
            </office:annotation>
            <text:p>0.5</text:p>
          </table:table-cell>
          <table:table-cell table:style-name="ce75" table:number-columns-repeated="3"/>
          <table:table-cell/>
        </table:table-row>
        <table:table-row table:style-name="ro7">
          <table:table-cell table:style-name="ce42" office:value-type="float" office:value="17">
            <text:p>17</text:p>
          </table:table-cell>
          <table:table-cell table:style-name="ce44" office:value-type="string">
            <text:p>HieuNKT</text:p>
          </table:table-cell>
          <table:table-cell table:style-name="ce67" table:formula="of:=[.F23]*[.$C$2]" office:value-type="float" office:value="350000">
            <text:p>350,000</text:p>
          </table:table-cell>
          <table:table-cell table:style-name="ce67" table:formula="of:=[.C23]-IF([.E23]=&quot;Yes&quot;;0;[.C23])" office:value-type="float" office:value="350000">
            <text:p>350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23:.AK23]; &quot;0&quot;)" office:value-type="float" office:value="14">
            <text:p>14</text:p>
          </table:table-cell>
          <table:table-cell table:style-name="ce75" office:value-type="float" office:value="1">
            <office:annotation draw:style-name="gr4" draw:text-style-name="P1" svg:width="1.1413in" svg:height="0.2634in" svg:x="6.561in" svg:y="4.9264in" draw:caption-point-x="-0.2402in" draw:caption-point-y="0.6043in">
              <dc:date>2019-01-29T00:00:00</dc:date>
              <text:p text:style-name="P1"><text:span text:style-name="T1">Về quê ăn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3"/>
          <table:table-cell/>
        </table:table-row>
        <table:table-row table:style-name="ro7">
          <table:table-cell table:style-name="ce42" office:value-type="float" office:value="18">
            <text:p>18</text:p>
          </table:table-cell>
          <table:table-cell table:style-name="ce44" office:value-type="string">
            <text:p>HueND</text:p>
          </table:table-cell>
          <table:table-cell table:style-name="ce67" table:formula="of:=[.F24]*[.$C$2]" office:value-type="float" office:value="350000">
            <text:p>350,000</text:p>
          </table:table-cell>
          <table:table-cell table:style-name="ce67" table:formula="of:=[.C24]-IF([.E24]=&quot;Yes&quot;;0;[.C24])" office:value-type="float" office:value="350000">
            <text:p>350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24:.AK24]; &quot;0&quot;)" office:value-type="float" office:value="14">
            <text:p>14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1" draw:text-style-name="P1" svg:width="1.1413in" svg:height="0.3902in" svg:x="14.4882in" svg:y="5.178in" draw:caption-point-x="-0.2402in" draw:caption-point-y="0.6004in">
              <dc:date>2019-02-18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1" draw:text-style-name="P1" svg:width="1.1413in" svg:height="0.3902in" svg:x="17.7524in" svg:y="5.1791in" draw:caption-point-x="-0.2402in" draw:caption-point-y="0.5992in">
              <dc:date>2019-02-25T00:00:00</dc:date>
              <text:p text:style-name="P1"><text:span text:style-name="T1">Lên trường sắp xếp lịch học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1" draw:text-style-name="P1" svg:width="1.1413in" svg:height="0.3902in" svg:x="19.1512in" svg:y="5.2386in" draw:caption-point-x="-0.2402in" draw:caption-point-y="0.5398in">
              <dc:date>2019-02-28T00:00:00</dc:date>
              <text:p text:style-name="P1"><text:span text:style-name="T1">Kẹt xe, xin đi trễ, 8h39 đến cty</text:span></text:p>
            </office:annotation>
            <text:p>0</text:p>
          </table:table-cell>
          <table:table-cell table:style-name="ce75" table:number-columns-repeated="3"/>
          <table:table-cell/>
        </table:table-row>
        <table:table-row table:style-name="ro7">
          <table:table-cell table:style-name="ce42" office:value-type="float" office:value="19">
            <text:p>19</text:p>
          </table:table-cell>
          <table:table-cell table:style-name="ce44" office:value-type="string">
            <text:p>HungLV</text:p>
          </table:table-cell>
          <table:table-cell table:style-name="ce67" table:formula="of:=[.F25]*[.$C$2]" office:value-type="float" office:value="375000">
            <text:p>375,000</text:p>
          </table:table-cell>
          <table:table-cell table:style-name="ce67" table:formula="of:=[.C25]-IF([.E25]=&quot;Yes&quot;;0;[.C25])" office:value-type="float" office:value="375000">
            <text:p>375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25:.AK25]; &quot;0&quot;)" office:value-type="float" office:value="15">
            <text:p>1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3"/>
          <table:table-cell/>
        </table:table-row>
        <table:table-row table:style-name="ro7">
          <table:table-cell table:style-name="ce42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67" table:formula="of:=[.F26]*[.$C$2]" office:value-type="float" office:value="300000">
            <text:p>300,000</text:p>
          </table:table-cell>
          <table:table-cell table:style-name="ce67" table:formula="of:=[.C26]-IF([.E26]=&quot;Yes&quot;;0;[.C26])" office:value-type="float" office:value="300000">
            <text:p>300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26:.AK26]; &quot;0&quot;)" office:value-type="float" office:value="12">
            <text:p>12</text:p>
          </table:table-cell>
          <table:table-cell table:style-name="ce75" office:value-type="float" office:value="1">
            <office:annotation draw:style-name="gr4" draw:text-style-name="P1" svg:width="1.1413in" svg:height="0.2634in" svg:x="6.561in" svg:y="5.6693in" draw:caption-point-x="-0.2402in" draw:caption-point-y="0.6043in">
              <dc:date>2019-01-29T00:00:00</dc:date>
              <text:p text:style-name="P1"><text:span text:style-name="T1">Về quê ăn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4" draw:text-style-name="P1" svg:width="1.1413in" svg:height="0.2634in" svg:x="11.224in" svg:y="5.6693in" draw:caption-point-x="-0.2402in" draw:caption-point-y="0.6043in">
              <dc:date>2019-01-29T00:00:00</dc:date>
              <text:p text:style-name="P1"><text:span text:style-name="T1">Về quê ăn tết</text:span></text:p>
            </office:annotation>
            <text:p>1</text:p>
          </table:table-cell>
          <table:table-cell table:style-name="ce75" office:value-type="float" office:value="1">
            <office:annotation draw:style-name="gr4" draw:text-style-name="P1" svg:width="1.1413in" svg:height="0.2634in" svg:x="11.6902in" svg:y="5.6693in" draw:caption-point-x="-0.2402in" draw:caption-point-y="0.6043in">
              <dc:date>2019-01-29T00:00:00</dc:date>
              <text:p text:style-name="P1"><text:span text:style-name="T1">Về quê ăn tết</text:span></text:p>
            </office:annotation>
            <text:p>1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3"/>
          <table:table-cell/>
        </table:table-row>
        <table:table-row table:style-name="ro7">
          <table:table-cell table:style-name="ce42" office:value-type="float" office:value="21">
            <text:p>21</text:p>
          </table:table-cell>
          <table:table-cell table:style-name="ce45" office:value-type="string">
            <text:p>HuyNG</text:p>
          </table:table-cell>
          <table:table-cell table:style-name="ce67" table:formula="of:=[.F27]*[.$C$2]" office:value-type="float" office:value="350000">
            <text:p>350,000</text:p>
          </table:table-cell>
          <table:table-cell table:style-name="ce67" table:formula="of:=[.C27]-IF([.E27]=&quot;Yes&quot;;0;[.C27])" office:value-type="float" office:value="350000">
            <text:p>350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27:.AK27]; &quot;0&quot;)" office:value-type="float" office:value="14">
            <text:p>14</text:p>
          </table:table-cell>
          <table:table-cell table:style-name="ce75" office:value-type="float" office:value="0.5">
            <office:annotation draw:style-name="gr4" draw:text-style-name="P1" svg:width="1.1413in" svg:height="0.2634in" svg:x="6.561in" svg:y="5.9173in" draw:caption-point-x="-0.2402in" draw:caption-point-y="0.6039in">
              <dc:date>2019-01-29T00:00:00</dc:date>
              <text:p text:style-name="P1"><text:span text:style-name="T1">Về quê, off chiều</text:span></text:p>
            </office:annotation>
            <text:p>0.5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1" draw:text-style-name="P1" svg:width="1.1413in" svg:height="0.3902in" svg:x="11.6902in" svg:y="5.9193in" draw:caption-point-x="-0.2402in" draw:caption-point-y="0.602in">
              <dc:date>2019-02-12T00:00:00</dc:date>
              <text:p text:style-name="P1"><text:span text:style-name="T1">Đau bụng, 8h37 đến cty</text:span></text:p>
            </office:annotation>
            <text:p>0</text:p>
          </table:table-cell>
          <table:table-cell table:style-name="ce75" office:value-type="float" office:value="0">
            <office:annotation draw:style-name="gr1" draw:text-style-name="P1" svg:width="1.1413in" svg:height="0.3902in" svg:x="12.1567in" svg:y="5.9197in" draw:caption-point-x="-0.2402in" draw:caption-point-y="0.6016in">
              <dc:date>2019-02-13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75" office:value-type="float" office:value="0">
            <office:annotation draw:style-name="gr3" draw:text-style-name="P1" svg:width="1.1413in" svg:height="0.5457in" svg:x="12.6228in" svg:y="5.9201in" draw:caption-point-x="-0.2402in" draw:caption-point-y="0.6012in">
              <dc:date>2019-02-14T00:00:00</dc:date>
              <text:p text:style-name="P1"><text:span text:style-name="T1">Ra sân bay tiễn cô, xđt, 8h58 đến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3" draw:text-style-name="P1" svg:width="1.1413in" svg:height="0.5457in" svg:x="17.7524in" svg:y="5.922in" draw:caption-point-x="-0.2402in" draw:caption-point-y="0.5992in">
              <dc:date>2019-02-25T00:00:00</dc:date>
              <text:p text:style-name="P1"><text:span text:style-name="T1">Mệt, đau đầu, xin đi trễ, 9h4 vào cty</text:span></text:p>
            </office:annotation>
            <text:p>0</text:p>
          </table:table-cell>
          <table:table-cell table:style-name="ce75" office:value-type="float" office:value="0">
            <office:annotation draw:style-name="gr1" draw:text-style-name="P1" svg:width="1.1413in" svg:height="0.3902in" svg:x="18.2185in" svg:y="5.9228in" draw:caption-point-x="-0.2402in" draw:caption-point-y="0.5984in">
              <dc:date>2019-02-26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75" office:value-type="float" office:value="0">
            <office:annotation draw:style-name="gr1" draw:text-style-name="P1" svg:width="1.1413in" svg:height="0.3902in" svg:x="18.685in" svg:y="5.9236in" draw:caption-point-x="-0.2402in" draw:caption-point-y="0.5976in">
              <dc:date>2019-02-27T00:00:00</dc:date>
              <text:p text:style-name="P1"><text:span text:style-name="T1">Hư xe, 9h đến cty</text:span></text:p>
            </office:annotation>
            <text:p>0</text:p>
          </table:table-cell>
          <table:table-cell table:style-name="ce75" office:value-type="float" office:value="0">
            <office:annotation draw:style-name="gr1" draw:text-style-name="P1" svg:width="1.1413in" svg:height="0.3902in" svg:x="19.1512in" svg:y="5.9815in" draw:caption-point-x="-0.2402in" draw:caption-point-y="0.5398in">
              <dc:date>2019-02-28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75" table:number-columns-repeated="3"/>
          <table:table-cell/>
        </table:table-row>
        <table:table-row table:style-name="ro7">
          <table:table-cell table:style-name="ce42" office:value-type="float" office:value="22">
            <text:p>22</text:p>
          </table:table-cell>
          <table:table-cell table:style-name="ce45" office:value-type="string">
            <text:p>KhangNHH</text:p>
          </table:table-cell>
          <table:table-cell table:style-name="ce67" table:formula="of:=[.F28]*[.$C$2]" office:value-type="float" office:value="325000">
            <text:p>325,000</text:p>
          </table:table-cell>
          <table:table-cell table:style-name="ce67" table:formula="of:=[.C28]-IF([.E28]=&quot;Yes&quot;;0;[.C28])" office:value-type="float" office:value="325000">
            <text:p>325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28:.AK28]; &quot;0&quot;)" office:value-type="float" office:value="13">
            <text:p>13</text:p>
          </table:table-cell>
          <table:table-cell table:style-name="ce75" office:value-type="float" office:value="1">
            <office:annotation draw:style-name="gr4" draw:text-style-name="P1" svg:width="1.1413in" svg:height="0.2634in" svg:x="6.561in" svg:y="6.1646in" draw:caption-point-x="-0.2402in" draw:caption-point-y="0.6043in">
              <dc:date>2019-02-11T00:00:00</dc:date>
              <text:p text:style-name="P1"><text:span text:style-name="T1">Phụ việc nhà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4" draw:text-style-name="P1" svg:width="1.1413in" svg:height="0.2634in" svg:x="11.224in" svg:y="6.1646in" draw:caption-point-x="-0.2402in" draw:caption-point-y="0.6043in">
              <dc:date>2019-02-11T00:00:00</dc:date>
              <text:p text:style-name="P1"><text:span text:style-name="T1">Phụ việc nhà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3"/>
          <table:table-cell/>
        </table:table-row>
        <table:table-row table:style-name="ro7">
          <table:table-cell table:style-name="ce42" office:value-type="float" office:value="23">
            <text:p>23</text:p>
          </table:table-cell>
          <table:table-cell table:style-name="ce45" office:value-type="string">
            <text:p>KhanhNN</text:p>
          </table:table-cell>
          <table:table-cell table:style-name="ce67" table:formula="of:=[.F29]*[.$C$2]" office:value-type="float" office:value="350000">
            <text:p>350,000</text:p>
          </table:table-cell>
          <table:table-cell table:style-name="ce67" table:formula="of:=[.C29]-IF([.E29]=&quot;Yes&quot;;0;[.C29])" office:value-type="float" office:value="350000">
            <text:p>350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29:.AK29]; &quot;0&quot;)" office:value-type="float" office:value="14">
            <text:p>14</text:p>
          </table:table-cell>
          <table:table-cell table:style-name="ce75" office:value-type="float" office:value="1">
            <office:annotation draw:style-name="gr4" draw:text-style-name="P1" svg:width="1.1413in" svg:height="0.2634in" svg:x="6.561in" svg:y="6.4122in" draw:caption-point-x="-0.2402in" draw:caption-point-y="0.6043in">
              <dc:date>2019-01-29T00:00:00</dc:date>
              <text:p text:style-name="P1"><text:span text:style-name="T1">Về quê ăn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1" draw:text-style-name="P1" svg:width="1.1413in" svg:height="0.3902in" svg:x="15.4209in" svg:y="6.4165in" draw:caption-point-x="-0.2402in" draw:caption-point-y="0.6in">
              <dc:date>2019-02-20T00:00:00</dc:date>
              <text:p text:style-name="P1"><text:span text:style-name="T1">Ngủ quên, 8h38 đến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1" draw:text-style-name="P1" svg:width="1.1413in" svg:height="0.3902in" svg:x="17.7524in" svg:y="6.4173in" draw:caption-point-x="-0.2402in" draw:caption-point-y="0.5992in">
              <dc:date>2019-02-25T00:00:00</dc:date>
              <text:p text:style-name="P1"><text:span text:style-name="T1">Dậy muộn. 8H38 vào cty</text:span></text:p>
            </office:annotation>
            <text:p>0</text:p>
          </table:table-cell>
          <table:table-cell table:style-name="ce75" office:value-type="float" office:value="0">
            <office:annotation draw:style-name="gr1" draw:text-style-name="P1" svg:width="1.1413in" svg:height="0.3902in" svg:x="18.2185in" svg:y="6.4181in" draw:caption-point-x="-0.2402in" draw:caption-point-y="0.5984in">
              <dc:date>2019-02-26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1" draw:text-style-name="P1" svg:width="1.1413in" svg:height="0.3902in" svg:x="19.1512in" svg:y="6.4768in" draw:caption-point-x="-0.2402in" draw:caption-point-y="0.5398in">
              <dc:date>2019-02-28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75" table:number-columns-repeated="3"/>
          <table:table-cell/>
        </table:table-row>
        <table:table-row table:style-name="ro7">
          <table:table-cell table:style-name="ce42" office:value-type="float" office:value="24">
            <text:p>24</text:p>
          </table:table-cell>
          <table:table-cell table:style-name="ce45" office:value-type="string">
            <text:p>KhoaND</text:p>
          </table:table-cell>
          <table:table-cell table:style-name="ce67" table:formula="of:=[.F30]*[.$C$2]" office:value-type="float" office:value="375000">
            <text:p>375,000</text:p>
          </table:table-cell>
          <table:table-cell table:style-name="ce67" table:formula="of:=[.C30]-IF([.E30]=&quot;Yes&quot;;0;[.C30])" office:value-type="float" office:value="375000">
            <text:p>375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30:.AK30]; &quot;0&quot;)" office:value-type="float" office:value="15">
            <text:p>1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1" draw:text-style-name="P1" svg:width="1.1413in" svg:height="0.3902in" svg:x="11.6902in" svg:y="6.6626in" draw:caption-point-x="-0.2402in" draw:caption-point-y="0.602in">
              <dc:date>2019-02-12T00:00:00</dc:date>
              <text:p text:style-name="P1"><text:span text:style-name="T1">Ngủ dậy muộn, 8h39 đến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1" draw:text-style-name="P1" svg:width="1.1413in" svg:height="0.3902in" svg:x="12.6228in" svg:y="6.6634in" draw:caption-point-x="-0.2402in" draw:caption-point-y="0.6012in">
              <dc:date>2019-02-14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1" draw:text-style-name="P1" svg:width="1.1413in" svg:height="0.3902in" svg:x="15.4209in" svg:y="6.6646in" draw:caption-point-x="-0.2402in" draw:caption-point-y="0.6in">
              <dc:date>2019-02-20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3"/>
          <table:table-cell/>
        </table:table-row>
        <table:table-row table:style-name="ro7">
          <table:table-cell table:style-name="ce42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67" table:formula="of:=[.F31]*[.$C$2]" office:value-type="float" office:value="275000">
            <text:p>275,000</text:p>
          </table:table-cell>
          <table:table-cell table:style-name="ce67" table:formula="of:=[.C31]-IF([.E31]=&quot;Yes&quot;;0;[.C31])" office:value-type="float" office:value="275000">
            <text:p>275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31:.AK31]; &quot;0&quot;)" office:value-type="float" office:value="11">
            <text:p>11</text:p>
          </table:table-cell>
          <table:table-cell table:style-name="ce75" office:value-type="float" office:value="1">
            <office:annotation draw:style-name="gr4" draw:text-style-name="P1" svg:width="1.1413in" svg:height="0.2634in" svg:x="6.561in" svg:y="6.9079in" draw:caption-point-x="-0.2402in" draw:caption-point-y="0.6043in">
              <dc:date>2019-01-29T00:00:00</dc:date>
              <text:p text:style-name="P1"><text:span text:style-name="T1">Về quê ăn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1" draw:text-style-name="P1" svg:width="1.1413in" svg:height="0.3902in" svg:x="11.224in" svg:y="6.9098in" draw:caption-point-x="-0.2402in" draw:caption-point-y="0.6024in">
              <dc:date>2019-02-11T00:00:00</dc:date>
              <text:p text:style-name="P1"><text:span text:style-name="T1">Thôi nôi con + đám cưới em trai</text:span></text:p>
            </office:annotation>
            <text:p>1</text:p>
          </table:table-cell>
          <table:table-cell table:style-name="ce75" office:value-type="float" office:value="1">
            <office:annotation draw:style-name="gr1" draw:text-style-name="P1" svg:width="1.1413in" svg:height="0.3902in" svg:x="11.6902in" svg:y="6.9098in" draw:caption-point-x="-0.2402in" draw:caption-point-y="0.6024in">
              <dc:date>2019-02-11T00:00:00</dc:date>
              <text:p text:style-name="P1"><text:span text:style-name="T1">Thôi nôi con + đám cưới em trai</text:span></text:p>
            </office:annotation>
            <text:p>1</text:p>
          </table:table-cell>
          <table:table-cell table:style-name="ce75" office:value-type="float" office:value="0.5">
            <office:annotation draw:style-name="gr8" draw:text-style-name="P1" svg:width="1.1413in" svg:height="1.0122in" svg:x="12.1567in" svg:y="6.9106in" draw:caption-point-x="-0.2402in" draw:caption-point-y="0.6016in">
              <dc:date>2019-02-13T00:00:00</dc:date>
              <text:p text:style-name="P1"><text:span text:style-name="T1">Cảm sốt xin vê sớm lúc 3h → đánh vắng buổi chiểu</text:span></text:p>
              <text:p text:style-name="P1"><text:span text:style-name="T1">-&gt; confirm số giờ làm bù</text:span></text:p>
            </office:annotation>
            <text:p>0.5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3"/>
          <table:table-cell/>
        </table:table-row>
        <table:table-row table:style-name="ro7">
          <table:table-cell table:style-name="ce42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67" table:formula="of:=[.F32]*[.$C$2]" office:value-type="float" office:value="275000">
            <text:p>275,000</text:p>
          </table:table-cell>
          <table:table-cell table:style-name="ce67" table:formula="of:=[.C32]-IF([.E32]=&quot;Yes&quot;;0;[.C32])" office:value-type="float" office:value="275000">
            <text:p>275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32:.AK32]; &quot;0&quot;)" office:value-type="float" office:value="11">
            <text:p>11</text:p>
          </table:table-cell>
          <table:table-cell table:style-name="ce75" office:value-type="float" office:value="1">
            <office:annotation draw:style-name="gr4" draw:text-style-name="P1" svg:width="1.1413in" svg:height="0.2634in" svg:x="6.561in" svg:y="7.1555in" draw:caption-point-x="-0.2402in" draw:caption-point-y="0.6043in">
              <dc:date>2019-01-29T00:00:00</dc:date>
              <text:p text:style-name="P1"><text:span text:style-name="T1">Về quê ăn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1" draw:text-style-name="P1" svg:width="1.1413in" svg:height="0.3902in" svg:x="11.224in" svg:y="7.1555in" draw:caption-point-x="-0.2402in" draw:caption-point-y="0.6043in">
              <dc:date>2019-02-1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75" office:value-type="float" office:value="1">
            <office:annotation draw:style-name="gr1" draw:text-style-name="P1" svg:width="1.1413in" svg:height="0.3902in" svg:x="11.6902in" svg:y="7.1555in" draw:caption-point-x="-0.2402in" draw:caption-point-y="0.6043in">
              <dc:date>2019-02-1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75" office:value-type="float" office:value="1">
            <office:annotation draw:style-name="gr1" draw:text-style-name="P1" svg:width="1.1413in" svg:height="0.3902in" svg:x="12.1567in" svg:y="7.1555in" draw:caption-point-x="-0.2402in" draw:caption-point-y="0.6043in">
              <dc:date>2019-02-11T00:00:00</dc:date>
              <text:p text:style-name="P1"><text:span text:style-name="T1">Du lịch cùng gia đình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3"/>
          <table:table-cell/>
        </table:table-row>
        <table:table-row table:style-name="ro7">
          <table:table-cell table:style-name="ce42" office:value-type="float" office:value="27">
            <text:p>27</text:p>
          </table:table-cell>
          <table:table-cell table:style-name="ce44" office:value-type="string">
            <text:p>LongDD</text:p>
          </table:table-cell>
          <table:table-cell table:style-name="ce67" table:formula="of:=[.F33]*[.$C$2]" office:value-type="float" office:value="275000">
            <text:p>275,000</text:p>
          </table:table-cell>
          <table:table-cell table:style-name="ce67" table:formula="of:=[.C33]-IF([.E33]=&quot;Yes&quot;;0;[.C33])" office:value-type="float" office:value="275000">
            <text:p>275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33:.AK33]; &quot;0&quot;)" office:value-type="float" office:value="11">
            <text:p>11</text:p>
          </table:table-cell>
          <table:table-cell table:style-name="ce75" office:value-type="float" office:value="1">
            <office:annotation draw:style-name="gr4" draw:text-style-name="P1" svg:width="1.1413in" svg:height="0.2634in" svg:x="6.561in" svg:y="7.4031in" draw:caption-point-x="-0.2402in" draw:caption-point-y="0.6043in">
              <dc:date>2019-01-29T00:00:00</dc:date>
              <text:p text:style-name="P1"><text:span text:style-name="T1">Về quê ăn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4" draw:text-style-name="P1" svg:width="1.1413in" svg:height="0.2634in" svg:x="11.224in" svg:y="7.4031in" draw:caption-point-x="-0.2402in" draw:caption-point-y="0.6043in">
              <dc:date>2019-01-29T00:00:00</dc:date>
              <text:p text:style-name="P1"><text:span text:style-name="T1">Về quê ăn tết</text:span></text:p>
            </office:annotation>
            <text:p>1</text:p>
          </table:table-cell>
          <table:table-cell table:style-name="ce75" office:value-type="float" office:value="1">
            <office:annotation draw:style-name="gr4" draw:text-style-name="P1" svg:width="1.1413in" svg:height="0.2634in" svg:x="11.6902in" svg:y="7.4031in" draw:caption-point-x="-0.2402in" draw:caption-point-y="0.6043in">
              <dc:date>2019-01-29T00:00:00</dc:date>
              <text:p text:style-name="P1"><text:span text:style-name="T1">Về quê ăn tết</text:span></text:p>
            </office:annotation>
            <text:p>1</text:p>
          </table:table-cell>
          <table:table-cell table:style-name="ce75" office:value-type="float" office:value="1">
            <office:annotation draw:style-name="gr4" draw:text-style-name="P1" svg:width="1.1413in" svg:height="0.2634in" svg:x="12.1567in" svg:y="7.4031in" draw:caption-point-x="-0.2402in" draw:caption-point-y="0.6043in">
              <dc:date>2019-01-29T00:00:00</dc:date>
              <text:p text:style-name="P1"><text:span text:style-name="T1">Về quê ăn tế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1" draw:text-style-name="P1" svg:width="1.1413in" svg:height="0.3902in" svg:x="14.4882in" svg:y="7.4071in" draw:caption-point-x="-0.2402in" draw:caption-point-y="0.6004in">
              <dc:date>2019-02-18T00:00:00</dc:date>
              <text:p text:style-name="P1"><text:span text:style-name="T1">Kẹt xe, 8h36 đến c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3"/>
          <table:table-cell/>
        </table:table-row>
        <table:table-row table:style-name="ro7">
          <table:table-cell table:style-name="ce42" office:value-type="float" office:value="28">
            <text:p>28</text:p>
          </table:table-cell>
          <table:table-cell table:style-name="ce44" office:value-type="string">
            <text:p>MaiLT</text:p>
          </table:table-cell>
          <table:table-cell table:style-name="ce67" table:formula="of:=[.F34]*[.$C$2]" office:value-type="float" office:value="350000">
            <text:p>350,000</text:p>
          </table:table-cell>
          <table:table-cell table:style-name="ce67" table:formula="of:=[.C34]-IF([.E34]=&quot;Yes&quot;;0;[.C34])" office:value-type="float" office:value="350000">
            <text:p>350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34:.AK34]; &quot;0&quot;)" office:value-type="float" office:value="14">
            <text:p>14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1">
            <office:annotation draw:style-name="gr4" draw:text-style-name="P1" svg:width="1.1413in" svg:height="0.2634in" svg:x="11.224in" svg:y="7.6508in" draw:caption-point-x="-0.2402in" draw:caption-point-y="0.6043in">
              <dc:creator>TL</dc:creator>
              <dc:date>2019-01-30T00:00:00</dc:date>
              <text:p text:style-name="P1"><text:span text:style-name="T1">Khám thai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1" draw:text-style-name="P1" svg:width="1.1413in" svg:height="0.3902in" svg:x="12.1567in" svg:y="7.6535in" draw:caption-point-x="-0.2402in" draw:caption-point-y="0.6016in">
              <dc:date>2019-02-13T00:00:00</dc:date>
              <text:p text:style-name="P1"><text:span text:style-name="T1">Ngủ quên, 8h41 đến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1" draw:text-style-name="P1" svg:width="1.1413in" svg:height="0.3902in" svg:x="13.0894in" svg:y="7.6543in" draw:caption-point-x="-0.2402in" draw:caption-point-y="0.6008in">
              <dc:date>2019-02-15T00:00:00</dc:date>
              <text:p text:style-name="P1"><text:span text:style-name="T1">Kẹ xe, 8h33 đến cty</text:span></text:p>
            </office:annotation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3"/>
          <table:table-cell office:value-type="string">
            <text:p>Trừ 50k tiền thẻ xe là còn 300k</text:p>
          </table:table-cell>
        </table:table-row>
        <table:table-row table:style-name="ro7">
          <table:table-cell table:style-name="ce42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67" table:formula="of:=[.F35]*[.$C$2]" office:value-type="float" office:value="250000">
            <text:p>250,000</text:p>
          </table:table-cell>
          <table:table-cell table:style-name="ce67" table:formula="of:=[.C35]-IF([.E35]=&quot;Yes&quot;;0;[.C35])" office:value-type="float" office:value="250000">
            <text:p>250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35:.AK35]; &quot;0&quot;)" office:value-type="float" office:value="10">
            <text:p>1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1">
            <office:annotation draw:style-name="gr3" draw:text-style-name="P1" svg:width="1.1413in" svg:height="0.5457in" svg:x="11.224in" svg:y="7.9004in" draw:caption-point-x="-0.2402in" draw:caption-point-y="0.6024in">
              <dc:date>2019-02-11T00:00:00</dc:date>
              <text:p text:style-name="P1"><text:span text:style-name="T1">Bận việc nhà, làm remote</text:span></text:p>
              <text:p text:style-name="P1"><text:span text:style-name="T1">→ </text:span><text:span text:style-name="T1">confirm </text:span></text:p>
            </office:annotation>
            <text:p>1</text:p>
          </table:table-cell>
          <table:table-cell table:style-name="ce75" office:value-type="float" office:value="1">
            <office:annotation draw:style-name="gr3" draw:text-style-name="P1" svg:width="1.1413in" svg:height="0.5457in" svg:x="11.6902in" svg:y="7.9004in" draw:caption-point-x="-0.2402in" draw:caption-point-y="0.6024in">
              <dc:date>2019-02-11T00:00:00</dc:date>
              <text:p text:style-name="P1"><text:span text:style-name="T1">Bận việc nhà, làm remote</text:span></text:p>
              <text:p text:style-name="P1"><text:span text:style-name="T1">→ </text:span><text:span text:style-name="T1">confirm </text:span></text:p>
            </office:annotation>
            <text:p>1</text:p>
          </table:table-cell>
          <table:table-cell table:style-name="ce75" office:value-type="float" office:value="1">
            <office:annotation draw:style-name="gr3" draw:text-style-name="P1" svg:width="1.1413in" svg:height="0.5457in" svg:x="12.1567in" svg:y="7.9004in" draw:caption-point-x="-0.2402in" draw:caption-point-y="0.6024in">
              <dc:date>2019-02-11T00:00:00</dc:date>
              <text:p text:style-name="P1"><text:span text:style-name="T1">Bận việc nhà, làm remote</text:span></text:p>
              <text:p text:style-name="P1"><text:span text:style-name="T1">→ </text:span><text:span text:style-name="T1">confirm </text:span></text:p>
            </office:annotation>
            <text:p>1</text:p>
          </table:table-cell>
          <table:table-cell table:style-name="ce75" office:value-type="float" office:value="1">
            <office:annotation draw:style-name="gr4" draw:text-style-name="P1" svg:width="1.1413in" svg:height="0.2634in" svg:x="12.6228in" svg:y="7.9004in" draw:caption-point-x="-0.2402in" draw:caption-point-y="0.6024in">
              <dc:date>2019-02-11T00:00:00</dc:date>
              <text:p text:style-name="P1"><text:span text:style-name="T1">Bận việc nhà</text:span></text:p>
            </office:annotation>
            <text:p>1</text:p>
          </table:table-cell>
          <table:table-cell table:style-name="ce75" office:value-type="float" office:value="1">
            <office:annotation draw:style-name="gr4" draw:text-style-name="P1" svg:width="1.1413in" svg:height="0.2634in" svg:x="13.0894in" svg:y="7.9004in" draw:caption-point-x="-0.2402in" draw:caption-point-y="0.6024in">
              <dc:date>2019-02-11T00:00:00</dc:date>
              <text:p text:style-name="P1"><text:span text:style-name="T1">Bận việc nhà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0">
            <office:annotation draw:style-name="gr3" draw:text-style-name="P1" svg:width="1.1413in" svg:height="0.5457in" svg:x="14.4882in" svg:y="7.9024in" draw:caption-point-x="-0.2402in" draw:caption-point-y="0.6004in">
              <dc:date>2019-02-18T00:00:00</dc:date>
              <text:p text:style-name="P1"><text:span text:style-name="T1">Bận việc cá nhân, xđt, 9h04 đến cty</text:span></text:p>
            </office:annotation>
            <text:p>0</text:p>
          </table:table-cell>
          <table:table-cell table:style-name="ce75" office:value-type="float" office:value="0">
            <office:annotation draw:style-name="gr1" draw:text-style-name="P1" svg:width="1.1413in" svg:height="0.3902in" svg:x="14.9543in" svg:y="7.9028in" draw:caption-point-x="-0.2402in" draw:caption-point-y="0.6in">
              <dc:date>2019-02-19T00:00:00</dc:date>
              <text:p text:style-name="P1"><text:span text:style-name="T1">Dậy muộn, 8h44 đến cty</text:span></text:p>
            </office:annotation>
            <text:p>0</text:p>
          </table:table-cell>
          <table:table-cell table:style-name="ce75" office:value-type="float" office:value="0">
            <office:annotation draw:style-name="gr1" draw:text-style-name="P1" svg:width="1.1413in" svg:height="0.3902in" svg:x="15.4209in" svg:y="7.9028in" draw:caption-point-x="-0.2402in" draw:caption-point-y="0.6in">
              <dc:date>2019-02-20T00:00:00</dc:date>
              <text:p text:style-name="P1"><text:span text:style-name="T1">Dậy muộn, 8h36 đến cty</text:span></text:p>
            </office:annotation>
            <text:p>0</text:p>
          </table:table-cell>
          <table:table-cell table:style-name="ce75" office:value-type="float" office:value="0">
            <office:annotation draw:style-name="gr3" draw:text-style-name="P1" svg:width="1.1413in" svg:height="0.5457in" svg:x="15.887in" svg:y="7.9031in" draw:caption-point-x="-0.2402in" draw:caption-point-y="0.5996in">
              <dc:date>2019-02-21T00:00:00</dc:date>
              <text:p text:style-name="P1"><text:span text:style-name="T1">Bận việc cá nhân, 8h43 đến cty</text:span></text:p>
            </office:annotation>
            <text:p>0</text:p>
          </table:table-cell>
          <table:table-cell table:style-name="ce75" office:value-type="float" office:value="0">
            <office:annotation draw:style-name="gr1" draw:text-style-name="P1" svg:width="1.1413in" svg:height="0.3902in" svg:x="16.3535in" svg:y="7.9035in" draw:caption-point-x="-0.2402in" draw:caption-point-y="0.5992in">
              <dc:date>2019-02-22T00:00:00</dc:date>
              <text:p text:style-name="P1"><text:span text:style-name="T1">Đi lấy đồ, xđt, 9h đến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1" draw:text-style-name="P1" svg:width="1.1413in" svg:height="0.3902in" svg:x="17.7524in" svg:y="7.9035in" draw:caption-point-x="-0.2402in" draw:caption-point-y="0.5992in">
              <dc:date>2019-02-25T00:00:00</dc:date>
              <text:p text:style-name="P1"><text:span text:style-name="T1">Từ quê vào, 8h38 vào cty</text:span></text:p>
            </office:annotation>
            <text:p>0</text:p>
          </table:table-cell>
          <table:table-cell table:style-name="ce75" office:value-type="float" office:value="0">
            <office:annotation draw:style-name="gr1" draw:text-style-name="P1" svg:width="1.1413in" svg:height="0.3902in" svg:x="18.2185in" svg:y="7.9043in" draw:caption-point-x="-0.2402in" draw:caption-point-y="0.5984in">
              <dc:date>2019-02-26T00:00:00</dc:date>
              <text:p text:style-name="P1"><text:span text:style-name="T1">Dậy muộn, 8h38 đến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3"/>
          <table:table-cell/>
        </table:table-row>
        <table:table-row table:style-name="ro7">
          <table:table-cell table:style-name="ce42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67" table:formula="of:=[.F36]*[.$C$2]" office:value-type="float" office:value="375000">
            <text:p>375,000</text:p>
          </table:table-cell>
          <table:table-cell table:style-name="ce67" table:formula="of:=[.C36]-IF([.E36]=&quot;Yes&quot;;0;[.C36])" office:value-type="float" office:value="375000">
            <text:p>375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36:.AK36]; &quot;0&quot;)" office:value-type="float" office:value="15">
            <text:p>1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3"/>
          <table:table-cell/>
        </table:table-row>
        <table:table-row table:style-name="ro7">
          <table:table-cell table:style-name="ce42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67" table:formula="of:=[.F37]*[.$C$2]" office:value-type="float" office:value="325000">
            <text:p>325,000</text:p>
          </table:table-cell>
          <table:table-cell table:style-name="ce67" table:formula="of:=[.C37]-IF([.E37]=&quot;Yes&quot;;0;[.C37])" office:value-type="float" office:value="325000">
            <text:p>325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37:.AK37]; &quot;0&quot;)" office:value-type="float" office:value="13">
            <text:p>13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1" draw:text-style-name="P1" svg:width="1.1413in" svg:height="0.3902in" svg:x="14.9543in" svg:y="8.398in" draw:caption-point-x="-0.2402in" draw:caption-point-y="0.6in">
              <dc:date>2019-02-19T00:00:00</dc:date>
              <text:p text:style-name="P1"><text:span text:style-name="T1">Làm giấy tờ, off sáng</text:span></text:p>
            </office:annotation>
            <text:p>0.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1" draw:text-style-name="P1" svg:width="1.1413in" svg:height="0.3902in" svg:x="18.2185in" svg:y="8.3996in" draw:caption-point-x="-0.2402in" draw:caption-point-y="0.5984in">
              <dc:date>2019-02-26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75" office:value-type="float" office:value="1">
            <office:annotation draw:style-name="gr4" draw:text-style-name="P1" svg:width="1.1413in" svg:height="0.2634in" svg:x="18.685in" svg:y="8.4004in" draw:caption-point-x="-0.2402in" draw:caption-point-y="0.5976in">
              <dc:date>2019-02-27T00:00:00</dc:date>
              <text:p text:style-name="P1"><text:span text:style-name="T1">Bị bệnh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3"/>
          <table:table-cell/>
        </table:table-row>
        <table:table-row table:style-name="ro7">
          <table:table-cell table:style-name="ce42" office:value-type="float" office:value="32">
            <text:p>32</text:p>
          </table:table-cell>
          <table:table-cell table:style-name="ce44" office:value-type="string">
            <text:p>NhanHTH</text:p>
          </table:table-cell>
          <table:table-cell table:style-name="ce67" table:formula="of:=[.F38]*[.$C$2]" office:value-type="float" office:value="275000">
            <text:p>275,000</text:p>
          </table:table-cell>
          <table:table-cell table:style-name="ce67" table:formula="of:=[.C38]-IF([.E38]=&quot;Yes&quot;;0;[.C38])" office:value-type="float" office:value="275000">
            <text:p>275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38:.AK38]; &quot;0&quot;)" office:value-type="float" office:value="11">
            <text:p>1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1">
            <office:annotation draw:style-name="gr1" draw:text-style-name="P1" svg:width="1.1413in" svg:height="0.3902in" svg:x="11.224in" svg:y="8.6417in" draw:caption-point-x="-0.2402in" draw:caption-point-y="0.6043in">
              <dc:date>2019-02-1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75" office:value-type="float" office:value="1">
            <office:annotation draw:style-name="gr1" draw:text-style-name="P1" svg:width="1.1413in" svg:height="0.3902in" svg:x="11.6902in" svg:y="8.6417in" draw:caption-point-x="-0.2402in" draw:caption-point-y="0.6043in">
              <dc:date>2019-02-1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75" office:value-type="float" office:value="1">
            <office:annotation draw:style-name="gr1" draw:text-style-name="P1" svg:width="1.1413in" svg:height="0.3902in" svg:x="12.1567in" svg:y="8.6417in" draw:caption-point-x="-0.2402in" draw:caption-point-y="0.6043in">
              <dc:date>2019-02-1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75" office:value-type="float" office:value="1">
            <office:annotation draw:style-name="gr1" draw:text-style-name="P1" svg:width="1.1413in" svg:height="0.3902in" svg:x="12.6228in" svg:y="8.6417in" draw:caption-point-x="-0.2402in" draw:caption-point-y="0.6043in">
              <dc:date>2019-02-1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3"/>
          <table:table-cell/>
        </table:table-row>
        <table:table-row table:style-name="ro7">
          <table:table-cell table:style-name="ce42" office:value-type="float" office:value="33">
            <text:p>33</text:p>
          </table:table-cell>
          <table:table-cell table:style-name="ce44" office:value-type="string">
            <text:p>NhanNM</text:p>
          </table:table-cell>
          <table:table-cell table:style-name="ce67" table:formula="of:=[.F39]*[.$C$2]" office:value-type="float" office:value="350000">
            <text:p>350,000</text:p>
          </table:table-cell>
          <table:table-cell table:style-name="ce67" table:formula="of:=[.C39]-IF([.E39]=&quot;Yes&quot;;0;[.C39])" office:value-type="float" office:value="350000">
            <text:p>350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39:.AK39]; &quot;0&quot;)" office:value-type="float" office:value="14">
            <text:p>14</text:p>
          </table:table-cell>
          <table:table-cell table:style-name="ce75" office:value-type="float" office:value="1">
            <office:annotation draw:style-name="gr4" draw:text-style-name="P1" svg:width="1.1413in" svg:height="0.2634in" svg:x="6.561in" svg:y="8.8894in" draw:caption-point-x="-0.2402in" draw:caption-point-y="0.6043in">
              <dc:date>2019-01-29T00:00:00</dc:date>
              <text:p text:style-name="P1"><text:span text:style-name="T1">Về quê ăn tết</text:span></text:p>
            </office:annotation>
            <text:p>1</text:p>
          </table:table-cell>
          <table:table-cell table:style-name="ce75" table:number-columns-repeated="9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3" draw:text-style-name="P1" svg:width="1.1413in" svg:height="0.5457in" svg:x="13.0894in" svg:y="8.8929in" draw:caption-point-x="-0.2402in" draw:caption-point-y="0.6008in">
              <dc:date>2019-02-15T00:00:00</dc:date>
              <text:p text:style-name="P1"><text:span text:style-name="T1">Bận việc nhà, xin đi trễ, 8h36 đến cty</text:span></text:p>
            </office:annotation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1" draw:text-style-name="P1" svg:width="1.1413in" svg:height="0.3902in" svg:x="15.4209in" svg:y="8.8937in" draw:caption-point-x="-0.2402in" draw:caption-point-y="0.6in">
              <dc:date>2019-02-20T00:00:00</dc:date>
              <text:p text:style-name="P1"><text:span text:style-name="T1">Mệt, xđt, 9h08 đến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4" draw:text-style-name="P1" svg:width="1.1413in" svg:height="0.2634in" svg:x="17.7524in" svg:y="8.8949in" draw:caption-point-x="-0.2402in" draw:caption-point-y="0.5988in">
              <dc:date>2019-02-25T00:00:00</dc:date>
              <text:p text:style-name="P1"><text:span text:style-name="T1">Mệt, xin đi trễ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3"/>
          <table:table-cell/>
        </table:table-row>
        <table:table-row table:style-name="ro7">
          <table:table-cell table:style-name="ce42" office:value-type="float" office:value="34">
            <text:p>34</text:p>
          </table:table-cell>
          <table:table-cell table:style-name="ce44" office:value-type="string">
            <text:p>NhanPV</text:p>
          </table:table-cell>
          <table:table-cell table:style-name="ce67" table:formula="of:=[.F40]*[.$C$2]" office:value-type="float" office:value="275000">
            <text:p>275,000</text:p>
          </table:table-cell>
          <table:table-cell table:style-name="ce67" table:formula="of:=[.C40]-IF([.E40]=&quot;Yes&quot;;0;[.C40])" office:value-type="float" office:value="275000">
            <text:p>275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40:.AK40]; &quot;0&quot;)" office:value-type="float" office:value="11">
            <text:p>11</text:p>
          </table:table-cell>
          <table:table-cell table:style-name="ce75" office:value-type="float" office:value="1">
            <office:annotation draw:style-name="gr4" draw:text-style-name="P1" svg:width="1.1413in" svg:height="0.2634in" svg:x="6.561in" svg:y="9.137in" draw:caption-point-x="-0.2402in" draw:caption-point-y="0.6043in">
              <dc:date>2019-01-29T00:00:00</dc:date>
              <text:p text:style-name="P1"><text:span text:style-name="T1">Về quê ăn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4" draw:text-style-name="P1" svg:width="1.1413in" svg:height="0.2634in" svg:x="11.224in" svg:y="9.139in" draw:caption-point-x="-0.2402in" draw:caption-point-y="0.6024in">
              <dc:date>2019-02-11T00:00:00</dc:date>
              <text:p text:style-name="P1"><text:span text:style-name="T1">Đám cưới chị họ</text:span></text:p>
            </office:annotation>
            <text:p>1</text:p>
          </table:table-cell>
          <table:table-cell table:style-name="ce75" office:value-type="float" office:value="1">
            <office:annotation draw:style-name="gr4" draw:text-style-name="P1" svg:width="1.1413in" svg:height="0.2634in" svg:x="11.6902in" svg:y="9.139in" draw:caption-point-x="-0.2402in" draw:caption-point-y="0.6024in">
              <dc:date>2019-02-11T00:00:00</dc:date>
              <text:p text:style-name="P1"><text:span text:style-name="T1">Đám cưới chị họ</text:span></text:p>
            </office:annotation>
            <text:p>1</text:p>
          </table:table-cell>
          <table:table-cell table:style-name="ce75" office:value-type="float" office:value="0.5">
            <office:annotation draw:style-name="gr4" draw:text-style-name="P1" svg:width="1.1413in" svg:height="0.2634in" svg:x="12.1567in" svg:y="9.139in" draw:caption-point-x="-0.2402in" draw:caption-point-y="0.6024in">
              <dc:date>2019-02-13T00:00:00</dc:date>
              <text:p text:style-name="P1"><text:span text:style-name="T1">Nghỉ tết, off sáng</text:span></text:p>
            </office:annotation>
            <text:p>0.5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3"/>
          <table:table-cell/>
        </table:table-row>
        <table:table-row table:style-name="ro7">
          <table:table-cell table:style-name="ce42" office:value-type="float" office:value="35">
            <text:p>35</text:p>
          </table:table-cell>
          <table:table-cell table:style-name="ce44" office:value-type="string">
            <text:p>NhatNH</text:p>
          </table:table-cell>
          <table:table-cell table:style-name="ce67" table:formula="of:=[.F41]*[.$C$2]" office:value-type="float" office:value="300000">
            <text:p>300,000</text:p>
          </table:table-cell>
          <table:table-cell table:style-name="ce67" table:formula="of:=[.C41]-IF([.E41]=&quot;Yes&quot;;0;[.C41])" office:value-type="float" office:value="300000">
            <text:p>300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41:.AK41]; &quot;0&quot;)" office:value-type="float" office:value="12">
            <text:p>12</text:p>
          </table:table-cell>
          <table:table-cell table:style-name="ce75" office:value-type="float" office:value="1">
            <office:annotation draw:style-name="gr4" draw:text-style-name="P1" svg:width="1.1413in" svg:height="0.2634in" svg:x="6.561in" svg:y="9.3846in" draw:caption-point-x="-0.2402in" draw:caption-point-y="0.6043in">
              <dc:date>2019-01-29T00:00:00</dc:date>
              <text:p text:style-name="P1"><text:span text:style-name="T1">Về quê ăn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3" draw:text-style-name="P1" svg:width="1.1413in" svg:height="0.5457in" svg:x="11.224in" svg:y="9.3846in" draw:caption-point-x="-0.2402in" draw:caption-point-y="0.6043in">
              <dc:creator>TL</dc:creator>
              <dc:date>2019-01-30T00:00:00</dc:date>
              <text:p text:style-name="P1"><text:span text:style-name="T1">Nghỉ thêm sau Tết, giải quyết việc gia đình</text:span></text:p>
            </office:annotation>
            <text:p>1</text:p>
          </table:table-cell>
          <table:table-cell table:style-name="ce75" office:value-type="float" office:value="1">
            <office:annotation draw:style-name="gr3" draw:text-style-name="P1" svg:width="1.1413in" svg:height="0.5457in" svg:x="11.6902in" svg:y="9.3846in" draw:caption-point-x="-0.2402in" draw:caption-point-y="0.6043in">
              <dc:creator>TL</dc:creator>
              <dc:date>2019-01-30T00:00:00</dc:date>
              <text:p text:style-name="P1"><text:span text:style-name="T1">Nghỉ thêm sau Tết, giải quyết việc gia đình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1" draw:text-style-name="P1" svg:width="1.1413in" svg:height="0.3902in" svg:x="12.6228in" svg:y="9.3878in" draw:caption-point-x="-0.2402in" draw:caption-point-y="0.6012in">
              <dc:date>2019-02-14T00:00:00</dc:date>
              <text:p text:style-name="P1"><text:span text:style-name="T1">Bận việc, xđt, 9h13 đến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1" draw:text-style-name="P1" svg:width="1.1413in" svg:height="0.3902in" svg:x="14.4882in" svg:y="9.3886in" draw:caption-point-x="-0.2402in" draw:caption-point-y="0.6004in">
              <dc:date>2019-02-18T00:00:00</dc:date>
              <text:p text:style-name="P1"><text:span text:style-name="T1">Bận việc, xđt, 9h40 đến cty</text:span></text:p>
            </office:annotation>
            <text:p>0</text:p>
          </table:table-cell>
          <table:table-cell table:style-name="ce75" office:value-type="float" office:value="0">
            <office:annotation draw:style-name="gr3" draw:text-style-name="P1" svg:width="1.1413in" svg:height="0.5457in" svg:x="14.9543in" svg:y="9.389in" draw:caption-point-x="-0.2402in" draw:caption-point-y="0.6in">
              <dc:date>2019-02-19T00:00:00</dc:date>
              <text:p text:style-name="P1"><text:span text:style-name="T1">Bận việc cá nhân, xđt, 9h10 đến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1" draw:text-style-name="P1" svg:width="1.1413in" svg:height="0.3902in" svg:x="15.887in" svg:y="9.3894in" draw:caption-point-x="-0.2402in" draw:caption-point-y="0.5996in">
              <dc:date>2019-02-21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3" draw:text-style-name="P1" svg:width="1.1413in" svg:height="0.5457in" svg:x="18.2185in" svg:y="9.3906in" draw:caption-point-x="-0.2402in" draw:caption-point-y="0.5984in">
              <dc:date>2019-02-26T00:00:00</dc:date>
              <text:p text:style-name="P1"><text:span text:style-name="T1">Bận việc cá nhân, xin đi trễ, 9h38 đến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1" draw:text-style-name="P1" svg:width="1.1413in" svg:height="0.3902in" svg:x="19.1512in" svg:y="9.4492in" draw:caption-point-x="-0.2402in" draw:caption-point-y="0.5398in">
              <dc:date>2019-02-28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75" table:number-columns-repeated="3"/>
          <table:table-cell/>
        </table:table-row>
        <table:table-row table:style-name="ro7">
          <table:table-cell table:style-name="ce42" office:value-type="float" office:value="36">
            <text:p>36</text:p>
          </table:table-cell>
          <table:table-cell table:style-name="ce45" office:value-type="string">
            <text:p>NhungLM</text:p>
          </table:table-cell>
          <table:table-cell table:style-name="ce67" table:formula="of:=[.F42]*[.$C$2]" office:value-type="float" office:value="275000">
            <text:p>275,000</text:p>
          </table:table-cell>
          <table:table-cell table:style-name="ce67" table:formula="of:=[.C42]-IF([.E42]=&quot;Yes&quot;;0;[.C42])" office:value-type="float" office:value="275000">
            <text:p>275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42:.AK42]; &quot;0&quot;)" office:value-type="float" office:value="11">
            <text:p>1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4" draw:text-style-name="P1" svg:width="1.1413in" svg:height="0.2634in" svg:x="11.6902in" svg:y="9.6346in" draw:caption-point-x="-0.2402in" draw:caption-point-y="0.602in">
              <dc:date>2019-02-12T00:00:00</dc:date>
              <text:p text:style-name="P1"><text:span text:style-name="T1">Khám thai</text:span></text:p>
            </office:annotation>
            <text:p>1</text:p>
          </table:table-cell>
          <table:table-cell table:style-name="ce75" office:value-type="float" office:value="1">
            <office:annotation draw:style-name="gr4" draw:text-style-name="P1" svg:width="1.1413in" svg:height="0.2634in" svg:x="12.1567in" svg:y="9.6354in" draw:caption-point-x="-0.2402in" draw:caption-point-y="0.6012in">
              <dc:date>2019-02-14T00:00:00</dc:date>
              <text:p text:style-name="P1"><text:span text:style-name="T1">Bị sốt</text:span></text:p>
            </office:annotation>
            <text:p>1</text:p>
          </table:table-cell>
          <table:table-cell table:style-name="ce75" office:value-type="float" office:value="1">
            <office:annotation draw:style-name="gr4" draw:text-style-name="P1" svg:width="1.1413in" svg:height="0.2634in" svg:x="12.6228in" svg:y="9.6354in" draw:caption-point-x="-0.2402in" draw:caption-point-y="0.6012in">
              <dc:date>2019-02-14T00:00:00</dc:date>
              <text:p text:style-name="P1"><text:span text:style-name="T1">Bị sốt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1" draw:text-style-name="P1" svg:width="1.1413in" svg:height="0.3902in" svg:x="14.9543in" svg:y="9.6366in" draw:caption-point-x="-0.2402in" draw:caption-point-y="0.6in">
              <dc:date>2019-02-19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3" draw:text-style-name="P1" svg:width="1.1413in" svg:height="0.5457in" svg:x="18.2185in" svg:y="9.6382in" draw:caption-point-x="-0.2402in" draw:caption-point-y="0.5984in">
              <dc:date>2019-02-26T00:00:00</dc:date>
              <text:p text:style-name="P1"><text:span text:style-name="T1">Bận việc gia đình, 8h40 đến cty</text:span></text:p>
            </office:annotation>
            <text:p>0</text:p>
          </table:table-cell>
          <table:table-cell table:style-name="ce75" office:value-type="float" office:value="0">
            <office:annotation draw:style-name="gr1" draw:text-style-name="P1" svg:width="1.1413in" svg:height="0.3902in" svg:x="18.685in" svg:y="9.639in" draw:caption-point-x="-0.2402in" draw:caption-point-y="0.5976in">
              <dc:date>2019-02-27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75" office:value-type="float" office:value="0.5">
            <office:annotation draw:style-name="gr2" draw:text-style-name="P1" svg:width="1.1413in" svg:height="0.7012in" svg:x="19.1512in" svg:y="9.6969in" draw:caption-point-x="-0.2402in" draw:caption-point-y="0.5398in">
              <dc:date>2019-02-28T00:00:00</dc:date>
              <text:p text:style-name="P1"><text:span text:style-name="T1">Kẹt xe, 8h38 đến cty</text:span></text:p>
              <text:p text:style-name="P1"><text:span text:style-name="T1">Bận việc nhà, off chiều</text:span></text:p>
            </office:annotation>
            <text:p>0.5</text:p>
          </table:table-cell>
          <table:table-cell table:style-name="ce75" table:number-columns-repeated="3"/>
          <table:table-cell/>
        </table:table-row>
        <table:table-row table:style-name="ro7">
          <table:table-cell table:style-name="ce42" office:value-type="float" office:value="37">
            <text:p>37</text:p>
          </table:table-cell>
          <table:table-cell table:style-name="ce44" office:value-type="string">
            <text:p>NhuPHQ</text:p>
          </table:table-cell>
          <table:table-cell table:style-name="ce67" table:formula="of:=[.F43]*[.$C$2]" office:value-type="float" office:value="350000">
            <text:p>350,000</text:p>
          </table:table-cell>
          <table:table-cell table:style-name="ce67" table:formula="of:=[.C43]-IF([.E43]=&quot;Yes&quot;;0;[.C43])" office:value-type="float" office:value="350000">
            <text:p>350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43:.AK43]; &quot;0&quot;)" office:value-type="float" office:value="14">
            <text:p>14</text:p>
          </table:table-cell>
          <table:table-cell table:style-name="ce75" office:value-type="float" office:value="1">
            <office:annotation draw:style-name="gr4" draw:text-style-name="P1" svg:width="1.1413in" svg:height="0.2634in" svg:x="6.561in" svg:y="9.8799in" draw:caption-point-x="-0.2402in" draw:caption-point-y="0.6043in">
              <dc:date>2019-01-29T00:00:00</dc:date>
              <text:p text:style-name="P1"><text:span text:style-name="T1">Về quê ăn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1" draw:text-style-name="P1" svg:width="1.1413in" svg:height="0.3902in" svg:x="11.6902in" svg:y="9.8823in" draw:caption-point-x="-0.2402in" draw:caption-point-y="0.602in">
              <dc:date>2019-02-12T00:00:00</dc:date>
              <text:p text:style-name="P1"><text:span text:style-name="T1">Kẹt xe, 8h36 đến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1" draw:text-style-name="P1" svg:width="1.1413in" svg:height="0.3902in" svg:x="13.0894in" svg:y="9.8835in" draw:caption-point-x="-0.2402in" draw:caption-point-y="0.6008in">
              <dc:date>2019-02-15T00:00:00</dc:date>
              <text:p text:style-name="P1"><text:span text:style-name="T1">Kẹ xe, 8h33 đến cty</text:span></text:p>
            </office:annotation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1" draw:text-style-name="P1" svg:width="1.1413in" svg:height="0.3902in" svg:x="15.4209in" svg:y="9.8843in" draw:caption-point-x="-0.2402in" draw:caption-point-y="0.6in">
              <dc:date>2019-02-20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1" draw:text-style-name="P1" svg:width="1.1413in" svg:height="0.3902in" svg:x="16.3535in" svg:y="9.885in" draw:caption-point-x="-0.2402in" draw:caption-point-y="0.5992in">
              <dc:date>2019-02-22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3"/>
          <table:table-cell/>
        </table:table-row>
        <table:table-row table:style-name="ro7">
          <table:table-cell table:style-name="ce42" office:value-type="float" office:value="38">
            <text:p>38</text:p>
          </table:table-cell>
          <table:table-cell table:style-name="ce44" office:value-type="string">
            <text:p>NhuVNQ</text:p>
          </table:table-cell>
          <table:table-cell table:style-name="ce67" table:formula="of:=[.F44]*[.$C$2]" office:value-type="float" office:value="350000">
            <text:p>350,000</text:p>
          </table:table-cell>
          <table:table-cell table:style-name="ce67" table:formula="of:=[.C44]-IF([.E44]=&quot;Yes&quot;;0;[.C44])" office:value-type="float" office:value="350000">
            <text:p>350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44:.AK44]; &quot;0&quot;)" office:value-type="float" office:value="14">
            <text:p>14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.5">
            <office:annotation draw:style-name="gr1" draw:text-style-name="P1" svg:width="1.1413in" svg:height="0.3902in" svg:x="14.4882in" svg:y="10.1315in" draw:caption-point-x="-0.2402in" draw:caption-point-y="0.6004in">
              <dc:date>2019-02-18T00:00:00</dc:date>
              <text:p text:style-name="P1"><text:span text:style-name="T1">Làm giấy tờ, off chiều </text:span></text:p>
            </office:annotation>
            <text:p>0.5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3"/>
          <table:table-cell/>
        </table:table-row>
        <table:table-row table:style-name="ro7">
          <table:table-cell table:style-name="ce42" office:value-type="float" office:value="39">
            <text:p>39</text:p>
          </table:table-cell>
          <table:table-cell table:style-name="ce44" office:value-type="string">
            <text:p>PhatHDT</text:p>
          </table:table-cell>
          <table:table-cell table:style-name="ce67" table:formula="of:=[.F45]*[.$C$2]" office:value-type="float" office:value="325000">
            <text:p>325,000</text:p>
          </table:table-cell>
          <table:table-cell table:style-name="ce67" table:formula="of:=[.C45]-IF([.E45]=&quot;Yes&quot;;0;[.C45])" office:value-type="float" office:value="325000">
            <text:p>325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45:.AK45]; &quot;0&quot;)" office:value-type="float" office:value="13">
            <text:p>13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9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4" draw:text-style-name="P1" svg:width="1.1413in" svg:height="0.2634in" svg:x="12.1567in" svg:y="10.3783in" draw:caption-point-x="-0.2402in" draw:caption-point-y="0.6012in">
              <dc:date>2019-02-14T00:00:00</dc:date>
              <text:p text:style-name="P1"><text:span text:style-name="T1">Bảo vệ luận văn</text:span></text:p>
            </office:annotation>
            <text:p>1</text:p>
          </table:table-cell>
          <table:table-cell table:style-name="ce75" office:value-type="float" office:value="0.5">
            <office:annotation draw:style-name="gr6" draw:text-style-name="P1" svg:width="1.1413in" svg:height="0.8567in" svg:x="12.6228in" svg:y="10.3783in" draw:caption-point-x="-0.2402in" draw:caption-point-y="0.6012in">
              <dc:date>2019-02-14T00:00:00</dc:date>
              <text:p text:style-name="P1"><text:span text:style-name="T1">Bận việc ở trường, xđt, 10h12 đến cty-&gt; tính off sáng → confirm số giờ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1" draw:text-style-name="P1" svg:width="1.1413in" svg:height="0.3902in" svg:x="19.1512in" svg:y="10.4398in" draw:caption-point-x="-0.2402in" draw:caption-point-y="0.5398in">
              <dc:date>2019-02-28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75" table:number-columns-repeated="3"/>
          <table:table-cell/>
        </table:table-row>
        <table:table-row table:style-name="ro7">
          <table:table-cell table:style-name="ce42" office:value-type="float" office:value="40">
            <text:p>40</text:p>
          </table:table-cell>
          <table:table-cell table:style-name="ce44" office:value-type="string">
            <text:p>PhongTH</text:p>
          </table:table-cell>
          <table:table-cell table:style-name="ce67" table:formula="of:=[.F46]*[.$C$2]" office:value-type="float" office:value="375000">
            <text:p>375,000</text:p>
          </table:table-cell>
          <table:table-cell table:style-name="ce67" table:formula="of:=[.C46]-IF([.E46]=&quot;Yes&quot;;0;[.C46])" office:value-type="float" office:value="375000">
            <text:p>375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46:.AK46]; &quot;0&quot;)" office:value-type="float" office:value="15">
            <text:p>1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9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1" draw:text-style-name="P1" svg:width="1.1413in" svg:height="0.3902in" svg:x="12.1567in" svg:y="10.6256in" draw:caption-point-x="-0.2402in" draw:caption-point-y="0.6016in">
              <dc:date>2019-02-13T00:00:00</dc:date>
              <text:p text:style-name="P1"><text:span text:style-name="T1">Ngủ quên, 8h41 đến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1" draw:text-style-name="P1" svg:width="1.1413in" svg:height="0.3902in" svg:x="13.0894in" svg:y="10.6264in" draw:caption-point-x="-0.2402in" draw:caption-point-y="0.6008in">
              <dc:date>2019-02-15T00:00:00</dc:date>
              <text:p text:style-name="P1"><text:span text:style-name="T1">Kẹ xe, 8h33 đến cty</text:span></text:p>
            </office:annotation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3"/>
          <table:table-cell/>
        </table:table-row>
        <table:table-row table:style-name="ro7">
          <table:table-cell table:style-name="ce42" office:value-type="float" office:value="41">
            <text:p>41</text:p>
          </table:table-cell>
          <table:table-cell table:style-name="ce44" office:value-type="string">
            <text:p>PhuTV</text:p>
          </table:table-cell>
          <table:table-cell table:style-name="ce67" table:formula="of:=[.F47]*[.$C$2]" office:value-type="float" office:value="375000">
            <text:p>375,000</text:p>
          </table:table-cell>
          <table:table-cell table:style-name="ce67" table:formula="of:=[.C47]-IF([.E47]=&quot;Yes&quot;;0;[.C47])" office:value-type="float" office:value="375000">
            <text:p>375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47:.AK47]; &quot;0&quot;)" office:value-type="float" office:value="15">
            <text:p>15</text:p>
          </table:table-cell>
          <table:table-cell table:style-name="ce75" office:value-type="float" office:value="0">
            <office:annotation draw:style-name="gr4" draw:text-style-name="P1" svg:width="1.1413in" svg:height="0.2634in" svg:x="6.561in" svg:y="10.8724in" draw:caption-point-x="-0.2402in" draw:caption-point-y="0.6028in">
              <dc:creator>TL</dc:creator>
              <dc:date>2019-02-01T00:00:00</dc:date>
              <text:p text:style-name="P1"><text:span text:style-name="T1">Xin về sớm 4h59</text:span></text:p>
            </office:annotation>
            <text:p>0</text:p>
          </table:table-cell>
          <table:table-cell table:style-name="ce75" table:number-columns-repeated="9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1" draw:text-style-name="P1" svg:width="1.1413in" svg:height="0.3902in" svg:x="12.1567in" svg:y="10.8736in" draw:caption-point-x="-0.2402in" draw:caption-point-y="0.6016in">
              <dc:date>2019-02-13T00:00:00</dc:date>
              <text:p text:style-name="P1"><text:span text:style-name="T1">Hư xe, xđt, 8h43 đến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1" draw:text-style-name="P1" svg:width="1.1413in" svg:height="0.3902in" svg:x="13.0894in" svg:y="10.8744in" draw:caption-point-x="-0.2402in" draw:caption-point-y="0.6008in">
              <dc:date>2019-02-15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3"/>
          <table:table-cell/>
        </table:table-row>
        <table:table-row table:style-name="ro7">
          <table:table-cell table:style-name="ce42" office:value-type="float" office:value="42">
            <text:p>42</text:p>
          </table:table-cell>
          <table:table-cell table:style-name="ce44" office:value-type="string">
            <text:p>SangLT</text:p>
          </table:table-cell>
          <table:table-cell table:style-name="ce67" table:formula="of:=[.F48]*[.$C$2]" office:value-type="float" office:value="325000">
            <text:p>325,000</text:p>
          </table:table-cell>
          <table:table-cell table:style-name="ce67" table:formula="of:=[.C48]-IF([.E48]=&quot;Yes&quot;;0;[.C48])" office:value-type="float" office:value="325000">
            <text:p>325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48:.AK48]; &quot;0&quot;)" office:value-type="float" office:value="13">
            <text:p>13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9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4" draw:text-style-name="P1" svg:width="1.1413in" svg:height="0.2634in" svg:x="13.0894in" svg:y="11.122in" draw:caption-point-x="-0.2402in" draw:caption-point-y="0.6008in">
              <dc:date>2019-02-15T00:00:00</dc:date>
              <text:p text:style-name="P1"><text:span text:style-name="T1">Đi đám <text:s/>cưới</text:span></text:p>
            </office:annotation>
            <text:p>1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1" draw:text-style-name="P1" svg:width="1.1413in" svg:height="0.3902in" svg:x="18.2185in" svg:y="11.1248in" draw:caption-point-x="-0.2402in" draw:caption-point-y="0.598in">
              <dc:date>2019-02-26T00:00:00</dc:date>
              <text:p text:style-name="P1"><text:span text:style-name="T1">Đón người thân, off chiều</text:span></text:p>
            </office:annotation>
            <text:p>0.5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3"/>
          <table:table-cell/>
        </table:table-row>
        <table:table-row table:style-name="ro7">
          <table:table-cell table:style-name="ce42" office:value-type="float" office:value="43">
            <text:p>43</text:p>
          </table:table-cell>
          <table:table-cell table:style-name="ce44" office:value-type="string">
            <text:p>TaiPA</text:p>
          </table:table-cell>
          <table:table-cell table:style-name="ce67" table:formula="of:=[.F49]*[.$C$2]" office:value-type="float" office:value="350000">
            <text:p>350,000</text:p>
          </table:table-cell>
          <table:table-cell table:style-name="ce67" table:formula="of:=[.C49]-IF([.E49]=&quot;Yes&quot;;0;[.C49])" office:value-type="float" office:value="350000">
            <text:p>350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49:.AK49]; &quot;0&quot;)" office:value-type="float" office:value="14">
            <text:p>14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9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1" draw:text-style-name="P1" svg:width="1.1413in" svg:height="0.3902in" svg:x="12.1567in" svg:y="11.3689in" draw:caption-point-x="-0.2402in" draw:caption-point-y="0.6016in">
              <dc:date>2019-02-13T00:00:00</dc:date>
              <text:p text:style-name="P1"><text:span text:style-name="T1">Ngủ dậy trễ, 8h42 đến cty</text:span></text:p>
            </office:annotation>
            <text:p>0</text:p>
          </table:table-cell>
          <table:table-cell table:style-name="ce75" office:value-type="float" office:value="0">
            <office:annotation draw:style-name="gr3" draw:text-style-name="P1" svg:width="1.1413in" svg:height="0.5457in" svg:x="12.6228in" svg:y="11.3693in" draw:caption-point-x="-0.2402in" draw:caption-point-y="0.6012in">
              <dc:date>2019-02-14T00:00:00</dc:date>
              <text:p text:style-name="P1"><text:span text:style-name="T1">Bận việc gia đình, xđt, 9h24 đến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1" draw:text-style-name="P1" svg:width="1.1413in" svg:height="0.3902in" svg:x="14.4882in" svg:y="11.3701in" draw:caption-point-x="-0.2402in" draw:caption-point-y="0.6004in">
              <dc:date>2019-02-18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1" draw:text-style-name="P1" svg:width="1.1413in" svg:height="0.3902in" svg:x="15.887in" svg:y="11.3709in" draw:caption-point-x="-0.2402in" draw:caption-point-y="0.5996in">
              <dc:date>2019-02-21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.5">
            <office:annotation draw:style-name="gr1" draw:text-style-name="P1" svg:width="1.1413in" svg:height="0.3902in" svg:x="17.7524in" svg:y="11.3713in" draw:caption-point-x="-0.2402in" draw:caption-point-y="0.5992in">
              <dc:date>2019-02-25T00:00:00</dc:date>
              <text:p text:style-name="P1"><text:span text:style-name="T1">Bận việc nhà, off sáng</text:span></text:p>
            </office:annotation>
            <text:p>0.5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1" draw:text-style-name="P1" svg:width="1.1413in" svg:height="0.3902in" svg:x="19.1512in" svg:y="11.4307in" draw:caption-point-x="-0.2402in" draw:caption-point-y="0.5398in">
              <dc:date>2019-02-28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75" table:number-columns-repeated="3"/>
          <table:table-cell/>
        </table:table-row>
        <table:table-row table:style-name="ro7">
          <table:table-cell table:style-name="ce42" office:value-type="float" office:value="44">
            <text:p>44</text:p>
          </table:table-cell>
          <table:table-cell table:style-name="ce44" office:value-type="string">
            <text:p>TamHVH</text:p>
          </table:table-cell>
          <table:table-cell table:style-name="ce67" table:formula="of:=[.F50]*[.$C$2]" office:value-type="float" office:value="350000">
            <text:p>350,000</text:p>
          </table:table-cell>
          <table:table-cell table:style-name="ce67" table:formula="of:=[.C50]-IF([.E50]=&quot;Yes&quot;;0;[.C50])" office:value-type="float" office:value="350000">
            <text:p>350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50:.AK50]; &quot;0&quot;)" office:value-type="float" office:value="14">
            <text:p>14</text:p>
          </table:table-cell>
          <table:table-cell table:style-name="ce75" office:value-type="float" office:value="1">
            <office:annotation draw:style-name="gr4" draw:text-style-name="P1" svg:width="1.1413in" svg:height="0.2634in" svg:x="6.561in" svg:y="11.6138in" draw:caption-point-x="-0.2402in" draw:caption-point-y="0.6043in">
              <dc:date>2019-01-29T00:00:00</dc:date>
              <text:p text:style-name="P1"><text:span text:style-name="T1">Về quê ăn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3"/>
          <table:table-cell/>
        </table:table-row>
        <table:table-row table:style-name="ro7">
          <table:table-cell table:style-name="ce42" office:value-type="float" office:value="45">
            <text:p>45</text:p>
          </table:table-cell>
          <table:table-cell table:style-name="ce44" office:value-type="string">
            <text:p>TanNN</text:p>
          </table:table-cell>
          <table:table-cell table:style-name="ce67" table:formula="of:=[.F51]*[.$C$2]" office:value-type="float" office:value="250000">
            <text:p>250,000</text:p>
          </table:table-cell>
          <table:table-cell table:style-name="ce67" table:formula="of:=[.C51]-IF([.E51]=&quot;Yes&quot;;0;[.C51])" office:value-type="float" office:value="250000">
            <text:p>250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51:.AK51]; &quot;0&quot;)" office:value-type="float" office:value="10">
            <text:p>10</text:p>
          </table:table-cell>
          <table:table-cell table:style-name="ce75" office:value-type="float" office:value="1">
            <office:annotation draw:style-name="gr2" draw:text-style-name="P1" svg:width="1.1413in" svg:height="0.7012in" svg:x="6.561in" svg:y="11.8614in" draw:caption-point-x="-0.2402in" draw:caption-point-y="0.6043in">
              <dc:creator>TL</dc:creator>
              <dc:date>2019-01-30T00:00:00</dc:date>
              <text:p text:style-name="P1"><text:span text:style-name="T1">do xe (về quê Tết) đổi lịch đột xuất, Có thể cần off thêm </text:span></text:p>
            </office:annotation>
            <text:p>1</text:p>
          </table:table-cell>
          <table:table-cell table:style-name="ce75" table:number-columns-repeated="9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1">
            <office:annotation draw:style-name="gr1" draw:text-style-name="P1" svg:width="1.1413in" svg:height="0.3902in" svg:x="12.6228in" svg:y="11.8646in" draw:caption-point-x="-0.2402in" draw:caption-point-y="0.6012in">
              <dc:date>2019-02-13T00:00:00</dc:date>
              <text:p text:style-name="P1"><text:span text:style-name="T1">Bay về quê khám lại nvqs</text:span></text:p>
            </office:annotation>
            <text:p>1</text:p>
          </table:table-cell>
          <table:table-cell table:style-name="ce75" office:value-type="float" office:value="0.5">
            <office:annotation draw:style-name="gr1" draw:text-style-name="P1" svg:width="1.1413in" svg:height="0.3902in" svg:x="13.0894in" svg:y="11.865in" draw:caption-point-x="-0.2402in" draw:caption-point-y="0.6008in">
              <dc:date>2019-02-15T00:00:00</dc:date>
              <text:p text:style-name="P1"><text:span text:style-name="T1">Máy bay delay, off sáng</text:span></text:p>
            </office:annotation>
            <text:p>0.5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4" draw:text-style-name="P1" svg:width="1.1413in" svg:height="0.2634in" svg:x="14.9543in" svg:y="11.8657in" draw:caption-point-x="-0.2402in" draw:caption-point-y="0.6in">
              <dc:date>2019-02-19T00:00:00</dc:date>
              <text:p text:style-name="P1"><text:span text:style-name="T1">Làm thủ tục nvqs</text:span></text:p>
            </office:annotation>
            <text:p>1</text:p>
          </table:table-cell>
          <table:table-cell table:style-name="ce75" office:value-type="float" office:value="1">
            <office:annotation draw:style-name="gr4" draw:text-style-name="P1" svg:width="1.1413in" svg:height="0.2634in" svg:x="15.4209in" svg:y="11.8654in" draw:caption-point-x="-0.2402in" draw:caption-point-y="0.6004in">
              <dc:date>2019-02-19T00:00:00</dc:date>
              <text:p text:style-name="P1"><text:span text:style-name="T1">Làm thủ tục nvqs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3"/>
          <table:table-cell/>
        </table:table-row>
        <table:table-row table:style-name="ro7">
          <table:table-cell table:style-name="ce42" office:value-type="float" office:value="46">
            <text:p>46</text:p>
          </table:table-cell>
          <table:table-cell table:style-name="ce44" office:value-type="string">
            <text:p>TinNQ</text:p>
          </table:table-cell>
          <table:table-cell table:style-name="ce67" table:formula="of:=[.F52]*[.$C$2]" office:value-type="float" office:value="375000">
            <text:p>375,000</text:p>
          </table:table-cell>
          <table:table-cell table:style-name="ce67" table:formula="of:=[.C52]-IF([.E52]=&quot;Yes&quot;;0;[.C52])" office:value-type="float" office:value="375000">
            <text:p>375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52:.AK52]; &quot;0&quot;)" office:value-type="float" office:value="15">
            <text:p>1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9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3" draw:text-style-name="P1" svg:width="1.1413in" svg:height="0.5457in" svg:x="12.6228in" svg:y="12.1122in" draw:caption-point-x="-0.2402in" draw:caption-point-y="0.6012in">
              <dc:date>2019-02-14T00:00:00</dc:date>
              <text:p text:style-name="P1"><text:span text:style-name="T1">Bận việc gia đình, xđt, 9h12 đến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3" draw:text-style-name="P1" svg:width="1.1413in" svg:height="0.5457in" svg:x="17.7524in" svg:y="12.1146in" draw:caption-point-x="-0.2402in" draw:caption-point-y="0.5988in">
              <dc:date>2019-02-25T00:00:00</dc:date>
              <text:p text:style-name="P1"><text:span text:style-name="T1">Ghé ngân hàng, xin đi trễ, 9h25 vào cty</text:span></text:p>
            </office:annotation>
            <text:p>0</text:p>
          </table:table-cell>
          <table:table-cell table:style-name="ce75" office:value-type="float" office:value="0">
            <office:annotation draw:style-name="gr1" draw:text-style-name="P1" svg:width="1.1413in" svg:height="0.3902in" svg:x="18.2185in" svg:y="12.115in" draw:caption-point-x="-0.2402in" draw:caption-point-y="0.5984in">
              <dc:date>2019-02-26T00:00:00</dc:date>
              <text:p text:style-name="P1"><text:span text:style-name="T1">Ngủ quên, 8h38 đến cty</text:span></text:p>
            </office:annotation>
            <text:p>0</text:p>
          </table:table-cell>
          <table:table-cell table:style-name="ce75" office:value-type="float" office:value="0">
            <office:annotation draw:style-name="gr1" draw:text-style-name="P1" svg:width="1.1413in" svg:height="0.3902in" svg:x="18.685in" svg:y="12.1157in" draw:caption-point-x="-0.2402in" draw:caption-point-y="0.5976in">
              <dc:date>2019-02-27T00:00:00</dc:date>
              <text:p text:style-name="P1"><text:span text:style-name="T1">Ngủ quên, 8h40 đến cty</text:span></text:p>
            </office:annotation>
            <text:p>0</text:p>
          </table:table-cell>
          <table:table-cell table:style-name="ce75" office:value-type="float" office:value="0">
            <office:annotation draw:style-name="gr1" draw:text-style-name="P1" svg:width="1.1413in" svg:height="0.3902in" svg:x="19.1512in" svg:y="12.1736in" draw:caption-point-x="-0.2402in" draw:caption-point-y="0.5398in">
              <dc:date>2019-02-28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75" table:number-columns-repeated="3"/>
          <table:table-cell/>
        </table:table-row>
        <table:table-row table:style-name="ro7">
          <table:table-cell table:style-name="ce42" office:value-type="float" office:value="47">
            <text:p>47</text:p>
          </table:table-cell>
          <table:table-cell table:style-name="ce44" office:value-type="string">
            <text:p>TinhNVP</text:p>
          </table:table-cell>
          <table:table-cell table:style-name="ce67" table:formula="of:=[.F53]*[.$C$2]" office:value-type="float" office:value="325000">
            <text:p>325,000</text:p>
          </table:table-cell>
          <table:table-cell table:style-name="ce67" table:formula="of:=[.C53]-IF([.E53]=&quot;Yes&quot;;0;[.C53])" office:value-type="float" office:value="325000">
            <text:p>325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53:.AK53]; &quot;0&quot;)" office:value-type="float" office:value="13">
            <text:p>13</text:p>
          </table:table-cell>
          <table:table-cell table:style-name="ce75" office:value-type="float" office:value="0">
            <office:annotation draw:style-name="gr1" draw:text-style-name="P1" svg:width="1.1413in" svg:height="0.3902in" svg:x="6.561in" svg:y="12.3579in" draw:caption-point-x="-0.2402in" draw:caption-point-y="0.6031in">
              <dc:creator>TL</dc:creator>
              <dc:date>2019-02-01T00:00:00</dc:date>
              <text:p text:style-name="P1"><text:span text:style-name="T1">Có việc, xin về sớm (hơn 4h)</text:span></text:p>
            </office:annotation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.5">
            <office:annotation draw:style-name="gr4" draw:text-style-name="P1" svg:width="1.1413in" svg:height="0.2634in" svg:x="14.4882in" svg:y="12.3606in" draw:caption-point-x="-0.2402in" draw:caption-point-y="0.6004in">
              <dc:date>2019-02-18T00:00:00</dc:date>
              <text:p text:style-name="P1"><text:span text:style-name="T1">Đi học, off chiều</text:span></text:p>
            </office:annotation>
            <text:p>0.5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.5">
            <text:p>0.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3"/>
          <table:table-cell/>
        </table:table-row>
        <table:table-row table:style-name="ro7">
          <table:table-cell table:style-name="ce42" office:value-type="float" office:value="48">
            <text:p>48</text:p>
          </table:table-cell>
          <table:table-cell table:style-name="ce44" office:value-type="string">
            <text:p>TienND</text:p>
          </table:table-cell>
          <table:table-cell table:style-name="ce67" table:formula="of:=[.F54]*[.$C$2]" office:value-type="float" office:value="325000">
            <text:p>325,000</text:p>
          </table:table-cell>
          <table:table-cell table:style-name="ce67" table:formula="of:=[.C54]-IF([.E54]=&quot;Yes&quot;;0;[.C54])" office:value-type="float" office:value="325000">
            <text:p>325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54:.AK54]; &quot;0&quot;)" office:value-type="float" office:value="13">
            <text:p>13</text:p>
          </table:table-cell>
          <table:table-cell table:style-name="ce75" office:value-type="float" office:value="0">
            <office:annotation draw:style-name="gr11" draw:text-style-name="P1" svg:width="1.1413in" svg:height="1.6343in" svg:x="6.561in" svg:y="12.6051in" draw:caption-point-x="-0.2402in" draw:caption-point-y="0.6035in">
              <dc:creator>TL</dc:creator>
              <dc:date>2019-02-01T00:00:00</dc:date>
              <text:p text:style-name="P1"><text:span text:style-name="T1">Xin về sớm 3h46, thứ 6 (1/2), phụ dọn nhà, sẽ làm bù vào cuối tuần</text:span></text:p>
              <text:p text:style-name="P1"><text:span text:style-name="T1"/></text:p>
            </office:annotation>
            <text:p>0</text:p>
          </table:table-cell>
          <table:table-cell table:style-name="ce75" table:number-columns-repeated="9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.5">
            <office:annotation draw:style-name="gr8" draw:text-style-name="P1" svg:width="1.1413in" svg:height="1.0122in" svg:x="12.1567in" svg:y="12.6071in" draw:caption-point-x="-0.2402in" draw:caption-point-y="0.6016in">
              <dc:date>2019-02-13T00:00:00</dc:date>
              <text:p text:style-name="P1"><text:span text:style-name="T1">Chở vợ đi công việc, xin về sớm lúc 2h52 → tính off chiều</text:span></text:p>
              <text:p text:style-name="P1"><text:span text:style-name="T1">Làm bù vào cuối tuần → confirm </text:span></text:p>
            </office:annotation>
            <text:p>0.5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1" draw:text-style-name="P1" svg:width="1.1413in" svg:height="0.3902in" svg:x="15.887in" svg:y="12.6091in" draw:caption-point-x="-0.2402in" draw:caption-point-y="0.5996in">
              <dc:date>2019-02-21T00:00:00</dc:date>
              <text:p text:style-name="P1"><text:span text:style-name="T1">Đi công việc, off sáng</text:span></text:p>
            </office:annotation>
            <text:p>0.5</text:p>
          </table:table-cell>
          <table:table-cell table:style-name="ce75" office:value-type="float" office:value="0">
            <office:annotation draw:style-name="gr1" draw:text-style-name="P1" svg:width="1.1413in" svg:height="0.3902in" svg:x="16.3535in" svg:y="12.6094in" draw:caption-point-x="-0.2402in" draw:caption-point-y="0.5992in">
              <dc:date>2019-02-22T00:00:00</dc:date>
              <text:p text:style-name="P1"><text:span text:style-name="T1">Kẹt xe, 8h44 đến cty</text:span></text:p>
            </office:annotation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3"/>
          <table:table-cell/>
        </table:table-row>
        <table:table-row table:style-name="ro7">
          <table:table-cell table:style-name="ce42" office:value-type="float" office:value="49">
            <text:p>49</text:p>
          </table:table-cell>
          <table:table-cell table:style-name="ce44" office:value-type="string">
            <text:p>ToanBV</text:p>
          </table:table-cell>
          <table:table-cell table:style-name="ce67" table:formula="of:=[.F55]*[.$C$2]" office:value-type="float" office:value="350000">
            <text:p>350,000</text:p>
          </table:table-cell>
          <table:table-cell table:style-name="ce67" table:formula="of:=[.C55]-IF([.E55]=&quot;Yes&quot;;0;[.C55])" office:value-type="float" office:value="350000">
            <text:p>350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55:.AK55]; &quot;0&quot;)" office:value-type="float" office:value="14">
            <text:p>14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9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1">
            <office:annotation draw:style-name="gr4" draw:text-style-name="P1" svg:width="1.1413in" svg:height="0.2634in" svg:x="12.6228in" svg:y="12.8551in" draw:caption-point-x="-0.2402in" draw:caption-point-y="0.6012in">
              <dc:date>2019-02-14T00:00:00</dc:date>
              <text:p text:style-name="P1"><text:span text:style-name="T1">Không khỏe</text:span></text:p>
            </office:annotation>
            <text:p>1</text:p>
          </table:table-cell>
          <table:table-cell table:style-name="ce75" office:value-type="float" office:value="0">
            <office:annotation draw:style-name="gr1" draw:text-style-name="P1" svg:width="1.1413in" svg:height="0.3902in" svg:x="13.0894in" svg:y="12.8555in" draw:caption-point-x="-0.2402in" draw:caption-point-y="0.6008in">
              <dc:date>2019-02-15T00:00:00</dc:date>
              <text:p text:style-name="P1"><text:span text:style-name="T1">Ngủ quên, 8h35 đến cty</text:span></text:p>
            </office:annotation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3"/>
          <table:table-cell/>
        </table:table-row>
        <table:table-row table:style-name="ro7">
          <table:table-cell table:style-name="ce42" office:value-type="float" office:value="50">
            <text:p>50</text:p>
          </table:table-cell>
          <table:table-cell table:style-name="ce44" office:value-type="string">
            <text:p>ToanDT</text:p>
          </table:table-cell>
          <table:table-cell table:style-name="ce67" table:formula="of:=[.F56]*[.$C$2]" office:value-type="float" office:value="200000">
            <text:p>200,000</text:p>
          </table:table-cell>
          <table:table-cell table:style-name="ce67" table:formula="of:=[.C56]-IF([.E56]=&quot;Yes&quot;;0;[.C56])" office:value-type="float" office:value="200000">
            <text:p>200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56:.AK56]; &quot;0&quot;)" office:value-type="float" office:value="8">
            <text:p>8</text:p>
          </table:table-cell>
          <table:table-cell table:style-name="ce75" office:value-type="float" office:value="1">
            <office:annotation draw:style-name="gr4" draw:text-style-name="P1" svg:width="1.1413in" svg:height="0.2634in" svg:x="6.561in" svg:y="13.1in" draw:caption-point-x="-0.2402in" draw:caption-point-y="0.6043in">
              <dc:date>2019-01-29T00:00:00</dc:date>
              <text:p text:style-name="P1"><text:span text:style-name="T1">Về quê ăn tết</text:span></text:p>
            </office:annotation>
            <text:p>1</text:p>
          </table:table-cell>
          <table:table-cell table:style-name="ce75" table:number-columns-repeated="9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2634in" svg:x="12.1567in" svg:y="13.1028in" draw:caption-point-x="-0.2402in" draw:caption-point-y="0.6016in">
              <dc:date>2019-02-13T00:00:00</dc:date>
              <text:p text:style-name="P1"><text:span text:style-name="T1">Đi học, off chiều</text:span></text:p>
            </office:annotation>
            <text:p>0.5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.5">
            <office:annotation draw:style-name="gr4" draw:text-style-name="P1" svg:width="1.1413in" svg:height="0.2634in" svg:x="14.4882in" svg:y="13.1039in" draw:caption-point-x="-0.2402in" draw:caption-point-y="0.6004in">
              <dc:date>2019-02-18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2634in" svg:x="15.4209in" svg:y="13.1024in" draw:caption-point-x="-0.2402in" draw:caption-point-y="0.602in">
              <dc:date>2019-02-13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75" office:value-type="float" office:value="1">
            <office:annotation draw:style-name="gr4" draw:text-style-name="P1" svg:width="1.1413in" svg:height="0.2634in" svg:x="15.887in" svg:y="13.1047in" draw:caption-point-x="-0.2402in" draw:caption-point-y="0.5996in">
              <dc:date>2019-02-21T00:00:00</dc:date>
              <text:p text:style-name="P1"><text:span text:style-name="T1">Bị sốt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.5">
            <text:p>0.5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2634in" svg:x="18.685in" svg:y="13.1028in" draw:caption-point-x="-0.2402in" draw:caption-point-y="0.6016in">
              <dc:date>2019-02-13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3"/>
          <table:table-cell/>
        </table:table-row>
        <table:table-row table:style-name="ro7">
          <table:table-cell table:style-name="ce42" office:value-type="float" office:value="51">
            <text:p>51</text:p>
          </table:table-cell>
          <table:table-cell table:style-name="ce44" office:value-type="string">
            <text:p>ThaiNHQ</text:p>
          </table:table-cell>
          <table:table-cell table:style-name="ce67" table:formula="of:=[.F57]*[.$C$2]" office:value-type="float" office:value="350000">
            <text:p>350,000</text:p>
          </table:table-cell>
          <table:table-cell table:style-name="ce67" table:formula="of:=[.C57]-IF([.E57]=&quot;Yes&quot;;0;[.C57])" office:value-type="float" office:value="350000">
            <text:p>350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57:.AK57]; &quot;0&quot;)" office:value-type="float" office:value="14">
            <text:p>14</text:p>
          </table:table-cell>
          <table:table-cell table:style-name="ce75" office:value-type="float" office:value="1">
            <office:annotation draw:style-name="gr4" draw:text-style-name="P1" svg:width="1.1413in" svg:height="0.2634in" svg:x="6.561in" svg:y="13.3476in" draw:caption-point-x="-0.2402in" draw:caption-point-y="0.6043in">
              <dc:date>2019-01-29T00:00:00</dc:date>
              <text:p text:style-name="P1"><text:span text:style-name="T1">Về quê ăn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1" draw:text-style-name="P1" svg:width="1.1413in" svg:height="0.3902in" svg:x="14.4882in" svg:y="13.3516in" draw:caption-point-x="-0.2402in" draw:caption-point-y="0.6004in">
              <dc:date>2019-02-18T00:00:00</dc:date>
              <text:p text:style-name="P1"><text:span text:style-name="T1">Bận việc gđ, xđt, 9h07 đến cty</text:span></text:p>
            </office:annotation>
            <text:p>0</text:p>
          </table:table-cell>
          <table:table-cell table:style-name="ce75" office:value-type="float" office:value="0">
            <office:annotation draw:style-name="gr1" draw:text-style-name="P1" svg:width="1.1413in" svg:height="0.3902in" svg:x="14.9543in" svg:y="13.352in" draw:caption-point-x="-0.2402in" draw:caption-point-y="0.6in">
              <dc:date>2019-02-19T00:00:00</dc:date>
              <text:p text:style-name="P1"><text:span text:style-name="T1">Dậy muộn, 8h36 đến c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3"/>
          <table:table-cell/>
        </table:table-row>
        <table:table-row table:style-name="ro7">
          <table:table-cell table:style-name="ce42" office:value-type="float" office:value="52">
            <text:p>52</text:p>
          </table:table-cell>
          <table:table-cell table:style-name="ce44" office:value-type="string">
            <text:p>ThamDT</text:p>
          </table:table-cell>
          <table:table-cell table:style-name="ce67" table:formula="of:=[.F58]*[.$C$2]" office:value-type="float" office:value="150000">
            <text:p>150,000</text:p>
          </table:table-cell>
          <table:table-cell table:style-name="ce67" table:formula="of:=[.C58]-IF([.E58]=&quot;Yes&quot;;0;[.C58])" office:value-type="float" office:value="150000">
            <text:p>150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58:.AK58]; &quot;0&quot;)" office:value-type="float" office:value="6">
            <text:p>6</text:p>
          </table:table-cell>
          <table:table-cell table:style-name="ce75" office:value-type="float" office:value="0">
            <office:annotation draw:style-name="gr1" draw:text-style-name="P1" svg:width="1.1413in" svg:height="0.3902in" svg:x="6.561in" svg:y="13.5965in" draw:caption-point-x="-0.2402in" draw:caption-point-y="0.6031in">
              <dc:creator>TL</dc:creator>
              <dc:date>2019-02-01T00:00:00</dc:date>
              <text:p text:style-name="P1"><text:span text:style-name="T1">Đưa con đi tái khám. 9h53 vô</text:span></text:p>
            </office:annotation>
            <text:p>0</text:p>
          </table:table-cell>
          <table:table-cell table:style-name="ce75" table:number-columns-repeated="9"/>
          <table:table-cell table:style-name="ce75" office:value-type="float" office:value="1">
            <office:annotation draw:style-name="gr1" draw:text-style-name="P1" svg:width="1.1413in" svg:height="0.3902in" svg:x="11.224in" svg:y="13.5972in" draw:caption-point-x="-0.2402in" draw:caption-point-y="0.6024in">
              <dc:date>2019-02-11T00:00:00</dc:date>
              <text:p text:style-name="P1"><text:span text:style-name="T1">Nghỉ theo plan nghỉ tết</text:span></text:p>
            </office:annotation>
            <text:p>1</text:p>
          </table:table-cell>
          <table:table-cell table:style-name="ce75" office:value-type="float" office:value="1">
            <office:annotation draw:style-name="gr1" draw:text-style-name="P1" svg:width="1.1413in" svg:height="0.3902in" svg:x="11.6902in" svg:y="13.5972in" draw:caption-point-x="-0.2402in" draw:caption-point-y="0.6024in">
              <dc:date>2019-02-11T00:00:00</dc:date>
              <text:p text:style-name="P1"><text:span text:style-name="T1">Nghỉ theo plan nghỉ tết</text:span></text:p>
            </office:annotation>
            <text:p>1</text:p>
          </table:table-cell>
          <table:table-cell table:style-name="ce75" office:value-type="float" office:value="1">
            <office:annotation draw:style-name="gr1" draw:text-style-name="P1" svg:width="1.1413in" svg:height="0.3902in" svg:x="12.1567in" svg:y="13.5972in" draw:caption-point-x="-0.2402in" draw:caption-point-y="0.6024in">
              <dc:date>2019-02-11T00:00:00</dc:date>
              <text:p text:style-name="P1"><text:span text:style-name="T1">Nghỉ theo plan nghỉ tết</text:span></text:p>
            </office:annotation>
            <text:p>1</text:p>
          </table:table-cell>
          <table:table-cell table:style-name="ce75" office:value-type="float" office:value="1">
            <office:annotation draw:style-name="gr1" draw:text-style-name="P1" svg:width="1.1413in" svg:height="0.3902in" svg:x="12.6228in" svg:y="13.5972in" draw:caption-point-x="-0.2402in" draw:caption-point-y="0.6024in">
              <dc:date>2019-02-11T00:00:00</dc:date>
              <text:p text:style-name="P1"><text:span text:style-name="T1">Nghỉ theo plan nghỉ tết</text:span></text:p>
            </office:annotation>
            <text:p>1</text:p>
          </table:table-cell>
          <table:table-cell table:style-name="ce75" office:value-type="float" office:value="1">
            <office:annotation draw:style-name="gr1" draw:text-style-name="P1" svg:width="1.1413in" svg:height="0.3902in" svg:x="13.0894in" svg:y="13.5972in" draw:caption-point-x="-0.2402in" draw:caption-point-y="0.6024in">
              <dc:date>2019-02-11T00:00:00</dc:date>
              <text:p text:style-name="P1"><text:span text:style-name="T1">Nghỉ theo plan nghỉ tết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1">
            <office:annotation draw:style-name="gr1" draw:text-style-name="P1" svg:width="1.1413in" svg:height="0.3902in" svg:x="14.4882in" svg:y="13.5972in" draw:caption-point-x="-0.2402in" draw:caption-point-y="0.6024in">
              <dc:date>2019-02-11T00:00:00</dc:date>
              <text:p text:style-name="P1"><text:span text:style-name="T1">Nghỉ theo plan nghỉ tết</text:span></text:p>
            </office:annotation>
            <text:p>1</text:p>
          </table:table-cell>
          <table:table-cell table:style-name="ce75" office:value-type="float" office:value="1">
            <office:annotation draw:style-name="gr1" draw:text-style-name="P1" svg:width="1.1413in" svg:height="0.3902in" svg:x="14.9543in" svg:y="13.5972in" draw:caption-point-x="-0.2402in" draw:caption-point-y="0.6024in">
              <dc:date>2019-02-11T00:00:00</dc:date>
              <text:p text:style-name="P1"><text:span text:style-name="T1">Nghỉ theo plan nghỉ tết</text:span></text:p>
            </office:annotation>
            <text:p>1</text:p>
          </table:table-cell>
          <table:table-cell table:style-name="ce75" office:value-type="float" office:value="1">
            <office:annotation draw:style-name="gr1" draw:text-style-name="P1" svg:width="1.1413in" svg:height="0.3902in" svg:x="15.4209in" svg:y="13.5969in" draw:caption-point-x="-0.2402in" draw:caption-point-y="0.6028in">
              <dc:date>2019-02-11T00:00:00</dc:date>
              <text:p text:style-name="P1"><text:span text:style-name="T1">Nghỉ theo plan nghỉ tết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3" draw:text-style-name="P1" svg:width="1.1413in" svg:height="0.5457in" svg:x="16.3535in" svg:y="13.6004in" draw:caption-point-x="-0.2402in" draw:caption-point-y="0.5992in">
              <dc:date>2019-02-22T00:00:00</dc:date>
              <text:p text:style-name="P1"><text:span text:style-name="T1">Để quên đồ quay về lấy, 8h40 đến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3" draw:text-style-name="P1" svg:width="1.1413in" svg:height="0.5457in" svg:x="17.7524in" svg:y="13.6004in" draw:caption-point-x="-0.2402in" draw:caption-point-y="0.5992in">
              <dc:date>2019-02-25T00:00:00</dc:date>
              <text:p text:style-name="P1"><text:span text:style-name="T1">Bận việc nhà, xin đi trễ, 8h55 </text:span></text:p>
              <text:p text:style-name="P1"><text:span text:style-name="T1">vào cty</text:span></text:p>
            </office:annotation>
            <text:p>0</text:p>
          </table:table-cell>
          <table:table-cell table:style-name="ce75" office:value-type="float" office:value="0">
            <office:annotation draw:style-name="gr1" draw:text-style-name="P1" svg:width="1.1413in" svg:height="0.3902in" svg:x="18.2185in" svg:y="13.6012in" draw:caption-point-x="-0.2402in" draw:caption-point-y="0.5984in">
              <dc:date>2019-02-26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75" office:value-type="float" office:value="0">
            <office:annotation draw:style-name="gr1" draw:text-style-name="P1" svg:width="1.1413in" svg:height="0.3902in" svg:x="18.685in" svg:y="13.602in" draw:caption-point-x="-0.2402in" draw:caption-point-y="0.5976in">
              <dc:date>2019-02-27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75" office:value-type="float" office:value="0.5">
            <office:annotation draw:style-name="gr1" draw:text-style-name="P1" svg:width="1.1413in" svg:height="0.3902in" svg:x="19.1512in" svg:y="13.6024in" draw:caption-point-x="-0.2402in" draw:caption-point-y="0.5972in">
              <dc:date>2019-02-28T00:00:00</dc:date>
              <text:p text:style-name="P1"><text:span text:style-name="T1">Em bé ốm, off sáng</text:span></text:p>
            </office:annotation>
            <text:p>0.5</text:p>
          </table:table-cell>
          <table:table-cell table:style-name="ce75" table:number-columns-repeated="3"/>
          <table:table-cell/>
        </table:table-row>
        <table:table-row table:style-name="ro7">
          <table:table-cell table:style-name="ce42" office:value-type="float" office:value="53">
            <text:p>53</text:p>
          </table:table-cell>
          <table:table-cell table:style-name="ce45" office:value-type="string">
            <text:p>ThanhCH</text:p>
          </table:table-cell>
          <table:table-cell table:style-name="ce67" table:formula="of:=[.F59]*[.$C$2]" office:value-type="float" office:value="325000">
            <text:p>325,000</text:p>
          </table:table-cell>
          <table:table-cell table:style-name="ce67" table:formula="of:=[.C59]-IF([.E59]=&quot;Yes&quot;;0;[.C59])" office:value-type="float" office:value="325000">
            <text:p>325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59:.AK59]; &quot;0&quot;)" office:value-type="float" office:value="13">
            <text:p>13</text:p>
          </table:table-cell>
          <table:table-cell table:style-name="ce75" office:value-type="float" office:value="1">
            <office:annotation draw:style-name="gr4" draw:text-style-name="P1" svg:width="1.1413in" svg:height="0.2634in" svg:x="6.561in" svg:y="13.8429in" draw:caption-point-x="-0.2402in" draw:caption-point-y="0.6043in">
              <dc:creator>TL</dc:creator>
              <dc:date>2019-01-30T00:00:00</dc:date>
              <text:p text:style-name="P1"><text:span text:style-name="T1">Tảo mộ gia đình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.5">
            <office:annotation draw:style-name="gr1" draw:text-style-name="P1" svg:width="1.1413in" svg:height="0.3902in" svg:x="14.4882in" svg:y="13.8469in" draw:caption-point-x="-0.2402in" draw:caption-point-y="0.6004in">
              <dc:date>2019-02-18T00:00:00</dc:date>
              <text:p text:style-name="P1"><text:span text:style-name="T1">Không khỏe, off chiều</text:span></text:p>
            </office:annotation>
            <text:p>0.5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3"/>
          <table:table-cell/>
        </table:table-row>
        <table:table-row table:style-name="ro7">
          <table:table-cell table:style-name="ce42" office:value-type="float" office:value="54">
            <text:p>54</text:p>
          </table:table-cell>
          <table:table-cell table:style-name="ce44" office:value-type="string">
            <text:p>ThinhCT</text:p>
          </table:table-cell>
          <table:table-cell table:style-name="ce67" table:formula="of:=[.F60]*[.$C$2]" office:value-type="float" office:value="250000">
            <text:p>250,000</text:p>
          </table:table-cell>
          <table:table-cell table:style-name="ce67" table:formula="of:=[.C60]-IF([.E60]=&quot;Yes&quot;;0;[.C60])" office:value-type="float" office:value="250000">
            <text:p>250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60:.AK60]; &quot;0&quot;)" office:value-type="float" office:value="10">
            <text:p>10</text:p>
          </table:table-cell>
          <table:table-cell table:style-name="ce75" office:value-type="float" office:value="0.5">
            <office:annotation draw:style-name="gr1" draw:text-style-name="P1" svg:width="1.1413in" svg:height="0.3902in" svg:x="6.561in" svg:y="14.0929in" draw:caption-point-x="-0.2402in" draw:caption-point-y="0.602in">
              <dc:creator>TL</dc:creator>
              <dc:date>2019-02-01T00:00:00</dc:date>
              <text:p text:style-name="P1"><text:span text:style-name="T1">Xin về sớm lúc 3h ra sân bay</text:span></text:p>
            </office:annotation>
            <text:p>0.5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/>
        </table:table-row>
        <table:table-row table:style-name="ro7">
          <table:table-cell table:style-name="ce42" office:value-type="float" office:value="55">
            <text:p>55</text:p>
          </table:table-cell>
          <table:table-cell table:style-name="ce44" office:value-type="string">
            <text:p>ThinhT</text:p>
          </table:table-cell>
          <table:table-cell table:style-name="ce67" table:formula="of:=[.F61]*[.$C$2]" office:value-type="float" office:value="350000">
            <text:p>350,000</text:p>
          </table:table-cell>
          <table:table-cell table:style-name="ce67" table:formula="of:=[.C61]-IF([.E61]=&quot;Yes&quot;;0;[.C61])" office:value-type="float" office:value="350000">
            <text:p>350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61:.AK61]; &quot;0&quot;)" office:value-type="float" office:value="14">
            <text:p>14</text:p>
          </table:table-cell>
          <table:table-cell table:style-name="ce75" office:value-type="float" office:value="1">
            <office:annotation draw:style-name="gr4" draw:text-style-name="P1" svg:width="1.1413in" svg:height="0.2634in" svg:x="6.561in" svg:y="14.3382in" draw:caption-point-x="-0.2402in" draw:caption-point-y="0.6043in">
              <dc:date>2019-01-29T00:00:00</dc:date>
              <text:p text:style-name="P1"><text:span text:style-name="T1">Về quê ăn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3"/>
          <table:table-cell/>
        </table:table-row>
        <table:table-row table:style-name="ro7">
          <table:table-cell table:style-name="ce42" office:value-type="float" office:value="56">
            <text:p>56</text:p>
          </table:table-cell>
          <table:table-cell table:style-name="ce44" office:value-type="string">
            <text:p>ThuyLTT</text:p>
          </table:table-cell>
          <table:table-cell table:style-name="ce67" table:formula="of:=[.F62]*[.$C$2]" office:value-type="float" office:value="225000">
            <text:p>225,000</text:p>
          </table:table-cell>
          <table:table-cell table:style-name="ce67" table:formula="of:=[.C62]-IF([.E62]=&quot;Yes&quot;;0;[.C62])" office:value-type="float" office:value="225000">
            <text:p>225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62:.AK62]; &quot;0&quot;)" office:value-type="float" office:value="9">
            <text:p>9</text:p>
          </table:table-cell>
          <table:table-cell table:style-name="ce75" office:value-type="float" office:value="0.5">
            <office:annotation draw:style-name="gr6" draw:text-style-name="P1" svg:width="1.1413in" svg:height="0.8567in" svg:x="6.561in" svg:y="14.587in" draw:caption-point-x="-0.2402in" draw:caption-point-y="0.6031in">
              <dc:creator>TL</dc:creator>
              <dc:date>2019-02-01T00:00:00</dc:date>
              <text:p text:style-name="P1"><text:span text:style-name="T1">Xin ra ngoài (khám bệnh) từ gần 10AM – 12PM</text:span></text:p>
              <text:p text:style-name="P1"><text:span text:style-name="T1">=&gt; tính off sáng</text:span></text:p>
            </office:annotation>
            <text:p>0.5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2634in" svg:x="11.6902in" svg:y="14.5882in" draw:caption-point-x="-0.2402in" draw:caption-point-y="0.602in">
              <dc:date>2019-02-12T00:00:00</dc:date>
              <text:p text:style-name="P1"><text:span text:style-name="T1">Mệt, off sáng</text:span></text:p>
            </office:annotation>
            <text:p>0.5</text:p>
          </table:table-cell>
          <table:table-cell table:style-name="ce75" office:value-type="float" office:value="0.5">
            <office:annotation draw:style-name="gr3" draw:text-style-name="P1" svg:width="1.1413in" svg:height="0.5457in" svg:x="12.1567in" svg:y="14.5886in" draw:caption-point-x="-0.2402in" draw:caption-point-y="0.6016in">
              <dc:date>2019-02-13T00:00:00</dc:date>
              <text:p text:style-name="P1"><text:span text:style-name="T1">Mệt, xin đi trễ, 11h20 đến cty → tính off sáng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3" draw:text-style-name="P1" svg:width="1.1413in" svg:height="0.5457in" svg:x="13.0894in" svg:y="14.5894in" draw:caption-point-x="-0.2402in" draw:caption-point-y="0.6008in">
              <dc:date>2019-02-15T00:00:00</dc:date>
              <text:p text:style-name="P1"><text:span text:style-name="T1">Bận việc nhà, xin đi trễ, 8h36 đến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.5">
            <office:annotation draw:style-name="gr3" draw:text-style-name="P1" svg:width="1.1413in" svg:height="0.5457in" svg:x="14.4882in" svg:y="14.5898in" draw:caption-point-x="-0.2402in" draw:caption-point-y="0.6004in">
              <dc:date>2019-02-18T00:00:00</dc:date>
              <text:p text:style-name="P1"><text:span text:style-name="T1">Đau bụng, xđt, 10h10 đến cty → tính off sáng</text:span></text:p>
            </office:annotation>
            <text:p>0.5</text:p>
          </table:table-cell>
          <table:table-cell table:style-name="ce75" office:value-type="float" office:value="0.5">
            <office:annotation draw:style-name="gr3" draw:text-style-name="P1" svg:width="1.1413in" svg:height="0.5457in" svg:x="14.9543in" svg:y="14.5902in" draw:caption-point-x="-0.2402in" draw:caption-point-y="0.6in">
              <dc:date>2019-02-19T00:00:00</dc:date>
              <text:p text:style-name="P1"><text:span text:style-name="T1">Mệt, xin đi trễ, 2h34 đến cty</text:span></text:p>
              <text:p text:style-name="P1"><text:span text:style-name="T1">→ </text:span><text:span text:style-name="T1">tính off sáng</text:span></text:p>
            </office:annotation>
            <text:p>0.5</text:p>
          </table:table-cell>
          <table:table-cell table:style-name="ce75" office:value-type="float" office:value="0">
            <office:annotation draw:style-name="gr1" draw:text-style-name="P1" svg:width="1.1413in" svg:height="0.3902in" svg:x="15.4209in" svg:y="14.5902in" draw:caption-point-x="-0.2402in" draw:caption-point-y="0.6in">
              <dc:date>2019-02-20T00:00:00</dc:date>
              <text:p text:style-name="P1"><text:span text:style-name="T1">Mệt, xđt, 9h08 đến cty</text:span></text:p>
            </office:annotation>
            <text:p>0</text:p>
          </table:table-cell>
          <table:table-cell table:style-name="ce75" office:value-type="float" office:value="0">
            <office:annotation draw:style-name="gr1" draw:text-style-name="P1" svg:width="1.1413in" svg:height="0.3902in" svg:x="15.887in" svg:y="14.5906in" draw:caption-point-x="-0.2402in" draw:caption-point-y="0.5996in">
              <dc:date>2019-02-21T00:00:00</dc:date>
              <text:p text:style-name="P1"><text:span text:style-name="T1">Xe hư, xđt, 9h21 đến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1" draw:text-style-name="P1" svg:width="1.1413in" svg:height="0.3902in" svg:x="18.2185in" svg:y="14.5917in" draw:caption-point-x="-0.2402in" draw:caption-point-y="0.5984in">
              <dc:date>2019-02-26T00:00:00</dc:date>
              <text:p text:style-name="P1"><text:span text:style-name="T1">Ngủ quên, 8h34 đến cty</text:span></text:p>
            </office:annotation>
            <text:p>0</text:p>
          </table:table-cell>
          <table:table-cell table:style-name="ce75" office:value-type="float" office:value="0">
            <office:annotation draw:style-name="gr1" draw:text-style-name="P1" svg:width="1.1413in" svg:height="0.3902in" svg:x="18.685in" svg:y="14.5925in" draw:caption-point-x="-0.2402in" draw:caption-point-y="0.5976in">
              <dc:date>2019-02-27T00:00:00</dc:date>
              <text:p text:style-name="P1"><text:span text:style-name="T1">Mết thẻ xe, xđt, 8h36 đến cty</text:span></text:p>
            </office:annotation>
            <text:p>0</text:p>
          </table:table-cell>
          <table:table-cell table:style-name="ce75" office:value-type="float" office:value="0.5">
            <office:annotation draw:style-name="gr3" draw:text-style-name="P1" svg:width="1.1413in" svg:height="0.5457in" svg:x="19.1512in" svg:y="14.5929in" draw:caption-point-x="-0.2402in" draw:caption-point-y="0.5972in">
              <dc:date>2019-02-28T00:00:00</dc:date>
              <text:p text:style-name="P1"><text:span text:style-name="T1">Mệt, xin đi trễ, 1h49 đến cty → tính off sáng</text:span></text:p>
            </office:annotation>
            <text:p>0.5</text:p>
          </table:table-cell>
          <table:table-cell table:style-name="ce75" table:number-columns-repeated="3"/>
          <table:table-cell/>
        </table:table-row>
        <table:table-row table:style-name="ro7">
          <table:table-cell table:style-name="ce42" office:value-type="float" office:value="57">
            <text:p>57</text:p>
          </table:table-cell>
          <table:table-cell table:style-name="ce44" office:value-type="string">
            <text:p>ThuyNTX</text:p>
          </table:table-cell>
          <table:table-cell table:style-name="ce67" table:formula="of:=[.F63]*[.$C$2]" office:value-type="float" office:value="350000">
            <text:p>350,000</text:p>
          </table:table-cell>
          <table:table-cell table:style-name="ce67" table:formula="of:=[.C63]-IF([.E63]=&quot;Yes&quot;;0;[.C63])" office:value-type="float" office:value="350000">
            <text:p>350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63:.AK63]; &quot;0&quot;)" office:value-type="float" office:value="14">
            <text:p>14</text:p>
          </table:table-cell>
          <table:table-cell table:style-name="ce75" office:value-type="float" office:value="1">
            <office:annotation draw:style-name="gr4" draw:text-style-name="P1" svg:width="1.1413in" svg:height="0.2634in" svg:x="6.561in" svg:y="14.8335in" draw:caption-point-x="-0.2402in" draw:caption-point-y="0.6043in">
              <dc:date>2019-01-29T00:00:00</dc:date>
              <text:p text:style-name="P1"><text:span text:style-name="T1">Về quê ăn tết</text:span></text:p>
            </office:annotation>
            <text:p>1</text:p>
          </table:table-cell>
          <table:table-cell table:style-name="ce75" table:number-columns-repeated="9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1" draw:text-style-name="P1" svg:width="1.1413in" svg:height="0.3902in" svg:x="12.1567in" svg:y="14.8362in" draw:caption-point-x="-0.2402in" draw:caption-point-y="0.6016in">
              <dc:date>2019-02-13T00:00:00</dc:date>
              <text:p text:style-name="P1"><text:span text:style-name="T1">Đau bụng, xđt, 9h55 đến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3"/>
          <table:table-cell/>
        </table:table-row>
        <table:table-row table:style-name="ro7">
          <table:table-cell table:style-name="ce42" office:value-type="float" office:value="58">
            <text:p>58</text:p>
          </table:table-cell>
          <table:table-cell table:style-name="ce44" office:value-type="string">
            <text:p>ThuyenTTN</text:p>
          </table:table-cell>
          <table:table-cell table:style-name="ce67" table:formula="of:=[.F64]*[.$C$2]" office:value-type="float" office:value="325000">
            <text:p>325,000</text:p>
          </table:table-cell>
          <table:table-cell table:style-name="ce67" table:formula="of:=[.C64]-IF([.E64]=&quot;Yes&quot;;0;[.C64])" office:value-type="float" office:value="325000">
            <text:p>325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64:.AK64]; &quot;0&quot;)" office:value-type="float" office:value="13">
            <text:p>13</text:p>
          </table:table-cell>
          <table:table-cell table:style-name="ce75" office:value-type="float" office:value="1">
            <office:annotation draw:style-name="gr4" draw:text-style-name="P1" svg:width="1.1413in" svg:height="0.2634in" svg:x="6.561in" svg:y="15.0811in" draw:caption-point-x="-0.2402in" draw:caption-point-y="0.6043in">
              <dc:date>2019-01-29T00:00:00</dc:date>
              <text:p text:style-name="P1"><text:span text:style-name="T1">Về quê ăn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1" draw:text-style-name="P1" svg:width="1.1413in" svg:height="0.3902in" svg:x="17.7524in" svg:y="15.0862in" draw:caption-point-x="-0.2402in" draw:caption-point-y="0.5992in">
              <dc:date>2019-02-26T00:00:00</dc:date>
              <text:p text:style-name="P1"><text:span text:style-name="T1">Đau đầu + mệt</text:span></text:p>
            </office:annotation>
            <text:p>1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3"/>
          <table:table-cell/>
        </table:table-row>
        <table:table-row table:style-name="ro7">
          <table:table-cell table:style-name="ce42" office:value-type="float" office:value="59">
            <text:p>59</text:p>
          </table:table-cell>
          <table:table-cell table:style-name="ce44" office:value-type="string">
            <text:p>TrietVM</text:p>
          </table:table-cell>
          <table:table-cell table:style-name="ce67" table:formula="of:=[.F65]*[.$C$2]" office:value-type="float" office:value="300000">
            <text:p>300,000</text:p>
          </table:table-cell>
          <table:table-cell table:style-name="ce67" table:formula="of:=[.C65]-IF([.E65]=&quot;Yes&quot;;0;[.C65])" office:value-type="float" office:value="300000">
            <text:p>300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65:.AK65]; &quot;0&quot;)" office:value-type="float" office:value="12">
            <text:p>12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1">
            <text:p>1</text:p>
          </table:table-cell>
          <table:table-cell table:style-name="ce75" office:value-type="float" office:value="1">
            <office:annotation draw:style-name="gr1" draw:text-style-name="P1" svg:width="1.1413in" svg:height="0.3902in" svg:x="11.6902in" svg:y="15.3291in" draw:caption-point-x="-0.2402in" draw:caption-point-y="0.6043in">
              <dc:date>2019-02-1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75" office:value-type="float" office:value="1">
            <office:annotation draw:style-name="gr1" draw:text-style-name="P1" svg:width="1.1413in" svg:height="0.3902in" svg:x="12.1567in" svg:y="15.3291in" draw:caption-point-x="-0.2402in" draw:caption-point-y="0.6043in">
              <dc:date>2019-02-11T00:00:00</dc:date>
              <text:p text:style-name="P1"><text:span text:style-name="T1">Du lịch cùng gia đình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3"/>
          <table:table-cell/>
        </table:table-row>
        <table:table-row table:style-name="ro7">
          <table:table-cell table:style-name="ce42" office:value-type="float" office:value="60">
            <text:p>60</text:p>
          </table:table-cell>
          <table:table-cell table:style-name="ce44" office:value-type="string">
            <text:p>VinhNT</text:p>
          </table:table-cell>
          <table:table-cell table:style-name="ce67" table:formula="of:=[.F66]*[.$C$2]" office:value-type="float" office:value="300000">
            <text:p>300,000</text:p>
          </table:table-cell>
          <table:table-cell table:style-name="ce67" table:formula="of:=[.C66]-IF([.E66]=&quot;Yes&quot;;0;[.C66])" office:value-type="float" office:value="300000">
            <text:p>300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66:.AK66]; &quot;0&quot;)" office:value-type="float" office:value="12">
            <text:p>12</text:p>
          </table:table-cell>
          <table:table-cell table:style-name="ce75" office:value-type="float" office:value="1">
            <office:annotation draw:style-name="gr4" draw:text-style-name="P1" svg:width="1.1413in" svg:height="0.2634in" svg:x="6.561in" svg:y="15.5768in" draw:caption-point-x="-0.2402in" draw:caption-point-y="0.6043in">
              <dc:date>2019-01-29T00:00:00</dc:date>
              <text:p text:style-name="P1"><text:span text:style-name="T1">Về quê ăn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1" draw:text-style-name="P1" svg:width="1.1413in" svg:height="0.3902in" svg:x="11.224in" svg:y="15.5787in" draw:caption-point-x="-0.2402in" draw:caption-point-y="0.6024in">
              <dc:date>2019-02-11T00:00:00</dc:date>
              <text:p text:style-name="P1"><text:span text:style-name="T1">Nghỉ theo plan nghỉ tết</text:span></text:p>
            </office:annotation>
            <text:p>1</text:p>
          </table:table-cell>
          <table:table-cell table:style-name="ce75" office:value-type="float" office:value="1">
            <office:annotation draw:style-name="gr1" draw:text-style-name="P1" svg:width="1.1413in" svg:height="0.3902in" svg:x="11.6902in" svg:y="15.5787in" draw:caption-point-x="-0.2402in" draw:caption-point-y="0.6024in">
              <dc:date>2019-02-11T00:00:00</dc:date>
              <text:p text:style-name="P1"><text:span text:style-name="T1">Nghỉ theo plan nghỉ tết</text:span></text:p>
            </office:annotation>
            <text:p>1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3"/>
          <table:table-cell/>
        </table:table-row>
        <table:table-row table:style-name="ro7">
          <table:table-cell table:style-name="ce42" office:value-type="float" office:value="61">
            <text:p>61</text:p>
          </table:table-cell>
          <table:table-cell table:style-name="ce44" office:value-type="string">
            <text:p>VinhP</text:p>
          </table:table-cell>
          <table:table-cell table:style-name="ce67" table:formula="of:=[.F67]*[.$C$2]" office:value-type="float" office:value="300000">
            <text:p>300,000</text:p>
          </table:table-cell>
          <table:table-cell table:style-name="ce67" table:formula="of:=[.C67]-IF([.E67]=&quot;Yes&quot;;0;[.C67])" office:value-type="float" office:value="300000">
            <text:p>300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67:.AK67]; &quot;0&quot;)" office:value-type="float" office:value="12">
            <text:p>12</text:p>
          </table:table-cell>
          <table:table-cell table:style-name="ce75" office:value-type="float" office:value="1">
            <office:annotation draw:style-name="gr4" draw:text-style-name="P1" svg:width="1.1413in" svg:height="0.2634in" svg:x="6.561in" svg:y="15.8244in" draw:caption-point-x="-0.2402in" draw:caption-point-y="0.6043in">
              <dc:date>2019-01-29T00:00:00</dc:date>
              <text:p text:style-name="P1"><text:span text:style-name="T1">Về quê ăn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1" draw:text-style-name="P1" svg:width="1.1413in" svg:height="0.3902in" svg:x="11.224in" svg:y="15.8264in" draw:caption-point-x="-0.2402in" draw:caption-point-y="0.6024in">
              <dc:date>2019-02-11T00:00:00</dc:date>
              <text:p text:style-name="P1"><text:span text:style-name="T1">Nghỉ theo plan nghỉ tết</text:span></text:p>
            </office:annotation>
            <text:p>1</text:p>
          </table:table-cell>
          <table:table-cell table:style-name="ce75" office:value-type="float" office:value="1">
            <office:annotation draw:style-name="gr1" draw:text-style-name="P1" svg:width="1.1413in" svg:height="0.3902in" svg:x="11.6902in" svg:y="15.8264in" draw:caption-point-x="-0.2402in" draw:caption-point-y="0.6024in">
              <dc:date>2019-02-11T00:00:00</dc:date>
              <text:p text:style-name="P1"><text:span text:style-name="T1">Nghỉ theo plan nghỉ tết</text:span></text:p>
            </office:annotation>
            <text:p>1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3"/>
          <table:table-cell/>
        </table:table-row>
        <table:table-row table:style-name="ro7">
          <table:table-cell table:style-name="ce42" office:value-type="float" office:value="62">
            <text:p>62</text:p>
          </table:table-cell>
          <table:table-cell table:style-name="ce45" office:value-type="string">
            <text:p>ViTHT</text:p>
          </table:table-cell>
          <table:table-cell table:style-name="ce67" table:formula="of:=[.F68]*[.$C$2]" office:value-type="float" office:value="300000">
            <text:p>300,000</text:p>
          </table:table-cell>
          <table:table-cell table:style-name="ce67" table:formula="of:=[.C68]-IF([.E68]=&quot;Yes&quot;;0;[.C68])" office:value-type="float" office:value="300000">
            <text:p>300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68:.AK68]; &quot;0&quot;)" office:value-type="float" office:value="12">
            <text:p>12</text:p>
          </table:table-cell>
          <table:table-cell table:style-name="ce75" office:value-type="float" office:value="1">
            <office:annotation draw:style-name="gr4" draw:text-style-name="P1" svg:width="1.1413in" svg:height="0.2634in" svg:x="6.561in" svg:y="16.072in" draw:caption-point-x="-0.2402in" draw:caption-point-y="0.6043in">
              <dc:date>2019-01-29T00:00:00</dc:date>
              <text:p text:style-name="P1"><text:span text:style-name="T1">Về quê ăn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4" draw:text-style-name="P1" svg:width="1.1413in" svg:height="0.2634in" svg:x="11.224in" svg:y="16.074in" draw:caption-point-x="-0.2402in" draw:caption-point-y="0.6024in">
              <dc:date>2019-02-11T00:00:00</dc:date>
              <text:p text:style-name="P1"><text:span text:style-name="T1">Du lịch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4" draw:text-style-name="P1" svg:width="1.1413in" svg:height="0.2634in" svg:x="12.1567in" svg:y="16.0752in" draw:caption-point-x="-0.2402in" draw:caption-point-y="0.6012in">
              <dc:date>2019-02-14T00:00:00</dc:date>
              <text:p text:style-name="P1"><text:span text:style-name="T1">Không khỏe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1" draw:text-style-name="P1" svg:width="1.1413in" svg:height="0.3902in" svg:x="15.887in" svg:y="16.0768in" draw:caption-point-x="-0.2402in" draw:caption-point-y="0.5996in">
              <dc:date>2019-02-21T00:00:00</dc:date>
              <text:p text:style-name="P1"><text:span text:style-name="T1">Xe hư, 8h43 đến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3"/>
          <table:table-cell/>
        </table:table-row>
        <table:table-row table:style-name="ro7">
          <table:table-cell table:style-name="ce42" office:value-type="float" office:value="63">
            <text:p>63</text:p>
          </table:table-cell>
          <table:table-cell table:style-name="ce45" office:value-type="string">
            <text:p>VuPTM</text:p>
          </table:table-cell>
          <table:table-cell table:style-name="ce67" table:formula="of:=[.F69]*[.$C$2]" office:value-type="float" office:value="100000">
            <text:p>100,000</text:p>
          </table:table-cell>
          <table:table-cell table:style-name="ce67" table:formula="of:=[.C69]-IF([.E69]=&quot;Yes&quot;;0;[.C69])" office:value-type="float" office:value="100000">
            <text:p>100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69:.AK69]; &quot;0&quot;)" office:value-type="float" office:value="4">
            <text:p>4</text:p>
          </table:table-cell>
          <table:table-cell table:style-name="ce75" table:number-columns-repeated="24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1" draw:text-style-name="P1" svg:width="1.1413in" svg:height="0.3902in" svg:x="19.1512in" svg:y="16.3268in" draw:caption-point-x="-0.2402in" draw:caption-point-y="0.5972in">
              <dc:date>2019-02-28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75" table:number-columns-repeated="3"/>
          <table:table-cell/>
        </table:table-row>
        <table:table-row table:style-name="ro2">
          <table:table-cell table:style-name="ce43"/>
          <table:table-cell/>
          <table:table-cell table:style-name="Default"/>
          <table:table-cell table:style-name="ce67"/>
          <table:table-cell table:number-columns-repeated="34"/>
        </table:table-row>
        <table:table-row table:style-name="ro7">
          <table:table-cell table:style-name="ce42" office:value-type="float" office:value="63">
            <text:p>63</text:p>
          </table:table-cell>
          <table:table-cell table:style-name="ce45" office:value-type="string">
            <text:p>HaVS</text:p>
          </table:table-cell>
          <table:table-cell table:style-name="ce67" table:formula="of:=[.F71]*[.$C$2]" office:value-type="float" office:value="175000">
            <text:p>175,000</text:p>
          </table:table-cell>
          <table:table-cell table:style-name="ce67" table:formula="of:=[.C71]-IF([.E71]=&quot;Yes&quot;;0;[.C71])" office:value-type="float" office:value="175000">
            <text:p>175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71:.AK71]; &quot;0&quot;)" office:value-type="float" office:value="7">
            <text:p>7</text:p>
          </table:table-cell>
          <table:table-cell table:style-name="ce75" office:value-type="float" office:value="1">
            <office:annotation draw:style-name="gr4" draw:text-style-name="P5" svg:width="1.1413in" svg:height="0.2634in" svg:x="6.561in" svg:y="16.8602in" draw:caption-point-x="-0.2402in" draw:caption-point-y="0.5445in">
              <dc:date>2019-01-29T00:00:00</dc:date>
              <text:p text:style-name="P5"><text:span text:style-name="T4">Về quê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4" draw:text-style-name="P1" svg:width="1.1413in" svg:height="0.2634in" svg:x="11.224in" svg:y="16.8602in" draw:caption-point-x="-0.2402in" draw:caption-point-y="0.5445in">
              <dc:date>2019-02-11T00:00:00</dc:date>
              <text:p text:style-name="P1"><text:span text:style-name="T1">Đi du lịch</text:span></text:p>
            </office:annotation>
            <text:p>1</text:p>
          </table:table-cell>
          <table:table-cell table:style-name="ce75" office:value-type="float" office:value="1">
            <office:annotation draw:style-name="gr4" draw:text-style-name="P1" svg:width="1.1413in" svg:height="0.2634in" svg:x="11.6902in" svg:y="16.8602in" draw:caption-point-x="-0.2402in" draw:caption-point-y="0.5445in">
              <dc:date>2019-02-11T00:00:00</dc:date>
              <text:p text:style-name="P1"><text:span text:style-name="T1">Đi du lịch</text:span></text:p>
            </office:annotation>
            <text:p>1</text:p>
          </table:table-cell>
          <table:table-cell table:style-name="ce75" office:value-type="float" office:value="1">
            <office:annotation draw:style-name="gr4" draw:text-style-name="P1" svg:width="1.1413in" svg:height="0.2634in" svg:x="12.1567in" svg:y="16.861in" draw:caption-point-x="-0.2402in" draw:caption-point-y="0.5437in">
              <dc:date>2019-02-11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.5">
            <office:annotation draw:style-name="gr4" draw:text-style-name="P5" svg:width="1.1413in" svg:height="0.2634in" svg:x="14.4882in" svg:y="16.8618in" draw:caption-point-x="-0.2402in" draw:caption-point-y="0.5429in">
              <dc:date>2019-02-18T00:00:00</dc:date>
              <text:p text:style-name="P5"><text:span text:style-name="T4">Đi học, off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3" draw:text-style-name="P6" svg:width="1.1413in" svg:height="0.5457in" svg:x="15.4209in" svg:y="16.8626in" draw:caption-point-x="-0.2402in" draw:caption-point-y="0.5421in">
              <dc:date>2019-02-18T00:00:00</dc:date>
              <text:p text:style-name="P6"><text:span text:style-name="T4">lên trường gặp thầy hướng dẫn + đi học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.5">
            <office:annotation draw:style-name="gr4" draw:text-style-name="P5" svg:width="1.1413in" svg:height="0.2634in" svg:x="17.7524in" svg:y="16.8638in" draw:caption-point-x="-0.2402in" draw:caption-point-y="0.5409in">
              <dc:date>2019-02-18T00:00:00</dc:date>
              <text:p text:style-name="P5"><text:span text:style-name="T4">Đi học, off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3" draw:text-style-name="P6" svg:width="1.1413in" svg:height="0.5457in" svg:x="18.685in" svg:y="16.8646in" draw:caption-point-x="-0.2402in" draw:caption-point-y="0.5402in">
              <dc:date>2019-02-18T00:00:00</dc:date>
              <text:p text:style-name="P6"><text:span text:style-name="T4">lên trường gặp thầy hướng dẫn + đi học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3"/>
          <table:table-cell office:value-type="string">
            <text:p>thiếu 25k</text:p>
          </table:table-cell>
        </table:table-row>
        <table:table-row table:style-name="ro7">
          <table:table-cell table:style-name="ce42" office:value-type="float" office:value="64">
            <text:p>64</text:p>
          </table:table-cell>
          <table:table-cell table:style-name="ce45" office:value-type="string">
            <text:p>KhoaTTD</text:p>
          </table:table-cell>
          <table:table-cell table:style-name="ce67" table:formula="of:=[.F72]*[.$C$2]" office:value-type="float" office:value="175000">
            <text:p>175,000</text:p>
          </table:table-cell>
          <table:table-cell table:style-name="ce67" table:formula="of:=[.C72]-IF([.E72]=&quot;Yes&quot;;0;[.C72])" office:value-type="float" office:value="0">
            <text:p>0</text:p>
          </table:table-cell>
          <table:table-cell table:style-name="ce72" table:content-validation-name="val1" office:value-type="string">
            <text:p>N/A</text:p>
          </table:table-cell>
          <table:table-cell table:style-name="ce73" table:formula="of:=COUNTIF( [.G72:.AK72]; &quot;0&quot;)" office:value-type="float" office:value="7">
            <text:p>7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5" svg:width="1.1413in" svg:height="0.2634in" svg:x="11.6902in" svg:y="17.0504in" draw:caption-point-x="-0.2402in" draw:caption-point-y="0.602in">
              <dc:date>2019-02-12T00:00:00</dc:date>
              <text:p text:style-name="P5"><text:span text:style-name="T4">Đi học, off sáng</text:span></text:p>
            </office:annotation>
            <text:p>0.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5" svg:width="1.1413in" svg:height="0.2634in" svg:x="14.9543in" svg:y="17.0504in" draw:caption-point-x="-0.2402in" draw:caption-point-y="0.602in">
              <dc:date>2019-02-19T00:00:00</dc:date>
              <text:p text:style-name="P5"><text:span text:style-name="T4">Đi học, off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11"/>
          <table:table-cell/>
        </table:table-row>
        <table:table-row table:style-name="ro7">
          <table:table-cell table:style-name="ce42" office:value-type="float" office:value="65">
            <text:p>65</text:p>
          </table:table-cell>
          <table:table-cell table:style-name="ce45" office:value-type="string">
            <text:p>PhuongTK</text:p>
          </table:table-cell>
          <table:table-cell table:style-name="ce67" table:formula="of:=[.F73]*[.$C$2]" office:value-type="float" office:value="175000">
            <text:p>175,000</text:p>
          </table:table-cell>
          <table:table-cell table:style-name="ce67" table:formula="of:=[.C73]-IF([.E73]=&quot;Yes&quot;;0;[.C73])" office:value-type="float" office:value="175000">
            <text:p>175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73:.AK73]; &quot;0&quot;)" office:value-type="float" office:value="7">
            <text:p>7</text:p>
          </table:table-cell>
          <table:table-cell table:style-name="ce75" office:value-type="float" office:value="1">
            <office:annotation draw:style-name="gr4" draw:text-style-name="P5" svg:width="1.1413in" svg:height="0.2634in" svg:x="6.561in" svg:y="17.2969in" draw:caption-point-x="-0.2402in" draw:caption-point-y="0.6035in">
              <dc:date>2019-01-29T00:00:00</dc:date>
              <text:p text:style-name="P5"><text:span text:style-name="T4">Về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1" draw:text-style-name="P5" svg:width="1.1413in" svg:height="0.3902in" svg:x="11.224in" svg:y="17.298in" draw:caption-point-x="-0.2402in" draw:caption-point-y="0.6024in">
              <dc:date>2019-02-11T00:00:00</dc:date>
              <text:p text:style-name="P5"><text:span text:style-name="T4">Giỗ ông + việc gia đình</text:span></text:p>
            </office:annotation>
            <text:p>1</text:p>
          </table:table-cell>
          <table:table-cell table:style-name="ce75" office:value-type="float" office:value="1">
            <office:annotation draw:style-name="gr1" draw:text-style-name="P5" svg:width="1.1413in" svg:height="0.3902in" svg:x="11.6902in" svg:y="17.298in" draw:caption-point-x="-0.2402in" draw:caption-point-y="0.6024in">
              <dc:date>2019-02-11T00:00:00</dc:date>
              <text:p text:style-name="P5"><text:span text:style-name="T4">Giỗ ông + việc gia đình</text:span></text:p>
            </office:annotation>
            <text:p>1</text:p>
          </table:table-cell>
          <table:table-cell table:style-name="ce75" office:value-type="float" office:value="1">
            <office:annotation draw:style-name="gr1" draw:text-style-name="P5" svg:width="1.1413in" svg:height="0.3902in" svg:x="12.1567in" svg:y="17.2976in" draw:caption-point-x="-0.2402in" draw:caption-point-y="0.6028in">
              <dc:date>2019-02-11T00:00:00</dc:date>
              <text:p text:style-name="P5"><text:span text:style-name="T4">Giỗ ông + việc gia đình</text:span></text:p>
            </office:annotation>
            <text:p>1</text:p>
          </table:table-cell>
          <table:table-cell table:style-name="ce75" office:value-type="float" office:value="1">
            <office:annotation draw:style-name="gr1" draw:text-style-name="P5" svg:width="1.1413in" svg:height="0.3902in" svg:x="12.6228in" svg:y="17.2976in" draw:caption-point-x="-0.2402in" draw:caption-point-y="0.6028in">
              <dc:date>2019-02-11T00:00:00</dc:date>
              <text:p text:style-name="P5"><text:span text:style-name="T4">Giỗ ông + việc gia đình</text:span></text:p>
            </office:annotation>
            <text:p>1</text:p>
          </table:table-cell>
          <table:table-cell table:style-name="ce75" office:value-type="float" office:value="1">
            <office:annotation draw:style-name="gr4" draw:text-style-name="P5" svg:width="1.1413in" svg:height="0.2634in" svg:x="13.0894in" svg:y="17.2996in" draw:caption-point-x="-0.2402in" draw:caption-point-y="0.6008in">
              <dc:date>2019-02-15T00:00:00</dc:date>
              <text:p text:style-name="P5"><text:span text:style-name="T4">Đi học</text:span></text:p>
            </office:annotation>
            <text:p>1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4" draw:text-style-name="P5" svg:width="1.1413in" svg:height="0.2634in" svg:x="16.3535in" svg:y="17.2992in" draw:caption-point-x="-0.2402in" draw:caption-point-y="0.6012in">
              <dc:date>2019-02-15T00:00:00</dc:date>
              <text:p text:style-name="P5"><text:span text:style-name="T4">Đi học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1" draw:text-style-name="P5" svg:width="1.1413in" svg:height="0.3902in" svg:x="18.2185in" svg:y="17.302in" draw:caption-point-x="-0.2402in" draw:caption-point-y="0.5984in">
              <dc:date>2019-02-26T00:00:00</dc:date>
              <text:p text:style-name="P5"><text:span text:style-name="T4">Có bài kiểm tra ở trường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3"/>
          <table:table-cell/>
        </table:table-row>
        <table:table-row table:style-name="ro7">
          <table:table-cell table:style-name="ce42" office:value-type="float" office:value="66">
            <text:p>66</text:p>
          </table:table-cell>
          <table:table-cell table:style-name="ce45" office:value-type="string">
            <text:p>TanNV</text:p>
          </table:table-cell>
          <table:table-cell table:style-name="ce67" table:formula="of:=[.F74]*[.$C$2]" office:value-type="float" office:value="100000">
            <text:p>100,000</text:p>
          </table:table-cell>
          <table:table-cell table:style-name="ce67" table:formula="of:=[.C74]-IF([.E74]=&quot;Yes&quot;;0;[.C74])" office:value-type="float" office:value="100000">
            <text:p>100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74:.AK74]; &quot;0&quot;)" office:value-type="float" office:value="4">
            <text:p>4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9"/>
          <table:table-cell table:number-columns-repeated="3" table:style-name="ce75" office:value-type="float" office:value="0">
            <text:p>0</text:p>
          </table:table-cell>
          <table:table-cell table:style-name="ce75" table:number-columns-repeated="18"/>
          <table:table-cell/>
        </table:table-row>
        <table:table-row table:style-name="ro7">
          <table:table-cell table:style-name="ce42" office:value-type="float" office:value="67">
            <text:p>67</text:p>
          </table:table-cell>
          <table:table-cell table:style-name="ce46" office:value-type="string">
            <office:annotation draw:style-name="gr4" draw:text-style-name="P5" svg:width="1.1413in" svg:height="0.2634in" svg:x="1.5673in" svg:y="17.7866in" draw:caption-point-x="-0.2402in" draw:caption-point-y="0.6091in">
              <dc:date>2018-11-26T00:00:00</dc:date>
              <text:p text:style-name="P5"><text:span text:style-name="T4">Nghỉ tạm thời</text:span></text:p>
            </office:annotation>
            <text:p>ThienTM</text:p>
          </table:table-cell>
          <table:table-cell table:style-name="ce67" table:formula="of:=[.F75]*[.$C$2]" office:value-type="float" office:value="325000">
            <text:p>325,000</text:p>
          </table:table-cell>
          <table:table-cell table:style-name="ce67" table:formula="of:=[.C75]-IF([.E75]=&quot;Yes&quot;;0;[.C75])" office:value-type="float" office:value="325000">
            <text:p>325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75:.AK75]; &quot;0&quot;)" office:value-type="float" office:value="13">
            <text:p>13</text:p>
          </table:table-cell>
          <table:table-cell table:style-name="ce75" office:value-type="float" office:value="1">
            <office:annotation draw:style-name="gr4" draw:text-style-name="P5" svg:width="1.1413in" svg:height="0.2634in" svg:x="6.561in" svg:y="17.7921in" draw:caption-point-x="-0.2402in" draw:caption-point-y="0.6035in">
              <dc:date>2019-01-29T00:00:00</dc:date>
              <text:p text:style-name="P5"><text:span text:style-name="T4">Về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1" draw:text-style-name="P5" svg:width="1.1413in" svg:height="0.3902in" svg:x="17.7524in" svg:y="17.7969in" draw:caption-point-x="-0.2402in" draw:caption-point-y="0.5988in">
              <dc:date>2019-02-25T00:00:00</dc:date>
              <text:p text:style-name="P5"><text:span text:style-name="T4">Về quê, việc gia đình</text:span></text:p>
            </office:annotation>
            <text:p>1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3"/>
          <table:table-cell/>
        </table:table-row>
        <table:table-row table:style-name="ro7">
          <table:table-cell table:style-name="ce42" office:value-type="float" office:value="68">
            <text:p>68</text:p>
          </table:table-cell>
          <table:table-cell table:style-name="ce46" office:value-type="string">
            <text:p>ThinhPVD</text:p>
          </table:table-cell>
          <table:table-cell table:style-name="ce67" table:formula="of:=[.F76]*[.$C$2]" office:value-type="float" office:value="225000">
            <text:p>225,000</text:p>
          </table:table-cell>
          <table:table-cell table:style-name="ce67" table:formula="of:=[.C76]-IF([.E76]=&quot;Yes&quot;;0;[.C76])" office:value-type="float" office:value="225000">
            <text:p>225,000</text:p>
          </table:table-cell>
          <table:table-cell table:style-name="ce72" table:content-validation-name="val1" office:value-type="string">
            <text:p>Yes</text:p>
          </table:table-cell>
          <table:table-cell table:style-name="ce73" table:formula="of:=COUNTIF( [.G76:.AK76]; &quot;0&quot;)" office:value-type="float" office:value="9">
            <text:p>9</text:p>
          </table:table-cell>
          <table:table-cell table:style-name="ce75" table:number-columns-repeated="17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3"/>
          <table:table-cell/>
        </table:table-row>
        <table:table-row table:style-name="ro7">
          <table:table-cell table:style-name="ce42" office:value-type="float" office:value="69">
            <text:p>69</text:p>
          </table:table-cell>
          <table:table-cell table:style-name="ce45" office:value-type="string">
            <text:p>Last row</text:p>
          </table:table-cell>
          <table:table-cell table:style-name="ce67" table:formula="of:=[.F77]*[.$C$2]" office:value-type="float" office:value="0">
            <text:p>0</text:p>
          </table:table-cell>
          <table:table-cell table:style-name="ce67" table:formula="of:=[.C77]-IF([.E77]=&quot;Yes&quot;;0;[.C77])" office:value-type="float" office:value="0">
            <text:p>0</text:p>
          </table:table-cell>
          <table:table-cell table:style-name="ce72" table:content-validation-name="val1"/>
          <table:table-cell table:style-name="ce73" table:formula="of:=COUNTIF( [.G77:.AK77]; &quot;0&quot;)" office:value-type="float" office:value="0">
            <text:p>0</text:p>
          </table:table-cell>
          <table:table-cell table:style-name="ce75" table:number-columns-repeated="31"/>
          <table:table-cell/>
        </table:table-row>
        <table:table-row table:style-name="ro2" table:number-rows-repeated="65384">
          <table:table-cell table:style-name="ce43" table:number-columns-repeated="2"/>
          <table:table-cell table:style-name="ce51" table:number-columns-repeated="2"/>
          <table:table-cell/>
          <table:table-cell table:style-name="ce43"/>
          <table:table-cell table:number-columns-repeated="32"/>
        </table:table-row>
        <table:table-row table:style-name="ro2" table:number-rows-repeated="983114">
          <table:table-cell table:number-columns-repeated="38"/>
        </table:table-row>
        <table:table-row table:style-name="ro2">
          <table:table-cell table:number-columns-repeated="38"/>
        </table:table-row>
      </table:table>
      <table:table table:name="March" table:style-name="ta3" table:print="false"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ce52"/>
        <table:table-column table:style-name="co7" table:default-cell-style-name="Default"/>
        <table:table-column table:style-name="co14" table:default-cell-style-name="Default"/>
        <table:table-column table:style-name="co15" table:number-columns-repeated="31" table:default-cell-style-name="Default"/>
        <table:table-column table:style-name="co7" table:number-columns-repeated="987" table:default-cell-style-name="Default"/>
        <table:table-row table:style-name="ro8">
          <table:table-cell table:style-name="ce12" table:number-columns-repeated="4"/>
          <table:table-cell/>
          <table:table-cell table:style-name="ce12"/>
          <table:table-cell table:number-columns-repeated="1018"/>
        </table:table-row>
        <table:table-row table:style-name="ro2">
          <table:table-cell table:style-name="ce40" table:number-columns-repeated="2"/>
          <table:table-cell table:style-name="ce47" office:value-type="float" office:value="25000">
            <text:p>25,000</text:p>
          </table:table-cell>
          <table:table-cell table:style-name="ce47"/>
          <table:table-cell/>
          <table:table-cell table:style-name="ce40"/>
          <table:table-cell table:number-columns-repeated="1018"/>
        </table:table-row>
        <table:table-row table:style-name="ro2">
          <table:table-cell table:style-name="ce41" table:number-columns-repeated="2"/>
          <table:table-cell table:style-name="ce48" table:number-columns-repeated="2"/>
          <table:table-cell table:style-name="ce82"/>
          <table:table-cell table:style-name="ce41"/>
          <table:table-cell table:style-name="ce82" table:number-columns-repeated="8"/>
          <table:table-cell table:style-name="ce92" office:value-type="string" table:number-columns-spanned="2" table:number-rows-spanned="1">
            <text:p>Month</text:p>
          </table:table-cell>
          <table:covered-table-cell table:style-name="ce93"/>
          <table:table-cell table:style-name="ce94" table:content-validation-name="val2" office:value-type="float" office:value="3" table:number-columns-spanned="2" table:number-rows-spanned="1">
            <text:p>3</text:p>
          </table:table-cell>
          <table:covered-table-cell table:style-name="ce93"/>
          <table:table-cell table:style-name="ce92" office:value-type="string" table:number-columns-spanned="2" table:number-rows-spanned="1">
            <text:p>Year</text:p>
          </table:table-cell>
          <table:covered-table-cell table:style-name="ce93"/>
          <table:table-cell table:style-name="ce92" office:value-type="float" office:value="2019" table:number-columns-spanned="2" table:number-rows-spanned="1">
            <text:p>2019</text:p>
          </table:table-cell>
          <table:covered-table-cell table:style-name="ce95"/>
          <table:table-cell table:style-name="ce82" table:number-columns-repeated="15"/>
          <table:table-cell table:number-columns-repeated="987"/>
        </table:table-row>
        <table:table-row table:style-name="ro2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1" office:value-type="string">
            <text:p>Total amount</text:p>
          </table:table-cell>
          <table:table-cell table:style-name="ce41" office:value-type="string">
            <text:p>Disbursement </text:p>
          </table:table-cell>
          <table:table-cell table:style-name="ce83" office:value-type="string" table:number-columns-spanned="1" table:number-rows-spanned="2">
            <text:p>Paid?</text:p>
          </table:table-cell>
          <table:table-cell table:style-name="ce41" office:value-type="string">
            <text:p>Total</text:p>
          </table:table-cell>
          <table:table-cell table:style-name="ce89" table:formula="of:=DATE([.$U$3];[.Q3];1)" office:value-type="date" office:date-value="2019-03-01">
            <text:p>01</text:p>
          </table:table-cell>
          <table:table-cell table:style-name="ce89" table:formula="of:=[.G4]+1" office:value-type="date" office:date-value="2019-03-02">
            <text:p>02</text:p>
          </table:table-cell>
          <table:table-cell table:style-name="ce89" table:formula="of:=[.H4]+1" office:value-type="date" office:date-value="2019-03-03">
            <text:p>03</text:p>
          </table:table-cell>
          <table:table-cell table:style-name="ce89" table:formula="of:=[.I4]+1" office:value-type="date" office:date-value="2019-03-04">
            <text:p>04</text:p>
          </table:table-cell>
          <table:table-cell table:style-name="ce89" table:formula="of:=[.J4]+1" office:value-type="date" office:date-value="2019-03-05">
            <text:p>05</text:p>
          </table:table-cell>
          <table:table-cell table:style-name="ce89" table:formula="of:=[.K4]+1" office:value-type="date" office:date-value="2019-03-06">
            <text:p>06</text:p>
          </table:table-cell>
          <table:table-cell table:style-name="ce89" table:formula="of:=[.L4]+1" office:value-type="date" office:date-value="2019-03-07">
            <text:p>07</text:p>
          </table:table-cell>
          <table:table-cell table:style-name="ce89" table:formula="of:=[.M4]+1" office:value-type="date" office:date-value="2019-03-08">
            <text:p>08</text:p>
          </table:table-cell>
          <table:table-cell table:style-name="ce89" table:formula="of:=[.N4]+1" office:value-type="date" office:date-value="2019-03-09">
            <text:p>09</text:p>
          </table:table-cell>
          <table:table-cell table:style-name="ce89" table:formula="of:=[.O4]+1" office:value-type="date" office:date-value="2019-03-10">
            <text:p>10</text:p>
          </table:table-cell>
          <table:table-cell table:style-name="ce89" table:formula="of:=[.P4]+1" office:value-type="date" office:date-value="2019-03-11">
            <text:p>11</text:p>
          </table:table-cell>
          <table:table-cell table:style-name="ce89" table:formula="of:=[.Q4]+1" office:value-type="date" office:date-value="2019-03-12">
            <text:p>12</text:p>
          </table:table-cell>
          <table:table-cell table:style-name="ce89" table:formula="of:=[.R4]+1" office:value-type="date" office:date-value="2019-03-13">
            <text:p>13</text:p>
          </table:table-cell>
          <table:table-cell table:style-name="ce89" table:formula="of:=[.S4]+1" office:value-type="date" office:date-value="2019-03-14">
            <text:p>14</text:p>
          </table:table-cell>
          <table:table-cell table:style-name="ce89" table:formula="of:=[.T4]+1" office:value-type="date" office:date-value="2019-03-15">
            <text:p>15</text:p>
          </table:table-cell>
          <table:table-cell table:style-name="ce89" table:formula="of:=[.U4]+1" office:value-type="date" office:date-value="2019-03-16">
            <text:p>16</text:p>
          </table:table-cell>
          <table:table-cell table:style-name="ce89" table:formula="of:=[.V4]+1" office:value-type="date" office:date-value="2019-03-17">
            <text:p>17</text:p>
          </table:table-cell>
          <table:table-cell table:style-name="ce89" table:formula="of:=[.W4]+1" office:value-type="date" office:date-value="2019-03-18">
            <text:p>18</text:p>
          </table:table-cell>
          <table:table-cell table:style-name="ce89" table:formula="of:=[.X4]+1" office:value-type="date" office:date-value="2019-03-19">
            <text:p>19</text:p>
          </table:table-cell>
          <table:table-cell table:style-name="ce89" table:formula="of:=[.Y4]+1" office:value-type="date" office:date-value="2019-03-20">
            <text:p>20</text:p>
          </table:table-cell>
          <table:table-cell table:style-name="ce89" table:formula="of:=[.Z4]+1" office:value-type="date" office:date-value="2019-03-21">
            <text:p>21</text:p>
          </table:table-cell>
          <table:table-cell table:style-name="ce89" table:formula="of:=[.AA4]+1" office:value-type="date" office:date-value="2019-03-22">
            <text:p>22</text:p>
          </table:table-cell>
          <table:table-cell table:style-name="ce89" table:formula="of:=[.AB4]+1" office:value-type="date" office:date-value="2019-03-23">
            <text:p>23</text:p>
          </table:table-cell>
          <table:table-cell table:style-name="ce89" table:formula="of:=[.AC4]+1" office:value-type="date" office:date-value="2019-03-24">
            <text:p>24</text:p>
          </table:table-cell>
          <table:table-cell table:style-name="ce89" table:formula="of:=[.AD4]+1" office:value-type="date" office:date-value="2019-03-25">
            <text:p>25</text:p>
          </table:table-cell>
          <table:table-cell table:style-name="ce89" table:formula="of:=[.AE4]+1" office:value-type="date" office:date-value="2019-03-26">
            <text:p>26</text:p>
          </table:table-cell>
          <table:table-cell table:style-name="ce89" table:formula="of:=[.AF4]+1" office:value-type="date" office:date-value="2019-03-27">
            <text:p>27</text:p>
          </table:table-cell>
          <table:table-cell table:style-name="ce89" table:formula="of:=[.AG4]+1" office:value-type="date" office:date-value="2019-03-28">
            <text:p>28</text:p>
          </table:table-cell>
          <table:table-cell table:style-name="ce89" table:formula="of:=[.AH4]+1" office:value-type="date" office:date-value="2019-03-29">
            <text:p>29</text:p>
          </table:table-cell>
          <table:table-cell table:style-name="ce89" table:formula="of:=[.AI4]+1" office:value-type="date" office:date-value="2019-03-30">
            <text:p>30</text:p>
          </table:table-cell>
          <table:table-cell table:style-name="ce89" table:formula="of:=[.AJ4]+1" office:value-type="date" office:date-value="2019-03-31">
            <text:p>31</text:p>
          </table:table-cell>
          <table:table-cell table:number-columns-repeated="987"/>
        </table:table-row>
        <table:table-row table:style-name="ro7">
          <table:table-cell table:style-name="ce41" table:number-columns-repeated="2"/>
          <table:table-cell table:style-name="ce49" table:formula="of:=SUM([.C6:.C81])" office:value-type="float" office:value="31150000">
            <text:p>31,150,000</text:p>
          </table:table-cell>
          <table:table-cell table:style-name="ce49" table:formula="of:=[.C5]-SUM([.D6:.D81])" office:value-type="float" office:value="0">
            <text:p>0</text:p>
          </table:table-cell>
          <table:covered-table-cell table:style-name="ce84"/>
          <table:table-cell table:style-name="ce41"/>
          <table:table-cell table:style-name="ce85" table:formula="of:=CHOOSE(WEEKDAY([.G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5" table:formula="of:=CHOOSE(WEEKDAY([.H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5" table:formula="of:=CHOOSE(WEEKDAY([.I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5" table:formula="of:=CHOOSE(WEEKDAY([.J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5" table:formula="of:=CHOOSE(WEEKDAY([.K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5" table:formula="of:=CHOOSE(WEEKDAY([.L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5" table:formula="of:=CHOOSE(WEEKDAY([.M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5" table:formula="of:=CHOOSE(WEEKDAY([.N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5" table:formula="of:=CHOOSE(WEEKDAY([.O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5" table:formula="of:=CHOOSE(WEEKDAY([.P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5" table:formula="of:=CHOOSE(WEEKDAY([.Q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5" table:formula="of:=CHOOSE(WEEKDAY([.R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5" table:formula="of:=CHOOSE(WEEKDAY([.S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5" table:formula="of:=CHOOSE(WEEKDAY([.T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5" table:formula="of:=CHOOSE(WEEKDAY([.U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5" table:formula="of:=CHOOSE(WEEKDAY([.V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5" table:formula="of:=CHOOSE(WEEKDAY([.W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5" table:formula="of:=CHOOSE(WEEKDAY([.X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5" table:formula="of:=CHOOSE(WEEKDAY([.Y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5" table:formula="of:=CHOOSE(WEEKDAY([.Z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5" table:formula="of:=CHOOSE(WEEKDAY([.AA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5" table:formula="of:=CHOOSE(WEEKDAY([.AB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5" table:formula="of:=CHOOSE(WEEKDAY([.AC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5" table:formula="of:=CHOOSE(WEEKDAY([.AD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5" table:formula="of:=CHOOSE(WEEKDAY([.AE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5" table:formula="of:=CHOOSE(WEEKDAY([.AF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5" table:formula="of:=CHOOSE(WEEKDAY([.AG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5" table:formula="of:=CHOOSE(WEEKDAY([.AH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5" table:formula="of:=CHOOSE(WEEKDAY([.AI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5" table:formula="of:=CHOOSE(WEEKDAY([.AJ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5" table:formula="of:=CHOOSE(WEEKDAY([.AK4]);&quot;Sun&quot;;&quot;Mon&quot;;&quot;Tue&quot;;&quot;Wed&quot;;&quot;Thur&quot;;&quot;Fri&quot;;&quot;Sat&quot;)" office:value-type="string" office:string-value="Sun">
            <text:p>Sun</text:p>
          </table:table-cell>
          <table:table-cell table:number-columns-repeated="987"/>
        </table:table-row>
        <table:table-row table:style-name="ro2">
          <table:table-cell table:style-name="ce41"/>
          <table:table-cell table:style-name="ce41" office:value-type="string">
            <text:p>1<text:span text:style-name="T6">st</text:span> row</text:p>
          </table:table-cell>
          <table:table-cell table:style-name="ce49" table:number-columns-repeated="2"/>
          <table:table-cell table:style-name="ce85"/>
          <table:table-cell table:style-name="ce41"/>
          <table:table-cell table:style-name="ce85" table:number-columns-repeated="31"/>
          <table:table-cell table:number-columns-repeated="987"/>
        </table:table-row>
        <table:table-row table:style-name="ro7">
          <table:table-cell table:style-name="ce4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80" table:formula="of:=[.F7]*[.$C$2]" office:value-type="float" office:value="425000">
            <text:p>425,000</text:p>
          </table:table-cell>
          <table:table-cell table:style-name="ce80" table:formula="of:=[.C7]-IF([.E7]=&quot;Yes&quot;;0;[.C7])" office:value-type="float" office:value="425000">
            <text:p>425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7:.AK7]; &quot;0&quot;)" office:value-type="float" office:value="17">
            <text:p>17</text:p>
          </table:table-cell>
          <table:table-cell table:style-name="ce90" office:value-type="float" office:value="0">
            <office:annotation draw:style-name="gr1" draw:text-style-name="P1" svg:width="1.1413in" svg:height="0.3902in" svg:x="6.561in" svg:y="1.0244in" draw:caption-point-x="-0.2402in" draw:caption-point-y="0.5433in">
              <dc:date>2019-03-01T00:00:00</dc:date>
              <text:p text:style-name="P1"><text:span text:style-name="T1">Dậy muộn, 8h38 đến cty</text:span></text:p>
            </office:annotation>
            <text:p>0</text:p>
          </table:table-cell>
          <table:table-cell table:style-name="ce90" table:number-columns-repeated="2"/>
          <table:table-cell table:style-name="ce90" office:value-type="float" office:value="0">
            <office:annotation draw:style-name="gr1" draw:text-style-name="P1" svg:width="1.1413in" svg:height="0.3902in" svg:x="7.9598in" svg:y="1.0244in" draw:caption-point-x="-0.2402in" draw:caption-point-y="0.5433in">
              <dc:date>2019-03-04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90" office:value-type="float" office:value="0.5">
            <office:annotation draw:style-name="gr3" draw:text-style-name="P1" svg:width="1.1413in" svg:height="0.5457in" svg:x="8.426in" svg:y="1.0256in" draw:caption-point-x="-0.2402in" draw:caption-point-y="0.5421in">
              <dc:date>2019-03-05T00:00:00</dc:date>
              <text:p text:style-name="P1"><text:span text:style-name="T1">Sinh hoạt công dân cuối khóa, off sáng</text:span></text:p>
            </office:annotation>
            <text:p>0.5</text:p>
          </table:table-cell>
          <table:table-cell table:style-name="ce90" office:value-type="float" office:value="0">
            <office:annotation draw:style-name="gr1" draw:text-style-name="P1" svg:width="1.1413in" svg:height="0.3902in" svg:x="8.8925in" svg:y="1.0256in" draw:caption-point-x="-0.2402in" draw:caption-point-y="0.5421in">
              <dc:date>2019-03-06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11.6902in" svg:y="1.0268in" draw:caption-point-x="-0.2402in" draw:caption-point-y="0.5409in">
              <dc:date>2019-03-12T00:00:00</dc:date>
              <text:p text:style-name="P1"><text:span text:style-name="T1"><text:s/></text:span><text:span text:style-name="T1">ngủ quên, 9h05 đến cty</text:span></text:p>
            </office:annotation>
            <text:p>0</text:p>
          </table:table-cell>
          <table:table-cell table:style-name="ce90" office:value-type="float" office:value="0.5">
            <office:annotation draw:style-name="gr4" draw:text-style-name="P1" svg:width="1.1413in" svg:height="0.2634in" svg:x="12.1567in" svg:y="1.0268in" draw:caption-point-x="-0.2402in" draw:caption-point-y="0.5409in">
              <dc:date>2019-03-14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office:annotation draw:style-name="gr1" draw:text-style-name="P1" svg:width="1.1413in" svg:height="0.3902in" svg:x="14.4882in" svg:y="1.0268in" draw:caption-point-x="-0.2402in" draw:caption-point-y="0.5409in">
              <dc:date>2019-03-19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.5">
            <office:annotation draw:style-name="gr4" draw:text-style-name="P1" svg:width="1.1413in" svg:height="0.2634in" svg:x="15.4209in" svg:y="1.0268in" draw:caption-point-x="-0.2402in" draw:caption-point-y="0.5409in">
              <dc:date>2019-03-14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16.3535in" svg:y="1.0276in" draw:caption-point-x="-0.2402in" draw:caption-point-y="0.5402in">
              <dc:date>2019-03-22T00:00:00</dc:date>
              <text:p text:style-name="P1"><text:span text:style-name="T1">ngủ quên, 8h46 đến cty</text:span></text:p>
            </office:annotation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0.5">
            <office:annotation draw:style-name="gr2" draw:text-style-name="P1" svg:width="1.1413in" svg:height="0.7012in" svg:x="18.685in" svg:y="1.0283in" draw:caption-point-x="-0.2402in" draw:caption-point-y="0.5394in">
              <dc:date>2019-03-27T00:00:00</dc:date>
              <text:p text:style-name="P1"><text:span text:style-name="T1">đi học theo plan (10h13 đến cty KSK → tính off sáng)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19.6173in" svg:y="1.0283in" draw:caption-point-x="-0.2402in" draw:caption-point-y="0.5394in">
              <dc:date>2019-03-29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80" table:formula="of:=[.F8]*[.$C$2]" office:value-type="float" office:value="500000">
            <text:p>500,000</text:p>
          </table:table-cell>
          <table:table-cell table:style-name="ce80" table:formula="of:=[.C8]-IF([.E8]=&quot;Yes&quot;;0;[.C8])" office:value-type="float" office:value="500000">
            <text:p>500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8:.AK8]; &quot;0&quot;)" office:value-type="float" office:value="20">
            <text:p>2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1">
            <office:annotation draw:style-name="gr1" draw:text-style-name="P1" svg:width="1.1413in" svg:height="0.3902in" svg:x="16.3535in" svg:y="1.2177in" draw:caption-point-x="-0.2402in" draw:caption-point-y="0.5976in">
              <dc:date>2019-03-22T00:00:00</dc:date>
              <text:p text:style-name="P1"><text:span text:style-name="T1">Về thăm ông đột xuất</text:span></text:p>
            </office:annotation>
            <text:p>1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80" table:formula="of:=[.F9]*[.$C$2]" office:value-type="float" office:value="400000">
            <text:p>400,000</text:p>
          </table:table-cell>
          <table:table-cell table:style-name="ce80" table:formula="of:=[.C9]-IF([.E9]=&quot;Yes&quot;;0;[.C9])" office:value-type="float" office:value="400000">
            <text:p>400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9:.AK9]; &quot;0&quot;)" office:value-type="float" office:value="16">
            <text:p>16</text:p>
          </table:table-cell>
          <table:table-cell table:style-name="ce90" office:value-type="float" office:value="0">
            <office:annotation draw:style-name="gr1" draw:text-style-name="P1" svg:width="1.1413in" svg:height="0.3902in" svg:x="6.561in" svg:y="1.4614in" draw:caption-point-x="-0.2402in" draw:caption-point-y="0.6016in">
              <dc:date>2019-03-01T00:00:00</dc:date>
              <text:p text:style-name="P1"><text:span text:style-name="T1">Dậy muôn, 8h37 đến cty</text:span></text:p>
            </office:annotation>
            <text:p>0</text:p>
          </table:table-cell>
          <table:table-cell table:style-name="ce90" table:number-columns-repeated="2"/>
          <table:table-cell table:style-name="ce90" office:value-type="float" office:value="0.5">
            <office:annotation draw:style-name="gr1" draw:text-style-name="P1" svg:width="1.1413in" svg:height="0.3902in" svg:x="7.9598in" svg:y="1.4622in" draw:caption-point-x="-0.2402in" draw:caption-point-y="0.6008in">
              <dc:date>2019-03-04T00:00:00</dc:date>
              <text:p text:style-name="P1"><text:span text:style-name="T1">Chăm sóc mẹ. Off sáng</text:span></text:p>
            </office:annotation>
            <text:p>0.5</text:p>
          </table:table-cell>
          <table:table-cell table:style-name="ce90" office:value-type="float" office:value="0.5">
            <office:annotation draw:style-name="gr1" draw:text-style-name="P1" svg:width="1.1413in" svg:height="0.3902in" svg:x="8.426in" svg:y="1.4606in" draw:caption-point-x="-0.2402in" draw:caption-point-y="0.6024in">
              <dc:date>2019-03-04T00:00:00</dc:date>
              <text:p text:style-name="P1"><text:span text:style-name="T1">Chăm sóc mẹ. Off sáng</text:span></text:p>
            </office:annotation>
            <text:p>0.5</text:p>
          </table:table-cell>
          <table:table-cell table:number-columns-repeated="3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.5">
            <office:annotation draw:style-name="gr2" draw:text-style-name="P1" svg:width="1.1413in" svg:height="0.7012in" svg:x="11.6902in" svg:y="1.4626in" draw:caption-point-x="-0.2402in" draw:caption-point-y="0.6004in">
              <dc:date>2019-03-12T00:00:00</dc:date>
              <text:p text:style-name="P1"><text:span text:style-name="T1">Đau đầu, xin đi trễ, 11h35 đến cty → tính off sáng</text:span></text:p>
            </office:annotation>
            <text:p>0.5</text:p>
          </table:table-cell>
          <table:table-cell table:style-name="ce90" office:value-type="float" office:value="0">
            <office:annotation draw:style-name="gr1" draw:text-style-name="P1" svg:width="1.1413in" svg:height="0.3902in" svg:x="12.1567in" svg:y="1.4634in" draw:caption-point-x="-0.2402in" draw:caption-point-y="0.5996in">
              <dc:date>2019-03-14T00:00:00</dc:date>
              <text:p text:style-name="P1"><text:span text:style-name="T1">kẹt xe, 8h37 đến cty</text:span></text:p>
            </office:annotation>
            <text:p>0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office:annotation draw:style-name="gr3" draw:text-style-name="P1" svg:width="1.1413in" svg:height="0.5457in" svg:x="14.4882in" svg:y="1.4642in" draw:caption-point-x="-0.2402in" draw:caption-point-y="0.5988in">
              <dc:date>2019-03-19T00:00:00</dc:date>
              <text:p text:style-name="P1"><text:span text:style-name="T1">ngủ dậy trễ + kẹt xe, 8h42 đến cty</text:span></text:p>
              <text:p text:style-name="P1"><text:span text:style-name="T1"/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15.4209in" svg:y="1.4646in" draw:caption-point-x="-0.2402in" draw:caption-point-y="0.5984in">
              <dc:date>2019-03-20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.5">
            <office:annotation draw:style-name="gr1" draw:text-style-name="P1" svg:width="1.1413in" svg:height="0.3902in" svg:x="16.3535in" svg:y="1.4654in" draw:caption-point-x="-0.2402in" draw:caption-point-y="0.5976in">
              <dc:date>2019-03-22T00:00:00</dc:date>
              <text:p text:style-name="P1"><text:span text:style-name="T1">Chăm sóc mẹ, off sáng</text:span></text:p>
            </office:annotation>
            <text:p>0.5</text:p>
          </table:table-cell>
          <table:table-cell table:style-name="ce90" table:number-columns-repeated="2"/>
          <table:table-cell table:style-name="ce90" office:value-type="float" office:value="0.5">
            <office:annotation draw:style-name="gr3" draw:text-style-name="P1" svg:width="1.1413in" svg:height="0.5457in" svg:x="17.7524in" svg:y="1.4642in" draw:caption-point-x="-0.2402in" draw:caption-point-y="0.5988in">
              <dc:date>2019-03-25T00:00:00</dc:date>
              <text:p text:style-name="P1"><text:span text:style-name="T1"><text:s/></text:span><text:span text:style-name="T1">đau đầu, xin đi trễ,1h26 đến cty → tính off sáng</text:span></text:p>
            </office:annotation>
            <text:p>0.5</text:p>
          </table:table-cell>
          <table:table-cell table:style-name="ce90" office:value-type="float" office:value="0">
            <office:annotation draw:style-name="gr1" draw:text-style-name="P1" svg:width="1.1413in" svg:height="0.3902in" svg:x="18.2185in" svg:y="1.4646in" draw:caption-point-x="-0.2402in" draw:caption-point-y="0.5984in">
              <dc:date>2019-03-27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19.1512in" svg:y="1.465in" draw:caption-point-x="-0.2402in" draw:caption-point-y="0.598in">
              <dc:date>2019-03-28T00:00:00</dc:date>
              <text:p text:style-name="P1"><text:span text:style-name="T1">dậy muộn, 8h45 đến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80" table:formula="of:=[.F10]*[.$C$2]" office:value-type="float" office:value="425000">
            <text:p>425,000</text:p>
          </table:table-cell>
          <table:table-cell table:style-name="ce80" table:formula="of:=[.C10]-IF([.E10]=&quot;Yes&quot;;0;[.C10])" office:value-type="float" office:value="425000">
            <text:p>425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10:.AK10]; &quot;0&quot;)" office:value-type="float" office:value="17">
            <text:p>17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15.887in" svg:y="1.7126in" draw:caption-point-x="-0.2402in" draw:caption-point-y="0.598in">
              <dc:date>2019-03-21T00:00:00</dc:date>
              <text:p text:style-name="P1"><text:span text:style-name="T1">Xin đi trễ, 9h28 đến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1">
            <office:annotation draw:style-name="gr3" draw:text-style-name="P1" svg:width="1.1413in" svg:height="0.5457in" svg:x="18.2185in" svg:y="1.7122in" draw:caption-point-x="-0.2402in" draw:caption-point-y="0.5984in">
              <dc:date>2019-03-27T00:00:00</dc:date>
              <text:p text:style-name="P1"><text:span text:style-name="T1">Làm remote buổi sáng → cònirrm</text:span></text:p>
              <text:p text:style-name="P1"><text:span text:style-name="T1">Off chiều</text:span></text:p>
            </office:annotation>
            <text:p>1</text:p>
          </table:table-cell>
          <table:table-cell table:style-name="ce90" office:value-type="float" office:value="1">
            <office:annotation draw:style-name="gr4" draw:text-style-name="P1" svg:width="1.1413in" svg:height="0.2634in" svg:x="18.685in" svg:y="1.7122in" draw:caption-point-x="-0.2402in" draw:caption-point-y="0.5984in">
              <dc:date>2019-03-27T00:00:00</dc:date>
              <text:p text:style-name="P1"><text:span text:style-name="T1">Đám cưới</text:span></text:p>
            </office:annotation>
            <text:p>1</text:p>
          </table:table-cell>
          <table:table-cell table:style-name="ce90" office:value-type="float" office:value="1">
            <office:annotation draw:style-name="gr4" draw:text-style-name="P1" svg:width="1.1413in" svg:height="0.2634in" svg:x="19.1512in" svg:y="1.7122in" draw:caption-point-x="-0.2402in" draw:caption-point-y="0.5984in">
              <dc:date>2019-03-27T00:00:00</dc:date>
              <text:p text:style-name="P1"><text:span text:style-name="T1">Đám cưới</text:span></text:p>
            </office:annotation>
            <text:p>1</text:p>
          </table:table-cell>
          <table:table-cell table:style-name="ce90" office:value-type="float" office:value="1">
            <office:annotation draw:style-name="gr4" draw:text-style-name="P1" svg:width="1.1413in" svg:height="0.2634in" svg:x="19.6173in" svg:y="1.7122in" draw:caption-point-x="-0.2402in" draw:caption-point-y="0.5984in">
              <dc:date>2019-03-27T00:00:00</dc:date>
              <text:p text:style-name="P1"><text:span text:style-name="T1">Đám cưới</text:span></text:p>
            </office:annotation>
            <text:p>1</text:p>
          </table:table-cell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80" table:formula="of:=[.F11]*[.$C$2]" office:value-type="float" office:value="400000">
            <text:p>400,000</text:p>
          </table:table-cell>
          <table:table-cell table:style-name="ce80" table:formula="of:=[.C11]-IF([.E11]=&quot;Yes&quot;;0;[.C11])" office:value-type="float" office:value="400000">
            <text:p>400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11:.AK11]; &quot;0&quot;)" office:value-type="float" office:value="16">
            <text:p>16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1">
            <office:annotation draw:style-name="gr1" draw:text-style-name="P1" svg:width="1.1413in" svg:height="0.3902in" svg:x="9.3587in" svg:y="1.9583in" draw:caption-point-x="-0.2402in" draw:caption-point-y="0.6in">
              <dc:date>2019-03-08T00:00:00</dc:date>
              <text:p text:style-name="P1"><text:span text:style-name="T1">Về quê chăm sóc người thân</text:span></text:p>
            </office:annotation>
            <text:p>1</text:p>
          </table:table-cell>
          <table:table-cell table:style-name="ce90" office:value-type="float" office:value="1">
            <office:annotation draw:style-name="gr1" draw:text-style-name="P1" svg:width="1.1413in" svg:height="0.3902in" svg:x="9.8252in" svg:y="1.9547in" draw:caption-point-x="-0.2402in" draw:caption-point-y="0.6035in">
              <dc:date>2019-03-08T00:00:00</dc:date>
              <text:p text:style-name="P1"><text:span text:style-name="T1">Về quê chăm sóc người thân</text:span></text:p>
            </office:annotation>
            <text:p>1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1">
            <office:annotation draw:style-name="gr4" draw:text-style-name="P1" svg:width="1.1413in" svg:height="0.2634in" svg:x="15.887in" svg:y="1.9602in" draw:caption-point-x="-0.2402in" draw:caption-point-y="0.598in">
              <dc:date>2019-03-21T00:00:00</dc:date>
              <text:p text:style-name="P1"><text:span text:style-name="T1">Ba cấp cứu</text:span></text:p>
            </office:annotation>
            <text:p>1</text:p>
          </table:table-cell>
          <table:table-cell table:style-name="ce90" office:value-type="float" office:value="1">
            <office:annotation draw:style-name="gr4" draw:text-style-name="P1" svg:width="1.1413in" svg:height="0.2634in" svg:x="16.3535in" svg:y="1.9602in" draw:caption-point-x="-0.2402in" draw:caption-point-y="0.598in">
              <dc:date>2019-03-21T00:00:00</dc:date>
              <text:p text:style-name="P1"><text:span text:style-name="T1">Ba cấp cứu</text:span></text:p>
            </office:annotation>
            <text:p>1</text:p>
          </table:table-cell>
          <table:table-cell table:style-name="ce90" table:number-columns-repeated="2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1">
            <office:annotation draw:style-name="gr1" draw:text-style-name="P1" svg:width="1.1413in" svg:height="0.3902in" svg:x="19.1512in" svg:y="1.9602in" draw:caption-point-x="-0.2402in" draw:caption-point-y="0.598in">
              <dc:date>2019-03-28T00:00:00</dc:date>
              <text:p text:style-name="P1"><text:span text:style-name="T1">Bị tiêu hóa</text:span></text:p>
            </office:annotation>
            <text:p>1</text:p>
          </table:table-cell>
          <table:table-cell table:style-name="ce90" office:value-type="float" office:value="0">
            <office:annotation draw:style-name="gr1" draw:text-style-name="P1" svg:width="1.1413in" svg:height="0.3902in" svg:x="19.6173in" svg:y="1.961in" draw:caption-point-x="-0.2402in" draw:caption-point-y="0.5972in">
              <dc:date>2019-03-29T00:00:00</dc:date>
              <text:p text:style-name="P1"><text:span text:style-name="T1">bận việc, xin đi trễ, 9h25 đến cty</text:span></text:p>
            </office:annotation>
            <text:p>0</text:p>
          </table:table-cell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6">
            <text:p>6</text:p>
          </table:table-cell>
          <table:table-cell table:style-name="ce44" office:value-type="string">
            <text:p>DaiPD</text:p>
          </table:table-cell>
          <table:table-cell table:style-name="ce80" table:formula="of:=[.F12]*[.$C$2]" office:value-type="float" office:value="500000">
            <text:p>500,000</text:p>
          </table:table-cell>
          <table:table-cell table:style-name="ce80" table:formula="of:=[.C12]-IF([.E12]=&quot;Yes&quot;;0;[.C12])" office:value-type="float" office:value="500000">
            <text:p>500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12:.AK12]; &quot;0&quot;)" office:value-type="float" office:value="20">
            <text:p>2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1">
            <office:annotation draw:style-name="gr4" draw:text-style-name="P1" svg:width="1.1413in" svg:height="0.2634in" svg:x="17.7524in" svg:y="2.2075in" draw:caption-point-x="-0.2402in" draw:caption-point-y="0.5988in">
              <dc:date>2019-03-25T00:00:00</dc:date>
              <text:p text:style-name="P1"><text:span text:style-name="T1">Bị bệnh</text:span></text:p>
            </office:annotation>
            <text:p>1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7">
            <text:p>7</text:p>
          </table:table-cell>
          <table:table-cell table:style-name="ce44" office:value-type="string">
            <text:p>DauDQ</text:p>
          </table:table-cell>
          <table:table-cell table:style-name="ce80" table:formula="of:=[.F13]*[.$C$2]" office:value-type="float" office:value="525000">
            <text:p>525,000</text:p>
          </table:table-cell>
          <table:table-cell table:style-name="ce80" table:formula="of:=[.C13]-IF([.E13]=&quot;Yes&quot;;0;[.C13])" office:value-type="float" office:value="525000">
            <text:p>525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13:.AK13]; &quot;0&quot;)" office:value-type="float" office:value="21">
            <text:p>21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80" table:formula="of:=[.F14]*[.$C$2]" office:value-type="float" office:value="475000">
            <text:p>475,000</text:p>
          </table:table-cell>
          <table:table-cell table:style-name="ce80" table:formula="of:=[.C14]-IF([.E14]=&quot;Yes&quot;;0;[.C14])" office:value-type="float" office:value="475000">
            <text:p>475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14:.AK14]; &quot;0&quot;)" office:value-type="float" office:value="19">
            <text:p>19</text:p>
          </table:table-cell>
          <table:table-cell table:style-name="ce90" office:value-type="float" office:value="1">
            <office:annotation draw:style-name="gr1" draw:text-style-name="P1" svg:width="1.1413in" svg:height="0.3902in" svg:x="6.561in" svg:y="2.7in" draw:caption-point-x="-0.2402in" draw:caption-point-y="0.6016in">
              <dc:date>2019-03-01T00:00:00</dc:date>
              <text:p text:style-name="P1"><text:span text:style-name="T1">Cúng thôi nôi con</text:span></text:p>
            </office:annotation>
            <text:p>1</text:p>
          </table:table-cell>
          <table:table-cell table:style-name="ce90" table:number-columns-repeated="2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9.3587in" svg:y="2.7016in" draw:caption-point-x="-0.2402in" draw:caption-point-y="0.6in">
              <dc:date>2019-03-08T00:00:00</dc:date>
              <text:p text:style-name="P1"><text:span text:style-name="T1">Chăm bé, 8h45 đến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12.1567in" svg:y="2.702in" draw:caption-point-x="-0.2402in" draw:caption-point-y="0.5996in">
              <dc:date>2019-03-14T00:00:00</dc:date>
              <text:p text:style-name="P1"><text:span text:style-name="T1">chăm bé, 8h35 đến cty</text:span></text:p>
            </office:annotation>
            <text:p>0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.5">
            <office:annotation draw:style-name="gr6" draw:text-style-name="P1" svg:width="1.1413in" svg:height="0.8567in" svg:x="17.7524in" svg:y="2.7028in" draw:caption-point-x="-0.2402in" draw:caption-point-y="0.5988in">
              <dc:date>2019-03-25T00:00:00</dc:date>
              <text:p text:style-name="P1"><text:span text:style-name="T1">Ghé bệnh viện thăm chị dâu sắp sanh, xđt, 10h04 đến cty → tính off sáng</text:span></text:p>
            </office:annotation>
            <text:p>0.5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80" table:formula="of:=[.F15]*[.$C$2]" office:value-type="float" office:value="525000">
            <text:p>525,000</text:p>
          </table:table-cell>
          <table:table-cell table:style-name="ce80" table:formula="of:=[.C15]-IF([.E15]=&quot;Yes&quot;;0;[.C15])" office:value-type="float" office:value="525000">
            <text:p>525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15:.AK15]; &quot;0&quot;)" office:value-type="float" office:value="21">
            <text:p>21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office:annotation draw:style-name="gr1" draw:text-style-name="P1" svg:width="1.1413in" svg:height="0.3902in" svg:x="7.9598in" svg:y="2.9484in" draw:caption-point-x="-0.2402in" draw:caption-point-y="0.6008in">
              <dc:date>2019-03-04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10">
            <text:p>10</text:p>
          </table:table-cell>
          <table:table-cell table:style-name="ce44" office:value-type="string">
            <text:p>DuyenLT</text:p>
          </table:table-cell>
          <table:table-cell table:style-name="ce80" table:formula="of:=[.F16]*[.$C$2]" office:value-type="float" office:value="525000">
            <text:p>525,000</text:p>
          </table:table-cell>
          <table:table-cell table:style-name="ce80" table:formula="of:=[.C16]-IF([.E16]=&quot;Yes&quot;;0;[.C16])" office:value-type="float" office:value="525000">
            <text:p>525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16:.AK16]; &quot;0&quot;)" office:value-type="float" office:value="21">
            <text:p>21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80" table:formula="of:=[.F17]*[.$C$2]" office:value-type="float" office:value="300000">
            <text:p>300,000</text:p>
          </table:table-cell>
          <table:table-cell table:style-name="ce80" table:formula="of:=[.C17]-IF([.E17]=&quot;Yes&quot;;0;[.C17])" office:value-type="float" office:value="300000">
            <text:p>300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17:.AK17]; &quot;0&quot;)" office:value-type="float" office:value="12">
            <text:p>12</text:p>
          </table:table-cell>
          <table:table-cell table:style-name="ce90" office:value-type="float" office:value="1">
            <office:annotation draw:style-name="gr1" draw:text-style-name="P1" svg:width="1.1413in" svg:height="0.3902in" svg:x="6.561in" svg:y="3.4429in" draw:caption-point-x="-0.2402in" draw:caption-point-y="0.6016in">
              <dc:date>2019-03-01T00:00:00</dc:date>
              <text:p text:style-name="P1"><text:span text:style-name="T1">Bận việc cá nhân</text:span></text:p>
            </office:annotation>
            <text:p>1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.5">
            <office:annotation draw:style-name="gr3" draw:text-style-name="P1" svg:width="1.1413in" svg:height="0.5457in" svg:x="11.224in" svg:y="3.4437in" draw:caption-point-x="-0.2402in" draw:caption-point-y="0.6008in">
              <dc:date>2019-03-11T00:00:00</dc:date>
              <text:p text:style-name="P1"><text:span text:style-name="T1">bận việc với người thân, xin off chiều</text:span></text:p>
            </office:annotation>
            <text:p>0.5</text:p>
          </table:table-cell>
          <table:table-cell table:style-name="ce90" office:value-type="float" office:value="0.5">
            <office:annotation draw:style-name="gr1" draw:text-style-name="P1" svg:width="1.1413in" svg:height="0.3902in" svg:x="11.6902in" svg:y="3.4441in" draw:caption-point-x="-0.2402in" draw:caption-point-y="0.6004in">
              <dc:date>2019-03-12T00:00:00</dc:date>
              <text:p text:style-name="P1"><text:span text:style-name="T1">Không khỏe, off sáng</text:span></text:p>
            </office:annotation>
            <text:p>0.5</text:p>
          </table:table-cell>
          <table:table-cell table:style-name="ce90" office:value-type="float" office:value="1">
            <office:annotation draw:style-name="gr1" draw:text-style-name="P1" svg:width="1.1413in" svg:height="0.3902in" svg:x="12.1567in" svg:y="3.4449in" draw:caption-point-x="-0.2402in" draw:caption-point-y="0.5996in">
              <dc:date>2019-03-14T00:00:00</dc:date>
              <text:p text:style-name="P1"><text:span text:style-name="T1">Chấn thương cổ chân</text:span></text:p>
            </office:annotation>
            <text:p>1</text:p>
          </table:table-cell>
          <table:table-cell table:style-name="ce90" office:value-type="float" office:value="1">
            <office:annotation draw:style-name="gr1" draw:text-style-name="P1" svg:width="1.1413in" svg:height="0.3902in" svg:x="12.6228in" svg:y="3.4449in" draw:caption-point-x="-0.2402in" draw:caption-point-y="0.5996in">
              <dc:date>2019-03-14T00:00:00</dc:date>
              <text:p text:style-name="P1"><text:span text:style-name="T1">Chấn thương cổ chân</text:span></text:p>
            </office:annotation>
            <text:p>1</text:p>
          </table:table-cell>
          <table:table-cell table:style-name="ce90" office:value-type="float" office:value="0.5">
            <office:annotation draw:style-name="gr3" draw:text-style-name="P1" svg:width="1.1413in" svg:height="0.5457in" svg:x="13.0894in" svg:y="3.4453in" draw:caption-point-x="-0.2402in" draw:caption-point-y="0.5992in">
              <dc:date>2019-03-15T00:00:00</dc:date>
              <text:p text:style-name="P1"><text:span text:style-name="T1">chụp film cổ chân, xin off chiều</text:span></text:p>
            </office:annotation>
            <text:p>0.5</text:p>
          </table:table-cell>
          <table:table-cell table:style-name="ce90" table:number-columns-repeated="2"/>
          <table:table-cell table:style-name="ce90" office:value-type="float" office:value="0">
            <office:annotation draw:style-name="gr3" draw:text-style-name="P1" svg:width="1.1413in" svg:height="0.5457in" svg:x="14.4882in" svg:y="3.4457in" draw:caption-point-x="-0.2402in" draw:caption-point-y="0.5988in">
              <dc:date>2019-03-19T00:00:00</dc:date>
              <text:p text:style-name="P1"><text:span text:style-name="T1">chân đau, xin đi trễ, 9h03 đến cty</text:span></text:p>
              <text:p text:style-name="P1"><text:span text:style-name="T1"/></text:p>
            </office:annotation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14.9543in" svg:y="3.4457in" draw:caption-point-x="-0.2402in" draw:caption-point-y="0.5988in">
              <dc:date>2019-03-19T00:00:00</dc:date>
              <text:p text:style-name="P1"><text:span text:style-name="T1">chân đau, xin đi trễ, 9h07 đến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1">
            <office:annotation draw:style-name="gr1" draw:text-style-name="P1" svg:width="1.1413in" svg:height="0.3902in" svg:x="15.887in" svg:y="3.4465in" draw:caption-point-x="-0.2402in" draw:caption-point-y="0.598in">
              <dc:date>2019-03-21T00:00:00</dc:date>
              <text:p text:style-name="P1"><text:span text:style-name="T1">Đi tái khám + thay bột</text:span></text:p>
            </office:annotation>
            <text:p>1</text:p>
          </table:table-cell>
          <table:table-cell table:style-name="ce90" office:value-type="float" office:value="0">
            <office:annotation draw:style-name="gr1" draw:text-style-name="P1" svg:width="1.1413in" svg:height="0.3902in" svg:x="16.3535in" svg:y="3.4469in" draw:caption-point-x="-0.2402in" draw:caption-point-y="0.5976in">
              <dc:date>2019-03-22T00:00:00</dc:date>
              <text:p text:style-name="P1"><text:span text:style-name="T1">Đau chân, xđt, 9h10 đến cty</text:span></text:p>
            </office:annotation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1">
            <office:annotation draw:style-name="gr1" draw:text-style-name="P1" svg:width="1.1413in" svg:height="0.3902in" svg:x="18.2185in" svg:y="3.4461in" draw:caption-point-x="-0.2402in" draw:caption-point-y="0.5984in">
              <dc:date>2019-03-27T00:00:00</dc:date>
              <text:p text:style-name="P1"><text:span text:style-name="T1">Làm remote → cònirm</text:span></text:p>
            </office:annotation>
            <text:p>1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3" draw:text-style-name="P1" svg:width="1.1413in" svg:height="0.5457in" svg:x="19.1512in" svg:y="3.4465in" draw:caption-point-x="-0.2402in" draw:caption-point-y="0.598in">
              <dc:date>2019-03-28T00:00:00</dc:date>
              <text:p text:style-name="P1"><text:span text:style-name="T1">Đi trễ theo plan, 9h10 đến cty</text:span></text:p>
              <text:p text:style-name="P1"><text:span text:style-name="T1"/></text:p>
            </office:annotation>
            <text:p>0</text:p>
          </table:table-cell>
          <table:table-cell table:style-name="ce90" office:value-type="float" office:value="1">
            <office:annotation draw:style-name="gr1" draw:text-style-name="P1" svg:width="1.1413in" svg:height="0.3902in" svg:x="19.6173in" svg:y="3.4461in" draw:caption-point-x="-0.2402in" draw:caption-point-y="0.5984in">
              <dc:date>2019-03-27T00:00:00</dc:date>
              <text:p text:style-name="P1"><text:span text:style-name="T1">Làm remote → cònirm</text:span></text:p>
            </office:annotation>
            <text:p>1</text:p>
          </table:table-cell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12">
            <text:p>12</text:p>
          </table:table-cell>
          <table:table-cell table:style-name="ce44" office:value-type="string">
            <text:p>HaTH</text:p>
          </table:table-cell>
          <table:table-cell table:style-name="ce80" table:formula="of:=[.F18]*[.$C$2]" office:value-type="float" office:value="500000">
            <text:p>500,000</text:p>
          </table:table-cell>
          <table:table-cell table:style-name="ce80" table:formula="of:=[.C18]-IF([.E18]=&quot;Yes&quot;;0;[.C18])" office:value-type="float" office:value="500000">
            <text:p>500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18:.AK18]; &quot;0&quot;)" office:value-type="float" office:value="20">
            <text:p>2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.5">
            <office:annotation draw:style-name="gr1" draw:text-style-name="P1" svg:width="1.1413in" svg:height="0.3902in" svg:x="7.9598in" svg:y="3.6913in" draw:caption-point-x="-0.2402in" draw:caption-point-y="0.6008in">
              <dc:date>2019-03-04T00:00:00</dc:date>
              <text:p text:style-name="P1"><text:span text:style-name="T1">Việc cá nhân, off chiều</text:span></text:p>
            </office:annotation>
            <text:p>0.5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13">
            <text:p>13</text:p>
          </table:table-cell>
          <table:table-cell table:style-name="ce45" office:value-type="string">
            <text:p>HaVS</text:p>
          </table:table-cell>
          <table:table-cell table:style-name="ce80" table:formula="of:=[.F19]*[.$C$2]" office:value-type="float" office:value="225000">
            <text:p>225,000</text:p>
          </table:table-cell>
          <table:table-cell table:style-name="ce80" table:formula="of:=[.C19]-IF([.E19]=&quot;Yes&quot;;0;[.C19])" office:value-type="float" office:value="225000">
            <text:p>225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19:.AK19]; &quot;0&quot;)" office:value-type="float" office:value="9">
            <text:p>9</text:p>
          </table:table-cell>
          <table:table-cell table:style-name="ce90" office:value-type="float" office:value="0.5">
            <office:annotation draw:style-name="gr1" draw:text-style-name="P5" svg:width="1.1413in" svg:height="0.3902in" svg:x="6.561in" svg:y="3.9965in" draw:caption-point-x="-0.2402in" draw:caption-point-y="0.5433in">
              <dc:date>2019-03-01T00:00:00</dc:date>
              <text:p text:style-name="P5"><text:span text:style-name="T4">Gặp thấy hướng dẫn, off chiều</text:span></text:p>
            </office:annotation>
            <text:p>0.5</text:p>
          </table:table-cell>
          <table:table-cell table:style-name="ce90" table:number-columns-repeated="2"/>
          <table:table-cell table:style-name="ce90" office:value-type="float" office:value="0.5">
            <office:annotation draw:style-name="gr4" draw:text-style-name="P5" svg:width="1.1413in" svg:height="0.2634in" svg:x="7.9598in" svg:y="3.9965in" draw:caption-point-x="-0.2402in" draw:caption-point-y="0.5433in">
              <dc:date>2019-03-04T00:00:00</dc:date>
              <text:p text:style-name="P5"><text:span text:style-name="T4">Đi học, off chiều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.5">
            <office:annotation draw:style-name="gr4" draw:text-style-name="P5" svg:width="1.1413in" svg:height="0.2634in" svg:x="8.8925in" svg:y="3.9969in" draw:caption-point-x="-0.2402in" draw:caption-point-y="0.5429in">
              <dc:date>2019-03-04T00:00:00</dc:date>
              <text:p text:style-name="P5"><text:span text:style-name="T4">Đi học, off chiều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.5">
            <office:annotation draw:style-name="gr4" draw:text-style-name="P5" svg:width="1.1413in" svg:height="0.2634in" svg:x="9.8252in" svg:y="3.9969in" draw:caption-point-x="-0.2402in" draw:caption-point-y="0.5429in">
              <dc:date>2019-03-04T00:00:00</dc:date>
              <text:p text:style-name="P5"><text:span text:style-name="T4">Đi học, off chiều</text:span></text:p>
            </office:annotation>
            <text:p>0.5</text:p>
          </table:table-cell>
          <table:table-cell table:style-name="ce90" table:number-columns-repeated="2"/>
          <table:table-cell table:style-name="ce90" office:value-type="float" office:value="0.5">
            <office:annotation draw:style-name="gr4" draw:text-style-name="P7" svg:width="1.1413in" svg:height="0.2634in" svg:x="11.224in" svg:y="3.9378in" draw:caption-point-x="-0.2402in" draw:caption-point-y="0.602in">
              <dc:date>2019-03-04T00:00:00</dc:date>
              <text:p text:style-name="P7"><text:span text:style-name="T5">Đi học, off chiều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.5">
            <office:annotation draw:style-name="gr4" draw:text-style-name="P7" svg:width="1.1413in" svg:height="0.2634in" svg:x="12.1567in" svg:y="3.9378in" draw:caption-point-x="-0.2402in" draw:caption-point-y="0.602in">
              <dc:date>2019-03-04T00:00:00</dc:date>
              <text:p text:style-name="P7"><text:span text:style-name="T5">Đi học, off chiều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.5">
            <office:annotation draw:style-name="gr4" draw:text-style-name="P7" svg:width="1.1413in" svg:height="0.2634in" svg:x="13.0894in" svg:y="3.9378in" draw:caption-point-x="-0.2402in" draw:caption-point-y="0.602in">
              <dc:date>2019-03-04T00:00:00</dc:date>
              <text:p text:style-name="P7"><text:span text:style-name="T5">Đi học, off chiều</text:span></text:p>
            </office:annotation>
            <text:p>0.5</text:p>
          </table:table-cell>
          <table:table-cell table:style-name="ce90" table:number-columns-repeated="2"/>
          <table:table-cell table:style-name="ce90" office:value-type="float" office:value="0.5">
            <office:annotation draw:style-name="gr4" draw:text-style-name="P1" svg:width="1.1413in" svg:height="0.2634in" svg:x="14.4882in" svg:y="3.9362in" draw:caption-point-x="-0.2402in" draw:caption-point-y="0.6035in">
              <dc:date>2019-03-04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.5">
            <office:annotation draw:style-name="gr4" draw:text-style-name="P7" svg:width="1.1413in" svg:height="0.2634in" svg:x="15.4209in" svg:y="3.9378in" draw:caption-point-x="-0.2402in" draw:caption-point-y="0.602in">
              <dc:date>2019-03-04T00:00:00</dc:date>
              <text:p text:style-name="P7"><text:span text:style-name="T5">Đi học, off chiều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1">
            <office:annotation draw:style-name="gr2" draw:text-style-name="P1" svg:width="1.1413in" svg:height="0.7012in" svg:x="16.3535in" svg:y="3.9421in" draw:caption-point-x="-0.2402in" draw:caption-point-y="0.5976in">
              <dc:date>2019-03-22T00:00:00</dc:date>
              <text:p text:style-name="P1"><text:span text:style-name="T1">Khám tay off sáng + gặp thầy hướng dẫn , off chiều</text:span></text:p>
            </office:annotation>
            <text:p>1</text:p>
          </table:table-cell>
          <table:table-cell table:style-name="ce90" table:number-columns-repeated="2"/>
          <table:table-cell table:style-name="ce90" office:value-type="float" office:value="0.5">
            <office:annotation draw:style-name="gr4" draw:text-style-name="P1" svg:width="1.1413in" svg:height="0.2634in" svg:x="17.7524in" svg:y="3.9339in" draw:caption-point-x="-0.2402in" draw:caption-point-y="0.6059in">
              <dc:date>2019-03-04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.5">
            <office:annotation draw:style-name="gr4" draw:text-style-name="P1" svg:width="1.1413in" svg:height="0.2634in" svg:x="18.685in" svg:y="3.9339in" draw:caption-point-x="-0.2402in" draw:caption-point-y="0.6059in">
              <dc:date>2019-03-04T00:00:00</dc:date>
              <text:p text:style-name="P1"><text:span text:style-name="T1">Đi học, off chiều</text:span></text:p>
            </office:annotation>
            <text:p>0.5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80" table:formula="of:=[.F20]*[.$C$2]" office:value-type="float" office:value="475000">
            <text:p>475,000</text:p>
          </table:table-cell>
          <table:table-cell table:style-name="ce80" table:formula="of:=[.C20]-IF([.E20]=&quot;Yes&quot;;0;[.C20])" office:value-type="float" office:value="475000">
            <text:p>475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20:.AK20]; &quot;0&quot;)" office:value-type="float" office:value="19">
            <text:p>19</text:p>
          </table:table-cell>
          <table:table-cell table:style-name="ce90" office:value-type="float" office:value="0">
            <office:annotation draw:style-name="gr8" draw:text-style-name="P1" svg:width="1.1413in" svg:height="1.0122in" svg:x="6.561in" svg:y="4.1858in" draw:caption-point-x="-0.2402in" draw:caption-point-y="0.6016in">
              <dc:date>2019-03-04T00:00:00</dc:date>
              <text:p text:style-name="P1"><text:span text:style-name="T1">Lên trường họp lúc 2h25 → tính off chiều → confirm số giờ làm bù và update</text:span></text:p>
            </office:annotation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8.8925in" svg:y="4.1858in" draw:caption-point-x="-0.2402in" draw:caption-point-y="0.6016in">
              <dc:date>2019-03-06T00:00:00</dc:date>
              <text:p text:style-name="P1"><text:span text:style-name="T1">Bận việc nhà, 8h44 đến cty</text:span></text:p>
            </office:annotation>
            <text:p>0</text:p>
          </table:table-cell>
          <table:table-cell table:style-name="ce90" office:value-type="float" office:value="0">
            <office:annotation draw:style-name="gr3" draw:text-style-name="P1" svg:width="1.1413in" svg:height="0.5457in" svg:x="9.3587in" svg:y="4.1874in" draw:caption-point-x="-0.2402in" draw:caption-point-y="0.6in">
              <dc:date>2019-03-08T00:00:00</dc:date>
              <text:p text:style-name="P1"><text:span text:style-name="T1">Bận việc gđ, xin đi trễ, 9h08 đến cty</text:span></text:p>
            </office:annotation>
            <text:p>0</text:p>
          </table:table-cell>
          <table:table-cell table:style-name="ce90" office:value-type="float" office:value="0.5">
            <office:annotation draw:style-name="gr3" draw:text-style-name="P1" svg:width="1.1413in" svg:height="0.5457in" svg:x="9.8252in" svg:y="4.1909in" draw:caption-point-x="-0.2402in" draw:caption-point-y="0.5965in">
              <dc:date>2019-04-01T00:00:00</dc:date>
              <text:p text:style-name="P1"><text:span text:style-name="T1">Lên trường dự lễ, 10h49 đến cty → tính off sáng</text:span></text:p>
            </office:annotation>
            <text:p>0.5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12.1567in" svg:y="4.1878in" draw:caption-point-x="-0.2402in" draw:caption-point-y="0.5996in">
              <dc:date>2019-03-14T00:00:00</dc:date>
              <text:p text:style-name="P1"><text:span text:style-name="T1">bận việc nhà, 8h41 đến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13.0894in" svg:y="4.1886in" draw:caption-point-x="-0.2402in" draw:caption-point-y="0.5988in">
              <dc:date>2019-03-15T00:00:00</dc:date>
              <text:p text:style-name="P1"><text:span text:style-name="T1"><text:s/></text:span><text:span text:style-name="T1">bận việc nhà, 8h42 đến cty</text:span></text:p>
            </office:annotation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3" draw:text-style-name="P1" svg:width="1.1413in" svg:height="0.5457in" svg:x="14.9543in" svg:y="4.1886in" draw:caption-point-x="-0.2402in" draw:caption-point-y="0.5988in">
              <dc:date>2019-03-19T00:00:00</dc:date>
              <text:p text:style-name="P1"><text:span text:style-name="T1"><text:s/></text:span><text:span text:style-name="T1">bận việc cá nhân, xin đi trễ, 9h`15 đến cty</text:span></text:p>
            </office:annotation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15.4209in" svg:y="4.189in" draw:caption-point-x="-0.2402in" draw:caption-point-y="0.5984in">
              <dc:date>2019-03-20T00:00:00</dc:date>
              <text:p text:style-name="P1"><text:span text:style-name="T1">bận việc nhà, 8h37 đến cty</text:span></text:p>
            </office:annotation>
            <text:p>0</text:p>
          </table:table-cell>
          <table:table-cell table:style-name="ce90" office:value-type="float" office:value="0.5">
            <office:annotation draw:style-name="gr1" draw:text-style-name="P1" svg:width="1.1413in" svg:height="0.3902in" svg:x="15.887in" svg:y="4.1898in" draw:caption-point-x="-0.2402in" draw:caption-point-y="0.5976in">
              <dc:date>2019-03-21T00:00:00</dc:date>
              <text:p text:style-name="P1"><text:span text:style-name="T1">Họp ở trường, off sáng</text:span></text:p>
            </office:annotation>
            <text:p>0.5</text:p>
          </table:table-cell>
          <table:table-cell table:style-name="ce90" office:value-type="float" office:value="0">
            <office:annotation draw:style-name="gr1" draw:text-style-name="P1" svg:width="1.1413in" svg:height="0.3902in" svg:x="16.3535in" svg:y="4.1898in" draw:caption-point-x="-0.2402in" draw:caption-point-y="0.5976in">
              <dc:date>2019-03-22T00:00:00</dc:date>
              <text:p text:style-name="P1"><text:span text:style-name="T1">bận việc nhà, 8h43 đến cty</text:span></text:p>
            </office:annotation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3" draw:text-style-name="P1" svg:width="1.1413in" svg:height="0.5457in" svg:x="18.2185in" svg:y="4.189in" draw:caption-point-x="-0.2402in" draw:caption-point-y="0.5984in">
              <dc:date>2019-03-27T00:00:00</dc:date>
              <text:p text:style-name="P1"><text:span text:style-name="T1"><text:s/></text:span><text:span text:style-name="T1">em bé bị sốt, xin đi trễ, 9h33 đến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8" draw:text-style-name="P1" svg:width="1.1413in" svg:height="1.0122in" svg:x="19.1512in" svg:y="4.1894in" draw:caption-point-x="-0.2402in" draw:caption-point-y="0.598in">
              <dc:date>2019-03-29T00:00:00</dc:date>
              <text:p text:style-name="P1"><text:span text:style-name="T1">Bận việc nhà, 9h05 đến cty</text:span></text:p>
              <text:p text:style-name="P1"><text:span text:style-name="T1">Có việc ở trường, 2h15 đến cty → đã làm bù đủ số giờ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80" table:formula="of:=[.F21]*[.$C$2]" office:value-type="float" office:value="500000">
            <text:p>500,000</text:p>
          </table:table-cell>
          <table:table-cell table:style-name="ce80" table:formula="of:=[.C21]-IF([.E21]=&quot;Yes&quot;;0;[.C21])" office:value-type="float" office:value="500000">
            <text:p>500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21:.AK21]; &quot;0&quot;)" office:value-type="float" office:value="20">
            <text:p>2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3" draw:text-style-name="P1" svg:width="1.1413in" svg:height="0.5457in" svg:x="18.2185in" svg:y="4.437in" draw:caption-point-x="-0.2402in" draw:caption-point-y="0.5984in">
              <dc:date>2019-03-27T00:00:00</dc:date>
              <text:p text:style-name="P1"><text:span text:style-name="T1">đau đầu, mệt, xin đi trễ, 8h50 đến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1">
            <office:annotation draw:style-name="gr4" draw:text-style-name="P1" svg:width="1.1413in" svg:height="0.2634in" svg:x="19.1512in" svg:y="4.4374in" draw:caption-point-x="-0.2402in" draw:caption-point-y="0.598in">
              <dc:date>2019-03-28T00:00:00</dc:date>
              <text:p text:style-name="P1"><text:span text:style-name="T1">Đi khám bệnh</text:span></text:p>
            </office:annotation>
            <text:p>1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80" table:formula="of:=[.F22]*[.$C$2]" office:value-type="float" office:value="450000">
            <text:p>450,000</text:p>
          </table:table-cell>
          <table:table-cell table:style-name="ce80" table:formula="of:=[.C22]-IF([.E22]=&quot;Yes&quot;;0;[.C22])" office:value-type="float" office:value="450000">
            <text:p>450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22:.AK22]; &quot;0&quot;)" office:value-type="float" office:value="18">
            <text:p>18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.5">
            <office:annotation draw:style-name="gr1" draw:text-style-name="P1" svg:width="1.1413in" svg:height="0.3902in" svg:x="14.9543in" svg:y="4.6843in" draw:caption-point-x="-0.2402in" draw:caption-point-y="0.5988in">
              <dc:date>2019-03-19T00:00:00</dc:date>
              <text:p text:style-name="P1"><text:span text:style-name="T1">Đi khám bệnh, off sáng</text:span></text:p>
            </office:annotation>
            <text:p>0.5</text:p>
          </table:table-cell>
          <table:table-cell table:number-columns-repeated="3" table:style-name="ce90" office:value-type="float" office:value="0">
            <text:p>0</text:p>
          </table:table-cell>
          <table:table-cell table:style-name="ce90" table:number-columns-repeated="2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1">
            <office:annotation draw:style-name="gr4" draw:text-style-name="P1" svg:width="1.1413in" svg:height="0.2634in" svg:x="19.1512in" svg:y="4.685in" draw:caption-point-x="-0.2402in" draw:caption-point-y="0.598in">
              <dc:date>2019-03-28T00:00:00</dc:date>
              <text:p text:style-name="P1"><text:span text:style-name="T1">Đi du lịch</text:span></text:p>
            </office:annotation>
            <text:p>1</text:p>
          </table:table-cell>
          <table:table-cell table:style-name="ce90" office:value-type="float" office:value="1">
            <office:annotation draw:style-name="gr4" draw:text-style-name="P1" svg:width="1.1413in" svg:height="0.2634in" svg:x="19.6173in" svg:y="4.685in" draw:caption-point-x="-0.2402in" draw:caption-point-y="0.598in">
              <dc:date>2019-03-28T00:00:00</dc:date>
              <text:p text:style-name="P1"><text:span text:style-name="T1">Đi du lịch</text:span></text:p>
            </office:annotation>
            <text:p>1</text:p>
          </table:table-cell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80" table:formula="of:=[.F23]*[.$C$2]" office:value-type="float" office:value="200000">
            <text:p>200,000</text:p>
          </table:table-cell>
          <table:table-cell table:style-name="ce80" table:formula="of:=[.C23]-IF([.E23]=&quot;Yes&quot;;0;[.C23])" office:value-type="float" office:value="200000">
            <text:p>200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23:.AK23]; &quot;0&quot;)" office:value-type="float" office:value="8">
            <text:p>8</text:p>
          </table:table-cell>
          <table:table-cell table:style-name="ce90" office:value-type="float" office:value="1">
            <text:p>1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.5">
            <office:annotation draw:style-name="gr1" draw:text-style-name="P1" svg:width="1.1413in" svg:height="0.3902in" svg:x="8.426in" svg:y="4.9287in" draw:caption-point-x="-0.2402in" draw:caption-point-y="0.602in">
              <dc:date>2019-03-05T00:00:00</dc:date>
              <text:p text:style-name="P1"><text:span text:style-name="T1">10h09 đến cty → tính off sáng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1">
            <text:p>1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1">
            <text:p>1</text:p>
          </table:table-cell>
          <table:table-cell table:style-name="ce90" office:value-type="float" office:value="0.5">
            <office:annotation draw:style-name="gr1" draw:text-style-name="P1" svg:width="1.1413in" svg:height="0.3902in" svg:x="12.1567in" svg:y="4.9307in" draw:caption-point-x="-0.2402in" draw:caption-point-y="0.6in">
              <dc:date>2019-03-13T00:00:00</dc:date>
              <text:p text:style-name="P1"><text:span text:style-name="T1">10h11 đến cty → tính off sáng</text:span></text:p>
            </office:annotation>
            <text:p>0.5</text:p>
          </table:table-cell>
          <table:table-cell table:style-name="ce90" office:value-type="float" office:value="1">
            <text:p>1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1">
            <text:p>1</text:p>
          </table:table-cell>
          <table:table-cell table:style-name="ce90" office:value-type="float" office:value="0.5">
            <office:annotation draw:style-name="gr4" draw:text-style-name="P1" svg:width="1.1413in" svg:height="0.2634in" svg:x="14.9543in" svg:y="4.9323in" draw:caption-point-x="-0.2402in" draw:caption-point-y="0.5984in">
              <dc:date>2019-03-19T00:00:00</dc:date>
              <text:p text:style-name="P1"><text:span text:style-name="T1">Off sáng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1">
            <text:p>1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1">
            <text:p>1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1">
            <text:p>1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1">
            <text:p>1</text:p>
          </table:table-cell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80" table:formula="of:=[.F24]*[.$C$2]" office:value-type="float" office:value="500000">
            <text:p>500,000</text:p>
          </table:table-cell>
          <table:table-cell table:style-name="ce80" table:formula="of:=[.C24]-IF([.E24]=&quot;Yes&quot;;0;[.C24])" office:value-type="float" office:value="500000">
            <text:p>500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24:.AK24]; &quot;0&quot;)" office:value-type="float" office:value="20">
            <text:p>2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1">
            <office:annotation draw:style-name="gr1" draw:text-style-name="P1" svg:width="1.1413in" svg:height="0.3902in" svg:x="18.2185in" svg:y="5.1799in" draw:caption-point-x="-0.2402in" draw:caption-point-y="0.5984in">
              <dc:date>2019-03-27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3" table:style-name="ce90" office:value-type="float" office:value="0">
            <text:p>0</text:p>
          </table:table-cell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80" table:formula="of:=[.F25]*[.$C$2]" office:value-type="float" office:value="325000">
            <text:p>325,000</text:p>
          </table:table-cell>
          <table:table-cell table:style-name="ce80" table:formula="of:=[.C25]-IF([.E25]=&quot;Yes&quot;;0;[.C25])" office:value-type="float" office:value="325000">
            <text:p>325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25:.AK25]; &quot;0&quot;)" office:value-type="float" office:value="13">
            <text:p>13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.5">
            <office:annotation draw:style-name="gr4" draw:text-style-name="P1" svg:width="1.1413in" svg:height="0.2634in" svg:x="7.9598in" svg:y="5.4252in" draw:caption-point-x="-0.2402in" draw:caption-point-y="0.6008in">
              <dc:date>2019-03-04T00:00:00</dc:date>
              <text:p text:style-name="P1"><text:span text:style-name="T1">Đi học, off chiều</text:span></text:p>
            </office:annotation>
            <text:p>0.5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0.5">
            <office:annotation draw:style-name="gr4" draw:text-style-name="P1" svg:width="1.1413in" svg:height="0.2634in" svg:x="9.3587in" svg:y="5.4236in" draw:caption-point-x="-0.2402in" draw:caption-point-y="0.6024in">
              <dc:date>2019-03-06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.5">
            <office:annotation draw:style-name="gr4" draw:text-style-name="P1" svg:width="1.1413in" svg:height="0.2634in" svg:x="11.224in" svg:y="5.4224in" draw:caption-point-x="-0.2402in" draw:caption-point-y="0.6035in">
              <dc:date>2019-03-04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.5">
            <office:annotation draw:style-name="gr4" draw:text-style-name="P1" svg:width="1.1413in" svg:height="0.2634in" svg:x="12.1567in" svg:y="5.4224in" draw:caption-point-x="-0.2402in" draw:caption-point-y="0.6035in">
              <dc:date>2019-03-04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90" office:value-type="float" office:value="0">
            <office:annotation draw:style-name="gr1" draw:text-style-name="P1" svg:width="1.1413in" svg:height="0.3902in" svg:x="12.6228in" svg:y="5.4264in" draw:caption-point-x="-0.2402in" draw:caption-point-y="0.5996in">
              <dc:date>2019-03-14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.5">
            <office:annotation draw:style-name="gr4" draw:text-style-name="P1" svg:width="1.1413in" svg:height="0.2634in" svg:x="14.4882in" svg:y="5.4224in" draw:caption-point-x="-0.2402in" draw:caption-point-y="0.6035in">
              <dc:date>2019-03-04T00:00:00</dc:date>
              <text:p text:style-name="P1"><text:span text:style-name="T1">Đi học, off chiều</text:span></text:p>
            </office:annotation>
            <text:p>0.5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0.5">
            <office:annotation draw:style-name="gr3" draw:text-style-name="P7" svg:width="1.1413in" svg:height="0.5457in" svg:x="15.887in" svg:y="5.4232in" draw:caption-point-x="-0.2402in" draw:caption-point-y="0.6028in">
              <dc:date>2019-03-21T00:00:00</dc:date>
              <text:p text:style-name="P7"><text:span text:style-name="T5">kẹt xe, 8h36 đến cty</text:span></text:p>
              <text:p text:style-name="P7"><text:span text:style-name="T5">Đi học, off chiều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.5">
            <office:annotation draw:style-name="gr4" draw:text-style-name="P1" svg:width="1.1413in" svg:height="0.2634in" svg:x="17.7524in" svg:y="5.4201in" draw:caption-point-x="-0.2402in" draw:caption-point-y="0.6059in">
              <dc:date>2019-03-04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.5">
            <office:annotation draw:style-name="gr4" draw:text-style-name="P1" svg:width="1.1413in" svg:height="0.2634in" svg:x="18.685in" svg:y="5.4201in" draw:caption-point-x="-0.2402in" draw:caption-point-y="0.6059in">
              <dc:date>2019-03-04T00:00:00</dc:date>
              <text:p text:style-name="P1"><text:span text:style-name="T1">Đi học, off chiều</text:span></text:p>
            </office:annotation>
            <text:p>0.5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80" table:formula="of:=[.F26]*[.$C$2]" office:value-type="float" office:value="525000">
            <text:p>525,000</text:p>
          </table:table-cell>
          <table:table-cell table:style-name="ce80" table:formula="of:=[.C26]-IF([.E26]=&quot;Yes&quot;;0;[.C26])" office:value-type="float" office:value="525000">
            <text:p>525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26:.AK26]; &quot;0&quot;)" office:value-type="float" office:value="21">
            <text:p>21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80" table:formula="of:=[.F27]*[.$C$2]" office:value-type="float" office:value="500000">
            <text:p>500,000</text:p>
          </table:table-cell>
          <table:table-cell table:style-name="ce80" table:formula="of:=[.C27]-IF([.E27]=&quot;Yes&quot;;0;[.C27])" office:value-type="float" office:value="500000">
            <text:p>500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27:.AK27]; &quot;0&quot;)" office:value-type="float" office:value="20">
            <text:p>2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1">
            <office:annotation draw:style-name="gr1" draw:text-style-name="P1" svg:width="1.1413in" svg:height="0.3902in" svg:x="9.8252in" svg:y="5.9248in" draw:caption-point-x="-0.2402in" draw:caption-point-y="0.5965in">
              <dc:date>2019-04-01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14.9543in" svg:y="5.9224in" draw:caption-point-x="-0.2402in" draw:caption-point-y="0.5988in">
              <dc:date>2019-03-19T00:00:00</dc:date>
              <text:p text:style-name="P1"><text:span text:style-name="T1">trúng gió, xin đi trễ, 8h45 đến cty</text:span></text:p>
            </office:annotation>
            <text:p>0</text:p>
          </table:table-cell>
          <table:table-cell table:number-columns-repeated="3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22">
            <text:p>22</text:p>
          </table:table-cell>
          <table:table-cell table:style-name="ce45" office:value-type="string">
            <text:p>HuyNG</text:p>
          </table:table-cell>
          <table:table-cell table:style-name="ce80" table:formula="of:=[.F28]*[.$C$2]" office:value-type="float" office:value="500000">
            <text:p>500,000</text:p>
          </table:table-cell>
          <table:table-cell table:style-name="ce80" table:formula="of:=[.C28]-IF([.E28]=&quot;Yes&quot;;0;[.C28])" office:value-type="float" office:value="500000">
            <text:p>500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28:.AK28]; &quot;0&quot;)" office:value-type="float" office:value="20">
            <text:p>20</text:p>
          </table:table-cell>
          <table:table-cell table:style-name="ce90" office:value-type="float" office:value="0">
            <office:annotation draw:style-name="gr1" draw:text-style-name="P1" svg:width="1.1413in" svg:height="0.3902in" svg:x="6.561in" svg:y="6.1673in" draw:caption-point-x="-0.2402in" draw:caption-point-y="0.6016in">
              <dc:date>2019-03-01T00:00:00</dc:date>
              <text:p text:style-name="P1"><text:span text:style-name="T1">Đau bụng, 8h38 đến cty</text:span></text:p>
            </office:annotation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0">
            <office:annotation draw:style-name="gr3" draw:text-style-name="P1" svg:width="1.1413in" svg:height="0.5457in" svg:x="8.8925in" svg:y="6.1673in" draw:caption-point-x="-0.2402in" draw:caption-point-y="0.6016in">
              <dc:date>2019-03-06T00:00:00</dc:date>
              <text:p text:style-name="P1"><text:span text:style-name="T1">Làm giấy tờ, xin đi trễ, 9h10 đến cty</text:span></text:p>
            </office:annotation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9.3587in" svg:y="6.1689in" draw:caption-point-x="-0.2402in" draw:caption-point-y="0.6in">
              <dc:date>2019-03-08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12.1567in" svg:y="6.1693in" draw:caption-point-x="-0.2402in" draw:caption-point-y="0.5996in">
              <dc:date>2019-03-14T00:00:00</dc:date>
              <text:p text:style-name="P1"><text:span text:style-name="T1">hư xe, xin đi trễ, 9h05 đến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3" draw:text-style-name="P1" svg:width="1.1413in" svg:height="0.5457in" svg:x="13.0894in" svg:y="6.1701in" draw:caption-point-x="-0.2402in" draw:caption-point-y="0.5988in">
              <dc:date>2019-03-15T00:00:00</dc:date>
              <text:p text:style-name="P1"><text:span text:style-name="T1">ngủ quên, 9h04 đến cty</text:span></text:p>
              <text:p text:style-name="P1"><text:span text:style-name="T1"/></text:p>
            </office:annotation>
            <text:p>0</text:p>
          </table:table-cell>
          <table:table-cell table:style-name="ce90" table:number-columns-repeated="2"/>
          <table:table-cell table:style-name="ce90" office:value-type="float" office:value="0">
            <office:annotation draw:style-name="gr1" draw:text-style-name="P1" svg:width="1.1413in" svg:height="0.3902in" svg:x="14.4882in" svg:y="6.1701in" draw:caption-point-x="-0.2402in" draw:caption-point-y="0.5988in">
              <dc:date>2019-03-19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0">
            <office:annotation draw:style-name="gr3" draw:text-style-name="P1" svg:width="1.1413in" svg:height="0.5457in" svg:x="16.3535in" svg:y="6.1713in" draw:caption-point-x="-0.2402in" draw:caption-point-y="0.5976in">
              <dc:date>2019-03-22T00:00:00</dc:date>
              <text:p text:style-name="P1"><text:span text:style-name="T1">chờ sửa xe, xin đi trễ, 8h59 đến cty</text:span></text:p>
            </office:annotation>
            <text:p>0</text:p>
          </table:table-cell>
          <table:table-cell table:style-name="ce90" table:number-columns-repeated="2"/>
          <table:table-cell table:style-name="ce90" office:value-type="float" office:value="0">
            <office:annotation draw:style-name="gr3" draw:text-style-name="P1" svg:width="1.1413in" svg:height="0.5457in" svg:x="17.7524in" svg:y="6.1701in" draw:caption-point-x="-0.2402in" draw:caption-point-y="0.5988in">
              <dc:date>2019-03-25T00:00:00</dc:date>
              <text:p text:style-name="P1"><text:span text:style-name="T1">mệt + đau đầu, xin đi trễ, 9h10 đến cty</text:span></text:p>
            </office:annotation>
            <text:p>0</text:p>
          </table:table-cell>
          <table:table-cell table:style-name="ce90" office:value-type="float" office:value="1">
            <office:annotation draw:style-name="gr1" draw:text-style-name="P1" svg:width="1.1413in" svg:height="0.3902in" svg:x="18.2185in" svg:y="6.1705in" draw:caption-point-x="-0.2402in" draw:caption-point-y="0.5984in">
              <dc:date>2019-03-27T00:00:00</dc:date>
              <text:p text:style-name="P1"><text:span text:style-name="T1">Về quê đám hỏi chị</text:span></text:p>
            </office:annotation>
            <text:p>1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19.6173in" svg:y="6.1717in" draw:caption-point-x="-0.2402in" draw:caption-point-y="0.5972in">
              <dc:date>2019-03-29T00:00:00</dc:date>
              <text:p text:style-name="P1"><text:span text:style-name="T1">đau bụng, xin đi trễ, 9h07 đến cty</text:span></text:p>
            </office:annotation>
            <text:p>0</text:p>
          </table:table-cell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23">
            <text:p>23</text:p>
          </table:table-cell>
          <table:table-cell table:style-name="ce45" office:value-type="string">
            <text:p>KhangNHH</text:p>
          </table:table-cell>
          <table:table-cell table:style-name="ce80" table:formula="of:=[.F29]*[.$C$2]" office:value-type="float" office:value="450000">
            <text:p>450,000</text:p>
          </table:table-cell>
          <table:table-cell table:style-name="ce80" table:formula="of:=[.C29]-IF([.E29]=&quot;Yes&quot;;0;[.C29])" office:value-type="float" office:value="450000">
            <text:p>450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29:.AK29]; &quot;0&quot;)" office:value-type="float" office:value="18">
            <text:p>18</text:p>
          </table:table-cell>
          <table:table-cell table:style-name="ce90" office:value-type="float" office:value="0">
            <office:annotation draw:style-name="gr6" draw:text-style-name="P1" svg:width="1.1413in" svg:height="0.8567in" svg:x="6.561in" svg:y="6.4161in" draw:caption-point-x="-0.2402in" draw:caption-point-y="0.6004in">
              <dc:date>2019-03-01T00:00:00</dc:date>
              <text:p text:style-name="P1"><text:span text:style-name="T1">bận việc riêng, xin về sớm 4h15, sẽ làm bù vào cuối tuần</text:span></text:p>
              <text:p text:style-name="P1"><text:span text:style-name="T1">→ </text:span><text:span text:style-name="T1">confirm </text:span></text:p>
            </office:annotation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1">
            <office:annotation draw:style-name="gr6" draw:text-style-name="P1" svg:width="1.1413in" svg:height="0.8567in" svg:x="9.8252in" svg:y="6.4126in" draw:caption-point-x="-0.2402in" draw:caption-point-y="0.6039in">
              <dc:date>2019-03-07T00:00:00</dc:date>
              <text:p text:style-name="P1"><text:span text:style-name="T1"><text:s/></text:span><text:span text:style-name="T1">Đi thăm người thân với gia đình.</text:span></text:p>
              <text:p text:style-name="P1"><text:span text:style-name="T1"/></text:p>
              <text:p text:style-name="P1"><text:span text:style-name="T1"/></text:p>
            </office:annotation>
            <text:p>1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0.5">
            <office:annotation draw:style-name="gr1" draw:text-style-name="P1" svg:width="1.1413in" svg:height="0.3902in" svg:x="15.4209in" svg:y="6.4181in" draw:caption-point-x="-0.2402in" draw:caption-point-y="0.5984in">
              <dc:date>2019-03-20T00:00:00</dc:date>
              <text:p text:style-name="P1"><text:span text:style-name="T1">Bận việc nhà, off chiều</text:span></text:p>
            </office:annotation>
            <text:p>0.5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1">
            <office:annotation draw:style-name="gr4" draw:text-style-name="P1" svg:width="1.1413in" svg:height="0.2634in" svg:x="19.6173in" svg:y="6.4185in" draw:caption-point-x="-0.2402in" draw:caption-point-y="0.598in">
              <dc:date>2019-03-28T00:00:00</dc:date>
              <text:p text:style-name="P1"><text:span text:style-name="T1">Nhà có đám giỗ</text:span></text:p>
            </office:annotation>
            <text:p>1</text:p>
          </table:table-cell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24">
            <text:p>24</text:p>
          </table:table-cell>
          <table:table-cell table:style-name="ce45" office:value-type="string">
            <text:p>KhanhNN</text:p>
          </table:table-cell>
          <table:table-cell table:style-name="ce80" table:formula="of:=[.F30]*[.$C$2]" office:value-type="float" office:value="525000">
            <text:p>525,000</text:p>
          </table:table-cell>
          <table:table-cell table:style-name="ce80" table:formula="of:=[.C30]-IF([.E30]=&quot;Yes&quot;;0;[.C30])" office:value-type="float" office:value="525000">
            <text:p>525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30:.AK30]; &quot;0&quot;)" office:value-type="float" office:value="21">
            <text:p>21</text:p>
          </table:table-cell>
          <table:table-cell table:style-name="ce90" office:value-type="float" office:value="0">
            <office:annotation draw:style-name="gr1" draw:text-style-name="P1" svg:width="1.1413in" svg:height="0.3902in" svg:x="6.561in" svg:y="6.663in" draw:caption-point-x="-0.2402in" draw:caption-point-y="0.6016in">
              <dc:date>2019-03-01T00:00:00</dc:date>
              <text:p text:style-name="P1"><text:span text:style-name="T1">Thẻ xe có vấn đề, 8h37 đến cty</text:span></text:p>
            </office:annotation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8.8925in" svg:y="6.663in" draw:caption-point-x="-0.2402in" draw:caption-point-y="0.6016in">
              <dc:date>2019-03-06T00:00:00</dc:date>
              <text:p text:style-name="P1"><text:span text:style-name="T1">Mệt, xin đi trễ, 9h44 đến cty</text:span></text:p>
            </office:annotation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9.3587in" svg:y="6.6646in" draw:caption-point-x="-0.2402in" draw:caption-point-y="0.6in">
              <dc:date>2019-03-08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11.6902in" svg:y="6.6642in" draw:caption-point-x="-0.2402in" draw:caption-point-y="0.6004in">
              <dc:date>2019-03-12T00:00:00</dc:date>
              <text:p text:style-name="P1"><text:span text:style-name="T1"><text:s/></text:span><text:span text:style-name="T1">ngủ quên, 9h đến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12.6228in" svg:y="6.665in" draw:caption-point-x="-0.2402in" draw:caption-point-y="0.5996in">
              <dc:date>2019-03-14T00:00:00</dc:date>
              <text:p text:style-name="P1"><text:span text:style-name="T1">ngủ dậy muộn, 8h41 đến cty</text:span></text:p>
            </office:annotation>
            <text:p>0</text:p>
          </table:table-cell>
          <table:table-cell table:style-name="ce90" office:value-type="float" office:value="0">
            <office:annotation draw:style-name="gr3" draw:text-style-name="P1" svg:width="1.1413in" svg:height="0.5457in" svg:x="13.0894in" svg:y="6.6657in" draw:caption-point-x="-0.2402in" draw:caption-point-y="0.5988in">
              <dc:date>2019-03-15T00:00:00</dc:date>
              <text:p text:style-name="P1"><text:span text:style-name="T1">chờ người đến sửa nhà, 8h38 đến cty</text:span></text:p>
            </office:annotation>
            <text:p>0</text:p>
          </table:table-cell>
          <table:table-cell table:style-name="ce90" table:number-columns-repeated="2"/>
          <table:table-cell table:style-name="ce90" office:value-type="float" office:value="0">
            <office:annotation draw:style-name="gr3" draw:text-style-name="P1" svg:width="1.1413in" svg:height="0.5457in" svg:x="14.4882in" svg:y="6.6657in" draw:caption-point-x="-0.2402in" draw:caption-point-y="0.5988in">
              <dc:date>2019-03-19T00:00:00</dc:date>
              <text:p text:style-name="P1"><text:span text:style-name="T1">ngủ quên, xin đi trễ, 9h05 đến cty</text:span></text:p>
              <text:p text:style-name="P1"><text:span text:style-name="T1"/></text:p>
            </office:annotation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14.9543in" svg:y="6.6657in" draw:caption-point-x="-0.2402in" draw:caption-point-y="0.5988in">
              <dc:date>2019-03-19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15.4209in" svg:y="6.6661in" draw:caption-point-x="-0.2402in" draw:caption-point-y="0.5984in">
              <dc:date>2019-03-20T00:00:00</dc:date>
              <text:p text:style-name="P1"><text:span text:style-name="T1">kẹt xe, 8h36 đến cty</text:span></text:p>
            </office:annotation>
            <text:p>0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18.2185in" svg:y="6.6661in" draw:caption-point-x="-0.2402in" draw:caption-point-y="0.5984in">
              <dc:date>2019-03-27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0">
            <office:annotation draw:style-name="gr6" draw:text-style-name="P1" svg:width="1.1413in" svg:height="0.8567in" svg:x="19.6173in" svg:y="6.6673in" draw:caption-point-x="-0.2402in" draw:caption-point-y="0.5972in">
              <dc:date>2019-03-29T00:00:00</dc:date>
              <text:p text:style-name="P1"><text:span text:style-name="T1">bận việc giấy tờ, xin đi trễ, khoảng 9h30 đến cty</text:span></text:p>
              <text:p text:style-name="P1"><text:span text:style-name="T1"/></text:p>
              <text:p text:style-name="P1"><text:span text:style-name="T1"/></text:p>
            </office:annotation>
            <text:p>0</text:p>
          </table:table-cell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25">
            <text:p>25</text:p>
          </table:table-cell>
          <table:table-cell table:style-name="ce45" office:value-type="string">
            <text:p>KhoaND</text:p>
          </table:table-cell>
          <table:table-cell table:style-name="ce80" table:formula="of:=[.F31]*[.$C$2]" office:value-type="float" office:value="525000">
            <text:p>525,000</text:p>
          </table:table-cell>
          <table:table-cell table:style-name="ce80" table:formula="of:=[.C31]-IF([.E31]=&quot;Yes&quot;;0;[.C31])" office:value-type="float" office:value="525000">
            <text:p>525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31:.AK31]; &quot;0&quot;)" office:value-type="float" office:value="21">
            <text:p>21</text:p>
          </table:table-cell>
          <table:table-cell table:style-name="ce90" office:value-type="float" office:value="0">
            <office:annotation draw:style-name="gr1" draw:text-style-name="P1" svg:width="1.1413in" svg:height="0.3902in" svg:x="6.561in" svg:y="6.9106in" draw:caption-point-x="-0.2402in" draw:caption-point-y="0.6016in">
              <dc:date>2019-03-01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8.426in" svg:y="6.9102in" draw:caption-point-x="-0.2402in" draw:caption-point-y="0.602in">
              <dc:date>2019-03-05T00:00:00</dc:date>
              <text:p text:style-name="P1"><text:span text:style-name="T1">Kẹt xe, 8h45 đến cty</text:span></text:p>
            </office:annotation>
            <text:p>0</text:p>
          </table:table-cell>
          <table:table-cell table:number-columns-repeated="3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office:annotation draw:style-name="gr1" draw:text-style-name="P1" svg:width="1.1413in" svg:height="0.3902in" svg:x="11.224in" svg:y="6.9114in" draw:caption-point-x="-0.2402in" draw:caption-point-y="0.6008in">
              <dc:date>2019-03-11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13.0894in" svg:y="6.9134in" draw:caption-point-x="-0.2402in" draw:caption-point-y="0.5988in">
              <dc:date>2019-03-15T00:00:00</dc:date>
              <text:p text:style-name="P1"><text:span text:style-name="T1">kẹt xe, 8h42 đến cty</text:span></text:p>
            </office:annotation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15.4209in" svg:y="6.9138in" draw:caption-point-x="-0.2402in" draw:caption-point-y="0.5984in">
              <dc:date>2019-03-20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15.887in" svg:y="6.9146in" draw:caption-point-x="-0.2402in" draw:caption-point-y="0.5976in">
              <dc:date>2019-03-21T00:00:00</dc:date>
              <text:p text:style-name="P1"><text:span text:style-name="T1">gủ quên, 8h50 vào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80" table:formula="of:=[.F32]*[.$C$2]" office:value-type="float" office:value="500000">
            <text:p>500,000</text:p>
          </table:table-cell>
          <table:table-cell table:style-name="ce80" table:formula="of:=[.C32]-IF([.E32]=&quot;Yes&quot;;0;[.C32])" office:value-type="float" office:value="500000">
            <text:p>500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32:.AK32]; &quot;0&quot;)" office:value-type="float" office:value="20">
            <text:p>2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office:annotation draw:style-name="gr1" draw:text-style-name="P1" svg:width="1.1413in" svg:height="0.3902in" svg:x="7.9598in" svg:y="7.1591in" draw:caption-point-x="-0.2402in" draw:caption-point-y="0.6008in">
              <dc:date>2019-03-04T00:00:00</dc:date>
              <text:p text:style-name="P1"><text:span text:style-name="T1">Ghé ngân hàng, xđt, 8h58 đến cty</text:span></text:p>
            </office:annotation>
            <text:p>0</text:p>
          </table:table-cell>
          <table:table-cell table:style-name="ce90" office:value-type="float" office:value="0">
            <office:annotation draw:style-name="gr3" draw:text-style-name="P1" svg:width="1.1413in" svg:height="0.5457in" svg:x="8.426in" svg:y="7.1579in" draw:caption-point-x="-0.2402in" draw:caption-point-y="0.602in">
              <dc:date>2019-03-05T00:00:00</dc:date>
              <text:p text:style-name="P1"><text:span text:style-name="T1">Bận việc, xin về sớm, 4h30 về → confirm làm bù</text:span></text:p>
            </office:annotation>
            <text:p>0</text:p>
          </table:table-cell>
          <table:table-cell table:style-name="ce90" office:value-type="float" office:value="1">
            <office:annotation draw:style-name="gr1" draw:text-style-name="P1" svg:width="1.1413in" svg:height="0.3902in" svg:x="8.8925in" svg:y="7.1583in" draw:caption-point-x="-0.2402in" draw:caption-point-y="0.6016in">
              <dc:date>2019-03-06T00:00:00</dc:date>
              <text:p text:style-name="P1"><text:span text:style-name="T1">Về quê đám cưới em trai</text:span></text:p>
            </office:annotation>
            <text:p>1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80" table:formula="of:=[.F33]*[.$C$2]" office:value-type="float" office:value="525000">
            <text:p>525,000</text:p>
          </table:table-cell>
          <table:table-cell table:style-name="ce80" table:formula="of:=[.C33]-IF([.E33]=&quot;Yes&quot;;0;[.C33])" office:value-type="float" office:value="525000">
            <text:p>525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33:.AK33]; &quot;0&quot;)" office:value-type="float" office:value="21">
            <text:p>21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80" table:formula="of:=[.F34]*[.$C$2]" office:value-type="float" office:value="525000">
            <text:p>525,000</text:p>
          </table:table-cell>
          <table:table-cell table:style-name="ce80" table:formula="of:=[.C34]-IF([.E34]=&quot;Yes&quot;;0;[.C34])" office:value-type="float" office:value="525000">
            <text:p>525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34:.AK34]; &quot;0&quot;)" office:value-type="float" office:value="21">
            <text:p>21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office:annotation draw:style-name="gr1" draw:text-style-name="P1" svg:width="1.1413in" svg:height="0.3902in" svg:x="7.9598in" svg:y="7.6543in" draw:caption-point-x="-0.2402in" draw:caption-point-y="0.6008in">
              <dc:date>2019-03-04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19.6173in" svg:y="7.6579in" draw:caption-point-x="-0.2402in" draw:caption-point-y="0.5972in">
              <dc:date>2019-03-29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80" table:formula="of:=[.F35]*[.$C$2]" office:value-type="float" office:value="0">
            <text:p>0</text:p>
          </table:table-cell>
          <table:table-cell table:style-name="ce80" table:formula="of:=[.C35]-IF([.E35]=&quot;Yes&quot;;0;[.C35])" office:value-type="float" office:value="0">
            <text:p>0</text:p>
          </table:table-cell>
          <table:table-cell table:style-name="ce86" table:content-validation-name="val1"/>
          <table:table-cell table:style-name="ce88" table:formula="of:=COUNTIF( [.G35:.AK35]; &quot;0&quot;)" office:value-type="float" office:value="0">
            <text:p>0</text:p>
          </table:table-cell>
          <table:table-cell table:style-name="ce90" table:number-columns-repeated="7"/>
          <table:table-cell table:style-name="ce91"/>
          <table:table-cell table:style-name="ce90" table:number-columns-repeated="2"/>
          <table:table-cell table:style-name="ce91" table:number-columns-repeated="12"/>
          <table:table-cell table:style-name="ce90" table:number-columns-repeated="2"/>
          <table:table-cell table:style-name="ce91" table:number-columns-repeated="5"/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80" table:formula="of:=[.F36]*[.$C$2]" office:value-type="float" office:value="475000">
            <text:p>475,000</text:p>
          </table:table-cell>
          <table:table-cell table:style-name="ce80" table:formula="of:=[.C36]-IF([.E36]=&quot;Yes&quot;;0;[.C36])" office:value-type="float" office:value="475000">
            <text:p>475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36:.AK36]; &quot;0&quot;)" office:value-type="float" office:value="19">
            <text:p>19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office:annotation draw:style-name="gr1" draw:text-style-name="P1" svg:width="1.1413in" svg:height="0.3902in" svg:x="7.9598in" svg:y="8.1496in" draw:caption-point-x="-0.2402in" draw:caption-point-y="0.6008in">
              <dc:date>2019-03-04T00:00:00</dc:date>
              <text:p text:style-name="P1"><text:span text:style-name="T1">Dậy muộn, 9h22 đến cty</text:span></text:p>
            </office:annotation>
            <text:p>0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0.5">
            <office:annotation draw:style-name="gr1" draw:text-style-name="P1" svg:width="1.1413in" svg:height="0.3902in" svg:x="9.3587in" svg:y="8.1504in" draw:caption-point-x="-0.2402in" draw:caption-point-y="0.6in">
              <dc:date>2019-03-08T00:00:00</dc:date>
              <text:p text:style-name="P1"><text:span text:style-name="T1">Bận việc cá nhân, off chiều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office:annotation draw:style-name="gr1" draw:text-style-name="P1" svg:width="1.1413in" svg:height="0.3902in" svg:x="11.224in" svg:y="8.1496in" draw:caption-point-x="-0.2402in" draw:caption-point-y="0.6008in">
              <dc:date>2019-03-11T00:00:00</dc:date>
              <text:p text:style-name="P1"><text:span text:style-name="T1">Đi gửi laptop, xđt, 8h57 đến cty</text:span></text:p>
            </office:annotation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11.6902in" svg:y="8.15in" draw:caption-point-x="-0.2402in" draw:caption-point-y="0.6004in">
              <dc:date>2019-03-12T00:00:00</dc:date>
              <text:p text:style-name="P1"><text:span text:style-name="T1">dậy muộn, 8h49 đến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12.6228in" svg:y="8.1508in" draw:caption-point-x="-0.2402in" draw:caption-point-y="0.5996in">
              <dc:date>2019-03-14T00:00:00</dc:date>
              <text:p text:style-name="P1"><text:span text:style-name="T1">ngủ dậy muộn, 8h39 đến cty</text:span></text:p>
            </office:annotation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13.0894in" svg:y="8.1516in" draw:caption-point-x="-0.2402in" draw:caption-point-y="0.5988in">
              <dc:date>2019-03-15T00:00:00</dc:date>
              <text:p text:style-name="P1"><text:span text:style-name="T1">dậy muộn, 8h35 đến cty</text:span></text:p>
            </office:annotation>
            <text:p>0</text:p>
          </table:table-cell>
          <table:table-cell table:style-name="ce90" table:number-columns-repeated="2"/>
          <table:table-cell table:style-name="ce90" office:value-type="float" office:value="0">
            <office:annotation draw:style-name="gr1" draw:text-style-name="P1" svg:width="1.1413in" svg:height="0.3902in" svg:x="14.4882in" svg:y="8.1516in" draw:caption-point-x="-0.2402in" draw:caption-point-y="0.5988in">
              <dc:date>2019-03-19T00:00:00</dc:date>
              <text:p text:style-name="P1"><text:span text:style-name="T1">ngủ dậy muộn, 8h40 đến cty</text:span></text:p>
            </office:annotation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14.9543in" svg:y="8.1516in" draw:caption-point-x="-0.2402in" draw:caption-point-y="0.5988in">
              <dc:date>2019-03-19T00:00:00</dc:date>
              <text:p text:style-name="P1"><text:span text:style-name="T1">dậy muộn, 8h37 đến cty</text:span></text:p>
            </office:annotation>
            <text:p>0</text:p>
          </table:table-cell>
          <table:table-cell table:style-name="ce90" office:value-type="float" office:value="0">
            <office:annotation draw:style-name="gr3" draw:text-style-name="P1" svg:width="1.1413in" svg:height="0.5457in" svg:x="15.4209in" svg:y="8.152in" draw:caption-point-x="-0.2402in" draw:caption-point-y="0.5984in">
              <dc:date>2019-03-20T00:00:00</dc:date>
              <text:p text:style-name="P1"><text:span text:style-name="T1">ra sân bay đón bạn, xin đi trễ, 9h56 đến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16.3535in" svg:y="8.1528in" draw:caption-point-x="-0.2402in" draw:caption-point-y="0.5976in">
              <dc:date>2019-03-22T00:00:00</dc:date>
              <text:p text:style-name="P1"><text:span text:style-name="T1">để quên đồ, 8h36 đến cty</text:span></text:p>
            </office:annotation>
            <text:p>0</text:p>
          </table:table-cell>
          <table:table-cell table:style-name="ce90" table:number-columns-repeated="2"/>
          <table:table-cell table:style-name="ce90" office:value-type="float" office:value="0">
            <office:annotation draw:style-name="gr1" draw:text-style-name="P1" svg:width="1.1413in" svg:height="0.3902in" svg:x="17.7524in" svg:y="8.1516in" draw:caption-point-x="-0.2402in" draw:caption-point-y="0.5988in">
              <dc:date>2019-03-25T00:00:00</dc:date>
              <text:p text:style-name="P1"><text:span text:style-name="T1">ngủ quên, 8h53 đến cty</text:span></text:p>
            </office:annotation>
            <text:p>0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19.1512in" svg:y="8.1524in" draw:caption-point-x="-0.2402in" draw:caption-point-y="0.598in">
              <dc:date>2019-03-28T00:00:00</dc:date>
              <text:p text:style-name="P1"><text:span text:style-name="T1">xe hư, xin đi trễ, 8h56 đến cty</text:span></text:p>
            </office:annotation>
            <text:p>0</text:p>
          </table:table-cell>
          <table:table-cell table:style-name="ce90" office:value-type="float" office:value="0.5">
            <office:annotation draw:style-name="gr2" draw:text-style-name="P1" svg:width="1.1413in" svg:height="0.7012in" svg:x="19.6173in" svg:y="8.1531in" draw:caption-point-x="-0.2402in" draw:caption-point-y="0.5972in">
              <dc:date>2019-03-29T00:00:00</dc:date>
              <text:p text:style-name="P1"><text:span text:style-name="T1">kẹt xe, 8h39 đến cty</text:span></text:p>
              <text:p text:style-name="P1"><text:span text:style-name="T1">Bận việc cá nhân, off chiều</text:span></text:p>
            </office:annotation>
            <text:p>0.5</text:p>
          </table:table-cell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80" table:formula="of:=[.F37]*[.$C$2]" office:value-type="float" office:value="450000">
            <text:p>450,000</text:p>
          </table:table-cell>
          <table:table-cell table:style-name="ce80" table:formula="of:=[.C37]-IF([.E37]=&quot;Yes&quot;;0;[.C37])" office:value-type="float" office:value="450000">
            <text:p>450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37:.AK37]; &quot;0&quot;)" office:value-type="float" office:value="18">
            <text:p>18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0.5">
            <office:annotation draw:style-name="gr1" draw:text-style-name="P1" svg:width="1.1413in" svg:height="0.3902in" svg:x="9.3587in" svg:y="8.398in" draw:caption-point-x="-0.2402in" draw:caption-point-y="0.6in">
              <dc:date>2019-03-08T00:00:00</dc:date>
              <text:p text:style-name="P1"><text:span text:style-name="T1">Bận việc cá nhân, off chiều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1">
            <office:annotation draw:style-name="gr4" draw:text-style-name="P1" svg:width="1.1413in" svg:height="0.2634in" svg:x="12.6228in" svg:y="8.3984in" draw:caption-point-x="-0.2402in" draw:caption-point-y="0.5996in">
              <dc:date>2019-03-14T00:00:00</dc:date>
              <text:p text:style-name="P1"><text:span text:style-name="T1">Đi du lịch</text:span></text:p>
            </office:annotation>
            <text:p>1</text:p>
          </table:table-cell>
          <table:table-cell table:style-name="ce90" office:value-type="float" office:value="1">
            <office:annotation draw:style-name="gr4" draw:text-style-name="P1" svg:width="1.1413in" svg:height="0.2634in" svg:x="13.0894in" svg:y="8.3984in" draw:caption-point-x="-0.2402in" draw:caption-point-y="0.5996in">
              <dc:date>2019-03-14T00:00:00</dc:date>
              <text:p text:style-name="P1"><text:span text:style-name="T1">Đi du lịch</text:span></text:p>
            </office:annotation>
            <text:p>1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16.3535in" svg:y="8.4004in" draw:caption-point-x="-0.2402in" draw:caption-point-y="0.5976in">
              <dc:date>2019-03-22T00:00:00</dc:date>
              <text:p text:style-name="P1"><text:span text:style-name="T1">dậy trễ, 8h37 đến cty</text:span></text:p>
            </office:annotation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80" table:formula="of:=[.F38]*[.$C$2]" office:value-type="float" office:value="475000">
            <text:p>475,000</text:p>
          </table:table-cell>
          <table:table-cell table:style-name="ce80" table:formula="of:=[.C38]-IF([.E38]=&quot;Yes&quot;;0;[.C38])" office:value-type="float" office:value="475000">
            <text:p>475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38:.AK38]; &quot;0&quot;)" office:value-type="float" office:value="19">
            <text:p>19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11.6902in" svg:y="8.6457in" draw:caption-point-x="-0.2402in" draw:caption-point-y="0.6004in">
              <dc:date>2019-03-12T00:00:00</dc:date>
              <text:p text:style-name="P1"><text:span text:style-name="T1">dậy muộn, 8h35 đến cty</text:span></text:p>
            </office:annotation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12.1567in" svg:y="8.6465in" draw:caption-point-x="-0.2402in" draw:caption-point-y="0.5996in">
              <dc:date>2019-03-14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1">
            <office:annotation draw:style-name="gr1" draw:text-style-name="P1" svg:width="1.1413in" svg:height="0.3902in" svg:x="13.0894in" svg:y="8.6469in" draw:caption-point-x="-0.2402in" draw:caption-point-y="0.5992in">
              <dc:date>2019-03-15T00:00:00</dc:date>
              <text:p text:style-name="P1"><text:span text:style-name="T1">Bận việc giấy tờ ở quê</text:span></text:p>
            </office:annotation>
            <text:p>1</text:p>
          </table:table-cell>
          <table:table-cell table:style-name="ce90" table:number-columns-repeated="2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15.887in" svg:y="8.6484in" draw:caption-point-x="-0.2402in" draw:caption-point-y="0.5976in">
              <dc:date>2019-03-21T00:00:00</dc:date>
              <text:p text:style-name="P1"><text:span text:style-name="T1">đưa con đi học, 8h44 vào cty</text:span></text:p>
            </office:annotation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16.3535in" svg:y="8.6484in" draw:caption-point-x="-0.2402in" draw:caption-point-y="0.5976in">
              <dc:date>2019-03-22T00:00:00</dc:date>
              <text:p text:style-name="P1"><text:span text:style-name="T1">xe vợ hư, xin đi trễ, 8h50 đến cty</text:span></text:p>
            </office:annotation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18.2185in" svg:y="8.6476in" draw:caption-point-x="-0.2402in" draw:caption-point-y="0.5984in">
              <dc:date>2019-03-27T00:00:00</dc:date>
              <text:p text:style-name="P1"><text:span text:style-name="T1"><text:s/></text:span><text:span text:style-name="T1">kẹt xe, 8h37 đến cty</text:span></text:p>
            </office:annotation>
            <text:p>0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0.5">
            <office:annotation draw:style-name="gr1" draw:text-style-name="P1" svg:width="1.1413in" svg:height="0.3902in" svg:x="19.6173in" svg:y="8.6476in" draw:caption-point-x="-0.2402in" draw:caption-point-y="0.5984in">
              <dc:date>2019-03-27T00:00:00</dc:date>
              <text:p text:style-name="P1"><text:span text:style-name="T1">Xử lý việc giấy tờ, off chiều</text:span></text:p>
            </office:annotation>
            <text:p>0.5</text:p>
          </table:table-cell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80" table:formula="of:=[.F39]*[.$C$2]" office:value-type="float" office:value="425000">
            <text:p>425,000</text:p>
          </table:table-cell>
          <table:table-cell table:style-name="ce80" table:formula="of:=[.C39]-IF([.E39]=&quot;Yes&quot;;0;[.C39])" office:value-type="float" office:value="425000">
            <text:p>425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39:.AK39]; &quot;0&quot;)" office:value-type="float" office:value="17">
            <text:p>17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0.5">
            <office:annotation draw:style-name="gr3" draw:text-style-name="P1" svg:width="1.1413in" svg:height="0.5457in" svg:x="12.6228in" svg:y="8.8941in" draw:caption-point-x="-0.2402in" draw:caption-point-y="0.5996in">
              <dc:date>2019-03-14T00:00:00</dc:date>
              <text:p text:style-name="P1"><text:span text:style-name="T1">bận việc cá nhân đột xuất, off chiều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0.5">
            <office:annotation draw:style-name="gr1" draw:text-style-name="P1" svg:width="1.1413in" svg:height="0.3902in" svg:x="15.887in" svg:y="8.8961in" draw:caption-point-x="-0.2402in" draw:caption-point-y="0.5976in">
              <dc:date>2019-03-21T00:00:00</dc:date>
              <text:p text:style-name="P1"><text:span text:style-name="T1">Bận việc, off sáng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.5">
            <office:annotation draw:style-name="gr1" draw:text-style-name="P1" svg:width="1.1413in" svg:height="0.3902in" svg:x="17.7524in" svg:y="8.8949in" draw:caption-point-x="-0.2402in" draw:caption-point-y="0.5988in">
              <dc:date>2019-03-25T00:00:00</dc:date>
              <text:p text:style-name="P1"><text:span text:style-name="T1">Bận việc cá nhân, off chiều</text:span></text:p>
            </office:annotation>
            <text:p>0.5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0.5">
            <office:annotation draw:style-name="gr1" draw:text-style-name="P1" svg:width="1.1413in" svg:height="0.3902in" svg:x="19.1512in" svg:y="8.8957in" draw:caption-point-x="-0.2402in" draw:caption-point-y="0.598in">
              <dc:date>2019-03-28T00:00:00</dc:date>
              <text:p text:style-name="P1"><text:span text:style-name="T1">Bận việc cá nhân, off chiều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80" table:formula="of:=[.F40]*[.$C$2]" office:value-type="float" office:value="450000">
            <text:p>450,000</text:p>
          </table:table-cell>
          <table:table-cell table:style-name="ce80" table:formula="of:=[.C40]-IF([.E40]=&quot;Yes&quot;;0;[.C40])" office:value-type="float" office:value="450000">
            <text:p>450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40:.AK40]; &quot;0&quot;)" office:value-type="float" office:value="18">
            <text:p>18</text:p>
          </table:table-cell>
          <table:table-cell table:style-name="ce90" office:value-type="float" office:value="1">
            <office:annotation draw:style-name="gr4" draw:text-style-name="P1" svg:width="1.1413in" svg:height="0.2634in" svg:x="6.561in" svg:y="9.1398in" draw:caption-point-x="-0.2402in" draw:caption-point-y="0.6016in">
              <dc:date>2019-03-01T00:00:00</dc:date>
              <text:p text:style-name="P1"><text:span text:style-name="T1">Không khỏe</text:span></text:p>
            </office:annotation>
            <text:p>1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3" draw:text-style-name="P1" svg:width="1.1413in" svg:height="0.5457in" svg:x="8.426in" svg:y="9.1394in" draw:caption-point-x="-0.2402in" draw:caption-point-y="0.602in">
              <dc:date>2019-03-05T00:00:00</dc:date>
              <text:p text:style-name="P1"><text:span text:style-name="T1">đi công chứng giấy tờ, xin đi trễ, 8h42 đến cty</text:span></text:p>
            </office:annotation>
            <text:p>0</text:p>
          </table:table-cell>
          <table:table-cell table:number-columns-repeated="3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11.6902in" svg:y="9.1409in" draw:caption-point-x="-0.2402in" draw:caption-point-y="0.6004in">
              <dc:date>2019-03-12T00:00:00</dc:date>
              <text:p text:style-name="P1"><text:span text:style-name="T1">mệt, xin đi trễ, 9h57 đến cty</text:span></text:p>
            </office:annotation>
            <text:p>0</text:p>
          </table:table-cell>
          <table:table-cell table:number-columns-repeated="3" table:style-name="ce90" office:value-type="float" office:value="0">
            <text:p>0</text:p>
          </table:table-cell>
          <table:table-cell table:style-name="ce90" table:number-columns-repeated="2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15.887in" svg:y="9.1433in" draw:caption-point-x="-0.2402in" draw:caption-point-y="0.598in">
              <dc:date>2019-03-21T00:00:00</dc:date>
              <text:p text:style-name="P1"><text:span text:style-name="T1">Mệt, xin đi trễ, 9h35 đến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.5">
            <office:annotation draw:style-name="gr1" draw:text-style-name="P1" svg:width="1.1413in" svg:height="0.3902in" svg:x="18.2185in" svg:y="9.1429in" draw:caption-point-x="-0.2402in" draw:caption-point-y="0.5984in">
              <dc:date>2019-03-27T00:00:00</dc:date>
              <text:p text:style-name="P1"><text:span text:style-name="T1">Bận việc gia đình, off chiều</text:span></text:p>
            </office:annotation>
            <text:p>0.5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1">
            <office:annotation draw:style-name="gr4" draw:text-style-name="P1" svg:width="1.1413in" svg:height="0.2634in" svg:x="19.6173in" svg:y="9.1441in" draw:caption-point-x="-0.2402in" draw:caption-point-y="0.5972in">
              <dc:date>2019-03-29T00:00:00</dc:date>
              <text:p text:style-name="P1"><text:span text:style-name="T1">Bận việc riêng</text:span></text:p>
            </office:annotation>
            <text:p>1</text:p>
          </table:table-cell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80" table:formula="of:=[.F41]*[.$C$2]" office:value-type="float" office:value="500000">
            <text:p>500,000</text:p>
          </table:table-cell>
          <table:table-cell table:style-name="ce80" table:formula="of:=[.C41]-IF([.E41]=&quot;Yes&quot;;0;[.C41])" office:value-type="float" office:value="500000">
            <text:p>500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41:.AK41]; &quot;0&quot;)" office:value-type="float" office:value="20">
            <text:p>2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.5">
            <office:annotation draw:style-name="gr3" draw:text-style-name="P1" svg:width="1.1413in" svg:height="0.5457in" svg:x="18.2185in" svg:y="9.3906in" draw:caption-point-x="-0.2402in" draw:caption-point-y="0.5984in">
              <dc:date>2019-03-27T00:00:00</dc:date>
              <text:p text:style-name="P1"><text:span text:style-name="T1">bận việc cá nhân, xin off chiều</text:span></text:p>
            </office:annotation>
            <text:p>0.5</text:p>
          </table:table-cell>
          <table:table-cell table:number-columns-repeated="3" table:style-name="ce90" office:value-type="float" office:value="0">
            <text:p>0</text:p>
          </table:table-cell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80" table:formula="of:=[.F42]*[.$C$2]" office:value-type="float" office:value="425000">
            <text:p>425,000</text:p>
          </table:table-cell>
          <table:table-cell table:style-name="ce80" table:formula="of:=[.C42]-IF([.E42]=&quot;Yes&quot;;0;[.C42])" office:value-type="float" office:value="425000">
            <text:p>425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42:.AK42]; &quot;0&quot;)" office:value-type="float" office:value="17">
            <text:p>17</text:p>
          </table:table-cell>
          <table:table-cell table:style-name="ce90" office:value-type="float" office:value="1">
            <office:annotation draw:style-name="gr4" draw:text-style-name="P1" svg:width="1.1413in" svg:height="0.2634in" svg:x="6.561in" svg:y="9.635in" draw:caption-point-x="-0.2402in" draw:caption-point-y="0.6016in">
              <dc:date>2019-03-01T00:00:00</dc:date>
              <text:p text:style-name="P1"><text:span text:style-name="T1">Mệt</text:span></text:p>
            </office:annotation>
            <text:p>1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3" draw:text-style-name="P1" svg:width="1.1413in" svg:height="0.5457in" svg:x="8.426in" svg:y="9.6346in" draw:caption-point-x="-0.2402in" draw:caption-point-y="0.602in">
              <dc:date>2019-03-05T00:00:00</dc:date>
              <text:p text:style-name="P1"><text:span text:style-name="T1">Chở bạn ra sân bay, xin đi trễ, 9h22 đến cty</text:span></text:p>
            </office:annotation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8.8925in" svg:y="9.635in" draw:caption-point-x="-0.2402in" draw:caption-point-y="0.6016in">
              <dc:date>2019-03-06T00:00:00</dc:date>
              <text:p text:style-name="P1"><text:span text:style-name="T1">Kẹt xe, xđt, 9h02 đến cty</text:span></text:p>
            </office:annotation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9.3587in" svg:y="9.6366in" draw:caption-point-x="-0.2402in" draw:caption-point-y="0.6in">
              <dc:date>2019-03-08T00:00:00</dc:date>
              <text:p text:style-name="P1"><text:span text:style-name="T1">Ngủ quên, 9h02 đến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office:annotation draw:style-name="gr1" draw:text-style-name="P1" svg:width="1.1413in" svg:height="0.3902in" svg:x="11.224in" svg:y="9.6358in" draw:caption-point-x="-0.2402in" draw:caption-point-y="0.6008in">
              <dc:date>2019-03-11T00:00:00</dc:date>
              <text:p text:style-name="P1"><text:span text:style-name="T1">Kẹt xe, 8h44 đến cty</text:span></text:p>
            </office:annotation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11.6902in" svg:y="9.6362in" draw:caption-point-x="-0.2402in" draw:caption-point-y="0.6004in">
              <dc:date>2019-03-12T00:00:00</dc:date>
              <text:p text:style-name="P1"><text:span text:style-name="T1">Bận việc, xđt, 9h15 đến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1">
            <office:annotation draw:style-name="gr1" draw:text-style-name="P1" svg:width="1.1413in" svg:height="0.3902in" svg:x="12.6228in" svg:y="9.637in" draw:caption-point-x="-0.2402in" draw:caption-point-y="0.5996in">
              <dc:date>2019-03-14T00:00:00</dc:date>
              <text:p text:style-name="P1"><text:span text:style-name="T1">Chở bạn gái đi khám mắt</text:span></text:p>
            </office:annotation>
            <text:p>1</text:p>
          </table:table-cell>
          <table:table-cell table:style-name="ce90" office:value-type="float" office:value="0">
            <office:annotation draw:style-name="gr1" draw:text-style-name="P1" svg:width="1.1413in" svg:height="0.3902in" svg:x="13.0894in" svg:y="9.6378in" draw:caption-point-x="-0.2402in" draw:caption-point-y="0.5988in">
              <dc:date>2019-03-15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90" table:number-columns-repeated="2"/>
          <table:table-cell table:style-name="ce90" office:value-type="float" office:value="0">
            <office:annotation draw:style-name="gr3" draw:text-style-name="P1" svg:width="1.1413in" svg:height="0.5457in" svg:x="14.4882in" svg:y="9.6378in" draw:caption-point-x="-0.2402in" draw:caption-point-y="0.5988in">
              <dc:date>2019-03-19T00:00:00</dc:date>
              <text:p text:style-name="P1"><text:span text:style-name="T1"><text:s/></text:span><text:span text:style-name="T1">bị cảm, mệt, xin đi trễ, 9h30 đến cty</text:span></text:p>
            </office:annotation>
            <text:p>0</text:p>
          </table:table-cell>
          <table:table-cell table:style-name="ce90" office:value-type="float" office:value="0">
            <office:annotation draw:style-name="gr2" draw:text-style-name="P1" svg:width="1.1413in" svg:height="0.7012in" svg:x="14.9543in" svg:y="9.6378in" draw:caption-point-x="-0.2402in" draw:caption-point-y="0.5988in">
              <dc:date>2019-03-19T00:00:00</dc:date>
              <text:p text:style-name="P1"><text:span text:style-name="T1">kẹt xe, 8h52 đến cty</text:span></text:p>
              <text:p text:style-name="P1"><text:span text:style-name="T1"/></text:p>
              <text:p text:style-name="P1"><text:span text:style-name="T1"/></text:p>
            </office:annotation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15.4209in" svg:y="9.6382in" draw:caption-point-x="-0.2402in" draw:caption-point-y="0.5984in">
              <dc:date>2019-03-20T00:00:00</dc:date>
              <text:p text:style-name="P1"><text:span text:style-name="T1"><text:s/></text:span><text:span text:style-name="T1">kẹt xe, 8h42 đến cty</text:span></text:p>
            </office:annotation>
            <text:p>0</text:p>
          </table:table-cell>
          <table:table-cell table:style-name="ce90" office:value-type="float" office:value="0.5">
            <text:p>0.5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3" draw:text-style-name="P1" svg:width="1.1413in" svg:height="0.5457in" svg:x="18.2185in" svg:y="9.6382in" draw:caption-point-x="-0.2402in" draw:caption-point-y="0.5984in">
              <dc:date>2019-03-27T00:00:00</dc:date>
              <text:p text:style-name="P1"><text:span text:style-name="T1">bận việc cá nhân, xin đi trễ, 9h20 đến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1">
            <office:annotation draw:style-name="gr4" draw:text-style-name="P5" svg:width="1.1413in" svg:height="0.2634in" svg:x="19.1512in" svg:y="9.6402in" draw:caption-point-x="-0.2402in" draw:caption-point-y="0.5965in">
              <dc:date>2019-04-01T00:00:00</dc:date>
              <text:p text:style-name="P5"><text:span text:style-name="T4">Bận việc</text:span></text:p>
            </office:annotation>
            <text:p>1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37">
            <text:p>37</text:p>
          </table:table-cell>
          <table:table-cell table:style-name="ce45" office:value-type="string">
            <text:p>NhungLM</text:p>
          </table:table-cell>
          <table:table-cell table:style-name="ce80" table:formula="of:=[.F43]*[.$C$2]" office:value-type="float" office:value="350000">
            <text:p>350,000</text:p>
          </table:table-cell>
          <table:table-cell table:style-name="ce80" table:formula="of:=[.C43]-IF([.E43]=&quot;Yes&quot;;0;[.C43])" office:value-type="float" office:value="350000">
            <text:p>350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43:.AK43]; &quot;0&quot;)" office:value-type="float" office:value="14">
            <text:p>14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1">
            <office:annotation draw:style-name="gr1" draw:text-style-name="P1" svg:width="1.1413in" svg:height="0.3902in" svg:x="11.224in" svg:y="9.8835in" draw:caption-point-x="-0.2402in" draw:caption-point-y="0.6008in">
              <dc:date>2019-03-11T00:00:00</dc:date>
              <text:p text:style-name="P1"><text:span text:style-name="T1">Em bé bị tai nạn gãy chân</text:span></text:p>
            </office:annotation>
            <text:p>1</text:p>
          </table:table-cell>
          <table:table-cell table:style-name="ce90" office:value-type="float" office:value="1">
            <office:annotation draw:style-name="gr1" draw:text-style-name="P1" svg:width="1.1413in" svg:height="0.3902in" svg:x="11.6902in" svg:y="9.8835in" draw:caption-point-x="-0.2402in" draw:caption-point-y="0.6008in">
              <dc:date>2019-03-11T00:00:00</dc:date>
              <text:p text:style-name="P1"><text:span text:style-name="T1">Em bé bị tai nạn gãy chân</text:span></text:p>
            </office:annotation>
            <text:p>1</text:p>
          </table:table-cell>
          <table:table-cell table:style-name="ce90" office:value-type="float" office:value="1">
            <office:annotation draw:style-name="gr1" draw:text-style-name="P1" svg:width="1.1413in" svg:height="0.3902in" svg:x="12.1567in" svg:y="9.8835in" draw:caption-point-x="-0.2402in" draw:caption-point-y="0.6008in">
              <dc:date>2019-03-11T00:00:00</dc:date>
              <text:p text:style-name="P1"><text:span text:style-name="T1">Em bé bị tai nạn gãy chân</text:span></text:p>
            </office:annotation>
            <text:p>1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.5">
            <office:annotation draw:style-name="gr1" draw:text-style-name="P1" svg:width="1.1413in" svg:height="0.3902in" svg:x="14.9543in" svg:y="9.8854in" draw:caption-point-x="-0.2402in" draw:caption-point-y="0.5988in">
              <dc:date>2019-03-19T00:00:00</dc:date>
              <text:p text:style-name="P1"><text:span text:style-name="T1">Chở con đi tái khám, off sáng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15.887in" svg:y="9.8866in" draw:caption-point-x="-0.2402in" draw:caption-point-y="0.5976in">
              <dc:date>2019-03-21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16.3535in" svg:y="9.8866in" draw:caption-point-x="-0.2402in" draw:caption-point-y="0.5976in">
              <dc:date>2019-03-22T00:00:00</dc:date>
              <text:p text:style-name="P1"><text:span text:style-name="T1"><text:s/></text:span><text:span text:style-name="T1">kẹt xe, 8h38 đến cty</text:span></text:p>
            </office:annotation>
            <text:p>0</text:p>
          </table:table-cell>
          <table:table-cell table:style-name="ce90" table:number-columns-repeated="2"/>
          <table:table-cell table:style-name="ce90" office:value-type="float" office:value="0">
            <office:annotation draw:style-name="gr1" draw:text-style-name="P1" svg:width="1.1413in" svg:height="0.3902in" svg:x="17.7524in" svg:y="9.8854in" draw:caption-point-x="-0.2402in" draw:caption-point-y="0.5988in">
              <dc:date>2019-03-25T00:00:00</dc:date>
              <text:p text:style-name="P1"><text:span text:style-name="T1">hư xe, xin đi trễ, 8h53 đến </text:span></text:p>
            </office:annotation>
            <text:p>0</text:p>
          </table:table-cell>
          <table:table-cell table:style-name="ce90" office:value-type="float" office:value="1">
            <office:annotation draw:style-name="gr1" draw:text-style-name="P1" svg:width="1.1413in" svg:height="0.3902in" svg:x="18.2185in" svg:y="9.8858in" draw:caption-point-x="-0.2402in" draw:caption-point-y="0.5984in">
              <dc:date>2019-03-27T00:00:00</dc:date>
              <text:p text:style-name="P1"><text:span text:style-name="T1">Khám thai + chishc ngừa</text:span></text:p>
            </office:annotation>
            <text:p>1</text:p>
          </table:table-cell>
          <table:table-cell table:style-name="ce90" office:value-type="float" office:value="0.5">
            <office:annotation draw:style-name="gr3" draw:text-style-name="P1" svg:width="1.1413in" svg:height="0.5457in" svg:x="18.685in" svg:y="9.8858in" draw:caption-point-x="-0.2402in" draw:caption-point-y="0.5984in">
              <dc:date>2019-03-27T00:00:00</dc:date>
              <text:p text:style-name="P1"><text:span text:style-name="T1">Chích ngừa từ 9h30 đến 11h36 → tính off sáng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1">
            <office:annotation draw:style-name="gr4" draw:text-style-name="P1" svg:width="1.1413in" svg:height="0.2634in" svg:x="19.6173in" svg:y="9.887in" draw:caption-point-x="-0.2402in" draw:caption-point-y="0.5972in">
              <dc:date>2019-03-29T00:00:00</dc:date>
              <text:p text:style-name="P1"><text:span text:style-name="T1">Đau lưng</text:span></text:p>
            </office:annotation>
            <text:p>1</text:p>
          </table:table-cell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80" table:formula="of:=[.F44]*[.$C$2]" office:value-type="float" office:value="450000">
            <text:p>450,000</text:p>
          </table:table-cell>
          <table:table-cell table:style-name="ce80" table:formula="of:=[.C44]-IF([.E44]=&quot;Yes&quot;;0;[.C44])" office:value-type="float" office:value="450000">
            <text:p>450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44:.AK44]; &quot;0&quot;)" office:value-type="float" office:value="18">
            <text:p>18</text:p>
          </table:table-cell>
          <table:table-cell table:style-name="ce90" office:value-type="float" office:value="1">
            <office:annotation draw:style-name="gr4" draw:text-style-name="P1" svg:width="1.1413in" svg:height="0.2634in" svg:x="6.561in" svg:y="10.1303in" draw:caption-point-x="-0.2402in" draw:caption-point-y="0.6016in">
              <dc:date>2019-03-01T00:00:00</dc:date>
              <text:p text:style-name="P1"><text:span text:style-name="T1">Đi du lịch</text:span></text:p>
            </office:annotation>
            <text:p>1</text:p>
          </table:table-cell>
          <table:table-cell table:style-name="ce90" table:number-columns-repeated="2"/>
          <table:table-cell table:style-name="ce90" office:value-type="float" office:value="1">
            <office:annotation draw:style-name="gr4" draw:text-style-name="P1" svg:width="1.1413in" svg:height="0.2634in" svg:x="7.9598in" svg:y="10.1303in" draw:caption-point-x="-0.2402in" draw:caption-point-y="0.6016in">
              <dc:date>2019-03-01T00:00:00</dc:date>
              <text:p text:style-name="P1"><text:span text:style-name="T1">Đi du lịch</text:span></text:p>
            </office:annotation>
            <text:p>1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8.8925in" svg:y="10.1878in" draw:caption-point-x="-0.2402in" draw:caption-point-y="0.5441in">
              <dc:date>2019-03-06T00:00:00</dc:date>
              <text:p text:style-name="P1"><text:span text:style-name="T1">Kẹt xe lửa, 8h38 đến cty</text:span></text:p>
            </office:annotation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9.3587in" svg:y="10.1319in" draw:caption-point-x="-0.2402in" draw:caption-point-y="0.6in">
              <dc:date>2019-03-08T00:00:00</dc:date>
              <text:p text:style-name="P1"><text:span text:style-name="T1">Đau bụng, 8h38 đến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office:annotation draw:style-name="gr1" draw:text-style-name="P1" svg:width="1.1413in" svg:height="0.3902in" svg:x="11.224in" svg:y="10.1311in" draw:caption-point-x="-0.2402in" draw:caption-point-y="0.6008in">
              <dc:date>2019-03-11T00:00:00</dc:date>
              <text:p text:style-name="P1"><text:span text:style-name="T1">Kẹt xe lửa, 8h44 đến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12.1567in" svg:y="10.1323in" draw:caption-point-x="-0.2402in" draw:caption-point-y="0.5996in">
              <dc:date>2019-03-14T00:00:00</dc:date>
              <text:p text:style-name="P1"><text:span text:style-name="T1">kẹt xe, 8h38 đến cty</text:span></text:p>
            </office:annotation>
            <text:p>0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table:number-columns-repeated="2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15.887in" svg:y="10.1343in" draw:caption-point-x="-0.2402in" draw:caption-point-y="0.5976in">
              <dc:date>2019-03-21T00:00:00</dc:date>
              <text:p text:style-name="P1"><text:span text:style-name="T1">đau bụng, 8h38 đến cty</text:span></text:p>
            </office:annotation>
            <text:p>0</text:p>
          </table:table-cell>
          <table:table-cell table:style-name="ce90" office:value-type="float" office:value="0.5">
            <office:annotation draw:style-name="gr1" draw:text-style-name="P1" svg:width="1.1413in" svg:height="0.3902in" svg:x="16.3535in" svg:y="10.1343in" draw:caption-point-x="-0.2402in" draw:caption-point-y="0.5976in">
              <dc:date>2019-03-22T00:00:00</dc:date>
              <text:p text:style-name="P1"><text:span text:style-name="T1">Khám bệnh, off dáng</text:span></text:p>
            </office:annotation>
            <text:p>0.5</text:p>
          </table:table-cell>
          <table:table-cell table:style-name="ce90" table:number-columns-repeated="2"/>
          <table:table-cell table:style-name="ce90" office:value-type="float" office:value="0">
            <office:annotation draw:style-name="gr1" draw:text-style-name="P1" svg:width="1.1413in" svg:height="0.3902in" svg:x="17.7524in" svg:y="10.1331in" draw:caption-point-x="-0.2402in" draw:caption-point-y="0.5988in">
              <dc:date>2019-03-25T00:00:00</dc:date>
              <text:p text:style-name="P1"><text:span text:style-name="T1">kẹt xe, 8h36 đến cty</text:span></text:p>
            </office:annotation>
            <text:p>0</text:p>
          </table:table-cell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19.6173in" svg:y="10.1346in" draw:caption-point-x="-0.2402in" draw:caption-point-y="0.5972in">
              <dc:date>2019-03-29T00:00:00</dc:date>
              <text:p text:style-name="P1"><text:span text:style-name="T1">kẹt xe lửa, 8h38 đến cty</text:span></text:p>
            </office:annotation>
            <text:p>0</text:p>
          </table:table-cell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80" table:formula="of:=[.F45]*[.$C$2]" office:value-type="float" office:value="525000">
            <text:p>525,000</text:p>
          </table:table-cell>
          <table:table-cell table:style-name="ce80" table:formula="of:=[.C45]-IF([.E45]=&quot;Yes&quot;;0;[.C45])" office:value-type="float" office:value="525000">
            <text:p>525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45:.AK45]; &quot;0&quot;)" office:value-type="float" office:value="21">
            <text:p>21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40">
            <text:p>40</text:p>
          </table:table-cell>
          <table:table-cell table:style-name="ce44" office:value-type="string">
            <text:p>PhatHDT</text:p>
          </table:table-cell>
          <table:table-cell table:style-name="ce80" table:formula="of:=[.F46]*[.$C$2]" office:value-type="float" office:value="500000">
            <text:p>500,000</text:p>
          </table:table-cell>
          <table:table-cell table:style-name="ce80" table:formula="of:=[.C46]-IF([.E46]=&quot;Yes&quot;;0;[.C46])" office:value-type="float" office:value="500000">
            <text:p>500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46:.AK46]; &quot;0&quot;)" office:value-type="float" office:value="20">
            <text:p>2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1">
            <office:annotation draw:style-name="gr1" draw:text-style-name="P1" svg:width="1.1413in" svg:height="0.3902in" svg:x="13.0894in" svg:y="10.628in" draw:caption-point-x="-0.2402in" draw:caption-point-y="0.5992in">
              <dc:date>2019-03-15T00:00:00</dc:date>
              <text:p text:style-name="P1"><text:span text:style-name="T1">Bận việc ở trường</text:span></text:p>
            </office:annotation>
            <text:p>1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80" table:formula="of:=[.F47]*[.$C$2]" office:value-type="float" office:value="475000">
            <text:p>475,000</text:p>
          </table:table-cell>
          <table:table-cell table:style-name="ce80" table:formula="of:=[.C47]-IF([.E47]=&quot;Yes&quot;;0;[.C47])" office:value-type="float" office:value="475000">
            <text:p>475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47:.AK47]; &quot;0&quot;)" office:value-type="float" office:value="19">
            <text:p>19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.5">
            <office:annotation draw:style-name="gr1" draw:text-style-name="P1" svg:width="1.1413in" svg:height="0.3902in" svg:x="7.9598in" svg:y="10.8744in" draw:caption-point-x="-0.2402in" draw:caption-point-y="0.6008in">
              <dc:date>2019-03-04T00:00:00</dc:date>
              <text:p text:style-name="P1"><text:span text:style-name="T1">Đau đầu, off sáng</text:span></text:p>
            </office:annotation>
            <text:p>0.5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9.3587in" svg:y="10.8752in" draw:caption-point-x="-0.2402in" draw:caption-point-y="0.6in">
              <dc:date>2019-03-08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0.5">
            <office:annotation draw:style-name="gr1" draw:text-style-name="P1" svg:width="1.1413in" svg:height="0.3902in" svg:x="12.1567in" svg:y="10.8756in" draw:caption-point-x="-0.2402in" draw:caption-point-y="0.5996in">
              <dc:date>2019-03-14T00:00:00</dc:date>
              <text:p text:style-name="P1"><text:span text:style-name="T1">Việc nhà, off chiều</text:span></text:p>
            </office:annotation>
            <text:p>0.5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office:annotation draw:style-name="gr3" draw:text-style-name="P1" svg:width="1.1413in" svg:height="0.5457in" svg:x="17.7524in" svg:y="10.8764in" draw:caption-point-x="-0.2402in" draw:caption-point-y="0.5988in">
              <dc:date>2019-03-25T00:00:00</dc:date>
              <text:p text:style-name="P1"><text:span text:style-name="T1">bận việc đột xuất, xin đi trễ, 9h08 đến cty</text:span></text:p>
            </office:annotation>
            <text:p>0</text:p>
          </table:table-cell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19.6173in" svg:y="10.878in" draw:caption-point-x="-0.2402in" draw:caption-point-y="0.5972in">
              <dc:date>2019-03-29T00:00:00</dc:date>
              <text:p text:style-name="P1"><text:span text:style-name="T1">dậy muộn, 8h35 đến cty</text:span></text:p>
            </office:annotation>
            <text:p>0</text:p>
          </table:table-cell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80" table:formula="of:=[.F48]*[.$C$2]" office:value-type="float" office:value="500000">
            <text:p>500,000</text:p>
          </table:table-cell>
          <table:table-cell table:style-name="ce80" table:formula="of:=[.C48]-IF([.E48]=&quot;Yes&quot;;0;[.C48])" office:value-type="float" office:value="500000">
            <text:p>500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48:.AK48]; &quot;0&quot;)" office:value-type="float" office:value="20">
            <text:p>2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1">
            <office:annotation draw:style-name="gr4" draw:text-style-name="P1" svg:width="1.1413in" svg:height="0.2634in" svg:x="19.6173in" svg:y="11.1248in" draw:caption-point-x="-0.2402in" draw:caption-point-y="0.598in">
              <dc:date>2019-03-28T00:00:00</dc:date>
              <text:p text:style-name="P1"><text:span text:style-name="T1">Đi du lịch</text:span></text:p>
            </office:annotation>
            <text:p>1</text:p>
          </table:table-cell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80" table:formula="of:=[.F49]*[.$C$2]" office:value-type="float" office:value="475000">
            <text:p>475,000</text:p>
          </table:table-cell>
          <table:table-cell table:style-name="ce80" table:formula="of:=[.C49]-IF([.E49]=&quot;Yes&quot;;0;[.C49])" office:value-type="float" office:value="475000">
            <text:p>475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49:.AK49]; &quot;0&quot;)" office:value-type="float" office:value="19">
            <text:p>19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office:annotation draw:style-name="gr3" draw:text-style-name="P1" svg:width="1.1413in" svg:height="0.5457in" svg:x="7.9598in" svg:y="11.3697in" draw:caption-point-x="-0.2402in" draw:caption-point-y="0.6008in">
              <dc:date>2019-03-04T00:00:00</dc:date>
              <text:p text:style-name="P1"><text:span text:style-name="T1">Đi công chúng giấy tờ, xin đi trễ, 9h44 đến cty</text:span></text:p>
            </office:annotation>
            <text:p>0</text:p>
          </table:table-cell>
          <table:table-cell table:style-name="ce90" office:value-type="float" office:value="0.5">
            <office:annotation draw:style-name="gr1" draw:text-style-name="P1" svg:width="1.1413in" svg:height="0.3902in" svg:x="8.426in" svg:y="11.3685in" draw:caption-point-x="-0.2402in" draw:caption-point-y="0.602in">
              <dc:date>2019-03-05T00:00:00</dc:date>
              <text:p text:style-name="P1"><text:span text:style-name="T1">Làm giấy tờ, off chiều</text:span></text:p>
            </office:annotation>
            <text:p>0.5</text:p>
          </table:table-cell>
          <table:table-cell table:number-columns-repeated="3" table:style-name="ce90" office:value-type="float" office:value="0">
            <text:p>0</text:p>
          </table:table-cell>
          <table:table-cell table:style-name="ce90" table:number-columns-repeated="2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1">
            <office:annotation draw:style-name="gr4" draw:text-style-name="P1" svg:width="1.1413in" svg:height="0.2634in" svg:x="12.6228in" svg:y="11.3709in" draw:caption-point-x="-0.2402in" draw:caption-point-y="0.5996in">
              <dc:date>2019-03-14T00:00:00</dc:date>
              <text:p text:style-name="P1"><text:span text:style-name="T1">Đi khám bệnh</text:span></text:p>
            </office:annotation>
            <text:p>1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44">
            <text:p>44</text:p>
          </table:table-cell>
          <table:table-cell table:style-name="ce44" office:value-type="string">
            <text:p>TaiPA</text:p>
          </table:table-cell>
          <table:table-cell table:style-name="ce80" table:formula="of:=[.F50]*[.$C$2]" office:value-type="float" office:value="475000">
            <text:p>475,000</text:p>
          </table:table-cell>
          <table:table-cell table:style-name="ce80" table:formula="of:=[.C50]-IF([.E50]=&quot;Yes&quot;;0;[.C50])" office:value-type="float" office:value="475000">
            <text:p>475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50:.AK50]; &quot;0&quot;)" office:value-type="float" office:value="19">
            <text:p>19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9.3587in" svg:y="11.6181in" draw:caption-point-x="-0.2402in" draw:caption-point-y="0.6in">
              <dc:date>2019-03-08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.5">
            <office:annotation draw:style-name="gr2" draw:text-style-name="P1" svg:width="1.1413in" svg:height="0.7012in" svg:x="11.224in" svg:y="11.6173in" draw:caption-point-x="-0.2402in" draw:caption-point-y="0.6008in">
              <dc:date>2019-03-11T00:00:00</dc:date>
              <text:p text:style-name="P1"><text:span text:style-name="T1">Kẹt xe, 8h35 đến cty</text:span></text:p>
              <text:p text:style-name="P1"><text:span text:style-name="T1">Bận việc đột xuất, off chiều</text:span></text:p>
            </office:annotation>
            <text:p>0.5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15.4209in" svg:y="11.6197in" draw:caption-point-x="-0.2402in" draw:caption-point-y="0.5984in">
              <dc:date>2019-03-20T00:00:00</dc:date>
              <text:p text:style-name="P1"><text:span text:style-name="T1"><text:s/></text:span><text:span text:style-name="T1">kẹt xe, 8h39 đến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16.3535in" svg:y="11.6205in" draw:caption-point-x="-0.2402in" draw:caption-point-y="0.5976in">
              <dc:date>2019-03-22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90" table:number-columns-repeated="2"/>
          <table:table-cell table:style-name="ce90" office:value-type="float" office:value="0">
            <office:annotation draw:style-name="gr3" draw:text-style-name="P1" svg:width="1.1413in" svg:height="0.5457in" svg:x="17.7524in" svg:y="11.6193in" draw:caption-point-x="-0.2402in" draw:caption-point-y="0.5988in">
              <dc:date>2019-03-25T00:00:00</dc:date>
              <text:p text:style-name="P1"><text:span text:style-name="T1">kẹt xe, 8h35 đến cty</text:span></text:p>
              <text:p text:style-name="P1"><text:span text:style-name="T1"/></text:p>
            </office:annotation>
            <text:p>0</text:p>
          </table:table-cell>
          <table:table-cell table:style-name="ce90" office:value-type="float" office:value="0.5">
            <office:annotation draw:style-name="gr6" draw:text-style-name="P1" svg:width="1.1413in" svg:height="0.8567in" svg:x="18.2185in" svg:y="11.6197in" draw:caption-point-x="-0.2402in" draw:caption-point-y="0.5984in">
              <dc:date>2019-03-27T00:00:00</dc:date>
              <text:p text:style-name="P1"><text:span text:style-name="T1"><text:s/></text:span><text:span text:style-name="T1">kẹt xe, 8h33 đến cty</text:span></text:p>
              <text:p text:style-name="P1"><text:span text:style-name="T1">bận việc đột xuất, xin off chiều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19.1512in" svg:y="11.6201in" draw:caption-point-x="-0.2402in" draw:caption-point-y="0.598in">
              <dc:date>2019-03-28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19.6173in" svg:y="11.6209in" draw:caption-point-x="-0.2402in" draw:caption-point-y="0.5972in">
              <dc:date>2019-03-29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45">
            <text:p>45</text:p>
          </table:table-cell>
          <table:table-cell table:style-name="ce44" office:value-type="string">
            <text:p>TamHVH</text:p>
          </table:table-cell>
          <table:table-cell table:style-name="ce80" table:formula="of:=[.F51]*[.$C$2]" office:value-type="float" office:value="525000">
            <text:p>525,000</text:p>
          </table:table-cell>
          <table:table-cell table:style-name="ce80" table:formula="of:=[.C51]-IF([.E51]=&quot;Yes&quot;;0;[.C51])" office:value-type="float" office:value="525000">
            <text:p>525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51:.AK51]; &quot;0&quot;)" office:value-type="float" office:value="21">
            <text:p>21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46">
            <text:p>46</text:p>
          </table:table-cell>
          <table:table-cell table:style-name="ce44" office:value-type="string">
            <text:p>TanNN</text:p>
          </table:table-cell>
          <table:table-cell table:style-name="ce80" table:formula="of:=[.F52]*[.$C$2]" office:value-type="float" office:value="350000">
            <text:p>350,000</text:p>
          </table:table-cell>
          <table:table-cell table:style-name="ce80" table:formula="of:=[.C52]-IF([.E52]=&quot;Yes&quot;;0;[.C52])" office:value-type="float" office:value="350000">
            <text:p>350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52:.AK52]; &quot;0&quot;)" office:value-type="float" office:value="14">
            <text:p>14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.5">
            <office:annotation draw:style-name="gr1" draw:text-style-name="P1" svg:width="1.1413in" svg:height="0.3902in" svg:x="11.6902in" svg:y="12.113in" draw:caption-point-x="-0.2402in" draw:caption-point-y="0.6004in">
              <dc:date>2019-03-12T00:00:00</dc:date>
              <text:p text:style-name="P1"><text:span text:style-name="T1">Bận việc đột xuất, off sáng</text:span></text:p>
            </office:annotation>
            <text:p>0.5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0.5">
            <office:annotation draw:style-name="gr4" draw:text-style-name="P1" svg:width="1.1413in" svg:height="0.2634in" svg:x="13.0894in" svg:y="12.1142in" draw:caption-point-x="-0.2402in" draw:caption-point-y="0.5992in">
              <dc:date>2019-03-15T00:00:00</dc:date>
              <text:p text:style-name="P1"><text:span text:style-name="T1">Mệt. Off chiều</text:span></text:p>
            </office:annotation>
            <text:p>0.5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14.9543in" svg:y="12.1146in" draw:caption-point-x="-0.2402in" draw:caption-point-y="0.5988in">
              <dc:date>2019-03-19T00:00:00</dc:date>
              <text:p text:style-name="P1"><text:span text:style-name="T1">đi gửi đồ, xin đi trễ, 9h02 đến cty</text:span></text:p>
            </office:annotation>
            <text:p>0</text:p>
          </table:table-cell>
          <table:table-cell table:style-name="ce90" office:value-type="float" office:value="0">
            <office:annotation draw:style-name="gr2" draw:text-style-name="P1" svg:width="1.1413in" svg:height="0.7012in" svg:x="15.4209in" svg:y="12.115in" draw:caption-point-x="-0.2402in" draw:caption-point-y="0.5984in">
              <dc:date>2019-03-20T00:00:00</dc:date>
              <text:p text:style-name="P1"><text:span text:style-name="T1">tìm sổ bảo hiểm nộp cho chị Hằng, 8h35 đến cty</text:span></text:p>
            </office:annotation>
            <text:p>0</text:p>
          </table:table-cell>
          <table:table-cell table:style-name="ce90" office:value-type="float" office:value="0">
            <office:annotation draw:style-name="gr3" draw:text-style-name="P1" svg:width="1.1413in" svg:height="0.5457in" svg:x="15.887in" svg:y="12.1157in" draw:caption-point-x="-0.2402in" draw:caption-point-y="0.5976in">
              <dc:date>2019-03-21T00:00:00</dc:date>
              <text:p text:style-name="P1"><text:span text:style-name="T1">xe hết xăng, đi grab, 8h40 đến cty</text:span></text:p>
            </office:annotation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16.3535in" svg:y="12.1157in" draw:caption-point-x="-0.2402in" draw:caption-point-y="0.5976in">
              <dc:date>2019-03-22T00:00:00</dc:date>
              <text:p text:style-name="P1"><text:span text:style-name="T1">ngủ quên, 8h33 đến cty</text:span></text:p>
            </office:annotation>
            <text:p>0</text:p>
          </table:table-cell>
          <table:table-cell table:style-name="ce90" table:number-columns-repeated="9"/>
          <table:table-cell table:number-columns-repeated="987"/>
        </table:table-row>
        <table:table-row table:style-name="ro7">
          <table:table-cell table:style-name="ce42" office:value-type="float" office:value="47">
            <text:p>47</text:p>
          </table:table-cell>
          <table:table-cell table:style-name="ce44" office:value-type="string">
            <text:p>TinNQ</text:p>
          </table:table-cell>
          <table:table-cell table:style-name="ce80" table:formula="of:=[.F53]*[.$C$2]" office:value-type="float" office:value="450000">
            <text:p>450,000</text:p>
          </table:table-cell>
          <table:table-cell table:style-name="ce80" table:formula="of:=[.C53]-IF([.E53]=&quot;Yes&quot;;0;[.C53])" office:value-type="float" office:value="450000">
            <text:p>450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53:.AK53]; &quot;0&quot;)" office:value-type="float" office:value="18">
            <text:p>18</text:p>
          </table:table-cell>
          <table:table-cell table:style-name="ce90" office:value-type="float" office:value="0">
            <office:annotation draw:style-name="gr1" draw:text-style-name="P1" svg:width="1.1413in" svg:height="0.3902in" svg:x="6.561in" svg:y="12.3594in" draw:caption-point-x="-0.2402in" draw:caption-point-y="0.6016in">
              <dc:date>2019-03-01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8.426in" svg:y="12.3591in" draw:caption-point-x="-0.2402in" draw:caption-point-y="0.602in">
              <dc:date>2019-03-05T00:00:00</dc:date>
              <text:p text:style-name="P1"><text:span text:style-name="T1">Ngủ quên, 8h45 đến cty</text:span></text:p>
            </office:annotation>
            <text:p>0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1">
            <office:annotation draw:style-name="gr4" draw:text-style-name="P1" svg:width="1.1413in" svg:height="0.2634in" svg:x="9.8252in" svg:y="12.3646in" draw:caption-point-x="-0.2402in" draw:caption-point-y="0.5965in">
              <dc:date>2019-04-01T00:00:00</dc:date>
              <text:p text:style-name="P1"><text:span text:style-name="T1">Đi du lịch</text:span></text:p>
            </office:annotation>
            <text:p>1</text:p>
          </table:table-cell>
          <table:table-cell table:style-name="ce90" table:number-columns-repeated="2"/>
          <table:table-cell table:style-name="ce90" office:value-type="float" office:value="0">
            <office:annotation draw:style-name="gr1" draw:text-style-name="P1" svg:width="1.1413in" svg:height="0.3902in" svg:x="11.224in" svg:y="12.3602in" draw:caption-point-x="-0.2402in" draw:caption-point-y="0.6008in">
              <dc:date>2019-03-11T00:00:00</dc:date>
              <text:p text:style-name="P1"><text:span text:style-name="T1">Kẹt xe, 8h37 đến cty</text:span></text:p>
            </office:annotation>
            <text:p>0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.5">
            <office:annotation draw:style-name="gr1" draw:text-style-name="P1" svg:width="1.1413in" svg:height="0.3902in" svg:x="18.2185in" svg:y="12.3626in" draw:caption-point-x="-0.2402in" draw:caption-point-y="0.5984in">
              <dc:date>2019-03-27T00:00:00</dc:date>
              <text:p text:style-name="P1"><text:span text:style-name="T1">Đau đầu, off sáng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.5">
            <office:annotation draw:style-name="gr1" draw:text-style-name="P1" svg:width="1.1413in" svg:height="0.3902in" svg:x="19.1512in" svg:y="12.3634in" draw:caption-point-x="-0.2402in" draw:caption-point-y="0.5976in">
              <dc:date>2019-03-28T00:00:00</dc:date>
              <text:p text:style-name="P1"><text:span text:style-name="T1">Nhà có việc gấp, off chiều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48">
            <text:p>48</text:p>
          </table:table-cell>
          <table:table-cell table:style-name="ce44" office:value-type="string">
            <text:p>TinhNVP</text:p>
          </table:table-cell>
          <table:table-cell table:style-name="ce80" table:formula="of:=[.F54]*[.$C$2]" office:value-type="float" office:value="375000">
            <text:p>375,000</text:p>
          </table:table-cell>
          <table:table-cell table:style-name="ce80" table:formula="of:=[.C54]-IF([.E54]=&quot;Yes&quot;;0;[.C54])" office:value-type="float" office:value="375000">
            <text:p>375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54:.AK54]; &quot;0&quot;)" office:value-type="float" office:value="15">
            <text:p>15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.5">
            <office:annotation draw:style-name="gr4" draw:text-style-name="P1" svg:width="1.1413in" svg:height="0.2634in" svg:x="7.9598in" svg:y="12.6079in" draw:caption-point-x="-0.2402in" draw:caption-point-y="0.6008in">
              <dc:date>2019-03-04T00:00:00</dc:date>
              <text:p text:style-name="P1"><text:span text:style-name="T1">Đi học, off chiều</text:span></text:p>
            </office:annotation>
            <text:p>0.5</text:p>
          </table:table-cell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0.5">
            <office:annotation draw:style-name="gr1" draw:text-style-name="P1" svg:width="1.1413in" svg:height="0.3902in" svg:x="9.8252in" svg:y="12.6122in" draw:caption-point-x="-0.2402in" draw:caption-point-y="0.5965in">
              <dc:date>2019-04-01T00:00:00</dc:date>
              <text:p text:style-name="P1"><text:span text:style-name="T1">Bận việc cá nhân, off chiều</text:span></text:p>
            </office:annotation>
            <text:p>0.5</text:p>
          </table:table-cell>
          <table:table-cell table:style-name="ce90" table:number-columns-repeated="2"/>
          <table:table-cell table:style-name="ce90" office:value-type="float" office:value="0.5">
            <office:annotation draw:style-name="gr4" draw:text-style-name="P1" svg:width="1.1413in" svg:height="0.2634in" svg:x="11.224in" svg:y="12.6051in" draw:caption-point-x="-0.2402in" draw:caption-point-y="0.6035in">
              <dc:date>2019-03-04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1">
            <office:annotation draw:style-name="gr4" draw:text-style-name="P1" svg:width="1.1413in" svg:height="0.2634in" svg:x="12.1567in" svg:y="12.6091in" draw:caption-point-x="-0.2402in" draw:caption-point-y="0.5996in">
              <dc:date>2019-03-14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1">
            <office:annotation draw:style-name="gr1" draw:text-style-name="P1" svg:width="1.1413in" svg:height="0.3902in" svg:x="14.4882in" svg:y="12.6098in" draw:caption-point-x="-0.2402in" draw:caption-point-y="0.5988in">
              <dc:date>2019-03-19T00:00:00</dc:date>
              <text:p text:style-name="P1"><text:span text:style-name="T1">Đi học + gặp thầy hướng dẫn</text:span></text:p>
            </office:annotation>
            <text:p>1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1">
            <office:annotation draw:style-name="gr1" draw:text-style-name="P1" svg:width="1.1413in" svg:height="0.3902in" svg:x="17.7524in" svg:y="12.6075in" draw:caption-point-x="-0.2402in" draw:caption-point-y="0.6012in">
              <dc:date>2019-03-19T00:00:00</dc:date>
              <text:p text:style-name="P1"><text:span text:style-name="T1">Đi học + gặp thầy hướng dẫn</text:span></text:p>
            </office:annotation>
            <text:p>1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49">
            <text:p>49</text:p>
          </table:table-cell>
          <table:table-cell table:style-name="ce44" office:value-type="string">
            <text:p>TienND</text:p>
          </table:table-cell>
          <table:table-cell table:style-name="ce80" table:formula="of:=[.F55]*[.$C$2]" office:value-type="float" office:value="525000">
            <text:p>525,000</text:p>
          </table:table-cell>
          <table:table-cell table:style-name="ce80" table:formula="of:=[.C55]-IF([.E55]=&quot;Yes&quot;;0;[.C55])" office:value-type="float" office:value="525000">
            <text:p>525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55:.AK55]; &quot;0&quot;)" office:value-type="float" office:value="21">
            <text:p>21</text:p>
          </table:table-cell>
          <table:table-cell table:style-name="ce90" office:value-type="float" office:value="0">
            <office:annotation draw:style-name="gr6" draw:text-style-name="P1" svg:width="1.1413in" svg:height="0.8567in" svg:x="6.561in" svg:y="12.8559in" draw:caption-point-x="-0.2402in" draw:caption-point-y="0.6004in">
              <dc:date>2019-03-04T00:00:00</dc:date>
              <text:p text:style-name="P1"><text:span text:style-name="T1">mệt trong người, xin về sớm 3h38 về, sẽ làm bù vào cuối tuần</text:span></text:p>
              <text:p text:style-name="P1"><text:span text:style-name="T1">→ </text:span><text:span text:style-name="T1">confirm </text:span></text:p>
            </office:annotation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9.8252in" svg:y="12.8531in" draw:caption-point-x="-0.2402in" draw:caption-point-y="0.6031in">
              <dc:date>2019-03-12T00:00:00</dc:date>
              <text:p text:style-name="P1"><text:span text:style-name="T1">4h về → đã làm bù</text:span></text:p>
            </office:annotation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50">
            <text:p>50</text:p>
          </table:table-cell>
          <table:table-cell table:style-name="ce44" office:value-type="string">
            <text:p>ToanBV</text:p>
          </table:table-cell>
          <table:table-cell table:style-name="ce80" table:formula="of:=[.F56]*[.$C$2]" office:value-type="float" office:value="150000">
            <text:p>150,000</text:p>
          </table:table-cell>
          <table:table-cell table:style-name="ce80" table:formula="of:=[.C56]-IF([.E56]=&quot;Yes&quot;;0;[.C56])" office:value-type="float" office:value="150000">
            <text:p>150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56:.AK56]; &quot;0&quot;)" office:value-type="float" office:value="6">
            <text:p>6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3"/>
          <table:table-cell table:number-columns-repeated="987"/>
        </table:table-row>
        <table:table-row table:style-name="ro7">
          <table:table-cell table:style-name="ce42" office:value-type="float" office:value="51">
            <text:p>51</text:p>
          </table:table-cell>
          <table:table-cell table:style-name="ce44" office:value-type="string">
            <text:p>ToanDT</text:p>
          </table:table-cell>
          <table:table-cell table:style-name="ce80" table:formula="of:=[.F57]*[.$C$2]" office:value-type="float" office:value="300000">
            <text:p>300,000</text:p>
          </table:table-cell>
          <table:table-cell table:style-name="ce80" table:formula="of:=[.C57]-IF([.E57]=&quot;Yes&quot;;0;[.C57])" office:value-type="float" office:value="300000">
            <text:p>300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57:.AK57]; &quot;0&quot;)" office:value-type="float" office:value="12">
            <text:p>12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.5">
            <office:annotation draw:style-name="gr4" draw:text-style-name="P1" svg:width="1.1413in" svg:height="0.2634in" svg:x="7.9598in" svg:y="13.3512in" draw:caption-point-x="-0.2402in" draw:caption-point-y="0.6008in">
              <dc:date>2019-03-04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.5">
            <office:annotation draw:style-name="gr4" draw:text-style-name="P1" svg:width="1.1413in" svg:height="0.2634in" svg:x="8.8925in" svg:y="13.3496in" draw:caption-point-x="-0.2402in" draw:caption-point-y="0.6024in">
              <dc:date>2019-03-04T00:00:00</dc:date>
              <text:p text:style-name="P1"><text:span text:style-name="T1">Đi học, off chiều</text:span></text:p>
            </office:annotation>
            <text:p>0.5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.5">
            <office:annotation draw:style-name="gr4" draw:text-style-name="P1" svg:width="1.1413in" svg:height="0.2634in" svg:x="11.224in" svg:y="13.3484in" draw:caption-point-x="-0.2402in" draw:caption-point-y="0.6035in">
              <dc:date>2019-03-04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.5">
            <office:annotation draw:style-name="gr4" draw:text-style-name="P1" svg:width="1.1413in" svg:height="0.2634in" svg:x="12.1567in" svg:y="13.3484in" draw:caption-point-x="-0.2402in" draw:caption-point-y="0.6035in">
              <dc:date>2019-03-04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.5">
            <office:annotation draw:style-name="gr1" draw:text-style-name="P1" svg:width="1.1413in" svg:height="0.3902in" svg:x="13.0894in" svg:y="13.3528in" draw:caption-point-x="-0.2402in" draw:caption-point-y="0.5992in">
              <dc:date>2019-03-15T00:00:00</dc:date>
              <text:p text:style-name="P1"><text:span text:style-name="T1">Bận việc đột xuất, off chiều</text:span></text:p>
            </office:annotation>
            <text:p>0.5</text:p>
          </table:table-cell>
          <table:table-cell table:style-name="ce90" table:number-columns-repeated="2"/>
          <table:table-cell table:style-name="ce90" office:value-type="float" office:value="0.5">
            <office:annotation draw:style-name="gr4" draw:text-style-name="P1" svg:width="1.1413in" svg:height="0.2634in" svg:x="14.4882in" svg:y="13.3484in" draw:caption-point-x="-0.2402in" draw:caption-point-y="0.6035in">
              <dc:date>2019-03-04T00:00:00</dc:date>
              <text:p text:style-name="P1"><text:span text:style-name="T1">Đi học, off chiều</text:span></text:p>
            </office:annotation>
            <text:p>0.5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1">
            <office:annotation draw:style-name="gr1" draw:text-style-name="P1" svg:width="1.1413in" svg:height="0.3902in" svg:x="15.887in" svg:y="13.3543in" draw:caption-point-x="-0.2402in" draw:caption-point-y="0.5976in">
              <dc:date>2019-03-21T00:00:00</dc:date>
              <text:p text:style-name="P1"><text:span text:style-name="T1">thi giữa kỳ (ngoài plan)</text:span></text:p>
            </office:annotation>
            <text:p>1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.5">
            <office:annotation draw:style-name="gr4" draw:text-style-name="P1" svg:width="1.1413in" svg:height="0.2634in" svg:x="17.7524in" svg:y="13.3461in" draw:caption-point-x="-0.2402in" draw:caption-point-y="0.6059in">
              <dc:date>2019-03-04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.5">
            <office:annotation draw:style-name="gr4" draw:text-style-name="P1" svg:width="1.1413in" svg:height="0.2634in" svg:x="18.685in" svg:y="13.3461in" draw:caption-point-x="-0.2402in" draw:caption-point-y="0.6059in">
              <dc:date>2019-03-04T00:00:00</dc:date>
              <text:p text:style-name="P1"><text:span text:style-name="T1">Đi học, off chiều</text:span></text:p>
            </office:annotation>
            <text:p>0.5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52">
            <text:p>52</text:p>
          </table:table-cell>
          <table:table-cell table:style-name="ce44" office:value-type="string">
            <text:p>TuanNT</text:p>
          </table:table-cell>
          <table:table-cell table:style-name="ce80" table:formula="of:=[.F58]*[.$C$2]" office:value-type="float" office:value="525000">
            <text:p>525,000</text:p>
          </table:table-cell>
          <table:table-cell table:style-name="ce80" table:formula="of:=[.C58]-IF([.E58]=&quot;Yes&quot;;0;[.C58])" office:value-type="float" office:value="525000">
            <text:p>525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58:.AK58]; &quot;0&quot;)" office:value-type="float" office:value="21">
            <text:p>21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53">
            <text:p>53</text:p>
          </table:table-cell>
          <table:table-cell table:style-name="ce44" office:value-type="string">
            <text:p>ThaiNHQ</text:p>
          </table:table-cell>
          <table:table-cell table:style-name="ce80" table:formula="of:=[.F59]*[.$C$2]" office:value-type="float" office:value="425000">
            <text:p>425,000</text:p>
          </table:table-cell>
          <table:table-cell table:style-name="ce80" table:formula="of:=[.C59]-IF([.E59]=&quot;Yes&quot;;0;[.C59])" office:value-type="float" office:value="425000">
            <text:p>425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59:.AK59]; &quot;0&quot;)" office:value-type="float" office:value="17">
            <text:p>17</text:p>
          </table:table-cell>
          <table:table-cell table:style-name="ce90" office:value-type="float" office:value="0.5">
            <office:annotation draw:style-name="gr1" draw:text-style-name="P1" svg:width="1.1413in" svg:height="0.3902in" svg:x="6.561in" svg:y="13.8457in" draw:caption-point-x="-0.2402in" draw:caption-point-y="0.6016in">
              <dc:date>2019-03-01T00:00:00</dc:date>
              <text:p text:style-name="P1"><text:span text:style-name="T1">Bận việc cá nhân, off chiều</text:span></text:p>
            </office:annotation>
            <text:p>0.5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.5">
            <office:annotation draw:style-name="gr1" draw:text-style-name="P1" svg:width="1.1413in" svg:height="0.3902in" svg:x="11.224in" svg:y="13.8465in" draw:caption-point-x="-0.2402in" draw:caption-point-y="0.6008in">
              <dc:date>2019-03-11T00:00:00</dc:date>
              <text:p text:style-name="P1"><text:span text:style-name="T1">Bận việc gia đình, off sáng</text:span></text:p>
            </office:annotation>
            <text:p>0.5</text:p>
          </table:table-cell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1">
            <office:annotation draw:style-name="gr4" draw:text-style-name="P1" svg:width="1.1413in" svg:height="0.2634in" svg:x="13.0894in" svg:y="13.848in" draw:caption-point-x="-0.2402in" draw:caption-point-y="0.5992in">
              <dc:date>2019-03-15T00:00:00</dc:date>
              <text:p text:style-name="P1"><text:span text:style-name="T1">Bận việc nhà</text:span></text:p>
            </office:annotation>
            <text:p>1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15.4209in" svg:y="13.8488in" draw:caption-point-x="-0.2402in" draw:caption-point-y="0.5984in">
              <dc:date>2019-03-20T00:00:00</dc:date>
              <text:p text:style-name="P1"><text:span text:style-name="T1">dậy trễ, 8h32 đến cty</text:span></text:p>
            </office:annotation>
            <text:p>0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1">
            <office:annotation draw:style-name="gr1" draw:text-style-name="P1" svg:width="1.1413in" svg:height="0.3902in" svg:x="19.6173in" svg:y="13.85in" draw:caption-point-x="-0.2402in" draw:caption-point-y="0.5972in">
              <dc:date>2019-03-29T00:00:00</dc:date>
              <text:p text:style-name="P1"><text:span text:style-name="T1">Bận việc cá nhân</text:span></text:p>
            </office:annotation>
            <text:p>1</text:p>
          </table:table-cell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54">
            <text:p>54</text:p>
          </table:table-cell>
          <table:table-cell table:style-name="ce44" office:value-type="string">
            <text:p>ThamDT</text:p>
          </table:table-cell>
          <table:table-cell table:style-name="ce80" table:formula="of:=[.F60]*[.$C$2]" office:value-type="float" office:value="500000">
            <text:p>500,000</text:p>
          </table:table-cell>
          <table:table-cell table:style-name="ce80" table:formula="of:=[.C60]-IF([.E60]=&quot;Yes&quot;;0;[.C60])" office:value-type="float" office:value="500000">
            <text:p>500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60:.AK60]; &quot;0&quot;)" office:value-type="float" office:value="20">
            <text:p>2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office:annotation draw:style-name="gr1" draw:text-style-name="P1" svg:width="1.1413in" svg:height="0.3902in" svg:x="7.9598in" svg:y="14.0941in" draw:caption-point-x="-0.2402in" draw:caption-point-y="0.6008in">
              <dc:date>2019-03-04T00:00:00</dc:date>
              <text:p text:style-name="P1"><text:span text:style-name="T1">Mệt, ngủ quên, 8h55 đến cty</text:span></text:p>
            </office:annotation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8.426in" svg:y="14.0929in" draw:caption-point-x="-0.2402in" draw:caption-point-y="0.602in">
              <dc:date>2019-03-05T00:00:00</dc:date>
              <text:p text:style-name="P1"><text:span text:style-name="T1">Kẹt xe, 8h47 đến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9.3587in" svg:y="14.0949in" draw:caption-point-x="-0.2402in" draw:caption-point-y="0.6in">
              <dc:date>2019-03-08T00:00:00</dc:date>
              <text:p text:style-name="P1"><text:span text:style-name="T1">kẹt xe, 8h42 đến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11.6902in" svg:y="14.0945in" draw:caption-point-x="-0.2402in" draw:caption-point-y="0.6004in">
              <dc:date>2019-03-12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12.1567in" svg:y="14.0953in" draw:caption-point-x="-0.2402in" draw:caption-point-y="0.5996in">
              <dc:date>2019-03-14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12.6228in" svg:y="14.0953in" draw:caption-point-x="-0.2402in" draw:caption-point-y="0.5996in">
              <dc:date>2019-03-14T00:00:00</dc:date>
              <text:p text:style-name="P1"><text:span text:style-name="T1">té xe, 8h37 đến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office:annotation draw:style-name="gr3" draw:text-style-name="P1" svg:width="1.1413in" svg:height="0.5457in" svg:x="14.4882in" svg:y="14.0961in" draw:caption-point-x="-0.2402in" draw:caption-point-y="0.5988in">
              <dc:date>2019-03-19T00:00:00</dc:date>
              <text:p text:style-name="P1"><text:span text:style-name="T1">kẹt xe, 8h42 đến cty</text:span></text:p>
              <text:p text:style-name="P1"><text:span text:style-name="T1"/></text:p>
            </office:annotation>
            <text:p>0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office:annotation draw:style-name="gr1" draw:text-style-name="P1" svg:width="1.1413in" svg:height="0.3902in" svg:x="17.7524in" svg:y="14.0961in" draw:caption-point-x="-0.2402in" draw:caption-point-y="0.5988in">
              <dc:date>2019-03-25T00:00:00</dc:date>
              <text:p text:style-name="P1"><text:span text:style-name="T1">kẹt xe, 8h44 đến cty</text:span></text:p>
            </office:annotation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18.2185in" svg:y="14.0965in" draw:caption-point-x="-0.2402in" draw:caption-point-y="0.5984in">
              <dc:date>2019-03-27T00:00:00</dc:date>
              <text:p text:style-name="P1"><text:span text:style-name="T1"><text:s/></text:span><text:span text:style-name="T1">kẹt xe, 8h37 đến cty</text:span></text:p>
            </office:annotation>
            <text:p>0</text:p>
          </table:table-cell>
          <table:table-cell table:style-name="ce90" office:value-type="float" office:value="0.5">
            <office:annotation draw:style-name="gr1" draw:text-style-name="P1" svg:width="1.1413in" svg:height="0.3902in" svg:x="18.685in" svg:y="14.0965in" draw:caption-point-x="-0.2402in" draw:caption-point-y="0.5984in">
              <dc:date>2019-03-27T00:00:00</dc:date>
              <text:p text:style-name="P1"><text:span text:style-name="T1">Bận việc nhà, off chiều</text:span></text:p>
            </office:annotation>
            <text:p>0.5</text:p>
          </table:table-cell>
          <table:table-cell table:style-name="ce90" office:value-type="float" office:value="0">
            <office:annotation draw:style-name="gr1" draw:text-style-name="P1" svg:width="1.1413in" svg:height="0.3902in" svg:x="19.1512in" svg:y="14.0969in" draw:caption-point-x="-0.2402in" draw:caption-point-y="0.598in">
              <dc:date>2019-03-28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55">
            <text:p>55</text:p>
          </table:table-cell>
          <table:table-cell table:style-name="ce45" office:value-type="string">
            <text:p>ThanhCH</text:p>
          </table:table-cell>
          <table:table-cell table:style-name="ce80" table:formula="of:=[.F61]*[.$C$2]" office:value-type="float" office:value="500000">
            <text:p>500,000</text:p>
          </table:table-cell>
          <table:table-cell table:style-name="ce80" table:formula="of:=[.C61]-IF([.E61]=&quot;Yes&quot;;0;[.C61])" office:value-type="float" office:value="500000">
            <text:p>500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61:.AK61]; &quot;0&quot;)" office:value-type="float" office:value="20">
            <text:p>2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0.5">
            <office:annotation draw:style-name="gr3" draw:text-style-name="P1" svg:width="1.1413in" svg:height="0.5457in" svg:x="9.8252in" svg:y="14.3461in" draw:caption-point-x="-0.2402in" draw:caption-point-y="0.5965in">
              <dc:date>2019-04-01T00:00:00</dc:date>
              <text:p text:style-name="P1"><text:span text:style-name="T1">Đi khám bệnh, off chiều</text:span></text:p>
              <text:p text:style-name="P1"><text:span text:style-name="T1"/></text:p>
            </office:annotation>
            <text:p>0.5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56">
            <text:p>56</text:p>
          </table:table-cell>
          <table:table-cell table:style-name="ce44" office:value-type="string">
            <text:p>ThinhCT</text:p>
          </table:table-cell>
          <table:table-cell table:style-name="ce80" table:formula="of:=[.F62]*[.$C$2]" office:value-type="float" office:value="0">
            <text:p>0</text:p>
          </table:table-cell>
          <table:table-cell table:style-name="ce80" table:formula="of:=[.C62]-IF([.E62]=&quot;Yes&quot;;0;[.C62])" office:value-type="float" office:value="0">
            <text:p>0</text:p>
          </table:table-cell>
          <table:table-cell table:style-name="ce86" table:content-validation-name="val1"/>
          <table:table-cell table:style-name="ce88" table:formula="of:=COUNTIF( [.G62:.AK62]; &quot;0&quot;)" office:value-type="float" office:value="0">
            <text:p>0</text:p>
          </table:table-cell>
          <table:table-cell table:style-name="ce91" table:number-columns-repeated="22"/>
          <table:table-cell table:style-name="ce90" table:number-columns-repeated="2"/>
          <table:table-cell table:style-name="ce91" table:number-columns-repeated="5"/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57">
            <text:p>57</text:p>
          </table:table-cell>
          <table:table-cell table:style-name="ce44" office:value-type="string">
            <text:p>ThinhT</text:p>
          </table:table-cell>
          <table:table-cell table:style-name="ce80" table:formula="of:=[.F63]*[.$C$2]" office:value-type="float" office:value="475000">
            <text:p>475,000</text:p>
          </table:table-cell>
          <table:table-cell table:style-name="ce80" table:formula="of:=[.C63]-IF([.E63]=&quot;Yes&quot;;0;[.C63])" office:value-type="float" office:value="475000">
            <text:p>475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63:.AK63]; &quot;0&quot;)" office:value-type="float" office:value="19">
            <text:p>19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1">
            <office:annotation draw:style-name="gr4" draw:text-style-name="P1" svg:width="1.1413in" svg:height="0.2634in" svg:x="11.224in" svg:y="14.837in" draw:caption-point-x="-0.2402in" draw:caption-point-y="0.6008in">
              <dc:date>2019-03-11T00:00:00</dc:date>
              <text:p text:style-name="P1"><text:span text:style-name="T1">Đám cưới</text:span></text:p>
            </office:annotation>
            <text:p>1</text:p>
          </table:table-cell>
          <table:table-cell table:style-name="ce90" office:value-type="float" office:value="1">
            <office:annotation draw:style-name="gr4" draw:text-style-name="P1" svg:width="1.1413in" svg:height="0.2634in" svg:x="11.6902in" svg:y="14.837in" draw:caption-point-x="-0.2402in" draw:caption-point-y="0.6008in">
              <dc:date>2019-03-11T00:00:00</dc:date>
              <text:p text:style-name="P1"><text:span text:style-name="T1">Đám cưới</text:span></text:p>
            </office:annotation>
            <text:p>1</text:p>
          </table:table-cell>
          <table:table-cell table:number-columns-repeated="3"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15.4209in" svg:y="14.8394in" draw:caption-point-x="-0.2402in" draw:caption-point-y="0.5984in">
              <dc:date>2019-03-20T00:00:00</dc:date>
              <text:p text:style-name="P1"><text:span text:style-name="T1"><text:s/></text:span><text:span text:style-name="T1">kẹt xe, 8h37 đến cty</text:span></text:p>
            </office:annotation>
            <text:p>0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58">
            <text:p>58</text:p>
          </table:table-cell>
          <table:table-cell table:style-name="ce44" office:value-type="string">
            <text:p>ThuyLTT</text:p>
          </table:table-cell>
          <table:table-cell table:style-name="ce80" table:formula="of:=[.F64]*[.$C$2]" office:value-type="float" office:value="325000">
            <text:p>325,000</text:p>
          </table:table-cell>
          <table:table-cell table:style-name="ce80" table:formula="of:=[.C64]-IF([.E64]=&quot;Yes&quot;;0;[.C64])" office:value-type="float" office:value="325000">
            <text:p>325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64:.AK64]; &quot;0&quot;)" office:value-type="float" office:value="13">
            <text:p>13</text:p>
          </table:table-cell>
          <table:table-cell table:style-name="ce90" office:value-type="float" office:value="0.5">
            <office:annotation draw:style-name="gr4" draw:text-style-name="P1" svg:width="1.1413in" svg:height="0.2634in" svg:x="6.561in" svg:y="15.0839in" draw:caption-point-x="-0.2402in" draw:caption-point-y="0.6016in">
              <dc:date>2019-03-01T00:00:00</dc:date>
              <text:p text:style-name="P1"><text:span text:style-name="T1">Off theo plan</text:span></text:p>
            </office:annotation>
            <text:p>0.5</text:p>
          </table:table-cell>
          <table:table-cell table:style-name="ce90" table:number-columns-repeated="2"/>
          <table:table-cell table:style-name="ce90" office:value-type="float" office:value="0.5">
            <office:annotation draw:style-name="gr1" draw:text-style-name="P1" svg:width="1.1413in" svg:height="0.3902in" svg:x="7.9598in" svg:y="15.0846in" draw:caption-point-x="-0.2402in" draw:caption-point-y="0.6008in">
              <dc:date>2019-03-04T00:00:00</dc:date>
              <text:p text:style-name="P1"><text:span text:style-name="T1">Đau lưng, off sáng</text:span></text:p>
            </office:annotation>
            <text:p>0.5</text:p>
          </table:table-cell>
          <table:table-cell table:style-name="ce90" office:value-type="float" office:value="0">
            <office:annotation draw:style-name="gr3" draw:text-style-name="P1" svg:width="1.1413in" svg:height="0.5457in" svg:x="8.426in" svg:y="15.0835in" draw:caption-point-x="-0.2402in" draw:caption-point-y="0.602in">
              <dc:date>2019-03-05T00:00:00</dc:date>
              <text:p text:style-name="P1"><text:span text:style-name="T1">đi công chứng giấy tờ, xin đi trễ, 8h42 đến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.5">
            <office:annotation draw:style-name="gr1" draw:text-style-name="P1" svg:width="1.1413in" svg:height="0.3902in" svg:x="9.3587in" svg:y="15.0854in" draw:caption-point-x="-0.2402in" draw:caption-point-y="0.6in">
              <dc:date>2019-03-08T00:00:00</dc:date>
              <text:p text:style-name="P1"><text:span text:style-name="T1">Off sáng theo plan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11.6902in" svg:y="15.085in" draw:caption-point-x="-0.2402in" draw:caption-point-y="0.6004in">
              <dc:date>2019-03-12T00:00:00</dc:date>
              <text:p text:style-name="P1"><text:span text:style-name="T1">mệt, xin đi trễ, 9h57 đến cty</text:span></text:p>
            </office:annotation>
            <text:p>0</text:p>
          </table:table-cell>
          <table:table-cell table:style-name="ce90" office:value-type="float" office:value="0">
            <office:annotation draw:style-name="gr6" draw:text-style-name="P1" svg:width="1.1413in" svg:height="0.8567in" svg:x="12.1567in" svg:y="15.0854in" draw:caption-point-x="-0.2402in" draw:caption-point-y="0.6in">
              <dc:date>2019-03-13T00:00:00</dc:date>
              <text:p text:style-name="P1"><text:span text:style-name="T1">Ghé ngân hàng, xđt, 11h22 đến cty → việc cty, chấm công bình thường</text:span></text:p>
            </office:annotation>
            <text:p>0</text:p>
          </table:table-cell>
          <table:table-cell table:style-name="ce90" office:value-type="float" office:value="1">
            <office:annotation draw:style-name="gr4" draw:text-style-name="P1" svg:width="1.1413in" svg:height="0.2634in" svg:x="12.6228in" svg:y="15.0858in" draw:caption-point-x="-0.2402in" draw:caption-point-y="0.5996in">
              <dc:date>2019-03-14T00:00:00</dc:date>
              <text:p text:style-name="P1"><text:span text:style-name="T1">Off theo plan</text:span></text:p>
            </office:annotation>
            <text:p>1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office:annotation draw:style-name="gr1" draw:text-style-name="P1" svg:width="1.1413in" svg:height="0.3902in" svg:x="14.4882in" svg:y="15.0866in" draw:caption-point-x="-0.2402in" draw:caption-point-y="0.5988in">
              <dc:date>2019-03-19T00:00:00</dc:date>
              <text:p text:style-name="P1"><text:span text:style-name="T1">mệt, xin đi trễ, 9h13 đến cty</text:span></text:p>
            </office:annotation>
            <text:p>0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1">
            <office:annotation draw:style-name="gr4" draw:text-style-name="P1" svg:width="1.1413in" svg:height="0.2634in" svg:x="15.887in" svg:y="15.0878in" draw:caption-point-x="-0.2402in" draw:caption-point-y="0.5976in">
              <dc:date>2019-03-21T00:00:00</dc:date>
              <text:p text:style-name="P1"><text:span text:style-name="T1">Off theo plan</text:span></text:p>
            </office:annotation>
            <text:p>1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.5">
            <office:annotation draw:style-name="gr1" draw:text-style-name="P1" svg:width="1.1413in" svg:height="0.3902in" svg:x="18.2185in" svg:y="15.087in" draw:caption-point-x="-0.2402in" draw:caption-point-y="0.5984in">
              <dc:date>2019-03-27T00:00:00</dc:date>
              <text:p text:style-name="P1"><text:span text:style-name="T1">Bận việc gia đình, off chiều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.5">
            <office:annotation draw:style-name="gr1" draw:text-style-name="P1" svg:width="1.1413in" svg:height="0.3902in" svg:x="19.1512in" svg:y="15.0874in" draw:caption-point-x="-0.2402in" draw:caption-point-y="0.598in">
              <dc:date>2019-03-28T00:00:00</dc:date>
              <text:p text:style-name="P1"><text:span text:style-name="T1">Mệt, xin đi trễ → of sáng</text:span></text:p>
            </office:annotation>
            <text:p>0.5</text:p>
          </table:table-cell>
          <table:table-cell table:style-name="ce90" office:value-type="float" office:value="0.5">
            <office:annotation draw:style-name="gr3" draw:text-style-name="P1" svg:width="1.1413in" svg:height="0.5457in" svg:x="19.6173in" svg:y="15.0882in" draw:caption-point-x="-0.2402in" draw:caption-point-y="0.5972in">
              <dc:date>2019-03-29T00:00:00</dc:date>
              <text:p text:style-name="P1"><text:span text:style-name="T1">làm giấy tờ + ra sân bay sớm, off chiều</text:span></text:p>
            </office:annotation>
            <text:p>0.5</text:p>
          </table:table-cell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59">
            <text:p>59</text:p>
          </table:table-cell>
          <table:table-cell table:style-name="ce44" office:value-type="string">
            <text:p>ThuyNTX</text:p>
          </table:table-cell>
          <table:table-cell table:style-name="ce80" table:formula="of:=[.F65]*[.$C$2]" office:value-type="float" office:value="500000">
            <text:p>500,000</text:p>
          </table:table-cell>
          <table:table-cell table:style-name="ce80" table:formula="of:=[.C65]-IF([.E65]=&quot;Yes&quot;;0;[.C65])" office:value-type="float" office:value="500000">
            <text:p>500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65:.AK65]; &quot;0&quot;)" office:value-type="float" office:value="20">
            <text:p>2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1">
            <office:annotation draw:style-name="gr1" draw:text-style-name="P1" svg:width="1.1413in" svg:height="0.3902in" svg:x="11.224in" svg:y="15.3327in" draw:caption-point-x="-0.2402in" draw:caption-point-y="0.6008in">
              <dc:date>2019-03-11T00:00:00</dc:date>
              <text:p text:style-name="P1"><text:span text:style-name="T1">Bận việc cá nhân</text:span></text:p>
            </office:annotation>
            <text:p>1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office:annotation draw:style-name="gr1" draw:text-style-name="P1" svg:width="1.1413in" svg:height="0.3902in" svg:x="14.4882in" svg:y="15.3346in" draw:caption-point-x="-0.2402in" draw:caption-point-y="0.5988in">
              <dc:date>2019-03-19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60">
            <text:p>60</text:p>
          </table:table-cell>
          <table:table-cell table:style-name="ce44" office:value-type="string">
            <text:p>ThuyenTTN</text:p>
          </table:table-cell>
          <table:table-cell table:style-name="ce80" table:formula="of:=[.F66]*[.$C$2]" office:value-type="float" office:value="525000">
            <text:p>525,000</text:p>
          </table:table-cell>
          <table:table-cell table:style-name="ce80" table:formula="of:=[.C66]-IF([.E66]=&quot;Yes&quot;;0;[.C66])" office:value-type="float" office:value="525000">
            <text:p>525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66:.AK66]; &quot;0&quot;)" office:value-type="float" office:value="21">
            <text:p>21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15.887in" svg:y="15.5831in" draw:caption-point-x="-0.2402in" draw:caption-point-y="0.598in">
              <dc:date>2019-03-21T00:00:00</dc:date>
              <text:p text:style-name="P1"><text:span text:style-name="T1">Mệt, xin đi trễ, 9h45 đến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61">
            <text:p>61</text:p>
          </table:table-cell>
          <table:table-cell table:style-name="ce44" office:value-type="string">
            <text:p>TrietVM</text:p>
          </table:table-cell>
          <table:table-cell table:style-name="ce80" table:formula="of:=[.F67]*[.$C$2]" office:value-type="float" office:value="525000">
            <text:p>525,000</text:p>
          </table:table-cell>
          <table:table-cell table:style-name="ce80" table:formula="of:=[.C67]-IF([.E67]=&quot;Yes&quot;;0;[.C67])" office:value-type="float" office:value="525000">
            <text:p>525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67:.AK67]; &quot;0&quot;)" office:value-type="float" office:value="21">
            <text:p>21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62">
            <text:p>62</text:p>
          </table:table-cell>
          <table:table-cell table:style-name="ce44" office:value-type="string">
            <text:p>TrucPDT</text:p>
          </table:table-cell>
          <table:table-cell table:style-name="ce80" table:formula="of:=[.F68]*[.$C$2]" office:value-type="float" office:value="250000">
            <text:p>250,000</text:p>
          </table:table-cell>
          <table:table-cell table:style-name="ce80" table:formula="of:=[.C68]-IF([.E68]=&quot;Yes&quot;;0;[.C68])" office:value-type="float" office:value="250000">
            <text:p>250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68:.AK68]; &quot;0&quot;)" office:value-type="float" office:value="10">
            <text:p>10</text:p>
          </table:table-cell>
          <table:table-cell table:style-name="ce90" table:number-columns-repeated="17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63">
            <text:p>63</text:p>
          </table:table-cell>
          <table:table-cell table:style-name="ce44" office:value-type="string">
            <text:p>VinhNT</text:p>
          </table:table-cell>
          <table:table-cell table:style-name="ce80" table:formula="of:=[.F69]*[.$C$2]" office:value-type="float" office:value="525000">
            <text:p>525,000</text:p>
          </table:table-cell>
          <table:table-cell table:style-name="ce80" table:formula="of:=[.C69]-IF([.E69]=&quot;Yes&quot;;0;[.C69])" office:value-type="float" office:value="525000">
            <text:p>525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69:.AK69]; &quot;0&quot;)" office:value-type="float" office:value="21">
            <text:p>21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64">
            <text:p>64</text:p>
          </table:table-cell>
          <table:table-cell table:style-name="ce44" office:value-type="string">
            <text:p>VinhP</text:p>
          </table:table-cell>
          <table:table-cell table:style-name="ce80" table:formula="of:=[.F70]*[.$C$2]" office:value-type="float" office:value="475000">
            <text:p>475,000</text:p>
          </table:table-cell>
          <table:table-cell table:style-name="ce80" table:formula="of:=[.C70]-IF([.E70]=&quot;Yes&quot;;0;[.C70])" office:value-type="float" office:value="475000">
            <text:p>475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70:.AK70]; &quot;0&quot;)" office:value-type="float" office:value="19">
            <text:p>19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0.5">
            <office:annotation draw:style-name="gr1" draw:text-style-name="P1" svg:width="1.1413in" svg:height="0.3902in" svg:x="8.8925in" svg:y="16.5701in" draw:caption-point-x="-0.2402in" draw:caption-point-y="0.6016in">
              <dc:date>2019-03-06T00:00:00</dc:date>
              <text:p text:style-name="P1"><text:span text:style-name="T1">Nội soi,. Off sáng</text:span></text:p>
            </office:annotation>
            <text:p>0.5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0.5">
            <office:annotation draw:style-name="gr1" draw:text-style-name="P1" svg:width="1.1413in" svg:height="0.3902in" svg:x="15.4209in" svg:y="16.5732in" draw:caption-point-x="-0.2402in" draw:caption-point-y="0.5984in">
              <dc:date>2019-03-20T00:00:00</dc:date>
              <text:p text:style-name="P1"><text:span text:style-name="T1">Đi tái khám, off chiều</text:span></text:p>
            </office:annotation>
            <text:p>0.5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65">
            <text:p>65</text:p>
          </table:table-cell>
          <table:table-cell table:style-name="ce45" office:value-type="string">
            <text:p>ViTHT</text:p>
          </table:table-cell>
          <table:table-cell table:style-name="ce80" table:formula="of:=[.F71]*[.$C$2]" office:value-type="float" office:value="500000">
            <text:p>500,000</text:p>
          </table:table-cell>
          <table:table-cell table:style-name="ce80" table:formula="of:=[.C71]-IF([.E71]=&quot;Yes&quot;;0;[.C71])" office:value-type="float" office:value="500000">
            <text:p>500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71:.AK71]; &quot;0&quot;)" office:value-type="float" office:value="20">
            <text:p>2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9.3587in" svg:y="16.8193in" draw:caption-point-x="-0.2402in" draw:caption-point-y="0.6in">
              <dc:date>2019-03-08T00:00:00</dc:date>
              <text:p text:style-name="P1"><text:span text:style-name="T1">Ngủ quên, 8h35 đến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0.5">
            <office:annotation draw:style-name="gr1" draw:text-style-name="P1" svg:width="1.1413in" svg:height="0.3902in" svg:x="13.0894in" svg:y="16.8201in" draw:caption-point-x="-0.2402in" draw:caption-point-y="0.5992in">
              <dc:date>2019-03-15T00:00:00</dc:date>
              <text:p text:style-name="P1"><text:span text:style-name="T1">Khám bệnh,off sáng</text:span></text:p>
            </office:annotation>
            <text:p>0.5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66">
            <text:p>66</text:p>
          </table:table-cell>
          <table:table-cell table:style-name="ce45" office:value-type="string">
            <text:p>VuPTM</text:p>
          </table:table-cell>
          <table:table-cell table:style-name="ce80" table:formula="of:=[.F72]*[.$C$2]" office:value-type="float" office:value="475000">
            <text:p>475,000</text:p>
          </table:table-cell>
          <table:table-cell table:style-name="ce80" table:formula="of:=[.C72]-IF([.E72]=&quot;Yes&quot;;0;[.C72])" office:value-type="float" office:value="475000">
            <text:p>475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72:.AK72]; &quot;0&quot;)" office:value-type="float" office:value="19">
            <text:p>19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1">
            <office:annotation draw:style-name="gr4" draw:text-style-name="P1" svg:width="1.1413in" svg:height="0.2634in" svg:x="8.8925in" svg:y="17.0654in" draw:caption-point-x="-0.2402in" draw:caption-point-y="0.6016in">
              <dc:date>2019-03-06T00:00:00</dc:date>
              <text:p text:style-name="P1"><text:span text:style-name="T1">Làm giấy tờ</text:span></text:p>
            </office:annotation>
            <text:p>1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6" table:number-columns-repeated="2"/>
          <table:table-cell table:style-name="ce90" office:value-type="float" office:value="0">
            <text:p>0</text:p>
          </table:table-cell>
          <table:table-cell table:style-name="ce96" office:value-type="float" office:value="0.5">
            <office:annotation draw:style-name="gr1" draw:text-style-name="P1" svg:width="1.1413in" svg:height="0.3902in" svg:x="14.9543in" svg:y="17.0681in" draw:caption-point-x="-0.2402in" draw:caption-point-y="0.5988in">
              <dc:date>2019-03-19T00:00:00</dc:date>
              <text:p text:style-name="P1"><text:span text:style-name="T1">bận việc cá nhân. Off chiều</text:span></text:p>
            </office:annotation>
            <text:p>0.5</text:p>
          </table:table-cell>
          <table:table-cell table:number-columns-repeated="3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67">
            <text:p>67</text:p>
          </table:table-cell>
          <table:table-cell table:style-name="ce45" office:value-type="string">
            <text:p>VyNL</text:p>
          </table:table-cell>
          <table:table-cell table:style-name="ce80" table:formula="of:=[.F73]*[.$C$2]" office:value-type="float" office:value="350000">
            <text:p>350,000</text:p>
          </table:table-cell>
          <table:table-cell table:style-name="ce80" table:formula="of:=[.C73]-IF([.E73]=&quot;Yes&quot;;0;[.C73])" office:value-type="float" office:value="350000">
            <text:p>350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73:.AK73]; &quot;0&quot;)" office:value-type="float" office:value="14">
            <text:p>14</text:p>
          </table:table-cell>
          <table:table-cell table:style-name="ce90" table:number-columns-repeated="11"/>
          <table:table-cell table:number-columns-repeated="4" table:style-name="ce90" office:value-type="float" office:value="0">
            <text:p>0</text:p>
          </table:table-cell>
          <table:table-cell table:style-name="ce96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987"/>
        </table:table-row>
        <table:table-row table:style-name="ro2">
          <table:table-cell table:style-name="ce43"/>
          <table:table-cell/>
          <table:table-cell table:style-name="Default"/>
          <table:table-cell table:style-name="ce80"/>
          <table:table-cell table:number-columns-repeated="1020"/>
        </table:table-row>
        <table:table-row table:style-name="ro7">
          <table:table-cell table:style-name="ce42" office:value-type="float" office:value="68">
            <text:p>68</text:p>
          </table:table-cell>
          <table:table-cell table:style-name="ce45" office:value-type="string">
            <text:p>HaoTT</text:p>
          </table:table-cell>
          <table:table-cell table:style-name="ce80" table:formula="of:=[.F75]*[.$C$2]" office:value-type="float" office:value="300000">
            <text:p>300,000</text:p>
          </table:table-cell>
          <table:table-cell table:style-name="ce80" table:formula="of:=[.C75]-IF([.E75]=&quot;Yes&quot;;0;[.C75])" office:value-type="float" office:value="300000">
            <text:p>300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75:.AK75]; &quot;0&quot;)" office:value-type="float" office:value="12">
            <text:p>12</text:p>
          </table:table-cell>
          <table:table-cell table:style-name="ce90" table:number-columns-repeated="10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1">
            <office:annotation draw:style-name="gr4" draw:text-style-name="P5" svg:width="1.1413in" svg:height="0.2634in" svg:x="13.0894in" svg:y="17.8547in" draw:caption-point-x="-0.2402in" draw:caption-point-y="0.5409in">
              <dc:date>2019-03-15T00:00:00</dc:date>
              <text:p text:style-name="P5"><text:span text:style-name="T4">Làm luận văn</text:span></text:p>
            </office:annotation>
            <text:p>1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1">
            <office:annotation draw:style-name="gr4" draw:text-style-name="P5" svg:width="1.1413in" svg:height="0.2634in" svg:x="16.3535in" svg:y="17.8555in" draw:caption-point-x="-0.2402in" draw:caption-point-y="0.5402in">
              <dc:date>2019-03-15T00:00:00</dc:date>
              <text:p text:style-name="P5"><text:span text:style-name="T4">Làm luận văn</text:span></text:p>
            </office:annotation>
            <text:p>1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1">
            <office:annotation draw:style-name="gr4" draw:text-style-name="P5" svg:width="1.1413in" svg:height="0.2634in" svg:x="19.6173in" svg:y="17.8563in" draw:caption-point-x="-0.2402in" draw:caption-point-y="0.5394in">
              <dc:date>2019-03-15T00:00:00</dc:date>
              <text:p text:style-name="P5"><text:span text:style-name="T4">Làm luận văn</text:span></text:p>
            </office:annotation>
            <text:p>1</text:p>
          </table:table-cell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69">
            <text:p>69</text:p>
          </table:table-cell>
          <table:table-cell table:style-name="ce46" office:value-type="string">
            <text:p>KietNHT</text:p>
          </table:table-cell>
          <table:table-cell table:style-name="ce80" table:formula="of:=[.F76]*[.$C$2]" office:value-type="float" office:value="375000">
            <text:p>375,000</text:p>
          </table:table-cell>
          <table:table-cell table:style-name="ce81" table:formula="of:=[.C76]-IF([.E76]=&quot;Yes&quot;;0;[.C76])" office:value-type="float" office:value="375000">
            <text:p>375,000</text:p>
          </table:table-cell>
          <table:table-cell table:style-name="ce87" table:content-validation-name="val1" office:value-type="string">
            <text:p>Yes</text:p>
          </table:table-cell>
          <table:table-cell table:style-name="ce88" table:formula="of:=COUNTIF( [.G76:.AK76]; &quot;0&quot;)" office:value-type="float" office:value="15">
            <text:p>15</text:p>
          </table:table-cell>
          <table:table-cell table:style-name="ce90" table:number-columns-repeated="3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1">
            <office:annotation draw:style-name="gr4" draw:text-style-name="P5" svg:width="1.1413in" svg:height="0.2634in" svg:x="9.8252in" svg:y="18.0437in" draw:caption-point-x="-0.2402in" draw:caption-point-y="0.5996in">
              <dc:date>2019-03-11T00:00:00</dc:date>
              <text:p text:style-name="P5"><text:span text:style-name="T4">Làm đồ án</text:span></text:p>
            </office:annotation>
            <text:p>1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0.5">
            <office:annotation draw:style-name="gr2" draw:text-style-name="P5" svg:width="1.1413in" svg:height="0.7012in" svg:x="12.1567in" svg:y="18.0366in" draw:caption-point-x="-0.2402in" draw:caption-point-y="0.6067in">
              <dc:date>2019-03-15T00:00:00</dc:date>
              <text:p text:style-name="P5"><text:span text:style-name="T4">lên trường nghe hướng dẫn làm đồ án, off sáng</text:span></text:p>
              <text:p text:style-name="P5"><text:span text:style-name="T4"/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.5">
            <office:annotation draw:style-name="gr1" draw:text-style-name="P5" svg:width="1.1413in" svg:height="0.3902in" svg:x="13.0894in" svg:y="18.037in" draw:caption-point-x="-0.2402in" draw:caption-point-y="0.6063in">
              <dc:date>2019-03-15T00:00:00</dc:date>
              <text:p text:style-name="P5"><text:span text:style-name="T4">Làm đồ án, off sáng</text:span></text:p>
            </office:annotation>
            <text:p>0.5</text:p>
          </table:table-cell>
          <table:table-cell table:style-name="ce90" table:number-columns-repeated="2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1">
            <office:annotation draw:style-name="gr1" draw:text-style-name="P5" svg:width="1.1413in" svg:height="0.3902in" svg:x="15.887in" svg:y="18.0457in" draw:caption-point-x="-0.2402in" draw:caption-point-y="0.5976in">
              <dc:date>2019-03-21T00:00:00</dc:date>
              <text:p text:style-name="P5"><text:span text:style-name="T4">báo cáo đồ án giữa kỳ</text:span></text:p>
            </office:annotation>
            <text:p>1</text:p>
          </table:table-cell>
          <table:table-cell table:style-name="ce90" office:value-type="float" office:value="0">
            <text:p>0</text:p>
          </table:table-cell>
          <table:table-cell table:style-name="ce97" table:number-columns-repeated="2"/>
          <table:table-cell table:style-name="ce90" office:value-type="float" office:value="1">
            <office:annotation draw:style-name="gr1" draw:text-style-name="P5" svg:width="1.1413in" svg:height="0.3902in" svg:x="17.7524in" svg:y="18.0461in" draw:caption-point-x="-0.2402in" draw:caption-point-y="0.5972in">
              <dc:date>2019-03-25T00:00:00</dc:date>
              <text:p text:style-name="P5"><text:span text:style-name="T4">ôn thi + thi cuối kỳ </text:span></text:p>
            </office:annotation>
            <text:p>1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7" table:number-columns-repeated="2"/>
          <table:table-cell table:style-name="ce98" table:number-columns-repeated="987"/>
        </table:table-row>
        <table:table-row table:style-name="ro7">
          <table:table-cell table:style-name="ce42" office:value-type="float" office:value="70">
            <text:p>70</text:p>
          </table:table-cell>
          <table:table-cell table:style-name="ce46" office:value-type="string">
            <text:p>LongLG</text:p>
          </table:table-cell>
          <table:table-cell table:style-name="ce80" table:formula="of:=[.F77]*[.$C$2]" office:value-type="float" office:value="125000">
            <text:p>125,000</text:p>
          </table:table-cell>
          <table:table-cell table:style-name="ce81" table:formula="of:=[.C77]-IF([.E77]=&quot;Yes&quot;;0;[.C77])" office:value-type="float" office:value="125000">
            <text:p>125,000</text:p>
          </table:table-cell>
          <table:table-cell table:style-name="ce87" table:content-validation-name="val1" office:value-type="string">
            <text:p>Yes</text:p>
          </table:table-cell>
          <table:table-cell table:style-name="ce88" table:formula="of:=COUNTIF( [.G77:.AK77]; &quot;0&quot;)" office:value-type="float" office:value="5">
            <text:p>5</text:p>
          </table:table-cell>
          <table:table-cell table:style-name="ce90" table:number-columns-repeated="22"/>
          <table:table-cell table:style-name="ce97" table:number-columns-repeated="2"/>
          <table:table-cell table:number-columns-repeated="5" table:style-name="ce90" office:value-type="float" office:value="0">
            <text:p>0</text:p>
          </table:table-cell>
          <table:table-cell table:style-name="ce97" table:number-columns-repeated="2"/>
          <table:table-cell/>
          <table:table-cell table:style-name="ce98" table:number-columns-repeated="986"/>
        </table:table-row>
        <table:table-row table:style-name="ro7">
          <table:table-cell table:style-name="ce42" office:value-type="float" office:value="71">
            <text:p>71</text:p>
          </table:table-cell>
          <table:table-cell table:style-name="ce45" office:value-type="string">
            <text:p>PhuongTK</text:p>
          </table:table-cell>
          <table:table-cell table:style-name="ce80" table:formula="of:=[.F78]*[.$C$2]" office:value-type="float" office:value="200000">
            <text:p>200,000</text:p>
          </table:table-cell>
          <table:table-cell table:style-name="ce81" table:formula="of:=[.C78]-IF([.E78]=&quot;Yes&quot;;0;[.C78])" office:value-type="float" office:value="200000">
            <text:p>200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78:.AK78]; &quot;0&quot;)" office:value-type="float" office:value="8">
            <text:p>8</text:p>
          </table:table-cell>
          <table:table-cell table:style-name="ce90" office:value-type="float" office:value="0.5">
            <office:annotation draw:style-name="gr1" draw:text-style-name="P5" svg:width="1.1413in" svg:height="0.3902in" svg:x="6.561in" svg:y="18.5335in" draw:caption-point-x="-0.2402in" draw:caption-point-y="0.6051in">
              <dc:date>2019-02-26T00:00:00</dc:date>
              <text:p text:style-name="P5"><text:span text:style-name="T4">Kiểm tra, off chiều</text:span></text:p>
            </office:annotation>
            <text:p>0.5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1">
            <office:annotation draw:style-name="gr1" draw:text-style-name="P5" svg:width="1.1413in" svg:height="0.3902in" svg:x="8.426in" svg:y="18.5374in" draw:caption-point-x="-0.2402in" draw:caption-point-y="0.6012in">
              <dc:date>2019-03-04T00:00:00</dc:date>
              <text:p text:style-name="P5"><text:span text:style-name="T4">Giải quyết giầy tờ</text:span></text:p>
            </office:annotation>
            <text:p>1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1">
            <office:annotation draw:style-name="gr1" draw:text-style-name="P5" svg:width="1.1413in" svg:height="0.3902in" svg:x="9.3587in" svg:y="18.5374in" draw:caption-point-x="-0.2402in" draw:caption-point-y="0.6012in">
              <dc:date>2019-03-04T00:00:00</dc:date>
              <text:p text:style-name="P5"><text:span text:style-name="T4">Có bài kiểm tra ở trường</text:span></text:p>
            </office:annotation>
            <text:p>1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.5">
            <office:annotation draw:style-name="gr1" draw:text-style-name="P5" svg:width="1.1413in" svg:height="0.3902in" svg:x="11.224in" svg:y="18.5315in" draw:caption-point-x="-0.2402in" draw:caption-point-y="0.6071in">
              <dc:date>2019-03-11T00:00:00</dc:date>
              <text:p text:style-name="P5"><text:span text:style-name="T4">Dưới quê lên bị kẹt xe, off sáng</text:span></text:p>
            </office:annotation>
            <text:p>0.5</text:p>
          </table:table-cell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1">
            <office:annotation draw:style-name="gr1" draw:text-style-name="P5" svg:width="1.1413in" svg:height="0.3902in" svg:x="13.0894in" svg:y="18.5323in" draw:caption-point-x="-0.2402in" draw:caption-point-y="0.6063in">
              <dc:date>2019-03-15T00:00:00</dc:date>
              <text:p text:style-name="P5"><text:span text:style-name="T4">Đi học</text:span></text:p>
              <text:p text:style-name="P5"><text:span text:style-name="T4"/></text:p>
            </office:annotation>
            <text:p>1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1">
            <office:annotation draw:style-name="gr1" draw:text-style-name="P5" svg:width="1.1413in" svg:height="0.3902in" svg:x="14.9543in" svg:y="18.5398in" draw:caption-point-x="-0.2402in" draw:caption-point-y="0.5988in">
              <dc:date>2019-03-19T00:00:00</dc:date>
              <text:p text:style-name="P5"><text:span text:style-name="T4">Làm bài test ở trường</text:span></text:p>
            </office:annotation>
            <text:p>1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11"/>
          <table:table-cell table:number-columns-repeated="987"/>
        </table:table-row>
        <table:table-row table:style-name="ro7">
          <table:table-cell table:style-name="ce42" office:value-type="float" office:value="72">
            <text:p>72</text:p>
          </table:table-cell>
          <table:table-cell table:style-name="ce46" office:value-type="string">
            <text:p>ThienTM</text:p>
          </table:table-cell>
          <table:table-cell table:style-name="ce80" table:formula="of:=[.F79]*[.$C$2]" office:value-type="float" office:value="400000">
            <text:p>400,000</text:p>
          </table:table-cell>
          <table:table-cell table:style-name="ce81" table:formula="of:=[.C79]-IF([.E79]=&quot;Yes&quot;;0;[.C79])" office:value-type="float" office:value="400000">
            <text:p>400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79:.AK79]; &quot;0&quot;)" office:value-type="float" office:value="16">
            <text:p>16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1">
            <office:annotation draw:style-name="gr4" draw:text-style-name="P5" svg:width="1.1413in" svg:height="0.2634in" svg:x="11.224in" svg:y="18.7787in" draw:caption-point-x="-0.2402in" draw:caption-point-y="0.6075in">
              <dc:date>2019-03-11T00:00:00</dc:date>
              <text:p text:style-name="P5"><text:span text:style-name="T4">Ông ngoại mất</text:span></text:p>
            </office:annotation>
            <text:p>1</text:p>
          </table:table-cell>
          <table:table-cell table:style-name="ce90" office:value-type="float" office:value="1">
            <office:annotation draw:style-name="gr4" draw:text-style-name="P5" svg:width="1.1413in" svg:height="0.2634in" svg:x="11.6902in" svg:y="18.7787in" draw:caption-point-x="-0.2402in" draw:caption-point-y="0.6075in">
              <dc:date>2019-03-11T00:00:00</dc:date>
              <text:p text:style-name="P5"><text:span text:style-name="T4">Ông ngoại mất</text:span></text:p>
            </office:annotation>
            <text:p>1</text:p>
          </table:table-cell>
          <table:table-cell table:style-name="ce90" office:value-type="float" office:value="1">
            <office:annotation draw:style-name="gr4" draw:text-style-name="P5" svg:width="1.1413in" svg:height="0.2634in" svg:x="12.1567in" svg:y="18.7787in" draw:caption-point-x="-0.2402in" draw:caption-point-y="0.6075in">
              <dc:date>2019-03-11T00:00:00</dc:date>
              <text:p text:style-name="P5"><text:span text:style-name="T4">Ông ngoại mất</text:span></text:p>
            </office:annotation>
            <text:p>1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1">
            <office:annotation draw:style-name="gr4" draw:text-style-name="P5" svg:width="1.1413in" svg:height="0.2634in" svg:x="14.4882in" svg:y="18.7874in" draw:caption-point-x="-0.2402in" draw:caption-point-y="0.5988in">
              <dc:date>2019-03-19T00:00:00</dc:date>
              <text:p text:style-name="P5"><text:span text:style-name="T4">Bị sốt</text:span></text:p>
            </office:annotation>
            <text:p>1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1">
            <office:annotation draw:style-name="gr1" draw:text-style-name="P5" svg:width="1.1413in" svg:height="0.3902in" svg:x="15.887in" svg:y="18.7882in" draw:caption-point-x="-0.2402in" draw:caption-point-y="0.598in">
              <dc:date>2019-03-21T00:00:00</dc:date>
              <text:p text:style-name="P5"><text:span text:style-name="T4">Gặp thấy hướng dẫn</text:span></text:p>
            </office:annotation>
            <text:p>1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73">
            <text:p>73</text:p>
          </table:table-cell>
          <table:table-cell table:style-name="ce46" office:value-type="string">
            <text:p>ThinhPVD</text:p>
          </table:table-cell>
          <table:table-cell table:style-name="ce80" table:formula="of:=[.F80]*[.$C$2]" office:value-type="float" office:value="500000">
            <text:p>500,000</text:p>
          </table:table-cell>
          <table:table-cell table:style-name="ce81" table:formula="of:=[.C80]-IF([.E80]=&quot;Yes&quot;;0;[.C80])" office:value-type="float" office:value="500000">
            <text:p>500,000</text:p>
          </table:table-cell>
          <table:table-cell table:style-name="ce86" table:content-validation-name="val1" office:value-type="string">
            <text:p>Yes</text:p>
          </table:table-cell>
          <table:table-cell table:style-name="ce88" table:formula="of:=COUNTIF( [.G80:.AK80]; &quot;0&quot;)" office:value-type="float" office:value="20">
            <text:p>2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1">
            <office:annotation draw:style-name="gr1" draw:text-style-name="P5" svg:width="1.1413in" svg:height="0.3902in" svg:x="12.1567in" svg:y="19.0276in" draw:caption-point-x="-0.2402in" draw:caption-point-y="0.6063in">
              <dc:date>2019-03-14T00:00:00</dc:date>
              <text:p text:style-name="P5"><text:span text:style-name="T4">Bị cảm</text:span></text:p>
              <text:p text:style-name="P5"><text:span text:style-name="T4"/></text:p>
            </office:annotation>
            <text:p>1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office:annotation draw:style-name="gr3" draw:text-style-name="P5" svg:width="1.1413in" svg:height="0.5457in" svg:x="17.7524in" svg:y="19.0366in" draw:caption-point-x="-0.2402in" draw:caption-point-y="0.5972in">
              <dc:date>2019-03-25T00:00:00</dc:date>
              <text:p text:style-name="P5"><text:span text:style-name="T4">Làm giấy tờ, xin đi trễ, 9h10 đến cty</text:span></text:p>
            </office:annotation>
            <text:p>0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number-columns-repeated="987"/>
        </table:table-row>
        <table:table-row table:style-name="ro7">
          <table:table-cell table:style-name="ce42" office:value-type="float" office:value="74">
            <text:p>74</text:p>
          </table:table-cell>
          <table:table-cell table:style-name="ce45" office:value-type="string">
            <text:p>Last row</text:p>
          </table:table-cell>
          <table:table-cell table:style-name="ce80" table:formula="of:=[.F81]*[.$C$2]" office:value-type="float" office:value="0">
            <text:p>0</text:p>
          </table:table-cell>
          <table:table-cell table:style-name="ce81" table:formula="of:=[.C81]-IF([.E81]=&quot;Yes&quot;;0;[.C81])" office:value-type="float" office:value="0">
            <text:p>0</text:p>
          </table:table-cell>
          <table:table-cell table:style-name="ce86" table:content-validation-name="val1"/>
          <table:table-cell table:style-name="ce88"/>
          <table:table-cell table:style-name="ce90" table:number-columns-repeated="31"/>
          <table:table-cell table:number-columns-repeated="987"/>
        </table:table-row>
        <table:table-row table:style-name="ro2" table:number-rows-repeated="65383">
          <table:table-cell table:style-name="ce43" table:number-columns-repeated="2"/>
          <table:table-cell table:style-name="ce51" table:number-columns-repeated="2"/>
          <table:table-cell/>
          <table:table-cell table:style-name="ce43"/>
          <table:table-cell table:number-columns-repeated="1018"/>
        </table:table-row>
        <table:table-row table:style-name="ro2" table:number-rows-repeated="9831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pril" table:style-name="ta3" table:print="false"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ce52"/>
        <table:table-column table:style-name="co7" table:default-cell-style-name="Default"/>
        <table:table-column table:style-name="co14" table:default-cell-style-name="Default"/>
        <table:table-column table:style-name="co15" table:number-columns-repeated="31" table:default-cell-style-name="Default"/>
        <table:table-column table:style-name="co7" table:number-columns-repeated="987" table:default-cell-style-name="Default"/>
        <table:table-row table:style-name="ro8">
          <table:table-cell table:style-name="ce12" table:number-columns-repeated="4"/>
          <table:table-cell/>
          <table:table-cell table:style-name="ce12"/>
          <table:table-cell table:number-columns-repeated="1018"/>
        </table:table-row>
        <table:table-row table:style-name="ro2">
          <table:table-cell table:style-name="ce40" table:number-columns-repeated="2"/>
          <table:table-cell table:style-name="ce47" office:value-type="float" office:value="25000">
            <text:p>25,000</text:p>
          </table:table-cell>
          <table:table-cell table:style-name="ce47"/>
          <table:table-cell/>
          <table:table-cell table:style-name="ce40"/>
          <table:table-cell table:number-columns-repeated="1018"/>
        </table:table-row>
        <table:table-row table:style-name="ro2">
          <table:table-cell table:style-name="ce41" table:number-columns-repeated="2"/>
          <table:table-cell table:style-name="ce48" table:number-columns-repeated="2"/>
          <table:table-cell table:style-name="ce103"/>
          <table:table-cell table:style-name="ce41"/>
          <table:table-cell table:style-name="ce103" table:number-columns-repeated="8"/>
          <table:table-cell table:style-name="ce112" office:value-type="string" table:number-columns-spanned="2" table:number-rows-spanned="1">
            <text:p>Month</text:p>
          </table:table-cell>
          <table:covered-table-cell table:style-name="ce114"/>
          <table:table-cell table:style-name="ce115" table:content-validation-name="val2" office:value-type="float" office:value="4" table:number-columns-spanned="2" table:number-rows-spanned="1">
            <text:p>4</text:p>
          </table:table-cell>
          <table:covered-table-cell table:style-name="ce114"/>
          <table:table-cell table:style-name="ce112" office:value-type="string" table:number-columns-spanned="2" table:number-rows-spanned="1">
            <text:p>Year</text:p>
          </table:table-cell>
          <table:covered-table-cell table:style-name="ce114"/>
          <table:table-cell table:style-name="ce112" office:value-type="float" office:value="2019" table:number-columns-spanned="2" table:number-rows-spanned="1">
            <text:p>2019</text:p>
          </table:table-cell>
          <table:covered-table-cell table:style-name="ce117"/>
          <table:table-cell table:style-name="ce103" table:number-columns-repeated="15"/>
          <table:table-cell table:number-columns-repeated="987"/>
        </table:table-row>
        <table:table-row table:style-name="ro2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1" office:value-type="string">
            <text:p>Total amount</text:p>
          </table:table-cell>
          <table:table-cell table:style-name="ce41" office:value-type="string">
            <text:p>Disbursement </text:p>
          </table:table-cell>
          <table:table-cell table:style-name="ce104" office:value-type="string" table:number-columns-spanned="1" table:number-rows-spanned="2">
            <text:p>Paid?</text:p>
          </table:table-cell>
          <table:table-cell table:style-name="ce41" office:value-type="string">
            <text:p>Total</text:p>
          </table:table-cell>
          <table:table-cell table:style-name="ce110" table:formula="of:=DATE([.$U$3];[.Q3];1)" office:value-type="date" office:date-value="2019-04-01">
            <text:p>01</text:p>
          </table:table-cell>
          <table:table-cell table:style-name="ce110" table:formula="of:=[.G4]+1" office:value-type="date" office:date-value="2019-04-02">
            <text:p>02</text:p>
          </table:table-cell>
          <table:table-cell table:style-name="ce110" table:formula="of:=[.H4]+1" office:value-type="date" office:date-value="2019-04-03">
            <text:p>03</text:p>
          </table:table-cell>
          <table:table-cell table:style-name="ce110" table:formula="of:=[.I4]+1" office:value-type="date" office:date-value="2019-04-04">
            <text:p>04</text:p>
          </table:table-cell>
          <table:table-cell table:style-name="ce110" table:formula="of:=[.J4]+1" office:value-type="date" office:date-value="2019-04-05">
            <text:p>05</text:p>
          </table:table-cell>
          <table:table-cell table:style-name="ce110" table:formula="of:=[.K4]+1" office:value-type="date" office:date-value="2019-04-06">
            <text:p>06</text:p>
          </table:table-cell>
          <table:table-cell table:style-name="ce110" table:formula="of:=[.L4]+1" office:value-type="date" office:date-value="2019-04-07">
            <text:p>07</text:p>
          </table:table-cell>
          <table:table-cell table:style-name="ce110" table:formula="of:=[.M4]+1" office:value-type="date" office:date-value="2019-04-08">
            <text:p>08</text:p>
          </table:table-cell>
          <table:table-cell table:style-name="ce110" table:formula="of:=[.N4]+1" office:value-type="date" office:date-value="2019-04-09">
            <text:p>09</text:p>
          </table:table-cell>
          <table:table-cell table:style-name="ce110" table:formula="of:=[.O4]+1" office:value-type="date" office:date-value="2019-04-10">
            <text:p>10</text:p>
          </table:table-cell>
          <table:table-cell table:style-name="ce110" table:formula="of:=[.P4]+1" office:value-type="date" office:date-value="2019-04-11">
            <text:p>11</text:p>
          </table:table-cell>
          <table:table-cell table:style-name="ce110" table:formula="of:=[.Q4]+1" office:value-type="date" office:date-value="2019-04-12">
            <text:p>12</text:p>
          </table:table-cell>
          <table:table-cell table:style-name="ce110" table:formula="of:=[.R4]+1" office:value-type="date" office:date-value="2019-04-13">
            <text:p>13</text:p>
          </table:table-cell>
          <table:table-cell table:style-name="ce110" table:formula="of:=[.S4]+1" office:value-type="date" office:date-value="2019-04-14">
            <text:p>14</text:p>
          </table:table-cell>
          <table:table-cell table:style-name="ce110" table:formula="of:=[.T4]+1" office:value-type="date" office:date-value="2019-04-15">
            <text:p>15</text:p>
          </table:table-cell>
          <table:table-cell table:style-name="ce110" table:formula="of:=[.U4]+1" office:value-type="date" office:date-value="2019-04-16">
            <text:p>16</text:p>
          </table:table-cell>
          <table:table-cell table:style-name="ce110" table:formula="of:=[.V4]+1" office:value-type="date" office:date-value="2019-04-17">
            <text:p>17</text:p>
          </table:table-cell>
          <table:table-cell table:style-name="ce110" table:formula="of:=[.W4]+1" office:value-type="date" office:date-value="2019-04-18">
            <text:p>18</text:p>
          </table:table-cell>
          <table:table-cell table:style-name="ce110" table:formula="of:=[.X4]+1" office:value-type="date" office:date-value="2019-04-19">
            <text:p>19</text:p>
          </table:table-cell>
          <table:table-cell table:style-name="ce110" table:formula="of:=[.Y4]+1" office:value-type="date" office:date-value="2019-04-20">
            <text:p>20</text:p>
          </table:table-cell>
          <table:table-cell table:style-name="ce110" table:formula="of:=[.Z4]+1" office:value-type="date" office:date-value="2019-04-21">
            <text:p>21</text:p>
          </table:table-cell>
          <table:table-cell table:style-name="ce110" table:formula="of:=[.AA4]+1" office:value-type="date" office:date-value="2019-04-22">
            <text:p>22</text:p>
          </table:table-cell>
          <table:table-cell table:style-name="ce110" table:formula="of:=[.AB4]+1" office:value-type="date" office:date-value="2019-04-23">
            <text:p>23</text:p>
          </table:table-cell>
          <table:table-cell table:style-name="ce110" table:formula="of:=[.AC4]+1" office:value-type="date" office:date-value="2019-04-24">
            <text:p>24</text:p>
          </table:table-cell>
          <table:table-cell table:style-name="ce110" table:formula="of:=[.AD4]+1" office:value-type="date" office:date-value="2019-04-25">
            <text:p>25</text:p>
          </table:table-cell>
          <table:table-cell table:style-name="ce110" table:formula="of:=[.AE4]+1" office:value-type="date" office:date-value="2019-04-26">
            <text:p>26</text:p>
          </table:table-cell>
          <table:table-cell table:style-name="ce110" table:formula="of:=[.AF4]+1" office:value-type="date" office:date-value="2019-04-27">
            <text:p>27</text:p>
          </table:table-cell>
          <table:table-cell table:style-name="ce110" table:formula="of:=[.AG4]+1" office:value-type="date" office:date-value="2019-04-28">
            <text:p>28</text:p>
          </table:table-cell>
          <table:table-cell table:style-name="ce110" table:formula="of:=[.AH4]+1" office:value-type="date" office:date-value="2019-04-29">
            <text:p>29</text:p>
          </table:table-cell>
          <table:table-cell table:style-name="ce110" table:formula="of:=[.AI4]+1" office:value-type="date" office:date-value="2019-04-30">
            <text:p>30</text:p>
          </table:table-cell>
          <table:table-cell table:style-name="ce110" table:formula="of:=[.AJ4]+1" office:value-type="date" office:date-value="2019-05-01">
            <text:p>01</text:p>
          </table:table-cell>
          <table:table-cell table:number-columns-repeated="987"/>
        </table:table-row>
        <table:table-row table:style-name="ro7">
          <table:table-cell table:style-name="ce41" table:number-columns-repeated="2"/>
          <table:table-cell table:style-name="ce49" table:formula="of:=SUM([.C6:.C78])" office:value-type="float" office:value="27875000">
            <text:p>27,875,000</text:p>
          </table:table-cell>
          <table:table-cell table:style-name="ce49" table:formula="of:=[.C5]-SUM([.D6:.D78])" office:value-type="float" office:value="0">
            <text:p>0</text:p>
          </table:table-cell>
          <table:covered-table-cell table:style-name="ce105"/>
          <table:table-cell table:style-name="ce41"/>
          <table:table-cell table:style-name="ce106" table:formula="of:=CHOOSE(WEEKDAY([.G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6" table:formula="of:=CHOOSE(WEEKDAY([.H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6" table:formula="of:=CHOOSE(WEEKDAY([.I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6" table:formula="of:=CHOOSE(WEEKDAY([.J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6" table:formula="of:=CHOOSE(WEEKDAY([.K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6" table:formula="of:=CHOOSE(WEEKDAY([.L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6" table:formula="of:=CHOOSE(WEEKDAY([.M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6" table:formula="of:=CHOOSE(WEEKDAY([.N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6" table:formula="of:=CHOOSE(WEEKDAY([.O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6" table:formula="of:=CHOOSE(WEEKDAY([.P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6" table:formula="of:=CHOOSE(WEEKDAY([.Q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6" table:formula="of:=CHOOSE(WEEKDAY([.R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6" table:formula="of:=CHOOSE(WEEKDAY([.S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6" table:formula="of:=CHOOSE(WEEKDAY([.T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6" table:formula="of:=CHOOSE(WEEKDAY([.U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6" table:formula="of:=CHOOSE(WEEKDAY([.V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6" table:formula="of:=CHOOSE(WEEKDAY([.W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6" table:formula="of:=CHOOSE(WEEKDAY([.X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6" table:formula="of:=CHOOSE(WEEKDAY([.Y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6" table:formula="of:=CHOOSE(WEEKDAY([.Z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6" table:formula="of:=CHOOSE(WEEKDAY([.AA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6" table:formula="of:=CHOOSE(WEEKDAY([.AB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6" table:formula="of:=CHOOSE(WEEKDAY([.AC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6" table:formula="of:=CHOOSE(WEEKDAY([.AD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6" table:formula="of:=CHOOSE(WEEKDAY([.AE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6" table:formula="of:=CHOOSE(WEEKDAY([.AF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6" table:formula="of:=CHOOSE(WEEKDAY([.AG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6" table:formula="of:=CHOOSE(WEEKDAY([.AH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6" table:formula="of:=CHOOSE(WEEKDAY([.AI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6" table:formula="of:=CHOOSE(WEEKDAY([.AJ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6" table:formula="of:=CHOOSE(WEEKDAY([.AK4]);&quot;Sun&quot;;&quot;Mon&quot;;&quot;Tue&quot;;&quot;Wed&quot;;&quot;Thur&quot;;&quot;Fri&quot;;&quot;Sat&quot;)" office:value-type="string" office:string-value="Wed">
            <text:p>Wed</text:p>
          </table:table-cell>
          <table:table-cell table:number-columns-repeated="987"/>
        </table:table-row>
        <table:table-row table:style-name="ro2">
          <table:table-cell table:style-name="ce41"/>
          <table:table-cell table:style-name="ce41" office:value-type="string">
            <text:p>1<text:span text:style-name="T6">st</text:span> row</text:p>
          </table:table-cell>
          <table:table-cell table:style-name="ce49" table:number-columns-repeated="2"/>
          <table:table-cell table:style-name="ce106"/>
          <table:table-cell table:style-name="ce41"/>
          <table:table-cell table:style-name="ce106" table:number-columns-repeated="31"/>
          <table:table-cell table:number-columns-repeated="987"/>
        </table:table-row>
        <table:table-row table:style-name="ro7">
          <table:table-cell table:style-name="ce4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01" table:formula="of:=[.F7]*[.$C$2]" office:value-type="float" office:value="375000">
            <text:p>375,000</text:p>
          </table:table-cell>
          <table:table-cell table:style-name="ce101" table:formula="of:=[.C7]-IF([.E7]=&quot;Yes&quot;;0;[.C7])" office:value-type="float" office:value="375000">
            <text:p>375,000</text:p>
          </table:table-cell>
          <table:table-cell table:style-name="ce107" table:content-validation-name="val1" office:value-type="string">
            <text:p>Yes</text:p>
          </table:table-cell>
          <table:table-cell table:style-name="ce109" table:formula="of:=COUNTIF( [.G7:.AK7]; &quot;0&quot;)" office:value-type="float" office:value="15">
            <text:p>15</text:p>
          </table:table-cell>
          <table:table-cell table:style-name="ce111" office:value-type="float" office:value="0">
            <office:annotation draw:style-name="gr1" draw:text-style-name="P1" svg:width="1.1413in" svg:height="0.3902in" svg:x="6.561in" svg:y="1.0272in" draw:caption-point-x="-0.2402in" draw:caption-point-y="0.5406in">
              <dc:date>2019-04-01T00:00:00</dc:date>
              <text:p text:style-name="P1"><text:span text:style-name="T1">dậy muộn, 8h37 đến cty</text:span></text:p>
            </office:annotation>
            <text:p>0</text:p>
          </table:table-cell>
          <table:table-cell table:style-name="ce111" office:value-type="float" office:value="0">
            <text:p>0</text:p>
          </table:table-cell>
          <table:table-cell table:style-name="ce111" office:value-type="float" office:value="0.5">
            <office:annotation draw:style-name="gr4" draw:text-style-name="P1" svg:width="1.1413in" svg:height="0.2634in" svg:x="7.4937in" svg:y="1.0272in" draw:caption-point-x="-0.2402in" draw:caption-point-y="0.5406in">
              <dc:date>2019-04-04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table:number-columns-repeated="2"/>
          <table:table-cell table:style-name="ce111" office:value-type="float" office:value="0">
            <office:annotation draw:style-name="gr1" draw:text-style-name="P1" svg:width="1.1413in" svg:height="0.3902in" svg:x="9.8252in" svg:y="1.0272in" draw:caption-point-x="-0.2402in" draw:caption-point-y="0.5406in">
              <dc:date>2019-04-08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10.2913in" svg:y="1.0272in" draw:caption-point-x="-0.2402in" draw:caption-point-y="0.5406in">
              <dc:date>2019-04-09T00:00:00</dc:date>
              <text:p text:style-name="P1"><text:span text:style-name="T1">kẹt xe, 8h37 vào cty</text:span></text:p>
            </office:annotation>
            <text:p>0</text:p>
          </table:table-cell>
          <table:table-cell table:style-name="ce111" office:value-type="float" office:value="0.5">
            <office:annotation draw:style-name="gr4" draw:text-style-name="P1" svg:width="1.1413in" svg:height="0.2634in" svg:x="10.7579in" svg:y="1.0272in" draw:caption-point-x="-0.2402in" draw:caption-point-y="0.5406in">
              <dc:date>2019-04-04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11" office:value-type="float" office:value="0">
            <office:annotation draw:style-name="gr1" draw:text-style-name="P1" svg:width="1.1413in" svg:height="0.3902in" svg:x="11.224in" svg:y="1.0272in" draw:caption-point-x="-0.2402in" draw:caption-point-y="0.5406in">
              <dc:date>2019-04-11T00:00:00</dc:date>
              <text:p text:style-name="P1"><text:span text:style-name="T1">Bận việc, xđt, 9h18 đến cty</text:span></text:p>
            </office:annotation>
            <text:p>0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3"/>
          <table:table-cell table:style-name="ce111" office:value-type="float" office:value="0">
            <text:p>0</text:p>
          </table:table-cell>
          <table:table-cell table:style-name="ce111" office:value-type="float" office:value="0.5">
            <office:annotation draw:style-name="gr4" draw:text-style-name="P1" svg:width="1.1413in" svg:height="0.2634in" svg:x="14.0217in" svg:y="1.0272in" draw:caption-point-x="-0.2402in" draw:caption-point-y="0.5406in">
              <dc:date>2019-04-04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2" table:style-name="ce111" office:value-type="float" office:value="0">
            <text:p>0</text:p>
          </table:table-cell>
          <table:table-cell table:style-name="ce111" office:value-type="float" office:value="0.5">
            <office:annotation draw:style-name="gr4" draw:text-style-name="P1" svg:width="1.1413in" svg:height="0.2634in" svg:x="17.2858in" svg:y="1.0272in" draw:caption-point-x="-0.2402in" draw:caption-point-y="0.5406in">
              <dc:date>2019-04-04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11" office:value-type="float" office:value="0">
            <office:annotation draw:style-name="gr3" draw:text-style-name="P1" svg:width="1.1413in" svg:height="0.5457in" svg:x="17.7524in" svg:y="1.0272in" draw:caption-point-x="-0.2402in" draw:caption-point-y="0.5406in">
              <dc:date>2019-04-25T00:00:00</dc:date>
              <text:p text:style-name="P1"><text:span text:style-name="T1">dậy muộn, 8h41 đến cty</text:span></text:p>
              <text:p text:style-name="P1"><text:span text:style-name="T1"/></text:p>
            </office:annotation>
            <text:p>0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5"/>
          <table:table-cell table:number-columns-repeated="987"/>
        </table:table-row>
        <table:table-row table:style-name="ro7">
          <table:table-cell table:style-name="ce4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01" table:formula="of:=[.F8]*[.$C$2]" office:value-type="float" office:value="475000">
            <text:p>475,000</text:p>
          </table:table-cell>
          <table:table-cell table:style-name="ce101" table:formula="of:=[.C8]-IF([.E8]=&quot;Yes&quot;;0;[.C8])" office:value-type="float" office:value="475000">
            <text:p>475,000</text:p>
          </table:table-cell>
          <table:table-cell table:style-name="ce107" table:content-validation-name="val1" office:value-type="string">
            <text:p>Yes</text:p>
          </table:table-cell>
          <table:table-cell table:style-name="ce109" table:formula="of:=COUNTIF( [.G8:.AK8]; &quot;0&quot;)" office:value-type="float" office:value="19">
            <text:p>19</text:p>
          </table:table-cell>
          <table:table-cell table:style-name="ce111" office:value-type="float" office:value="0"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7.0272in" svg:y="1.2098in" draw:caption-point-x="-0.2402in" draw:caption-point-y="0.6055in">
              <dc:date>2019-04-02T00:00:00</dc:date>
              <text:p text:style-name="P1"><text:span text:style-name="T1">ngủ quên, 8h32 đến cty</text:span></text:p>
            </office:annotation>
            <text:p>0</text:p>
          </table:table-cell>
          <table:table-cell table:number-columns-repeated="3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5" table:style-name="ce111" office:value-type="float" office:value="0">
            <text:p>0</text:p>
          </table:table-cell>
          <table:table-cell table:style-name="ce111" table:number-columns-repeated="3"/>
          <table:table-cell table:number-columns-repeated="4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5" table:style-name="ce111" office:value-type="float" office:value="0">
            <text:p>0</text:p>
          </table:table-cell>
          <table:table-cell table:style-name="ce111" table:number-columns-repeated="5"/>
          <table:table-cell table:number-columns-repeated="987"/>
        </table:table-row>
        <table:table-row table:style-name="ro7">
          <table:table-cell table:style-name="ce4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01" table:formula="of:=[.F9]*[.$C$2]" office:value-type="float" office:value="425000">
            <text:p>425,000</text:p>
          </table:table-cell>
          <table:table-cell table:style-name="ce101" table:formula="of:=[.C9]-IF([.E9]=&quot;Yes&quot;;0;[.C9])" office:value-type="float" office:value="425000">
            <text:p>425,000</text:p>
          </table:table-cell>
          <table:table-cell table:style-name="ce107" table:content-validation-name="val1" office:value-type="string">
            <text:p>Yes</text:p>
          </table:table-cell>
          <table:table-cell table:style-name="ce109" table:formula="of:=COUNTIF( [.G9:.AK9]; &quot;0&quot;)" office:value-type="float" office:value="17">
            <text:p>17</text:p>
          </table:table-cell>
          <table:table-cell table:style-name="ce111" office:value-type="float" office:value="0">
            <text:p>0</text:p>
          </table:table-cell>
          <table:table-cell table:style-name="ce111" office:value-type="float" office:value="1">
            <office:annotation draw:style-name="gr1" draw:text-style-name="P1" svg:width="1.1413in" svg:height="0.3902in" svg:x="7.0272in" svg:y="1.4575in" draw:caption-point-x="-0.2402in" draw:caption-point-y="0.6055in">
              <dc:date>2019-04-02T00:00:00</dc:date>
              <text:p text:style-name="P1"><text:span text:style-name="T1">Đi bệnh viện với mẹ</text:span></text:p>
            </office:annotation>
            <text:p>1</text:p>
          </table:table-cell>
          <table:table-cell table:style-name="ce111" office:value-type="float" office:value="0"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7.9598in" svg:y="1.4579in" draw:caption-point-x="-0.2402in" draw:caption-point-y="0.6051in">
              <dc:date>2019-04-04T00:00:00</dc:date>
              <text:p text:style-name="P1"><text:span text:style-name="T1">kẹt thang máy, 8h33 đến cty</text:span></text:p>
            </office:annotation>
            <text:p>0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2"/>
          <table:table-cell table:number-columns-repeated="5" table:style-name="ce111" office:value-type="float" office:value="0">
            <text:p>0</text:p>
          </table:table-cell>
          <table:table-cell table:style-name="ce111" table:number-columns-repeated="3"/>
          <table:table-cell table:style-name="ce111" office:value-type="float" office:value="0">
            <office:annotation draw:style-name="gr1" draw:text-style-name="P1" svg:width="1.1413in" svg:height="0.3902in" svg:x="13.5555in" svg:y="1.461in" draw:caption-point-x="-0.2402in" draw:caption-point-y="0.602in">
              <dc:date>2019-04-17T00:00:00</dc:date>
              <text:p text:style-name="P1"><text:span text:style-name="T1">đi thăm bệnh, xin về sớm, 4h50 về</text:span></text:p>
            </office:annotation>
            <text:p>0</text:p>
          </table:table-cell>
          <table:table-cell table:number-columns-repeated="3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3" table:style-name="ce111" office:value-type="float" office:value="0">
            <text:p>0</text:p>
          </table:table-cell>
          <table:table-cell table:style-name="ce111" office:value-type="float" office:value="0.5">
            <office:annotation draw:style-name="gr3" draw:text-style-name="P1" svg:width="1.1413in" svg:height="0.5457in" svg:x="17.7524in" svg:y="1.4642in" draw:caption-point-x="-0.2402in" draw:caption-point-y="0.5988in">
              <dc:date>2019-04-25T00:00:00</dc:date>
              <text:p text:style-name="P1"><text:span text:style-name="T1">Không khỏe, đi khám bệnh, off sáng</text:span></text:p>
            </office:annotation>
            <text:p>0.5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5"/>
          <table:table-cell table:number-columns-repeated="987"/>
        </table:table-row>
        <table:table-row table:style-name="ro7">
          <table:table-cell table:style-name="ce4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01" table:formula="of:=[.F10]*[.$C$2]" office:value-type="float" office:value="450000">
            <text:p>450,000</text:p>
          </table:table-cell>
          <table:table-cell table:style-name="ce101" table:formula="of:=[.C10]-IF([.E10]=&quot;Yes&quot;;0;[.C10])" office:value-type="float" office:value="450000">
            <text:p>450,000</text:p>
          </table:table-cell>
          <table:table-cell table:style-name="ce107" table:content-validation-name="val1" office:value-type="string">
            <text:p>Yes</text:p>
          </table:table-cell>
          <table:table-cell table:style-name="ce109" table:formula="of:=COUNTIF( [.G10:.AK10]; &quot;0&quot;)" office:value-type="float" office:value="18">
            <text:p>18</text:p>
          </table:table-cell>
          <table:table-cell table:style-name="ce111" office:value-type="float" office:value="1">
            <office:annotation draw:style-name="gr2" draw:text-style-name="P1" svg:width="1.1413in" svg:height="0.7012in" svg:x="6.561in" svg:y="1.7024in" draw:caption-point-x="-0.2402in" draw:caption-point-y="0.6083in">
              <dc:date>2019-04-02T00:00:00</dc:date>
              <text:p text:style-name="P1"><text:span text:style-name="T1">Đám cưới → chấm công theo chính sách cưới hỏi</text:span></text:p>
            </office:annotation>
            <text:p>1</text:p>
          </table:table-cell>
          <table:table-cell table:number-columns-repeated="4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4" table:style-name="ce111" office:value-type="float" office:value="0">
            <text:p>0</text:p>
          </table:table-cell>
          <table:table-cell table:style-name="ce111" office:value-type="float" office:value="0">
            <office:annotation draw:style-name="gr8" draw:text-style-name="P1" svg:width="1.1413in" svg:height="1.0122in" svg:x="11.6902in" svg:y="1.7083in" draw:caption-point-x="-0.2402in" draw:caption-point-y="0.6024in">
              <dc:date>2019-04-12T00:00:00</dc:date>
              <text:p text:style-name="P1"><text:span text:style-name="T1">bận việc, xin đi trễ + có meeting với KH lúc 9h nên ở nhà meeting,10h22 đến cty</text:span></text:p>
            </office:annotation>
            <text:p>0</text:p>
          </table:table-cell>
          <table:table-cell table:style-name="ce111" table:number-columns-repeated="3"/>
          <table:table-cell table:number-columns-repeated="4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5" table:style-name="ce111" office:value-type="float" office:value="0">
            <text:p>0</text:p>
          </table:table-cell>
          <table:table-cell table:style-name="ce111" table:number-columns-repeated="5"/>
          <table:table-cell table:number-columns-repeated="987"/>
        </table:table-row>
        <table:table-row table:style-name="ro7">
          <table:table-cell table:style-name="ce4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01" table:formula="of:=[.F11]*[.$C$2]" office:value-type="float" office:value="450000">
            <text:p>450,000</text:p>
          </table:table-cell>
          <table:table-cell table:style-name="ce101" table:formula="of:=[.C11]-IF([.E11]=&quot;Yes&quot;;0;[.C11])" office:value-type="float" office:value="450000">
            <text:p>450,000</text:p>
          </table:table-cell>
          <table:table-cell table:style-name="ce107" table:content-validation-name="val1" office:value-type="string">
            <text:p>Yes</text:p>
          </table:table-cell>
          <table:table-cell table:style-name="ce109" table:formula="of:=COUNTIF( [.G11:.AK11]; &quot;0&quot;)" office:value-type="float" office:value="18">
            <text:p>18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office:value-type="float" office:value="0">
            <office:annotation draw:style-name="gr3" draw:text-style-name="P1" svg:width="1.1413in" svg:height="0.5457in" svg:x="7.4937in" svg:y="1.9531in" draw:caption-point-x="-0.2402in" draw:caption-point-y="0.6051in">
              <dc:date>2019-04-04T00:00:00</dc:date>
              <text:p text:style-name="P1"><text:span text:style-name="T1">đi tái khám, xin đi trễ, 8h45 đến cty</text:span></text:p>
            </office:annotation>
            <text:p>0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5" table:style-name="ce111" office:value-type="float" office:value="0">
            <text:p>0</text:p>
          </table:table-cell>
          <table:table-cell table:style-name="ce111" table:number-columns-repeated="3"/>
          <table:table-cell table:number-columns-repeated="4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4" table:style-name="ce111" office:value-type="float" office:value="0">
            <text:p>0</text:p>
          </table:table-cell>
          <table:table-cell table:style-name="ce111" office:value-type="float" office:value="0.5">
            <office:annotation draw:style-name="gr3" draw:text-style-name="P1" svg:width="1.1413in" svg:height="0.5457in" svg:x="18.2185in" svg:y="1.9598in" draw:caption-point-x="-0.2402in" draw:caption-point-y="0.5984in">
              <dc:date>2019-04-26T00:00:00</dc:date>
              <text:p text:style-name="P1"><text:span text:style-name="T1">ghé ngân hàng làm thủ tục, off sáng</text:span></text:p>
            </office:annotation>
            <text:p>0.5</text:p>
          </table:table-cell>
          <table:table-cell table:style-name="ce111" table:number-columns-repeated="5"/>
          <table:table-cell table:number-columns-repeated="987"/>
        </table:table-row>
        <table:table-row table:style-name="ro7">
          <table:table-cell table:style-name="ce42" office:value-type="float" office:value="6">
            <text:p>6</text:p>
          </table:table-cell>
          <table:table-cell table:style-name="ce44" office:value-type="string">
            <text:p>DauDQ</text:p>
          </table:table-cell>
          <table:table-cell table:style-name="ce101" table:formula="of:=[.F12]*[.$C$2]" office:value-type="float" office:value="475000">
            <text:p>475,000</text:p>
          </table:table-cell>
          <table:table-cell table:style-name="ce101" table:formula="of:=[.C12]-IF([.E12]=&quot;Yes&quot;;0;[.C12])" office:value-type="float" office:value="475000">
            <text:p>475,000</text:p>
          </table:table-cell>
          <table:table-cell table:style-name="ce107" table:content-validation-name="val1" office:value-type="string">
            <text:p>Yes</text:p>
          </table:table-cell>
          <table:table-cell table:style-name="ce109" table:formula="of:=COUNTIF( [.G12:.AK12]; &quot;0&quot;)" office:value-type="float" office:value="19">
            <text:p>19</text:p>
          </table:table-cell>
          <table:table-cell table:number-columns-repeated="5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5" table:style-name="ce111" office:value-type="float" office:value="0">
            <text:p>0</text:p>
          </table:table-cell>
          <table:table-cell table:style-name="ce111" table:number-columns-repeated="3"/>
          <table:table-cell table:number-columns-repeated="4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5" table:style-name="ce111" office:value-type="float" office:value="0">
            <text:p>0</text:p>
          </table:table-cell>
          <table:table-cell table:style-name="ce111" table:number-columns-repeated="5"/>
          <table:table-cell table:number-columns-repeated="987"/>
        </table:table-row>
        <table:table-row table:style-name="ro7">
          <table:table-cell table:style-name="ce42" office:value-type="float" office:value="7">
            <text:p>7</text:p>
          </table:table-cell>
          <table:table-cell table:style-name="ce44" office:value-type="string">
            <text:p>DuongDN</text:p>
          </table:table-cell>
          <table:table-cell table:style-name="ce101" table:formula="of:=[.F13]*[.$C$2]" office:value-type="float" office:value="475000">
            <text:p>475,000</text:p>
          </table:table-cell>
          <table:table-cell table:style-name="ce101" table:formula="of:=[.C13]-IF([.E13]=&quot;Yes&quot;;0;[.C13])" office:value-type="float" office:value="475000">
            <text:p>475,000</text:p>
          </table:table-cell>
          <table:table-cell table:style-name="ce107" table:content-validation-name="val1" office:value-type="string">
            <text:p>Yes</text:p>
          </table:table-cell>
          <table:table-cell table:style-name="ce109" table:formula="of:=COUNTIF( [.G13:.AK13]; &quot;0&quot;)" office:value-type="float" office:value="19">
            <text:p>19</text:p>
          </table:table-cell>
          <table:table-cell table:number-columns-repeated="5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2" table:style-name="ce111" office:value-type="float" office:value="0"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10.7579in" svg:y="2.4508in" draw:caption-point-x="-0.2402in" draw:caption-point-y="0.6031in">
              <dc:date>2019-04-11T00:00:00</dc:date>
              <text:p text:style-name="P1"><text:span text:style-name="T1">chăm bé, 8h39 đến cty</text:span></text:p>
            </office:annotation>
            <text:p>0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table:number-columns-repeated="3"/>
          <table:table-cell table:number-columns-repeated="4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3" table:style-name="ce111" office:value-type="float" office:value="0"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17.7524in" svg:y="2.4551in" draw:caption-point-x="-0.2402in" draw:caption-point-y="0.5988in">
              <dc:date>2019-04-25T00:00:00</dc:date>
              <text:p text:style-name="P1"><text:span text:style-name="T1">ngủ quên, xin đi trễ, 8h55 đến cty </text:span></text:p>
            </office:annotation>
            <text:p>0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5"/>
          <table:table-cell table:number-columns-repeated="987"/>
        </table:table-row>
        <table:table-row table:style-name="ro7">
          <table:table-cell table:style-name="ce42" office:value-type="float" office:value="8">
            <text:p>8</text:p>
          </table:table-cell>
          <table:table-cell table:style-name="ce44" office:value-type="string">
            <text:p>DuyNM</text:p>
          </table:table-cell>
          <table:table-cell table:style-name="ce101" table:formula="of:=[.F14]*[.$C$2]" office:value-type="float" office:value="450000">
            <text:p>450,000</text:p>
          </table:table-cell>
          <table:table-cell table:style-name="ce101" table:formula="of:=[.C14]-IF([.E14]=&quot;Yes&quot;;0;[.C14])" office:value-type="float" office:value="450000">
            <text:p>450,000</text:p>
          </table:table-cell>
          <table:table-cell table:style-name="ce107" table:content-validation-name="val1" office:value-type="string">
            <text:p>Yes</text:p>
          </table:table-cell>
          <table:table-cell table:style-name="ce109" table:formula="of:=COUNTIF( [.G14:.AK14]; &quot;0&quot;)" office:value-type="float" office:value="18">
            <text:p>18</text:p>
          </table:table-cell>
          <table:table-cell table:number-columns-repeated="5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2" table:style-name="ce111" office:value-type="float" office:value="0">
            <text:p>0</text:p>
          </table:table-cell>
          <table:table-cell table:style-name="ce111" office:value-type="float" office:value="0.5">
            <office:annotation draw:style-name="gr3" draw:text-style-name="P1" svg:width="1.1413in" svg:height="0.5457in" svg:x="10.7579in" svg:y="2.6984in" draw:caption-point-x="-0.2402in" draw:caption-point-y="0.6031in">
              <dc:date>2019-04-11T00:00:00</dc:date>
              <text:p text:style-name="P1"><text:span text:style-name="T1">Chở người thân đi khám <text:s/>bệnh, off chiều</text:span></text:p>
            </office:annotation>
            <text:p>0.5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table:number-columns-repeated="3"/>
          <table:table-cell table:style-name="ce111" office:value-type="float" office:value="0">
            <office:annotation draw:style-name="gr1" draw:text-style-name="P1" svg:width="1.1413in" svg:height="0.3902in" svg:x="13.5555in" svg:y="2.6996in" draw:caption-point-x="-0.2402in" draw:caption-point-y="0.602in">
              <dc:date>2019-04-17T00:00:00</dc:date>
              <text:p text:style-name="P1"><text:span text:style-name="T1">bận việc nhà, xin về sớm, 4h45 về</text:span></text:p>
            </office:annotation>
            <text:p>0</text:p>
          </table:table-cell>
          <table:table-cell table:number-columns-repeated="3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5" table:style-name="ce111" office:value-type="float" office:value="0">
            <text:p>0</text:p>
          </table:table-cell>
          <table:table-cell table:style-name="ce111" table:number-columns-repeated="5"/>
          <table:table-cell table:number-columns-repeated="987"/>
        </table:table-row>
        <table:table-row table:style-name="ro7">
          <table:table-cell table:style-name="ce42" office:value-type="float" office:value="9">
            <text:p>9</text:p>
          </table:table-cell>
          <table:table-cell table:style-name="ce44" office:value-type="string">
            <text:p>DuyenLT</text:p>
          </table:table-cell>
          <table:table-cell table:style-name="ce101" table:formula="of:=[.F15]*[.$C$2]" office:value-type="float" office:value="425000">
            <text:p>425,000</text:p>
          </table:table-cell>
          <table:table-cell table:style-name="ce101" table:formula="of:=[.C15]-IF([.E15]=&quot;Yes&quot;;0;[.C15])" office:value-type="float" office:value="425000">
            <text:p>425,000</text:p>
          </table:table-cell>
          <table:table-cell table:style-name="ce107" table:content-validation-name="val1" office:value-type="string">
            <text:p>Yes</text:p>
          </table:table-cell>
          <table:table-cell table:style-name="ce109" table:formula="of:=COUNTIF( [.G15:.AK15]; &quot;0&quot;)" office:value-type="float" office:value="17">
            <text:p>17</text:p>
          </table:table-cell>
          <table:table-cell table:number-columns-repeated="5" table:style-name="ce111" office:value-type="float" office:value="0">
            <text:p>0</text:p>
          </table:table-cell>
          <table:table-cell table:style-name="ce111" table:number-columns-repeated="2"/>
          <table:table-cell table:style-name="ce111" office:value-type="float" office:value="1">
            <office:annotation draw:style-name="gr4" draw:text-style-name="P1" svg:width="1.1413in" svg:height="0.2634in" svg:x="9.8252in" svg:y="2.9449in" draw:caption-point-x="-0.2402in" draw:caption-point-y="0.6043in">
              <dc:date>2019-04-08T00:00:00</dc:date>
              <text:p text:style-name="P1"><text:span text:style-name="T1">Đi du lịch</text:span></text:p>
            </office:annotation>
            <text:p>1</text:p>
          </table:table-cell>
          <table:table-cell table:style-name="ce111" office:value-type="float" office:value="0.5">
            <office:annotation draw:style-name="gr1" draw:text-style-name="P1" svg:width="1.1413in" svg:height="0.3902in" svg:x="10.2913in" svg:y="2.9457in" draw:caption-point-x="-0.2402in" draw:caption-point-y="0.6035in">
              <dc:date>2019-04-09T00:00:00</dc:date>
              <text:p text:style-name="P1"><text:span text:style-name="T1">Trễ máy bay, off sáng</text:span></text:p>
            </office:annotation>
            <text:p>0.5</text:p>
          </table:table-cell>
          <table:table-cell table:number-columns-repeated="3" table:style-name="ce111" office:value-type="float" office:value="0">
            <text:p>0</text:p>
          </table:table-cell>
          <table:table-cell table:style-name="ce111" table:number-columns-repeated="3"/>
          <table:table-cell table:number-columns-repeated="4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3" table:style-name="ce111" office:value-type="float" office:value="0"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17.7524in" svg:y="2.9504in" draw:caption-point-x="-0.2402in" draw:caption-point-y="0.5988in">
              <dc:date>2019-04-25T00:00:00</dc:date>
              <text:p text:style-name="P1"><text:span text:style-name="T1">bận việc nhà, 8h40 đến cty</text:span></text:p>
            </office:annotation>
            <text:p>0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5"/>
          <table:table-cell table:number-columns-repeated="987"/>
        </table:table-row>
        <table:table-row table:style-name="ro7">
          <table:table-cell table:style-name="ce42" office:value-type="float" office:value="10">
            <text:p>10</text:p>
          </table:table-cell>
          <table:table-cell table:style-name="ce44" office:value-type="string">
            <text:p>GiauNV</text:p>
          </table:table-cell>
          <table:table-cell table:style-name="ce101" table:formula="of:=[.F16]*[.$C$2]" office:value-type="float" office:value="275000">
            <text:p>275,000</text:p>
          </table:table-cell>
          <table:table-cell table:style-name="ce101" table:formula="of:=[.C16]-IF([.E16]=&quot;Yes&quot;;0;[.C16])" office:value-type="float" office:value="275000">
            <text:p>275,000</text:p>
          </table:table-cell>
          <table:table-cell table:style-name="ce107" table:content-validation-name="val1" office:value-type="string">
            <text:p>Yes</text:p>
          </table:table-cell>
          <table:table-cell table:style-name="ce109" table:formula="of:=COUNTIF( [.G16:.AK16]; &quot;0&quot;)" office:value-type="float" office:value="11">
            <text:p>11</text:p>
          </table:table-cell>
          <table:table-cell table:style-name="ce111" office:value-type="float" office:value="0">
            <text:p>0</text:p>
          </table:table-cell>
          <table:table-cell table:style-name="ce111" office:value-type="float" office:value="1">
            <office:annotation draw:style-name="gr1" draw:text-style-name="P1" svg:width="1.1413in" svg:height="0.3902in" svg:x="7.0272in" svg:y="3.1953in" draw:caption-point-x="-0.2402in" draw:caption-point-y="0.6016in">
              <dc:date>2019-04-02T00:00:00</dc:date>
              <text:p text:style-name="P1"><text:span text:style-name="T1">Làm remote theo plan</text:span></text:p>
            </office:annotation>
            <text:p>1</text:p>
          </table:table-cell>
          <table:table-cell table:style-name="ce111" office:value-type="float" office:value="0">
            <office:annotation draw:style-name="gr1" draw:text-style-name="P1" svg:width="1.1413in" svg:height="0.3902in" svg:x="7.4937in" svg:y="3.1957in" draw:caption-point-x="-0.2402in" draw:caption-point-y="0.6012in">
              <dc:date>2019-04-04T00:00:00</dc:date>
              <text:p text:style-name="P1"><text:span text:style-name="T1">đi trễ theo plan, 9h05 đến cty</text:span></text:p>
            </office:annotation>
            <text:p>0</text:p>
          </table:table-cell>
          <table:table-cell table:style-name="ce111" office:value-type="float" office:value="1">
            <office:annotation draw:style-name="gr1" draw:text-style-name="P1" svg:width="1.1413in" svg:height="0.3902in" svg:x="7.9598in" svg:y="3.1953in" draw:caption-point-x="-0.2402in" draw:caption-point-y="0.6016in">
              <dc:date>2019-04-02T00:00:00</dc:date>
              <text:p text:style-name="P1"><text:span text:style-name="T1">Làm remote theo plan</text:span></text:p>
            </office:annotation>
            <text:p>1</text:p>
          </table:table-cell>
          <table:table-cell table:style-name="ce111" office:value-type="float" office:value="0">
            <office:annotation draw:style-name="gr3" draw:text-style-name="P1" svg:width="1.1413in" svg:height="0.5457in" svg:x="8.426in" svg:y="3.1961in" draw:caption-point-x="-0.2402in" draw:caption-point-y="0.6008in">
              <dc:date>2019-04-08T00:00:00</dc:date>
              <text:p text:style-name="P1"><text:span text:style-name="T1">xin đi trễ theo plan, 9h20 đến cty</text:span></text:p>
            </office:annotation>
            <text:p>0</text:p>
          </table:table-cell>
          <table:table-cell table:style-name="ce111" table:number-columns-repeated="2"/>
          <table:table-cell table:style-name="ce111" office:value-type="float" office:value="0">
            <office:annotation draw:style-name="gr3" draw:text-style-name="P1" svg:width="1.1413in" svg:height="0.5457in" svg:x="9.8252in" svg:y="3.1961in" draw:caption-point-x="-0.2402in" draw:caption-point-y="0.6008in">
              <dc:date>2019-04-08T00:00:00</dc:date>
              <text:p text:style-name="P1"><text:span text:style-name="T1">xin đi trễ theo plan, 9h18 đến cty</text:span></text:p>
            </office:annotation>
            <text:p>0</text:p>
          </table:table-cell>
          <table:table-cell table:style-name="ce111" office:value-type="float" office:value="1">
            <office:annotation draw:style-name="gr1" draw:text-style-name="P1" svg:width="1.1413in" svg:height="0.3902in" svg:x="10.2913in" svg:y="3.1949in" draw:caption-point-x="-0.2402in" draw:caption-point-y="0.602in">
              <dc:date>2019-04-02T00:00:00</dc:date>
              <text:p text:style-name="P1"><text:span text:style-name="T1">Làm remote theo plan</text:span></text:p>
            </office:annotation>
            <text:p>1</text:p>
          </table:table-cell>
          <table:table-cell table:style-name="ce111" office:value-type="float" office:value="0">
            <office:annotation draw:style-name="gr1" draw:text-style-name="P1" svg:width="1.1413in" svg:height="0.3902in" svg:x="10.7579in" svg:y="3.1965in" draw:caption-point-x="-0.2402in" draw:caption-point-y="0.6004in">
              <dc:date>2019-04-11T00:00:00</dc:date>
              <text:p text:style-name="P1"><text:span text:style-name="T1">đi trễ theo plan, 9h05 đến cty</text:span></text:p>
            </office:annotation>
            <text:p>0</text:p>
          </table:table-cell>
          <table:table-cell table:style-name="ce111" office:value-type="float" office:value="1">
            <office:annotation draw:style-name="gr1" draw:text-style-name="P1" svg:width="1.1413in" svg:height="0.3902in" svg:x="11.224in" svg:y="3.1941in" draw:caption-point-x="-0.2402in" draw:caption-point-y="0.6028in">
              <dc:date>2019-04-02T00:00:00</dc:date>
              <text:p text:style-name="P1"><text:span text:style-name="T1">Làm remote theo plan</text:span></text:p>
            </office:annotation>
            <text:p>1</text:p>
          </table:table-cell>
          <table:table-cell table:style-name="ce111" office:value-type="float" office:value="0">
            <office:annotation draw:style-name="gr2" draw:text-style-name="P1" svg:width="1.1413in" svg:height="0.7012in" svg:x="11.6902in" svg:y="3.1972in" draw:caption-point-x="-0.2402in" draw:caption-point-y="0.5996in">
              <dc:date>2019-04-12T00:00:00</dc:date>
              <text:p text:style-name="P1"><text:span text:style-name="T1">vợ không đi làm, tự bắt xe nên hơi lâu, xin phép đi trễ, 9h21 đến cty</text:span></text:p>
            </office:annotation>
            <text:p>0</text:p>
          </table:table-cell>
          <table:table-cell table:style-name="ce111" table:number-columns-repeated="3"/>
          <table:table-cell table:style-name="ce111" office:value-type="float" office:value="0.5">
            <office:annotation draw:style-name="gr6" draw:text-style-name="P1" svg:width="1.1413in" svg:height="0.8567in" svg:x="13.5555in" svg:y="3.1909in" draw:caption-point-x="-0.2402in" draw:caption-point-y="0.6059in">
              <dc:date>2019-04-18T00:00:00</dc:date>
              <text:p text:style-name="P1"><text:span text:style-name="T1">Làm remote theo plan + off chiều đi khám chân-&gt; làm remote đủ số giờ</text:span></text:p>
            </office:annotation>
            <text:p>0.5</text:p>
          </table:table-cell>
          <table:table-cell table:style-name="ce111" office:value-type="float" office:value="0.5">
            <office:annotation draw:style-name="gr6" draw:text-style-name="P1" svg:width="1.1413in" svg:height="0.8567in" svg:x="14.0217in" svg:y="3.1945in" draw:caption-point-x="-0.2402in" draw:caption-point-y="0.6024in">
              <dc:date>2019-04-18T00:00:00</dc:date>
              <text:p text:style-name="P1"><text:span text:style-name="T1"><text:s/></text:span><text:span text:style-name="T1">làm remote nửa buổi, xin off nửa buổi đi tái khám chân-&gt; làm remote đủ 4h</text:span></text:p>
            </office:annotation>
            <text:p>0.5</text:p>
          </table:table-cell>
          <table:table-cell table:style-name="ce111" office:value-type="float" office:value="0">
            <office:annotation draw:style-name="gr1" draw:text-style-name="P1" svg:width="1.1413in" svg:height="0.3902in" svg:x="14.4882in" svg:y="3.1953in" draw:caption-point-x="-0.2402in" draw:caption-point-y="0.6016in">
              <dc:date>2019-04-18T00:00:00</dc:date>
              <text:p text:style-name="P1"><text:span text:style-name="T1">Đi trễ theo plan, 9h15 đến cty</text:span></text:p>
            </office:annotation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14.9543in" svg:y="3.1961in" draw:caption-point-x="-0.2402in" draw:caption-point-y="0.6008in">
              <dc:date>2019-04-19T00:00:00</dc:date>
              <text:p text:style-name="P1"><text:span text:style-name="T1">Đi trễ theo plan, 9h16 đến cty</text:span></text:p>
            </office:annotation>
            <text:p>0</text:p>
          </table:table-cell>
          <table:table-cell table:style-name="ce111" table:number-columns-repeated="2"/>
          <table:table-cell table:style-name="ce111" office:value-type="float" office:value="0">
            <office:annotation draw:style-name="gr4" draw:text-style-name="P1" svg:width="1.1413in" svg:height="0.2634in" svg:x="16.3535in" svg:y="3.1965in" draw:caption-point-x="-0.2402in" draw:caption-point-y="0.6004in">
              <dc:date>2019-04-22T00:00:00</dc:date>
              <text:p text:style-name="P1"><text:span text:style-name="T1">9h14 đến cty</text:span></text:p>
            </office:annotation>
            <text:p>0</text:p>
          </table:table-cell>
          <table:table-cell table:style-name="ce111" office:value-type="float" office:value="1">
            <office:annotation draw:style-name="gr4" draw:text-style-name="P1" svg:width="1.1413in" svg:height="0.2634in" svg:x="16.8197in" svg:y="3.1972in" draw:caption-point-x="-0.2402in" draw:caption-point-y="0.5996in">
              <dc:date>2019-04-24T00:00:00</dc:date>
              <text:p text:style-name="P1"><text:span text:style-name="T1">remote</text:span></text:p>
            </office:annotation>
            <text:p>1</text:p>
          </table:table-cell>
          <table:table-cell table:style-name="ce111" office:value-type="float" office:value="0">
            <office:annotation draw:style-name="gr4" draw:text-style-name="P1" svg:width="1.1413in" svg:height="0.2634in" svg:x="17.2858in" svg:y="3.1972in" draw:caption-point-x="-0.2402in" draw:caption-point-y="0.5996in">
              <dc:date>2019-04-24T00:00:00</dc:date>
              <text:p text:style-name="P1"><text:span text:style-name="T1">8h57 đến cty</text:span></text:p>
            </office:annotation>
            <text:p>0</text:p>
          </table:table-cell>
          <table:table-cell table:style-name="ce111" office:value-type="float" office:value="1">
            <office:annotation draw:style-name="gr4" draw:text-style-name="P1" svg:width="1.1413in" svg:height="0.2634in" svg:x="17.7524in" svg:y="3.1972in" draw:caption-point-x="-0.2402in" draw:caption-point-y="0.5996in">
              <dc:date>2019-04-24T00:00:00</dc:date>
              <text:p text:style-name="P1"><text:span text:style-name="T1">remote</text:span></text:p>
            </office:annotation>
            <text:p>1</text:p>
          </table:table-cell>
          <table:table-cell table:style-name="ce111" office:value-type="float" office:value="0">
            <office:annotation draw:style-name="gr3" draw:text-style-name="P1" svg:width="1.1413in" svg:height="0.5457in" svg:x="18.2185in" svg:y="3.1988in" draw:caption-point-x="-0.2402in" draw:caption-point-y="0.598in">
              <dc:date>2019-04-26T00:00:00</dc:date>
              <text:p text:style-name="P1"><text:span text:style-name="T1">Ghé bảo hiểm xã hội, xin đi trễ, 9h42 đến cty</text:span></text:p>
            </office:annotation>
            <text:p>0</text:p>
          </table:table-cell>
          <table:table-cell table:style-name="ce111" table:number-columns-repeated="5"/>
          <table:table-cell table:number-columns-repeated="987"/>
        </table:table-row>
        <table:table-row table:style-name="ro7">
          <table:table-cell table:style-name="ce42" office:value-type="float" office:value="11">
            <text:p>11</text:p>
          </table:table-cell>
          <table:table-cell table:style-name="ce44" office:value-type="string">
            <text:p>HaTH</text:p>
          </table:table-cell>
          <table:table-cell table:style-name="ce101" table:formula="of:=[.F17]*[.$C$2]" office:value-type="float" office:value="475000">
            <text:p>475,000</text:p>
          </table:table-cell>
          <table:table-cell table:style-name="ce101" table:formula="of:=[.C17]-IF([.E17]=&quot;Yes&quot;;0;[.C17])" office:value-type="float" office:value="475000">
            <text:p>475,000</text:p>
          </table:table-cell>
          <table:table-cell table:style-name="ce107" table:content-validation-name="val1" office:value-type="string">
            <text:p>Yes</text:p>
          </table:table-cell>
          <table:table-cell table:style-name="ce109" table:formula="of:=COUNTIF( [.G17:.AK17]; &quot;0&quot;)" office:value-type="float" office:value="19">
            <text:p>19</text:p>
          </table:table-cell>
          <table:table-cell table:number-columns-repeated="4" table:style-name="ce111" office:value-type="float" office:value="0">
            <text:p>0</text:p>
          </table:table-cell>
          <table:table-cell table:style-name="ce111" office:value-type="float" office:value="0">
            <office:annotation draw:style-name="gr3" draw:text-style-name="P1" svg:width="1.1413in" svg:height="0.5457in" svg:x="8.426in" svg:y="3.4402in" draw:caption-point-x="-0.2402in" draw:caption-point-y="0.6043in">
              <dc:date>2019-04-08T00:00:00</dc:date>
              <text:p text:style-name="P1"><text:span text:style-name="T1">bận việc cá nhân, xin về sớm, 4h35 về</text:span></text:p>
            </office:annotation>
            <text:p>0</text:p>
          </table:table-cell>
          <table:table-cell table:style-name="ce111" table:number-columns-repeated="2"/>
          <table:table-cell table:number-columns-repeated="5" table:style-name="ce111" office:value-type="float" office:value="0">
            <text:p>0</text:p>
          </table:table-cell>
          <table:table-cell table:style-name="ce111" table:number-columns-repeated="3"/>
          <table:table-cell table:style-name="ce111" office:value-type="float" office:value="0">
            <office:annotation draw:style-name="gr1" draw:text-style-name="P1" svg:width="1.1413in" svg:height="0.3902in" svg:x="13.5555in" svg:y="3.4425in" draw:caption-point-x="-0.2402in" draw:caption-point-y="0.602in">
              <dc:date>2019-04-17T00:00:00</dc:date>
              <text:p text:style-name="P1"><text:span text:style-name="T1">kẹt xe, 8h41 đến cty</text:span></text:p>
            </office:annotation>
            <text:p>0</text:p>
          </table:table-cell>
          <table:table-cell table:number-columns-repeated="3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5" table:style-name="ce111" office:value-type="float" office:value="0">
            <text:p>0</text:p>
          </table:table-cell>
          <table:table-cell table:style-name="ce111" table:number-columns-repeated="5"/>
          <table:table-cell table:number-columns-repeated="987"/>
        </table:table-row>
        <table:table-row table:style-name="ro7">
          <table:table-cell table:style-name="ce42" office:value-type="float" office:value="12">
            <text:p>12</text:p>
          </table:table-cell>
          <table:table-cell table:style-name="ce45" office:value-type="string">
            <text:p>HaVS</text:p>
          </table:table-cell>
          <table:table-cell table:style-name="ce101" table:formula="of:=[.F18]*[.$C$2]" office:value-type="float" office:value="200000">
            <text:p>200,000</text:p>
          </table:table-cell>
          <table:table-cell table:style-name="ce101" table:formula="of:=[.C18]-IF([.E18]=&quot;Yes&quot;;0;[.C18])" office:value-type="float" office:value="200000">
            <text:p>200,000</text:p>
          </table:table-cell>
          <table:table-cell table:style-name="ce107" table:content-validation-name="val1" office:value-type="string">
            <text:p>Yes</text:p>
          </table:table-cell>
          <table:table-cell table:style-name="ce109" table:formula="of:=COUNTIF( [.G18:.AK18]; &quot;0&quot;)" office:value-type="float" office:value="8">
            <text:p>8</text:p>
          </table:table-cell>
          <table:table-cell table:style-name="ce111" office:value-type="float" office:value="0.5">
            <office:annotation draw:style-name="gr4" draw:text-style-name="P1" svg:width="1.1413in" svg:height="0.2634in" svg:x="6.561in" svg:y="3.6854in" draw:caption-point-x="-0.2402in" draw:caption-point-y="0.6067in">
              <dc:date>2019-04-01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11" office:value-type="float" office:value="0">
            <text:p>0</text:p>
          </table:table-cell>
          <table:table-cell table:style-name="ce111" office:value-type="float" office:value="0.5">
            <office:annotation draw:style-name="gr4" draw:text-style-name="P1" svg:width="1.1413in" svg:height="0.2634in" svg:x="7.4937in" svg:y="3.6854in" draw:caption-point-x="-0.2402in" draw:caption-point-y="0.6067in">
              <dc:date>2019-04-01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11" office:value-type="float" office:value="0">
            <text:p>0</text:p>
          </table:table-cell>
          <table:table-cell table:style-name="ce111" office:value-type="float" office:value="0.5">
            <office:annotation draw:style-name="gr4" draw:text-style-name="P1" svg:width="1.1413in" svg:height="0.2634in" svg:x="8.426in" svg:y="3.6854in" draw:caption-point-x="-0.2402in" draw:caption-point-y="0.6067in">
              <dc:date>2019-04-01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11" table:number-columns-repeated="2"/>
          <table:table-cell table:style-name="ce111" office:value-type="float" office:value="0.5">
            <office:annotation draw:style-name="gr4" draw:text-style-name="P1" svg:width="1.1413in" svg:height="0.2634in" svg:x="9.8252in" svg:y="3.6854in" draw:caption-point-x="-0.2402in" draw:caption-point-y="0.6067in">
              <dc:date>2019-04-01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11" office:value-type="float" office:value="0">
            <text:p>0</text:p>
          </table:table-cell>
          <table:table-cell table:style-name="ce111" office:value-type="float" office:value="0.5">
            <office:annotation draw:style-name="gr4" draw:text-style-name="P1" svg:width="1.1413in" svg:height="0.2634in" svg:x="10.7579in" svg:y="3.6854in" draw:caption-point-x="-0.2402in" draw:caption-point-y="0.6067in">
              <dc:date>2019-04-01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11" office:value-type="float" office:value="0">
            <text:p>0</text:p>
          </table:table-cell>
          <table:table-cell table:style-name="ce111" office:value-type="float" office:value="0.5">
            <office:annotation draw:style-name="gr4" draw:text-style-name="P1" svg:width="1.1413in" svg:height="0.2634in" svg:x="11.6902in" svg:y="3.6854in" draw:caption-point-x="-0.2402in" draw:caption-point-y="0.6067in">
              <dc:date>2019-04-01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11" table:number-columns-repeated="3"/>
          <table:table-cell table:style-name="ce111" office:value-type="float" office:value="0">
            <text:p>0</text:p>
          </table:table-cell>
          <table:table-cell table:style-name="ce111" office:value-type="float" office:value="0.5">
            <office:annotation draw:style-name="gr4" draw:text-style-name="P1" svg:width="1.1413in" svg:height="0.2634in" svg:x="14.0217in" svg:y="3.6854in" draw:caption-point-x="-0.2402in" draw:caption-point-y="0.6067in">
              <dc:date>2019-04-01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11" office:value-type="float" office:value="0">
            <text:p>0</text:p>
          </table:table-cell>
          <table:table-cell table:style-name="ce111" office:value-type="float" office:value="0.5">
            <office:annotation draw:style-name="gr4" draw:text-style-name="P1" svg:width="1.1413in" svg:height="0.2634in" svg:x="14.9543in" svg:y="3.6854in" draw:caption-point-x="-0.2402in" draw:caption-point-y="0.6067in">
              <dc:date>2019-04-01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11" table:number-columns-repeated="2"/>
          <table:table-cell table:style-name="ce111" office:value-type="float" office:value="0.5">
            <office:annotation draw:style-name="gr4" draw:text-style-name="P1" svg:width="1.1413in" svg:height="0.2634in" svg:x="16.3535in" svg:y="3.6854in" draw:caption-point-x="-0.2402in" draw:caption-point-y="0.6067in">
              <dc:date>2019-04-01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11" office:value-type="float" office:value="0">
            <text:p>0</text:p>
          </table:table-cell>
          <table:table-cell table:style-name="ce111" office:value-type="float" office:value="0.5">
            <office:annotation draw:style-name="gr4" draw:text-style-name="P1" svg:width="1.1413in" svg:height="0.2634in" svg:x="17.2858in" svg:y="3.6854in" draw:caption-point-x="-0.2402in" draw:caption-point-y="0.6067in">
              <dc:date>2019-04-01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11" office:value-type="float" office:value="0">
            <text:p>0</text:p>
          </table:table-cell>
          <table:table-cell table:style-name="ce111" office:value-type="float" office:value="0.5">
            <office:annotation draw:style-name="gr4" draw:text-style-name="P1" svg:width="1.1413in" svg:height="0.2634in" svg:x="18.2185in" svg:y="3.6854in" draw:caption-point-x="-0.2402in" draw:caption-point-y="0.6067in">
              <dc:date>2019-04-01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11" table:number-columns-repeated="5"/>
          <table:table-cell table:number-columns-repeated="987"/>
        </table:table-row>
        <table:table-row table:style-name="ro7">
          <table:table-cell table:style-name="ce42" office:value-type="float" office:value="13">
            <text:p>13</text:p>
          </table:table-cell>
          <table:table-cell table:style-name="ce44" office:value-type="string">
            <text:p>HaiNM</text:p>
          </table:table-cell>
          <table:table-cell table:style-name="ce101" table:formula="of:=[.F19]*[.$C$2]" office:value-type="float" office:value="450000">
            <text:p>450,000</text:p>
          </table:table-cell>
          <table:table-cell table:style-name="ce101" table:formula="of:=[.C19]-IF([.E19]=&quot;Yes&quot;;0;[.C19])" office:value-type="float" office:value="450000">
            <text:p>450,000</text:p>
          </table:table-cell>
          <table:table-cell table:style-name="ce107" table:content-validation-name="val1" office:value-type="string">
            <text:p>Yes</text:p>
          </table:table-cell>
          <table:table-cell table:style-name="ce109" table:formula="of:=COUNTIF( [.G19:.AK19]; &quot;0&quot;)" office:value-type="float" office:value="18">
            <text:p>18</text:p>
          </table:table-cell>
          <table:table-cell table:number-columns-repeated="3" table:style-name="ce111" office:value-type="float" office:value="0">
            <text:p>0</text:p>
          </table:table-cell>
          <table:table-cell table:style-name="ce111" office:value-type="float" office:value="0.5">
            <office:annotation draw:style-name="gr8" draw:text-style-name="P1" svg:width="1.1413in" svg:height="1.0122in" svg:x="7.9598in" svg:y="3.9346in" draw:caption-point-x="-0.2402in" draw:caption-point-y="0.6051in">
              <dc:date>2019-05-02T00:00:00</dc:date>
              <text:p text:style-name="P1"><text:span text:style-name="T1">đi họp ở trường sáng + chiều, xin về sớm lúc 10h45 (sẽ làm bù sau) + off chiều </text:span></text:p>
            </office:annotation>
            <text:p>0.5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2"/>
          <table:table-cell table:style-name="ce111" office:value-type="float" office:value="0">
            <office:annotation draw:style-name="gr1" draw:text-style-name="P1" svg:width="1.1413in" svg:height="0.3902in" svg:x="9.8252in" svg:y="3.9354in" draw:caption-point-x="-0.2402in" draw:caption-point-y="0.6043in">
              <dc:date>2019-04-08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11" office:value-type="float" office:value="0">
            <office:annotation draw:style-name="gr3" draw:text-style-name="P1" svg:width="1.1413in" svg:height="0.5457in" svg:x="10.2913in" svg:y="3.9362in" draw:caption-point-x="-0.2402in" draw:caption-point-y="0.6035in">
              <dc:date>2019-04-09T00:00:00</dc:date>
              <text:p text:style-name="P1"><text:span text:style-name="T1">bận việc ở trường, xin đi trễ, 9h15 đến cty</text:span></text:p>
            </office:annotation>
            <text:p>0</text:p>
          </table:table-cell>
          <table:table-cell table:style-name="ce111" office:value-type="float" office:value="0">
            <text:p>0</text:p>
          </table:table-cell>
          <table:table-cell table:style-name="ce111" office:value-type="float" office:value="0">
            <office:annotation draw:style-name="gr3" draw:text-style-name="P1" svg:width="1.1413in" svg:height="0.5457in" svg:x="11.224in" svg:y="3.937in" draw:caption-point-x="-0.2402in" draw:caption-point-y="0.6028in">
              <dc:date>2019-04-11T00:00:00</dc:date>
              <text:p text:style-name="P1"><text:span text:style-name="T1">Bận việc ở trường, 4h05 về, làm bù sau</text:span></text:p>
            </office:annotation>
            <text:p>0</text:p>
          </table:table-cell>
          <table:table-cell table:style-name="ce111" office:value-type="float" office:value="0">
            <office:annotation draw:style-name="gr2" draw:text-style-name="P1" svg:width="1.1413in" svg:height="0.7012in" svg:x="11.6902in" svg:y="3.9374in" draw:caption-point-x="-0.2402in" draw:caption-point-y="0.6024in">
              <dc:date>2019-04-12T00:00:00</dc:date>
              <text:p text:style-name="P1"><text:span text:style-name="T1">bận việc nhà, 9h đến cty</text:span></text:p>
              <text:p text:style-name="P1"><text:span text:style-name="T1"/></text:p>
              <text:p text:style-name="P1"><text:span text:style-name="T1"/></text:p>
            </office:annotation>
            <text:p>0</text:p>
          </table:table-cell>
          <table:table-cell table:style-name="ce111" table:number-columns-repeated="3"/>
          <table:table-cell table:style-name="ce111" office:value-type="float" office:value="0">
            <text:p>0</text:p>
          </table:table-cell>
          <table:table-cell table:style-name="ce111" office:value-type="float" office:value="0">
            <office:annotation draw:style-name="gr2" draw:text-style-name="P1" svg:width="1.1413in" svg:height="0.7012in" svg:x="14.0217in" svg:y="3.9378in" draw:caption-point-x="-0.2402in" draw:caption-point-y="0.602in">
              <dc:date>2019-04-17T00:00:00</dc:date>
              <text:p text:style-name="P1"><text:span text:style-name="T1">bận việc nhà, xin đi trễ, 9h10 đến cty</text:span></text:p>
              <text:p text:style-name="P1"><text:span text:style-name="T1"/></text:p>
            </office:annotation>
            <text:p>0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2" table:style-name="ce111" office:value-type="float" office:value="0"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17.2858in" svg:y="3.9406in" draw:caption-point-x="-0.2402in" draw:caption-point-y="0.5992in">
              <dc:date>2019-04-24T00:00:00</dc:date>
              <text:p text:style-name="P1"><text:span text:style-name="T1">bận việc nhà, 8h48 đến cty</text:span></text:p>
            </office:annotation>
            <text:p>0</text:p>
          </table:table-cell>
          <table:table-cell table:style-name="ce111" office:value-type="float" office:value="0">
            <office:annotation draw:style-name="gr3" draw:text-style-name="P1" svg:width="1.1413in" svg:height="0.5457in" svg:x="17.7524in" svg:y="3.9409in" draw:caption-point-x="-0.2402in" draw:caption-point-y="0.5988in">
              <dc:date>2019-04-25T00:00:00</dc:date>
              <text:p text:style-name="P1"><text:span text:style-name="T1">bận việc nhà, 8h41 đến cty</text:span></text:p>
              <text:p text:style-name="P1"><text:span text:style-name="T1"/></text:p>
            </office:annotation>
            <text:p>0</text:p>
          </table:table-cell>
          <table:table-cell table:style-name="ce111" office:value-type="float" office:value="0">
            <office:annotation draw:style-name="gr2" draw:text-style-name="P1" svg:width="1.1413in" svg:height="0.7012in" svg:x="18.2185in" svg:y="3.9413in" draw:caption-point-x="-0.2402in" draw:caption-point-y="0.5984in">
              <dc:date>2019-04-26T00:00:00</dc:date>
              <text:p text:style-name="P1"><text:span text:style-name="T1">Ra bến xe, xin về sớm lúc 2h15, → confirm số giờ làm bù</text:span></text:p>
            </office:annotation>
            <text:p>0</text:p>
          </table:table-cell>
          <table:table-cell table:style-name="ce111" table:number-columns-repeated="5"/>
          <table:table-cell table:number-columns-repeated="987"/>
        </table:table-row>
        <table:table-row table:style-name="ro7">
          <table:table-cell table:style-name="ce42" office:value-type="float" office:value="14">
            <text:p>14</text:p>
          </table:table-cell>
          <table:table-cell table:style-name="ce44" office:value-type="string">
            <text:p>HangDTT</text:p>
          </table:table-cell>
          <table:table-cell table:style-name="ce101" table:formula="of:=[.F20]*[.$C$2]" office:value-type="float" office:value="475000">
            <text:p>475,000</text:p>
          </table:table-cell>
          <table:table-cell table:style-name="ce101" table:formula="of:=[.C20]-IF([.E20]=&quot;Yes&quot;;0;[.C20])" office:value-type="float" office:value="475000">
            <text:p>475,000</text:p>
          </table:table-cell>
          <table:table-cell table:style-name="ce107" table:content-validation-name="val1" office:value-type="string">
            <text:p>Yes</text:p>
          </table:table-cell>
          <table:table-cell table:style-name="ce109" table:formula="of:=COUNTIF( [.G20:.AK20]; &quot;0&quot;)" office:value-type="float" office:value="19">
            <text:p>19</text:p>
          </table:table-cell>
          <table:table-cell table:number-columns-repeated="5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5" table:style-name="ce111" office:value-type="float" office:value="0">
            <text:p>0</text:p>
          </table:table-cell>
          <table:table-cell table:style-name="ce111" table:number-columns-repeated="3"/>
          <table:table-cell table:number-columns-repeated="3" table:style-name="ce111" office:value-type="float" office:value="0"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14.9543in" svg:y="4.187in" draw:caption-point-x="-0.2402in" draw:caption-point-y="0.6004in">
              <dc:date>2019-04-19T00:00:00</dc:date>
              <text:p text:style-name="P1"><text:span text:style-name="T1">ngủ quên, 8h53 đến cty</text:span></text:p>
            </office:annotation>
            <text:p>0</text:p>
          </table:table-cell>
          <table:table-cell table:style-name="ce111" table:number-columns-repeated="2"/>
          <table:table-cell table:number-columns-repeated="3" table:style-name="ce111" office:value-type="float" office:value="0">
            <text:p>0</text:p>
          </table:table-cell>
          <table:table-cell table:style-name="ce111" office:value-type="float" office:value="0">
            <office:annotation draw:style-name="gr2" draw:text-style-name="P1" svg:width="1.1413in" svg:height="0.7012in" svg:x="17.7524in" svg:y="4.1886in" draw:caption-point-x="-0.2402in" draw:caption-point-y="0.5988in">
              <dc:date>2019-04-25T00:00:00</dc:date>
              <text:p text:style-name="P1"><text:span text:style-name="T1">ghé liên đoàn lao động lấy tiền công đoàn, 8h49 đến cty</text:span></text:p>
            </office:annotation>
            <text:p>0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5"/>
          <table:table-cell table:number-columns-repeated="987"/>
        </table:table-row>
        <table:table-row table:style-name="ro7">
          <table:table-cell table:style-name="ce42" office:value-type="float" office:value="15">
            <text:p>15</text:p>
          </table:table-cell>
          <table:table-cell table:style-name="ce44" office:value-type="string">
            <text:p>HanTTH</text:p>
          </table:table-cell>
          <table:table-cell table:style-name="ce101" table:formula="of:=[.F21]*[.$C$2]" office:value-type="float" office:value="375000">
            <text:p>375,000</text:p>
          </table:table-cell>
          <table:table-cell table:style-name="ce101" table:formula="of:=[.C21]-IF([.E21]=&quot;Yes&quot;;0;[.C21])" office:value-type="float" office:value="375000">
            <text:p>375,000</text:p>
          </table:table-cell>
          <table:table-cell table:style-name="ce107" table:content-validation-name="val1" office:value-type="string">
            <text:p>Yes</text:p>
          </table:table-cell>
          <table:table-cell table:style-name="ce109" table:formula="of:=COUNTIF( [.G21:.AK21]; &quot;0&quot;)" office:value-type="float" office:value="15">
            <text:p>15</text:p>
          </table:table-cell>
          <table:table-cell table:style-name="ce111" office:value-type="float" office:value="0.5">
            <office:annotation draw:style-name="gr1" draw:text-style-name="P1" svg:width="1.1413in" svg:height="0.3902in" svg:x="6.561in" svg:y="4.4295in" draw:caption-point-x="-0.2402in" draw:caption-point-y="0.6059in">
              <dc:date>2019-04-01T00:00:00</dc:date>
              <text:p text:style-name="P1"><text:span text:style-name="T1">Bị bệnh, off chiều</text:span></text:p>
            </office:annotation>
            <text:p>0.5</text:p>
          </table:table-cell>
          <table:table-cell table:number-columns-repeated="4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2" table:style-name="ce111" office:value-type="float" office:value="0">
            <text:p>0</text:p>
          </table:table-cell>
          <table:table-cell table:style-name="ce111" office:value-type="float" office:value="0.5">
            <office:annotation draw:style-name="gr1" draw:text-style-name="P1" svg:width="1.1413in" svg:height="0.3902in" svg:x="10.7579in" svg:y="4.4323in" draw:caption-point-x="-0.2402in" draw:caption-point-y="0.6031in">
              <dc:date>2019-04-11T00:00:00</dc:date>
              <text:p text:style-name="P1"><text:span text:style-name="T1">Khám bệnh, off chiều</text:span></text:p>
            </office:annotation>
            <text:p>0.5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table:number-columns-repeated="3"/>
          <table:table-cell table:number-columns-repeated="4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3" table:style-name="ce111" office:value-type="float" office:value="0">
            <text:p>0</text:p>
          </table:table-cell>
          <table:table-cell table:style-name="ce111" office:value-type="float" office:value="1">
            <office:annotation draw:style-name="gr1" draw:text-style-name="P1" svg:width="1.1413in" svg:height="0.3902in" svg:x="17.7524in" svg:y="4.4366in" draw:caption-point-x="-0.2402in" draw:caption-point-y="0.5988in">
              <dc:date>2019-04-25T00:00:00</dc:date>
              <text:p text:style-name="P1"><text:span text:style-name="T1">Về quê dự đám cười</text:span></text:p>
            </office:annotation>
            <text:p>1</text:p>
          </table:table-cell>
          <table:table-cell table:style-name="ce111" office:value-type="float" office:value="1">
            <office:annotation draw:style-name="gr1" draw:text-style-name="P1" svg:width="1.1413in" svg:height="0.3902in" svg:x="18.2185in" svg:y="4.4366in" draw:caption-point-x="-0.2402in" draw:caption-point-y="0.5988in">
              <dc:date>2019-04-25T00:00:00</dc:date>
              <text:p text:style-name="P1"><text:span text:style-name="T1">Về quê dự đám cười</text:span></text:p>
            </office:annotation>
            <text:p>1</text:p>
          </table:table-cell>
          <table:table-cell table:style-name="ce111" table:number-columns-repeated="5"/>
          <table:table-cell table:number-columns-repeated="987"/>
        </table:table-row>
        <table:table-row table:style-name="ro7">
          <table:table-cell table:style-name="ce42" office:value-type="float" office:value="16">
            <text:p>16</text:p>
          </table:table-cell>
          <table:table-cell table:style-name="ce44" office:value-type="string">
            <text:p>HienNV</text:p>
          </table:table-cell>
          <table:table-cell table:style-name="ce101" table:formula="of:=[.F22]*[.$C$2]" office:value-type="float" office:value="175000">
            <text:p>175,000</text:p>
          </table:table-cell>
          <table:table-cell table:style-name="ce101" table:formula="of:=[.C22]-IF([.E22]=&quot;Yes&quot;;0;[.C22])" office:value-type="float" office:value="175000">
            <text:p>175,000</text:p>
          </table:table-cell>
          <table:table-cell table:style-name="ce107" table:content-validation-name="val1" office:value-type="string">
            <text:p>Yes</text:p>
          </table:table-cell>
          <table:table-cell table:style-name="ce109" table:formula="of:=COUNTIF( [.G22:.AK22]; &quot;0&quot;)" office:value-type="float" office:value="7">
            <text:p>7</text:p>
          </table:table-cell>
          <table:table-cell table:style-name="ce111" office:value-type="float" office:value="1">
            <text:p>1</text:p>
          </table:table-cell>
          <table:table-cell table:style-name="ce111" office:value-type="float" office:value="0.5">
            <office:annotation draw:style-name="gr4" draw:text-style-name="P1" svg:width="1.1413in" svg:height="0.2634in" svg:x="7.0272in" svg:y="4.6776in" draw:caption-point-x="-0.2402in" draw:caption-point-y="0.6055in">
              <dc:date>2019-04-02T00:00:00</dc:date>
              <text:p text:style-name="P1"><text:span text:style-name="T1">Off chiều</text:span></text:p>
            </office:annotation>
            <text:p>0.5</text:p>
          </table:table-cell>
          <table:table-cell table:number-columns-repeated="3" table:style-name="ce111" office:value-type="float" office:value="1">
            <text:p>1</text:p>
          </table:table-cell>
          <table:table-cell table:style-name="ce111" table:number-columns-repeated="2"/>
          <table:table-cell table:number-columns-repeated="2" table:style-name="ce111" office:value-type="float" office:value="0">
            <text:p>0</text:p>
          </table:table-cell>
          <table:table-cell table:style-name="ce111" office:value-type="float" office:value="1">
            <text:p>1</text:p>
          </table:table-cell>
          <table:table-cell table:style-name="ce111" office:value-type="float" office:value="0.5">
            <office:annotation draw:style-name="gr1" draw:text-style-name="P1" svg:width="1.1413in" svg:height="0.3902in" svg:x="11.224in" svg:y="4.6799in" draw:caption-point-x="-0.2402in" draw:caption-point-y="0.6031in">
              <dc:date>2019-04-11T00:00:00</dc:date>
              <text:p text:style-name="P1"><text:span text:style-name="T1">10h05 đến cty → tính off sáng</text:span></text:p>
            </office:annotation>
            <text:p>0.5</text:p>
          </table:table-cell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1" office:value-type="float" office:value="0.5">
            <office:annotation draw:style-name="gr4" draw:text-style-name="P1" svg:width="1.1413in" svg:height="0.2634in" svg:x="13.5555in" svg:y="4.6811in" draw:caption-point-x="-0.2402in" draw:caption-point-y="0.602in">
              <dc:date>2019-04-17T00:00:00</dc:date>
              <text:p text:style-name="P1"><text:span text:style-name="T1">Off sáng</text:span></text:p>
            </office:annotation>
            <text:p>0.5</text:p>
          </table:table-cell>
          <table:table-cell table:style-name="ce111" office:value-type="float" office:value="0">
            <text:p>0</text:p>
          </table:table-cell>
          <table:table-cell table:style-name="ce111" office:value-type="float" office:value="1">
            <text:p>1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2"/>
          <table:table-cell table:style-name="ce111" office:value-type="float" office:value="0">
            <text:p>0</text:p>
          </table:table-cell>
          <table:table-cell table:style-name="ce111" office:value-type="float" office:value="0">
            <office:annotation draw:style-name="gr4" draw:text-style-name="P1" svg:width="1.1413in" svg:height="0.2634in" svg:x="16.8197in" svg:y="4.6835in" draw:caption-point-x="-0.2402in" draw:caption-point-y="0.5996in">
              <dc:date>2019-04-23T00:00:00</dc:date>
              <text:p text:style-name="P1"><text:span text:style-name="T1">9h55 đến cty</text:span></text:p>
            </office:annotation>
            <text:p>0</text:p>
          </table:table-cell>
          <table:table-cell table:style-name="ce111" office:value-type="float" office:value="1">
            <text:p>1</text:p>
          </table:table-cell>
          <table:table-cell table:style-name="ce111" office:value-type="float" office:value="0">
            <text:p>0</text:p>
          </table:table-cell>
          <table:table-cell table:style-name="ce111" office:value-type="float" office:value="1">
            <text:p>1</text:p>
          </table:table-cell>
          <table:table-cell table:style-name="ce111" table:number-columns-repeated="5"/>
          <table:table-cell table:number-columns-repeated="987"/>
        </table:table-row>
        <table:table-row table:style-name="ro7">
          <table:table-cell table:style-name="ce42" office:value-type="float" office:value="17">
            <text:p>17</text:p>
          </table:table-cell>
          <table:table-cell table:style-name="ce44" office:value-type="string">
            <text:p>HieuNKT</text:p>
          </table:table-cell>
          <table:table-cell table:style-name="ce101" table:formula="of:=[.F23]*[.$C$2]" office:value-type="float" office:value="475000">
            <text:p>475,000</text:p>
          </table:table-cell>
          <table:table-cell table:style-name="ce101" table:formula="of:=[.C23]-IF([.E23]=&quot;Yes&quot;;0;[.C23])" office:value-type="float" office:value="475000">
            <text:p>475,000</text:p>
          </table:table-cell>
          <table:table-cell table:style-name="ce107" table:content-validation-name="val1" office:value-type="string">
            <text:p>Yes</text:p>
          </table:table-cell>
          <table:table-cell table:style-name="ce109" table:formula="of:=COUNTIF( [.G23:.AK23]; &quot;0&quot;)" office:value-type="float" office:value="19">
            <text:p>19</text:p>
          </table:table-cell>
          <table:table-cell table:number-columns-repeated="5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2" table:style-name="ce111" office:value-type="float" office:value="0"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10.7579in" svg:y="4.9276in" draw:caption-point-x="-0.2402in" draw:caption-point-y="0.6031in">
              <dc:date>2019-04-11T00:00:00</dc:date>
              <text:p text:style-name="P1"><text:span text:style-name="T1">ghé ngân hàng, 8h43 đến cty</text:span></text:p>
            </office:annotation>
            <text:p>0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table:number-columns-repeated="3"/>
          <table:table-cell table:number-columns-repeated="4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4" table:style-name="ce111" office:value-type="float" office:value="0">
            <text:p>0</text:p>
          </table:table-cell>
          <table:table-cell table:style-name="ce111" office:value-type="float" office:value="0">
            <office:annotation draw:style-name="gr3" draw:text-style-name="P1" svg:width="1.1413in" svg:height="0.5457in" svg:x="18.2185in" svg:y="4.9323in" draw:caption-point-x="-0.2402in" draw:caption-point-y="0.5984in">
              <dc:date>2019-04-26T00:00:00</dc:date>
              <text:p text:style-name="P1"><text:span text:style-name="T1">ghé ngân hàng, xin đi trễ, 8h59 đến cty</text:span></text:p>
            </office:annotation>
            <text:p>0</text:p>
          </table:table-cell>
          <table:table-cell table:style-name="ce111" table:number-columns-repeated="5"/>
          <table:table-cell table:number-columns-repeated="987"/>
        </table:table-row>
        <table:table-row table:style-name="ro7">
          <table:table-cell table:style-name="ce42" office:value-type="float" office:value="18">
            <text:p>18</text:p>
          </table:table-cell>
          <table:table-cell table:style-name="ce44" office:value-type="string">
            <text:p>HueND</text:p>
          </table:table-cell>
          <table:table-cell table:style-name="ce101" table:formula="of:=[.F24]*[.$C$2]" office:value-type="float" office:value="275000">
            <text:p>275,000</text:p>
          </table:table-cell>
          <table:table-cell table:style-name="ce101" table:formula="of:=[.C24]-IF([.E24]=&quot;Yes&quot;;0;[.C24])" office:value-type="float" office:value="275000">
            <text:p>275,000</text:p>
          </table:table-cell>
          <table:table-cell table:style-name="ce107" table:content-validation-name="val1" office:value-type="string">
            <text:p>Yes</text:p>
          </table:table-cell>
          <table:table-cell table:style-name="ce109" table:formula="of:=COUNTIF( [.G24:.AK24]; &quot;0&quot;)" office:value-type="float" office:value="11">
            <text:p>11</text:p>
          </table:table-cell>
          <table:table-cell table:style-name="ce111" office:value-type="float" office:value="0.5">
            <office:annotation draw:style-name="gr4" draw:text-style-name="P1" svg:width="1.1413in" svg:height="0.2634in" svg:x="6.561in" svg:y="5.1717in" draw:caption-point-x="-0.2402in" draw:caption-point-y="0.6067in">
              <dc:date>2019-04-01T00:00:00</dc:date>
              <text:p text:style-name="P1"><text:span text:style-name="T1">Đi học, off chiều</text:span></text:p>
            </office:annotation>
            <text:p>0.5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office:value-type="float" office:value="0.5">
            <office:annotation draw:style-name="gr4" draw:text-style-name="P1" svg:width="1.1413in" svg:height="0.2634in" svg:x="7.9598in" svg:y="5.1732in" draw:caption-point-x="-0.2402in" draw:caption-point-y="0.6051in">
              <dc:date>2019-04-04T00:00:00</dc:date>
              <text:p text:style-name="P1"><text:span text:style-name="T1">Học bù, off sáng</text:span></text:p>
            </office:annotation>
            <text:p>0.5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2"/>
          <table:table-cell table:style-name="ce111" office:value-type="float" office:value="0.5">
            <office:annotation draw:style-name="gr4" draw:text-style-name="P1" svg:width="1.1413in" svg:height="0.2634in" svg:x="9.8252in" svg:y="5.1717in" draw:caption-point-x="-0.2402in" draw:caption-point-y="0.6067in">
              <dc:date>2019-04-01T00:00:00</dc:date>
              <text:p text:style-name="P1"><text:span text:style-name="T1">Đi học, off chiều</text:span></text:p>
            </office:annotation>
            <text:p>0.5</text:p>
          </table:table-cell>
          <table:table-cell table:number-columns-repeated="3" table:style-name="ce111" office:value-type="float" office:value="0">
            <text:p>0</text:p>
          </table:table-cell>
          <table:table-cell table:style-name="ce111" office:value-type="float" office:value="0.5">
            <office:annotation draw:style-name="gr4" draw:text-style-name="P1" svg:width="1.1413in" svg:height="0.2634in" svg:x="11.6902in" svg:y="5.1717in" draw:caption-point-x="-0.2402in" draw:caption-point-y="0.6067in">
              <dc:date>2019-04-01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11" table:number-columns-repeated="3"/>
          <table:table-cell table:style-name="ce111" office:value-type="float" office:value="0">
            <text:p>0</text:p>
          </table:table-cell>
          <table:table-cell table:style-name="ce111" office:value-type="float" office:value="0.5">
            <office:annotation draw:style-name="gr4" draw:text-style-name="P1" svg:width="1.1413in" svg:height="0.2634in" svg:x="14.0217in" svg:y="5.1717in" draw:caption-point-x="-0.2402in" draw:caption-point-y="0.6067in">
              <dc:date>2019-04-01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11" office:value-type="float" office:value="0.5">
            <office:annotation draw:style-name="gr4" draw:text-style-name="P1" svg:width="1.1413in" svg:height="0.2634in" svg:x="14.4882in" svg:y="5.1772in" draw:caption-point-x="-0.2402in" draw:caption-point-y="0.6012in">
              <dc:date>2019-04-18T00:00:00</dc:date>
              <text:p text:style-name="P1"><text:span text:style-name="T1">Học bù, off sáng</text:span></text:p>
            </office:annotation>
            <text:p>0.5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2"/>
          <table:table-cell table:style-name="ce111" office:value-type="float" office:value="0.5">
            <office:annotation draw:style-name="gr4" draw:text-style-name="P1" svg:width="1.1413in" svg:height="0.2634in" svg:x="16.3535in" svg:y="5.1717in" draw:caption-point-x="-0.2402in" draw:caption-point-y="0.6067in">
              <dc:date>2019-04-01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11" office:value-type="float" office:value="0">
            <text:p>0</text:p>
          </table:table-cell>
          <table:table-cell table:style-name="ce111" office:value-type="float" office:value="0.5">
            <office:annotation draw:style-name="gr4" draw:text-style-name="P1" svg:width="1.1413in" svg:height="0.2634in" svg:x="17.2858in" svg:y="5.1717in" draw:caption-point-x="-0.2402in" draw:caption-point-y="0.6067in">
              <dc:date>2019-04-01T00:00:00</dc:date>
              <text:p text:style-name="P1"><text:span text:style-name="T1">Đi học, off chiều</text:span></text:p>
            </office:annotation>
            <text:p>0.5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table:number-columns-repeated="5"/>
          <table:table-cell table:number-columns-repeated="987"/>
        </table:table-row>
        <table:table-row table:style-name="ro7">
          <table:table-cell table:style-name="ce42" office:value-type="float" office:value="19">
            <text:p>19</text:p>
          </table:table-cell>
          <table:table-cell table:style-name="ce44" office:value-type="string">
            <text:p>HungLV</text:p>
          </table:table-cell>
          <table:table-cell table:style-name="ce101" table:formula="of:=[.F25]*[.$C$2]" office:value-type="float" office:value="450000">
            <text:p>450,000</text:p>
          </table:table-cell>
          <table:table-cell table:style-name="ce101" table:formula="of:=[.C25]-IF([.E25]=&quot;Yes&quot;;0;[.C25])" office:value-type="float" office:value="450000">
            <text:p>450,000</text:p>
          </table:table-cell>
          <table:table-cell table:style-name="ce107" table:content-validation-name="val1" office:value-type="string">
            <text:p>Yes</text:p>
          </table:table-cell>
          <table:table-cell table:style-name="ce109" table:formula="of:=COUNTIF( [.G25:.AK25]; &quot;0&quot;)" office:value-type="float" office:value="18">
            <text:p>18</text:p>
          </table:table-cell>
          <table:table-cell table:number-columns-repeated="4" table:style-name="ce111" office:value-type="float" office:value="0">
            <text:p>0</text:p>
          </table:table-cell>
          <table:table-cell table:style-name="ce111" office:value-type="float" office:value="1">
            <office:annotation draw:style-name="gr4" draw:text-style-name="P1" svg:width="1.1413in" svg:height="0.2634in" svg:x="8.426in" svg:y="5.4217in" draw:caption-point-x="-0.2402in" draw:caption-point-y="0.6043in">
              <dc:date>2019-04-08T00:00:00</dc:date>
              <text:p text:style-name="P1"><text:span text:style-name="T1">Cảm + sốt</text:span></text:p>
            </office:annotation>
            <text:p>1</text:p>
          </table:table-cell>
          <table:table-cell table:style-name="ce111" table:number-columns-repeated="2"/>
          <table:table-cell table:number-columns-repeated="5" table:style-name="ce111" office:value-type="float" office:value="0">
            <text:p>0</text:p>
          </table:table-cell>
          <table:table-cell table:style-name="ce111" table:number-columns-repeated="3"/>
          <table:table-cell table:number-columns-repeated="4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5" table:style-name="ce111" office:value-type="float" office:value="0">
            <text:p>0</text:p>
          </table:table-cell>
          <table:table-cell table:style-name="ce111" table:number-columns-repeated="5"/>
          <table:table-cell table:number-columns-repeated="987"/>
        </table:table-row>
        <table:table-row table:style-name="ro7">
          <table:table-cell table:style-name="ce42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101" table:formula="of:=[.F26]*[.$C$2]" office:value-type="float" office:value="475000">
            <text:p>475,000</text:p>
          </table:table-cell>
          <table:table-cell table:style-name="ce101" table:formula="of:=[.C26]-IF([.E26]=&quot;Yes&quot;;0;[.C26])" office:value-type="float" office:value="475000">
            <text:p>475,000</text:p>
          </table:table-cell>
          <table:table-cell table:style-name="ce107" table:content-validation-name="val1" office:value-type="string">
            <text:p>Yes</text:p>
          </table:table-cell>
          <table:table-cell table:style-name="ce109" table:formula="of:=COUNTIF( [.G26:.AK26]; &quot;0&quot;)" office:value-type="float" office:value="19">
            <text:p>19</text:p>
          </table:table-cell>
          <table:table-cell table:number-columns-repeated="5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5" table:style-name="ce111" office:value-type="float" office:value="0">
            <text:p>0</text:p>
          </table:table-cell>
          <table:table-cell table:style-name="ce111" table:number-columns-repeated="3"/>
          <table:table-cell table:number-columns-repeated="4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5" table:style-name="ce111" office:value-type="float" office:value="0">
            <text:p>0</text:p>
          </table:table-cell>
          <table:table-cell table:style-name="ce111" table:number-columns-repeated="5"/>
          <table:table-cell table:number-columns-repeated="987"/>
        </table:table-row>
        <table:table-row table:style-name="ro7">
          <table:table-cell table:style-name="ce42" office:value-type="float" office:value="21">
            <text:p>21</text:p>
          </table:table-cell>
          <table:table-cell table:style-name="ce45" office:value-type="string">
            <text:p>HuyNG</text:p>
          </table:table-cell>
          <table:table-cell table:style-name="ce101" table:formula="of:=[.F27]*[.$C$2]" office:value-type="float" office:value="450000">
            <text:p>450,000</text:p>
          </table:table-cell>
          <table:table-cell table:style-name="ce101" table:formula="of:=[.C27]-IF([.E27]=&quot;Yes&quot;;0;[.C27])" office:value-type="float" office:value="450000">
            <text:p>450,000</text:p>
          </table:table-cell>
          <table:table-cell table:style-name="ce107" table:content-validation-name="val1" office:value-type="string">
            <text:p>Yes</text:p>
          </table:table-cell>
          <table:table-cell table:style-name="ce109" table:formula="of:=COUNTIF( [.G27:.AK27]; &quot;0&quot;)" office:value-type="float" office:value="18">
            <text:p>18</text:p>
          </table:table-cell>
          <table:table-cell table:style-name="ce111" office:value-type="float" office:value="0"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7.0272in" svg:y="5.9157in" draw:caption-point-x="-0.2402in" draw:caption-point-y="0.6055in">
              <dc:date>2019-04-02T00:00:00</dc:date>
              <text:p text:style-name="P1"><text:span text:style-name="T1">kẹt xe, 8h45 đến cty</text:span></text:p>
            </office:annotation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7.4937in" svg:y="5.9161in" draw:caption-point-x="-0.2402in" draw:caption-point-y="0.6051in">
              <dc:date>2019-04-04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7.9598in" svg:y="5.9161in" draw:caption-point-x="-0.2402in" draw:caption-point-y="0.6051in">
              <dc:date>2019-04-04T00:00:00</dc:date>
              <text:p text:style-name="P1"><text:span text:style-name="T1">kẹt xe, 8h50 đến cty</text:span></text:p>
            </office:annotation>
            <text:p>0</text:p>
          </table:table-cell>
          <table:table-cell table:style-name="ce111" office:value-type="float" office:value="1">
            <office:annotation draw:style-name="gr1" draw:text-style-name="P1" svg:width="1.1413in" svg:height="0.3902in" svg:x="8.426in" svg:y="5.9146in" draw:caption-point-x="-0.2402in" draw:caption-point-y="0.6067in">
              <dc:date>2019-04-01T00:00:00</dc:date>
              <text:p text:style-name="P1"><text:span text:style-name="T1">Về quê giáp năm ngoại</text:span></text:p>
            </office:annotation>
            <text:p>1</text:p>
          </table:table-cell>
          <table:table-cell table:style-name="ce111" table:number-columns-repeated="2"/>
          <table:table-cell table:style-name="ce111" office:value-type="float" office:value="0">
            <text:p>0</text:p>
          </table:table-cell>
          <table:table-cell table:style-name="ce111" office:value-type="float" office:value="0">
            <office:annotation draw:style-name="gr3" draw:text-style-name="P1" svg:width="1.1413in" svg:height="0.5457in" svg:x="10.2913in" svg:y="5.9177in" draw:caption-point-x="-0.2402in" draw:caption-point-y="0.6035in">
              <dc:date>2019-04-09T00:00:00</dc:date>
              <text:p text:style-name="P1"><text:span text:style-name="T1">mệt, nhức đầu, xin đi trễ</text:span></text:p>
              <text:p text:style-name="P1"><text:span text:style-name="T1">9h12 đến cty</text:span></text:p>
            </office:annotation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10.7579in" svg:y="5.9181in" draw:caption-point-x="-0.2402in" draw:caption-point-y="0.6031in">
              <dc:date>2019-04-11T00:00:00</dc:date>
              <text:p text:style-name="P1"><text:span text:style-name="T1">ngủ quên, 9h02 đến cty</text:span></text:p>
            </office:annotation>
            <text:p>0</text:p>
          </table:table-cell>
          <table:table-cell table:style-name="ce111" office:value-type="float" office:value="0"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11.6902in" svg:y="5.9189in" draw:caption-point-x="-0.2402in" draw:caption-point-y="0.6024in">
              <dc:date>2019-04-12T00:00:00</dc:date>
              <text:p text:style-name="P1"><text:span text:style-name="T1">đau bụng, 8h52 đến cty</text:span></text:p>
            </office:annotation>
            <text:p>0</text:p>
          </table:table-cell>
          <table:table-cell table:style-name="ce111" table:number-columns-repeated="3"/>
          <table:table-cell table:style-name="ce111" office:value-type="float" office:value="0">
            <office:annotation draw:style-name="gr1" draw:text-style-name="P1" svg:width="1.1413in" svg:height="0.3902in" svg:x="13.5555in" svg:y="5.9193in" draw:caption-point-x="-0.2402in" draw:caption-point-y="0.602in">
              <dc:date>2019-04-17T00:00:00</dc:date>
              <text:p text:style-name="P1"><text:span text:style-name="T1">mệt, xin đi trễ, 9h03 đến cty</text:span></text:p>
            </office:annotation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14.0217in" svg:y="5.9193in" draw:caption-point-x="-0.2402in" draw:caption-point-y="0.602in">
              <dc:date>2019-04-17T00:00:00</dc:date>
              <text:p text:style-name="P1"><text:span text:style-name="T1">gửi đồ về nhà, 8h52 đến cty</text:span></text:p>
            </office:annotation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14.4882in" svg:y="5.9201in" draw:caption-point-x="-0.2402in" draw:caption-point-y="0.6012in">
              <dc:date>2019-04-18T00:00:00</dc:date>
              <text:p text:style-name="P1"><text:span text:style-name="T1"><text:s/></text:span><text:span text:style-name="T1">dậy muộn, 8h50 đến cty</text:span></text:p>
            </office:annotation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14.9543in" svg:y="5.9209in" draw:caption-point-x="-0.2402in" draw:caption-point-y="0.6004in">
              <dc:date>2019-04-19T00:00:00</dc:date>
              <text:p text:style-name="P1"><text:span text:style-name="T1">mệt, xin đi trễ, 9h16 đến cty</text:span></text:p>
            </office:annotation>
            <text:p>0</text:p>
          </table:table-cell>
          <table:table-cell table:style-name="ce111" table:number-columns-repeated="2"/>
          <table:table-cell table:number-columns-repeated="2" table:style-name="ce111" office:value-type="float" office:value="0"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17.2858in" svg:y="5.922in" draw:caption-point-x="-0.2402in" draw:caption-point-y="0.5992in">
              <dc:date>2019-04-24T00:00:00</dc:date>
              <text:p text:style-name="P1"><text:span text:style-name="T1">mệt, 8h50 đến cty</text:span></text:p>
            </office:annotation>
            <text:p>0</text:p>
          </table:table-cell>
          <table:table-cell table:style-name="ce111" office:value-type="float" office:value="0"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18.2185in" svg:y="5.9228in" draw:caption-point-x="-0.2402in" draw:caption-point-y="0.5984in">
              <dc:date>2019-04-26T00:00:00</dc:date>
              <text:p text:style-name="P1"><text:span text:style-name="T1">đi gửi đồ, xin đi trễ, 9h10 đến cty</text:span></text:p>
            </office:annotation>
            <text:p>0</text:p>
          </table:table-cell>
          <table:table-cell table:style-name="ce111" table:number-columns-repeated="5"/>
          <table:table-cell table:number-columns-repeated="987"/>
        </table:table-row>
        <table:table-row table:style-name="ro7">
          <table:table-cell table:style-name="ce42" office:value-type="float" office:value="22">
            <text:p>22</text:p>
          </table:table-cell>
          <table:table-cell table:style-name="ce45" office:value-type="string">
            <text:p>KhangNHH</text:p>
          </table:table-cell>
          <table:table-cell table:style-name="ce101" table:formula="of:=[.F28]*[.$C$2]" office:value-type="float" office:value="450000">
            <text:p>450,000</text:p>
          </table:table-cell>
          <table:table-cell table:style-name="ce101" table:formula="of:=[.C28]-IF([.E28]=&quot;Yes&quot;;0;[.C28])" office:value-type="float" office:value="450000">
            <text:p>450,000</text:p>
          </table:table-cell>
          <table:table-cell table:style-name="ce107" table:content-validation-name="val1" office:value-type="string">
            <text:p>Yes</text:p>
          </table:table-cell>
          <table:table-cell table:style-name="ce109" table:formula="of:=COUNTIF( [.G28:.AK28]; &quot;0&quot;)" office:value-type="float" office:value="18">
            <text:p>18</text:p>
          </table:table-cell>
          <table:table-cell table:number-columns-repeated="5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5" table:style-name="ce111" office:value-type="float" office:value="0">
            <text:p>0</text:p>
          </table:table-cell>
          <table:table-cell table:style-name="ce111" table:number-columns-repeated="3"/>
          <table:table-cell table:number-columns-repeated="4" table:style-name="ce111" office:value-type="float" office:value="0">
            <text:p>0</text:p>
          </table:table-cell>
          <table:table-cell table:style-name="ce111" table:number-columns-repeated="2"/>
          <table:table-cell table:style-name="ce111" office:value-type="float" office:value="0.5">
            <office:annotation draw:style-name="gr1" draw:text-style-name="P1" svg:width="1.1413in" svg:height="0.3902in" svg:x="16.3535in" svg:y="6.1693in" draw:caption-point-x="-0.2402in" draw:caption-point-y="0.5996in">
              <dc:date>2019-04-22T00:00:00</dc:date>
              <text:p text:style-name="P1"><text:span text:style-name="T1">Bận việc nhà, off chiều</text:span></text:p>
            </office:annotation>
            <text:p>0.5</text:p>
          </table:table-cell>
          <table:table-cell table:number-columns-repeated="4" table:style-name="ce111" office:value-type="float" office:value="0">
            <text:p>0</text:p>
          </table:table-cell>
          <table:table-cell table:style-name="ce111" table:number-columns-repeated="5"/>
          <table:table-cell table:number-columns-repeated="987"/>
        </table:table-row>
        <table:table-row table:style-name="ro7">
          <table:table-cell table:style-name="ce42" office:value-type="float" office:value="23">
            <text:p>23</text:p>
          </table:table-cell>
          <table:table-cell table:style-name="ce45" office:value-type="string">
            <text:p>KhanhNN</text:p>
          </table:table-cell>
          <table:table-cell table:style-name="ce101" table:formula="of:=[.F29]*[.$C$2]" office:value-type="float" office:value="425000">
            <text:p>425,000</text:p>
          </table:table-cell>
          <table:table-cell table:style-name="ce101" table:formula="of:=[.C29]-IF([.E29]=&quot;Yes&quot;;0;[.C29])" office:value-type="float" office:value="425000">
            <text:p>425,000</text:p>
          </table:table-cell>
          <table:table-cell table:style-name="ce107" table:content-validation-name="val1" office:value-type="string">
            <text:p>Yes</text:p>
          </table:table-cell>
          <table:table-cell table:style-name="ce109" table:formula="of:=COUNTIF( [.G29:.AK29]; &quot;0&quot;)" office:value-type="float" office:value="17">
            <text:p>17</text:p>
          </table:table-cell>
          <table:table-cell table:style-name="ce111" office:value-type="float" office:value="0">
            <office:annotation draw:style-name="gr1" draw:text-style-name="P1" svg:width="1.1413in" svg:height="0.3902in" svg:x="6.561in" svg:y="6.4098in" draw:caption-point-x="-0.2402in" draw:caption-point-y="0.6067in">
              <dc:date>2019-04-0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7.0272in" svg:y="6.411in" draw:caption-point-x="-0.2402in" draw:caption-point-y="0.6055in">
              <dc:date>2019-04-02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11" office:value-type="float" office:value="0">
            <office:annotation draw:style-name="gr6" draw:text-style-name="P1" svg:width="1.1413in" svg:height="0.8567in" svg:x="7.4937in" svg:y="6.4114in" draw:caption-point-x="-0.2402in" draw:caption-point-y="0.6051in">
              <dc:date>2019-04-04T00:00:00</dc:date>
              <text:p text:style-name="P1"><text:span text:style-name="T1">hư xe giữa đường phải dắt bộ kiếm chỗ sửa, 9h20 đến cty</text:span></text:p>
            </office:annotation>
            <text:p>0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table:number-columns-repeated="2"/>
          <table:table-cell table:style-name="ce111" office:value-type="float" office:value="0">
            <office:annotation draw:style-name="gr3" draw:text-style-name="P1" svg:width="1.1413in" svg:height="0.5457in" svg:x="9.8252in" svg:y="6.4122in" draw:caption-point-x="-0.2402in" draw:caption-point-y="0.6043in">
              <dc:date>2019-04-08T00:00:00</dc:date>
              <text:p text:style-name="P1"><text:span text:style-name="T1">bận việc cá nhân, xin đi trễ, 8h48 đến cty</text:span></text:p>
            </office:annotation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10.2913in" svg:y="6.4705in" draw:caption-point-x="-0.2402in" draw:caption-point-y="0.5461in">
              <dc:date>2019-04-09T00:00:00</dc:date>
              <text:p text:style-name="P1"><text:span text:style-name="T1">kẹt xe, 8h37 vào cty</text:span></text:p>
            </office:annotation>
            <text:p>0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11.6902in" svg:y="6.4142in" draw:caption-point-x="-0.2402in" draw:caption-point-y="0.6024in">
              <dc:date>2019-04-12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11" table:number-columns-repeated="3"/>
          <table:table-cell table:style-name="ce111" office:value-type="float" office:value="0">
            <office:annotation draw:style-name="gr1" draw:text-style-name="P1" svg:width="1.1413in" svg:height="0.3902in" svg:x="13.5555in" svg:y="6.4146in" draw:caption-point-x="-0.2402in" draw:caption-point-y="0.602in">
              <dc:date>2019-04-17T00:00:00</dc:date>
              <text:p text:style-name="P1"><text:span text:style-name="T1">ngủ quên, 8h48 đến cty</text:span></text:p>
            </office:annotation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14.0217in" svg:y="6.4146in" draw:caption-point-x="-0.2402in" draw:caption-point-y="0.602in">
              <dc:date>2019-04-17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14.4882in" svg:y="6.4154in" draw:caption-point-x="-0.2402in" draw:caption-point-y="0.6012in">
              <dc:date>2019-04-18T00:00:00</dc:date>
              <text:p text:style-name="P1"><text:span text:style-name="T1"><text:s/></text:span><text:span text:style-name="T1">dậy muộn, 8h42 đến cty</text:span></text:p>
            </office:annotation>
            <text:p>0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2"/>
          <table:table-cell table:style-name="ce111" office:value-type="float" office:value="0">
            <office:annotation draw:style-name="gr3" draw:text-style-name="P1" svg:width="1.1413in" svg:height="0.5457in" svg:x="16.3535in" svg:y="6.4165in" draw:caption-point-x="-0.2402in" draw:caption-point-y="0.6in">
              <dc:date>2019-04-22T00:00:00</dc:date>
              <text:p text:style-name="P1"><text:span text:style-name="T1">qua ngân hàng làm lại thẻ, xin đi trễ, 9h20 đến cty</text:span></text:p>
            </office:annotation>
            <text:p>0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office:value-type="float" office:value="1">
            <office:annotation draw:style-name="gr1" draw:text-style-name="P1" svg:width="1.1413in" svg:height="0.3902in" svg:x="17.7524in" svg:y="6.4177in" draw:caption-point-x="-0.2402in" draw:caption-point-y="0.5988in">
              <dc:date>2019-04-25T00:00:00</dc:date>
              <text:p text:style-name="P1"><text:span text:style-name="T1">đi Quy Nhơn thăm họ hàng</text:span></text:p>
            </office:annotation>
            <text:p>1</text:p>
          </table:table-cell>
          <table:table-cell table:style-name="ce111" office:value-type="float" office:value="1">
            <office:annotation draw:style-name="gr1" draw:text-style-name="P1" svg:width="1.1413in" svg:height="0.3902in" svg:x="18.2185in" svg:y="6.4177in" draw:caption-point-x="-0.2402in" draw:caption-point-y="0.5988in">
              <dc:date>2019-04-25T00:00:00</dc:date>
              <text:p text:style-name="P1"><text:span text:style-name="T1">đi Quy Nhơn thăm họ hàng</text:span></text:p>
            </office:annotation>
            <text:p>1</text:p>
          </table:table-cell>
          <table:table-cell table:style-name="ce111" table:number-columns-repeated="5"/>
          <table:table-cell table:number-columns-repeated="987"/>
        </table:table-row>
        <table:table-row table:style-name="ro7">
          <table:table-cell table:style-name="ce42" office:value-type="float" office:value="24">
            <text:p>24</text:p>
          </table:table-cell>
          <table:table-cell table:style-name="ce45" office:value-type="string">
            <text:p>KhoaND</text:p>
          </table:table-cell>
          <table:table-cell table:style-name="ce101" table:formula="of:=[.F30]*[.$C$2]" office:value-type="float" office:value="450000">
            <text:p>450,000</text:p>
          </table:table-cell>
          <table:table-cell table:style-name="ce101" table:formula="of:=[.C30]-IF([.E30]=&quot;Yes&quot;;0;[.C30])" office:value-type="float" office:value="450000">
            <text:p>450,000</text:p>
          </table:table-cell>
          <table:table-cell table:style-name="ce107" table:content-validation-name="val1" office:value-type="string">
            <text:p>Yes</text:p>
          </table:table-cell>
          <table:table-cell table:style-name="ce109" table:formula="of:=COUNTIF( [.G30:.AK30]; &quot;0&quot;)" office:value-type="float" office:value="18">
            <text:p>18</text:p>
          </table:table-cell>
          <table:table-cell table:number-columns-repeated="5" table:style-name="ce111" office:value-type="float" office:value="0">
            <text:p>0</text:p>
          </table:table-cell>
          <table:table-cell table:style-name="ce111" table:number-columns-repeated="2"/>
          <table:table-cell table:style-name="ce111" office:value-type="float" office:value="0"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10.2913in" svg:y="6.661in" draw:caption-point-x="-0.2402in" draw:caption-point-y="0.6035in">
              <dc:date>2019-04-09T00:00:00</dc:date>
              <text:p text:style-name="P1"><text:span text:style-name="T1">ngủ quên, 8h32 vào cty</text:span></text:p>
            </office:annotation>
            <text:p>0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11.6902in" svg:y="6.6622in" draw:caption-point-x="-0.2402in" draw:caption-point-y="0.6024in">
              <dc:date>2019-04-12T00:00:00</dc:date>
              <text:p text:style-name="P1"><text:span text:style-name="T1">bận việc, xin đi trễ, 8h45 đến cty</text:span></text:p>
            </office:annotation>
            <text:p>0</text:p>
          </table:table-cell>
          <table:table-cell table:style-name="ce111" table:number-columns-repeated="3"/>
          <table:table-cell table:style-name="ce111" office:value-type="float" office:value="0"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14.0217in" svg:y="6.6626in" draw:caption-point-x="-0.2402in" draw:caption-point-y="0.602in">
              <dc:date>2019-04-17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14.4882in" svg:y="6.6634in" draw:caption-point-x="-0.2402in" draw:caption-point-y="0.6012in">
              <dc:date>2019-04-18T00:00:00</dc:date>
              <text:p text:style-name="P1"><text:span text:style-name="T1">dậy trễ, 8h36 đến cty</text:span></text:p>
            </office:annotation>
            <text:p>0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2"/>
          <table:table-cell table:style-name="ce111" office:value-type="float" office:value="1">
            <office:annotation draw:style-name="gr4" draw:text-style-name="P1" svg:width="1.1413in" svg:height="0.2634in" svg:x="16.3535in" svg:y="6.6646in" draw:caption-point-x="-0.2402in" draw:caption-point-y="0.6in">
              <dc:date>2019-04-22T00:00:00</dc:date>
              <text:p text:style-name="P1"><text:span text:style-name="T1">Đi du lịch</text:span></text:p>
            </office:annotation>
            <text:p>1</text:p>
          </table:table-cell>
          <table:table-cell table:style-name="ce111" office:value-type="float" office:value="0">
            <office:annotation draw:style-name="gr3" draw:text-style-name="P1" svg:width="1.1413in" svg:height="0.5457in" svg:x="16.8197in" svg:y="6.665in" draw:caption-point-x="-0.2402in" draw:caption-point-y="0.5996in">
              <dc:date>2019-04-23T00:00:00</dc:date>
              <text:p text:style-name="P1"><text:span text:style-name="T1">Không khỏe, xin đi trễ, 9h40 đến cty</text:span></text:p>
            </office:annotation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17.2858in" svg:y="6.6654in" draw:caption-point-x="-0.2402in" draw:caption-point-y="0.5992in">
              <dc:date>2019-04-24T00:00:00</dc:date>
              <text:p text:style-name="P1"><text:span text:style-name="T1">dậy trễ, 8h40 đến cty</text:span></text:p>
            </office:annotation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17.7524in" svg:y="6.6657in" draw:caption-point-x="-0.2402in" draw:caption-point-y="0.5988in">
              <dc:date>2019-04-25T00:00:00</dc:date>
              <text:p text:style-name="P1"><text:span text:style-name="T1">bận việc nhà, 9h08 đến cty</text:span></text:p>
            </office:annotation>
            <text:p>0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5"/>
          <table:table-cell table:number-columns-repeated="987"/>
        </table:table-row>
        <table:table-row table:style-name="ro7">
          <table:table-cell table:style-name="ce42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101" table:formula="of:=[.F31]*[.$C$2]" office:value-type="float" office:value="475000">
            <text:p>475,000</text:p>
          </table:table-cell>
          <table:table-cell table:style-name="ce101" table:formula="of:=[.C31]-IF([.E31]=&quot;Yes&quot;;0;[.C31])" office:value-type="float" office:value="475000">
            <text:p>475,000</text:p>
          </table:table-cell>
          <table:table-cell table:style-name="ce107" table:content-validation-name="val1" office:value-type="string">
            <text:p>Yes</text:p>
          </table:table-cell>
          <table:table-cell table:style-name="ce109" table:formula="of:=COUNTIF( [.G31:.AK31]; &quot;0&quot;)" office:value-type="float" office:value="19">
            <text:p>19</text:p>
          </table:table-cell>
          <table:table-cell table:number-columns-repeated="5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5" table:style-name="ce111" office:value-type="float" office:value="0">
            <text:p>0</text:p>
          </table:table-cell>
          <table:table-cell table:style-name="ce111" table:number-columns-repeated="3"/>
          <table:table-cell table:number-columns-repeated="4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5" table:style-name="ce111" office:value-type="float" office:value="0">
            <text:p>0</text:p>
          </table:table-cell>
          <table:table-cell table:style-name="ce111" table:number-columns-repeated="5"/>
          <table:table-cell table:number-columns-repeated="987"/>
        </table:table-row>
        <table:table-row table:style-name="ro7">
          <table:table-cell table:style-name="ce42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101" table:formula="of:=[.F32]*[.$C$2]" office:value-type="float" office:value="475000">
            <text:p>475,000</text:p>
          </table:table-cell>
          <table:table-cell table:style-name="ce101" table:formula="of:=[.C32]-IF([.E32]=&quot;Yes&quot;;0;[.C32])" office:value-type="float" office:value="475000">
            <text:p>475,000</text:p>
          </table:table-cell>
          <table:table-cell table:style-name="ce107" table:content-validation-name="val1" office:value-type="string">
            <text:p>Yes</text:p>
          </table:table-cell>
          <table:table-cell table:style-name="ce109" table:formula="of:=COUNTIF( [.G32:.AK32]; &quot;0&quot;)" office:value-type="float" office:value="19">
            <text:p>19</text:p>
          </table:table-cell>
          <table:table-cell table:number-columns-repeated="5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5" table:style-name="ce111" office:value-type="float" office:value="0">
            <text:p>0</text:p>
          </table:table-cell>
          <table:table-cell table:style-name="ce111" table:number-columns-repeated="3"/>
          <table:table-cell table:number-columns-repeated="4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5" table:style-name="ce111" office:value-type="float" office:value="0">
            <text:p>0</text:p>
          </table:table-cell>
          <table:table-cell table:style-name="ce111" table:number-columns-repeated="5"/>
          <table:table-cell table:number-columns-repeated="987"/>
        </table:table-row>
        <table:table-row table:style-name="ro7">
          <table:table-cell table:style-name="ce42" office:value-type="float" office:value="27">
            <text:p>27</text:p>
          </table:table-cell>
          <table:table-cell table:style-name="ce44" office:value-type="string">
            <text:p>LongDD</text:p>
          </table:table-cell>
          <table:table-cell table:style-name="ce101" table:formula="of:=[.F33]*[.$C$2]" office:value-type="float" office:value="450000">
            <text:p>450,000</text:p>
          </table:table-cell>
          <table:table-cell table:style-name="ce101" table:formula="of:=[.C33]-IF([.E33]=&quot;Yes&quot;;0;[.C33])" office:value-type="float" office:value="450000">
            <text:p>450,000</text:p>
          </table:table-cell>
          <table:table-cell table:style-name="ce107" table:content-validation-name="val1" office:value-type="string">
            <text:p>Yes</text:p>
          </table:table-cell>
          <table:table-cell table:style-name="ce109" table:formula="of:=COUNTIF( [.G33:.AK33]; &quot;0&quot;)" office:value-type="float" office:value="18">
            <text:p>18</text:p>
          </table:table-cell>
          <table:table-cell table:number-columns-repeated="5" table:style-name="ce111" office:value-type="float" office:value="0">
            <text:p>0</text:p>
          </table:table-cell>
          <table:table-cell table:style-name="ce111" table:number-columns-repeated="2"/>
          <table:table-cell table:style-name="ce111" office:value-type="float" office:value="0">
            <text:p>0</text:p>
          </table:table-cell>
          <table:table-cell table:style-name="ce111" office:value-type="float" office:value="1">
            <office:annotation draw:style-name="gr1" draw:text-style-name="P1" svg:width="1.1413in" svg:height="0.3902in" svg:x="10.2913in" svg:y="7.4039in" draw:caption-point-x="-0.2402in" draw:caption-point-y="0.6035in">
              <dc:date>2019-04-09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11" office:value-type="float" office:value="0">
            <office:annotation draw:style-name="gr12" draw:text-style-name="P1" svg:width="1.1413in" svg:height="1.3232in" svg:x="10.7579in" svg:y="7.4043in" draw:caption-point-x="-0.2402in" draw:caption-point-y="0.6031in">
              <dc:date>2019-04-11T00:00:00</dc:date>
              <text:p text:style-name="P1"><text:span text:style-name="T1">có việc lên trường, xin phép ra ngoài từ 2h đến 3h, chiều ở lại làm bù sau</text:span></text:p>
              <text:p text:style-name="P1"><text:span text:style-name="T1">→ </text:span><text:span text:style-name="T1">đã bù đủ giờ</text:span></text:p>
              <text:p text:style-name="P1"><text:span text:style-name="T1"/></text:p>
              <text:p text:style-name="P1"><text:span text:style-name="T1"/></text:p>
            </office:annotation>
            <text:p>0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table:number-columns-repeated="3"/>
          <table:table-cell table:number-columns-repeated="2" table:style-name="ce111" office:value-type="float" office:value="0">
            <text:p>0</text:p>
          </table:table-cell>
          <table:table-cell table:style-name="ce111" office:value-type="float" office:value="0">
            <office:annotation draw:style-name="gr2" draw:text-style-name="P1" svg:width="1.1413in" svg:height="0.7012in" svg:x="14.4882in" svg:y="7.4063in" draw:caption-point-x="-0.2402in" draw:caption-point-y="0.6012in">
              <dc:date>2019-04-18T00:00:00</dc:date>
              <text:p text:style-name="P1"><text:span text:style-name="T1">Xin đi đk Toeic, đi từ 1h20 đến 3h12, sẽ làm bù sau</text:span></text:p>
            </office:annotation>
            <text:p>0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2"/>
          <table:table-cell table:number-columns-repeated="5" table:style-name="ce111" office:value-type="float" office:value="0">
            <text:p>0</text:p>
          </table:table-cell>
          <table:table-cell table:style-name="ce111" table:number-columns-repeated="5"/>
          <table:table-cell table:number-columns-repeated="987"/>
        </table:table-row>
        <table:table-row table:style-name="ro7">
          <table:table-cell table:style-name="ce42" office:value-type="float" office:value="28">
            <text:p>28</text:p>
          </table:table-cell>
          <table:table-cell table:style-name="ce99" office:value-type="string">
            <text:p>MaiLT</text:p>
          </table:table-cell>
          <table:table-cell table:style-name="ce101" table:formula="of:=[.F34]*[.$C$2]" office:value-type="float" office:value="0">
            <text:p>0</text:p>
          </table:table-cell>
          <table:table-cell table:style-name="ce101" table:formula="of:=[.C34]-IF([.E34]=&quot;Yes&quot;;0;[.C34])" office:value-type="float" office:value="0">
            <text:p>0</text:p>
          </table:table-cell>
          <table:table-cell table:style-name="ce107" table:content-validation-name="val1"/>
          <table:table-cell table:style-name="ce109" table:formula="of:=COUNTIF( [.G34:.AK34]; &quot;0&quot;)" office:value-type="float" office:value="0">
            <text:p>0</text:p>
          </table:table-cell>
          <table:table-cell table:style-name="ce111" table:number-columns-repeated="31"/>
          <table:table-cell table:number-columns-repeated="987"/>
        </table:table-row>
        <table:table-row table:style-name="ro7">
          <table:table-cell table:style-name="ce42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101" table:formula="of:=[.F35]*[.$C$2]" office:value-type="float" office:value="425000">
            <text:p>425,000</text:p>
          </table:table-cell>
          <table:table-cell table:style-name="ce101" table:formula="of:=[.C35]-IF([.E35]=&quot;Yes&quot;;0;[.C35])" office:value-type="float" office:value="425000">
            <text:p>425,000</text:p>
          </table:table-cell>
          <table:table-cell table:style-name="ce107" table:content-validation-name="val1" office:value-type="string">
            <text:p>Yes</text:p>
          </table:table-cell>
          <table:table-cell table:style-name="ce109" table:formula="of:=COUNTIF( [.G35:.AK35]; &quot;0&quot;)" office:value-type="float" office:value="17">
            <text:p>17</text:p>
          </table:table-cell>
          <table:table-cell table:style-name="ce111" office:value-type="float" office:value="0">
            <office:annotation draw:style-name="gr1" draw:text-style-name="P1" svg:width="1.1413in" svg:height="0.3902in" svg:x="6.561in" svg:y="7.8961in" draw:caption-point-x="-0.2402in" draw:caption-point-y="0.6067in">
              <dc:date>2019-04-01T00:00:00</dc:date>
              <text:p text:style-name="P1"><text:span text:style-name="T1">dậy muộn, 8h38 đến cty</text:span></text:p>
            </office:annotation>
            <text:p>0</text:p>
          </table:table-cell>
          <table:table-cell table:number-columns-repeated="4" table:style-name="ce111" office:value-type="float" office:value="0">
            <text:p>0</text:p>
          </table:table-cell>
          <table:table-cell table:style-name="ce111" table:number-columns-repeated="2"/>
          <table:table-cell table:style-name="ce111" office:value-type="float" office:value="0">
            <office:annotation draw:style-name="gr1" draw:text-style-name="P1" svg:width="1.1413in" svg:height="0.3902in" svg:x="9.8252in" svg:y="7.8984in" draw:caption-point-x="-0.2402in" draw:caption-point-y="0.6043in">
              <dc:date>2019-04-08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10.2913in" svg:y="7.9567in" draw:caption-point-x="-0.2402in" draw:caption-point-y="0.5461in">
              <dc:date>2019-04-09T00:00:00</dc:date>
              <text:p text:style-name="P1"><text:span text:style-name="T1">kẹt xe, 8h37 vào cty</text:span></text:p>
            </office:annotation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10.7579in" svg:y="7.8996in" draw:caption-point-x="-0.2402in" draw:caption-point-y="0.6031in">
              <dc:date>2019-04-11T00:00:00</dc:date>
              <text:p text:style-name="P1"><text:span text:style-name="T1">dậy muộn, 8h39 đén cty</text:span></text:p>
            </office:annotation>
            <text:p>0</text:p>
          </table:table-cell>
          <table:table-cell table:style-name="ce111" office:value-type="float" office:value="0">
            <office:annotation draw:style-name="gr3" draw:text-style-name="P1" svg:width="1.1413in" svg:height="0.5457in" svg:x="11.224in" svg:y="7.8996in" draw:caption-point-x="-0.2402in" draw:caption-point-y="0.6031in">
              <dc:date>2019-04-11T00:00:00</dc:date>
              <text:p text:style-name="P1"><text:span text:style-name="T1">kẹt xe, 8h33 đến cty</text:span></text:p>
              <text:p text:style-name="P1"><text:span text:style-name="T1"/></text:p>
            </office:annotation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11.6902in" svg:y="7.9004in" draw:caption-point-x="-0.2402in" draw:caption-point-y="0.6024in">
              <dc:date>2019-04-1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11" table:number-columns-repeated="3"/>
          <table:table-cell table:number-columns-repeated="2" table:style-name="ce111" office:value-type="float" office:value="0"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14.4882in" svg:y="7.9016in" draw:caption-point-x="-0.2402in" draw:caption-point-y="0.6012in">
              <dc:date>2019-04-18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2"/>
          <table:table-cell table:style-name="ce111" office:value-type="float" office:value="0.5">
            <office:annotation draw:style-name="gr1" draw:text-style-name="P1" svg:width="1.1413in" svg:height="0.3902in" svg:x="16.3535in" svg:y="7.9028in" draw:caption-point-x="-0.2402in" draw:caption-point-y="0.6in">
              <dc:date>2019-04-22T00:00:00</dc:date>
              <text:p text:style-name="P1"><text:span text:style-name="T1">Làm hồ sơ, off sáng</text:span></text:p>
            </office:annotation>
            <text:p>0.5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office:value-type="float" office:value="0.5">
            <office:annotation draw:style-name="gr1" draw:text-style-name="P1" svg:width="1.1413in" svg:height="0.3902in" svg:x="17.7524in" svg:y="7.9039in" draw:caption-point-x="-0.2402in" draw:caption-point-y="0.5988in">
              <dc:date>2019-04-25T00:00:00</dc:date>
              <text:p text:style-name="P1"><text:span text:style-name="T1">Đi xin visa, off chiều</text:span></text:p>
            </office:annotation>
            <text:p>0.5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5"/>
          <table:table-cell table:number-columns-repeated="987"/>
        </table:table-row>
        <table:table-row table:style-name="ro7">
          <table:table-cell table:style-name="ce42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101" table:formula="of:=[.F36]*[.$C$2]" office:value-type="float" office:value="250000">
            <text:p>250,000</text:p>
          </table:table-cell>
          <table:table-cell table:style-name="ce101" table:formula="of:=[.C36]-IF([.E36]=&quot;Yes&quot;;0;[.C36])" office:value-type="float" office:value="250000">
            <text:p>250,000</text:p>
          </table:table-cell>
          <table:table-cell table:style-name="ce107" table:content-validation-name="val1" office:value-type="string">
            <text:p>Yes</text:p>
          </table:table-cell>
          <table:table-cell table:style-name="ce109" table:formula="of:=COUNTIF( [.G36:.AK36]; &quot;0&quot;)" office:value-type="float" office:value="10">
            <text:p>10</text:p>
          </table:table-cell>
          <table:table-cell table:style-name="ce111" office:value-type="float" office:value="0"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7.0272in" svg:y="8.1449in" draw:caption-point-x="-0.2402in" draw:caption-point-y="0.6055in">
              <dc:date>2019-04-02T00:00:00</dc:date>
              <text:p text:style-name="P1"><text:span text:style-name="T1">đau bụng, 8h32 đến cty</text:span></text:p>
            </office:annotation>
            <text:p>0</text:p>
          </table:table-cell>
          <table:table-cell table:number-columns-repeated="3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3" table:style-name="ce111" office:value-type="float" office:value="0"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11.224in" svg:y="8.1472in" draw:caption-point-x="-0.2402in" draw:caption-point-y="0.6031in">
              <dc:date>2019-04-11T00:00:00</dc:date>
              <text:p text:style-name="P1"><text:span text:style-name="T1">ngủ quên, 8h40 đến cty</text:span></text:p>
            </office:annotation>
            <text:p>0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19"/>
          <table:table-cell table:number-columns-repeated="987"/>
        </table:table-row>
        <table:table-row table:style-name="ro7">
          <table:table-cell table:style-name="ce42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101" table:formula="of:=[.F37]*[.$C$2]" office:value-type="float" office:value="425000">
            <text:p>425,000</text:p>
          </table:table-cell>
          <table:table-cell table:style-name="ce101" table:formula="of:=[.C37]-IF([.E37]=&quot;Yes&quot;;0;[.C37])" office:value-type="float" office:value="425000">
            <text:p>425,000</text:p>
          </table:table-cell>
          <table:table-cell table:style-name="ce107" table:content-validation-name="val1" office:value-type="string">
            <text:p>Yes</text:p>
          </table:table-cell>
          <table:table-cell table:style-name="ce109" table:formula="of:=COUNTIF( [.G37:.AK37]; &quot;0&quot;)" office:value-type="float" office:value="17">
            <text:p>17</text:p>
          </table:table-cell>
          <table:table-cell table:style-name="ce111" office:value-type="float" office:value="1">
            <office:annotation draw:style-name="gr1" draw:text-style-name="P1" svg:width="1.1413in" svg:height="0.3902in" svg:x="6.561in" svg:y="8.3913in" draw:caption-point-x="-0.2402in" draw:caption-point-y="0.6067in">
              <dc:date>2019-04-01T00:00:00</dc:date>
              <text:p text:style-name="P1"><text:span text:style-name="T1">Đau bụng + đau đầu</text:span></text:p>
            </office:annotation>
            <text:p>1</text:p>
          </table:table-cell>
          <table:table-cell table:style-name="ce111" office:value-type="float" office:value="0">
            <office:annotation draw:style-name="gr3" draw:text-style-name="P1" svg:width="1.1413in" svg:height="0.5457in" svg:x="7.0272in" svg:y="8.3925in" draw:caption-point-x="-0.2402in" draw:caption-point-y="0.6055in">
              <dc:date>2019-04-02T00:00:00</dc:date>
              <text:p text:style-name="P1"><text:span text:style-name="T1">kẹt xe + kẹt thang máy, 8h33 đến cty</text:span></text:p>
            </office:annotation>
            <text:p>0</text:p>
          </table:table-cell>
          <table:table-cell table:style-name="ce111" office:value-type="float" office:value="0">
            <text:p>0</text:p>
          </table:table-cell>
          <table:table-cell table:style-name="ce111" office:value-type="float" office:value="0">
            <office:annotation draw:style-name="gr3" draw:text-style-name="P1" svg:width="1.1413in" svg:height="0.5457in" svg:x="7.9598in" svg:y="8.3929in" draw:caption-point-x="-0.2402in" draw:caption-point-y="0.6051in">
              <dc:date>2019-04-04T00:00:00</dc:date>
              <text:p text:style-name="P1"><text:span text:style-name="T1">kẹt xe + kẹt thang máy, 8h42 đến cty</text:span></text:p>
            </office:annotation>
            <text:p>0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2"/>
          <table:table-cell table:style-name="ce111" office:value-type="float" office:value="1">
            <office:annotation draw:style-name="gr4" draw:text-style-name="P1" svg:width="1.1413in" svg:height="0.2634in" svg:x="9.8252in" svg:y="8.3909in" draw:caption-point-x="-0.2402in" draw:caption-point-y="0.6071in">
              <dc:date>2019-03-29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4" table:style-name="ce111" office:value-type="float" office:value="0">
            <text:p>0</text:p>
          </table:table-cell>
          <table:table-cell table:style-name="ce111" table:number-columns-repeated="3"/>
          <table:table-cell table:style-name="ce111" office:value-type="float" office:value="0"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14.0217in" svg:y="8.3961in" draw:caption-point-x="-0.2402in" draw:caption-point-y="0.602in">
              <dc:date>2019-04-17T00:00:00</dc:date>
              <text:p text:style-name="P1"><text:span text:style-name="T1"><text:s/></text:span><text:span text:style-name="T1">dậy trễ, 8h43 đến cty</text:span></text:p>
            </office:annotation>
            <text:p>0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2" table:style-name="ce111" office:value-type="float" office:value="0">
            <text:p>0</text:p>
          </table:table-cell>
          <table:table-cell table:style-name="ce111" office:value-type="float" office:value="0">
            <office:annotation draw:style-name="gr3" draw:text-style-name="P1" svg:width="1.1413in" svg:height="0.5457in" svg:x="17.2858in" svg:y="8.3988in" draw:caption-point-x="-0.2402in" draw:caption-point-y="0.5992in">
              <dc:date>2019-04-24T00:00:00</dc:date>
              <text:p text:style-name="P1"><text:span text:style-name="T1">kẹt xe, 8h36 đến cty</text:span></text:p>
              <text:p text:style-name="P1"><text:span text:style-name="T1"/></text:p>
            </office:annotation>
            <text:p>0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table:number-columns-repeated="5"/>
          <table:table-cell table:number-columns-repeated="987"/>
        </table:table-row>
        <table:table-row table:style-name="ro7">
          <table:table-cell table:style-name="ce42" office:value-type="float" office:value="32">
            <text:p>32</text:p>
          </table:table-cell>
          <table:table-cell table:style-name="ce44" office:value-type="string">
            <text:p>NhanHTH</text:p>
          </table:table-cell>
          <table:table-cell table:style-name="ce101" table:formula="of:=[.F38]*[.$C$2]" office:value-type="float" office:value="475000">
            <text:p>475,000</text:p>
          </table:table-cell>
          <table:table-cell table:style-name="ce101" table:formula="of:=[.C38]-IF([.E38]=&quot;Yes&quot;;0;[.C38])" office:value-type="float" office:value="475000">
            <text:p>475,000</text:p>
          </table:table-cell>
          <table:table-cell table:style-name="ce107" table:content-validation-name="val1" office:value-type="string">
            <text:p>Yes</text:p>
          </table:table-cell>
          <table:table-cell table:style-name="ce109" table:formula="of:=COUNTIF( [.G38:.AK38]; &quot;0&quot;)" office:value-type="float" office:value="19">
            <text:p>19</text:p>
          </table:table-cell>
          <table:table-cell table:number-columns-repeated="5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5" table:style-name="ce111" office:value-type="float" office:value="0">
            <text:p>0</text:p>
          </table:table-cell>
          <table:table-cell table:style-name="ce111" table:number-columns-repeated="3"/>
          <table:table-cell table:number-columns-repeated="3" table:style-name="ce111" office:value-type="float" office:value="0">
            <text:p>0</text:p>
          </table:table-cell>
          <table:table-cell table:style-name="ce111" office:value-type="float" office:value="0">
            <office:annotation draw:style-name="gr3" draw:text-style-name="P1" svg:width="1.1413in" svg:height="0.5457in" svg:x="14.9543in" svg:y="8.6457in" draw:caption-point-x="-0.2402in" draw:caption-point-y="0.6004in">
              <dc:date>2019-04-19T00:00:00</dc:date>
              <text:p text:style-name="P1"><text:span text:style-name="T1">ghé ngân hàng, xin đi trễ, 8h39 đến cty</text:span></text:p>
            </office:annotation>
            <text:p>0</text:p>
          </table:table-cell>
          <table:table-cell table:style-name="ce111" table:number-columns-repeated="2"/>
          <table:table-cell table:number-columns-repeated="5" table:style-name="ce111" office:value-type="float" office:value="0">
            <text:p>0</text:p>
          </table:table-cell>
          <table:table-cell table:style-name="ce111" table:number-columns-repeated="5"/>
          <table:table-cell table:number-columns-repeated="987"/>
        </table:table-row>
        <table:table-row table:style-name="ro7">
          <table:table-cell table:style-name="ce42" office:value-type="float" office:value="33">
            <text:p>33</text:p>
          </table:table-cell>
          <table:table-cell table:style-name="ce44" office:value-type="string">
            <text:p>NhanNM</text:p>
          </table:table-cell>
          <table:table-cell table:style-name="ce101" table:formula="of:=[.F39]*[.$C$2]" office:value-type="float" office:value="425000">
            <text:p>425,000</text:p>
          </table:table-cell>
          <table:table-cell table:style-name="ce101" table:formula="of:=[.C39]-IF([.E39]=&quot;Yes&quot;;0;[.C39])" office:value-type="float" office:value="425000">
            <text:p>425,000</text:p>
          </table:table-cell>
          <table:table-cell table:style-name="ce107" table:content-validation-name="val1" office:value-type="string">
            <text:p>Yes</text:p>
          </table:table-cell>
          <table:table-cell table:style-name="ce109" table:formula="of:=COUNTIF( [.G39:.AK39]; &quot;0&quot;)" office:value-type="float" office:value="17">
            <text:p>17</text:p>
          </table:table-cell>
          <table:table-cell table:style-name="ce111" office:value-type="float" office:value="0">
            <text:p>0</text:p>
          </table:table-cell>
          <table:table-cell table:style-name="ce111" office:value-type="float" office:value="0.5">
            <office:annotation draw:style-name="gr1" draw:text-style-name="P1" svg:width="1.1413in" svg:height="0.3902in" svg:x="7.0272in" svg:y="8.8882in" draw:caption-point-x="-0.2402in" draw:caption-point-y="0.6055in">
              <dc:date>2019-04-02T00:00:00</dc:date>
              <text:p text:style-name="P1"><text:span text:style-name="T1">Bận việc nhà, off chiều</text:span></text:p>
            </office:annotation>
            <text:p>0.5</text:p>
          </table:table-cell>
          <table:table-cell table:number-columns-repeated="3" table:style-name="ce111" office:value-type="float" office:value="0">
            <text:p>0</text:p>
          </table:table-cell>
          <table:table-cell table:style-name="ce111" table:number-columns-repeated="2"/>
          <table:table-cell table:style-name="ce111" office:value-type="float" office:value="0">
            <office:annotation draw:style-name="gr3" draw:text-style-name="P1" svg:width="1.1413in" svg:height="0.5457in" svg:x="9.8252in" svg:y="8.8894in" draw:caption-point-x="-0.2402in" draw:caption-point-y="0.6043in">
              <dc:date>2019-04-08T00:00:00</dc:date>
              <text:p text:style-name="P1"><text:span text:style-name="T1">bận việc nhà, xin đi trễ, 9h30 đến cty</text:span></text:p>
            </office:annotation>
            <text:p>0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office:value-type="float" office:value="0.5">
            <office:annotation draw:style-name="gr1" draw:text-style-name="P1" svg:width="1.1413in" svg:height="0.3902in" svg:x="11.224in" svg:y="8.8909in" draw:caption-point-x="-0.2402in" draw:caption-point-y="0.6028in">
              <dc:date>2019-04-11T00:00:00</dc:date>
              <text:p text:style-name="P1"><text:span text:style-name="T1">Bận việc nhà, off <text:s/>chiều</text:span></text:p>
            </office:annotation>
            <text:p>0.5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3"/>
          <table:table-cell table:style-name="ce111" office:value-type="float" office:value="0"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14.0217in" svg:y="8.8917in" draw:caption-point-x="-0.2402in" draw:caption-point-y="0.602in">
              <dc:date>2019-04-17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11" office:value-type="float" office:value="0">
            <office:annotation draw:style-name="gr3" draw:text-style-name="P1" svg:width="1.1413in" svg:height="0.5457in" svg:x="14.4882in" svg:y="8.8925in" draw:caption-point-x="-0.2402in" draw:caption-point-y="0.6012in">
              <dc:date>2019-04-18T00:00:00</dc:date>
              <text:p text:style-name="P1"><text:span text:style-name="T1">ngủ quên, 8h41 đến cty</text:span></text:p>
              <text:p text:style-name="P1"><text:span text:style-name="T1"/></text:p>
            </office:annotation>
            <text:p>0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2"/>
          <table:table-cell table:number-columns-repeated="5" table:style-name="ce111" office:value-type="float" office:value="0">
            <text:p>0</text:p>
          </table:table-cell>
          <table:table-cell table:style-name="ce111" table:number-columns-repeated="5"/>
          <table:table-cell table:number-columns-repeated="987"/>
        </table:table-row>
        <table:table-row table:style-name="ro7">
          <table:table-cell table:style-name="ce42" office:value-type="float" office:value="34">
            <text:p>34</text:p>
          </table:table-cell>
          <table:table-cell table:style-name="ce44" office:value-type="string">
            <text:p>NhanPV</text:p>
          </table:table-cell>
          <table:table-cell table:style-name="ce101" table:formula="of:=[.F40]*[.$C$2]" office:value-type="float" office:value="425000">
            <text:p>425,000</text:p>
          </table:table-cell>
          <table:table-cell table:style-name="ce101" table:formula="of:=[.C40]-IF([.E40]=&quot;Yes&quot;;0;[.C40])" office:value-type="float" office:value="425000">
            <text:p>425,000</text:p>
          </table:table-cell>
          <table:table-cell table:style-name="ce107" table:content-validation-name="val1" office:value-type="string">
            <text:p>Yes</text:p>
          </table:table-cell>
          <table:table-cell table:style-name="ce109" table:formula="of:=COUNTIF( [.G40:.AK40]; &quot;0&quot;)" office:value-type="float" office:value="17">
            <text:p>17</text:p>
          </table:table-cell>
          <table:table-cell table:number-columns-repeated="5" table:style-name="ce111" office:value-type="float" office:value="0">
            <text:p>0</text:p>
          </table:table-cell>
          <table:table-cell table:style-name="ce111" table:number-columns-repeated="2"/>
          <table:table-cell table:style-name="ce111" office:value-type="float" office:value="0.5">
            <office:annotation draw:style-name="gr1" draw:text-style-name="P1" svg:width="1.1413in" svg:height="0.3902in" svg:x="9.8252in" svg:y="9.137in" draw:caption-point-x="-0.2402in" draw:caption-point-y="0.6043in">
              <dc:date>2019-04-08T00:00:00</dc:date>
              <text:p text:style-name="P1"><text:span text:style-name="T1">Bận việc cá nhân, off sáng</text:span></text:p>
            </office:annotation>
            <text:p>0.5</text:p>
          </table:table-cell>
          <table:table-cell table:style-name="ce111" office:value-type="float" office:value="0">
            <office:annotation draw:style-name="gr2" draw:text-style-name="P1" svg:width="1.1413in" svg:height="0.7012in" svg:x="10.2913in" svg:y="9.1378in" draw:caption-point-x="-0.2402in" draw:caption-point-y="0.6035in">
              <dc:date>2019-04-09T00:00:00</dc:date>
              <text:p text:style-name="P1"><text:span text:style-name="T1">xin phép về sớm đi học, 11h40 về, khoảng 2h30 quay lại cty</text:span></text:p>
            </office:annotation>
            <text:p>0</text:p>
          </table:table-cell>
          <table:table-cell table:style-name="ce111" office:value-type="float" office:value="0"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11.224in" svg:y="9.1382in" draw:caption-point-x="-0.2402in" draw:caption-point-y="0.6031in">
              <dc:date>2019-04-11T00:00:00</dc:date>
              <text:p text:style-name="P1"><text:span text:style-name="T1">ngủ quên, 8h37 đến cty</text:span></text:p>
            </office:annotation>
            <text:p>0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3"/>
          <table:table-cell table:style-name="ce111" office:value-type="float" office:value="1">
            <office:annotation draw:style-name="gr4" draw:text-style-name="P1" svg:width="1.1413in" svg:height="0.2634in" svg:x="13.5555in" svg:y="9.1394in" draw:caption-point-x="-0.2402in" draw:caption-point-y="0.602in">
              <dc:date>2019-04-17T00:00:00</dc:date>
              <text:p text:style-name="P1"><text:span text:style-name="T1">Nghỉ tết dân tộc</text:span></text:p>
            </office:annotation>
            <text:p>1</text:p>
          </table:table-cell>
          <table:table-cell table:number-columns-repeated="3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2" table:style-name="ce111" office:value-type="float" office:value="0">
            <text:p>0</text:p>
          </table:table-cell>
          <table:table-cell table:style-name="ce111" office:value-type="float" office:value="0">
            <office:annotation draw:style-name="gr3" draw:text-style-name="P1" svg:width="1.1413in" svg:height="0.5457in" svg:x="17.2858in" svg:y="9.1421in" draw:caption-point-x="-0.2402in" draw:caption-point-y="0.5992in">
              <dc:date>2019-04-24T00:00:00</dc:date>
              <text:p text:style-name="P1"><text:span text:style-name="T1">ngủ quên, 8h42 đến cty</text:span></text:p>
              <text:p text:style-name="P1"><text:span text:style-name="T1"/></text:p>
            </office:annotation>
            <text:p>0</text:p>
          </table:table-cell>
          <table:table-cell table:style-name="ce111" office:value-type="float" office:value="0">
            <office:annotation draw:style-name="gr3" draw:text-style-name="P1" svg:width="1.1413in" svg:height="0.5457in" svg:x="17.7524in" svg:y="9.1425in" draw:caption-point-x="-0.2402in" draw:caption-point-y="0.5988in">
              <dc:date>2019-04-25T00:00:00</dc:date>
              <text:p text:style-name="P1"><text:span text:style-name="T1">ngủ quên, 8h46 đến cty</text:span></text:p>
              <text:p text:style-name="P1"><text:span text:style-name="T1"/></text:p>
            </office:annotation>
            <text:p>0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5"/>
          <table:table-cell table:number-columns-repeated="987"/>
        </table:table-row>
        <table:table-row table:style-name="ro7">
          <table:table-cell table:style-name="ce42" office:value-type="float" office:value="35">
            <text:p>35</text:p>
          </table:table-cell>
          <table:table-cell table:style-name="ce44" office:value-type="string">
            <text:p>NhatNH</text:p>
          </table:table-cell>
          <table:table-cell table:style-name="ce101" table:formula="of:=[.F41]*[.$C$2]" office:value-type="float" office:value="425000">
            <text:p>425,000</text:p>
          </table:table-cell>
          <table:table-cell table:style-name="ce101" table:formula="of:=[.C41]-IF([.E41]=&quot;Yes&quot;;0;[.C41])" office:value-type="float" office:value="425000">
            <text:p>425,000</text:p>
          </table:table-cell>
          <table:table-cell table:style-name="ce107" table:content-validation-name="val1" office:value-type="string">
            <text:p>Yes</text:p>
          </table:table-cell>
          <table:table-cell table:style-name="ce109" table:formula="of:=COUNTIF( [.G41:.AK41]; &quot;0&quot;)" office:value-type="float" office:value="17">
            <text:p>17</text:p>
          </table:table-cell>
          <table:table-cell table:style-name="ce111" office:value-type="float" office:value="0"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7.0272in" svg:y="9.3835in" draw:caption-point-x="-0.2402in" draw:caption-point-y="0.6055in">
              <dc:date>2019-04-02T00:00:00</dc:date>
              <text:p text:style-name="P1"><text:span text:style-name="T1">kẹt xe, 8h53 đến cty</text:span></text:p>
            </office:annotation>
            <text:p>0</text:p>
          </table:table-cell>
          <table:table-cell table:style-name="ce111" office:value-type="float" office:value="0">
            <office:annotation draw:style-name="gr3" draw:text-style-name="P1" svg:width="1.1413in" svg:height="0.5457in" svg:x="7.4937in" svg:y="9.3839in" draw:caption-point-x="-0.2402in" draw:caption-point-y="0.6051in">
              <dc:date>2019-04-04T00:00:00</dc:date>
              <text:p text:style-name="P1"><text:span text:style-name="T1">kẹt xe, 8h36 đến cty</text:span></text:p>
              <text:p text:style-name="P1"><text:span text:style-name="T1"/></text:p>
            </office:annotation>
            <text:p>0</text:p>
          </table:table-cell>
          <table:table-cell table:style-name="ce111" office:value-type="float" office:value="0">
            <office:annotation draw:style-name="gr3" draw:text-style-name="P1" svg:width="1.1413in" svg:height="0.5457in" svg:x="7.9598in" svg:y="9.3839in" draw:caption-point-x="-0.2402in" draw:caption-point-y="0.6051in">
              <dc:date>2019-04-04T00:00:00</dc:date>
              <text:p text:style-name="P1"><text:span text:style-name="T1">bận việc cá nhân, xin đi trễ, 9h07 đến cty</text:span></text:p>
            </office:annotation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8.426in" svg:y="9.3846in" draw:caption-point-x="-0.2402in" draw:caption-point-y="0.6043in">
              <dc:date>2019-04-08T00:00:00</dc:date>
              <text:p text:style-name="P1"><text:span text:style-name="T1">ngủ quên, 8h55 đến cty</text:span></text:p>
            </office:annotation>
            <text:p>0</text:p>
          </table:table-cell>
          <table:table-cell table:style-name="ce111" table:number-columns-repeated="2"/>
          <table:table-cell table:style-name="ce111" office:value-type="float" office:value="1">
            <office:annotation draw:style-name="gr4" draw:text-style-name="P1" svg:width="1.1413in" svg:height="0.2634in" svg:x="9.8252in" svg:y="9.3846in" draw:caption-point-x="-0.2402in" draw:caption-point-y="0.6043in">
              <dc:date>2019-04-08T00:00:00</dc:date>
              <text:p text:style-name="P1"><text:span text:style-name="T1">Bị sốt</text:span></text:p>
            </office:annotation>
            <text:p>1</text:p>
          </table:table-cell>
          <table:table-cell table:style-name="ce111" office:value-type="float" office:value="0">
            <text:p>0</text:p>
          </table:table-cell>
          <table:table-cell table:style-name="ce111" office:value-type="float" office:value="1">
            <office:annotation draw:style-name="gr1" draw:text-style-name="P1" svg:width="1.1413in" svg:height="0.3902in" svg:x="10.7579in" svg:y="9.3858in" draw:caption-point-x="-0.2402in" draw:caption-point-y="0.6031in">
              <dc:date>2019-04-11T00:00:00</dc:date>
              <text:p text:style-name="P1"><text:span text:style-name="T1">Bận việc đột xuất</text:span></text:p>
            </office:annotation>
            <text:p>1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table:number-columns-repeated="3"/>
          <table:table-cell table:style-name="ce111" office:value-type="float" office:value="0"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14.0217in" svg:y="9.387in" draw:caption-point-x="-0.2402in" draw:caption-point-y="0.602in">
              <dc:date>2019-04-17T00:00:00</dc:date>
              <text:p text:style-name="P1"><text:span text:style-name="T1">bận việc cá nhân, xin đi trễ</text:span></text:p>
            </office:annotation>
            <text:p>0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table:number-columns-repeated="2"/>
          <table:table-cell table:style-name="ce111" office:value-type="float" office:value="0">
            <office:annotation draw:style-name="gr1" draw:text-style-name="P1" svg:width="1.1413in" svg:height="0.3902in" svg:x="16.3535in" svg:y="9.389in" draw:caption-point-x="-0.2402in" draw:caption-point-y="0.6in">
              <dc:date>2019-04-22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11" office:value-type="float" office:value="0">
            <office:annotation draw:style-name="gr3" draw:text-style-name="P1" svg:width="1.1413in" svg:height="0.5457in" svg:x="16.8197in" svg:y="9.3894in" draw:caption-point-x="-0.2402in" draw:caption-point-y="0.5996in">
              <dc:date>2019-04-23T00:00:00</dc:date>
              <text:p text:style-name="P1"><text:span text:style-name="T1">Bận việc cá nhân, xđt, 9h06 đến cty</text:span></text:p>
            </office:annotation>
            <text:p>0</text:p>
          </table:table-cell>
          <table:table-cell table:number-columns-repeated="3" table:style-name="ce111" office:value-type="float" office:value="0">
            <text:p>0</text:p>
          </table:table-cell>
          <table:table-cell table:style-name="ce111" table:number-columns-repeated="5"/>
          <table:table-cell table:number-columns-repeated="987"/>
        </table:table-row>
        <table:table-row table:style-name="ro7">
          <table:table-cell table:style-name="ce42" office:value-type="float" office:value="36">
            <text:p>36</text:p>
          </table:table-cell>
          <table:table-cell table:style-name="ce100" office:value-type="string">
            <text:p>NhungLM</text:p>
          </table:table-cell>
          <table:table-cell table:style-name="ce101" table:formula="of:=[.F42]*[.$C$2]" office:value-type="float" office:value="100000">
            <text:p>100,000</text:p>
          </table:table-cell>
          <table:table-cell table:style-name="ce101" table:formula="of:=[.C42]-IF([.E42]=&quot;Yes&quot;;0;[.C42])" office:value-type="float" office:value="100000">
            <text:p>100,000</text:p>
          </table:table-cell>
          <table:table-cell table:style-name="ce107" table:content-validation-name="val1" office:value-type="string">
            <text:p>Yes</text:p>
          </table:table-cell>
          <table:table-cell table:style-name="ce109" table:formula="of:=COUNTIF( [.G42:.AK42]; &quot;0&quot;)" office:value-type="float" office:value="4">
            <text:p>4</text:p>
          </table:table-cell>
          <table:table-cell table:style-name="ce111" office:value-type="float" office:value="0">
            <office:annotation draw:style-name="gr6" draw:text-style-name="P1" svg:width="1.1413in" svg:height="0.8567in" svg:x="6.561in" svg:y="9.6299in" draw:caption-point-x="-0.2402in" draw:caption-point-y="0.6067in">
              <dc:date>2019-04-04T00:00:00</dc:date>
              <text:p text:style-name="P1"><text:span text:style-name="T1">kẹt xe, 8h39 đến cty</text:span></text:p>
              <text:p text:style-name="P1"><text:span text:style-name="T1">chế độ thai sản 7h/ngày, về sớm 4h15</text:span></text:p>
            </office:annotation>
            <text:p>0</text:p>
          </table:table-cell>
          <table:table-cell table:style-name="ce111" office:value-type="float" office:value="0">
            <office:annotation draw:style-name="gr6" draw:text-style-name="P1" svg:width="1.1413in" svg:height="0.8567in" svg:x="7.0272in" svg:y="9.6311in" draw:caption-point-x="-0.2402in" draw:caption-point-y="0.6055in">
              <dc:date>2019-04-04T00:00:00</dc:date>
              <text:p text:style-name="P1"><text:span text:style-name="T1">mệt, 8h44 đến cty</text:span></text:p>
              <text:p text:style-name="P1"><text:span text:style-name="T1">chế độ thai sản 7h/ngày, về sớm 4h15</text:span></text:p>
            </office:annotation>
            <text:p>0</text:p>
          </table:table-cell>
          <table:table-cell table:style-name="ce111" office:value-type="float" office:value="0">
            <office:annotation draw:style-name="gr3" draw:text-style-name="P1" svg:width="1.1413in" svg:height="0.5457in" svg:x="7.4937in" svg:y="9.6315in" draw:caption-point-x="-0.2402in" draw:caption-point-y="0.6051in">
              <dc:date>2019-04-04T00:00:00</dc:date>
              <text:p text:style-name="P1"><text:span text:style-name="T1">Làm 7h theo chế độ thai sản, 4h15 về</text:span></text:p>
            </office:annotation>
            <text:p>0</text:p>
          </table:table-cell>
          <table:table-cell table:style-name="ce111" office:value-type="float" office:value="0">
            <office:annotation draw:style-name="gr2" draw:text-style-name="P1" svg:width="1.1413in" svg:height="0.7012in" svg:x="7.9598in" svg:y="9.6315in" draw:caption-point-x="-0.2402in" draw:caption-point-y="0.6051in">
              <dc:date>2019-04-04T00:00:00</dc:date>
              <text:p text:style-name="P1"><text:span text:style-name="T1">lên trường rút hồ sơ cho con, xin đi trễ, 8h42 đến cty</text:span></text:p>
            </office:annotation>
            <text:p>0</text:p>
          </table:table-cell>
          <table:table-cell table:style-name="ce111" table:number-columns-repeated="27"/>
          <table:table-cell table:number-columns-repeated="987"/>
        </table:table-row>
        <table:table-row table:style-name="ro7">
          <table:table-cell table:style-name="ce42" office:value-type="float" office:value="37">
            <text:p>37</text:p>
          </table:table-cell>
          <table:table-cell table:style-name="ce44" office:value-type="string">
            <text:p>NhuPHQ</text:p>
          </table:table-cell>
          <table:table-cell table:style-name="ce101" table:formula="of:=[.F43]*[.$C$2]" office:value-type="float" office:value="475000">
            <text:p>475,000</text:p>
          </table:table-cell>
          <table:table-cell table:style-name="ce101" table:formula="of:=[.C43]-IF([.E43]=&quot;Yes&quot;;0;[.C43])" office:value-type="float" office:value="475000">
            <text:p>475,000</text:p>
          </table:table-cell>
          <table:table-cell table:style-name="ce107" table:content-validation-name="val1" office:value-type="string">
            <text:p>Yes</text:p>
          </table:table-cell>
          <table:table-cell table:style-name="ce109" table:formula="of:=COUNTIF( [.G43:.AK43]; &quot;0&quot;)" office:value-type="float" office:value="19">
            <text:p>19</text:p>
          </table:table-cell>
          <table:table-cell table:style-name="ce111" office:value-type="float" office:value="0">
            <office:annotation draw:style-name="gr1" draw:text-style-name="P1" svg:width="1.1413in" svg:height="0.3902in" svg:x="6.561in" svg:y="9.8776in" draw:caption-point-x="-0.2402in" draw:caption-point-y="0.6067in">
              <dc:date>2019-04-01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11" office:value-type="float" office:value="0"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7.4937in" svg:y="9.8791in" draw:caption-point-x="-0.2402in" draw:caption-point-y="0.6051in">
              <dc:date>2019-04-04T00:00:00</dc:date>
              <text:p text:style-name="P1"><text:span text:style-name="T1">kẹt chỗ gửi xe, 8h35 đến cty</text:span></text:p>
            </office:annotation>
            <text:p>0</text:p>
          </table:table-cell>
          <table:table-cell table:style-name="ce111" office:value-type="float" office:value="0"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8.426in" svg:y="9.8799in" draw:caption-point-x="-0.2402in" draw:caption-point-y="0.6043in">
              <dc:date>2019-04-08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11" table:number-columns-repeated="2"/>
          <table:table-cell table:style-name="ce111" office:value-type="float" office:value="0">
            <office:annotation draw:style-name="gr1" draw:text-style-name="P1" svg:width="1.1413in" svg:height="0.3902in" svg:x="9.8252in" svg:y="9.8799in" draw:caption-point-x="-0.2402in" draw:caption-point-y="0.6043in">
              <dc:date>2019-04-08T00:00:00</dc:date>
              <text:p text:style-name="P1"><text:span text:style-name="T1">bể bánh xe, 8h43 đến cty</text:span></text:p>
            </office:annotation>
            <text:p>0</text:p>
          </table:table-cell>
          <table:table-cell table:number-columns-repeated="4" table:style-name="ce111" office:value-type="float" office:value="0">
            <text:p>0</text:p>
          </table:table-cell>
          <table:table-cell table:style-name="ce111" table:number-columns-repeated="3"/>
          <table:table-cell table:style-name="ce111" office:value-type="float" office:value="0">
            <office:annotation draw:style-name="gr1" draw:text-style-name="P1" svg:width="1.1413in" svg:height="0.3902in" svg:x="13.5555in" svg:y="9.8823in" draw:caption-point-x="-0.2402in" draw:caption-point-y="0.602in">
              <dc:date>2019-04-17T00:00:00</dc:date>
              <text:p text:style-name="P1"><text:span text:style-name="T1"><text:s/></text:span><text:span text:style-name="T1">kẹt xe, 8h43 đến cty</text:span></text:p>
            </office:annotation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14.0217in" svg:y="9.8823in" draw:caption-point-x="-0.2402in" draw:caption-point-y="0.602in">
              <dc:date>2019-04-17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14.4882in" svg:y="9.8831in" draw:caption-point-x="-0.2402in" draw:caption-point-y="0.6012in">
              <dc:date>2019-04-18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14.9543in" svg:y="9.8839in" draw:caption-point-x="-0.2402in" draw:caption-point-y="0.6004in">
              <dc:date>2019-04-19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11" table:number-columns-repeated="2"/>
          <table:table-cell table:number-columns-repeated="3" table:style-name="ce111" office:value-type="float" office:value="0">
            <text:p>0</text:p>
          </table:table-cell>
          <table:table-cell table:style-name="ce111" office:value-type="float" office:value="0">
            <office:annotation draw:style-name="gr3" draw:text-style-name="P1" svg:width="1.1413in" svg:height="0.5457in" svg:x="17.7524in" svg:y="9.8854in" draw:caption-point-x="-0.2402in" draw:caption-point-y="0.5988in">
              <dc:date>2019-04-25T00:00:00</dc:date>
              <text:p text:style-name="P1"><text:span text:style-name="T1">xe hư, 8h42 đến cty</text:span></text:p>
              <text:p text:style-name="P1"><text:span text:style-name="T1"/></text:p>
            </office:annotation>
            <text:p>0</text:p>
          </table:table-cell>
          <table:table-cell table:style-name="ce111" office:value-type="float" office:value="0">
            <office:annotation draw:style-name="gr3" draw:text-style-name="P1" svg:width="1.1413in" svg:height="0.5457in" svg:x="18.2185in" svg:y="9.8858in" draw:caption-point-x="-0.2402in" draw:caption-point-y="0.5984in">
              <dc:date>2019-04-26T00:00:00</dc:date>
              <text:p text:style-name="P1"><text:span text:style-name="T1">kẹt xe lửa, 8h42 đến cty</text:span></text:p>
              <text:p text:style-name="P1"><text:span text:style-name="T1"/></text:p>
            </office:annotation>
            <text:p>0</text:p>
          </table:table-cell>
          <table:table-cell table:style-name="ce111" table:number-columns-repeated="5"/>
          <table:table-cell table:number-columns-repeated="987"/>
        </table:table-row>
        <table:table-row table:style-name="ro7">
          <table:table-cell table:style-name="ce42" office:value-type="float" office:value="38">
            <text:p>38</text:p>
          </table:table-cell>
          <table:table-cell table:style-name="ce44" office:value-type="string">
            <text:p>NhuVNQ</text:p>
          </table:table-cell>
          <table:table-cell table:style-name="ce101" table:formula="of:=[.F44]*[.$C$2]" office:value-type="float" office:value="450000">
            <text:p>450,000</text:p>
          </table:table-cell>
          <table:table-cell table:style-name="ce101" table:formula="of:=[.C44]-IF([.E44]=&quot;Yes&quot;;0;[.C44])" office:value-type="float" office:value="450000">
            <text:p>450,000</text:p>
          </table:table-cell>
          <table:table-cell table:style-name="ce107" table:content-validation-name="val1" office:value-type="string">
            <text:p>Yes</text:p>
          </table:table-cell>
          <table:table-cell table:style-name="ce109" table:formula="of:=COUNTIF( [.G44:.AK44]; &quot;0&quot;)" office:value-type="float" office:value="18">
            <text:p>18</text:p>
          </table:table-cell>
          <table:table-cell table:number-columns-repeated="3" table:style-name="ce111" office:value-type="float" office:value="0">
            <text:p>0</text:p>
          </table:table-cell>
          <table:table-cell table:style-name="ce111" office:value-type="float" office:value="0.5">
            <office:annotation draw:style-name="gr1" draw:text-style-name="P1" svg:width="1.1413in" svg:height="0.3902in" svg:x="7.9598in" svg:y="10.1268in" draw:caption-point-x="-0.2402in" draw:caption-point-y="0.6051in">
              <dc:date>2019-04-04T00:00:00</dc:date>
              <text:p text:style-name="P1"><text:span text:style-name="T1">Bận việc cá nhân, off chiều</text:span></text:p>
            </office:annotation>
            <text:p>0.5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2"/>
          <table:table-cell table:number-columns-repeated="5" table:style-name="ce111" office:value-type="float" office:value="0">
            <text:p>0</text:p>
          </table:table-cell>
          <table:table-cell table:style-name="ce111" table:number-columns-repeated="3"/>
          <table:table-cell table:number-columns-repeated="4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5" table:style-name="ce111" office:value-type="float" office:value="0">
            <text:p>0</text:p>
          </table:table-cell>
          <table:table-cell table:style-name="ce111" table:number-columns-repeated="5"/>
          <table:table-cell table:number-columns-repeated="987"/>
        </table:table-row>
        <table:table-row table:style-name="ro7">
          <table:table-cell table:style-name="ce42" office:value-type="float" office:value="39">
            <text:p>39</text:p>
          </table:table-cell>
          <table:table-cell table:style-name="ce44" office:value-type="string">
            <text:p>PhatHDT</text:p>
          </table:table-cell>
          <table:table-cell table:style-name="ce101" table:formula="of:=[.F45]*[.$C$2]" office:value-type="float" office:value="450000">
            <text:p>450,000</text:p>
          </table:table-cell>
          <table:table-cell table:style-name="ce101" table:formula="of:=[.C45]-IF([.E45]=&quot;Yes&quot;;0;[.C45])" office:value-type="float" office:value="450000">
            <text:p>450,000</text:p>
          </table:table-cell>
          <table:table-cell table:style-name="ce107" table:content-validation-name="val1" office:value-type="string">
            <text:p>Yes</text:p>
          </table:table-cell>
          <table:table-cell table:style-name="ce109" table:formula="of:=COUNTIF( [.G45:.AK45]; &quot;0&quot;)" office:value-type="float" office:value="18">
            <text:p>18</text:p>
          </table:table-cell>
          <table:table-cell table:number-columns-repeated="5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3" table:style-name="ce111" office:value-type="float" office:value="0">
            <text:p>0</text:p>
          </table:table-cell>
          <table:table-cell table:style-name="ce111" office:value-type="float" office:value="1">
            <office:annotation draw:style-name="gr4" draw:text-style-name="P1" svg:width="1.1413in" svg:height="0.2634in" svg:x="11.224in" svg:y="10.3764in" draw:caption-point-x="-0.2402in" draw:caption-point-y="0.6031in">
              <dc:date>2019-04-11T00:00:00</dc:date>
              <text:p text:style-name="P1"><text:span text:style-name="T1">Làm giấy tờ</text:span></text:p>
            </office:annotation>
            <text:p>1</text:p>
          </table:table-cell>
          <table:table-cell table:style-name="ce111" office:value-type="float" office:value="0">
            <office:annotation draw:style-name="gr1" draw:text-style-name="P1" svg:width="1.1413in" svg:height="0.3902in" svg:x="11.6902in" svg:y="10.3772in" draw:caption-point-x="-0.2402in" draw:caption-point-y="0.6024in">
              <dc:date>2019-04-12T00:00:00</dc:date>
              <text:p text:style-name="P1"><text:span text:style-name="T1">hư xe, 8h37 đến cty</text:span></text:p>
            </office:annotation>
            <text:p>0</text:p>
          </table:table-cell>
          <table:table-cell table:style-name="ce111" table:number-columns-repeated="3"/>
          <table:table-cell table:number-columns-repeated="4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5" table:style-name="ce111" office:value-type="float" office:value="0">
            <text:p>0</text:p>
          </table:table-cell>
          <table:table-cell table:style-name="ce111" table:number-columns-repeated="5"/>
          <table:table-cell table:number-columns-repeated="987"/>
        </table:table-row>
        <table:table-row table:style-name="ro7">
          <table:table-cell table:style-name="ce42" office:value-type="float" office:value="40">
            <text:p>40</text:p>
          </table:table-cell>
          <table:table-cell table:style-name="ce44" office:value-type="string">
            <text:p>PhongTH</text:p>
          </table:table-cell>
          <table:table-cell table:style-name="ce101" table:formula="of:=[.F46]*[.$C$2]" office:value-type="float" office:value="350000">
            <text:p>350,000</text:p>
          </table:table-cell>
          <table:table-cell table:style-name="ce101" table:formula="of:=[.C46]-IF([.E46]=&quot;Yes&quot;;0;[.C46])" office:value-type="float" office:value="350000">
            <text:p>350,000</text:p>
          </table:table-cell>
          <table:table-cell table:style-name="ce107" table:content-validation-name="val1" office:value-type="string">
            <text:p>Yes</text:p>
          </table:table-cell>
          <table:table-cell table:style-name="ce109" table:formula="of:=COUNTIF( [.G46:.AK46]; &quot;0&quot;)" office:value-type="float" office:value="14">
            <text:p>14</text:p>
          </table:table-cell>
          <table:table-cell table:style-name="ce111" office:value-type="float" office:value="0.5">
            <office:annotation draw:style-name="gr1" draw:text-style-name="P2" svg:width="1.1413in" svg:height="0.3902in" svg:x="6.561in" svg:y="10.6205in" draw:caption-point-x="-0.2402in" draw:caption-point-y="0.6067in">
              <dc:date>2019-04-01T00:00:00</dc:date>
              <text:p text:style-name="P2"><text:span text:style-name="T1">đau bụng, off sáng</text:span></text:p>
            </office:annotation>
            <text:p>0.5</text:p>
          </table:table-cell>
          <table:table-cell table:style-name="ce111" office:value-type="float" office:value="0">
            <office:annotation draw:style-name="gr1" draw:text-style-name="P1" svg:width="1.1413in" svg:height="0.3902in" svg:x="7.0272in" svg:y="10.6217in" draw:caption-point-x="-0.2402in" draw:caption-point-y="0.6055in">
              <dc:date>2019-04-02T00:00:00</dc:date>
              <text:p text:style-name="P1"><text:span text:style-name="T1">ngủ quên, 9h đến cty</text:span></text:p>
            </office:annotation>
            <text:p>0</text:p>
          </table:table-cell>
          <table:table-cell table:style-name="ce111" office:value-type="float" office:value="0"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7.9598in" svg:y="10.622in" draw:caption-point-x="-0.2402in" draw:caption-point-y="0.6051in">
              <dc:date>2019-04-04T00:00:00</dc:date>
              <text:p text:style-name="P1"><text:span text:style-name="T1">ngủ quên, 8h35 đến cty</text:span></text:p>
            </office:annotation>
            <text:p>0</text:p>
          </table:table-cell>
          <table:table-cell table:style-name="ce111" office:value-type="float" office:value="0">
            <office:annotation draw:style-name="gr3" draw:text-style-name="P1" svg:width="1.1413in" svg:height="0.5457in" svg:x="8.426in" svg:y="10.6228in" draw:caption-point-x="-0.2402in" draw:caption-point-y="0.6043in">
              <dc:date>2019-04-08T00:00:00</dc:date>
              <text:p text:style-name="P1"><text:span text:style-name="T1">ngủ quên, 8h48 đến cty</text:span></text:p>
              <text:p text:style-name="P1"><text:span text:style-name="T1"/></text:p>
            </office:annotation>
            <text:p>0</text:p>
          </table:table-cell>
          <table:table-cell table:style-name="ce111" table:number-columns-repeated="2"/>
          <table:table-cell table:style-name="ce111" office:value-type="float" office:value="0.5">
            <office:annotation draw:style-name="gr1" draw:text-style-name="P1" svg:width="1.1413in" svg:height="0.3902in" svg:x="9.8252in" svg:y="10.6232in" draw:caption-point-x="-0.2402in" draw:caption-point-y="0.6039in">
              <dc:date>2019-04-08T00:00:00</dc:date>
              <text:p text:style-name="P1"><text:span text:style-name="T1">Không khỏe, off chiều</text:span></text:p>
            </office:annotation>
            <text:p>0.5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11.224in" svg:y="10.624in" draw:caption-point-x="-0.2402in" draw:caption-point-y="0.6031in">
              <dc:date>2019-04-11T00:00:00</dc:date>
              <text:p text:style-name="P1"><text:span text:style-name="T1">ngủ quên, 8h39 đến cty</text:span></text:p>
            </office:annotation>
            <text:p>0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3"/>
          <table:table-cell table:number-columns-repeated="2" table:style-name="ce111" office:value-type="float" office:value="0">
            <text:p>0</text:p>
          </table:table-cell>
          <table:table-cell table:style-name="ce111" office:value-type="float" office:value="0">
            <office:annotation draw:style-name="gr3" draw:text-style-name="P1" svg:width="1.1413in" svg:height="0.5457in" svg:x="14.4882in" svg:y="10.626in" draw:caption-point-x="-0.2402in" draw:caption-point-y="0.6012in">
              <dc:date>2019-04-18T00:00:00</dc:date>
              <text:p text:style-name="P1"><text:span text:style-name="T1">bận việc nhà, xin đi trễ, khoảng 9h đến cty</text:span></text:p>
            </office:annotation>
            <text:p>0</text:p>
          </table:table-cell>
          <table:table-cell table:style-name="ce111" office:value-type="float" office:value="0">
            <office:annotation draw:style-name="gr3" draw:text-style-name="P1" svg:width="1.1413in" svg:height="0.5457in" svg:x="14.9543in" svg:y="10.6268in" draw:caption-point-x="-0.2402in" draw:caption-point-y="0.6004in">
              <dc:date>2019-04-19T00:00:00</dc:date>
              <text:p text:style-name="P1"><text:span text:style-name="T1">đau bụng. 8h45 đến cty</text:span></text:p>
              <text:p text:style-name="P1"><text:span text:style-name="T1"/></text:p>
            </office:annotation>
            <text:p>0</text:p>
          </table:table-cell>
          <table:table-cell table:style-name="ce111" table:number-columns-repeated="2"/>
          <table:table-cell table:number-columns-repeated="2" table:style-name="ce111" office:value-type="float" office:value="0">
            <text:p>0</text:p>
          </table:table-cell>
          <table:table-cell table:style-name="ce111" office:value-type="float" office:value="1">
            <office:annotation draw:style-name="gr1" draw:text-style-name="P1" svg:width="1.1413in" svg:height="0.3902in" svg:x="17.2858in" svg:y="10.628in" draw:caption-point-x="-0.2402in" draw:caption-point-y="0.5992in">
              <dc:date>2019-04-24T00:00:00</dc:date>
              <text:p text:style-name="P1"><text:span text:style-name="T1">Chở vợ đi khám</text:span></text:p>
              <text:p text:style-name="P1"><text:span text:style-name="T1"/></text:p>
            </office:annotation>
            <text:p>1</text:p>
          </table:table-cell>
          <table:table-cell table:style-name="ce111" office:value-type="float" office:value="1">
            <office:annotation draw:style-name="gr4" draw:text-style-name="P1" svg:width="1.1413in" svg:height="0.2634in" svg:x="17.7524in" svg:y="10.6283in" draw:caption-point-x="-0.2402in" draw:caption-point-y="0.5988in">
              <dc:date>2019-04-25T00:00:00</dc:date>
              <text:p text:style-name="P1"><text:span text:style-name="T1">Nghỉ thai sản vợ</text:span></text:p>
            </office:annotation>
            <text:p>1</text:p>
          </table:table-cell>
          <table:table-cell table:style-name="ce111" office:value-type="float" office:value="1">
            <office:annotation draw:style-name="gr4" draw:text-style-name="P1" svg:width="1.1413in" svg:height="0.2634in" svg:x="18.2185in" svg:y="10.6283in" draw:caption-point-x="-0.2402in" draw:caption-point-y="0.5988in">
              <dc:date>2019-04-25T00:00:00</dc:date>
              <text:p text:style-name="P1"><text:span text:style-name="T1">Nghỉ thai sản vợ</text:span></text:p>
            </office:annotation>
            <text:p>1</text:p>
          </table:table-cell>
          <table:table-cell table:style-name="ce111" table:number-columns-repeated="5"/>
          <table:table-cell table:number-columns-repeated="987"/>
        </table:table-row>
        <table:table-row table:style-name="ro7">
          <table:table-cell table:style-name="ce42" office:value-type="float" office:value="41">
            <text:p>41</text:p>
          </table:table-cell>
          <table:table-cell table:style-name="ce44" office:value-type="string">
            <text:p>PhuTV</text:p>
          </table:table-cell>
          <table:table-cell table:style-name="ce101" table:formula="of:=[.F47]*[.$C$2]" office:value-type="float" office:value="475000">
            <text:p>475,000</text:p>
          </table:table-cell>
          <table:table-cell table:style-name="ce101" table:formula="of:=[.C47]-IF([.E47]=&quot;Yes&quot;;0;[.C47])" office:value-type="float" office:value="475000">
            <text:p>475,000</text:p>
          </table:table-cell>
          <table:table-cell table:style-name="ce107" table:content-validation-name="val1" office:value-type="string">
            <text:p>Yes</text:p>
          </table:table-cell>
          <table:table-cell table:style-name="ce109" table:formula="of:=COUNTIF( [.G47:.AK47]; &quot;0&quot;)" office:value-type="float" office:value="19">
            <text:p>19</text:p>
          </table:table-cell>
          <table:table-cell table:number-columns-repeated="5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5" table:style-name="ce111" office:value-type="float" office:value="0">
            <text:p>0</text:p>
          </table:table-cell>
          <table:table-cell table:style-name="ce111" table:number-columns-repeated="3"/>
          <table:table-cell table:style-name="ce111" office:value-type="float" office:value="0"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14.0217in" svg:y="10.8732in" draw:caption-point-x="-0.2402in" draw:caption-point-y="0.602in">
              <dc:date>2019-04-17T00:00:00</dc:date>
              <text:p text:style-name="P1"><text:span text:style-name="T1"><text:s/></text:span><text:span text:style-name="T1">xe hư, xin đi trễ, 8h58 đến cty</text:span></text:p>
            </office:annotation>
            <text:p>0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5" table:style-name="ce111" office:value-type="float" office:value="0">
            <text:p>0</text:p>
          </table:table-cell>
          <table:table-cell table:style-name="ce111" table:number-columns-repeated="5"/>
          <table:table-cell table:number-columns-repeated="987"/>
        </table:table-row>
        <table:table-row table:style-name="ro7">
          <table:table-cell table:style-name="ce42" office:value-type="float" office:value="42">
            <text:p>42</text:p>
          </table:table-cell>
          <table:table-cell table:style-name="ce44" office:value-type="string">
            <text:p>SangLT</text:p>
          </table:table-cell>
          <table:table-cell table:style-name="ce101" table:formula="of:=[.F48]*[.$C$2]" office:value-type="float" office:value="425000">
            <text:p>425,000</text:p>
          </table:table-cell>
          <table:table-cell table:style-name="ce101" table:formula="of:=[.C48]-IF([.E48]=&quot;Yes&quot;;0;[.C48])" office:value-type="float" office:value="425000">
            <text:p>425,000</text:p>
          </table:table-cell>
          <table:table-cell table:style-name="ce107" table:content-validation-name="val1" office:value-type="string">
            <text:p>Yes</text:p>
          </table:table-cell>
          <table:table-cell table:style-name="ce109" table:formula="of:=COUNTIF( [.G48:.AK48]; &quot;0&quot;)" office:value-type="float" office:value="17">
            <text:p>17</text:p>
          </table:table-cell>
          <table:table-cell table:style-name="ce111" office:value-type="float" office:value="0">
            <text:p>0</text:p>
          </table:table-cell>
          <table:table-cell table:style-name="ce111" office:value-type="float" office:value="0.5">
            <office:annotation draw:style-name="gr1" draw:text-style-name="P1" svg:width="1.1413in" svg:height="0.3902in" svg:x="7.0272in" svg:y="11.1173in" draw:caption-point-x="-0.2402in" draw:caption-point-y="0.6055in">
              <dc:date>2019-04-02T00:00:00</dc:date>
              <text:p text:style-name="P1"><text:span text:style-name="T1">Off chiều ôn thi tiếng Nhật</text:span></text:p>
            </office:annotation>
            <text:p>0.5</text:p>
          </table:table-cell>
          <table:table-cell table:number-columns-repeated="3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2" table:style-name="ce111" office:value-type="float" office:value="0">
            <text:p>0</text:p>
          </table:table-cell>
          <table:table-cell table:style-name="ce111" office:value-type="float" office:value="1">
            <office:annotation draw:style-name="gr4" draw:text-style-name="P1" svg:width="1.1413in" svg:height="0.2634in" svg:x="10.7579in" svg:y="11.1197in" draw:caption-point-x="-0.2402in" draw:caption-point-y="0.6031in">
              <dc:date>2019-04-11T00:00:00</dc:date>
              <text:p text:style-name="P1"><text:span text:style-name="T1">Đám tang chú họ</text:span></text:p>
            </office:annotation>
            <text:p>1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table:number-columns-repeated="3"/>
          <table:table-cell table:style-name="ce111" office:value-type="float" office:value="0">
            <office:annotation draw:style-name="gr6" draw:text-style-name="P1" svg:width="1.1413in" svg:height="0.8567in" svg:x="13.5555in" svg:y="11.1209in" draw:caption-point-x="-0.2402in" draw:caption-point-y="0.602in">
              <dc:date>2019-04-17T00:00:00</dc:date>
              <text:p text:style-name="P1"><text:span text:style-name="T1">kẹt xe, 8h40 đến cty</text:span></text:p>
              <text:p text:style-name="P1"><text:span text:style-name="T1">ghé ngân hàng, xin về sớm, 4h45 về</text:span></text:p>
            </office:annotation>
            <text:p>0</text:p>
          </table:table-cell>
          <table:table-cell table:style-name="ce111" office:value-type="float" office:value="0"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14.4882in" svg:y="11.1217in" draw:caption-point-x="-0.2402in" draw:caption-point-y="0.6012in">
              <dc:date>2019-04-18T00:00:00</dc:date>
              <text:p text:style-name="P1"><text:span text:style-name="T1">xe hư, 8h43 đến cty</text:span></text:p>
            </office:annotation>
            <text:p>0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2"/>
          <table:table-cell table:number-columns-repeated="5" table:style-name="ce111" office:value-type="float" office:value="0">
            <text:p>0</text:p>
          </table:table-cell>
          <table:table-cell table:style-name="ce111" table:number-columns-repeated="5"/>
          <table:table-cell table:number-columns-repeated="987"/>
        </table:table-row>
        <table:table-row table:style-name="ro7">
          <table:table-cell table:style-name="ce42" office:value-type="float" office:value="43">
            <text:p>43</text:p>
          </table:table-cell>
          <table:table-cell table:style-name="ce44" office:value-type="string">
            <text:p>TaiPA</text:p>
          </table:table-cell>
          <table:table-cell table:style-name="ce101" table:formula="of:=[.F49]*[.$C$2]" office:value-type="float" office:value="450000">
            <text:p>450,000</text:p>
          </table:table-cell>
          <table:table-cell table:style-name="ce101" table:formula="of:=[.C49]-IF([.E49]=&quot;Yes&quot;;0;[.C49])" office:value-type="float" office:value="450000">
            <text:p>450,000</text:p>
          </table:table-cell>
          <table:table-cell table:style-name="ce107" table:content-validation-name="val1" office:value-type="string">
            <text:p>Yes</text:p>
          </table:table-cell>
          <table:table-cell table:style-name="ce109" table:formula="of:=COUNTIF( [.G49:.AK49]; &quot;0&quot;)" office:value-type="float" office:value="18">
            <text:p>18</text:p>
          </table:table-cell>
          <table:table-cell table:style-name="ce111" office:value-type="float" office:value="0">
            <office:annotation draw:style-name="gr1" draw:text-style-name="P1" svg:width="1.1413in" svg:height="0.3902in" svg:x="6.561in" svg:y="11.3638in" draw:caption-point-x="-0.2402in" draw:caption-point-y="0.6067in">
              <dc:date>2019-04-01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11" office:value-type="float" office:value="0"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7.4937in" svg:y="11.3654in" draw:caption-point-x="-0.2402in" draw:caption-point-y="0.6051in">
              <dc:date>2019-04-04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7.9598in" svg:y="11.3654in" draw:caption-point-x="-0.2402in" draw:caption-point-y="0.6051in">
              <dc:date>2019-04-04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11" office:value-type="float" office:value="0">
            <office:annotation draw:style-name="gr3" draw:text-style-name="P1" svg:width="1.1413in" svg:height="0.5457in" svg:x="8.426in" svg:y="11.3661in" draw:caption-point-x="-0.2402in" draw:caption-point-y="0.6043in">
              <dc:date>2019-04-08T00:00:00</dc:date>
              <text:p text:style-name="P1"><text:span text:style-name="T1">bận việc nhà, xin đi trễ, 8h44 đến cty</text:span></text:p>
            </office:annotation>
            <text:p>0</text:p>
          </table:table-cell>
          <table:table-cell table:style-name="ce111" table:number-columns-repeated="2"/>
          <table:table-cell table:style-name="ce111" office:value-type="float" office:value="0">
            <office:annotation draw:style-name="gr1" draw:text-style-name="P1" svg:width="1.1413in" svg:height="0.3902in" svg:x="9.8252in" svg:y="11.3661in" draw:caption-point-x="-0.2402in" draw:caption-point-y="0.6043in">
              <dc:date>2019-04-08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office:value-type="float" office:value="0">
            <office:annotation draw:style-name="gr3" draw:text-style-name="P1" svg:width="1.1413in" svg:height="0.5457in" svg:x="11.224in" svg:y="11.3673in" draw:caption-point-x="-0.2402in" draw:caption-point-y="0.6031in">
              <dc:date>2019-04-11T00:00:00</dc:date>
              <text:p text:style-name="P1"><text:span text:style-name="T1">kẹt xe, 8h33 đến cty</text:span></text:p>
              <text:p text:style-name="P1"><text:span text:style-name="T1"/></text:p>
            </office:annotation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11.6902in" svg:y="11.3681in" draw:caption-point-x="-0.2402in" draw:caption-point-y="0.6024in">
              <dc:date>2019-04-12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11" table:number-columns-repeated="3"/>
          <table:table-cell table:style-name="ce111" office:value-type="float" office:value="1">
            <office:annotation draw:style-name="gr4" draw:text-style-name="P1" svg:width="1.1413in" svg:height="0.2634in" svg:x="13.5555in" svg:y="11.3665in" draw:caption-point-x="-0.2402in" draw:caption-point-y="0.6039in">
              <dc:date>2019-04-09T00:00:00</dc:date>
              <text:p text:style-name="P1"><text:span text:style-name="T1">Đi du lịch</text:span></text:p>
            </office:annotation>
            <text:p>1</text:p>
          </table:table-cell>
          <table:table-cell table:style-name="ce111" office:value-type="float" office:value="0">
            <office:annotation draw:style-name="gr1" draw:text-style-name="P1" svg:width="1.1413in" svg:height="0.3902in" svg:x="14.0217in" svg:y="11.3685in" draw:caption-point-x="-0.2402in" draw:caption-point-y="0.602in">
              <dc:date>2019-04-17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14.4882in" svg:y="11.3693in" draw:caption-point-x="-0.2402in" draw:caption-point-y="0.6012in">
              <dc:date>2019-04-18T00:00:00</dc:date>
              <text:p text:style-name="P1"><text:span text:style-name="T1"><text:s/></text:span><text:span text:style-name="T1">kẹt xe, 8h32 đến cty</text:span></text:p>
            </office:annotation>
            <text:p>0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2"/>
          <table:table-cell table:number-columns-repeated="3" table:style-name="ce111" office:value-type="float" office:value="0">
            <text:p>0</text:p>
          </table:table-cell>
          <table:table-cell table:style-name="ce111" office:value-type="float" office:value="0">
            <office:annotation draw:style-name="gr3" draw:text-style-name="P1" svg:width="1.1413in" svg:height="0.5457in" svg:x="17.7524in" svg:y="11.3717in" draw:caption-point-x="-0.2402in" draw:caption-point-y="0.5988in">
              <dc:date>2019-04-25T00:00:00</dc:date>
              <text:p text:style-name="P1"><text:span text:style-name="T1"><text:s/></text:span><text:span text:style-name="T1">kẹt xe, 8h38 đến cty</text:span></text:p>
              <text:p text:style-name="P1"><text:span text:style-name="T1"/></text:p>
            </office:annotation>
            <text:p>0</text:p>
          </table:table-cell>
          <table:table-cell table:style-name="ce111" office:value-type="float" office:value="0">
            <office:annotation draw:style-name="gr3" draw:text-style-name="P1" svg:width="1.1413in" svg:height="0.5457in" svg:x="18.2185in" svg:y="11.372in" draw:caption-point-x="-0.2402in" draw:caption-point-y="0.5984in">
              <dc:date>2019-04-26T00:00:00</dc:date>
              <text:p text:style-name="P1"><text:span text:style-name="T1">kẹt xe, 8h38 đến cty</text:span></text:p>
              <text:p text:style-name="P1"><text:span text:style-name="T1"/></text:p>
            </office:annotation>
            <text:p>0</text:p>
          </table:table-cell>
          <table:table-cell table:style-name="ce111" table:number-columns-repeated="5"/>
          <table:table-cell table:number-columns-repeated="987"/>
        </table:table-row>
        <table:table-row table:style-name="ro7">
          <table:table-cell table:style-name="ce42" office:value-type="float" office:value="44">
            <text:p>44</text:p>
          </table:table-cell>
          <table:table-cell table:style-name="ce44" office:value-type="string">
            <text:p>TamHVH</text:p>
          </table:table-cell>
          <table:table-cell table:style-name="ce101" table:formula="of:=[.F50]*[.$C$2]" office:value-type="float" office:value="475000">
            <text:p>475,000</text:p>
          </table:table-cell>
          <table:table-cell table:style-name="ce101" table:formula="of:=[.C50]-IF([.E50]=&quot;Yes&quot;;0;[.C50])" office:value-type="float" office:value="475000">
            <text:p>475,000</text:p>
          </table:table-cell>
          <table:table-cell table:style-name="ce107" table:content-validation-name="val1" office:value-type="string">
            <text:p>Yes</text:p>
          </table:table-cell>
          <table:table-cell table:style-name="ce109" table:formula="of:=COUNTIF( [.G50:.AK50]; &quot;0&quot;)" office:value-type="float" office:value="19">
            <text:p>19</text:p>
          </table:table-cell>
          <table:table-cell table:number-columns-repeated="5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5" table:style-name="ce111" office:value-type="float" office:value="0">
            <text:p>0</text:p>
          </table:table-cell>
          <table:table-cell table:style-name="ce111" table:number-columns-repeated="3"/>
          <table:table-cell table:number-columns-repeated="4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5" table:style-name="ce111" office:value-type="float" office:value="0">
            <text:p>0</text:p>
          </table:table-cell>
          <table:table-cell table:style-name="ce111" table:number-columns-repeated="5"/>
          <table:table-cell table:number-columns-repeated="987"/>
        </table:table-row>
        <table:table-row table:style-name="ro7">
          <table:table-cell table:style-name="ce42" office:value-type="float" office:value="45">
            <text:p>45</text:p>
          </table:table-cell>
          <table:table-cell table:style-name="ce44" office:value-type="string">
            <text:p>TamLH</text:p>
          </table:table-cell>
          <table:table-cell table:style-name="ce101" table:formula="of:=[.F51]*[.$C$2]" office:value-type="float" office:value="425000">
            <text:p>425,000</text:p>
          </table:table-cell>
          <table:table-cell table:style-name="ce101" table:formula="of:=[.C51]-IF([.E51]=&quot;Yes&quot;;0;[.C51])" office:value-type="float" office:value="425000">
            <text:p>425,000</text:p>
          </table:table-cell>
          <table:table-cell table:style-name="ce107" table:content-validation-name="val1" office:value-type="string">
            <text:p>Yes</text:p>
          </table:table-cell>
          <table:table-cell table:style-name="ce109" table:formula="of:=COUNTIF( [.G51:.AK51]; &quot;0&quot;)" office:value-type="float" office:value="17">
            <text:p>17</text:p>
          </table:table-cell>
          <table:table-cell table:number-columns-repeated="5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5" table:style-name="ce111" office:value-type="float" office:value="0">
            <text:p>0</text:p>
          </table:table-cell>
          <table:table-cell table:style-name="ce111" table:number-columns-repeated="3"/>
          <table:table-cell table:number-columns-repeated="4" table:style-name="ce111" office:value-type="float" office:value="0">
            <text:p>0</text:p>
          </table:table-cell>
          <table:table-cell table:style-name="ce111" table:number-columns-repeated="2"/>
          <table:table-cell table:style-name="ce111" office:value-type="float" office:value="1">
            <office:annotation draw:style-name="gr1" draw:text-style-name="P1" svg:width="1.1413in" svg:height="0.3902in" svg:x="16.3535in" svg:y="11.8626in" draw:caption-point-x="-0.2402in" draw:caption-point-y="0.6031in">
              <dc:date>2019-04-11T00:00:00</dc:date>
              <text:p text:style-name="P1"><text:span text:style-name="T1">phụ dọn đám cưới</text:span></text:p>
            </office:annotation>
            <text:p>1</text:p>
          </table:table-cell>
          <table:table-cell table:style-name="ce111" office:value-type="float" office:value="1">
            <office:annotation draw:style-name="gr1" draw:text-style-name="P1" svg:width="1.1413in" svg:height="0.3902in" svg:x="16.8197in" svg:y="11.8622in" draw:caption-point-x="-0.2402in" draw:caption-point-y="0.6035in">
              <dc:date>2019-04-11T00:00:00</dc:date>
              <text:p text:style-name="P1"><text:span text:style-name="T1">phụ dọn đám cưới</text:span></text:p>
            </office:annotation>
            <text:p>1</text:p>
          </table:table-cell>
          <table:table-cell table:number-columns-repeated="3" table:style-name="ce111" office:value-type="float" office:value="0">
            <text:p>0</text:p>
          </table:table-cell>
          <table:table-cell table:style-name="ce111" table:number-columns-repeated="5"/>
          <table:table-cell table:number-columns-repeated="987"/>
        </table:table-row>
        <table:table-row table:style-name="ro7">
          <table:table-cell table:style-name="ce42" office:value-type="float" office:value="46">
            <text:p>46</text:p>
          </table:table-cell>
          <table:table-cell table:style-name="ce44" office:value-type="string">
            <text:p>TinNQ</text:p>
          </table:table-cell>
          <table:table-cell table:style-name="ce101" table:formula="of:=[.F52]*[.$C$2]" office:value-type="float" office:value="350000">
            <text:p>350,000</text:p>
          </table:table-cell>
          <table:table-cell table:style-name="ce101" table:formula="of:=[.C52]-IF([.E52]=&quot;Yes&quot;;0;[.C52])" office:value-type="float" office:value="350000">
            <text:p>350,000</text:p>
          </table:table-cell>
          <table:table-cell table:style-name="ce107" table:content-validation-name="val1" office:value-type="string">
            <text:p>Yes</text:p>
          </table:table-cell>
          <table:table-cell table:style-name="ce109" table:formula="of:=COUNTIF( [.G52:.AK52]; &quot;0&quot;)" office:value-type="float" office:value="14">
            <text:p>14</text:p>
          </table:table-cell>
          <table:table-cell table:number-columns-repeated="4" table:style-name="ce111" office:value-type="float" office:value="0">
            <text:p>0</text:p>
          </table:table-cell>
          <table:table-cell table:style-name="ce111" office:value-type="float" office:value="0">
            <office:annotation draw:style-name="gr3" draw:text-style-name="P1" svg:width="1.1413in" svg:height="0.5457in" svg:x="8.426in" svg:y="12.1091in" draw:caption-point-x="-0.2402in" draw:caption-point-y="0.6043in">
              <dc:date>2019-04-08T00:00:00</dc:date>
              <text:p text:style-name="P1"><text:span text:style-name="T1">ngủ quên, 8h40 đến cty</text:span></text:p>
              <text:p text:style-name="P1"><text:span text:style-name="T1"/></text:p>
            </office:annotation>
            <text:p>0</text:p>
          </table:table-cell>
          <table:table-cell table:style-name="ce111" table:number-columns-repeated="2"/>
          <table:table-cell table:number-columns-repeated="3" table:style-name="ce111" office:value-type="float" office:value="0">
            <text:p>0</text:p>
          </table:table-cell>
          <table:table-cell table:style-name="ce111" office:value-type="float" office:value="1">
            <office:annotation draw:style-name="gr1" draw:text-style-name="P1" svg:width="1.1413in" svg:height="0.3902in" svg:x="11.224in" svg:y="12.1102in" draw:caption-point-x="-0.2402in" draw:caption-point-y="0.6031in">
              <dc:date>2019-04-11T00:00:00</dc:date>
              <text:p text:style-name="P1"><text:span text:style-name="T1">Bận việc cá nhân</text:span></text:p>
            </office:annotation>
            <text:p>1</text:p>
          </table:table-cell>
          <table:table-cell table:style-name="ce111" office:value-type="float" office:value="0.5">
            <office:annotation draw:style-name="gr2" draw:text-style-name="P1" svg:width="1.1413in" svg:height="0.7012in" svg:x="11.6902in" svg:y="12.111in" draw:caption-point-x="-0.2402in" draw:caption-point-y="0.6024in">
              <dc:date>2019-04-12T00:00:00</dc:date>
              <text:p text:style-name="P1"><text:span text:style-name="T1">ngủ quên, xin đi trễ, 9h15 đến cty</text:span></text:p>
              <text:p text:style-name="P1"><text:span text:style-name="T1">Không khỏe, off chiều</text:span></text:p>
            </office:annotation>
            <text:p>0.5</text:p>
          </table:table-cell>
          <table:table-cell table:style-name="ce111" table:number-columns-repeated="3"/>
          <table:table-cell table:style-name="ce111" office:value-type="float" office:value="0"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14.0217in" svg:y="12.1114in" draw:caption-point-x="-0.2402in" draw:caption-point-y="0.602in">
              <dc:date>2019-04-17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11" office:value-type="float" office:value="1">
            <office:annotation draw:style-name="gr2" draw:text-style-name="P1" svg:width="1.1413in" svg:height="0.7012in" svg:x="14.4882in" svg:y="12.1122in" draw:caption-point-x="-0.2402in" draw:caption-point-y="0.6012in">
              <dc:date>2019-04-18T00:00:00</dc:date>
              <text:p text:style-name="P1"><text:span text:style-name="T1">Đi khám bệnh, off sáng</text:span></text:p>
              <text:p text:style-name="P1"><text:span text:style-name="T1">Khám chưa xong, off chiều</text:span></text:p>
            </office:annotation>
            <text:p>1</text:p>
          </table:table-cell>
          <table:table-cell table:style-name="ce111" office:value-type="float" office:value="1">
            <office:annotation draw:style-name="gr1" draw:text-style-name="P1" svg:width="1.1413in" svg:height="0.3902in" svg:x="14.9543in" svg:y="12.113in" draw:caption-point-x="-0.2402in" draw:caption-point-y="0.6004in">
              <dc:date>2019-04-19T00:00:00</dc:date>
              <text:p text:style-name="P1"><text:span text:style-name="T1">Nhập viện theo dõi</text:span></text:p>
            </office:annotation>
            <text:p>1</text:p>
          </table:table-cell>
          <table:table-cell table:style-name="ce111" table:number-columns-repeated="2"/>
          <table:table-cell table:style-name="ce111" office:value-type="float" office:value="0.5">
            <office:annotation draw:style-name="gr1" draw:text-style-name="P1" svg:width="1.1413in" svg:height="0.3902in" svg:x="16.3535in" svg:y="12.1134in" draw:caption-point-x="-0.2402in" draw:caption-point-y="0.6in">
              <dc:date>2019-04-22T00:00:00</dc:date>
              <text:p text:style-name="P1"><text:span text:style-name="T1">Ghé bệnh viện, off sáng</text:span></text:p>
            </office:annotation>
            <text:p>0.5</text:p>
          </table:table-cell>
          <table:table-cell table:style-name="ce111" office:value-type="float" office:value="0">
            <office:annotation draw:style-name="gr1" draw:text-style-name="P1" svg:width="1.1413in" svg:height="0.3902in" svg:x="16.8197in" svg:y="12.1138in" draw:caption-point-x="-0.2402in" draw:caption-point-y="0.5996in">
              <dc:date>2019-04-23T00:00:00</dc:date>
              <text:p text:style-name="P1"><text:span text:style-name="T1">Ngủ quên, xin đi trễ, 9h05 đến cty</text:span></text:p>
            </office:annotation>
            <text:p>0</text:p>
          </table:table-cell>
          <table:table-cell table:number-columns-repeated="3" table:style-name="ce111" office:value-type="float" office:value="0">
            <text:p>0</text:p>
          </table:table-cell>
          <table:table-cell table:style-name="ce111" table:number-columns-repeated="5"/>
          <table:table-cell table:number-columns-repeated="987"/>
        </table:table-row>
        <table:table-row table:style-name="ro7">
          <table:table-cell table:style-name="ce42" office:value-type="float" office:value="47">
            <text:p>47</text:p>
          </table:table-cell>
          <table:table-cell table:style-name="ce44" office:value-type="string">
            <text:p>TinhNVP</text:p>
          </table:table-cell>
          <table:table-cell table:style-name="ce101" table:formula="of:=[.F53]*[.$C$2]" office:value-type="float" office:value="350000">
            <text:p>350,000</text:p>
          </table:table-cell>
          <table:table-cell table:style-name="ce101" table:formula="of:=[.C53]-IF([.E53]=&quot;Yes&quot;;0;[.C53])" office:value-type="float" office:value="350000">
            <text:p>350,000</text:p>
          </table:table-cell>
          <table:table-cell table:style-name="ce107" table:content-validation-name="val1" office:value-type="string">
            <text:p>Yes</text:p>
          </table:table-cell>
          <table:table-cell table:style-name="ce109" table:formula="of:=COUNTIF( [.G53:.AK53]; &quot;0&quot;)" office:value-type="float" office:value="14">
            <text:p>14</text:p>
          </table:table-cell>
          <table:table-cell table:style-name="ce111" office:value-type="float" office:value="1">
            <office:annotation draw:style-name="gr1" draw:text-style-name="P1" svg:width="1.1413in" svg:height="0.3902in" svg:x="6.561in" svg:y="12.3543in" draw:caption-point-x="-0.2402in" draw:caption-point-y="0.6067in">
              <dc:date>2019-04-01T00:00:00</dc:date>
              <text:p text:style-name="P1"><text:span text:style-name="T1">Đi học + gặp thấy hướng dấn</text:span></text:p>
            </office:annotation>
            <text:p>1</text:p>
          </table:table-cell>
          <table:table-cell table:number-columns-repeated="4" table:style-name="ce111" office:value-type="float" office:value="0">
            <text:p>0</text:p>
          </table:table-cell>
          <table:table-cell table:style-name="ce111" table:number-columns-repeated="2"/>
          <table:table-cell table:style-name="ce111" office:value-type="float" office:value="1">
            <office:annotation draw:style-name="gr1" draw:text-style-name="P1" svg:width="1.1413in" svg:height="0.3902in" svg:x="9.8252in" svg:y="12.3543in" draw:caption-point-x="-0.2402in" draw:caption-point-y="0.6067in">
              <dc:date>2019-04-01T00:00:00</dc:date>
              <text:p text:style-name="P1"><text:span text:style-name="T1">Đi học + gặp thấy hướng dấn</text:span></text:p>
            </office:annotation>
            <text:p>1</text:p>
          </table:table-cell>
          <table:table-cell table:style-name="ce111" office:value-type="float" office:value="0"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10.7579in" svg:y="12.3579in" draw:caption-point-x="-0.2402in" draw:caption-point-y="0.6031in">
              <dc:date>2019-04-11T00:00:00</dc:date>
              <text:p text:style-name="P1"><text:span text:style-name="T1">xe hư, xin đi trễ, 8h52 đến cty</text:span></text:p>
            </office:annotation>
            <text:p>0</text:p>
          </table:table-cell>
          <table:table-cell table:style-name="ce111" office:value-type="float" office:value="0">
            <text:p>0</text:p>
          </table:table-cell>
          <table:table-cell table:style-name="ce111" office:value-type="float" office:value="0.5">
            <office:annotation draw:style-name="gr3" draw:text-style-name="P1" svg:width="1.1413in" svg:height="0.5457in" svg:x="11.6902in" svg:y="12.3587in" draw:caption-point-x="-0.2402in" draw:caption-point-y="0.6024in">
              <dc:date>2019-04-12T00:00:00</dc:date>
              <text:p text:style-name="P1"><text:span text:style-name="T1">Bận việc ở trường, off sáng</text:span></text:p>
              <text:p text:style-name="P1"><text:span text:style-name="T1"/></text:p>
            </office:annotation>
            <text:p>0.5</text:p>
          </table:table-cell>
          <table:table-cell table:style-name="ce111" table:number-columns-repeated="3"/>
          <table:table-cell table:number-columns-repeated="4" table:style-name="ce111" office:value-type="float" office:value="0">
            <text:p>0</text:p>
          </table:table-cell>
          <table:table-cell table:style-name="ce111" table:number-columns-repeated="2"/>
          <table:table-cell table:style-name="ce111" office:value-type="float" office:value="1">
            <office:annotation draw:style-name="gr1" draw:text-style-name="P1" svg:width="1.1413in" svg:height="0.3902in" svg:x="16.3535in" svg:y="12.3543in" draw:caption-point-x="-0.2402in" draw:caption-point-y="0.6067in">
              <dc:date>2019-04-01T00:00:00</dc:date>
              <text:p text:style-name="P1"><text:span text:style-name="T1">Đi học + gặp thấy hướng dấn</text:span></text:p>
            </office:annotation>
            <text:p>1</text:p>
          </table:table-cell>
          <table:table-cell table:style-name="ce111" office:value-type="float" office:value="0">
            <text:p>0</text:p>
          </table:table-cell>
          <table:table-cell table:style-name="ce111" office:value-type="float" office:value="1">
            <office:annotation draw:style-name="gr1" draw:text-style-name="P1" svg:width="1.1413in" svg:height="0.3902in" svg:x="17.2858in" svg:y="12.3618in" draw:caption-point-x="-0.2402in" draw:caption-point-y="0.5992in">
              <dc:date>2019-04-24T00:00:00</dc:date>
              <text:p text:style-name="P1"><text:span text:style-name="T1">Việc cá nhân,</text:span></text:p>
            </office:annotation>
            <text:p>1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table:number-columns-repeated="5"/>
          <table:table-cell table:number-columns-repeated="987"/>
        </table:table-row>
        <table:table-row table:style-name="ro7">
          <table:table-cell table:style-name="ce42" office:value-type="float" office:value="48">
            <text:p>48</text:p>
          </table:table-cell>
          <table:table-cell table:style-name="ce44" office:value-type="string">
            <text:p>TienND</text:p>
          </table:table-cell>
          <table:table-cell table:style-name="ce101" table:formula="of:=[.F54]*[.$C$2]" office:value-type="float" office:value="250000">
            <text:p>250,000</text:p>
          </table:table-cell>
          <table:table-cell table:style-name="ce101" table:formula="of:=[.C54]-IF([.E54]=&quot;Yes&quot;;0;[.C54])" office:value-type="float" office:value="250000">
            <text:p>250,000</text:p>
          </table:table-cell>
          <table:table-cell table:style-name="ce107" table:content-validation-name="val1" office:value-type="string">
            <text:p>Yes</text:p>
          </table:table-cell>
          <table:table-cell table:style-name="ce109" table:formula="of:=COUNTIF( [.G54:.AK54]; &quot;0&quot;)" office:value-type="float" office:value="10">
            <text:p>10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office:value-type="float" office:value="0.5">
            <office:annotation draw:style-name="gr6" draw:text-style-name="P1" svg:width="1.1413in" svg:height="0.8567in" svg:x="7.4937in" svg:y="12.6035in" draw:caption-point-x="-0.2402in" draw:caption-point-y="0.6051in">
              <dc:date>2019-04-08T00:00:00</dc:date>
              <text:p text:style-name="P1"><text:span text:style-name="T1">Nhức đầu + mệt trong người, xin làm remote buổi chiều → đã làm đủ số giờ</text:span></text:p>
            </office:annotation>
            <text:p>0.5</text:p>
          </table:table-cell>
          <table:table-cell table:style-name="ce111" office:value-type="float" office:value="0.5">
            <office:annotation draw:style-name="gr2" draw:text-style-name="P1" svg:width="1.1413in" svg:height="0.7012in" svg:x="7.9598in" svg:y="12.6039in" draw:caption-point-x="-0.2402in" draw:caption-point-y="0.6047in">
              <dc:date>2019-04-04T00:00:00</dc:date>
              <text:p text:style-name="P1"><text:span text:style-name="T1">vợ bị đau lưng nhiều, phải về chăm - xin off chiều</text:span></text:p>
            </office:annotation>
            <text:p>0.5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2"/>
          <table:table-cell table:number-columns-repeated="3" table:style-name="ce111" office:value-type="float" office:value="0">
            <text:p>0</text:p>
          </table:table-cell>
          <table:table-cell table:style-name="ce111" office:value-type="float" office:value="0">
            <office:annotation draw:style-name="gr3" draw:text-style-name="P1" svg:width="1.1413in" svg:height="0.5457in" svg:x="11.224in" svg:y="12.6059in" draw:caption-point-x="-0.2402in" draw:caption-point-y="0.6028in">
              <dc:date>2019-04-11T00:00:00</dc:date>
              <text:p text:style-name="P1"><text:span text:style-name="T1">chở vợ đi khám thai xin về sớm, 4h20' về</text:span></text:p>
            </office:annotation>
            <text:p>0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3"/>
          <table:table-cell table:style-name="ce111" office:value-type="float" office:value="1">
            <office:annotation draw:style-name="gr1" draw:text-style-name="P1" svg:width="1.1413in" svg:height="0.3902in" svg:x="13.5555in" svg:y="12.6055in" draw:caption-point-x="-0.2402in" draw:caption-point-y="0.6031in">
              <dc:date>2019-04-11T00:00:00</dc:date>
              <text:p text:style-name="P1"><text:span text:style-name="T1">nghỉ thai sản vợ</text:span></text:p>
              <text:p text:style-name="P1"><text:span text:style-name="T1"/></text:p>
            </office:annotation>
            <text:p>1</text:p>
          </table:table-cell>
          <table:table-cell table:style-name="ce111" office:value-type="float" office:value="1">
            <office:annotation draw:style-name="gr1" draw:text-style-name="P1" svg:width="1.1413in" svg:height="0.3902in" svg:x="14.0217in" svg:y="12.6055in" draw:caption-point-x="-0.2402in" draw:caption-point-y="0.6031in">
              <dc:date>2019-04-11T00:00:00</dc:date>
              <text:p text:style-name="P1"><text:span text:style-name="T1">nghỉ thai sản vợ</text:span></text:p>
              <text:p text:style-name="P1"><text:span text:style-name="T1"/></text:p>
            </office:annotation>
            <text:p>1</text:p>
          </table:table-cell>
          <table:table-cell table:style-name="ce111" office:value-type="float" office:value="1">
            <office:annotation draw:style-name="gr1" draw:text-style-name="P1" svg:width="1.1413in" svg:height="0.3902in" svg:x="14.4882in" svg:y="12.6055in" draw:caption-point-x="-0.2402in" draw:caption-point-y="0.6031in">
              <dc:date>2019-04-11T00:00:00</dc:date>
              <text:p text:style-name="P1"><text:span text:style-name="T1">nghỉ thai sản vợ</text:span></text:p>
              <text:p text:style-name="P1"><text:span text:style-name="T1"/></text:p>
            </office:annotation>
            <text:p>1</text:p>
          </table:table-cell>
          <table:table-cell table:style-name="ce111" office:value-type="float" office:value="1">
            <office:annotation draw:style-name="gr1" draw:text-style-name="P1" svg:width="1.1413in" svg:height="0.3902in" svg:x="14.9543in" svg:y="12.6055in" draw:caption-point-x="-0.2402in" draw:caption-point-y="0.6031in">
              <dc:date>2019-04-11T00:00:00</dc:date>
              <text:p text:style-name="P1"><text:span text:style-name="T1">nghỉ thai sản vợ</text:span></text:p>
              <text:p text:style-name="P1"><text:span text:style-name="T1"/></text:p>
            </office:annotation>
            <text:p>1</text:p>
          </table:table-cell>
          <table:table-cell table:style-name="ce111" table:number-columns-repeated="2"/>
          <table:table-cell table:style-name="ce111" office:value-type="float" office:value="1">
            <office:annotation draw:style-name="gr1" draw:text-style-name="P1" svg:width="1.1413in" svg:height="0.3902in" svg:x="16.3535in" svg:y="12.6055in" draw:caption-point-x="-0.2402in" draw:caption-point-y="0.6031in">
              <dc:date>2019-04-11T00:00:00</dc:date>
              <text:p text:style-name="P1"><text:span text:style-name="T1">nghỉ thai sản vợ</text:span></text:p>
              <text:p text:style-name="P1"><text:span text:style-name="T1"/></text:p>
            </office:annotation>
            <text:p>1</text:p>
          </table:table-cell>
          <table:table-cell table:style-name="ce111" office:value-type="float" office:value="1">
            <office:annotation draw:style-name="gr1" draw:text-style-name="P1" svg:width="1.1413in" svg:height="0.3902in" svg:x="16.8197in" svg:y="12.6051in" draw:caption-point-x="-0.2402in" draw:caption-point-y="0.6035in">
              <dc:date>2019-04-11T00:00:00</dc:date>
              <text:p text:style-name="P1"><text:span text:style-name="T1">nghỉ thai sản vợ</text:span></text:p>
              <text:p text:style-name="P1"><text:span text:style-name="T1"/></text:p>
            </office:annotation>
            <text:p>1</text:p>
          </table:table-cell>
          <table:table-cell table:style-name="ce111" office:value-type="float" office:value="1">
            <office:annotation draw:style-name="gr1" draw:text-style-name="P1" svg:width="1.1413in" svg:height="0.3902in" svg:x="17.2858in" svg:y="12.6055in" draw:caption-point-x="-0.2402in" draw:caption-point-y="0.6031in">
              <dc:date>2019-04-11T00:00:00</dc:date>
              <text:p text:style-name="P1"><text:span text:style-name="T1">nghỉ thai sản vợ</text:span></text:p>
              <text:p text:style-name="P1"><text:span text:style-name="T1"/></text:p>
            </office:annotation>
            <text:p>1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table:number-columns-repeated="5"/>
          <table:table-cell table:number-columns-repeated="987"/>
        </table:table-row>
        <table:table-row table:style-name="ro7">
          <table:table-cell table:style-name="ce42" office:value-type="float" office:value="49">
            <text:p>49</text:p>
          </table:table-cell>
          <table:table-cell table:style-name="ce99" office:value-type="string">
            <text:p>ToanDT</text:p>
          </table:table-cell>
          <table:table-cell table:style-name="ce101" table:formula="of:=[.F55]*[.$C$2]" office:value-type="float" office:value="0">
            <text:p>0</text:p>
          </table:table-cell>
          <table:table-cell table:style-name="ce101" table:formula="of:=[.C55]-IF([.E55]=&quot;Yes&quot;;0;[.C55])" office:value-type="float" office:value="0">
            <text:p>0</text:p>
          </table:table-cell>
          <table:table-cell table:style-name="ce107" table:content-validation-name="val1"/>
          <table:table-cell table:style-name="ce109" table:formula="of:=COUNTIF( [.G55:.AK55]; &quot;0&quot;)" office:value-type="float" office:value="0">
            <text:p>0</text:p>
          </table:table-cell>
          <table:table-cell table:style-name="ce111" table:number-columns-repeated="31"/>
          <table:table-cell table:number-columns-repeated="987"/>
        </table:table-row>
        <table:table-row table:style-name="ro7">
          <table:table-cell table:style-name="ce42" office:value-type="float" office:value="50">
            <text:p>50</text:p>
          </table:table-cell>
          <table:table-cell table:style-name="ce44" office:value-type="string">
            <text:p>TuanNT</text:p>
          </table:table-cell>
          <table:table-cell table:style-name="ce101" table:formula="of:=[.F56]*[.$C$2]" office:value-type="float" office:value="475000">
            <text:p>475,000</text:p>
          </table:table-cell>
          <table:table-cell table:style-name="ce101" table:formula="of:=[.C56]-IF([.E56]=&quot;Yes&quot;;0;[.C56])" office:value-type="float" office:value="475000">
            <text:p>475,000</text:p>
          </table:table-cell>
          <table:table-cell table:style-name="ce107" table:content-validation-name="val1" office:value-type="string">
            <text:p>Yes</text:p>
          </table:table-cell>
          <table:table-cell table:style-name="ce109" table:formula="of:=COUNTIF( [.G56:.AK56]; &quot;0&quot;)" office:value-type="float" office:value="19">
            <text:p>19</text:p>
          </table:table-cell>
          <table:table-cell table:style-name="ce111" office:value-type="float" office:value="0">
            <office:annotation draw:style-name="gr2" draw:text-style-name="P1" svg:width="1.1413in" svg:height="0.7012in" svg:x="6.561in" svg:y="13.0976in" draw:caption-point-x="-0.2402in" draw:caption-point-y="0.6067in">
              <dc:date>2019-04-08T00:00:00</dc:date>
              <text:p text:style-name="P1"><text:span text:style-name="T1">Xin về sớm lúc 3h20, sẽ làm bù sau → đã làm bù đủ giờ</text:span></text:p>
            </office:annotation>
            <text:p>0</text:p>
          </table:table-cell>
          <table:table-cell table:number-columns-repeated="4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5" table:style-name="ce111" office:value-type="float" office:value="0">
            <text:p>0</text:p>
          </table:table-cell>
          <table:table-cell table:style-name="ce111" table:number-columns-repeated="3"/>
          <table:table-cell table:number-columns-repeated="4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5" table:style-name="ce111" office:value-type="float" office:value="0">
            <text:p>0</text:p>
          </table:table-cell>
          <table:table-cell table:style-name="ce111" table:number-columns-repeated="5"/>
          <table:table-cell table:number-columns-repeated="987"/>
        </table:table-row>
        <table:table-row table:style-name="ro7">
          <table:table-cell table:style-name="ce42" office:value-type="float" office:value="51">
            <text:p>51</text:p>
          </table:table-cell>
          <table:table-cell table:style-name="ce44" office:value-type="string">
            <text:p>ThaiNHQ</text:p>
          </table:table-cell>
          <table:table-cell table:style-name="ce101" table:formula="of:=[.F57]*[.$C$2]" office:value-type="float" office:value="425000">
            <text:p>425,000</text:p>
          </table:table-cell>
          <table:table-cell table:style-name="ce101" table:formula="of:=[.C57]-IF([.E57]=&quot;Yes&quot;;0;[.C57])" office:value-type="float" office:value="425000">
            <text:p>425,000</text:p>
          </table:table-cell>
          <table:table-cell table:style-name="ce107" table:content-validation-name="val1" office:value-type="string">
            <text:p>Yes</text:p>
          </table:table-cell>
          <table:table-cell table:style-name="ce109" table:formula="of:=COUNTIF( [.G57:.AK57]; &quot;0&quot;)" office:value-type="float" office:value="17">
            <text:p>17</text:p>
          </table:table-cell>
          <table:table-cell table:style-name="ce111" office:value-type="float" office:value="0">
            <office:annotation draw:style-name="gr6" draw:text-style-name="P1" svg:width="1.1413in" svg:height="0.8567in" svg:x="6.561in" svg:y="13.3453in" draw:caption-point-x="-0.2402in" draw:caption-point-y="0.6067in">
              <dc:date>2019-04-01T00:00:00</dc:date>
              <text:p text:style-name="P1"><text:span text:style-name="T1"><text:s/></text:span><text:span text:style-name="T1">dậy muộn, 8h40 đến cty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0</text:p>
          </table:table-cell>
          <table:table-cell table:style-name="ce111" office:value-type="float" office:value="0"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7.4937in" svg:y="13.3469in" draw:caption-point-x="-0.2402in" draw:caption-point-y="0.6051in">
              <dc:date>2019-04-04T00:00:00</dc:date>
              <text:p text:style-name="P1"><text:span text:style-name="T1">dậy muộn, 8h32 đến cty</text:span></text:p>
            </office:annotation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7.9598in" svg:y="13.3469in" draw:caption-point-x="-0.2402in" draw:caption-point-y="0.6051in">
              <dc:date>2019-04-04T00:00:00</dc:date>
              <text:p text:style-name="P1"><text:span text:style-name="T1">bận việc nhà, 8h39 đến cty</text:span></text:p>
            </office:annotation>
            <text:p>0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2"/>
          <table:table-cell table:number-columns-repeated="2" table:style-name="ce111" office:value-type="float" office:value="0"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10.7579in" svg:y="13.3488in" draw:caption-point-x="-0.2402in" draw:caption-point-y="0.6031in">
              <dc:date>2019-04-11T00:00:00</dc:date>
              <text:p text:style-name="P1"><text:span text:style-name="T1">dậy muộn, 8h38 đến cty</text:span></text:p>
            </office:annotation>
            <text:p>0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table:number-columns-repeated="3"/>
          <table:table-cell table:style-name="ce111" office:value-type="float" office:value="1">
            <office:annotation draw:style-name="gr4" draw:text-style-name="P1" svg:width="1.1413in" svg:height="0.2634in" svg:x="13.5555in" svg:y="13.3484in" draw:caption-point-x="-0.2402in" draw:caption-point-y="0.6035in">
              <dc:date>2019-04-09T00:00:00</dc:date>
              <text:p text:style-name="P1"><text:span text:style-name="T1">Nhà có đám giỗ</text:span></text:p>
            </office:annotation>
            <text:p>1</text:p>
          </table:table-cell>
          <table:table-cell table:number-columns-repeated="3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2" table:style-name="ce111" office:value-type="float" office:value="0">
            <text:p>0</text:p>
          </table:table-cell>
          <table:table-cell table:style-name="ce111" office:value-type="float" office:value="0.5">
            <office:annotation draw:style-name="gr1" draw:text-style-name="P1" svg:width="1.1413in" svg:height="0.3902in" svg:x="17.2858in" svg:y="13.3528in" draw:caption-point-x="-0.2402in" draw:caption-point-y="0.5992in">
              <dc:date>2019-04-24T00:00:00</dc:date>
              <text:p text:style-name="P1"><text:span text:style-name="T1">Việc cá nhân, off sáng</text:span></text:p>
            </office:annotation>
            <text:p>0.5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table:number-columns-repeated="5"/>
          <table:table-cell table:number-columns-repeated="987"/>
        </table:table-row>
        <table:table-row table:style-name="ro7">
          <table:table-cell table:style-name="ce42" office:value-type="float" office:value="52">
            <text:p>52</text:p>
          </table:table-cell>
          <table:table-cell table:style-name="ce44" office:value-type="string">
            <text:p>ThamDT</text:p>
          </table:table-cell>
          <table:table-cell table:style-name="ce101" table:formula="of:=[.F58]*[.$C$2]" office:value-type="float" office:value="450000">
            <text:p>450,000</text:p>
          </table:table-cell>
          <table:table-cell table:style-name="ce101" table:formula="of:=[.C58]-IF([.E58]=&quot;Yes&quot;;0;[.C58])" office:value-type="float" office:value="450000">
            <text:p>450,000</text:p>
          </table:table-cell>
          <table:table-cell table:style-name="ce107" table:content-validation-name="val1" office:value-type="string">
            <text:p>Yes</text:p>
          </table:table-cell>
          <table:table-cell table:style-name="ce109" table:formula="of:=COUNTIF( [.G58:.AK58]; &quot;0&quot;)" office:value-type="float" office:value="18">
            <text:p>18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office:value-type="float" office:value="0">
            <office:annotation draw:style-name="gr3" draw:text-style-name="P1" svg:width="1.1413in" svg:height="0.5457in" svg:x="7.4937in" svg:y="13.5945in" draw:caption-point-x="-0.2402in" draw:caption-point-y="0.6051in">
              <dc:date>2019-04-04T00:00:00</dc:date>
              <text:p text:style-name="P1"><text:span text:style-name="T1">ghé ngân hàng, xin đi trễ, 9h04 đến cty</text:span></text:p>
            </office:annotation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7.9598in" svg:y="13.5945in" draw:caption-point-x="-0.2402in" draw:caption-point-y="0.6051in">
              <dc:date>2019-04-04T00:00:00</dc:date>
              <text:p text:style-name="P1"><text:span text:style-name="T1">kẹt xe, 8h50 đến cty</text:span></text:p>
            </office:annotation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8.426in" svg:y="13.5953in" draw:caption-point-x="-0.2402in" draw:caption-point-y="0.6043in">
              <dc:date>2019-04-08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11" table:number-columns-repeated="2"/>
          <table:table-cell table:style-name="ce111" office:value-type="float" office:value="0">
            <office:annotation draw:style-name="gr1" draw:text-style-name="P1" svg:width="1.1413in" svg:height="0.3902in" svg:x="9.8252in" svg:y="13.5953in" draw:caption-point-x="-0.2402in" draw:caption-point-y="0.6043in">
              <dc:date>2019-04-08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10.2913in" svg:y="13.5961in" draw:caption-point-x="-0.2402in" draw:caption-point-y="0.6035in">
              <dc:date>2019-04-09T00:00:00</dc:date>
              <text:p text:style-name="P1"><text:span text:style-name="T1">kẹt xe - 8h48 đến cty</text:span></text:p>
            </office:annotation>
            <text:p>0</text:p>
          </table:table-cell>
          <table:table-cell table:number-columns-repeated="3" table:style-name="ce111" office:value-type="float" office:value="0">
            <text:p>0</text:p>
          </table:table-cell>
          <table:table-cell table:style-name="ce111" table:number-columns-repeated="3"/>
          <table:table-cell table:style-name="ce111" office:value-type="float" office:value="0">
            <office:annotation draw:style-name="gr1" draw:text-style-name="P1" svg:width="1.1413in" svg:height="0.3902in" svg:x="13.5555in" svg:y="13.5976in" draw:caption-point-x="-0.2402in" draw:caption-point-y="0.602in">
              <dc:date>2019-04-17T00:00:00</dc:date>
              <text:p text:style-name="P1"><text:span text:style-name="T1">ghé ngân hàng, 8h50' đến cty</text:span></text:p>
            </office:annotation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14.0217in" svg:y="13.5976in" draw:caption-point-x="-0.2402in" draw:caption-point-y="0.602in">
              <dc:date>2019-04-17T00:00:00</dc:date>
              <text:p text:style-name="P1"><text:span text:style-name="T1">kẹt xe, 8h38 đến cty</text:span></text:p>
            </office:annotation>
            <text:p>0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3" table:style-name="ce111" office:value-type="float" office:value="0"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17.7524in" svg:y="13.6008in" draw:caption-point-x="-0.2402in" draw:caption-point-y="0.5988in">
              <dc:date>2019-04-25T00:00:00</dc:date>
              <text:p text:style-name="P1"><text:span text:style-name="T1">lủng bánh xe, 8h51 đến cty</text:span></text:p>
            </office:annotation>
            <text:p>0</text:p>
          </table:table-cell>
          <table:table-cell table:style-name="ce111" office:value-type="float" office:value="0.5">
            <office:annotation draw:style-name="gr1" draw:text-style-name="P1" svg:width="1.1413in" svg:height="0.3902in" svg:x="18.2185in" svg:y="13.6012in" draw:caption-point-x="-0.2402in" draw:caption-point-y="0.5984in">
              <dc:date>2019-04-26T00:00:00</dc:date>
              <text:p text:style-name="P1"><text:span text:style-name="T1">Con bị sốt, off sáng</text:span></text:p>
            </office:annotation>
            <text:p>0.5</text:p>
          </table:table-cell>
          <table:table-cell table:style-name="ce111" table:number-columns-repeated="5"/>
          <table:table-cell table:number-columns-repeated="987"/>
        </table:table-row>
        <table:table-row table:style-name="ro7">
          <table:table-cell table:style-name="ce42" office:value-type="float" office:value="53">
            <text:p>53</text:p>
          </table:table-cell>
          <table:table-cell table:style-name="ce45" office:value-type="string">
            <text:p>ThanhCH</text:p>
          </table:table-cell>
          <table:table-cell table:style-name="ce101" table:formula="of:=[.F59]*[.$C$2]" office:value-type="float" office:value="425000">
            <text:p>425,000</text:p>
          </table:table-cell>
          <table:table-cell table:style-name="ce101" table:formula="of:=[.C59]-IF([.E59]=&quot;Yes&quot;;0;[.C59])" office:value-type="float" office:value="425000">
            <text:p>425,000</text:p>
          </table:table-cell>
          <table:table-cell table:style-name="ce107" table:content-validation-name="val1" office:value-type="string">
            <text:p>Yes</text:p>
          </table:table-cell>
          <table:table-cell table:style-name="ce109" table:formula="of:=COUNTIF( [.G59:.AK59]; &quot;0&quot;)" office:value-type="float" office:value="17">
            <text:p>17</text:p>
          </table:table-cell>
          <table:table-cell table:style-name="ce111" office:value-type="float" office:value="1">
            <office:annotation draw:style-name="gr1" draw:text-style-name="P1" svg:width="1.1413in" svg:height="0.3902in" svg:x="6.561in" svg:y="13.8406in" draw:caption-point-x="-0.2402in" draw:caption-point-y="0.6067in">
              <dc:date>2019-04-01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7.9598in" svg:y="13.8421in" draw:caption-point-x="-0.2402in" draw:caption-point-y="0.6051in">
              <dc:date>2019-04-04T00:00:00</dc:date>
              <text:p text:style-name="P1"><text:span text:style-name="T1">kẹt thang máy, 8h35 đến cty</text:span></text:p>
            </office:annotation>
            <text:p>0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2"/>
          <table:table-cell table:number-columns-repeated="3" table:style-name="ce111" office:value-type="float" office:value="0">
            <text:p>0</text:p>
          </table:table-cell>
          <table:table-cell table:style-name="ce111" office:value-type="float" office:value="0.5">
            <office:annotation draw:style-name="gr1" draw:text-style-name="P1" svg:width="1.1413in" svg:height="0.3902in" svg:x="11.224in" svg:y="13.8441in" draw:caption-point-x="-0.2402in" draw:caption-point-y="0.6031in">
              <dc:date>2019-04-11T00:00:00</dc:date>
              <text:p text:style-name="P1"><text:span text:style-name="T1">Đi khám bệnh, off chiều</text:span></text:p>
            </office:annotation>
            <text:p>0.5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3"/>
          <table:table-cell table:number-columns-repeated="4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4" table:style-name="ce111" office:value-type="float" office:value="0"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18.2185in" svg:y="13.8488in" draw:caption-point-x="-0.2402in" draw:caption-point-y="0.5984in">
              <dc:date>2019-04-26T00:00:00</dc:date>
              <text:p text:style-name="P1"><text:span text:style-name="T1">đau bụng, xin đi trễ, 8h55 đến cty</text:span></text:p>
            </office:annotation>
            <text:p>0</text:p>
          </table:table-cell>
          <table:table-cell table:style-name="ce111" table:number-columns-repeated="5"/>
          <table:table-cell table:number-columns-repeated="987"/>
        </table:table-row>
        <table:table-row table:style-name="ro7">
          <table:table-cell table:style-name="ce42" office:value-type="float" office:value="54">
            <text:p>54</text:p>
          </table:table-cell>
          <table:table-cell table:style-name="ce46" office:value-type="string">
            <text:p>ThienTM</text:p>
          </table:table-cell>
          <table:table-cell table:style-name="ce102" table:formula="of:=[.F60]*[.$C$2]" office:value-type="float" office:value="375000">
            <text:p>375,000</text:p>
          </table:table-cell>
          <table:table-cell table:style-name="ce102" table:formula="of:=[.C60]-IF([.E60]=&quot;Yes&quot;;0;[.C60])" office:value-type="float" office:value="375000">
            <text:p>375,000</text:p>
          </table:table-cell>
          <table:table-cell table:style-name="ce108" table:content-validation-name="val1" office:value-type="string">
            <text:p>Yes</text:p>
          </table:table-cell>
          <table:table-cell table:style-name="ce109" table:formula="of:=COUNTIF( [.G60:.AK60]; &quot;0&quot;)" office:value-type="float" office:value="15">
            <text:p>15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office:value-type="float" office:value="0.5">
            <office:annotation draw:style-name="gr3" draw:text-style-name="P5" svg:width="1.1413in" svg:height="0.5457in" svg:x="7.4937in" svg:y="14.0937in" draw:caption-point-x="-0.2402in" draw:caption-point-y="0.6012in">
              <dc:date>2019-04-04T00:00:00</dc:date>
              <text:p text:style-name="P5"><text:span text:style-name="T4">Lên trường gặp thầy hướng dẫn, off chiều</text:span></text:p>
            </office:annotation>
            <text:p>0.5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2" table:style-name="ce111" office:value-type="float" office:value="0">
            <text:p>0</text:p>
          </table:table-cell>
          <table:table-cell table:style-name="ce111" office:value-type="float" office:value="0.5">
            <office:annotation draw:style-name="gr8" draw:text-style-name="P5" svg:width="1.1413in" svg:height="1.0122in" svg:x="10.7579in" svg:y="14.0941in" draw:caption-point-x="-0.2402in" draw:caption-point-y="0.6008in">
              <dc:date>2019-05-02T00:00:00</dc:date>
              <text:p text:style-name="P5"><text:span text:style-name="T4">Ghé ngân hàng, xin đi trễ, 9h đến cty</text:span></text:p>
              <text:p text:style-name="P5"><text:span text:style-name="T4">Lên trường gặp thầy hướng dẫn, off chiều</text:span></text:p>
            </office:annotation>
            <text:p>0.5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table:number-columns-repeated="3"/>
          <table:table-cell table:number-columns-repeated="4" table:style-name="ce111" office:value-type="float" office:value="0">
            <text:p>0</text:p>
          </table:table-cell>
          <table:table-cell table:style-name="ce111" table:number-columns-repeated="2"/>
          <table:table-cell table:style-name="ce111" office:value-type="float" office:value="1">
            <office:annotation draw:style-name="gr4" draw:text-style-name="P7" svg:width="1.1413in" svg:height="0.2634in" svg:x="16.3535in" svg:y="14.0945in" draw:caption-point-x="-0.2402in" draw:caption-point-y="0.6004in">
              <dc:date>2019-04-22T00:00:00</dc:date>
              <text:p text:style-name="P7"><text:span text:style-name="T5">Cảm + sốt</text:span></text:p>
            </office:annotation>
            <text:p>1</text:p>
          </table:table-cell>
          <table:table-cell table:style-name="ce111" office:value-type="float" office:value="0">
            <text:p>0</text:p>
          </table:table-cell>
          <table:table-cell table:style-name="ce111" office:value-type="float" office:value="0.5">
            <office:annotation draw:style-name="gr1" draw:text-style-name="P1" svg:width="1.1413in" svg:height="0.3902in" svg:x="17.2858in" svg:y="14.0953in" draw:caption-point-x="-0.2402in" draw:caption-point-y="0.5996in">
              <dc:date>2019-04-24T00:00:00</dc:date>
              <text:p text:style-name="P1"><text:span text:style-name="T1">Lên trường, off chiều</text:span></text:p>
            </office:annotation>
            <text:p>0.5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table:number-columns-repeated="5"/>
          <table:table-cell table:number-columns-repeated="987"/>
        </table:table-row>
        <table:table-row table:style-name="ro7">
          <table:table-cell table:style-name="ce42" office:value-type="float" office:value="55">
            <text:p>55</text:p>
          </table:table-cell>
          <table:table-cell table:style-name="ce99" office:value-type="string">
            <text:p>ThinhCT</text:p>
          </table:table-cell>
          <table:table-cell table:style-name="ce101" table:formula="of:=[.F61]*[.$C$2]" office:value-type="float" office:value="0">
            <text:p>0</text:p>
          </table:table-cell>
          <table:table-cell table:style-name="ce101" table:formula="of:=[.C61]-IF([.E61]=&quot;Yes&quot;;0;[.C61])" office:value-type="float" office:value="0">
            <text:p>0</text:p>
          </table:table-cell>
          <table:table-cell table:style-name="ce107" table:content-validation-name="val1"/>
          <table:table-cell table:style-name="ce109" table:formula="of:=COUNTIF( [.G61:.AK61]; &quot;0&quot;)" office:value-type="float" office:value="0">
            <text:p>0</text:p>
          </table:table-cell>
          <table:table-cell table:style-name="ce111" table:number-columns-repeated="31"/>
          <table:table-cell table:number-columns-repeated="987"/>
        </table:table-row>
        <table:table-row table:style-name="ro7">
          <table:table-cell table:style-name="ce42" office:value-type="float" office:value="56">
            <text:p>56</text:p>
          </table:table-cell>
          <table:table-cell table:style-name="ce44" office:value-type="string">
            <text:p>ThinhT</text:p>
          </table:table-cell>
          <table:table-cell table:style-name="ce101" table:formula="of:=[.F62]*[.$C$2]" office:value-type="float" office:value="450000">
            <text:p>450,000</text:p>
          </table:table-cell>
          <table:table-cell table:style-name="ce101" table:formula="of:=[.C62]-IF([.E62]=&quot;Yes&quot;;0;[.C62])" office:value-type="float" office:value="450000">
            <text:p>450,000</text:p>
          </table:table-cell>
          <table:table-cell table:style-name="ce107" table:content-validation-name="val1" office:value-type="string">
            <text:p>Yes</text:p>
          </table:table-cell>
          <table:table-cell table:style-name="ce109" table:formula="of:=COUNTIF( [.G62:.AK62]; &quot;0&quot;)" office:value-type="float" office:value="18">
            <text:p>18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7.4937in" svg:y="14.585in" draw:caption-point-x="-0.2402in" draw:caption-point-y="0.6051in">
              <dc:date>2019-04-04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5" table:style-name="ce111" office:value-type="float" office:value="0">
            <text:p>0</text:p>
          </table:table-cell>
          <table:table-cell table:style-name="ce111" table:number-columns-repeated="3"/>
          <table:table-cell table:number-columns-repeated="4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4" table:style-name="ce111" office:value-type="float" office:value="0">
            <text:p>0</text:p>
          </table:table-cell>
          <table:table-cell table:style-name="ce111" office:value-type="float" office:value="0.5">
            <office:annotation draw:style-name="gr1" draw:text-style-name="P1" svg:width="1.1413in" svg:height="0.3902in" svg:x="18.2185in" svg:y="14.5917in" draw:caption-point-x="-0.2402in" draw:caption-point-y="0.5984in">
              <dc:date>2019-04-26T00:00:00</dc:date>
              <text:p text:style-name="P1"><text:span text:style-name="T1">Ra bến xe về quê, off chiều</text:span></text:p>
            </office:annotation>
            <text:p>0.5</text:p>
          </table:table-cell>
          <table:table-cell table:style-name="ce111" table:number-columns-repeated="5"/>
          <table:table-cell table:number-columns-repeated="987"/>
        </table:table-row>
        <table:table-row table:style-name="ro7">
          <table:table-cell table:style-name="ce42" office:value-type="float" office:value="57">
            <text:p>57</text:p>
          </table:table-cell>
          <table:table-cell table:style-name="ce44" office:value-type="string">
            <text:p>ThuyLTT</text:p>
          </table:table-cell>
          <table:table-cell table:style-name="ce101" table:formula="of:=[.F63]*[.$C$2]" office:value-type="float" office:value="375000">
            <text:p>375,000</text:p>
          </table:table-cell>
          <table:table-cell table:style-name="ce101" table:formula="of:=[.C63]-IF([.E63]=&quot;Yes&quot;;0;[.C63])" office:value-type="float" office:value="375000">
            <text:p>375,000</text:p>
          </table:table-cell>
          <table:table-cell table:style-name="ce107" table:content-validation-name="val1" office:value-type="string">
            <text:p>Yes</text:p>
          </table:table-cell>
          <table:table-cell table:style-name="ce109" table:formula="of:=COUNTIF( [.G63:.AK63]; &quot;0&quot;)" office:value-type="float" office:value="15">
            <text:p>15</text:p>
          </table:table-cell>
          <table:table-cell table:style-name="ce111" office:value-type="float" office:value="1">
            <office:annotation draw:style-name="gr4" draw:text-style-name="P1" svg:width="1.1413in" svg:height="0.2634in" svg:x="6.561in" svg:y="14.8311in" draw:caption-point-x="-0.2402in" draw:caption-point-y="0.6067in">
              <dc:date>2019-04-01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3" table:style-name="ce111" office:value-type="float" office:value="0"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8.426in" svg:y="14.8335in" draw:caption-point-x="-0.2402in" draw:caption-point-y="0.6043in">
              <dc:date>2019-04-08T00:00:00</dc:date>
              <text:p text:style-name="P1"><text:span text:style-name="T1">mệt, xin đi trễ, 9h56 đến cty</text:span></text:p>
            </office:annotation>
            <text:p>0</text:p>
          </table:table-cell>
          <table:table-cell table:style-name="ce111" table:number-columns-repeated="2"/>
          <table:table-cell table:style-name="ce111" office:value-type="float" office:value="0">
            <office:annotation draw:style-name="gr3" draw:text-style-name="P1" svg:width="1.1413in" svg:height="0.5457in" svg:x="9.8252in" svg:y="14.8335in" draw:caption-point-x="-0.2402in" draw:caption-point-y="0.6043in">
              <dc:date>2019-04-08T00:00:00</dc:date>
              <text:p text:style-name="P1"><text:span text:style-name="T1">bận việc nhà, xin đi trễ, 9h30 đến cty</text:span></text:p>
            </office:annotation>
            <text:p>0</text:p>
          </table:table-cell>
          <table:table-cell table:style-name="ce111" office:value-type="float" office:value="0">
            <text:p>0</text:p>
          </table:table-cell>
          <table:table-cell table:style-name="ce111" office:value-type="float" office:value="0.5">
            <office:annotation draw:style-name="gr3" draw:text-style-name="P1" svg:width="1.1413in" svg:height="0.5457in" svg:x="10.7579in" svg:y="14.8346in" draw:caption-point-x="-0.2402in" draw:caption-point-y="0.6031in">
              <dc:date>2019-04-11T00:00:00</dc:date>
              <text:p text:style-name="P1"><text:span text:style-name="T1">Mệt, xin đi trễ</text:span></text:p>
              <text:p text:style-name="P1"><text:span text:style-name="T1">1h43 đến cty → tính off sáng</text:span></text:p>
            </office:annotation>
            <text:p>0.5</text:p>
          </table:table-cell>
          <table:table-cell table:style-name="ce111" office:value-type="float" office:value="0.5">
            <office:annotation draw:style-name="gr3" draw:text-style-name="P1" svg:width="1.1413in" svg:height="0.5457in" svg:x="11.224in" svg:y="14.8346in" draw:caption-point-x="-0.2402in" draw:caption-point-y="0.6031in">
              <dc:date>2019-04-11T00:00:00</dc:date>
              <text:p text:style-name="P1"><text:span text:style-name="T1">Off chiều theo plan</text:span></text:p>
              <text:p text:style-name="P1"><text:span text:style-name="T1"/></text:p>
            </office:annotation>
            <text:p>0.5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3"/>
          <table:table-cell table:style-name="ce111" office:value-type="float" office:value="0"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14.0217in" svg:y="14.8358in" draw:caption-point-x="-0.2402in" draw:caption-point-y="0.602in">
              <dc:date>2019-04-17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11" office:value-type="float" office:value="0">
            <office:annotation draw:style-name="gr3" draw:text-style-name="P1" svg:width="1.1413in" svg:height="0.5457in" svg:x="14.4882in" svg:y="14.8366in" draw:caption-point-x="-0.2402in" draw:caption-point-y="0.6012in">
              <dc:date>2019-04-18T00:00:00</dc:date>
              <text:p text:style-name="P1"><text:span text:style-name="T1">ngủ quên, 8h41 đến cty</text:span></text:p>
              <text:p text:style-name="P1"><text:span text:style-name="T1"/></text:p>
            </office:annotation>
            <text:p>0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2"/>
          <table:table-cell table:style-name="ce111" office:value-type="float" office:value="0">
            <office:annotation draw:style-name="gr8" draw:text-style-name="P1" svg:width="1.1413in" svg:height="1.0122in" svg:x="16.3535in" svg:y="14.8378in" draw:caption-point-x="-0.2402in" draw:caption-point-y="0.6in">
              <dc:date>2019-04-22T00:00:00</dc:date>
              <text:p text:style-name="P1"><text:span text:style-name="T1">ghé ngân hàng (việc công ty), xin đi trễ, 9h08 đến cty</text:span></text:p>
              <text:p text:style-name="P1"><text:span text:style-name="T1">Có hẹn với cô kế toán, 11h rời cty</text:span></text:p>
            </office:annotation>
            <text:p>0</text:p>
          </table:table-cell>
          <table:table-cell table:style-name="ce111" office:value-type="float" office:value="1">
            <office:annotation draw:style-name="gr4" draw:text-style-name="P1" svg:width="1.1413in" svg:height="0.2634in" svg:x="16.8197in" svg:y="14.8398in" draw:caption-point-x="-0.2402in" draw:caption-point-y="0.598in">
              <dc:date>2019-05-02T00:00:00</dc:date>
              <text:p text:style-name="P1"><text:span text:style-name="T1">Bận việc nhà</text:span></text:p>
            </office:annotation>
            <text:p>1</text:p>
          </table:table-cell>
          <table:table-cell table:number-columns-repeated="3" table:style-name="ce111" office:value-type="float" office:value="0">
            <text:p>0</text:p>
          </table:table-cell>
          <table:table-cell table:style-name="ce111" table:number-columns-repeated="5"/>
          <table:table-cell table:number-columns-repeated="987"/>
        </table:table-row>
        <table:table-row table:style-name="ro7">
          <table:table-cell table:style-name="ce42" office:value-type="float" office:value="58">
            <text:p>58</text:p>
          </table:table-cell>
          <table:table-cell table:style-name="ce44" office:value-type="string">
            <text:p>ThuyNTX</text:p>
          </table:table-cell>
          <table:table-cell table:style-name="ce101" table:formula="of:=[.F64]*[.$C$2]" office:value-type="float" office:value="450000">
            <text:p>450,000</text:p>
          </table:table-cell>
          <table:table-cell table:style-name="ce101" table:formula="of:=[.C64]-IF([.E64]=&quot;Yes&quot;;0;[.C64])" office:value-type="float" office:value="450000">
            <text:p>450,000</text:p>
          </table:table-cell>
          <table:table-cell table:style-name="ce107" table:content-validation-name="val1" office:value-type="string">
            <text:p>Yes</text:p>
          </table:table-cell>
          <table:table-cell table:style-name="ce109" table:formula="of:=COUNTIF( [.G64:.AK64]; &quot;0&quot;)" office:value-type="float" office:value="18">
            <text:p>18</text:p>
          </table:table-cell>
          <table:table-cell table:number-columns-repeated="5" table:style-name="ce111" office:value-type="float" office:value="0">
            <text:p>0</text:p>
          </table:table-cell>
          <table:table-cell table:style-name="ce111" table:number-columns-repeated="2"/>
          <table:table-cell table:style-name="ce111" office:value-type="float" office:value="1">
            <office:annotation draw:style-name="gr4" draw:text-style-name="P1" svg:width="1.1413in" svg:height="0.2634in" svg:x="9.8252in" svg:y="15.0811in" draw:caption-point-x="-0.2402in" draw:caption-point-y="0.6043in">
              <dc:date>2019-04-08T00:00:00</dc:date>
              <text:p text:style-name="P1"><text:span text:style-name="T1">Cảm sốt</text:span></text:p>
            </office:annotation>
            <text:p>1</text:p>
          </table:table-cell>
          <table:table-cell table:number-columns-repeated="4" table:style-name="ce111" office:value-type="float" office:value="0">
            <text:p>0</text:p>
          </table:table-cell>
          <table:table-cell table:style-name="ce111" table:number-columns-repeated="3"/>
          <table:table-cell table:style-name="ce111" office:value-type="float" office:value="0"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14.0217in" svg:y="15.0835in" draw:caption-point-x="-0.2402in" draw:caption-point-y="0.602in">
              <dc:date>2019-04-17T00:00:00</dc:date>
              <text:p text:style-name="P1"><text:span text:style-name="T1">ngủ quên, 8h52 đến cty</text:span></text:p>
            </office:annotation>
            <text:p>0</text:p>
          </table:table-cell>
          <table:table-cell table:style-name="ce111" office:value-type="float" office:value="0"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14.9543in" svg:y="15.085in" draw:caption-point-x="-0.2402in" draw:caption-point-y="0.6004in">
              <dc:date>2019-04-19T00:00:00</dc:date>
              <text:p text:style-name="P1"><text:span text:style-name="T1">ngủ quên, 8h38 đến cty</text:span></text:p>
            </office:annotation>
            <text:p>0</text:p>
          </table:table-cell>
          <table:table-cell table:style-name="ce111" table:number-columns-repeated="2"/>
          <table:table-cell table:style-name="ce111" office:value-type="float" office:value="0">
            <office:annotation draw:style-name="gr3" draw:text-style-name="P1" svg:width="1.1413in" svg:height="0.5457in" svg:x="16.3535in" svg:y="15.0854in" draw:caption-point-x="-0.2402in" draw:caption-point-y="0.6in">
              <dc:date>2019-04-22T00:00:00</dc:date>
              <text:p text:style-name="P1"><text:span text:style-name="T1">ghé ngân hàng, xin đi trễ, 9h22 đến cty</text:span></text:p>
            </office:annotation>
            <text:p>0</text:p>
          </table:table-cell>
          <table:table-cell table:style-name="ce111" office:value-type="float" office:value="0"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17.2858in" svg:y="15.0862in" draw:caption-point-x="-0.2402in" draw:caption-point-y="0.5992in">
              <dc:date>2019-04-24T00:00:00</dc:date>
              <text:p text:style-name="P1"><text:span text:style-name="T1">ngủ quên, 8h36 đến cty</text:span></text:p>
            </office:annotation>
            <text:p>0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table:number-columns-repeated="5"/>
          <table:table-cell table:number-columns-repeated="987"/>
        </table:table-row>
        <table:table-row table:style-name="ro7">
          <table:table-cell table:style-name="ce42" office:value-type="float" office:value="59">
            <text:p>59</text:p>
          </table:table-cell>
          <table:table-cell table:style-name="ce44" office:value-type="string">
            <text:p>ThuyenTTN</text:p>
          </table:table-cell>
          <table:table-cell table:style-name="ce101" table:formula="of:=[.F65]*[.$C$2]" office:value-type="float" office:value="475000">
            <text:p>475,000</text:p>
          </table:table-cell>
          <table:table-cell table:style-name="ce101" table:formula="of:=[.C65]-IF([.E65]=&quot;Yes&quot;;0;[.C65])" office:value-type="float" office:value="475000">
            <text:p>475,000</text:p>
          </table:table-cell>
          <table:table-cell table:style-name="ce107" table:content-validation-name="val1" office:value-type="string">
            <text:p>Yes</text:p>
          </table:table-cell>
          <table:table-cell table:style-name="ce109" table:formula="of:=COUNTIF( [.G65:.AK65]; &quot;0&quot;)" office:value-type="float" office:value="19">
            <text:p>19</text:p>
          </table:table-cell>
          <table:table-cell table:number-columns-repeated="5" table:style-name="ce111" office:value-type="float" office:value="0">
            <text:p>0</text:p>
          </table:table-cell>
          <table:table-cell table:style-name="ce111" table:number-columns-repeated="2"/>
          <table:table-cell table:style-name="ce111" office:value-type="float" office:value="0"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10.2913in" svg:y="15.3299in" draw:caption-point-x="-0.2402in" draw:caption-point-y="0.6035in">
              <dc:date>2019-04-09T00:00:00</dc:date>
              <text:p text:style-name="P1"><text:span text:style-name="T1">mệt, xin đi trễ, 9h52 đến cty</text:span></text:p>
            </office:annotation>
            <text:p>0</text:p>
          </table:table-cell>
          <table:table-cell table:number-columns-repeated="3" table:style-name="ce111" office:value-type="float" office:value="0">
            <text:p>0</text:p>
          </table:table-cell>
          <table:table-cell table:style-name="ce111" table:number-columns-repeated="3"/>
          <table:table-cell table:number-columns-repeated="4" table:style-name="ce111" office:value-type="float" office:value="0">
            <text:p>0</text:p>
          </table:table-cell>
          <table:table-cell table:style-name="ce111" table:number-columns-repeated="2"/>
          <table:table-cell table:style-name="ce111" office:value-type="float" office:value="0"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16.8197in" svg:y="15.3339in" draw:caption-point-x="-0.2402in" draw:caption-point-y="0.5996in">
              <dc:date>2019-04-23T00:00:00</dc:date>
              <text:p text:style-name="P1"><text:span text:style-name="T1">Mệt, xin đi trễ, 9h45 đến cty</text:span></text:p>
            </office:annotation>
            <text:p>0</text:p>
          </table:table-cell>
          <table:table-cell table:number-columns-repeated="3" table:style-name="ce111" office:value-type="float" office:value="0">
            <text:p>0</text:p>
          </table:table-cell>
          <table:table-cell table:style-name="ce111" table:number-columns-repeated="5"/>
          <table:table-cell table:number-columns-repeated="987"/>
        </table:table-row>
        <table:table-row table:style-name="ro7">
          <table:table-cell table:style-name="ce42" office:value-type="float" office:value="60">
            <text:p>60</text:p>
          </table:table-cell>
          <table:table-cell table:style-name="ce44" office:value-type="string">
            <text:p>TrietVM</text:p>
          </table:table-cell>
          <table:table-cell table:style-name="ce101" table:formula="of:=[.F66]*[.$C$2]" office:value-type="float" office:value="425000">
            <text:p>425,000</text:p>
          </table:table-cell>
          <table:table-cell table:style-name="ce101" table:formula="of:=[.C66]-IF([.E66]=&quot;Yes&quot;;0;[.C66])" office:value-type="float" office:value="425000">
            <text:p>425,000</text:p>
          </table:table-cell>
          <table:table-cell table:style-name="ce107" table:content-validation-name="val1" office:value-type="string">
            <text:p>Yes</text:p>
          </table:table-cell>
          <table:table-cell table:style-name="ce109" table:formula="of:=COUNTIF( [.G66:.AK66]; &quot;0&quot;)" office:value-type="float" office:value="17">
            <text:p>17</text:p>
          </table:table-cell>
          <table:table-cell table:number-columns-repeated="5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5" table:style-name="ce111" office:value-type="float" office:value="0">
            <text:p>0</text:p>
          </table:table-cell>
          <table:table-cell table:style-name="ce111" table:number-columns-repeated="3"/>
          <table:table-cell table:number-columns-repeated="4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2" table:style-name="ce111" office:value-type="float" office:value="0">
            <text:p>0</text:p>
          </table:table-cell>
          <table:table-cell table:style-name="ce111" office:value-type="float" office:value="0.5">
            <office:annotation draw:style-name="gr2" draw:text-style-name="P1" svg:width="1.1413in" svg:height="0.7012in" svg:x="17.2858in" svg:y="15.5819in" draw:caption-point-x="-0.2402in" draw:caption-point-y="0.5992in">
              <dc:date>2019-04-24T00:00:00</dc:date>
              <text:p text:style-name="P1"><text:span text:style-name="T1">lên trường lấy đồng phục + tập dợt cho lễ tốt nghiệp, off chiều</text:span></text:p>
            </office:annotation>
            <text:p>0.5</text:p>
          </table:table-cell>
          <table:table-cell table:style-name="ce111" office:value-type="float" office:value="0.5">
            <office:annotation draw:style-name="gr1" draw:text-style-name="P1" svg:width="1.1413in" svg:height="0.3902in" svg:x="17.7524in" svg:y="15.5819in" draw:caption-point-x="-0.2402in" draw:caption-point-y="0.5992in">
              <dc:date>2019-04-24T00:00:00</dc:date>
              <text:p text:style-name="P1"><text:span text:style-name="T1">Làm lễ tốt nghiệp, off sáng</text:span></text:p>
            </office:annotation>
            <text:p>0.5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5"/>
          <table:table-cell table:number-columns-repeated="987"/>
        </table:table-row>
        <table:table-row table:style-name="ro7">
          <table:table-cell table:style-name="ce42" office:value-type="float" office:value="61">
            <text:p>61</text:p>
          </table:table-cell>
          <table:table-cell table:style-name="ce44" office:value-type="string">
            <text:p>TrucPDT</text:p>
          </table:table-cell>
          <table:table-cell table:style-name="ce101" table:formula="of:=[.F67]*[.$C$2]" office:value-type="float" office:value="475000">
            <text:p>475,000</text:p>
          </table:table-cell>
          <table:table-cell table:style-name="ce101" table:formula="of:=[.C67]-IF([.E67]=&quot;Yes&quot;;0;[.C67])" office:value-type="float" office:value="475000">
            <text:p>475,000</text:p>
          </table:table-cell>
          <table:table-cell table:style-name="ce107" table:content-validation-name="val1" office:value-type="string">
            <text:p>Yes</text:p>
          </table:table-cell>
          <table:table-cell table:style-name="ce109" table:formula="of:=COUNTIF( [.G67:.AK67]; &quot;0&quot;)" office:value-type="float" office:value="19">
            <text:p>19</text:p>
          </table:table-cell>
          <table:table-cell table:number-columns-repeated="5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5" table:style-name="ce111" office:value-type="float" office:value="0">
            <text:p>0</text:p>
          </table:table-cell>
          <table:table-cell table:style-name="ce111" table:number-columns-repeated="3"/>
          <table:table-cell table:number-columns-repeated="4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5" table:style-name="ce111" office:value-type="float" office:value="0">
            <text:p>0</text:p>
          </table:table-cell>
          <table:table-cell table:style-name="ce111" table:number-columns-repeated="5"/>
          <table:table-cell table:number-columns-repeated="987"/>
        </table:table-row>
        <table:table-row table:style-name="ro7">
          <table:table-cell table:style-name="ce42" office:value-type="float" office:value="62">
            <text:p>62</text:p>
          </table:table-cell>
          <table:table-cell table:style-name="ce44" office:value-type="string">
            <text:p>VinhNT</text:p>
          </table:table-cell>
          <table:table-cell table:style-name="ce101" table:formula="of:=[.F68]*[.$C$2]" office:value-type="float" office:value="475000">
            <text:p>475,000</text:p>
          </table:table-cell>
          <table:table-cell table:style-name="ce101" table:formula="of:=[.C68]-IF([.E68]=&quot;Yes&quot;;0;[.C68])" office:value-type="float" office:value="475000">
            <text:p>475,000</text:p>
          </table:table-cell>
          <table:table-cell table:style-name="ce107" table:content-validation-name="val1" office:value-type="string">
            <text:p>Yes</text:p>
          </table:table-cell>
          <table:table-cell table:style-name="ce109" table:formula="of:=COUNTIF( [.G68:.AK68]; &quot;0&quot;)" office:value-type="float" office:value="19">
            <text:p>19</text:p>
          </table:table-cell>
          <table:table-cell table:number-columns-repeated="5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5" table:style-name="ce111" office:value-type="float" office:value="0">
            <text:p>0</text:p>
          </table:table-cell>
          <table:table-cell table:style-name="ce111" table:number-columns-repeated="3"/>
          <table:table-cell table:number-columns-repeated="4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5" table:style-name="ce111" office:value-type="float" office:value="0">
            <text:p>0</text:p>
          </table:table-cell>
          <table:table-cell table:style-name="ce111" table:number-columns-repeated="5"/>
          <table:table-cell table:number-columns-repeated="987"/>
        </table:table-row>
        <table:table-row table:style-name="ro7">
          <table:table-cell table:style-name="ce42" office:value-type="float" office:value="63">
            <text:p>63</text:p>
          </table:table-cell>
          <table:table-cell table:style-name="ce44" office:value-type="string">
            <text:p>VinhP</text:p>
          </table:table-cell>
          <table:table-cell table:style-name="ce101" table:formula="of:=[.F69]*[.$C$2]" office:value-type="float" office:value="450000">
            <text:p>450,000</text:p>
          </table:table-cell>
          <table:table-cell table:style-name="ce101" table:formula="of:=[.C69]-IF([.E69]=&quot;Yes&quot;;0;[.C69])" office:value-type="float" office:value="450000">
            <text:p>450,000</text:p>
          </table:table-cell>
          <table:table-cell table:style-name="ce107" table:content-validation-name="val1" office:value-type="string">
            <text:p>Yes</text:p>
          </table:table-cell>
          <table:table-cell table:style-name="ce109" table:formula="of:=COUNTIF( [.G69:.AK69]; &quot;0&quot;)" office:value-type="float" office:value="18">
            <text:p>18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office:value-type="float" office:value="0.5">
            <office:annotation draw:style-name="gr1" draw:text-style-name="P1" svg:width="1.1413in" svg:height="0.3902in" svg:x="7.4937in" svg:y="16.3189in" draw:caption-point-x="-0.2402in" draw:caption-point-y="0.6051in">
              <dc:date>2019-04-04T00:00:00</dc:date>
              <text:p text:style-name="P1"><text:span text:style-name="T1">Tái khám, off chiều</text:span></text:p>
            </office:annotation>
            <text:p>0.5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5" table:style-name="ce111" office:value-type="float" office:value="0">
            <text:p>0</text:p>
          </table:table-cell>
          <table:table-cell table:style-name="ce111" table:number-columns-repeated="3"/>
          <table:table-cell table:number-columns-repeated="4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5" table:style-name="ce111" office:value-type="float" office:value="0">
            <text:p>0</text:p>
          </table:table-cell>
          <table:table-cell table:style-name="ce111" table:number-columns-repeated="5"/>
          <table:table-cell table:number-columns-repeated="987"/>
        </table:table-row>
        <table:table-row table:style-name="ro7">
          <table:table-cell table:style-name="ce42" office:value-type="float" office:value="64">
            <text:p>64</text:p>
          </table:table-cell>
          <table:table-cell table:style-name="ce45" office:value-type="string">
            <text:p>ViTHT</text:p>
          </table:table-cell>
          <table:table-cell table:style-name="ce101" table:formula="of:=[.F70]*[.$C$2]" office:value-type="float" office:value="425000">
            <text:p>425,000</text:p>
          </table:table-cell>
          <table:table-cell table:style-name="ce101" table:formula="of:=[.C70]-IF([.E70]=&quot;Yes&quot;;0;[.C70])" office:value-type="float" office:value="425000">
            <text:p>425,000</text:p>
          </table:table-cell>
          <table:table-cell table:style-name="ce107" table:content-validation-name="val1" office:value-type="string">
            <text:p>Yes</text:p>
          </table:table-cell>
          <table:table-cell table:style-name="ce109" table:formula="of:=COUNTIF( [.G70:.AK70]; &quot;0&quot;)" office:value-type="float" office:value="17">
            <text:p>17</text:p>
          </table:table-cell>
          <table:table-cell table:number-columns-repeated="5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2" table:style-name="ce111" office:value-type="float" office:value="0">
            <text:p>0</text:p>
          </table:table-cell>
          <table:table-cell table:style-name="ce111" office:value-type="float" office:value="0.5">
            <office:annotation draw:style-name="gr3" draw:text-style-name="P1" svg:width="1.1413in" svg:height="0.5457in" svg:x="10.7579in" svg:y="16.5685in" draw:caption-point-x="-0.2402in" draw:caption-point-y="0.6031in">
              <dc:date>2019-04-11T00:00:00</dc:date>
              <text:p text:style-name="P1"><text:span text:style-name="T1">Lên trường, off sáng</text:span></text:p>
              <text:p text:style-name="P1"><text:span text:style-name="T1">2h08 đến cty</text:span></text:p>
            </office:annotation>
            <text:p>0.5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table:number-columns-repeated="3"/>
          <table:table-cell table:style-name="ce111" office:value-type="float" office:value="0">
            <office:annotation draw:style-name="gr3" draw:text-style-name="P1" svg:width="1.1413in" svg:height="0.5457in" svg:x="13.5555in" svg:y="16.5697in" draw:caption-point-x="-0.2402in" draw:caption-point-y="0.602in">
              <dc:date>2019-04-17T00:00:00</dc:date>
              <text:p text:style-name="P1"><text:span text:style-name="T1">đăng ký thi anh văn, xin đi trễ, 9h45 đến cty</text:span></text:p>
            </office:annotation>
            <text:p>0</text:p>
          </table:table-cell>
          <table:table-cell table:number-columns-repeated="3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4" table:style-name="ce111" office:value-type="float" office:value="0">
            <text:p>0</text:p>
          </table:table-cell>
          <table:table-cell table:style-name="ce111" office:value-type="float" office:value="1">
            <office:annotation draw:style-name="gr4" draw:text-style-name="P1" svg:width="1.1413in" svg:height="0.2634in" svg:x="18.2185in" svg:y="16.5732in" draw:caption-point-x="-0.2402in" draw:caption-point-y="0.5984in">
              <dc:date>2019-04-26T00:00:00</dc:date>
              <text:p text:style-name="P1"><text:span text:style-name="T1">Thi tiếng anh</text:span></text:p>
            </office:annotation>
            <text:p>1</text:p>
          </table:table-cell>
          <table:table-cell table:style-name="ce111" table:number-columns-repeated="5"/>
          <table:table-cell table:number-columns-repeated="987"/>
        </table:table-row>
        <table:table-row table:style-name="ro7">
          <table:table-cell table:style-name="ce42" office:value-type="float" office:value="65">
            <text:p>65</text:p>
          </table:table-cell>
          <table:table-cell table:style-name="ce45" office:value-type="string">
            <text:p>VuPTM</text:p>
          </table:table-cell>
          <table:table-cell table:style-name="ce101" table:formula="of:=[.F71]*[.$C$2]" office:value-type="float" office:value="475000">
            <text:p>475,000</text:p>
          </table:table-cell>
          <table:table-cell table:style-name="ce101" table:formula="of:=[.C71]-IF([.E71]=&quot;Yes&quot;;0;[.C71])" office:value-type="float" office:value="475000">
            <text:p>475,000</text:p>
          </table:table-cell>
          <table:table-cell table:style-name="ce107" table:content-validation-name="val1" office:value-type="string">
            <text:p>Yes</text:p>
          </table:table-cell>
          <table:table-cell table:style-name="ce109" table:formula="of:=COUNTIF( [.G71:.AK71]; &quot;0&quot;)" office:value-type="float" office:value="19">
            <text:p>19</text:p>
          </table:table-cell>
          <table:table-cell table:number-columns-repeated="5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5" table:style-name="ce111" office:value-type="float" office:value="0">
            <text:p>0</text:p>
          </table:table-cell>
          <table:table-cell table:style-name="ce111"/>
          <table:table-cell table:style-name="ce116" table:number-columns-repeated="2"/>
          <table:table-cell table:number-columns-repeated="4" table:style-name="ce111" office:value-type="float" office:value="0">
            <text:p>0</text:p>
          </table:table-cell>
          <table:table-cell table:style-name="ce116"/>
          <table:table-cell table:style-name="ce111"/>
          <table:table-cell table:number-columns-repeated="5" table:style-name="ce111" office:value-type="float" office:value="0">
            <text:p>0</text:p>
          </table:table-cell>
          <table:table-cell table:style-name="ce111" table:number-columns-repeated="5"/>
          <table:table-cell table:number-columns-repeated="987"/>
        </table:table-row>
        <table:table-row table:style-name="ro7">
          <table:table-cell table:style-name="ce42" office:value-type="float" office:value="66">
            <text:p>66</text:p>
          </table:table-cell>
          <table:table-cell table:style-name="ce45" office:value-type="string">
            <text:p>VyNL</text:p>
          </table:table-cell>
          <table:table-cell table:style-name="ce101" table:formula="of:=[.F72]*[.$C$2]" office:value-type="float" office:value="425000">
            <text:p>425,000</text:p>
          </table:table-cell>
          <table:table-cell table:style-name="ce101" table:formula="of:=[.C72]-IF([.E72]=&quot;Yes&quot;;0;[.C72])" office:value-type="float" office:value="425000">
            <text:p>425,000</text:p>
          </table:table-cell>
          <table:table-cell table:style-name="ce107" table:content-validation-name="val1" office:value-type="string">
            <text:p>Yes</text:p>
          </table:table-cell>
          <table:table-cell table:style-name="ce109" table:formula="of:=COUNTIF( [.G72:.AK72]; &quot;0&quot;)" office:value-type="float" office:value="17">
            <text:p>17</text:p>
          </table:table-cell>
          <table:table-cell table:style-name="ce111" office:value-type="float" office:value="0">
            <text:p>0</text:p>
          </table:table-cell>
          <table:table-cell table:style-name="ce111" office:value-type="float" office:value="0.5">
            <office:annotation draw:style-name="gr4" draw:text-style-name="P1" svg:width="1.1413in" svg:height="0.2634in" svg:x="7.0272in" svg:y="17.0614in" draw:caption-point-x="-0.2402in" draw:caption-point-y="0.6055in">
              <dc:date>2019-04-02T00:00:00</dc:date>
              <text:p text:style-name="P1"><text:span text:style-name="T1">Bị bệnh, off sáng</text:span></text:p>
            </office:annotation>
            <text:p>0.5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office:value-type="float" office:value="0">
            <office:annotation draw:style-name="gr6" draw:text-style-name="P1" svg:width="1.1413in" svg:height="0.8567in" svg:x="8.426in" svg:y="17.0626in" draw:caption-point-x="-0.2402in" draw:caption-point-y="0.6043in">
              <dc:date>2019-04-08T00:00:00</dc:date>
              <text:p text:style-name="P1"><text:span text:style-name="T1">có việc bận phải lên trường gấp, xin về sớm, 3h47 về</text:span></text:p>
              <text:p text:style-name="P1"><text:span text:style-name="T1"/></text:p>
            </office:annotation>
            <text:p>0</text:p>
          </table:table-cell>
          <table:table-cell table:style-name="ce111" table:number-columns-repeated="2"/>
          <table:table-cell table:style-name="ce111" office:value-type="float" office:value="0.5">
            <office:annotation draw:style-name="gr1" draw:text-style-name="P1" svg:width="1.1413in" svg:height="0.3902in" svg:x="9.8252in" svg:y="17.0626in" draw:caption-point-x="-0.2402in" draw:caption-point-y="0.6043in">
              <dc:date>2019-04-08T00:00:00</dc:date>
              <text:p text:style-name="P1"><text:span text:style-name="T1">Bận việc ở trường, off sáng</text:span></text:p>
            </office:annotation>
            <text:p>0.5</text:p>
          </table:table-cell>
          <table:table-cell table:number-columns-repeated="4" table:style-name="ce111" office:value-type="float" office:value="0">
            <text:p>0</text:p>
          </table:table-cell>
          <table:table-cell table:style-name="ce111"/>
          <table:table-cell table:style-name="ce116" table:number-columns-repeated="2"/>
          <table:table-cell table:number-columns-repeated="4" table:style-name="ce111" office:value-type="float" office:value="0">
            <text:p>0</text:p>
          </table:table-cell>
          <table:table-cell table:style-name="ce116"/>
          <table:table-cell table:style-name="ce111"/>
          <table:table-cell table:style-name="ce111" office:value-type="float" office:value="0">
            <office:annotation draw:style-name="gr1" draw:text-style-name="P1" svg:width="1.1413in" svg:height="0.3902in" svg:x="16.3535in" svg:y="17.0669in" draw:caption-point-x="-0.2402in" draw:caption-point-y="0.6in">
              <dc:date>2019-04-23T00:00:00</dc:date>
              <text:p text:style-name="P1"><text:span text:style-name="T1">đau bụng, xin đi trễ, 9h30 đến cty</text:span></text:p>
            </office:annotation>
            <text:p>0</text:p>
          </table:table-cell>
          <table:table-cell table:number-columns-repeated="4" table:style-name="ce111" office:value-type="float" office:value="0">
            <text:p>0</text:p>
          </table:table-cell>
          <table:table-cell table:style-name="ce111" table:number-columns-repeated="5"/>
          <table:table-cell table:number-columns-repeated="987"/>
        </table:table-row>
        <table:table-row table:style-name="ro2">
          <table:table-cell table:style-name="ce43"/>
          <table:table-cell/>
          <table:table-cell table:style-name="Default"/>
          <table:table-cell table:style-name="ce101"/>
          <table:table-cell table:number-columns-repeated="1020"/>
        </table:table-row>
        <table:table-row table:style-name="ro7">
          <table:table-cell table:style-name="ce42" office:value-type="float" office:value="67">
            <text:p>67</text:p>
          </table:table-cell>
          <table:table-cell table:style-name="ce45" office:value-type="string">
            <text:p>HaoTT</text:p>
          </table:table-cell>
          <table:table-cell table:style-name="ce101" table:formula="of:=[.F74]*[.$C$2]" office:value-type="float" office:value="375000">
            <text:p>375,000</text:p>
          </table:table-cell>
          <table:table-cell table:style-name="ce101" table:formula="of:=[.C74]-IF([.E74]=&quot;Yes&quot;;0;[.C74])" office:value-type="float" office:value="375000">
            <text:p>375,000</text:p>
          </table:table-cell>
          <table:table-cell table:style-name="ce107" table:content-validation-name="val1" office:value-type="string">
            <text:p>Yes</text:p>
          </table:table-cell>
          <table:table-cell table:style-name="ce109" table:formula="of:=COUNTIF( [.G74:.AK74]; &quot;0&quot;)" office:value-type="float" office:value="15">
            <text:p>15</text:p>
          </table:table-cell>
          <table:table-cell table:number-columns-repeated="4" table:style-name="ce111" office:value-type="float" office:value="0">
            <text:p>0</text:p>
          </table:table-cell>
          <table:table-cell table:style-name="ce111" office:value-type="float" office:value="1">
            <office:annotation draw:style-name="gr4" draw:text-style-name="P5" svg:width="1.1413in" svg:height="0.2634in" svg:x="8.426in" svg:y="17.6047in" draw:caption-point-x="-0.2402in" draw:caption-point-y="0.5433in">
              <dc:date>2019-04-08T00:00:00</dc:date>
              <text:p text:style-name="P5"><text:span text:style-name="T4">Làm luận văn</text:span></text:p>
            </office:annotation>
            <text:p>1</text:p>
          </table:table-cell>
          <table:table-cell table:style-name="ce111" table:number-columns-repeated="2"/>
          <table:table-cell table:number-columns-repeated="4" table:style-name="ce111" office:value-type="float" office:value="0">
            <text:p>0</text:p>
          </table:table-cell>
          <table:table-cell table:style-name="ce111" office:value-type="float" office:value="1">
            <office:annotation draw:style-name="gr4" draw:text-style-name="P5" svg:width="1.1413in" svg:height="0.2634in" svg:x="11.6902in" svg:y="17.6059in" draw:caption-point-x="-0.2402in" draw:caption-point-y="0.5421in">
              <dc:date>2019-04-08T00:00:00</dc:date>
              <text:p text:style-name="P5"><text:span text:style-name="T4">Làm luận văn</text:span></text:p>
            </office:annotation>
            <text:p>1</text:p>
          </table:table-cell>
          <table:table-cell table:style-name="ce111" table:number-columns-repeated="3"/>
          <table:table-cell table:number-columns-repeated="3" table:style-name="ce111" office:value-type="float" office:value="0">
            <text:p>0</text:p>
          </table:table-cell>
          <table:table-cell table:style-name="ce111" office:value-type="float" office:value="1">
            <office:annotation draw:style-name="gr4" draw:text-style-name="P5" svg:width="1.1413in" svg:height="0.2634in" svg:x="14.9543in" svg:y="17.6067in" draw:caption-point-x="-0.2402in" draw:caption-point-y="0.5413in">
              <dc:date>2019-04-08T00:00:00</dc:date>
              <text:p text:style-name="P5"><text:span text:style-name="T4">Làm luận văn</text:span></text:p>
            </office:annotation>
            <text:p>1</text:p>
          </table:table-cell>
          <table:table-cell table:style-name="ce111" table:number-columns-repeated="2"/>
          <table:table-cell table:number-columns-repeated="4" table:style-name="ce111" office:value-type="float" office:value="0">
            <text:p>0</text:p>
          </table:table-cell>
          <table:table-cell table:style-name="ce111" office:value-type="float" office:value="1">
            <office:annotation draw:style-name="gr4" draw:text-style-name="P5" svg:width="1.1413in" svg:height="0.2634in" svg:x="18.2185in" svg:y="17.6067in" draw:caption-point-x="-0.2402in" draw:caption-point-y="0.5413in">
              <dc:date>2019-04-08T00:00:00</dc:date>
              <text:p text:style-name="P5"><text:span text:style-name="T4">Làm luận văn</text:span></text:p>
            </office:annotation>
            <text:p>1</text:p>
          </table:table-cell>
          <table:table-cell table:style-name="ce111" table:number-columns-repeated="5"/>
          <table:table-cell table:number-columns-repeated="987"/>
        </table:table-row>
        <table:table-row table:style-name="ro7">
          <table:table-cell table:style-name="ce42" office:value-type="float" office:value="68">
            <text:p>68</text:p>
          </table:table-cell>
          <table:table-cell table:style-name="ce46" office:value-type="string">
            <text:p>KietNHT</text:p>
          </table:table-cell>
          <table:table-cell table:style-name="ce102" table:formula="of:=[.F75]*[.$C$2]" office:value-type="float" office:value="400000">
            <text:p>400,000</text:p>
          </table:table-cell>
          <table:table-cell table:style-name="ce102" table:formula="of:=[.C75]-IF([.E75]=&quot;Yes&quot;;0;[.C75])" office:value-type="float" office:value="400000">
            <text:p>400,000</text:p>
          </table:table-cell>
          <table:table-cell table:style-name="ce108" table:content-validation-name="val1" office:value-type="string">
            <text:p>Yes</text:p>
          </table:table-cell>
          <table:table-cell table:style-name="ce109" table:formula="of:=COUNTIF( [.G75:.AK75]; &quot;0&quot;)" office:value-type="float" office:value="16">
            <text:p>16</text:p>
          </table:table-cell>
          <table:table-cell table:number-columns-repeated="4" table:style-name="ce111" office:value-type="float" office:value="0">
            <text:p>0</text:p>
          </table:table-cell>
          <table:table-cell table:style-name="ce111" office:value-type="float" office:value="1">
            <office:annotation draw:style-name="gr4" draw:text-style-name="P5" svg:width="1.1413in" svg:height="0.2634in" svg:x="8.426in" svg:y="17.7949in" draw:caption-point-x="-0.2402in" draw:caption-point-y="0.6008in">
              <dc:date>2019-04-08T00:00:00</dc:date>
              <text:p text:style-name="P5"><text:span text:style-name="T4">Làm đồ án</text:span></text:p>
            </office:annotation>
            <text:p>1</text:p>
          </table:table-cell>
          <table:table-cell table:style-name="ce111" table:number-columns-repeated="2"/>
          <table:table-cell table:style-name="ce111" office:value-type="float" office:value="0">
            <text:p>0</text:p>
          </table:table-cell>
          <table:table-cell table:style-name="ce113" office:value-type="float" office:value="0">
            <text:p>0</text:p>
          </table:table-cell>
          <table:table-cell table:number-columns-repeated="3" table:style-name="ce111" office:value-type="float" office:value="0">
            <text:p>0</text:p>
          </table:table-cell>
          <table:table-cell table:style-name="ce113" table:number-columns-repeated="3"/>
          <table:table-cell table:number-columns-repeated="3" table:style-name="ce111" office:value-type="float" office:value="0">
            <text:p>0</text:p>
          </table:table-cell>
          <table:table-cell table:style-name="ce111" office:value-type="float" office:value="0.5">
            <office:annotation draw:style-name="gr1" draw:text-style-name="P5" svg:width="1.1413in" svg:height="0.3902in" svg:x="14.9543in" svg:y="17.7921in" draw:caption-point-x="-0.2402in" draw:caption-point-y="0.6035in">
              <dc:date>2019-04-19T00:00:00</dc:date>
              <text:p text:style-name="P5"><text:span text:style-name="T4">Làm đồ án, off sáng</text:span></text:p>
            </office:annotation>
            <text:p>0.5</text:p>
          </table:table-cell>
          <table:table-cell table:style-name="ce111" table:number-columns-repeated="2"/>
          <table:table-cell table:number-columns-repeated="4" table:style-name="ce111" office:value-type="float" office:value="0">
            <text:p>0</text:p>
          </table:table-cell>
          <table:table-cell table:style-name="ce111" office:value-type="float" office:value="1">
            <office:annotation draw:style-name="gr4" draw:text-style-name="P5" svg:width="1.1413in" svg:height="0.2634in" svg:x="18.2185in" svg:y="17.7921in" draw:caption-point-x="-0.2402in" draw:caption-point-y="0.6035in">
              <dc:date>2019-04-08T00:00:00</dc:date>
              <text:p text:style-name="P5"><text:span text:style-name="T4">Làm đồ án</text:span></text:p>
            </office:annotation>
            <text:p>1</text:p>
          </table:table-cell>
          <table:table-cell table:style-name="ce113" table:number-columns-repeated="5"/>
          <table:table-cell table:style-name="ce98" table:number-columns-repeated="987"/>
        </table:table-row>
        <table:table-row table:style-name="ro7">
          <table:table-cell table:style-name="ce42" office:value-type="float" office:value="69">
            <text:p>69</text:p>
          </table:table-cell>
          <table:table-cell table:style-name="ce46" office:value-type="string">
            <text:p>LongLG</text:p>
          </table:table-cell>
          <table:table-cell table:style-name="ce102" table:formula="of:=[.F76]*[.$C$2]" office:value-type="float" office:value="450000">
            <text:p>450,000</text:p>
          </table:table-cell>
          <table:table-cell table:style-name="ce102" table:formula="of:=[.C76]-IF([.E76]=&quot;Yes&quot;;0;[.C76])" office:value-type="float" office:value="450000">
            <text:p>450,000</text:p>
          </table:table-cell>
          <table:table-cell table:style-name="ce108" table:content-validation-name="val1" office:value-type="string">
            <text:p>Yes</text:p>
          </table:table-cell>
          <table:table-cell table:style-name="ce109" table:formula="of:=COUNTIF( [.G76:.AK76]; &quot;0&quot;)" office:value-type="float" office:value="18">
            <text:p>18</text:p>
          </table:table-cell>
          <table:table-cell table:number-columns-repeated="5" table:style-name="ce111" office:value-type="float" office:value="0">
            <text:p>0</text:p>
          </table:table-cell>
          <table:table-cell table:style-name="ce111" table:number-columns-repeated="2"/>
          <table:table-cell table:style-name="ce111" office:value-type="float" office:value="0">
            <text:p>0</text:p>
          </table:table-cell>
          <table:table-cell table:style-name="ce113" office:value-type="float" office:value="0">
            <office:annotation draw:style-name="gr3" draw:text-style-name="P5" svg:width="1.1413in" svg:height="0.5457in" svg:x="10.2913in" svg:y="18.0437in" draw:caption-point-x="-0.2402in" draw:caption-point-y="0.5996in">
              <dc:date>2019-04-09T00:00:00</dc:date>
              <text:p text:style-name="P5"><text:span text:style-name="T4">Ghé ngân hàng, xin đi trễ, 8h55 đến cty</text:span></text:p>
            </office:annotation>
            <text:p>0</text:p>
          </table:table-cell>
          <table:table-cell table:style-name="ce111" office:value-type="float" office:value="0">
            <text:p>0</text:p>
          </table:table-cell>
          <table:table-cell table:style-name="ce111" office:value-type="float" office:value="1">
            <office:annotation draw:style-name="gr4" draw:text-style-name="P5" svg:width="1.1413in" svg:height="0.2634in" svg:x="11.224in" svg:y="18.0433in" draw:caption-point-x="-0.2402in" draw:caption-point-y="0.6in">
              <dc:date>2019-04-11T00:00:00</dc:date>
              <text:p text:style-name="P5"><text:span text:style-name="T4">Không khỏe</text:span></text:p>
            </office:annotation>
            <text:p>1</text:p>
          </table:table-cell>
          <table:table-cell table:style-name="ce111" office:value-type="float" office:value="0">
            <text:p>0</text:p>
          </table:table-cell>
          <table:table-cell table:style-name="ce113" table:number-columns-repeated="3"/>
          <table:table-cell table:number-columns-repeated="4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3" table:style-name="ce111" office:value-type="float" office:value="0">
            <text:p>0</text:p>
          </table:table-cell>
          <table:table-cell table:style-name="ce111" office:value-type="float" office:value="0">
            <office:annotation draw:style-name="gr2" draw:text-style-name="P5" svg:width="1.1413in" svg:height="0.7012in" svg:x="17.7524in" svg:y="18.0441in" draw:caption-point-x="-0.2402in" draw:caption-point-y="0.5992in">
              <dc:date>2019-04-25T00:00:00</dc:date>
              <text:p text:style-name="P5"><text:span text:style-name="T4">bận việc cá nhân, xin đi trễ, 8h44 đến cty</text:span></text:p>
              <text:p text:style-name="P5"><text:span text:style-name="T4"/></text:p>
            </office:annotation>
            <text:p>0</text:p>
          </table:table-cell>
          <table:table-cell table:style-name="ce111" office:value-type="float" office:value="0">
            <text:p>0</text:p>
          </table:table-cell>
          <table:table-cell table:style-name="ce113" table:number-columns-repeated="5"/>
          <table:table-cell table:style-name="ce98" table:number-columns-repeated="987"/>
        </table:table-row>
        <table:table-row table:style-name="ro7">
          <table:table-cell table:style-name="ce42" office:value-type="float" office:value="70">
            <text:p>70</text:p>
          </table:table-cell>
          <table:table-cell table:style-name="ce46" office:value-type="string">
            <text:p>ThinhPVD</text:p>
          </table:table-cell>
          <table:table-cell table:style-name="ce102" table:formula="of:=[.F77]*[.$C$2]" office:value-type="float" office:value="450000">
            <text:p>450,000</text:p>
          </table:table-cell>
          <table:table-cell table:style-name="ce102" table:formula="of:=[.C77]-IF([.E77]=&quot;Yes&quot;;0;[.C77])" office:value-type="float" office:value="450000">
            <text:p>450,000</text:p>
          </table:table-cell>
          <table:table-cell table:style-name="ce108" table:content-validation-name="val1" office:value-type="string">
            <text:p>Yes</text:p>
          </table:table-cell>
          <table:table-cell table:style-name="ce109" table:formula="of:=COUNTIF( [.G77:.AK77]; &quot;0&quot;)" office:value-type="float" office:value="18">
            <text:p>18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office:value-type="float" office:value="0">
            <office:annotation draw:style-name="gr1" draw:text-style-name="P5" svg:width="1.1413in" svg:height="0.3902in" svg:x="7.4937in" svg:y="18.2898in" draw:caption-point-x="-0.2402in" draw:caption-point-y="0.6012in">
              <dc:date>2019-04-04T00:00:00</dc:date>
              <text:p text:style-name="P5"><text:span text:style-name="T4">ngủ quên, 8h40 đến cty</text:span></text:p>
            </office:annotation>
            <text:p>0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table:number-columns-repeated="2"/>
          <table:table-cell table:style-name="ce111" office:value-type="float" office:value="0">
            <office:annotation draw:style-name="gr3" draw:text-style-name="P5" svg:width="1.1413in" svg:height="0.5457in" svg:x="9.8252in" svg:y="18.2902in" draw:caption-point-x="-0.2402in" draw:caption-point-y="0.6008in">
              <dc:date>2019-04-08T00:00:00</dc:date>
              <text:p text:style-name="P5"><text:span text:style-name="T4">Lên phường làm giấy tờ, xđt, 9h02 đến cty</text:span></text:p>
            </office:annotation>
            <text:p>0</text:p>
          </table:table-cell>
          <table:table-cell table:number-columns-repeated="3" table:style-name="ce111" office:value-type="float" office:value="0">
            <text:p>0</text:p>
          </table:table-cell>
          <table:table-cell table:style-name="ce111" office:value-type="float" office:value="0.5">
            <office:annotation draw:style-name="gr1" draw:text-style-name="P5" svg:width="1.1413in" svg:height="0.3902in" svg:x="11.6902in" svg:y="18.2913in" draw:caption-point-x="-0.2402in" draw:caption-point-y="0.5996in">
              <dc:date>2019-04-12T00:00:00</dc:date>
              <text:p text:style-name="P5"><text:span text:style-name="T4">Làm giấy tờ, off chiều</text:span></text:p>
            </office:annotation>
            <text:p>0.5</text:p>
          </table:table-cell>
          <table:table-cell table:style-name="ce111" table:number-columns-repeated="3"/>
          <table:table-cell table:number-columns-repeated="4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2" table:style-name="ce111" office:value-type="float" office:value="0">
            <text:p>0</text:p>
          </table:table-cell>
          <table:table-cell table:style-name="ce111" office:value-type="float" office:value="0">
            <office:annotation draw:style-name="gr3" draw:text-style-name="P5" svg:width="1.1413in" svg:height="0.5457in" svg:x="17.2858in" svg:y="18.2917in" draw:caption-point-x="-0.2402in" draw:caption-point-y="0.5992in">
              <dc:date>2019-04-24T00:00:00</dc:date>
              <text:p text:style-name="P5"><text:span text:style-name="T4">Bận việc nhà, xin đi trễ, 9h30 đến cty</text:span></text:p>
            </office:annotation>
            <text:p>0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table:number-columns-repeated="5"/>
          <table:table-cell table:number-columns-repeated="987"/>
        </table:table-row>
        <table:table-row table:style-name="ro7">
          <table:table-cell table:style-name="ce42" office:value-type="float" office:value="71">
            <text:p>71</text:p>
          </table:table-cell>
          <table:table-cell table:style-name="ce45" office:value-type="string">
            <text:p>Last row</text:p>
          </table:table-cell>
          <table:table-cell table:style-name="ce102" table:formula="of:=[.F78]*[.$C$2]" office:value-type="float" office:value="0">
            <text:p>0</text:p>
          </table:table-cell>
          <table:table-cell table:style-name="ce102" table:formula="of:=[.C78]-IF([.E78]=&quot;Yes&quot;;0;[.C78])" office:value-type="float" office:value="0">
            <text:p>0</text:p>
          </table:table-cell>
          <table:table-cell table:style-name="ce108" table:content-validation-name="val1"/>
          <table:table-cell table:style-name="ce109" table:formula="of:=COUNTIF( [.G78:.AK78]; &quot;0&quot;)" office:value-type="float" office:value="0">
            <text:p>0</text:p>
          </table:table-cell>
          <table:table-cell table:style-name="ce111" table:number-columns-repeated="31"/>
          <table:table-cell table:number-columns-repeated="987"/>
        </table:table-row>
        <table:table-row table:style-name="ro2" table:number-rows-repeated="65382">
          <table:table-cell table:style-name="ce43" table:number-columns-repeated="2"/>
          <table:table-cell table:style-name="ce51" table:number-columns-repeated="2"/>
          <table:table-cell/>
          <table:table-cell table:style-name="ce43"/>
          <table:table-cell table:number-columns-repeated="1018"/>
        </table:table-row>
        <table:table-row table:style-name="ro2" table:number-rows-repeated="9831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y" table:style-name="ta3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ce52"/>
        <table:table-column table:style-name="co7" table:default-cell-style-name="Default"/>
        <table:table-column table:style-name="co14" table:default-cell-style-name="Default"/>
        <table:table-column table:style-name="co15" table:number-columns-repeated="31" table:default-cell-style-name="Default"/>
        <table:table-column table:style-name="co7" table:number-columns-repeated="987" table:default-cell-style-name="Default"/>
        <table:table-row table:style-name="ro8">
          <table:table-cell table:style-name="ce12" table:number-columns-repeated="4"/>
          <table:table-cell/>
          <table:table-cell table:style-name="ce12"/>
          <table:table-cell table:number-columns-repeated="1018"/>
        </table:table-row>
        <table:table-row table:style-name="ro2">
          <table:table-cell table:style-name="ce40" table:number-columns-repeated="2"/>
          <table:table-cell table:style-name="ce47" office:value-type="float" office:value="25000">
            <text:p>25,000</text:p>
          </table:table-cell>
          <table:table-cell table:style-name="ce47"/>
          <table:table-cell/>
          <table:table-cell table:style-name="ce40"/>
          <table:table-cell table:number-columns-repeated="1018"/>
        </table:table-row>
        <table:table-row table:style-name="ro2">
          <table:table-cell table:style-name="ce41" table:number-columns-repeated="2"/>
          <table:table-cell table:style-name="ce48" table:number-columns-repeated="2"/>
          <table:table-cell table:style-name="ce120"/>
          <table:table-cell table:style-name="ce41"/>
          <table:table-cell table:style-name="ce120" table:number-columns-repeated="8"/>
          <table:table-cell table:style-name="ce129" office:value-type="string" table:number-columns-spanned="2" table:number-rows-spanned="1">
            <text:p>Month</text:p>
          </table:table-cell>
          <table:covered-table-cell table:style-name="ce130"/>
          <table:table-cell table:style-name="ce131" table:content-validation-name="val2" office:value-type="float" office:value="5" table:number-columns-spanned="2" table:number-rows-spanned="1">
            <text:p>5</text:p>
          </table:table-cell>
          <table:covered-table-cell table:style-name="ce130"/>
          <table:table-cell table:style-name="ce129" office:value-type="string" table:number-columns-spanned="2" table:number-rows-spanned="1">
            <text:p>Year</text:p>
          </table:table-cell>
          <table:covered-table-cell table:style-name="ce130"/>
          <table:table-cell table:style-name="ce129" office:value-type="float" office:value="2019" table:number-columns-spanned="2" table:number-rows-spanned="1">
            <text:p>2019</text:p>
          </table:table-cell>
          <table:covered-table-cell table:style-name="ce132"/>
          <table:table-cell table:style-name="ce120" table:number-columns-repeated="15"/>
          <table:table-cell table:number-columns-repeated="987"/>
        </table:table-row>
        <table:table-row table:style-name="ro2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1" office:value-type="string">
            <text:p>Total amount</text:p>
          </table:table-cell>
          <table:table-cell table:style-name="ce41" office:value-type="string">
            <text:p>Disbursement </text:p>
          </table:table-cell>
          <table:table-cell table:style-name="ce121" office:value-type="string" table:number-columns-spanned="1" table:number-rows-spanned="2">
            <text:p>Paid?</text:p>
          </table:table-cell>
          <table:table-cell table:style-name="ce41" office:value-type="string">
            <text:p>Total</text:p>
          </table:table-cell>
          <table:table-cell table:style-name="ce127" table:formula="of:=DATE([.$U$3];[.Q3];1)" office:value-type="date" office:date-value="2019-05-01">
            <text:p>01</text:p>
          </table:table-cell>
          <table:table-cell table:style-name="ce127" table:formula="of:=[.G4]+1" office:value-type="date" office:date-value="2019-05-02">
            <text:p>02</text:p>
          </table:table-cell>
          <table:table-cell table:style-name="ce127" table:formula="of:=[.H4]+1" office:value-type="date" office:date-value="2019-05-03">
            <text:p>03</text:p>
          </table:table-cell>
          <table:table-cell table:style-name="ce127" table:formula="of:=[.I4]+1" office:value-type="date" office:date-value="2019-05-04">
            <text:p>04</text:p>
          </table:table-cell>
          <table:table-cell table:style-name="ce127" table:formula="of:=[.J4]+1" office:value-type="date" office:date-value="2019-05-05">
            <text:p>05</text:p>
          </table:table-cell>
          <table:table-cell table:style-name="ce127" table:formula="of:=[.K4]+1" office:value-type="date" office:date-value="2019-05-06">
            <text:p>06</text:p>
          </table:table-cell>
          <table:table-cell table:style-name="ce127" table:formula="of:=[.L4]+1" office:value-type="date" office:date-value="2019-05-07">
            <text:p>07</text:p>
          </table:table-cell>
          <table:table-cell table:style-name="ce127" table:formula="of:=[.M4]+1" office:value-type="date" office:date-value="2019-05-08">
            <text:p>08</text:p>
          </table:table-cell>
          <table:table-cell table:style-name="ce127" table:formula="of:=[.N4]+1" office:value-type="date" office:date-value="2019-05-09">
            <text:p>09</text:p>
          </table:table-cell>
          <table:table-cell table:style-name="ce127" table:formula="of:=[.O4]+1" office:value-type="date" office:date-value="2019-05-10">
            <text:p>10</text:p>
          </table:table-cell>
          <table:table-cell table:style-name="ce127" table:formula="of:=[.P4]+1" office:value-type="date" office:date-value="2019-05-11">
            <text:p>11</text:p>
          </table:table-cell>
          <table:table-cell table:style-name="ce127" table:formula="of:=[.Q4]+1" office:value-type="date" office:date-value="2019-05-12">
            <text:p>12</text:p>
          </table:table-cell>
          <table:table-cell table:style-name="ce127" table:formula="of:=[.R4]+1" office:value-type="date" office:date-value="2019-05-13">
            <text:p>13</text:p>
          </table:table-cell>
          <table:table-cell table:style-name="ce127" table:formula="of:=[.S4]+1" office:value-type="date" office:date-value="2019-05-14">
            <text:p>14</text:p>
          </table:table-cell>
          <table:table-cell table:style-name="ce127" table:formula="of:=[.T4]+1" office:value-type="date" office:date-value="2019-05-15">
            <text:p>15</text:p>
          </table:table-cell>
          <table:table-cell table:style-name="ce127" table:formula="of:=[.U4]+1" office:value-type="date" office:date-value="2019-05-16">
            <text:p>16</text:p>
          </table:table-cell>
          <table:table-cell table:style-name="ce127" table:formula="of:=[.V4]+1" office:value-type="date" office:date-value="2019-05-17">
            <text:p>17</text:p>
          </table:table-cell>
          <table:table-cell table:style-name="ce127" table:formula="of:=[.W4]+1" office:value-type="date" office:date-value="2019-05-18">
            <text:p>18</text:p>
          </table:table-cell>
          <table:table-cell table:style-name="ce127" table:formula="of:=[.X4]+1" office:value-type="date" office:date-value="2019-05-19">
            <text:p>19</text:p>
          </table:table-cell>
          <table:table-cell table:style-name="ce127" table:formula="of:=[.Y4]+1" office:value-type="date" office:date-value="2019-05-20">
            <text:p>20</text:p>
          </table:table-cell>
          <table:table-cell table:style-name="ce127" table:formula="of:=[.Z4]+1" office:value-type="date" office:date-value="2019-05-21">
            <text:p>21</text:p>
          </table:table-cell>
          <table:table-cell table:style-name="ce127" table:formula="of:=[.AA4]+1" office:value-type="date" office:date-value="2019-05-22">
            <text:p>22</text:p>
          </table:table-cell>
          <table:table-cell table:style-name="ce127" table:formula="of:=[.AB4]+1" office:value-type="date" office:date-value="2019-05-23">
            <text:p>23</text:p>
          </table:table-cell>
          <table:table-cell table:style-name="ce127" table:formula="of:=[.AC4]+1" office:value-type="date" office:date-value="2019-05-24">
            <text:p>24</text:p>
          </table:table-cell>
          <table:table-cell table:style-name="ce127" table:formula="of:=[.AD4]+1" office:value-type="date" office:date-value="2019-05-25">
            <text:p>25</text:p>
          </table:table-cell>
          <table:table-cell table:style-name="ce127" table:formula="of:=[.AE4]+1" office:value-type="date" office:date-value="2019-05-26">
            <text:p>26</text:p>
          </table:table-cell>
          <table:table-cell table:style-name="ce127" table:formula="of:=[.AF4]+1" office:value-type="date" office:date-value="2019-05-27">
            <text:p>27</text:p>
          </table:table-cell>
          <table:table-cell table:style-name="ce127" table:formula="of:=[.AG4]+1" office:value-type="date" office:date-value="2019-05-28">
            <text:p>28</text:p>
          </table:table-cell>
          <table:table-cell table:style-name="ce127" table:formula="of:=[.AH4]+1" office:value-type="date" office:date-value="2019-05-29">
            <text:p>29</text:p>
          </table:table-cell>
          <table:table-cell table:style-name="ce127" table:formula="of:=[.AI4]+1" office:value-type="date" office:date-value="2019-05-30">
            <text:p>30</text:p>
          </table:table-cell>
          <table:table-cell table:style-name="ce127" table:formula="of:=[.AJ4]+1" office:value-type="date" office:date-value="2019-05-31">
            <text:p>31</text:p>
          </table:table-cell>
          <table:table-cell table:number-columns-repeated="987"/>
        </table:table-row>
        <table:table-row table:style-name="ro7">
          <table:table-cell table:style-name="ce41" table:number-columns-repeated="2"/>
          <table:table-cell table:style-name="ce49" table:formula="of:=SUM([.C6:.C79])" office:value-type="float" office:value="25000000">
            <text:p>25,000,000</text:p>
          </table:table-cell>
          <table:table-cell table:style-name="ce49" table:formula="of:=[.C5]-SUM([.D6:.D79])" office:value-type="float" office:value="25000000">
            <text:p>25,000,000</text:p>
          </table:table-cell>
          <table:covered-table-cell table:style-name="ce122"/>
          <table:table-cell table:style-name="ce41"/>
          <table:table-cell table:style-name="ce123" table:formula="of:=CHOOSE(WEEKDAY([.G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3" table:formula="of:=CHOOSE(WEEKDAY([.H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3" table:formula="of:=CHOOSE(WEEKDAY([.I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3" table:formula="of:=CHOOSE(WEEKDAY([.J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3" table:formula="of:=CHOOSE(WEEKDAY([.K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3" table:formula="of:=CHOOSE(WEEKDAY([.L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3" table:formula="of:=CHOOSE(WEEKDAY([.M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3" table:formula="of:=CHOOSE(WEEKDAY([.N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3" table:formula="of:=CHOOSE(WEEKDAY([.O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3" table:formula="of:=CHOOSE(WEEKDAY([.P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3" table:formula="of:=CHOOSE(WEEKDAY([.Q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3" table:formula="of:=CHOOSE(WEEKDAY([.R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3" table:formula="of:=CHOOSE(WEEKDAY([.S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3" table:formula="of:=CHOOSE(WEEKDAY([.T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3" table:formula="of:=CHOOSE(WEEKDAY([.U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3" table:formula="of:=CHOOSE(WEEKDAY([.V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3" table:formula="of:=CHOOSE(WEEKDAY([.W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3" table:formula="of:=CHOOSE(WEEKDAY([.X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3" table:formula="of:=CHOOSE(WEEKDAY([.Y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3" table:formula="of:=CHOOSE(WEEKDAY([.Z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3" table:formula="of:=CHOOSE(WEEKDAY([.AA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3" table:formula="of:=CHOOSE(WEEKDAY([.AB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3" table:formula="of:=CHOOSE(WEEKDAY([.AC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3" table:formula="of:=CHOOSE(WEEKDAY([.AD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3" table:formula="of:=CHOOSE(WEEKDAY([.AE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3" table:formula="of:=CHOOSE(WEEKDAY([.AF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3" table:formula="of:=CHOOSE(WEEKDAY([.AG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3" table:formula="of:=CHOOSE(WEEKDAY([.AH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3" table:formula="of:=CHOOSE(WEEKDAY([.AI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3" table:formula="of:=CHOOSE(WEEKDAY([.AJ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3" table:formula="of:=CHOOSE(WEEKDAY([.AK4]);&quot;Sun&quot;;&quot;Mon&quot;;&quot;Tue&quot;;&quot;Wed&quot;;&quot;Thur&quot;;&quot;Fri&quot;;&quot;Sat&quot;)" office:value-type="string" office:string-value="Fri">
            <text:p>Fri</text:p>
          </table:table-cell>
          <table:table-cell table:number-columns-repeated="987"/>
        </table:table-row>
        <table:table-row table:style-name="ro2">
          <table:table-cell table:style-name="ce41"/>
          <table:table-cell table:style-name="ce41" office:value-type="string">
            <text:p>1<text:span text:style-name="T6">st</text:span> row</text:p>
          </table:table-cell>
          <table:table-cell table:style-name="ce49" table:number-columns-repeated="2"/>
          <table:table-cell table:style-name="ce123"/>
          <table:table-cell table:style-name="ce41"/>
          <table:table-cell table:style-name="ce123" table:number-columns-repeated="31"/>
          <table:table-cell table:number-columns-repeated="987"/>
        </table:table-row>
        <table:table-row table:style-name="ro7">
          <table:table-cell table:style-name="ce4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18" table:formula="of:=[.F7]*[.$C$2]" office:value-type="float" office:value="325000">
            <text:p>325,000</text:p>
          </table:table-cell>
          <table:table-cell table:style-name="ce118" table:formula="of:=[.C7]-IF([.E7]=&quot;Yes&quot;;0;[.C7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7:.AK7]; &quot;0&quot;)" office:value-type="float" office:value="13">
            <text:p>13</text:p>
          </table:table-cell>
          <table:table-cell table:style-name="ce128"/>
          <table:table-cell table:style-name="ce128" office:value-type="float" office:value="0.5">
            <office:annotation draw:style-name="gr6" draw:text-style-name="P1" svg:width="1.1413in" svg:height="0.8567in" svg:x="7.0272in" svg:y="1.0287in" draw:caption-point-x="-0.2402in" draw:caption-point-y="0.5386in">
              <dc:date>2019-05-04T00:00:00</dc:date>
              <text:p text:style-name="P1"><text:span text:style-name="T1">mới ở quê lên, xin đi trễ</text:span></text:p>
              <text:p text:style-name="P1"><text:span text:style-name="T1">Không khỏe, xin off ciều</text:span></text:p>
              <text:p text:style-name="P1"><text:span text:style-name="T1">, 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3" draw:text-style-name="P1" svg:width="1.1413in" svg:height="0.5457in" svg:x="7.9598in" svg:y="1.0287in" draw:caption-point-x="-0.2402in" draw:caption-point-y="0.5386in">
              <dc:date>2019-05-04T00:00:00</dc:date>
              <text:p text:style-name="P1"><text:span text:style-name="T1">ngủ quên, 8h43 đến cty</text:span></text:p>
              <text:p text:style-name="P1"><text:span text:style-name="T1"/></text:p>
            </office:annotation>
            <text:p>0</text:p>
          </table:table-cell>
          <table:table-cell table:style-name="ce128"/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1">
            <office:annotation draw:style-name="gr3" draw:text-style-name="P1" svg:width="1.1413in" svg:height="0.5457in" svg:x="9.8252in" svg:y="1.0287in" draw:caption-point-x="-0.2402in" draw:caption-point-y="0.5386in">
              <dc:date>2019-05-08T00:00:00</dc:date>
              <text:p text:style-name="P1"><text:span text:style-name="T1">Đi học + vào beehj viện chăm bạn</text:span></text:p>
            </office:annotation>
            <text:p>1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1" draw:text-style-name="P1" svg:width="1.1413in" svg:height="0.3902in" svg:x="12.6228in" svg:y="1.0287in" draw:caption-point-x="-0.2402in" draw:caption-point-y="0.5386in">
              <dc:date>2019-05-14T00:00:00</dc:date>
              <text:p text:style-name="P1"><text:span text:style-name="T1">ngủ quên, 8h50 đến cty</text:span></text:p>
            </office:annotation>
            <text:p>0</text:p>
          </table:table-cell>
          <table:table-cell table:style-name="ce128" office:value-type="float" office:value="0.5">
            <office:annotation draw:style-name="gr4" draw:text-style-name="P1" svg:width="1.1413in" svg:height="0.2634in" svg:x="13.0894in" svg:y="1.0291in" draw:caption-point-x="-0.2402in" draw:caption-point-y="0.5382in">
              <dc:date>2019-05-15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28" office:value-type="float" office:value="0">
            <office:annotation draw:style-name="gr1" draw:text-style-name="P1" svg:width="1.1413in" svg:height="0.3902in" svg:x="13.5555in" svg:y="1.0291in" draw:caption-point-x="-0.2402in" draw:caption-point-y="0.5382in">
              <dc:date>2019-05-16T00:00:00</dc:date>
              <text:p text:style-name="P1"><text:span text:style-name="T1">ngủ quên, 8h36 đến cty</text:span></text:p>
            </office:annotation>
            <text:p>0</text:p>
          </table:table-cell>
          <table:table-cell table:style-name="ce128" office:value-type="float" office:value="1">
            <office:annotation draw:style-name="gr4" draw:text-style-name="P1" svg:width="1.1413in" svg:height="0.2634in" svg:x="14.0217in" svg:y="1.0291in" draw:caption-point-x="-0.2402in" draw:caption-point-y="0.5382in">
              <dc:date>2019-05-20T00:00:00</dc:date>
              <text:p text:style-name="P1"><text:span text:style-name="T1">Không khỏe</text:span></text:p>
            </office:annotation>
            <text:p>1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1" draw:text-style-name="P1" svg:width="1.1413in" svg:height="0.3902in" svg:x="15.887in" svg:y="1.0291in" draw:caption-point-x="-0.2402in" draw:caption-point-y="0.5382in">
              <dc:date>2019-05-21T00:00:00</dc:date>
              <text:p text:style-name="P1"><text:span text:style-name="T1">đau bụng, xin đi trễ, 8h46 đến cty</text:span></text:p>
            </office:annotation>
            <text:p>0</text:p>
          </table:table-cell>
          <table:table-cell table:style-name="ce128" office:value-type="float" office:value="0.5">
            <office:annotation draw:style-name="gr4" draw:text-style-name="P1" svg:width="1.1413in" svg:height="0.2634in" svg:x="16.3535in" svg:y="1.0291in" draw:caption-point-x="-0.2402in" draw:caption-point-y="0.5382in">
              <dc:date>2019-05-15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28" office:value-type="float" office:value="0">
            <office:annotation draw:style-name="gr4" draw:text-style-name="P1" svg:width="1.1413in" svg:height="0.2634in" svg:x="16.8197in" svg:y="1.0291in" draw:caption-point-x="-0.2402in" draw:caption-point-y="0.5382in">
              <dc:date>2019-05-23T00:00:00</dc:date>
              <text:p text:style-name="P1"><text:span text:style-name="T1">8h39 vào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7"/>
          <table:table-cell table:number-columns-repeated="987"/>
        </table:table-row>
        <table:table-row table:style-name="ro7">
          <table:table-cell table:style-name="ce4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18" table:formula="of:=[.F8]*[.$C$2]" office:value-type="float" office:value="450000">
            <text:p>450,000</text:p>
          </table:table-cell>
          <table:table-cell table:style-name="ce118" table:formula="of:=[.C8]-IF([.E8]=&quot;Yes&quot;;0;[.C8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8:.AK8]; &quot;0&quot;)" office:value-type="float" office:value="18">
            <text:p>18</text:p>
          </table:table-cell>
          <table:table-cell table:style-name="ce128"/>
          <table:table-cell table:number-columns-repeated="3" table:style-name="ce128" office:value-type="float" office:value="0">
            <text:p>0</text:p>
          </table:table-cell>
          <table:table-cell table:style-name="ce128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7"/>
          <table:table-cell table:number-columns-repeated="987"/>
        </table:table-row>
        <table:table-row table:style-name="ro7">
          <table:table-cell table:style-name="ce4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18" table:formula="of:=[.F9]*[.$C$2]" office:value-type="float" office:value="100000">
            <text:p>100,000</text:p>
          </table:table-cell>
          <table:table-cell table:style-name="ce118" table:formula="of:=[.C9]-IF([.E9]=&quot;Yes&quot;;0;[.C9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9:.AK9]; &quot;0&quot;)" office:value-type="float" office:value="4">
            <text:p>4</text:p>
          </table:table-cell>
          <table:table-cell table:style-name="ce128"/>
          <table:table-cell table:style-name="ce128" office:value-type="float" office:value="0.5">
            <office:annotation draw:style-name="gr3" draw:text-style-name="P1" svg:width="1.1413in" svg:height="0.5457in" svg:x="7.0272in" svg:y="1.4646in" draw:caption-point-x="-0.2402in" draw:caption-point-y="0.598in">
              <dc:date>2019-05-04T00:00:00</dc:date>
              <text:p text:style-name="P1"><text:span text:style-name="T1">Đâu đầu, xin đi trễ, 11h đến cty → tính off sáng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6" draw:text-style-name="P1" svg:width="1.1413in" svg:height="0.8567in" svg:x="7.9598in" svg:y="1.4646in" draw:caption-point-x="-0.2402in" draw:caption-point-y="0.598in">
              <dc:date>2019-05-04T00:00:00</dc:date>
              <text:p text:style-name="P1"><text:span text:style-name="T1">Chăm sóc má, off sáng</text:span></text:p>
              <text:p text:style-name="P1"><text:span text:style-name="T1">3h17 đến cty, sẽ làm bù vào cuối ngày</text:span></text:p>
            </office:annotation>
            <text:p>0.5</text:p>
          </table:table-cell>
          <table:table-cell table:style-name="ce128"/>
          <table:table-cell table:style-name="ce128" office:value-type="float" office:value="0">
            <text:p>0</text:p>
          </table:table-cell>
          <table:table-cell table:style-name="ce128" office:value-type="float" office:value="1">
            <office:annotation draw:style-name="gr1" draw:text-style-name="P1" svg:width="1.1413in" svg:height="0.3902in" svg:x="9.3587in" svg:y="1.4654in" draw:caption-point-x="-0.2402in" draw:caption-point-y="0.5972in">
              <dc:date>2019-05-07T00:00:00</dc:date>
              <text:p text:style-name="P1"><text:span text:style-name="T1">Chám sóc má ở bẹnh viện</text:span></text:p>
            </office:annotation>
            <text:p>1</text:p>
          </table:table-cell>
          <table:table-cell table:style-name="ce128" office:value-type="float" office:value="0">
            <office:annotation draw:style-name="gr1" draw:text-style-name="P1" svg:width="1.1413in" svg:height="0.3902in" svg:x="9.8252in" svg:y="1.4657in" draw:caption-point-x="-0.2402in" draw:caption-point-y="0.5969in">
              <dc:date>2019-05-08T00:00:00</dc:date>
              <text:p text:style-name="P1"><text:span text:style-name="T1">dậy trễ, 8h37 đến cty</text:span></text:p>
            </office:annotation>
            <text:p>0</text:p>
          </table:table-cell>
          <table:table-cell table:style-name="ce128" office:value-type="float" office:value="1">
            <office:annotation draw:style-name="gr1" draw:text-style-name="P1" svg:width="1.1413in" svg:height="0.3902in" svg:x="10.2913in" svg:y="1.4661in" draw:caption-point-x="-0.2402in" draw:caption-point-y="0.5965in">
              <dc:date>2019-05-09T00:00:00</dc:date>
              <text:p text:style-name="P1"><text:span text:style-name="T1">Chăm sóc mẹ ở bệnh viện</text:span></text:p>
            </office:annotation>
            <text:p>1</text:p>
          </table:table-cell>
          <table:table-cell table:style-name="ce128" office:value-type="float" office:value="1">
            <office:annotation draw:style-name="gr1" draw:text-style-name="P1" svg:width="1.1413in" svg:height="0.3902in" svg:x="10.7579in" svg:y="1.4661in" draw:caption-point-x="-0.2402in" draw:caption-point-y="0.5965in">
              <dc:date>2019-05-09T00:00:00</dc:date>
              <text:p text:style-name="P1"><text:span text:style-name="T1">Chăm sóc mẹ ở bệnh viện</text:span></text:p>
            </office:annotation>
            <text:p>1</text:p>
          </table:table-cell>
          <table:table-cell table:style-name="ce128" table:number-columns-repeated="2"/>
          <table:table-cell table:style-name="ce128" office:value-type="float" office:value="0.5">
            <office:annotation draw:style-name="gr3" draw:text-style-name="P1" svg:width="1.1413in" svg:height="0.5457in" svg:x="12.1567in" svg:y="1.4665in" draw:caption-point-x="-0.2402in" draw:caption-point-y="0.5961in">
              <dc:date>2019-05-14T00:00:00</dc:date>
              <text:p text:style-name="P1"><text:span text:style-name="T1">Chăm sóc mẹ ở bệnh viện, off sáng</text:span></text:p>
            </office:annotation>
            <text:p>0.5</text:p>
          </table:table-cell>
          <table:table-cell table:style-name="ce128" office:value-type="float" office:value="0.5">
            <office:annotation draw:style-name="gr6" draw:text-style-name="P1" svg:width="1.1413in" svg:height="0.8567in" svg:x="12.6228in" svg:y="1.4665in" draw:caption-point-x="-0.2402in" draw:caption-point-y="0.5961in">
              <dc:date>2019-05-14T00:00:00</dc:date>
              <text:p text:style-name="P1"><text:span text:style-name="T1">chờ người đổi ca chăm sóc mẹ, xin đi trễ, 10h06 đến cty → tính off sáng</text:span></text:p>
            </office:annotation>
            <text:p>0.5</text:p>
          </table:table-cell>
          <table:table-cell table:style-name="ce128" office:value-type="float" office:value="0">
            <office:annotation draw:style-name="gr1" draw:text-style-name="P1" svg:width="1.1413in" svg:height="0.3902in" svg:x="13.0894in" svg:y="1.463in" draw:caption-point-x="-0.2402in" draw:caption-point-y="0.5996in">
              <dc:date>2019-05-15T00:00:00</dc:date>
              <text:p text:style-name="P1"><text:span text:style-name="T1">bận việc nhà, 9h03 đến cty</text:span></text:p>
            </office:annotation>
            <text:p>0</text:p>
          </table:table-cell>
          <table:table-cell table:style-name="ce128" office:value-type="float" office:value="1">
            <office:annotation draw:style-name="gr4" draw:text-style-name="P1" svg:width="1.1413in" svg:height="0.2634in" svg:x="13.5555in" svg:y="1.4634in" draw:caption-point-x="-0.2402in" draw:caption-point-y="0.5992in">
              <dc:date>2019-05-16T00:00:00</dc:date>
              <text:p text:style-name="P1"><text:span text:style-name="T1">chăm sóc mẹ</text:span></text:p>
            </office:annotation>
            <text:p>1</text:p>
          </table:table-cell>
          <table:table-cell table:style-name="ce128" office:value-type="float" office:value="0.5">
            <office:annotation draw:style-name="gr3" draw:text-style-name="P1" svg:width="1.1413in" svg:height="0.5457in" svg:x="14.0217in" svg:y="1.4638in" draw:caption-point-x="-0.2402in" draw:caption-point-y="0.5988in">
              <dc:date>2019-05-20T00:00:00</dc:date>
              <text:p text:style-name="P1"><text:span text:style-name="T1">Ở nhà với má, off sáng, 1h30 vô cty</text:span></text:p>
            </office:annotation>
            <text:p>0.5</text:p>
          </table:table-cell>
          <table:table-cell table:style-name="ce128" table:number-columns-repeated="2"/>
          <table:table-cell table:style-name="ce128" office:value-type="float" office:value="1">
            <office:annotation draw:style-name="gr3" draw:text-style-name="P1" svg:width="1.1413in" svg:height="0.5457in" svg:x="15.4209in" svg:y="1.4638in" draw:caption-point-x="-0.2402in" draw:caption-point-y="0.5988in">
              <dc:date>2019-05-20T00:00:00</dc:date>
              <text:p text:style-name="P1"><text:span text:style-name="T1">chăm sóc mẹ ở bệnh viện</text:span></text:p>
              <text:p text:style-name="P1"><text:span text:style-name="T1"/></text:p>
            </office:annotation>
            <text:p>1</text:p>
          </table:table-cell>
          <table:table-cell table:style-name="ce128" office:value-type="float" office:value="1">
            <office:annotation draw:style-name="gr3" draw:text-style-name="P1" svg:width="1.1413in" svg:height="0.5457in" svg:x="15.887in" svg:y="1.4638in" draw:caption-point-x="-0.2402in" draw:caption-point-y="0.5988in">
              <dc:date>2019-05-20T00:00:00</dc:date>
              <text:p text:style-name="P1"><text:span text:style-name="T1">chăm sóc mẹ ở bệnh viện</text:span></text:p>
              <text:p text:style-name="P1"><text:span text:style-name="T1"/></text:p>
            </office:annotation>
            <text:p>1</text:p>
          </table:table-cell>
          <table:table-cell table:style-name="ce128" office:value-type="float" office:value="1">
            <office:annotation draw:style-name="gr3" draw:text-style-name="P1" svg:width="1.1413in" svg:height="0.5457in" svg:x="16.3535in" svg:y="1.4638in" draw:caption-point-x="-0.2402in" draw:caption-point-y="0.5988in">
              <dc:date>2019-05-20T00:00:00</dc:date>
              <text:p text:style-name="P1"><text:span text:style-name="T1">chăm sóc mẹ ở bệnh viện</text:span></text:p>
              <text:p text:style-name="P1"><text:span text:style-name="T1"/></text:p>
            </office:annotation>
            <text:p>1</text:p>
          </table:table-cell>
          <table:table-cell table:style-name="ce128" office:value-type="float" office:value="1">
            <office:annotation draw:style-name="gr3" draw:text-style-name="P1" svg:width="1.1413in" svg:height="0.5457in" svg:x="16.8197in" svg:y="1.4638in" draw:caption-point-x="-0.2402in" draw:caption-point-y="0.5988in">
              <dc:date>2019-05-20T00:00:00</dc:date>
              <text:p text:style-name="P1"><text:span text:style-name="T1">chăm sóc mẹ ở bệnh viện</text:span></text:p>
              <text:p text:style-name="P1"><text:span text:style-name="T1"/></text:p>
            </office:annotation>
            <text:p>1</text:p>
          </table:table-cell>
          <table:table-cell table:style-name="ce128" office:value-type="float" office:value="1">
            <office:annotation draw:style-name="gr3" draw:text-style-name="P1" svg:width="1.1413in" svg:height="0.5457in" svg:x="17.2858in" svg:y="1.4638in" draw:caption-point-x="-0.2402in" draw:caption-point-y="0.5988in">
              <dc:date>2019-05-20T00:00:00</dc:date>
              <text:p text:style-name="P1"><text:span text:style-name="T1">chăm sóc mẹ ở bệnh viện</text:span></text:p>
              <text:p text:style-name="P1"><text:span text:style-name="T1"/></text:p>
            </office:annotation>
            <text:p>1</text:p>
          </table:table-cell>
          <table:table-cell table:style-name="ce128" table:number-columns-repeated="7"/>
          <table:table-cell table:number-columns-repeated="987"/>
        </table:table-row>
        <table:table-row table:style-name="ro7">
          <table:table-cell table:style-name="ce4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18" table:formula="of:=[.F10]*[.$C$2]" office:value-type="float" office:value="450000">
            <text:p>450,000</text:p>
          </table:table-cell>
          <table:table-cell table:style-name="ce118" table:formula="of:=[.C10]-IF([.E10]=&quot;Yes&quot;;0;[.C10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10:.AK10]; &quot;0&quot;)" office:value-type="float" office:value="18">
            <text:p>18</text:p>
          </table:table-cell>
          <table:table-cell table:style-name="ce128"/>
          <table:table-cell table:number-columns-repeated="3" table:style-name="ce128" office:value-type="float" office:value="0">
            <text:p>0</text:p>
          </table:table-cell>
          <table:table-cell table:style-name="ce128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7"/>
          <table:table-cell table:number-columns-repeated="987"/>
        </table:table-row>
        <table:table-row table:style-name="ro7">
          <table:table-cell table:style-name="ce4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18" table:formula="of:=[.F11]*[.$C$2]" office:value-type="float" office:value="425000">
            <text:p>425,000</text:p>
          </table:table-cell>
          <table:table-cell table:style-name="ce118" table:formula="of:=[.C11]-IF([.E11]=&quot;Yes&quot;;0;[.C11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11:.AK11]; &quot;0&quot;)" office:value-type="float" office:value="17">
            <text:p>17</text:p>
          </table:table-cell>
          <table:table-cell table:style-name="ce128"/>
          <table:table-cell table:number-columns-repeated="3" table:style-name="ce128" office:value-type="float" office:value="0">
            <text:p>0</text:p>
          </table:table-cell>
          <table:table-cell table:style-name="ce128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.5">
            <office:annotation draw:style-name="gr3" draw:text-style-name="P1" svg:width="1.1413in" svg:height="0.5457in" svg:x="12.1567in" svg:y="1.9618in" draw:caption-point-x="-0.2402in" draw:caption-point-y="0.5961in">
              <dc:date>2019-05-14T00:00:00</dc:date>
              <text:p text:style-name="P1"><text:span text:style-name="T1">Từ nhà vô bị kẹt xe + về nhà nghỉ ngơi, off sáng</text:span></text:p>
            </office:annotation>
            <text:p>0.5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">
            <office:annotation draw:style-name="gr1" draw:text-style-name="P1" svg:width="1.1413in" svg:height="0.3902in" svg:x="13.5555in" svg:y="1.9587in" draw:caption-point-x="-0.2402in" draw:caption-point-y="0.5992in">
              <dc:date>2019-05-16T00:00:00</dc:date>
              <text:p text:style-name="P1"><text:span text:style-name="T1">đau bụng, xin đi trễ, 8h37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7"/>
          <table:table-cell table:number-columns-repeated="987"/>
        </table:table-row>
        <table:table-row table:style-name="ro7">
          <table:table-cell table:style-name="ce42" office:value-type="float" office:value="6">
            <text:p>6</text:p>
          </table:table-cell>
          <table:table-cell table:style-name="ce44" office:value-type="string">
            <text:p>DauDQ</text:p>
          </table:table-cell>
          <table:table-cell table:style-name="ce118" table:formula="of:=[.F12]*[.$C$2]" office:value-type="float" office:value="450000">
            <text:p>450,000</text:p>
          </table:table-cell>
          <table:table-cell table:style-name="ce118" table:formula="of:=[.C12]-IF([.E12]=&quot;Yes&quot;;0;[.C12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12:.AK12]; &quot;0&quot;)" office:value-type="float" office:value="18">
            <text:p>18</text:p>
          </table:table-cell>
          <table:table-cell table:style-name="ce128"/>
          <table:table-cell table:number-columns-repeated="3" table:style-name="ce128" office:value-type="float" office:value="0">
            <text:p>0</text:p>
          </table:table-cell>
          <table:table-cell table:style-name="ce128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7"/>
          <table:table-cell table:number-columns-repeated="987"/>
        </table:table-row>
        <table:table-row table:style-name="ro7">
          <table:table-cell table:style-name="ce42" office:value-type="float" office:value="7">
            <text:p>7</text:p>
          </table:table-cell>
          <table:table-cell table:style-name="ce44" office:value-type="string">
            <text:p>DuongDN</text:p>
          </table:table-cell>
          <table:table-cell table:style-name="ce118" table:formula="of:=[.F13]*[.$C$2]" office:value-type="float" office:value="425000">
            <text:p>425,000</text:p>
          </table:table-cell>
          <table:table-cell table:style-name="ce118" table:formula="of:=[.C13]-IF([.E13]=&quot;Yes&quot;;0;[.C13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13:.AK13]; &quot;0&quot;)" office:value-type="float" office:value="17">
            <text:p>17</text:p>
          </table:table-cell>
          <table:table-cell table:style-name="ce128"/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">
            <office:annotation draw:style-name="gr1" draw:text-style-name="P1" svg:width="1.1413in" svg:height="0.3902in" svg:x="7.9598in" svg:y="2.4555in" draw:caption-point-x="-0.2402in" draw:caption-point-y="0.598in">
              <dc:date>2019-05-04T00:00:00</dc:date>
              <text:p text:style-name="P1"><text:span text:style-name="T1">chăm bé, 8h43 đến cty</text:span></text:p>
            </office:annotation>
            <text:p>0</text:p>
          </table:table-cell>
          <table:table-cell table:style-name="ce128"/>
          <table:table-cell table:style-name="ce128" office:value-type="float" office:value="0">
            <office:annotation draw:style-name="gr1" draw:text-style-name="P1" svg:width="1.1413in" svg:height="0.3902in" svg:x="8.8925in" svg:y="2.4559in" draw:caption-point-x="-0.2402in" draw:caption-point-y="0.5976in">
              <dc:date>2019-05-06T00:00:00</dc:date>
              <text:p text:style-name="P1"><text:span text:style-name="T1">ngủ quên, xin đi trễ, 9h25 đến cty</text:span></text:p>
            </office:annotation>
            <text:p>0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28" office:value-type="float" office:value="1">
            <office:annotation draw:style-name="gr1" draw:text-style-name="P1" svg:width="1.1413in" svg:height="0.3902in" svg:x="10.7579in" svg:y="2.4571in" draw:caption-point-x="-0.2402in" draw:caption-point-y="0.5965in">
              <dc:date>2019-05-09T00:00:00</dc:date>
              <text:p text:style-name="P1"><text:span text:style-name="T1">Nghỉ ngơi + dẫn con đi tái khám</text:span></text:p>
            </office:annotation>
            <text:p>1</text:p>
          </table:table-cell>
          <table:table-cell table:style-name="ce128" table:number-columns-repeated="2"/>
          <table:table-cell table:number-columns-repeated="3" table:style-name="ce128" office:value-type="float" office:value="0">
            <text:p>0</text:p>
          </table:table-cell>
          <table:table-cell table:style-name="ce128" office:value-type="float" office:value="0">
            <office:annotation draw:style-name="gr1" draw:text-style-name="P1" svg:width="1.1413in" svg:height="0.3902in" svg:x="13.5555in" svg:y="2.4543in" draw:caption-point-x="-0.2402in" draw:caption-point-y="0.5992in">
              <dc:date>2019-05-16T00:00:00</dc:date>
              <text:p text:style-name="P1"><text:span text:style-name="T1">chăm bé, 8h40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">
            <office:annotation draw:style-name="gr2" draw:text-style-name="P1" svg:width="1.1413in" svg:height="0.7012in" svg:x="16.3535in" svg:y="2.4559in" draw:caption-point-x="-0.2402in" draw:caption-point-y="0.5976in">
              <dc:date>2019-05-22T00:00:00</dc:date>
              <text:p text:style-name="P1"><text:span text:style-name="T1">chở chị Thủy + Mira đi chích ngừa, xin đi trễ, 8h57 đến cty</text:span></text:p>
            </office:annotation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table:number-columns-repeated="7"/>
          <table:table-cell table:number-columns-repeated="987"/>
        </table:table-row>
        <table:table-row table:style-name="ro7">
          <table:table-cell table:style-name="ce42" office:value-type="float" office:value="8">
            <text:p>8</text:p>
          </table:table-cell>
          <table:table-cell table:style-name="ce44" office:value-type="string">
            <text:p>DuyNM</text:p>
          </table:table-cell>
          <table:table-cell table:style-name="ce118" table:formula="of:=[.F14]*[.$C$2]" office:value-type="float" office:value="425000">
            <text:p>425,000</text:p>
          </table:table-cell>
          <table:table-cell table:style-name="ce118" table:formula="of:=[.C14]-IF([.E14]=&quot;Yes&quot;;0;[.C14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14:.AK14]; &quot;0&quot;)" office:value-type="float" office:value="17">
            <text:p>17</text:p>
          </table:table-cell>
          <table:table-cell table:style-name="ce128"/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3" draw:text-style-name="P1" svg:width="1.1413in" svg:height="0.5457in" svg:x="7.9598in" svg:y="2.7031in" draw:caption-point-x="-0.2402in" draw:caption-point-y="0.598in">
              <dc:date>2019-05-04T00:00:00</dc:date>
              <text:p text:style-name="P1"><text:span text:style-name="T1"><text:s/></text:span><text:span text:style-name="T1">vợ bị sốt, xin off chiều để về chăm sóc vợ</text:span></text:p>
            </office:annotation>
            <text:p>0.5</text:p>
          </table:table-cell>
          <table:table-cell table:style-name="ce128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7"/>
          <table:table-cell table:number-columns-repeated="987"/>
        </table:table-row>
        <table:table-row table:style-name="ro7">
          <table:table-cell table:style-name="ce42" office:value-type="float" office:value="9">
            <text:p>9</text:p>
          </table:table-cell>
          <table:table-cell table:style-name="ce44" office:value-type="string">
            <text:p>DuyenLT</text:p>
          </table:table-cell>
          <table:table-cell table:style-name="ce118" table:formula="of:=[.F15]*[.$C$2]" office:value-type="float" office:value="425000">
            <text:p>425,000</text:p>
          </table:table-cell>
          <table:table-cell table:style-name="ce118" table:formula="of:=[.C15]-IF([.E15]=&quot;Yes&quot;;0;[.C15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15:.AK15]; &quot;0&quot;)" office:value-type="float" office:value="17">
            <text:p>17</text:p>
          </table:table-cell>
          <table:table-cell table:style-name="ce128"/>
          <table:table-cell table:number-columns-repeated="3" table:style-name="ce128" office:value-type="float" office:value="0">
            <text:p>0</text:p>
          </table:table-cell>
          <table:table-cell table:style-name="ce128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1">
            <office:annotation draw:style-name="gr4" draw:text-style-name="P1" svg:width="1.1413in" svg:height="0.2634in" svg:x="13.0894in" svg:y="2.9492in" draw:caption-point-x="-0.2402in" draw:caption-point-y="0.5996in">
              <dc:date>2019-05-15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7"/>
          <table:table-cell table:number-columns-repeated="987"/>
        </table:table-row>
        <table:table-row table:style-name="ro7">
          <table:table-cell table:style-name="ce42" office:value-type="float" office:value="10">
            <text:p>10</text:p>
          </table:table-cell>
          <table:table-cell table:style-name="ce44" office:value-type="string">
            <text:p>GiauNV</text:p>
          </table:table-cell>
          <table:table-cell table:style-name="ce118" table:formula="of:=[.F16]*[.$C$2]" office:value-type="float" office:value="225000">
            <text:p>225,000</text:p>
          </table:table-cell>
          <table:table-cell table:style-name="ce118" table:formula="of:=[.C16]-IF([.E16]=&quot;Yes&quot;;0;[.C16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16:.AK16]; &quot;0&quot;)" office:value-type="float" office:value="9">
            <text:p>9</text:p>
          </table:table-cell>
          <table:table-cell table:style-name="ce128"/>
          <table:table-cell table:style-name="ce128" office:value-type="float" office:value="1">
            <office:annotation draw:style-name="gr1" draw:text-style-name="P1" svg:width="1.1413in" svg:height="0.3902in" svg:x="7.0272in" svg:y="3.1984in" draw:caption-point-x="-0.2402in" draw:caption-point-y="0.598in">
              <dc:date>2019-05-04T00:00:00</dc:date>
              <text:p text:style-name="P1"><text:span text:style-name="T1">Làm remote theo plan</text:span></text:p>
            </office:annotation>
            <text:p>1</text:p>
          </table:table-cell>
          <table:table-cell table:style-name="ce128" office:value-type="float" office:value="0">
            <office:annotation draw:style-name="gr1" draw:text-style-name="P1" svg:width="1.1413in" svg:height="0.3902in" svg:x="7.4937in" svg:y="3.1984in" draw:caption-point-x="-0.2402in" draw:caption-point-y="0.598in">
              <dc:date>2019-05-04T00:00:00</dc:date>
              <text:p text:style-name="P1"><text:span text:style-name="T1">Đi trễ theo plan, 9h11 đến cty</text:span></text:p>
            </office:annotation>
            <text:p>0</text:p>
          </table:table-cell>
          <table:table-cell table:style-name="ce128" office:value-type="float" office:value="0">
            <office:annotation draw:style-name="gr1" draw:text-style-name="P1" svg:width="1.1413in" svg:height="0.3902in" svg:x="7.9598in" svg:y="3.1984in" draw:caption-point-x="-0.2402in" draw:caption-point-y="0.598in">
              <dc:date>2019-05-04T00:00:00</dc:date>
              <text:p text:style-name="P1"><text:span text:style-name="T1">đi trễ theo plan, 9h13 đến cty</text:span></text:p>
            </office:annotation>
            <text:p>0</text:p>
          </table:table-cell>
          <table:table-cell table:style-name="ce128"/>
          <table:table-cell table:style-name="ce128" office:value-type="float" office:value="0">
            <office:annotation draw:style-name="gr1" draw:text-style-name="P1" svg:width="1.1413in" svg:height="0.3902in" svg:x="8.8925in" svg:y="3.1988in" draw:caption-point-x="-0.2402in" draw:caption-point-y="0.5976in">
              <dc:date>2019-05-06T00:00:00</dc:date>
              <text:p text:style-name="P1"><text:span text:style-name="T1">đi trễ theo plan, 9h09 đến cty</text:span></text:p>
            </office:annotation>
            <text:p>0</text:p>
          </table:table-cell>
          <table:table-cell table:style-name="ce128" office:value-type="float" office:value="1">
            <office:annotation draw:style-name="gr1" draw:text-style-name="P1" svg:width="1.1413in" svg:height="0.3902in" svg:x="9.3587in" svg:y="3.1984in" draw:caption-point-x="-0.2402in" draw:caption-point-y="0.598in">
              <dc:date>2019-05-04T00:00:00</dc:date>
              <text:p text:style-name="P1"><text:span text:style-name="T1">Làm remote theo plan</text:span></text:p>
            </office:annotation>
            <text:p>1</text:p>
          </table:table-cell>
          <table:table-cell table:style-name="ce128" office:value-type="float" office:value="1">
            <office:annotation draw:style-name="gr1" draw:text-style-name="P1" svg:width="1.1413in" svg:height="0.3902in" svg:x="9.8252in" svg:y="3.1996in" draw:caption-point-x="-0.2402in" draw:caption-point-y="0.5969in">
              <dc:date>2019-05-08T00:00:00</dc:date>
              <text:p text:style-name="P1"><text:span text:style-name="T1">có việc cá nhân cần giải quyết </text:span></text:p>
            </office:annotation>
            <text:p>1</text:p>
          </table:table-cell>
          <table:table-cell table:style-name="ce128" office:value-type="float" office:value="1">
            <office:annotation draw:style-name="gr1" draw:text-style-name="P1" svg:width="1.1413in" svg:height="0.3902in" svg:x="10.2913in" svg:y="3.1984in" draw:caption-point-x="-0.2402in" draw:caption-point-y="0.598in">
              <dc:date>2019-05-04T00:00:00</dc:date>
              <text:p text:style-name="P1"><text:span text:style-name="T1">Làm remote theo plan</text:span></text:p>
            </office:annotation>
            <text:p>1</text:p>
          </table:table-cell>
          <table:table-cell table:style-name="ce128" office:value-type="float" office:value="0">
            <office:annotation draw:style-name="gr1" draw:text-style-name="P1" svg:width="1.1413in" svg:height="0.3902in" svg:x="10.7579in" svg:y="3.2004in" draw:caption-point-x="-0.2402in" draw:caption-point-y="0.5961in">
              <dc:date>2019-05-14T00:00:00</dc:date>
              <text:p text:style-name="P1"><text:span text:style-name="T1">Đi trễ theo plan, 9h10 đến cty</text:span></text:p>
            </office:annotation>
            <text:p>0</text:p>
          </table:table-cell>
          <table:table-cell table:style-name="ce128" table:number-columns-repeated="2"/>
          <table:table-cell table:style-name="ce128" office:value-type="float" office:value="0.5">
            <office:annotation draw:style-name="gr2" draw:text-style-name="P1" svg:width="1.1413in" svg:height="0.7012in" svg:x="12.1567in" svg:y="3.2004in" draw:caption-point-x="-0.2402in" draw:caption-point-y="0.5961in">
              <dc:date>2019-05-14T00:00:00</dc:date>
              <text:p text:style-name="P1"><text:span text:style-name="T1">đi trễ theo plan, 9h08 đến cty</text:span></text:p>
              <text:p text:style-name="P1"><text:span text:style-name="T1">tái khám chân, xin off chiều</text:span></text:p>
            </office:annotation>
            <text:p>0.5</text:p>
          </table:table-cell>
          <table:table-cell table:style-name="ce128" office:value-type="float" office:value="1">
            <office:annotation draw:style-name="gr4" draw:text-style-name="P1" svg:width="1.1413in" svg:height="0.2634in" svg:x="12.6228in" svg:y="3.1984in" draw:caption-point-x="-0.2402in" draw:caption-point-y="0.598in">
              <dc:date>2019-05-21T00:00:00</dc:date>
              <text:p text:style-name="P1"><text:span text:style-name="T1">remote</text:span></text:p>
            </office:annotation>
            <text:p>1</text:p>
          </table:table-cell>
          <table:table-cell table:style-name="ce128" office:value-type="float" office:value="0">
            <office:annotation draw:style-name="gr1" draw:text-style-name="P1" svg:width="1.1413in" svg:height="0.3902in" svg:x="13.0894in" svg:y="3.1965in" draw:caption-point-x="-0.2402in" draw:caption-point-y="0.6in">
              <dc:date>2019-05-15T00:00:00</dc:date>
              <text:p text:style-name="P1"><text:span text:style-name="T1">Đi trễ theo plan, 9h05 đến cty</text:span></text:p>
            </office:annotation>
            <text:p>0</text:p>
          </table:table-cell>
          <table:table-cell table:style-name="ce128" office:value-type="float" office:value="1">
            <office:annotation draw:style-name="gr4" draw:text-style-name="P1" svg:width="1.1413in" svg:height="0.2634in" svg:x="13.5555in" svg:y="3.1984in" draw:caption-point-x="-0.2402in" draw:caption-point-y="0.598in">
              <dc:date>2019-05-21T00:00:00</dc:date>
              <text:p text:style-name="P1"><text:span text:style-name="T1">remote</text:span></text:p>
            </office:annotation>
            <text:p>1</text:p>
          </table:table-cell>
          <table:table-cell table:style-name="ce128" office:value-type="float" office:value="0">
            <office:annotation draw:style-name="gr1" draw:text-style-name="P1" svg:width="1.1413in" svg:height="0.3902in" svg:x="14.0217in" svg:y="3.1976in" draw:caption-point-x="-0.2402in" draw:caption-point-y="0.5988in">
              <dc:date>2019-05-20T00:00:00</dc:date>
              <text:p text:style-name="P1"><text:span text:style-name="T1">đi trễ theo plan, 9h14 đến cty</text:span></text:p>
            </office:annotation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1" draw:text-style-name="P1" svg:width="1.1413in" svg:height="0.3902in" svg:x="15.4209in" svg:y="3.1976in" draw:caption-point-x="-0.2402in" draw:caption-point-y="0.5988in">
              <dc:date>2019-05-20T00:00:00</dc:date>
              <text:p text:style-name="P1"><text:span text:style-name="T1">đi trễ theo plan, 9h đến cty</text:span></text:p>
            </office:annotation>
            <text:p>0</text:p>
          </table:table-cell>
          <table:table-cell table:style-name="ce128" office:value-type="float" office:value="1">
            <office:annotation draw:style-name="gr4" draw:text-style-name="P1" svg:width="1.1413in" svg:height="0.2634in" svg:x="15.887in" svg:y="3.1984in" draw:caption-point-x="-0.2402in" draw:caption-point-y="0.598in">
              <dc:date>2019-05-21T00:00:00</dc:date>
              <text:p text:style-name="P1"><text:span text:style-name="T1">remote</text:span></text:p>
            </office:annotation>
            <text:p>1</text:p>
          </table:table-cell>
          <table:table-cell table:style-name="ce128" office:value-type="float" office:value="0">
            <office:annotation draw:style-name="gr1" draw:text-style-name="P1" svg:width="1.1413in" svg:height="0.3902in" svg:x="16.3535in" svg:y="3.1988in" draw:caption-point-x="-0.2402in" draw:caption-point-y="0.5976in">
              <dc:date>2019-05-22T00:00:00</dc:date>
              <text:p text:style-name="P1"><text:span text:style-name="T1">đi trễ theo plan, 9h15 đến cty</text:span></text:p>
            </office:annotation>
            <text:p>0</text:p>
          </table:table-cell>
          <table:table-cell table:style-name="ce128" office:value-type="float" office:value="1">
            <office:annotation draw:style-name="gr4" draw:text-style-name="P1" svg:width="1.1413in" svg:height="0.2634in" svg:x="16.8197in" svg:y="3.1984in" draw:caption-point-x="-0.2402in" draw:caption-point-y="0.598in">
              <dc:date>2019-05-21T00:00:00</dc:date>
              <text:p text:style-name="P1"><text:span text:style-name="T1">remote</text:span></text:p>
            </office:annotation>
            <text:p>1</text:p>
          </table:table-cell>
          <table:table-cell table:style-name="ce128" office:value-type="float" office:value="0">
            <office:annotation draw:style-name="gr1" draw:text-style-name="P1" svg:width="1.1413in" svg:height="0.3902in" svg:x="17.2858in" svg:y="3.1988in" draw:caption-point-x="-0.2402in" draw:caption-point-y="0.5976in">
              <dc:date>2019-05-24T00:00:00</dc:date>
              <text:p text:style-name="P1"><text:span text:style-name="T1">đi trễ theo plan, 9h08 đến cty</text:span></text:p>
            </office:annotation>
            <text:p>0</text:p>
          </table:table-cell>
          <table:table-cell table:style-name="ce128" table:number-columns-repeated="7"/>
          <table:table-cell table:number-columns-repeated="987"/>
        </table:table-row>
        <table:table-row table:style-name="ro7">
          <table:table-cell table:style-name="ce42" office:value-type="float" office:value="11">
            <text:p>11</text:p>
          </table:table-cell>
          <table:table-cell table:style-name="ce44" office:value-type="string">
            <text:p>HaTH</text:p>
          </table:table-cell>
          <table:table-cell table:style-name="ce118" table:formula="of:=[.F17]*[.$C$2]" office:value-type="float" office:value="425000">
            <text:p>425,000</text:p>
          </table:table-cell>
          <table:table-cell table:style-name="ce118" table:formula="of:=[.C17]-IF([.E17]=&quot;Yes&quot;;0;[.C17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17:.AK17]; &quot;0&quot;)" office:value-type="float" office:value="17">
            <text:p>17</text:p>
          </table:table-cell>
          <table:table-cell table:style-name="ce128"/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1">
            <office:annotation draw:style-name="gr4" draw:text-style-name="P1" svg:width="1.1413in" svg:height="0.2634in" svg:x="7.9598in" svg:y="3.4465in" draw:caption-point-x="-0.2402in" draw:caption-point-y="0.5976in">
              <dc:date>2019-05-06T00:00:00</dc:date>
              <text:p text:style-name="P1"><text:span text:style-name="T1">Họp mặt gia đình</text:span></text:p>
            </office:annotation>
            <text:p>1</text:p>
          </table:table-cell>
          <table:table-cell table:style-name="ce128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7"/>
          <table:table-cell table:number-columns-repeated="987"/>
        </table:table-row>
        <table:table-row table:style-name="ro7">
          <table:table-cell table:style-name="ce42" office:value-type="float" office:value="12">
            <text:p>12</text:p>
          </table:table-cell>
          <table:table-cell table:style-name="ce45" office:value-type="string">
            <text:p>HaVS</text:p>
          </table:table-cell>
          <table:table-cell table:style-name="ce118" table:formula="of:=[.F18]*[.$C$2]" office:value-type="float" office:value="200000">
            <text:p>200,000</text:p>
          </table:table-cell>
          <table:table-cell table:style-name="ce118" table:formula="of:=[.C18]-IF([.E18]=&quot;Yes&quot;;0;[.C18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18:.AK18]; &quot;0&quot;)" office:value-type="float" office:value="8">
            <text:p>8</text:p>
          </table:table-cell>
          <table:table-cell table:style-name="ce128"/>
          <table:table-cell table:style-name="ce128" office:value-type="float" office:value="1">
            <office:annotation draw:style-name="gr2" draw:text-style-name="P1" svg:width="1.1413in" svg:height="0.7012in" svg:x="7.0272in" svg:y="3.6937in" draw:caption-point-x="-0.2402in" draw:caption-point-y="0.598in">
              <dc:date>2019-05-04T00:00:00</dc:date>
              <text:p text:style-name="P1"><text:span text:style-name="T1">hết vé vô SG, sẽ làm bù vào chiều thứ 6 và chiều thứ 7 </text:span></text:p>
            </office:annotation>
            <text:p>1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/>
          <table:table-cell table:style-name="ce128" office:value-type="float" office:value="0.5">
            <office:annotation draw:style-name="gr4" draw:text-style-name="P1" svg:width="1.1413in" svg:height="0.2634in" svg:x="8.8925in" svg:y="3.6941in" draw:caption-point-x="-0.2402in" draw:caption-point-y="0.5976in">
              <dc:date>2019-05-06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4" draw:text-style-name="P1" svg:width="1.1413in" svg:height="0.2634in" svg:x="9.8252in" svg:y="3.6941in" draw:caption-point-x="-0.2402in" draw:caption-point-y="0.5976in">
              <dc:date>2019-05-06T00:00:00</dc:date>
              <text:p text:style-name="P1"><text:span text:style-name="T1">Đi học, off chiều</text:span></text:p>
            </office:annotation>
            <text:p>0.5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.5">
            <office:annotation draw:style-name="gr4" draw:text-style-name="P1" svg:width="1.1413in" svg:height="0.2634in" svg:x="12.1567in" svg:y="3.6941in" draw:caption-point-x="-0.2402in" draw:caption-point-y="0.5976in">
              <dc:date>2019-05-06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1">
            <office:annotation draw:style-name="gr3" draw:text-style-name="P1" svg:width="1.1413in" svg:height="0.5457in" svg:x="13.0894in" svg:y="3.6921in" draw:caption-point-x="-0.2402in" draw:caption-point-y="0.5996in">
              <dc:date>2019-05-15T00:00:00</dc:date>
              <text:p text:style-name="P1"><text:span text:style-name="T1">lên trường họp nhóm làm bài tập lớn</text:span></text:p>
            </office:annotation>
            <text:p>1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3" draw:text-style-name="P1" svg:width="1.1413in" svg:height="0.5457in" svg:x="14.0217in" svg:y="3.6929in" draw:caption-point-x="-0.2402in" draw:caption-point-y="0.5988in">
              <dc:date>2019-05-20T00:00:00</dc:date>
              <text:p text:style-name="P1"><text:span text:style-name="T1">gặp thầy hướng dẫn luận văn, off chiều</text:span></text:p>
            </office:annotation>
            <text:p>0.5</text:p>
          </table:table-cell>
          <table:table-cell table:style-name="ce128" table:number-columns-repeated="2"/>
          <table:table-cell table:style-name="ce128" office:value-type="float" office:value="0.5">
            <office:annotation draw:style-name="gr4" draw:text-style-name="P1" svg:width="1.1413in" svg:height="0.2634in" svg:x="15.4209in" svg:y="3.6902in" draw:caption-point-x="-0.2402in" draw:caption-point-y="0.6016in">
              <dc:date>2019-05-06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4" draw:text-style-name="P1" svg:width="1.1413in" svg:height="0.2634in" svg:x="16.3535in" svg:y="3.6902in" draw:caption-point-x="-0.2402in" draw:caption-point-y="0.6016in">
              <dc:date>2019-05-06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28" office:value-type="float" office:value="1">
            <text:p>1</text:p>
          </table:table-cell>
          <table:table-cell table:style-name="ce128" office:value-type="float" office:value="0.5">
            <office:annotation draw:style-name="gr1" draw:text-style-name="P1" svg:width="1.1413in" svg:height="0.3902in" svg:x="17.2858in" svg:y="3.6961in" draw:caption-point-x="-0.2402in" draw:caption-point-y="0.5957in">
              <dc:date>2019-05-24T00:00:00</dc:date>
              <text:p text:style-name="P1"><text:span text:style-name="T1">Lên trường học bù, off sáng</text:span></text:p>
            </office:annotation>
            <text:p>0.5</text:p>
          </table:table-cell>
          <table:table-cell table:style-name="ce128" table:number-columns-repeated="7"/>
          <table:table-cell table:number-columns-repeated="987"/>
        </table:table-row>
        <table:table-row table:style-name="ro7">
          <table:table-cell table:style-name="ce42" office:value-type="float" office:value="13">
            <text:p>13</text:p>
          </table:table-cell>
          <table:table-cell table:style-name="ce44" office:value-type="string">
            <text:p>HaiNM</text:p>
          </table:table-cell>
          <table:table-cell table:style-name="ce118" table:formula="of:=[.F19]*[.$C$2]" office:value-type="float" office:value="425000">
            <text:p>425,000</text:p>
          </table:table-cell>
          <table:table-cell table:style-name="ce118" table:formula="of:=[.C19]-IF([.E19]=&quot;Yes&quot;;0;[.C19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19:.AK19]; &quot;0&quot;)" office:value-type="float" office:value="17">
            <text:p>17</text:p>
          </table:table-cell>
          <table:table-cell table:style-name="ce128"/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2" draw:text-style-name="P1" svg:width="1.1413in" svg:height="0.7012in" svg:x="7.9598in" svg:y="3.9413in" draw:caption-point-x="-0.2402in" draw:caption-point-y="0.598in">
              <dc:date>2019-05-04T00:00:00</dc:date>
              <text:p text:style-name="P1"><text:span text:style-name="T1">bận việc nhà, 8h39 đến cty</text:span></text:p>
              <text:p text:style-name="P1"><text:span text:style-name="T1">đi dạy ở trường, off chiều</text:span></text:p>
            </office:annotation>
            <text:p>0.5</text:p>
          </table:table-cell>
          <table:table-cell table:style-name="ce128"/>
          <table:table-cell table:number-columns-repeated="3" table:style-name="ce128" office:value-type="float" office:value="0">
            <text:p>0</text:p>
          </table:table-cell>
          <table:table-cell table:style-name="ce128" office:value-type="float" office:value="0">
            <office:annotation draw:style-name="gr3" draw:text-style-name="P1" svg:width="1.1413in" svg:height="0.5457in" svg:x="10.2913in" svg:y="3.9429in" draw:caption-point-x="-0.2402in" draw:caption-point-y="0.5965in">
              <dc:date>2019-05-09T00:00:00</dc:date>
              <text:p text:style-name="P1"><text:span text:style-name="T1">bận việc nhà, xin đi trễ, 8h46 đến cty</text:span></text:p>
            </office:annotation>
            <text:p>0</text:p>
          </table:table-cell>
          <table:table-cell table:style-name="ce128" office:value-type="float" office:value="0">
            <office:annotation draw:style-name="gr6" draw:text-style-name="P1" svg:width="1.1413in" svg:height="0.8567in" svg:x="10.7579in" svg:y="3.9433in" draw:caption-point-x="-0.2402in" draw:caption-point-y="0.5961in">
              <dc:date>2019-05-14T00:00:00</dc:date>
              <text:p text:style-name="P1"><text:span text:style-name="T1">bận việc ở trường, xin về sớm, 3h40 về</text:span></text:p>
              <text:p text:style-name="P1"><text:span text:style-name="T1">→ </text:span><text:span text:style-name="T1">đã làm bù đủ giờ</text:span></text:p>
            </office:annotation>
            <text:p>0</text:p>
          </table:table-cell>
          <table:table-cell table:style-name="ce128" table:number-columns-repeated="2"/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">
            <office:annotation draw:style-name="gr5" draw:text-style-name="P1" svg:width="1.1413in" svg:height="1.1677in" svg:x="13.0894in" svg:y="3.9398in" draw:caption-point-x="-0.2402in" draw:caption-point-y="0.5996in">
              <dc:date>2019-05-20T00:00:00</dc:date>
              <text:p text:style-name="P1"><text:span text:style-name="T1"><text:s/></text:span><text:span text:style-name="T1">xin phép lên trường họp lúc 9h48, sẽ làm bù vào chiều nay + chiều mai</text:span></text:p>
              <text:p text:style-name="P1"><text:span text:style-name="T1">→ </text:span><text:span text:style-name="T1">đã bù đủ giờ</text:span></text:p>
              <text:p text:style-name="P1"><text:span text:style-name="T1"/></text:p>
            </office:annotation>
            <text:p>0</text:p>
          </table:table-cell>
          <table:table-cell table:style-name="ce128" office:value-type="float" office:value="0">
            <office:annotation draw:style-name="gr1" draw:text-style-name="P1" svg:width="1.1413in" svg:height="0.3902in" svg:x="13.5555in" svg:y="3.9402in" draw:caption-point-x="-0.2402in" draw:caption-point-y="0.5992in">
              <dc:date>2019-05-20T00:00:00</dc:date>
              <text:p text:style-name="P1"><text:span text:style-name="T1">bận việc nhà, 8h49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1" draw:text-style-name="P1" svg:width="1.1413in" svg:height="0.3902in" svg:x="15.887in" svg:y="3.9413in" draw:caption-point-x="-0.2402in" draw:caption-point-y="0.598in">
              <dc:date>2019-05-21T00:00:00</dc:date>
              <text:p text:style-name="P1"><text:span text:style-name="T1">bận việc nhà, 8h35 đến cty</text:span></text:p>
            </office:annotation>
            <text:p>0</text:p>
          </table:table-cell>
          <table:table-cell table:style-name="ce128" office:value-type="float" office:value="0">
            <office:annotation draw:style-name="gr5" draw:text-style-name="P1" svg:width="1.1413in" svg:height="1.1677in" svg:x="16.3535in" svg:y="3.9417in" draw:caption-point-x="-0.2402in" draw:caption-point-y="0.5976in">
              <dc:date>2019-05-22T00:00:00</dc:date>
              <text:p text:style-name="P1"><text:span text:style-name="T1">bận việc nhà, 8h39 đến cty</text:span></text:p>
              <text:p text:style-name="P1"><text:span text:style-name="T1">lên trường họp, xin phép ra ngoài lúc 10h35, chiều sẽ ở lại làm bù sau</text:span></text:p>
            </office:annotation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table:number-columns-repeated="7"/>
          <table:table-cell table:number-columns-repeated="987"/>
        </table:table-row>
        <table:table-row table:style-name="ro7">
          <table:table-cell table:style-name="ce42" office:value-type="float" office:value="14">
            <text:p>14</text:p>
          </table:table-cell>
          <table:table-cell table:style-name="ce44" office:value-type="string">
            <text:p>HangDTT</text:p>
          </table:table-cell>
          <table:table-cell table:style-name="ce118" table:formula="of:=[.F20]*[.$C$2]" office:value-type="float" office:value="425000">
            <text:p>425,000</text:p>
          </table:table-cell>
          <table:table-cell table:style-name="ce118" table:formula="of:=[.C20]-IF([.E20]=&quot;Yes&quot;;0;[.C20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20:.AK20]; &quot;0&quot;)" office:value-type="float" office:value="17">
            <text:p>17</text:p>
          </table:table-cell>
          <table:table-cell table:style-name="ce128"/>
          <table:table-cell table:number-columns-repeated="3" table:style-name="ce128" office:value-type="float" office:value="0">
            <text:p>0</text:p>
          </table:table-cell>
          <table:table-cell table:style-name="ce128"/>
          <table:table-cell table:number-columns-repeated="4" table:style-name="ce128" office:value-type="float" office:value="0">
            <text:p>0</text:p>
          </table:table-cell>
          <table:table-cell table:style-name="ce128" office:value-type="float" office:value="0">
            <office:annotation draw:style-name="gr1" draw:text-style-name="P1" svg:width="1.1413in" svg:height="0.3902in" svg:x="10.7579in" svg:y="4.1909in" draw:caption-point-x="-0.2402in" draw:caption-point-y="0.5961in">
              <dc:date>2019-05-14T00:00:00</dc:date>
              <text:p text:style-name="P1"><text:span text:style-name="T1">ngủ quên, 8h36 đến cty</text:span></text:p>
            </office:annotation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8" draw:text-style-name="P1" svg:width="1.1413in" svg:height="1.0122in" svg:x="12.1567in" svg:y="4.1909in" draw:caption-point-x="-0.2402in" draw:caption-point-y="0.5961in">
              <dc:date>2019-05-14T00:00:00</dc:date>
              <text:p text:style-name="P1"><text:span text:style-name="T1">bận việc đột xuất, xin về sớm, 4h39 về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0</text:p>
          </table:table-cell>
          <table:table-cell table:style-name="ce128" office:value-type="float" office:value="0.5">
            <office:annotation draw:style-name="gr4" draw:text-style-name="P1" svg:width="1.1413in" svg:height="0.2634in" svg:x="12.6228in" svg:y="4.1909in" draw:caption-point-x="-0.2402in" draw:caption-point-y="0.5961in">
              <dc:date>2019-05-14T00:00:00</dc:date>
              <text:p text:style-name="P1"><text:span text:style-name="T1">Mệt, off sáng</text:span></text:p>
            </office:annotation>
            <text:p>0.5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7"/>
          <table:table-cell table:number-columns-repeated="987"/>
        </table:table-row>
        <table:table-row table:style-name="ro7">
          <table:table-cell table:style-name="ce42" office:value-type="float" office:value="15">
            <text:p>15</text:p>
          </table:table-cell>
          <table:table-cell table:style-name="ce44" office:value-type="string">
            <text:p>HanTTH</text:p>
          </table:table-cell>
          <table:table-cell table:style-name="ce118" table:formula="of:=[.F21]*[.$C$2]" office:value-type="float" office:value="450000">
            <text:p>450,000</text:p>
          </table:table-cell>
          <table:table-cell table:style-name="ce118" table:formula="of:=[.C21]-IF([.E21]=&quot;Yes&quot;;0;[.C21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21:.AK21]; &quot;0&quot;)" office:value-type="float" office:value="18">
            <text:p>18</text:p>
          </table:table-cell>
          <table:table-cell table:style-name="ce128"/>
          <table:table-cell table:number-columns-repeated="3" table:style-name="ce128" office:value-type="float" office:value="0">
            <text:p>0</text:p>
          </table:table-cell>
          <table:table-cell table:style-name="ce128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7"/>
          <table:table-cell table:number-columns-repeated="987"/>
        </table:table-row>
        <table:table-row table:style-name="ro7">
          <table:table-cell table:style-name="ce42" office:value-type="float" office:value="16">
            <text:p>16</text:p>
          </table:table-cell>
          <table:table-cell table:style-name="ce44" office:value-type="string">
            <text:p>HienNV</text:p>
          </table:table-cell>
          <table:table-cell table:style-name="ce118" table:formula="of:=[.F22]*[.$C$2]" office:value-type="float" office:value="200000">
            <text:p>200,000</text:p>
          </table:table-cell>
          <table:table-cell table:style-name="ce118" table:formula="of:=[.C22]-IF([.E22]=&quot;Yes&quot;;0;[.C22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22:.AK22]; &quot;0&quot;)" office:value-type="float" office:value="8">
            <text:p>8</text:p>
          </table:table-cell>
          <table:table-cell table:style-name="ce128"/>
          <table:table-cell table:number-columns-repeated="3" table:style-name="ce128" office:value-type="float" office:value="1">
            <text:p>1</text:p>
          </table:table-cell>
          <table:table-cell table:style-name="ce128"/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1">
            <text:p>1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1">
            <text:p>1</text:p>
          </table:table-cell>
          <table:table-cell table:style-name="ce128" table:number-columns-repeated="2"/>
          <table:table-cell table:style-name="ce128" office:value-type="float" office:value="1">
            <text:p>1</text:p>
          </table:table-cell>
          <table:table-cell table:number-columns-repeated="2" table:style-name="ce128" office:value-type="float" office:value="0">
            <text:p>0</text:p>
          </table:table-cell>
          <table:table-cell table:number-columns-repeated="2" table:style-name="ce128" office:value-type="float" office:value="1">
            <text:p>1</text:p>
          </table:table-cell>
          <table:table-cell table:style-name="ce128" table:number-columns-repeated="2"/>
          <table:table-cell table:style-name="ce128" office:value-type="float" office:value="1">
            <text:p>1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1">
            <text:p>1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7"/>
          <table:table-cell table:number-columns-repeated="987"/>
        </table:table-row>
        <table:table-row table:style-name="ro7">
          <table:table-cell table:style-name="ce42" office:value-type="float" office:value="17">
            <text:p>17</text:p>
          </table:table-cell>
          <table:table-cell table:style-name="ce44" office:value-type="string">
            <text:p>HieuNKT</text:p>
          </table:table-cell>
          <table:table-cell table:style-name="ce118" table:formula="of:=[.F23]*[.$C$2]" office:value-type="float" office:value="0">
            <text:p>0</text:p>
          </table:table-cell>
          <table:table-cell table:style-name="ce118" table:formula="of:=[.C23]-IF([.E23]=&quot;Yes&quot;;0;[.C23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23:.AK23]; &quot;0&quot;)" office:value-type="float" office:value="0">
            <text:p>0</text:p>
          </table:table-cell>
          <table:table-cell table:style-name="ce128"/>
          <table:table-cell table:style-name="ce128" office:value-type="float" office:value="1">
            <office:annotation draw:style-name="gr3" draw:text-style-name="P1" svg:width="1.1413in" svg:height="0.5457in" svg:x="7.0272in" svg:y="4.9323in" draw:caption-point-x="-0.2402in" draw:caption-point-y="0.598in">
              <dc:date>2019-05-14T00:00:00</dc:date>
              <text:p text:style-name="P1"><text:span text:style-name="T1">Làm remote theo plan → đã làm đủ giờ</text:span></text:p>
            </office:annotation>
            <text:p>1</text:p>
          </table:table-cell>
          <table:table-cell table:style-name="ce128" office:value-type="float" office:value="1">
            <office:annotation draw:style-name="gr1" draw:text-style-name="P1" svg:width="1.1413in" svg:height="0.3902in" svg:x="7.4937in" svg:y="4.9323in" draw:caption-point-x="-0.2402in" draw:caption-point-y="0.598in">
              <dc:date>2019-05-04T00:00:00</dc:date>
              <text:p text:style-name="P1"><text:span text:style-name="T1">Làm remote theo plan</text:span></text:p>
            </office:annotation>
            <text:p>1</text:p>
          </table:table-cell>
          <table:table-cell table:style-name="ce128" office:value-type="float" office:value="1">
            <office:annotation draw:style-name="gr1" draw:text-style-name="P1" svg:width="1.1413in" svg:height="0.3902in" svg:x="7.9598in" svg:y="4.9323in" draw:caption-point-x="-0.2402in" draw:caption-point-y="0.598in">
              <dc:date>2019-05-04T00:00:00</dc:date>
              <text:p text:style-name="P1"><text:span text:style-name="T1">Làm remote theo plan</text:span></text:p>
            </office:annotation>
            <text:p>1</text:p>
          </table:table-cell>
          <table:table-cell table:style-name="ce128"/>
          <table:table-cell table:style-name="ce128" office:value-type="float" office:value="1">
            <office:annotation draw:style-name="gr1" draw:text-style-name="P1" svg:width="1.1413in" svg:height="0.3902in" svg:x="8.8925in" svg:y="4.9323in" draw:caption-point-x="-0.2402in" draw:caption-point-y="0.598in">
              <dc:date>2019-05-04T00:00:00</dc:date>
              <text:p text:style-name="P1"><text:span text:style-name="T1">Làm remote theo plan</text:span></text:p>
            </office:annotation>
            <text:p>1</text:p>
          </table:table-cell>
          <table:table-cell table:style-name="ce128" office:value-type="float" office:value="1">
            <office:annotation draw:style-name="gr1" draw:text-style-name="P1" svg:width="1.1413in" svg:height="0.3902in" svg:x="9.3587in" svg:y="4.9323in" draw:caption-point-x="-0.2402in" draw:caption-point-y="0.598in">
              <dc:date>2019-05-04T00:00:00</dc:date>
              <text:p text:style-name="P1"><text:span text:style-name="T1">Làm remote theo plan</text:span></text:p>
            </office:annotation>
            <text:p>1</text:p>
          </table:table-cell>
          <table:table-cell table:style-name="ce128" office:value-type="float" office:value="1">
            <office:annotation draw:style-name="gr1" draw:text-style-name="P1" svg:width="1.1413in" svg:height="0.3902in" svg:x="9.8252in" svg:y="4.9323in" draw:caption-point-x="-0.2402in" draw:caption-point-y="0.598in">
              <dc:date>2019-05-04T00:00:00</dc:date>
              <text:p text:style-name="P1"><text:span text:style-name="T1">Làm remote theo plan</text:span></text:p>
            </office:annotation>
            <text:p>1</text:p>
          </table:table-cell>
          <table:table-cell table:style-name="ce128" office:value-type="float" office:value="1">
            <office:annotation draw:style-name="gr1" draw:text-style-name="P1" svg:width="1.1413in" svg:height="0.3902in" svg:x="10.2913in" svg:y="4.9323in" draw:caption-point-x="-0.2402in" draw:caption-point-y="0.598in">
              <dc:date>2019-05-04T00:00:00</dc:date>
              <text:p text:style-name="P1"><text:span text:style-name="T1">Làm remote theo plan</text:span></text:p>
            </office:annotation>
            <text:p>1</text:p>
          </table:table-cell>
          <table:table-cell table:style-name="ce128" office:value-type="float" office:value="1">
            <office:annotation draw:style-name="gr1" draw:text-style-name="P1" svg:width="1.1413in" svg:height="0.3902in" svg:x="10.7579in" svg:y="4.9323in" draw:caption-point-x="-0.2402in" draw:caption-point-y="0.598in">
              <dc:date>2019-05-04T00:00:00</dc:date>
              <text:p text:style-name="P1"><text:span text:style-name="T1">Làm remote theo plan</text:span></text:p>
            </office:annotation>
            <text:p>1</text:p>
          </table:table-cell>
          <table:table-cell table:style-name="ce128" table:number-columns-repeated="2"/>
          <table:table-cell table:style-name="ce128" office:value-type="float" office:value="1">
            <office:annotation draw:style-name="gr1" draw:text-style-name="P1" svg:width="1.1413in" svg:height="0.3902in" svg:x="12.1567in" svg:y="4.9323in" draw:caption-point-x="-0.2402in" draw:caption-point-y="0.598in">
              <dc:date>2019-05-04T00:00:00</dc:date>
              <text:p text:style-name="P1"><text:span text:style-name="T1">Làm remote theo plan</text:span></text:p>
            </office:annotation>
            <text:p>1</text:p>
          </table:table-cell>
          <table:table-cell table:style-name="ce128" office:value-type="float" office:value="1">
            <office:annotation draw:style-name="gr1" draw:text-style-name="P1" svg:width="1.1413in" svg:height="0.3902in" svg:x="12.6228in" svg:y="4.9323in" draw:caption-point-x="-0.2402in" draw:caption-point-y="0.598in">
              <dc:date>2019-05-04T00:00:00</dc:date>
              <text:p text:style-name="P1"><text:span text:style-name="T1">Làm remote theo plan</text:span></text:p>
            </office:annotation>
            <text:p>1</text:p>
          </table:table-cell>
          <table:table-cell table:style-name="ce128" office:value-type="float" office:value="1">
            <office:annotation draw:style-name="gr1" draw:text-style-name="P1" svg:width="1.1413in" svg:height="0.3902in" svg:x="13.0894in" svg:y="4.9323in" draw:caption-point-x="-0.2402in" draw:caption-point-y="0.598in">
              <dc:date>2019-05-04T00:00:00</dc:date>
              <text:p text:style-name="P1"><text:span text:style-name="T1">Làm remote theo plan</text:span></text:p>
            </office:annotation>
            <text:p>1</text:p>
          </table:table-cell>
          <table:table-cell table:style-name="ce128" office:value-type="float" office:value="1">
            <office:annotation draw:style-name="gr1" draw:text-style-name="P1" svg:width="1.1413in" svg:height="0.3902in" svg:x="13.5555in" svg:y="4.9323in" draw:caption-point-x="-0.2402in" draw:caption-point-y="0.598in">
              <dc:date>2019-05-04T00:00:00</dc:date>
              <text:p text:style-name="P1"><text:span text:style-name="T1">Làm remote theo plan</text:span></text:p>
            </office:annotation>
            <text:p>1</text:p>
          </table:table-cell>
          <table:table-cell table:style-name="ce128" office:value-type="float" office:value="1">
            <office:annotation draw:style-name="gr1" draw:text-style-name="P1" svg:width="1.1413in" svg:height="0.3902in" svg:x="14.0217in" svg:y="4.9323in" draw:caption-point-x="-0.2402in" draw:caption-point-y="0.598in">
              <dc:date>2019-05-04T00:00:00</dc:date>
              <text:p text:style-name="P1"><text:span text:style-name="T1">Làm remote theo plan</text:span></text:p>
            </office:annotation>
            <text:p>1</text:p>
          </table:table-cell>
          <table:table-cell table:style-name="ce128" table:number-columns-repeated="2"/>
          <table:table-cell table:style-name="ce128" office:value-type="float" office:value="1">
            <office:annotation draw:style-name="gr1" draw:text-style-name="P1" svg:width="1.1413in" svg:height="0.3902in" svg:x="15.4209in" svg:y="4.9283in" draw:caption-point-x="-0.2402in" draw:caption-point-y="0.602in">
              <dc:date>2019-05-04T00:00:00</dc:date>
              <text:p text:style-name="P1"><text:span text:style-name="T1">Làm remote theo plan</text:span></text:p>
            </office:annotation>
            <text:p>1</text:p>
          </table:table-cell>
          <table:table-cell table:style-name="ce128" office:value-type="float" office:value="1">
            <office:annotation draw:style-name="gr1" draw:text-style-name="P1" svg:width="1.1413in" svg:height="0.3902in" svg:x="15.887in" svg:y="4.9283in" draw:caption-point-x="-0.2402in" draw:caption-point-y="0.602in">
              <dc:date>2019-05-04T00:00:00</dc:date>
              <text:p text:style-name="P1"><text:span text:style-name="T1">Làm remote theo plan</text:span></text:p>
            </office:annotation>
            <text:p>1</text:p>
          </table:table-cell>
          <table:table-cell table:style-name="ce128" office:value-type="float" office:value="1">
            <office:annotation draw:style-name="gr1" draw:text-style-name="P1" svg:width="1.1413in" svg:height="0.3902in" svg:x="16.3535in" svg:y="4.9283in" draw:caption-point-x="-0.2402in" draw:caption-point-y="0.602in">
              <dc:date>2019-05-04T00:00:00</dc:date>
              <text:p text:style-name="P1"><text:span text:style-name="T1">Làm remote theo plan</text:span></text:p>
            </office:annotation>
            <text:p>1</text:p>
          </table:table-cell>
          <table:table-cell table:style-name="ce128" office:value-type="float" office:value="1">
            <office:annotation draw:style-name="gr1" draw:text-style-name="P1" svg:width="1.1413in" svg:height="0.3902in" svg:x="16.8197in" svg:y="4.9283in" draw:caption-point-x="-0.2402in" draw:caption-point-y="0.602in">
              <dc:date>2019-05-04T00:00:00</dc:date>
              <text:p text:style-name="P1"><text:span text:style-name="T1">Làm remote theo plan</text:span></text:p>
            </office:annotation>
            <text:p>1</text:p>
          </table:table-cell>
          <table:table-cell table:style-name="ce128" office:value-type="float" office:value="1">
            <office:annotation draw:style-name="gr1" draw:text-style-name="P1" svg:width="1.1413in" svg:height="0.3902in" svg:x="17.2858in" svg:y="4.9283in" draw:caption-point-x="-0.2402in" draw:caption-point-y="0.602in">
              <dc:date>2019-05-04T00:00:00</dc:date>
              <text:p text:style-name="P1"><text:span text:style-name="T1">Làm remote theo plan</text:span></text:p>
            </office:annotation>
            <text:p>1</text:p>
          </table:table-cell>
          <table:table-cell table:style-name="ce128" table:number-columns-repeated="7"/>
          <table:table-cell table:number-columns-repeated="987"/>
        </table:table-row>
        <table:table-row table:style-name="ro7">
          <table:table-cell table:style-name="ce42" office:value-type="float" office:value="18">
            <text:p>18</text:p>
          </table:table-cell>
          <table:table-cell table:style-name="ce44" office:value-type="string">
            <text:p>HueND</text:p>
          </table:table-cell>
          <table:table-cell table:style-name="ce118" table:formula="of:=[.F24]*[.$C$2]" office:value-type="float" office:value="250000">
            <text:p>250,000</text:p>
          </table:table-cell>
          <table:table-cell table:style-name="ce118" table:formula="of:=[.C24]-IF([.E24]=&quot;Yes&quot;;0;[.C24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24:.AK24]; &quot;0&quot;)" office:value-type="float" office:value="10">
            <text:p>10</text:p>
          </table:table-cell>
          <table:table-cell table:style-name="ce128"/>
          <table:table-cell table:number-columns-repeated="3" table:style-name="ce128" office:value-type="float" office:value="0">
            <text:p>0</text:p>
          </table:table-cell>
          <table:table-cell table:style-name="ce128"/>
          <table:table-cell table:style-name="ce128" office:value-type="float" office:value="0.5">
            <office:annotation draw:style-name="gr4" draw:text-style-name="P1" svg:width="1.1413in" svg:height="0.2634in" svg:x="8.8925in" svg:y="5.1803in" draw:caption-point-x="-0.2402in" draw:caption-point-y="0.5976in">
              <dc:date>2019-05-06T00:00:00</dc:date>
              <text:p text:style-name="P1"><text:span text:style-name="T1">Đi học, off chiều</text:span></text:p>
            </office:annotation>
            <text:p>0.5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4" draw:text-style-name="P1" svg:width="1.1413in" svg:height="0.2634in" svg:x="10.2913in" svg:y="5.1803in" draw:caption-point-x="-0.2402in" draw:caption-point-y="0.5976in">
              <dc:date>2019-05-09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.5">
            <office:annotation draw:style-name="gr4" draw:text-style-name="P1" svg:width="1.1413in" svg:height="0.2634in" svg:x="12.1567in" svg:y="5.1803in" draw:caption-point-x="-0.2402in" draw:caption-point-y="0.5976in">
              <dc:date>2019-05-06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4" draw:text-style-name="P1" svg:width="1.1413in" svg:height="0.2634in" svg:x="13.0894in" svg:y="5.1783in" draw:caption-point-x="-0.2402in" draw:caption-point-y="0.5996in">
              <dc:date>2019-05-1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28" office:value-type="float" office:value="0.5">
            <office:annotation draw:style-name="gr3" draw:text-style-name="P1" svg:width="1.1413in" svg:height="0.5457in" svg:x="13.5555in" svg:y="5.1787in" draw:caption-point-x="-0.2402in" draw:caption-point-y="0.5992in">
              <dc:date>2019-05-16T00:00:00</dc:date>
              <text:p text:style-name="P1"><text:span text:style-name="T1"><text:s/></text:span><text:span text:style-name="T1">lên trường hỏi điểm + ôn thi cuối lỳ , off sáng</text:span></text:p>
            </office:annotation>
            <text:p>0.5</text:p>
          </table:table-cell>
          <table:table-cell table:style-name="ce128" office:value-type="float" office:value="0.5">
            <office:annotation draw:style-name="gr3" draw:text-style-name="P1" svg:width="1.1413in" svg:height="0.5457in" svg:x="14.0217in" svg:y="5.1791in" draw:caption-point-x="-0.2402in" draw:caption-point-y="0.5988in">
              <dc:date>2019-05-20T00:00:00</dc:date>
              <text:p text:style-name="P1"><text:span text:style-name="T1">ên trường hỏi điểm + ôn thi cuối kỳ, off sáng </text:span></text:p>
            </office:annotation>
            <text:p>0.5</text:p>
          </table:table-cell>
          <table:table-cell table:style-name="ce128" table:number-columns-repeated="2"/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1">
            <office:annotation draw:style-name="gr4" draw:text-style-name="P1" svg:width="1.1413in" svg:height="0.2634in" svg:x="16.3535in" svg:y="5.1803in" draw:caption-point-x="-0.2402in" draw:caption-point-y="0.5976in">
              <dc:date>2019-05-22T00:00:00</dc:date>
              <text:p text:style-name="P1"><text:span text:style-name="T1">Thi cuối kỳ</text:span></text:p>
            </office:annotation>
            <text:p>1</text:p>
          </table:table-cell>
          <table:table-cell table:style-name="ce128" office:value-type="float" office:value="0.5">
            <text:p>0.5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7"/>
          <table:table-cell table:number-columns-repeated="987"/>
        </table:table-row>
        <table:table-row table:style-name="ro7">
          <table:table-cell table:style-name="ce42" office:value-type="float" office:value="19">
            <text:p>19</text:p>
          </table:table-cell>
          <table:table-cell table:style-name="ce44" office:value-type="string">
            <text:p>HungLV</text:p>
          </table:table-cell>
          <table:table-cell table:style-name="ce118" table:formula="of:=[.F25]*[.$C$2]" office:value-type="float" office:value="400000">
            <text:p>400,000</text:p>
          </table:table-cell>
          <table:table-cell table:style-name="ce118" table:formula="of:=[.C25]-IF([.E25]=&quot;Yes&quot;;0;[.C25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25:.AK25]; &quot;0&quot;)" office:value-type="float" office:value="16">
            <text:p>16</text:p>
          </table:table-cell>
          <table:table-cell table:style-name="ce128"/>
          <table:table-cell table:number-columns-repeated="3" table:style-name="ce128" office:value-type="float" office:value="0">
            <text:p>0</text:p>
          </table:table-cell>
          <table:table-cell table:style-name="ce128"/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3" draw:text-style-name="P1" svg:width="1.1413in" svg:height="0.5457in" svg:x="9.8252in" svg:y="5.4287in" draw:caption-point-x="-0.2402in" draw:caption-point-y="0.5969in">
              <dc:date>2019-05-08T00:00:00</dc:date>
              <text:p text:style-name="P1"><text:span text:style-name="T1"><text:s/></text:span><text:span text:style-name="T1">làm giấy tờ và lấy đồ cho mẹ, off sáng</text:span></text:p>
            </office:annotation>
            <text:p>0.5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1" draw:text-style-name="P1" svg:width="1.1413in" svg:height="0.3902in" svg:x="16.3535in" svg:y="5.428in" draw:caption-point-x="-0.2402in" draw:caption-point-y="0.5976in">
              <dc:date>2019-05-22T00:00:00</dc:date>
              <text:p text:style-name="P1"><text:span text:style-name="T1">Làm giày tờ cá nhân, off chiều</text:span></text:p>
            </office:annotation>
            <text:p>0.5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table:number-columns-repeated="7"/>
          <table:table-cell table:number-columns-repeated="987"/>
        </table:table-row>
        <table:table-row table:style-name="ro7">
          <table:table-cell table:style-name="ce42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118" table:formula="of:=[.F26]*[.$C$2]" office:value-type="float" office:value="450000">
            <text:p>450,000</text:p>
          </table:table-cell>
          <table:table-cell table:style-name="ce118" table:formula="of:=[.C26]-IF([.E26]=&quot;Yes&quot;;0;[.C26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26:.AK26]; &quot;0&quot;)" office:value-type="float" office:value="18">
            <text:p>18</text:p>
          </table:table-cell>
          <table:table-cell table:style-name="ce128"/>
          <table:table-cell table:number-columns-repeated="3" table:style-name="ce128" office:value-type="float" office:value="0">
            <text:p>0</text:p>
          </table:table-cell>
          <table:table-cell table:style-name="ce128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">
            <office:annotation draw:style-name="gr1" draw:text-style-name="P1" svg:width="1.1413in" svg:height="0.3902in" svg:x="13.0894in" svg:y="5.6736in" draw:caption-point-x="-0.2402in" draw:caption-point-y="0.5996in">
              <dc:date>2019-05-15T00:00:00</dc:date>
              <text:p text:style-name="P1"><text:span text:style-name="T1">dậy trễ, 8h38 đến cty</text:span></text:p>
            </office:annotation>
            <text:p>0</text:p>
          </table:table-cell>
          <table:table-cell table:style-name="ce128" office:value-type="float" office:value="0">
            <office:annotation draw:style-name="gr1" draw:text-style-name="P1" svg:width="1.1413in" svg:height="0.3902in" svg:x="13.5555in" svg:y="5.674in" draw:caption-point-x="-0.2402in" draw:caption-point-y="0.5992in">
              <dc:date>2019-05-16T00:00:00</dc:date>
              <text:p text:style-name="P1"><text:span text:style-name="T1">mệt, xin đi trễ, 8h38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7"/>
          <table:table-cell table:number-columns-repeated="987"/>
        </table:table-row>
        <table:table-row table:style-name="ro7">
          <table:table-cell table:style-name="ce42" office:value-type="float" office:value="21">
            <text:p>21</text:p>
          </table:table-cell>
          <table:table-cell table:style-name="ce45" office:value-type="string">
            <text:p>HuyNG</text:p>
          </table:table-cell>
          <table:table-cell table:style-name="ce118" table:formula="of:=[.F27]*[.$C$2]" office:value-type="float" office:value="425000">
            <text:p>425,000</text:p>
          </table:table-cell>
          <table:table-cell table:style-name="ce118" table:formula="of:=[.C27]-IF([.E27]=&quot;Yes&quot;;0;[.C27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27:.AK27]; &quot;0&quot;)" office:value-type="float" office:value="17">
            <text:p>17</text:p>
          </table:table-cell>
          <table:table-cell table:style-name="ce128"/>
          <table:table-cell table:style-name="ce128" office:value-type="float" office:value="0">
            <office:annotation draw:style-name="gr1" draw:text-style-name="P1" svg:width="1.1413in" svg:height="0.3902in" svg:x="7.0272in" svg:y="5.9228in" draw:caption-point-x="-0.2402in" draw:caption-point-y="0.598in">
              <dc:date>2019-05-04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/>
          <table:table-cell table:style-name="ce128" office:value-type="float" office:value="0">
            <office:annotation draw:style-name="gr1" draw:text-style-name="P1" svg:width="1.1413in" svg:height="0.3902in" svg:x="8.8925in" svg:y="5.9232in" draw:caption-point-x="-0.2402in" draw:caption-point-y="0.5976in">
              <dc:date>2019-05-06T00:00:00</dc:date>
              <text:p text:style-name="P1"><text:span text:style-name="T1"><text:s/></text:span><text:span text:style-name="T1">kẹt xe, 8h38 đến cty</text:span></text:p>
            </office:annotation>
            <text:p>0</text:p>
          </table:table-cell>
          <table:table-cell table:style-name="ce128" office:value-type="float" office:value="0">
            <office:annotation draw:style-name="gr3" draw:text-style-name="P1" svg:width="1.1413in" svg:height="0.5457in" svg:x="9.3587in" svg:y="5.9236in" draw:caption-point-x="-0.2402in" draw:caption-point-y="0.5972in">
              <dc:date>2019-05-07T00:00:00</dc:date>
              <text:p text:style-name="P1"><text:span text:style-name="T1">mệt, xin đi trễ, 9h03 đến cty</text:span></text:p>
              <text:p text:style-name="P1"><text:span text:style-name="T1"/></text:p>
            </office:annotation>
            <text:p>0</text:p>
          </table:table-cell>
          <table:table-cell table:style-name="ce128" office:value-type="float" office:value="0">
            <office:annotation draw:style-name="gr1" draw:text-style-name="P1" svg:width="1.1413in" svg:height="0.3902in" svg:x="9.8252in" svg:y="5.924in" draw:caption-point-x="-0.2402in" draw:caption-point-y="0.5969in">
              <dc:date>2019-05-08T00:00:00</dc:date>
              <text:p text:style-name="P1"><text:span text:style-name="T1">đợi rút tiền, 8h45 đến cty</text:span></text:p>
            </office:annotation>
            <text:p>0</text:p>
          </table:table-cell>
          <table:table-cell table:style-name="ce128" office:value-type="float" office:value="0">
            <office:annotation draw:style-name="gr1" draw:text-style-name="P1" svg:width="1.1413in" svg:height="0.3902in" svg:x="10.2913in" svg:y="5.9244in" draw:caption-point-x="-0.2402in" draw:caption-point-y="0.5965in">
              <dc:date>2019-05-09T00:00:00</dc:date>
              <text:p text:style-name="P1"><text:span text:style-name="T1">kẹt tàu lửa, 8h40 đến cty</text:span></text:p>
            </office:annotation>
            <text:p>0</text:p>
          </table:table-cell>
          <table:table-cell table:style-name="ce128" office:value-type="float" office:value="1">
            <office:annotation draw:style-name="gr1" draw:text-style-name="P1" svg:width="1.1413in" svg:height="0.3902in" svg:x="10.7579in" svg:y="5.9244in" draw:caption-point-x="-0.2402in" draw:caption-point-y="0.5965in">
              <dc:date>2019-05-09T00:00:00</dc:date>
              <text:p text:style-name="P1"><text:span text:style-name="T1">Về quê đám cưới người thân</text:span></text:p>
            </office:annotation>
            <text:p>1</text:p>
          </table:table-cell>
          <table:table-cell table:style-name="ce128" table:number-columns-repeated="2"/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">
            <office:annotation draw:style-name="gr1" draw:text-style-name="P1" svg:width="1.1413in" svg:height="0.3902in" svg:x="13.0894in" svg:y="5.9213in" draw:caption-point-x="-0.2402in" draw:caption-point-y="0.5996in">
              <dc:date>2019-05-15T00:00:00</dc:date>
              <text:p text:style-name="P1"><text:span text:style-name="T1">ngủ quên, xin đi trễ, 9h07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3" draw:text-style-name="P1" svg:width="1.1413in" svg:height="0.5457in" svg:x="14.0217in" svg:y="5.922in" draw:caption-point-x="-0.2402in" draw:caption-point-y="0.5988in">
              <dc:date>2019-05-20T00:00:00</dc:date>
              <text:p text:style-name="P1"><text:span text:style-name="T1">hư xe chờ sửa xe, xin đi trễ, 9h14 đến cty</text:span></text:p>
            </office:annotation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8" draw:text-style-name="P1" svg:width="1.1413in" svg:height="1.0122in" svg:x="15.887in" svg:y="5.9228in" draw:caption-point-x="-0.2402in" draw:caption-point-y="0.598in">
              <dc:date>2019-05-21T00:00:00</dc:date>
              <text:p text:style-name="P1"><text:span text:style-name="T1">bị xe lead tung gãy chân chống với kính xe, đang chờ sửa, xin đi trễ, 8h54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1" svg:width="1.1413in" svg:height="0.2634in" svg:x="16.8197in" svg:y="5.9244in" draw:caption-point-x="-0.2402in" draw:caption-point-y="0.5965in">
              <dc:date>2019-05-23T00:00:00</dc:date>
              <text:p text:style-name="P1"><text:span text:style-name="T1">8h35 vào cty</text:span></text:p>
            </office:annotation>
            <text:p>0</text:p>
          </table:table-cell>
          <table:table-cell table:style-name="ce128" office:value-type="float" office:value="0">
            <office:annotation draw:style-name="gr1" draw:text-style-name="P1" svg:width="1.1413in" svg:height="0.3902in" svg:x="17.2858in" svg:y="5.9252in" draw:caption-point-x="-0.2402in" draw:caption-point-y="0.5957in">
              <dc:date>2019-05-24T00:00:00</dc:date>
              <text:p text:style-name="P1"><text:span text:style-name="T1">đau đầu, xin đi trễ, 8h50 đến cty</text:span></text:p>
            </office:annotation>
            <text:p>0</text:p>
          </table:table-cell>
          <table:table-cell table:style-name="ce128" table:number-columns-repeated="7"/>
          <table:table-cell table:number-columns-repeated="987"/>
        </table:table-row>
        <table:table-row table:style-name="ro7">
          <table:table-cell table:style-name="ce42" office:value-type="float" office:value="22">
            <text:p>22</text:p>
          </table:table-cell>
          <table:table-cell table:style-name="ce45" office:value-type="string">
            <text:p>KhangNHH</text:p>
          </table:table-cell>
          <table:table-cell table:style-name="ce118" table:formula="of:=[.F28]*[.$C$2]" office:value-type="float" office:value="425000">
            <text:p>425,000</text:p>
          </table:table-cell>
          <table:table-cell table:style-name="ce118" table:formula="of:=[.C28]-IF([.E28]=&quot;Yes&quot;;0;[.C28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28:.AK28]; &quot;0&quot;)" office:value-type="float" office:value="17">
            <text:p>17</text:p>
          </table:table-cell>
          <table:table-cell table:style-name="ce128"/>
          <table:table-cell table:number-columns-repeated="3" table:style-name="ce128" office:value-type="float" office:value="0">
            <text:p>0</text:p>
          </table:table-cell>
          <table:table-cell table:style-name="ce128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3"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6" draw:text-style-name="P1" svg:width="1.1413in" svg:height="0.8567in" svg:x="13.5555in" svg:y="6.1693in" draw:caption-point-x="-0.2402in" draw:caption-point-y="0.5992in">
              <dc:date>2019-05-16T00:00:00</dc:date>
              <text:p text:style-name="P1"><text:span text:style-name="T1"><text:s/></text:span><text:span text:style-name="T1">ghé bệnh viện khám do hôm thứ 3 đá bóng bị chấn thương, off sáng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1" draw:text-style-name="P1" svg:width="1.1413in" svg:height="0.3902in" svg:x="15.887in" svg:y="6.1705in" draw:caption-point-x="-0.2402in" draw:caption-point-y="0.598in">
              <dc:date>2019-05-21T00:00:00</dc:date>
              <text:p text:style-name="P1"><text:span text:style-name="T1">bận việc xin về sớm, 3h50 về</text:span></text:p>
            </office:annotation>
            <text:p>0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28" table:number-columns-repeated="7"/>
          <table:table-cell table:number-columns-repeated="987"/>
        </table:table-row>
        <table:table-row table:style-name="ro7">
          <table:table-cell table:style-name="ce42" office:value-type="float" office:value="23">
            <text:p>23</text:p>
          </table:table-cell>
          <table:table-cell table:style-name="ce45" office:value-type="string">
            <text:p>KhanhNN</text:p>
          </table:table-cell>
          <table:table-cell table:style-name="ce118" table:formula="of:=[.F29]*[.$C$2]" office:value-type="float" office:value="400000">
            <text:p>400,000</text:p>
          </table:table-cell>
          <table:table-cell table:style-name="ce118" table:formula="of:=[.C29]-IF([.E29]=&quot;Yes&quot;;0;[.C29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29:.AK29]; &quot;0&quot;)" office:value-type="float" office:value="16">
            <text:p>16</text:p>
          </table:table-cell>
          <table:table-cell table:style-name="ce128"/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">
            <office:annotation draw:style-name="gr3" draw:text-style-name="P1" svg:width="1.1413in" svg:height="0.5457in" svg:x="7.9598in" svg:y="6.4181in" draw:caption-point-x="-0.2402in" draw:caption-point-y="0.598in">
              <dc:date>2019-05-04T00:00:00</dc:date>
              <text:p text:style-name="P1"><text:span text:style-name="T1">dậy muộn, 8h38 đến cty</text:span></text:p>
              <text:p text:style-name="P1"><text:span text:style-name="T1"/></text:p>
            </office:annotation>
            <text:p>0</text:p>
          </table:table-cell>
          <table:table-cell table:style-name="ce128"/>
          <table:table-cell table:style-name="ce128" office:value-type="float" office:value="0">
            <office:annotation draw:style-name="gr2" draw:text-style-name="P1" svg:width="1.1413in" svg:height="0.7012in" svg:x="8.8925in" svg:y="6.4185in" draw:caption-point-x="-0.2402in" draw:caption-point-y="0.5976in">
              <dc:date>2019-05-06T00:00:00</dc:date>
              <text:p text:style-name="P1"><text:span text:style-name="T1">điện thoại hư, ghé tiệm sửa điện thoại, xin đi trễ, 9h45 đến cty</text:span></text:p>
            </office:annotation>
            <text:p>0</text:p>
          </table:table-cell>
          <table:table-cell table:style-name="ce128" office:value-type="float" office:value="0">
            <office:annotation draw:style-name="gr1" draw:text-style-name="P1" svg:width="1.1413in" svg:height="0.3902in" svg:x="9.3587in" svg:y="6.4189in" draw:caption-point-x="-0.2402in" draw:caption-point-y="0.5972in">
              <dc:date>2019-05-07T00:00:00</dc:date>
              <text:p text:style-name="P1"><text:span text:style-name="T1">đi lấy điện thoại, 9h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1" draw:text-style-name="P1" svg:width="1.1413in" svg:height="0.3902in" svg:x="10.2913in" svg:y="6.4197in" draw:caption-point-x="-0.2402in" draw:caption-point-y="0.5965in">
              <dc:date>2019-05-09T00:00:00</dc:date>
              <text:p text:style-name="P1"><text:span text:style-name="T1">bận việc nhà, 8h47 đến cty</text:span></text:p>
            </office:annotation>
            <text:p>0</text:p>
          </table:table-cell>
          <table:table-cell table:style-name="ce128" office:value-type="float" office:value="0">
            <office:annotation draw:style-name="gr1" draw:text-style-name="P1" svg:width="1.1413in" svg:height="0.3902in" svg:x="10.7579in" svg:y="6.4201in" draw:caption-point-x="-0.2402in" draw:caption-point-y="0.5961in">
              <dc:date>2019-05-14T00:00:00</dc:date>
              <text:p text:style-name="P1"><text:span text:style-name="T1">dậy muộn, 8h54 đến cty</text:span></text:p>
            </office:annotation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1" draw:text-style-name="P1" svg:width="1.1413in" svg:height="0.3902in" svg:x="12.6228in" svg:y="6.4201in" draw:caption-point-x="-0.2402in" draw:caption-point-y="0.5961in">
              <dc:date>2019-05-14T00:00:00</dc:date>
              <text:p text:style-name="P1"><text:span text:style-name="T1">dậy muộn, 8h37 đến cty</text:span></text:p>
            </office:annotation>
            <text:p>0</text:p>
          </table:table-cell>
          <table:table-cell table:style-name="ce128" office:value-type="float" office:value="0">
            <office:annotation draw:style-name="gr1" draw:text-style-name="P1" svg:width="1.1413in" svg:height="0.3902in" svg:x="13.0894in" svg:y="6.4165in" draw:caption-point-x="-0.2402in" draw:caption-point-y="0.5996in">
              <dc:date>2019-05-15T00:00:00</dc:date>
              <text:p text:style-name="P1"><text:span text:style-name="T1">dậy muộn, 8h37 đến cty</text:span></text:p>
            </office:annotation>
            <text:p>0</text:p>
          </table:table-cell>
          <table:table-cell table:style-name="ce128" office:value-type="float" office:value="0.5">
            <office:annotation draw:style-name="gr1" draw:text-style-name="P1" svg:width="1.1413in" svg:height="0.3902in" svg:x="13.5555in" svg:y="6.4169in" draw:caption-point-x="-0.2402in" draw:caption-point-y="0.5992in">
              <dc:date>2019-05-20T00:00:00</dc:date>
              <text:p text:style-name="P1"><text:span text:style-name="T1">Đi khám bệnh, off sáng</text:span></text:p>
            </office:annotation>
            <text:p>0.5</text:p>
          </table:table-cell>
          <table:table-cell table:style-name="ce128" office:value-type="float" office:value="0">
            <office:annotation draw:style-name="gr1" draw:text-style-name="P1" svg:width="1.1413in" svg:height="0.3902in" svg:x="14.0217in" svg:y="6.4173in" draw:caption-point-x="-0.2402in" draw:caption-point-y="0.5988in">
              <dc:date>2019-05-20T00:00:00</dc:date>
              <text:p text:style-name="P1"><text:span text:style-name="T1">dậy muộn, 8h40 đến cty</text:span></text:p>
            </office:annotation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1" draw:text-style-name="P1" svg:width="1.1413in" svg:height="0.3902in" svg:x="15.4209in" svg:y="6.4173in" draw:caption-point-x="-0.2402in" draw:caption-point-y="0.5988in">
              <dc:date>2019-05-20T00:00:00</dc:date>
              <text:p text:style-name="P1"><text:span text:style-name="T1">dậy muộn, 8h44 đến cty</text:span></text:p>
            </office:annotation>
            <text:p>0</text:p>
          </table:table-cell>
          <table:table-cell table:style-name="ce128" office:value-type="float" office:value="0">
            <office:annotation draw:style-name="gr3" draw:text-style-name="P1" svg:width="1.1413in" svg:height="0.5457in" svg:x="15.887in" svg:y="6.4181in" draw:caption-point-x="-0.2402in" draw:caption-point-y="0.598in">
              <dc:date>2019-05-21T00:00:00</dc:date>
              <text:p text:style-name="P1"><text:span text:style-name="T1">bận việc cá nhân, 8h36 đến cty</text:span></text:p>
            </office:annotation>
            <text:p>0</text:p>
          </table:table-cell>
          <table:table-cell table:style-name="ce128" office:value-type="float" office:value="0">
            <office:annotation draw:style-name="gr1" draw:text-style-name="P1" svg:width="1.1413in" svg:height="0.3902in" svg:x="16.3535in" svg:y="6.4185in" draw:caption-point-x="-0.2402in" draw:caption-point-y="0.5976in">
              <dc:date>2019-05-22T00:00:00</dc:date>
              <text:p text:style-name="P1"><text:span text:style-name="T1">bận việc nhà, 8h44 đến cty</text:span></text:p>
            </office:annotation>
            <text:p>0</text:p>
          </table:table-cell>
          <table:table-cell table:style-name="ce128" office:value-type="float" office:value="0.5">
            <office:annotation draw:style-name="gr3" draw:text-style-name="P1" svg:width="1.1413in" svg:height="0.5457in" svg:x="16.8197in" svg:y="6.4764in" draw:caption-point-x="-0.2402in" draw:caption-point-y="0.5398in">
              <dc:date>2019-05-23T00:00:00</dc:date>
              <text:p text:style-name="P1"><text:span text:style-name="T1">8h35 vào cty</text:span></text:p>
              <text:p text:style-name="P1"><text:span text:style-name="T1">Bận việc cá nhân, off chiều</text:span></text:p>
            </office:annotation>
            <text:p>0.5</text:p>
          </table:table-cell>
          <table:table-cell table:style-name="ce128" office:value-type="float" office:value="0">
            <office:annotation draw:style-name="gr1" draw:text-style-name="P1" svg:width="1.1413in" svg:height="0.3902in" svg:x="17.2858in" svg:y="6.4205in" draw:caption-point-x="-0.2402in" draw:caption-point-y="0.5957in">
              <dc:date>2019-05-24T00:00:00</dc:date>
              <text:p text:style-name="P1"><text:span text:style-name="T1">bận việc nhà, 8h39 đến cty</text:span></text:p>
            </office:annotation>
            <text:p>0</text:p>
          </table:table-cell>
          <table:table-cell table:style-name="ce128" table:number-columns-repeated="7"/>
          <table:table-cell table:number-columns-repeated="987"/>
        </table:table-row>
        <table:table-row table:style-name="ro7">
          <table:table-cell table:style-name="ce42" office:value-type="float" office:value="24">
            <text:p>24</text:p>
          </table:table-cell>
          <table:table-cell table:style-name="ce45" office:value-type="string">
            <text:p>KhoaND</text:p>
          </table:table-cell>
          <table:table-cell table:style-name="ce118" table:formula="of:=[.F30]*[.$C$2]" office:value-type="float" office:value="425000">
            <text:p>425,000</text:p>
          </table:table-cell>
          <table:table-cell table:style-name="ce118" table:formula="of:=[.C30]-IF([.E30]=&quot;Yes&quot;;0;[.C30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30:.AK30]; &quot;0&quot;)" office:value-type="float" office:value="17">
            <text:p>17</text:p>
          </table:table-cell>
          <table:table-cell table:style-name="ce128"/>
          <table:table-cell table:style-name="ce128" office:value-type="float" office:value="0">
            <office:annotation draw:style-name="gr1" draw:text-style-name="P1" svg:width="1.1413in" svg:height="0.3902in" svg:x="7.0272in" svg:y="6.6661in" draw:caption-point-x="-0.2402in" draw:caption-point-y="0.598in">
              <dc:date>2019-05-04T00:00:00</dc:date>
              <text:p text:style-name="P1"><text:span text:style-name="T1">dậy trễ, 8h36 đến cty</text:span></text:p>
            </office:annotation>
            <text:p>0</text:p>
          </table:table-cell>
          <table:table-cell table:style-name="ce128" office:value-type="float" office:value="0.5">
            <office:annotation draw:style-name="gr4" draw:text-style-name="P1" svg:width="1.1413in" svg:height="0.2634in" svg:x="7.4937in" svg:y="6.6661in" draw:caption-point-x="-0.2402in" draw:caption-point-y="0.598in">
              <dc:date>2019-05-04T00:00:00</dc:date>
              <text:p text:style-name="P1"><text:span text:style-name="T1">Bị cảm, off sáng</text:span></text:p>
            </office:annotation>
            <text:p>0.5</text:p>
          </table:table-cell>
          <table:table-cell table:style-name="ce128" office:value-type="float" office:value="0">
            <office:annotation draw:style-name="gr3" draw:text-style-name="P1" svg:width="1.1413in" svg:height="0.5457in" svg:x="7.9598in" svg:y="6.6661in" draw:caption-point-x="-0.2402in" draw:caption-point-y="0.598in">
              <dc:date>2019-05-04T00:00:00</dc:date>
              <text:p text:style-name="P1"><text:span text:style-name="T1">bận việc nhà, 8h45 đến cty</text:span></text:p>
              <text:p text:style-name="P1"><text:span text:style-name="T1"/></text:p>
            </office:annotation>
            <text:p>0</text:p>
          </table:table-cell>
          <table:table-cell table:style-name="ce128"/>
          <table:table-cell table:style-name="ce128" office:value-type="float" office:value="0">
            <office:annotation draw:style-name="gr1" draw:text-style-name="P1" svg:width="1.1413in" svg:height="0.3902in" svg:x="8.8925in" svg:y="6.6665in" draw:caption-point-x="-0.2402in" draw:caption-point-y="0.5976in">
              <dc:date>2019-05-06T00:00:00</dc:date>
              <text:p text:style-name="P1"><text:span text:style-name="T1">kẹt xe, 8h41 đến cty</text:span></text:p>
            </office:annotation>
            <text:p>0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28" office:value-type="float" office:value="0">
            <office:annotation draw:style-name="gr1" draw:text-style-name="P1" svg:width="1.1413in" svg:height="0.3902in" svg:x="10.7579in" svg:y="6.6681in" draw:caption-point-x="-0.2402in" draw:caption-point-y="0.5961in">
              <dc:date>2019-05-14T00:00:00</dc:date>
              <text:p text:style-name="P1"><text:span text:style-name="T1">ngủ quên, 8h42 đến cty</text:span></text:p>
            </office:annotation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1" draw:text-style-name="P1" svg:width="1.1413in" svg:height="0.3902in" svg:x="12.6228in" svg:y="6.6681in" draw:caption-point-x="-0.2402in" draw:caption-point-y="0.5961in">
              <dc:date>2019-05-14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28" office:value-type="float" office:value="0">
            <office:annotation draw:style-name="gr1" draw:text-style-name="P1" svg:width="1.1413in" svg:height="0.3902in" svg:x="13.0894in" svg:y="6.6646in" draw:caption-point-x="-0.2402in" draw:caption-point-y="0.5996in">
              <dc:date>2019-05-15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28" office:value-type="float" office:value="0">
            <office:annotation draw:style-name="gr1" draw:text-style-name="P1" svg:width="1.1413in" svg:height="0.3902in" svg:x="13.5555in" svg:y="6.665in" draw:caption-point-x="-0.2402in" draw:caption-point-y="0.5992in">
              <dc:date>2019-05-16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28" office:value-type="float" office:value="0">
            <office:annotation draw:style-name="gr3" draw:text-style-name="P1" svg:width="1.1413in" svg:height="0.5457in" svg:x="14.0217in" svg:y="6.6654in" draw:caption-point-x="-0.2402in" draw:caption-point-y="0.5988in">
              <dc:date>2019-05-20T00:00:00</dc:date>
              <text:p text:style-name="P1"><text:span text:style-name="T1">bận việc cá nhân, xin đi trễ, 8h43 đến cty</text:span></text:p>
            </office:annotation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1" draw:text-style-name="P1" svg:width="1.1413in" svg:height="0.3902in" svg:x="15.4209in" svg:y="6.6654in" draw:caption-point-x="-0.2402in" draw:caption-point-y="0.5988in">
              <dc:date>2019-05-20T00:00:00</dc:date>
              <text:p text:style-name="P1"><text:span text:style-name="T1">kẹt xe, 8h44 đến cty</text:span></text:p>
            </office:annotation>
            <text:p>0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28" office:value-type="float" office:value="0">
            <office:annotation draw:style-name="gr1" draw:text-style-name="P1" svg:width="1.1413in" svg:height="0.3902in" svg:x="17.2858in" svg:y="6.6685in" draw:caption-point-x="-0.2402in" draw:caption-point-y="0.5957in">
              <dc:date>2019-05-24T00:00:00</dc:date>
              <text:p text:style-name="P1"><text:span text:style-name="T1">dậy trễ, 8h38 đến cty</text:span></text:p>
            </office:annotation>
            <text:p>0</text:p>
          </table:table-cell>
          <table:table-cell table:style-name="ce128" table:number-columns-repeated="7"/>
          <table:table-cell table:number-columns-repeated="987"/>
        </table:table-row>
        <table:table-row table:style-name="ro7">
          <table:table-cell table:style-name="ce42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118" table:formula="of:=[.F31]*[.$C$2]" office:value-type="float" office:value="275000">
            <text:p>275,000</text:p>
          </table:table-cell>
          <table:table-cell table:style-name="ce118" table:formula="of:=[.C31]-IF([.E31]=&quot;Yes&quot;;0;[.C31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31:.AK31]; &quot;0&quot;)" office:value-type="float" office:value="11">
            <text:p>11</text:p>
          </table:table-cell>
          <table:table-cell table:style-name="ce128"/>
          <table:table-cell table:style-name="ce128" office:value-type="float" office:value="0.5">
            <office:annotation draw:style-name="gr3" draw:text-style-name="P1" svg:width="1.1413in" svg:height="0.5457in" svg:x="7.0272in" svg:y="6.9138in" draw:caption-point-x="-0.2402in" draw:caption-point-y="0.598in">
              <dc:date>2019-05-04T00:00:00</dc:date>
              <text:p text:style-name="P1"><text:span text:style-name="T1"><text:s/></text:span><text:span text:style-name="T1">kẹt xe chưa lên SG kịp, off sáng</text:span></text:p>
              <text:p text:style-name="P1"><text:span text:style-name="T1"/></text:p>
            </office:annotation>
            <text:p>0.5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/>
          <table:table-cell table:style-name="ce128" office:value-type="float" office:value="0.5">
            <office:annotation draw:style-name="gr3" draw:text-style-name="P1" svg:width="1.1413in" svg:height="0.5457in" svg:x="8.8925in" svg:y="6.915in" draw:caption-point-x="-0.2402in" draw:caption-point-y="0.5969in">
              <dc:date>2019-05-08T00:00:00</dc:date>
              <text:p text:style-name="P1"><text:span text:style-name="T1">Bận việc gia đình, 3h về, làm bù sau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3" draw:text-style-name="P1" svg:width="1.1413in" svg:height="0.5457in" svg:x="9.8252in" svg:y="6.915in" draw:caption-point-x="-0.2402in" draw:caption-point-y="0.5969in">
              <dc:date>2019-05-08T00:00:00</dc:date>
              <text:p text:style-name="P1"><text:span text:style-name="T1">Bận việc gia đình, 3h về, làm bù sau</text:span></text:p>
            </office:annotation>
            <text:p>0.5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1">
            <office:annotation draw:style-name="gr4" draw:text-style-name="P1" svg:width="1.1413in" svg:height="0.2634in" svg:x="12.6228in" svg:y="6.9157in" draw:caption-point-x="-0.2402in" draw:caption-point-y="0.5961in">
              <dc:date>2019-05-14T00:00:00</dc:date>
              <text:p text:style-name="P1"><text:span text:style-name="T1">Chăm vợ bệnh</text:span></text:p>
            </office:annotation>
            <text:p>1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1">
            <office:annotation draw:style-name="gr8" draw:text-style-name="P1" svg:width="1.1413in" svg:height="1.0122in" svg:x="13.5555in" svg:y="6.9126in" draw:caption-point-x="-0.2402in" draw:caption-point-y="0.5992in">
              <dc:date>2019-05-16T00:00:00</dc:date>
              <text:p text:style-name="P1"><text:span text:style-name="T1">vợ mới xuất viện (tiểu phẩu khối u) cần người chăm → confirm số giờ làm remote</text:span></text:p>
            </office:annotation>
            <text:p>1</text:p>
          </table:table-cell>
          <table:table-cell table:style-name="ce128" office:value-type="float" office:value="1">
            <office:annotation draw:style-name="gr8" draw:text-style-name="P1" svg:width="1.1413in" svg:height="1.0122in" svg:x="14.0217in" svg:y="6.9126in" draw:caption-point-x="-0.2402in" draw:caption-point-y="0.5992in">
              <dc:date>2019-05-16T00:00:00</dc:date>
              <text:p text:style-name="P1"><text:span text:style-name="T1">vợ mới xuất viện (tiểu phẩu khối u) cần người chăm → confirm số giờ làm remote</text:span></text:p>
            </office:annotation>
            <text:p>1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1" draw:text-style-name="P1" svg:width="1.1413in" svg:height="0.3902in" svg:x="15.887in" svg:y="6.9138in" draw:caption-point-x="-0.2402in" draw:caption-point-y="0.598in">
              <dc:date>2019-05-21T00:00:00</dc:date>
              <text:p text:style-name="P1"><text:span text:style-name="T1">ngủ quên, 8h38 đến cty</text:span></text:p>
            </office:annotation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1">
            <office:annotation draw:style-name="gr3" draw:text-style-name="P1" svg:width="1.1413in" svg:height="0.5457in" svg:x="17.2858in" svg:y="6.9161in" draw:caption-point-x="-0.2402in" draw:caption-point-y="0.5957in">
              <dc:date>2019-05-24T00:00:00</dc:date>
              <text:p text:style-name="P1"><text:span text:style-name="T1">Vợ tái khám, có issue, cần nhập viện</text:span></text:p>
            </office:annotation>
            <text:p>1</text:p>
          </table:table-cell>
          <table:table-cell table:style-name="ce128" table:number-columns-repeated="7"/>
          <table:table-cell table:number-columns-repeated="987"/>
        </table:table-row>
        <table:table-row table:style-name="ro7">
          <table:table-cell table:style-name="ce42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118" table:formula="of:=[.F32]*[.$C$2]" office:value-type="float" office:value="375000">
            <text:p>375,000</text:p>
          </table:table-cell>
          <table:table-cell table:style-name="ce118" table:formula="of:=[.C32]-IF([.E32]=&quot;Yes&quot;;0;[.C32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32:.AK32]; &quot;0&quot;)" office:value-type="float" office:value="15">
            <text:p>15</text:p>
          </table:table-cell>
          <table:table-cell table:style-name="ce128"/>
          <table:table-cell table:style-name="ce128" office:value-type="float" office:value="1">
            <office:annotation draw:style-name="gr3" draw:text-style-name="P1" svg:width="1.1413in" svg:height="0.5457in" svg:x="7.0272in" svg:y="7.1594in" draw:caption-point-x="-0.2402in" draw:caption-point-y="0.6in">
              <dc:date>2019-04-11T00:00:00</dc:date>
              <text:p text:style-name="P1"><text:span text:style-name="T1">đưa vợ con về Hà Nội thăm họ hàng</text:span></text:p>
            </office:annotation>
            <text:p>1</text:p>
          </table:table-cell>
          <table:table-cell table:style-name="ce128" office:value-type="float" office:value="1">
            <office:annotation draw:style-name="gr3" draw:text-style-name="P1" svg:width="1.1413in" svg:height="0.5457in" svg:x="7.4937in" svg:y="7.1594in" draw:caption-point-x="-0.2402in" draw:caption-point-y="0.6in">
              <dc:date>2019-04-11T00:00:00</dc:date>
              <text:p text:style-name="P1"><text:span text:style-name="T1">đưa vợ con về Hà Nội thăm họ hàng</text:span></text:p>
            </office:annotation>
            <text:p>1</text:p>
          </table:table-cell>
          <table:table-cell table:style-name="ce128" office:value-type="float" office:value="1">
            <office:annotation draw:style-name="gr3" draw:text-style-name="P1" svg:width="1.1413in" svg:height="0.5457in" svg:x="7.9598in" svg:y="7.1594in" draw:caption-point-x="-0.2402in" draw:caption-point-y="0.6in">
              <dc:date>2019-04-11T00:00:00</dc:date>
              <text:p text:style-name="P1"><text:span text:style-name="T1">đưa vợ con về Hà Nội thăm họ hàng</text:span></text:p>
            </office:annotation>
            <text:p>1</text:p>
          </table:table-cell>
          <table:table-cell table:style-name="ce128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7"/>
          <table:table-cell table:number-columns-repeated="987"/>
        </table:table-row>
        <table:table-row table:style-name="ro7">
          <table:table-cell table:style-name="ce42" office:value-type="float" office:value="27">
            <text:p>27</text:p>
          </table:table-cell>
          <table:table-cell table:style-name="ce44" office:value-type="string">
            <text:p>LongDD</text:p>
          </table:table-cell>
          <table:table-cell table:style-name="ce118" table:formula="of:=[.F33]*[.$C$2]" office:value-type="float" office:value="450000">
            <text:p>450,000</text:p>
          </table:table-cell>
          <table:table-cell table:style-name="ce118" table:formula="of:=[.C33]-IF([.E33]=&quot;Yes&quot;;0;[.C33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33:.AK33]; &quot;0&quot;)" office:value-type="float" office:value="18">
            <text:p>18</text:p>
          </table:table-cell>
          <table:table-cell table:style-name="ce128"/>
          <table:table-cell table:number-columns-repeated="3" table:style-name="ce128" office:value-type="float" office:value="0">
            <text:p>0</text:p>
          </table:table-cell>
          <table:table-cell table:style-name="ce128"/>
          <table:table-cell table:style-name="ce128" office:value-type="float" office:value="0">
            <office:annotation draw:style-name="gr3" draw:text-style-name="P1" svg:width="1.1413in" svg:height="0.5457in" svg:x="8.8925in" svg:y="7.4094in" draw:caption-point-x="-0.2402in" draw:caption-point-y="0.5976in">
              <dc:date>2019-05-06T00:00:00</dc:date>
              <text:p text:style-name="P1"><text:span text:style-name="T1">về quê làm lại cmnd để thi Toeic</text:span></text:p>
            </office:annotation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">
            <office:annotation draw:style-name="gr1" draw:text-style-name="P1" svg:width="1.1413in" svg:height="0.3902in" svg:x="10.2913in" svg:y="7.4106in" draw:caption-point-x="-0.2402in" draw:caption-point-y="0.5965in">
              <dc:date>2019-05-09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">
            <office:annotation draw:style-name="gr1" draw:text-style-name="P1" svg:width="1.1413in" svg:height="0.3902in" svg:x="13.0894in" svg:y="7.4075in" draw:caption-point-x="-0.2402in" draw:caption-point-y="0.5996in">
              <dc:date>2019-05-15T00:00:00</dc:date>
              <text:p text:style-name="P1"><text:span text:style-name="T1">hư xe, xin đi trễ, 8h40 đến cty</text:span></text:p>
            </office:annotation>
            <text:p>0</text:p>
          </table:table-cell>
          <table:table-cell table:style-name="ce128" office:value-type="float" office:value="0">
            <office:annotation draw:style-name="gr8" draw:text-style-name="P1" svg:width="1.1413in" svg:height="1.0122in" svg:x="13.5555in" svg:y="7.4087in" draw:caption-point-x="-0.2402in" draw:caption-point-y="0.5984in">
              <dc:date>2019-05-21T00:00:00</dc:date>
              <text:p text:style-name="P1"><text:span text:style-name="T1">đăng ký thi Toeic, xin phép khoảng 2h quay lại công ty, sẽ làm bù sau → đã làm bù đủ giờ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7"/>
          <table:table-cell table:number-columns-repeated="987"/>
        </table:table-row>
        <table:table-row table:style-name="ro7">
          <table:table-cell table:style-name="ce42" office:value-type="float" office:value="28">
            <text:p>28</text:p>
          </table:table-cell>
          <table:table-cell table:style-name="ce99" office:value-type="string">
            <text:p>MaiLT</text:p>
          </table:table-cell>
          <table:table-cell table:style-name="ce118" table:formula="of:=[.F34]*[.$C$2]" office:value-type="float" office:value="0">
            <text:p>0</text:p>
          </table:table-cell>
          <table:table-cell table:style-name="ce118" table:formula="of:=[.C34]-IF([.E34]=&quot;Yes&quot;;0;[.C34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34:.AK34]; &quot;0&quot;)" office:value-type="float" office:value="0">
            <text:p>0</text:p>
          </table:table-cell>
          <table:table-cell table:style-name="ce128" table:number-columns-repeated="31"/>
          <table:table-cell table:number-columns-repeated="987"/>
        </table:table-row>
        <table:table-row table:style-name="ro7">
          <table:table-cell table:style-name="ce42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118" table:formula="of:=[.F35]*[.$C$2]" office:value-type="float" office:value="275000">
            <text:p>275,000</text:p>
          </table:table-cell>
          <table:table-cell table:style-name="ce118" table:formula="of:=[.C35]-IF([.E35]=&quot;Yes&quot;;0;[.C35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35:.AK35]; &quot;0&quot;)" office:value-type="float" office:value="11">
            <text:p>11</text:p>
          </table:table-cell>
          <table:table-cell table:style-name="ce128"/>
          <table:table-cell table:number-columns-repeated="3" table:style-name="ce128" office:value-type="float" office:value="0">
            <text:p>0</text:p>
          </table:table-cell>
          <table:table-cell table:style-name="ce128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">
            <office:annotation draw:style-name="gr3" draw:text-style-name="P1" svg:width="1.1413in" svg:height="0.5457in" svg:x="13.0894in" svg:y="7.9028in" draw:caption-point-x="-0.2402in" draw:caption-point-y="0.5996in">
              <dc:date>2019-05-15T00:00:00</dc:date>
              <text:p text:style-name="P1"><text:span text:style-name="T1">ghé ngân hàng rút tiền, xin về sớm, 3h45 về</text:span></text:p>
            </office:annotation>
            <text:p>0</text:p>
          </table:table-cell>
          <table:table-cell table:style-name="ce128" office:value-type="float" office:value="1">
            <office:annotation draw:style-name="gr4" draw:text-style-name="P1" svg:width="1.1413in" svg:height="0.2634in" svg:x="13.5555in" svg:y="7.9031in" draw:caption-point-x="-0.2402in" draw:caption-point-y="0.5992in">
              <dc:date>2019-05-16T00:00:00</dc:date>
              <text:p text:style-name="P1"><text:span text:style-name="T1">Đi du lịch</text:span></text:p>
            </office:annotation>
            <text:p>1</text:p>
          </table:table-cell>
          <table:table-cell table:style-name="ce128" office:value-type="float" office:value="1">
            <office:annotation draw:style-name="gr4" draw:text-style-name="P1" svg:width="1.1413in" svg:height="0.2634in" svg:x="14.0217in" svg:y="7.9031in" draw:caption-point-x="-0.2402in" draw:caption-point-y="0.5992in">
              <dc:date>2019-05-16T00:00:00</dc:date>
              <text:p text:style-name="P1"><text:span text:style-name="T1">Đi du lịch</text:span></text:p>
            </office:annotation>
            <text:p>1</text:p>
          </table:table-cell>
          <table:table-cell table:style-name="ce128" table:number-columns-repeated="2"/>
          <table:table-cell table:style-name="ce128" office:value-type="float" office:value="1">
            <office:annotation draw:style-name="gr4" draw:text-style-name="P1" svg:width="1.1413in" svg:height="0.2634in" svg:x="15.4209in" svg:y="7.9031in" draw:caption-point-x="-0.2402in" draw:caption-point-y="0.5992in">
              <dc:date>2019-05-16T00:00:00</dc:date>
              <text:p text:style-name="P1"><text:span text:style-name="T1">Đi du lịch</text:span></text:p>
            </office:annotation>
            <text:p>1</text:p>
          </table:table-cell>
          <table:table-cell table:style-name="ce128" office:value-type="float" office:value="1">
            <office:annotation draw:style-name="gr4" draw:text-style-name="P1" svg:width="1.1413in" svg:height="0.2634in" svg:x="15.887in" svg:y="7.9031in" draw:caption-point-x="-0.2402in" draw:caption-point-y="0.5992in">
              <dc:date>2019-05-16T00:00:00</dc:date>
              <text:p text:style-name="P1"><text:span text:style-name="T1">Đi du lịch</text:span></text:p>
            </office:annotation>
            <text:p>1</text:p>
          </table:table-cell>
          <table:table-cell table:style-name="ce128" office:value-type="float" office:value="1">
            <office:annotation draw:style-name="gr4" draw:text-style-name="P1" svg:width="1.1413in" svg:height="0.2634in" svg:x="16.3535in" svg:y="7.9031in" draw:caption-point-x="-0.2402in" draw:caption-point-y="0.5992in">
              <dc:date>2019-05-16T00:00:00</dc:date>
              <text:p text:style-name="P1"><text:span text:style-name="T1">Đi du lịch</text:span></text:p>
            </office:annotation>
            <text:p>1</text:p>
          </table:table-cell>
          <table:table-cell table:style-name="ce128" office:value-type="float" office:value="1">
            <office:annotation draw:style-name="gr4" draw:text-style-name="P1" svg:width="1.1413in" svg:height="0.2634in" svg:x="16.8197in" svg:y="7.9031in" draw:caption-point-x="-0.2402in" draw:caption-point-y="0.5992in">
              <dc:date>2019-05-16T00:00:00</dc:date>
              <text:p text:style-name="P1"><text:span text:style-name="T1">Đi du lịch</text:span></text:p>
            </office:annotation>
            <text:p>1</text:p>
          </table:table-cell>
          <table:table-cell table:style-name="ce128" office:value-type="float" office:value="1">
            <office:annotation draw:style-name="gr4" draw:text-style-name="P1" svg:width="1.1413in" svg:height="0.2634in" svg:x="17.2858in" svg:y="7.9031in" draw:caption-point-x="-0.2402in" draw:caption-point-y="0.5992in">
              <dc:date>2019-05-16T00:00:00</dc:date>
              <text:p text:style-name="P1"><text:span text:style-name="T1">Đi du lịch</text:span></text:p>
            </office:annotation>
            <text:p>1</text:p>
          </table:table-cell>
          <table:table-cell table:style-name="ce128" table:number-columns-repeated="7"/>
          <table:table-cell table:number-columns-repeated="987"/>
        </table:table-row>
        <table:table-row table:style-name="ro7">
          <table:table-cell table:style-name="ce42" office:value-type="float" office:value="30">
            <text:p>30</text:p>
          </table:table-cell>
          <table:table-cell table:style-name="ce44" office:value-type="string">
            <text:p>NamTV</text:p>
          </table:table-cell>
          <table:table-cell table:style-name="ce118" table:formula="of:=[.F36]*[.$C$2]" office:value-type="float" office:value="450000">
            <text:p>450,000</text:p>
          </table:table-cell>
          <table:table-cell table:style-name="ce118" table:formula="of:=[.C36]-IF([.E36]=&quot;Yes&quot;;0;[.C36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36:.AK36]; &quot;0&quot;)" office:value-type="float" office:value="18">
            <text:p>18</text:p>
          </table:table-cell>
          <table:table-cell table:style-name="ce128"/>
          <table:table-cell table:number-columns-repeated="3" table:style-name="ce128" office:value-type="float" office:value="0">
            <text:p>0</text:p>
          </table:table-cell>
          <table:table-cell table:style-name="ce128"/>
          <table:table-cell table:style-name="ce128" office:value-type="float" office:value="0">
            <office:annotation draw:style-name="gr1" draw:text-style-name="P1" svg:width="1.1413in" svg:height="0.3902in" svg:x="8.8925in" svg:y="8.1524in" draw:caption-point-x="-0.2402in" draw:caption-point-y="0.5976in">
              <dc:date>2019-05-06T00:00:00</dc:date>
              <text:p text:style-name="P1"><text:span text:style-name="T1"><text:s/></text:span><text:span text:style-name="T1">chở bé đi học, 8h38 đến cty</text:span></text:p>
            </office:annotation>
            <text:p>0</text:p>
          </table:table-cell>
          <table:table-cell table:number-columns-repeated="4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3"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1" svg:width="1.1413in" svg:height="0.2634in" svg:x="16.8197in" svg:y="8.1535in" draw:caption-point-x="-0.2402in" draw:caption-point-y="0.5965in">
              <dc:date>2019-05-23T00:00:00</dc:date>
              <text:p text:style-name="P1"><text:span text:style-name="T1">8h40 vào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7"/>
          <table:table-cell table:number-columns-repeated="987"/>
        </table:table-row>
        <table:table-row table:style-name="ro7">
          <table:table-cell table:style-name="ce42" office:value-type="float" office:value="31">
            <text:p>31</text:p>
          </table:table-cell>
          <table:table-cell table:style-name="ce44" office:value-type="string">
            <text:p>NhanHTH</text:p>
          </table:table-cell>
          <table:table-cell table:style-name="ce118" table:formula="of:=[.F37]*[.$C$2]" office:value-type="float" office:value="425000">
            <text:p>425,000</text:p>
          </table:table-cell>
          <table:table-cell table:style-name="ce118" table:formula="of:=[.C37]-IF([.E37]=&quot;Yes&quot;;0;[.C37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37:.AK37]; &quot;0&quot;)" office:value-type="float" office:value="17">
            <text:p>17</text:p>
          </table:table-cell>
          <table:table-cell table:style-name="ce128"/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6" draw:text-style-name="P1" svg:width="1.1413in" svg:height="0.8567in" svg:x="7.4937in" svg:y="8.3996in" draw:caption-point-x="-0.2402in" draw:caption-point-y="0.598in">
              <dc:date>2019-05-04T00:00:00</dc:date>
              <text:p text:style-name="P1"><text:span text:style-name="T1">xin phép về sớm đi làm lại giấy tờ, 3h28 về</text:span></text:p>
              <text:p text:style-name="P1"><text:span text:style-name="T1"/></text:p>
              <text:p text:style-name="P1"><text:span text:style-name="T1"/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1">
            <office:annotation draw:style-name="gr1" draw:text-style-name="P1" svg:width="1.1413in" svg:height="0.3902in" svg:x="15.887in" svg:y="8.3996in" draw:caption-point-x="-0.2402in" draw:caption-point-y="0.598in">
              <dc:date>2019-05-21T00:00:00</dc:date>
              <text:p text:style-name="P1"><text:span text:style-name="T1">đưa mẹ đi khám bệnh</text:span></text:p>
            </office:annotation>
            <text:p>1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28" table:number-columns-repeated="7"/>
          <table:table-cell table:number-columns-repeated="987"/>
        </table:table-row>
        <table:table-row table:style-name="ro7">
          <table:table-cell table:style-name="ce42" office:value-type="float" office:value="32">
            <text:p>32</text:p>
          </table:table-cell>
          <table:table-cell table:style-name="ce44" office:value-type="string">
            <text:p>NhanNM</text:p>
          </table:table-cell>
          <table:table-cell table:style-name="ce118" table:formula="of:=[.F38]*[.$C$2]" office:value-type="float" office:value="425000">
            <text:p>425,000</text:p>
          </table:table-cell>
          <table:table-cell table:style-name="ce118" table:formula="of:=[.C38]-IF([.E38]=&quot;Yes&quot;;0;[.C38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38:.AK38]; &quot;0&quot;)" office:value-type="float" office:value="17">
            <text:p>17</text:p>
          </table:table-cell>
          <table:table-cell table:style-name="ce128"/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2" draw:text-style-name="P1" svg:width="1.1413in" svg:height="0.7012in" svg:x="7.4937in" svg:y="8.6476in" draw:caption-point-x="-0.2402in" draw:caption-point-y="0.598in">
              <dc:date>2019-05-04T00:00:00</dc:date>
              <text:p text:style-name="P1"><text:span text:style-name="T1">không khỏe, xin đi trễ, 9h26 đến cty</text:span></text:p>
              <text:p text:style-name="P1"><text:span text:style-name="T1"/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/>
          <table:table-cell table:style-name="ce128" office:value-type="float" office:value="0">
            <office:annotation draw:style-name="gr1" draw:text-style-name="P1" svg:width="1.1413in" svg:height="0.3902in" svg:x="8.8925in" svg:y="8.648in" draw:caption-point-x="-0.2402in" draw:caption-point-y="0.5976in">
              <dc:date>2019-05-06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3" draw:text-style-name="P1" svg:width="1.1413in" svg:height="0.5457in" svg:x="9.8252in" svg:y="8.6488in" draw:caption-point-x="-0.2402in" draw:caption-point-y="0.5969in">
              <dc:date>2019-05-08T00:00:00</dc:date>
              <text:p text:style-name="P1"><text:span text:style-name="T1">bận việc nhà, xin đi trễ, 9h07 đến cty</text:span></text:p>
            </office:annotation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3" table:style-name="ce128" office:value-type="float" office:value="0">
            <text:p>0</text:p>
          </table:table-cell>
          <table:table-cell table:style-name="ce128" office:value-type="float" office:value="1">
            <office:annotation draw:style-name="gr4" draw:text-style-name="P1" svg:width="1.1413in" svg:height="0.2634in" svg:x="13.5555in" svg:y="8.6465in" draw:caption-point-x="-0.2402in" draw:caption-point-y="0.5992in">
              <dc:date>2019-05-16T00:00:00</dc:date>
              <text:p text:style-name="P1"><text:span text:style-name="T1">Bận việc nhà</text:span></text:p>
            </office:annotation>
            <text:p>1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7"/>
          <table:table-cell table:number-columns-repeated="987"/>
        </table:table-row>
        <table:table-row table:style-name="ro7">
          <table:table-cell table:style-name="ce42" office:value-type="float" office:value="33">
            <text:p>33</text:p>
          </table:table-cell>
          <table:table-cell table:style-name="ce44" office:value-type="string">
            <text:p>NhanPV</text:p>
          </table:table-cell>
          <table:table-cell table:style-name="ce118" table:formula="of:=[.F39]*[.$C$2]" office:value-type="float" office:value="325000">
            <text:p>325,000</text:p>
          </table:table-cell>
          <table:table-cell table:style-name="ce118" table:formula="of:=[.C39]-IF([.E39]=&quot;Yes&quot;;0;[.C39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39:.AK39]; &quot;0&quot;)" office:value-type="float" office:value="13">
            <text:p>13</text:p>
          </table:table-cell>
          <table:table-cell table:style-name="ce128"/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12" draw:text-style-name="P1" svg:width="1.1413in" svg:height="1.3232in" svg:x="7.9598in" svg:y="8.8953in" draw:caption-point-x="-0.2402in" draw:caption-point-y="0.598in">
              <dc:date>2019-05-04T00:00:00</dc:date>
              <text:p text:style-name="P1"><text:span text:style-name="T1"><text:s/></text:span><text:span text:style-name="T1">đi học ở trường, xin đi trễ, khoảng 10h đến cty, sẽ làm bù sau</text:span></text:p>
              <text:p text:style-name="P1"><text:span text:style-name="T1">10h11 đến cty, tạm tính off sáng</text:span></text:p>
              <text:p text:style-name="P1"><text:span text:style-name="T1">→ </text:span><text:span text:style-name="T1">CONFIRM </text:span></text:p>
              <text:p text:style-name="P1"><text:span text:style-name="T1"/></text:p>
            </office:annotation>
            <text:p>0.5</text:p>
          </table:table-cell>
          <table:table-cell table:style-name="ce128"/>
          <table:table-cell table:style-name="ce128" office:value-type="float" office:value="0">
            <office:annotation draw:style-name="gr1" draw:text-style-name="P1" svg:width="1.1413in" svg:height="0.3902in" svg:x="8.8925in" svg:y="8.8957in" draw:caption-point-x="-0.2402in" draw:caption-point-y="0.5976in">
              <dc:date>2019-05-06T00:00:00</dc:date>
              <text:p text:style-name="P1"><text:span text:style-name="T1">dậy trễ, 8h39 đến cty</text:span></text:p>
            </office:annotation>
            <text:p>0</text:p>
          </table:table-cell>
          <table:table-cell table:style-name="ce128" office:value-type="float" office:value="0">
            <office:annotation draw:style-name="gr12" draw:text-style-name="P1" svg:width="1.1413in" svg:height="1.3232in" svg:x="9.3587in" svg:y="8.8961in" draw:caption-point-x="-0.2402in" draw:caption-point-y="0.5972in">
              <dc:date>2019-05-07T00:00:00</dc:date>
              <text:p text:style-name="P1"><text:span text:style-name="T1"><text:s/></text:span><text:span text:style-name="T1">dậy trễ, 8h35 đến cty</text:span></text:p>
              <text:p text:style-name="P1"><text:span text:style-name="T1">xin phép ra sớm đi học, 1h58 đến <text:s/>quay lại cty, sẽ làm bù vào thứ 4, thứ 5</text:span></text:p>
              <text:p text:style-name="P1"><text:span text:style-name="T1"/></text:p>
            </office:annotation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1">
            <office:annotation draw:style-name="gr3" draw:text-style-name="P1" svg:width="1.1413in" svg:height="0.5457in" svg:x="10.7579in" svg:y="8.8972in" draw:caption-point-x="-0.2402in" draw:caption-point-y="0.5961in">
              <dc:date>2019-05-09T00:00:00</dc:date>
              <text:p text:style-name="P1"><text:span text:style-name="T1">Học bù + chuẩn bị thi kết thức học kỳ</text:span></text:p>
            </office:annotation>
            <text:p>1</text:p>
          </table:table-cell>
          <table:table-cell table:style-name="ce128" table:number-columns-repeated="2"/>
          <table:table-cell table:style-name="ce128" office:value-type="float" office:value="0.5">
            <office:annotation draw:style-name="gr6" draw:text-style-name="P1" svg:width="1.1413in" svg:height="0.8567in" svg:x="12.1567in" svg:y="8.8972in" draw:caption-point-x="-0.2402in" draw:caption-point-y="0.5961in">
              <dc:date>2019-05-14T00:00:00</dc:date>
              <text:p text:style-name="P1"><text:span text:style-name="T1">có lịch thi ở trường, xin off chiều</text:span></text:p>
              <text:p text:style-name="P1"><text:span text:style-name="T1"/></text:p>
              <text:p text:style-name="P1"><text:span text:style-name="T1"/></text:p>
            </office:annotation>
            <text:p>0.5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28" office:value-type="float" office:value="1">
            <office:annotation draw:style-name="gr1" draw:text-style-name="P1" svg:width="1.1413in" svg:height="0.3902in" svg:x="14.0217in" svg:y="8.8945in" draw:caption-point-x="-0.2402in" draw:caption-point-y="0.5988in">
              <dc:date>2019-05-20T00:00:00</dc:date>
              <text:p text:style-name="P1"><text:span text:style-name="T1">Làm báo cáo đồ án</text:span></text:p>
            </office:annotation>
            <text:p>1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3" draw:text-style-name="P1" svg:width="1.1413in" svg:height="0.5457in" svg:x="15.887in" svg:y="8.8953in" draw:caption-point-x="-0.2402in" draw:caption-point-y="0.598in">
              <dc:date>2019-05-21T00:00:00</dc:date>
              <text:p text:style-name="P1"><text:span text:style-name="T1">lên trường nộp hồ sơ xét tốt nghiệp, off sáng</text:span></text:p>
            </office:annotation>
            <text:p>0.5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">
            <office:annotation draw:style-name="gr1" draw:text-style-name="P1" svg:width="1.1413in" svg:height="0.3902in" svg:x="17.2858in" svg:y="8.8976in" draw:caption-point-x="-0.2402in" draw:caption-point-y="0.5957in">
              <dc:date>2019-05-24T00:00:00</dc:date>
              <text:p text:style-name="P1"><text:span text:style-name="T1">ngủ quên, 8h36 đến cty</text:span></text:p>
            </office:annotation>
            <text:p>0</text:p>
          </table:table-cell>
          <table:table-cell table:style-name="ce128" table:number-columns-repeated="7"/>
          <table:table-cell table:number-columns-repeated="987"/>
        </table:table-row>
        <table:table-row table:style-name="ro7">
          <table:table-cell table:style-name="ce42" office:value-type="float" office:value="34">
            <text:p>34</text:p>
          </table:table-cell>
          <table:table-cell table:style-name="ce44" office:value-type="string">
            <text:p>NhatNH</text:p>
          </table:table-cell>
          <table:table-cell table:style-name="ce118" table:formula="of:=[.F40]*[.$C$2]" office:value-type="float" office:value="400000">
            <text:p>400,000</text:p>
          </table:table-cell>
          <table:table-cell table:style-name="ce118" table:formula="of:=[.C40]-IF([.E40]=&quot;Yes&quot;;0;[.C40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40:.AK40]; &quot;0&quot;)" office:value-type="float" office:value="16">
            <text:p>16</text:p>
          </table:table-cell>
          <table:table-cell table:style-name="ce128"/>
          <table:table-cell table:style-name="ce128" office:value-type="float" office:value="0">
            <text:p>0</text:p>
          </table:table-cell>
          <table:table-cell table:style-name="ce128" office:value-type="float" office:value="1">
            <office:annotation draw:style-name="gr1" draw:text-style-name="P1" svg:width="1.1413in" svg:height="0.3902in" svg:x="7.4937in" svg:y="9.1429in" draw:caption-point-x="-0.2402in" draw:caption-point-y="0.598in">
              <dc:date>2019-05-04T00:00:00</dc:date>
              <text:p text:style-name="P1"><text:span text:style-name="T1">Bay ra Đà Nẵng có việc gia đình</text:span></text:p>
            </office:annotation>
            <text:p>1</text:p>
          </table:table-cell>
          <table:table-cell table:style-name="ce128" office:value-type="float" office:value="0">
            <office:annotation draw:style-name="gr3" draw:text-style-name="P1" svg:width="1.1413in" svg:height="0.5457in" svg:x="7.9598in" svg:y="9.1429in" draw:caption-point-x="-0.2402in" draw:caption-point-y="0.598in">
              <dc:date>2019-05-04T00:00:00</dc:date>
              <text:p text:style-name="P1"><text:span text:style-name="T1">bận việc cá nhân, xin đi trễ</text:span></text:p>
              <text:p text:style-name="P1"><text:span text:style-name="T1">, 9h21 đến cty</text:span></text:p>
            </office:annotation>
            <text:p>0</text:p>
          </table:table-cell>
          <table:table-cell table:style-name="ce128"/>
          <table:table-cell table:style-name="ce128" office:value-type="float" office:value="0">
            <office:annotation draw:style-name="gr1" draw:text-style-name="P1" svg:width="1.1413in" svg:height="0.3902in" svg:x="8.8925in" svg:y="9.1433in" draw:caption-point-x="-0.2402in" draw:caption-point-y="0.5976in">
              <dc:date>2019-05-06T00:00:00</dc:date>
              <text:p text:style-name="P1"><text:span text:style-name="T1">kẹt xe, 8h48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1" draw:text-style-name="P1" svg:width="1.1413in" svg:height="0.3902in" svg:x="9.8252in" svg:y="9.1441in" draw:caption-point-x="-0.2402in" draw:caption-point-y="0.5969in">
              <dc:date>2019-05-08T00:00:00</dc:date>
              <text:p text:style-name="P1"><text:span text:style-name="T1">đi lấy đồ, xin đi trễ, 8h47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1" draw:text-style-name="P1" svg:width="1.1413in" svg:height="0.3902in" svg:x="10.7579in" svg:y="9.1449in" draw:caption-point-x="-0.2402in" draw:caption-point-y="0.5961in">
              <dc:date>2019-05-14T00:00:00</dc:date>
              <text:p text:style-name="P1"><text:span text:style-name="T1">kẹt xe 8h42 đến cty</text:span></text:p>
            </office:annotation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3" draw:text-style-name="P1" svg:width="1.1413in" svg:height="0.5457in" svg:x="12.1567in" svg:y="9.1449in" draw:caption-point-x="-0.2402in" draw:caption-point-y="0.5961in">
              <dc:date>2019-05-14T00:00:00</dc:date>
              <text:p text:style-name="P1"><text:span text:style-name="T1">ghé ngân hàng, xin đi trễ, 9h52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1">
            <office:annotation draw:style-name="gr1" draw:text-style-name="P1" svg:width="1.1413in" svg:height="0.3902in" svg:x="13.0894in" svg:y="9.1413in" draw:caption-point-x="-0.2402in" draw:caption-point-y="0.5996in">
              <dc:date>2019-05-15T00:00:00</dc:date>
              <text:p text:style-name="P1"><text:span text:style-name="T1">Bận việc đột xuất</text:span></text:p>
            </office:annotation>
            <text:p>1</text:p>
          </table:table-cell>
          <table:table-cell table:style-name="ce128" office:value-type="float" office:value="0">
            <office:annotation draw:style-name="gr1" draw:text-style-name="P1" svg:width="1.1413in" svg:height="0.3902in" svg:x="13.5555in" svg:y="9.1417in" draw:caption-point-x="-0.2402in" draw:caption-point-y="0.5992in">
              <dc:date>2019-05-16T00:00:00</dc:date>
              <text:p text:style-name="P1"><text:span text:style-name="T1">ngủ quên, 9h20 đến cty</text:span></text:p>
            </office:annotation>
            <text:p>0</text:p>
          </table:table-cell>
          <table:table-cell table:style-name="ce128" office:value-type="float" office:value="0">
            <office:annotation draw:style-name="gr1" draw:text-style-name="P1" svg:width="1.1413in" svg:height="0.3902in" svg:x="14.0217in" svg:y="9.1421in" draw:caption-point-x="-0.2402in" draw:caption-point-y="0.5988in">
              <dc:date>2019-05-20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12" draw:text-style-name="P1" svg:width="1.1413in" svg:height="1.3232in" svg:x="15.4209in" svg:y="9.1421in" draw:caption-point-x="-0.2402in" draw:caption-point-y="0.5988in">
              <dc:date>2019-05-20T00:00:00</dc:date>
              <text:p text:style-name="P1"><text:span text:style-name="T1">bị mất chìa khóa cổng phòng trọ, không mở cổng được, đi gõ cửa các phòng khác nhờ mở cổng giùm, 8h56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3" draw:text-style-name="P1" svg:width="1.1413in" svg:height="0.5457in" svg:x="16.3535in" svg:y="9.1433in" draw:caption-point-x="-0.2402in" draw:caption-point-y="0.5976in">
              <dc:date>2019-05-22T00:00:00</dc:date>
              <text:p text:style-name="P1"><text:span text:style-name="T1">bận việc cá nhân, 8h53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2" draw:text-style-name="P1" svg:width="1.1413in" svg:height="0.7012in" svg:x="17.2858in" svg:y="9.1453in" draw:caption-point-x="-0.2402in" draw:caption-point-y="0.5957in">
              <dc:date>2019-05-24T00:00:00</dc:date>
              <text:p text:style-name="P1"><text:span text:style-name="T1">kẹt xe, 8h57 đến cty</text:span></text:p>
              <text:p text:style-name="P1"><text:span text:style-name="T1"/></text:p>
              <text:p text:style-name="P1"><text:span text:style-name="T1"/></text:p>
            </office:annotation>
            <text:p>0</text:p>
          </table:table-cell>
          <table:table-cell table:style-name="ce128" table:number-columns-repeated="7"/>
          <table:table-cell table:number-columns-repeated="987"/>
        </table:table-row>
        <table:table-row table:style-name="ro7">
          <table:table-cell table:style-name="ce42" office:value-type="float" office:value="35">
            <text:p>35</text:p>
          </table:table-cell>
          <table:table-cell table:style-name="ce100" office:value-type="string">
            <text:p>NhungLM</text:p>
          </table:table-cell>
          <table:table-cell table:style-name="ce118" table:formula="of:=[.F41]*[.$C$2]" office:value-type="float" office:value="0">
            <text:p>0</text:p>
          </table:table-cell>
          <table:table-cell table:style-name="ce118" table:formula="of:=[.C41]-IF([.E41]=&quot;Yes&quot;;0;[.C41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41:.AK41]; &quot;0&quot;)" office:value-type="float" office:value="0">
            <text:p>0</text:p>
          </table:table-cell>
          <table:table-cell table:style-name="ce128" table:number-columns-repeated="31"/>
          <table:table-cell table:number-columns-repeated="987"/>
        </table:table-row>
        <table:table-row table:style-name="ro7">
          <table:table-cell table:style-name="ce42" office:value-type="float" office:value="36">
            <text:p>36</text:p>
          </table:table-cell>
          <table:table-cell table:style-name="ce44" office:value-type="string">
            <text:p>NhuPHQ</text:p>
          </table:table-cell>
          <table:table-cell table:style-name="ce118" table:formula="of:=[.F42]*[.$C$2]" office:value-type="float" office:value="425000">
            <text:p>425,000</text:p>
          </table:table-cell>
          <table:table-cell table:style-name="ce118" table:formula="of:=[.C42]-IF([.E42]=&quot;Yes&quot;;0;[.C42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42:.AK42]; &quot;0&quot;)" office:value-type="float" office:value="17">
            <text:p>17</text:p>
          </table:table-cell>
          <table:table-cell table:style-name="ce128"/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3" draw:text-style-name="P1" svg:width="1.1413in" svg:height="0.5457in" svg:x="7.4937in" svg:y="9.6382in" draw:caption-point-x="-0.2402in" draw:caption-point-y="0.598in">
              <dc:date>2019-05-04T00:00:00</dc:date>
              <text:p text:style-name="P1"><text:span text:style-name="T1">kẹt xe, 8h38 đến cty</text:span></text:p>
              <text:p text:style-name="P1"><text:span text:style-name="T1"/></text:p>
            </office:annotation>
            <text:p>0</text:p>
          </table:table-cell>
          <table:table-cell table:style-name="ce128" office:value-type="float" office:value="0">
            <office:annotation draw:style-name="gr3" draw:text-style-name="P1" svg:width="1.1413in" svg:height="0.5457in" svg:x="7.9598in" svg:y="9.6382in" draw:caption-point-x="-0.2402in" draw:caption-point-y="0.598in">
              <dc:date>2019-05-04T00:00:00</dc:date>
              <text:p text:style-name="P1"><text:span text:style-name="T1">đau bụng, 8h44 đến cty</text:span></text:p>
              <text:p text:style-name="P1"><text:span text:style-name="T1"/></text:p>
            </office:annotation>
            <text:p>0</text:p>
          </table:table-cell>
          <table:table-cell table:style-name="ce128"/>
          <table:table-cell table:style-name="ce128" office:value-type="float" office:value="0">
            <office:annotation draw:style-name="gr3" draw:text-style-name="P1" svg:width="1.1413in" svg:height="0.5457in" svg:x="8.8925in" svg:y="9.6386in" draw:caption-point-x="-0.2402in" draw:caption-point-y="0.5976in">
              <dc:date>2019-05-06T00:00:00</dc:date>
              <text:p text:style-name="P1"><text:span text:style-name="T1">chở mẹ đi khám bệnh, 8h47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1" draw:text-style-name="P1" svg:width="1.1413in" svg:height="0.3902in" svg:x="9.8252in" svg:y="9.6394in" draw:caption-point-x="-0.2402in" draw:caption-point-y="0.5969in">
              <dc:date>2019-05-08T00:00:00</dc:date>
              <text:p text:style-name="P1"><text:span text:style-name="T1"><text:s/></text:span><text:span text:style-name="T1">kẹt xe, 8h38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1">
            <office:annotation draw:style-name="gr4" draw:text-style-name="P1" svg:width="1.1413in" svg:height="0.2634in" svg:x="10.7579in" svg:y="9.6402in" draw:caption-point-x="-0.2402in" draw:caption-point-y="0.5961in">
              <dc:date>2019-05-14T00:00:00</dc:date>
              <text:p text:style-name="P1"><text:span text:style-name="T1">Đi du lịch</text:span></text:p>
            </office:annotation>
            <text:p>1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1" draw:text-style-name="P1" svg:width="1.1413in" svg:height="0.3902in" svg:x="12.6228in" svg:y="9.6402in" draw:caption-point-x="-0.2402in" draw:caption-point-y="0.5961in">
              <dc:date>2019-05-14T00:00:00</dc:date>
              <text:p text:style-name="P1"><text:span text:style-name="T1">xe hư, 8h51 đến cty</text:span></text:p>
            </office:annotation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">
            <office:annotation draw:style-name="gr1" draw:text-style-name="P1" svg:width="1.1413in" svg:height="0.3902in" svg:x="14.0217in" svg:y="9.6374in" draw:caption-point-x="-0.2402in" draw:caption-point-y="0.5988in">
              <dc:date>2019-05-20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1" draw:text-style-name="P1" svg:width="1.1413in" svg:height="0.3902in" svg:x="15.4209in" svg:y="9.6374in" draw:caption-point-x="-0.2402in" draw:caption-point-y="0.5988in">
              <dc:date>2019-05-20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28" office:value-type="float" office:value="0">
            <office:annotation draw:style-name="gr1" draw:text-style-name="P1" svg:width="1.1413in" svg:height="0.3902in" svg:x="15.887in" svg:y="9.6382in" draw:caption-point-x="-0.2402in" draw:caption-point-y="0.598in">
              <dc:date>2019-05-21T00:00:00</dc:date>
              <text:p text:style-name="P1"><text:span text:style-name="T1">chóng mặt, 8h46 đến cty</text:span></text:p>
            </office:annotation>
            <text:p>0</text:p>
          </table:table-cell>
          <table:table-cell table:style-name="ce128" office:value-type="float" office:value="0">
            <office:annotation draw:style-name="gr1" draw:text-style-name="P1" svg:width="1.1413in" svg:height="0.3902in" svg:x="16.3535in" svg:y="9.6386in" draw:caption-point-x="-0.2402in" draw:caption-point-y="0.5976in">
              <dc:date>2019-05-22T00:00:00</dc:date>
              <text:p text:style-name="P1"><text:span text:style-name="T1">đau đầu, 8h45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1" draw:text-style-name="P1" svg:width="1.1413in" svg:height="0.3902in" svg:x="17.2858in" svg:y="9.6406in" draw:caption-point-x="-0.2402in" draw:caption-point-y="0.5957in">
              <dc:date>2019-05-24T00:00:00</dc:date>
              <text:p text:style-name="P1"><text:span text:style-name="T1">kẹt xe lửa, 8h39 đến cty</text:span></text:p>
            </office:annotation>
            <text:p>0</text:p>
          </table:table-cell>
          <table:table-cell table:style-name="ce128" table:number-columns-repeated="7"/>
          <table:table-cell table:number-columns-repeated="987"/>
        </table:table-row>
        <table:table-row table:style-name="ro7">
          <table:table-cell table:style-name="ce42" office:value-type="float" office:value="37">
            <text:p>37</text:p>
          </table:table-cell>
          <table:table-cell table:style-name="ce44" office:value-type="string">
            <text:p>NhuVNQ</text:p>
          </table:table-cell>
          <table:table-cell table:style-name="ce118" table:formula="of:=[.F43]*[.$C$2]" office:value-type="float" office:value="425000">
            <text:p>425,000</text:p>
          </table:table-cell>
          <table:table-cell table:style-name="ce118" table:formula="of:=[.C43]-IF([.E43]=&quot;Yes&quot;;0;[.C43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43:.AK43]; &quot;0&quot;)" office:value-type="float" office:value="17">
            <text:p>17</text:p>
          </table:table-cell>
          <table:table-cell table:style-name="ce128"/>
          <table:table-cell table:number-columns-repeated="3" table:style-name="ce128" office:value-type="float" office:value="0">
            <text:p>0</text:p>
          </table:table-cell>
          <table:table-cell table:style-name="ce128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3"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1" draw:text-style-name="P1" svg:width="1.1413in" svg:height="0.3902in" svg:x="13.5555in" svg:y="9.8846in" draw:caption-point-x="-0.2402in" draw:caption-point-y="0.5992in">
              <dc:date>2019-05-16T00:00:00</dc:date>
              <text:p text:style-name="P1"><text:span text:style-name="T1">bận việc cá nhân, off chiều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7"/>
          <table:table-cell table:number-columns-repeated="987"/>
        </table:table-row>
        <table:table-row table:style-name="ro7">
          <table:table-cell table:style-name="ce42" office:value-type="float" office:value="38">
            <text:p>38</text:p>
          </table:table-cell>
          <table:table-cell table:style-name="ce44" office:value-type="string">
            <text:p>PhatHDT</text:p>
          </table:table-cell>
          <table:table-cell table:style-name="ce118" table:formula="of:=[.F44]*[.$C$2]" office:value-type="float" office:value="400000">
            <text:p>400,000</text:p>
          </table:table-cell>
          <table:table-cell table:style-name="ce118" table:formula="of:=[.C44]-IF([.E44]=&quot;Yes&quot;;0;[.C44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44:.AK44]; &quot;0&quot;)" office:value-type="float" office:value="16">
            <text:p>16</text:p>
          </table:table-cell>
          <table:table-cell table:style-name="ce128"/>
          <table:table-cell table:number-columns-repeated="3" table:style-name="ce128" office:value-type="float" office:value="0">
            <text:p>0</text:p>
          </table:table-cell>
          <table:table-cell table:style-name="ce128"/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1" draw:text-style-name="P1" svg:width="1.1413in" svg:height="0.3902in" svg:x="9.3587in" svg:y="10.1343in" draw:caption-point-x="-0.2402in" draw:caption-point-y="0.5972in">
              <dc:date>2019-05-07T00:00:00</dc:date>
              <text:p text:style-name="P1"><text:span text:style-name="T1">Lên trường, off sáng</text:span></text:p>
            </office:annotation>
            <text:p>0.5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1" draw:text-style-name="P1" svg:width="1.1413in" svg:height="0.3902in" svg:x="13.0894in" svg:y="10.1315in" draw:caption-point-x="-0.2402in" draw:caption-point-y="0.6in">
              <dc:date>2019-05-14T00:00:00</dc:date>
              <text:p text:style-name="P1"><text:span text:style-name="T1">Lên trường, off sáng</text:span></text:p>
            </office:annotation>
            <text:p>0.5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3"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1" svg:width="1.1413in" svg:height="0.2634in" svg:x="16.8197in" svg:y="10.135in" draw:caption-point-x="-0.2402in" draw:caption-point-y="0.5965in">
              <dc:date>2019-05-23T00:00:00</dc:date>
              <text:p text:style-name="P1"><text:span text:style-name="T1">8h35 vào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7"/>
          <table:table-cell table:number-columns-repeated="987"/>
        </table:table-row>
        <table:table-row table:style-name="ro7">
          <table:table-cell table:style-name="ce42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118" table:formula="of:=[.F45]*[.$C$2]" office:value-type="float" office:value="125000">
            <text:p>125,000</text:p>
          </table:table-cell>
          <table:table-cell table:style-name="ce118" table:formula="of:=[.C45]-IF([.E45]=&quot;Yes&quot;;0;[.C45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45:.AK45]; &quot;0&quot;)" office:value-type="float" office:value="5">
            <text:p>5</text:p>
          </table:table-cell>
          <table:table-cell table:style-name="ce128"/>
          <table:table-cell table:style-name="ce128" office:value-type="float" office:value="1">
            <office:annotation draw:style-name="gr1" draw:text-style-name="P1" svg:width="1.1413in" svg:height="0.3902in" svg:x="7.0272in" svg:y="10.3795in" draw:caption-point-x="-0.2402in" draw:caption-point-y="0.5996in">
              <dc:date>2019-04-24T00:00:00</dc:date>
              <text:p text:style-name="P1"><text:span text:style-name="T1">Chở vợ đi khám</text:span></text:p>
              <text:p text:style-name="P1"><text:span text:style-name="T1"/></text:p>
            </office:annotation>
            <text:p>1</text:p>
          </table:table-cell>
          <table:table-cell table:style-name="ce128" office:value-type="float" office:value="1">
            <office:annotation draw:style-name="gr1" draw:text-style-name="P1" svg:width="1.1413in" svg:height="0.3902in" svg:x="7.4937in" svg:y="10.3795in" draw:caption-point-x="-0.2402in" draw:caption-point-y="0.5996in">
              <dc:date>2019-04-24T00:00:00</dc:date>
              <text:p text:style-name="P1"><text:span text:style-name="T1">Chở vợ đi khám</text:span></text:p>
              <text:p text:style-name="P1"><text:span text:style-name="T1"/></text:p>
            </office:annotation>
            <text:p>1</text:p>
          </table:table-cell>
          <table:table-cell table:style-name="ce128" office:value-type="float" office:value="1">
            <office:annotation draw:style-name="gr1" draw:text-style-name="P1" svg:width="1.1413in" svg:height="0.3902in" svg:x="7.9598in" svg:y="10.3795in" draw:caption-point-x="-0.2402in" draw:caption-point-y="0.5996in">
              <dc:date>2019-04-24T00:00:00</dc:date>
              <text:p text:style-name="P1"><text:span text:style-name="T1">Chở vợ đi khám</text:span></text:p>
              <text:p text:style-name="P1"><text:span text:style-name="T1"/></text:p>
            </office:annotation>
            <text:p>1</text:p>
          </table:table-cell>
          <table:table-cell table:style-name="ce128"/>
          <table:table-cell table:style-name="ce128" office:value-type="float" office:value="1">
            <office:annotation draw:style-name="gr1" draw:text-style-name="P1" svg:width="1.1413in" svg:height="0.3902in" svg:x="8.8925in" svg:y="10.3795in" draw:caption-point-x="-0.2402in" draw:caption-point-y="0.5996in">
              <dc:date>2019-04-24T00:00:00</dc:date>
              <text:p text:style-name="P1"><text:span text:style-name="T1">Chở vợ đi khám</text:span></text:p>
              <text:p text:style-name="P1"><text:span text:style-name="T1"/></text:p>
            </office:annotation>
            <text:p>1</text:p>
          </table:table-cell>
          <table:table-cell table:style-name="ce128" office:value-type="float" office:value="1">
            <office:annotation draw:style-name="gr1" draw:text-style-name="P1" svg:width="1.1413in" svg:height="0.3902in" svg:x="9.3587in" svg:y="10.3795in" draw:caption-point-x="-0.2402in" draw:caption-point-y="0.5996in">
              <dc:date>2019-04-24T00:00:00</dc:date>
              <text:p text:style-name="P1"><text:span text:style-name="T1">Chở vợ đi khám</text:span></text:p>
              <text:p text:style-name="P1"><text:span text:style-name="T1"/></text:p>
            </office:annotation>
            <text:p>1</text:p>
          </table:table-cell>
          <table:table-cell table:style-name="ce128" office:value-type="float" office:value="1">
            <office:annotation draw:style-name="gr1" draw:text-style-name="P1" svg:width="1.1413in" svg:height="0.3902in" svg:x="9.8252in" svg:y="10.3795in" draw:caption-point-x="-0.2402in" draw:caption-point-y="0.5996in">
              <dc:date>2019-04-24T00:00:00</dc:date>
              <text:p text:style-name="P1"><text:span text:style-name="T1">Chở vợ đi khám</text:span></text:p>
              <text:p text:style-name="P1"><text:span text:style-name="T1"/></text:p>
            </office:annotation>
            <text:p>1</text:p>
          </table:table-cell>
          <table:table-cell table:style-name="ce128" office:value-type="float" office:value="1">
            <office:annotation draw:style-name="gr1" draw:text-style-name="P1" svg:width="1.1413in" svg:height="0.3902in" svg:x="10.2913in" svg:y="10.3795in" draw:caption-point-x="-0.2402in" draw:caption-point-y="0.5996in">
              <dc:date>2019-04-24T00:00:00</dc:date>
              <text:p text:style-name="P1"><text:span text:style-name="T1">Chở vợ đi khám</text:span></text:p>
              <text:p text:style-name="P1"><text:span text:style-name="T1"/></text:p>
            </office:annotation>
            <text:p>1</text:p>
          </table:table-cell>
          <table:table-cell table:style-name="ce128" office:value-type="float" office:value="1">
            <office:annotation draw:style-name="gr1" draw:text-style-name="P1" svg:width="1.1413in" svg:height="0.3902in" svg:x="10.7579in" svg:y="10.3795in" draw:caption-point-x="-0.2402in" draw:caption-point-y="0.5996in">
              <dc:date>2019-04-24T00:00:00</dc:date>
              <text:p text:style-name="P1"><text:span text:style-name="T1">Chở vợ đi khám</text:span></text:p>
              <text:p text:style-name="P1"><text:span text:style-name="T1"/></text:p>
            </office:annotation>
            <text:p>1</text:p>
          </table:table-cell>
          <table:table-cell table:style-name="ce128" table:number-columns-repeated="2"/>
          <table:table-cell table:style-name="ce128" office:value-type="float" office:value="1">
            <office:annotation draw:style-name="gr1" draw:text-style-name="P1" svg:width="1.1413in" svg:height="0.3902in" svg:x="12.1567in" svg:y="10.3795in" draw:caption-point-x="-0.2402in" draw:caption-point-y="0.5996in">
              <dc:date>2019-04-24T00:00:00</dc:date>
              <text:p text:style-name="P1"><text:span text:style-name="T1">Chở vợ đi khám</text:span></text:p>
              <text:p text:style-name="P1"><text:span text:style-name="T1"/></text:p>
            </office:annotation>
            <text:p>1</text:p>
          </table:table-cell>
          <table:table-cell table:style-name="ce128" office:value-type="float" office:value="1">
            <office:annotation draw:style-name="gr1" draw:text-style-name="P1" svg:width="1.1413in" svg:height="0.3902in" svg:x="12.6228in" svg:y="10.3795in" draw:caption-point-x="-0.2402in" draw:caption-point-y="0.5996in">
              <dc:date>2019-04-24T00:00:00</dc:date>
              <text:p text:style-name="P1"><text:span text:style-name="T1">Chở vợ đi khám</text:span></text:p>
              <text:p text:style-name="P1"><text:span text:style-name="T1"/></text:p>
            </office:annotation>
            <text:p>1</text:p>
          </table:table-cell>
          <table:table-cell table:style-name="ce128" office:value-type="float" office:value="1">
            <office:annotation draw:style-name="gr1" draw:text-style-name="P1" svg:width="1.1413in" svg:height="0.3902in" svg:x="13.0894in" svg:y="10.3756in" draw:caption-point-x="-0.2402in" draw:caption-point-y="0.6035in">
              <dc:date>2019-04-24T00:00:00</dc:date>
              <text:p text:style-name="P1"><text:span text:style-name="T1">Chở vợ đi khám</text:span></text:p>
              <text:p text:style-name="P1"><text:span text:style-name="T1"/></text:p>
            </office:annotation>
            <text:p>1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1" draw:text-style-name="P1" svg:width="1.1413in" svg:height="0.3902in" svg:x="15.887in" svg:y="10.3811in" draw:caption-point-x="-0.2402in" draw:caption-point-y="0.598in">
              <dc:date>2019-05-21T00:00:00</dc:date>
              <text:p text:style-name="P1"><text:span text:style-name="T1">bận việc đột xuất, off sáng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1" svg:width="1.1413in" svg:height="0.2634in" svg:x="16.8197in" svg:y="10.3827in" draw:caption-point-x="-0.2402in" draw:caption-point-y="0.5965in">
              <dc:date>2019-05-23T00:00:00</dc:date>
              <text:p text:style-name="P1"><text:span text:style-name="T1">8h35 vào cty</text:span></text:p>
            </office:annotation>
            <text:p>0</text:p>
          </table:table-cell>
          <table:table-cell table:style-name="ce128" office:value-type="float" office:value="1">
            <office:annotation draw:style-name="gr4" draw:text-style-name="P1" svg:width="1.1413in" svg:height="0.2634in" svg:x="17.2858in" svg:y="10.3835in" draw:caption-point-x="-0.2402in" draw:caption-point-y="0.5957in">
              <dc:date>2019-05-24T00:00:00</dc:date>
              <text:p text:style-name="P1"><text:span text:style-name="T1">Đầy tháng con</text:span></text:p>
            </office:annotation>
            <text:p>1</text:p>
          </table:table-cell>
          <table:table-cell table:style-name="ce128" table:number-columns-repeated="7"/>
          <table:table-cell table:number-columns-repeated="987"/>
        </table:table-row>
        <table:table-row table:style-name="ro7">
          <table:table-cell table:style-name="ce42" office:value-type="float" office:value="40">
            <text:p>40</text:p>
          </table:table-cell>
          <table:table-cell table:style-name="ce44" office:value-type="string">
            <text:p>PhuTV</text:p>
          </table:table-cell>
          <table:table-cell table:style-name="ce118" table:formula="of:=[.F46]*[.$C$2]" office:value-type="float" office:value="450000">
            <text:p>450,000</text:p>
          </table:table-cell>
          <table:table-cell table:style-name="ce118" table:formula="of:=[.C46]-IF([.E46]=&quot;Yes&quot;;0;[.C46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46:.AK46]; &quot;0&quot;)" office:value-type="float" office:value="18">
            <text:p>18</text:p>
          </table:table-cell>
          <table:table-cell table:style-name="ce128"/>
          <table:table-cell table:number-columns-repeated="3" table:style-name="ce128" office:value-type="float" office:value="0">
            <text:p>0</text:p>
          </table:table-cell>
          <table:table-cell table:style-name="ce128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7"/>
          <table:table-cell table:number-columns-repeated="987"/>
        </table:table-row>
        <table:table-row table:style-name="ro7">
          <table:table-cell table:style-name="ce42" office:value-type="float" office:value="41">
            <text:p>41</text:p>
          </table:table-cell>
          <table:table-cell table:style-name="ce44" office:value-type="string">
            <text:p>SangLT</text:p>
          </table:table-cell>
          <table:table-cell table:style-name="ce118" table:formula="of:=[.F47]*[.$C$2]" office:value-type="float" office:value="425000">
            <text:p>425,000</text:p>
          </table:table-cell>
          <table:table-cell table:style-name="ce118" table:formula="of:=[.C47]-IF([.E47]=&quot;Yes&quot;;0;[.C47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47:.AK47]; &quot;0&quot;)" office:value-type="float" office:value="17">
            <text:p>17</text:p>
          </table:table-cell>
          <table:table-cell table:style-name="ce128"/>
          <table:table-cell table:style-name="ce128" office:value-type="float" office:value="0">
            <office:annotation draw:style-name="gr1" draw:text-style-name="P1" svg:width="1.1413in" svg:height="0.3902in" svg:x="7.0272in" svg:y="10.8768in" draw:caption-point-x="-0.2402in" draw:caption-point-y="0.598in">
              <dc:date>2019-05-04T00:00:00</dc:date>
              <text:p text:style-name="P1"><text:span text:style-name="T1">xe hư, xin đi trễ, 9h08 đến cty</text:span></text:p>
            </office:annotation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/>
          <table:table-cell table:number-columns-repeated="4" table:style-name="ce128" office:value-type="float" office:value="0">
            <text:p>0</text:p>
          </table:table-cell>
          <table:table-cell table:style-name="ce128" office:value-type="float" office:value="1">
            <office:annotation draw:style-name="gr1" draw:text-style-name="P1" svg:width="1.1413in" svg:height="0.3902in" svg:x="10.7579in" svg:y="10.8787in" draw:caption-point-x="-0.2402in" draw:caption-point-y="0.5961in">
              <dc:date>2019-05-14T00:00:00</dc:date>
              <text:p text:style-name="P1"><text:span text:style-name="T1">đi đám cưới bà con ở xa </text:span></text:p>
            </office:annotation>
            <text:p>1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3" draw:text-style-name="P1" svg:width="1.1413in" svg:height="0.5457in" svg:x="15.887in" svg:y="10.8768in" draw:caption-point-x="-0.2402in" draw:caption-point-y="0.598in">
              <dc:date>2019-05-21T00:00:00</dc:date>
              <text:p text:style-name="P1"><text:span text:style-name="T1">chở anh ra bến xe, xin đi trễ, 8h35 đến cty</text:span></text:p>
            </office:annotation>
            <text:p>0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28" table:number-columns-repeated="7"/>
          <table:table-cell table:number-columns-repeated="987"/>
        </table:table-row>
        <table:table-row table:style-name="ro7">
          <table:table-cell table:style-name="ce42" office:value-type="float" office:value="42">
            <text:p>42</text:p>
          </table:table-cell>
          <table:table-cell table:style-name="ce44" office:value-type="string">
            <text:p>TaiPA</text:p>
          </table:table-cell>
          <table:table-cell table:style-name="ce118" table:formula="of:=[.F48]*[.$C$2]" office:value-type="float" office:value="400000">
            <text:p>400,000</text:p>
          </table:table-cell>
          <table:table-cell table:style-name="ce118" table:formula="of:=[.C48]-IF([.E48]=&quot;Yes&quot;;0;[.C48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48:.AK48]; &quot;0&quot;)" office:value-type="float" office:value="16">
            <text:p>16</text:p>
          </table:table-cell>
          <table:table-cell table:style-name="ce128"/>
          <table:table-cell table:style-name="ce128" office:value-type="float" office:value="0">
            <office:annotation draw:style-name="gr3" draw:text-style-name="P1" svg:width="1.1413in" svg:height="0.5457in" svg:x="7.0272in" svg:y="11.1244in" draw:caption-point-x="-0.2402in" draw:caption-point-y="0.598in">
              <dc:date>2019-05-04T00:00:00</dc:date>
              <text:p text:style-name="P1"><text:span text:style-name="T1">kẹt xe, 8h41 đến cty</text:span></text:p>
              <text:p text:style-name="P1"><text:span text:style-name="T1"/></text:p>
            </office:annotation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/>
          <table:table-cell table:style-name="ce128" office:value-type="float" office:value="1">
            <office:annotation draw:style-name="gr1" draw:text-style-name="P1" svg:width="1.1413in" svg:height="0.3902in" svg:x="8.8925in" svg:y="11.1248in" draw:caption-point-x="-0.2402in" draw:caption-point-y="0.5976in">
              <dc:date>2019-05-06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128" office:value-type="float" office:value="0">
            <office:annotation draw:style-name="gr3" draw:text-style-name="P1" svg:width="1.1413in" svg:height="0.5457in" svg:x="9.3587in" svg:y="11.1252in" draw:caption-point-x="-0.2402in" draw:caption-point-y="0.5972in">
              <dc:date>2019-05-07T00:00:00</dc:date>
              <text:p text:style-name="P1"><text:span text:style-name="T1">kẹt xe, 8h35 đến cty</text:span></text:p>
              <text:p text:style-name="P1"><text:span text:style-name="T1"/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3" draw:text-style-name="P1" svg:width="1.1413in" svg:height="0.5457in" svg:x="10.2913in" svg:y="11.126in" draw:caption-point-x="-0.2402in" draw:caption-point-y="0.5965in">
              <dc:date>2019-05-09T00:00:00</dc:date>
              <text:p text:style-name="P1"><text:span text:style-name="T1">làm giấy tờ, xin đi trễ, 8h45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1" draw:text-style-name="P1" svg:width="1.1413in" svg:height="0.3902in" svg:x="12.1567in" svg:y="11.1264in" draw:caption-point-x="-0.2402in" draw:caption-point-y="0.5961in">
              <dc:date>2019-05-14T00:00:00</dc:date>
              <text:p text:style-name="P1"><text:span text:style-name="T1">dậy muộn, 8h43 đến cty</text:span></text:p>
            </office:annotation>
            <text:p>0</text:p>
          </table:table-cell>
          <table:table-cell table:style-name="ce128" office:value-type="float" office:value="0">
            <office:annotation draw:style-name="gr1" draw:text-style-name="P1" svg:width="1.1413in" svg:height="0.3902in" svg:x="12.6228in" svg:y="11.1264in" draw:caption-point-x="-0.2402in" draw:caption-point-y="0.5961in">
              <dc:date>2019-05-14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3" draw:text-style-name="P1" svg:width="1.1413in" svg:height="0.5457in" svg:x="13.5555in" svg:y="11.1232in" draw:caption-point-x="-0.2402in" draw:caption-point-y="0.5992in">
              <dc:date>2019-05-16T00:00:00</dc:date>
              <text:p text:style-name="P1"><text:span text:style-name="T1">bận việc nhà, xin đi trễ, 8h45 đến cty</text:span></text:p>
            </office:annotation>
            <text:p>0</text:p>
          </table:table-cell>
          <table:table-cell table:style-name="ce128" office:value-type="float" office:value="0">
            <office:annotation draw:style-name="gr1" draw:text-style-name="P1" svg:width="1.1413in" svg:height="0.3902in" svg:x="14.0217in" svg:y="11.1236in" draw:caption-point-x="-0.2402in" draw:caption-point-y="0.5988in">
              <dc:date>2019-05-20T00:00:00</dc:date>
              <text:p text:style-name="P1"><text:span text:style-name="T1">kẹt xe, 8h40 đén cty</text:span></text:p>
            </office:annotation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1" draw:text-style-name="P1" svg:width="1.1413in" svg:height="0.3902in" svg:x="15.887in" svg:y="11.1244in" draw:caption-point-x="-0.2402in" draw:caption-point-y="0.598in">
              <dc:date>2019-05-21T00:00:00</dc:date>
              <text:p text:style-name="P1"><text:span text:style-name="T1">bận việc cá nhân, off chiều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1" svg:width="1.1413in" svg:height="0.2634in" svg:x="16.8197in" svg:y="11.1827in" draw:caption-point-x="-0.2402in" draw:caption-point-y="0.5398in">
              <dc:date>2019-05-23T00:00:00</dc:date>
              <text:p text:style-name="P1"><text:span text:style-name="T1">8h39 vào cty</text:span></text:p>
            </office:annotation>
            <text:p>0</text:p>
          </table:table-cell>
          <table:table-cell table:style-name="ce128" office:value-type="float" office:value="0">
            <office:annotation draw:style-name="gr3" draw:text-style-name="P1" svg:width="1.1413in" svg:height="0.5457in" svg:x="17.2858in" svg:y="11.1268in" draw:caption-point-x="-0.2402in" draw:caption-point-y="0.5957in">
              <dc:date>2019-05-24T00:00:00</dc:date>
              <text:p text:style-name="P1"><text:span text:style-name="T1">bận việc cá nhân, xin đi trễ, 8h44 đến cty</text:span></text:p>
            </office:annotation>
            <text:p>0</text:p>
          </table:table-cell>
          <table:table-cell table:style-name="ce128" table:number-columns-repeated="7"/>
          <table:table-cell table:number-columns-repeated="987"/>
        </table:table-row>
        <table:table-row table:style-name="ro7">
          <table:table-cell table:style-name="ce42" office:value-type="float" office:value="43">
            <text:p>43</text:p>
          </table:table-cell>
          <table:table-cell table:style-name="ce44" office:value-type="string">
            <text:p>TamHVH</text:p>
          </table:table-cell>
          <table:table-cell table:style-name="ce118" table:formula="of:=[.F49]*[.$C$2]" office:value-type="float" office:value="425000">
            <text:p>425,000</text:p>
          </table:table-cell>
          <table:table-cell table:style-name="ce118" table:formula="of:=[.C49]-IF([.E49]=&quot;Yes&quot;;0;[.C49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49:.AK49]; &quot;0&quot;)" office:value-type="float" office:value="17">
            <text:p>17</text:p>
          </table:table-cell>
          <table:table-cell table:style-name="ce128"/>
          <table:table-cell table:number-columns-repeated="3" table:style-name="ce128" office:value-type="float" office:value="0">
            <text:p>0</text:p>
          </table:table-cell>
          <table:table-cell table:style-name="ce128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1" draw:text-style-name="P1" svg:width="1.1413in" svg:height="0.3902in" svg:x="12.6228in" svg:y="11.374in" draw:caption-point-x="-0.2402in" draw:caption-point-y="0.5961in">
              <dc:date>2019-05-14T00:00:00</dc:date>
              <text:p text:style-name="P1"><text:span text:style-name="T1">Bận việc gia đình, off chiều</text:span></text:p>
            </office:annotation>
            <text:p>0.5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7"/>
          <table:table-cell table:number-columns-repeated="987"/>
        </table:table-row>
        <table:table-row table:style-name="ro7">
          <table:table-cell table:style-name="ce42" office:value-type="float" office:value="44">
            <text:p>44</text:p>
          </table:table-cell>
          <table:table-cell table:style-name="ce44" office:value-type="string">
            <text:p>TamLH</text:p>
          </table:table-cell>
          <table:table-cell table:style-name="ce118" table:formula="of:=[.F50]*[.$C$2]" office:value-type="float" office:value="400000">
            <text:p>400,000</text:p>
          </table:table-cell>
          <table:table-cell table:style-name="ce118" table:formula="of:=[.C50]-IF([.E50]=&quot;Yes&quot;;0;[.C50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50:.AK50]; &quot;0&quot;)" office:value-type="float" office:value="16">
            <text:p>16</text:p>
          </table:table-cell>
          <table:table-cell table:style-name="ce128"/>
          <table:table-cell table:number-columns-repeated="3" table:style-name="ce128" office:value-type="float" office:value="0">
            <text:p>0</text:p>
          </table:table-cell>
          <table:table-cell table:style-name="ce128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4"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1" draw:text-style-name="P1" svg:width="1.1413in" svg:height="0.3902in" svg:x="14.0217in" svg:y="11.6189in" draw:caption-point-x="-0.2402in" draw:caption-point-y="0.5988in">
              <dc:date>2019-05-20T00:00:00</dc:date>
              <text:p text:style-name="P1"><text:span text:style-name="T1">đi kiểm tra sức khỏe, off chiều</text:span></text:p>
            </office:annotation>
            <text:p>0.5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1">
            <office:annotation draw:style-name="gr1" draw:text-style-name="P1" svg:width="1.1413in" svg:height="0.3902in" svg:x="15.887in" svg:y="11.6197in" draw:caption-point-x="-0.2402in" draw:caption-point-y="0.598in">
              <dc:date>2019-05-21T00:00:00</dc:date>
              <text:p text:style-name="P1"><text:span text:style-name="T1">đi dự tốt nghiệp bạn</text:span></text:p>
            </office:annotation>
            <text:p>1</text:p>
          </table:table-cell>
          <table:table-cell table:style-name="ce128" office:value-type="float" office:value="0">
            <office:annotation draw:style-name="gr2" draw:text-style-name="P1" svg:width="1.1413in" svg:height="0.7012in" svg:x="16.3535in" svg:y="11.6201in" draw:caption-point-x="-0.2402in" draw:caption-point-y="0.5976in">
              <dc:date>2019-05-22T00:00:00</dc:date>
              <text:p text:style-name="P1"><text:span text:style-name="T1">bận việc đột xuất, xin đi trễ, 9h33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1" draw:text-style-name="P1" svg:width="1.1413in" svg:height="0.3902in" svg:x="17.2858in" svg:y="11.622in" draw:caption-point-x="-0.2402in" draw:caption-point-y="0.5957in">
              <dc:date>2019-05-24T00:00:00</dc:date>
              <text:p text:style-name="P1"><text:span text:style-name="T1">xe hết xăng dắt bộ, 8h42 đến cty</text:span></text:p>
            </office:annotation>
            <text:p>0</text:p>
          </table:table-cell>
          <table:table-cell table:style-name="ce128" table:number-columns-repeated="7"/>
          <table:table-cell table:number-columns-repeated="987"/>
        </table:table-row>
        <table:table-row table:style-name="ro7">
          <table:table-cell table:style-name="ce42" office:value-type="float" office:value="45">
            <text:p>45</text:p>
          </table:table-cell>
          <table:table-cell table:style-name="ce44" office:value-type="string">
            <text:p>TinNQ</text:p>
          </table:table-cell>
          <table:table-cell table:style-name="ce118" table:formula="of:=[.F51]*[.$C$2]" office:value-type="float" office:value="425000">
            <text:p>425,000</text:p>
          </table:table-cell>
          <table:table-cell table:style-name="ce118" table:formula="of:=[.C51]-IF([.E51]=&quot;Yes&quot;;0;[.C51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51:.AK51]; &quot;0&quot;)" office:value-type="float" office:value="17">
            <text:p>17</text:p>
          </table:table-cell>
          <table:table-cell table:style-name="ce128"/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3" draw:text-style-name="P1" svg:width="1.1413in" svg:height="0.5457in" svg:x="7.4937in" svg:y="11.8673in" draw:caption-point-x="-0.2402in" draw:caption-point-y="0.598in">
              <dc:date>2019-05-04T00:00:00</dc:date>
              <text:p text:style-name="P1"><text:span text:style-name="T1">ghé bệnh viện, xin đi trễ, 9h08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/>
          <table:table-cell table:style-name="ce128" office:value-type="float" office:value="0">
            <office:annotation draw:style-name="gr1" draw:text-style-name="P1" svg:width="1.1413in" svg:height="0.3902in" svg:x="8.8925in" svg:y="11.8677in" draw:caption-point-x="-0.2402in" draw:caption-point-y="0.5976in">
              <dc:date>2019-05-06T00:00:00</dc:date>
              <text:p text:style-name="P1"><text:span text:style-name="T1">ghé ngân hàng, 8h35 đến cty</text:span></text:p>
            </office:annotation>
            <text:p>0</text:p>
          </table:table-cell>
          <table:table-cell table:number-columns-repeated="4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1">
            <office:annotation draw:style-name="gr1" draw:text-style-name="P1" svg:width="1.1413in" svg:height="0.3902in" svg:x="12.6228in" svg:y="11.8693in" draw:caption-point-x="-0.2402in" draw:caption-point-y="0.5961in">
              <dc:date>2019-05-14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4" table:style-name="ce128" office:value-type="float" office:value="0">
            <text:p>0</text:p>
          </table:table-cell>
          <table:table-cell table:style-name="ce128" office:value-type="float" office:value="0">
            <office:annotation draw:style-name="gr3" draw:text-style-name="P1" svg:width="1.1413in" svg:height="0.5457in" svg:x="17.2858in" svg:y="11.8697in" draw:caption-point-x="-0.2402in" draw:caption-point-y="0.5957in">
              <dc:date>2019-05-24T00:00:00</dc:date>
              <text:p text:style-name="P1"><text:span text:style-name="T1"><text:s/></text:span><text:span text:style-name="T1">mệt, xin đi trễ, khoảng 9h đến cty</text:span></text:p>
            </office:annotation>
            <text:p>0</text:p>
          </table:table-cell>
          <table:table-cell table:style-name="ce128" table:number-columns-repeated="7"/>
          <table:table-cell table:number-columns-repeated="987"/>
        </table:table-row>
        <table:table-row table:style-name="ro7">
          <table:table-cell table:style-name="ce42" office:value-type="float" office:value="46">
            <text:p>46</text:p>
          </table:table-cell>
          <table:table-cell table:style-name="ce44" office:value-type="string">
            <text:p>TinhNVP</text:p>
          </table:table-cell>
          <table:table-cell table:style-name="ce118" table:formula="of:=[.F52]*[.$C$2]" office:value-type="float" office:value="325000">
            <text:p>325,000</text:p>
          </table:table-cell>
          <table:table-cell table:style-name="ce118" table:formula="of:=[.C52]-IF([.E52]=&quot;Yes&quot;;0;[.C52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52:.AK52]; &quot;0&quot;)" office:value-type="float" office:value="13">
            <text:p>13</text:p>
          </table:table-cell>
          <table:table-cell table:style-name="ce128"/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3" draw:text-style-name="P1" svg:width="1.1413in" svg:height="0.5457in" svg:x="7.4937in" svg:y="12.115in" draw:caption-point-x="-0.2402in" draw:caption-point-y="0.598in">
              <dc:date>2019-05-04T00:00:00</dc:date>
              <text:p text:style-name="P1"><text:span text:style-name="T1">ngủ quên + kẹt xe, 8h44 đến cty</text:span></text:p>
              <text:p text:style-name="P1"><text:span text:style-name="T1"/></text:p>
            </office:annotation>
            <text:p>0</text:p>
          </table:table-cell>
          <table:table-cell table:style-name="ce128" office:value-type="float" office:value="1">
            <office:annotation draw:style-name="gr4" draw:text-style-name="P1" svg:width="1.1413in" svg:height="0.2634in" svg:x="7.9598in" svg:y="12.115in" draw:caption-point-x="-0.2402in" draw:caption-point-y="0.598in">
              <dc:date>2019-05-04T00:00:00</dc:date>
              <text:p text:style-name="P1"><text:span text:style-name="T1">học bù ở trường</text:span></text:p>
            </office:annotation>
            <text:p>1</text:p>
          </table:table-cell>
          <table:table-cell table:style-name="ce128"/>
          <table:table-cell table:style-name="ce128" office:value-type="float" office:value="1">
            <office:annotation draw:style-name="gr1" draw:text-style-name="P1" svg:width="1.1413in" svg:height="0.3902in" svg:x="8.8925in" svg:y="12.1154in" draw:caption-point-x="-0.2402in" draw:caption-point-y="0.5976in">
              <dc:date>2019-05-06T00:00:00</dc:date>
              <text:p text:style-name="P1"><text:span text:style-name="T1">Đi học + gặp thấy hướng dẫn</text:span></text:p>
            </office:annotation>
            <text:p>1</text:p>
          </table:table-cell>
          <table:table-cell table:number-columns-repeated="4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1">
            <office:annotation draw:style-name="gr1" draw:text-style-name="P1" svg:width="1.1413in" svg:height="0.3902in" svg:x="12.1567in" svg:y="12.1154in" draw:caption-point-x="-0.2402in" draw:caption-point-y="0.5976in">
              <dc:date>2019-05-06T00:00:00</dc:date>
              <text:p text:style-name="P1"><text:span text:style-name="T1">Đi học + gặp thấy hướng dẫn</text:span></text:p>
            </office:annotation>
            <text:p>1</text:p>
          </table:table-cell>
          <table:table-cell table:number-columns-repeated="4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1">
            <office:annotation draw:style-name="gr3" draw:text-style-name="P1" svg:width="1.1413in" svg:height="0.5457in" svg:x="15.4209in" svg:y="12.1142in" draw:caption-point-x="-0.2402in" draw:caption-point-y="0.5988in">
              <dc:date>2019-05-20T00:00:00</dc:date>
              <text:p text:style-name="P1"><text:span text:style-name="T1">đi học + gặp thầy hướng dẫn (theo plan)</text:span></text:p>
            </office:annotation>
            <text:p>1</text:p>
          </table:table-cell>
          <table:table-cell table:style-name="ce128" office:value-type="float" office:value="1">
            <office:annotation draw:style-name="gr1" draw:text-style-name="P1" svg:width="1.1413in" svg:height="0.3902in" svg:x="15.887in" svg:y="12.115in" draw:caption-point-x="-0.2402in" draw:caption-point-y="0.598in">
              <dc:date>2019-05-21T00:00:00</dc:date>
              <text:p text:style-name="P1"><text:span text:style-name="T1">bị ốm do sốc nhiệt</text:span></text:p>
            </office:annotation>
            <text:p>1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28" table:number-columns-repeated="7"/>
          <table:table-cell table:number-columns-repeated="987"/>
        </table:table-row>
        <table:table-row table:style-name="ro7">
          <table:table-cell table:style-name="ce42" office:value-type="float" office:value="47">
            <text:p>47</text:p>
          </table:table-cell>
          <table:table-cell table:style-name="ce44" office:value-type="string">
            <text:p>TienND</text:p>
          </table:table-cell>
          <table:table-cell table:style-name="ce118" table:formula="of:=[.F53]*[.$C$2]" office:value-type="float" office:value="375000">
            <text:p>375,000</text:p>
          </table:table-cell>
          <table:table-cell table:style-name="ce118" table:formula="of:=[.C53]-IF([.E53]=&quot;Yes&quot;;0;[.C53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53:.AK53]; &quot;0&quot;)" office:value-type="float" office:value="15">
            <text:p>15</text:p>
          </table:table-cell>
          <table:table-cell table:style-name="ce128"/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1" draw:text-style-name="P1" svg:width="1.1413in" svg:height="0.3902in" svg:x="7.9598in" svg:y="12.3626in" draw:caption-point-x="-0.2402in" draw:caption-point-y="0.598in">
              <dc:date>2019-05-04T00:00:00</dc:date>
              <text:p text:style-name="P1"><text:span text:style-name="T1">Chăm vợ con, off sáng</text:span></text:p>
            </office:annotation>
            <text:p>0.5</text:p>
          </table:table-cell>
          <table:table-cell table:style-name="ce128"/>
          <table:table-cell table:style-name="ce128" office:value-type="float" office:value="0">
            <office:annotation draw:style-name="gr1" draw:text-style-name="P1" svg:width="1.1413in" svg:height="0.3902in" svg:x="8.8925in" svg:y="12.363in" draw:caption-point-x="-0.2402in" draw:caption-point-y="0.5976in">
              <dc:date>2019-05-06T00:00:00</dc:date>
              <text:p text:style-name="P1"><text:span text:style-name="T1">kẹt xe, 8h40 đến cty</text:span></text:p>
            </office:annotation>
            <text:p>0</text:p>
          </table:table-cell>
          <table:table-cell table:number-columns-repeated="4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3" table:style-name="ce128" office:value-type="float" office:value="0">
            <text:p>0</text:p>
          </table:table-cell>
          <table:table-cell table:style-name="ce128" office:value-type="float" office:value="1">
            <office:annotation draw:style-name="gr4" draw:text-style-name="P1" svg:width="1.1413in" svg:height="0.2634in" svg:x="13.5555in" svg:y="12.3614in" draw:caption-point-x="-0.2402in" draw:caption-point-y="0.5992in">
              <dc:date>2019-05-16T00:00:00</dc:date>
              <text:p text:style-name="P1"><text:span text:style-name="T1">Đầy tháng con</text:span></text:p>
            </office:annotation>
            <text:p>1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1">
            <office:annotation draw:style-name="gr1" draw:text-style-name="P1" svg:width="1.1413in" svg:height="0.3902in" svg:x="15.4209in" svg:y="12.3618in" draw:caption-point-x="-0.2402in" draw:caption-point-y="0.5988in">
              <dc:date>2019-05-20T00:00:00</dc:date>
              <text:p text:style-name="P1"><text:span text:style-name="T1">đưa vợ con đi khám bệnh</text:span></text:p>
            </office:annotation>
            <text:p>1</text:p>
          </table:table-cell>
          <table:table-cell table:number-columns-repeated="4" table:style-name="ce128" office:value-type="float" office:value="0">
            <text:p>0</text:p>
          </table:table-cell>
          <table:table-cell table:style-name="ce128" table:number-columns-repeated="7"/>
          <table:table-cell table:number-columns-repeated="987"/>
        </table:table-row>
        <table:table-row table:style-name="ro7">
          <table:table-cell table:style-name="ce42" office:value-type="float" office:value="48">
            <text:p>48</text:p>
          </table:table-cell>
          <table:table-cell table:style-name="ce99" office:value-type="string">
            <text:p>ToanDT</text:p>
          </table:table-cell>
          <table:table-cell table:style-name="ce118" table:formula="of:=[.F54]*[.$C$2]" office:value-type="float" office:value="0">
            <text:p>0</text:p>
          </table:table-cell>
          <table:table-cell table:style-name="ce118" table:formula="of:=[.C54]-IF([.E54]=&quot;Yes&quot;;0;[.C54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54:.AK54]; &quot;0&quot;)" office:value-type="float" office:value="0">
            <text:p>0</text:p>
          </table:table-cell>
          <table:table-cell table:style-name="ce128" table:number-columns-repeated="31"/>
          <table:table-cell table:number-columns-repeated="987"/>
        </table:table-row>
        <table:table-row table:style-name="ro7">
          <table:table-cell table:style-name="ce42" office:value-type="float" office:value="49">
            <text:p>49</text:p>
          </table:table-cell>
          <table:table-cell table:style-name="ce44" office:value-type="string">
            <text:p>TuanNT</text:p>
          </table:table-cell>
          <table:table-cell table:style-name="ce118" table:formula="of:=[.F55]*[.$C$2]" office:value-type="float" office:value="400000">
            <text:p>400,000</text:p>
          </table:table-cell>
          <table:table-cell table:style-name="ce118" table:formula="of:=[.C55]-IF([.E55]=&quot;Yes&quot;;0;[.C55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55:.AK55]; &quot;0&quot;)" office:value-type="float" office:value="16">
            <text:p>16</text:p>
          </table:table-cell>
          <table:table-cell table:style-name="ce128"/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1">
            <office:annotation draw:style-name="gr1" draw:text-style-name="P1" svg:width="1.1413in" svg:height="0.3902in" svg:x="7.9598in" svg:y="12.8579in" draw:caption-point-x="-0.2402in" draw:caption-point-y="0.598in">
              <dc:date>2019-05-04T00:00:00</dc:date>
              <text:p text:style-name="P1"><text:span text:style-name="T1">đi đám cưới bạn</text:span></text:p>
              <text:p text:style-name="P1"><text:span text:style-name="T1"/></text:p>
            </office:annotation>
            <text:p>1</text:p>
          </table:table-cell>
          <table:table-cell table:style-name="ce128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6" draw:text-style-name="P1" svg:width="1.1413in" svg:height="0.8567in" svg:x="12.1567in" svg:y="12.8598in" draw:caption-point-x="-0.2402in" draw:caption-point-y="0.5961in">
              <dc:date>2019-05-14T00:00:00</dc:date>
              <text:p text:style-name="P1"><text:span text:style-name="T1">bận việc đột xuất, xin về sớm lúc 3h47, sẽ làm bù vào thứ 5 và thứ 6</text:span></text:p>
            </office:annotation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1">
            <office:annotation draw:style-name="gr4" draw:text-style-name="P1" svg:width="1.1413in" svg:height="0.2634in" svg:x="13.5555in" svg:y="12.8567in" draw:caption-point-x="-0.2402in" draw:caption-point-y="0.5992in">
              <dc:date>2019-05-16T00:00:00</dc:date>
              <text:p text:style-name="P1"><text:span text:style-name="T1">Không khỏe</text:span></text:p>
            </office:annotation>
            <text:p>1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7"/>
          <table:table-cell table:number-columns-repeated="987"/>
        </table:table-row>
        <table:table-row table:style-name="ro7">
          <table:table-cell table:style-name="ce42" office:value-type="float" office:value="50">
            <text:p>50</text:p>
          </table:table-cell>
          <table:table-cell table:style-name="ce44" office:value-type="string">
            <text:p>ThaiNHQ</text:p>
          </table:table-cell>
          <table:table-cell table:style-name="ce118" table:formula="of:=[.F56]*[.$C$2]" office:value-type="float" office:value="400000">
            <text:p>400,000</text:p>
          </table:table-cell>
          <table:table-cell table:style-name="ce118" table:formula="of:=[.C56]-IF([.E56]=&quot;Yes&quot;;0;[.C56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56:.AK56]; &quot;0&quot;)" office:value-type="float" office:value="16">
            <text:p>16</text:p>
          </table:table-cell>
          <table:table-cell table:style-name="ce128"/>
          <table:table-cell table:style-name="ce128" office:value-type="float" office:value="0">
            <office:annotation draw:style-name="gr3" draw:text-style-name="P1" svg:width="1.1413in" svg:height="0.5457in" svg:x="7.0272in" svg:y="13.1059in" draw:caption-point-x="-0.2402in" draw:caption-point-y="0.598in">
              <dc:date>2019-05-04T00:00:00</dc:date>
              <text:p text:style-name="P1"><text:span text:style-name="T1">dậy trễ, 8h32 đến cty</text:span></text:p>
              <text:p text:style-name="P1"><text:span text:style-name="T1"/></text:p>
            </office:annotation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/>
          <table:table-cell table:number-columns-repeated="4" table:style-name="ce128" office:value-type="float" office:value="0">
            <text:p>0</text:p>
          </table:table-cell>
          <table:table-cell table:style-name="ce128" office:value-type="float" office:value="0">
            <office:annotation draw:style-name="gr1" draw:text-style-name="P1" svg:width="1.1413in" svg:height="0.3902in" svg:x="10.7579in" svg:y="13.1079in" draw:caption-point-x="-0.2402in" draw:caption-point-y="0.5961in">
              <dc:date>2019-05-14T00:00:00</dc:date>
              <text:p text:style-name="P1"><text:span text:style-name="T1">dậy trễ, 8h38 đến cty</text:span></text:p>
            </office:annotation>
            <text:p>0</text:p>
          </table:table-cell>
          <table:table-cell table:style-name="ce128" table:number-columns-repeated="2"/>
          <table:table-cell table:number-columns-repeated="3" table:style-name="ce128" office:value-type="float" office:value="0">
            <text:p>0</text:p>
          </table:table-cell>
          <table:table-cell table:style-name="ce128" office:value-type="float" office:value="0">
            <office:annotation draw:style-name="gr1" draw:text-style-name="P1" svg:width="1.1413in" svg:height="0.3902in" svg:x="13.5555in" svg:y="13.1047in" draw:caption-point-x="-0.2402in" draw:caption-point-y="0.5992in">
              <dc:date>2019-05-16T00:00:00</dc:date>
              <text:p text:style-name="P1"><text:span text:style-name="T1">dậy trễ, 8h34 đến cty</text:span></text:p>
            </office:annotation>
            <text:p>0</text:p>
          </table:table-cell>
          <table:table-cell table:style-name="ce128" office:value-type="float" office:value="0.5">
            <office:annotation draw:style-name="gr1" draw:text-style-name="P1" svg:width="1.1413in" svg:height="0.3902in" svg:x="14.0217in" svg:y="13.1051in" draw:caption-point-x="-0.2402in" draw:caption-point-y="0.5988in">
              <dc:date>2019-05-20T00:00:00</dc:date>
              <text:p text:style-name="P1"><text:span text:style-name="T1">Bận việc cá nhân, off sáng</text:span></text:p>
            </office:annotation>
            <text:p>0.5</text:p>
          </table:table-cell>
          <table:table-cell table:style-name="ce128" table:number-columns-repeated="2"/>
          <table:table-cell table:style-name="ce128" office:value-type="float" office:value="0.5">
            <office:annotation draw:style-name="gr1" draw:text-style-name="P1" svg:width="1.1413in" svg:height="0.3902in" svg:x="15.4209in" svg:y="13.1051in" draw:caption-point-x="-0.2402in" draw:caption-point-y="0.5988in">
              <dc:date>2019-05-20T00:00:00</dc:date>
              <text:p text:style-name="P1"><text:span text:style-name="T1">Bận việc cá nhân, off chiều</text:span></text:p>
            </office:annotation>
            <text:p>0.5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1" svg:width="1.1413in" svg:height="0.2634in" svg:x="16.8197in" svg:y="13.1067in" draw:caption-point-x="-0.2402in" draw:caption-point-y="0.5972in">
              <dc:date>2019-05-23T00:00:00</dc:date>
              <text:p text:style-name="P1"><text:span text:style-name="T1">8h35 vào cty</text:span></text:p>
            </office:annotation>
            <text:p>0</text:p>
          </table:table-cell>
          <table:table-cell table:style-name="ce128" office:value-type="float" office:value="0">
            <office:annotation draw:style-name="gr1" draw:text-style-name="P1" svg:width="1.1413in" svg:height="0.3902in" svg:x="17.2858in" svg:y="13.1083in" draw:caption-point-x="-0.2402in" draw:caption-point-y="0.5957in">
              <dc:date>2019-05-24T00:00:00</dc:date>
              <text:p text:style-name="P1"><text:span text:style-name="T1">dậy trễ, 8h42 đến cty</text:span></text:p>
            </office:annotation>
            <text:p>0</text:p>
          </table:table-cell>
          <table:table-cell table:style-name="ce128" table:number-columns-repeated="7"/>
          <table:table-cell table:number-columns-repeated="987"/>
        </table:table-row>
        <table:table-row table:style-name="ro7">
          <table:table-cell table:style-name="ce42" office:value-type="float" office:value="51">
            <text:p>51</text:p>
          </table:table-cell>
          <table:table-cell table:style-name="ce44" office:value-type="string">
            <text:p>ThamDT</text:p>
          </table:table-cell>
          <table:table-cell table:style-name="ce118" table:formula="of:=[.F57]*[.$C$2]" office:value-type="float" office:value="425000">
            <text:p>425,000</text:p>
          </table:table-cell>
          <table:table-cell table:style-name="ce118" table:formula="of:=[.C57]-IF([.E57]=&quot;Yes&quot;;0;[.C57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57:.AK57]; &quot;0&quot;)" office:value-type="float" office:value="17">
            <text:p>17</text:p>
          </table:table-cell>
          <table:table-cell table:style-name="ce128"/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3" draw:text-style-name="P1" svg:width="1.1413in" svg:height="0.5457in" svg:x="7.4937in" svg:y="13.3535in" draw:caption-point-x="-0.2402in" draw:caption-point-y="0.598in">
              <dc:date>2019-05-04T00:00:00</dc:date>
              <text:p text:style-name="P1"><text:span text:style-name="T1">kẹt xe, 8h40 đến ty</text:span></text:p>
              <text:p text:style-name="P1"><text:span text:style-name="T1"/></text:p>
            </office:annotation>
            <text:p>0</text:p>
          </table:table-cell>
          <table:table-cell table:style-name="ce128" office:value-type="float" office:value="0.5">
            <office:annotation draw:style-name="gr1" draw:text-style-name="P1" svg:width="1.1413in" svg:height="0.3902in" svg:x="7.9598in" svg:y="13.3539in" draw:caption-point-x="-0.2402in" draw:caption-point-y="0.5976in">
              <dc:date>2019-05-04T00:00:00</dc:date>
              <text:p text:style-name="P1"><text:span text:style-name="T1">Bận việc nhà, off chiều</text:span></text:p>
            </office:annotation>
            <text:p>0.5</text:p>
          </table:table-cell>
          <table:table-cell table:style-name="ce128"/>
          <table:table-cell table:style-name="ce128" office:value-type="float" office:value="0">
            <office:annotation draw:style-name="gr3" draw:text-style-name="P1" svg:width="1.1413in" svg:height="0.5457in" svg:x="8.8925in" svg:y="13.3539in" draw:caption-point-x="-0.2402in" draw:caption-point-y="0.5976in">
              <dc:date>2019-05-06T00:00:00</dc:date>
              <text:p text:style-name="P1"><text:span text:style-name="T1">đưa người nhà đi khám bệnh</text:span></text:p>
              <text:p text:style-name="P1"><text:span text:style-name="T1"/></text:p>
            </office:annotation>
            <text:p>0</text:p>
          </table:table-cell>
          <table:table-cell table:style-name="ce128" office:value-type="float" office:value="0">
            <office:annotation draw:style-name="gr2" draw:text-style-name="P1" svg:width="1.1413in" svg:height="0.7012in" svg:x="9.3587in" svg:y="13.3543in" draw:caption-point-x="-0.2402in" draw:caption-point-y="0.5972in">
              <dc:date>2019-05-07T00:00:00</dc:date>
              <text:p text:style-name="P1"><text:span text:style-name="T1">để quên đồ quay về lấy, 8h50 đến cty</text:span></text:p>
              <text:p text:style-name="P1"><text:span text:style-name="T1"/></text:p>
            </office:annotation>
            <text:p>0</text:p>
          </table:table-cell>
          <table:table-cell table:style-name="ce128" office:value-type="float" office:value="0">
            <office:annotation draw:style-name="gr1" draw:text-style-name="P1" svg:width="1.1413in" svg:height="0.3902in" svg:x="9.8252in" svg:y="13.3547in" draw:caption-point-x="-0.2402in" draw:caption-point-y="0.5969in">
              <dc:date>2019-05-08T00:00:00</dc:date>
              <text:p text:style-name="P1"><text:span text:style-name="T1"><text:s/></text:span><text:span text:style-name="T1">kẹt xe, 8h38 đến cty</text:span></text:p>
            </office:annotation>
            <text:p>0</text:p>
          </table:table-cell>
          <table:table-cell table:style-name="ce128" office:value-type="float" office:value="0">
            <office:annotation draw:style-name="gr1" draw:text-style-name="P1" svg:width="1.1413in" svg:height="0.3902in" svg:x="10.2913in" svg:y="13.3551in" draw:caption-point-x="-0.2402in" draw:caption-point-y="0.5965in">
              <dc:date>2019-05-09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">
            <office:annotation draw:style-name="gr3" draw:text-style-name="P1" svg:width="1.1413in" svg:height="0.5457in" svg:x="13.0894in" svg:y="13.352in" draw:caption-point-x="-0.2402in" draw:caption-point-y="0.5996in">
              <dc:date>2019-05-15T00:00:00</dc:date>
              <text:p text:style-name="P1"><text:span text:style-name="T1"><text:s/></text:span><text:span text:style-name="T1">bé Mint bị bệnh, xin đi trễ, 8h55 đến cty</text:span></text:p>
            </office:annotation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1" draw:text-style-name="P1" svg:width="1.1413in" svg:height="0.3902in" svg:x="15.4209in" svg:y="13.3528in" draw:caption-point-x="-0.2402in" draw:caption-point-y="0.5988in">
              <dc:date>2019-05-20T00:00:00</dc:date>
              <text:p text:style-name="P1"><text:span text:style-name="T1">kẹt xe, 8h38 đến cty</text:span></text:p>
            </office:annotation>
            <text:p>0</text:p>
          </table:table-cell>
          <table:table-cell table:number-columns-repeated="4" table:style-name="ce128" office:value-type="float" office:value="0">
            <text:p>0</text:p>
          </table:table-cell>
          <table:table-cell table:style-name="ce128" table:number-columns-repeated="7"/>
          <table:table-cell table:number-columns-repeated="987"/>
        </table:table-row>
        <table:table-row table:style-name="ro7">
          <table:table-cell table:style-name="ce42" office:value-type="float" office:value="52">
            <text:p>52</text:p>
          </table:table-cell>
          <table:table-cell table:style-name="ce45" office:value-type="string">
            <text:p>ThanhCH</text:p>
          </table:table-cell>
          <table:table-cell table:style-name="ce118" table:formula="of:=[.F58]*[.$C$2]" office:value-type="float" office:value="450000">
            <text:p>450,000</text:p>
          </table:table-cell>
          <table:table-cell table:style-name="ce118" table:formula="of:=[.C58]-IF([.E58]=&quot;Yes&quot;;0;[.C58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58:.AK58]; &quot;0&quot;)" office:value-type="float" office:value="18">
            <text:p>18</text:p>
          </table:table-cell>
          <table:table-cell table:style-name="ce128"/>
          <table:table-cell table:number-columns-repeated="3" table:style-name="ce128" office:value-type="float" office:value="0">
            <text:p>0</text:p>
          </table:table-cell>
          <table:table-cell table:style-name="ce128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7"/>
          <table:table-cell table:number-columns-repeated="987"/>
        </table:table-row>
        <table:table-row table:style-name="ro7">
          <table:table-cell table:style-name="ce42" office:value-type="float" office:value="53">
            <text:p>53</text:p>
          </table:table-cell>
          <table:table-cell table:style-name="ce46" office:value-type="string">
            <text:p>ThienTM</text:p>
          </table:table-cell>
          <table:table-cell table:style-name="ce119" table:formula="of:=[.F59]*[.$C$2]" office:value-type="float" office:value="350000">
            <text:p>350,000</text:p>
          </table:table-cell>
          <table:table-cell table:style-name="ce119" table:formula="of:=[.C59]-IF([.E59]=&quot;Yes&quot;;0;[.C59])" office:value-type="float" office:value="0">
            <text:p>0</text:p>
          </table:table-cell>
          <table:table-cell table:style-name="ce125" table:content-validation-name="val1"/>
          <table:table-cell table:style-name="ce126" table:formula="of:=COUNTIF( [.G59:.AK59]; &quot;0&quot;)" office:value-type="float" office:value="14">
            <text:p>14</text:p>
          </table:table-cell>
          <table:table-cell table:style-name="ce128"/>
          <table:table-cell table:style-name="ce128" office:value-type="float" office:value="0.5">
            <office:annotation draw:style-name="gr1" draw:text-style-name="P1" svg:width="1.1413in" svg:height="0.3902in" svg:x="7.0272in" svg:y="13.8488in" draw:caption-point-x="-0.2402in" draw:caption-point-y="0.598in">
              <dc:date>2019-05-04T00:00:00</dc:date>
              <text:p text:style-name="P1"><text:span text:style-name="T1">lên trường có việc, off chiều</text:span></text:p>
            </office:annotation>
            <text:p>0.5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/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3" draw:text-style-name="P1" svg:width="1.1413in" svg:height="0.5457in" svg:x="9.8252in" svg:y="13.85in" draw:caption-point-x="-0.2402in" draw:caption-point-y="0.5969in">
              <dc:date>2019-05-08T00:00:00</dc:date>
              <text:p text:style-name="P1"><text:span text:style-name="T1"><text:s/></text:span><text:span text:style-name="T1">gặp thầy hướng dẫn luận văn, off chiều</text:span></text:p>
            </office:annotation>
            <text:p>0.5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3" draw:text-style-name="P1" svg:width="1.1413in" svg:height="0.5457in" svg:x="13.0894in" svg:y="13.8461in" draw:caption-point-x="-0.2402in" draw:caption-point-y="0.6008in">
              <dc:date>2019-05-08T00:00:00</dc:date>
              <text:p text:style-name="P1"><text:span text:style-name="T1"><text:s/></text:span><text:span text:style-name="T1">gặp thầy hướng dẫn luận văn, off chiều</text:span></text:p>
            </office:annotation>
            <text:p>0.5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3" draw:text-style-name="P1" svg:width="1.1413in" svg:height="0.5457in" svg:x="15.887in" svg:y="13.8488in" draw:caption-point-x="-0.2402in" draw:caption-point-y="0.598in">
              <dc:date>2019-05-21T00:00:00</dc:date>
              <text:p text:style-name="P1"><text:span text:style-name="T1"><text:s/></text:span><text:span text:style-name="T1">lên trường gặp thầy hướng dẫn, off sáng</text:span></text:p>
            </office:annotation>
            <text:p>0.5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28" table:number-columns-repeated="7"/>
          <table:table-cell table:number-columns-repeated="987"/>
        </table:table-row>
        <table:table-row table:style-name="ro7">
          <table:table-cell table:style-name="ce42" office:value-type="float" office:value="54">
            <text:p>54</text:p>
          </table:table-cell>
          <table:table-cell table:style-name="ce99" office:value-type="string">
            <text:p>ThinhCT</text:p>
          </table:table-cell>
          <table:table-cell table:style-name="ce118" table:formula="of:=[.F60]*[.$C$2]" office:value-type="float" office:value="0">
            <text:p>0</text:p>
          </table:table-cell>
          <table:table-cell table:style-name="ce118" table:formula="of:=[.C60]-IF([.E60]=&quot;Yes&quot;;0;[.C60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60:.AK60]; &quot;0&quot;)" office:value-type="float" office:value="0">
            <text:p>0</text:p>
          </table:table-cell>
          <table:table-cell table:style-name="ce128" table:number-columns-repeated="31"/>
          <table:table-cell table:number-columns-repeated="987"/>
        </table:table-row>
        <table:table-row table:style-name="ro7">
          <table:table-cell table:style-name="ce42" office:value-type="float" office:value="55">
            <text:p>55</text:p>
          </table:table-cell>
          <table:table-cell table:style-name="ce44" office:value-type="string">
            <text:p>ThinhT</text:p>
          </table:table-cell>
          <table:table-cell table:style-name="ce118" table:formula="of:=[.F61]*[.$C$2]" office:value-type="float" office:value="400000">
            <text:p>400,000</text:p>
          </table:table-cell>
          <table:table-cell table:style-name="ce118" table:formula="of:=[.C61]-IF([.E61]=&quot;Yes&quot;;0;[.C61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61:.AK61]; &quot;0&quot;)" office:value-type="float" office:value="16">
            <text:p>16</text:p>
          </table:table-cell>
          <table:table-cell table:style-name="ce128"/>
          <table:table-cell table:number-columns-repeated="3" table:style-name="ce128" office:value-type="float" office:value="0">
            <text:p>0</text:p>
          </table:table-cell>
          <table:table-cell table:style-name="ce128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1">
            <office:annotation draw:style-name="gr1" draw:text-style-name="P1" svg:width="1.1413in" svg:height="0.3902in" svg:x="15.4209in" svg:y="14.3433in" draw:caption-point-x="-0.2402in" draw:caption-point-y="0.5988in">
              <dc:date>2019-05-20T00:00:00</dc:date>
              <text:p text:style-name="P1"><text:span text:style-name="T1">Bận việc gia đình, làm remote</text:span></text:p>
            </office:annotation>
            <text:p>1</text:p>
          </table:table-cell>
          <table:table-cell table:style-name="ce128" office:value-type="float" office:value="1">
            <office:annotation draw:style-name="gr1" draw:text-style-name="P1" svg:width="1.1413in" svg:height="0.3902in" svg:x="15.887in" svg:y="14.3433in" draw:caption-point-x="-0.2402in" draw:caption-point-y="0.5988in">
              <dc:date>2019-05-20T00:00:00</dc:date>
              <text:p text:style-name="P1"><text:span text:style-name="T1">Bận việc gia đình, làm remote</text:span></text:p>
            </office:annotation>
            <text:p>1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28" table:number-columns-repeated="7"/>
          <table:table-cell table:number-columns-repeated="987"/>
        </table:table-row>
        <table:table-row table:style-name="ro7">
          <table:table-cell table:style-name="ce42" office:value-type="float" office:value="56">
            <text:p>56</text:p>
          </table:table-cell>
          <table:table-cell table:style-name="ce44" office:value-type="string">
            <text:p>ThuyLTT</text:p>
          </table:table-cell>
          <table:table-cell table:style-name="ce118" table:formula="of:=[.F62]*[.$C$2]" office:value-type="float" office:value="325000">
            <text:p>325,000</text:p>
          </table:table-cell>
          <table:table-cell table:style-name="ce118" table:formula="of:=[.C62]-IF([.E62]=&quot;Yes&quot;;0;[.C62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62:.AK62]; &quot;0&quot;)" office:value-type="float" office:value="13">
            <text:p>13</text:p>
          </table:table-cell>
          <table:table-cell table:style-name="ce128"/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3" draw:text-style-name="P1" svg:width="1.1413in" svg:height="0.5457in" svg:x="7.4937in" svg:y="14.5917in" draw:caption-point-x="-0.2402in" draw:caption-point-y="0.598in">
              <dc:date>2019-05-04T00:00:00</dc:date>
              <text:p text:style-name="P1"><text:span text:style-name="T1">mệt, xin off sáng,, 2h53 đến cty</text:span></text:p>
            </office:annotation>
            <text:p>0.5</text:p>
          </table:table-cell>
          <table:table-cell table:style-name="ce128" office:value-type="float" office:value="0">
            <office:annotation draw:style-name="gr6" draw:text-style-name="P1" svg:width="1.1413in" svg:height="0.8567in" svg:x="7.9598in" svg:y="14.5917in" draw:caption-point-x="-0.2402in" draw:caption-point-y="0.598in">
              <dc:date>2019-05-04T00:00:00</dc:date>
              <text:p text:style-name="P1"><text:span text:style-name="T1">công chứng giấy tờ cho công ty, xin đi trễ, 9h07 đến cty</text:span></text:p>
              <text:p text:style-name="P1"><text:span text:style-name="T1"/></text:p>
            </office:annotation>
            <text:p>0</text:p>
          </table:table-cell>
          <table:table-cell table:style-name="ce128"/>
          <table:table-cell table:style-name="ce128" office:value-type="float" office:value="0">
            <office:annotation draw:style-name="gr1" draw:text-style-name="P1" svg:width="1.1413in" svg:height="0.3902in" svg:x="8.8925in" svg:y="14.5921in" draw:caption-point-x="-0.2402in" draw:caption-point-y="0.5976in">
              <dc:date>2019-05-06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3" draw:text-style-name="P1" svg:width="1.1413in" svg:height="0.5457in" svg:x="9.8252in" svg:y="14.5929in" draw:caption-point-x="-0.2402in" draw:caption-point-y="0.5969in">
              <dc:date>2019-05-08T00:00:00</dc:date>
              <text:p text:style-name="P1"><text:span text:style-name="T1">bận việc nhà, xin đi trễ, 9h07 đến cty</text:span></text:p>
            </office:annotation>
            <text:p>0</text:p>
          </table:table-cell>
          <table:table-cell table:style-name="ce128" office:value-type="float" office:value="1">
            <office:annotation draw:style-name="gr4" draw:text-style-name="P1" svg:width="1.1413in" svg:height="0.2634in" svg:x="10.2913in" svg:y="14.5933in" draw:caption-point-x="-0.2402in" draw:caption-point-y="0.5965in">
              <dc:date>2019-05-09T00:00:00</dc:date>
              <text:p text:style-name="P1"><text:span text:style-name="T1">Off theo plan</text:span></text:p>
            </office:annotation>
            <text:p>1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1" svg:width="1.1413in" svg:height="0.2634in" svg:x="12.6228in" svg:y="14.5937in" draw:caption-point-x="-0.2402in" draw:caption-point-y="0.5961in">
              <dc:date>2019-05-14T00:00:00</dc:date>
              <text:p text:style-name="P1"><text:span text:style-name="T1">mệt, xin đi trễ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1">
            <office:annotation draw:style-name="gr4" draw:text-style-name="P1" svg:width="1.1413in" svg:height="0.2634in" svg:x="13.5555in" svg:y="14.5894in" draw:caption-point-x="-0.2402in" draw:caption-point-y="0.6004in">
              <dc:date>2019-05-09T00:00:00</dc:date>
              <text:p text:style-name="P1"><text:span text:style-name="T1">Off theo plan</text:span></text:p>
            </office:annotation>
            <text:p>1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.5">
            <office:annotation draw:style-name="gr1" draw:text-style-name="P1" svg:width="1.1413in" svg:height="0.3902in" svg:x="15.4209in" svg:y="14.5909in" draw:caption-point-x="-0.2402in" draw:caption-point-y="0.5988in">
              <dc:date>2019-05-20T00:00:00</dc:date>
              <text:p text:style-name="P1"><text:span text:style-name="T1">đau họng + sốt</text:span></text:p>
              <text:p text:style-name="P1"><text:span text:style-name="T1">Off sáng</text:span></text:p>
            </office:annotation>
            <text:p>0.5</text:p>
          </table:table-cell>
          <table:table-cell table:style-name="ce128" office:value-type="float" office:value="0">
            <office:annotation draw:style-name="gr3" draw:text-style-name="P1" svg:width="1.1413in" svg:height="0.5457in" svg:x="15.887in" svg:y="14.5917in" draw:caption-point-x="-0.2402in" draw:caption-point-y="0.598in">
              <dc:date>2019-05-21T00:00:00</dc:date>
              <text:p text:style-name="P1"><text:span text:style-name="T1">nhà có việc bận, xin đi trễ, 9h24 đến cty</text:span></text:p>
            </office:annotation>
            <text:p>0</text:p>
          </table:table-cell>
          <table:table-cell table:style-name="ce128" office:value-type="float" office:value="0.5">
            <office:annotation draw:style-name="gr3" draw:text-style-name="P1" svg:width="1.1413in" svg:height="0.5457in" svg:x="16.3535in" svg:y="14.5921in" draw:caption-point-x="-0.2402in" draw:caption-point-y="0.5976in">
              <dc:date>2019-05-22T00:00:00</dc:date>
              <text:p text:style-name="P1"><text:span text:style-name="T1"><text:s/></text:span><text:span text:style-name="T1">mệt, xin đi trễ, 2h02 đến cty → tính off sáng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3" draw:text-style-name="P1" svg:width="1.1413in" svg:height="0.5457in" svg:x="17.2858in" svg:y="14.5941in" draw:caption-point-x="-0.2402in" draw:caption-point-y="0.5957in">
              <dc:date>2019-05-24T00:00:00</dc:date>
              <text:p text:style-name="P1"><text:span text:style-name="T1">ghé ngân hàng, xin đi trễ, 9h52 đến cty</text:span></text:p>
            </office:annotation>
            <text:p>0</text:p>
          </table:table-cell>
          <table:table-cell table:style-name="ce128" table:number-columns-repeated="7"/>
          <table:table-cell table:number-columns-repeated="987"/>
        </table:table-row>
        <table:table-row table:style-name="ro7">
          <table:table-cell table:style-name="ce42" office:value-type="float" office:value="57">
            <text:p>57</text:p>
          </table:table-cell>
          <table:table-cell table:style-name="ce44" office:value-type="string">
            <text:p>ThuyNTX</text:p>
          </table:table-cell>
          <table:table-cell table:style-name="ce118" table:formula="of:=[.F63]*[.$C$2]" office:value-type="float" office:value="450000">
            <text:p>450,000</text:p>
          </table:table-cell>
          <table:table-cell table:style-name="ce118" table:formula="of:=[.C63]-IF([.E63]=&quot;Yes&quot;;0;[.C63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63:.AK63]; &quot;0&quot;)" office:value-type="float" office:value="18">
            <text:p>18</text:p>
          </table:table-cell>
          <table:table-cell table:style-name="ce128"/>
          <table:table-cell table:style-name="ce128" office:value-type="float" office:value="0">
            <office:annotation draw:style-name="gr3" draw:text-style-name="P1" svg:width="1.1413in" svg:height="0.5457in" svg:x="7.0272in" svg:y="14.8394in" draw:caption-point-x="-0.2402in" draw:caption-point-y="0.598in">
              <dc:date>2019-05-04T00:00:00</dc:date>
              <text:p text:style-name="P1"><text:span text:style-name="T1"><text:s/></text:span><text:span text:style-name="T1">ở quê mới lên, xin đi trễ,, 8h55 đến cty</text:span></text:p>
            </office:annotation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/>
          <table:table-cell table:style-name="ce128" office:value-type="float" office:value="0">
            <office:annotation draw:style-name="gr1" draw:text-style-name="P1" svg:width="1.1413in" svg:height="0.3902in" svg:x="8.8925in" svg:y="14.8398in" draw:caption-point-x="-0.2402in" draw:caption-point-y="0.5976in">
              <dc:date>2019-05-06T00:00:00</dc:date>
              <text:p text:style-name="P1"><text:span text:style-name="T1">đi trễ theo plan, 9h0 đến cty</text:span></text:p>
            </office:annotation>
            <text:p>0</text:p>
          </table:table-cell>
          <table:table-cell table:style-name="ce128" office:value-type="float" office:value="0">
            <office:annotation draw:style-name="gr3" draw:text-style-name="P1" svg:width="1.1413in" svg:height="0.5457in" svg:x="9.3587in" svg:y="14.8402in" draw:caption-point-x="-0.2402in" draw:caption-point-y="0.5972in">
              <dc:date>2019-05-07T00:00:00</dc:date>
              <text:p text:style-name="P1"><text:span text:style-name="T1">đi trễ theo plan, 8h41 đến cty</text:span></text:p>
              <text:p text:style-name="P1"><text:span text:style-name="T1"/></text:p>
            </office:annotation>
            <text:p>0</text:p>
          </table:table-cell>
          <table:table-cell table:style-name="ce128" office:value-type="float" office:value="0">
            <office:annotation draw:style-name="gr1" draw:text-style-name="P1" svg:width="1.1413in" svg:height="0.3902in" svg:x="9.8252in" svg:y="14.8406in" draw:caption-point-x="-0.2402in" draw:caption-point-y="0.5969in">
              <dc:date>2019-05-08T00:00:00</dc:date>
              <text:p text:style-name="P1"><text:span text:style-name="T1">đi trễ theo plan, 9h07 đến cty</text:span></text:p>
            </office:annotation>
            <text:p>0</text:p>
          </table:table-cell>
          <table:table-cell table:style-name="ce128" office:value-type="float" office:value="0">
            <office:annotation draw:style-name="gr1" draw:text-style-name="P1" svg:width="1.1413in" svg:height="0.3902in" svg:x="10.2913in" svg:y="14.8406in" draw:caption-point-x="-0.2402in" draw:caption-point-y="0.5969in">
              <dc:date>2019-05-09T00:00:00</dc:date>
              <text:p text:style-name="P1"><text:span text:style-name="T1">đi trễ theo plan, 9h05 đến cty</text:span></text:p>
            </office:annotation>
            <text:p>0</text:p>
          </table:table-cell>
          <table:table-cell table:style-name="ce128" office:value-type="float" office:value="0">
            <office:annotation draw:style-name="gr1" draw:text-style-name="P1" svg:width="1.1413in" svg:height="0.3902in" svg:x="10.7579in" svg:y="14.8413in" draw:caption-point-x="-0.2402in" draw:caption-point-y="0.5961in">
              <dc:date>2019-05-14T00:00:00</dc:date>
              <text:p text:style-name="P1"><text:span text:style-name="T1">đi trễ theo plan, 8h51 đến cty</text:span></text:p>
            </office:annotation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1" draw:text-style-name="P1" svg:width="1.1413in" svg:height="0.3902in" svg:x="12.1567in" svg:y="14.8413in" draw:caption-point-x="-0.2402in" draw:caption-point-y="0.5961in">
              <dc:date>2019-05-14T00:00:00</dc:date>
              <text:p text:style-name="P1"><text:span text:style-name="T1">đi trễ theo plan, 9h16 đến cty</text:span></text:p>
            </office:annotation>
            <text:p>0</text:p>
          </table:table-cell>
          <table:table-cell table:style-name="ce128" office:value-type="float" office:value="0">
            <office:annotation draw:style-name="gr1" draw:text-style-name="P1" svg:width="1.1413in" svg:height="0.3902in" svg:x="12.6228in" svg:y="14.8413in" draw:caption-point-x="-0.2402in" draw:caption-point-y="0.5961in">
              <dc:date>2019-05-14T00:00:00</dc:date>
              <text:p text:style-name="P1"><text:span text:style-name="T1">đi trễ theo plan, 9h09 đến cty</text:span></text:p>
            </office:annotation>
            <text:p>0</text:p>
          </table:table-cell>
          <table:table-cell table:style-name="ce128" office:value-type="float" office:value="0">
            <office:annotation draw:style-name="gr1" draw:text-style-name="P1" svg:width="1.1413in" svg:height="0.3902in" svg:x="13.0894in" svg:y="14.8374in" draw:caption-point-x="-0.2402in" draw:caption-point-y="0.6in">
              <dc:date>2019-05-15T00:00:00</dc:date>
              <text:p text:style-name="P1"><text:span text:style-name="T1">đi trễ theo plan, 9h06 đến cty</text:span></text:p>
            </office:annotation>
            <text:p>0</text:p>
          </table:table-cell>
          <table:table-cell table:style-name="ce128" office:value-type="float" office:value="0">
            <office:annotation draw:style-name="gr1" draw:text-style-name="P1" svg:width="1.1413in" svg:height="0.3902in" svg:x="13.5555in" svg:y="14.8374in" draw:caption-point-x="-0.2402in" draw:caption-point-y="0.6in">
              <dc:date>2019-05-16T00:00:00</dc:date>
              <text:p text:style-name="P1"><text:span text:style-name="T1">đi trễ theo plan, 9h05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1" draw:text-style-name="P1" svg:width="1.1413in" svg:height="0.3902in" svg:x="15.4209in" svg:y="14.8386in" draw:caption-point-x="-0.2402in" draw:caption-point-y="0.5988in">
              <dc:date>2019-05-20T00:00:00</dc:date>
              <text:p text:style-name="P1"><text:span text:style-name="T1"><text:s/></text:span><text:span text:style-name="T1">đi trễ theo plan, 8h46 đến cty</text:span></text:p>
            </office:annotation>
            <text:p>0</text:p>
          </table:table-cell>
          <table:table-cell table:style-name="ce128" office:value-type="float" office:value="0">
            <office:annotation draw:style-name="gr1" draw:text-style-name="P1" svg:width="1.1413in" svg:height="0.3902in" svg:x="15.887in" svg:y="14.8394in" draw:caption-point-x="-0.2402in" draw:caption-point-y="0.598in">
              <dc:date>2019-05-21T00:00:00</dc:date>
              <text:p text:style-name="P1"><text:span text:style-name="T1">đi trễ theo plan, 8h44 đến cty</text:span></text:p>
            </office:annotation>
            <text:p>0</text:p>
          </table:table-cell>
          <table:table-cell table:style-name="ce128" office:value-type="float" office:value="0">
            <office:annotation draw:style-name="gr1" draw:text-style-name="P1" svg:width="1.1413in" svg:height="0.3902in" svg:x="16.3535in" svg:y="14.8398in" draw:caption-point-x="-0.2402in" draw:caption-point-y="0.5976in">
              <dc:date>2019-05-22T00:00:00</dc:date>
              <text:p text:style-name="P1"><text:span text:style-name="T1">đi trễ theo plan, 9h10 đến cty</text:span></text:p>
            </office:annotation>
            <text:p>0</text:p>
          </table:table-cell>
          <table:table-cell table:style-name="ce128" office:value-type="float" office:value="0">
            <office:annotation draw:style-name="gr4" draw:text-style-name="P1" svg:width="1.1413in" svg:height="0.2634in" svg:x="16.8197in" svg:y="14.8409in" draw:caption-point-x="-0.2402in" draw:caption-point-y="0.5965in">
              <dc:date>2019-05-23T00:00:00</dc:date>
              <text:p text:style-name="P1"><text:span text:style-name="T1">9h15 vào cty</text:span></text:p>
            </office:annotation>
            <text:p>0</text:p>
          </table:table-cell>
          <table:table-cell table:style-name="ce128" office:value-type="float" office:value="0">
            <office:annotation draw:style-name="gr1" draw:text-style-name="P1" svg:width="1.1413in" svg:height="0.3902in" svg:x="17.2858in" svg:y="14.8398in" draw:caption-point-x="-0.2402in" draw:caption-point-y="0.5976in">
              <dc:date>2019-05-24T00:00:00</dc:date>
              <text:p text:style-name="P1"><text:span text:style-name="T1">đi trễ theo plan, 9h05 đến cty</text:span></text:p>
            </office:annotation>
            <text:p>0</text:p>
          </table:table-cell>
          <table:table-cell table:style-name="ce128" table:number-columns-repeated="7"/>
          <table:table-cell table:number-columns-repeated="987"/>
        </table:table-row>
        <table:table-row table:style-name="ro7">
          <table:table-cell table:style-name="ce42" office:value-type="float" office:value="58">
            <text:p>58</text:p>
          </table:table-cell>
          <table:table-cell table:style-name="ce44" office:value-type="string">
            <text:p>ThuyenTTN</text:p>
          </table:table-cell>
          <table:table-cell table:style-name="ce118" table:formula="of:=[.F64]*[.$C$2]" office:value-type="float" office:value="425000">
            <text:p>425,000</text:p>
          </table:table-cell>
          <table:table-cell table:style-name="ce118" table:formula="of:=[.C64]-IF([.E64]=&quot;Yes&quot;;0;[.C64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64:.AK64]; &quot;0&quot;)" office:value-type="float" office:value="17">
            <text:p>17</text:p>
          </table:table-cell>
          <table:table-cell table:style-name="ce128"/>
          <table:table-cell table:style-name="ce128" office:value-type="float" office:value="0">
            <office:annotation draw:style-name="gr1" draw:text-style-name="P1" svg:width="1.1413in" svg:height="0.3902in" svg:x="7.0272in" svg:y="15.087in" draw:caption-point-x="-0.2402in" draw:caption-point-y="0.598in">
              <dc:date>2019-05-04T00:00:00</dc:date>
              <text:p text:style-name="P1"><text:span text:style-name="T1">Không khỏe, xin về sớm, 4h15 về</text:span></text:p>
            </office:annotation>
            <text:p>0</text:p>
          </table:table-cell>
          <table:table-cell table:style-name="ce128" office:value-type="float" office:value="0">
            <office:annotation draw:style-name="gr3" draw:text-style-name="P1" svg:width="1.1413in" svg:height="0.5457in" svg:x="7.4937in" svg:y="15.087in" draw:caption-point-x="-0.2402in" draw:caption-point-y="0.598in">
              <dc:date>2019-05-04T00:00:00</dc:date>
              <text:p text:style-name="P1"><text:span text:style-name="T1">ngủ quên, 8h15 đến cty</text:span></text:p>
              <text:p text:style-name="P1"><text:span text:style-name="T1"/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3"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1" draw:text-style-name="P1" svg:width="1.1413in" svg:height="0.3902in" svg:x="16.8197in" svg:y="15.0886in" draw:caption-point-x="-0.2402in" draw:caption-point-y="0.5965in">
              <dc:date>2019-05-23T00:00:00</dc:date>
              <text:p text:style-name="P1"><text:span text:style-name="T1">Off sáng, dự tốt nghiệp của bạn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7"/>
          <table:table-cell table:number-columns-repeated="987"/>
        </table:table-row>
        <table:table-row table:style-name="ro7">
          <table:table-cell table:style-name="ce42" office:value-type="float" office:value="59">
            <text:p>59</text:p>
          </table:table-cell>
          <table:table-cell table:style-name="ce44" office:value-type="string">
            <text:p>TrietVM</text:p>
          </table:table-cell>
          <table:table-cell table:style-name="ce118" table:formula="of:=[.F65]*[.$C$2]" office:value-type="float" office:value="450000">
            <text:p>450,000</text:p>
          </table:table-cell>
          <table:table-cell table:style-name="ce118" table:formula="of:=[.C65]-IF([.E65]=&quot;Yes&quot;;0;[.C65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65:.AK65]; &quot;0&quot;)" office:value-type="float" office:value="18">
            <text:p>18</text:p>
          </table:table-cell>
          <table:table-cell table:style-name="ce128"/>
          <table:table-cell table:number-columns-repeated="3" table:style-name="ce128" office:value-type="float" office:value="0">
            <text:p>0</text:p>
          </table:table-cell>
          <table:table-cell table:style-name="ce128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7"/>
          <table:table-cell table:number-columns-repeated="987"/>
        </table:table-row>
        <table:table-row table:style-name="ro7">
          <table:table-cell table:style-name="ce42" office:value-type="float" office:value="60">
            <text:p>60</text:p>
          </table:table-cell>
          <table:table-cell table:style-name="ce44" office:value-type="string">
            <text:p>TrucPDT</text:p>
          </table:table-cell>
          <table:table-cell table:style-name="ce118" table:formula="of:=[.F66]*[.$C$2]" office:value-type="float" office:value="450000">
            <text:p>450,000</text:p>
          </table:table-cell>
          <table:table-cell table:style-name="ce118" table:formula="of:=[.C66]-IF([.E66]=&quot;Yes&quot;;0;[.C66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66:.AK66]; &quot;0&quot;)" office:value-type="float" office:value="18">
            <text:p>18</text:p>
          </table:table-cell>
          <table:table-cell table:style-name="ce128"/>
          <table:table-cell table:number-columns-repeated="3" table:style-name="ce128" office:value-type="float" office:value="0">
            <text:p>0</text:p>
          </table:table-cell>
          <table:table-cell table:style-name="ce128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7"/>
          <table:table-cell table:number-columns-repeated="987"/>
        </table:table-row>
        <table:table-row table:style-name="ro7">
          <table:table-cell table:style-name="ce42" office:value-type="float" office:value="61">
            <text:p>61</text:p>
          </table:table-cell>
          <table:table-cell table:style-name="ce44" office:value-type="string">
            <text:p>VinhNT</text:p>
          </table:table-cell>
          <table:table-cell table:style-name="ce118" table:formula="of:=[.F67]*[.$C$2]" office:value-type="float" office:value="425000">
            <text:p>425,000</text:p>
          </table:table-cell>
          <table:table-cell table:style-name="ce118" table:formula="of:=[.C67]-IF([.E67]=&quot;Yes&quot;;0;[.C67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67:.AK67]; &quot;0&quot;)" office:value-type="float" office:value="17">
            <text:p>17</text:p>
          </table:table-cell>
          <table:table-cell table:style-name="ce128"/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1" draw:text-style-name="P1" svg:width="1.1413in" svg:height="0.3902in" svg:x="7.4937in" svg:y="15.8303in" draw:caption-point-x="-0.2402in" draw:caption-point-y="0.598in">
              <dc:date>2019-05-04T00:00:00</dc:date>
              <text:p text:style-name="P1"><text:span text:style-name="T1">Lên trường có việc, off chiều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7"/>
          <table:table-cell table:number-columns-repeated="987"/>
        </table:table-row>
        <table:table-row table:style-name="ro7">
          <table:table-cell table:style-name="ce42" office:value-type="float" office:value="62">
            <text:p>62</text:p>
          </table:table-cell>
          <table:table-cell table:style-name="ce44" office:value-type="string">
            <text:p>VinhP</text:p>
          </table:table-cell>
          <table:table-cell table:style-name="ce118" table:formula="of:=[.F68]*[.$C$2]" office:value-type="float" office:value="400000">
            <text:p>400,000</text:p>
          </table:table-cell>
          <table:table-cell table:style-name="ce118" table:formula="of:=[.C68]-IF([.E68]=&quot;Yes&quot;;0;[.C68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68:.AK68]; &quot;0&quot;)" office:value-type="float" office:value="16">
            <text:p>16</text:p>
          </table:table-cell>
          <table:table-cell table:style-name="ce128"/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1">
            <office:annotation draw:style-name="gr1" draw:text-style-name="P1" svg:width="1.1413in" svg:height="0.3902in" svg:x="7.9598in" svg:y="16.078in" draw:caption-point-x="-0.2402in" draw:caption-point-y="0.598in">
              <dc:date>2019-05-04T00:00:00</dc:date>
              <text:p text:style-name="P1"><text:span text:style-name="T1">về quê giỗ tộc họ</text:span></text:p>
              <text:p text:style-name="P1"><text:span text:style-name="T1"/></text:p>
            </office:annotation>
            <text:p>1</text:p>
          </table:table-cell>
          <table:table-cell table:style-name="ce128"/>
          <table:table-cell table:number-columns-repeated="3"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5" draw:text-style-name="P1" svg:width="1.1413in" svg:height="1.1677in" svg:x="10.2913in" svg:y="16.0795in" draw:caption-point-x="-0.2402in" draw:caption-point-y="0.5965in">
              <dc:date>2019-05-09T00:00:00</dc:date>
              <text:p text:style-name="P1"><text:span text:style-name="T1">vào bệnh viện khám bệnh, xin đi trễ, 10h10 đến cty → tamjt ính off sáng → làm bù vào chiều nay + chiều mai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7"/>
          <table:table-cell table:number-columns-repeated="987"/>
        </table:table-row>
        <table:table-row table:style-name="ro7">
          <table:table-cell table:style-name="ce42" office:value-type="float" office:value="63">
            <text:p>63</text:p>
          </table:table-cell>
          <table:table-cell table:style-name="ce45" office:value-type="string">
            <text:p>ViTHT</text:p>
          </table:table-cell>
          <table:table-cell table:style-name="ce118" table:formula="of:=[.F69]*[.$C$2]" office:value-type="float" office:value="400000">
            <text:p>400,000</text:p>
          </table:table-cell>
          <table:table-cell table:style-name="ce118" table:formula="of:=[.C69]-IF([.E69]=&quot;Yes&quot;;0;[.C69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69:.AK69]; &quot;0&quot;)" office:value-type="float" office:value="16">
            <text:p>16</text:p>
          </table:table-cell>
          <table:table-cell table:style-name="ce128"/>
          <table:table-cell table:number-columns-repeated="3" table:style-name="ce128" office:value-type="float" office:value="0">
            <text:p>0</text:p>
          </table:table-cell>
          <table:table-cell table:style-name="ce128"/>
          <table:table-cell table:number-columns-repeated="3"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1" draw:text-style-name="P1" svg:width="1.1413in" svg:height="0.3902in" svg:x="10.2913in" svg:y="16.3272in" draw:caption-point-x="-0.2402in" draw:caption-point-y="0.5965in">
              <dc:date>2019-05-09T00:00:00</dc:date>
              <text:p text:style-name="P1"><text:span text:style-name="T1">Lên trường, off sáng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1">
            <office:annotation draw:style-name="gr6" draw:text-style-name="P1" svg:width="1.1413in" svg:height="0.8567in" svg:x="13.0894in" svg:y="16.324in" draw:caption-point-x="-0.2402in" draw:caption-point-y="0.5996in">
              <dc:date>2019-05-15T00:00:00</dc:date>
              <text:p text:style-name="P1"><text:span text:style-name="T1">đi khám sức khoẻ + lấy kết quả thi Tiếng Anh + nộp bằng Tiếng Anh </text:span></text:p>
            </office:annotation>
            <text:p>1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3" draw:text-style-name="P1" svg:width="1.1413in" svg:height="0.5457in" svg:x="14.0217in" svg:y="16.3248in" draw:caption-point-x="-0.2402in" draw:caption-point-y="0.5988in">
              <dc:date>2019-05-20T00:00:00</dc:date>
              <text:p text:style-name="P1"><text:span text:style-name="T1">lên trường nộp giấy tờ, xin đi trễ, 8h57 đến cty</text:span></text:p>
            </office:annotation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7"/>
          <table:table-cell table:number-columns-repeated="987"/>
        </table:table-row>
        <table:table-row table:style-name="ro7">
          <table:table-cell table:style-name="ce42" office:value-type="float" office:value="64">
            <text:p>64</text:p>
          </table:table-cell>
          <table:table-cell table:style-name="ce45" office:value-type="string">
            <text:p>VietDQ</text:p>
          </table:table-cell>
          <table:table-cell table:style-name="ce118" table:formula="of:=[.F70]*[.$C$2]" office:value-type="float" office:value="0">
            <text:p>0</text:p>
          </table:table-cell>
          <table:table-cell table:style-name="ce118" table:formula="of:=[.C70]-IF([.E70]=&quot;Yes&quot;;0;[.C70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70:.AK70]; &quot;0&quot;)" office:value-type="float" office:value="0">
            <text:p>0</text:p>
          </table:table-cell>
          <table:table-cell table:style-name="ce128" table:number-columns-repeated="31"/>
          <table:table-cell table:number-columns-repeated="987"/>
        </table:table-row>
        <table:table-row table:style-name="ro7">
          <table:table-cell table:style-name="ce42" office:value-type="float" office:value="65">
            <text:p>65</text:p>
          </table:table-cell>
          <table:table-cell table:style-name="ce45" office:value-type="string">
            <text:p>VuPTM</text:p>
          </table:table-cell>
          <table:table-cell table:style-name="ce118" table:formula="of:=[.F71]*[.$C$2]" office:value-type="float" office:value="425000">
            <text:p>425,000</text:p>
          </table:table-cell>
          <table:table-cell table:style-name="ce118" table:formula="of:=[.C71]-IF([.E71]=&quot;Yes&quot;;0;[.C71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71:.AK71]; &quot;0&quot;)" office:value-type="float" office:value="17">
            <text:p>17</text:p>
          </table:table-cell>
          <table:table-cell table:style-name="ce128"/>
          <table:table-cell table:number-columns-repeated="3" table:style-name="ce128" office:value-type="float" office:value="0">
            <text:p>0</text:p>
          </table:table-cell>
          <table:table-cell table:style-name="ce128"/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">
            <office:annotation draw:style-name="gr2" draw:text-style-name="P1" svg:width="1.1413in" svg:height="0.7012in" svg:x="9.8252in" svg:y="16.822in" draw:caption-point-x="-0.2402in" draw:caption-point-y="0.5969in">
              <dc:date>2019-05-08T00:00:00</dc:date>
              <text:p text:style-name="P1"><text:span text:style-name="T1">mua đồ ăn mà đông quá nên đợi lâu, 8h37 đến cty</text:span></text:p>
            </office:annotation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4" table:style-name="ce128" office:value-type="float" office:value="0">
            <text:p>0</text:p>
          </table:table-cell>
          <table:table-cell table:style-name="ce133" office:value-type="float" office:value="1">
            <office:annotation draw:style-name="gr1" draw:text-style-name="P1" svg:width="1.1413in" svg:height="0.3902in" svg:x="14.0217in" svg:y="16.8201in" draw:caption-point-x="-0.2402in" draw:caption-point-y="0.5988in">
              <dc:date>2019-05-20T00:00:00</dc:date>
              <text:p text:style-name="P1"><text:span text:style-name="T1">Làm giấy tờ cá nhân</text:span></text:p>
            </office:annotation>
            <text:p>1</text:p>
          </table:table-cell>
          <table:table-cell table:style-name="ce133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7"/>
          <table:table-cell table:number-columns-repeated="987"/>
        </table:table-row>
        <table:table-row table:style-name="ro7">
          <table:table-cell table:style-name="ce42" office:value-type="float" office:value="66">
            <text:p>66</text:p>
          </table:table-cell>
          <table:table-cell table:style-name="ce45" office:value-type="string">
            <text:p>VyNL</text:p>
          </table:table-cell>
          <table:table-cell table:style-name="ce118" table:formula="of:=[.F72]*[.$C$2]" office:value-type="float" office:value="425000">
            <text:p>425,000</text:p>
          </table:table-cell>
          <table:table-cell table:style-name="ce118" table:formula="of:=[.C72]-IF([.E72]=&quot;Yes&quot;;0;[.C72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72:.AK72]; &quot;0&quot;)" office:value-type="float" office:value="17">
            <text:p>17</text:p>
          </table:table-cell>
          <table:table-cell table:style-name="ce128"/>
          <table:table-cell table:number-columns-repeated="3" table:style-name="ce128" office:value-type="float" office:value="0">
            <text:p>0</text:p>
          </table:table-cell>
          <table:table-cell table:style-name="ce128"/>
          <table:table-cell table:style-name="ce128" office:value-type="float" office:value="0.5">
            <office:annotation draw:style-name="gr2" draw:text-style-name="P1" svg:width="1.1413in" svg:height="0.7012in" svg:x="8.8925in" svg:y="17.0689in" draw:caption-point-x="-0.2402in" draw:caption-point-y="0.5976in">
              <dc:date>2019-05-06T00:00:00</dc:date>
              <text:p text:style-name="P1"><text:span text:style-name="T1">lên trường ký giấy nhận bằng tốt nghiệp, off sáng</text:span></text:p>
            </office:annotation>
            <text:p>0.5</text:p>
          </table:table-cell>
          <table:table-cell table:number-columns-repeated="4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33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7"/>
          <table:table-cell table:number-columns-repeated="987"/>
        </table:table-row>
        <table:table-row table:style-name="ro2">
          <table:table-cell table:style-name="ce43"/>
          <table:table-cell/>
          <table:table-cell table:style-name="Default"/>
          <table:table-cell table:style-name="ce118"/>
          <table:table-cell table:number-columns-repeated="1020"/>
        </table:table-row>
        <table:table-row table:style-name="ro7">
          <table:table-cell table:style-name="ce42" office:value-type="float" office:value="67">
            <text:p>67</text:p>
          </table:table-cell>
          <table:table-cell table:style-name="ce45" office:value-type="string">
            <text:p>HaoTT</text:p>
          </table:table-cell>
          <table:table-cell table:style-name="ce118" table:formula="of:=[.F74]*[.$C$2]" office:value-type="float" office:value="350000">
            <text:p>350,000</text:p>
          </table:table-cell>
          <table:table-cell table:style-name="ce118" table:formula="of:=[.C74]-IF([.E74]=&quot;Yes&quot;;0;[.C74])" office:value-type="float" office:value="0">
            <text:p>0</text:p>
          </table:table-cell>
          <table:table-cell table:style-name="ce124" table:content-validation-name="val1"/>
          <table:table-cell table:style-name="ce126" table:formula="of:=COUNTIF( [.G74:.AK74]; &quot;0&quot;)" office:value-type="float" office:value="14">
            <text:p>14</text:p>
          </table:table-cell>
          <table:table-cell table:style-name="ce128"/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1">
            <office:annotation draw:style-name="gr4" draw:text-style-name="P5" svg:width="1.1413in" svg:height="0.2634in" svg:x="7.9598in" svg:y="17.6094in" draw:caption-point-x="-0.2402in" draw:caption-point-y="0.5382in">
              <dc:date>2019-05-04T00:00:00</dc:date>
              <text:p text:style-name="P5"><text:span text:style-name="T4">Làm luận văn</text:span></text:p>
            </office:annotation>
            <text:p>1</text:p>
          </table:table-cell>
          <table:table-cell table:style-name="ce128"/>
          <table:table-cell table:number-columns-repeated="4" table:style-name="ce128" office:value-type="float" office:value="0">
            <text:p>0</text:p>
          </table:table-cell>
          <table:table-cell table:style-name="ce128" office:value-type="float" office:value="1">
            <office:annotation draw:style-name="gr4" draw:text-style-name="P5" svg:width="1.1413in" svg:height="0.2634in" svg:x="10.7579in" svg:y="17.6094in" draw:caption-point-x="-0.2402in" draw:caption-point-y="0.5382in">
              <dc:date>2019-05-04T00:00:00</dc:date>
              <text:p text:style-name="P5"><text:span text:style-name="T4">Làm luận văn</text:span></text:p>
            </office:annotation>
            <text:p>1</text:p>
          </table:table-cell>
          <table:table-cell table:style-name="ce128" table:number-columns-repeated="2"/>
          <table:table-cell table:number-columns-repeated="4" table:style-name="ce128" office:value-type="float" office:value="0">
            <text:p>0</text:p>
          </table:table-cell>
          <table:table-cell table:style-name="ce128" office:value-type="float" office:value="1">
            <office:annotation draw:style-name="gr4" draw:text-style-name="P5" svg:width="1.1413in" svg:height="0.2634in" svg:x="14.0217in" svg:y="17.6094in" draw:caption-point-x="-0.2402in" draw:caption-point-y="0.5382in">
              <dc:date>2019-05-04T00:00:00</dc:date>
              <text:p text:style-name="P5"><text:span text:style-name="T4">Làm luận văn</text:span></text:p>
            </office:annotation>
            <text:p>1</text:p>
          </table:table-cell>
          <table:table-cell table:style-name="ce128" table:number-columns-repeated="2"/>
          <table:table-cell table:number-columns-repeated="4" table:style-name="ce128" office:value-type="float" office:value="0">
            <text:p>0</text:p>
          </table:table-cell>
          <table:table-cell table:style-name="ce128" office:value-type="float" office:value="1">
            <office:annotation draw:style-name="gr4" draw:text-style-name="P5" svg:width="1.1413in" svg:height="0.2634in" svg:x="17.2858in" svg:y="17.6094in" draw:caption-point-x="-0.2402in" draw:caption-point-y="0.5382in">
              <dc:date>2019-05-04T00:00:00</dc:date>
              <text:p text:style-name="P5"><text:span text:style-name="T4">Làm luận văn</text:span></text:p>
            </office:annotation>
            <text:p>1</text:p>
          </table:table-cell>
          <table:table-cell table:style-name="ce128" table:number-columns-repeated="7"/>
          <table:table-cell table:number-columns-repeated="987"/>
        </table:table-row>
        <table:table-row table:style-name="ro7">
          <table:table-cell table:style-name="ce42" office:value-type="float" office:value="68">
            <text:p>68</text:p>
          </table:table-cell>
          <table:table-cell table:style-name="ce46" office:value-type="string">
            <text:p>KietNHT</text:p>
          </table:table-cell>
          <table:table-cell table:style-name="ce119" table:formula="of:=[.F75]*[.$C$2]" office:value-type="float" office:value="275000">
            <text:p>275,000</text:p>
          </table:table-cell>
          <table:table-cell table:style-name="ce119" table:formula="of:=[.C75]-IF([.E75]=&quot;Yes&quot;;0;[.C75])" office:value-type="float" office:value="0">
            <text:p>0</text:p>
          </table:table-cell>
          <table:table-cell table:style-name="ce125" table:content-validation-name="val1"/>
          <table:table-cell table:style-name="ce126" table:formula="of:=COUNTIF( [.G75:.AK75]; &quot;0&quot;)" office:value-type="float" office:value="11">
            <text:p>11</text:p>
          </table:table-cell>
          <table:table-cell table:style-name="ce128"/>
          <table:table-cell table:number-columns-repeated="3" table:style-name="ce128" office:value-type="float" office:value="0">
            <text:p>0</text:p>
          </table:table-cell>
          <table:table-cell table:style-name="ce128"/>
          <table:table-cell table:number-columns-repeated="4" table:style-name="ce128" office:value-type="float" office:value="0">
            <text:p>0</text:p>
          </table:table-cell>
          <table:table-cell table:style-name="ce128" office:value-type="float" office:value="1">
            <office:annotation draw:style-name="gr4" draw:text-style-name="P5" svg:width="1.1413in" svg:height="0.2634in" svg:x="10.7579in" svg:y="17.7969in" draw:caption-point-x="-0.2402in" draw:caption-point-y="0.5984in">
              <dc:date>2019-05-14T00:00:00</dc:date>
              <text:p text:style-name="P5"><text:span text:style-name="T4">Làm đồ án</text:span></text:p>
            </office:annotation>
            <text:p>1</text:p>
          </table:table-cell>
          <table:table-cell table:style-name="ce128" table:number-columns-repeated="2"/>
          <table:table-cell table:number-columns-repeated="4" table:style-name="ce128" office:value-type="float" office:value="0">
            <text:p>0</text:p>
          </table:table-cell>
          <table:table-cell table:style-name="ce128" office:value-type="float" office:value="1">
            <office:annotation draw:style-name="gr4" draw:text-style-name="P5" svg:width="1.1413in" svg:height="0.2634in" svg:x="14.0217in" svg:y="17.7969in" draw:caption-point-x="-0.2402in" draw:caption-point-y="0.5984in">
              <dc:date>2019-05-14T00:00:00</dc:date>
              <text:p text:style-name="P5"><text:span text:style-name="T4">Làm đồ án</text:span></text:p>
            </office:annotation>
            <text:p>1</text:p>
          </table:table-cell>
          <table:table-cell table:style-name="ce128" table:number-columns-repeated="2"/>
          <table:table-cell table:style-name="ce128" office:value-type="float" office:value="1">
            <office:annotation draw:style-name="gr4" draw:text-style-name="P5" svg:width="1.1413in" svg:height="0.2634in" svg:x="15.4209in" svg:y="17.7969in" draw:caption-point-x="-0.2402in" draw:caption-point-y="0.5984in">
              <dc:date>2019-05-14T00:00:00</dc:date>
              <text:p text:style-name="P5"><text:span text:style-name="T4">Làm đồ án</text:span></text:p>
            </office:annotation>
            <text:p>1</text:p>
          </table:table-cell>
          <table:table-cell table:style-name="ce128" office:value-type="float" office:value="1">
            <office:annotation draw:style-name="gr4" draw:text-style-name="P5" svg:width="1.1413in" svg:height="0.2634in" svg:x="15.887in" svg:y="17.7969in" draw:caption-point-x="-0.2402in" draw:caption-point-y="0.5984in">
              <dc:date>2019-05-14T00:00:00</dc:date>
              <text:p text:style-name="P5"><text:span text:style-name="T4">Làm đồ án</text:span></text:p>
            </office:annotation>
            <text:p>1</text:p>
          </table:table-cell>
          <table:table-cell table:style-name="ce128" office:value-type="float" office:value="1">
            <office:annotation draw:style-name="gr4" draw:text-style-name="P5" svg:width="1.1413in" svg:height="0.2634in" svg:x="16.3535in" svg:y="17.7969in" draw:caption-point-x="-0.2402in" draw:caption-point-y="0.5984in">
              <dc:date>2019-05-14T00:00:00</dc:date>
              <text:p text:style-name="P5"><text:span text:style-name="T4">Làm đồ án</text:span></text:p>
            </office:annotation>
            <text:p>1</text:p>
          </table:table-cell>
          <table:table-cell table:style-name="ce128" office:value-type="float" office:value="1">
            <office:annotation draw:style-name="gr4" draw:text-style-name="P5" svg:width="1.1413in" svg:height="0.2634in" svg:x="16.8197in" svg:y="17.7969in" draw:caption-point-x="-0.2402in" draw:caption-point-y="0.5984in">
              <dc:date>2019-05-14T00:00:00</dc:date>
              <text:p text:style-name="P5"><text:span text:style-name="T4">Làm đồ án</text:span></text:p>
            </office:annotation>
            <text:p>1</text:p>
          </table:table-cell>
          <table:table-cell table:style-name="ce128" office:value-type="float" office:value="1">
            <office:annotation draw:style-name="gr4" draw:text-style-name="P5" svg:width="1.1413in" svg:height="0.2634in" svg:x="17.2858in" svg:y="17.7969in" draw:caption-point-x="-0.2402in" draw:caption-point-y="0.5984in">
              <dc:date>2019-05-14T00:00:00</dc:date>
              <text:p text:style-name="P5"><text:span text:style-name="T4">Làm đồ án</text:span></text:p>
            </office:annotation>
            <text:p>1</text:p>
          </table:table-cell>
          <table:table-cell table:style-name="ce134" table:number-columns-repeated="7"/>
          <table:table-cell table:style-name="ce98" table:number-columns-repeated="987"/>
        </table:table-row>
        <table:table-row table:style-name="ro7">
          <table:table-cell table:style-name="ce42" office:value-type="float" office:value="69">
            <text:p>69</text:p>
          </table:table-cell>
          <table:table-cell table:style-name="ce46" office:value-type="string">
            <text:p>LongLG</text:p>
          </table:table-cell>
          <table:table-cell table:style-name="ce119" table:formula="of:=[.F76]*[.$C$2]" office:value-type="float" office:value="450000">
            <text:p>450,000</text:p>
          </table:table-cell>
          <table:table-cell table:style-name="ce119" table:formula="of:=[.C76]-IF([.E76]=&quot;Yes&quot;;0;[.C76])" office:value-type="float" office:value="0">
            <text:p>0</text:p>
          </table:table-cell>
          <table:table-cell table:style-name="ce125" table:content-validation-name="val1"/>
          <table:table-cell table:style-name="ce126" table:formula="of:=COUNTIF( [.G76:.AK76]; &quot;0&quot;)" office:value-type="float" office:value="18">
            <text:p>18</text:p>
          </table:table-cell>
          <table:table-cell table:style-name="ce128"/>
          <table:table-cell table:number-columns-repeated="3" table:style-name="ce128" office:value-type="float" office:value="0">
            <text:p>0</text:p>
          </table:table-cell>
          <table:table-cell table:style-name="ce128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34" table:number-columns-repeated="7"/>
          <table:table-cell table:style-name="ce98" table:number-columns-repeated="987"/>
        </table:table-row>
        <table:table-row table:style-name="ro7">
          <table:table-cell table:style-name="ce42" office:value-type="float" office:value="70">
            <text:p>70</text:p>
          </table:table-cell>
          <table:table-cell table:style-name="ce46" office:value-type="string">
            <text:p>SamHT</text:p>
          </table:table-cell>
          <table:table-cell table:style-name="ce119" table:formula="of:=[.F77]*[.$C$2]" office:value-type="float" office:value="300000">
            <text:p>300,000</text:p>
          </table:table-cell>
          <table:table-cell table:style-name="ce119" table:formula="of:=[.C77]-IF([.E77]=&quot;Yes&quot;;0;[.C77])" office:value-type="float" office:value="0">
            <text:p>0</text:p>
          </table:table-cell>
          <table:table-cell table:style-name="ce125" table:content-validation-name="val1"/>
          <table:table-cell table:style-name="ce126" table:formula="of:=COUNTIF( [.G77:.AK77]; &quot;0&quot;)" office:value-type="float" office:value="12">
            <text:p>12</text:p>
          </table:table-cell>
          <table:table-cell table:style-name="ce128"/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1" draw:text-style-name="P5" svg:width="1.1413in" svg:height="0.3902in" svg:x="7.4937in" svg:y="18.2902in" draw:caption-point-x="-0.2402in" draw:caption-point-y="0.6004in">
              <dc:date>2019-05-03T00:00:00</dc:date>
              <text:p text:style-name="P5"><text:span text:style-name="T4">Báo cáo đồ án, off sáng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/>
          <table:table-cell table:style-name="ce128" office:value-type="float" office:value="0">
            <text:p>0</text:p>
          </table:table-cell>
          <table:table-cell table:style-name="ce128" office:value-type="float" office:value="1">
            <office:annotation draw:style-name="gr4" draw:text-style-name="P5" svg:width="1.1413in" svg:height="0.2634in" svg:x="9.3587in" svg:y="18.2913in" draw:caption-point-x="-0.2402in" draw:caption-point-y="0.5992in">
              <dc:date>2019-05-07T00:00:00</dc:date>
              <text:p text:style-name="P5"><text:span text:style-name="T4">Đi học</text:span></text:p>
            </office:annotation>
            <text:p>1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">
            <office:annotation draw:style-name="gr1" draw:text-style-name="P5" svg:width="1.1413in" svg:height="0.3902in" svg:x="10.7579in" svg:y="18.2925in" draw:caption-point-x="-0.2402in" draw:caption-point-y="0.598in">
              <dc:date>2019-05-14T00:00:00</dc:date>
              <text:p text:style-name="P5"><text:span text:style-name="T4">Dậy muộn, xin đi trễ, 9h03 đến cty</text:span></text:p>
            </office:annotation>
            <text:p>0</text:p>
          </table:table-cell>
          <table:table-cell table:style-name="ce128" table:number-columns-repeated="2"/>
          <table:table-cell table:style-name="ce128" office:value-type="float" office:value="1">
            <office:annotation draw:style-name="gr4" draw:text-style-name="P5" svg:width="1.1413in" svg:height="0.2634in" svg:x="12.1567in" svg:y="18.2921in" draw:caption-point-x="-0.2402in" draw:caption-point-y="0.5984in">
              <dc:date>2019-05-14T00:00:00</dc:date>
              <text:p text:style-name="P5"><text:span text:style-name="T4">Ôn thi</text:span></text:p>
            </office:annotation>
            <text:p>1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1">
            <office:annotation draw:style-name="gr1" draw:text-style-name="P5" svg:width="1.1413in" svg:height="0.3902in" svg:x="13.0894in" svg:y="18.2925in" draw:caption-point-x="-0.2402in" draw:caption-point-y="0.598in">
              <dc:date>2019-05-15T00:00:00</dc:date>
              <text:p text:style-name="P5"><text:span text:style-name="T4">có lịch báo cáo ở trường</text:span></text:p>
            </office:annotation>
            <text:p>1</text:p>
          </table:table-cell>
          <table:table-cell table:style-name="ce128" office:value-type="float" office:value="0.5">
            <office:annotation draw:style-name="gr4" draw:text-style-name="P5" svg:width="1.1413in" svg:height="0.2634in" svg:x="13.5555in" svg:y="18.2929in" draw:caption-point-x="-0.2402in" draw:caption-point-y="0.5976in">
              <dc:date>2019-05-16T00:00:00</dc:date>
              <text:p text:style-name="P5"><text:span text:style-name="T4">Đi thi, off chiều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1">
            <office:annotation draw:style-name="gr1" draw:text-style-name="P5" svg:width="1.1413in" svg:height="0.3902in" svg:x="15.887in" svg:y="18.2945in" draw:caption-point-x="-0.2402in" draw:caption-point-y="0.5961in">
              <dc:date>2019-05-21T00:00:00</dc:date>
              <text:p text:style-name="P5"><text:span text:style-name="T4">Thi cuối kỳ + báo cáo môn học</text:span></text:p>
            </office:annotation>
            <text:p>1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34" table:number-columns-repeated="7"/>
          <table:table-cell table:style-name="ce98" table:number-columns-repeated="987"/>
        </table:table-row>
        <table:table-row table:style-name="ro7">
          <table:table-cell table:style-name="ce42" office:value-type="float" office:value="71">
            <text:p>71</text:p>
          </table:table-cell>
          <table:table-cell table:style-name="ce46" office:value-type="string">
            <text:p>ThinhPVD</text:p>
          </table:table-cell>
          <table:table-cell table:style-name="ce119" table:formula="of:=[.F78]*[.$C$2]" office:value-type="float" office:value="425000">
            <text:p>425,000</text:p>
          </table:table-cell>
          <table:table-cell table:style-name="ce119" table:formula="of:=[.C78]-IF([.E78]=&quot;Yes&quot;;0;[.C78])" office:value-type="float" office:value="0">
            <text:p>0</text:p>
          </table:table-cell>
          <table:table-cell table:style-name="ce125" table:content-validation-name="val1"/>
          <table:table-cell table:style-name="ce126" table:formula="of:=COUNTIF( [.G78:.AK78]; &quot;0&quot;)" office:value-type="float" office:value="17">
            <text:p>17</text:p>
          </table:table-cell>
          <table:table-cell table:style-name="ce128"/>
          <table:table-cell table:number-columns-repeated="3" table:style-name="ce128" office:value-type="float" office:value="0">
            <text:p>0</text:p>
          </table:table-cell>
          <table:table-cell table:style-name="ce128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1">
            <office:annotation draw:style-name="gr3" draw:text-style-name="P5" svg:width="1.1413in" svg:height="0.5457in" svg:x="12.1567in" svg:y="18.5394in" draw:caption-point-x="-0.2402in" draw:caption-point-y="0.5988in">
              <dc:date>2019-05-09T00:00:00</dc:date>
              <text:p text:style-name="P5"><text:span text:style-name="T4">xử lý giấy tờ nhà và bảo lưu việc học trên trường</text:span></text:p>
            </office:annotation>
            <text:p>1</text:p>
          </table:table-cell>
          <table:table-cell table:number-columns-repeated="4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7"/>
          <table:table-cell table:number-columns-repeated="987"/>
        </table:table-row>
        <table:table-row table:style-name="ro7">
          <table:table-cell table:style-name="ce42" office:value-type="float" office:value="72">
            <text:p>72</text:p>
          </table:table-cell>
          <table:table-cell table:style-name="ce45" office:value-type="string">
            <text:p>Last row</text:p>
          </table:table-cell>
          <table:table-cell table:style-name="ce119" table:formula="of:=[.F79]*[.$C$2]" office:value-type="float" office:value="0">
            <text:p>0</text:p>
          </table:table-cell>
          <table:table-cell table:style-name="ce119" table:formula="of:=[.C79]-IF([.E79]=&quot;Yes&quot;;0;[.C79])" office:value-type="float" office:value="0">
            <text:p>0</text:p>
          </table:table-cell>
          <table:table-cell table:style-name="ce125" table:content-validation-name="val1"/>
          <table:table-cell table:style-name="ce126" table:formula="of:=COUNTIF( [.G79:.AK79]; &quot;0&quot;)" office:value-type="float" office:value="0">
            <text:p>0</text:p>
          </table:table-cell>
          <table:table-cell table:style-name="ce128" table:number-columns-repeated="31"/>
          <table:table-cell table:number-columns-repeated="987"/>
        </table:table-row>
        <table:table-row table:style-name="ro2" table:number-rows-repeated="65380">
          <table:table-cell table:style-name="ce43" table:number-columns-repeated="2"/>
          <table:table-cell table:style-name="ce51" table:number-columns-repeated="2"/>
          <table:table-cell/>
          <table:table-cell table:style-name="ce43"/>
          <table:table-cell table:number-columns-repeated="1018"/>
        </table:table-row>
        <table:table-row table:style-name="ro2" table:number-rows-repeated="9831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une" table:style-name="ta3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ce52"/>
        <table:table-column table:style-name="co7" table:default-cell-style-name="Default"/>
        <table:table-column table:style-name="co14" table:default-cell-style-name="Default"/>
        <table:table-column table:style-name="co15" table:number-columns-repeated="31" table:default-cell-style-name="Default"/>
        <table:table-column table:style-name="co7" table:number-columns-repeated="987" table:default-cell-style-name="Default"/>
        <table:table-row table:style-name="ro8">
          <table:table-cell table:style-name="ce12" table:number-columns-repeated="4"/>
          <table:table-cell/>
          <table:table-cell table:style-name="ce12"/>
          <table:table-cell table:number-columns-repeated="1018"/>
        </table:table-row>
        <table:table-row table:style-name="ro2">
          <table:table-cell table:style-name="ce40" table:number-columns-repeated="2"/>
          <table:table-cell table:style-name="ce47" office:value-type="float" office:value="25000">
            <text:p>25,000</text:p>
          </table:table-cell>
          <table:table-cell table:style-name="ce47"/>
          <table:table-cell/>
          <table:table-cell table:style-name="ce40"/>
          <table:table-cell table:number-columns-repeated="1018"/>
        </table:table-row>
        <table:table-row table:style-name="ro2">
          <table:table-cell table:style-name="ce41" table:number-columns-repeated="2"/>
          <table:table-cell table:style-name="ce48" table:number-columns-repeated="2"/>
          <table:table-cell table:style-name="ce137"/>
          <table:table-cell table:style-name="ce41"/>
          <table:table-cell table:style-name="ce137" table:number-columns-repeated="8"/>
          <table:table-cell table:style-name="ce147" office:value-type="string" table:number-columns-spanned="2" table:number-rows-spanned="1">
            <text:p>Month</text:p>
          </table:table-cell>
          <table:covered-table-cell table:style-name="ce148"/>
          <table:table-cell table:style-name="ce149" table:content-validation-name="val2" office:value-type="float" office:value="6" table:number-columns-spanned="2" table:number-rows-spanned="1">
            <text:p>6</text:p>
          </table:table-cell>
          <table:covered-table-cell table:style-name="ce148"/>
          <table:table-cell table:style-name="ce147" office:value-type="string" table:number-columns-spanned="2" table:number-rows-spanned="1">
            <text:p>Year</text:p>
          </table:table-cell>
          <table:covered-table-cell table:style-name="ce148"/>
          <table:table-cell table:style-name="ce147" office:value-type="float" office:value="2019" table:number-columns-spanned="2" table:number-rows-spanned="1">
            <text:p>2019</text:p>
          </table:table-cell>
          <table:covered-table-cell table:style-name="ce150"/>
          <table:table-cell table:style-name="ce137" table:number-columns-repeated="15"/>
          <table:table-cell table:number-columns-repeated="987"/>
        </table:table-row>
        <table:table-row table:style-name="ro2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1" office:value-type="string">
            <text:p>Total amount</text:p>
          </table:table-cell>
          <table:table-cell table:style-name="ce41" office:value-type="string">
            <text:p>Disbursement </text:p>
          </table:table-cell>
          <table:table-cell table:style-name="ce138" office:value-type="string" table:number-columns-spanned="1" table:number-rows-spanned="2">
            <text:p>Paid?</text:p>
          </table:table-cell>
          <table:table-cell table:style-name="ce41" office:value-type="string">
            <text:p>Total</text:p>
          </table:table-cell>
          <table:table-cell table:style-name="ce144" table:formula="of:=DATE([.$U$3];[.Q3];1)" office:value-type="date" office:date-value="2019-06-01">
            <text:p>01</text:p>
          </table:table-cell>
          <table:table-cell table:style-name="ce144" table:formula="of:=[.G4]+1" office:value-type="date" office:date-value="2019-06-02">
            <text:p>02</text:p>
          </table:table-cell>
          <table:table-cell table:style-name="ce144" table:formula="of:=[.H4]+1" office:value-type="date" office:date-value="2019-06-03">
            <text:p>03</text:p>
          </table:table-cell>
          <table:table-cell table:style-name="ce144" table:formula="of:=[.I4]+1" office:value-type="date" office:date-value="2019-06-04">
            <text:p>04</text:p>
          </table:table-cell>
          <table:table-cell table:style-name="ce144" table:formula="of:=[.J4]+1" office:value-type="date" office:date-value="2019-06-05">
            <text:p>05</text:p>
          </table:table-cell>
          <table:table-cell table:style-name="ce144" table:formula="of:=[.K4]+1" office:value-type="date" office:date-value="2019-06-06">
            <text:p>06</text:p>
          </table:table-cell>
          <table:table-cell table:style-name="ce144" table:formula="of:=[.L4]+1" office:value-type="date" office:date-value="2019-06-07">
            <text:p>07</text:p>
          </table:table-cell>
          <table:table-cell table:style-name="ce144" table:formula="of:=[.M4]+1" office:value-type="date" office:date-value="2019-06-08">
            <text:p>08</text:p>
          </table:table-cell>
          <table:table-cell table:style-name="ce144" table:formula="of:=[.N4]+1" office:value-type="date" office:date-value="2019-06-09">
            <text:p>09</text:p>
          </table:table-cell>
          <table:table-cell table:style-name="ce144" table:formula="of:=[.O4]+1" office:value-type="date" office:date-value="2019-06-10">
            <text:p>10</text:p>
          </table:table-cell>
          <table:table-cell table:style-name="ce144" table:formula="of:=[.P4]+1" office:value-type="date" office:date-value="2019-06-11">
            <text:p>11</text:p>
          </table:table-cell>
          <table:table-cell table:style-name="ce144" table:formula="of:=[.Q4]+1" office:value-type="date" office:date-value="2019-06-12">
            <text:p>12</text:p>
          </table:table-cell>
          <table:table-cell table:style-name="ce144" table:formula="of:=[.R4]+1" office:value-type="date" office:date-value="2019-06-13">
            <text:p>13</text:p>
          </table:table-cell>
          <table:table-cell table:style-name="ce144" table:formula="of:=[.S4]+1" office:value-type="date" office:date-value="2019-06-14">
            <text:p>14</text:p>
          </table:table-cell>
          <table:table-cell table:style-name="ce144" table:formula="of:=[.T4]+1" office:value-type="date" office:date-value="2019-06-15">
            <text:p>15</text:p>
          </table:table-cell>
          <table:table-cell table:style-name="ce144" table:formula="of:=[.U4]+1" office:value-type="date" office:date-value="2019-06-16">
            <text:p>16</text:p>
          </table:table-cell>
          <table:table-cell table:style-name="ce144" table:formula="of:=[.V4]+1" office:value-type="date" office:date-value="2019-06-17">
            <text:p>17</text:p>
          </table:table-cell>
          <table:table-cell table:style-name="ce144" table:formula="of:=[.W4]+1" office:value-type="date" office:date-value="2019-06-18">
            <text:p>18</text:p>
          </table:table-cell>
          <table:table-cell table:style-name="ce144" table:formula="of:=[.X4]+1" office:value-type="date" office:date-value="2019-06-19">
            <text:p>19</text:p>
          </table:table-cell>
          <table:table-cell table:style-name="ce144" table:formula="of:=[.Y4]+1" office:value-type="date" office:date-value="2019-06-20">
            <text:p>20</text:p>
          </table:table-cell>
          <table:table-cell table:style-name="ce144" table:formula="of:=[.Z4]+1" office:value-type="date" office:date-value="2019-06-21">
            <text:p>21</text:p>
          </table:table-cell>
          <table:table-cell table:style-name="ce144" table:formula="of:=[.AA4]+1" office:value-type="date" office:date-value="2019-06-22">
            <text:p>22</text:p>
          </table:table-cell>
          <table:table-cell table:style-name="ce144" table:formula="of:=[.AB4]+1" office:value-type="date" office:date-value="2019-06-23">
            <text:p>23</text:p>
          </table:table-cell>
          <table:table-cell table:style-name="ce144" table:formula="of:=[.AC4]+1" office:value-type="date" office:date-value="2019-06-24">
            <text:p>24</text:p>
          </table:table-cell>
          <table:table-cell table:style-name="ce144" table:formula="of:=[.AD4]+1" office:value-type="date" office:date-value="2019-06-25">
            <text:p>25</text:p>
          </table:table-cell>
          <table:table-cell table:style-name="ce144" table:formula="of:=[.AE4]+1" office:value-type="date" office:date-value="2019-06-26">
            <text:p>26</text:p>
          </table:table-cell>
          <table:table-cell table:style-name="ce144" table:formula="of:=[.AF4]+1" office:value-type="date" office:date-value="2019-06-27">
            <text:p>27</text:p>
          </table:table-cell>
          <table:table-cell table:style-name="ce144" table:formula="of:=[.AG4]+1" office:value-type="date" office:date-value="2019-06-28">
            <text:p>28</text:p>
          </table:table-cell>
          <table:table-cell table:style-name="ce144" table:formula="of:=[.AH4]+1" office:value-type="date" office:date-value="2019-06-29">
            <text:p>29</text:p>
          </table:table-cell>
          <table:table-cell table:style-name="ce144" table:formula="of:=[.AI4]+1" office:value-type="date" office:date-value="2019-06-30">
            <text:p>30</text:p>
          </table:table-cell>
          <table:table-cell table:style-name="ce144" table:formula="of:=[.AJ4]+1" office:value-type="date" office:date-value="2019-07-01">
            <text:p>01</text:p>
          </table:table-cell>
          <table:table-cell table:number-columns-repeated="987"/>
        </table:table-row>
        <table:table-row table:style-name="ro7">
          <table:table-cell table:style-name="ce41" table:number-columns-repeated="2"/>
          <table:table-cell table:style-name="ce49" table:formula="of:=SUM([.C6:.C80])" office:value-type="float" office:value="0">
            <text:p>0</text:p>
          </table:table-cell>
          <table:table-cell table:style-name="ce49" table:formula="of:=[.C5]-SUM([.D6:.D80])" office:value-type="float" office:value="0">
            <text:p>0</text:p>
          </table:table-cell>
          <table:covered-table-cell table:style-name="ce139"/>
          <table:table-cell table:style-name="ce41"/>
          <table:table-cell table:style-name="ce140" table:formula="of:=CHOOSE(WEEKDAY([.G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0" table:formula="of:=CHOOSE(WEEKDAY([.H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0" table:formula="of:=CHOOSE(WEEKDAY([.I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0" table:formula="of:=CHOOSE(WEEKDAY([.J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0" table:formula="of:=CHOOSE(WEEKDAY([.K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0" table:formula="of:=CHOOSE(WEEKDAY([.L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0" table:formula="of:=CHOOSE(WEEKDAY([.M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0" table:formula="of:=CHOOSE(WEEKDAY([.N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0" table:formula="of:=CHOOSE(WEEKDAY([.O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0" table:formula="of:=CHOOSE(WEEKDAY([.P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0" table:formula="of:=CHOOSE(WEEKDAY([.Q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0" table:formula="of:=CHOOSE(WEEKDAY([.R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0" table:formula="of:=CHOOSE(WEEKDAY([.S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0" table:formula="of:=CHOOSE(WEEKDAY([.T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0" table:formula="of:=CHOOSE(WEEKDAY([.U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0" table:formula="of:=CHOOSE(WEEKDAY([.V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0" table:formula="of:=CHOOSE(WEEKDAY([.W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0" table:formula="of:=CHOOSE(WEEKDAY([.X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0" table:formula="of:=CHOOSE(WEEKDAY([.Y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0" table:formula="of:=CHOOSE(WEEKDAY([.Z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0" table:formula="of:=CHOOSE(WEEKDAY([.AA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0" table:formula="of:=CHOOSE(WEEKDAY([.AB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0" table:formula="of:=CHOOSE(WEEKDAY([.AC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0" table:formula="of:=CHOOSE(WEEKDAY([.AD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0" table:formula="of:=CHOOSE(WEEKDAY([.AE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0" table:formula="of:=CHOOSE(WEEKDAY([.AF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0" table:formula="of:=CHOOSE(WEEKDAY([.AG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0" table:formula="of:=CHOOSE(WEEKDAY([.AH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0" table:formula="of:=CHOOSE(WEEKDAY([.AI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0" table:formula="of:=CHOOSE(WEEKDAY([.AJ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0" table:formula="of:=CHOOSE(WEEKDAY([.AK4]);&quot;Sun&quot;;&quot;Mon&quot;;&quot;Tue&quot;;&quot;Wed&quot;;&quot;Thur&quot;;&quot;Fri&quot;;&quot;Sat&quot;)" office:value-type="string" office:string-value="Mon">
            <text:p>Mon</text:p>
          </table:table-cell>
          <table:table-cell table:number-columns-repeated="987"/>
        </table:table-row>
        <table:table-row table:style-name="ro2">
          <table:table-cell table:style-name="ce41"/>
          <table:table-cell table:style-name="ce41" office:value-type="string">
            <text:p>1<text:span text:style-name="T6">st</text:span> row</text:p>
          </table:table-cell>
          <table:table-cell table:style-name="ce49" table:number-columns-repeated="2"/>
          <table:table-cell table:style-name="ce140"/>
          <table:table-cell table:style-name="ce41"/>
          <table:table-cell table:style-name="ce140" table:number-columns-repeated="31"/>
          <table:table-cell table:number-columns-repeated="987"/>
        </table:table-row>
        <table:table-row table:style-name="ro7">
          <table:table-cell table:style-name="ce4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35" table:formula="of:=[.F7]*[.$C$2]" office:value-type="float" office:value="0">
            <text:p>0</text:p>
          </table:table-cell>
          <table:table-cell table:style-name="ce135" table:formula="of:=[.C7]-IF([.E7]=&quot;Yes&quot;;0;[.C7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7:.AK7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35" table:formula="of:=[.F8]*[.$C$2]" office:value-type="float" office:value="0">
            <text:p>0</text:p>
          </table:table-cell>
          <table:table-cell table:style-name="ce135" table:formula="of:=[.C8]-IF([.E8]=&quot;Yes&quot;;0;[.C8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8:.AK8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35" table:formula="of:=[.F9]*[.$C$2]" office:value-type="float" office:value="0">
            <text:p>0</text:p>
          </table:table-cell>
          <table:table-cell table:style-name="ce135" table:formula="of:=[.C9]-IF([.E9]=&quot;Yes&quot;;0;[.C9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9:.AK9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35" table:formula="of:=[.F10]*[.$C$2]" office:value-type="float" office:value="0">
            <text:p>0</text:p>
          </table:table-cell>
          <table:table-cell table:style-name="ce135" table:formula="of:=[.C10]-IF([.E10]=&quot;Yes&quot;;0;[.C10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10:.AK10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35" table:formula="of:=[.F11]*[.$C$2]" office:value-type="float" office:value="0">
            <text:p>0</text:p>
          </table:table-cell>
          <table:table-cell table:style-name="ce135" table:formula="of:=[.C11]-IF([.E11]=&quot;Yes&quot;;0;[.C11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11:.AK11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6">
            <text:p>6</text:p>
          </table:table-cell>
          <table:table-cell table:style-name="ce44" office:value-type="string">
            <text:p>DauDQ</text:p>
          </table:table-cell>
          <table:table-cell table:style-name="ce135" table:formula="of:=[.F12]*[.$C$2]" office:value-type="float" office:value="0">
            <text:p>0</text:p>
          </table:table-cell>
          <table:table-cell table:style-name="ce135" table:formula="of:=[.C12]-IF([.E12]=&quot;Yes&quot;;0;[.C12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12:.AK12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7">
            <text:p>7</text:p>
          </table:table-cell>
          <table:table-cell table:style-name="ce44" office:value-type="string">
            <text:p>DuongDN</text:p>
          </table:table-cell>
          <table:table-cell table:style-name="ce135" table:formula="of:=[.F13]*[.$C$2]" office:value-type="float" office:value="0">
            <text:p>0</text:p>
          </table:table-cell>
          <table:table-cell table:style-name="ce135" table:formula="of:=[.C13]-IF([.E13]=&quot;Yes&quot;;0;[.C13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13:.AK13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8">
            <text:p>8</text:p>
          </table:table-cell>
          <table:table-cell table:style-name="ce44" office:value-type="string">
            <text:p>DuyNM</text:p>
          </table:table-cell>
          <table:table-cell table:style-name="ce135" table:formula="of:=[.F14]*[.$C$2]" office:value-type="float" office:value="0">
            <text:p>0</text:p>
          </table:table-cell>
          <table:table-cell table:style-name="ce135" table:formula="of:=[.C14]-IF([.E14]=&quot;Yes&quot;;0;[.C14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14:.AK14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9">
            <text:p>9</text:p>
          </table:table-cell>
          <table:table-cell table:style-name="ce44" office:value-type="string">
            <text:p>DuyenLT</text:p>
          </table:table-cell>
          <table:table-cell table:style-name="ce135" table:formula="of:=[.F15]*[.$C$2]" office:value-type="float" office:value="0">
            <text:p>0</text:p>
          </table:table-cell>
          <table:table-cell table:style-name="ce135" table:formula="of:=[.C15]-IF([.E15]=&quot;Yes&quot;;0;[.C15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15:.AK15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10">
            <text:p>10</text:p>
          </table:table-cell>
          <table:table-cell table:style-name="ce44" office:value-type="string">
            <text:p>GiauNV</text:p>
          </table:table-cell>
          <table:table-cell table:style-name="ce135" table:formula="of:=[.F16]*[.$C$2]" office:value-type="float" office:value="0">
            <text:p>0</text:p>
          </table:table-cell>
          <table:table-cell table:style-name="ce135" table:formula="of:=[.C16]-IF([.E16]=&quot;Yes&quot;;0;[.C16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16:.AK16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11">
            <text:p>11</text:p>
          </table:table-cell>
          <table:table-cell table:style-name="ce44" office:value-type="string">
            <text:p>HaTH</text:p>
          </table:table-cell>
          <table:table-cell table:style-name="ce135" table:formula="of:=[.F17]*[.$C$2]" office:value-type="float" office:value="0">
            <text:p>0</text:p>
          </table:table-cell>
          <table:table-cell table:style-name="ce135" table:formula="of:=[.C17]-IF([.E17]=&quot;Yes&quot;;0;[.C17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17:.AK17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12">
            <text:p>12</text:p>
          </table:table-cell>
          <table:table-cell table:style-name="ce45" office:value-type="string">
            <text:p>HaVS</text:p>
          </table:table-cell>
          <table:table-cell table:style-name="ce135" table:formula="of:=[.F18]*[.$C$2]" office:value-type="float" office:value="0">
            <text:p>0</text:p>
          </table:table-cell>
          <table:table-cell table:style-name="ce135" table:formula="of:=[.C18]-IF([.E18]=&quot;Yes&quot;;0;[.C18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18:.AK18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13">
            <text:p>13</text:p>
          </table:table-cell>
          <table:table-cell table:style-name="ce44" office:value-type="string">
            <text:p>HaiNM</text:p>
          </table:table-cell>
          <table:table-cell table:style-name="ce135" table:formula="of:=[.F19]*[.$C$2]" office:value-type="float" office:value="0">
            <text:p>0</text:p>
          </table:table-cell>
          <table:table-cell table:style-name="ce135" table:formula="of:=[.C19]-IF([.E19]=&quot;Yes&quot;;0;[.C19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19:.AK19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14">
            <text:p>14</text:p>
          </table:table-cell>
          <table:table-cell table:style-name="ce44" office:value-type="string">
            <text:p>HangDTT</text:p>
          </table:table-cell>
          <table:table-cell table:style-name="ce135" table:formula="of:=[.F20]*[.$C$2]" office:value-type="float" office:value="0">
            <text:p>0</text:p>
          </table:table-cell>
          <table:table-cell table:style-name="ce135" table:formula="of:=[.C20]-IF([.E20]=&quot;Yes&quot;;0;[.C20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20:.AK20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15">
            <text:p>15</text:p>
          </table:table-cell>
          <table:table-cell table:style-name="ce44" office:value-type="string">
            <text:p>HanTTH</text:p>
          </table:table-cell>
          <table:table-cell table:style-name="ce135" table:formula="of:=[.F21]*[.$C$2]" office:value-type="float" office:value="0">
            <text:p>0</text:p>
          </table:table-cell>
          <table:table-cell table:style-name="ce135" table:formula="of:=[.C21]-IF([.E21]=&quot;Yes&quot;;0;[.C21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21:.AK21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16">
            <text:p>16</text:p>
          </table:table-cell>
          <table:table-cell table:style-name="ce44" office:value-type="string">
            <text:p>HienNV</text:p>
          </table:table-cell>
          <table:table-cell table:style-name="ce135" table:formula="of:=[.F22]*[.$C$2]" office:value-type="float" office:value="0">
            <text:p>0</text:p>
          </table:table-cell>
          <table:table-cell table:style-name="ce135" table:formula="of:=[.C22]-IF([.E22]=&quot;Yes&quot;;0;[.C22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22:.AK22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17">
            <text:p>17</text:p>
          </table:table-cell>
          <table:table-cell table:style-name="ce44" office:value-type="string">
            <text:p>HieuNKT</text:p>
          </table:table-cell>
          <table:table-cell table:style-name="ce135" table:formula="of:=[.F23]*[.$C$2]" office:value-type="float" office:value="0">
            <text:p>0</text:p>
          </table:table-cell>
          <table:table-cell table:style-name="ce135" table:formula="of:=[.C23]-IF([.E23]=&quot;Yes&quot;;0;[.C23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23:.AK23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18">
            <text:p>18</text:p>
          </table:table-cell>
          <table:table-cell table:style-name="ce44" office:value-type="string">
            <text:p>HueND</text:p>
          </table:table-cell>
          <table:table-cell table:style-name="ce135" table:formula="of:=[.F24]*[.$C$2]" office:value-type="float" office:value="0">
            <text:p>0</text:p>
          </table:table-cell>
          <table:table-cell table:style-name="ce135" table:formula="of:=[.C24]-IF([.E24]=&quot;Yes&quot;;0;[.C24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24:.AK24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19">
            <text:p>19</text:p>
          </table:table-cell>
          <table:table-cell table:style-name="ce44" office:value-type="string">
            <text:p>HungLV</text:p>
          </table:table-cell>
          <table:table-cell table:style-name="ce135" table:formula="of:=[.F25]*[.$C$2]" office:value-type="float" office:value="0">
            <text:p>0</text:p>
          </table:table-cell>
          <table:table-cell table:style-name="ce135" table:formula="of:=[.C25]-IF([.E25]=&quot;Yes&quot;;0;[.C25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25:.AK25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135" table:formula="of:=[.F26]*[.$C$2]" office:value-type="float" office:value="0">
            <text:p>0</text:p>
          </table:table-cell>
          <table:table-cell table:style-name="ce135" table:formula="of:=[.C26]-IF([.E26]=&quot;Yes&quot;;0;[.C26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26:.AK26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21">
            <text:p>21</text:p>
          </table:table-cell>
          <table:table-cell table:style-name="ce45" office:value-type="string">
            <text:p>HuyNG</text:p>
          </table:table-cell>
          <table:table-cell table:style-name="ce135" table:formula="of:=[.F27]*[.$C$2]" office:value-type="float" office:value="0">
            <text:p>0</text:p>
          </table:table-cell>
          <table:table-cell table:style-name="ce135" table:formula="of:=[.C27]-IF([.E27]=&quot;Yes&quot;;0;[.C27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27:.AK27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22">
            <text:p>22</text:p>
          </table:table-cell>
          <table:table-cell table:style-name="ce45" office:value-type="string">
            <text:p>KhangNHH</text:p>
          </table:table-cell>
          <table:table-cell table:style-name="ce135" table:formula="of:=[.F28]*[.$C$2]" office:value-type="float" office:value="0">
            <text:p>0</text:p>
          </table:table-cell>
          <table:table-cell table:style-name="ce135" table:formula="of:=[.C28]-IF([.E28]=&quot;Yes&quot;;0;[.C28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28:.AK28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23">
            <text:p>23</text:p>
          </table:table-cell>
          <table:table-cell table:style-name="ce45" office:value-type="string">
            <text:p>KhanhNN</text:p>
          </table:table-cell>
          <table:table-cell table:style-name="ce135" table:formula="of:=[.F29]*[.$C$2]" office:value-type="float" office:value="0">
            <text:p>0</text:p>
          </table:table-cell>
          <table:table-cell table:style-name="ce135" table:formula="of:=[.C29]-IF([.E29]=&quot;Yes&quot;;0;[.C29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29:.AK29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24">
            <text:p>24</text:p>
          </table:table-cell>
          <table:table-cell table:style-name="ce45" office:value-type="string">
            <text:p>KhoaND</text:p>
          </table:table-cell>
          <table:table-cell table:style-name="ce135" table:formula="of:=[.F30]*[.$C$2]" office:value-type="float" office:value="0">
            <text:p>0</text:p>
          </table:table-cell>
          <table:table-cell table:style-name="ce135" table:formula="of:=[.C30]-IF([.E30]=&quot;Yes&quot;;0;[.C30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30:.AK30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135" table:formula="of:=[.F31]*[.$C$2]" office:value-type="float" office:value="0">
            <text:p>0</text:p>
          </table:table-cell>
          <table:table-cell table:style-name="ce135" table:formula="of:=[.C31]-IF([.E31]=&quot;Yes&quot;;0;[.C31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31:.AK31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135" table:formula="of:=[.F32]*[.$C$2]" office:value-type="float" office:value="0">
            <text:p>0</text:p>
          </table:table-cell>
          <table:table-cell table:style-name="ce135" table:formula="of:=[.C32]-IF([.E32]=&quot;Yes&quot;;0;[.C32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32:.AK32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27">
            <text:p>27</text:p>
          </table:table-cell>
          <table:table-cell table:style-name="ce44" office:value-type="string">
            <text:p>LongDD</text:p>
          </table:table-cell>
          <table:table-cell table:style-name="ce135" table:formula="of:=[.F33]*[.$C$2]" office:value-type="float" office:value="0">
            <text:p>0</text:p>
          </table:table-cell>
          <table:table-cell table:style-name="ce135" table:formula="of:=[.C33]-IF([.E33]=&quot;Yes&quot;;0;[.C33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33:.AK33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28">
            <text:p>28</text:p>
          </table:table-cell>
          <table:table-cell table:style-name="ce99" office:value-type="string">
            <text:p>MaiLT</text:p>
          </table:table-cell>
          <table:table-cell table:style-name="ce135" table:formula="of:=[.F34]*[.$C$2]" office:value-type="float" office:value="0">
            <text:p>0</text:p>
          </table:table-cell>
          <table:table-cell table:style-name="ce135" table:formula="of:=[.C34]-IF([.E34]=&quot;Yes&quot;;0;[.C34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34:.AK34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135" table:formula="of:=[.F35]*[.$C$2]" office:value-type="float" office:value="0">
            <text:p>0</text:p>
          </table:table-cell>
          <table:table-cell table:style-name="ce135" table:formula="of:=[.C35]-IF([.E35]=&quot;Yes&quot;;0;[.C35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35:.AK35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30">
            <text:p>30</text:p>
          </table:table-cell>
          <table:table-cell table:style-name="ce44" office:value-type="string">
            <text:p>NamTV</text:p>
          </table:table-cell>
          <table:table-cell table:style-name="ce135" table:formula="of:=[.F36]*[.$C$2]" office:value-type="float" office:value="0">
            <text:p>0</text:p>
          </table:table-cell>
          <table:table-cell table:style-name="ce135" table:formula="of:=[.C36]-IF([.E36]=&quot;Yes&quot;;0;[.C36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36:.AK36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31">
            <text:p>31</text:p>
          </table:table-cell>
          <table:table-cell table:style-name="ce44" office:value-type="string">
            <text:p>NhanHTH</text:p>
          </table:table-cell>
          <table:table-cell table:style-name="ce135" table:formula="of:=[.F37]*[.$C$2]" office:value-type="float" office:value="0">
            <text:p>0</text:p>
          </table:table-cell>
          <table:table-cell table:style-name="ce135" table:formula="of:=[.C37]-IF([.E37]=&quot;Yes&quot;;0;[.C37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37:.AK37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32">
            <text:p>32</text:p>
          </table:table-cell>
          <table:table-cell table:style-name="ce44" office:value-type="string">
            <text:p>NhanNM</text:p>
          </table:table-cell>
          <table:table-cell table:style-name="ce135" table:formula="of:=[.F38]*[.$C$2]" office:value-type="float" office:value="0">
            <text:p>0</text:p>
          </table:table-cell>
          <table:table-cell table:style-name="ce135" table:formula="of:=[.C38]-IF([.E38]=&quot;Yes&quot;;0;[.C38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38:.AK38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33">
            <text:p>33</text:p>
          </table:table-cell>
          <table:table-cell table:style-name="ce44" office:value-type="string">
            <text:p>NhanPV</text:p>
          </table:table-cell>
          <table:table-cell table:style-name="ce135" table:formula="of:=[.F39]*[.$C$2]" office:value-type="float" office:value="0">
            <text:p>0</text:p>
          </table:table-cell>
          <table:table-cell table:style-name="ce135" table:formula="of:=[.C39]-IF([.E39]=&quot;Yes&quot;;0;[.C39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39:.AK39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34">
            <text:p>34</text:p>
          </table:table-cell>
          <table:table-cell table:style-name="ce44" office:value-type="string">
            <text:p>NhatNH</text:p>
          </table:table-cell>
          <table:table-cell table:style-name="ce135" table:formula="of:=[.F40]*[.$C$2]" office:value-type="float" office:value="0">
            <text:p>0</text:p>
          </table:table-cell>
          <table:table-cell table:style-name="ce135" table:formula="of:=[.C40]-IF([.E40]=&quot;Yes&quot;;0;[.C40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40:.AK40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35">
            <text:p>35</text:p>
          </table:table-cell>
          <table:table-cell table:style-name="ce100" office:value-type="string">
            <text:p>NhungLM</text:p>
          </table:table-cell>
          <table:table-cell table:style-name="ce135" table:formula="of:=[.F41]*[.$C$2]" office:value-type="float" office:value="0">
            <text:p>0</text:p>
          </table:table-cell>
          <table:table-cell table:style-name="ce135" table:formula="of:=[.C41]-IF([.E41]=&quot;Yes&quot;;0;[.C41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41:.AK41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36">
            <text:p>36</text:p>
          </table:table-cell>
          <table:table-cell table:style-name="ce44" office:value-type="string">
            <text:p>NhuPHQ</text:p>
          </table:table-cell>
          <table:table-cell table:style-name="ce135" table:formula="of:=[.F42]*[.$C$2]" office:value-type="float" office:value="0">
            <text:p>0</text:p>
          </table:table-cell>
          <table:table-cell table:style-name="ce135" table:formula="of:=[.C42]-IF([.E42]=&quot;Yes&quot;;0;[.C42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42:.AK42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37">
            <text:p>37</text:p>
          </table:table-cell>
          <table:table-cell table:style-name="ce44" office:value-type="string">
            <text:p>NhuVNQ</text:p>
          </table:table-cell>
          <table:table-cell table:style-name="ce135" table:formula="of:=[.F43]*[.$C$2]" office:value-type="float" office:value="0">
            <text:p>0</text:p>
          </table:table-cell>
          <table:table-cell table:style-name="ce135" table:formula="of:=[.C43]-IF([.E43]=&quot;Yes&quot;;0;[.C43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43:.AK43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38">
            <text:p>38</text:p>
          </table:table-cell>
          <table:table-cell table:style-name="ce44" office:value-type="string">
            <text:p>PhatHDT</text:p>
          </table:table-cell>
          <table:table-cell table:style-name="ce135" table:formula="of:=[.F44]*[.$C$2]" office:value-type="float" office:value="0">
            <text:p>0</text:p>
          </table:table-cell>
          <table:table-cell table:style-name="ce135" table:formula="of:=[.C44]-IF([.E44]=&quot;Yes&quot;;0;[.C44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44:.AK44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135" table:formula="of:=[.F45]*[.$C$2]" office:value-type="float" office:value="0">
            <text:p>0</text:p>
          </table:table-cell>
          <table:table-cell table:style-name="ce135" table:formula="of:=[.C45]-IF([.E45]=&quot;Yes&quot;;0;[.C45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45:.AK45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40">
            <text:p>40</text:p>
          </table:table-cell>
          <table:table-cell table:style-name="ce44" office:value-type="string">
            <text:p>PhuTV</text:p>
          </table:table-cell>
          <table:table-cell table:style-name="ce135" table:formula="of:=[.F46]*[.$C$2]" office:value-type="float" office:value="0">
            <text:p>0</text:p>
          </table:table-cell>
          <table:table-cell table:style-name="ce135" table:formula="of:=[.C46]-IF([.E46]=&quot;Yes&quot;;0;[.C46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46:.AK46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41">
            <text:p>41</text:p>
          </table:table-cell>
          <table:table-cell table:style-name="ce44" office:value-type="string">
            <text:p>SangLT</text:p>
          </table:table-cell>
          <table:table-cell table:style-name="ce135" table:formula="of:=[.F47]*[.$C$2]" office:value-type="float" office:value="0">
            <text:p>0</text:p>
          </table:table-cell>
          <table:table-cell table:style-name="ce135" table:formula="of:=[.C47]-IF([.E47]=&quot;Yes&quot;;0;[.C47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47:.AK47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42">
            <text:p>42</text:p>
          </table:table-cell>
          <table:table-cell table:style-name="ce44" office:value-type="string">
            <text:p>TaiPA</text:p>
          </table:table-cell>
          <table:table-cell table:style-name="ce135" table:formula="of:=[.F48]*[.$C$2]" office:value-type="float" office:value="0">
            <text:p>0</text:p>
          </table:table-cell>
          <table:table-cell table:style-name="ce135" table:formula="of:=[.C48]-IF([.E48]=&quot;Yes&quot;;0;[.C48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48:.AK48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43">
            <text:p>43</text:p>
          </table:table-cell>
          <table:table-cell table:style-name="ce44" office:value-type="string">
            <text:p>TamHVH</text:p>
          </table:table-cell>
          <table:table-cell table:style-name="ce135" table:formula="of:=[.F49]*[.$C$2]" office:value-type="float" office:value="0">
            <text:p>0</text:p>
          </table:table-cell>
          <table:table-cell table:style-name="ce135" table:formula="of:=[.C49]-IF([.E49]=&quot;Yes&quot;;0;[.C49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49:.AK49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44">
            <text:p>44</text:p>
          </table:table-cell>
          <table:table-cell table:style-name="ce44" office:value-type="string">
            <text:p>TamLH</text:p>
          </table:table-cell>
          <table:table-cell table:style-name="ce135" table:formula="of:=[.F50]*[.$C$2]" office:value-type="float" office:value="0">
            <text:p>0</text:p>
          </table:table-cell>
          <table:table-cell table:style-name="ce135" table:formula="of:=[.C50]-IF([.E50]=&quot;Yes&quot;;0;[.C50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50:.AK50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45">
            <text:p>45</text:p>
          </table:table-cell>
          <table:table-cell table:style-name="ce44" office:value-type="string">
            <text:p>TinNQ</text:p>
          </table:table-cell>
          <table:table-cell table:style-name="ce135" table:formula="of:=[.F51]*[.$C$2]" office:value-type="float" office:value="0">
            <text:p>0</text:p>
          </table:table-cell>
          <table:table-cell table:style-name="ce135" table:formula="of:=[.C51]-IF([.E51]=&quot;Yes&quot;;0;[.C51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51:.AK51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46">
            <text:p>46</text:p>
          </table:table-cell>
          <table:table-cell table:style-name="ce44" office:value-type="string">
            <text:p>TinhNVP</text:p>
          </table:table-cell>
          <table:table-cell table:style-name="ce135" table:formula="of:=[.F52]*[.$C$2]" office:value-type="float" office:value="0">
            <text:p>0</text:p>
          </table:table-cell>
          <table:table-cell table:style-name="ce135" table:formula="of:=[.C52]-IF([.E52]=&quot;Yes&quot;;0;[.C52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52:.AK52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47">
            <text:p>47</text:p>
          </table:table-cell>
          <table:table-cell table:style-name="ce44" office:value-type="string">
            <text:p>TienND</text:p>
          </table:table-cell>
          <table:table-cell table:style-name="ce135" table:formula="of:=[.F53]*[.$C$2]" office:value-type="float" office:value="0">
            <text:p>0</text:p>
          </table:table-cell>
          <table:table-cell table:style-name="ce135" table:formula="of:=[.C53]-IF([.E53]=&quot;Yes&quot;;0;[.C53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53:.AK53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48">
            <text:p>48</text:p>
          </table:table-cell>
          <table:table-cell table:style-name="ce99" office:value-type="string">
            <text:p>ToanDT</text:p>
          </table:table-cell>
          <table:table-cell table:style-name="ce135" table:formula="of:=[.F54]*[.$C$2]" office:value-type="float" office:value="0">
            <text:p>0</text:p>
          </table:table-cell>
          <table:table-cell table:style-name="ce135" table:formula="of:=[.C54]-IF([.E54]=&quot;Yes&quot;;0;[.C54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54:.AK54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49">
            <text:p>49</text:p>
          </table:table-cell>
          <table:table-cell table:style-name="ce44" office:value-type="string">
            <text:p>TuanNT</text:p>
          </table:table-cell>
          <table:table-cell table:style-name="ce135" table:formula="of:=[.F55]*[.$C$2]" office:value-type="float" office:value="0">
            <text:p>0</text:p>
          </table:table-cell>
          <table:table-cell table:style-name="ce135" table:formula="of:=[.C55]-IF([.E55]=&quot;Yes&quot;;0;[.C55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55:.AK55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50">
            <text:p>50</text:p>
          </table:table-cell>
          <table:table-cell table:style-name="ce44" office:value-type="string">
            <text:p>ThaiNHQ</text:p>
          </table:table-cell>
          <table:table-cell table:style-name="ce135" table:formula="of:=[.F56]*[.$C$2]" office:value-type="float" office:value="0">
            <text:p>0</text:p>
          </table:table-cell>
          <table:table-cell table:style-name="ce135" table:formula="of:=[.C56]-IF([.E56]=&quot;Yes&quot;;0;[.C56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56:.AK56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51">
            <text:p>51</text:p>
          </table:table-cell>
          <table:table-cell table:style-name="ce44" office:value-type="string">
            <text:p>ThamDT</text:p>
          </table:table-cell>
          <table:table-cell table:style-name="ce135" table:formula="of:=[.F57]*[.$C$2]" office:value-type="float" office:value="0">
            <text:p>0</text:p>
          </table:table-cell>
          <table:table-cell table:style-name="ce135" table:formula="of:=[.C57]-IF([.E57]=&quot;Yes&quot;;0;[.C57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57:.AK57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52">
            <text:p>52</text:p>
          </table:table-cell>
          <table:table-cell table:style-name="ce45" office:value-type="string">
            <text:p>ThanhCH</text:p>
          </table:table-cell>
          <table:table-cell table:style-name="ce135" table:formula="of:=[.F58]*[.$C$2]" office:value-type="float" office:value="0">
            <text:p>0</text:p>
          </table:table-cell>
          <table:table-cell table:style-name="ce135" table:formula="of:=[.C58]-IF([.E58]=&quot;Yes&quot;;0;[.C58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58:.AK58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53">
            <text:p>53</text:p>
          </table:table-cell>
          <table:table-cell table:style-name="ce46" office:value-type="string">
            <text:p>ThienTM</text:p>
          </table:table-cell>
          <table:table-cell table:style-name="ce136" table:formula="of:=[.F59]*[.$C$2]" office:value-type="float" office:value="0">
            <text:p>0</text:p>
          </table:table-cell>
          <table:table-cell table:style-name="ce136" table:formula="of:=[.C59]-IF([.E59]=&quot;Yes&quot;;0;[.C59])" office:value-type="float" office:value="0">
            <text:p>0</text:p>
          </table:table-cell>
          <table:table-cell table:style-name="ce142" table:content-validation-name="val1"/>
          <table:table-cell table:style-name="ce143" table:formula="of:=COUNTIF( [.G59:.AK59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54">
            <text:p>54</text:p>
          </table:table-cell>
          <table:table-cell table:style-name="ce99" office:value-type="string">
            <text:p>ThinhCT</text:p>
          </table:table-cell>
          <table:table-cell table:style-name="ce135" table:formula="of:=[.F60]*[.$C$2]" office:value-type="float" office:value="0">
            <text:p>0</text:p>
          </table:table-cell>
          <table:table-cell table:style-name="ce135" table:formula="of:=[.C60]-IF([.E60]=&quot;Yes&quot;;0;[.C60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60:.AK60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55">
            <text:p>55</text:p>
          </table:table-cell>
          <table:table-cell table:style-name="ce44" office:value-type="string">
            <text:p>ThinhT</text:p>
          </table:table-cell>
          <table:table-cell table:style-name="ce135" table:formula="of:=[.F61]*[.$C$2]" office:value-type="float" office:value="0">
            <text:p>0</text:p>
          </table:table-cell>
          <table:table-cell table:style-name="ce135" table:formula="of:=[.C61]-IF([.E61]=&quot;Yes&quot;;0;[.C61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61:.AK61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56">
            <text:p>56</text:p>
          </table:table-cell>
          <table:table-cell table:style-name="ce44" office:value-type="string">
            <text:p>ThuyLTT</text:p>
          </table:table-cell>
          <table:table-cell table:style-name="ce135" table:formula="of:=[.F62]*[.$C$2]" office:value-type="float" office:value="0">
            <text:p>0</text:p>
          </table:table-cell>
          <table:table-cell table:style-name="ce135" table:formula="of:=[.C62]-IF([.E62]=&quot;Yes&quot;;0;[.C62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62:.AK62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57">
            <text:p>57</text:p>
          </table:table-cell>
          <table:table-cell table:style-name="ce44" office:value-type="string">
            <text:p>ThuyNTX</text:p>
          </table:table-cell>
          <table:table-cell table:style-name="ce135" table:formula="of:=[.F63]*[.$C$2]" office:value-type="float" office:value="0">
            <text:p>0</text:p>
          </table:table-cell>
          <table:table-cell table:style-name="ce135" table:formula="of:=[.C63]-IF([.E63]=&quot;Yes&quot;;0;[.C63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63:.AK63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58">
            <text:p>58</text:p>
          </table:table-cell>
          <table:table-cell table:style-name="ce44" office:value-type="string">
            <text:p>ThuyenTTN</text:p>
          </table:table-cell>
          <table:table-cell table:style-name="ce135" table:formula="of:=[.F64]*[.$C$2]" office:value-type="float" office:value="0">
            <text:p>0</text:p>
          </table:table-cell>
          <table:table-cell table:style-name="ce135" table:formula="of:=[.C64]-IF([.E64]=&quot;Yes&quot;;0;[.C64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64:.AK64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59">
            <text:p>59</text:p>
          </table:table-cell>
          <table:table-cell table:style-name="ce44" office:value-type="string">
            <text:p>TrietVM</text:p>
          </table:table-cell>
          <table:table-cell table:style-name="ce135" table:formula="of:=[.F65]*[.$C$2]" office:value-type="float" office:value="0">
            <text:p>0</text:p>
          </table:table-cell>
          <table:table-cell table:style-name="ce135" table:formula="of:=[.C65]-IF([.E65]=&quot;Yes&quot;;0;[.C65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65:.AK65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60">
            <text:p>60</text:p>
          </table:table-cell>
          <table:table-cell table:style-name="ce44" office:value-type="string">
            <text:p>TrucPDT</text:p>
          </table:table-cell>
          <table:table-cell table:style-name="ce135" table:formula="of:=[.F66]*[.$C$2]" office:value-type="float" office:value="0">
            <text:p>0</text:p>
          </table:table-cell>
          <table:table-cell table:style-name="ce135" table:formula="of:=[.C66]-IF([.E66]=&quot;Yes&quot;;0;[.C66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66:.AK66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61">
            <text:p>61</text:p>
          </table:table-cell>
          <table:table-cell table:style-name="ce44" office:value-type="string">
            <text:p>VinhNT</text:p>
          </table:table-cell>
          <table:table-cell table:style-name="ce135" table:formula="of:=[.F67]*[.$C$2]" office:value-type="float" office:value="0">
            <text:p>0</text:p>
          </table:table-cell>
          <table:table-cell table:style-name="ce135" table:formula="of:=[.C67]-IF([.E67]=&quot;Yes&quot;;0;[.C67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67:.AK67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62">
            <text:p>62</text:p>
          </table:table-cell>
          <table:table-cell table:style-name="ce44" office:value-type="string">
            <text:p>VinhP</text:p>
          </table:table-cell>
          <table:table-cell table:style-name="ce135" table:formula="of:=[.F68]*[.$C$2]" office:value-type="float" office:value="0">
            <text:p>0</text:p>
          </table:table-cell>
          <table:table-cell table:style-name="ce135" table:formula="of:=[.C68]-IF([.E68]=&quot;Yes&quot;;0;[.C68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68:.AK68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63">
            <text:p>63</text:p>
          </table:table-cell>
          <table:table-cell table:style-name="ce45" office:value-type="string">
            <text:p>ViTHT</text:p>
          </table:table-cell>
          <table:table-cell table:style-name="ce135" table:formula="of:=[.F69]*[.$C$2]" office:value-type="float" office:value="0">
            <text:p>0</text:p>
          </table:table-cell>
          <table:table-cell table:style-name="ce135" table:formula="of:=[.C69]-IF([.E69]=&quot;Yes&quot;;0;[.C69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69:.AK69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64">
            <text:p>64</text:p>
          </table:table-cell>
          <table:table-cell table:style-name="ce44" office:value-type="string">
            <text:p>VietDQ</text:p>
          </table:table-cell>
          <table:table-cell table:style-name="ce135" table:formula="of:=[.F70]*[.$C$2]" office:value-type="float" office:value="0">
            <text:p>0</text:p>
          </table:table-cell>
          <table:table-cell table:style-name="ce135" table:formula="of:=[.C70]-IF([.E70]=&quot;Yes&quot;;0;[.C70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70:.AK70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65">
            <text:p>65</text:p>
          </table:table-cell>
          <table:table-cell table:style-name="ce45" office:value-type="string">
            <text:p>VuPTM</text:p>
          </table:table-cell>
          <table:table-cell table:style-name="ce135" table:formula="of:=[.F71]*[.$C$2]" office:value-type="float" office:value="0">
            <text:p>0</text:p>
          </table:table-cell>
          <table:table-cell table:style-name="ce135" table:formula="of:=[.C71]-IF([.E71]=&quot;Yes&quot;;0;[.C71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71:.AK71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66">
            <text:p>66</text:p>
          </table:table-cell>
          <table:table-cell table:style-name="ce45" office:value-type="string">
            <text:p>VyNL</text:p>
          </table:table-cell>
          <table:table-cell table:style-name="ce135" table:formula="of:=[.F72]*[.$C$2]" office:value-type="float" office:value="0">
            <text:p>0</text:p>
          </table:table-cell>
          <table:table-cell table:style-name="ce135" table:formula="of:=[.C72]-IF([.E72]=&quot;Yes&quot;;0;[.C72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72:.AK72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2">
          <table:table-cell table:style-name="ce43"/>
          <table:table-cell/>
          <table:table-cell table:style-name="Default"/>
          <table:table-cell table:style-name="ce135"/>
          <table:table-cell table:number-columns-repeated="1020"/>
        </table:table-row>
        <table:table-row table:style-name="ro7">
          <table:table-cell table:style-name="ce42" office:value-type="float" office:value="67">
            <text:p>67</text:p>
          </table:table-cell>
          <table:table-cell table:style-name="ce45" office:value-type="string">
            <text:p>HaoTT</text:p>
          </table:table-cell>
          <table:table-cell table:style-name="ce135" table:formula="of:=[.F74]*[.$C$2]" office:value-type="float" office:value="0">
            <text:p>0</text:p>
          </table:table-cell>
          <table:table-cell table:style-name="ce135" table:formula="of:=[.C74]-IF([.E74]=&quot;Yes&quot;;0;[.C74])" office:value-type="float" office:value="0">
            <text:p>0</text:p>
          </table:table-cell>
          <table:table-cell table:style-name="ce141" table:content-validation-name="val1"/>
          <table:table-cell table:style-name="ce143" table:formula="of:=COUNTIF( [.G74:.AK74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68">
            <text:p>68</text:p>
          </table:table-cell>
          <table:table-cell table:style-name="ce46" office:value-type="string">
            <text:p>KietNHT</text:p>
          </table:table-cell>
          <table:table-cell table:style-name="ce136" table:formula="of:=[.F75]*[.$C$2]" office:value-type="float" office:value="0">
            <text:p>0</text:p>
          </table:table-cell>
          <table:table-cell table:style-name="ce136" table:formula="of:=[.C75]-IF([.E75]=&quot;Yes&quot;;0;[.C75])" office:value-type="float" office:value="0">
            <text:p>0</text:p>
          </table:table-cell>
          <table:table-cell table:style-name="ce142" table:content-validation-name="val1"/>
          <table:table-cell table:style-name="ce143" table:formula="of:=COUNTIF( [.G75:.AK75]; &quot;0&quot;)" office:value-type="float" office:value="0">
            <text:p>0</text:p>
          </table:table-cell>
          <table:table-cell table:style-name="ce146" table:number-columns-repeated="31"/>
          <table:table-cell table:style-name="ce98" table:number-columns-repeated="987"/>
        </table:table-row>
        <table:table-row table:style-name="ro7">
          <table:table-cell table:style-name="ce42" office:value-type="float" office:value="69">
            <text:p>69</text:p>
          </table:table-cell>
          <table:table-cell table:style-name="ce46" office:value-type="string">
            <text:p>LongLG</text:p>
          </table:table-cell>
          <table:table-cell table:style-name="ce136" table:formula="of:=[.F76]*[.$C$2]" office:value-type="float" office:value="0">
            <text:p>0</text:p>
          </table:table-cell>
          <table:table-cell table:style-name="ce136" table:formula="of:=[.C76]-IF([.E76]=&quot;Yes&quot;;0;[.C76])" office:value-type="float" office:value="0">
            <text:p>0</text:p>
          </table:table-cell>
          <table:table-cell table:style-name="ce142" table:content-validation-name="val1"/>
          <table:table-cell table:style-name="ce143" table:formula="of:=COUNTIF( [.G76:.AK76]; &quot;0&quot;)" office:value-type="float" office:value="0">
            <text:p>0</text:p>
          </table:table-cell>
          <table:table-cell table:style-name="ce146" table:number-columns-repeated="31"/>
          <table:table-cell table:style-name="ce98" table:number-columns-repeated="987"/>
        </table:table-row>
        <table:table-row table:style-name="ro7">
          <table:table-cell table:style-name="ce42" office:value-type="float" office:value="70">
            <text:p>70</text:p>
          </table:table-cell>
          <table:table-cell table:style-name="ce46" office:value-type="string">
            <text:p>QuocNVA</text:p>
          </table:table-cell>
          <table:table-cell table:style-name="ce136" table:formula="of:=[.F77]*[.$C$2]" office:value-type="float" office:value="0">
            <text:p>0</text:p>
          </table:table-cell>
          <table:table-cell table:style-name="ce136" table:formula="of:=[.C77]-IF([.E77]=&quot;Yes&quot;;0;[.C77])" office:value-type="float" office:value="0">
            <text:p>0</text:p>
          </table:table-cell>
          <table:table-cell table:style-name="ce142" table:content-validation-name="val1"/>
          <table:table-cell table:style-name="ce143" table:formula="of:=COUNTIF( [.G77:.AK77]; &quot;0&quot;)" office:value-type="float" office:value="0">
            <text:p>0</text:p>
          </table:table-cell>
          <table:table-cell table:style-name="ce146" table:number-columns-repeated="31"/>
          <table:table-cell table:style-name="ce98" table:number-columns-repeated="987"/>
        </table:table-row>
        <table:table-row table:style-name="ro7">
          <table:table-cell table:style-name="ce42" office:value-type="float" office:value="71">
            <text:p>71</text:p>
          </table:table-cell>
          <table:table-cell table:style-name="ce46" office:value-type="string">
            <text:p>SamHT</text:p>
          </table:table-cell>
          <table:table-cell table:style-name="ce136" table:formula="of:=[.F78]*[.$C$2]" office:value-type="float" office:value="0">
            <text:p>0</text:p>
          </table:table-cell>
          <table:table-cell table:style-name="ce136" table:formula="of:=[.C78]-IF([.E78]=&quot;Yes&quot;;0;[.C78])" office:value-type="float" office:value="0">
            <text:p>0</text:p>
          </table:table-cell>
          <table:table-cell table:style-name="ce142" table:content-validation-name="val1"/>
          <table:table-cell table:style-name="ce143" table:formula="of:=COUNTIF( [.G78:.AK78]; &quot;0&quot;)" office:value-type="float" office:value="0">
            <text:p>0</text:p>
          </table:table-cell>
          <table:table-cell table:style-name="ce146" table:number-columns-repeated="31"/>
          <table:table-cell table:style-name="ce98" table:number-columns-repeated="987"/>
        </table:table-row>
        <table:table-row table:style-name="ro7">
          <table:table-cell table:style-name="ce42" office:value-type="float" office:value="72">
            <text:p>72</text:p>
          </table:table-cell>
          <table:table-cell table:style-name="ce46" office:value-type="string">
            <text:p>ThinhPVD</text:p>
          </table:table-cell>
          <table:table-cell table:style-name="ce136" table:formula="of:=[.F79]*[.$C$2]" office:value-type="float" office:value="0">
            <text:p>0</text:p>
          </table:table-cell>
          <table:table-cell table:style-name="ce136" table:formula="of:=[.C79]-IF([.E79]=&quot;Yes&quot;;0;[.C79])" office:value-type="float" office:value="0">
            <text:p>0</text:p>
          </table:table-cell>
          <table:table-cell table:style-name="ce142" table:content-validation-name="val1"/>
          <table:table-cell table:style-name="ce143" table:formula="of:=COUNTIF( [.G79:.AK79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7">
          <table:table-cell table:style-name="ce42" office:value-type="float" office:value="73">
            <text:p>73</text:p>
          </table:table-cell>
          <table:table-cell table:style-name="ce45" office:value-type="string">
            <text:p>Last row</text:p>
          </table:table-cell>
          <table:table-cell table:style-name="ce136" table:formula="of:=[.F80]*[.$C$2]" office:value-type="float" office:value="0">
            <text:p>0</text:p>
          </table:table-cell>
          <table:table-cell table:style-name="ce136" table:formula="of:=[.C80]-IF([.E80]=&quot;Yes&quot;;0;[.C80])" office:value-type="float" office:value="0">
            <text:p>0</text:p>
          </table:table-cell>
          <table:table-cell table:style-name="ce142" table:content-validation-name="val1"/>
          <table:table-cell table:style-name="ce143" table:formula="of:=COUNTIF( [.G80:.AK80]; &quot;0&quot;)" office:value-type="float" office:value="0">
            <text:p>0</text:p>
          </table:table-cell>
          <table:table-cell table:style-name="ce145" table:number-columns-repeated="31"/>
          <table:table-cell table:number-columns-repeated="987"/>
        </table:table-row>
        <table:table-row table:style-name="ro2" table:number-rows-repeated="65380">
          <table:table-cell table:style-name="ce43" table:number-columns-repeated="2"/>
          <table:table-cell table:style-name="ce51" table:number-columns-repeated="2"/>
          <table:table-cell/>
          <table:table-cell table:style-name="ce43"/>
          <table:table-cell table:number-columns-repeated="1018"/>
        </table:table-row>
        <table:table-row table:style-name="ro2" table:number-rows-repeated="9831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uly" table:style-name="ta3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ce52"/>
        <table:table-column table:style-name="co7" table:default-cell-style-name="Default"/>
        <table:table-column table:style-name="co14" table:default-cell-style-name="Default"/>
        <table:table-column table:style-name="co15" table:number-columns-repeated="31" table:default-cell-style-name="Default"/>
        <table:table-column table:style-name="co7" table:number-columns-repeated="987" table:default-cell-style-name="Default"/>
        <table:table-row table:style-name="ro8">
          <table:table-cell table:style-name="ce12" table:number-columns-repeated="4"/>
          <table:table-cell/>
          <table:table-cell table:style-name="ce12"/>
          <table:table-cell table:number-columns-repeated="1018"/>
        </table:table-row>
        <table:table-row table:style-name="ro2">
          <table:table-cell table:style-name="ce40" table:number-columns-repeated="2"/>
          <table:table-cell table:style-name="ce47" office:value-type="float" office:value="25000">
            <text:p>25,000</text:p>
          </table:table-cell>
          <table:table-cell table:style-name="ce47"/>
          <table:table-cell/>
          <table:table-cell table:style-name="ce40"/>
          <table:table-cell table:number-columns-repeated="1018"/>
        </table:table-row>
        <table:table-row table:style-name="ro2">
          <table:table-cell table:style-name="ce41" table:number-columns-repeated="2"/>
          <table:table-cell table:style-name="ce48" table:number-columns-repeated="2"/>
          <table:table-cell table:style-name="ce153"/>
          <table:table-cell table:style-name="ce41"/>
          <table:table-cell table:style-name="ce153" table:number-columns-repeated="8"/>
          <table:table-cell table:style-name="ce163" office:value-type="string" table:number-columns-spanned="2" table:number-rows-spanned="1">
            <text:p>Month</text:p>
          </table:table-cell>
          <table:covered-table-cell table:style-name="ce164"/>
          <table:table-cell table:style-name="ce165" table:content-validation-name="val2" office:value-type="float" office:value="7" table:number-columns-spanned="2" table:number-rows-spanned="1">
            <text:p>7</text:p>
          </table:table-cell>
          <table:covered-table-cell table:style-name="ce164"/>
          <table:table-cell table:style-name="ce163" office:value-type="string" table:number-columns-spanned="2" table:number-rows-spanned="1">
            <text:p>Year</text:p>
          </table:table-cell>
          <table:covered-table-cell table:style-name="ce164"/>
          <table:table-cell table:style-name="ce163" office:value-type="float" office:value="2019" table:number-columns-spanned="2" table:number-rows-spanned="1">
            <text:p>2019</text:p>
          </table:table-cell>
          <table:covered-table-cell table:style-name="ce166"/>
          <table:table-cell table:style-name="ce153" table:number-columns-repeated="15"/>
          <table:table-cell table:number-columns-repeated="987"/>
        </table:table-row>
        <table:table-row table:style-name="ro2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1" office:value-type="string">
            <text:p>Total amount</text:p>
          </table:table-cell>
          <table:table-cell table:style-name="ce41" office:value-type="string">
            <text:p>Disbursement </text:p>
          </table:table-cell>
          <table:table-cell table:style-name="ce154" office:value-type="string" table:number-columns-spanned="1" table:number-rows-spanned="2">
            <text:p>Paid?</text:p>
          </table:table-cell>
          <table:table-cell table:style-name="ce41" office:value-type="string">
            <text:p>Total</text:p>
          </table:table-cell>
          <table:table-cell table:style-name="ce160" table:formula="of:=DATE([.$U$3];[.Q3];1)" office:value-type="date" office:date-value="2019-07-01">
            <text:p>01</text:p>
          </table:table-cell>
          <table:table-cell table:style-name="ce160" table:formula="of:=[.G4]+1" office:value-type="date" office:date-value="2019-07-02">
            <text:p>02</text:p>
          </table:table-cell>
          <table:table-cell table:style-name="ce160" table:formula="of:=[.H4]+1" office:value-type="date" office:date-value="2019-07-03">
            <text:p>03</text:p>
          </table:table-cell>
          <table:table-cell table:style-name="ce160" table:formula="of:=[.I4]+1" office:value-type="date" office:date-value="2019-07-04">
            <text:p>04</text:p>
          </table:table-cell>
          <table:table-cell table:style-name="ce160" table:formula="of:=[.J4]+1" office:value-type="date" office:date-value="2019-07-05">
            <text:p>05</text:p>
          </table:table-cell>
          <table:table-cell table:style-name="ce160" table:formula="of:=[.K4]+1" office:value-type="date" office:date-value="2019-07-06">
            <text:p>06</text:p>
          </table:table-cell>
          <table:table-cell table:style-name="ce160" table:formula="of:=[.L4]+1" office:value-type="date" office:date-value="2019-07-07">
            <text:p>07</text:p>
          </table:table-cell>
          <table:table-cell table:style-name="ce160" table:formula="of:=[.M4]+1" office:value-type="date" office:date-value="2019-07-08">
            <text:p>08</text:p>
          </table:table-cell>
          <table:table-cell table:style-name="ce160" table:formula="of:=[.N4]+1" office:value-type="date" office:date-value="2019-07-09">
            <text:p>09</text:p>
          </table:table-cell>
          <table:table-cell table:style-name="ce160" table:formula="of:=[.O4]+1" office:value-type="date" office:date-value="2019-07-10">
            <text:p>10</text:p>
          </table:table-cell>
          <table:table-cell table:style-name="ce160" table:formula="of:=[.P4]+1" office:value-type="date" office:date-value="2019-07-11">
            <text:p>11</text:p>
          </table:table-cell>
          <table:table-cell table:style-name="ce160" table:formula="of:=[.Q4]+1" office:value-type="date" office:date-value="2019-07-12">
            <text:p>12</text:p>
          </table:table-cell>
          <table:table-cell table:style-name="ce160" table:formula="of:=[.R4]+1" office:value-type="date" office:date-value="2019-07-13">
            <text:p>13</text:p>
          </table:table-cell>
          <table:table-cell table:style-name="ce160" table:formula="of:=[.S4]+1" office:value-type="date" office:date-value="2019-07-14">
            <text:p>14</text:p>
          </table:table-cell>
          <table:table-cell table:style-name="ce160" table:formula="of:=[.T4]+1" office:value-type="date" office:date-value="2019-07-15">
            <text:p>15</text:p>
          </table:table-cell>
          <table:table-cell table:style-name="ce160" table:formula="of:=[.U4]+1" office:value-type="date" office:date-value="2019-07-16">
            <text:p>16</text:p>
          </table:table-cell>
          <table:table-cell table:style-name="ce160" table:formula="of:=[.V4]+1" office:value-type="date" office:date-value="2019-07-17">
            <text:p>17</text:p>
          </table:table-cell>
          <table:table-cell table:style-name="ce160" table:formula="of:=[.W4]+1" office:value-type="date" office:date-value="2019-07-18">
            <text:p>18</text:p>
          </table:table-cell>
          <table:table-cell table:style-name="ce160" table:formula="of:=[.X4]+1" office:value-type="date" office:date-value="2019-07-19">
            <text:p>19</text:p>
          </table:table-cell>
          <table:table-cell table:style-name="ce160" table:formula="of:=[.Y4]+1" office:value-type="date" office:date-value="2019-07-20">
            <text:p>20</text:p>
          </table:table-cell>
          <table:table-cell table:style-name="ce160" table:formula="of:=[.Z4]+1" office:value-type="date" office:date-value="2019-07-21">
            <text:p>21</text:p>
          </table:table-cell>
          <table:table-cell table:style-name="ce160" table:formula="of:=[.AA4]+1" office:value-type="date" office:date-value="2019-07-22">
            <text:p>22</text:p>
          </table:table-cell>
          <table:table-cell table:style-name="ce160" table:formula="of:=[.AB4]+1" office:value-type="date" office:date-value="2019-07-23">
            <text:p>23</text:p>
          </table:table-cell>
          <table:table-cell table:style-name="ce160" table:formula="of:=[.AC4]+1" office:value-type="date" office:date-value="2019-07-24">
            <text:p>24</text:p>
          </table:table-cell>
          <table:table-cell table:style-name="ce160" table:formula="of:=[.AD4]+1" office:value-type="date" office:date-value="2019-07-25">
            <text:p>25</text:p>
          </table:table-cell>
          <table:table-cell table:style-name="ce160" table:formula="of:=[.AE4]+1" office:value-type="date" office:date-value="2019-07-26">
            <text:p>26</text:p>
          </table:table-cell>
          <table:table-cell table:style-name="ce160" table:formula="of:=[.AF4]+1" office:value-type="date" office:date-value="2019-07-27">
            <text:p>27</text:p>
          </table:table-cell>
          <table:table-cell table:style-name="ce160" table:formula="of:=[.AG4]+1" office:value-type="date" office:date-value="2019-07-28">
            <text:p>28</text:p>
          </table:table-cell>
          <table:table-cell table:style-name="ce160" table:formula="of:=[.AH4]+1" office:value-type="date" office:date-value="2019-07-29">
            <text:p>29</text:p>
          </table:table-cell>
          <table:table-cell table:style-name="ce160" table:formula="of:=[.AI4]+1" office:value-type="date" office:date-value="2019-07-30">
            <text:p>30</text:p>
          </table:table-cell>
          <table:table-cell table:style-name="ce160" table:formula="of:=[.AJ4]+1" office:value-type="date" office:date-value="2019-07-31">
            <text:p>31</text:p>
          </table:table-cell>
          <table:table-cell table:number-columns-repeated="987"/>
        </table:table-row>
        <table:table-row table:style-name="ro7">
          <table:table-cell table:style-name="ce41" table:number-columns-repeated="2"/>
          <table:table-cell table:style-name="ce49" table:formula="of:=SUM([.C6:.C78])" office:value-type="float" office:value="0">
            <text:p>0</text:p>
          </table:table-cell>
          <table:table-cell table:style-name="ce49" table:formula="of:=[.C5]-SUM([.D6:.D78])" office:value-type="float" office:value="0">
            <text:p>0</text:p>
          </table:table-cell>
          <table:covered-table-cell table:style-name="ce155"/>
          <table:table-cell table:style-name="ce41"/>
          <table:table-cell table:style-name="ce156" table:formula="of:=CHOOSE(WEEKDAY([.G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6" table:formula="of:=CHOOSE(WEEKDAY([.H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6" table:formula="of:=CHOOSE(WEEKDAY([.I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6" table:formula="of:=CHOOSE(WEEKDAY([.J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6" table:formula="of:=CHOOSE(WEEKDAY([.K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6" table:formula="of:=CHOOSE(WEEKDAY([.L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6" table:formula="of:=CHOOSE(WEEKDAY([.M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6" table:formula="of:=CHOOSE(WEEKDAY([.N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6" table:formula="of:=CHOOSE(WEEKDAY([.O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6" table:formula="of:=CHOOSE(WEEKDAY([.P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6" table:formula="of:=CHOOSE(WEEKDAY([.Q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6" table:formula="of:=CHOOSE(WEEKDAY([.R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6" table:formula="of:=CHOOSE(WEEKDAY([.S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6" table:formula="of:=CHOOSE(WEEKDAY([.T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6" table:formula="of:=CHOOSE(WEEKDAY([.U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6" table:formula="of:=CHOOSE(WEEKDAY([.V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6" table:formula="of:=CHOOSE(WEEKDAY([.W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6" table:formula="of:=CHOOSE(WEEKDAY([.X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6" table:formula="of:=CHOOSE(WEEKDAY([.Y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6" table:formula="of:=CHOOSE(WEEKDAY([.Z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6" table:formula="of:=CHOOSE(WEEKDAY([.AA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6" table:formula="of:=CHOOSE(WEEKDAY([.AB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6" table:formula="of:=CHOOSE(WEEKDAY([.AC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6" table:formula="of:=CHOOSE(WEEKDAY([.AD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6" table:formula="of:=CHOOSE(WEEKDAY([.AE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6" table:formula="of:=CHOOSE(WEEKDAY([.AF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6" table:formula="of:=CHOOSE(WEEKDAY([.AG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6" table:formula="of:=CHOOSE(WEEKDAY([.AH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6" table:formula="of:=CHOOSE(WEEKDAY([.AI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6" table:formula="of:=CHOOSE(WEEKDAY([.AJ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6" table:formula="of:=CHOOSE(WEEKDAY([.AK4]);&quot;Sun&quot;;&quot;Mon&quot;;&quot;Tue&quot;;&quot;Wed&quot;;&quot;Thur&quot;;&quot;Fri&quot;;&quot;Sat&quot;)" office:value-type="string" office:string-value="Wed">
            <text:p>Wed</text:p>
          </table:table-cell>
          <table:table-cell table:number-columns-repeated="987"/>
        </table:table-row>
        <table:table-row table:style-name="ro2">
          <table:table-cell table:style-name="ce41"/>
          <table:table-cell table:style-name="ce41" office:value-type="string">
            <text:p>1<text:span text:style-name="T6">st</text:span> row</text:p>
          </table:table-cell>
          <table:table-cell table:style-name="ce49" table:number-columns-repeated="2"/>
          <table:table-cell table:style-name="ce156"/>
          <table:table-cell table:style-name="ce41"/>
          <table:table-cell table:style-name="ce156" table:number-columns-repeated="31"/>
          <table:table-cell table:number-columns-repeated="987"/>
        </table:table-row>
        <table:table-row table:style-name="ro9">
          <table:table-cell table:style-name="ce4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51" table:formula="of:=[.F7]*[.$C$2]" office:value-type="float" office:value="0">
            <text:p>0</text:p>
          </table:table-cell>
          <table:table-cell table:style-name="ce151" table:formula="of:=[.C7]-IF([.E7]=&quot;Yes&quot;;0;[.C7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7:.AK7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51" table:formula="of:=[.F8]*[.$C$2]" office:value-type="float" office:value="0">
            <text:p>0</text:p>
          </table:table-cell>
          <table:table-cell table:style-name="ce151" table:formula="of:=[.C8]-IF([.E8]=&quot;Yes&quot;;0;[.C8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8:.AK8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51" table:formula="of:=[.F9]*[.$C$2]" office:value-type="float" office:value="0">
            <text:p>0</text:p>
          </table:table-cell>
          <table:table-cell table:style-name="ce151" table:formula="of:=[.C9]-IF([.E9]=&quot;Yes&quot;;0;[.C9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9:.AK9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51" table:formula="of:=[.F10]*[.$C$2]" office:value-type="float" office:value="0">
            <text:p>0</text:p>
          </table:table-cell>
          <table:table-cell table:style-name="ce151" table:formula="of:=[.C10]-IF([.E10]=&quot;Yes&quot;;0;[.C10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10:.AK10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51" table:formula="of:=[.F11]*[.$C$2]" office:value-type="float" office:value="0">
            <text:p>0</text:p>
          </table:table-cell>
          <table:table-cell table:style-name="ce151" table:formula="of:=[.C11]-IF([.E11]=&quot;Yes&quot;;0;[.C11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11:.AK11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6">
            <text:p>6</text:p>
          </table:table-cell>
          <table:table-cell table:style-name="ce44" office:value-type="string">
            <text:p>DauDQ</text:p>
          </table:table-cell>
          <table:table-cell table:style-name="ce151" table:formula="of:=[.F12]*[.$C$2]" office:value-type="float" office:value="0">
            <text:p>0</text:p>
          </table:table-cell>
          <table:table-cell table:style-name="ce151" table:formula="of:=[.C12]-IF([.E12]=&quot;Yes&quot;;0;[.C12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12:.AK12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7">
            <text:p>7</text:p>
          </table:table-cell>
          <table:table-cell table:style-name="ce44" office:value-type="string">
            <text:p>DuongDN</text:p>
          </table:table-cell>
          <table:table-cell table:style-name="ce151" table:formula="of:=[.F13]*[.$C$2]" office:value-type="float" office:value="0">
            <text:p>0</text:p>
          </table:table-cell>
          <table:table-cell table:style-name="ce151" table:formula="of:=[.C13]-IF([.E13]=&quot;Yes&quot;;0;[.C13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13:.AK13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8">
            <text:p>8</text:p>
          </table:table-cell>
          <table:table-cell table:style-name="ce44" office:value-type="string">
            <text:p>DuyNM</text:p>
          </table:table-cell>
          <table:table-cell table:style-name="ce151" table:formula="of:=[.F14]*[.$C$2]" office:value-type="float" office:value="0">
            <text:p>0</text:p>
          </table:table-cell>
          <table:table-cell table:style-name="ce151" table:formula="of:=[.C14]-IF([.E14]=&quot;Yes&quot;;0;[.C14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14:.AK14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9">
            <text:p>9</text:p>
          </table:table-cell>
          <table:table-cell table:style-name="ce44" office:value-type="string">
            <text:p>DuyenLT</text:p>
          </table:table-cell>
          <table:table-cell table:style-name="ce151" table:formula="of:=[.F15]*[.$C$2]" office:value-type="float" office:value="0">
            <text:p>0</text:p>
          </table:table-cell>
          <table:table-cell table:style-name="ce151" table:formula="of:=[.C15]-IF([.E15]=&quot;Yes&quot;;0;[.C15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15:.AK15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10">
            <text:p>10</text:p>
          </table:table-cell>
          <table:table-cell table:style-name="ce44" office:value-type="string">
            <text:p>GiauNV</text:p>
          </table:table-cell>
          <table:table-cell table:style-name="ce151" table:formula="of:=[.F16]*[.$C$2]" office:value-type="float" office:value="0">
            <text:p>0</text:p>
          </table:table-cell>
          <table:table-cell table:style-name="ce151" table:formula="of:=[.C16]-IF([.E16]=&quot;Yes&quot;;0;[.C16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16:.AK16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11">
            <text:p>11</text:p>
          </table:table-cell>
          <table:table-cell table:style-name="ce44" office:value-type="string">
            <text:p>HaTH</text:p>
          </table:table-cell>
          <table:table-cell table:style-name="ce151" table:formula="of:=[.F17]*[.$C$2]" office:value-type="float" office:value="0">
            <text:p>0</text:p>
          </table:table-cell>
          <table:table-cell table:style-name="ce151" table:formula="of:=[.C17]-IF([.E17]=&quot;Yes&quot;;0;[.C17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17:.AK17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12">
            <text:p>12</text:p>
          </table:table-cell>
          <table:table-cell table:style-name="ce45" office:value-type="string">
            <text:p>HaVS</text:p>
          </table:table-cell>
          <table:table-cell table:style-name="ce151" table:formula="of:=[.F18]*[.$C$2]" office:value-type="float" office:value="0">
            <text:p>0</text:p>
          </table:table-cell>
          <table:table-cell table:style-name="ce151" table:formula="of:=[.C18]-IF([.E18]=&quot;Yes&quot;;0;[.C18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18:.AK18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13">
            <text:p>13</text:p>
          </table:table-cell>
          <table:table-cell table:style-name="ce44" office:value-type="string">
            <text:p>HaiNM</text:p>
          </table:table-cell>
          <table:table-cell table:style-name="ce151" table:formula="of:=[.F19]*[.$C$2]" office:value-type="float" office:value="0">
            <text:p>0</text:p>
          </table:table-cell>
          <table:table-cell table:style-name="ce151" table:formula="of:=[.C19]-IF([.E19]=&quot;Yes&quot;;0;[.C19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19:.AK19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14">
            <text:p>14</text:p>
          </table:table-cell>
          <table:table-cell table:style-name="ce44" office:value-type="string">
            <text:p>HangDTT</text:p>
          </table:table-cell>
          <table:table-cell table:style-name="ce151" table:formula="of:=[.F20]*[.$C$2]" office:value-type="float" office:value="0">
            <text:p>0</text:p>
          </table:table-cell>
          <table:table-cell table:style-name="ce151" table:formula="of:=[.C20]-IF([.E20]=&quot;Yes&quot;;0;[.C20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20:.AK20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15">
            <text:p>15</text:p>
          </table:table-cell>
          <table:table-cell table:style-name="ce44" office:value-type="string">
            <text:p>HanTTH</text:p>
          </table:table-cell>
          <table:table-cell table:style-name="ce151" table:formula="of:=[.F21]*[.$C$2]" office:value-type="float" office:value="0">
            <text:p>0</text:p>
          </table:table-cell>
          <table:table-cell table:style-name="ce151" table:formula="of:=[.C21]-IF([.E21]=&quot;Yes&quot;;0;[.C21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21:.AK21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16">
            <text:p>16</text:p>
          </table:table-cell>
          <table:table-cell table:style-name="ce44" office:value-type="string">
            <text:p>HienNV</text:p>
          </table:table-cell>
          <table:table-cell table:style-name="ce151" table:formula="of:=[.F22]*[.$C$2]" office:value-type="float" office:value="0">
            <text:p>0</text:p>
          </table:table-cell>
          <table:table-cell table:style-name="ce151" table:formula="of:=[.C22]-IF([.E22]=&quot;Yes&quot;;0;[.C22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22:.AK22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17">
            <text:p>17</text:p>
          </table:table-cell>
          <table:table-cell table:style-name="ce44" office:value-type="string">
            <text:p>HieuNKT</text:p>
          </table:table-cell>
          <table:table-cell table:style-name="ce151" table:formula="of:=[.F23]*[.$C$2]" office:value-type="float" office:value="0">
            <text:p>0</text:p>
          </table:table-cell>
          <table:table-cell table:style-name="ce151" table:formula="of:=[.C23]-IF([.E23]=&quot;Yes&quot;;0;[.C23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23:.AK23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18">
            <text:p>18</text:p>
          </table:table-cell>
          <table:table-cell table:style-name="ce44" office:value-type="string">
            <text:p>HueND</text:p>
          </table:table-cell>
          <table:table-cell table:style-name="ce151" table:formula="of:=[.F24]*[.$C$2]" office:value-type="float" office:value="0">
            <text:p>0</text:p>
          </table:table-cell>
          <table:table-cell table:style-name="ce151" table:formula="of:=[.C24]-IF([.E24]=&quot;Yes&quot;;0;[.C24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24:.AK24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19">
            <text:p>19</text:p>
          </table:table-cell>
          <table:table-cell table:style-name="ce44" office:value-type="string">
            <text:p>HungLV</text:p>
          </table:table-cell>
          <table:table-cell table:style-name="ce151" table:formula="of:=[.F25]*[.$C$2]" office:value-type="float" office:value="0">
            <text:p>0</text:p>
          </table:table-cell>
          <table:table-cell table:style-name="ce151" table:formula="of:=[.C25]-IF([.E25]=&quot;Yes&quot;;0;[.C25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25:.AK25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151" table:formula="of:=[.F26]*[.$C$2]" office:value-type="float" office:value="0">
            <text:p>0</text:p>
          </table:table-cell>
          <table:table-cell table:style-name="ce151" table:formula="of:=[.C26]-IF([.E26]=&quot;Yes&quot;;0;[.C26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26:.AK26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21">
            <text:p>21</text:p>
          </table:table-cell>
          <table:table-cell table:style-name="ce45" office:value-type="string">
            <text:p>HuyNG</text:p>
          </table:table-cell>
          <table:table-cell table:style-name="ce151" table:formula="of:=[.F27]*[.$C$2]" office:value-type="float" office:value="0">
            <text:p>0</text:p>
          </table:table-cell>
          <table:table-cell table:style-name="ce151" table:formula="of:=[.C27]-IF([.E27]=&quot;Yes&quot;;0;[.C27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27:.AK27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22">
            <text:p>22</text:p>
          </table:table-cell>
          <table:table-cell table:style-name="ce45" office:value-type="string">
            <text:p>KhangNHH</text:p>
          </table:table-cell>
          <table:table-cell table:style-name="ce151" table:formula="of:=[.F28]*[.$C$2]" office:value-type="float" office:value="0">
            <text:p>0</text:p>
          </table:table-cell>
          <table:table-cell table:style-name="ce151" table:formula="of:=[.C28]-IF([.E28]=&quot;Yes&quot;;0;[.C28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28:.AK28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23">
            <text:p>23</text:p>
          </table:table-cell>
          <table:table-cell table:style-name="ce45" office:value-type="string">
            <text:p>KhanhNN</text:p>
          </table:table-cell>
          <table:table-cell table:style-name="ce151" table:formula="of:=[.F29]*[.$C$2]" office:value-type="float" office:value="0">
            <text:p>0</text:p>
          </table:table-cell>
          <table:table-cell table:style-name="ce151" table:formula="of:=[.C29]-IF([.E29]=&quot;Yes&quot;;0;[.C29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29:.AK29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24">
            <text:p>24</text:p>
          </table:table-cell>
          <table:table-cell table:style-name="ce45" office:value-type="string">
            <text:p>KhoaND</text:p>
          </table:table-cell>
          <table:table-cell table:style-name="ce151" table:formula="of:=[.F30]*[.$C$2]" office:value-type="float" office:value="0">
            <text:p>0</text:p>
          </table:table-cell>
          <table:table-cell table:style-name="ce151" table:formula="of:=[.C30]-IF([.E30]=&quot;Yes&quot;;0;[.C30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30:.AK30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151" table:formula="of:=[.F31]*[.$C$2]" office:value-type="float" office:value="0">
            <text:p>0</text:p>
          </table:table-cell>
          <table:table-cell table:style-name="ce151" table:formula="of:=[.C31]-IF([.E31]=&quot;Yes&quot;;0;[.C31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31:.AK31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151" table:formula="of:=[.F32]*[.$C$2]" office:value-type="float" office:value="0">
            <text:p>0</text:p>
          </table:table-cell>
          <table:table-cell table:style-name="ce151" table:formula="of:=[.C32]-IF([.E32]=&quot;Yes&quot;;0;[.C32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32:.AK32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27">
            <text:p>27</text:p>
          </table:table-cell>
          <table:table-cell table:style-name="ce44" office:value-type="string">
            <text:p>LongDD</text:p>
          </table:table-cell>
          <table:table-cell table:style-name="ce151" table:formula="of:=[.F33]*[.$C$2]" office:value-type="float" office:value="0">
            <text:p>0</text:p>
          </table:table-cell>
          <table:table-cell table:style-name="ce151" table:formula="of:=[.C33]-IF([.E33]=&quot;Yes&quot;;0;[.C33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33:.AK33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28">
            <text:p>28</text:p>
          </table:table-cell>
          <table:table-cell table:style-name="ce99" office:value-type="string">
            <text:p>MaiLT</text:p>
          </table:table-cell>
          <table:table-cell table:style-name="ce151" table:formula="of:=[.F34]*[.$C$2]" office:value-type="float" office:value="0">
            <text:p>0</text:p>
          </table:table-cell>
          <table:table-cell table:style-name="ce151" table:formula="of:=[.C34]-IF([.E34]=&quot;Yes&quot;;0;[.C34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34:.AK34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151" table:formula="of:=[.F35]*[.$C$2]" office:value-type="float" office:value="0">
            <text:p>0</text:p>
          </table:table-cell>
          <table:table-cell table:style-name="ce151" table:formula="of:=[.C35]-IF([.E35]=&quot;Yes&quot;;0;[.C35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35:.AK35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30">
            <text:p>30</text:p>
          </table:table-cell>
          <table:table-cell table:style-name="ce44" office:value-type="string">
            <text:p>NamTV</text:p>
          </table:table-cell>
          <table:table-cell table:style-name="ce151" table:formula="of:=[.F36]*[.$C$2]" office:value-type="float" office:value="0">
            <text:p>0</text:p>
          </table:table-cell>
          <table:table-cell table:style-name="ce151" table:formula="of:=[.C36]-IF([.E36]=&quot;Yes&quot;;0;[.C36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36:.AK36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31">
            <text:p>31</text:p>
          </table:table-cell>
          <table:table-cell table:style-name="ce44" office:value-type="string">
            <text:p>NhanHTH</text:p>
          </table:table-cell>
          <table:table-cell table:style-name="ce151" table:formula="of:=[.F37]*[.$C$2]" office:value-type="float" office:value="0">
            <text:p>0</text:p>
          </table:table-cell>
          <table:table-cell table:style-name="ce151" table:formula="of:=[.C37]-IF([.E37]=&quot;Yes&quot;;0;[.C37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37:.AK37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32">
            <text:p>32</text:p>
          </table:table-cell>
          <table:table-cell table:style-name="ce44" office:value-type="string">
            <text:p>NhanNM</text:p>
          </table:table-cell>
          <table:table-cell table:style-name="ce151" table:formula="of:=[.F38]*[.$C$2]" office:value-type="float" office:value="0">
            <text:p>0</text:p>
          </table:table-cell>
          <table:table-cell table:style-name="ce151" table:formula="of:=[.C38]-IF([.E38]=&quot;Yes&quot;;0;[.C38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38:.AK38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33">
            <text:p>33</text:p>
          </table:table-cell>
          <table:table-cell table:style-name="ce44" office:value-type="string">
            <text:p>NhanPV</text:p>
          </table:table-cell>
          <table:table-cell table:style-name="ce151" table:formula="of:=[.F39]*[.$C$2]" office:value-type="float" office:value="0">
            <text:p>0</text:p>
          </table:table-cell>
          <table:table-cell table:style-name="ce151" table:formula="of:=[.C39]-IF([.E39]=&quot;Yes&quot;;0;[.C39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39:.AK39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34">
            <text:p>34</text:p>
          </table:table-cell>
          <table:table-cell table:style-name="ce44" office:value-type="string">
            <text:p>NhatNH</text:p>
          </table:table-cell>
          <table:table-cell table:style-name="ce151" table:formula="of:=[.F40]*[.$C$2]" office:value-type="float" office:value="0">
            <text:p>0</text:p>
          </table:table-cell>
          <table:table-cell table:style-name="ce151" table:formula="of:=[.C40]-IF([.E40]=&quot;Yes&quot;;0;[.C40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40:.AK40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35">
            <text:p>35</text:p>
          </table:table-cell>
          <table:table-cell table:style-name="ce100" office:value-type="string">
            <text:p>NhungLM</text:p>
          </table:table-cell>
          <table:table-cell table:style-name="ce151" table:formula="of:=[.F41]*[.$C$2]" office:value-type="float" office:value="0">
            <text:p>0</text:p>
          </table:table-cell>
          <table:table-cell table:style-name="ce151" table:formula="of:=[.C41]-IF([.E41]=&quot;Yes&quot;;0;[.C41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41:.AK41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36">
            <text:p>36</text:p>
          </table:table-cell>
          <table:table-cell table:style-name="ce44" office:value-type="string">
            <text:p>NhuPHQ</text:p>
          </table:table-cell>
          <table:table-cell table:style-name="ce151" table:formula="of:=[.F42]*[.$C$2]" office:value-type="float" office:value="0">
            <text:p>0</text:p>
          </table:table-cell>
          <table:table-cell table:style-name="ce151" table:formula="of:=[.C42]-IF([.E42]=&quot;Yes&quot;;0;[.C42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42:.AK42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37">
            <text:p>37</text:p>
          </table:table-cell>
          <table:table-cell table:style-name="ce44" office:value-type="string">
            <text:p>NhuVNQ</text:p>
          </table:table-cell>
          <table:table-cell table:style-name="ce151" table:formula="of:=[.F43]*[.$C$2]" office:value-type="float" office:value="0">
            <text:p>0</text:p>
          </table:table-cell>
          <table:table-cell table:style-name="ce151" table:formula="of:=[.C43]-IF([.E43]=&quot;Yes&quot;;0;[.C43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43:.AK43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38">
            <text:p>38</text:p>
          </table:table-cell>
          <table:table-cell table:style-name="ce44" office:value-type="string">
            <text:p>PhatHDT</text:p>
          </table:table-cell>
          <table:table-cell table:style-name="ce151" table:formula="of:=[.F44]*[.$C$2]" office:value-type="float" office:value="0">
            <text:p>0</text:p>
          </table:table-cell>
          <table:table-cell table:style-name="ce151" table:formula="of:=[.C44]-IF([.E44]=&quot;Yes&quot;;0;[.C44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44:.AK44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151" table:formula="of:=[.F45]*[.$C$2]" office:value-type="float" office:value="0">
            <text:p>0</text:p>
          </table:table-cell>
          <table:table-cell table:style-name="ce151" table:formula="of:=[.C45]-IF([.E45]=&quot;Yes&quot;;0;[.C45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45:.AK45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40">
            <text:p>40</text:p>
          </table:table-cell>
          <table:table-cell table:style-name="ce44" office:value-type="string">
            <text:p>PhuTV</text:p>
          </table:table-cell>
          <table:table-cell table:style-name="ce151" table:formula="of:=[.F46]*[.$C$2]" office:value-type="float" office:value="0">
            <text:p>0</text:p>
          </table:table-cell>
          <table:table-cell table:style-name="ce151" table:formula="of:=[.C46]-IF([.E46]=&quot;Yes&quot;;0;[.C46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46:.AK46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41">
            <text:p>41</text:p>
          </table:table-cell>
          <table:table-cell table:style-name="ce44" office:value-type="string">
            <text:p>SangLT</text:p>
          </table:table-cell>
          <table:table-cell table:style-name="ce151" table:formula="of:=[.F47]*[.$C$2]" office:value-type="float" office:value="0">
            <text:p>0</text:p>
          </table:table-cell>
          <table:table-cell table:style-name="ce151" table:formula="of:=[.C47]-IF([.E47]=&quot;Yes&quot;;0;[.C47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47:.AK47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42">
            <text:p>42</text:p>
          </table:table-cell>
          <table:table-cell table:style-name="ce44" office:value-type="string">
            <text:p>TaiPA</text:p>
          </table:table-cell>
          <table:table-cell table:style-name="ce151" table:formula="of:=[.F48]*[.$C$2]" office:value-type="float" office:value="0">
            <text:p>0</text:p>
          </table:table-cell>
          <table:table-cell table:style-name="ce151" table:formula="of:=[.C48]-IF([.E48]=&quot;Yes&quot;;0;[.C48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48:.AK48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43">
            <text:p>43</text:p>
          </table:table-cell>
          <table:table-cell table:style-name="ce44" office:value-type="string">
            <text:p>TamHVH</text:p>
          </table:table-cell>
          <table:table-cell table:style-name="ce151" table:formula="of:=[.F49]*[.$C$2]" office:value-type="float" office:value="0">
            <text:p>0</text:p>
          </table:table-cell>
          <table:table-cell table:style-name="ce151" table:formula="of:=[.C49]-IF([.E49]=&quot;Yes&quot;;0;[.C49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49:.AK49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44">
            <text:p>44</text:p>
          </table:table-cell>
          <table:table-cell table:style-name="ce44" office:value-type="string">
            <text:p>TamLH</text:p>
          </table:table-cell>
          <table:table-cell table:style-name="ce151" table:formula="of:=[.F50]*[.$C$2]" office:value-type="float" office:value="0">
            <text:p>0</text:p>
          </table:table-cell>
          <table:table-cell table:style-name="ce151" table:formula="of:=[.C50]-IF([.E50]=&quot;Yes&quot;;0;[.C50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50:.AK50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45">
            <text:p>45</text:p>
          </table:table-cell>
          <table:table-cell table:style-name="ce44" office:value-type="string">
            <text:p>TinNQ</text:p>
          </table:table-cell>
          <table:table-cell table:style-name="ce151" table:formula="of:=[.F51]*[.$C$2]" office:value-type="float" office:value="0">
            <text:p>0</text:p>
          </table:table-cell>
          <table:table-cell table:style-name="ce151" table:formula="of:=[.C51]-IF([.E51]=&quot;Yes&quot;;0;[.C51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51:.AK51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46">
            <text:p>46</text:p>
          </table:table-cell>
          <table:table-cell table:style-name="ce44" office:value-type="string">
            <text:p>TinhNVP</text:p>
          </table:table-cell>
          <table:table-cell table:style-name="ce151" table:formula="of:=[.F52]*[.$C$2]" office:value-type="float" office:value="0">
            <text:p>0</text:p>
          </table:table-cell>
          <table:table-cell table:style-name="ce151" table:formula="of:=[.C52]-IF([.E52]=&quot;Yes&quot;;0;[.C52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52:.AK52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47">
            <text:p>47</text:p>
          </table:table-cell>
          <table:table-cell table:style-name="ce44" office:value-type="string">
            <text:p>TienND</text:p>
          </table:table-cell>
          <table:table-cell table:style-name="ce151" table:formula="of:=[.F53]*[.$C$2]" office:value-type="float" office:value="0">
            <text:p>0</text:p>
          </table:table-cell>
          <table:table-cell table:style-name="ce151" table:formula="of:=[.C53]-IF([.E53]=&quot;Yes&quot;;0;[.C53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53:.AK53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48">
            <text:p>48</text:p>
          </table:table-cell>
          <table:table-cell table:style-name="ce99" office:value-type="string">
            <text:p>ToanDT</text:p>
          </table:table-cell>
          <table:table-cell table:style-name="ce151" table:formula="of:=[.F54]*[.$C$2]" office:value-type="float" office:value="0">
            <text:p>0</text:p>
          </table:table-cell>
          <table:table-cell table:style-name="ce151" table:formula="of:=[.C54]-IF([.E54]=&quot;Yes&quot;;0;[.C54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54:.AK54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49">
            <text:p>49</text:p>
          </table:table-cell>
          <table:table-cell table:style-name="ce44" office:value-type="string">
            <text:p>TuanNT</text:p>
          </table:table-cell>
          <table:table-cell table:style-name="ce151" table:formula="of:=[.F55]*[.$C$2]" office:value-type="float" office:value="0">
            <text:p>0</text:p>
          </table:table-cell>
          <table:table-cell table:style-name="ce151" table:formula="of:=[.C55]-IF([.E55]=&quot;Yes&quot;;0;[.C55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55:.AK55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50">
            <text:p>50</text:p>
          </table:table-cell>
          <table:table-cell table:style-name="ce44" office:value-type="string">
            <text:p>ThaiNHQ</text:p>
          </table:table-cell>
          <table:table-cell table:style-name="ce151" table:formula="of:=[.F56]*[.$C$2]" office:value-type="float" office:value="0">
            <text:p>0</text:p>
          </table:table-cell>
          <table:table-cell table:style-name="ce151" table:formula="of:=[.C56]-IF([.E56]=&quot;Yes&quot;;0;[.C56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56:.AK56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51">
            <text:p>51</text:p>
          </table:table-cell>
          <table:table-cell table:style-name="ce44" office:value-type="string">
            <text:p>ThamDT</text:p>
          </table:table-cell>
          <table:table-cell table:style-name="ce151" table:formula="of:=[.F57]*[.$C$2]" office:value-type="float" office:value="0">
            <text:p>0</text:p>
          </table:table-cell>
          <table:table-cell table:style-name="ce151" table:formula="of:=[.C57]-IF([.E57]=&quot;Yes&quot;;0;[.C57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57:.AK57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52">
            <text:p>52</text:p>
          </table:table-cell>
          <table:table-cell table:style-name="ce45" office:value-type="string">
            <text:p>ThanhCH</text:p>
          </table:table-cell>
          <table:table-cell table:style-name="ce151" table:formula="of:=[.F58]*[.$C$2]" office:value-type="float" office:value="0">
            <text:p>0</text:p>
          </table:table-cell>
          <table:table-cell table:style-name="ce151" table:formula="of:=[.C58]-IF([.E58]=&quot;Yes&quot;;0;[.C58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58:.AK58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53">
            <text:p>53</text:p>
          </table:table-cell>
          <table:table-cell table:style-name="ce46" office:value-type="string">
            <text:p>ThienTM</text:p>
          </table:table-cell>
          <table:table-cell table:style-name="ce152" table:formula="of:=[.F59]*[.$C$2]" office:value-type="float" office:value="0">
            <text:p>0</text:p>
          </table:table-cell>
          <table:table-cell table:style-name="ce152" table:formula="of:=[.C59]-IF([.E59]=&quot;Yes&quot;;0;[.C59])" office:value-type="float" office:value="0">
            <text:p>0</text:p>
          </table:table-cell>
          <table:table-cell table:style-name="ce158" table:content-validation-name="val1"/>
          <table:table-cell table:style-name="ce159" table:formula="of:=COUNTIF( [.G59:.AK59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54">
            <text:p>54</text:p>
          </table:table-cell>
          <table:table-cell table:style-name="ce99" office:value-type="string">
            <text:p>ThinhCT</text:p>
          </table:table-cell>
          <table:table-cell table:style-name="ce151" table:formula="of:=[.F60]*[.$C$2]" office:value-type="float" office:value="0">
            <text:p>0</text:p>
          </table:table-cell>
          <table:table-cell table:style-name="ce151" table:formula="of:=[.C60]-IF([.E60]=&quot;Yes&quot;;0;[.C60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60:.AK60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55">
            <text:p>55</text:p>
          </table:table-cell>
          <table:table-cell table:style-name="ce44" office:value-type="string">
            <text:p>ThinhT</text:p>
          </table:table-cell>
          <table:table-cell table:style-name="ce151" table:formula="of:=[.F61]*[.$C$2]" office:value-type="float" office:value="0">
            <text:p>0</text:p>
          </table:table-cell>
          <table:table-cell table:style-name="ce151" table:formula="of:=[.C61]-IF([.E61]=&quot;Yes&quot;;0;[.C61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61:.AK61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56">
            <text:p>56</text:p>
          </table:table-cell>
          <table:table-cell table:style-name="ce44" office:value-type="string">
            <text:p>ThuyLTT</text:p>
          </table:table-cell>
          <table:table-cell table:style-name="ce151" table:formula="of:=[.F62]*[.$C$2]" office:value-type="float" office:value="0">
            <text:p>0</text:p>
          </table:table-cell>
          <table:table-cell table:style-name="ce151" table:formula="of:=[.C62]-IF([.E62]=&quot;Yes&quot;;0;[.C62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62:.AK62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57">
            <text:p>57</text:p>
          </table:table-cell>
          <table:table-cell table:style-name="ce44" office:value-type="string">
            <text:p>ThuyNTX</text:p>
          </table:table-cell>
          <table:table-cell table:style-name="ce151" table:formula="of:=[.F63]*[.$C$2]" office:value-type="float" office:value="0">
            <text:p>0</text:p>
          </table:table-cell>
          <table:table-cell table:style-name="ce151" table:formula="of:=[.C63]-IF([.E63]=&quot;Yes&quot;;0;[.C63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63:.AK63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58">
            <text:p>58</text:p>
          </table:table-cell>
          <table:table-cell table:style-name="ce44" office:value-type="string">
            <text:p>ThuyenTTN</text:p>
          </table:table-cell>
          <table:table-cell table:style-name="ce151" table:formula="of:=[.F64]*[.$C$2]" office:value-type="float" office:value="0">
            <text:p>0</text:p>
          </table:table-cell>
          <table:table-cell table:style-name="ce151" table:formula="of:=[.C64]-IF([.E64]=&quot;Yes&quot;;0;[.C64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64:.AK64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59">
            <text:p>59</text:p>
          </table:table-cell>
          <table:table-cell table:style-name="ce44" office:value-type="string">
            <text:p>TrietVM</text:p>
          </table:table-cell>
          <table:table-cell table:style-name="ce151" table:formula="of:=[.F65]*[.$C$2]" office:value-type="float" office:value="0">
            <text:p>0</text:p>
          </table:table-cell>
          <table:table-cell table:style-name="ce151" table:formula="of:=[.C65]-IF([.E65]=&quot;Yes&quot;;0;[.C65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65:.AK65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60">
            <text:p>60</text:p>
          </table:table-cell>
          <table:table-cell table:style-name="ce44" office:value-type="string">
            <text:p>TrucPDT</text:p>
          </table:table-cell>
          <table:table-cell table:style-name="ce151" table:formula="of:=[.F66]*[.$C$2]" office:value-type="float" office:value="0">
            <text:p>0</text:p>
          </table:table-cell>
          <table:table-cell table:style-name="ce151" table:formula="of:=[.C66]-IF([.E66]=&quot;Yes&quot;;0;[.C66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66:.AK66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61">
            <text:p>61</text:p>
          </table:table-cell>
          <table:table-cell table:style-name="ce44" office:value-type="string">
            <text:p>VinhNT</text:p>
          </table:table-cell>
          <table:table-cell table:style-name="ce151" table:formula="of:=[.F67]*[.$C$2]" office:value-type="float" office:value="0">
            <text:p>0</text:p>
          </table:table-cell>
          <table:table-cell table:style-name="ce151" table:formula="of:=[.C67]-IF([.E67]=&quot;Yes&quot;;0;[.C67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67:.AK67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62">
            <text:p>62</text:p>
          </table:table-cell>
          <table:table-cell table:style-name="ce44" office:value-type="string">
            <text:p>VinhP</text:p>
          </table:table-cell>
          <table:table-cell table:style-name="ce151" table:formula="of:=[.F68]*[.$C$2]" office:value-type="float" office:value="0">
            <text:p>0</text:p>
          </table:table-cell>
          <table:table-cell table:style-name="ce151" table:formula="of:=[.C68]-IF([.E68]=&quot;Yes&quot;;0;[.C68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68:.AK68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63">
            <text:p>63</text:p>
          </table:table-cell>
          <table:table-cell table:style-name="ce45" office:value-type="string">
            <text:p>ViTHT</text:p>
          </table:table-cell>
          <table:table-cell table:style-name="ce151" table:formula="of:=[.F69]*[.$C$2]" office:value-type="float" office:value="0">
            <text:p>0</text:p>
          </table:table-cell>
          <table:table-cell table:style-name="ce151" table:formula="of:=[.C69]-IF([.E69]=&quot;Yes&quot;;0;[.C69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69:.AK69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64">
            <text:p>64</text:p>
          </table:table-cell>
          <table:table-cell table:style-name="ce44" office:value-type="string">
            <text:p>VietDQ</text:p>
          </table:table-cell>
          <table:table-cell table:style-name="ce151" table:formula="of:=[.F70]*[.$C$2]" office:value-type="float" office:value="0">
            <text:p>0</text:p>
          </table:table-cell>
          <table:table-cell table:style-name="ce151" table:formula="of:=[.C70]-IF([.E70]=&quot;Yes&quot;;0;[.C70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70:.AK70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65">
            <text:p>65</text:p>
          </table:table-cell>
          <table:table-cell table:style-name="ce45" office:value-type="string">
            <text:p>VuPTM</text:p>
          </table:table-cell>
          <table:table-cell table:style-name="ce151" table:formula="of:=[.F71]*[.$C$2]" office:value-type="float" office:value="0">
            <text:p>0</text:p>
          </table:table-cell>
          <table:table-cell table:style-name="ce151" table:formula="of:=[.C71]-IF([.E71]=&quot;Yes&quot;;0;[.C71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71:.AK71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66">
            <text:p>66</text:p>
          </table:table-cell>
          <table:table-cell table:style-name="ce45" office:value-type="string">
            <text:p>VyNL</text:p>
          </table:table-cell>
          <table:table-cell table:style-name="ce151" table:formula="of:=[.F72]*[.$C$2]" office:value-type="float" office:value="0">
            <text:p>0</text:p>
          </table:table-cell>
          <table:table-cell table:style-name="ce151" table:formula="of:=[.C72]-IF([.E72]=&quot;Yes&quot;;0;[.C72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72:.AK72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2">
          <table:table-cell table:style-name="ce43"/>
          <table:table-cell/>
          <table:table-cell table:style-name="Default"/>
          <table:table-cell table:style-name="ce151"/>
          <table:table-cell table:number-columns-repeated="1020"/>
        </table:table-row>
        <table:table-row table:style-name="ro9">
          <table:table-cell table:style-name="ce42" office:value-type="float" office:value="67">
            <text:p>67</text:p>
          </table:table-cell>
          <table:table-cell table:style-name="ce45" office:value-type="string">
            <text:p>HaoTT</text:p>
          </table:table-cell>
          <table:table-cell table:style-name="ce151" table:formula="of:=[.F74]*[.$C$2]" office:value-type="float" office:value="0">
            <text:p>0</text:p>
          </table:table-cell>
          <table:table-cell table:style-name="ce151" table:formula="of:=[.C74]-IF([.E74]=&quot;Yes&quot;;0;[.C74])" office:value-type="float" office:value="0">
            <text:p>0</text:p>
          </table:table-cell>
          <table:table-cell table:style-name="ce157" table:content-validation-name="val1"/>
          <table:table-cell table:style-name="ce159" table:formula="of:=COUNTIF( [.G74:.AK74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68">
            <text:p>68</text:p>
          </table:table-cell>
          <table:table-cell table:style-name="ce46" office:value-type="string">
            <text:p>KietNHT</text:p>
          </table:table-cell>
          <table:table-cell table:style-name="ce152" table:formula="of:=[.F75]*[.$C$2]" office:value-type="float" office:value="0">
            <text:p>0</text:p>
          </table:table-cell>
          <table:table-cell table:style-name="ce152" table:formula="of:=[.C75]-IF([.E75]=&quot;Yes&quot;;0;[.C75])" office:value-type="float" office:value="0">
            <text:p>0</text:p>
          </table:table-cell>
          <table:table-cell table:style-name="ce158" table:content-validation-name="val1"/>
          <table:table-cell table:style-name="ce159" table:formula="of:=COUNTIF( [.G75:.AK75]; &quot;0&quot;)" office:value-type="float" office:value="0">
            <text:p>0</text:p>
          </table:table-cell>
          <table:table-cell table:style-name="ce162" table:number-columns-repeated="31"/>
          <table:table-cell table:style-name="ce98" table:number-columns-repeated="987"/>
        </table:table-row>
        <table:table-row table:style-name="ro9">
          <table:table-cell table:style-name="ce42" office:value-type="float" office:value="69">
            <text:p>69</text:p>
          </table:table-cell>
          <table:table-cell table:style-name="ce46" office:value-type="string">
            <text:p>LongLG</text:p>
          </table:table-cell>
          <table:table-cell table:style-name="ce152" table:formula="of:=[.F76]*[.$C$2]" office:value-type="float" office:value="0">
            <text:p>0</text:p>
          </table:table-cell>
          <table:table-cell table:style-name="ce152" table:formula="of:=[.C76]-IF([.E76]=&quot;Yes&quot;;0;[.C76])" office:value-type="float" office:value="0">
            <text:p>0</text:p>
          </table:table-cell>
          <table:table-cell table:style-name="ce158" table:content-validation-name="val1"/>
          <table:table-cell table:style-name="ce159" table:formula="of:=COUNTIF( [.G76:.AK76]; &quot;0&quot;)" office:value-type="float" office:value="0">
            <text:p>0</text:p>
          </table:table-cell>
          <table:table-cell table:style-name="ce162" table:number-columns-repeated="31"/>
          <table:table-cell table:style-name="ce98" table:number-columns-repeated="987"/>
        </table:table-row>
        <table:table-row table:style-name="ro9">
          <table:table-cell table:style-name="ce42" office:value-type="float" office:value="70">
            <text:p>70</text:p>
          </table:table-cell>
          <table:table-cell table:style-name="ce46" office:value-type="string">
            <text:p>QuocNVA</text:p>
          </table:table-cell>
          <table:table-cell table:style-name="ce152" table:formula="of:=[.F77]*[.$C$2]" office:value-type="float" office:value="0">
            <text:p>0</text:p>
          </table:table-cell>
          <table:table-cell table:style-name="ce152" table:formula="of:=[.C77]-IF([.E77]=&quot;Yes&quot;;0;[.C77])" office:value-type="float" office:value="0">
            <text:p>0</text:p>
          </table:table-cell>
          <table:table-cell table:style-name="ce158" table:content-validation-name="val1"/>
          <table:table-cell table:style-name="ce159" table:formula="of:=COUNTIF( [.G77:.AK77]; &quot;0&quot;)" office:value-type="float" office:value="0">
            <text:p>0</text:p>
          </table:table-cell>
          <table:table-cell table:style-name="ce162" table:number-columns-repeated="31"/>
          <table:table-cell table:style-name="ce98" table:number-columns-repeated="987"/>
        </table:table-row>
        <table:table-row table:style-name="ro9">
          <table:table-cell table:style-name="ce42" office:value-type="float" office:value="71">
            <text:p>71</text:p>
          </table:table-cell>
          <table:table-cell table:style-name="ce46" office:value-type="string">
            <text:p>SamHT</text:p>
          </table:table-cell>
          <table:table-cell table:style-name="ce152" table:formula="of:=[.F78]*[.$C$2]" office:value-type="float" office:value="0">
            <text:p>0</text:p>
          </table:table-cell>
          <table:table-cell table:style-name="ce152" table:formula="of:=[.C78]-IF([.E78]=&quot;Yes&quot;;0;[.C78])" office:value-type="float" office:value="0">
            <text:p>0</text:p>
          </table:table-cell>
          <table:table-cell table:style-name="ce158" table:content-validation-name="val1"/>
          <table:table-cell table:style-name="ce159" table:formula="of:=COUNTIF( [.G78:.AK78]; &quot;0&quot;)" office:value-type="float" office:value="0">
            <text:p>0</text:p>
          </table:table-cell>
          <table:table-cell table:style-name="ce162" table:number-columns-repeated="31"/>
          <table:table-cell table:style-name="ce98" table:number-columns-repeated="987"/>
        </table:table-row>
        <table:table-row table:style-name="ro9">
          <table:table-cell table:style-name="ce42" office:value-type="float" office:value="72">
            <text:p>72</text:p>
          </table:table-cell>
          <table:table-cell table:style-name="ce46" office:value-type="string">
            <text:p>ThinhPVD</text:p>
          </table:table-cell>
          <table:table-cell table:style-name="ce152" table:formula="of:=[.F79]*[.$C$2]" office:value-type="float" office:value="0">
            <text:p>0</text:p>
          </table:table-cell>
          <table:table-cell table:style-name="ce152" table:formula="of:=[.C79]-IF([.E79]=&quot;Yes&quot;;0;[.C79])" office:value-type="float" office:value="0">
            <text:p>0</text:p>
          </table:table-cell>
          <table:table-cell table:style-name="ce158" table:content-validation-name="val1"/>
          <table:table-cell table:style-name="ce159" table:formula="of:=COUNTIF( [.G79:.AK79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9">
          <table:table-cell table:style-name="ce42" office:value-type="float" office:value="73">
            <text:p>73</text:p>
          </table:table-cell>
          <table:table-cell table:style-name="ce45" office:value-type="string">
            <text:p>Last row</text:p>
          </table:table-cell>
          <table:table-cell table:style-name="ce152" table:formula="of:=[.F80]*[.$C$2]" office:value-type="float" office:value="0">
            <text:p>0</text:p>
          </table:table-cell>
          <table:table-cell table:style-name="ce152" table:formula="of:=[.C80]-IF([.E80]=&quot;Yes&quot;;0;[.C80])" office:value-type="float" office:value="0">
            <text:p>0</text:p>
          </table:table-cell>
          <table:table-cell table:style-name="ce158" table:content-validation-name="val1"/>
          <table:table-cell table:style-name="ce159" table:formula="of:=COUNTIF( [.G80:.AK80]; &quot;0&quot;)" office:value-type="float" office:value="0">
            <text:p>0</text:p>
          </table:table-cell>
          <table:table-cell table:style-name="ce161" table:number-columns-repeated="31"/>
          <table:table-cell table:number-columns-repeated="987"/>
        </table:table-row>
        <table:table-row table:style-name="ro2" table:number-rows-repeated="65378">
          <table:table-cell table:style-name="ce43" table:number-columns-repeated="2"/>
          <table:table-cell table:style-name="ce51" table:number-columns-repeated="2"/>
          <table:table-cell/>
          <table:table-cell table:style-name="ce43"/>
          <table:table-cell table:number-columns-repeated="1018"/>
        </table:table-row>
        <table:table-row table:style-name="ro2" table:number-rows-repeated="9831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ug" table:style-name="ta3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ce52"/>
        <table:table-column table:style-name="co7" table:default-cell-style-name="Default"/>
        <table:table-column table:style-name="co14" table:default-cell-style-name="Default"/>
        <table:table-column table:style-name="co15" table:number-columns-repeated="31" table:default-cell-style-name="Default"/>
        <table:table-column table:style-name="co7" table:number-columns-repeated="987" table:default-cell-style-name="Default"/>
        <table:table-row table:style-name="ro8">
          <table:table-cell table:style-name="ce12" table:number-columns-repeated="4"/>
          <table:table-cell/>
          <table:table-cell table:style-name="ce12"/>
          <table:table-cell table:number-columns-repeated="1018"/>
        </table:table-row>
        <table:table-row table:style-name="ro2">
          <table:table-cell table:style-name="ce40" table:number-columns-repeated="2"/>
          <table:table-cell table:style-name="ce47" office:value-type="float" office:value="25000">
            <text:p>25,000</text:p>
          </table:table-cell>
          <table:table-cell table:style-name="ce47"/>
          <table:table-cell/>
          <table:table-cell table:style-name="ce40"/>
          <table:table-cell table:number-columns-repeated="1018"/>
        </table:table-row>
        <table:table-row table:style-name="ro2">
          <table:table-cell table:style-name="ce41" table:number-columns-repeated="2"/>
          <table:table-cell table:style-name="ce48" table:number-columns-repeated="2"/>
          <table:table-cell table:style-name="ce169"/>
          <table:table-cell table:style-name="ce41"/>
          <table:table-cell table:style-name="ce169" table:number-columns-repeated="8"/>
          <table:table-cell table:style-name="ce179" office:value-type="string" table:number-columns-spanned="2" table:number-rows-spanned="1">
            <text:p>Month</text:p>
          </table:table-cell>
          <table:covered-table-cell table:style-name="ce180"/>
          <table:table-cell table:style-name="ce181" table:content-validation-name="val2" office:value-type="float" office:value="8" table:number-columns-spanned="2" table:number-rows-spanned="1">
            <text:p>8</text:p>
          </table:table-cell>
          <table:covered-table-cell table:style-name="ce180"/>
          <table:table-cell table:style-name="ce179" office:value-type="string" table:number-columns-spanned="2" table:number-rows-spanned="1">
            <text:p>Year</text:p>
          </table:table-cell>
          <table:covered-table-cell table:style-name="ce180"/>
          <table:table-cell table:style-name="ce179" office:value-type="float" office:value="2019" table:number-columns-spanned="2" table:number-rows-spanned="1">
            <text:p>2019</text:p>
          </table:table-cell>
          <table:covered-table-cell table:style-name="ce182"/>
          <table:table-cell table:style-name="ce169" table:number-columns-repeated="15"/>
          <table:table-cell table:number-columns-repeated="987"/>
        </table:table-row>
        <table:table-row table:style-name="ro2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1" office:value-type="string">
            <text:p>Total amount</text:p>
          </table:table-cell>
          <table:table-cell table:style-name="ce41" office:value-type="string">
            <text:p>Disbursement </text:p>
          </table:table-cell>
          <table:table-cell table:style-name="ce170" office:value-type="string" table:number-columns-spanned="1" table:number-rows-spanned="2">
            <text:p>Paid?</text:p>
          </table:table-cell>
          <table:table-cell table:style-name="ce41" office:value-type="string">
            <text:p>Total</text:p>
          </table:table-cell>
          <table:table-cell table:style-name="ce176" table:formula="of:=DATE([.$U$3];[.Q3];1)" office:value-type="date" office:date-value="2019-08-01">
            <text:p>01</text:p>
          </table:table-cell>
          <table:table-cell table:style-name="ce176" table:formula="of:=[.G4]+1" office:value-type="date" office:date-value="2019-08-02">
            <text:p>02</text:p>
          </table:table-cell>
          <table:table-cell table:style-name="ce176" table:formula="of:=[.H4]+1" office:value-type="date" office:date-value="2019-08-03">
            <text:p>03</text:p>
          </table:table-cell>
          <table:table-cell table:style-name="ce176" table:formula="of:=[.I4]+1" office:value-type="date" office:date-value="2019-08-04">
            <text:p>04</text:p>
          </table:table-cell>
          <table:table-cell table:style-name="ce176" table:formula="of:=[.J4]+1" office:value-type="date" office:date-value="2019-08-05">
            <text:p>05</text:p>
          </table:table-cell>
          <table:table-cell table:style-name="ce176" table:formula="of:=[.K4]+1" office:value-type="date" office:date-value="2019-08-06">
            <text:p>06</text:p>
          </table:table-cell>
          <table:table-cell table:style-name="ce176" table:formula="of:=[.L4]+1" office:value-type="date" office:date-value="2019-08-07">
            <text:p>07</text:p>
          </table:table-cell>
          <table:table-cell table:style-name="ce176" table:formula="of:=[.M4]+1" office:value-type="date" office:date-value="2019-08-08">
            <text:p>08</text:p>
          </table:table-cell>
          <table:table-cell table:style-name="ce176" table:formula="of:=[.N4]+1" office:value-type="date" office:date-value="2019-08-09">
            <text:p>09</text:p>
          </table:table-cell>
          <table:table-cell table:style-name="ce176" table:formula="of:=[.O4]+1" office:value-type="date" office:date-value="2019-08-10">
            <text:p>10</text:p>
          </table:table-cell>
          <table:table-cell table:style-name="ce176" table:formula="of:=[.P4]+1" office:value-type="date" office:date-value="2019-08-11">
            <text:p>11</text:p>
          </table:table-cell>
          <table:table-cell table:style-name="ce176" table:formula="of:=[.Q4]+1" office:value-type="date" office:date-value="2019-08-12">
            <text:p>12</text:p>
          </table:table-cell>
          <table:table-cell table:style-name="ce176" table:formula="of:=[.R4]+1" office:value-type="date" office:date-value="2019-08-13">
            <text:p>13</text:p>
          </table:table-cell>
          <table:table-cell table:style-name="ce176" table:formula="of:=[.S4]+1" office:value-type="date" office:date-value="2019-08-14">
            <text:p>14</text:p>
          </table:table-cell>
          <table:table-cell table:style-name="ce176" table:formula="of:=[.T4]+1" office:value-type="date" office:date-value="2019-08-15">
            <text:p>15</text:p>
          </table:table-cell>
          <table:table-cell table:style-name="ce176" table:formula="of:=[.U4]+1" office:value-type="date" office:date-value="2019-08-16">
            <text:p>16</text:p>
          </table:table-cell>
          <table:table-cell table:style-name="ce176" table:formula="of:=[.V4]+1" office:value-type="date" office:date-value="2019-08-17">
            <text:p>17</text:p>
          </table:table-cell>
          <table:table-cell table:style-name="ce176" table:formula="of:=[.W4]+1" office:value-type="date" office:date-value="2019-08-18">
            <text:p>18</text:p>
          </table:table-cell>
          <table:table-cell table:style-name="ce176" table:formula="of:=[.X4]+1" office:value-type="date" office:date-value="2019-08-19">
            <text:p>19</text:p>
          </table:table-cell>
          <table:table-cell table:style-name="ce176" table:formula="of:=[.Y4]+1" office:value-type="date" office:date-value="2019-08-20">
            <text:p>20</text:p>
          </table:table-cell>
          <table:table-cell table:style-name="ce176" table:formula="of:=[.Z4]+1" office:value-type="date" office:date-value="2019-08-21">
            <text:p>21</text:p>
          </table:table-cell>
          <table:table-cell table:style-name="ce176" table:formula="of:=[.AA4]+1" office:value-type="date" office:date-value="2019-08-22">
            <text:p>22</text:p>
          </table:table-cell>
          <table:table-cell table:style-name="ce176" table:formula="of:=[.AB4]+1" office:value-type="date" office:date-value="2019-08-23">
            <text:p>23</text:p>
          </table:table-cell>
          <table:table-cell table:style-name="ce176" table:formula="of:=[.AC4]+1" office:value-type="date" office:date-value="2019-08-24">
            <text:p>24</text:p>
          </table:table-cell>
          <table:table-cell table:style-name="ce176" table:formula="of:=[.AD4]+1" office:value-type="date" office:date-value="2019-08-25">
            <text:p>25</text:p>
          </table:table-cell>
          <table:table-cell table:style-name="ce176" table:formula="of:=[.AE4]+1" office:value-type="date" office:date-value="2019-08-26">
            <text:p>26</text:p>
          </table:table-cell>
          <table:table-cell table:style-name="ce176" table:formula="of:=[.AF4]+1" office:value-type="date" office:date-value="2019-08-27">
            <text:p>27</text:p>
          </table:table-cell>
          <table:table-cell table:style-name="ce176" table:formula="of:=[.AG4]+1" office:value-type="date" office:date-value="2019-08-28">
            <text:p>28</text:p>
          </table:table-cell>
          <table:table-cell table:style-name="ce176" table:formula="of:=[.AH4]+1" office:value-type="date" office:date-value="2019-08-29">
            <text:p>29</text:p>
          </table:table-cell>
          <table:table-cell table:style-name="ce176" table:formula="of:=[.AI4]+1" office:value-type="date" office:date-value="2019-08-30">
            <text:p>30</text:p>
          </table:table-cell>
          <table:table-cell table:style-name="ce176" table:formula="of:=[.AJ4]+1" office:value-type="date" office:date-value="2019-08-31">
            <text:p>31</text:p>
          </table:table-cell>
          <table:table-cell table:number-columns-repeated="987"/>
        </table:table-row>
        <table:table-row table:style-name="ro7">
          <table:table-cell table:style-name="ce41" table:number-columns-repeated="2"/>
          <table:table-cell table:style-name="ce49" table:formula="of:=SUM([.C6:.C78])" office:value-type="float" office:value="0">
            <text:p>0</text:p>
          </table:table-cell>
          <table:table-cell table:style-name="ce49" table:formula="of:=[.C5]-SUM([.D6:.D78])" office:value-type="float" office:value="0">
            <text:p>0</text:p>
          </table:table-cell>
          <table:covered-table-cell table:style-name="ce171"/>
          <table:table-cell table:style-name="ce41"/>
          <table:table-cell table:style-name="ce172" table:formula="of:=CHOOSE(WEEKDAY([.G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2" table:formula="of:=CHOOSE(WEEKDAY([.H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2" table:formula="of:=CHOOSE(WEEKDAY([.I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2" table:formula="of:=CHOOSE(WEEKDAY([.J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2" table:formula="of:=CHOOSE(WEEKDAY([.K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2" table:formula="of:=CHOOSE(WEEKDAY([.L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2" table:formula="of:=CHOOSE(WEEKDAY([.M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2" table:formula="of:=CHOOSE(WEEKDAY([.N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2" table:formula="of:=CHOOSE(WEEKDAY([.O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2" table:formula="of:=CHOOSE(WEEKDAY([.P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2" table:formula="of:=CHOOSE(WEEKDAY([.Q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2" table:formula="of:=CHOOSE(WEEKDAY([.R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2" table:formula="of:=CHOOSE(WEEKDAY([.S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2" table:formula="of:=CHOOSE(WEEKDAY([.T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2" table:formula="of:=CHOOSE(WEEKDAY([.U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2" table:formula="of:=CHOOSE(WEEKDAY([.V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2" table:formula="of:=CHOOSE(WEEKDAY([.W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2" table:formula="of:=CHOOSE(WEEKDAY([.X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2" table:formula="of:=CHOOSE(WEEKDAY([.Y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2" table:formula="of:=CHOOSE(WEEKDAY([.Z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2" table:formula="of:=CHOOSE(WEEKDAY([.AA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2" table:formula="of:=CHOOSE(WEEKDAY([.AB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2" table:formula="of:=CHOOSE(WEEKDAY([.AC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2" table:formula="of:=CHOOSE(WEEKDAY([.AD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2" table:formula="of:=CHOOSE(WEEKDAY([.AE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2" table:formula="of:=CHOOSE(WEEKDAY([.AF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2" table:formula="of:=CHOOSE(WEEKDAY([.AG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2" table:formula="of:=CHOOSE(WEEKDAY([.AH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2" table:formula="of:=CHOOSE(WEEKDAY([.AI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2" table:formula="of:=CHOOSE(WEEKDAY([.AJ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2" table:formula="of:=CHOOSE(WEEKDAY([.AK4]);&quot;Sun&quot;;&quot;Mon&quot;;&quot;Tue&quot;;&quot;Wed&quot;;&quot;Thur&quot;;&quot;Fri&quot;;&quot;Sat&quot;)" office:value-type="string" office:string-value="Sat">
            <text:p>Sat</text:p>
          </table:table-cell>
          <table:table-cell table:number-columns-repeated="987"/>
        </table:table-row>
        <table:table-row table:style-name="ro2">
          <table:table-cell table:style-name="ce41"/>
          <table:table-cell table:style-name="ce41" office:value-type="string">
            <text:p>1<text:span text:style-name="T6">st</text:span> row</text:p>
          </table:table-cell>
          <table:table-cell table:style-name="ce49" table:number-columns-repeated="2"/>
          <table:table-cell table:style-name="ce172"/>
          <table:table-cell table:style-name="ce41"/>
          <table:table-cell table:style-name="ce172" table:number-columns-repeated="31"/>
          <table:table-cell table:number-columns-repeated="987"/>
        </table:table-row>
        <table:table-row table:style-name="ro9">
          <table:table-cell table:style-name="ce4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67" table:formula="of:=[.F7]*[.$C$2]" office:value-type="float" office:value="0">
            <text:p>0</text:p>
          </table:table-cell>
          <table:table-cell table:style-name="ce167" table:formula="of:=[.C7]-IF([.E7]=&quot;Yes&quot;;0;[.C7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7:.AK7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67" table:formula="of:=[.F8]*[.$C$2]" office:value-type="float" office:value="0">
            <text:p>0</text:p>
          </table:table-cell>
          <table:table-cell table:style-name="ce167" table:formula="of:=[.C8]-IF([.E8]=&quot;Yes&quot;;0;[.C8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8:.AK8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67" table:formula="of:=[.F9]*[.$C$2]" office:value-type="float" office:value="0">
            <text:p>0</text:p>
          </table:table-cell>
          <table:table-cell table:style-name="ce167" table:formula="of:=[.C9]-IF([.E9]=&quot;Yes&quot;;0;[.C9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9:.AK9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67" table:formula="of:=[.F10]*[.$C$2]" office:value-type="float" office:value="0">
            <text:p>0</text:p>
          </table:table-cell>
          <table:table-cell table:style-name="ce167" table:formula="of:=[.C10]-IF([.E10]=&quot;Yes&quot;;0;[.C10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10:.AK10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67" table:formula="of:=[.F11]*[.$C$2]" office:value-type="float" office:value="0">
            <text:p>0</text:p>
          </table:table-cell>
          <table:table-cell table:style-name="ce167" table:formula="of:=[.C11]-IF([.E11]=&quot;Yes&quot;;0;[.C11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11:.AK11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6">
            <text:p>6</text:p>
          </table:table-cell>
          <table:table-cell table:style-name="ce44" office:value-type="string">
            <text:p>DauDQ</text:p>
          </table:table-cell>
          <table:table-cell table:style-name="ce167" table:formula="of:=[.F12]*[.$C$2]" office:value-type="float" office:value="0">
            <text:p>0</text:p>
          </table:table-cell>
          <table:table-cell table:style-name="ce167" table:formula="of:=[.C12]-IF([.E12]=&quot;Yes&quot;;0;[.C12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12:.AK12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7">
            <text:p>7</text:p>
          </table:table-cell>
          <table:table-cell table:style-name="ce44" office:value-type="string">
            <text:p>DuongDN</text:p>
          </table:table-cell>
          <table:table-cell table:style-name="ce167" table:formula="of:=[.F13]*[.$C$2]" office:value-type="float" office:value="0">
            <text:p>0</text:p>
          </table:table-cell>
          <table:table-cell table:style-name="ce167" table:formula="of:=[.C13]-IF([.E13]=&quot;Yes&quot;;0;[.C13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13:.AK13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8">
            <text:p>8</text:p>
          </table:table-cell>
          <table:table-cell table:style-name="ce44" office:value-type="string">
            <text:p>DuyNM</text:p>
          </table:table-cell>
          <table:table-cell table:style-name="ce167" table:formula="of:=[.F14]*[.$C$2]" office:value-type="float" office:value="0">
            <text:p>0</text:p>
          </table:table-cell>
          <table:table-cell table:style-name="ce167" table:formula="of:=[.C14]-IF([.E14]=&quot;Yes&quot;;0;[.C14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14:.AK14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9">
            <text:p>9</text:p>
          </table:table-cell>
          <table:table-cell table:style-name="ce44" office:value-type="string">
            <text:p>DuyenLT</text:p>
          </table:table-cell>
          <table:table-cell table:style-name="ce167" table:formula="of:=[.F15]*[.$C$2]" office:value-type="float" office:value="0">
            <text:p>0</text:p>
          </table:table-cell>
          <table:table-cell table:style-name="ce167" table:formula="of:=[.C15]-IF([.E15]=&quot;Yes&quot;;0;[.C15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15:.AK15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10">
            <text:p>10</text:p>
          </table:table-cell>
          <table:table-cell table:style-name="ce44" office:value-type="string">
            <text:p>GiauNV</text:p>
          </table:table-cell>
          <table:table-cell table:style-name="ce167" table:formula="of:=[.F16]*[.$C$2]" office:value-type="float" office:value="0">
            <text:p>0</text:p>
          </table:table-cell>
          <table:table-cell table:style-name="ce167" table:formula="of:=[.C16]-IF([.E16]=&quot;Yes&quot;;0;[.C16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16:.AK16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11">
            <text:p>11</text:p>
          </table:table-cell>
          <table:table-cell table:style-name="ce44" office:value-type="string">
            <text:p>HaTH</text:p>
          </table:table-cell>
          <table:table-cell table:style-name="ce167" table:formula="of:=[.F17]*[.$C$2]" office:value-type="float" office:value="0">
            <text:p>0</text:p>
          </table:table-cell>
          <table:table-cell table:style-name="ce167" table:formula="of:=[.C17]-IF([.E17]=&quot;Yes&quot;;0;[.C17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17:.AK17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12">
            <text:p>12</text:p>
          </table:table-cell>
          <table:table-cell table:style-name="ce45" office:value-type="string">
            <text:p>HaVS</text:p>
          </table:table-cell>
          <table:table-cell table:style-name="ce167" table:formula="of:=[.F18]*[.$C$2]" office:value-type="float" office:value="0">
            <text:p>0</text:p>
          </table:table-cell>
          <table:table-cell table:style-name="ce167" table:formula="of:=[.C18]-IF([.E18]=&quot;Yes&quot;;0;[.C18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18:.AK18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13">
            <text:p>13</text:p>
          </table:table-cell>
          <table:table-cell table:style-name="ce44" office:value-type="string">
            <text:p>HaiNM</text:p>
          </table:table-cell>
          <table:table-cell table:style-name="ce167" table:formula="of:=[.F19]*[.$C$2]" office:value-type="float" office:value="0">
            <text:p>0</text:p>
          </table:table-cell>
          <table:table-cell table:style-name="ce167" table:formula="of:=[.C19]-IF([.E19]=&quot;Yes&quot;;0;[.C19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19:.AK19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14">
            <text:p>14</text:p>
          </table:table-cell>
          <table:table-cell table:style-name="ce44" office:value-type="string">
            <text:p>HangDTT</text:p>
          </table:table-cell>
          <table:table-cell table:style-name="ce167" table:formula="of:=[.F20]*[.$C$2]" office:value-type="float" office:value="0">
            <text:p>0</text:p>
          </table:table-cell>
          <table:table-cell table:style-name="ce167" table:formula="of:=[.C20]-IF([.E20]=&quot;Yes&quot;;0;[.C20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20:.AK20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15">
            <text:p>15</text:p>
          </table:table-cell>
          <table:table-cell table:style-name="ce44" office:value-type="string">
            <text:p>HanTTH</text:p>
          </table:table-cell>
          <table:table-cell table:style-name="ce167" table:formula="of:=[.F21]*[.$C$2]" office:value-type="float" office:value="0">
            <text:p>0</text:p>
          </table:table-cell>
          <table:table-cell table:style-name="ce167" table:formula="of:=[.C21]-IF([.E21]=&quot;Yes&quot;;0;[.C21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21:.AK21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16">
            <text:p>16</text:p>
          </table:table-cell>
          <table:table-cell table:style-name="ce44" office:value-type="string">
            <text:p>HienNV</text:p>
          </table:table-cell>
          <table:table-cell table:style-name="ce167" table:formula="of:=[.F22]*[.$C$2]" office:value-type="float" office:value="0">
            <text:p>0</text:p>
          </table:table-cell>
          <table:table-cell table:style-name="ce167" table:formula="of:=[.C22]-IF([.E22]=&quot;Yes&quot;;0;[.C22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22:.AK22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17">
            <text:p>17</text:p>
          </table:table-cell>
          <table:table-cell table:style-name="ce44" office:value-type="string">
            <text:p>HieuNKT</text:p>
          </table:table-cell>
          <table:table-cell table:style-name="ce167" table:formula="of:=[.F23]*[.$C$2]" office:value-type="float" office:value="0">
            <text:p>0</text:p>
          </table:table-cell>
          <table:table-cell table:style-name="ce167" table:formula="of:=[.C23]-IF([.E23]=&quot;Yes&quot;;0;[.C23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23:.AK23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18">
            <text:p>18</text:p>
          </table:table-cell>
          <table:table-cell table:style-name="ce44" office:value-type="string">
            <text:p>HueND</text:p>
          </table:table-cell>
          <table:table-cell table:style-name="ce167" table:formula="of:=[.F24]*[.$C$2]" office:value-type="float" office:value="0">
            <text:p>0</text:p>
          </table:table-cell>
          <table:table-cell table:style-name="ce167" table:formula="of:=[.C24]-IF([.E24]=&quot;Yes&quot;;0;[.C24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24:.AK24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19">
            <text:p>19</text:p>
          </table:table-cell>
          <table:table-cell table:style-name="ce44" office:value-type="string">
            <text:p>HungLV</text:p>
          </table:table-cell>
          <table:table-cell table:style-name="ce167" table:formula="of:=[.F25]*[.$C$2]" office:value-type="float" office:value="0">
            <text:p>0</text:p>
          </table:table-cell>
          <table:table-cell table:style-name="ce167" table:formula="of:=[.C25]-IF([.E25]=&quot;Yes&quot;;0;[.C25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25:.AK25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167" table:formula="of:=[.F26]*[.$C$2]" office:value-type="float" office:value="0">
            <text:p>0</text:p>
          </table:table-cell>
          <table:table-cell table:style-name="ce167" table:formula="of:=[.C26]-IF([.E26]=&quot;Yes&quot;;0;[.C26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26:.AK26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21">
            <text:p>21</text:p>
          </table:table-cell>
          <table:table-cell table:style-name="ce45" office:value-type="string">
            <text:p>HuyNG</text:p>
          </table:table-cell>
          <table:table-cell table:style-name="ce167" table:formula="of:=[.F27]*[.$C$2]" office:value-type="float" office:value="0">
            <text:p>0</text:p>
          </table:table-cell>
          <table:table-cell table:style-name="ce167" table:formula="of:=[.C27]-IF([.E27]=&quot;Yes&quot;;0;[.C27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27:.AK27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22">
            <text:p>22</text:p>
          </table:table-cell>
          <table:table-cell table:style-name="ce45" office:value-type="string">
            <text:p>KhangNHH</text:p>
          </table:table-cell>
          <table:table-cell table:style-name="ce167" table:formula="of:=[.F28]*[.$C$2]" office:value-type="float" office:value="0">
            <text:p>0</text:p>
          </table:table-cell>
          <table:table-cell table:style-name="ce167" table:formula="of:=[.C28]-IF([.E28]=&quot;Yes&quot;;0;[.C28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28:.AK28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23">
            <text:p>23</text:p>
          </table:table-cell>
          <table:table-cell table:style-name="ce45" office:value-type="string">
            <text:p>KhanhNN</text:p>
          </table:table-cell>
          <table:table-cell table:style-name="ce167" table:formula="of:=[.F29]*[.$C$2]" office:value-type="float" office:value="0">
            <text:p>0</text:p>
          </table:table-cell>
          <table:table-cell table:style-name="ce167" table:formula="of:=[.C29]-IF([.E29]=&quot;Yes&quot;;0;[.C29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29:.AK29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24">
            <text:p>24</text:p>
          </table:table-cell>
          <table:table-cell table:style-name="ce45" office:value-type="string">
            <text:p>KhoaND</text:p>
          </table:table-cell>
          <table:table-cell table:style-name="ce167" table:formula="of:=[.F30]*[.$C$2]" office:value-type="float" office:value="0">
            <text:p>0</text:p>
          </table:table-cell>
          <table:table-cell table:style-name="ce167" table:formula="of:=[.C30]-IF([.E30]=&quot;Yes&quot;;0;[.C30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30:.AK30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167" table:formula="of:=[.F31]*[.$C$2]" office:value-type="float" office:value="0">
            <text:p>0</text:p>
          </table:table-cell>
          <table:table-cell table:style-name="ce167" table:formula="of:=[.C31]-IF([.E31]=&quot;Yes&quot;;0;[.C31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31:.AK31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167" table:formula="of:=[.F32]*[.$C$2]" office:value-type="float" office:value="0">
            <text:p>0</text:p>
          </table:table-cell>
          <table:table-cell table:style-name="ce167" table:formula="of:=[.C32]-IF([.E32]=&quot;Yes&quot;;0;[.C32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32:.AK32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27">
            <text:p>27</text:p>
          </table:table-cell>
          <table:table-cell table:style-name="ce44" office:value-type="string">
            <text:p>LongDD</text:p>
          </table:table-cell>
          <table:table-cell table:style-name="ce167" table:formula="of:=[.F33]*[.$C$2]" office:value-type="float" office:value="0">
            <text:p>0</text:p>
          </table:table-cell>
          <table:table-cell table:style-name="ce167" table:formula="of:=[.C33]-IF([.E33]=&quot;Yes&quot;;0;[.C33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33:.AK33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28">
            <text:p>28</text:p>
          </table:table-cell>
          <table:table-cell table:style-name="ce99" office:value-type="string">
            <text:p>MaiLT</text:p>
          </table:table-cell>
          <table:table-cell table:style-name="ce167" table:formula="of:=[.F34]*[.$C$2]" office:value-type="float" office:value="0">
            <text:p>0</text:p>
          </table:table-cell>
          <table:table-cell table:style-name="ce167" table:formula="of:=[.C34]-IF([.E34]=&quot;Yes&quot;;0;[.C34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34:.AK34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167" table:formula="of:=[.F35]*[.$C$2]" office:value-type="float" office:value="0">
            <text:p>0</text:p>
          </table:table-cell>
          <table:table-cell table:style-name="ce167" table:formula="of:=[.C35]-IF([.E35]=&quot;Yes&quot;;0;[.C35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35:.AK35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30">
            <text:p>30</text:p>
          </table:table-cell>
          <table:table-cell table:style-name="ce44" office:value-type="string">
            <text:p>NamTV</text:p>
          </table:table-cell>
          <table:table-cell table:style-name="ce167" table:formula="of:=[.F36]*[.$C$2]" office:value-type="float" office:value="0">
            <text:p>0</text:p>
          </table:table-cell>
          <table:table-cell table:style-name="ce167" table:formula="of:=[.C36]-IF([.E36]=&quot;Yes&quot;;0;[.C36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36:.AK36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31">
            <text:p>31</text:p>
          </table:table-cell>
          <table:table-cell table:style-name="ce44" office:value-type="string">
            <text:p>NhanHTH</text:p>
          </table:table-cell>
          <table:table-cell table:style-name="ce167" table:formula="of:=[.F37]*[.$C$2]" office:value-type="float" office:value="0">
            <text:p>0</text:p>
          </table:table-cell>
          <table:table-cell table:style-name="ce167" table:formula="of:=[.C37]-IF([.E37]=&quot;Yes&quot;;0;[.C37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37:.AK37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32">
            <text:p>32</text:p>
          </table:table-cell>
          <table:table-cell table:style-name="ce44" office:value-type="string">
            <text:p>NhanNM</text:p>
          </table:table-cell>
          <table:table-cell table:style-name="ce167" table:formula="of:=[.F38]*[.$C$2]" office:value-type="float" office:value="0">
            <text:p>0</text:p>
          </table:table-cell>
          <table:table-cell table:style-name="ce167" table:formula="of:=[.C38]-IF([.E38]=&quot;Yes&quot;;0;[.C38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38:.AK38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33">
            <text:p>33</text:p>
          </table:table-cell>
          <table:table-cell table:style-name="ce44" office:value-type="string">
            <text:p>NhanPV</text:p>
          </table:table-cell>
          <table:table-cell table:style-name="ce167" table:formula="of:=[.F39]*[.$C$2]" office:value-type="float" office:value="0">
            <text:p>0</text:p>
          </table:table-cell>
          <table:table-cell table:style-name="ce167" table:formula="of:=[.C39]-IF([.E39]=&quot;Yes&quot;;0;[.C39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39:.AK39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34">
            <text:p>34</text:p>
          </table:table-cell>
          <table:table-cell table:style-name="ce44" office:value-type="string">
            <text:p>NhatNH</text:p>
          </table:table-cell>
          <table:table-cell table:style-name="ce167" table:formula="of:=[.F40]*[.$C$2]" office:value-type="float" office:value="0">
            <text:p>0</text:p>
          </table:table-cell>
          <table:table-cell table:style-name="ce167" table:formula="of:=[.C40]-IF([.E40]=&quot;Yes&quot;;0;[.C40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40:.AK40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35">
            <text:p>35</text:p>
          </table:table-cell>
          <table:table-cell table:style-name="ce100" office:value-type="string">
            <text:p>NhungLM</text:p>
          </table:table-cell>
          <table:table-cell table:style-name="ce167" table:formula="of:=[.F41]*[.$C$2]" office:value-type="float" office:value="0">
            <text:p>0</text:p>
          </table:table-cell>
          <table:table-cell table:style-name="ce167" table:formula="of:=[.C41]-IF([.E41]=&quot;Yes&quot;;0;[.C41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41:.AK41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36">
            <text:p>36</text:p>
          </table:table-cell>
          <table:table-cell table:style-name="ce44" office:value-type="string">
            <text:p>NhuPHQ</text:p>
          </table:table-cell>
          <table:table-cell table:style-name="ce167" table:formula="of:=[.F42]*[.$C$2]" office:value-type="float" office:value="0">
            <text:p>0</text:p>
          </table:table-cell>
          <table:table-cell table:style-name="ce167" table:formula="of:=[.C42]-IF([.E42]=&quot;Yes&quot;;0;[.C42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42:.AK42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37">
            <text:p>37</text:p>
          </table:table-cell>
          <table:table-cell table:style-name="ce44" office:value-type="string">
            <text:p>NhuVNQ</text:p>
          </table:table-cell>
          <table:table-cell table:style-name="ce167" table:formula="of:=[.F43]*[.$C$2]" office:value-type="float" office:value="0">
            <text:p>0</text:p>
          </table:table-cell>
          <table:table-cell table:style-name="ce167" table:formula="of:=[.C43]-IF([.E43]=&quot;Yes&quot;;0;[.C43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43:.AK43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38">
            <text:p>38</text:p>
          </table:table-cell>
          <table:table-cell table:style-name="ce44" office:value-type="string">
            <text:p>PhatHDT</text:p>
          </table:table-cell>
          <table:table-cell table:style-name="ce167" table:formula="of:=[.F44]*[.$C$2]" office:value-type="float" office:value="0">
            <text:p>0</text:p>
          </table:table-cell>
          <table:table-cell table:style-name="ce167" table:formula="of:=[.C44]-IF([.E44]=&quot;Yes&quot;;0;[.C44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44:.AK44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167" table:formula="of:=[.F45]*[.$C$2]" office:value-type="float" office:value="0">
            <text:p>0</text:p>
          </table:table-cell>
          <table:table-cell table:style-name="ce167" table:formula="of:=[.C45]-IF([.E45]=&quot;Yes&quot;;0;[.C45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45:.AK45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40">
            <text:p>40</text:p>
          </table:table-cell>
          <table:table-cell table:style-name="ce44" office:value-type="string">
            <text:p>PhuTV</text:p>
          </table:table-cell>
          <table:table-cell table:style-name="ce167" table:formula="of:=[.F46]*[.$C$2]" office:value-type="float" office:value="0">
            <text:p>0</text:p>
          </table:table-cell>
          <table:table-cell table:style-name="ce167" table:formula="of:=[.C46]-IF([.E46]=&quot;Yes&quot;;0;[.C46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46:.AK46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41">
            <text:p>41</text:p>
          </table:table-cell>
          <table:table-cell table:style-name="ce44" office:value-type="string">
            <text:p>SangLT</text:p>
          </table:table-cell>
          <table:table-cell table:style-name="ce167" table:formula="of:=[.F47]*[.$C$2]" office:value-type="float" office:value="0">
            <text:p>0</text:p>
          </table:table-cell>
          <table:table-cell table:style-name="ce167" table:formula="of:=[.C47]-IF([.E47]=&quot;Yes&quot;;0;[.C47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47:.AK47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42">
            <text:p>42</text:p>
          </table:table-cell>
          <table:table-cell table:style-name="ce44" office:value-type="string">
            <text:p>TaiPA</text:p>
          </table:table-cell>
          <table:table-cell table:style-name="ce167" table:formula="of:=[.F48]*[.$C$2]" office:value-type="float" office:value="0">
            <text:p>0</text:p>
          </table:table-cell>
          <table:table-cell table:style-name="ce167" table:formula="of:=[.C48]-IF([.E48]=&quot;Yes&quot;;0;[.C48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48:.AK48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43">
            <text:p>43</text:p>
          </table:table-cell>
          <table:table-cell table:style-name="ce44" office:value-type="string">
            <text:p>TamHVH</text:p>
          </table:table-cell>
          <table:table-cell table:style-name="ce167" table:formula="of:=[.F49]*[.$C$2]" office:value-type="float" office:value="0">
            <text:p>0</text:p>
          </table:table-cell>
          <table:table-cell table:style-name="ce167" table:formula="of:=[.C49]-IF([.E49]=&quot;Yes&quot;;0;[.C49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49:.AK49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44">
            <text:p>44</text:p>
          </table:table-cell>
          <table:table-cell table:style-name="ce44" office:value-type="string">
            <text:p>TamLH</text:p>
          </table:table-cell>
          <table:table-cell table:style-name="ce167" table:formula="of:=[.F50]*[.$C$2]" office:value-type="float" office:value="0">
            <text:p>0</text:p>
          </table:table-cell>
          <table:table-cell table:style-name="ce167" table:formula="of:=[.C50]-IF([.E50]=&quot;Yes&quot;;0;[.C50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50:.AK50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45">
            <text:p>45</text:p>
          </table:table-cell>
          <table:table-cell table:style-name="ce44" office:value-type="string">
            <text:p>TinNQ</text:p>
          </table:table-cell>
          <table:table-cell table:style-name="ce167" table:formula="of:=[.F51]*[.$C$2]" office:value-type="float" office:value="0">
            <text:p>0</text:p>
          </table:table-cell>
          <table:table-cell table:style-name="ce167" table:formula="of:=[.C51]-IF([.E51]=&quot;Yes&quot;;0;[.C51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51:.AK51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46">
            <text:p>46</text:p>
          </table:table-cell>
          <table:table-cell table:style-name="ce44" office:value-type="string">
            <text:p>TinhNVP</text:p>
          </table:table-cell>
          <table:table-cell table:style-name="ce167" table:formula="of:=[.F52]*[.$C$2]" office:value-type="float" office:value="0">
            <text:p>0</text:p>
          </table:table-cell>
          <table:table-cell table:style-name="ce167" table:formula="of:=[.C52]-IF([.E52]=&quot;Yes&quot;;0;[.C52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52:.AK52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47">
            <text:p>47</text:p>
          </table:table-cell>
          <table:table-cell table:style-name="ce44" office:value-type="string">
            <text:p>TienND</text:p>
          </table:table-cell>
          <table:table-cell table:style-name="ce167" table:formula="of:=[.F53]*[.$C$2]" office:value-type="float" office:value="0">
            <text:p>0</text:p>
          </table:table-cell>
          <table:table-cell table:style-name="ce167" table:formula="of:=[.C53]-IF([.E53]=&quot;Yes&quot;;0;[.C53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53:.AK53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48">
            <text:p>48</text:p>
          </table:table-cell>
          <table:table-cell table:style-name="ce99" office:value-type="string">
            <text:p>ToanDT</text:p>
          </table:table-cell>
          <table:table-cell table:style-name="ce167" table:formula="of:=[.F54]*[.$C$2]" office:value-type="float" office:value="0">
            <text:p>0</text:p>
          </table:table-cell>
          <table:table-cell table:style-name="ce167" table:formula="of:=[.C54]-IF([.E54]=&quot;Yes&quot;;0;[.C54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54:.AK54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49">
            <text:p>49</text:p>
          </table:table-cell>
          <table:table-cell table:style-name="ce44" office:value-type="string">
            <text:p>TuanNT</text:p>
          </table:table-cell>
          <table:table-cell table:style-name="ce167" table:formula="of:=[.F55]*[.$C$2]" office:value-type="float" office:value="0">
            <text:p>0</text:p>
          </table:table-cell>
          <table:table-cell table:style-name="ce167" table:formula="of:=[.C55]-IF([.E55]=&quot;Yes&quot;;0;[.C55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55:.AK55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50">
            <text:p>50</text:p>
          </table:table-cell>
          <table:table-cell table:style-name="ce44" office:value-type="string">
            <text:p>ThaiNHQ</text:p>
          </table:table-cell>
          <table:table-cell table:style-name="ce167" table:formula="of:=[.F56]*[.$C$2]" office:value-type="float" office:value="0">
            <text:p>0</text:p>
          </table:table-cell>
          <table:table-cell table:style-name="ce167" table:formula="of:=[.C56]-IF([.E56]=&quot;Yes&quot;;0;[.C56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56:.AK56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51">
            <text:p>51</text:p>
          </table:table-cell>
          <table:table-cell table:style-name="ce44" office:value-type="string">
            <text:p>ThamDT</text:p>
          </table:table-cell>
          <table:table-cell table:style-name="ce167" table:formula="of:=[.F57]*[.$C$2]" office:value-type="float" office:value="0">
            <text:p>0</text:p>
          </table:table-cell>
          <table:table-cell table:style-name="ce167" table:formula="of:=[.C57]-IF([.E57]=&quot;Yes&quot;;0;[.C57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57:.AK57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52">
            <text:p>52</text:p>
          </table:table-cell>
          <table:table-cell table:style-name="ce45" office:value-type="string">
            <text:p>ThanhCH</text:p>
          </table:table-cell>
          <table:table-cell table:style-name="ce167" table:formula="of:=[.F58]*[.$C$2]" office:value-type="float" office:value="0">
            <text:p>0</text:p>
          </table:table-cell>
          <table:table-cell table:style-name="ce167" table:formula="of:=[.C58]-IF([.E58]=&quot;Yes&quot;;0;[.C58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58:.AK58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53">
            <text:p>53</text:p>
          </table:table-cell>
          <table:table-cell table:style-name="ce46" office:value-type="string">
            <text:p>ThienTM</text:p>
          </table:table-cell>
          <table:table-cell table:style-name="ce168" table:formula="of:=[.F59]*[.$C$2]" office:value-type="float" office:value="0">
            <text:p>0</text:p>
          </table:table-cell>
          <table:table-cell table:style-name="ce168" table:formula="of:=[.C59]-IF([.E59]=&quot;Yes&quot;;0;[.C59])" office:value-type="float" office:value="0">
            <text:p>0</text:p>
          </table:table-cell>
          <table:table-cell table:style-name="ce174" table:content-validation-name="val1"/>
          <table:table-cell table:style-name="ce175" table:formula="of:=COUNTIF( [.G59:.AK59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54">
            <text:p>54</text:p>
          </table:table-cell>
          <table:table-cell table:style-name="ce99" office:value-type="string">
            <text:p>ThinhCT</text:p>
          </table:table-cell>
          <table:table-cell table:style-name="ce167" table:formula="of:=[.F60]*[.$C$2]" office:value-type="float" office:value="0">
            <text:p>0</text:p>
          </table:table-cell>
          <table:table-cell table:style-name="ce167" table:formula="of:=[.C60]-IF([.E60]=&quot;Yes&quot;;0;[.C60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60:.AK60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55">
            <text:p>55</text:p>
          </table:table-cell>
          <table:table-cell table:style-name="ce44" office:value-type="string">
            <text:p>ThinhT</text:p>
          </table:table-cell>
          <table:table-cell table:style-name="ce167" table:formula="of:=[.F61]*[.$C$2]" office:value-type="float" office:value="0">
            <text:p>0</text:p>
          </table:table-cell>
          <table:table-cell table:style-name="ce167" table:formula="of:=[.C61]-IF([.E61]=&quot;Yes&quot;;0;[.C61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61:.AK61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56">
            <text:p>56</text:p>
          </table:table-cell>
          <table:table-cell table:style-name="ce44" office:value-type="string">
            <text:p>ThuyLTT</text:p>
          </table:table-cell>
          <table:table-cell table:style-name="ce167" table:formula="of:=[.F62]*[.$C$2]" office:value-type="float" office:value="0">
            <text:p>0</text:p>
          </table:table-cell>
          <table:table-cell table:style-name="ce167" table:formula="of:=[.C62]-IF([.E62]=&quot;Yes&quot;;0;[.C62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62:.AK62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57">
            <text:p>57</text:p>
          </table:table-cell>
          <table:table-cell table:style-name="ce44" office:value-type="string">
            <text:p>ThuyNTX</text:p>
          </table:table-cell>
          <table:table-cell table:style-name="ce167" table:formula="of:=[.F63]*[.$C$2]" office:value-type="float" office:value="0">
            <text:p>0</text:p>
          </table:table-cell>
          <table:table-cell table:style-name="ce167" table:formula="of:=[.C63]-IF([.E63]=&quot;Yes&quot;;0;[.C63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63:.AK63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58">
            <text:p>58</text:p>
          </table:table-cell>
          <table:table-cell table:style-name="ce44" office:value-type="string">
            <text:p>ThuyenTTN</text:p>
          </table:table-cell>
          <table:table-cell table:style-name="ce167" table:formula="of:=[.F64]*[.$C$2]" office:value-type="float" office:value="0">
            <text:p>0</text:p>
          </table:table-cell>
          <table:table-cell table:style-name="ce167" table:formula="of:=[.C64]-IF([.E64]=&quot;Yes&quot;;0;[.C64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64:.AK64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59">
            <text:p>59</text:p>
          </table:table-cell>
          <table:table-cell table:style-name="ce44" office:value-type="string">
            <text:p>TrietVM</text:p>
          </table:table-cell>
          <table:table-cell table:style-name="ce167" table:formula="of:=[.F65]*[.$C$2]" office:value-type="float" office:value="0">
            <text:p>0</text:p>
          </table:table-cell>
          <table:table-cell table:style-name="ce167" table:formula="of:=[.C65]-IF([.E65]=&quot;Yes&quot;;0;[.C65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65:.AK65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60">
            <text:p>60</text:p>
          </table:table-cell>
          <table:table-cell table:style-name="ce44" office:value-type="string">
            <text:p>TrucPDT</text:p>
          </table:table-cell>
          <table:table-cell table:style-name="ce167" table:formula="of:=[.F66]*[.$C$2]" office:value-type="float" office:value="0">
            <text:p>0</text:p>
          </table:table-cell>
          <table:table-cell table:style-name="ce167" table:formula="of:=[.C66]-IF([.E66]=&quot;Yes&quot;;0;[.C66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66:.AK66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61">
            <text:p>61</text:p>
          </table:table-cell>
          <table:table-cell table:style-name="ce44" office:value-type="string">
            <text:p>VinhNT</text:p>
          </table:table-cell>
          <table:table-cell table:style-name="ce167" table:formula="of:=[.F67]*[.$C$2]" office:value-type="float" office:value="0">
            <text:p>0</text:p>
          </table:table-cell>
          <table:table-cell table:style-name="ce167" table:formula="of:=[.C67]-IF([.E67]=&quot;Yes&quot;;0;[.C67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67:.AK67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62">
            <text:p>62</text:p>
          </table:table-cell>
          <table:table-cell table:style-name="ce44" office:value-type="string">
            <text:p>VinhP</text:p>
          </table:table-cell>
          <table:table-cell table:style-name="ce167" table:formula="of:=[.F68]*[.$C$2]" office:value-type="float" office:value="0">
            <text:p>0</text:p>
          </table:table-cell>
          <table:table-cell table:style-name="ce167" table:formula="of:=[.C68]-IF([.E68]=&quot;Yes&quot;;0;[.C68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68:.AK68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63">
            <text:p>63</text:p>
          </table:table-cell>
          <table:table-cell table:style-name="ce45" office:value-type="string">
            <text:p>ViTHT</text:p>
          </table:table-cell>
          <table:table-cell table:style-name="ce167" table:formula="of:=[.F69]*[.$C$2]" office:value-type="float" office:value="0">
            <text:p>0</text:p>
          </table:table-cell>
          <table:table-cell table:style-name="ce167" table:formula="of:=[.C69]-IF([.E69]=&quot;Yes&quot;;0;[.C69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69:.AK69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64">
            <text:p>64</text:p>
          </table:table-cell>
          <table:table-cell table:style-name="ce44" office:value-type="string">
            <text:p>VietDQ</text:p>
          </table:table-cell>
          <table:table-cell table:style-name="ce167" table:formula="of:=[.F70]*[.$C$2]" office:value-type="float" office:value="0">
            <text:p>0</text:p>
          </table:table-cell>
          <table:table-cell table:style-name="ce167" table:formula="of:=[.C70]-IF([.E70]=&quot;Yes&quot;;0;[.C70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70:.AK70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65">
            <text:p>65</text:p>
          </table:table-cell>
          <table:table-cell table:style-name="ce45" office:value-type="string">
            <text:p>VuPTM</text:p>
          </table:table-cell>
          <table:table-cell table:style-name="ce167" table:formula="of:=[.F71]*[.$C$2]" office:value-type="float" office:value="0">
            <text:p>0</text:p>
          </table:table-cell>
          <table:table-cell table:style-name="ce167" table:formula="of:=[.C71]-IF([.E71]=&quot;Yes&quot;;0;[.C71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71:.AK71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66">
            <text:p>66</text:p>
          </table:table-cell>
          <table:table-cell table:style-name="ce45" office:value-type="string">
            <text:p>VyNL</text:p>
          </table:table-cell>
          <table:table-cell table:style-name="ce167" table:formula="of:=[.F72]*[.$C$2]" office:value-type="float" office:value="0">
            <text:p>0</text:p>
          </table:table-cell>
          <table:table-cell table:style-name="ce167" table:formula="of:=[.C72]-IF([.E72]=&quot;Yes&quot;;0;[.C72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72:.AK72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2">
          <table:table-cell table:style-name="ce43"/>
          <table:table-cell/>
          <table:table-cell table:style-name="Default"/>
          <table:table-cell table:style-name="ce167"/>
          <table:table-cell table:number-columns-repeated="1020"/>
        </table:table-row>
        <table:table-row table:style-name="ro9">
          <table:table-cell table:style-name="ce42" office:value-type="float" office:value="67">
            <text:p>67</text:p>
          </table:table-cell>
          <table:table-cell table:style-name="ce45" office:value-type="string">
            <text:p>HaoTT</text:p>
          </table:table-cell>
          <table:table-cell table:style-name="ce167" table:formula="of:=[.F74]*[.$C$2]" office:value-type="float" office:value="0">
            <text:p>0</text:p>
          </table:table-cell>
          <table:table-cell table:style-name="ce167" table:formula="of:=[.C74]-IF([.E74]=&quot;Yes&quot;;0;[.C74])" office:value-type="float" office:value="0">
            <text:p>0</text:p>
          </table:table-cell>
          <table:table-cell table:style-name="ce173" table:content-validation-name="val1"/>
          <table:table-cell table:style-name="ce175" table:formula="of:=COUNTIF( [.G74:.AK74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68">
            <text:p>68</text:p>
          </table:table-cell>
          <table:table-cell table:style-name="ce46" office:value-type="string">
            <text:p>KietNHT</text:p>
          </table:table-cell>
          <table:table-cell table:style-name="ce168" table:formula="of:=[.F75]*[.$C$2]" office:value-type="float" office:value="0">
            <text:p>0</text:p>
          </table:table-cell>
          <table:table-cell table:style-name="ce168" table:formula="of:=[.C75]-IF([.E75]=&quot;Yes&quot;;0;[.C75])" office:value-type="float" office:value="0">
            <text:p>0</text:p>
          </table:table-cell>
          <table:table-cell table:style-name="ce174" table:content-validation-name="val1"/>
          <table:table-cell table:style-name="ce175" table:formula="of:=COUNTIF( [.G75:.AK75]; &quot;0&quot;)" office:value-type="float" office:value="0">
            <text:p>0</text:p>
          </table:table-cell>
          <table:table-cell table:style-name="ce178" table:number-columns-repeated="31"/>
          <table:table-cell table:style-name="ce98" table:number-columns-repeated="987"/>
        </table:table-row>
        <table:table-row table:style-name="ro9">
          <table:table-cell table:style-name="ce42" office:value-type="float" office:value="69">
            <text:p>69</text:p>
          </table:table-cell>
          <table:table-cell table:style-name="ce46" office:value-type="string">
            <text:p>LongLG</text:p>
          </table:table-cell>
          <table:table-cell table:style-name="ce168" table:formula="of:=[.F76]*[.$C$2]" office:value-type="float" office:value="0">
            <text:p>0</text:p>
          </table:table-cell>
          <table:table-cell table:style-name="ce168" table:formula="of:=[.C76]-IF([.E76]=&quot;Yes&quot;;0;[.C76])" office:value-type="float" office:value="0">
            <text:p>0</text:p>
          </table:table-cell>
          <table:table-cell table:style-name="ce174" table:content-validation-name="val1"/>
          <table:table-cell table:style-name="ce175" table:formula="of:=COUNTIF( [.G76:.AK76]; &quot;0&quot;)" office:value-type="float" office:value="0">
            <text:p>0</text:p>
          </table:table-cell>
          <table:table-cell table:style-name="ce178" table:number-columns-repeated="31"/>
          <table:table-cell table:style-name="ce98" table:number-columns-repeated="987"/>
        </table:table-row>
        <table:table-row table:style-name="ro9">
          <table:table-cell table:style-name="ce42" office:value-type="float" office:value="70">
            <text:p>70</text:p>
          </table:table-cell>
          <table:table-cell table:style-name="ce46" office:value-type="string">
            <text:p>QuocNVA</text:p>
          </table:table-cell>
          <table:table-cell table:style-name="ce168" table:formula="of:=[.F77]*[.$C$2]" office:value-type="float" office:value="0">
            <text:p>0</text:p>
          </table:table-cell>
          <table:table-cell table:style-name="ce168" table:formula="of:=[.C77]-IF([.E77]=&quot;Yes&quot;;0;[.C77])" office:value-type="float" office:value="0">
            <text:p>0</text:p>
          </table:table-cell>
          <table:table-cell table:style-name="ce174" table:content-validation-name="val1"/>
          <table:table-cell table:style-name="ce175" table:formula="of:=COUNTIF( [.G77:.AK77]; &quot;0&quot;)" office:value-type="float" office:value="0">
            <text:p>0</text:p>
          </table:table-cell>
          <table:table-cell table:style-name="ce178" table:number-columns-repeated="31"/>
          <table:table-cell table:style-name="ce98" table:number-columns-repeated="987"/>
        </table:table-row>
        <table:table-row table:style-name="ro9">
          <table:table-cell table:style-name="ce42" office:value-type="float" office:value="71">
            <text:p>71</text:p>
          </table:table-cell>
          <table:table-cell table:style-name="ce46" office:value-type="string">
            <text:p>SamHT</text:p>
          </table:table-cell>
          <table:table-cell table:style-name="ce168" table:formula="of:=[.F78]*[.$C$2]" office:value-type="float" office:value="0">
            <text:p>0</text:p>
          </table:table-cell>
          <table:table-cell table:style-name="ce168" table:formula="of:=[.C78]-IF([.E78]=&quot;Yes&quot;;0;[.C78])" office:value-type="float" office:value="0">
            <text:p>0</text:p>
          </table:table-cell>
          <table:table-cell table:style-name="ce174" table:content-validation-name="val1"/>
          <table:table-cell table:style-name="ce175" table:formula="of:=COUNTIF( [.G78:.AK78]; &quot;0&quot;)" office:value-type="float" office:value="0">
            <text:p>0</text:p>
          </table:table-cell>
          <table:table-cell table:style-name="ce178" table:number-columns-repeated="31"/>
          <table:table-cell table:style-name="ce98" table:number-columns-repeated="987"/>
        </table:table-row>
        <table:table-row table:style-name="ro9">
          <table:table-cell table:style-name="ce42" office:value-type="float" office:value="72">
            <text:p>72</text:p>
          </table:table-cell>
          <table:table-cell table:style-name="ce46" office:value-type="string">
            <text:p>ThinhPVD</text:p>
          </table:table-cell>
          <table:table-cell table:style-name="ce168" table:formula="of:=[.F79]*[.$C$2]" office:value-type="float" office:value="0">
            <text:p>0</text:p>
          </table:table-cell>
          <table:table-cell table:style-name="ce168" table:formula="of:=[.C79]-IF([.E79]=&quot;Yes&quot;;0;[.C79])" office:value-type="float" office:value="0">
            <text:p>0</text:p>
          </table:table-cell>
          <table:table-cell table:style-name="ce174" table:content-validation-name="val1"/>
          <table:table-cell table:style-name="ce175" table:formula="of:=COUNTIF( [.G79:.AK79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9">
          <table:table-cell table:style-name="ce42" office:value-type="float" office:value="73">
            <text:p>73</text:p>
          </table:table-cell>
          <table:table-cell table:style-name="ce45" office:value-type="string">
            <text:p>Last row</text:p>
          </table:table-cell>
          <table:table-cell table:style-name="ce168" table:formula="of:=[.F80]*[.$C$2]" office:value-type="float" office:value="0">
            <text:p>0</text:p>
          </table:table-cell>
          <table:table-cell table:style-name="ce168" table:formula="of:=[.C80]-IF([.E80]=&quot;Yes&quot;;0;[.C80])" office:value-type="float" office:value="0">
            <text:p>0</text:p>
          </table:table-cell>
          <table:table-cell table:style-name="ce174" table:content-validation-name="val1"/>
          <table:table-cell table:style-name="ce175" table:formula="of:=COUNTIF( [.G80:.AK80]; &quot;0&quot;)" office:value-type="float" office:value="0">
            <text:p>0</text:p>
          </table:table-cell>
          <table:table-cell table:style-name="ce177" table:number-columns-repeated="31"/>
          <table:table-cell table:number-columns-repeated="987"/>
        </table:table-row>
        <table:table-row table:style-name="ro2" table:number-rows-repeated="65378">
          <table:table-cell table:style-name="ce43" table:number-columns-repeated="2"/>
          <table:table-cell table:style-name="ce51" table:number-columns-repeated="2"/>
          <table:table-cell/>
          <table:table-cell table:style-name="ce43"/>
          <table:table-cell table:number-columns-repeated="1018"/>
        </table:table-row>
        <table:table-row table:style-name="ro2" table:number-rows-repeated="9831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p" table:style-name="ta3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ce52"/>
        <table:table-column table:style-name="co7" table:default-cell-style-name="Default"/>
        <table:table-column table:style-name="co14" table:default-cell-style-name="Default"/>
        <table:table-column table:style-name="co15" table:number-columns-repeated="31" table:default-cell-style-name="Default"/>
        <table:table-column table:style-name="co7" table:number-columns-repeated="987" table:default-cell-style-name="Default"/>
        <table:table-row table:style-name="ro8">
          <table:table-cell table:style-name="ce12" table:number-columns-repeated="4"/>
          <table:table-cell/>
          <table:table-cell table:style-name="ce12"/>
          <table:table-cell table:number-columns-repeated="1018"/>
        </table:table-row>
        <table:table-row table:style-name="ro2">
          <table:table-cell table:style-name="ce40" table:number-columns-repeated="2"/>
          <table:table-cell table:style-name="ce47" office:value-type="float" office:value="25000">
            <text:p>25,000</text:p>
          </table:table-cell>
          <table:table-cell table:style-name="ce47"/>
          <table:table-cell/>
          <table:table-cell table:style-name="ce40"/>
          <table:table-cell table:number-columns-repeated="1018"/>
        </table:table-row>
        <table:table-row table:style-name="ro2">
          <table:table-cell table:style-name="ce41" table:number-columns-repeated="2"/>
          <table:table-cell table:style-name="ce48" table:number-columns-repeated="2"/>
          <table:table-cell table:style-name="ce185"/>
          <table:table-cell table:style-name="ce41"/>
          <table:table-cell table:style-name="ce185" table:number-columns-repeated="8"/>
          <table:table-cell table:style-name="ce195" office:value-type="string" table:number-columns-spanned="2" table:number-rows-spanned="1">
            <text:p>Month</text:p>
          </table:table-cell>
          <table:covered-table-cell table:style-name="ce196"/>
          <table:table-cell table:style-name="ce197" table:content-validation-name="val2" office:value-type="float" office:value="9" table:number-columns-spanned="2" table:number-rows-spanned="1">
            <text:p>9</text:p>
          </table:table-cell>
          <table:covered-table-cell table:style-name="ce196"/>
          <table:table-cell table:style-name="ce195" office:value-type="string" table:number-columns-spanned="2" table:number-rows-spanned="1">
            <text:p>Year</text:p>
          </table:table-cell>
          <table:covered-table-cell table:style-name="ce196"/>
          <table:table-cell table:style-name="ce195" office:value-type="float" office:value="2019" table:number-columns-spanned="2" table:number-rows-spanned="1">
            <text:p>2019</text:p>
          </table:table-cell>
          <table:covered-table-cell table:style-name="ce198"/>
          <table:table-cell table:style-name="ce185" table:number-columns-repeated="15"/>
          <table:table-cell table:number-columns-repeated="987"/>
        </table:table-row>
        <table:table-row table:style-name="ro2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1" office:value-type="string">
            <text:p>Total amount</text:p>
          </table:table-cell>
          <table:table-cell table:style-name="ce41" office:value-type="string">
            <text:p>Disbursement </text:p>
          </table:table-cell>
          <table:table-cell table:style-name="ce186" office:value-type="string" table:number-columns-spanned="1" table:number-rows-spanned="2">
            <text:p>Paid?</text:p>
          </table:table-cell>
          <table:table-cell table:style-name="ce41" office:value-type="string">
            <text:p>Total</text:p>
          </table:table-cell>
          <table:table-cell table:style-name="ce192" table:formula="of:=DATE([.$U$3];[.Q3];1)" office:value-type="date" office:date-value="2019-09-01">
            <text:p>01</text:p>
          </table:table-cell>
          <table:table-cell table:style-name="ce192" table:formula="of:=[.G4]+1" office:value-type="date" office:date-value="2019-09-02">
            <text:p>02</text:p>
          </table:table-cell>
          <table:table-cell table:style-name="ce192" table:formula="of:=[.H4]+1" office:value-type="date" office:date-value="2019-09-03">
            <text:p>03</text:p>
          </table:table-cell>
          <table:table-cell table:style-name="ce192" table:formula="of:=[.I4]+1" office:value-type="date" office:date-value="2019-09-04">
            <text:p>04</text:p>
          </table:table-cell>
          <table:table-cell table:style-name="ce192" table:formula="of:=[.J4]+1" office:value-type="date" office:date-value="2019-09-05">
            <text:p>05</text:p>
          </table:table-cell>
          <table:table-cell table:style-name="ce192" table:formula="of:=[.K4]+1" office:value-type="date" office:date-value="2019-09-06">
            <text:p>06</text:p>
          </table:table-cell>
          <table:table-cell table:style-name="ce192" table:formula="of:=[.L4]+1" office:value-type="date" office:date-value="2019-09-07">
            <text:p>07</text:p>
          </table:table-cell>
          <table:table-cell table:style-name="ce192" table:formula="of:=[.M4]+1" office:value-type="date" office:date-value="2019-09-08">
            <text:p>08</text:p>
          </table:table-cell>
          <table:table-cell table:style-name="ce192" table:formula="of:=[.N4]+1" office:value-type="date" office:date-value="2019-09-09">
            <text:p>09</text:p>
          </table:table-cell>
          <table:table-cell table:style-name="ce192" table:formula="of:=[.O4]+1" office:value-type="date" office:date-value="2019-09-10">
            <text:p>10</text:p>
          </table:table-cell>
          <table:table-cell table:style-name="ce192" table:formula="of:=[.P4]+1" office:value-type="date" office:date-value="2019-09-11">
            <text:p>11</text:p>
          </table:table-cell>
          <table:table-cell table:style-name="ce192" table:formula="of:=[.Q4]+1" office:value-type="date" office:date-value="2019-09-12">
            <text:p>12</text:p>
          </table:table-cell>
          <table:table-cell table:style-name="ce192" table:formula="of:=[.R4]+1" office:value-type="date" office:date-value="2019-09-13">
            <text:p>13</text:p>
          </table:table-cell>
          <table:table-cell table:style-name="ce192" table:formula="of:=[.S4]+1" office:value-type="date" office:date-value="2019-09-14">
            <text:p>14</text:p>
          </table:table-cell>
          <table:table-cell table:style-name="ce192" table:formula="of:=[.T4]+1" office:value-type="date" office:date-value="2019-09-15">
            <text:p>15</text:p>
          </table:table-cell>
          <table:table-cell table:style-name="ce192" table:formula="of:=[.U4]+1" office:value-type="date" office:date-value="2019-09-16">
            <text:p>16</text:p>
          </table:table-cell>
          <table:table-cell table:style-name="ce192" table:formula="of:=[.V4]+1" office:value-type="date" office:date-value="2019-09-17">
            <text:p>17</text:p>
          </table:table-cell>
          <table:table-cell table:style-name="ce192" table:formula="of:=[.W4]+1" office:value-type="date" office:date-value="2019-09-18">
            <text:p>18</text:p>
          </table:table-cell>
          <table:table-cell table:style-name="ce192" table:formula="of:=[.X4]+1" office:value-type="date" office:date-value="2019-09-19">
            <text:p>19</text:p>
          </table:table-cell>
          <table:table-cell table:style-name="ce192" table:formula="of:=[.Y4]+1" office:value-type="date" office:date-value="2019-09-20">
            <text:p>20</text:p>
          </table:table-cell>
          <table:table-cell table:style-name="ce192" table:formula="of:=[.Z4]+1" office:value-type="date" office:date-value="2019-09-21">
            <text:p>21</text:p>
          </table:table-cell>
          <table:table-cell table:style-name="ce192" table:formula="of:=[.AA4]+1" office:value-type="date" office:date-value="2019-09-22">
            <text:p>22</text:p>
          </table:table-cell>
          <table:table-cell table:style-name="ce192" table:formula="of:=[.AB4]+1" office:value-type="date" office:date-value="2019-09-23">
            <text:p>23</text:p>
          </table:table-cell>
          <table:table-cell table:style-name="ce192" table:formula="of:=[.AC4]+1" office:value-type="date" office:date-value="2019-09-24">
            <text:p>24</text:p>
          </table:table-cell>
          <table:table-cell table:style-name="ce192" table:formula="of:=[.AD4]+1" office:value-type="date" office:date-value="2019-09-25">
            <text:p>25</text:p>
          </table:table-cell>
          <table:table-cell table:style-name="ce192" table:formula="of:=[.AE4]+1" office:value-type="date" office:date-value="2019-09-26">
            <text:p>26</text:p>
          </table:table-cell>
          <table:table-cell table:style-name="ce192" table:formula="of:=[.AF4]+1" office:value-type="date" office:date-value="2019-09-27">
            <text:p>27</text:p>
          </table:table-cell>
          <table:table-cell table:style-name="ce192" table:formula="of:=[.AG4]+1" office:value-type="date" office:date-value="2019-09-28">
            <text:p>28</text:p>
          </table:table-cell>
          <table:table-cell table:style-name="ce192" table:formula="of:=[.AH4]+1" office:value-type="date" office:date-value="2019-09-29">
            <text:p>29</text:p>
          </table:table-cell>
          <table:table-cell table:style-name="ce192" table:formula="of:=[.AI4]+1" office:value-type="date" office:date-value="2019-09-30">
            <text:p>30</text:p>
          </table:table-cell>
          <table:table-cell table:style-name="ce192" table:formula="of:=[.AJ4]+1" office:value-type="date" office:date-value="2019-10-01">
            <text:p>01</text:p>
          </table:table-cell>
          <table:table-cell table:number-columns-repeated="987"/>
        </table:table-row>
        <table:table-row table:style-name="ro7">
          <table:table-cell table:style-name="ce41" table:number-columns-repeated="2"/>
          <table:table-cell table:style-name="ce49" table:formula="of:=SUM([.C6:.C78])" office:value-type="float" office:value="0">
            <text:p>0</text:p>
          </table:table-cell>
          <table:table-cell table:style-name="ce49" table:formula="of:=[.C5]-SUM([.D6:.D78])" office:value-type="float" office:value="0">
            <text:p>0</text:p>
          </table:table-cell>
          <table:covered-table-cell table:style-name="ce187"/>
          <table:table-cell table:style-name="ce41"/>
          <table:table-cell table:style-name="ce188" table:formula="of:=CHOOSE(WEEKDAY([.G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8" table:formula="of:=CHOOSE(WEEKDAY([.H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8" table:formula="of:=CHOOSE(WEEKDAY([.I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8" table:formula="of:=CHOOSE(WEEKDAY([.J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8" table:formula="of:=CHOOSE(WEEKDAY([.K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8" table:formula="of:=CHOOSE(WEEKDAY([.L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8" table:formula="of:=CHOOSE(WEEKDAY([.M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8" table:formula="of:=CHOOSE(WEEKDAY([.N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8" table:formula="of:=CHOOSE(WEEKDAY([.O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8" table:formula="of:=CHOOSE(WEEKDAY([.P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8" table:formula="of:=CHOOSE(WEEKDAY([.Q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8" table:formula="of:=CHOOSE(WEEKDAY([.R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8" table:formula="of:=CHOOSE(WEEKDAY([.S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8" table:formula="of:=CHOOSE(WEEKDAY([.T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8" table:formula="of:=CHOOSE(WEEKDAY([.U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8" table:formula="of:=CHOOSE(WEEKDAY([.V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8" table:formula="of:=CHOOSE(WEEKDAY([.W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8" table:formula="of:=CHOOSE(WEEKDAY([.X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8" table:formula="of:=CHOOSE(WEEKDAY([.Y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8" table:formula="of:=CHOOSE(WEEKDAY([.Z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8" table:formula="of:=CHOOSE(WEEKDAY([.AA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8" table:formula="of:=CHOOSE(WEEKDAY([.AB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8" table:formula="of:=CHOOSE(WEEKDAY([.AC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8" table:formula="of:=CHOOSE(WEEKDAY([.AD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8" table:formula="of:=CHOOSE(WEEKDAY([.AE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8" table:formula="of:=CHOOSE(WEEKDAY([.AF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8" table:formula="of:=CHOOSE(WEEKDAY([.AG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8" table:formula="of:=CHOOSE(WEEKDAY([.AH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8" table:formula="of:=CHOOSE(WEEKDAY([.AI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8" table:formula="of:=CHOOSE(WEEKDAY([.AJ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8" table:formula="of:=CHOOSE(WEEKDAY([.AK4]);&quot;Sun&quot;;&quot;Mon&quot;;&quot;Tue&quot;;&quot;Wed&quot;;&quot;Thur&quot;;&quot;Fri&quot;;&quot;Sat&quot;)" office:value-type="string" office:string-value="Tue">
            <text:p>Tue</text:p>
          </table:table-cell>
          <table:table-cell table:number-columns-repeated="987"/>
        </table:table-row>
        <table:table-row table:style-name="ro2">
          <table:table-cell table:style-name="ce41"/>
          <table:table-cell table:style-name="ce41" office:value-type="string">
            <text:p>1<text:span text:style-name="T6">st</text:span> row</text:p>
          </table:table-cell>
          <table:table-cell table:style-name="ce49" table:number-columns-repeated="2"/>
          <table:table-cell table:style-name="ce188"/>
          <table:table-cell table:style-name="ce41"/>
          <table:table-cell table:style-name="ce188" table:number-columns-repeated="31"/>
          <table:table-cell table:number-columns-repeated="987"/>
        </table:table-row>
        <table:table-row table:style-name="ro9">
          <table:table-cell table:style-name="ce4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83" table:formula="of:=[.F7]*[.$C$2]" office:value-type="float" office:value="0">
            <text:p>0</text:p>
          </table:table-cell>
          <table:table-cell table:style-name="ce183" table:formula="of:=[.C7]-IF([.E7]=&quot;Yes&quot;;0;[.C7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7:.AK7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83" table:formula="of:=[.F8]*[.$C$2]" office:value-type="float" office:value="0">
            <text:p>0</text:p>
          </table:table-cell>
          <table:table-cell table:style-name="ce183" table:formula="of:=[.C8]-IF([.E8]=&quot;Yes&quot;;0;[.C8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8:.AK8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83" table:formula="of:=[.F9]*[.$C$2]" office:value-type="float" office:value="0">
            <text:p>0</text:p>
          </table:table-cell>
          <table:table-cell table:style-name="ce183" table:formula="of:=[.C9]-IF([.E9]=&quot;Yes&quot;;0;[.C9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9:.AK9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83" table:formula="of:=[.F10]*[.$C$2]" office:value-type="float" office:value="0">
            <text:p>0</text:p>
          </table:table-cell>
          <table:table-cell table:style-name="ce183" table:formula="of:=[.C10]-IF([.E10]=&quot;Yes&quot;;0;[.C10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10:.AK10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83" table:formula="of:=[.F11]*[.$C$2]" office:value-type="float" office:value="0">
            <text:p>0</text:p>
          </table:table-cell>
          <table:table-cell table:style-name="ce183" table:formula="of:=[.C11]-IF([.E11]=&quot;Yes&quot;;0;[.C11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11:.AK11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6">
            <text:p>6</text:p>
          </table:table-cell>
          <table:table-cell table:style-name="ce44" office:value-type="string">
            <text:p>DauDQ</text:p>
          </table:table-cell>
          <table:table-cell table:style-name="ce183" table:formula="of:=[.F12]*[.$C$2]" office:value-type="float" office:value="0">
            <text:p>0</text:p>
          </table:table-cell>
          <table:table-cell table:style-name="ce183" table:formula="of:=[.C12]-IF([.E12]=&quot;Yes&quot;;0;[.C12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12:.AK12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7">
            <text:p>7</text:p>
          </table:table-cell>
          <table:table-cell table:style-name="ce44" office:value-type="string">
            <text:p>DuongDN</text:p>
          </table:table-cell>
          <table:table-cell table:style-name="ce183" table:formula="of:=[.F13]*[.$C$2]" office:value-type="float" office:value="0">
            <text:p>0</text:p>
          </table:table-cell>
          <table:table-cell table:style-name="ce183" table:formula="of:=[.C13]-IF([.E13]=&quot;Yes&quot;;0;[.C13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13:.AK13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8">
            <text:p>8</text:p>
          </table:table-cell>
          <table:table-cell table:style-name="ce44" office:value-type="string">
            <text:p>DuyNM</text:p>
          </table:table-cell>
          <table:table-cell table:style-name="ce183" table:formula="of:=[.F14]*[.$C$2]" office:value-type="float" office:value="0">
            <text:p>0</text:p>
          </table:table-cell>
          <table:table-cell table:style-name="ce183" table:formula="of:=[.C14]-IF([.E14]=&quot;Yes&quot;;0;[.C14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14:.AK14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9">
            <text:p>9</text:p>
          </table:table-cell>
          <table:table-cell table:style-name="ce44" office:value-type="string">
            <text:p>DuyenLT</text:p>
          </table:table-cell>
          <table:table-cell table:style-name="ce183" table:formula="of:=[.F15]*[.$C$2]" office:value-type="float" office:value="0">
            <text:p>0</text:p>
          </table:table-cell>
          <table:table-cell table:style-name="ce183" table:formula="of:=[.C15]-IF([.E15]=&quot;Yes&quot;;0;[.C15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15:.AK15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10">
            <text:p>10</text:p>
          </table:table-cell>
          <table:table-cell table:style-name="ce44" office:value-type="string">
            <text:p>GiauNV</text:p>
          </table:table-cell>
          <table:table-cell table:style-name="ce183" table:formula="of:=[.F16]*[.$C$2]" office:value-type="float" office:value="0">
            <text:p>0</text:p>
          </table:table-cell>
          <table:table-cell table:style-name="ce183" table:formula="of:=[.C16]-IF([.E16]=&quot;Yes&quot;;0;[.C16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16:.AK16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11">
            <text:p>11</text:p>
          </table:table-cell>
          <table:table-cell table:style-name="ce44" office:value-type="string">
            <text:p>HaTH</text:p>
          </table:table-cell>
          <table:table-cell table:style-name="ce183" table:formula="of:=[.F17]*[.$C$2]" office:value-type="float" office:value="0">
            <text:p>0</text:p>
          </table:table-cell>
          <table:table-cell table:style-name="ce183" table:formula="of:=[.C17]-IF([.E17]=&quot;Yes&quot;;0;[.C17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17:.AK17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12">
            <text:p>12</text:p>
          </table:table-cell>
          <table:table-cell table:style-name="ce45" office:value-type="string">
            <text:p>HaVS</text:p>
          </table:table-cell>
          <table:table-cell table:style-name="ce183" table:formula="of:=[.F18]*[.$C$2]" office:value-type="float" office:value="0">
            <text:p>0</text:p>
          </table:table-cell>
          <table:table-cell table:style-name="ce183" table:formula="of:=[.C18]-IF([.E18]=&quot;Yes&quot;;0;[.C18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18:.AK18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13">
            <text:p>13</text:p>
          </table:table-cell>
          <table:table-cell table:style-name="ce44" office:value-type="string">
            <text:p>HaiNM</text:p>
          </table:table-cell>
          <table:table-cell table:style-name="ce183" table:formula="of:=[.F19]*[.$C$2]" office:value-type="float" office:value="0">
            <text:p>0</text:p>
          </table:table-cell>
          <table:table-cell table:style-name="ce183" table:formula="of:=[.C19]-IF([.E19]=&quot;Yes&quot;;0;[.C19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19:.AK19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14">
            <text:p>14</text:p>
          </table:table-cell>
          <table:table-cell table:style-name="ce44" office:value-type="string">
            <text:p>HangDTT</text:p>
          </table:table-cell>
          <table:table-cell table:style-name="ce183" table:formula="of:=[.F20]*[.$C$2]" office:value-type="float" office:value="0">
            <text:p>0</text:p>
          </table:table-cell>
          <table:table-cell table:style-name="ce183" table:formula="of:=[.C20]-IF([.E20]=&quot;Yes&quot;;0;[.C20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20:.AK20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15">
            <text:p>15</text:p>
          </table:table-cell>
          <table:table-cell table:style-name="ce44" office:value-type="string">
            <text:p>HanTTH</text:p>
          </table:table-cell>
          <table:table-cell table:style-name="ce183" table:formula="of:=[.F21]*[.$C$2]" office:value-type="float" office:value="0">
            <text:p>0</text:p>
          </table:table-cell>
          <table:table-cell table:style-name="ce183" table:formula="of:=[.C21]-IF([.E21]=&quot;Yes&quot;;0;[.C21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21:.AK21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16">
            <text:p>16</text:p>
          </table:table-cell>
          <table:table-cell table:style-name="ce44" office:value-type="string">
            <text:p>HienNV</text:p>
          </table:table-cell>
          <table:table-cell table:style-name="ce183" table:formula="of:=[.F22]*[.$C$2]" office:value-type="float" office:value="0">
            <text:p>0</text:p>
          </table:table-cell>
          <table:table-cell table:style-name="ce183" table:formula="of:=[.C22]-IF([.E22]=&quot;Yes&quot;;0;[.C22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22:.AK22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17">
            <text:p>17</text:p>
          </table:table-cell>
          <table:table-cell table:style-name="ce44" office:value-type="string">
            <text:p>HieuNKT</text:p>
          </table:table-cell>
          <table:table-cell table:style-name="ce183" table:formula="of:=[.F23]*[.$C$2]" office:value-type="float" office:value="0">
            <text:p>0</text:p>
          </table:table-cell>
          <table:table-cell table:style-name="ce183" table:formula="of:=[.C23]-IF([.E23]=&quot;Yes&quot;;0;[.C23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23:.AK23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18">
            <text:p>18</text:p>
          </table:table-cell>
          <table:table-cell table:style-name="ce44" office:value-type="string">
            <text:p>HueND</text:p>
          </table:table-cell>
          <table:table-cell table:style-name="ce183" table:formula="of:=[.F24]*[.$C$2]" office:value-type="float" office:value="0">
            <text:p>0</text:p>
          </table:table-cell>
          <table:table-cell table:style-name="ce183" table:formula="of:=[.C24]-IF([.E24]=&quot;Yes&quot;;0;[.C24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24:.AK24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19">
            <text:p>19</text:p>
          </table:table-cell>
          <table:table-cell table:style-name="ce44" office:value-type="string">
            <text:p>HungLV</text:p>
          </table:table-cell>
          <table:table-cell table:style-name="ce183" table:formula="of:=[.F25]*[.$C$2]" office:value-type="float" office:value="0">
            <text:p>0</text:p>
          </table:table-cell>
          <table:table-cell table:style-name="ce183" table:formula="of:=[.C25]-IF([.E25]=&quot;Yes&quot;;0;[.C25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25:.AK25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183" table:formula="of:=[.F26]*[.$C$2]" office:value-type="float" office:value="0">
            <text:p>0</text:p>
          </table:table-cell>
          <table:table-cell table:style-name="ce183" table:formula="of:=[.C26]-IF([.E26]=&quot;Yes&quot;;0;[.C26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26:.AK26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21">
            <text:p>21</text:p>
          </table:table-cell>
          <table:table-cell table:style-name="ce45" office:value-type="string">
            <text:p>HuyNG</text:p>
          </table:table-cell>
          <table:table-cell table:style-name="ce183" table:formula="of:=[.F27]*[.$C$2]" office:value-type="float" office:value="0">
            <text:p>0</text:p>
          </table:table-cell>
          <table:table-cell table:style-name="ce183" table:formula="of:=[.C27]-IF([.E27]=&quot;Yes&quot;;0;[.C27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27:.AK27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22">
            <text:p>22</text:p>
          </table:table-cell>
          <table:table-cell table:style-name="ce45" office:value-type="string">
            <text:p>KhangNHH</text:p>
          </table:table-cell>
          <table:table-cell table:style-name="ce183" table:formula="of:=[.F28]*[.$C$2]" office:value-type="float" office:value="0">
            <text:p>0</text:p>
          </table:table-cell>
          <table:table-cell table:style-name="ce183" table:formula="of:=[.C28]-IF([.E28]=&quot;Yes&quot;;0;[.C28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28:.AK28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23">
            <text:p>23</text:p>
          </table:table-cell>
          <table:table-cell table:style-name="ce45" office:value-type="string">
            <text:p>KhanhNN</text:p>
          </table:table-cell>
          <table:table-cell table:style-name="ce183" table:formula="of:=[.F29]*[.$C$2]" office:value-type="float" office:value="0">
            <text:p>0</text:p>
          </table:table-cell>
          <table:table-cell table:style-name="ce183" table:formula="of:=[.C29]-IF([.E29]=&quot;Yes&quot;;0;[.C29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29:.AK29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24">
            <text:p>24</text:p>
          </table:table-cell>
          <table:table-cell table:style-name="ce45" office:value-type="string">
            <text:p>KhoaND</text:p>
          </table:table-cell>
          <table:table-cell table:style-name="ce183" table:formula="of:=[.F30]*[.$C$2]" office:value-type="float" office:value="0">
            <text:p>0</text:p>
          </table:table-cell>
          <table:table-cell table:style-name="ce183" table:formula="of:=[.C30]-IF([.E30]=&quot;Yes&quot;;0;[.C30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30:.AK30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183" table:formula="of:=[.F31]*[.$C$2]" office:value-type="float" office:value="0">
            <text:p>0</text:p>
          </table:table-cell>
          <table:table-cell table:style-name="ce183" table:formula="of:=[.C31]-IF([.E31]=&quot;Yes&quot;;0;[.C31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31:.AK31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183" table:formula="of:=[.F32]*[.$C$2]" office:value-type="float" office:value="0">
            <text:p>0</text:p>
          </table:table-cell>
          <table:table-cell table:style-name="ce183" table:formula="of:=[.C32]-IF([.E32]=&quot;Yes&quot;;0;[.C32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32:.AK32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27">
            <text:p>27</text:p>
          </table:table-cell>
          <table:table-cell table:style-name="ce44" office:value-type="string">
            <text:p>LongDD</text:p>
          </table:table-cell>
          <table:table-cell table:style-name="ce183" table:formula="of:=[.F33]*[.$C$2]" office:value-type="float" office:value="0">
            <text:p>0</text:p>
          </table:table-cell>
          <table:table-cell table:style-name="ce183" table:formula="of:=[.C33]-IF([.E33]=&quot;Yes&quot;;0;[.C33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33:.AK33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28">
            <text:p>28</text:p>
          </table:table-cell>
          <table:table-cell table:style-name="ce99" office:value-type="string">
            <text:p>MaiLT</text:p>
          </table:table-cell>
          <table:table-cell table:style-name="ce183" table:formula="of:=[.F34]*[.$C$2]" office:value-type="float" office:value="0">
            <text:p>0</text:p>
          </table:table-cell>
          <table:table-cell table:style-name="ce183" table:formula="of:=[.C34]-IF([.E34]=&quot;Yes&quot;;0;[.C34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34:.AK34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183" table:formula="of:=[.F35]*[.$C$2]" office:value-type="float" office:value="0">
            <text:p>0</text:p>
          </table:table-cell>
          <table:table-cell table:style-name="ce183" table:formula="of:=[.C35]-IF([.E35]=&quot;Yes&quot;;0;[.C35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35:.AK35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30">
            <text:p>30</text:p>
          </table:table-cell>
          <table:table-cell table:style-name="ce44" office:value-type="string">
            <text:p>NamTV</text:p>
          </table:table-cell>
          <table:table-cell table:style-name="ce183" table:formula="of:=[.F36]*[.$C$2]" office:value-type="float" office:value="0">
            <text:p>0</text:p>
          </table:table-cell>
          <table:table-cell table:style-name="ce183" table:formula="of:=[.C36]-IF([.E36]=&quot;Yes&quot;;0;[.C36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36:.AK36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31">
            <text:p>31</text:p>
          </table:table-cell>
          <table:table-cell table:style-name="ce44" office:value-type="string">
            <text:p>NhanHTH</text:p>
          </table:table-cell>
          <table:table-cell table:style-name="ce183" table:formula="of:=[.F37]*[.$C$2]" office:value-type="float" office:value="0">
            <text:p>0</text:p>
          </table:table-cell>
          <table:table-cell table:style-name="ce183" table:formula="of:=[.C37]-IF([.E37]=&quot;Yes&quot;;0;[.C37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37:.AK37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32">
            <text:p>32</text:p>
          </table:table-cell>
          <table:table-cell table:style-name="ce44" office:value-type="string">
            <text:p>NhanNM</text:p>
          </table:table-cell>
          <table:table-cell table:style-name="ce183" table:formula="of:=[.F38]*[.$C$2]" office:value-type="float" office:value="0">
            <text:p>0</text:p>
          </table:table-cell>
          <table:table-cell table:style-name="ce183" table:formula="of:=[.C38]-IF([.E38]=&quot;Yes&quot;;0;[.C38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38:.AK38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33">
            <text:p>33</text:p>
          </table:table-cell>
          <table:table-cell table:style-name="ce44" office:value-type="string">
            <text:p>NhanPV</text:p>
          </table:table-cell>
          <table:table-cell table:style-name="ce183" table:formula="of:=[.F39]*[.$C$2]" office:value-type="float" office:value="0">
            <text:p>0</text:p>
          </table:table-cell>
          <table:table-cell table:style-name="ce183" table:formula="of:=[.C39]-IF([.E39]=&quot;Yes&quot;;0;[.C39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39:.AK39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34">
            <text:p>34</text:p>
          </table:table-cell>
          <table:table-cell table:style-name="ce44" office:value-type="string">
            <text:p>NhatNH</text:p>
          </table:table-cell>
          <table:table-cell table:style-name="ce183" table:formula="of:=[.F40]*[.$C$2]" office:value-type="float" office:value="0">
            <text:p>0</text:p>
          </table:table-cell>
          <table:table-cell table:style-name="ce183" table:formula="of:=[.C40]-IF([.E40]=&quot;Yes&quot;;0;[.C40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40:.AK40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35">
            <text:p>35</text:p>
          </table:table-cell>
          <table:table-cell table:style-name="ce100" office:value-type="string">
            <text:p>NhungLM</text:p>
          </table:table-cell>
          <table:table-cell table:style-name="ce183" table:formula="of:=[.F41]*[.$C$2]" office:value-type="float" office:value="0">
            <text:p>0</text:p>
          </table:table-cell>
          <table:table-cell table:style-name="ce183" table:formula="of:=[.C41]-IF([.E41]=&quot;Yes&quot;;0;[.C41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41:.AK41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36">
            <text:p>36</text:p>
          </table:table-cell>
          <table:table-cell table:style-name="ce44" office:value-type="string">
            <text:p>NhuPHQ</text:p>
          </table:table-cell>
          <table:table-cell table:style-name="ce183" table:formula="of:=[.F42]*[.$C$2]" office:value-type="float" office:value="0">
            <text:p>0</text:p>
          </table:table-cell>
          <table:table-cell table:style-name="ce183" table:formula="of:=[.C42]-IF([.E42]=&quot;Yes&quot;;0;[.C42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42:.AK42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37">
            <text:p>37</text:p>
          </table:table-cell>
          <table:table-cell table:style-name="ce44" office:value-type="string">
            <text:p>NhuVNQ</text:p>
          </table:table-cell>
          <table:table-cell table:style-name="ce183" table:formula="of:=[.F43]*[.$C$2]" office:value-type="float" office:value="0">
            <text:p>0</text:p>
          </table:table-cell>
          <table:table-cell table:style-name="ce183" table:formula="of:=[.C43]-IF([.E43]=&quot;Yes&quot;;0;[.C43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43:.AK43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38">
            <text:p>38</text:p>
          </table:table-cell>
          <table:table-cell table:style-name="ce44" office:value-type="string">
            <text:p>PhatHDT</text:p>
          </table:table-cell>
          <table:table-cell table:style-name="ce183" table:formula="of:=[.F44]*[.$C$2]" office:value-type="float" office:value="0">
            <text:p>0</text:p>
          </table:table-cell>
          <table:table-cell table:style-name="ce183" table:formula="of:=[.C44]-IF([.E44]=&quot;Yes&quot;;0;[.C44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44:.AK44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183" table:formula="of:=[.F45]*[.$C$2]" office:value-type="float" office:value="0">
            <text:p>0</text:p>
          </table:table-cell>
          <table:table-cell table:style-name="ce183" table:formula="of:=[.C45]-IF([.E45]=&quot;Yes&quot;;0;[.C45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45:.AK45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40">
            <text:p>40</text:p>
          </table:table-cell>
          <table:table-cell table:style-name="ce44" office:value-type="string">
            <text:p>PhuTV</text:p>
          </table:table-cell>
          <table:table-cell table:style-name="ce183" table:formula="of:=[.F46]*[.$C$2]" office:value-type="float" office:value="0">
            <text:p>0</text:p>
          </table:table-cell>
          <table:table-cell table:style-name="ce183" table:formula="of:=[.C46]-IF([.E46]=&quot;Yes&quot;;0;[.C46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46:.AK46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41">
            <text:p>41</text:p>
          </table:table-cell>
          <table:table-cell table:style-name="ce44" office:value-type="string">
            <text:p>SangLT</text:p>
          </table:table-cell>
          <table:table-cell table:style-name="ce183" table:formula="of:=[.F47]*[.$C$2]" office:value-type="float" office:value="0">
            <text:p>0</text:p>
          </table:table-cell>
          <table:table-cell table:style-name="ce183" table:formula="of:=[.C47]-IF([.E47]=&quot;Yes&quot;;0;[.C47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47:.AK47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42">
            <text:p>42</text:p>
          </table:table-cell>
          <table:table-cell table:style-name="ce44" office:value-type="string">
            <text:p>TaiPA</text:p>
          </table:table-cell>
          <table:table-cell table:style-name="ce183" table:formula="of:=[.F48]*[.$C$2]" office:value-type="float" office:value="0">
            <text:p>0</text:p>
          </table:table-cell>
          <table:table-cell table:style-name="ce183" table:formula="of:=[.C48]-IF([.E48]=&quot;Yes&quot;;0;[.C48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48:.AK48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43">
            <text:p>43</text:p>
          </table:table-cell>
          <table:table-cell table:style-name="ce44" office:value-type="string">
            <text:p>TamHVH</text:p>
          </table:table-cell>
          <table:table-cell table:style-name="ce183" table:formula="of:=[.F49]*[.$C$2]" office:value-type="float" office:value="0">
            <text:p>0</text:p>
          </table:table-cell>
          <table:table-cell table:style-name="ce183" table:formula="of:=[.C49]-IF([.E49]=&quot;Yes&quot;;0;[.C49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49:.AK49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44">
            <text:p>44</text:p>
          </table:table-cell>
          <table:table-cell table:style-name="ce44" office:value-type="string">
            <text:p>TamLH</text:p>
          </table:table-cell>
          <table:table-cell table:style-name="ce183" table:formula="of:=[.F50]*[.$C$2]" office:value-type="float" office:value="0">
            <text:p>0</text:p>
          </table:table-cell>
          <table:table-cell table:style-name="ce183" table:formula="of:=[.C50]-IF([.E50]=&quot;Yes&quot;;0;[.C50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50:.AK50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45">
            <text:p>45</text:p>
          </table:table-cell>
          <table:table-cell table:style-name="ce44" office:value-type="string">
            <text:p>TinNQ</text:p>
          </table:table-cell>
          <table:table-cell table:style-name="ce183" table:formula="of:=[.F51]*[.$C$2]" office:value-type="float" office:value="0">
            <text:p>0</text:p>
          </table:table-cell>
          <table:table-cell table:style-name="ce183" table:formula="of:=[.C51]-IF([.E51]=&quot;Yes&quot;;0;[.C51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51:.AK51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46">
            <text:p>46</text:p>
          </table:table-cell>
          <table:table-cell table:style-name="ce44" office:value-type="string">
            <text:p>TinhNVP</text:p>
          </table:table-cell>
          <table:table-cell table:style-name="ce183" table:formula="of:=[.F52]*[.$C$2]" office:value-type="float" office:value="0">
            <text:p>0</text:p>
          </table:table-cell>
          <table:table-cell table:style-name="ce183" table:formula="of:=[.C52]-IF([.E52]=&quot;Yes&quot;;0;[.C52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52:.AK52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47">
            <text:p>47</text:p>
          </table:table-cell>
          <table:table-cell table:style-name="ce44" office:value-type="string">
            <text:p>TienND</text:p>
          </table:table-cell>
          <table:table-cell table:style-name="ce183" table:formula="of:=[.F53]*[.$C$2]" office:value-type="float" office:value="0">
            <text:p>0</text:p>
          </table:table-cell>
          <table:table-cell table:style-name="ce183" table:formula="of:=[.C53]-IF([.E53]=&quot;Yes&quot;;0;[.C53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53:.AK53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48">
            <text:p>48</text:p>
          </table:table-cell>
          <table:table-cell table:style-name="ce99" office:value-type="string">
            <text:p>ToanDT</text:p>
          </table:table-cell>
          <table:table-cell table:style-name="ce183" table:formula="of:=[.F54]*[.$C$2]" office:value-type="float" office:value="0">
            <text:p>0</text:p>
          </table:table-cell>
          <table:table-cell table:style-name="ce183" table:formula="of:=[.C54]-IF([.E54]=&quot;Yes&quot;;0;[.C54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54:.AK54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49">
            <text:p>49</text:p>
          </table:table-cell>
          <table:table-cell table:style-name="ce44" office:value-type="string">
            <text:p>TuanNT</text:p>
          </table:table-cell>
          <table:table-cell table:style-name="ce183" table:formula="of:=[.F55]*[.$C$2]" office:value-type="float" office:value="0">
            <text:p>0</text:p>
          </table:table-cell>
          <table:table-cell table:style-name="ce183" table:formula="of:=[.C55]-IF([.E55]=&quot;Yes&quot;;0;[.C55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55:.AK55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50">
            <text:p>50</text:p>
          </table:table-cell>
          <table:table-cell table:style-name="ce44" office:value-type="string">
            <text:p>ThaiNHQ</text:p>
          </table:table-cell>
          <table:table-cell table:style-name="ce183" table:formula="of:=[.F56]*[.$C$2]" office:value-type="float" office:value="0">
            <text:p>0</text:p>
          </table:table-cell>
          <table:table-cell table:style-name="ce183" table:formula="of:=[.C56]-IF([.E56]=&quot;Yes&quot;;0;[.C56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56:.AK56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51">
            <text:p>51</text:p>
          </table:table-cell>
          <table:table-cell table:style-name="ce44" office:value-type="string">
            <text:p>ThamDT</text:p>
          </table:table-cell>
          <table:table-cell table:style-name="ce183" table:formula="of:=[.F57]*[.$C$2]" office:value-type="float" office:value="0">
            <text:p>0</text:p>
          </table:table-cell>
          <table:table-cell table:style-name="ce183" table:formula="of:=[.C57]-IF([.E57]=&quot;Yes&quot;;0;[.C57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57:.AK57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52">
            <text:p>52</text:p>
          </table:table-cell>
          <table:table-cell table:style-name="ce45" office:value-type="string">
            <text:p>ThanhCH</text:p>
          </table:table-cell>
          <table:table-cell table:style-name="ce183" table:formula="of:=[.F58]*[.$C$2]" office:value-type="float" office:value="0">
            <text:p>0</text:p>
          </table:table-cell>
          <table:table-cell table:style-name="ce183" table:formula="of:=[.C58]-IF([.E58]=&quot;Yes&quot;;0;[.C58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58:.AK58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53">
            <text:p>53</text:p>
          </table:table-cell>
          <table:table-cell table:style-name="ce46" office:value-type="string">
            <text:p>ThienTM</text:p>
          </table:table-cell>
          <table:table-cell table:style-name="ce184" table:formula="of:=[.F59]*[.$C$2]" office:value-type="float" office:value="0">
            <text:p>0</text:p>
          </table:table-cell>
          <table:table-cell table:style-name="ce184" table:formula="of:=[.C59]-IF([.E59]=&quot;Yes&quot;;0;[.C59])" office:value-type="float" office:value="0">
            <text:p>0</text:p>
          </table:table-cell>
          <table:table-cell table:style-name="ce190" table:content-validation-name="val1"/>
          <table:table-cell table:style-name="ce191" table:formula="of:=COUNTIF( [.G59:.AK59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54">
            <text:p>54</text:p>
          </table:table-cell>
          <table:table-cell table:style-name="ce99" office:value-type="string">
            <text:p>ThinhCT</text:p>
          </table:table-cell>
          <table:table-cell table:style-name="ce183" table:formula="of:=[.F60]*[.$C$2]" office:value-type="float" office:value="0">
            <text:p>0</text:p>
          </table:table-cell>
          <table:table-cell table:style-name="ce183" table:formula="of:=[.C60]-IF([.E60]=&quot;Yes&quot;;0;[.C60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60:.AK60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55">
            <text:p>55</text:p>
          </table:table-cell>
          <table:table-cell table:style-name="ce44" office:value-type="string">
            <text:p>ThinhT</text:p>
          </table:table-cell>
          <table:table-cell table:style-name="ce183" table:formula="of:=[.F61]*[.$C$2]" office:value-type="float" office:value="0">
            <text:p>0</text:p>
          </table:table-cell>
          <table:table-cell table:style-name="ce183" table:formula="of:=[.C61]-IF([.E61]=&quot;Yes&quot;;0;[.C61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61:.AK61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56">
            <text:p>56</text:p>
          </table:table-cell>
          <table:table-cell table:style-name="ce44" office:value-type="string">
            <text:p>ThuyLTT</text:p>
          </table:table-cell>
          <table:table-cell table:style-name="ce183" table:formula="of:=[.F62]*[.$C$2]" office:value-type="float" office:value="0">
            <text:p>0</text:p>
          </table:table-cell>
          <table:table-cell table:style-name="ce183" table:formula="of:=[.C62]-IF([.E62]=&quot;Yes&quot;;0;[.C62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62:.AK62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57">
            <text:p>57</text:p>
          </table:table-cell>
          <table:table-cell table:style-name="ce44" office:value-type="string">
            <text:p>ThuyNTX</text:p>
          </table:table-cell>
          <table:table-cell table:style-name="ce183" table:formula="of:=[.F63]*[.$C$2]" office:value-type="float" office:value="0">
            <text:p>0</text:p>
          </table:table-cell>
          <table:table-cell table:style-name="ce183" table:formula="of:=[.C63]-IF([.E63]=&quot;Yes&quot;;0;[.C63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63:.AK63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58">
            <text:p>58</text:p>
          </table:table-cell>
          <table:table-cell table:style-name="ce44" office:value-type="string">
            <text:p>ThuyenTTN</text:p>
          </table:table-cell>
          <table:table-cell table:style-name="ce183" table:formula="of:=[.F64]*[.$C$2]" office:value-type="float" office:value="0">
            <text:p>0</text:p>
          </table:table-cell>
          <table:table-cell table:style-name="ce183" table:formula="of:=[.C64]-IF([.E64]=&quot;Yes&quot;;0;[.C64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64:.AK64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59">
            <text:p>59</text:p>
          </table:table-cell>
          <table:table-cell table:style-name="ce44" office:value-type="string">
            <text:p>TrietVM</text:p>
          </table:table-cell>
          <table:table-cell table:style-name="ce183" table:formula="of:=[.F65]*[.$C$2]" office:value-type="float" office:value="0">
            <text:p>0</text:p>
          </table:table-cell>
          <table:table-cell table:style-name="ce183" table:formula="of:=[.C65]-IF([.E65]=&quot;Yes&quot;;0;[.C65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65:.AK65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60">
            <text:p>60</text:p>
          </table:table-cell>
          <table:table-cell table:style-name="ce44" office:value-type="string">
            <text:p>TrucPDT</text:p>
          </table:table-cell>
          <table:table-cell table:style-name="ce183" table:formula="of:=[.F66]*[.$C$2]" office:value-type="float" office:value="0">
            <text:p>0</text:p>
          </table:table-cell>
          <table:table-cell table:style-name="ce183" table:formula="of:=[.C66]-IF([.E66]=&quot;Yes&quot;;0;[.C66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66:.AK66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61">
            <text:p>61</text:p>
          </table:table-cell>
          <table:table-cell table:style-name="ce44" office:value-type="string">
            <text:p>VinhNT</text:p>
          </table:table-cell>
          <table:table-cell table:style-name="ce183" table:formula="of:=[.F67]*[.$C$2]" office:value-type="float" office:value="0">
            <text:p>0</text:p>
          </table:table-cell>
          <table:table-cell table:style-name="ce183" table:formula="of:=[.C67]-IF([.E67]=&quot;Yes&quot;;0;[.C67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67:.AK67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62">
            <text:p>62</text:p>
          </table:table-cell>
          <table:table-cell table:style-name="ce44" office:value-type="string">
            <text:p>VinhP</text:p>
          </table:table-cell>
          <table:table-cell table:style-name="ce183" table:formula="of:=[.F68]*[.$C$2]" office:value-type="float" office:value="0">
            <text:p>0</text:p>
          </table:table-cell>
          <table:table-cell table:style-name="ce183" table:formula="of:=[.C68]-IF([.E68]=&quot;Yes&quot;;0;[.C68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68:.AK68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63">
            <text:p>63</text:p>
          </table:table-cell>
          <table:table-cell table:style-name="ce45" office:value-type="string">
            <text:p>ViTHT</text:p>
          </table:table-cell>
          <table:table-cell table:style-name="ce183" table:formula="of:=[.F69]*[.$C$2]" office:value-type="float" office:value="0">
            <text:p>0</text:p>
          </table:table-cell>
          <table:table-cell table:style-name="ce183" table:formula="of:=[.C69]-IF([.E69]=&quot;Yes&quot;;0;[.C69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69:.AK69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64">
            <text:p>64</text:p>
          </table:table-cell>
          <table:table-cell table:style-name="ce44" office:value-type="string">
            <text:p>VietDQ</text:p>
          </table:table-cell>
          <table:table-cell table:style-name="ce183" table:formula="of:=[.F70]*[.$C$2]" office:value-type="float" office:value="0">
            <text:p>0</text:p>
          </table:table-cell>
          <table:table-cell table:style-name="ce183" table:formula="of:=[.C70]-IF([.E70]=&quot;Yes&quot;;0;[.C70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70:.AK70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65">
            <text:p>65</text:p>
          </table:table-cell>
          <table:table-cell table:style-name="ce45" office:value-type="string">
            <text:p>VuPTM</text:p>
          </table:table-cell>
          <table:table-cell table:style-name="ce183" table:formula="of:=[.F71]*[.$C$2]" office:value-type="float" office:value="0">
            <text:p>0</text:p>
          </table:table-cell>
          <table:table-cell table:style-name="ce183" table:formula="of:=[.C71]-IF([.E71]=&quot;Yes&quot;;0;[.C71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71:.AK71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66">
            <text:p>66</text:p>
          </table:table-cell>
          <table:table-cell table:style-name="ce45" office:value-type="string">
            <text:p>VyNL</text:p>
          </table:table-cell>
          <table:table-cell table:style-name="ce183" table:formula="of:=[.F72]*[.$C$2]" office:value-type="float" office:value="0">
            <text:p>0</text:p>
          </table:table-cell>
          <table:table-cell table:style-name="ce183" table:formula="of:=[.C72]-IF([.E72]=&quot;Yes&quot;;0;[.C72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72:.AK72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2">
          <table:table-cell table:style-name="ce43"/>
          <table:table-cell/>
          <table:table-cell table:style-name="Default"/>
          <table:table-cell table:style-name="ce183"/>
          <table:table-cell table:number-columns-repeated="1020"/>
        </table:table-row>
        <table:table-row table:style-name="ro9">
          <table:table-cell table:style-name="ce42" office:value-type="float" office:value="67">
            <text:p>67</text:p>
          </table:table-cell>
          <table:table-cell table:style-name="ce45" office:value-type="string">
            <text:p>HaoTT</text:p>
          </table:table-cell>
          <table:table-cell table:style-name="ce183" table:formula="of:=[.F74]*[.$C$2]" office:value-type="float" office:value="0">
            <text:p>0</text:p>
          </table:table-cell>
          <table:table-cell table:style-name="ce183" table:formula="of:=[.C74]-IF([.E74]=&quot;Yes&quot;;0;[.C74])" office:value-type="float" office:value="0">
            <text:p>0</text:p>
          </table:table-cell>
          <table:table-cell table:style-name="ce189" table:content-validation-name="val1"/>
          <table:table-cell table:style-name="ce191" table:formula="of:=COUNTIF( [.G74:.AK74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68">
            <text:p>68</text:p>
          </table:table-cell>
          <table:table-cell table:style-name="ce46" office:value-type="string">
            <text:p>KietNHT</text:p>
          </table:table-cell>
          <table:table-cell table:style-name="ce184" table:formula="of:=[.F75]*[.$C$2]" office:value-type="float" office:value="0">
            <text:p>0</text:p>
          </table:table-cell>
          <table:table-cell table:style-name="ce184" table:formula="of:=[.C75]-IF([.E75]=&quot;Yes&quot;;0;[.C75])" office:value-type="float" office:value="0">
            <text:p>0</text:p>
          </table:table-cell>
          <table:table-cell table:style-name="ce190" table:content-validation-name="val1"/>
          <table:table-cell table:style-name="ce191" table:formula="of:=COUNTIF( [.G75:.AK75]; &quot;0&quot;)" office:value-type="float" office:value="0">
            <text:p>0</text:p>
          </table:table-cell>
          <table:table-cell table:style-name="ce194" table:number-columns-repeated="31"/>
          <table:table-cell table:style-name="ce98" table:number-columns-repeated="987"/>
        </table:table-row>
        <table:table-row table:style-name="ro9">
          <table:table-cell table:style-name="ce42" office:value-type="float" office:value="69">
            <text:p>69</text:p>
          </table:table-cell>
          <table:table-cell table:style-name="ce46" office:value-type="string">
            <text:p>LongLG</text:p>
          </table:table-cell>
          <table:table-cell table:style-name="ce184" table:formula="of:=[.F76]*[.$C$2]" office:value-type="float" office:value="0">
            <text:p>0</text:p>
          </table:table-cell>
          <table:table-cell table:style-name="ce184" table:formula="of:=[.C76]-IF([.E76]=&quot;Yes&quot;;0;[.C76])" office:value-type="float" office:value="0">
            <text:p>0</text:p>
          </table:table-cell>
          <table:table-cell table:style-name="ce190" table:content-validation-name="val1"/>
          <table:table-cell table:style-name="ce191" table:formula="of:=COUNTIF( [.G76:.AK76]; &quot;0&quot;)" office:value-type="float" office:value="0">
            <text:p>0</text:p>
          </table:table-cell>
          <table:table-cell table:style-name="ce194" table:number-columns-repeated="31"/>
          <table:table-cell table:style-name="ce98" table:number-columns-repeated="987"/>
        </table:table-row>
        <table:table-row table:style-name="ro9">
          <table:table-cell table:style-name="ce42" office:value-type="float" office:value="70">
            <text:p>70</text:p>
          </table:table-cell>
          <table:table-cell table:style-name="ce46" office:value-type="string">
            <text:p>QuocNVA</text:p>
          </table:table-cell>
          <table:table-cell table:style-name="ce184" table:formula="of:=[.F77]*[.$C$2]" office:value-type="float" office:value="0">
            <text:p>0</text:p>
          </table:table-cell>
          <table:table-cell table:style-name="ce184" table:formula="of:=[.C77]-IF([.E77]=&quot;Yes&quot;;0;[.C77])" office:value-type="float" office:value="0">
            <text:p>0</text:p>
          </table:table-cell>
          <table:table-cell table:style-name="ce190" table:content-validation-name="val1"/>
          <table:table-cell table:style-name="ce191" table:formula="of:=COUNTIF( [.G77:.AK77]; &quot;0&quot;)" office:value-type="float" office:value="0">
            <text:p>0</text:p>
          </table:table-cell>
          <table:table-cell table:style-name="ce194" table:number-columns-repeated="31"/>
          <table:table-cell table:style-name="ce98" table:number-columns-repeated="987"/>
        </table:table-row>
        <table:table-row table:style-name="ro9">
          <table:table-cell table:style-name="ce42" office:value-type="float" office:value="71">
            <text:p>71</text:p>
          </table:table-cell>
          <table:table-cell table:style-name="ce46" office:value-type="string">
            <text:p>SamHT</text:p>
          </table:table-cell>
          <table:table-cell table:style-name="ce184" table:formula="of:=[.F78]*[.$C$2]" office:value-type="float" office:value="0">
            <text:p>0</text:p>
          </table:table-cell>
          <table:table-cell table:style-name="ce184" table:formula="of:=[.C78]-IF([.E78]=&quot;Yes&quot;;0;[.C78])" office:value-type="float" office:value="0">
            <text:p>0</text:p>
          </table:table-cell>
          <table:table-cell table:style-name="ce190" table:content-validation-name="val1"/>
          <table:table-cell table:style-name="ce191" table:formula="of:=COUNTIF( [.G78:.AK78]; &quot;0&quot;)" office:value-type="float" office:value="0">
            <text:p>0</text:p>
          </table:table-cell>
          <table:table-cell table:style-name="ce194" table:number-columns-repeated="31"/>
          <table:table-cell table:style-name="ce98" table:number-columns-repeated="987"/>
        </table:table-row>
        <table:table-row table:style-name="ro9">
          <table:table-cell table:style-name="ce42" office:value-type="float" office:value="72">
            <text:p>72</text:p>
          </table:table-cell>
          <table:table-cell table:style-name="ce46" office:value-type="string">
            <text:p>ThinhPVD</text:p>
          </table:table-cell>
          <table:table-cell table:style-name="ce184" table:formula="of:=[.F79]*[.$C$2]" office:value-type="float" office:value="0">
            <text:p>0</text:p>
          </table:table-cell>
          <table:table-cell table:style-name="ce184" table:formula="of:=[.C79]-IF([.E79]=&quot;Yes&quot;;0;[.C79])" office:value-type="float" office:value="0">
            <text:p>0</text:p>
          </table:table-cell>
          <table:table-cell table:style-name="ce190" table:content-validation-name="val1"/>
          <table:table-cell table:style-name="ce191" table:formula="of:=COUNTIF( [.G79:.AK79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9">
          <table:table-cell table:style-name="ce42" office:value-type="float" office:value="73">
            <text:p>73</text:p>
          </table:table-cell>
          <table:table-cell table:style-name="ce45" office:value-type="string">
            <text:p>Last row</text:p>
          </table:table-cell>
          <table:table-cell table:style-name="ce184" table:formula="of:=[.F80]*[.$C$2]" office:value-type="float" office:value="0">
            <text:p>0</text:p>
          </table:table-cell>
          <table:table-cell table:style-name="ce184" table:formula="of:=[.C80]-IF([.E80]=&quot;Yes&quot;;0;[.C80])" office:value-type="float" office:value="0">
            <text:p>0</text:p>
          </table:table-cell>
          <table:table-cell table:style-name="ce190" table:content-validation-name="val1"/>
          <table:table-cell table:style-name="ce191" table:formula="of:=COUNTIF( [.G80:.AK80]; &quot;0&quot;)" office:value-type="float" office:value="0">
            <text:p>0</text:p>
          </table:table-cell>
          <table:table-cell table:style-name="ce193" table:number-columns-repeated="31"/>
          <table:table-cell table:number-columns-repeated="987"/>
        </table:table-row>
        <table:table-row table:style-name="ro2" table:number-rows-repeated="65378">
          <table:table-cell table:style-name="ce43" table:number-columns-repeated="2"/>
          <table:table-cell table:style-name="ce51" table:number-columns-repeated="2"/>
          <table:table-cell/>
          <table:table-cell table:style-name="ce43"/>
          <table:table-cell table:number-columns-repeated="1018"/>
        </table:table-row>
        <table:table-row table:style-name="ro2" table:number-rows-repeated="9831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ct" table:style-name="ta3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ce52"/>
        <table:table-column table:style-name="co7" table:default-cell-style-name="Default"/>
        <table:table-column table:style-name="co14" table:default-cell-style-name="Default"/>
        <table:table-column table:style-name="co15" table:number-columns-repeated="31" table:default-cell-style-name="Default"/>
        <table:table-column table:style-name="co7" table:number-columns-repeated="987" table:default-cell-style-name="Default"/>
        <table:table-row table:style-name="ro8">
          <table:table-cell table:style-name="ce12" table:number-columns-repeated="4"/>
          <table:table-cell/>
          <table:table-cell table:style-name="ce12"/>
          <table:table-cell table:number-columns-repeated="1018"/>
        </table:table-row>
        <table:table-row table:style-name="ro2">
          <table:table-cell table:style-name="ce40" table:number-columns-repeated="2"/>
          <table:table-cell table:style-name="ce47" office:value-type="float" office:value="25000">
            <text:p>25,000</text:p>
          </table:table-cell>
          <table:table-cell table:style-name="ce47"/>
          <table:table-cell/>
          <table:table-cell table:style-name="ce40"/>
          <table:table-cell table:number-columns-repeated="1018"/>
        </table:table-row>
        <table:table-row table:style-name="ro2">
          <table:table-cell table:style-name="ce41" table:number-columns-repeated="2"/>
          <table:table-cell table:style-name="ce48" table:number-columns-repeated="2"/>
          <table:table-cell table:style-name="ce201"/>
          <table:table-cell table:style-name="ce41"/>
          <table:table-cell table:style-name="ce201" table:number-columns-repeated="8"/>
          <table:table-cell table:style-name="ce211" office:value-type="string" table:number-columns-spanned="2" table:number-rows-spanned="1">
            <text:p>Month</text:p>
          </table:table-cell>
          <table:covered-table-cell table:style-name="ce212"/>
          <table:table-cell table:style-name="ce213" table:content-validation-name="val2" office:value-type="float" office:value="10" table:number-columns-spanned="2" table:number-rows-spanned="1">
            <text:p>10</text:p>
          </table:table-cell>
          <table:covered-table-cell table:style-name="ce212"/>
          <table:table-cell table:style-name="ce211" office:value-type="string" table:number-columns-spanned="2" table:number-rows-spanned="1">
            <text:p>Year</text:p>
          </table:table-cell>
          <table:covered-table-cell table:style-name="ce212"/>
          <table:table-cell table:style-name="ce211" office:value-type="float" office:value="2019" table:number-columns-spanned="2" table:number-rows-spanned="1">
            <text:p>2019</text:p>
          </table:table-cell>
          <table:covered-table-cell table:style-name="ce214"/>
          <table:table-cell table:style-name="ce201" table:number-columns-repeated="15"/>
          <table:table-cell table:number-columns-repeated="987"/>
        </table:table-row>
        <table:table-row table:style-name="ro2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1" office:value-type="string">
            <text:p>Total amount</text:p>
          </table:table-cell>
          <table:table-cell table:style-name="ce41" office:value-type="string">
            <text:p>Disbursement </text:p>
          </table:table-cell>
          <table:table-cell table:style-name="ce202" office:value-type="string" table:number-columns-spanned="1" table:number-rows-spanned="2">
            <text:p>Paid?</text:p>
          </table:table-cell>
          <table:table-cell table:style-name="ce41" office:value-type="string">
            <text:p>Total</text:p>
          </table:table-cell>
          <table:table-cell table:style-name="ce208" table:formula="of:=DATE([.$U$3];[.Q3];1)" office:value-type="date" office:date-value="2019-10-01">
            <text:p>01</text:p>
          </table:table-cell>
          <table:table-cell table:style-name="ce208" table:formula="of:=[.G4]+1" office:value-type="date" office:date-value="2019-10-02">
            <text:p>02</text:p>
          </table:table-cell>
          <table:table-cell table:style-name="ce208" table:formula="of:=[.H4]+1" office:value-type="date" office:date-value="2019-10-03">
            <text:p>03</text:p>
          </table:table-cell>
          <table:table-cell table:style-name="ce208" table:formula="of:=[.I4]+1" office:value-type="date" office:date-value="2019-10-04">
            <text:p>04</text:p>
          </table:table-cell>
          <table:table-cell table:style-name="ce208" table:formula="of:=[.J4]+1" office:value-type="date" office:date-value="2019-10-05">
            <text:p>05</text:p>
          </table:table-cell>
          <table:table-cell table:style-name="ce208" table:formula="of:=[.K4]+1" office:value-type="date" office:date-value="2019-10-06">
            <text:p>06</text:p>
          </table:table-cell>
          <table:table-cell table:style-name="ce208" table:formula="of:=[.L4]+1" office:value-type="date" office:date-value="2019-10-07">
            <text:p>07</text:p>
          </table:table-cell>
          <table:table-cell table:style-name="ce208" table:formula="of:=[.M4]+1" office:value-type="date" office:date-value="2019-10-08">
            <text:p>08</text:p>
          </table:table-cell>
          <table:table-cell table:style-name="ce208" table:formula="of:=[.N4]+1" office:value-type="date" office:date-value="2019-10-09">
            <text:p>09</text:p>
          </table:table-cell>
          <table:table-cell table:style-name="ce208" table:formula="of:=[.O4]+1" office:value-type="date" office:date-value="2019-10-10">
            <text:p>10</text:p>
          </table:table-cell>
          <table:table-cell table:style-name="ce208" table:formula="of:=[.P4]+1" office:value-type="date" office:date-value="2019-10-11">
            <text:p>11</text:p>
          </table:table-cell>
          <table:table-cell table:style-name="ce208" table:formula="of:=[.Q4]+1" office:value-type="date" office:date-value="2019-10-12">
            <text:p>12</text:p>
          </table:table-cell>
          <table:table-cell table:style-name="ce208" table:formula="of:=[.R4]+1" office:value-type="date" office:date-value="2019-10-13">
            <text:p>13</text:p>
          </table:table-cell>
          <table:table-cell table:style-name="ce208" table:formula="of:=[.S4]+1" office:value-type="date" office:date-value="2019-10-14">
            <text:p>14</text:p>
          </table:table-cell>
          <table:table-cell table:style-name="ce208" table:formula="of:=[.T4]+1" office:value-type="date" office:date-value="2019-10-15">
            <text:p>15</text:p>
          </table:table-cell>
          <table:table-cell table:style-name="ce208" table:formula="of:=[.U4]+1" office:value-type="date" office:date-value="2019-10-16">
            <text:p>16</text:p>
          </table:table-cell>
          <table:table-cell table:style-name="ce208" table:formula="of:=[.V4]+1" office:value-type="date" office:date-value="2019-10-17">
            <text:p>17</text:p>
          </table:table-cell>
          <table:table-cell table:style-name="ce208" table:formula="of:=[.W4]+1" office:value-type="date" office:date-value="2019-10-18">
            <text:p>18</text:p>
          </table:table-cell>
          <table:table-cell table:style-name="ce208" table:formula="of:=[.X4]+1" office:value-type="date" office:date-value="2019-10-19">
            <text:p>19</text:p>
          </table:table-cell>
          <table:table-cell table:style-name="ce208" table:formula="of:=[.Y4]+1" office:value-type="date" office:date-value="2019-10-20">
            <text:p>20</text:p>
          </table:table-cell>
          <table:table-cell table:style-name="ce208" table:formula="of:=[.Z4]+1" office:value-type="date" office:date-value="2019-10-21">
            <text:p>21</text:p>
          </table:table-cell>
          <table:table-cell table:style-name="ce208" table:formula="of:=[.AA4]+1" office:value-type="date" office:date-value="2019-10-22">
            <text:p>22</text:p>
          </table:table-cell>
          <table:table-cell table:style-name="ce208" table:formula="of:=[.AB4]+1" office:value-type="date" office:date-value="2019-10-23">
            <text:p>23</text:p>
          </table:table-cell>
          <table:table-cell table:style-name="ce208" table:formula="of:=[.AC4]+1" office:value-type="date" office:date-value="2019-10-24">
            <text:p>24</text:p>
          </table:table-cell>
          <table:table-cell table:style-name="ce208" table:formula="of:=[.AD4]+1" office:value-type="date" office:date-value="2019-10-25">
            <text:p>25</text:p>
          </table:table-cell>
          <table:table-cell table:style-name="ce208" table:formula="of:=[.AE4]+1" office:value-type="date" office:date-value="2019-10-26">
            <text:p>26</text:p>
          </table:table-cell>
          <table:table-cell table:style-name="ce208" table:formula="of:=[.AF4]+1" office:value-type="date" office:date-value="2019-10-27">
            <text:p>27</text:p>
          </table:table-cell>
          <table:table-cell table:style-name="ce208" table:formula="of:=[.AG4]+1" office:value-type="date" office:date-value="2019-10-28">
            <text:p>28</text:p>
          </table:table-cell>
          <table:table-cell table:style-name="ce208" table:formula="of:=[.AH4]+1" office:value-type="date" office:date-value="2019-10-29">
            <text:p>29</text:p>
          </table:table-cell>
          <table:table-cell table:style-name="ce208" table:formula="of:=[.AI4]+1" office:value-type="date" office:date-value="2019-10-30">
            <text:p>30</text:p>
          </table:table-cell>
          <table:table-cell table:style-name="ce208" table:formula="of:=[.AJ4]+1" office:value-type="date" office:date-value="2019-10-31">
            <text:p>31</text:p>
          </table:table-cell>
          <table:table-cell table:number-columns-repeated="987"/>
        </table:table-row>
        <table:table-row table:style-name="ro7">
          <table:table-cell table:style-name="ce41" table:number-columns-repeated="2"/>
          <table:table-cell table:style-name="ce49" table:formula="of:=SUM([.C6:.C78])" office:value-type="float" office:value="0">
            <text:p>0</text:p>
          </table:table-cell>
          <table:table-cell table:style-name="ce49" table:formula="of:=[.C5]-SUM([.D6:.D78])" office:value-type="float" office:value="0">
            <text:p>0</text:p>
          </table:table-cell>
          <table:covered-table-cell table:style-name="ce203"/>
          <table:table-cell table:style-name="ce41"/>
          <table:table-cell table:style-name="ce204" table:formula="of:=CHOOSE(WEEKDAY([.G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4" table:formula="of:=CHOOSE(WEEKDAY([.H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4" table:formula="of:=CHOOSE(WEEKDAY([.I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4" table:formula="of:=CHOOSE(WEEKDAY([.J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4" table:formula="of:=CHOOSE(WEEKDAY([.K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4" table:formula="of:=CHOOSE(WEEKDAY([.L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4" table:formula="of:=CHOOSE(WEEKDAY([.M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4" table:formula="of:=CHOOSE(WEEKDAY([.N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4" table:formula="of:=CHOOSE(WEEKDAY([.O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4" table:formula="of:=CHOOSE(WEEKDAY([.P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4" table:formula="of:=CHOOSE(WEEKDAY([.Q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4" table:formula="of:=CHOOSE(WEEKDAY([.R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4" table:formula="of:=CHOOSE(WEEKDAY([.S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4" table:formula="of:=CHOOSE(WEEKDAY([.T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4" table:formula="of:=CHOOSE(WEEKDAY([.U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4" table:formula="of:=CHOOSE(WEEKDAY([.V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4" table:formula="of:=CHOOSE(WEEKDAY([.W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4" table:formula="of:=CHOOSE(WEEKDAY([.X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4" table:formula="of:=CHOOSE(WEEKDAY([.Y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4" table:formula="of:=CHOOSE(WEEKDAY([.Z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4" table:formula="of:=CHOOSE(WEEKDAY([.AA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4" table:formula="of:=CHOOSE(WEEKDAY([.AB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4" table:formula="of:=CHOOSE(WEEKDAY([.AC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4" table:formula="of:=CHOOSE(WEEKDAY([.AD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4" table:formula="of:=CHOOSE(WEEKDAY([.AE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4" table:formula="of:=CHOOSE(WEEKDAY([.AF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4" table:formula="of:=CHOOSE(WEEKDAY([.AG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4" table:formula="of:=CHOOSE(WEEKDAY([.AH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4" table:formula="of:=CHOOSE(WEEKDAY([.AI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4" table:formula="of:=CHOOSE(WEEKDAY([.AJ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4" table:formula="of:=CHOOSE(WEEKDAY([.AK4]);&quot;Sun&quot;;&quot;Mon&quot;;&quot;Tue&quot;;&quot;Wed&quot;;&quot;Thur&quot;;&quot;Fri&quot;;&quot;Sat&quot;)" office:value-type="string" office:string-value="Thur">
            <text:p>Thur</text:p>
          </table:table-cell>
          <table:table-cell table:number-columns-repeated="987"/>
        </table:table-row>
        <table:table-row table:style-name="ro2">
          <table:table-cell table:style-name="ce41"/>
          <table:table-cell table:style-name="ce41" office:value-type="string">
            <text:p>1<text:span text:style-name="T6">st</text:span> row</text:p>
          </table:table-cell>
          <table:table-cell table:style-name="ce49" table:number-columns-repeated="2"/>
          <table:table-cell table:style-name="ce204"/>
          <table:table-cell table:style-name="ce41"/>
          <table:table-cell table:style-name="ce204" table:number-columns-repeated="31"/>
          <table:table-cell table:number-columns-repeated="987"/>
        </table:table-row>
        <table:table-row table:style-name="ro9">
          <table:table-cell table:style-name="ce4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99" table:formula="of:=[.F7]*[.$C$2]" office:value-type="float" office:value="0">
            <text:p>0</text:p>
          </table:table-cell>
          <table:table-cell table:style-name="ce199" table:formula="of:=[.C7]-IF([.E7]=&quot;Yes&quot;;0;[.C7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7:.AK7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99" table:formula="of:=[.F8]*[.$C$2]" office:value-type="float" office:value="0">
            <text:p>0</text:p>
          </table:table-cell>
          <table:table-cell table:style-name="ce199" table:formula="of:=[.C8]-IF([.E8]=&quot;Yes&quot;;0;[.C8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8:.AK8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99" table:formula="of:=[.F9]*[.$C$2]" office:value-type="float" office:value="0">
            <text:p>0</text:p>
          </table:table-cell>
          <table:table-cell table:style-name="ce199" table:formula="of:=[.C9]-IF([.E9]=&quot;Yes&quot;;0;[.C9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9:.AK9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99" table:formula="of:=[.F10]*[.$C$2]" office:value-type="float" office:value="0">
            <text:p>0</text:p>
          </table:table-cell>
          <table:table-cell table:style-name="ce199" table:formula="of:=[.C10]-IF([.E10]=&quot;Yes&quot;;0;[.C10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10:.AK10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99" table:formula="of:=[.F11]*[.$C$2]" office:value-type="float" office:value="0">
            <text:p>0</text:p>
          </table:table-cell>
          <table:table-cell table:style-name="ce199" table:formula="of:=[.C11]-IF([.E11]=&quot;Yes&quot;;0;[.C11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11:.AK11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6">
            <text:p>6</text:p>
          </table:table-cell>
          <table:table-cell table:style-name="ce44" office:value-type="string">
            <text:p>DauDQ</text:p>
          </table:table-cell>
          <table:table-cell table:style-name="ce199" table:formula="of:=[.F12]*[.$C$2]" office:value-type="float" office:value="0">
            <text:p>0</text:p>
          </table:table-cell>
          <table:table-cell table:style-name="ce199" table:formula="of:=[.C12]-IF([.E12]=&quot;Yes&quot;;0;[.C12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12:.AK12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7">
            <text:p>7</text:p>
          </table:table-cell>
          <table:table-cell table:style-name="ce44" office:value-type="string">
            <text:p>DuongDN</text:p>
          </table:table-cell>
          <table:table-cell table:style-name="ce199" table:formula="of:=[.F13]*[.$C$2]" office:value-type="float" office:value="0">
            <text:p>0</text:p>
          </table:table-cell>
          <table:table-cell table:style-name="ce199" table:formula="of:=[.C13]-IF([.E13]=&quot;Yes&quot;;0;[.C13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13:.AK13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8">
            <text:p>8</text:p>
          </table:table-cell>
          <table:table-cell table:style-name="ce44" office:value-type="string">
            <text:p>DuyNM</text:p>
          </table:table-cell>
          <table:table-cell table:style-name="ce199" table:formula="of:=[.F14]*[.$C$2]" office:value-type="float" office:value="0">
            <text:p>0</text:p>
          </table:table-cell>
          <table:table-cell table:style-name="ce199" table:formula="of:=[.C14]-IF([.E14]=&quot;Yes&quot;;0;[.C14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14:.AK14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9">
            <text:p>9</text:p>
          </table:table-cell>
          <table:table-cell table:style-name="ce44" office:value-type="string">
            <text:p>DuyenLT</text:p>
          </table:table-cell>
          <table:table-cell table:style-name="ce199" table:formula="of:=[.F15]*[.$C$2]" office:value-type="float" office:value="0">
            <text:p>0</text:p>
          </table:table-cell>
          <table:table-cell table:style-name="ce199" table:formula="of:=[.C15]-IF([.E15]=&quot;Yes&quot;;0;[.C15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15:.AK15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10">
            <text:p>10</text:p>
          </table:table-cell>
          <table:table-cell table:style-name="ce44" office:value-type="string">
            <text:p>GiauNV</text:p>
          </table:table-cell>
          <table:table-cell table:style-name="ce199" table:formula="of:=[.F16]*[.$C$2]" office:value-type="float" office:value="0">
            <text:p>0</text:p>
          </table:table-cell>
          <table:table-cell table:style-name="ce199" table:formula="of:=[.C16]-IF([.E16]=&quot;Yes&quot;;0;[.C16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16:.AK16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11">
            <text:p>11</text:p>
          </table:table-cell>
          <table:table-cell table:style-name="ce44" office:value-type="string">
            <text:p>HaTH</text:p>
          </table:table-cell>
          <table:table-cell table:style-name="ce199" table:formula="of:=[.F17]*[.$C$2]" office:value-type="float" office:value="0">
            <text:p>0</text:p>
          </table:table-cell>
          <table:table-cell table:style-name="ce199" table:formula="of:=[.C17]-IF([.E17]=&quot;Yes&quot;;0;[.C17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17:.AK17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12">
            <text:p>12</text:p>
          </table:table-cell>
          <table:table-cell table:style-name="ce45" office:value-type="string">
            <text:p>HaVS</text:p>
          </table:table-cell>
          <table:table-cell table:style-name="ce199" table:formula="of:=[.F18]*[.$C$2]" office:value-type="float" office:value="0">
            <text:p>0</text:p>
          </table:table-cell>
          <table:table-cell table:style-name="ce199" table:formula="of:=[.C18]-IF([.E18]=&quot;Yes&quot;;0;[.C18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18:.AK18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13">
            <text:p>13</text:p>
          </table:table-cell>
          <table:table-cell table:style-name="ce44" office:value-type="string">
            <text:p>HaiNM</text:p>
          </table:table-cell>
          <table:table-cell table:style-name="ce199" table:formula="of:=[.F19]*[.$C$2]" office:value-type="float" office:value="0">
            <text:p>0</text:p>
          </table:table-cell>
          <table:table-cell table:style-name="ce199" table:formula="of:=[.C19]-IF([.E19]=&quot;Yes&quot;;0;[.C19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19:.AK19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14">
            <text:p>14</text:p>
          </table:table-cell>
          <table:table-cell table:style-name="ce44" office:value-type="string">
            <text:p>HangDTT</text:p>
          </table:table-cell>
          <table:table-cell table:style-name="ce199" table:formula="of:=[.F20]*[.$C$2]" office:value-type="float" office:value="0">
            <text:p>0</text:p>
          </table:table-cell>
          <table:table-cell table:style-name="ce199" table:formula="of:=[.C20]-IF([.E20]=&quot;Yes&quot;;0;[.C20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20:.AK20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15">
            <text:p>15</text:p>
          </table:table-cell>
          <table:table-cell table:style-name="ce44" office:value-type="string">
            <text:p>HanTTH</text:p>
          </table:table-cell>
          <table:table-cell table:style-name="ce199" table:formula="of:=[.F21]*[.$C$2]" office:value-type="float" office:value="0">
            <text:p>0</text:p>
          </table:table-cell>
          <table:table-cell table:style-name="ce199" table:formula="of:=[.C21]-IF([.E21]=&quot;Yes&quot;;0;[.C21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21:.AK21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16">
            <text:p>16</text:p>
          </table:table-cell>
          <table:table-cell table:style-name="ce44" office:value-type="string">
            <text:p>HienNV</text:p>
          </table:table-cell>
          <table:table-cell table:style-name="ce199" table:formula="of:=[.F22]*[.$C$2]" office:value-type="float" office:value="0">
            <text:p>0</text:p>
          </table:table-cell>
          <table:table-cell table:style-name="ce199" table:formula="of:=[.C22]-IF([.E22]=&quot;Yes&quot;;0;[.C22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22:.AK22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17">
            <text:p>17</text:p>
          </table:table-cell>
          <table:table-cell table:style-name="ce44" office:value-type="string">
            <text:p>HieuNKT</text:p>
          </table:table-cell>
          <table:table-cell table:style-name="ce199" table:formula="of:=[.F23]*[.$C$2]" office:value-type="float" office:value="0">
            <text:p>0</text:p>
          </table:table-cell>
          <table:table-cell table:style-name="ce199" table:formula="of:=[.C23]-IF([.E23]=&quot;Yes&quot;;0;[.C23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23:.AK23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18">
            <text:p>18</text:p>
          </table:table-cell>
          <table:table-cell table:style-name="ce44" office:value-type="string">
            <text:p>HueND</text:p>
          </table:table-cell>
          <table:table-cell table:style-name="ce199" table:formula="of:=[.F24]*[.$C$2]" office:value-type="float" office:value="0">
            <text:p>0</text:p>
          </table:table-cell>
          <table:table-cell table:style-name="ce199" table:formula="of:=[.C24]-IF([.E24]=&quot;Yes&quot;;0;[.C24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24:.AK24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19">
            <text:p>19</text:p>
          </table:table-cell>
          <table:table-cell table:style-name="ce44" office:value-type="string">
            <text:p>HungLV</text:p>
          </table:table-cell>
          <table:table-cell table:style-name="ce199" table:formula="of:=[.F25]*[.$C$2]" office:value-type="float" office:value="0">
            <text:p>0</text:p>
          </table:table-cell>
          <table:table-cell table:style-name="ce199" table:formula="of:=[.C25]-IF([.E25]=&quot;Yes&quot;;0;[.C25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25:.AK25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199" table:formula="of:=[.F26]*[.$C$2]" office:value-type="float" office:value="0">
            <text:p>0</text:p>
          </table:table-cell>
          <table:table-cell table:style-name="ce199" table:formula="of:=[.C26]-IF([.E26]=&quot;Yes&quot;;0;[.C26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26:.AK26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21">
            <text:p>21</text:p>
          </table:table-cell>
          <table:table-cell table:style-name="ce45" office:value-type="string">
            <text:p>HuyNG</text:p>
          </table:table-cell>
          <table:table-cell table:style-name="ce199" table:formula="of:=[.F27]*[.$C$2]" office:value-type="float" office:value="0">
            <text:p>0</text:p>
          </table:table-cell>
          <table:table-cell table:style-name="ce199" table:formula="of:=[.C27]-IF([.E27]=&quot;Yes&quot;;0;[.C27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27:.AK27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22">
            <text:p>22</text:p>
          </table:table-cell>
          <table:table-cell table:style-name="ce45" office:value-type="string">
            <text:p>KhangNHH</text:p>
          </table:table-cell>
          <table:table-cell table:style-name="ce199" table:formula="of:=[.F28]*[.$C$2]" office:value-type="float" office:value="0">
            <text:p>0</text:p>
          </table:table-cell>
          <table:table-cell table:style-name="ce199" table:formula="of:=[.C28]-IF([.E28]=&quot;Yes&quot;;0;[.C28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28:.AK28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23">
            <text:p>23</text:p>
          </table:table-cell>
          <table:table-cell table:style-name="ce45" office:value-type="string">
            <text:p>KhanhNN</text:p>
          </table:table-cell>
          <table:table-cell table:style-name="ce199" table:formula="of:=[.F29]*[.$C$2]" office:value-type="float" office:value="0">
            <text:p>0</text:p>
          </table:table-cell>
          <table:table-cell table:style-name="ce199" table:formula="of:=[.C29]-IF([.E29]=&quot;Yes&quot;;0;[.C29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29:.AK29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24">
            <text:p>24</text:p>
          </table:table-cell>
          <table:table-cell table:style-name="ce45" office:value-type="string">
            <text:p>KhoaND</text:p>
          </table:table-cell>
          <table:table-cell table:style-name="ce199" table:formula="of:=[.F30]*[.$C$2]" office:value-type="float" office:value="0">
            <text:p>0</text:p>
          </table:table-cell>
          <table:table-cell table:style-name="ce199" table:formula="of:=[.C30]-IF([.E30]=&quot;Yes&quot;;0;[.C30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30:.AK30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199" table:formula="of:=[.F31]*[.$C$2]" office:value-type="float" office:value="0">
            <text:p>0</text:p>
          </table:table-cell>
          <table:table-cell table:style-name="ce199" table:formula="of:=[.C31]-IF([.E31]=&quot;Yes&quot;;0;[.C31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31:.AK31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199" table:formula="of:=[.F32]*[.$C$2]" office:value-type="float" office:value="0">
            <text:p>0</text:p>
          </table:table-cell>
          <table:table-cell table:style-name="ce199" table:formula="of:=[.C32]-IF([.E32]=&quot;Yes&quot;;0;[.C32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32:.AK32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27">
            <text:p>27</text:p>
          </table:table-cell>
          <table:table-cell table:style-name="ce44" office:value-type="string">
            <text:p>LongDD</text:p>
          </table:table-cell>
          <table:table-cell table:style-name="ce199" table:formula="of:=[.F33]*[.$C$2]" office:value-type="float" office:value="0">
            <text:p>0</text:p>
          </table:table-cell>
          <table:table-cell table:style-name="ce199" table:formula="of:=[.C33]-IF([.E33]=&quot;Yes&quot;;0;[.C33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33:.AK33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28">
            <text:p>28</text:p>
          </table:table-cell>
          <table:table-cell table:style-name="ce99" office:value-type="string">
            <text:p>MaiLT</text:p>
          </table:table-cell>
          <table:table-cell table:style-name="ce199" table:formula="of:=[.F34]*[.$C$2]" office:value-type="float" office:value="0">
            <text:p>0</text:p>
          </table:table-cell>
          <table:table-cell table:style-name="ce199" table:formula="of:=[.C34]-IF([.E34]=&quot;Yes&quot;;0;[.C34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34:.AK34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199" table:formula="of:=[.F35]*[.$C$2]" office:value-type="float" office:value="0">
            <text:p>0</text:p>
          </table:table-cell>
          <table:table-cell table:style-name="ce199" table:formula="of:=[.C35]-IF([.E35]=&quot;Yes&quot;;0;[.C35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35:.AK35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30">
            <text:p>30</text:p>
          </table:table-cell>
          <table:table-cell table:style-name="ce44" office:value-type="string">
            <text:p>NamTV</text:p>
          </table:table-cell>
          <table:table-cell table:style-name="ce199" table:formula="of:=[.F36]*[.$C$2]" office:value-type="float" office:value="0">
            <text:p>0</text:p>
          </table:table-cell>
          <table:table-cell table:style-name="ce199" table:formula="of:=[.C36]-IF([.E36]=&quot;Yes&quot;;0;[.C36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36:.AK36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31">
            <text:p>31</text:p>
          </table:table-cell>
          <table:table-cell table:style-name="ce44" office:value-type="string">
            <text:p>NhanHTH</text:p>
          </table:table-cell>
          <table:table-cell table:style-name="ce199" table:formula="of:=[.F37]*[.$C$2]" office:value-type="float" office:value="0">
            <text:p>0</text:p>
          </table:table-cell>
          <table:table-cell table:style-name="ce199" table:formula="of:=[.C37]-IF([.E37]=&quot;Yes&quot;;0;[.C37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37:.AK37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32">
            <text:p>32</text:p>
          </table:table-cell>
          <table:table-cell table:style-name="ce44" office:value-type="string">
            <text:p>NhanNM</text:p>
          </table:table-cell>
          <table:table-cell table:style-name="ce199" table:formula="of:=[.F38]*[.$C$2]" office:value-type="float" office:value="0">
            <text:p>0</text:p>
          </table:table-cell>
          <table:table-cell table:style-name="ce199" table:formula="of:=[.C38]-IF([.E38]=&quot;Yes&quot;;0;[.C38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38:.AK38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33">
            <text:p>33</text:p>
          </table:table-cell>
          <table:table-cell table:style-name="ce44" office:value-type="string">
            <text:p>NhanPV</text:p>
          </table:table-cell>
          <table:table-cell table:style-name="ce199" table:formula="of:=[.F39]*[.$C$2]" office:value-type="float" office:value="0">
            <text:p>0</text:p>
          </table:table-cell>
          <table:table-cell table:style-name="ce199" table:formula="of:=[.C39]-IF([.E39]=&quot;Yes&quot;;0;[.C39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39:.AK39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34">
            <text:p>34</text:p>
          </table:table-cell>
          <table:table-cell table:style-name="ce44" office:value-type="string">
            <text:p>NhatNH</text:p>
          </table:table-cell>
          <table:table-cell table:style-name="ce199" table:formula="of:=[.F40]*[.$C$2]" office:value-type="float" office:value="0">
            <text:p>0</text:p>
          </table:table-cell>
          <table:table-cell table:style-name="ce199" table:formula="of:=[.C40]-IF([.E40]=&quot;Yes&quot;;0;[.C40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40:.AK40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35">
            <text:p>35</text:p>
          </table:table-cell>
          <table:table-cell table:style-name="ce100" office:value-type="string">
            <text:p>NhungLM</text:p>
          </table:table-cell>
          <table:table-cell table:style-name="ce199" table:formula="of:=[.F41]*[.$C$2]" office:value-type="float" office:value="0">
            <text:p>0</text:p>
          </table:table-cell>
          <table:table-cell table:style-name="ce199" table:formula="of:=[.C41]-IF([.E41]=&quot;Yes&quot;;0;[.C41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41:.AK41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36">
            <text:p>36</text:p>
          </table:table-cell>
          <table:table-cell table:style-name="ce44" office:value-type="string">
            <text:p>NhuPHQ</text:p>
          </table:table-cell>
          <table:table-cell table:style-name="ce199" table:formula="of:=[.F42]*[.$C$2]" office:value-type="float" office:value="0">
            <text:p>0</text:p>
          </table:table-cell>
          <table:table-cell table:style-name="ce199" table:formula="of:=[.C42]-IF([.E42]=&quot;Yes&quot;;0;[.C42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42:.AK42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37">
            <text:p>37</text:p>
          </table:table-cell>
          <table:table-cell table:style-name="ce44" office:value-type="string">
            <text:p>NhuVNQ</text:p>
          </table:table-cell>
          <table:table-cell table:style-name="ce199" table:formula="of:=[.F43]*[.$C$2]" office:value-type="float" office:value="0">
            <text:p>0</text:p>
          </table:table-cell>
          <table:table-cell table:style-name="ce199" table:formula="of:=[.C43]-IF([.E43]=&quot;Yes&quot;;0;[.C43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43:.AK43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38">
            <text:p>38</text:p>
          </table:table-cell>
          <table:table-cell table:style-name="ce44" office:value-type="string">
            <text:p>PhatHDT</text:p>
          </table:table-cell>
          <table:table-cell table:style-name="ce199" table:formula="of:=[.F44]*[.$C$2]" office:value-type="float" office:value="0">
            <text:p>0</text:p>
          </table:table-cell>
          <table:table-cell table:style-name="ce199" table:formula="of:=[.C44]-IF([.E44]=&quot;Yes&quot;;0;[.C44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44:.AK44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199" table:formula="of:=[.F45]*[.$C$2]" office:value-type="float" office:value="0">
            <text:p>0</text:p>
          </table:table-cell>
          <table:table-cell table:style-name="ce199" table:formula="of:=[.C45]-IF([.E45]=&quot;Yes&quot;;0;[.C45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45:.AK45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40">
            <text:p>40</text:p>
          </table:table-cell>
          <table:table-cell table:style-name="ce44" office:value-type="string">
            <text:p>PhuTV</text:p>
          </table:table-cell>
          <table:table-cell table:style-name="ce199" table:formula="of:=[.F46]*[.$C$2]" office:value-type="float" office:value="0">
            <text:p>0</text:p>
          </table:table-cell>
          <table:table-cell table:style-name="ce199" table:formula="of:=[.C46]-IF([.E46]=&quot;Yes&quot;;0;[.C46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46:.AK46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41">
            <text:p>41</text:p>
          </table:table-cell>
          <table:table-cell table:style-name="ce44" office:value-type="string">
            <text:p>SangLT</text:p>
          </table:table-cell>
          <table:table-cell table:style-name="ce199" table:formula="of:=[.F47]*[.$C$2]" office:value-type="float" office:value="0">
            <text:p>0</text:p>
          </table:table-cell>
          <table:table-cell table:style-name="ce199" table:formula="of:=[.C47]-IF([.E47]=&quot;Yes&quot;;0;[.C47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47:.AK47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42">
            <text:p>42</text:p>
          </table:table-cell>
          <table:table-cell table:style-name="ce44" office:value-type="string">
            <text:p>TaiPA</text:p>
          </table:table-cell>
          <table:table-cell table:style-name="ce199" table:formula="of:=[.F48]*[.$C$2]" office:value-type="float" office:value="0">
            <text:p>0</text:p>
          </table:table-cell>
          <table:table-cell table:style-name="ce199" table:formula="of:=[.C48]-IF([.E48]=&quot;Yes&quot;;0;[.C48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48:.AK48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43">
            <text:p>43</text:p>
          </table:table-cell>
          <table:table-cell table:style-name="ce44" office:value-type="string">
            <text:p>TamHVH</text:p>
          </table:table-cell>
          <table:table-cell table:style-name="ce199" table:formula="of:=[.F49]*[.$C$2]" office:value-type="float" office:value="0">
            <text:p>0</text:p>
          </table:table-cell>
          <table:table-cell table:style-name="ce199" table:formula="of:=[.C49]-IF([.E49]=&quot;Yes&quot;;0;[.C49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49:.AK49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44">
            <text:p>44</text:p>
          </table:table-cell>
          <table:table-cell table:style-name="ce44" office:value-type="string">
            <text:p>TamLH</text:p>
          </table:table-cell>
          <table:table-cell table:style-name="ce199" table:formula="of:=[.F50]*[.$C$2]" office:value-type="float" office:value="0">
            <text:p>0</text:p>
          </table:table-cell>
          <table:table-cell table:style-name="ce199" table:formula="of:=[.C50]-IF([.E50]=&quot;Yes&quot;;0;[.C50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50:.AK50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45">
            <text:p>45</text:p>
          </table:table-cell>
          <table:table-cell table:style-name="ce44" office:value-type="string">
            <text:p>TinNQ</text:p>
          </table:table-cell>
          <table:table-cell table:style-name="ce199" table:formula="of:=[.F51]*[.$C$2]" office:value-type="float" office:value="0">
            <text:p>0</text:p>
          </table:table-cell>
          <table:table-cell table:style-name="ce199" table:formula="of:=[.C51]-IF([.E51]=&quot;Yes&quot;;0;[.C51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51:.AK51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46">
            <text:p>46</text:p>
          </table:table-cell>
          <table:table-cell table:style-name="ce44" office:value-type="string">
            <text:p>TinhNVP</text:p>
          </table:table-cell>
          <table:table-cell table:style-name="ce199" table:formula="of:=[.F52]*[.$C$2]" office:value-type="float" office:value="0">
            <text:p>0</text:p>
          </table:table-cell>
          <table:table-cell table:style-name="ce199" table:formula="of:=[.C52]-IF([.E52]=&quot;Yes&quot;;0;[.C52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52:.AK52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47">
            <text:p>47</text:p>
          </table:table-cell>
          <table:table-cell table:style-name="ce44" office:value-type="string">
            <text:p>TienND</text:p>
          </table:table-cell>
          <table:table-cell table:style-name="ce199" table:formula="of:=[.F53]*[.$C$2]" office:value-type="float" office:value="0">
            <text:p>0</text:p>
          </table:table-cell>
          <table:table-cell table:style-name="ce199" table:formula="of:=[.C53]-IF([.E53]=&quot;Yes&quot;;0;[.C53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53:.AK53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48">
            <text:p>48</text:p>
          </table:table-cell>
          <table:table-cell table:style-name="ce99" office:value-type="string">
            <text:p>ToanDT</text:p>
          </table:table-cell>
          <table:table-cell table:style-name="ce199" table:formula="of:=[.F54]*[.$C$2]" office:value-type="float" office:value="0">
            <text:p>0</text:p>
          </table:table-cell>
          <table:table-cell table:style-name="ce199" table:formula="of:=[.C54]-IF([.E54]=&quot;Yes&quot;;0;[.C54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54:.AK54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49">
            <text:p>49</text:p>
          </table:table-cell>
          <table:table-cell table:style-name="ce44" office:value-type="string">
            <text:p>TuanNT</text:p>
          </table:table-cell>
          <table:table-cell table:style-name="ce199" table:formula="of:=[.F55]*[.$C$2]" office:value-type="float" office:value="0">
            <text:p>0</text:p>
          </table:table-cell>
          <table:table-cell table:style-name="ce199" table:formula="of:=[.C55]-IF([.E55]=&quot;Yes&quot;;0;[.C55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55:.AK55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50">
            <text:p>50</text:p>
          </table:table-cell>
          <table:table-cell table:style-name="ce44" office:value-type="string">
            <text:p>ThaiNHQ</text:p>
          </table:table-cell>
          <table:table-cell table:style-name="ce199" table:formula="of:=[.F56]*[.$C$2]" office:value-type="float" office:value="0">
            <text:p>0</text:p>
          </table:table-cell>
          <table:table-cell table:style-name="ce199" table:formula="of:=[.C56]-IF([.E56]=&quot;Yes&quot;;0;[.C56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56:.AK56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51">
            <text:p>51</text:p>
          </table:table-cell>
          <table:table-cell table:style-name="ce44" office:value-type="string">
            <text:p>ThamDT</text:p>
          </table:table-cell>
          <table:table-cell table:style-name="ce199" table:formula="of:=[.F57]*[.$C$2]" office:value-type="float" office:value="0">
            <text:p>0</text:p>
          </table:table-cell>
          <table:table-cell table:style-name="ce199" table:formula="of:=[.C57]-IF([.E57]=&quot;Yes&quot;;0;[.C57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57:.AK57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52">
            <text:p>52</text:p>
          </table:table-cell>
          <table:table-cell table:style-name="ce45" office:value-type="string">
            <text:p>ThanhCH</text:p>
          </table:table-cell>
          <table:table-cell table:style-name="ce199" table:formula="of:=[.F58]*[.$C$2]" office:value-type="float" office:value="0">
            <text:p>0</text:p>
          </table:table-cell>
          <table:table-cell table:style-name="ce199" table:formula="of:=[.C58]-IF([.E58]=&quot;Yes&quot;;0;[.C58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58:.AK58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53">
            <text:p>53</text:p>
          </table:table-cell>
          <table:table-cell table:style-name="ce46" office:value-type="string">
            <text:p>ThienTM</text:p>
          </table:table-cell>
          <table:table-cell table:style-name="ce200" table:formula="of:=[.F59]*[.$C$2]" office:value-type="float" office:value="0">
            <text:p>0</text:p>
          </table:table-cell>
          <table:table-cell table:style-name="ce200" table:formula="of:=[.C59]-IF([.E59]=&quot;Yes&quot;;0;[.C59])" office:value-type="float" office:value="0">
            <text:p>0</text:p>
          </table:table-cell>
          <table:table-cell table:style-name="ce206" table:content-validation-name="val1"/>
          <table:table-cell table:style-name="ce207" table:formula="of:=COUNTIF( [.G59:.AK59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54">
            <text:p>54</text:p>
          </table:table-cell>
          <table:table-cell table:style-name="ce99" office:value-type="string">
            <text:p>ThinhCT</text:p>
          </table:table-cell>
          <table:table-cell table:style-name="ce199" table:formula="of:=[.F60]*[.$C$2]" office:value-type="float" office:value="0">
            <text:p>0</text:p>
          </table:table-cell>
          <table:table-cell table:style-name="ce199" table:formula="of:=[.C60]-IF([.E60]=&quot;Yes&quot;;0;[.C60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60:.AK60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55">
            <text:p>55</text:p>
          </table:table-cell>
          <table:table-cell table:style-name="ce44" office:value-type="string">
            <text:p>ThinhT</text:p>
          </table:table-cell>
          <table:table-cell table:style-name="ce199" table:formula="of:=[.F61]*[.$C$2]" office:value-type="float" office:value="0">
            <text:p>0</text:p>
          </table:table-cell>
          <table:table-cell table:style-name="ce199" table:formula="of:=[.C61]-IF([.E61]=&quot;Yes&quot;;0;[.C61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61:.AK61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56">
            <text:p>56</text:p>
          </table:table-cell>
          <table:table-cell table:style-name="ce44" office:value-type="string">
            <text:p>ThuyLTT</text:p>
          </table:table-cell>
          <table:table-cell table:style-name="ce199" table:formula="of:=[.F62]*[.$C$2]" office:value-type="float" office:value="0">
            <text:p>0</text:p>
          </table:table-cell>
          <table:table-cell table:style-name="ce199" table:formula="of:=[.C62]-IF([.E62]=&quot;Yes&quot;;0;[.C62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62:.AK62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57">
            <text:p>57</text:p>
          </table:table-cell>
          <table:table-cell table:style-name="ce44" office:value-type="string">
            <text:p>ThuyNTX</text:p>
          </table:table-cell>
          <table:table-cell table:style-name="ce199" table:formula="of:=[.F63]*[.$C$2]" office:value-type="float" office:value="0">
            <text:p>0</text:p>
          </table:table-cell>
          <table:table-cell table:style-name="ce199" table:formula="of:=[.C63]-IF([.E63]=&quot;Yes&quot;;0;[.C63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63:.AK63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58">
            <text:p>58</text:p>
          </table:table-cell>
          <table:table-cell table:style-name="ce44" office:value-type="string">
            <text:p>ThuyenTTN</text:p>
          </table:table-cell>
          <table:table-cell table:style-name="ce199" table:formula="of:=[.F64]*[.$C$2]" office:value-type="float" office:value="0">
            <text:p>0</text:p>
          </table:table-cell>
          <table:table-cell table:style-name="ce199" table:formula="of:=[.C64]-IF([.E64]=&quot;Yes&quot;;0;[.C64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64:.AK64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59">
            <text:p>59</text:p>
          </table:table-cell>
          <table:table-cell table:style-name="ce44" office:value-type="string">
            <text:p>TrietVM</text:p>
          </table:table-cell>
          <table:table-cell table:style-name="ce199" table:formula="of:=[.F65]*[.$C$2]" office:value-type="float" office:value="0">
            <text:p>0</text:p>
          </table:table-cell>
          <table:table-cell table:style-name="ce199" table:formula="of:=[.C65]-IF([.E65]=&quot;Yes&quot;;0;[.C65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65:.AK65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60">
            <text:p>60</text:p>
          </table:table-cell>
          <table:table-cell table:style-name="ce44" office:value-type="string">
            <text:p>TrucPDT</text:p>
          </table:table-cell>
          <table:table-cell table:style-name="ce199" table:formula="of:=[.F66]*[.$C$2]" office:value-type="float" office:value="0">
            <text:p>0</text:p>
          </table:table-cell>
          <table:table-cell table:style-name="ce199" table:formula="of:=[.C66]-IF([.E66]=&quot;Yes&quot;;0;[.C66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66:.AK66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61">
            <text:p>61</text:p>
          </table:table-cell>
          <table:table-cell table:style-name="ce44" office:value-type="string">
            <text:p>VinhNT</text:p>
          </table:table-cell>
          <table:table-cell table:style-name="ce199" table:formula="of:=[.F67]*[.$C$2]" office:value-type="float" office:value="0">
            <text:p>0</text:p>
          </table:table-cell>
          <table:table-cell table:style-name="ce199" table:formula="of:=[.C67]-IF([.E67]=&quot;Yes&quot;;0;[.C67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67:.AK67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62">
            <text:p>62</text:p>
          </table:table-cell>
          <table:table-cell table:style-name="ce44" office:value-type="string">
            <text:p>VinhP</text:p>
          </table:table-cell>
          <table:table-cell table:style-name="ce199" table:formula="of:=[.F68]*[.$C$2]" office:value-type="float" office:value="0">
            <text:p>0</text:p>
          </table:table-cell>
          <table:table-cell table:style-name="ce199" table:formula="of:=[.C68]-IF([.E68]=&quot;Yes&quot;;0;[.C68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68:.AK68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63">
            <text:p>63</text:p>
          </table:table-cell>
          <table:table-cell table:style-name="ce45" office:value-type="string">
            <text:p>ViTHT</text:p>
          </table:table-cell>
          <table:table-cell table:style-name="ce199" table:formula="of:=[.F69]*[.$C$2]" office:value-type="float" office:value="0">
            <text:p>0</text:p>
          </table:table-cell>
          <table:table-cell table:style-name="ce199" table:formula="of:=[.C69]-IF([.E69]=&quot;Yes&quot;;0;[.C69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69:.AK69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64">
            <text:p>64</text:p>
          </table:table-cell>
          <table:table-cell table:style-name="ce44" office:value-type="string">
            <text:p>VietDQ</text:p>
          </table:table-cell>
          <table:table-cell table:style-name="ce199" table:formula="of:=[.F70]*[.$C$2]" office:value-type="float" office:value="0">
            <text:p>0</text:p>
          </table:table-cell>
          <table:table-cell table:style-name="ce199" table:formula="of:=[.C70]-IF([.E70]=&quot;Yes&quot;;0;[.C70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70:.AK70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65">
            <text:p>65</text:p>
          </table:table-cell>
          <table:table-cell table:style-name="ce45" office:value-type="string">
            <text:p>VuPTM</text:p>
          </table:table-cell>
          <table:table-cell table:style-name="ce199" table:formula="of:=[.F71]*[.$C$2]" office:value-type="float" office:value="0">
            <text:p>0</text:p>
          </table:table-cell>
          <table:table-cell table:style-name="ce199" table:formula="of:=[.C71]-IF([.E71]=&quot;Yes&quot;;0;[.C71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71:.AK71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66">
            <text:p>66</text:p>
          </table:table-cell>
          <table:table-cell table:style-name="ce45" office:value-type="string">
            <text:p>VyNL</text:p>
          </table:table-cell>
          <table:table-cell table:style-name="ce199" table:formula="of:=[.F72]*[.$C$2]" office:value-type="float" office:value="0">
            <text:p>0</text:p>
          </table:table-cell>
          <table:table-cell table:style-name="ce199" table:formula="of:=[.C72]-IF([.E72]=&quot;Yes&quot;;0;[.C72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72:.AK72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2">
          <table:table-cell table:style-name="ce43"/>
          <table:table-cell/>
          <table:table-cell table:style-name="Default"/>
          <table:table-cell table:style-name="ce199"/>
          <table:table-cell table:number-columns-repeated="1020"/>
        </table:table-row>
        <table:table-row table:style-name="ro9">
          <table:table-cell table:style-name="ce42" office:value-type="float" office:value="67">
            <text:p>67</text:p>
          </table:table-cell>
          <table:table-cell table:style-name="ce45" office:value-type="string">
            <text:p>HaoTT</text:p>
          </table:table-cell>
          <table:table-cell table:style-name="ce199" table:formula="of:=[.F74]*[.$C$2]" office:value-type="float" office:value="0">
            <text:p>0</text:p>
          </table:table-cell>
          <table:table-cell table:style-name="ce199" table:formula="of:=[.C74]-IF([.E74]=&quot;Yes&quot;;0;[.C74])" office:value-type="float" office:value="0">
            <text:p>0</text:p>
          </table:table-cell>
          <table:table-cell table:style-name="ce205" table:content-validation-name="val1"/>
          <table:table-cell table:style-name="ce207" table:formula="of:=COUNTIF( [.G74:.AK74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68">
            <text:p>68</text:p>
          </table:table-cell>
          <table:table-cell table:style-name="ce46" office:value-type="string">
            <text:p>KietNHT</text:p>
          </table:table-cell>
          <table:table-cell table:style-name="ce200" table:formula="of:=[.F75]*[.$C$2]" office:value-type="float" office:value="0">
            <text:p>0</text:p>
          </table:table-cell>
          <table:table-cell table:style-name="ce200" table:formula="of:=[.C75]-IF([.E75]=&quot;Yes&quot;;0;[.C75])" office:value-type="float" office:value="0">
            <text:p>0</text:p>
          </table:table-cell>
          <table:table-cell table:style-name="ce206" table:content-validation-name="val1"/>
          <table:table-cell table:style-name="ce207" table:formula="of:=COUNTIF( [.G75:.AK75]; &quot;0&quot;)" office:value-type="float" office:value="0">
            <text:p>0</text:p>
          </table:table-cell>
          <table:table-cell table:style-name="ce210" table:number-columns-repeated="31"/>
          <table:table-cell table:style-name="ce98" table:number-columns-repeated="987"/>
        </table:table-row>
        <table:table-row table:style-name="ro9">
          <table:table-cell table:style-name="ce42" office:value-type="float" office:value="69">
            <text:p>69</text:p>
          </table:table-cell>
          <table:table-cell table:style-name="ce46" office:value-type="string">
            <text:p>LongLG</text:p>
          </table:table-cell>
          <table:table-cell table:style-name="ce200" table:formula="of:=[.F76]*[.$C$2]" office:value-type="float" office:value="0">
            <text:p>0</text:p>
          </table:table-cell>
          <table:table-cell table:style-name="ce200" table:formula="of:=[.C76]-IF([.E76]=&quot;Yes&quot;;0;[.C76])" office:value-type="float" office:value="0">
            <text:p>0</text:p>
          </table:table-cell>
          <table:table-cell table:style-name="ce206" table:content-validation-name="val1"/>
          <table:table-cell table:style-name="ce207" table:formula="of:=COUNTIF( [.G76:.AK76]; &quot;0&quot;)" office:value-type="float" office:value="0">
            <text:p>0</text:p>
          </table:table-cell>
          <table:table-cell table:style-name="ce210" table:number-columns-repeated="31"/>
          <table:table-cell table:style-name="ce98" table:number-columns-repeated="987"/>
        </table:table-row>
        <table:table-row table:style-name="ro9">
          <table:table-cell table:style-name="ce42" office:value-type="float" office:value="70">
            <text:p>70</text:p>
          </table:table-cell>
          <table:table-cell table:style-name="ce46" office:value-type="string">
            <text:p>QuocNVA</text:p>
          </table:table-cell>
          <table:table-cell table:style-name="ce200" table:formula="of:=[.F77]*[.$C$2]" office:value-type="float" office:value="0">
            <text:p>0</text:p>
          </table:table-cell>
          <table:table-cell table:style-name="ce200" table:formula="of:=[.C77]-IF([.E77]=&quot;Yes&quot;;0;[.C77])" office:value-type="float" office:value="0">
            <text:p>0</text:p>
          </table:table-cell>
          <table:table-cell table:style-name="ce206" table:content-validation-name="val1"/>
          <table:table-cell table:style-name="ce207" table:formula="of:=COUNTIF( [.G77:.AK77]; &quot;0&quot;)" office:value-type="float" office:value="0">
            <text:p>0</text:p>
          </table:table-cell>
          <table:table-cell table:style-name="ce210" table:number-columns-repeated="31"/>
          <table:table-cell table:style-name="ce98" table:number-columns-repeated="987"/>
        </table:table-row>
        <table:table-row table:style-name="ro9">
          <table:table-cell table:style-name="ce42" office:value-type="float" office:value="71">
            <text:p>71</text:p>
          </table:table-cell>
          <table:table-cell table:style-name="ce46" office:value-type="string">
            <text:p>SamHT</text:p>
          </table:table-cell>
          <table:table-cell table:style-name="ce200" table:formula="of:=[.F78]*[.$C$2]" office:value-type="float" office:value="0">
            <text:p>0</text:p>
          </table:table-cell>
          <table:table-cell table:style-name="ce200" table:formula="of:=[.C78]-IF([.E78]=&quot;Yes&quot;;0;[.C78])" office:value-type="float" office:value="0">
            <text:p>0</text:p>
          </table:table-cell>
          <table:table-cell table:style-name="ce206" table:content-validation-name="val1"/>
          <table:table-cell table:style-name="ce207" table:formula="of:=COUNTIF( [.G78:.AK78]; &quot;0&quot;)" office:value-type="float" office:value="0">
            <text:p>0</text:p>
          </table:table-cell>
          <table:table-cell table:style-name="ce210" table:number-columns-repeated="31"/>
          <table:table-cell table:style-name="ce98" table:number-columns-repeated="987"/>
        </table:table-row>
        <table:table-row table:style-name="ro9">
          <table:table-cell table:style-name="ce42" office:value-type="float" office:value="72">
            <text:p>72</text:p>
          </table:table-cell>
          <table:table-cell table:style-name="ce46" office:value-type="string">
            <text:p>ThinhPVD</text:p>
          </table:table-cell>
          <table:table-cell table:style-name="ce200" table:formula="of:=[.F79]*[.$C$2]" office:value-type="float" office:value="0">
            <text:p>0</text:p>
          </table:table-cell>
          <table:table-cell table:style-name="ce200" table:formula="of:=[.C79]-IF([.E79]=&quot;Yes&quot;;0;[.C79])" office:value-type="float" office:value="0">
            <text:p>0</text:p>
          </table:table-cell>
          <table:table-cell table:style-name="ce206" table:content-validation-name="val1"/>
          <table:table-cell table:style-name="ce207" table:formula="of:=COUNTIF( [.G79:.AK79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9">
          <table:table-cell table:style-name="ce42" office:value-type="float" office:value="73">
            <text:p>73</text:p>
          </table:table-cell>
          <table:table-cell table:style-name="ce45" office:value-type="string">
            <text:p>Last row</text:p>
          </table:table-cell>
          <table:table-cell table:style-name="ce200" table:formula="of:=[.F80]*[.$C$2]" office:value-type="float" office:value="0">
            <text:p>0</text:p>
          </table:table-cell>
          <table:table-cell table:style-name="ce200" table:formula="of:=[.C80]-IF([.E80]=&quot;Yes&quot;;0;[.C80])" office:value-type="float" office:value="0">
            <text:p>0</text:p>
          </table:table-cell>
          <table:table-cell table:style-name="ce206" table:content-validation-name="val1"/>
          <table:table-cell table:style-name="ce207" table:formula="of:=COUNTIF( [.G80:.AK80]; &quot;0&quot;)" office:value-type="float" office:value="0">
            <text:p>0</text:p>
          </table:table-cell>
          <table:table-cell table:style-name="ce209" table:number-columns-repeated="31"/>
          <table:table-cell table:number-columns-repeated="987"/>
        </table:table-row>
        <table:table-row table:style-name="ro2" table:number-rows-repeated="65378">
          <table:table-cell table:style-name="ce43" table:number-columns-repeated="2"/>
          <table:table-cell table:style-name="ce51" table:number-columns-repeated="2"/>
          <table:table-cell/>
          <table:table-cell table:style-name="ce43"/>
          <table:table-cell table:number-columns-repeated="1018"/>
        </table:table-row>
        <table:table-row table:style-name="ro2" table:number-rows-repeated="9831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v" table:style-name="ta3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ce52"/>
        <table:table-column table:style-name="co7" table:default-cell-style-name="Default"/>
        <table:table-column table:style-name="co14" table:default-cell-style-name="Default"/>
        <table:table-column table:style-name="co15" table:number-columns-repeated="31" table:default-cell-style-name="Default"/>
        <table:table-column table:style-name="co7" table:number-columns-repeated="987" table:default-cell-style-name="Default"/>
        <table:table-row table:style-name="ro8">
          <table:table-cell table:style-name="ce12" table:number-columns-repeated="4"/>
          <table:table-cell/>
          <table:table-cell table:style-name="ce12"/>
          <table:table-cell table:number-columns-repeated="1018"/>
        </table:table-row>
        <table:table-row table:style-name="ro2">
          <table:table-cell table:style-name="ce40" table:number-columns-repeated="2"/>
          <table:table-cell table:style-name="ce47" office:value-type="float" office:value="25000">
            <text:p>25,000</text:p>
          </table:table-cell>
          <table:table-cell table:style-name="ce47"/>
          <table:table-cell/>
          <table:table-cell table:style-name="ce40"/>
          <table:table-cell table:number-columns-repeated="1018"/>
        </table:table-row>
        <table:table-row table:style-name="ro2">
          <table:table-cell table:style-name="ce41" table:number-columns-repeated="2"/>
          <table:table-cell table:style-name="ce48" table:number-columns-repeated="2"/>
          <table:table-cell table:style-name="ce217"/>
          <table:table-cell table:style-name="ce41"/>
          <table:table-cell table:style-name="ce217" table:number-columns-repeated="8"/>
          <table:table-cell table:style-name="ce227" office:value-type="string" table:number-columns-spanned="2" table:number-rows-spanned="1">
            <text:p>Month</text:p>
          </table:table-cell>
          <table:covered-table-cell table:style-name="ce228"/>
          <table:table-cell table:style-name="ce229" table:content-validation-name="val2" office:value-type="float" office:value="11" table:number-columns-spanned="2" table:number-rows-spanned="1">
            <text:p>11</text:p>
          </table:table-cell>
          <table:covered-table-cell table:style-name="ce228"/>
          <table:table-cell table:style-name="ce227" office:value-type="string" table:number-columns-spanned="2" table:number-rows-spanned="1">
            <text:p>Year</text:p>
          </table:table-cell>
          <table:covered-table-cell table:style-name="ce228"/>
          <table:table-cell table:style-name="ce227" office:value-type="float" office:value="2019" table:number-columns-spanned="2" table:number-rows-spanned="1">
            <text:p>2019</text:p>
          </table:table-cell>
          <table:covered-table-cell table:style-name="ce230"/>
          <table:table-cell table:style-name="ce217" table:number-columns-repeated="15"/>
          <table:table-cell table:number-columns-repeated="987"/>
        </table:table-row>
        <table:table-row table:style-name="ro2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1" office:value-type="string">
            <text:p>Total amount</text:p>
          </table:table-cell>
          <table:table-cell table:style-name="ce41" office:value-type="string">
            <text:p>Disbursement </text:p>
          </table:table-cell>
          <table:table-cell table:style-name="ce218" office:value-type="string" table:number-columns-spanned="1" table:number-rows-spanned="2">
            <text:p>Paid?</text:p>
          </table:table-cell>
          <table:table-cell table:style-name="ce41" office:value-type="string">
            <text:p>Total</text:p>
          </table:table-cell>
          <table:table-cell table:style-name="ce224" table:formula="of:=DATE([.$U$3];[.Q3];1)" office:value-type="date" office:date-value="2019-11-01">
            <text:p>01</text:p>
          </table:table-cell>
          <table:table-cell table:style-name="ce224" table:formula="of:=[.G4]+1" office:value-type="date" office:date-value="2019-11-02">
            <text:p>02</text:p>
          </table:table-cell>
          <table:table-cell table:style-name="ce224" table:formula="of:=[.H4]+1" office:value-type="date" office:date-value="2019-11-03">
            <text:p>03</text:p>
          </table:table-cell>
          <table:table-cell table:style-name="ce224" table:formula="of:=[.I4]+1" office:value-type="date" office:date-value="2019-11-04">
            <text:p>04</text:p>
          </table:table-cell>
          <table:table-cell table:style-name="ce224" table:formula="of:=[.J4]+1" office:value-type="date" office:date-value="2019-11-05">
            <text:p>05</text:p>
          </table:table-cell>
          <table:table-cell table:style-name="ce224" table:formula="of:=[.K4]+1" office:value-type="date" office:date-value="2019-11-06">
            <text:p>06</text:p>
          </table:table-cell>
          <table:table-cell table:style-name="ce224" table:formula="of:=[.L4]+1" office:value-type="date" office:date-value="2019-11-07">
            <text:p>07</text:p>
          </table:table-cell>
          <table:table-cell table:style-name="ce224" table:formula="of:=[.M4]+1" office:value-type="date" office:date-value="2019-11-08">
            <text:p>08</text:p>
          </table:table-cell>
          <table:table-cell table:style-name="ce224" table:formula="of:=[.N4]+1" office:value-type="date" office:date-value="2019-11-09">
            <text:p>09</text:p>
          </table:table-cell>
          <table:table-cell table:style-name="ce224" table:formula="of:=[.O4]+1" office:value-type="date" office:date-value="2019-11-10">
            <text:p>10</text:p>
          </table:table-cell>
          <table:table-cell table:style-name="ce224" table:formula="of:=[.P4]+1" office:value-type="date" office:date-value="2019-11-11">
            <text:p>11</text:p>
          </table:table-cell>
          <table:table-cell table:style-name="ce224" table:formula="of:=[.Q4]+1" office:value-type="date" office:date-value="2019-11-12">
            <text:p>12</text:p>
          </table:table-cell>
          <table:table-cell table:style-name="ce224" table:formula="of:=[.R4]+1" office:value-type="date" office:date-value="2019-11-13">
            <text:p>13</text:p>
          </table:table-cell>
          <table:table-cell table:style-name="ce224" table:formula="of:=[.S4]+1" office:value-type="date" office:date-value="2019-11-14">
            <text:p>14</text:p>
          </table:table-cell>
          <table:table-cell table:style-name="ce224" table:formula="of:=[.T4]+1" office:value-type="date" office:date-value="2019-11-15">
            <text:p>15</text:p>
          </table:table-cell>
          <table:table-cell table:style-name="ce224" table:formula="of:=[.U4]+1" office:value-type="date" office:date-value="2019-11-16">
            <text:p>16</text:p>
          </table:table-cell>
          <table:table-cell table:style-name="ce224" table:formula="of:=[.V4]+1" office:value-type="date" office:date-value="2019-11-17">
            <text:p>17</text:p>
          </table:table-cell>
          <table:table-cell table:style-name="ce224" table:formula="of:=[.W4]+1" office:value-type="date" office:date-value="2019-11-18">
            <text:p>18</text:p>
          </table:table-cell>
          <table:table-cell table:style-name="ce224" table:formula="of:=[.X4]+1" office:value-type="date" office:date-value="2019-11-19">
            <text:p>19</text:p>
          </table:table-cell>
          <table:table-cell table:style-name="ce224" table:formula="of:=[.Y4]+1" office:value-type="date" office:date-value="2019-11-20">
            <text:p>20</text:p>
          </table:table-cell>
          <table:table-cell table:style-name="ce224" table:formula="of:=[.Z4]+1" office:value-type="date" office:date-value="2019-11-21">
            <text:p>21</text:p>
          </table:table-cell>
          <table:table-cell table:style-name="ce224" table:formula="of:=[.AA4]+1" office:value-type="date" office:date-value="2019-11-22">
            <text:p>22</text:p>
          </table:table-cell>
          <table:table-cell table:style-name="ce224" table:formula="of:=[.AB4]+1" office:value-type="date" office:date-value="2019-11-23">
            <text:p>23</text:p>
          </table:table-cell>
          <table:table-cell table:style-name="ce224" table:formula="of:=[.AC4]+1" office:value-type="date" office:date-value="2019-11-24">
            <text:p>24</text:p>
          </table:table-cell>
          <table:table-cell table:style-name="ce224" table:formula="of:=[.AD4]+1" office:value-type="date" office:date-value="2019-11-25">
            <text:p>25</text:p>
          </table:table-cell>
          <table:table-cell table:style-name="ce224" table:formula="of:=[.AE4]+1" office:value-type="date" office:date-value="2019-11-26">
            <text:p>26</text:p>
          </table:table-cell>
          <table:table-cell table:style-name="ce224" table:formula="of:=[.AF4]+1" office:value-type="date" office:date-value="2019-11-27">
            <text:p>27</text:p>
          </table:table-cell>
          <table:table-cell table:style-name="ce224" table:formula="of:=[.AG4]+1" office:value-type="date" office:date-value="2019-11-28">
            <text:p>28</text:p>
          </table:table-cell>
          <table:table-cell table:style-name="ce224" table:formula="of:=[.AH4]+1" office:value-type="date" office:date-value="2019-11-29">
            <text:p>29</text:p>
          </table:table-cell>
          <table:table-cell table:style-name="ce224" table:formula="of:=[.AI4]+1" office:value-type="date" office:date-value="2019-11-30">
            <text:p>30</text:p>
          </table:table-cell>
          <table:table-cell table:style-name="ce224" table:formula="of:=[.AJ4]+1" office:value-type="date" office:date-value="2019-12-01">
            <text:p>01</text:p>
          </table:table-cell>
          <table:table-cell table:number-columns-repeated="987"/>
        </table:table-row>
        <table:table-row table:style-name="ro7">
          <table:table-cell table:style-name="ce41" table:number-columns-repeated="2"/>
          <table:table-cell table:style-name="ce49" table:formula="of:=SUM([.C6:.C78])" office:value-type="float" office:value="0">
            <text:p>0</text:p>
          </table:table-cell>
          <table:table-cell table:style-name="ce49" table:formula="of:=[.C5]-SUM([.D6:.D78])" office:value-type="float" office:value="0">
            <text:p>0</text:p>
          </table:table-cell>
          <table:covered-table-cell table:style-name="ce219"/>
          <table:table-cell table:style-name="ce41"/>
          <table:table-cell table:style-name="ce220" table:formula="of:=CHOOSE(WEEKDAY([.G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20" table:formula="of:=CHOOSE(WEEKDAY([.H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20" table:formula="of:=CHOOSE(WEEKDAY([.I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20" table:formula="of:=CHOOSE(WEEKDAY([.J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20" table:formula="of:=CHOOSE(WEEKDAY([.K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20" table:formula="of:=CHOOSE(WEEKDAY([.L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20" table:formula="of:=CHOOSE(WEEKDAY([.M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20" table:formula="of:=CHOOSE(WEEKDAY([.N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20" table:formula="of:=CHOOSE(WEEKDAY([.O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20" table:formula="of:=CHOOSE(WEEKDAY([.P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20" table:formula="of:=CHOOSE(WEEKDAY([.Q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20" table:formula="of:=CHOOSE(WEEKDAY([.R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20" table:formula="of:=CHOOSE(WEEKDAY([.S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20" table:formula="of:=CHOOSE(WEEKDAY([.T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20" table:formula="of:=CHOOSE(WEEKDAY([.U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20" table:formula="of:=CHOOSE(WEEKDAY([.V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20" table:formula="of:=CHOOSE(WEEKDAY([.W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20" table:formula="of:=CHOOSE(WEEKDAY([.X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20" table:formula="of:=CHOOSE(WEEKDAY([.Y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20" table:formula="of:=CHOOSE(WEEKDAY([.Z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20" table:formula="of:=CHOOSE(WEEKDAY([.AA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20" table:formula="of:=CHOOSE(WEEKDAY([.AB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20" table:formula="of:=CHOOSE(WEEKDAY([.AC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20" table:formula="of:=CHOOSE(WEEKDAY([.AD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20" table:formula="of:=CHOOSE(WEEKDAY([.AE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20" table:formula="of:=CHOOSE(WEEKDAY([.AF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20" table:formula="of:=CHOOSE(WEEKDAY([.AG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20" table:formula="of:=CHOOSE(WEEKDAY([.AH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20" table:formula="of:=CHOOSE(WEEKDAY([.AI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20" table:formula="of:=CHOOSE(WEEKDAY([.AJ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20" table:formula="of:=CHOOSE(WEEKDAY([.AK4]);&quot;Sun&quot;;&quot;Mon&quot;;&quot;Tue&quot;;&quot;Wed&quot;;&quot;Thur&quot;;&quot;Fri&quot;;&quot;Sat&quot;)" office:value-type="string" office:string-value="Sun">
            <text:p>Sun</text:p>
          </table:table-cell>
          <table:table-cell table:number-columns-repeated="987"/>
        </table:table-row>
        <table:table-row table:style-name="ro2">
          <table:table-cell table:style-name="ce41"/>
          <table:table-cell table:style-name="ce41" office:value-type="string">
            <text:p>1<text:span text:style-name="T6">st</text:span> row</text:p>
          </table:table-cell>
          <table:table-cell table:style-name="ce49" table:number-columns-repeated="2"/>
          <table:table-cell table:style-name="ce220"/>
          <table:table-cell table:style-name="ce41"/>
          <table:table-cell table:style-name="ce220" table:number-columns-repeated="31"/>
          <table:table-cell table:number-columns-repeated="987"/>
        </table:table-row>
        <table:table-row table:style-name="ro9">
          <table:table-cell table:style-name="ce4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215" table:formula="of:=[.F7]*[.$C$2]" office:value-type="float" office:value="0">
            <text:p>0</text:p>
          </table:table-cell>
          <table:table-cell table:style-name="ce215" table:formula="of:=[.C7]-IF([.E7]=&quot;Yes&quot;;0;[.C7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7:.AK7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215" table:formula="of:=[.F8]*[.$C$2]" office:value-type="float" office:value="0">
            <text:p>0</text:p>
          </table:table-cell>
          <table:table-cell table:style-name="ce215" table:formula="of:=[.C8]-IF([.E8]=&quot;Yes&quot;;0;[.C8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8:.AK8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215" table:formula="of:=[.F9]*[.$C$2]" office:value-type="float" office:value="0">
            <text:p>0</text:p>
          </table:table-cell>
          <table:table-cell table:style-name="ce215" table:formula="of:=[.C9]-IF([.E9]=&quot;Yes&quot;;0;[.C9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9:.AK9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215" table:formula="of:=[.F10]*[.$C$2]" office:value-type="float" office:value="0">
            <text:p>0</text:p>
          </table:table-cell>
          <table:table-cell table:style-name="ce215" table:formula="of:=[.C10]-IF([.E10]=&quot;Yes&quot;;0;[.C10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10:.AK10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215" table:formula="of:=[.F11]*[.$C$2]" office:value-type="float" office:value="0">
            <text:p>0</text:p>
          </table:table-cell>
          <table:table-cell table:style-name="ce215" table:formula="of:=[.C11]-IF([.E11]=&quot;Yes&quot;;0;[.C11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11:.AK11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6">
            <text:p>6</text:p>
          </table:table-cell>
          <table:table-cell table:style-name="ce44" office:value-type="string">
            <text:p>DauDQ</text:p>
          </table:table-cell>
          <table:table-cell table:style-name="ce215" table:formula="of:=[.F12]*[.$C$2]" office:value-type="float" office:value="0">
            <text:p>0</text:p>
          </table:table-cell>
          <table:table-cell table:style-name="ce215" table:formula="of:=[.C12]-IF([.E12]=&quot;Yes&quot;;0;[.C12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12:.AK12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7">
            <text:p>7</text:p>
          </table:table-cell>
          <table:table-cell table:style-name="ce44" office:value-type="string">
            <text:p>DuongDN</text:p>
          </table:table-cell>
          <table:table-cell table:style-name="ce215" table:formula="of:=[.F13]*[.$C$2]" office:value-type="float" office:value="0">
            <text:p>0</text:p>
          </table:table-cell>
          <table:table-cell table:style-name="ce215" table:formula="of:=[.C13]-IF([.E13]=&quot;Yes&quot;;0;[.C13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13:.AK13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8">
            <text:p>8</text:p>
          </table:table-cell>
          <table:table-cell table:style-name="ce44" office:value-type="string">
            <text:p>DuyNM</text:p>
          </table:table-cell>
          <table:table-cell table:style-name="ce215" table:formula="of:=[.F14]*[.$C$2]" office:value-type="float" office:value="0">
            <text:p>0</text:p>
          </table:table-cell>
          <table:table-cell table:style-name="ce215" table:formula="of:=[.C14]-IF([.E14]=&quot;Yes&quot;;0;[.C14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14:.AK14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9">
            <text:p>9</text:p>
          </table:table-cell>
          <table:table-cell table:style-name="ce44" office:value-type="string">
            <text:p>DuyenLT</text:p>
          </table:table-cell>
          <table:table-cell table:style-name="ce215" table:formula="of:=[.F15]*[.$C$2]" office:value-type="float" office:value="0">
            <text:p>0</text:p>
          </table:table-cell>
          <table:table-cell table:style-name="ce215" table:formula="of:=[.C15]-IF([.E15]=&quot;Yes&quot;;0;[.C15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15:.AK15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10">
            <text:p>10</text:p>
          </table:table-cell>
          <table:table-cell table:style-name="ce44" office:value-type="string">
            <text:p>GiauNV</text:p>
          </table:table-cell>
          <table:table-cell table:style-name="ce215" table:formula="of:=[.F16]*[.$C$2]" office:value-type="float" office:value="0">
            <text:p>0</text:p>
          </table:table-cell>
          <table:table-cell table:style-name="ce215" table:formula="of:=[.C16]-IF([.E16]=&quot;Yes&quot;;0;[.C16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16:.AK16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11">
            <text:p>11</text:p>
          </table:table-cell>
          <table:table-cell table:style-name="ce44" office:value-type="string">
            <text:p>HaTH</text:p>
          </table:table-cell>
          <table:table-cell table:style-name="ce215" table:formula="of:=[.F17]*[.$C$2]" office:value-type="float" office:value="0">
            <text:p>0</text:p>
          </table:table-cell>
          <table:table-cell table:style-name="ce215" table:formula="of:=[.C17]-IF([.E17]=&quot;Yes&quot;;0;[.C17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17:.AK17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12">
            <text:p>12</text:p>
          </table:table-cell>
          <table:table-cell table:style-name="ce45" office:value-type="string">
            <text:p>HaVS</text:p>
          </table:table-cell>
          <table:table-cell table:style-name="ce215" table:formula="of:=[.F18]*[.$C$2]" office:value-type="float" office:value="0">
            <text:p>0</text:p>
          </table:table-cell>
          <table:table-cell table:style-name="ce215" table:formula="of:=[.C18]-IF([.E18]=&quot;Yes&quot;;0;[.C18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18:.AK18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13">
            <text:p>13</text:p>
          </table:table-cell>
          <table:table-cell table:style-name="ce44" office:value-type="string">
            <text:p>HaiNM</text:p>
          </table:table-cell>
          <table:table-cell table:style-name="ce215" table:formula="of:=[.F19]*[.$C$2]" office:value-type="float" office:value="0">
            <text:p>0</text:p>
          </table:table-cell>
          <table:table-cell table:style-name="ce215" table:formula="of:=[.C19]-IF([.E19]=&quot;Yes&quot;;0;[.C19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19:.AK19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14">
            <text:p>14</text:p>
          </table:table-cell>
          <table:table-cell table:style-name="ce44" office:value-type="string">
            <text:p>HangDTT</text:p>
          </table:table-cell>
          <table:table-cell table:style-name="ce215" table:formula="of:=[.F20]*[.$C$2]" office:value-type="float" office:value="0">
            <text:p>0</text:p>
          </table:table-cell>
          <table:table-cell table:style-name="ce215" table:formula="of:=[.C20]-IF([.E20]=&quot;Yes&quot;;0;[.C20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20:.AK20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15">
            <text:p>15</text:p>
          </table:table-cell>
          <table:table-cell table:style-name="ce44" office:value-type="string">
            <text:p>HanTTH</text:p>
          </table:table-cell>
          <table:table-cell table:style-name="ce215" table:formula="of:=[.F21]*[.$C$2]" office:value-type="float" office:value="0">
            <text:p>0</text:p>
          </table:table-cell>
          <table:table-cell table:style-name="ce215" table:formula="of:=[.C21]-IF([.E21]=&quot;Yes&quot;;0;[.C21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21:.AK21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16">
            <text:p>16</text:p>
          </table:table-cell>
          <table:table-cell table:style-name="ce44" office:value-type="string">
            <text:p>HienNV</text:p>
          </table:table-cell>
          <table:table-cell table:style-name="ce215" table:formula="of:=[.F22]*[.$C$2]" office:value-type="float" office:value="0">
            <text:p>0</text:p>
          </table:table-cell>
          <table:table-cell table:style-name="ce215" table:formula="of:=[.C22]-IF([.E22]=&quot;Yes&quot;;0;[.C22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22:.AK22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17">
            <text:p>17</text:p>
          </table:table-cell>
          <table:table-cell table:style-name="ce44" office:value-type="string">
            <text:p>HieuNKT</text:p>
          </table:table-cell>
          <table:table-cell table:style-name="ce215" table:formula="of:=[.F23]*[.$C$2]" office:value-type="float" office:value="0">
            <text:p>0</text:p>
          </table:table-cell>
          <table:table-cell table:style-name="ce215" table:formula="of:=[.C23]-IF([.E23]=&quot;Yes&quot;;0;[.C23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23:.AK23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18">
            <text:p>18</text:p>
          </table:table-cell>
          <table:table-cell table:style-name="ce44" office:value-type="string">
            <text:p>HueND</text:p>
          </table:table-cell>
          <table:table-cell table:style-name="ce215" table:formula="of:=[.F24]*[.$C$2]" office:value-type="float" office:value="0">
            <text:p>0</text:p>
          </table:table-cell>
          <table:table-cell table:style-name="ce215" table:formula="of:=[.C24]-IF([.E24]=&quot;Yes&quot;;0;[.C24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24:.AK24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19">
            <text:p>19</text:p>
          </table:table-cell>
          <table:table-cell table:style-name="ce44" office:value-type="string">
            <text:p>HungLV</text:p>
          </table:table-cell>
          <table:table-cell table:style-name="ce215" table:formula="of:=[.F25]*[.$C$2]" office:value-type="float" office:value="0">
            <text:p>0</text:p>
          </table:table-cell>
          <table:table-cell table:style-name="ce215" table:formula="of:=[.C25]-IF([.E25]=&quot;Yes&quot;;0;[.C25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25:.AK25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215" table:formula="of:=[.F26]*[.$C$2]" office:value-type="float" office:value="0">
            <text:p>0</text:p>
          </table:table-cell>
          <table:table-cell table:style-name="ce215" table:formula="of:=[.C26]-IF([.E26]=&quot;Yes&quot;;0;[.C26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26:.AK26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21">
            <text:p>21</text:p>
          </table:table-cell>
          <table:table-cell table:style-name="ce45" office:value-type="string">
            <text:p>HuyNG</text:p>
          </table:table-cell>
          <table:table-cell table:style-name="ce215" table:formula="of:=[.F27]*[.$C$2]" office:value-type="float" office:value="0">
            <text:p>0</text:p>
          </table:table-cell>
          <table:table-cell table:style-name="ce215" table:formula="of:=[.C27]-IF([.E27]=&quot;Yes&quot;;0;[.C27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27:.AK27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22">
            <text:p>22</text:p>
          </table:table-cell>
          <table:table-cell table:style-name="ce45" office:value-type="string">
            <text:p>KhangNHH</text:p>
          </table:table-cell>
          <table:table-cell table:style-name="ce215" table:formula="of:=[.F28]*[.$C$2]" office:value-type="float" office:value="0">
            <text:p>0</text:p>
          </table:table-cell>
          <table:table-cell table:style-name="ce215" table:formula="of:=[.C28]-IF([.E28]=&quot;Yes&quot;;0;[.C28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28:.AK28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23">
            <text:p>23</text:p>
          </table:table-cell>
          <table:table-cell table:style-name="ce45" office:value-type="string">
            <text:p>KhanhNN</text:p>
          </table:table-cell>
          <table:table-cell table:style-name="ce215" table:formula="of:=[.F29]*[.$C$2]" office:value-type="float" office:value="0">
            <text:p>0</text:p>
          </table:table-cell>
          <table:table-cell table:style-name="ce215" table:formula="of:=[.C29]-IF([.E29]=&quot;Yes&quot;;0;[.C29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29:.AK29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24">
            <text:p>24</text:p>
          </table:table-cell>
          <table:table-cell table:style-name="ce45" office:value-type="string">
            <text:p>KhoaND</text:p>
          </table:table-cell>
          <table:table-cell table:style-name="ce215" table:formula="of:=[.F30]*[.$C$2]" office:value-type="float" office:value="0">
            <text:p>0</text:p>
          </table:table-cell>
          <table:table-cell table:style-name="ce215" table:formula="of:=[.C30]-IF([.E30]=&quot;Yes&quot;;0;[.C30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30:.AK30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215" table:formula="of:=[.F31]*[.$C$2]" office:value-type="float" office:value="0">
            <text:p>0</text:p>
          </table:table-cell>
          <table:table-cell table:style-name="ce215" table:formula="of:=[.C31]-IF([.E31]=&quot;Yes&quot;;0;[.C31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31:.AK31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215" table:formula="of:=[.F32]*[.$C$2]" office:value-type="float" office:value="0">
            <text:p>0</text:p>
          </table:table-cell>
          <table:table-cell table:style-name="ce215" table:formula="of:=[.C32]-IF([.E32]=&quot;Yes&quot;;0;[.C32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32:.AK32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27">
            <text:p>27</text:p>
          </table:table-cell>
          <table:table-cell table:style-name="ce44" office:value-type="string">
            <text:p>LongDD</text:p>
          </table:table-cell>
          <table:table-cell table:style-name="ce215" table:formula="of:=[.F33]*[.$C$2]" office:value-type="float" office:value="0">
            <text:p>0</text:p>
          </table:table-cell>
          <table:table-cell table:style-name="ce215" table:formula="of:=[.C33]-IF([.E33]=&quot;Yes&quot;;0;[.C33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33:.AK33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28">
            <text:p>28</text:p>
          </table:table-cell>
          <table:table-cell table:style-name="ce99" office:value-type="string">
            <text:p>MaiLT</text:p>
          </table:table-cell>
          <table:table-cell table:style-name="ce215" table:formula="of:=[.F34]*[.$C$2]" office:value-type="float" office:value="0">
            <text:p>0</text:p>
          </table:table-cell>
          <table:table-cell table:style-name="ce215" table:formula="of:=[.C34]-IF([.E34]=&quot;Yes&quot;;0;[.C34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34:.AK34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215" table:formula="of:=[.F35]*[.$C$2]" office:value-type="float" office:value="0">
            <text:p>0</text:p>
          </table:table-cell>
          <table:table-cell table:style-name="ce215" table:formula="of:=[.C35]-IF([.E35]=&quot;Yes&quot;;0;[.C35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35:.AK35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30">
            <text:p>30</text:p>
          </table:table-cell>
          <table:table-cell table:style-name="ce44" office:value-type="string">
            <text:p>NamTV</text:p>
          </table:table-cell>
          <table:table-cell table:style-name="ce215" table:formula="of:=[.F36]*[.$C$2]" office:value-type="float" office:value="0">
            <text:p>0</text:p>
          </table:table-cell>
          <table:table-cell table:style-name="ce215" table:formula="of:=[.C36]-IF([.E36]=&quot;Yes&quot;;0;[.C36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36:.AK36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31">
            <text:p>31</text:p>
          </table:table-cell>
          <table:table-cell table:style-name="ce44" office:value-type="string">
            <text:p>NhanHTH</text:p>
          </table:table-cell>
          <table:table-cell table:style-name="ce215" table:formula="of:=[.F37]*[.$C$2]" office:value-type="float" office:value="0">
            <text:p>0</text:p>
          </table:table-cell>
          <table:table-cell table:style-name="ce215" table:formula="of:=[.C37]-IF([.E37]=&quot;Yes&quot;;0;[.C37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37:.AK37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32">
            <text:p>32</text:p>
          </table:table-cell>
          <table:table-cell table:style-name="ce44" office:value-type="string">
            <text:p>NhanNM</text:p>
          </table:table-cell>
          <table:table-cell table:style-name="ce215" table:formula="of:=[.F38]*[.$C$2]" office:value-type="float" office:value="0">
            <text:p>0</text:p>
          </table:table-cell>
          <table:table-cell table:style-name="ce215" table:formula="of:=[.C38]-IF([.E38]=&quot;Yes&quot;;0;[.C38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38:.AK38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33">
            <text:p>33</text:p>
          </table:table-cell>
          <table:table-cell table:style-name="ce44" office:value-type="string">
            <text:p>NhanPV</text:p>
          </table:table-cell>
          <table:table-cell table:style-name="ce215" table:formula="of:=[.F39]*[.$C$2]" office:value-type="float" office:value="0">
            <text:p>0</text:p>
          </table:table-cell>
          <table:table-cell table:style-name="ce215" table:formula="of:=[.C39]-IF([.E39]=&quot;Yes&quot;;0;[.C39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39:.AK39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34">
            <text:p>34</text:p>
          </table:table-cell>
          <table:table-cell table:style-name="ce44" office:value-type="string">
            <text:p>NhatNH</text:p>
          </table:table-cell>
          <table:table-cell table:style-name="ce215" table:formula="of:=[.F40]*[.$C$2]" office:value-type="float" office:value="0">
            <text:p>0</text:p>
          </table:table-cell>
          <table:table-cell table:style-name="ce215" table:formula="of:=[.C40]-IF([.E40]=&quot;Yes&quot;;0;[.C40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40:.AK40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35">
            <text:p>35</text:p>
          </table:table-cell>
          <table:table-cell table:style-name="ce100" office:value-type="string">
            <text:p>NhungLM</text:p>
          </table:table-cell>
          <table:table-cell table:style-name="ce215" table:formula="of:=[.F41]*[.$C$2]" office:value-type="float" office:value="0">
            <text:p>0</text:p>
          </table:table-cell>
          <table:table-cell table:style-name="ce215" table:formula="of:=[.C41]-IF([.E41]=&quot;Yes&quot;;0;[.C41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41:.AK41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36">
            <text:p>36</text:p>
          </table:table-cell>
          <table:table-cell table:style-name="ce44" office:value-type="string">
            <text:p>NhuPHQ</text:p>
          </table:table-cell>
          <table:table-cell table:style-name="ce215" table:formula="of:=[.F42]*[.$C$2]" office:value-type="float" office:value="0">
            <text:p>0</text:p>
          </table:table-cell>
          <table:table-cell table:style-name="ce215" table:formula="of:=[.C42]-IF([.E42]=&quot;Yes&quot;;0;[.C42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42:.AK42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37">
            <text:p>37</text:p>
          </table:table-cell>
          <table:table-cell table:style-name="ce44" office:value-type="string">
            <text:p>NhuVNQ</text:p>
          </table:table-cell>
          <table:table-cell table:style-name="ce215" table:formula="of:=[.F43]*[.$C$2]" office:value-type="float" office:value="0">
            <text:p>0</text:p>
          </table:table-cell>
          <table:table-cell table:style-name="ce215" table:formula="of:=[.C43]-IF([.E43]=&quot;Yes&quot;;0;[.C43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43:.AK43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38">
            <text:p>38</text:p>
          </table:table-cell>
          <table:table-cell table:style-name="ce44" office:value-type="string">
            <text:p>PhatHDT</text:p>
          </table:table-cell>
          <table:table-cell table:style-name="ce215" table:formula="of:=[.F44]*[.$C$2]" office:value-type="float" office:value="0">
            <text:p>0</text:p>
          </table:table-cell>
          <table:table-cell table:style-name="ce215" table:formula="of:=[.C44]-IF([.E44]=&quot;Yes&quot;;0;[.C44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44:.AK44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215" table:formula="of:=[.F45]*[.$C$2]" office:value-type="float" office:value="0">
            <text:p>0</text:p>
          </table:table-cell>
          <table:table-cell table:style-name="ce215" table:formula="of:=[.C45]-IF([.E45]=&quot;Yes&quot;;0;[.C45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45:.AK45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40">
            <text:p>40</text:p>
          </table:table-cell>
          <table:table-cell table:style-name="ce44" office:value-type="string">
            <text:p>PhuTV</text:p>
          </table:table-cell>
          <table:table-cell table:style-name="ce215" table:formula="of:=[.F46]*[.$C$2]" office:value-type="float" office:value="0">
            <text:p>0</text:p>
          </table:table-cell>
          <table:table-cell table:style-name="ce215" table:formula="of:=[.C46]-IF([.E46]=&quot;Yes&quot;;0;[.C46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46:.AK46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41">
            <text:p>41</text:p>
          </table:table-cell>
          <table:table-cell table:style-name="ce44" office:value-type="string">
            <text:p>SangLT</text:p>
          </table:table-cell>
          <table:table-cell table:style-name="ce215" table:formula="of:=[.F47]*[.$C$2]" office:value-type="float" office:value="0">
            <text:p>0</text:p>
          </table:table-cell>
          <table:table-cell table:style-name="ce215" table:formula="of:=[.C47]-IF([.E47]=&quot;Yes&quot;;0;[.C47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47:.AK47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42">
            <text:p>42</text:p>
          </table:table-cell>
          <table:table-cell table:style-name="ce44" office:value-type="string">
            <text:p>TaiPA</text:p>
          </table:table-cell>
          <table:table-cell table:style-name="ce215" table:formula="of:=[.F48]*[.$C$2]" office:value-type="float" office:value="0">
            <text:p>0</text:p>
          </table:table-cell>
          <table:table-cell table:style-name="ce215" table:formula="of:=[.C48]-IF([.E48]=&quot;Yes&quot;;0;[.C48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48:.AK48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43">
            <text:p>43</text:p>
          </table:table-cell>
          <table:table-cell table:style-name="ce44" office:value-type="string">
            <text:p>TamHVH</text:p>
          </table:table-cell>
          <table:table-cell table:style-name="ce215" table:formula="of:=[.F49]*[.$C$2]" office:value-type="float" office:value="0">
            <text:p>0</text:p>
          </table:table-cell>
          <table:table-cell table:style-name="ce215" table:formula="of:=[.C49]-IF([.E49]=&quot;Yes&quot;;0;[.C49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49:.AK49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44">
            <text:p>44</text:p>
          </table:table-cell>
          <table:table-cell table:style-name="ce44" office:value-type="string">
            <text:p>TamLH</text:p>
          </table:table-cell>
          <table:table-cell table:style-name="ce215" table:formula="of:=[.F50]*[.$C$2]" office:value-type="float" office:value="0">
            <text:p>0</text:p>
          </table:table-cell>
          <table:table-cell table:style-name="ce215" table:formula="of:=[.C50]-IF([.E50]=&quot;Yes&quot;;0;[.C50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50:.AK50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45">
            <text:p>45</text:p>
          </table:table-cell>
          <table:table-cell table:style-name="ce44" office:value-type="string">
            <text:p>TinNQ</text:p>
          </table:table-cell>
          <table:table-cell table:style-name="ce215" table:formula="of:=[.F51]*[.$C$2]" office:value-type="float" office:value="0">
            <text:p>0</text:p>
          </table:table-cell>
          <table:table-cell table:style-name="ce215" table:formula="of:=[.C51]-IF([.E51]=&quot;Yes&quot;;0;[.C51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51:.AK51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46">
            <text:p>46</text:p>
          </table:table-cell>
          <table:table-cell table:style-name="ce44" office:value-type="string">
            <text:p>TinhNVP</text:p>
          </table:table-cell>
          <table:table-cell table:style-name="ce215" table:formula="of:=[.F52]*[.$C$2]" office:value-type="float" office:value="0">
            <text:p>0</text:p>
          </table:table-cell>
          <table:table-cell table:style-name="ce215" table:formula="of:=[.C52]-IF([.E52]=&quot;Yes&quot;;0;[.C52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52:.AK52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47">
            <text:p>47</text:p>
          </table:table-cell>
          <table:table-cell table:style-name="ce44" office:value-type="string">
            <text:p>TienND</text:p>
          </table:table-cell>
          <table:table-cell table:style-name="ce215" table:formula="of:=[.F53]*[.$C$2]" office:value-type="float" office:value="0">
            <text:p>0</text:p>
          </table:table-cell>
          <table:table-cell table:style-name="ce215" table:formula="of:=[.C53]-IF([.E53]=&quot;Yes&quot;;0;[.C53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53:.AK53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48">
            <text:p>48</text:p>
          </table:table-cell>
          <table:table-cell table:style-name="ce99" office:value-type="string">
            <text:p>ToanDT</text:p>
          </table:table-cell>
          <table:table-cell table:style-name="ce215" table:formula="of:=[.F54]*[.$C$2]" office:value-type="float" office:value="0">
            <text:p>0</text:p>
          </table:table-cell>
          <table:table-cell table:style-name="ce215" table:formula="of:=[.C54]-IF([.E54]=&quot;Yes&quot;;0;[.C54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54:.AK54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49">
            <text:p>49</text:p>
          </table:table-cell>
          <table:table-cell table:style-name="ce44" office:value-type="string">
            <text:p>TuanNT</text:p>
          </table:table-cell>
          <table:table-cell table:style-name="ce215" table:formula="of:=[.F55]*[.$C$2]" office:value-type="float" office:value="0">
            <text:p>0</text:p>
          </table:table-cell>
          <table:table-cell table:style-name="ce215" table:formula="of:=[.C55]-IF([.E55]=&quot;Yes&quot;;0;[.C55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55:.AK55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50">
            <text:p>50</text:p>
          </table:table-cell>
          <table:table-cell table:style-name="ce44" office:value-type="string">
            <text:p>ThaiNHQ</text:p>
          </table:table-cell>
          <table:table-cell table:style-name="ce215" table:formula="of:=[.F56]*[.$C$2]" office:value-type="float" office:value="0">
            <text:p>0</text:p>
          </table:table-cell>
          <table:table-cell table:style-name="ce215" table:formula="of:=[.C56]-IF([.E56]=&quot;Yes&quot;;0;[.C56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56:.AK56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51">
            <text:p>51</text:p>
          </table:table-cell>
          <table:table-cell table:style-name="ce44" office:value-type="string">
            <text:p>ThamDT</text:p>
          </table:table-cell>
          <table:table-cell table:style-name="ce215" table:formula="of:=[.F57]*[.$C$2]" office:value-type="float" office:value="0">
            <text:p>0</text:p>
          </table:table-cell>
          <table:table-cell table:style-name="ce215" table:formula="of:=[.C57]-IF([.E57]=&quot;Yes&quot;;0;[.C57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57:.AK57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52">
            <text:p>52</text:p>
          </table:table-cell>
          <table:table-cell table:style-name="ce45" office:value-type="string">
            <text:p>ThanhCH</text:p>
          </table:table-cell>
          <table:table-cell table:style-name="ce215" table:formula="of:=[.F58]*[.$C$2]" office:value-type="float" office:value="0">
            <text:p>0</text:p>
          </table:table-cell>
          <table:table-cell table:style-name="ce215" table:formula="of:=[.C58]-IF([.E58]=&quot;Yes&quot;;0;[.C58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58:.AK58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53">
            <text:p>53</text:p>
          </table:table-cell>
          <table:table-cell table:style-name="ce46" office:value-type="string">
            <text:p>ThienTM</text:p>
          </table:table-cell>
          <table:table-cell table:style-name="ce216" table:formula="of:=[.F59]*[.$C$2]" office:value-type="float" office:value="0">
            <text:p>0</text:p>
          </table:table-cell>
          <table:table-cell table:style-name="ce216" table:formula="of:=[.C59]-IF([.E59]=&quot;Yes&quot;;0;[.C59])" office:value-type="float" office:value="0">
            <text:p>0</text:p>
          </table:table-cell>
          <table:table-cell table:style-name="ce222" table:content-validation-name="val1"/>
          <table:table-cell table:style-name="ce223" table:formula="of:=COUNTIF( [.G59:.AK59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54">
            <text:p>54</text:p>
          </table:table-cell>
          <table:table-cell table:style-name="ce99" office:value-type="string">
            <text:p>ThinhCT</text:p>
          </table:table-cell>
          <table:table-cell table:style-name="ce215" table:formula="of:=[.F60]*[.$C$2]" office:value-type="float" office:value="0">
            <text:p>0</text:p>
          </table:table-cell>
          <table:table-cell table:style-name="ce215" table:formula="of:=[.C60]-IF([.E60]=&quot;Yes&quot;;0;[.C60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60:.AK60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55">
            <text:p>55</text:p>
          </table:table-cell>
          <table:table-cell table:style-name="ce44" office:value-type="string">
            <text:p>ThinhT</text:p>
          </table:table-cell>
          <table:table-cell table:style-name="ce215" table:formula="of:=[.F61]*[.$C$2]" office:value-type="float" office:value="0">
            <text:p>0</text:p>
          </table:table-cell>
          <table:table-cell table:style-name="ce215" table:formula="of:=[.C61]-IF([.E61]=&quot;Yes&quot;;0;[.C61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61:.AK61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56">
            <text:p>56</text:p>
          </table:table-cell>
          <table:table-cell table:style-name="ce44" office:value-type="string">
            <text:p>ThuyLTT</text:p>
          </table:table-cell>
          <table:table-cell table:style-name="ce215" table:formula="of:=[.F62]*[.$C$2]" office:value-type="float" office:value="0">
            <text:p>0</text:p>
          </table:table-cell>
          <table:table-cell table:style-name="ce215" table:formula="of:=[.C62]-IF([.E62]=&quot;Yes&quot;;0;[.C62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62:.AK62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57">
            <text:p>57</text:p>
          </table:table-cell>
          <table:table-cell table:style-name="ce44" office:value-type="string">
            <text:p>ThuyNTX</text:p>
          </table:table-cell>
          <table:table-cell table:style-name="ce215" table:formula="of:=[.F63]*[.$C$2]" office:value-type="float" office:value="0">
            <text:p>0</text:p>
          </table:table-cell>
          <table:table-cell table:style-name="ce215" table:formula="of:=[.C63]-IF([.E63]=&quot;Yes&quot;;0;[.C63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63:.AK63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58">
            <text:p>58</text:p>
          </table:table-cell>
          <table:table-cell table:style-name="ce44" office:value-type="string">
            <text:p>ThuyenTTN</text:p>
          </table:table-cell>
          <table:table-cell table:style-name="ce215" table:formula="of:=[.F64]*[.$C$2]" office:value-type="float" office:value="0">
            <text:p>0</text:p>
          </table:table-cell>
          <table:table-cell table:style-name="ce215" table:formula="of:=[.C64]-IF([.E64]=&quot;Yes&quot;;0;[.C64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64:.AK64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59">
            <text:p>59</text:p>
          </table:table-cell>
          <table:table-cell table:style-name="ce44" office:value-type="string">
            <text:p>TrietVM</text:p>
          </table:table-cell>
          <table:table-cell table:style-name="ce215" table:formula="of:=[.F65]*[.$C$2]" office:value-type="float" office:value="0">
            <text:p>0</text:p>
          </table:table-cell>
          <table:table-cell table:style-name="ce215" table:formula="of:=[.C65]-IF([.E65]=&quot;Yes&quot;;0;[.C65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65:.AK65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60">
            <text:p>60</text:p>
          </table:table-cell>
          <table:table-cell table:style-name="ce44" office:value-type="string">
            <text:p>TrucPDT</text:p>
          </table:table-cell>
          <table:table-cell table:style-name="ce215" table:formula="of:=[.F66]*[.$C$2]" office:value-type="float" office:value="0">
            <text:p>0</text:p>
          </table:table-cell>
          <table:table-cell table:style-name="ce215" table:formula="of:=[.C66]-IF([.E66]=&quot;Yes&quot;;0;[.C66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66:.AK66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61">
            <text:p>61</text:p>
          </table:table-cell>
          <table:table-cell table:style-name="ce44" office:value-type="string">
            <text:p>VinhNT</text:p>
          </table:table-cell>
          <table:table-cell table:style-name="ce215" table:formula="of:=[.F67]*[.$C$2]" office:value-type="float" office:value="0">
            <text:p>0</text:p>
          </table:table-cell>
          <table:table-cell table:style-name="ce215" table:formula="of:=[.C67]-IF([.E67]=&quot;Yes&quot;;0;[.C67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67:.AK67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62">
            <text:p>62</text:p>
          </table:table-cell>
          <table:table-cell table:style-name="ce44" office:value-type="string">
            <text:p>VinhP</text:p>
          </table:table-cell>
          <table:table-cell table:style-name="ce215" table:formula="of:=[.F68]*[.$C$2]" office:value-type="float" office:value="0">
            <text:p>0</text:p>
          </table:table-cell>
          <table:table-cell table:style-name="ce215" table:formula="of:=[.C68]-IF([.E68]=&quot;Yes&quot;;0;[.C68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68:.AK68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63">
            <text:p>63</text:p>
          </table:table-cell>
          <table:table-cell table:style-name="ce45" office:value-type="string">
            <text:p>ViTHT</text:p>
          </table:table-cell>
          <table:table-cell table:style-name="ce215" table:formula="of:=[.F69]*[.$C$2]" office:value-type="float" office:value="0">
            <text:p>0</text:p>
          </table:table-cell>
          <table:table-cell table:style-name="ce215" table:formula="of:=[.C69]-IF([.E69]=&quot;Yes&quot;;0;[.C69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69:.AK69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64">
            <text:p>64</text:p>
          </table:table-cell>
          <table:table-cell table:style-name="ce44" office:value-type="string">
            <text:p>VietDQ</text:p>
          </table:table-cell>
          <table:table-cell table:style-name="ce215" table:formula="of:=[.F70]*[.$C$2]" office:value-type="float" office:value="0">
            <text:p>0</text:p>
          </table:table-cell>
          <table:table-cell table:style-name="ce215" table:formula="of:=[.C70]-IF([.E70]=&quot;Yes&quot;;0;[.C70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70:.AK70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65">
            <text:p>65</text:p>
          </table:table-cell>
          <table:table-cell table:style-name="ce45" office:value-type="string">
            <text:p>VuPTM</text:p>
          </table:table-cell>
          <table:table-cell table:style-name="ce215" table:formula="of:=[.F71]*[.$C$2]" office:value-type="float" office:value="0">
            <text:p>0</text:p>
          </table:table-cell>
          <table:table-cell table:style-name="ce215" table:formula="of:=[.C71]-IF([.E71]=&quot;Yes&quot;;0;[.C71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71:.AK71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66">
            <text:p>66</text:p>
          </table:table-cell>
          <table:table-cell table:style-name="ce45" office:value-type="string">
            <text:p>VyNL</text:p>
          </table:table-cell>
          <table:table-cell table:style-name="ce215" table:formula="of:=[.F72]*[.$C$2]" office:value-type="float" office:value="0">
            <text:p>0</text:p>
          </table:table-cell>
          <table:table-cell table:style-name="ce215" table:formula="of:=[.C72]-IF([.E72]=&quot;Yes&quot;;0;[.C72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72:.AK72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2">
          <table:table-cell table:style-name="ce43"/>
          <table:table-cell/>
          <table:table-cell table:style-name="Default"/>
          <table:table-cell table:style-name="ce215"/>
          <table:table-cell table:number-columns-repeated="1020"/>
        </table:table-row>
        <table:table-row table:style-name="ro9">
          <table:table-cell table:style-name="ce42" office:value-type="float" office:value="67">
            <text:p>67</text:p>
          </table:table-cell>
          <table:table-cell table:style-name="ce45" office:value-type="string">
            <text:p>HaoTT</text:p>
          </table:table-cell>
          <table:table-cell table:style-name="ce215" table:formula="of:=[.F74]*[.$C$2]" office:value-type="float" office:value="0">
            <text:p>0</text:p>
          </table:table-cell>
          <table:table-cell table:style-name="ce215" table:formula="of:=[.C74]-IF([.E74]=&quot;Yes&quot;;0;[.C74])" office:value-type="float" office:value="0">
            <text:p>0</text:p>
          </table:table-cell>
          <table:table-cell table:style-name="ce221" table:content-validation-name="val1"/>
          <table:table-cell table:style-name="ce223" table:formula="of:=COUNTIF( [.G74:.AK74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68">
            <text:p>68</text:p>
          </table:table-cell>
          <table:table-cell table:style-name="ce46" office:value-type="string">
            <text:p>KietNHT</text:p>
          </table:table-cell>
          <table:table-cell table:style-name="ce216" table:formula="of:=[.F75]*[.$C$2]" office:value-type="float" office:value="0">
            <text:p>0</text:p>
          </table:table-cell>
          <table:table-cell table:style-name="ce216" table:formula="of:=[.C75]-IF([.E75]=&quot;Yes&quot;;0;[.C75])" office:value-type="float" office:value="0">
            <text:p>0</text:p>
          </table:table-cell>
          <table:table-cell table:style-name="ce222" table:content-validation-name="val1"/>
          <table:table-cell table:style-name="ce223" table:formula="of:=COUNTIF( [.G75:.AK75]; &quot;0&quot;)" office:value-type="float" office:value="0">
            <text:p>0</text:p>
          </table:table-cell>
          <table:table-cell table:style-name="ce226" table:number-columns-repeated="31"/>
          <table:table-cell table:style-name="ce98" table:number-columns-repeated="987"/>
        </table:table-row>
        <table:table-row table:style-name="ro9">
          <table:table-cell table:style-name="ce42" office:value-type="float" office:value="69">
            <text:p>69</text:p>
          </table:table-cell>
          <table:table-cell table:style-name="ce46" office:value-type="string">
            <text:p>LongLG</text:p>
          </table:table-cell>
          <table:table-cell table:style-name="ce216" table:formula="of:=[.F76]*[.$C$2]" office:value-type="float" office:value="0">
            <text:p>0</text:p>
          </table:table-cell>
          <table:table-cell table:style-name="ce216" table:formula="of:=[.C76]-IF([.E76]=&quot;Yes&quot;;0;[.C76])" office:value-type="float" office:value="0">
            <text:p>0</text:p>
          </table:table-cell>
          <table:table-cell table:style-name="ce222" table:content-validation-name="val1"/>
          <table:table-cell table:style-name="ce223" table:formula="of:=COUNTIF( [.G76:.AK76]; &quot;0&quot;)" office:value-type="float" office:value="0">
            <text:p>0</text:p>
          </table:table-cell>
          <table:table-cell table:style-name="ce226" table:number-columns-repeated="31"/>
          <table:table-cell table:style-name="ce98" table:number-columns-repeated="987"/>
        </table:table-row>
        <table:table-row table:style-name="ro9">
          <table:table-cell table:style-name="ce42" office:value-type="float" office:value="70">
            <text:p>70</text:p>
          </table:table-cell>
          <table:table-cell table:style-name="ce46" office:value-type="string">
            <text:p>QuocNVA</text:p>
          </table:table-cell>
          <table:table-cell table:style-name="ce216" table:formula="of:=[.F77]*[.$C$2]" office:value-type="float" office:value="0">
            <text:p>0</text:p>
          </table:table-cell>
          <table:table-cell table:style-name="ce216" table:formula="of:=[.C77]-IF([.E77]=&quot;Yes&quot;;0;[.C77])" office:value-type="float" office:value="0">
            <text:p>0</text:p>
          </table:table-cell>
          <table:table-cell table:style-name="ce222" table:content-validation-name="val1"/>
          <table:table-cell table:style-name="ce223" table:formula="of:=COUNTIF( [.G77:.AK77]; &quot;0&quot;)" office:value-type="float" office:value="0">
            <text:p>0</text:p>
          </table:table-cell>
          <table:table-cell table:style-name="ce226" table:number-columns-repeated="31"/>
          <table:table-cell table:style-name="ce98" table:number-columns-repeated="987"/>
        </table:table-row>
        <table:table-row table:style-name="ro9">
          <table:table-cell table:style-name="ce42" office:value-type="float" office:value="71">
            <text:p>71</text:p>
          </table:table-cell>
          <table:table-cell table:style-name="ce46" office:value-type="string">
            <text:p>SamHT</text:p>
          </table:table-cell>
          <table:table-cell table:style-name="ce216" table:formula="of:=[.F78]*[.$C$2]" office:value-type="float" office:value="0">
            <text:p>0</text:p>
          </table:table-cell>
          <table:table-cell table:style-name="ce216" table:formula="of:=[.C78]-IF([.E78]=&quot;Yes&quot;;0;[.C78])" office:value-type="float" office:value="0">
            <text:p>0</text:p>
          </table:table-cell>
          <table:table-cell table:style-name="ce222" table:content-validation-name="val1"/>
          <table:table-cell table:style-name="ce223" table:formula="of:=COUNTIF( [.G78:.AK78]; &quot;0&quot;)" office:value-type="float" office:value="0">
            <text:p>0</text:p>
          </table:table-cell>
          <table:table-cell table:style-name="ce226" table:number-columns-repeated="31"/>
          <table:table-cell table:style-name="ce98" table:number-columns-repeated="987"/>
        </table:table-row>
        <table:table-row table:style-name="ro9">
          <table:table-cell table:style-name="ce42" office:value-type="float" office:value="72">
            <text:p>72</text:p>
          </table:table-cell>
          <table:table-cell table:style-name="ce46" office:value-type="string">
            <text:p>ThinhPVD</text:p>
          </table:table-cell>
          <table:table-cell table:style-name="ce216" table:formula="of:=[.F79]*[.$C$2]" office:value-type="float" office:value="0">
            <text:p>0</text:p>
          </table:table-cell>
          <table:table-cell table:style-name="ce216" table:formula="of:=[.C79]-IF([.E79]=&quot;Yes&quot;;0;[.C79])" office:value-type="float" office:value="0">
            <text:p>0</text:p>
          </table:table-cell>
          <table:table-cell table:style-name="ce222" table:content-validation-name="val1"/>
          <table:table-cell table:style-name="ce223" table:formula="of:=COUNTIF( [.G79:.AK79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9">
          <table:table-cell table:style-name="ce42" office:value-type="float" office:value="73">
            <text:p>73</text:p>
          </table:table-cell>
          <table:table-cell table:style-name="ce45" office:value-type="string">
            <text:p>Last row</text:p>
          </table:table-cell>
          <table:table-cell table:style-name="ce216" table:formula="of:=[.F80]*[.$C$2]" office:value-type="float" office:value="0">
            <text:p>0</text:p>
          </table:table-cell>
          <table:table-cell table:style-name="ce216" table:formula="of:=[.C80]-IF([.E80]=&quot;Yes&quot;;0;[.C80])" office:value-type="float" office:value="0">
            <text:p>0</text:p>
          </table:table-cell>
          <table:table-cell table:style-name="ce222" table:content-validation-name="val1"/>
          <table:table-cell table:style-name="ce223" table:formula="of:=COUNTIF( [.G80:.AK80]; &quot;0&quot;)" office:value-type="float" office:value="0">
            <text:p>0</text:p>
          </table:table-cell>
          <table:table-cell table:style-name="ce225" table:number-columns-repeated="31"/>
          <table:table-cell table:number-columns-repeated="987"/>
        </table:table-row>
        <table:table-row table:style-name="ro2" table:number-rows-repeated="65378">
          <table:table-cell table:style-name="ce43" table:number-columns-repeated="2"/>
          <table:table-cell table:style-name="ce51" table:number-columns-repeated="2"/>
          <table:table-cell/>
          <table:table-cell table:style-name="ce43"/>
          <table:table-cell table:number-columns-repeated="1018"/>
        </table:table-row>
        <table:table-row table:style-name="ro2" table:number-rows-repeated="9831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c" table:style-name="ta3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ce52"/>
        <table:table-column table:style-name="co7" table:default-cell-style-name="Default"/>
        <table:table-column table:style-name="co14" table:default-cell-style-name="Default"/>
        <table:table-column table:style-name="co15" table:number-columns-repeated="31" table:default-cell-style-name="Default"/>
        <table:table-column table:style-name="co7" table:number-columns-repeated="987" table:default-cell-style-name="Default"/>
        <table:table-row table:style-name="ro8">
          <table:table-cell table:style-name="ce12" table:number-columns-repeated="4"/>
          <table:table-cell/>
          <table:table-cell table:style-name="ce12"/>
          <table:table-cell table:number-columns-repeated="1018"/>
        </table:table-row>
        <table:table-row table:style-name="ro2">
          <table:table-cell table:style-name="ce40" table:number-columns-repeated="2"/>
          <table:table-cell table:style-name="ce47" office:value-type="float" office:value="25000">
            <text:p>25,000</text:p>
          </table:table-cell>
          <table:table-cell table:style-name="ce47"/>
          <table:table-cell/>
          <table:table-cell table:style-name="ce40"/>
          <table:table-cell table:number-columns-repeated="1018"/>
        </table:table-row>
        <table:table-row table:style-name="ro2">
          <table:table-cell table:style-name="ce41" table:number-columns-repeated="2"/>
          <table:table-cell table:style-name="ce48" table:number-columns-repeated="2"/>
          <table:table-cell table:style-name="ce233"/>
          <table:table-cell table:style-name="ce41"/>
          <table:table-cell table:style-name="ce233" table:number-columns-repeated="8"/>
          <table:table-cell table:style-name="ce243" office:value-type="string" table:number-columns-spanned="2" table:number-rows-spanned="1">
            <text:p>Month</text:p>
          </table:table-cell>
          <table:covered-table-cell table:style-name="ce244"/>
          <table:table-cell table:style-name="ce245" table:content-validation-name="val2" office:value-type="float" office:value="12" table:number-columns-spanned="2" table:number-rows-spanned="1">
            <text:p>12</text:p>
          </table:table-cell>
          <table:covered-table-cell table:style-name="ce244"/>
          <table:table-cell table:style-name="ce243" office:value-type="string" table:number-columns-spanned="2" table:number-rows-spanned="1">
            <text:p>Year</text:p>
          </table:table-cell>
          <table:covered-table-cell table:style-name="ce244"/>
          <table:table-cell table:style-name="ce243" office:value-type="float" office:value="2019" table:number-columns-spanned="2" table:number-rows-spanned="1">
            <text:p>2019</text:p>
          </table:table-cell>
          <table:covered-table-cell table:style-name="ce246"/>
          <table:table-cell table:style-name="ce233" table:number-columns-repeated="15"/>
          <table:table-cell table:number-columns-repeated="987"/>
        </table:table-row>
        <table:table-row table:style-name="ro2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1" office:value-type="string">
            <text:p>Total amount</text:p>
          </table:table-cell>
          <table:table-cell table:style-name="ce41" office:value-type="string">
            <text:p>Disbursement </text:p>
          </table:table-cell>
          <table:table-cell table:style-name="ce234" office:value-type="string" table:number-columns-spanned="1" table:number-rows-spanned="2">
            <text:p>Paid?</text:p>
          </table:table-cell>
          <table:table-cell table:style-name="ce41" office:value-type="string">
            <text:p>Total</text:p>
          </table:table-cell>
          <table:table-cell table:style-name="ce240" table:formula="of:=DATE([.$U$3];[.Q3];1)" office:value-type="date" office:date-value="2019-12-01">
            <text:p>01</text:p>
          </table:table-cell>
          <table:table-cell table:style-name="ce240" table:formula="of:=[.G4]+1" office:value-type="date" office:date-value="2019-12-02">
            <text:p>02</text:p>
          </table:table-cell>
          <table:table-cell table:style-name="ce240" table:formula="of:=[.H4]+1" office:value-type="date" office:date-value="2019-12-03">
            <text:p>03</text:p>
          </table:table-cell>
          <table:table-cell table:style-name="ce240" table:formula="of:=[.I4]+1" office:value-type="date" office:date-value="2019-12-04">
            <text:p>04</text:p>
          </table:table-cell>
          <table:table-cell table:style-name="ce240" table:formula="of:=[.J4]+1" office:value-type="date" office:date-value="2019-12-05">
            <text:p>05</text:p>
          </table:table-cell>
          <table:table-cell table:style-name="ce240" table:formula="of:=[.K4]+1" office:value-type="date" office:date-value="2019-12-06">
            <text:p>06</text:p>
          </table:table-cell>
          <table:table-cell table:style-name="ce240" table:formula="of:=[.L4]+1" office:value-type="date" office:date-value="2019-12-07">
            <text:p>07</text:p>
          </table:table-cell>
          <table:table-cell table:style-name="ce240" table:formula="of:=[.M4]+1" office:value-type="date" office:date-value="2019-12-08">
            <text:p>08</text:p>
          </table:table-cell>
          <table:table-cell table:style-name="ce240" table:formula="of:=[.N4]+1" office:value-type="date" office:date-value="2019-12-09">
            <text:p>09</text:p>
          </table:table-cell>
          <table:table-cell table:style-name="ce240" table:formula="of:=[.O4]+1" office:value-type="date" office:date-value="2019-12-10">
            <text:p>10</text:p>
          </table:table-cell>
          <table:table-cell table:style-name="ce240" table:formula="of:=[.P4]+1" office:value-type="date" office:date-value="2019-12-11">
            <text:p>11</text:p>
          </table:table-cell>
          <table:table-cell table:style-name="ce240" table:formula="of:=[.Q4]+1" office:value-type="date" office:date-value="2019-12-12">
            <text:p>12</text:p>
          </table:table-cell>
          <table:table-cell table:style-name="ce240" table:formula="of:=[.R4]+1" office:value-type="date" office:date-value="2019-12-13">
            <text:p>13</text:p>
          </table:table-cell>
          <table:table-cell table:style-name="ce240" table:formula="of:=[.S4]+1" office:value-type="date" office:date-value="2019-12-14">
            <text:p>14</text:p>
          </table:table-cell>
          <table:table-cell table:style-name="ce240" table:formula="of:=[.T4]+1" office:value-type="date" office:date-value="2019-12-15">
            <text:p>15</text:p>
          </table:table-cell>
          <table:table-cell table:style-name="ce240" table:formula="of:=[.U4]+1" office:value-type="date" office:date-value="2019-12-16">
            <text:p>16</text:p>
          </table:table-cell>
          <table:table-cell table:style-name="ce240" table:formula="of:=[.V4]+1" office:value-type="date" office:date-value="2019-12-17">
            <text:p>17</text:p>
          </table:table-cell>
          <table:table-cell table:style-name="ce240" table:formula="of:=[.W4]+1" office:value-type="date" office:date-value="2019-12-18">
            <text:p>18</text:p>
          </table:table-cell>
          <table:table-cell table:style-name="ce240" table:formula="of:=[.X4]+1" office:value-type="date" office:date-value="2019-12-19">
            <text:p>19</text:p>
          </table:table-cell>
          <table:table-cell table:style-name="ce240" table:formula="of:=[.Y4]+1" office:value-type="date" office:date-value="2019-12-20">
            <text:p>20</text:p>
          </table:table-cell>
          <table:table-cell table:style-name="ce240" table:formula="of:=[.Z4]+1" office:value-type="date" office:date-value="2019-12-21">
            <text:p>21</text:p>
          </table:table-cell>
          <table:table-cell table:style-name="ce240" table:formula="of:=[.AA4]+1" office:value-type="date" office:date-value="2019-12-22">
            <text:p>22</text:p>
          </table:table-cell>
          <table:table-cell table:style-name="ce240" table:formula="of:=[.AB4]+1" office:value-type="date" office:date-value="2019-12-23">
            <text:p>23</text:p>
          </table:table-cell>
          <table:table-cell table:style-name="ce240" table:formula="of:=[.AC4]+1" office:value-type="date" office:date-value="2019-12-24">
            <text:p>24</text:p>
          </table:table-cell>
          <table:table-cell table:style-name="ce240" table:formula="of:=[.AD4]+1" office:value-type="date" office:date-value="2019-12-25">
            <text:p>25</text:p>
          </table:table-cell>
          <table:table-cell table:style-name="ce240" table:formula="of:=[.AE4]+1" office:value-type="date" office:date-value="2019-12-26">
            <text:p>26</text:p>
          </table:table-cell>
          <table:table-cell table:style-name="ce240" table:formula="of:=[.AF4]+1" office:value-type="date" office:date-value="2019-12-27">
            <text:p>27</text:p>
          </table:table-cell>
          <table:table-cell table:style-name="ce240" table:formula="of:=[.AG4]+1" office:value-type="date" office:date-value="2019-12-28">
            <text:p>28</text:p>
          </table:table-cell>
          <table:table-cell table:style-name="ce240" table:formula="of:=[.AH4]+1" office:value-type="date" office:date-value="2019-12-29">
            <text:p>29</text:p>
          </table:table-cell>
          <table:table-cell table:style-name="ce240" table:formula="of:=[.AI4]+1" office:value-type="date" office:date-value="2019-12-30">
            <text:p>30</text:p>
          </table:table-cell>
          <table:table-cell table:style-name="ce240" table:formula="of:=[.AJ4]+1" office:value-type="date" office:date-value="2019-12-31">
            <text:p>31</text:p>
          </table:table-cell>
          <table:table-cell table:number-columns-repeated="987"/>
        </table:table-row>
        <table:table-row table:style-name="ro7">
          <table:table-cell table:style-name="ce41" table:number-columns-repeated="2"/>
          <table:table-cell table:style-name="ce49" table:formula="of:=SUM([.C6:.C78])" office:value-type="float" office:value="0">
            <text:p>0</text:p>
          </table:table-cell>
          <table:table-cell table:style-name="ce49" table:formula="of:=[.C5]-SUM([.D6:.D78])" office:value-type="float" office:value="0">
            <text:p>0</text:p>
          </table:table-cell>
          <table:covered-table-cell table:style-name="ce235"/>
          <table:table-cell table:style-name="ce41"/>
          <table:table-cell table:style-name="ce236" table:formula="of:=CHOOSE(WEEKDAY([.G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36" table:formula="of:=CHOOSE(WEEKDAY([.H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36" table:formula="of:=CHOOSE(WEEKDAY([.I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36" table:formula="of:=CHOOSE(WEEKDAY([.J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36" table:formula="of:=CHOOSE(WEEKDAY([.K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36" table:formula="of:=CHOOSE(WEEKDAY([.L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36" table:formula="of:=CHOOSE(WEEKDAY([.M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36" table:formula="of:=CHOOSE(WEEKDAY([.N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36" table:formula="of:=CHOOSE(WEEKDAY([.O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36" table:formula="of:=CHOOSE(WEEKDAY([.P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36" table:formula="of:=CHOOSE(WEEKDAY([.Q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36" table:formula="of:=CHOOSE(WEEKDAY([.R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36" table:formula="of:=CHOOSE(WEEKDAY([.S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36" table:formula="of:=CHOOSE(WEEKDAY([.T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36" table:formula="of:=CHOOSE(WEEKDAY([.U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36" table:formula="of:=CHOOSE(WEEKDAY([.V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36" table:formula="of:=CHOOSE(WEEKDAY([.W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36" table:formula="of:=CHOOSE(WEEKDAY([.X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36" table:formula="of:=CHOOSE(WEEKDAY([.Y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36" table:formula="of:=CHOOSE(WEEKDAY([.Z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36" table:formula="of:=CHOOSE(WEEKDAY([.AA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36" table:formula="of:=CHOOSE(WEEKDAY([.AB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36" table:formula="of:=CHOOSE(WEEKDAY([.AC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36" table:formula="of:=CHOOSE(WEEKDAY([.AD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36" table:formula="of:=CHOOSE(WEEKDAY([.AE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36" table:formula="of:=CHOOSE(WEEKDAY([.AF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36" table:formula="of:=CHOOSE(WEEKDAY([.AG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36" table:formula="of:=CHOOSE(WEEKDAY([.AH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36" table:formula="of:=CHOOSE(WEEKDAY([.AI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36" table:formula="of:=CHOOSE(WEEKDAY([.AJ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36" table:formula="of:=CHOOSE(WEEKDAY([.AK4]);&quot;Sun&quot;;&quot;Mon&quot;;&quot;Tue&quot;;&quot;Wed&quot;;&quot;Thur&quot;;&quot;Fri&quot;;&quot;Sat&quot;)" office:value-type="string" office:string-value="Tue">
            <text:p>Tue</text:p>
          </table:table-cell>
          <table:table-cell table:number-columns-repeated="987"/>
        </table:table-row>
        <table:table-row table:style-name="ro2">
          <table:table-cell table:style-name="ce41"/>
          <table:table-cell table:style-name="ce41" office:value-type="string">
            <text:p>1<text:span text:style-name="T6">st</text:span> row</text:p>
          </table:table-cell>
          <table:table-cell table:style-name="ce49" table:number-columns-repeated="2"/>
          <table:table-cell table:style-name="ce236"/>
          <table:table-cell table:style-name="ce41"/>
          <table:table-cell table:style-name="ce236" table:number-columns-repeated="31"/>
          <table:table-cell table:number-columns-repeated="987"/>
        </table:table-row>
        <table:table-row table:style-name="ro9">
          <table:table-cell table:style-name="ce4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231" table:formula="of:=[.F7]*[.$C$2]" office:value-type="float" office:value="0">
            <text:p>0</text:p>
          </table:table-cell>
          <table:table-cell table:style-name="ce231" table:formula="of:=[.C7]-IF([.E7]=&quot;Yes&quot;;0;[.C7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7:.AK7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231" table:formula="of:=[.F8]*[.$C$2]" office:value-type="float" office:value="0">
            <text:p>0</text:p>
          </table:table-cell>
          <table:table-cell table:style-name="ce231" table:formula="of:=[.C8]-IF([.E8]=&quot;Yes&quot;;0;[.C8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8:.AK8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231" table:formula="of:=[.F9]*[.$C$2]" office:value-type="float" office:value="0">
            <text:p>0</text:p>
          </table:table-cell>
          <table:table-cell table:style-name="ce231" table:formula="of:=[.C9]-IF([.E9]=&quot;Yes&quot;;0;[.C9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9:.AK9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231" table:formula="of:=[.F10]*[.$C$2]" office:value-type="float" office:value="0">
            <text:p>0</text:p>
          </table:table-cell>
          <table:table-cell table:style-name="ce231" table:formula="of:=[.C10]-IF([.E10]=&quot;Yes&quot;;0;[.C10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10:.AK10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231" table:formula="of:=[.F11]*[.$C$2]" office:value-type="float" office:value="0">
            <text:p>0</text:p>
          </table:table-cell>
          <table:table-cell table:style-name="ce231" table:formula="of:=[.C11]-IF([.E11]=&quot;Yes&quot;;0;[.C11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11:.AK11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6">
            <text:p>6</text:p>
          </table:table-cell>
          <table:table-cell table:style-name="ce44" office:value-type="string">
            <text:p>DauDQ</text:p>
          </table:table-cell>
          <table:table-cell table:style-name="ce231" table:formula="of:=[.F12]*[.$C$2]" office:value-type="float" office:value="0">
            <text:p>0</text:p>
          </table:table-cell>
          <table:table-cell table:style-name="ce231" table:formula="of:=[.C12]-IF([.E12]=&quot;Yes&quot;;0;[.C12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12:.AK12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7">
            <text:p>7</text:p>
          </table:table-cell>
          <table:table-cell table:style-name="ce44" office:value-type="string">
            <text:p>DuongDN</text:p>
          </table:table-cell>
          <table:table-cell table:style-name="ce231" table:formula="of:=[.F13]*[.$C$2]" office:value-type="float" office:value="0">
            <text:p>0</text:p>
          </table:table-cell>
          <table:table-cell table:style-name="ce231" table:formula="of:=[.C13]-IF([.E13]=&quot;Yes&quot;;0;[.C13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13:.AK13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8">
            <text:p>8</text:p>
          </table:table-cell>
          <table:table-cell table:style-name="ce44" office:value-type="string">
            <text:p>DuyNM</text:p>
          </table:table-cell>
          <table:table-cell table:style-name="ce231" table:formula="of:=[.F14]*[.$C$2]" office:value-type="float" office:value="0">
            <text:p>0</text:p>
          </table:table-cell>
          <table:table-cell table:style-name="ce231" table:formula="of:=[.C14]-IF([.E14]=&quot;Yes&quot;;0;[.C14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14:.AK14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9">
            <text:p>9</text:p>
          </table:table-cell>
          <table:table-cell table:style-name="ce44" office:value-type="string">
            <text:p>DuyenLT</text:p>
          </table:table-cell>
          <table:table-cell table:style-name="ce231" table:formula="of:=[.F15]*[.$C$2]" office:value-type="float" office:value="0">
            <text:p>0</text:p>
          </table:table-cell>
          <table:table-cell table:style-name="ce231" table:formula="of:=[.C15]-IF([.E15]=&quot;Yes&quot;;0;[.C15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15:.AK15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10">
            <text:p>10</text:p>
          </table:table-cell>
          <table:table-cell table:style-name="ce44" office:value-type="string">
            <text:p>GiauNV</text:p>
          </table:table-cell>
          <table:table-cell table:style-name="ce231" table:formula="of:=[.F16]*[.$C$2]" office:value-type="float" office:value="0">
            <text:p>0</text:p>
          </table:table-cell>
          <table:table-cell table:style-name="ce231" table:formula="of:=[.C16]-IF([.E16]=&quot;Yes&quot;;0;[.C16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16:.AK16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11">
            <text:p>11</text:p>
          </table:table-cell>
          <table:table-cell table:style-name="ce44" office:value-type="string">
            <text:p>HaTH</text:p>
          </table:table-cell>
          <table:table-cell table:style-name="ce231" table:formula="of:=[.F17]*[.$C$2]" office:value-type="float" office:value="0">
            <text:p>0</text:p>
          </table:table-cell>
          <table:table-cell table:style-name="ce231" table:formula="of:=[.C17]-IF([.E17]=&quot;Yes&quot;;0;[.C17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17:.AK17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12">
            <text:p>12</text:p>
          </table:table-cell>
          <table:table-cell table:style-name="ce45" office:value-type="string">
            <text:p>HaVS</text:p>
          </table:table-cell>
          <table:table-cell table:style-name="ce231" table:formula="of:=[.F18]*[.$C$2]" office:value-type="float" office:value="0">
            <text:p>0</text:p>
          </table:table-cell>
          <table:table-cell table:style-name="ce231" table:formula="of:=[.C18]-IF([.E18]=&quot;Yes&quot;;0;[.C18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18:.AK18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13">
            <text:p>13</text:p>
          </table:table-cell>
          <table:table-cell table:style-name="ce44" office:value-type="string">
            <text:p>HaiNM</text:p>
          </table:table-cell>
          <table:table-cell table:style-name="ce231" table:formula="of:=[.F19]*[.$C$2]" office:value-type="float" office:value="0">
            <text:p>0</text:p>
          </table:table-cell>
          <table:table-cell table:style-name="ce231" table:formula="of:=[.C19]-IF([.E19]=&quot;Yes&quot;;0;[.C19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19:.AK19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14">
            <text:p>14</text:p>
          </table:table-cell>
          <table:table-cell table:style-name="ce44" office:value-type="string">
            <text:p>HangDTT</text:p>
          </table:table-cell>
          <table:table-cell table:style-name="ce231" table:formula="of:=[.F20]*[.$C$2]" office:value-type="float" office:value="0">
            <text:p>0</text:p>
          </table:table-cell>
          <table:table-cell table:style-name="ce231" table:formula="of:=[.C20]-IF([.E20]=&quot;Yes&quot;;0;[.C20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20:.AK20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15">
            <text:p>15</text:p>
          </table:table-cell>
          <table:table-cell table:style-name="ce44" office:value-type="string">
            <text:p>HanTTH</text:p>
          </table:table-cell>
          <table:table-cell table:style-name="ce231" table:formula="of:=[.F21]*[.$C$2]" office:value-type="float" office:value="0">
            <text:p>0</text:p>
          </table:table-cell>
          <table:table-cell table:style-name="ce231" table:formula="of:=[.C21]-IF([.E21]=&quot;Yes&quot;;0;[.C21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21:.AK21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16">
            <text:p>16</text:p>
          </table:table-cell>
          <table:table-cell table:style-name="ce44" office:value-type="string">
            <text:p>HienNV</text:p>
          </table:table-cell>
          <table:table-cell table:style-name="ce231" table:formula="of:=[.F22]*[.$C$2]" office:value-type="float" office:value="0">
            <text:p>0</text:p>
          </table:table-cell>
          <table:table-cell table:style-name="ce231" table:formula="of:=[.C22]-IF([.E22]=&quot;Yes&quot;;0;[.C22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22:.AK22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17">
            <text:p>17</text:p>
          </table:table-cell>
          <table:table-cell table:style-name="ce44" office:value-type="string">
            <text:p>HieuNKT</text:p>
          </table:table-cell>
          <table:table-cell table:style-name="ce231" table:formula="of:=[.F23]*[.$C$2]" office:value-type="float" office:value="0">
            <text:p>0</text:p>
          </table:table-cell>
          <table:table-cell table:style-name="ce231" table:formula="of:=[.C23]-IF([.E23]=&quot;Yes&quot;;0;[.C23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23:.AK23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18">
            <text:p>18</text:p>
          </table:table-cell>
          <table:table-cell table:style-name="ce44" office:value-type="string">
            <text:p>HueND</text:p>
          </table:table-cell>
          <table:table-cell table:style-name="ce231" table:formula="of:=[.F24]*[.$C$2]" office:value-type="float" office:value="0">
            <text:p>0</text:p>
          </table:table-cell>
          <table:table-cell table:style-name="ce231" table:formula="of:=[.C24]-IF([.E24]=&quot;Yes&quot;;0;[.C24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24:.AK24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19">
            <text:p>19</text:p>
          </table:table-cell>
          <table:table-cell table:style-name="ce44" office:value-type="string">
            <text:p>HungLV</text:p>
          </table:table-cell>
          <table:table-cell table:style-name="ce231" table:formula="of:=[.F25]*[.$C$2]" office:value-type="float" office:value="0">
            <text:p>0</text:p>
          </table:table-cell>
          <table:table-cell table:style-name="ce231" table:formula="of:=[.C25]-IF([.E25]=&quot;Yes&quot;;0;[.C25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25:.AK25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231" table:formula="of:=[.F26]*[.$C$2]" office:value-type="float" office:value="0">
            <text:p>0</text:p>
          </table:table-cell>
          <table:table-cell table:style-name="ce231" table:formula="of:=[.C26]-IF([.E26]=&quot;Yes&quot;;0;[.C26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26:.AK26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21">
            <text:p>21</text:p>
          </table:table-cell>
          <table:table-cell table:style-name="ce45" office:value-type="string">
            <text:p>HuyNG</text:p>
          </table:table-cell>
          <table:table-cell table:style-name="ce231" table:formula="of:=[.F27]*[.$C$2]" office:value-type="float" office:value="0">
            <text:p>0</text:p>
          </table:table-cell>
          <table:table-cell table:style-name="ce231" table:formula="of:=[.C27]-IF([.E27]=&quot;Yes&quot;;0;[.C27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27:.AK27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22">
            <text:p>22</text:p>
          </table:table-cell>
          <table:table-cell table:style-name="ce45" office:value-type="string">
            <text:p>KhangNHH</text:p>
          </table:table-cell>
          <table:table-cell table:style-name="ce231" table:formula="of:=[.F28]*[.$C$2]" office:value-type="float" office:value="0">
            <text:p>0</text:p>
          </table:table-cell>
          <table:table-cell table:style-name="ce231" table:formula="of:=[.C28]-IF([.E28]=&quot;Yes&quot;;0;[.C28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28:.AK28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23">
            <text:p>23</text:p>
          </table:table-cell>
          <table:table-cell table:style-name="ce45" office:value-type="string">
            <text:p>KhanhNN</text:p>
          </table:table-cell>
          <table:table-cell table:style-name="ce231" table:formula="of:=[.F29]*[.$C$2]" office:value-type="float" office:value="0">
            <text:p>0</text:p>
          </table:table-cell>
          <table:table-cell table:style-name="ce231" table:formula="of:=[.C29]-IF([.E29]=&quot;Yes&quot;;0;[.C29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29:.AK29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24">
            <text:p>24</text:p>
          </table:table-cell>
          <table:table-cell table:style-name="ce45" office:value-type="string">
            <text:p>KhoaND</text:p>
          </table:table-cell>
          <table:table-cell table:style-name="ce231" table:formula="of:=[.F30]*[.$C$2]" office:value-type="float" office:value="0">
            <text:p>0</text:p>
          </table:table-cell>
          <table:table-cell table:style-name="ce231" table:formula="of:=[.C30]-IF([.E30]=&quot;Yes&quot;;0;[.C30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30:.AK30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231" table:formula="of:=[.F31]*[.$C$2]" office:value-type="float" office:value="0">
            <text:p>0</text:p>
          </table:table-cell>
          <table:table-cell table:style-name="ce231" table:formula="of:=[.C31]-IF([.E31]=&quot;Yes&quot;;0;[.C31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31:.AK31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231" table:formula="of:=[.F32]*[.$C$2]" office:value-type="float" office:value="0">
            <text:p>0</text:p>
          </table:table-cell>
          <table:table-cell table:style-name="ce231" table:formula="of:=[.C32]-IF([.E32]=&quot;Yes&quot;;0;[.C32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32:.AK32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27">
            <text:p>27</text:p>
          </table:table-cell>
          <table:table-cell table:style-name="ce44" office:value-type="string">
            <text:p>LongDD</text:p>
          </table:table-cell>
          <table:table-cell table:style-name="ce231" table:formula="of:=[.F33]*[.$C$2]" office:value-type="float" office:value="0">
            <text:p>0</text:p>
          </table:table-cell>
          <table:table-cell table:style-name="ce231" table:formula="of:=[.C33]-IF([.E33]=&quot;Yes&quot;;0;[.C33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33:.AK33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28">
            <text:p>28</text:p>
          </table:table-cell>
          <table:table-cell table:style-name="ce99" office:value-type="string">
            <text:p>MaiLT</text:p>
          </table:table-cell>
          <table:table-cell table:style-name="ce231" table:formula="of:=[.F34]*[.$C$2]" office:value-type="float" office:value="0">
            <text:p>0</text:p>
          </table:table-cell>
          <table:table-cell table:style-name="ce231" table:formula="of:=[.C34]-IF([.E34]=&quot;Yes&quot;;0;[.C34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34:.AK34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231" table:formula="of:=[.F35]*[.$C$2]" office:value-type="float" office:value="0">
            <text:p>0</text:p>
          </table:table-cell>
          <table:table-cell table:style-name="ce231" table:formula="of:=[.C35]-IF([.E35]=&quot;Yes&quot;;0;[.C35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35:.AK35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30">
            <text:p>30</text:p>
          </table:table-cell>
          <table:table-cell table:style-name="ce44" office:value-type="string">
            <text:p>NamTV</text:p>
          </table:table-cell>
          <table:table-cell table:style-name="ce231" table:formula="of:=[.F36]*[.$C$2]" office:value-type="float" office:value="0">
            <text:p>0</text:p>
          </table:table-cell>
          <table:table-cell table:style-name="ce231" table:formula="of:=[.C36]-IF([.E36]=&quot;Yes&quot;;0;[.C36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36:.AK36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31">
            <text:p>31</text:p>
          </table:table-cell>
          <table:table-cell table:style-name="ce44" office:value-type="string">
            <text:p>NhanHTH</text:p>
          </table:table-cell>
          <table:table-cell table:style-name="ce231" table:formula="of:=[.F37]*[.$C$2]" office:value-type="float" office:value="0">
            <text:p>0</text:p>
          </table:table-cell>
          <table:table-cell table:style-name="ce231" table:formula="of:=[.C37]-IF([.E37]=&quot;Yes&quot;;0;[.C37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37:.AK37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32">
            <text:p>32</text:p>
          </table:table-cell>
          <table:table-cell table:style-name="ce44" office:value-type="string">
            <text:p>NhanNM</text:p>
          </table:table-cell>
          <table:table-cell table:style-name="ce231" table:formula="of:=[.F38]*[.$C$2]" office:value-type="float" office:value="0">
            <text:p>0</text:p>
          </table:table-cell>
          <table:table-cell table:style-name="ce231" table:formula="of:=[.C38]-IF([.E38]=&quot;Yes&quot;;0;[.C38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38:.AK38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33">
            <text:p>33</text:p>
          </table:table-cell>
          <table:table-cell table:style-name="ce44" office:value-type="string">
            <text:p>NhanPV</text:p>
          </table:table-cell>
          <table:table-cell table:style-name="ce231" table:formula="of:=[.F39]*[.$C$2]" office:value-type="float" office:value="0">
            <text:p>0</text:p>
          </table:table-cell>
          <table:table-cell table:style-name="ce231" table:formula="of:=[.C39]-IF([.E39]=&quot;Yes&quot;;0;[.C39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39:.AK39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34">
            <text:p>34</text:p>
          </table:table-cell>
          <table:table-cell table:style-name="ce44" office:value-type="string">
            <text:p>NhatNH</text:p>
          </table:table-cell>
          <table:table-cell table:style-name="ce231" table:formula="of:=[.F40]*[.$C$2]" office:value-type="float" office:value="0">
            <text:p>0</text:p>
          </table:table-cell>
          <table:table-cell table:style-name="ce231" table:formula="of:=[.C40]-IF([.E40]=&quot;Yes&quot;;0;[.C40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40:.AK40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35">
            <text:p>35</text:p>
          </table:table-cell>
          <table:table-cell table:style-name="ce100" office:value-type="string">
            <text:p>NhungLM</text:p>
          </table:table-cell>
          <table:table-cell table:style-name="ce231" table:formula="of:=[.F41]*[.$C$2]" office:value-type="float" office:value="0">
            <text:p>0</text:p>
          </table:table-cell>
          <table:table-cell table:style-name="ce231" table:formula="of:=[.C41]-IF([.E41]=&quot;Yes&quot;;0;[.C41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41:.AK41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36">
            <text:p>36</text:p>
          </table:table-cell>
          <table:table-cell table:style-name="ce44" office:value-type="string">
            <text:p>NhuPHQ</text:p>
          </table:table-cell>
          <table:table-cell table:style-name="ce231" table:formula="of:=[.F42]*[.$C$2]" office:value-type="float" office:value="0">
            <text:p>0</text:p>
          </table:table-cell>
          <table:table-cell table:style-name="ce231" table:formula="of:=[.C42]-IF([.E42]=&quot;Yes&quot;;0;[.C42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42:.AK42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37">
            <text:p>37</text:p>
          </table:table-cell>
          <table:table-cell table:style-name="ce44" office:value-type="string">
            <text:p>NhuVNQ</text:p>
          </table:table-cell>
          <table:table-cell table:style-name="ce231" table:formula="of:=[.F43]*[.$C$2]" office:value-type="float" office:value="0">
            <text:p>0</text:p>
          </table:table-cell>
          <table:table-cell table:style-name="ce231" table:formula="of:=[.C43]-IF([.E43]=&quot;Yes&quot;;0;[.C43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43:.AK43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38">
            <text:p>38</text:p>
          </table:table-cell>
          <table:table-cell table:style-name="ce44" office:value-type="string">
            <text:p>PhatHDT</text:p>
          </table:table-cell>
          <table:table-cell table:style-name="ce231" table:formula="of:=[.F44]*[.$C$2]" office:value-type="float" office:value="0">
            <text:p>0</text:p>
          </table:table-cell>
          <table:table-cell table:style-name="ce231" table:formula="of:=[.C44]-IF([.E44]=&quot;Yes&quot;;0;[.C44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44:.AK44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231" table:formula="of:=[.F45]*[.$C$2]" office:value-type="float" office:value="0">
            <text:p>0</text:p>
          </table:table-cell>
          <table:table-cell table:style-name="ce231" table:formula="of:=[.C45]-IF([.E45]=&quot;Yes&quot;;0;[.C45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45:.AK45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40">
            <text:p>40</text:p>
          </table:table-cell>
          <table:table-cell table:style-name="ce44" office:value-type="string">
            <text:p>PhuTV</text:p>
          </table:table-cell>
          <table:table-cell table:style-name="ce231" table:formula="of:=[.F46]*[.$C$2]" office:value-type="float" office:value="0">
            <text:p>0</text:p>
          </table:table-cell>
          <table:table-cell table:style-name="ce231" table:formula="of:=[.C46]-IF([.E46]=&quot;Yes&quot;;0;[.C46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46:.AK46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41">
            <text:p>41</text:p>
          </table:table-cell>
          <table:table-cell table:style-name="ce44" office:value-type="string">
            <text:p>SangLT</text:p>
          </table:table-cell>
          <table:table-cell table:style-name="ce231" table:formula="of:=[.F47]*[.$C$2]" office:value-type="float" office:value="0">
            <text:p>0</text:p>
          </table:table-cell>
          <table:table-cell table:style-name="ce231" table:formula="of:=[.C47]-IF([.E47]=&quot;Yes&quot;;0;[.C47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47:.AK47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42">
            <text:p>42</text:p>
          </table:table-cell>
          <table:table-cell table:style-name="ce44" office:value-type="string">
            <text:p>TaiPA</text:p>
          </table:table-cell>
          <table:table-cell table:style-name="ce231" table:formula="of:=[.F48]*[.$C$2]" office:value-type="float" office:value="0">
            <text:p>0</text:p>
          </table:table-cell>
          <table:table-cell table:style-name="ce231" table:formula="of:=[.C48]-IF([.E48]=&quot;Yes&quot;;0;[.C48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48:.AK48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43">
            <text:p>43</text:p>
          </table:table-cell>
          <table:table-cell table:style-name="ce44" office:value-type="string">
            <text:p>TamHVH</text:p>
          </table:table-cell>
          <table:table-cell table:style-name="ce231" table:formula="of:=[.F49]*[.$C$2]" office:value-type="float" office:value="0">
            <text:p>0</text:p>
          </table:table-cell>
          <table:table-cell table:style-name="ce231" table:formula="of:=[.C49]-IF([.E49]=&quot;Yes&quot;;0;[.C49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49:.AK49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44">
            <text:p>44</text:p>
          </table:table-cell>
          <table:table-cell table:style-name="ce44" office:value-type="string">
            <text:p>TamLH</text:p>
          </table:table-cell>
          <table:table-cell table:style-name="ce231" table:formula="of:=[.F50]*[.$C$2]" office:value-type="float" office:value="0">
            <text:p>0</text:p>
          </table:table-cell>
          <table:table-cell table:style-name="ce231" table:formula="of:=[.C50]-IF([.E50]=&quot;Yes&quot;;0;[.C50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50:.AK50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45">
            <text:p>45</text:p>
          </table:table-cell>
          <table:table-cell table:style-name="ce44" office:value-type="string">
            <text:p>TinNQ</text:p>
          </table:table-cell>
          <table:table-cell table:style-name="ce231" table:formula="of:=[.F51]*[.$C$2]" office:value-type="float" office:value="0">
            <text:p>0</text:p>
          </table:table-cell>
          <table:table-cell table:style-name="ce231" table:formula="of:=[.C51]-IF([.E51]=&quot;Yes&quot;;0;[.C51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51:.AK51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46">
            <text:p>46</text:p>
          </table:table-cell>
          <table:table-cell table:style-name="ce44" office:value-type="string">
            <text:p>TinhNVP</text:p>
          </table:table-cell>
          <table:table-cell table:style-name="ce231" table:formula="of:=[.F52]*[.$C$2]" office:value-type="float" office:value="0">
            <text:p>0</text:p>
          </table:table-cell>
          <table:table-cell table:style-name="ce231" table:formula="of:=[.C52]-IF([.E52]=&quot;Yes&quot;;0;[.C52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52:.AK52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47">
            <text:p>47</text:p>
          </table:table-cell>
          <table:table-cell table:style-name="ce44" office:value-type="string">
            <text:p>TienND</text:p>
          </table:table-cell>
          <table:table-cell table:style-name="ce231" table:formula="of:=[.F53]*[.$C$2]" office:value-type="float" office:value="0">
            <text:p>0</text:p>
          </table:table-cell>
          <table:table-cell table:style-name="ce231" table:formula="of:=[.C53]-IF([.E53]=&quot;Yes&quot;;0;[.C53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53:.AK53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48">
            <text:p>48</text:p>
          </table:table-cell>
          <table:table-cell table:style-name="ce99" office:value-type="string">
            <text:p>ToanDT</text:p>
          </table:table-cell>
          <table:table-cell table:style-name="ce231" table:formula="of:=[.F54]*[.$C$2]" office:value-type="float" office:value="0">
            <text:p>0</text:p>
          </table:table-cell>
          <table:table-cell table:style-name="ce231" table:formula="of:=[.C54]-IF([.E54]=&quot;Yes&quot;;0;[.C54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54:.AK54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49">
            <text:p>49</text:p>
          </table:table-cell>
          <table:table-cell table:style-name="ce44" office:value-type="string">
            <text:p>TuanNT</text:p>
          </table:table-cell>
          <table:table-cell table:style-name="ce231" table:formula="of:=[.F55]*[.$C$2]" office:value-type="float" office:value="0">
            <text:p>0</text:p>
          </table:table-cell>
          <table:table-cell table:style-name="ce231" table:formula="of:=[.C55]-IF([.E55]=&quot;Yes&quot;;0;[.C55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55:.AK55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50">
            <text:p>50</text:p>
          </table:table-cell>
          <table:table-cell table:style-name="ce44" office:value-type="string">
            <text:p>ThaiNHQ</text:p>
          </table:table-cell>
          <table:table-cell table:style-name="ce231" table:formula="of:=[.F56]*[.$C$2]" office:value-type="float" office:value="0">
            <text:p>0</text:p>
          </table:table-cell>
          <table:table-cell table:style-name="ce231" table:formula="of:=[.C56]-IF([.E56]=&quot;Yes&quot;;0;[.C56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56:.AK56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51">
            <text:p>51</text:p>
          </table:table-cell>
          <table:table-cell table:style-name="ce44" office:value-type="string">
            <text:p>ThamDT</text:p>
          </table:table-cell>
          <table:table-cell table:style-name="ce231" table:formula="of:=[.F57]*[.$C$2]" office:value-type="float" office:value="0">
            <text:p>0</text:p>
          </table:table-cell>
          <table:table-cell table:style-name="ce231" table:formula="of:=[.C57]-IF([.E57]=&quot;Yes&quot;;0;[.C57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57:.AK57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52">
            <text:p>52</text:p>
          </table:table-cell>
          <table:table-cell table:style-name="ce45" office:value-type="string">
            <text:p>ThanhCH</text:p>
          </table:table-cell>
          <table:table-cell table:style-name="ce231" table:formula="of:=[.F58]*[.$C$2]" office:value-type="float" office:value="0">
            <text:p>0</text:p>
          </table:table-cell>
          <table:table-cell table:style-name="ce231" table:formula="of:=[.C58]-IF([.E58]=&quot;Yes&quot;;0;[.C58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58:.AK58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53">
            <text:p>53</text:p>
          </table:table-cell>
          <table:table-cell table:style-name="ce46" office:value-type="string">
            <text:p>ThienTM</text:p>
          </table:table-cell>
          <table:table-cell table:style-name="ce232" table:formula="of:=[.F59]*[.$C$2]" office:value-type="float" office:value="0">
            <text:p>0</text:p>
          </table:table-cell>
          <table:table-cell table:style-name="ce232" table:formula="of:=[.C59]-IF([.E59]=&quot;Yes&quot;;0;[.C59])" office:value-type="float" office:value="0">
            <text:p>0</text:p>
          </table:table-cell>
          <table:table-cell table:style-name="ce238" table:content-validation-name="val1"/>
          <table:table-cell table:style-name="ce239" table:formula="of:=COUNTIF( [.G59:.AK59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54">
            <text:p>54</text:p>
          </table:table-cell>
          <table:table-cell table:style-name="ce99" office:value-type="string">
            <text:p>ThinhCT</text:p>
          </table:table-cell>
          <table:table-cell table:style-name="ce231" table:formula="of:=[.F60]*[.$C$2]" office:value-type="float" office:value="0">
            <text:p>0</text:p>
          </table:table-cell>
          <table:table-cell table:style-name="ce231" table:formula="of:=[.C60]-IF([.E60]=&quot;Yes&quot;;0;[.C60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60:.AK60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55">
            <text:p>55</text:p>
          </table:table-cell>
          <table:table-cell table:style-name="ce44" office:value-type="string">
            <text:p>ThinhT</text:p>
          </table:table-cell>
          <table:table-cell table:style-name="ce231" table:formula="of:=[.F61]*[.$C$2]" office:value-type="float" office:value="0">
            <text:p>0</text:p>
          </table:table-cell>
          <table:table-cell table:style-name="ce231" table:formula="of:=[.C61]-IF([.E61]=&quot;Yes&quot;;0;[.C61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61:.AK61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56">
            <text:p>56</text:p>
          </table:table-cell>
          <table:table-cell table:style-name="ce44" office:value-type="string">
            <text:p>ThuyLTT</text:p>
          </table:table-cell>
          <table:table-cell table:style-name="ce231" table:formula="of:=[.F62]*[.$C$2]" office:value-type="float" office:value="0">
            <text:p>0</text:p>
          </table:table-cell>
          <table:table-cell table:style-name="ce231" table:formula="of:=[.C62]-IF([.E62]=&quot;Yes&quot;;0;[.C62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62:.AK62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57">
            <text:p>57</text:p>
          </table:table-cell>
          <table:table-cell table:style-name="ce44" office:value-type="string">
            <text:p>ThuyNTX</text:p>
          </table:table-cell>
          <table:table-cell table:style-name="ce231" table:formula="of:=[.F63]*[.$C$2]" office:value-type="float" office:value="0">
            <text:p>0</text:p>
          </table:table-cell>
          <table:table-cell table:style-name="ce231" table:formula="of:=[.C63]-IF([.E63]=&quot;Yes&quot;;0;[.C63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63:.AK63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58">
            <text:p>58</text:p>
          </table:table-cell>
          <table:table-cell table:style-name="ce44" office:value-type="string">
            <text:p>ThuyenTTN</text:p>
          </table:table-cell>
          <table:table-cell table:style-name="ce231" table:formula="of:=[.F64]*[.$C$2]" office:value-type="float" office:value="0">
            <text:p>0</text:p>
          </table:table-cell>
          <table:table-cell table:style-name="ce231" table:formula="of:=[.C64]-IF([.E64]=&quot;Yes&quot;;0;[.C64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64:.AK64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59">
            <text:p>59</text:p>
          </table:table-cell>
          <table:table-cell table:style-name="ce44" office:value-type="string">
            <text:p>TrietVM</text:p>
          </table:table-cell>
          <table:table-cell table:style-name="ce231" table:formula="of:=[.F65]*[.$C$2]" office:value-type="float" office:value="0">
            <text:p>0</text:p>
          </table:table-cell>
          <table:table-cell table:style-name="ce231" table:formula="of:=[.C65]-IF([.E65]=&quot;Yes&quot;;0;[.C65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65:.AK65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60">
            <text:p>60</text:p>
          </table:table-cell>
          <table:table-cell table:style-name="ce44" office:value-type="string">
            <text:p>TrucPDT</text:p>
          </table:table-cell>
          <table:table-cell table:style-name="ce231" table:formula="of:=[.F66]*[.$C$2]" office:value-type="float" office:value="0">
            <text:p>0</text:p>
          </table:table-cell>
          <table:table-cell table:style-name="ce231" table:formula="of:=[.C66]-IF([.E66]=&quot;Yes&quot;;0;[.C66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66:.AK66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61">
            <text:p>61</text:p>
          </table:table-cell>
          <table:table-cell table:style-name="ce44" office:value-type="string">
            <text:p>VinhNT</text:p>
          </table:table-cell>
          <table:table-cell table:style-name="ce231" table:formula="of:=[.F67]*[.$C$2]" office:value-type="float" office:value="0">
            <text:p>0</text:p>
          </table:table-cell>
          <table:table-cell table:style-name="ce231" table:formula="of:=[.C67]-IF([.E67]=&quot;Yes&quot;;0;[.C67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67:.AK67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62">
            <text:p>62</text:p>
          </table:table-cell>
          <table:table-cell table:style-name="ce44" office:value-type="string">
            <text:p>VinhP</text:p>
          </table:table-cell>
          <table:table-cell table:style-name="ce231" table:formula="of:=[.F68]*[.$C$2]" office:value-type="float" office:value="0">
            <text:p>0</text:p>
          </table:table-cell>
          <table:table-cell table:style-name="ce231" table:formula="of:=[.C68]-IF([.E68]=&quot;Yes&quot;;0;[.C68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68:.AK68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63">
            <text:p>63</text:p>
          </table:table-cell>
          <table:table-cell table:style-name="ce45" office:value-type="string">
            <text:p>ViTHT</text:p>
          </table:table-cell>
          <table:table-cell table:style-name="ce231" table:formula="of:=[.F69]*[.$C$2]" office:value-type="float" office:value="0">
            <text:p>0</text:p>
          </table:table-cell>
          <table:table-cell table:style-name="ce231" table:formula="of:=[.C69]-IF([.E69]=&quot;Yes&quot;;0;[.C69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69:.AK69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64">
            <text:p>64</text:p>
          </table:table-cell>
          <table:table-cell table:style-name="ce44" office:value-type="string">
            <text:p>VietDQ</text:p>
          </table:table-cell>
          <table:table-cell table:style-name="ce231" table:formula="of:=[.F70]*[.$C$2]" office:value-type="float" office:value="0">
            <text:p>0</text:p>
          </table:table-cell>
          <table:table-cell table:style-name="ce231" table:formula="of:=[.C70]-IF([.E70]=&quot;Yes&quot;;0;[.C70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70:.AK70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65">
            <text:p>65</text:p>
          </table:table-cell>
          <table:table-cell table:style-name="ce45" office:value-type="string">
            <text:p>VuPTM</text:p>
          </table:table-cell>
          <table:table-cell table:style-name="ce231" table:formula="of:=[.F71]*[.$C$2]" office:value-type="float" office:value="0">
            <text:p>0</text:p>
          </table:table-cell>
          <table:table-cell table:style-name="ce231" table:formula="of:=[.C71]-IF([.E71]=&quot;Yes&quot;;0;[.C71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71:.AK71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66">
            <text:p>66</text:p>
          </table:table-cell>
          <table:table-cell table:style-name="ce45" office:value-type="string">
            <text:p>VyNL</text:p>
          </table:table-cell>
          <table:table-cell table:style-name="ce231" table:formula="of:=[.F72]*[.$C$2]" office:value-type="float" office:value="0">
            <text:p>0</text:p>
          </table:table-cell>
          <table:table-cell table:style-name="ce231" table:formula="of:=[.C72]-IF([.E72]=&quot;Yes&quot;;0;[.C72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72:.AK72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2">
          <table:table-cell table:style-name="ce43"/>
          <table:table-cell/>
          <table:table-cell table:style-name="Default"/>
          <table:table-cell table:style-name="ce231"/>
          <table:table-cell table:number-columns-repeated="1020"/>
        </table:table-row>
        <table:table-row table:style-name="ro9">
          <table:table-cell table:style-name="ce42" office:value-type="float" office:value="67">
            <text:p>67</text:p>
          </table:table-cell>
          <table:table-cell table:style-name="ce45" office:value-type="string">
            <text:p>HaoTT</text:p>
          </table:table-cell>
          <table:table-cell table:style-name="ce231" table:formula="of:=[.F74]*[.$C$2]" office:value-type="float" office:value="0">
            <text:p>0</text:p>
          </table:table-cell>
          <table:table-cell table:style-name="ce231" table:formula="of:=[.C74]-IF([.E74]=&quot;Yes&quot;;0;[.C74])" office:value-type="float" office:value="0">
            <text:p>0</text:p>
          </table:table-cell>
          <table:table-cell table:style-name="ce237" table:content-validation-name="val1"/>
          <table:table-cell table:style-name="ce239" table:formula="of:=COUNTIF( [.G74:.AK74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68">
            <text:p>68</text:p>
          </table:table-cell>
          <table:table-cell table:style-name="ce46" office:value-type="string">
            <text:p>KietNHT</text:p>
          </table:table-cell>
          <table:table-cell table:style-name="ce232" table:formula="of:=[.F75]*[.$C$2]" office:value-type="float" office:value="0">
            <text:p>0</text:p>
          </table:table-cell>
          <table:table-cell table:style-name="ce232" table:formula="of:=[.C75]-IF([.E75]=&quot;Yes&quot;;0;[.C75])" office:value-type="float" office:value="0">
            <text:p>0</text:p>
          </table:table-cell>
          <table:table-cell table:style-name="ce238" table:content-validation-name="val1"/>
          <table:table-cell table:style-name="ce239" table:formula="of:=COUNTIF( [.G75:.AK75]; &quot;0&quot;)" office:value-type="float" office:value="0">
            <text:p>0</text:p>
          </table:table-cell>
          <table:table-cell table:style-name="ce242" table:number-columns-repeated="31"/>
          <table:table-cell table:style-name="ce98" table:number-columns-repeated="987"/>
        </table:table-row>
        <table:table-row table:style-name="ro9">
          <table:table-cell table:style-name="ce42" office:value-type="float" office:value="69">
            <text:p>69</text:p>
          </table:table-cell>
          <table:table-cell table:style-name="ce46" office:value-type="string">
            <text:p>LongLG</text:p>
          </table:table-cell>
          <table:table-cell table:style-name="ce232" table:formula="of:=[.F76]*[.$C$2]" office:value-type="float" office:value="0">
            <text:p>0</text:p>
          </table:table-cell>
          <table:table-cell table:style-name="ce232" table:formula="of:=[.C76]-IF([.E76]=&quot;Yes&quot;;0;[.C76])" office:value-type="float" office:value="0">
            <text:p>0</text:p>
          </table:table-cell>
          <table:table-cell table:style-name="ce238" table:content-validation-name="val1"/>
          <table:table-cell table:style-name="ce239" table:formula="of:=COUNTIF( [.G76:.AK76]; &quot;0&quot;)" office:value-type="float" office:value="0">
            <text:p>0</text:p>
          </table:table-cell>
          <table:table-cell table:style-name="ce242" table:number-columns-repeated="31"/>
          <table:table-cell table:style-name="ce98" table:number-columns-repeated="987"/>
        </table:table-row>
        <table:table-row table:style-name="ro9">
          <table:table-cell table:style-name="ce42" office:value-type="float" office:value="70">
            <text:p>70</text:p>
          </table:table-cell>
          <table:table-cell table:style-name="ce46" office:value-type="string">
            <text:p>QuocNVA</text:p>
          </table:table-cell>
          <table:table-cell table:style-name="ce232" table:formula="of:=[.F77]*[.$C$2]" office:value-type="float" office:value="0">
            <text:p>0</text:p>
          </table:table-cell>
          <table:table-cell table:style-name="ce232" table:formula="of:=[.C77]-IF([.E77]=&quot;Yes&quot;;0;[.C77])" office:value-type="float" office:value="0">
            <text:p>0</text:p>
          </table:table-cell>
          <table:table-cell table:style-name="ce238" table:content-validation-name="val1"/>
          <table:table-cell table:style-name="ce239" table:formula="of:=COUNTIF( [.G77:.AK77]; &quot;0&quot;)" office:value-type="float" office:value="0">
            <text:p>0</text:p>
          </table:table-cell>
          <table:table-cell table:style-name="ce242" table:number-columns-repeated="31"/>
          <table:table-cell table:style-name="ce98" table:number-columns-repeated="987"/>
        </table:table-row>
        <table:table-row table:style-name="ro9">
          <table:table-cell table:style-name="ce42" office:value-type="float" office:value="71">
            <text:p>71</text:p>
          </table:table-cell>
          <table:table-cell table:style-name="ce46" office:value-type="string">
            <text:p>SamHT</text:p>
          </table:table-cell>
          <table:table-cell table:style-name="ce232" table:formula="of:=[.F78]*[.$C$2]" office:value-type="float" office:value="0">
            <text:p>0</text:p>
          </table:table-cell>
          <table:table-cell table:style-name="ce232" table:formula="of:=[.C78]-IF([.E78]=&quot;Yes&quot;;0;[.C78])" office:value-type="float" office:value="0">
            <text:p>0</text:p>
          </table:table-cell>
          <table:table-cell table:style-name="ce238" table:content-validation-name="val1"/>
          <table:table-cell table:style-name="ce239" table:formula="of:=COUNTIF( [.G78:.AK78]; &quot;0&quot;)" office:value-type="float" office:value="0">
            <text:p>0</text:p>
          </table:table-cell>
          <table:table-cell table:style-name="ce242" table:number-columns-repeated="31"/>
          <table:table-cell table:style-name="ce98" table:number-columns-repeated="987"/>
        </table:table-row>
        <table:table-row table:style-name="ro9">
          <table:table-cell table:style-name="ce42" office:value-type="float" office:value="72">
            <text:p>72</text:p>
          </table:table-cell>
          <table:table-cell table:style-name="ce46" office:value-type="string">
            <text:p>ThinhPVD</text:p>
          </table:table-cell>
          <table:table-cell table:style-name="ce232" table:formula="of:=[.F79]*[.$C$2]" office:value-type="float" office:value="0">
            <text:p>0</text:p>
          </table:table-cell>
          <table:table-cell table:style-name="ce232" table:formula="of:=[.C79]-IF([.E79]=&quot;Yes&quot;;0;[.C79])" office:value-type="float" office:value="0">
            <text:p>0</text:p>
          </table:table-cell>
          <table:table-cell table:style-name="ce238" table:content-validation-name="val1"/>
          <table:table-cell table:style-name="ce239" table:formula="of:=COUNTIF( [.G79:.AK79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9">
          <table:table-cell table:style-name="ce42" office:value-type="float" office:value="73">
            <text:p>73</text:p>
          </table:table-cell>
          <table:table-cell table:style-name="ce45" office:value-type="string">
            <text:p>Last row</text:p>
          </table:table-cell>
          <table:table-cell table:style-name="ce232" table:formula="of:=[.F80]*[.$C$2]" office:value-type="float" office:value="0">
            <text:p>0</text:p>
          </table:table-cell>
          <table:table-cell table:style-name="ce232" table:formula="of:=[.C80]-IF([.E80]=&quot;Yes&quot;;0;[.C80])" office:value-type="float" office:value="0">
            <text:p>0</text:p>
          </table:table-cell>
          <table:table-cell table:style-name="ce238" table:content-validation-name="val1"/>
          <table:table-cell table:style-name="ce239" table:formula="of:=COUNTIF( [.G80:.AK80]; &quot;0&quot;)" office:value-type="float" office:value="0">
            <text:p>0</text:p>
          </table:table-cell>
          <table:table-cell table:style-name="ce241" table:number-columns-repeated="31"/>
          <table:table-cell table:number-columns-repeated="987"/>
        </table:table-row>
        <table:table-row table:style-name="ro2" table:number-rows-repeated="65378">
          <table:table-cell table:style-name="ce43" table:number-columns-repeated="2"/>
          <table:table-cell table:style-name="ce51" table:number-columns-repeated="2"/>
          <table:table-cell/>
          <table:table-cell table:style-name="ce43"/>
          <table:table-cell table:number-columns-repeated="1018"/>
        </table:table-row>
        <table:table-row table:style-name="ro2" table:number-rows-repeated="983117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Nov.AL28:Nov.AL2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0" number:min-integer-digits="1" number:grouping="true"/>
    </number:number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2">
      <number:text>$</number:text>
      <number:number number:decimal-places="2" number:min-integer-digits="1" number:grouping="true"/>
    </number:number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percentage-style style:name="N693">
      <number:text>INC TAX @ </number:text>
      <number:number number:decimal-places="0" number:min-integer-digits="1"/>
      <number:text>%</number:text>
    </number:percentage-style>
    <number:date-style style:name="N694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6P0" style:volatile="true">
      <number:text>Rp</number:text>
      <number:number number:decimal-places="0" number:min-integer-digits="1" number:grouping="true"/>
      <number:text> </number:text>
    </number:number-style>
    <number:number-style style:name="N696">
      <number:text>(Rp</number:text>
      <number:number number:decimal-places="0" number:min-integer-digits="1" number:grouping="true"/>
      <number:text>)</number:text>
      <style:map style:condition="value()&gt;=0" style:apply-style-name="N696P0"/>
    </number:number-style>
    <number:number-style style:name="N697P0" style:volatile="true">
      <number:text>Rp</number:text>
      <number:number number:decimal-places="0" number:min-integer-digits="1" number:grouping="true"/>
      <number:text> </number:text>
    </number:number-style>
    <number:number-style style:name="N69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7P0"/>
    </number:number-style>
    <number:number-style style:name="N699P0" style:volatile="true">
      <number:text>Rp</number:text>
      <number:number number:decimal-places="2" number:min-integer-digits="1" number:grouping="true"/>
      <number:text> </number:text>
    </number:number-style>
    <number:number-style style:name="N699">
      <number:text>(Rp</number:text>
      <number:number number:decimal-places="2" number:min-integer-digits="1" number:grouping="true"/>
      <number:text>)</number:text>
      <style:map style:condition="value()&gt;=0" style:apply-style-name="N699P0"/>
    </number:number-style>
    <number:number-style style:name="N700P0" style:volatile="true">
      <number:text>Rp</number:text>
      <number:number number:decimal-places="2" number:min-integer-digits="1" number:grouping="true"/>
      <number:text> </number:text>
    </number:number-style>
    <number:number-style style:name="N700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700P0"/>
    </number:number-style>
    <number:number-style style:name="N704P0" style:volatile="true">
      <number:text> Rp</number:text>
      <number:number number:decimal-places="0" number:min-integer-digits="1" number:grouping="true"/>
      <number:text> </number:text>
    </number:number-style>
    <number:number-style style:name="N704P1" style:volatile="true">
      <number:text> Rp(</number:text>
      <number:number number:decimal-places="0" number:min-integer-digits="1" number:grouping="true"/>
      <number:text>)</number:text>
    </number:number-style>
    <number:number-style style:name="N704P2" style:volatile="true">
      <number:text> Rp- </number:text>
    </number:number-style>
    <number:text-style style:name="N704">
      <number:text-content/>
      <number:text> </number:text>
      <style:map style:condition="value()&gt;0" style:apply-style-name="N704P0"/>
      <style:map style:condition="value()&lt;0" style:apply-style-name="N704P1"/>
      <style:map style:condition="value()=0" style:apply-style-name="N704P2"/>
    </number:text-style>
    <number:number-style style:name="N708P0" style:volatile="true">
      <number:text> Rp</number:text>
      <number:number number:decimal-places="2" number:min-integer-digits="1" number:grouping="true"/>
      <number:text> </number:text>
    </number:number-style>
    <number:number-style style:name="N708P1" style:volatile="true">
      <number:text> Rp(</number:text>
      <number:number number:decimal-places="2" number:min-integer-digits="1" number:grouping="true"/>
      <number:text>)</number:text>
    </number:number-style>
    <number:number-style style:name="N708P2" style:volatile="true">
      <number:text> Rp-</number:text>
      <number:number number:decimal-places="0" number:min-integer-digits="0"/>
      <number:text> </number:text>
    </number:number-style>
    <number:text-style style:name="N708">
      <number:text-content/>
      <number:text> </number:text>
      <style:map style:condition="value()&gt;0" style:apply-style-name="N708P0"/>
      <style:map style:condition="value()&lt;0" style:apply-style-name="N708P1"/>
      <style:map style:condition="value()=0" style:apply-style-name="N708P2"/>
    </number:text-style>
    <number:number-style style:name="N709">
      <number:number number:decimal-places="1" number:min-integer-digits="0" number:grouping="true"/>
    </number:number-style>
    <number:number-style style:name="N710">
      <number:number number:decimal-places="2" number:min-integer-digits="2"/>
    </number:number-style>
    <number:date-style style:name="N711">
      <number:day number:style="long"/>
      <number:text> - </number:text>
      <number:month number:textual="true"/>
      <number:text> - </number:text>
      <number:year/>
    </number:date-style>
    <number:currency-style style:name="N71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1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13P0"/>
    </number:currency-style>
    <number:number-style style:name="N715P0" style:volatile="true">
      <number:text>¥</number:text>
      <number:number number:decimal-places="0" number:min-integer-digits="1" number:grouping="true"/>
    </number:number-style>
    <number:number-style style:name="N715">
      <number:text>-¥</number:text>
      <number:number number:decimal-places="0" number:min-integer-digits="1" number:grouping="true"/>
      <style:map style:condition="value()&gt;=0" style:apply-style-name="N715P0"/>
    </number:number-style>
    <number:number-style style:name="N716P0" style:volatile="true">
      <number:text>¥</number:text>
      <number:number number:decimal-places="0" number:min-integer-digits="1" number:grouping="true"/>
    </number:number-style>
    <number:number-style style:name="N716">
      <style:text-properties fo:color="#ff0000"/>
      <number:text>-¥</number:text>
      <number:number number:decimal-places="0" number:min-integer-digits="1" number:grouping="true"/>
      <style:map style:condition="value()&gt;=0" style:apply-style-name="N716P0"/>
    </number:number-style>
    <number:number-style style:name="N718P0" style:volatile="true">
      <number:text>¥</number:text>
      <number:number number:decimal-places="2" number:min-integer-digits="1" number:grouping="true"/>
    </number:number-style>
    <number:number-style style:name="N718">
      <number:text>-¥</number:text>
      <number:number number:decimal-places="2" number:min-integer-digits="1" number:grouping="true"/>
      <style:map style:condition="value()&gt;=0" style:apply-style-name="N718P0"/>
    </number:number-style>
    <number:number-style style:name="N719P0" style:volatile="true">
      <number:text>¥</number:text>
      <number:number number:decimal-places="2" number:min-integer-digits="1" number:grouping="true"/>
    </number:number-style>
    <number:number-style style:name="N719">
      <style:text-properties fo:color="#ff0000"/>
      <number:text>-¥</number:text>
      <number:number number:decimal-places="2" number:min-integer-digits="1" number:grouping="true"/>
      <style:map style:condition="value()&gt;=0" style:apply-style-name="N719P0"/>
    </number:number-style>
    <number:number-style style:name="N723P0" style:volatile="true">
      <number:text> ¥</number:text>
      <number:number number:decimal-places="0" number:min-integer-digits="1" number:grouping="true"/>
      <number:text> </number:text>
    </number:number-style>
    <number:number-style style:name="N723P1" style:volatile="true">
      <number:text>-¥</number:text>
      <number:number number:decimal-places="0" number:min-integer-digits="1" number:grouping="true"/>
      <number:text> </number:text>
    </number:number-style>
    <number:number-style style:name="N723P2" style:volatile="true">
      <number:text> ¥- </number:text>
    </number:number-style>
    <number:text-style style:name="N723">
      <number:text-content/>
      <number:text> </number:text>
      <style:map style:condition="value()&gt;0" style:apply-style-name="N723P0"/>
      <style:map style:condition="value()&lt;0" style:apply-style-name="N723P1"/>
      <style:map style:condition="value()=0" style:apply-style-name="N723P2"/>
    </number:text-style>
    <number:number-style style:name="N727P0" style:volatile="true">
      <number:text> ¥</number:text>
      <number:number number:decimal-places="2" number:min-integer-digits="1" number:grouping="true"/>
      <number:text> </number:text>
    </number:number-style>
    <number:number-style style:name="N727P1" style:volatile="true">
      <number:text>-¥</number:text>
      <number:number number:decimal-places="2" number:min-integer-digits="1" number:grouping="true"/>
      <number:text> </number:text>
    </number:number-style>
    <number:number-style style:name="N727P2" style:volatile="true">
      <number:text> ¥-</number:text>
      <number:number number:decimal-places="0" number:min-integer-digits="0"/>
      <number:text> </number:text>
    </number:number-style>
    <number:text-style style:name="N727">
      <number:text-content/>
      <number:text> </number:text>
      <style:map style:condition="value()&gt;0" style:apply-style-name="N727P0"/>
      <style:map style:condition="value()&lt;0" style:apply-style-name="N727P1"/>
      <style:map style:condition="value()=0" style:apply-style-name="N727P2"/>
    </number:text-style>
    <number:number-style style:name="N728">
      <number:number number:decimal-places="3" number:min-integer-digits="1" number:decimal-replacement=""/>
    </number:number-style>
    <number:number-style style:name="N729">
      <number:number number:decimal-places="2" number:min-integer-digits="1" number:decimal-replacement=""/>
    </number:number-style>
    <number:currency-style style:name="N731P0" style:volatile="true">
      <number:currency-symbol>$</number:currency-symbol>
      <number:number number:decimal-places="2" number:min-integer-digits="1" number:grouping="true"/>
    </number:currency-style>
    <number:currency-style style:name="N7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31P0"/>
    </number:currency-style>
    <number:number-style style:name="N732">
      <number:number number:decimal-places="0" number:min-integer-digits="8"/>
    </number:number-style>
    <number:number-style style:name="N733">
      <number:number number:decimal-places="0" number:min-integer-digits="7"/>
    </number:number-style>
    <number:date-style style:name="N734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5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6">
      <number:month number:style="long" number:textual="true"/>
      <number:text>/</number:text>
      <number:year number:style="long"/>
    </number:date-style>
    <number:date-style style:name="N737">
      <number:day/>
      <number:text> </number:text>
      <number:month number:style="long" number:textual="true"/>
      <number:text> </number:text>
      <number:year number:style="long"/>
    </number:date-style>
    <number:number-style style:name="N738P0" style:volatile="true">
      <number:number number:decimal-places="2" number:min-integer-digits="1"/>
    </number:number-style>
    <number:number-style style:name="N738">
      <style:text-properties fo:color="#ff0000"/>
      <number:text>-</number:text>
      <number:number number:decimal-places="2" number:min-integer-digits="1"/>
      <style:map style:condition="value()&gt;=0" style:apply-style-name="N738P0"/>
    </number:number-style>
    <number:date-style style:name="N739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40">
      <number:day-of-week number:style="long"/>
      <number:text>, </number:text>
      <number:month number:style="long" number:textual="true"/>
    </number:date-style>
    <number:date-style style:name="N741">
      <number:day-of-week number:style="long"/>
      <number:text>, </number:text>
    </number:date-style>
    <number:date-style style:name="N742">
      <number:month number:textual="true"/>
      <number:text> </number:text>
      <number:day/>
      <number:text>, </number:text>
    </number:date-style>
    <number:number-style style:name="N743">
      <number:number number:decimal-places="8" number:min-integer-digits="1" number:grouping="true"/>
    </number:number-style>
    <number:date-style style:name="N744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45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6">
      <number:day-of-week/>
      <number:text>, </number:text>
      <number:month number:textual="true"/>
      <number:text> </number:text>
      <number:day number:style="long"/>
    </number:date-style>
    <number:date-style style:name="N747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8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9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50">
      <number:month number:textual="true"/>
      <number:text> </number:text>
      <number:day number:style="long"/>
      <number:text>, </number:text>
    </number:date-style>
    <number:currency-style style:name="N752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52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52P0"/>
    </number:currency-style>
    <number:currency-style style:name="N754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54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54P0"/>
    </number:currency-style>
    <number:number-style style:name="N756P0" style:volatile="true">
      <number:number number:decimal-places="0" number:min-integer-digits="1"/>
    </number:number-style>
    <number:number-style style:name="N756P1" style:volatile="true">
      <number:text>-</number:text>
      <number:number number:decimal-places="0" number:min-integer-digits="1"/>
    </number:number-style>
    <number:number-style style:name="N756">
      <number:text>.</number:text>
      <style:map style:condition="value()&gt;0" style:apply-style-name="N756P0"/>
      <style:map style:condition="value()&lt;0" style:apply-style-name="N756P1"/>
    </number:number-style>
    <number:number-style style:name="N757P0" style:volatile="true">
      <number:number number:decimal-places="0" number:min-integer-digits="1"/>
    </number:number-style>
    <number:number-style style:name="N757P1" style:volatile="true">
      <number:text>-</number:text>
      <number:number number:decimal-places="0" number:min-integer-digits="1"/>
    </number:number-style>
    <number:number-style style:name="N757">
      <number:text/>
      <style:map style:condition="value()&gt;0" style:apply-style-name="N757P0"/>
      <style:map style:condition="value()&lt;0" style:apply-style-name="N757P1"/>
    </number:number-style>
    <number:currency-style style:name="N75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9P0"/>
    </number:currency-style>
    <number:date-style style:name="N760P0" style:volatile="true">
      <number:month/>
      <number:text>/</number:text>
      <number:day/>
      <number:text>/</number:text>
      <number:year/>
    </number:date-style>
    <number:text-style style:name="N760">
      <number:text-content/>
      <style:map style:condition="value()&gt;=0" style:apply-style-name="N760P0"/>
    </number:text-style>
    <number:date-style style:name="N761P0" style:volatile="true">
      <number:month number:textual="true"/>
      <number:text>-</number:text>
      <number:year/>
    </number:date-style>
    <number:text-style style:name="N761">
      <number:text-content/>
      <style:map style:condition="value()&gt;=0" style:apply-style-name="N761P0"/>
    </number:text-style>
    <number:number-style style:name="N762P0" style:volatile="true">
      <number:number number:decimal-places="2" number:min-integer-digits="1" number:grouping="true"/>
    </number:number-style>
    <number:number-style style:name="N762">
      <number:text>-\</number:text>
      <number:number number:decimal-places="2" number:min-integer-digits="1" number:grouping="true"/>
      <style:map style:condition="value()&gt;=0" style:apply-style-name="N762P0"/>
    </number:number-style>
    <number:date-style style:name="N763">
      <number:day-of-week/>
      <number:text> </number:text>
      <number:day number:style="long"/>
    </number:date-style>
    <number:currency-style style:name="N76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7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7">
      <number:text-content/>
      <number:text> </number:text>
      <style:map style:condition="value()&gt;0" style:apply-style-name="N767P0"/>
      <style:map style:condition="value()&lt;0" style:apply-style-name="N767P1"/>
      <style:map style:condition="value()=0" style:apply-style-name="N767P2"/>
    </number:text-style>
    <number:number-style style:name="N769P0" style:volatile="true">
      <number:text>¥</number:text>
      <number:number number:decimal-places="0" number:min-integer-digits="1" number:grouping="true"/>
      <number:text> </number:text>
    </number:number-style>
    <number:number-style style:name="N769">
      <number:text>(¥</number:text>
      <number:number number:decimal-places="0" number:min-integer-digits="1" number:grouping="true"/>
      <number:text>)</number:text>
      <style:map style:condition="value()&gt;=0" style:apply-style-name="N769P0"/>
    </number:number-style>
    <number:number-style style:name="N770P0" style:volatile="true">
      <number:text>¥</number:text>
      <number:number number:decimal-places="0" number:min-integer-digits="1" number:grouping="true"/>
      <number:text> </number:text>
    </number:number-style>
    <number:number-style style:name="N770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70P0"/>
    </number:number-style>
    <number:number-style style:name="N772P0" style:volatile="true">
      <number:text>¥</number:text>
      <number:number number:decimal-places="2" number:min-integer-digits="1" number:grouping="true"/>
      <number:text> </number:text>
    </number:number-style>
    <number:number-style style:name="N772">
      <number:text>(¥</number:text>
      <number:number number:decimal-places="2" number:min-integer-digits="1" number:grouping="true"/>
      <number:text>)</number:text>
      <style:map style:condition="value()&gt;=0" style:apply-style-name="N772P0"/>
    </number:number-style>
    <number:number-style style:name="N773P0" style:volatile="true">
      <number:text>¥</number:text>
      <number:number number:decimal-places="2" number:min-integer-digits="1" number:grouping="true"/>
      <number:text> </number:text>
    </number:number-style>
    <number:number-style style:name="N773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73P0"/>
    </number:number-style>
    <number:number-style style:name="N775P0" style:volatile="true">
      <number:text> ¥</number:text>
      <number:number number:decimal-places="0" number:min-integer-digits="1" number:grouping="true"/>
      <number:text> </number:text>
    </number:number-style>
    <number:number-style style:name="N775P1" style:volatile="true">
      <number:text> ¥(</number:text>
      <number:number number:decimal-places="0" number:min-integer-digits="1" number:grouping="true"/>
      <number:text>)</number:text>
    </number:number-style>
    <number:number-style style:name="N775P2" style:volatile="true">
      <number:text> ¥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number-style style:name="N777P0" style:volatile="true">
      <number:text> ¥</number:text>
      <number:number number:decimal-places="2" number:min-integer-digits="1" number:grouping="true"/>
      <number:text> </number:text>
    </number:number-style>
    <number:number-style style:name="N777P1" style:volatile="true">
      <number:text> ¥(</number:text>
      <number:number number:decimal-places="2" number:min-integer-digits="1" number:grouping="true"/>
      <number:text>)</number:text>
    </number:number-style>
    <number:number-style style:name="N777P2" style:volatile="true">
      <number:text> ¥-</number:text>
      <number:number number:decimal-places="0" number:min-integer-digits="0"/>
      <number:text> </number:text>
    </number:number-style>
    <number:text-style style:name="N777">
      <number:text-content/>
      <number:text> </number:text>
      <style:map style:condition="value()&gt;0" style:apply-style-name="N777P0"/>
      <style:map style:condition="value()&lt;0" style:apply-style-name="N777P1"/>
      <style:map style:condition="value()=0" style:apply-style-name="N777P2"/>
    </number:text-style>
    <number:currency-style style:name="N781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2" style:volatile="true">
      <number:currency-symbol number:language="ja" number:country="JP">¥</number:currency-symbol>
      <number:text>- </number:text>
    </number:currency-style>
    <number:text-style style:name="N781">
      <number:text-content/>
      <number:text> </number:text>
      <style:map style:condition="value()&gt;0" style:apply-style-name="N781P0"/>
      <style:map style:condition="value()&lt;0" style:apply-style-name="N781P1"/>
      <style:map style:condition="value()=0" style:apply-style-name="N781P2"/>
    </number:text-style>
    <number:currency-style style:name="N782">
      <number:currency-symbol number:language="ja" number:country="JP">¥</number:currency-symbol>
      <number:number number:decimal-places="0" number:min-integer-digits="1" number:grouping="true"/>
    </number:currency-style>
    <number:number-style style:name="N783P0" style:volatile="true">
      <number:number number:decimal-places="1" number:min-integer-digits="1"/>
    </number:number-style>
    <number:number-style style:name="N783">
      <style:text-properties fo:color="#ff0000"/>
      <number:number number:decimal-places="1" number:min-integer-digits="1"/>
      <style:map style:condition="value()&gt;=0" style:apply-style-name="N783P0"/>
    </number:number-style>
    <number:number-style style:name="N784">
      <number:number number:decimal-places="0" number:min-integer-digits="3" number:grouping="true"/>
    </number:number-style>
    <number:number-style style:name="N785">
      <number:number number:decimal-places="2" number:min-integer-digits="3" number:grouping="true"/>
    </number:number-style>
    <number:number-style style:name="N786">
      <number:number number:decimal-places="3" number:min-integer-digits="0" number:grouping="true"/>
    </number:number-style>
    <number:currency-style style:name="N787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7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7P0"/>
    </number:currency-style>
    <number:currency-style style:name="N789P0" style:volatile="true">
      <number:number number:decimal-places="0" number:min-integer-digits="1" number:grouping="true"/>
      <number:text> </number:text>
      <number:currency-symbol number:language="vi" number:country="VN">₫</number:currency-symbol>
    </number:currency-style>
    <number:currency-style style:name="N789">
      <number:text>-</number:text>
      <number:number number:decimal-places="0" number:min-integer-digits="1" number:grouping="true"/>
      <number:text> </number:text>
      <number:currency-symbol number:language="vi" number:country="VN">₫</number:currency-symbol>
      <style:map style:condition="value()&gt;=0" style:apply-style-name="N789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style:text-align-source="fix" style:repeat-content="false" fo:border="0.0008in solid #000000" style:vertical-align="automatic"/>
      <style:paragraph-properties fo:text-align="center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 style:text-align-source="fix" style:repeat-content="false"/>
      <style:paragraph-properties fo:text-align="center"/>
    </style:style>
    <style:style style:name="cf5" style:family="table-cell" style:parent-style-name="Default">
      <style:table-cell-properties fo:background-color="#ffff99" style:text-align-source="fix" style:repeat-content="false" fo:border="0.0008in solid #000000"/>
      <style:paragraph-properties fo:text-align="center"/>
    </style:style>
    <style:style style:name="cf3" style:family="table-cell" style:parent-style-name="Default">
      <style:table-cell-properties fo:background-color="#cccccc" fo:border="0.0008in solid #000000"/>
    </style:style>
    <style:style style:name="Untitled2" style:family="table-cell" style:parent-style-name="Default">
      <style:table-cell-properties fo:background-color="#00ffff" style:text-align-source="fix" style:repeat-content="false"/>
      <style:paragraph-properties fo:text-align="center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30">05/30/2019</text:date>, <text:time>13:52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9-05-30">05/30/2019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3361</meta:editing-cycles>
    <meta:editing-duration>P60DT22H5M59S</meta:editing-duration>
    <meta:generator>OpenOffice/4.1.2$Win32 OpenOffice.org_project/412m3$Build-9782</meta:generator>
    <dc:date>2019-05-30T13:52:38.50</dc:date>
    <meta:print-date>2019-04-04T10:57:00.27</meta:print-date>
    <meta:document-statistic meta:table-count="14" meta:cell-count="12481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